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Cambria" svg:font-family="Cambria"/>
  </office:font-face-decls>
  <office:automatic-styles>
    <style:style style:name="ce1" style:family="table-cell" style:parent-style-name="Default" style:data-style-name="N0"/>
    <style:style style:name="ce2" style:family="table-cell" style:parent-style-name="Default" style:data-style-name="N0">
      <style:text-properties fo:color="#000000"/>
    </style:style>
    <style:style style:name="ce3" style:family="table-cell" style:parent-style-name="Default" style:data-style-name="N0">
      <style:table-cell-properties fo:background-color="#DCE6F1"/>
      <style:text-properties fo:color="#000000"/>
    </style:style>
    <style:style style:name="ce4" style:family="table-cell" style:parent-style-name="Default" style:data-style-name="N0">
      <style:table-cell-properties fo:background-color="transparent"/>
      <style:text-properties fo:color="#000000"/>
    </style:style>
    <style:style style:name="ce5" style:family="table-cell" style:parent-style-name="Default" style:data-style-name="N15">
      <style:text-properties fo:color="#000000"/>
    </style:style>
    <style:style style:name="ce6" style:family="table-cell" style:parent-style-name="Default" style:data-style-name="N0">
      <style:table-cell-properties style:vertical-align="automatic" style:repeat-content="false"/>
      <style:paragraph-properties fo:text-align="center"/>
      <style:text-properties fo:color="#000000" fo:font-weight="bold" style:font-weight-asian="bold" style:font-weight-complex="bold"/>
    </style:style>
    <style:style style:name="ce7" style:family="table-cell" style:parent-style-name="Default" style:data-style-name="N0">
      <style:table-cell-properties style:vertical-align="automatic" fo:background-color="#EBF1DE" style:repeat-content="false"/>
      <style:paragraph-properties fo:text-align="center"/>
      <style:text-properties fo:color="#000000" fo:font-weight="bold" style:font-weight-asian="bold" style:font-weight-complex="bold"/>
    </style:style>
    <style:style style:name="ce8" style:family="table-cell" style:parent-style-name="Default" style:data-style-name="N0">
      <style:table-cell-properties style:vertical-align="automatic" fo:wrap-option="wrap" fo:background-color="#DCE6F1"/>
      <style:text-properties fo:color="#000000"/>
    </style:style>
    <style:style style:name="ce9" style:family="table-cell" style:parent-style-name="Default" style:data-style-name="N0">
      <style:table-cell-properties style:vertical-align="automatic" fo:wrap-option="wrap"/>
      <style:text-properties fo:color="#000000"/>
    </style:style>
    <style:style style:name="ce10" style:family="table-cell" style:parent-style-name="Default" style:data-style-name="N0">
      <style:table-cell-properties style:vertical-align="automatic" fo:background-color="#DCE6F1" style:repeat-content="false"/>
      <style:paragraph-properties fo:text-align="center"/>
      <style:text-properties fo:color="#000000" fo:font-weight="bold" style:font-weight-asian="bold" style:font-weight-complex="bold"/>
    </style:style>
    <style:style style:name="ce11" style:family="table-cell" style:parent-style-name="Default" style:data-style-name="N0">
      <style:table-cell-properties fo:background-color="#95B3D7"/>
      <style:text-properties fo:color="#000000"/>
    </style:style>
    <style:style style:name="ce12" style:family="table-cell" style:parent-style-name="Default" style:data-style-name="N0">
      <style:table-cell-properties style:vertical-align="automatic" fo:wrap-option="wrap" fo:background-color="#95B3D7"/>
      <style:text-properties fo:color="#000000"/>
    </style:style>
    <style:style style:name="ce13" style:family="table-cell" style:parent-style-name="Default" style:data-style-name="N0">
      <style:table-cell-properties style:vertical-align="automatic" fo:background-color="#95B3D7" style:repeat-content="false"/>
      <style:paragraph-properties fo:text-align="center"/>
      <style:text-properties fo:color="#000000" fo:font-weight="bold" style:font-weight-asian="bold" style:font-weight-complex="bold"/>
    </style:style>
    <style:style style:name="ce14" style:family="table-cell" style:parent-style-name="Default" style:data-style-name="N0">
      <style:table-cell-properties fo:background-color="#FFFF00"/>
      <style:text-properties fo:color="#000000"/>
    </style:style>
    <style:style style:name="ce15" style:family="table-cell" style:parent-style-name="Default" style:data-style-name="N0">
      <style:table-cell-properties style:vertical-align="automatic" fo:wrap-option="wrap" fo:background-color="#FFFF00"/>
      <style:text-properties fo:color="#000000"/>
    </style:style>
    <style:style style:name="ce16" style:family="table-cell" style:parent-style-name="Default" style:data-style-name="N0">
      <style:table-cell-properties style:vertical-align="automatic" fo:background-color="#FFFF00" style:repeat-content="false"/>
      <style:paragraph-properties fo:text-align="center"/>
      <style:text-properties fo:color="#000000" fo:font-weight="bold" style:font-weight-asian="bold" style:font-weight-complex="bold"/>
    </style:style>
    <style:style style:name="ce17" style:family="table-cell" style:parent-style-name="Default" style:data-style-name="N15">
      <style:table-cell-properties style:vertical-align="automatic" fo:background-color="#FFFFFF" style:repeat-content="false"/>
      <style:paragraph-properties fo:text-align="start" fo:margin-left="0cm"/>
      <style:text-properties fo:color="#000000"/>
    </style:style>
    <style:style style:name="ce18" style:family="table-cell" style:parent-style-name="Default" style:data-style-name="N0">
      <style:table-cell-properties style:vertical-align="automatic" fo:background-color="#DCE6F1"/>
      <style:text-properties fo:color="#000000"/>
    </style:style>
    <style:style style:name="ce19" style:family="table-cell" style:parent-style-name="Default" style:data-style-name="N0">
      <style:table-cell-properties style:vertical-align="automatic"/>
    </style:style>
    <style:style style:name="ce20" style:family="table-cell" style:parent-style-name="Default" style:data-style-name="N0">
      <style:table-cell-properties style:vertical-align="automatic" fo:background-color="#FFFF00"/>
      <style:text-properties fo:color="#000000"/>
    </style:style>
    <style:style style:name="ce21" style:family="table-cell" style:parent-style-name="Default" style:data-style-name="N0">
      <style:table-cell-properties style:vertical-align="automatic" fo:background-color="transparent"/>
      <style:text-properties fo:color="#000000"/>
    </style:style>
    <style:style style:name="ce22" style:family="table-cell" style:parent-style-name="Default" style:data-style-name="N0">
      <style:table-cell-properties style:vertical-align="automatic"/>
      <style:text-properties fo:color="#000000"/>
    </style:style>
    <style:style style:name="ce23" style:family="table-cell" style:parent-style-name="Default" style:data-style-name="N0">
      <style:table-cell-properties style:vertical-align="automatic" fo:background-color="#95B3D7"/>
      <style:text-properties fo:color="#000000"/>
    </style:style>
    <style:style style:name="ce24" style:family="table-cell" style:parent-style-name="Default" style:data-style-name="N0">
      <style:table-cell-properties style:vertical-align="automatic" style:repeat-content="false"/>
      <style:paragraph-properties fo:text-align="center"/>
      <style:text-properties fo:color="#000000" fo:font-weight="bold" style:font-weight-asian="bold" style:font-weight-complex="bold"/>
    </style:style>
    <style:style style:name="ce25" style:family="table-cell" style:parent-style-name="Default" style:data-style-name="N0">
      <style:table-cell-properties style:vertical-align="automatic" fo:background-color="#DCE6F1" style:repeat-content="false"/>
      <style:paragraph-properties fo:text-align="center"/>
      <style:text-properties fo:color="#000000" fo:font-weight="bold" style:font-weight-asian="bold" style:font-weight-complex="bold"/>
    </style:style>
    <style:style style:name="ce26" style:family="table-cell" style:parent-style-name="Default" style:data-style-name="N0">
      <style:table-cell-properties style:vertical-align="automatic" fo:background-color="#95B3D7" style:repeat-content="false"/>
      <style:paragraph-properties fo:text-align="center"/>
      <style:text-properties fo:color="#000000" fo:font-weight="bold" style:font-weight-asian="bold" style:font-weight-complex="bold"/>
    </style:style>
    <style:style style:name="ce27" style:family="table-cell" style:parent-style-name="Default" style:data-style-name="N0">
      <style:table-cell-properties style:vertical-align="automatic"/>
      <style:text-properties fo:color="#000000" fo:font-weight="bold" style:font-weight-asian="bold" style:font-weight-complex="bold"/>
    </style:style>
    <style:style style:name="ce28" style:family="table-cell" style:parent-style-name="Default" style:data-style-name="N0">
      <style:table-cell-properties style:vertical-align="automatic" fo:background-color="#EBF1DE"/>
      <style:text-properties fo:color="#000000"/>
    </style:style>
    <style:style style:name="ce29" style:family="table-cell" style:parent-style-name="Default" style:data-style-name="N15">
      <style:table-cell-properties style:vertical-align="automatic" fo:background-color="#DCE6F1"/>
      <style:text-properties fo:color="#000000"/>
    </style:style>
    <style:style style:name="co1" style:family="table-column">
      <style:table-column-properties fo:break-before="auto" style:column-width="0.873125cm"/>
    </style:style>
    <style:style style:name="co2" style:family="table-column">
      <style:table-column-properties fo:break-before="auto" style:column-width="0.3175cm"/>
    </style:style>
    <style:style style:name="co3" style:family="table-column">
      <style:table-column-properties fo:break-before="auto" style:column-width="5.476875cm" style:use-optimal-column-width="true"/>
    </style:style>
    <style:style style:name="co4" style:family="table-column">
      <style:table-column-properties fo:break-before="auto" style:column-width="17.5154166666667cm"/>
    </style:style>
    <style:style style:name="co5" style:family="table-column">
      <style:table-column-properties fo:break-before="auto" style:column-width="8.46666666666667cm" style:use-optimal-column-width="true"/>
    </style:style>
    <style:style style:name="co6" style:family="table-column">
      <style:table-column-properties fo:break-before="auto" style:column-width="6.72041666666667cm"/>
    </style:style>
    <style:style style:name="co7" style:family="table-column">
      <style:table-column-properties fo:break-before="auto" style:column-width="4.7625cm"/>
    </style:style>
    <style:style style:name="co8" style:family="table-column">
      <style:table-column-properties fo:break-before="auto" style:column-width="4.048125cm"/>
    </style:style>
    <style:style style:name="co9" style:family="table-column">
      <style:table-column-properties fo:break-before="auto" style:column-width="2.01083333333333cm"/>
    </style:style>
    <style:style style:name="co10" style:family="table-column">
      <style:table-column-properties fo:break-before="auto" style:column-width="0.423333333333333cm" style:use-optimal-column-width="true"/>
    </style:style>
    <style:style style:name="co11" style:family="table-column">
      <style:table-column-properties fo:break-before="auto" style:column-width="0.423333333333333cm"/>
    </style:style>
    <style:style style:name="co12" style:family="table-column">
      <style:table-column-properties fo:break-before="auto" style:column-width="0.529166666666667cm"/>
    </style:style>
    <style:style style:name="co13" style:family="table-column">
      <style:table-column-properties fo:break-before="auto" style:column-width="5.55625cm" style:use-optimal-column-width="true"/>
    </style:style>
    <style:style style:name="co14" style:family="table-column">
      <style:table-column-properties fo:break-before="auto" style:column-width="2.143125cm"/>
    </style:style>
    <style:style style:name="co15" style:family="table-column">
      <style:table-column-properties fo:break-before="auto" style:column-width="6.905625cm" style:use-optimal-column-width="true"/>
    </style:style>
    <style:style style:name="co16" style:family="table-column">
      <style:table-column-properties fo:break-before="auto" style:column-width="9.78958333333333cm"/>
    </style:style>
    <style:style style:name="co17" style:family="table-column">
      <style:table-column-properties fo:break-before="auto" style:column-width="0.820208333333333cm"/>
    </style:style>
    <style:style style:name="co18" style:family="table-column">
      <style:table-column-properties fo:break-before="auto" style:column-width="6.72041666666667cm" style:use-optimal-column-width="true"/>
    </style:style>
    <style:style style:name="co19" style:family="table-column">
      <style:table-column-properties fo:break-before="auto" style:column-width="0.555625cm" style:use-optimal-column-width="true"/>
    </style:style>
    <style:style style:name="co20" style:family="table-column">
      <style:table-column-properties fo:break-before="auto" style:column-width="0.370416666666667cm" style:use-optimal-column-width="true"/>
    </style:style>
    <style:style style:name="co21" style:family="table-column">
      <style:table-column-properties fo:break-before="auto" style:column-width="10.0541666666667cm" style:use-optimal-column-width="true"/>
    </style:style>
    <style:style style:name="co22" style:family="table-column">
      <style:table-column-properties fo:break-before="auto" style:column-width="6.95854166666667cm" style:use-optimal-column-width="true"/>
    </style:style>
    <style:style style:name="co23" style:family="table-column">
      <style:table-column-properties fo:break-before="auto" style:column-width="14.4197916666667cm" style:use-optimal-column-width="true"/>
    </style:style>
    <style:style style:name="co24" style:family="table-column">
      <style:table-column-properties fo:break-before="auto" style:column-width="4.841875cm" style:use-optimal-column-width="true"/>
    </style:style>
    <style:style style:name="co25" style:family="table-column">
      <style:table-column-properties fo:break-before="auto" style:column-width="1.031875cm"/>
    </style:style>
    <style:style style:name="co26" style:family="table-column">
      <style:table-column-properties fo:break-before="auto" style:column-width="0.370416666666667cm"/>
    </style:style>
    <style:style style:name="co27" style:family="table-column">
      <style:table-column-properties fo:break-before="auto" style:column-width="11.7475cm" style:use-optimal-column-width="true"/>
    </style:style>
    <style:style style:name="co28" style:family="table-column">
      <style:table-column-properties fo:break-before="auto" style:column-width="6.87916666666667cm" style:use-optimal-column-width="true"/>
    </style:style>
    <style:style style:name="co29" style:family="table-column">
      <style:table-column-properties fo:break-before="auto" style:column-width="3.730625cm" style:use-optimal-column-width="true"/>
    </style:style>
    <style:style style:name="co30" style:family="table-column">
      <style:table-column-properties fo:break-before="auto" style:column-width="1.00541666666667cm"/>
    </style:style>
    <style:style style:name="co31" style:family="table-column">
      <style:table-column-properties fo:break-before="auto" style:column-width="7.77875cm"/>
    </style:style>
    <style:style style:name="co32" style:family="table-column">
      <style:table-column-properties fo:break-before="auto" style:column-width="0.635cm"/>
    </style:style>
    <style:style style:name="co33" style:family="table-column">
      <style:table-column-properties fo:break-before="auto" style:column-width="0.47625cm"/>
    </style:style>
    <style:style style:name="co34" style:family="table-column">
      <style:table-column-properties fo:break-before="auto" style:column-width="7.01145833333333cm" style:use-optimal-column-width="true"/>
    </style:style>
    <style:style style:name="co35" style:family="table-column">
      <style:table-column-properties fo:break-before="auto" style:column-width="6.985cm" style:use-optimal-column-width="true"/>
    </style:style>
    <style:style style:name="co36" style:family="table-column">
      <style:table-column-properties fo:break-before="auto" style:column-width="15.795625cm" style:use-optimal-column-width="true"/>
    </style:style>
    <style:style style:name="co37" style:family="table-column">
      <style:table-column-properties fo:break-before="auto" style:column-width="2.778125cm" style:use-optimal-column-width="true"/>
    </style:style>
    <style:style style:name="co38" style:family="table-column">
      <style:table-column-properties fo:break-before="auto" style:column-width="12.5677083333333cm" style:use-optimal-column-width="true"/>
    </style:style>
    <style:style style:name="co39" style:family="table-column">
      <style:table-column-properties fo:break-before="auto" style:column-width="15.319375cm" style:use-optimal-column-width="true"/>
    </style:style>
    <style:style style:name="co40" style:family="table-column">
      <style:table-column-properties fo:break-before="auto" style:column-width="0cm"/>
    </style:style>
    <style:style style:name="co41" style:family="table-column">
      <style:table-column-properties fo:break-before="auto" style:column-width="14.76375cm" style:use-optimal-column-width="true"/>
    </style:style>
    <style:style style:name="co42" style:family="table-column">
      <style:table-column-properties fo:break-before="auto" style:column-width="16.6158333333333cm" style:use-optimal-column-width="true"/>
    </style:style>
    <style:style style:name="co43" style:family="table-column">
      <style:table-column-properties fo:break-before="auto" style:column-width="2.72520833333333cm" style:use-optimal-column-width="true"/>
    </style:style>
    <style:style style:name="co44" style:family="table-column">
      <style:table-column-properties fo:break-before="auto" style:column-width="0.926041666666667cm"/>
    </style:style>
    <style:style style:name="co45" style:family="table-column">
      <style:table-column-properties fo:break-before="auto" style:column-width="6.6675cm" style:use-optimal-column-width="true"/>
    </style:style>
    <style:style style:name="co46" style:family="table-column">
      <style:table-column-properties fo:break-before="auto" style:column-width="0.396875cm"/>
    </style:style>
    <style:style style:name="co47" style:family="table-column">
      <style:table-column-properties fo:break-before="auto" style:column-width="14.8166666666667cm" style:use-optimal-column-width="true"/>
    </style:style>
    <style:style style:name="co48" style:family="table-column">
      <style:table-column-properties fo:break-before="auto" style:column-width="11.9327083333333cm" style:use-optimal-column-width="true"/>
    </style:style>
    <style:style style:name="co49" style:family="table-column">
      <style:table-column-properties fo:break-before="auto" style:column-width="0.740833333333333cm"/>
    </style:style>
    <style:style style:name="co50" style:family="table-column">
      <style:table-column-properties fo:break-before="auto" style:column-width="0.767291666666667cm"/>
    </style:style>
    <style:style style:name="co51" style:family="table-column">
      <style:table-column-properties fo:break-before="auto" style:column-width="12.938125cm" style:use-optimal-column-width="true"/>
    </style:style>
    <style:style style:name="co52" style:family="table-column">
      <style:table-column-properties fo:break-before="auto" style:column-width="16.748125cm" style:use-optimal-column-width="true"/>
    </style:style>
    <style:style style:name="co53" style:family="table-column">
      <style:table-column-properties fo:break-before="auto" style:column-width="0.740833333333333cm" style:use-optimal-column-width="true"/>
    </style:style>
    <style:style style:name="co54" style:family="table-column">
      <style:table-column-properties fo:break-before="auto" style:column-width="14.8695833333333cm" style:use-optimal-column-width="true"/>
    </style:style>
    <style:style style:name="co55" style:family="table-column">
      <style:table-column-properties fo:break-before="auto" style:column-width="13.5995833333333cm" style:use-optimal-column-width="true"/>
    </style:style>
    <style:style style:name="co56" style:family="table-column">
      <style:table-column-properties fo:break-before="auto" style:column-width="13.81125cm" style:use-optimal-column-width="true"/>
    </style:style>
    <style:style style:name="co57" style:family="table-column">
      <style:table-column-properties fo:break-before="auto" style:column-width="16.0072916666667cm" style:use-optimal-column-width="true"/>
    </style:style>
    <style:style style:name="co58" style:family="table-column">
      <style:table-column-properties fo:break-before="auto" style:column-width="0.582083333333333cm"/>
    </style:style>
    <style:style style:name="co59" style:family="table-column">
      <style:table-column-properties fo:break-before="auto" style:column-width="17.4625cm" style:use-optimal-column-width="true"/>
    </style:style>
    <style:style style:name="co60" style:family="table-column">
      <style:table-column-properties fo:break-before="auto" style:column-width="0.608541666666667cm"/>
    </style:style>
    <style:style style:name="co61" style:family="table-column">
      <style:table-column-properties fo:break-before="auto" style:column-width="19.6320833333333cm" style:use-optimal-column-width="true"/>
    </style:style>
    <style:style style:name="co62" style:family="table-column">
      <style:table-column-properties fo:break-before="auto" style:column-width="18.89125cm" style:use-optimal-column-width="true"/>
    </style:style>
    <style:style style:name="co63" style:family="table-column">
      <style:table-column-properties fo:break-before="auto" style:column-width="0.79375cm"/>
    </style:style>
    <style:style style:name="co64" style:family="table-column">
      <style:table-column-properties fo:break-before="auto" style:column-width="0.502708333333333cm"/>
    </style:style>
    <style:style style:name="co65" style:family="table-column">
      <style:table-column-properties fo:break-before="auto" style:column-width="17.2508333333333cm" style:use-optimal-column-width="true"/>
    </style:style>
    <style:style style:name="co66" style:family="table-column">
      <style:table-column-properties fo:break-before="auto" style:column-width="6.69395833333333cm" style:use-optimal-column-width="true"/>
    </style:style>
    <style:style style:name="co67" style:family="table-column">
      <style:table-column-properties fo:break-before="auto" style:column-width="0.714375cm"/>
    </style:style>
    <style:style style:name="co68" style:family="table-column">
      <style:table-column-properties fo:break-before="auto" style:column-width="19.9495833333333cm" style:use-optimal-column-width="true"/>
    </style:style>
    <style:style style:name="co69" style:family="table-column">
      <style:table-column-properties fo:break-before="auto" style:column-width="0.687916666666667cm"/>
    </style:style>
    <style:style style:name="co70" style:family="table-column">
      <style:table-column-properties fo:break-before="auto" style:column-width="8.94291666666667cm" style:use-optimal-column-width="true"/>
    </style:style>
    <style:style style:name="co71" style:family="table-column">
      <style:table-column-properties fo:break-before="auto" style:column-width="6.85270833333333cm" style:use-optimal-column-width="true"/>
    </style:style>
    <style:style style:name="co72" style:family="table-column">
      <style:table-column-properties fo:break-before="auto" style:column-width="18.25625cm" style:use-optimal-column-width="true"/>
    </style:style>
    <style:style style:name="co73" style:family="table-column">
      <style:table-column-properties fo:break-before="auto" style:column-width="3.99520833333333cm" style:use-optimal-column-width="true"/>
    </style:style>
    <style:style style:name="co74" style:family="table-column">
      <style:table-column-properties fo:break-before="auto" style:column-width="10.0277083333333cm" style:use-optimal-column-width="true"/>
    </style:style>
    <style:style style:name="co75" style:family="table-column">
      <style:table-column-properties fo:break-before="auto" style:column-width="17.93875cm" style:use-optimal-column-width="true"/>
    </style:style>
    <style:style style:name="co76" style:family="table-column">
      <style:table-column-properties fo:break-before="auto" style:column-width="5.000625cm" style:use-optimal-column-width="true"/>
    </style:style>
    <style:style style:name="co77" style:family="table-column">
      <style:table-column-properties fo:break-before="auto" style:column-width="3.4925cm"/>
    </style:style>
    <style:style style:name="co78" style:family="table-column">
      <style:table-column-properties fo:break-before="auto" style:column-width="9.73666666666667cm" style:use-optimal-column-width="true"/>
    </style:style>
    <style:style style:name="co79" style:family="table-column">
      <style:table-column-properties fo:break-before="auto" style:column-width="10.9802083333333cm" style:use-optimal-column-width="true"/>
    </style:style>
    <style:style style:name="ro1" style:family="table-row">
      <style:table-row-properties style:row-height="15pt" style:use-optimal-row-height="true" fo:break-before="auto"/>
    </style:style>
    <style:style style:name="ro2" style:family="table-row">
      <style:table-row-properties style:row-height="9.75pt" style:use-optimal-row-height="false" fo:break-before="auto"/>
    </style:style>
    <style:style style:name="ro3" style:family="table-row">
      <style:table-row-properties style:row-height="14.25pt" style:use-optimal-row-height="false" fo:break-before="auto"/>
    </style:style>
    <style:style style:name="ro4" style:family="table-row">
      <style:table-row-properties style:row-height="30pt" style:use-optimal-row-height="true" fo:break-before="auto"/>
    </style:style>
    <style:style style:name="ro5" style:family="table-row">
      <style:table-row-properties style:row-height="6.75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EG-Convictions" table:style-name="ta1">
        <table:table-column table:style-name="co1" table:number-columns-repeated="9" table:default-cell-style-name="ce22"/>
        <table:table-column table:style-name="co2" table:number-columns-repeated="2" table:default-cell-style-name="ce22"/>
        <table:table-column table:style-name="co3" table:default-cell-style-name="ce22"/>
        <table:table-column table:style-name="co4" table:default-cell-style-name="ce22"/>
        <table:table-column table:style-name="co5" table:default-cell-style-name="ce22"/>
        <table:table-column table:style-name="co6" table:default-cell-style-name="ce22"/>
        <table:table-column table:style-name="co7" table:default-cell-style-name="ce22"/>
        <table:table-column table:style-name="co8" table:default-cell-style-name="ce24"/>
        <table:table-column table:style-name="co9" table:number-columns-repeated="16367" table:default-cell-style-name="ce22"/>
        <table:table-row table:style-name="ro1">
          <table:table-cell office:value-type="string" table:style-name="ce22">
            <text:p>CRITERION ID</text:p>
          </table:table-cell>
          <table:table-cell office:value-type="string" table:style-name="ce22">
            <text:p>GROUP LEVEL 1</text:p>
          </table:table-cell>
          <table:table-cell office:value-type="string" table:style-name="ce22">
            <text:p>REQUIREMENTS LEVEL 1</text:p>
          </table:table-cell>
          <table:table-cell office:value-type="string" table:style-name="ce22">
            <text:p>SUBGROUP LEVEL 2</text:p>
          </table:table-cell>
          <table:table-cell office:value-type="string" table:style-name="ce22">
            <text:p>REQUIREMENTS LEVEL 2</text:p>
          </table:table-cell>
          <table:table-cell office:value-type="string" table:style-name="ce22">
            <text:p>SUBGROUP LEVEL 3</text:p>
          </table:table-cell>
          <table:table-cell office:value-type="string" table:style-name="ce22">
            <text:p>REQUIREMENTS LEVEL 3</text:p>
          </table:table-cell>
          <table:table-cell office:value-type="string" table:style-name="ce22">
            <text:p>SUBGROUP LEVEL 4</text:p>
          </table:table-cell>
          <table:table-cell office:value-type="string" table:style-name="ce22">
            <text:p>REQUIREMENTS LEVEL 4</text:p>
          </table:table-cell>
          <table:table-cell office:value-type="string" table:style-name="ce22">
            <text:p><text:s/></text:p>
          </table:table-cell>
          <table:table-cell table:style-name="ce22"/>
          <table:table-cell office:value-type="string" table:style-name="ce27">
            <text:p>ITEM ID</text:p>
          </table:table-cell>
          <table:table-cell office:value-type="string" table:style-name="ce27">
            <text:p>Criterion Code</text:p>
          </table:table-cell>
          <table:table-cell office:value-type="string" table:style-name="ce27">
            <text:p>Element UUID</text:p>
          </table:table-cell>
          <table:table-cell office:value-type="string" table:style-name="ce27">
            <text:p>Criterion/Requirement description</text:p>
          </table:table-cell>
          <table:table-cell office:value-type="string" table:style-name="ce27">
            <text:p>PI</text:p>
          </table:table-cell>
          <table:table-cell office:value-type="string" table:style-name="ce24">
            <text:p>Multiple instances possible?</text:p>
          </table:table-cell>
          <table:table-cell table:number-columns-repeated="16367"/>
        </table:table-row>
        <table:table-row table:style-name="ro1">
          <table:table-cell office:value-type="float" office:value="1" table:style-name="ce23">
            <text:p>1</text:p>
          </table:table-cell>
          <table:table-cell table:number-columns-repeated="10" table:style-name="ce23"/>
          <table:table-cell office:value-type="string" office:string-value="C1" table:formula="of:=CONCATENATE(IF([.A2]=&quot;&quot;;&quot;&quot;;CONCATENATE(&quot;C&quot;; [.A2]));IF([.B2]=&quot;&quot;;&quot;&quot;;CONCATENATE(&quot;/G&quot;;[.B2]));IF([.C2]=&quot;&quot;;&quot;&quot;;CONCATENATE(&quot;/R&quot;;[.C2])); IF([.D2]=&quot;&quot;;&quot;&quot;;CONCATENATE(&quot;/G&quot;;[.B2];&quot;.&quot;;[.D2])); IF([.E2]=&quot;&quot;;&quot;&quot;;CONCATENATE(&quot;/R&quot;;[.E2])); IF([.F2]=&quot;&quot;;&quot;&quot;;CONCATENATE(&quot;/G&quot;;[.B2];&quot;.&quot;;[.D2];&quot;.&quot;;[.F2])); IF([.G2]=&quot;&quot;;&quot;&quot;;CONCATENATE(&quot;/R&quot;;[.G2])); IF([.H2]=&quot;&quot;;&quot;&quot;;CONCATENATE(&quot;/G&quot;;[.B2];&quot;.&quot;;[.D2];&quot;.&quot;;[.F2];&quot;.&quot;;[.H2])); IF([.I2]=&quot;&quot;;&quot;&quot;;CONCATENATE(&quot;/R&quot;;[.I2]));IF([.J2]=&quot;&quot;;&quot;&quot;;CONCATENATE(&quot;/G&quot;;[.B2];&quot;.&quot;;[.D2];&quot;.&quot;;[.F2];&quot;.&quot;;[.H2]; &quot;.&quot;;[.J2])); IF([.K2]=&quot;&quot;;&quot;&quot;;CONCATENATE(&quot;/R&quot;;[.K2])))" table:style-name="ce23">
            <text:p>C1</text:p>
          </table:table-cell>
          <table:table-cell office:value-type="string" table:style-name="ce23">
            <text:p>CRITERION.EXCLUSION.CONVICTIONS.PARTICIPATION_IN_CRIMINAL_ORGANISATION</text:p>
          </table:table-cell>
          <table:table-cell office:value-type="string" table:style-name="ce23">
            <text:p>005eb9ed-1347-4ca3-bb29-9bc0db64e1ab</text:p>
          </table:table-cell>
          <table:table-cell office:value-type="string" table:style-name="ce23">
            <text:p>Has the economic operator itself or any person who is a member of its administrative, management or supervisory body or has powers of representation, decision or control therein been the subject of a conviction by final judgment for participation in a criminal organisation, by a conviction rendered at the most five years ago or in which an exclusion period set out directly in the conviction continues to be applicable? As defined in Article 2 of Council Framework Decision 2008/841/JHA of 24 October 2008 on the fight against organised crime (OJ L 300, 11.11.2008, p. 42).</text:p>
          </table:table-cell>
          <table:table-cell office:value-type="string" table:style-name="ce23">
            <text:p><text:s/></text:p>
          </table:table-cell>
          <table:table-cell table:style-name="ce26"/>
          <table:table-cell table:number-columns-repeated="16367"/>
        </table:table-row>
        <table:table-row table:style-name="ro1">
          <table:table-cell office:value-type="float" office:value="1" table:style-name="ce22">
            <text:p>1</text:p>
          </table:table-cell>
          <table:table-cell office:value-type="float" office:value="1" table:style-name="ce22">
            <text:p>1</text:p>
          </table:table-cell>
          <table:table-cell table:number-columns-repeated="9" table:style-name="ce22"/>
          <table:table-cell office:value-type="string" office:string-value="C1/G1" table:formula="of:=CONCATENATE(IF([.A3]=&quot;&quot;;&quot;&quot;;CONCATENATE(&quot;C&quot;; [.A3]));IF([.B3]=&quot;&quot;;&quot;&quot;;CONCATENATE(&quot;/G&quot;;[.B3]));IF([.C3]=&quot;&quot;;&quot;&quot;;CONCATENATE(&quot;/R&quot;;[.C3])); IF([.D3]=&quot;&quot;;&quot;&quot;;CONCATENATE(&quot;/G&quot;;[.B3];&quot;.&quot;;[.D3])); IF([.E3]=&quot;&quot;;&quot;&quot;;CONCATENATE(&quot;/R&quot;;[.E3])); IF([.F3]=&quot;&quot;;&quot;&quot;;CONCATENATE(&quot;/G&quot;;[.B3];&quot;.&quot;;[.D3];&quot;.&quot;;[.F3])); IF([.G3]=&quot;&quot;;&quot;&quot;;CONCATENATE(&quot;/R&quot;;[.G3])); IF([.H3]=&quot;&quot;;&quot;&quot;;CONCATENATE(&quot;/G&quot;;[.B3];&quot;.&quot;;[.D3];&quot;.&quot;;[.F3];&quot;.&quot;;[.H3])); IF([.I3]=&quot;&quot;;&quot;&quot;;CONCATENATE(&quot;/R&quot;;[.I3]));IF([.J3]=&quot;&quot;;&quot;&quot;;CONCATENATE(&quot;/G&quot;;[.B3];&quot;.&quot;;[.D3];&quot;.&quot;;[.F3];&quot;.&quot;;[.H3]; &quot;.&quot;;[.J3])); IF([.K3]=&quot;&quot;;&quot;&quot;;CONCATENATE(&quot;/R&quot;;[.K3])))" table:style-name="ce22">
            <text:p>C1/G1</text:p>
          </table:table-cell>
          <table:table-cell office:value-type="string" table:style-name="ce22">
            <text:p>CRITERION.EXCLUSION.CONVICTIONS.PARTICIPATION_IN_CRIMINAL_ORGANISATION</text:p>
          </table:table-cell>
          <table:table-cell office:value-type="string" table:style-name="ce22">
            <text:p>7c637c0c-7703-4389-ba52-02997a055bd7</text:p>
          </table:table-cell>
          <table:table-cell table:number-columns-repeated="2" table:style-name="ce22"/>
          <table:table-cell table:style-name="ce24"/>
          <table:table-cell table:number-columns-repeated="16367"/>
        </table:table-row>
        <table:table-row table:style-name="ro1">
          <table:table-cell office:value-type="float" office:value="1" table:style-name="ce22">
            <text:p>1</text:p>
          </table:table-cell>
          <table:table-cell office:value-type="float" office:value="1" table:style-name="ce22">
            <text:p>1</text:p>
          </table:table-cell>
          <table:table-cell office:value-type="float" office:value="1" table:style-name="ce22">
            <text:p>1</text:p>
          </table:table-cell>
          <table:table-cell table:number-columns-repeated="8" table:style-name="ce22"/>
          <table:table-cell office:value-type="string" office:string-value="C1/G1/R1" table:formula="of:=CONCATENATE(IF([.A4]=&quot;&quot;;&quot;&quot;;CONCATENATE(&quot;C&quot;; [.A4]));IF([.B4]=&quot;&quot;;&quot;&quot;;CONCATENATE(&quot;/G&quot;;[.B4]));IF([.C4]=&quot;&quot;;&quot;&quot;;CONCATENATE(&quot;/R&quot;;[.C4])); IF([.D4]=&quot;&quot;;&quot;&quot;;CONCATENATE(&quot;/G&quot;;[.B4];&quot;.&quot;;[.D4])); IF([.E4]=&quot;&quot;;&quot;&quot;;CONCATENATE(&quot;/R&quot;;[.E4])); IF([.F4]=&quot;&quot;;&quot;&quot;;CONCATENATE(&quot;/G&quot;;[.B4];&quot;.&quot;;[.D4];&quot;.&quot;;[.F4])); IF([.G4]=&quot;&quot;;&quot;&quot;;CONCATENATE(&quot;/R&quot;;[.G4])); IF([.H4]=&quot;&quot;;&quot;&quot;;CONCATENATE(&quot;/G&quot;;[.B4];&quot;.&quot;;[.D4];&quot;.&quot;;[.F4];&quot;.&quot;;[.H4])); IF([.I4]=&quot;&quot;;&quot;&quot;;CONCATENATE(&quot;/R&quot;;[.I4]));IF([.J4]=&quot;&quot;;&quot;&quot;;CONCATENATE(&quot;/G&quot;;[.B4];&quot;.&quot;;[.D4];&quot;.&quot;;[.F4];&quot;.&quot;;[.H4]; &quot;.&quot;;[.J4])); IF([.K4]=&quot;&quot;;&quot;&quot;;CONCATENATE(&quot;/R&quot;;[.K4])))" table:style-name="ce22">
            <text:p>C1/G1/R1</text:p>
          </table:table-cell>
          <table:table-cell office:value-type="string" table:style-name="ce22">
            <text:p>CRITERION.EXCLUSION.CONVICTIONS.PARTICIPATION_IN_CRIMINAL_ORGANISATION</text:p>
          </table:table-cell>
          <table:table-cell office:value-type="string" table:style-name="ce22">
            <text:p>974c8196-9d1c-419c-9ca9-45bb9f5fd59a</text:p>
          </table:table-cell>
          <table:table-cell office:value-type="string" table:style-name="ce22">
            <text:p>Your Answer</text:p>
          </table:table-cell>
          <table:table-cell table:style-name="ce22"/>
          <table:table-cell table:style-name="ce24"/>
          <table:table-cell table:number-columns-repeated="16367"/>
        </table:table-row>
        <table:table-row table:style-name="ro1">
          <table:table-cell office:value-type="float" office:value="1" table:style-name="ce22">
            <text:p>1</text:p>
          </table:table-cell>
          <table:table-cell office:value-type="float" office:value="1" table:style-name="ce22">
            <text:p>1</text:p>
          </table:table-cell>
          <table:table-cell table:style-name="ce22"/>
          <table:table-cell office:value-type="float" office:value="1" table:style-name="ce22">
            <text:p>1</text:p>
          </table:table-cell>
          <table:table-cell table:number-columns-repeated="7" table:style-name="ce22"/>
          <table:table-cell office:value-type="string" office:string-value="C1/G1/G1.1" table:formula="of:=CONCATENATE(IF([.A5]=&quot;&quot;;&quot;&quot;;CONCATENATE(&quot;C&quot;; [.A5]));IF([.B5]=&quot;&quot;;&quot;&quot;;CONCATENATE(&quot;/G&quot;;[.B5]));IF([.C5]=&quot;&quot;;&quot;&quot;;CONCATENATE(&quot;/R&quot;;[.C5])); IF([.D5]=&quot;&quot;;&quot;&quot;;CONCATENATE(&quot;/G&quot;;[.B5];&quot;.&quot;;[.D5])); IF([.E5]=&quot;&quot;;&quot;&quot;;CONCATENATE(&quot;/R&quot;;[.E5])); IF([.F5]=&quot;&quot;;&quot;&quot;;CONCATENATE(&quot;/G&quot;;[.B5];&quot;.&quot;;[.D5];&quot;.&quot;;[.F5])); IF([.G5]=&quot;&quot;;&quot;&quot;;CONCATENATE(&quot;/R&quot;;[.G5])); IF([.H5]=&quot;&quot;;&quot;&quot;;CONCATENATE(&quot;/G&quot;;[.B5];&quot;.&quot;;[.D5];&quot;.&quot;;[.F5];&quot;.&quot;;[.H5])); IF([.I5]=&quot;&quot;;&quot;&quot;;CONCATENATE(&quot;/R&quot;;[.I5]));IF([.J5]=&quot;&quot;;&quot;&quot;;CONCATENATE(&quot;/G&quot;;[.B5];&quot;.&quot;;[.D5];&quot;.&quot;;[.F5];&quot;.&quot;;[.H5]; &quot;.&quot;;[.J5])); IF([.K5]=&quot;&quot;;&quot;&quot;;CONCATENATE(&quot;/R&quot;;[.K5])))" table:style-name="ce22">
            <text:p>C1/G1/G1.1</text:p>
          </table:table-cell>
          <table:table-cell office:value-type="string" table:style-name="ce22">
            <text:p>CRITERION.EXCLUSION.CONVICTIONS.PARTICIPATION_IN_CRIMINAL_ORGANISATION</text:p>
          </table:table-cell>
          <table:table-cell office:value-type="string" table:style-name="ce22">
            <text:p>f5276600-a2b6-4ff6-a90e-b31fe19dae41</text:p>
          </table:table-cell>
          <table:table-cell table:style-name="ce28"/>
          <table:table-cell office:value-type="string" table:style-name="ce28">
            <text:p>GROUP_FULFILLED.ON_TRUE</text:p>
          </table:table-cell>
          <table:table-cell office:value-type="string" table:style-name="ce7">
            <text:p>yes</text:p>
          </table:table-cell>
          <table:table-cell table:number-columns-repeated="16367"/>
        </table:table-row>
        <table:table-row table:style-name="ro1">
          <table:table-cell office:value-type="float" office:value="1" table:style-name="ce22">
            <text:p>1</text:p>
          </table:table-cell>
          <table:table-cell office:value-type="float" office:value="1" table:style-name="ce22">
            <text:p>1</text:p>
          </table:table-cell>
          <table:table-cell table:style-name="ce22"/>
          <table:table-cell office:value-type="float" office:value="1" table:style-name="ce22">
            <text:p>1</text:p>
          </table:table-cell>
          <table:table-cell office:value-type="float" office:value="1" table:style-name="ce22">
            <text:p>1</text:p>
          </table:table-cell>
          <table:table-cell table:number-columns-repeated="6" table:style-name="ce22"/>
          <table:table-cell office:value-type="string" office:string-value="C1/G1/G1.1/R1" table:formula="of:=CONCATENATE(IF([.A6]=&quot;&quot;;&quot;&quot;;CONCATENATE(&quot;C&quot;; [.A6]));IF([.B6]=&quot;&quot;;&quot;&quot;;CONCATENATE(&quot;/G&quot;;[.B6]));IF([.C6]=&quot;&quot;;&quot;&quot;;CONCATENATE(&quot;/R&quot;;[.C6])); IF([.D6]=&quot;&quot;;&quot;&quot;;CONCATENATE(&quot;/G&quot;;[.B6];&quot;.&quot;;[.D6])); IF([.E6]=&quot;&quot;;&quot;&quot;;CONCATENATE(&quot;/R&quot;;[.E6])); IF([.F6]=&quot;&quot;;&quot;&quot;;CONCATENATE(&quot;/G&quot;;[.B6];&quot;.&quot;;[.D6];&quot;.&quot;;[.F6])); IF([.G6]=&quot;&quot;;&quot;&quot;;CONCATENATE(&quot;/R&quot;;[.G6])); IF([.H6]=&quot;&quot;;&quot;&quot;;CONCATENATE(&quot;/G&quot;;[.B6];&quot;.&quot;;[.D6];&quot;.&quot;;[.F6];&quot;.&quot;;[.H6])); IF([.I6]=&quot;&quot;;&quot;&quot;;CONCATENATE(&quot;/R&quot;;[.I6]));IF([.J6]=&quot;&quot;;&quot;&quot;;CONCATENATE(&quot;/G&quot;;[.B6];&quot;.&quot;;[.D6];&quot;.&quot;;[.F6];&quot;.&quot;;[.H6]; &quot;.&quot;;[.J6])); IF([.K6]=&quot;&quot;;&quot;&quot;;CONCATENATE(&quot;/R&quot;;[.K6])))" table:style-name="ce22">
            <text:p>C1/G1/G1.1/R1</text:p>
          </table:table-cell>
          <table:table-cell office:value-type="string" table:style-name="ce22">
            <text:p>CRITERION.EXCLUSION.CONVICTIONS.PARTICIPATION_IN_CRIMINAL_ORGANISATION</text:p>
          </table:table-cell>
          <table:table-cell office:value-type="string" table:style-name="ce22">
            <text:p>ecf40999-7b64-4e10-b960-7f8ff8674cf6</text:p>
          </table:table-cell>
          <table:table-cell office:value-type="string" table:style-name="ce28">
            <text:p>Date of conviction</text:p>
          </table:table-cell>
          <table:table-cell table:style-name="ce28"/>
          <table:table-cell table:style-name="ce7"/>
          <table:table-cell table:number-columns-repeated="16367"/>
        </table:table-row>
        <table:table-row table:style-name="ro1">
          <table:table-cell office:value-type="float" office:value="1" table:style-name="ce22">
            <text:p>1</text:p>
          </table:table-cell>
          <table:table-cell office:value-type="float" office:value="1" table:style-name="ce22">
            <text:p>1</text:p>
          </table:table-cell>
          <table:table-cell table:style-name="ce22"/>
          <table:table-cell office:value-type="float" office:value="1" table:style-name="ce22">
            <text:p>1</text:p>
          </table:table-cell>
          <table:table-cell office:value-type="float" office:value="2" table:style-name="ce22">
            <text:p>2</text:p>
          </table:table-cell>
          <table:table-cell table:number-columns-repeated="6" table:style-name="ce22"/>
          <table:table-cell office:value-type="string" office:string-value="C1/G1/G1.1/R2" table:formula="of:=CONCATENATE(IF([.A7]=&quot;&quot;;&quot;&quot;;CONCATENATE(&quot;C&quot;; [.A7]));IF([.B7]=&quot;&quot;;&quot;&quot;;CONCATENATE(&quot;/G&quot;;[.B7]));IF([.C7]=&quot;&quot;;&quot;&quot;;CONCATENATE(&quot;/R&quot;;[.C7])); IF([.D7]=&quot;&quot;;&quot;&quot;;CONCATENATE(&quot;/G&quot;;[.B7];&quot;.&quot;;[.D7])); IF([.E7]=&quot;&quot;;&quot;&quot;;CONCATENATE(&quot;/R&quot;;[.E7])); IF([.F7]=&quot;&quot;;&quot;&quot;;CONCATENATE(&quot;/G&quot;;[.B7];&quot;.&quot;;[.D7];&quot;.&quot;;[.F7])); IF([.G7]=&quot;&quot;;&quot;&quot;;CONCATENATE(&quot;/R&quot;;[.G7])); IF([.H7]=&quot;&quot;;&quot;&quot;;CONCATENATE(&quot;/G&quot;;[.B7];&quot;.&quot;;[.D7];&quot;.&quot;;[.F7];&quot;.&quot;;[.H7])); IF([.I7]=&quot;&quot;;&quot;&quot;;CONCATENATE(&quot;/R&quot;;[.I7]));IF([.J7]=&quot;&quot;;&quot;&quot;;CONCATENATE(&quot;/G&quot;;[.B7];&quot;.&quot;;[.D7];&quot;.&quot;;[.F7];&quot;.&quot;;[.H7]; &quot;.&quot;;[.J7])); IF([.K7]=&quot;&quot;;&quot;&quot;;CONCATENATE(&quot;/R&quot;;[.K7])))" table:style-name="ce22">
            <text:p>C1/G1/G1.1/R2</text:p>
          </table:table-cell>
          <table:table-cell office:value-type="string" table:style-name="ce22">
            <text:p>CRITERION.EXCLUSION.CONVICTIONS.PARTICIPATION_IN_CRIMINAL_ORGANISATION</text:p>
          </table:table-cell>
          <table:table-cell office:value-type="string" table:style-name="ce22">
            <text:p>7d35fb7c-da5b-4830-b598-4f347a04dceb</text:p>
          </table:table-cell>
          <table:table-cell office:value-type="string" table:style-name="ce28">
            <text:p>Reason</text:p>
          </table:table-cell>
          <table:table-cell table:style-name="ce28"/>
          <table:table-cell table:style-name="ce7"/>
          <table:table-cell table:number-columns-repeated="16367"/>
        </table:table-row>
        <table:table-row table:style-name="ro1">
          <table:table-cell office:value-type="float" office:value="1" table:style-name="ce22">
            <text:p>1</text:p>
          </table:table-cell>
          <table:table-cell office:value-type="float" office:value="1" table:style-name="ce22">
            <text:p>1</text:p>
          </table:table-cell>
          <table:table-cell table:style-name="ce22"/>
          <table:table-cell office:value-type="float" office:value="1" table:style-name="ce22">
            <text:p>1</text:p>
          </table:table-cell>
          <table:table-cell office:value-type="float" office:value="3" table:style-name="ce22">
            <text:p>3</text:p>
          </table:table-cell>
          <table:table-cell table:number-columns-repeated="6" table:style-name="ce22"/>
          <table:table-cell office:value-type="string" office:string-value="C1/G1/G1.1/R3" table:formula="of:=CONCATENATE(IF([.A8]=&quot;&quot;;&quot;&quot;;CONCATENATE(&quot;C&quot;; [.A8]));IF([.B8]=&quot;&quot;;&quot;&quot;;CONCATENATE(&quot;/G&quot;;[.B8]));IF([.C8]=&quot;&quot;;&quot;&quot;;CONCATENATE(&quot;/R&quot;;[.C8])); IF([.D8]=&quot;&quot;;&quot;&quot;;CONCATENATE(&quot;/G&quot;;[.B8];&quot;.&quot;;[.D8])); IF([.E8]=&quot;&quot;;&quot;&quot;;CONCATENATE(&quot;/R&quot;;[.E8])); IF([.F8]=&quot;&quot;;&quot;&quot;;CONCATENATE(&quot;/G&quot;;[.B8];&quot;.&quot;;[.D8];&quot;.&quot;;[.F8])); IF([.G8]=&quot;&quot;;&quot;&quot;;CONCATENATE(&quot;/R&quot;;[.G8])); IF([.H8]=&quot;&quot;;&quot;&quot;;CONCATENATE(&quot;/G&quot;;[.B8];&quot;.&quot;;[.D8];&quot;.&quot;;[.F8];&quot;.&quot;;[.H8])); IF([.I8]=&quot;&quot;;&quot;&quot;;CONCATENATE(&quot;/R&quot;;[.I8]));IF([.J8]=&quot;&quot;;&quot;&quot;;CONCATENATE(&quot;/G&quot;;[.B8];&quot;.&quot;;[.D8];&quot;.&quot;;[.F8];&quot;.&quot;;[.H8]; &quot;.&quot;;[.J8])); IF([.K8]=&quot;&quot;;&quot;&quot;;CONCATENATE(&quot;/R&quot;;[.K8])))" table:style-name="ce22">
            <text:p>C1/G1/G1.1/R3</text:p>
          </table:table-cell>
          <table:table-cell office:value-type="string" table:style-name="ce22">
            <text:p>CRITERION.EXCLUSION.CONVICTIONS.PARTICIPATION_IN_CRIMINAL_ORGANISATION</text:p>
          </table:table-cell>
          <table:table-cell office:value-type="string" table:style-name="ce22">
            <text:p>c5012430-14da-454c-9d01-34cedc6a7ded</text:p>
          </table:table-cell>
          <table:table-cell office:value-type="string" table:style-name="ce28">
            <text:p>Who has been convicted</text:p>
          </table:table-cell>
          <table:table-cell table:style-name="ce28"/>
          <table:table-cell table:style-name="ce7"/>
          <table:table-cell table:number-columns-repeated="16367"/>
        </table:table-row>
        <table:table-row table:style-name="ro1">
          <table:table-cell office:value-type="float" office:value="1" table:style-name="ce22">
            <text:p>1</text:p>
          </table:table-cell>
          <table:table-cell office:value-type="float" office:value="1" table:style-name="ce22">
            <text:p>1</text:p>
          </table:table-cell>
          <table:table-cell table:style-name="ce22"/>
          <table:table-cell office:value-type="float" office:value="1" table:style-name="ce22">
            <text:p>1</text:p>
          </table:table-cell>
          <table:table-cell office:value-type="float" office:value="4" table:style-name="ce22">
            <text:p>4</text:p>
          </table:table-cell>
          <table:table-cell table:number-columns-repeated="6" table:style-name="ce22"/>
          <table:table-cell office:value-type="string" office:string-value="C1/G1/G1.1/R4" table:formula="of:=CONCATENATE(IF([.A9]=&quot;&quot;;&quot;&quot;;CONCATENATE(&quot;C&quot;; [.A9]));IF([.B9]=&quot;&quot;;&quot;&quot;;CONCATENATE(&quot;/G&quot;;[.B9]));IF([.C9]=&quot;&quot;;&quot;&quot;;CONCATENATE(&quot;/R&quot;;[.C9])); IF([.D9]=&quot;&quot;;&quot;&quot;;CONCATENATE(&quot;/G&quot;;[.B9];&quot;.&quot;;[.D9])); IF([.E9]=&quot;&quot;;&quot;&quot;;CONCATENATE(&quot;/R&quot;;[.E9])); IF([.F9]=&quot;&quot;;&quot;&quot;;CONCATENATE(&quot;/G&quot;;[.B9];&quot;.&quot;;[.D9];&quot;.&quot;;[.F9])); IF([.G9]=&quot;&quot;;&quot;&quot;;CONCATENATE(&quot;/R&quot;;[.G9])); IF([.H9]=&quot;&quot;;&quot;&quot;;CONCATENATE(&quot;/G&quot;;[.B9];&quot;.&quot;;[.D9];&quot;.&quot;;[.F9];&quot;.&quot;;[.H9])); IF([.I9]=&quot;&quot;;&quot;&quot;;CONCATENATE(&quot;/R&quot;;[.I9]));IF([.J9]=&quot;&quot;;&quot;&quot;;CONCATENATE(&quot;/G&quot;;[.B9];&quot;.&quot;;[.D9];&quot;.&quot;;[.F9];&quot;.&quot;;[.H9]; &quot;.&quot;;[.J9])); IF([.K9]=&quot;&quot;;&quot;&quot;;CONCATENATE(&quot;/R&quot;;[.K9])))" table:style-name="ce22">
            <text:p>C1/G1/G1.1/R4</text:p>
          </table:table-cell>
          <table:table-cell office:value-type="string" table:style-name="ce22">
            <text:p>CRITERION.EXCLUSION.CONVICTIONS.PARTICIPATION_IN_CRIMINAL_ORGANISATION</text:p>
          </table:table-cell>
          <table:table-cell office:value-type="string" table:style-name="ce22">
            <text:p>9ca9096f-edd2-4f19-b6b1-b55c83a2d5c8</text:p>
          </table:table-cell>
          <table:table-cell office:value-type="string" table:style-name="ce28">
            <text:p>Length of the period of exclusion</text:p>
          </table:table-cell>
          <table:table-cell table:style-name="ce28"/>
          <table:table-cell table:style-name="ce7"/>
          <table:table-cell table:number-columns-repeated="16367"/>
        </table:table-row>
        <table:table-row table:style-name="ro1">
          <table:table-cell office:value-type="float" office:value="1" table:style-name="ce22">
            <text:p>1</text:p>
          </table:table-cell>
          <table:table-cell office:value-type="float" office:value="1" table:style-name="ce22">
            <text:p>1</text:p>
          </table:table-cell>
          <table:table-cell table:style-name="ce22"/>
          <table:table-cell office:value-type="float" office:value="1" table:style-name="ce22">
            <text:p>1</text:p>
          </table:table-cell>
          <table:table-cell table:style-name="ce22"/>
          <table:table-cell office:value-type="float" office:value="1" table:style-name="ce22">
            <text:p>1</text:p>
          </table:table-cell>
          <table:table-cell table:number-columns-repeated="5" table:style-name="ce22"/>
          <table:table-cell office:value-type="string" office:string-value="C1/G1/G1.1/G1.1.1" table:formula="of:=CONCATENATE(IF([.A10]=&quot;&quot;;&quot;&quot;;CONCATENATE(&quot;C&quot;; [.A10]));IF([.B10]=&quot;&quot;;&quot;&quot;;CONCATENATE(&quot;/G&quot;;[.B10]));IF([.C10]=&quot;&quot;;&quot;&quot;;CONCATENATE(&quot;/R&quot;;[.C10])); IF([.D10]=&quot;&quot;;&quot;&quot;;CONCATENATE(&quot;/G&quot;;[.B10];&quot;.&quot;;[.D10])); IF([.E10]=&quot;&quot;;&quot;&quot;;CONCATENATE(&quot;/R&quot;;[.E10])); IF([.F10]=&quot;&quot;;&quot;&quot;;CONCATENATE(&quot;/G&quot;;[.B10];&quot;.&quot;;[.D10];&quot;.&quot;;[.F10])); IF([.G10]=&quot;&quot;;&quot;&quot;;CONCATENATE(&quot;/R&quot;;[.G10])); IF([.H10]=&quot;&quot;;&quot;&quot;;CONCATENATE(&quot;/G&quot;;[.B10];&quot;.&quot;;[.D10];&quot;.&quot;;[.F10];&quot;.&quot;;[.H10])); IF([.I10]=&quot;&quot;;&quot;&quot;;CONCATENATE(&quot;/R&quot;;[.I10]));IF([.J10]=&quot;&quot;;&quot;&quot;;CONCATENATE(&quot;/G&quot;;[.B10];&quot;.&quot;;[.D10];&quot;.&quot;;[.F10];&quot;.&quot;;[.H10]; &quot;.&quot;;[.J10])); IF([.K10]=&quot;&quot;;&quot;&quot;;CONCATENATE(&quot;/R&quot;;[.K10])))" table:style-name="ce22">
            <text:p>C1/G1/G1.1/G1.1.1</text:p>
          </table:table-cell>
          <table:table-cell office:value-type="string" table:style-name="ce22">
            <text:p>CRITERION.EXCLUSION.CONVICTIONS.PARTICIPATION_IN_CRIMINAL_ORGANISATION</text:p>
          </table:table-cell>
          <table:table-cell office:value-type="string" table:style-name="ce22">
            <text:p>5f9f09f7-f701-432c-9fdc-c22c124a74c9</text:p>
          </table:table-cell>
          <table:table-cell table:number-columns-repeated="3" table:style-name="ce28"/>
          <table:table-cell table:number-columns-repeated="16367"/>
        </table:table-row>
        <table:table-row table:style-name="ro1">
          <table:table-cell office:value-type="float" office:value="1" table:style-name="ce22">
            <text:p>1</text:p>
          </table:table-cell>
          <table:table-cell office:value-type="float" office:value="1" table:style-name="ce22">
            <text:p>1</text:p>
          </table:table-cell>
          <table:table-cell table:style-name="ce22"/>
          <table:table-cell office:value-type="float" office:value="1" table:style-name="ce22">
            <text:p>1</text:p>
          </table:table-cell>
          <table:table-cell table:style-name="ce22"/>
          <table:table-cell office:value-type="float" office:value="1" table:style-name="ce22">
            <text:p>1</text:p>
          </table:table-cell>
          <table:table-cell office:value-type="float" office:value="1" table:style-name="ce22">
            <text:p>1</text:p>
          </table:table-cell>
          <table:table-cell table:number-columns-repeated="4" table:style-name="ce22"/>
          <table:table-cell office:value-type="string" office:string-value="C1/G1/G1.1/G1.1.1/R1" table:formula="of:=CONCATENATE(IF([.A11]=&quot;&quot;;&quot;&quot;;CONCATENATE(&quot;C&quot;; [.A11]));IF([.B11]=&quot;&quot;;&quot;&quot;;CONCATENATE(&quot;/G&quot;;[.B11]));IF([.C11]=&quot;&quot;;&quot;&quot;;CONCATENATE(&quot;/R&quot;;[.C11])); IF([.D11]=&quot;&quot;;&quot;&quot;;CONCATENATE(&quot;/G&quot;;[.B11];&quot;.&quot;;[.D11])); IF([.E11]=&quot;&quot;;&quot;&quot;;CONCATENATE(&quot;/R&quot;;[.E11])); IF([.F11]=&quot;&quot;;&quot;&quot;;CONCATENATE(&quot;/G&quot;;[.B11];&quot;.&quot;;[.D11];&quot;.&quot;;[.F11])); IF([.G11]=&quot;&quot;;&quot;&quot;;CONCATENATE(&quot;/R&quot;;[.G11])); IF([.H11]=&quot;&quot;;&quot;&quot;;CONCATENATE(&quot;/G&quot;;[.B11];&quot;.&quot;;[.D11];&quot;.&quot;;[.F11];&quot;.&quot;;[.H11])); IF([.I11]=&quot;&quot;;&quot;&quot;;CONCATENATE(&quot;/R&quot;;[.I11]));IF([.J11]=&quot;&quot;;&quot;&quot;;CONCATENATE(&quot;/G&quot;;[.B11];&quot;.&quot;;[.D11];&quot;.&quot;;[.F11];&quot;.&quot;;[.H11]; &quot;.&quot;;[.J11])); IF([.K11]=&quot;&quot;;&quot;&quot;;CONCATENATE(&quot;/R&quot;;[.K11])))" table:style-name="ce22">
            <text:p>C1/G1/G1.1/G1.1.1/R1</text:p>
          </table:table-cell>
          <table:table-cell office:value-type="string" table:style-name="ce22">
            <text:p>CRITERION.EXCLUSION.CONVICTIONS.PARTICIPATION_IN_CRIMINAL_ORGANISATION</text:p>
          </table:table-cell>
          <table:table-cell office:value-type="string" table:style-name="ce22">
            <text:p>20c5361b-7599-4ee6-b030-7f8323174d1e</text:p>
          </table:table-cell>
          <table:table-cell office:value-type="string" table:style-name="ce28">
            <text:p>Have you taken measures to demonstrate your reliability (Self-Cleaning)?</text:p>
          </table:table-cell>
          <table:table-cell table:number-columns-repeated="2" table:style-name="ce28"/>
          <table:table-cell table:number-columns-repeated="16367"/>
        </table:table-row>
        <table:table-row table:style-name="ro1">
          <table:table-cell office:value-type="float" office:value="1" table:style-name="ce22">
            <text:p>1</text:p>
          </table:table-cell>
          <table:table-cell office:value-type="float" office:value="1" table:style-name="ce22">
            <text:p>1</text:p>
          </table:table-cell>
          <table:table-cell table:style-name="ce22"/>
          <table:table-cell office:value-type="float" office:value="1" table:style-name="ce22">
            <text:p>1</text:p>
          </table:table-cell>
          <table:table-cell table:style-name="ce22"/>
          <table:table-cell office:value-type="float" office:value="1" table:style-name="ce22">
            <text:p>1</text:p>
          </table:table-cell>
          <table:table-cell table:style-name="ce22"/>
          <table:table-cell office:value-type="float" office:value="1" table:style-name="ce22">
            <text:p>1</text:p>
          </table:table-cell>
          <table:table-cell table:number-columns-repeated="3" table:style-name="ce22"/>
          <table:table-cell office:value-type="string" office:string-value="C1/G1/G1.1/G1.1.1/G1.1.1.1" table:formula="of:=CONCATENATE(IF([.A12]=&quot;&quot;;&quot;&quot;;CONCATENATE(&quot;C&quot;; [.A12]));IF([.B12]=&quot;&quot;;&quot;&quot;;CONCATENATE(&quot;/G&quot;;[.B12]));IF([.C12]=&quot;&quot;;&quot;&quot;;CONCATENATE(&quot;/R&quot;;[.C12])); IF([.D12]=&quot;&quot;;&quot;&quot;;CONCATENATE(&quot;/G&quot;;[.B12];&quot;.&quot;;[.D12])); IF([.E12]=&quot;&quot;;&quot;&quot;;CONCATENATE(&quot;/R&quot;;[.E12])); IF([.F12]=&quot;&quot;;&quot;&quot;;CONCATENATE(&quot;/G&quot;;[.B12];&quot;.&quot;;[.D12];&quot;.&quot;;[.F12])); IF([.G12]=&quot;&quot;;&quot;&quot;;CONCATENATE(&quot;/R&quot;;[.G12])); IF([.H12]=&quot;&quot;;&quot;&quot;;CONCATENATE(&quot;/G&quot;;[.B12];&quot;.&quot;;[.D12];&quot;.&quot;;[.F12];&quot;.&quot;;[.H12])); IF([.I12]=&quot;&quot;;&quot;&quot;;CONCATENATE(&quot;/R&quot;;[.I12]));IF([.J12]=&quot;&quot;;&quot;&quot;;CONCATENATE(&quot;/G&quot;;[.B12];&quot;.&quot;;[.D12];&quot;.&quot;;[.F12];&quot;.&quot;;[.H12]; &quot;.&quot;;[.J12])); IF([.K12]=&quot;&quot;;&quot;&quot;;CONCATENATE(&quot;/R&quot;;[.K12])))" table:style-name="ce22">
            <text:p>C1/G1/G1.1/G1.1.1/G1.1.1.1</text:p>
          </table:table-cell>
          <table:table-cell office:value-type="string" table:style-name="ce22">
            <text:p>CRITERION.EXCLUSION.CONVICTIONS.PARTICIPATION_IN_CRIMINAL_ORGANISATION</text:p>
          </table:table-cell>
          <table:table-cell office:value-type="string" table:style-name="ce22">
            <text:p>74e6c7b4-757b-4b40-ada6-fad6a997c310</text:p>
          </table:table-cell>
          <table:table-cell table:style-name="ce28"/>
          <table:table-cell office:value-type="string" table:style-name="ce28">
            <text:p>GROUP_FULFILLED.ON_TRUE</text:p>
          </table:table-cell>
          <table:table-cell table:style-name="ce28"/>
          <table:table-cell table:number-columns-repeated="16367"/>
        </table:table-row>
        <table:table-row table:style-name="ro1">
          <table:table-cell office:value-type="float" office:value="1" table:style-name="ce22">
            <text:p>1</text:p>
          </table:table-cell>
          <table:table-cell office:value-type="float" office:value="1" table:style-name="ce22">
            <text:p>1</text:p>
          </table:table-cell>
          <table:table-cell table:style-name="ce22"/>
          <table:table-cell office:value-type="float" office:value="1" table:style-name="ce22">
            <text:p>1</text:p>
          </table:table-cell>
          <table:table-cell table:style-name="ce22"/>
          <table:table-cell office:value-type="float" office:value="1" table:style-name="ce22">
            <text:p>1</text:p>
          </table:table-cell>
          <table:table-cell table:style-name="ce22"/>
          <table:table-cell office:value-type="float" office:value="1" table:style-name="ce22">
            <text:p>1</text:p>
          </table:table-cell>
          <table:table-cell office:value-type="float" office:value="1" table:style-name="ce22">
            <text:p>1</text:p>
          </table:table-cell>
          <table:table-cell table:number-columns-repeated="2" table:style-name="ce22"/>
          <table:table-cell office:value-type="string" office:string-value="C1/G1/G1.1/G1.1.1/G1.1.1.1/R1" table:formula="of:=CONCATENATE(IF([.A13]=&quot;&quot;;&quot;&quot;;CONCATENATE(&quot;C&quot;; [.A13]));IF([.B13]=&quot;&quot;;&quot;&quot;;CONCATENATE(&quot;/G&quot;;[.B13]));IF([.C13]=&quot;&quot;;&quot;&quot;;CONCATENATE(&quot;/R&quot;;[.C13])); IF([.D13]=&quot;&quot;;&quot;&quot;;CONCATENATE(&quot;/G&quot;;[.B13];&quot;.&quot;;[.D13])); IF([.E13]=&quot;&quot;;&quot;&quot;;CONCATENATE(&quot;/R&quot;;[.E13])); IF([.F13]=&quot;&quot;;&quot;&quot;;CONCATENATE(&quot;/G&quot;;[.B13];&quot;.&quot;;[.D13];&quot;.&quot;;[.F13])); IF([.G13]=&quot;&quot;;&quot;&quot;;CONCATENATE(&quot;/R&quot;;[.G13])); IF([.H13]=&quot;&quot;;&quot;&quot;;CONCATENATE(&quot;/G&quot;;[.B13];&quot;.&quot;;[.D13];&quot;.&quot;;[.F13];&quot;.&quot;;[.H13])); IF([.I13]=&quot;&quot;;&quot;&quot;;CONCATENATE(&quot;/R&quot;;[.I13]));IF([.J13]=&quot;&quot;;&quot;&quot;;CONCATENATE(&quot;/G&quot;;[.B13];&quot;.&quot;;[.D13];&quot;.&quot;;[.F13];&quot;.&quot;;[.H13]; &quot;.&quot;;[.J13])); IF([.K13]=&quot;&quot;;&quot;&quot;;CONCATENATE(&quot;/R&quot;;[.K13])))" table:style-name="ce22">
            <text:p>C1/G1/G1.1/G1.1.1/G1.1.1.1/R1</text:p>
          </table:table-cell>
          <table:table-cell office:value-type="string" table:style-name="ce22">
            <text:p>CRITERION.EXCLUSION.CONVICTIONS.PARTICIPATION_IN_CRIMINAL_ORGANISATION</text:p>
          </table:table-cell>
          <table:table-cell office:value-type="string" table:style-name="ce22">
            <text:p>7b07904f-e080-401a-a3a1-9a3efeeda54b</text:p>
          </table:table-cell>
          <table:table-cell office:value-type="string" table:style-name="ce28">
            <text:p>Please describe them</text:p>
          </table:table-cell>
          <table:table-cell table:number-columns-repeated="2" table:style-name="ce28"/>
          <table:table-cell table:number-columns-repeated="16367"/>
        </table:table-row>
        <table:table-row table:style-name="ro1">
          <table:table-cell office:value-type="float" office:value="1" table:style-name="ce22">
            <text:p>1</text:p>
          </table:table-cell>
          <table:table-cell office:value-type="float" office:value="2" table:style-name="ce22">
            <text:p>2</text:p>
          </table:table-cell>
          <table:table-cell table:number-columns-repeated="9" table:style-name="ce22"/>
          <table:table-cell office:value-type="string" office:string-value="C1/G2" table:formula="of:=CONCATENATE(IF([.A14]=&quot;&quot;;&quot;&quot;;CONCATENATE(&quot;C&quot;; [.A14]));IF([.B14]=&quot;&quot;;&quot;&quot;;CONCATENATE(&quot;/G&quot;;[.B14]));IF([.C14]=&quot;&quot;;&quot;&quot;;CONCATENATE(&quot;/R&quot;;[.C14])); IF([.D14]=&quot;&quot;;&quot;&quot;;CONCATENATE(&quot;/G&quot;;[.B14];&quot;.&quot;;[.D14])); IF([.E14]=&quot;&quot;;&quot;&quot;;CONCATENATE(&quot;/R&quot;;[.E14])); IF([.F14]=&quot;&quot;;&quot;&quot;;CONCATENATE(&quot;/G&quot;;[.B14];&quot;.&quot;;[.D14];&quot;.&quot;;[.F14])); IF([.G14]=&quot;&quot;;&quot;&quot;;CONCATENATE(&quot;/R&quot;;[.G14])); IF([.H14]=&quot;&quot;;&quot;&quot;;CONCATENATE(&quot;/G&quot;;[.B14];&quot;.&quot;;[.D14];&quot;.&quot;;[.F14];&quot;.&quot;;[.H14])); IF([.I14]=&quot;&quot;;&quot;&quot;;CONCATENATE(&quot;/R&quot;;[.I14]));IF([.J14]=&quot;&quot;;&quot;&quot;;CONCATENATE(&quot;/G&quot;;[.B14];&quot;.&quot;;[.D14];&quot;.&quot;;[.F14];&quot;.&quot;;[.H14]; &quot;.&quot;;[.J14])); IF([.K14]=&quot;&quot;;&quot;&quot;;CONCATENATE(&quot;/R&quot;;[.K14])))" table:style-name="ce22">
            <text:p>C1/G2</text:p>
          </table:table-cell>
          <table:table-cell office:value-type="string" table:style-name="ce22">
            <text:p>CRITERION.EXCLUSION.CONVICTIONS.PARTICIPATION_IN_CRIMINAL_ORGANISATION</text:p>
          </table:table-cell>
          <table:table-cell office:value-type="string" table:style-name="ce17">
            <text:p>7458d42a-e581-4640-9283-34ceb3ad4345</text:p>
          </table:table-cell>
          <table:table-cell table:number-columns-repeated="2" table:style-name="ce22"/>
          <table:table-cell table:style-name="ce24"/>
          <table:table-cell table:number-columns-repeated="16367"/>
        </table:table-row>
        <table:table-row table:style-name="ro1">
          <table:table-cell office:value-type="float" office:value="1" table:style-name="ce22">
            <text:p>1</text:p>
          </table:table-cell>
          <table:table-cell office:value-type="float" office:value="2" table:style-name="ce22">
            <text:p>2</text:p>
          </table:table-cell>
          <table:table-cell office:value-type="float" office:value="1" table:style-name="ce22">
            <text:p>1</text:p>
          </table:table-cell>
          <table:table-cell table:number-columns-repeated="8" table:style-name="ce22"/>
          <table:table-cell office:value-type="string" office:string-value="C1/G2/R1" table:formula="of:=CONCATENATE(IF([.A15]=&quot;&quot;;&quot;&quot;;CONCATENATE(&quot;C&quot;; [.A15]));IF([.B15]=&quot;&quot;;&quot;&quot;;CONCATENATE(&quot;/G&quot;;[.B15]));IF([.C15]=&quot;&quot;;&quot;&quot;;CONCATENATE(&quot;/R&quot;;[.C15])); IF([.D15]=&quot;&quot;;&quot;&quot;;CONCATENATE(&quot;/G&quot;;[.B15];&quot;.&quot;;[.D15])); IF([.E15]=&quot;&quot;;&quot;&quot;;CONCATENATE(&quot;/R&quot;;[.E15])); IF([.F15]=&quot;&quot;;&quot;&quot;;CONCATENATE(&quot;/G&quot;;[.B15];&quot;.&quot;;[.D15];&quot;.&quot;;[.F15])); IF([.G15]=&quot;&quot;;&quot;&quot;;CONCATENATE(&quot;/R&quot;;[.G15])); IF([.H15]=&quot;&quot;;&quot;&quot;;CONCATENATE(&quot;/G&quot;;[.B15];&quot;.&quot;;[.D15];&quot;.&quot;;[.F15];&quot;.&quot;;[.H15])); IF([.I15]=&quot;&quot;;&quot;&quot;;CONCATENATE(&quot;/R&quot;;[.I15]));IF([.J15]=&quot;&quot;;&quot;&quot;;CONCATENATE(&quot;/G&quot;;[.B15];&quot;.&quot;;[.D15];&quot;.&quot;;[.F15];&quot;.&quot;;[.H15]; &quot;.&quot;;[.J15])); IF([.K15]=&quot;&quot;;&quot;&quot;;CONCATENATE(&quot;/R&quot;;[.K15])))" table:style-name="ce22">
            <text:p>C1/G2/R1</text:p>
          </table:table-cell>
          <table:table-cell office:value-type="string" table:style-name="ce22">
            <text:p>CRITERION.EXCLUSION.CONVICTIONS.PARTICIPATION_IN_CRIMINAL_ORGANISATION</text:p>
          </table:table-cell>
          <table:table-cell office:value-type="string" table:style-name="ce22">
            <text:p>c1347b74-1872-4060-a6db-f4044edcd7c4</text:p>
          </table:table-cell>
          <table:table-cell office:value-type="string" table:style-name="ce22">
            <text:p>Is this information available electronically?</text:p>
          </table:table-cell>
          <table:table-cell table:style-name="ce22"/>
          <table:table-cell table:style-name="ce24"/>
          <table:table-cell table:number-columns-repeated="16367"/>
        </table:table-row>
        <table:table-row table:style-name="ro1">
          <table:table-cell office:value-type="float" office:value="1" table:style-name="ce22">
            <text:p>1</text:p>
          </table:table-cell>
          <table:table-cell office:value-type="float" office:value="2" table:style-name="ce22">
            <text:p>2</text:p>
          </table:table-cell>
          <table:table-cell table:style-name="ce22"/>
          <table:table-cell office:value-type="float" office:value="1" table:style-name="ce22">
            <text:p>1</text:p>
          </table:table-cell>
          <table:table-cell table:number-columns-repeated="7" table:style-name="ce22"/>
          <table:table-cell office:value-type="string" office:string-value="C1/G2/G2.1" table:formula="of:=CONCATENATE(IF([.A16]=&quot;&quot;;&quot;&quot;;CONCATENATE(&quot;C&quot;; [.A16]));IF([.B16]=&quot;&quot;;&quot;&quot;;CONCATENATE(&quot;/G&quot;;[.B16]));IF([.C16]=&quot;&quot;;&quot;&quot;;CONCATENATE(&quot;/R&quot;;[.C16])); IF([.D16]=&quot;&quot;;&quot;&quot;;CONCATENATE(&quot;/G&quot;;[.B16];&quot;.&quot;;[.D16])); IF([.E16]=&quot;&quot;;&quot;&quot;;CONCATENATE(&quot;/R&quot;;[.E16])); IF([.F16]=&quot;&quot;;&quot;&quot;;CONCATENATE(&quot;/G&quot;;[.B16];&quot;.&quot;;[.D16];&quot;.&quot;;[.F16])); IF([.G16]=&quot;&quot;;&quot;&quot;;CONCATENATE(&quot;/R&quot;;[.G16])); IF([.H16]=&quot;&quot;;&quot;&quot;;CONCATENATE(&quot;/G&quot;;[.B16];&quot;.&quot;;[.D16];&quot;.&quot;;[.F16];&quot;.&quot;;[.H16])); IF([.I16]=&quot;&quot;;&quot;&quot;;CONCATENATE(&quot;/R&quot;;[.I16]));IF([.J16]=&quot;&quot;;&quot;&quot;;CONCATENATE(&quot;/G&quot;;[.B16];&quot;.&quot;;[.D16];&quot;.&quot;;[.F16];&quot;.&quot;;[.H16]; &quot;.&quot;;[.J16])); IF([.K16]=&quot;&quot;;&quot;&quot;;CONCATENATE(&quot;/R&quot;;[.K16])))" table:style-name="ce22">
            <text:p>C1/G2/G2.1</text:p>
          </table:table-cell>
          <table:table-cell office:value-type="string" table:style-name="ce22">
            <text:p>CRITERION.EXCLUSION.CONVICTIONS.PARTICIPATION_IN_CRIMINAL_ORGANISATION</text:p>
          </table:table-cell>
          <table:table-cell office:value-type="string" table:style-name="ce22">
            <text:p>41dd2e9b-1bfd-44c7-93ee-56bd74a4334b</text:p>
          </table:table-cell>
          <table:table-cell table:style-name="ce22"/>
          <table:table-cell office:value-type="string" table:style-name="ce22">
            <text:p>GROUP_FULFILLED.ON_TRUE</text:p>
          </table:table-cell>
          <table:table-cell table:style-name="ce24"/>
          <table:table-cell table:number-columns-repeated="16367"/>
        </table:table-row>
        <table:table-row table:style-name="ro1">
          <table:table-cell office:value-type="float" office:value="1" table:style-name="ce22">
            <text:p>1</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1" table:style-name="ce22">
            <text:p>1</text:p>
          </table:table-cell>
          <table:table-cell table:number-columns-repeated="6" table:style-name="ce22"/>
          <table:table-cell office:value-type="string" office:string-value="C1/G2/G2.1/R1" table:formula="of:=CONCATENATE(IF([.A17]=&quot;&quot;;&quot;&quot;;CONCATENATE(&quot;C&quot;; [.A17]));IF([.B17]=&quot;&quot;;&quot;&quot;;CONCATENATE(&quot;/G&quot;;[.B17]));IF([.C17]=&quot;&quot;;&quot;&quot;;CONCATENATE(&quot;/R&quot;;[.C17])); IF([.D17]=&quot;&quot;;&quot;&quot;;CONCATENATE(&quot;/G&quot;;[.B17];&quot;.&quot;;[.D17])); IF([.E17]=&quot;&quot;;&quot;&quot;;CONCATENATE(&quot;/R&quot;;[.E17])); IF([.F17]=&quot;&quot;;&quot;&quot;;CONCATENATE(&quot;/G&quot;;[.B17];&quot;.&quot;;[.D17];&quot;.&quot;;[.F17])); IF([.G17]=&quot;&quot;;&quot;&quot;;CONCATENATE(&quot;/R&quot;;[.G17])); IF([.H17]=&quot;&quot;;&quot;&quot;;CONCATENATE(&quot;/G&quot;;[.B17];&quot;.&quot;;[.D17];&quot;.&quot;;[.F17];&quot;.&quot;;[.H17])); IF([.I17]=&quot;&quot;;&quot;&quot;;CONCATENATE(&quot;/R&quot;;[.I17]));IF([.J17]=&quot;&quot;;&quot;&quot;;CONCATENATE(&quot;/G&quot;;[.B17];&quot;.&quot;;[.D17];&quot;.&quot;;[.F17];&quot;.&quot;;[.H17]; &quot;.&quot;;[.J17])); IF([.K17]=&quot;&quot;;&quot;&quot;;CONCATENATE(&quot;/R&quot;;[.K17])))" table:style-name="ce22">
            <text:p>C1/G2/G2.1/R1</text:p>
          </table:table-cell>
          <table:table-cell office:value-type="string" table:style-name="ce22">
            <text:p>CRITERION.EXCLUSION.CONVICTIONS.PARTICIPATION_IN_CRIMINAL_ORGANISATION</text:p>
          </table:table-cell>
          <table:table-cell office:value-type="string" table:style-name="ce22">
            <text:p>f4313bb6-21b6-499e-bdff-debe10e11d2c</text:p>
          </table:table-cell>
          <table:table-cell office:value-type="string" table:style-name="ce22">
            <text:p>URL</text:p>
          </table:table-cell>
          <table:table-cell table:style-name="ce22"/>
          <table:table-cell table:style-name="ce24"/>
          <table:table-cell table:number-columns-repeated="16367"/>
        </table:table-row>
        <table:table-row table:style-name="ro1">
          <table:table-cell office:value-type="float" office:value="1" table:style-name="ce22">
            <text:p>1</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2" table:style-name="ce22">
            <text:p>2</text:p>
          </table:table-cell>
          <table:table-cell table:number-columns-repeated="6" table:style-name="ce22"/>
          <table:table-cell office:value-type="string" office:string-value="C1/G2/G2.1/R2" table:formula="of:=CONCATENATE(IF([.A18]=&quot;&quot;;&quot;&quot;;CONCATENATE(&quot;C&quot;; [.A18]));IF([.B18]=&quot;&quot;;&quot;&quot;;CONCATENATE(&quot;/G&quot;;[.B18]));IF([.C18]=&quot;&quot;;&quot;&quot;;CONCATENATE(&quot;/R&quot;;[.C18])); IF([.D18]=&quot;&quot;;&quot;&quot;;CONCATENATE(&quot;/G&quot;;[.B18];&quot;.&quot;;[.D18])); IF([.E18]=&quot;&quot;;&quot;&quot;;CONCATENATE(&quot;/R&quot;;[.E18])); IF([.F18]=&quot;&quot;;&quot;&quot;;CONCATENATE(&quot;/G&quot;;[.B18];&quot;.&quot;;[.D18];&quot;.&quot;;[.F18])); IF([.G18]=&quot;&quot;;&quot;&quot;;CONCATENATE(&quot;/R&quot;;[.G18])); IF([.H18]=&quot;&quot;;&quot;&quot;;CONCATENATE(&quot;/G&quot;;[.B18];&quot;.&quot;;[.D18];&quot;.&quot;;[.F18];&quot;.&quot;;[.H18])); IF([.I18]=&quot;&quot;;&quot;&quot;;CONCATENATE(&quot;/R&quot;;[.I18]));IF([.J18]=&quot;&quot;;&quot;&quot;;CONCATENATE(&quot;/G&quot;;[.B18];&quot;.&quot;;[.D18];&quot;.&quot;;[.F18];&quot;.&quot;;[.H18]; &quot;.&quot;;[.J18])); IF([.K18]=&quot;&quot;;&quot;&quot;;CONCATENATE(&quot;/R&quot;;[.K18])))" table:style-name="ce22">
            <text:p>C1/G2/G2.1/R2</text:p>
          </table:table-cell>
          <table:table-cell office:value-type="string" table:style-name="ce22">
            <text:p>CRITERION.EXCLUSION.CONVICTIONS.PARTICIPATION_IN_CRIMINAL_ORGANISATION</text:p>
          </table:table-cell>
          <table:table-cell office:value-type="string" table:style-name="ce22">
            <text:p>1f1cd18e-3e01-4ca2-af4c-e2981924ba8d</text:p>
          </table:table-cell>
          <table:table-cell office:value-type="string" table:style-name="ce22">
            <text:p>Code</text:p>
          </table:table-cell>
          <table:table-cell table:style-name="ce22"/>
          <table:table-cell table:style-name="ce24"/>
          <table:table-cell table:number-columns-repeated="16367"/>
        </table:table-row>
        <table:table-row table:style-name="ro1">
          <table:table-cell office:value-type="float" office:value="1" table:style-name="ce21">
            <text:p>1</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3" table:style-name="ce22">
            <text:p>3</text:p>
          </table:table-cell>
          <table:table-cell table:number-columns-repeated="6" table:style-name="ce22"/>
          <table:table-cell office:value-type="string" office:string-value="C1/G2/G2.1/R3" table:formula="of:=CONCATENATE(IF([.A19]=&quot;&quot;;&quot;&quot;;CONCATENATE(&quot;C&quot;; [.A19]));IF([.B19]=&quot;&quot;;&quot;&quot;;CONCATENATE(&quot;/G&quot;;[.B19]));IF([.C19]=&quot;&quot;;&quot;&quot;;CONCATENATE(&quot;/R&quot;;[.C19])); IF([.D19]=&quot;&quot;;&quot;&quot;;CONCATENATE(&quot;/G&quot;;[.B19];&quot;.&quot;;[.D19])); IF([.E19]=&quot;&quot;;&quot;&quot;;CONCATENATE(&quot;/R&quot;;[.E19])); IF([.F19]=&quot;&quot;;&quot;&quot;;CONCATENATE(&quot;/G&quot;;[.B19];&quot;.&quot;;[.D19];&quot;.&quot;;[.F19])); IF([.G19]=&quot;&quot;;&quot;&quot;;CONCATENATE(&quot;/R&quot;;[.G19])); IF([.H19]=&quot;&quot;;&quot;&quot;;CONCATENATE(&quot;/G&quot;;[.B19];&quot;.&quot;;[.D19];&quot;.&quot;;[.F19];&quot;.&quot;;[.H19])); IF([.I19]=&quot;&quot;;&quot;&quot;;CONCATENATE(&quot;/R&quot;;[.I19]));IF([.J19]=&quot;&quot;;&quot;&quot;;CONCATENATE(&quot;/G&quot;;[.B19];&quot;.&quot;;[.D19];&quot;.&quot;;[.F19];&quot;.&quot;;[.H19]; &quot;.&quot;;[.J19])); IF([.K19]=&quot;&quot;;&quot;&quot;;CONCATENATE(&quot;/R&quot;;[.K19])))" table:style-name="ce22">
            <text:p>C1/G2/G2.1/R3</text:p>
          </table:table-cell>
          <table:table-cell office:value-type="string" table:style-name="ce22">
            <text:p>CRITERION.EXCLUSION.CONVICTIONS.PARTICIPATION_IN_CRIMINAL_ORGANISATION</text:p>
          </table:table-cell>
          <table:table-cell office:value-type="string" table:style-name="ce22">
            <text:p>c3ccfa31-0c5e-4e3a-a3fd-db9fb83d78d4</text:p>
          </table:table-cell>
          <table:table-cell office:value-type="string" table:style-name="ce22">
            <text:p>Issuer</text:p>
          </table:table-cell>
          <table:table-cell table:style-name="ce22"/>
          <table:table-cell table:style-name="ce24"/>
          <table:table-cell table:number-columns-repeated="16367"/>
        </table:table-row>
        <table:table-row table:style-name="ro1">
          <table:table-cell office:value-type="float" office:value="2" table:style-name="ce18">
            <text:p>2</text:p>
          </table:table-cell>
          <table:table-cell table:number-columns-repeated="10" table:style-name="ce18"/>
          <table:table-cell office:value-type="string" office:string-value="C2" table:formula="of:=CONCATENATE(IF([.A20]=&quot;&quot;;&quot;&quot;;CONCATENATE(&quot;C&quot;; [.A20]));IF([.B20]=&quot;&quot;;&quot;&quot;;CONCATENATE(&quot;/G&quot;;[.B20]));IF([.C20]=&quot;&quot;;&quot;&quot;;CONCATENATE(&quot;/R&quot;;[.C20])); IF([.D20]=&quot;&quot;;&quot;&quot;;CONCATENATE(&quot;/G&quot;;[.B20];&quot;.&quot;;[.D20])); IF([.E20]=&quot;&quot;;&quot;&quot;;CONCATENATE(&quot;/R&quot;;[.E20])); IF([.F20]=&quot;&quot;;&quot;&quot;;CONCATENATE(&quot;/G&quot;;[.B20];&quot;.&quot;;[.D20];&quot;.&quot;;[.F20])); IF([.G20]=&quot;&quot;;&quot;&quot;;CONCATENATE(&quot;/R&quot;;[.G20])); IF([.H20]=&quot;&quot;;&quot;&quot;;CONCATENATE(&quot;/G&quot;;[.B20];&quot;.&quot;;[.D20];&quot;.&quot;;[.F20];&quot;.&quot;;[.H20])); IF([.I20]=&quot;&quot;;&quot;&quot;;CONCATENATE(&quot;/R&quot;;[.I20]));IF([.J20]=&quot;&quot;;&quot;&quot;;CONCATENATE(&quot;/G&quot;;[.B20];&quot;.&quot;;[.D20];&quot;.&quot;;[.F20];&quot;.&quot;;[.H20]; &quot;.&quot;;[.J20])); IF([.K20]=&quot;&quot;;&quot;&quot;;CONCATENATE(&quot;/R&quot;;[.K20])))" table:style-name="ce18">
            <text:p>C2</text:p>
          </table:table-cell>
          <table:table-cell office:value-type="string" table:style-name="ce18">
            <text:p>CRITERION.EXCLUSION.CONVICTIONS.CORRUPTION</text:p>
          </table:table-cell>
          <table:table-cell office:value-type="string" table:style-name="ce18">
            <text:p>c27b7c4e-c837-4529-b867-ed55ce639db5</text:p>
          </table:table-cell>
          <table:table-cell office:value-type="string" table:style-name="ce18">
            <text:p>Has the economic operator itself or any person who is a member of its administrative, management or supervisory body or has powers of representation, decision or control therein been the subject of a conviction by final judgment for corruption, by a conviction rendered at the most five years ago or in which an exclusion period set out directly in the conviction continues to be applicable? As defined in Article 3 of the Convention on the fight against corruption involving officials of the European Communities or officials of Member States of the European Union, OJ C 195, 25.6.1997, p. 1, and in Article 2(1) of Council Framework Decision 2003/568/JHA of 22 July 2003 on combating corruption in the private sector (OJ L 192, 31.7.2003, p. 54). This exclusion ground also includes corruption as defined in the national law of the contracting authority (contracting entity) or the economic operator.</text:p>
          </table:table-cell>
          <table:table-cell office:value-type="string" table:style-name="ce18">
            <text:p><text:s/></text:p>
          </table:table-cell>
          <table:table-cell table:style-name="ce25"/>
          <table:table-cell table:number-columns-repeated="16367"/>
        </table:table-row>
        <table:table-row table:style-name="ro1">
          <table:table-cell office:value-type="float" office:value="2" table:style-name="ce22">
            <text:p>2</text:p>
          </table:table-cell>
          <table:table-cell office:value-type="float" office:value="1" table:style-name="ce22">
            <text:p>1</text:p>
          </table:table-cell>
          <table:table-cell table:number-columns-repeated="9" table:style-name="ce22"/>
          <table:table-cell office:value-type="string" office:string-value="C2/G1" table:formula="of:=CONCATENATE(IF([.A21]=&quot;&quot;;&quot;&quot;;CONCATENATE(&quot;C&quot;; [.A21]));IF([.B21]=&quot;&quot;;&quot;&quot;;CONCATENATE(&quot;/G&quot;;[.B21]));IF([.C21]=&quot;&quot;;&quot;&quot;;CONCATENATE(&quot;/R&quot;;[.C21])); IF([.D21]=&quot;&quot;;&quot;&quot;;CONCATENATE(&quot;/G&quot;;[.B21];&quot;.&quot;;[.D21])); IF([.E21]=&quot;&quot;;&quot;&quot;;CONCATENATE(&quot;/R&quot;;[.E21])); IF([.F21]=&quot;&quot;;&quot;&quot;;CONCATENATE(&quot;/G&quot;;[.B21];&quot;.&quot;;[.D21];&quot;.&quot;;[.F21])); IF([.G21]=&quot;&quot;;&quot;&quot;;CONCATENATE(&quot;/R&quot;;[.G21])); IF([.H21]=&quot;&quot;;&quot;&quot;;CONCATENATE(&quot;/G&quot;;[.B21];&quot;.&quot;;[.D21];&quot;.&quot;;[.F21];&quot;.&quot;;[.H21])); IF([.I21]=&quot;&quot;;&quot;&quot;;CONCATENATE(&quot;/R&quot;;[.I21]));IF([.J21]=&quot;&quot;;&quot;&quot;;CONCATENATE(&quot;/G&quot;;[.B21];&quot;.&quot;;[.D21];&quot;.&quot;;[.F21];&quot;.&quot;;[.H21]; &quot;.&quot;;[.J21])); IF([.K21]=&quot;&quot;;&quot;&quot;;CONCATENATE(&quot;/R&quot;;[.K21])))" table:style-name="ce22">
            <text:p>C2/G1</text:p>
          </table:table-cell>
          <table:table-cell office:value-type="string" table:style-name="ce22">
            <text:p>CRITERION.EXCLUSION.CONVICTIONS.CORRUPTION</text:p>
          </table:table-cell>
          <table:table-cell office:value-type="string" table:style-name="ce22">
            <text:p>7c637c0c-7703-4389-ba52-02997a055bd7</text:p>
          </table:table-cell>
          <table:table-cell table:number-columns-repeated="2" table:style-name="ce22"/>
          <table:table-cell table:style-name="ce24"/>
          <table:table-cell table:number-columns-repeated="16367"/>
        </table:table-row>
        <table:table-row table:style-name="ro1">
          <table:table-cell office:value-type="float" office:value="2" table:style-name="ce22">
            <text:p>2</text:p>
          </table:table-cell>
          <table:table-cell office:value-type="float" office:value="1" table:style-name="ce22">
            <text:p>1</text:p>
          </table:table-cell>
          <table:table-cell office:value-type="float" office:value="1" table:style-name="ce22">
            <text:p>1</text:p>
          </table:table-cell>
          <table:table-cell table:number-columns-repeated="8" table:style-name="ce22"/>
          <table:table-cell office:value-type="string" office:string-value="C2/G1/R1" table:formula="of:=CONCATENATE(IF([.A22]=&quot;&quot;;&quot;&quot;;CONCATENATE(&quot;C&quot;; [.A22]));IF([.B22]=&quot;&quot;;&quot;&quot;;CONCATENATE(&quot;/G&quot;;[.B22]));IF([.C22]=&quot;&quot;;&quot;&quot;;CONCATENATE(&quot;/R&quot;;[.C22])); IF([.D22]=&quot;&quot;;&quot;&quot;;CONCATENATE(&quot;/G&quot;;[.B22];&quot;.&quot;;[.D22])); IF([.E22]=&quot;&quot;;&quot;&quot;;CONCATENATE(&quot;/R&quot;;[.E22])); IF([.F22]=&quot;&quot;;&quot;&quot;;CONCATENATE(&quot;/G&quot;;[.B22];&quot;.&quot;;[.D22];&quot;.&quot;;[.F22])); IF([.G22]=&quot;&quot;;&quot;&quot;;CONCATENATE(&quot;/R&quot;;[.G22])); IF([.H22]=&quot;&quot;;&quot;&quot;;CONCATENATE(&quot;/G&quot;;[.B22];&quot;.&quot;;[.D22];&quot;.&quot;;[.F22];&quot;.&quot;;[.H22])); IF([.I22]=&quot;&quot;;&quot;&quot;;CONCATENATE(&quot;/R&quot;;[.I22]));IF([.J22]=&quot;&quot;;&quot;&quot;;CONCATENATE(&quot;/G&quot;;[.B22];&quot;.&quot;;[.D22];&quot;.&quot;;[.F22];&quot;.&quot;;[.H22]; &quot;.&quot;;[.J22])); IF([.K22]=&quot;&quot;;&quot;&quot;;CONCATENATE(&quot;/R&quot;;[.K22])))" table:style-name="ce22">
            <text:p>C2/G1/R1</text:p>
          </table:table-cell>
          <table:table-cell office:value-type="string" table:style-name="ce22">
            <text:p>CRITERION.EXCLUSION.CONVICTIONS.CORRUPTION</text:p>
          </table:table-cell>
          <table:table-cell office:value-type="string" table:style-name="ce22">
            <text:p>974c8196-9d1c-419c-9ca9-45bb9f5fd59a</text:p>
          </table:table-cell>
          <table:table-cell office:value-type="string" table:style-name="ce22">
            <text:p>Your Answer</text:p>
          </table:table-cell>
          <table:table-cell table:style-name="ce22"/>
          <table:table-cell table:style-name="ce24"/>
          <table:table-cell table:number-columns-repeated="16367"/>
        </table:table-row>
        <table:table-row table:style-name="ro1">
          <table:table-cell office:value-type="float" office:value="2" table:style-name="ce22">
            <text:p>2</text:p>
          </table:table-cell>
          <table:table-cell office:value-type="float" office:value="1" table:style-name="ce22">
            <text:p>1</text:p>
          </table:table-cell>
          <table:table-cell table:style-name="ce22"/>
          <table:table-cell office:value-type="float" office:value="1" table:style-name="ce22">
            <text:p>1</text:p>
          </table:table-cell>
          <table:table-cell table:number-columns-repeated="7" table:style-name="ce22"/>
          <table:table-cell office:value-type="string" office:string-value="C2/G1/G1.1" table:formula="of:=CONCATENATE(IF([.A23]=&quot;&quot;;&quot;&quot;;CONCATENATE(&quot;C&quot;; [.A23]));IF([.B23]=&quot;&quot;;&quot;&quot;;CONCATENATE(&quot;/G&quot;;[.B23]));IF([.C23]=&quot;&quot;;&quot;&quot;;CONCATENATE(&quot;/R&quot;;[.C23])); IF([.D23]=&quot;&quot;;&quot;&quot;;CONCATENATE(&quot;/G&quot;;[.B23];&quot;.&quot;;[.D23])); IF([.E23]=&quot;&quot;;&quot;&quot;;CONCATENATE(&quot;/R&quot;;[.E23])); IF([.F23]=&quot;&quot;;&quot;&quot;;CONCATENATE(&quot;/G&quot;;[.B23];&quot;.&quot;;[.D23];&quot;.&quot;;[.F23])); IF([.G23]=&quot;&quot;;&quot;&quot;;CONCATENATE(&quot;/R&quot;;[.G23])); IF([.H23]=&quot;&quot;;&quot;&quot;;CONCATENATE(&quot;/G&quot;;[.B23];&quot;.&quot;;[.D23];&quot;.&quot;;[.F23];&quot;.&quot;;[.H23])); IF([.I23]=&quot;&quot;;&quot;&quot;;CONCATENATE(&quot;/R&quot;;[.I23]));IF([.J23]=&quot;&quot;;&quot;&quot;;CONCATENATE(&quot;/G&quot;;[.B23];&quot;.&quot;;[.D23];&quot;.&quot;;[.F23];&quot;.&quot;;[.H23]; &quot;.&quot;;[.J23])); IF([.K23]=&quot;&quot;;&quot;&quot;;CONCATENATE(&quot;/R&quot;;[.K23])))" table:style-name="ce22">
            <text:p>C2/G1/G1.1</text:p>
          </table:table-cell>
          <table:table-cell office:value-type="string" table:style-name="ce22">
            <text:p>CRITERION.EXCLUSION.CONVICTIONS.CORRUPTION</text:p>
          </table:table-cell>
          <table:table-cell office:value-type="string" table:style-name="ce22">
            <text:p>f5276600-a2b6-4ff6-a90e-b31fe19dae41</text:p>
          </table:table-cell>
          <table:table-cell table:style-name="ce28"/>
          <table:table-cell office:value-type="string" table:style-name="ce28">
            <text:p>GROUP_FULFILLED.ON_TRUE</text:p>
          </table:table-cell>
          <table:table-cell office:value-type="string" table:style-name="ce7">
            <text:p>yes</text:p>
          </table:table-cell>
          <table:table-cell table:number-columns-repeated="16367"/>
        </table:table-row>
        <table:table-row table:style-name="ro1">
          <table:table-cell office:value-type="float" office:value="2" table:style-name="ce22">
            <text:p>2</text:p>
          </table:table-cell>
          <table:table-cell office:value-type="float" office:value="1" table:style-name="ce22">
            <text:p>1</text:p>
          </table:table-cell>
          <table:table-cell table:style-name="ce22"/>
          <table:table-cell office:value-type="float" office:value="1" table:style-name="ce22">
            <text:p>1</text:p>
          </table:table-cell>
          <table:table-cell office:value-type="float" office:value="1" table:style-name="ce22">
            <text:p>1</text:p>
          </table:table-cell>
          <table:table-cell table:number-columns-repeated="6" table:style-name="ce22"/>
          <table:table-cell office:value-type="string" office:string-value="C2/G1/G1.1/R1" table:formula="of:=CONCATENATE(IF([.A24]=&quot;&quot;;&quot;&quot;;CONCATENATE(&quot;C&quot;; [.A24]));IF([.B24]=&quot;&quot;;&quot;&quot;;CONCATENATE(&quot;/G&quot;;[.B24]));IF([.C24]=&quot;&quot;;&quot;&quot;;CONCATENATE(&quot;/R&quot;;[.C24])); IF([.D24]=&quot;&quot;;&quot;&quot;;CONCATENATE(&quot;/G&quot;;[.B24];&quot;.&quot;;[.D24])); IF([.E24]=&quot;&quot;;&quot;&quot;;CONCATENATE(&quot;/R&quot;;[.E24])); IF([.F24]=&quot;&quot;;&quot;&quot;;CONCATENATE(&quot;/G&quot;;[.B24];&quot;.&quot;;[.D24];&quot;.&quot;;[.F24])); IF([.G24]=&quot;&quot;;&quot;&quot;;CONCATENATE(&quot;/R&quot;;[.G24])); IF([.H24]=&quot;&quot;;&quot;&quot;;CONCATENATE(&quot;/G&quot;;[.B24];&quot;.&quot;;[.D24];&quot;.&quot;;[.F24];&quot;.&quot;;[.H24])); IF([.I24]=&quot;&quot;;&quot;&quot;;CONCATENATE(&quot;/R&quot;;[.I24]));IF([.J24]=&quot;&quot;;&quot;&quot;;CONCATENATE(&quot;/G&quot;;[.B24];&quot;.&quot;;[.D24];&quot;.&quot;;[.F24];&quot;.&quot;;[.H24]; &quot;.&quot;;[.J24])); IF([.K24]=&quot;&quot;;&quot;&quot;;CONCATENATE(&quot;/R&quot;;[.K24])))" table:style-name="ce22">
            <text:p>C2/G1/G1.1/R1</text:p>
          </table:table-cell>
          <table:table-cell office:value-type="string" table:style-name="ce22">
            <text:p>CRITERION.EXCLUSION.CONVICTIONS.CORRUPTION</text:p>
          </table:table-cell>
          <table:table-cell office:value-type="string" table:style-name="ce22">
            <text:p>ecf40999-7b64-4e10-b960-7f8ff8674cf6</text:p>
          </table:table-cell>
          <table:table-cell office:value-type="string" table:style-name="ce28">
            <text:p>Date of conviction</text:p>
          </table:table-cell>
          <table:table-cell table:style-name="ce28"/>
          <table:table-cell table:style-name="ce7"/>
          <table:table-cell table:number-columns-repeated="16367"/>
        </table:table-row>
        <table:table-row table:style-name="ro1">
          <table:table-cell office:value-type="float" office:value="2" table:style-name="ce22">
            <text:p>2</text:p>
          </table:table-cell>
          <table:table-cell office:value-type="float" office:value="1" table:style-name="ce22">
            <text:p>1</text:p>
          </table:table-cell>
          <table:table-cell table:style-name="ce22"/>
          <table:table-cell office:value-type="float" office:value="1" table:style-name="ce22">
            <text:p>1</text:p>
          </table:table-cell>
          <table:table-cell office:value-type="float" office:value="2" table:style-name="ce22">
            <text:p>2</text:p>
          </table:table-cell>
          <table:table-cell table:number-columns-repeated="6" table:style-name="ce22"/>
          <table:table-cell office:value-type="string" office:string-value="C2/G1/G1.1/R2" table:formula="of:=CONCATENATE(IF([.A25]=&quot;&quot;;&quot;&quot;;CONCATENATE(&quot;C&quot;; [.A25]));IF([.B25]=&quot;&quot;;&quot;&quot;;CONCATENATE(&quot;/G&quot;;[.B25]));IF([.C25]=&quot;&quot;;&quot;&quot;;CONCATENATE(&quot;/R&quot;;[.C25])); IF([.D25]=&quot;&quot;;&quot;&quot;;CONCATENATE(&quot;/G&quot;;[.B25];&quot;.&quot;;[.D25])); IF([.E25]=&quot;&quot;;&quot;&quot;;CONCATENATE(&quot;/R&quot;;[.E25])); IF([.F25]=&quot;&quot;;&quot;&quot;;CONCATENATE(&quot;/G&quot;;[.B25];&quot;.&quot;;[.D25];&quot;.&quot;;[.F25])); IF([.G25]=&quot;&quot;;&quot;&quot;;CONCATENATE(&quot;/R&quot;;[.G25])); IF([.H25]=&quot;&quot;;&quot;&quot;;CONCATENATE(&quot;/G&quot;;[.B25];&quot;.&quot;;[.D25];&quot;.&quot;;[.F25];&quot;.&quot;;[.H25])); IF([.I25]=&quot;&quot;;&quot;&quot;;CONCATENATE(&quot;/R&quot;;[.I25]));IF([.J25]=&quot;&quot;;&quot;&quot;;CONCATENATE(&quot;/G&quot;;[.B25];&quot;.&quot;;[.D25];&quot;.&quot;;[.F25];&quot;.&quot;;[.H25]; &quot;.&quot;;[.J25])); IF([.K25]=&quot;&quot;;&quot;&quot;;CONCATENATE(&quot;/R&quot;;[.K25])))" table:style-name="ce22">
            <text:p>C2/G1/G1.1/R2</text:p>
          </table:table-cell>
          <table:table-cell office:value-type="string" table:style-name="ce22">
            <text:p>CRITERION.EXCLUSION.CONVICTIONS.CORRUPTION</text:p>
          </table:table-cell>
          <table:table-cell office:value-type="string" table:style-name="ce22">
            <text:p>7d35fb7c-da5b-4830-b598-4f347a04dceb</text:p>
          </table:table-cell>
          <table:table-cell office:value-type="string" table:style-name="ce28">
            <text:p>Reason</text:p>
          </table:table-cell>
          <table:table-cell table:style-name="ce28"/>
          <table:table-cell table:style-name="ce7"/>
          <table:table-cell table:number-columns-repeated="16367"/>
        </table:table-row>
        <table:table-row table:style-name="ro1">
          <table:table-cell office:value-type="float" office:value="2" table:style-name="ce22">
            <text:p>2</text:p>
          </table:table-cell>
          <table:table-cell office:value-type="float" office:value="1" table:style-name="ce22">
            <text:p>1</text:p>
          </table:table-cell>
          <table:table-cell table:style-name="ce22"/>
          <table:table-cell office:value-type="float" office:value="1" table:style-name="ce22">
            <text:p>1</text:p>
          </table:table-cell>
          <table:table-cell office:value-type="float" office:value="3" table:style-name="ce22">
            <text:p>3</text:p>
          </table:table-cell>
          <table:table-cell table:number-columns-repeated="6" table:style-name="ce22"/>
          <table:table-cell office:value-type="string" office:string-value="C2/G1/G1.1/R3" table:formula="of:=CONCATENATE(IF([.A26]=&quot;&quot;;&quot;&quot;;CONCATENATE(&quot;C&quot;; [.A26]));IF([.B26]=&quot;&quot;;&quot;&quot;;CONCATENATE(&quot;/G&quot;;[.B26]));IF([.C26]=&quot;&quot;;&quot;&quot;;CONCATENATE(&quot;/R&quot;;[.C26])); IF([.D26]=&quot;&quot;;&quot;&quot;;CONCATENATE(&quot;/G&quot;;[.B26];&quot;.&quot;;[.D26])); IF([.E26]=&quot;&quot;;&quot;&quot;;CONCATENATE(&quot;/R&quot;;[.E26])); IF([.F26]=&quot;&quot;;&quot;&quot;;CONCATENATE(&quot;/G&quot;;[.B26];&quot;.&quot;;[.D26];&quot;.&quot;;[.F26])); IF([.G26]=&quot;&quot;;&quot;&quot;;CONCATENATE(&quot;/R&quot;;[.G26])); IF([.H26]=&quot;&quot;;&quot;&quot;;CONCATENATE(&quot;/G&quot;;[.B26];&quot;.&quot;;[.D26];&quot;.&quot;;[.F26];&quot;.&quot;;[.H26])); IF([.I26]=&quot;&quot;;&quot;&quot;;CONCATENATE(&quot;/R&quot;;[.I26]));IF([.J26]=&quot;&quot;;&quot;&quot;;CONCATENATE(&quot;/G&quot;;[.B26];&quot;.&quot;;[.D26];&quot;.&quot;;[.F26];&quot;.&quot;;[.H26]; &quot;.&quot;;[.J26])); IF([.K26]=&quot;&quot;;&quot;&quot;;CONCATENATE(&quot;/R&quot;;[.K26])))" table:style-name="ce22">
            <text:p>C2/G1/G1.1/R3</text:p>
          </table:table-cell>
          <table:table-cell office:value-type="string" table:style-name="ce22">
            <text:p>CRITERION.EXCLUSION.CONVICTIONS.CORRUPTION</text:p>
          </table:table-cell>
          <table:table-cell office:value-type="string" table:style-name="ce22">
            <text:p>c5012430-14da-454c-9d01-34cedc6a7ded</text:p>
          </table:table-cell>
          <table:table-cell office:value-type="string" table:style-name="ce28">
            <text:p>Who has been convicted</text:p>
          </table:table-cell>
          <table:table-cell table:style-name="ce28"/>
          <table:table-cell table:style-name="ce7"/>
          <table:table-cell table:number-columns-repeated="16367"/>
        </table:table-row>
        <table:table-row table:style-name="ro1">
          <table:table-cell office:value-type="float" office:value="2" table:style-name="ce22">
            <text:p>2</text:p>
          </table:table-cell>
          <table:table-cell office:value-type="float" office:value="1" table:style-name="ce22">
            <text:p>1</text:p>
          </table:table-cell>
          <table:table-cell table:style-name="ce22"/>
          <table:table-cell office:value-type="float" office:value="1" table:style-name="ce22">
            <text:p>1</text:p>
          </table:table-cell>
          <table:table-cell office:value-type="float" office:value="4" table:style-name="ce22">
            <text:p>4</text:p>
          </table:table-cell>
          <table:table-cell table:number-columns-repeated="6" table:style-name="ce22"/>
          <table:table-cell office:value-type="string" office:string-value="C2/G1/G1.1/R4" table:formula="of:=CONCATENATE(IF([.A27]=&quot;&quot;;&quot;&quot;;CONCATENATE(&quot;C&quot;; [.A27]));IF([.B27]=&quot;&quot;;&quot;&quot;;CONCATENATE(&quot;/G&quot;;[.B27]));IF([.C27]=&quot;&quot;;&quot;&quot;;CONCATENATE(&quot;/R&quot;;[.C27])); IF([.D27]=&quot;&quot;;&quot;&quot;;CONCATENATE(&quot;/G&quot;;[.B27];&quot;.&quot;;[.D27])); IF([.E27]=&quot;&quot;;&quot;&quot;;CONCATENATE(&quot;/R&quot;;[.E27])); IF([.F27]=&quot;&quot;;&quot;&quot;;CONCATENATE(&quot;/G&quot;;[.B27];&quot;.&quot;;[.D27];&quot;.&quot;;[.F27])); IF([.G27]=&quot;&quot;;&quot;&quot;;CONCATENATE(&quot;/R&quot;;[.G27])); IF([.H27]=&quot;&quot;;&quot;&quot;;CONCATENATE(&quot;/G&quot;;[.B27];&quot;.&quot;;[.D27];&quot;.&quot;;[.F27];&quot;.&quot;;[.H27])); IF([.I27]=&quot;&quot;;&quot;&quot;;CONCATENATE(&quot;/R&quot;;[.I27]));IF([.J27]=&quot;&quot;;&quot;&quot;;CONCATENATE(&quot;/G&quot;;[.B27];&quot;.&quot;;[.D27];&quot;.&quot;;[.F27];&quot;.&quot;;[.H27]; &quot;.&quot;;[.J27])); IF([.K27]=&quot;&quot;;&quot;&quot;;CONCATENATE(&quot;/R&quot;;[.K27])))" table:style-name="ce22">
            <text:p>C2/G1/G1.1/R4</text:p>
          </table:table-cell>
          <table:table-cell office:value-type="string" table:style-name="ce22">
            <text:p>CRITERION.EXCLUSION.CONVICTIONS.CORRUPTION</text:p>
          </table:table-cell>
          <table:table-cell office:value-type="string" table:style-name="ce22">
            <text:p>9ca9096f-edd2-4f19-b6b1-b55c83a2d5c8</text:p>
          </table:table-cell>
          <table:table-cell office:value-type="string" table:style-name="ce28">
            <text:p>Length of the period of exclusion</text:p>
          </table:table-cell>
          <table:table-cell table:style-name="ce28"/>
          <table:table-cell table:style-name="ce7"/>
          <table:table-cell table:number-columns-repeated="16367"/>
        </table:table-row>
        <table:table-row table:style-name="ro1">
          <table:table-cell office:value-type="float" office:value="2" table:style-name="ce22">
            <text:p>2</text:p>
          </table:table-cell>
          <table:table-cell office:value-type="float" office:value="1" table:style-name="ce22">
            <text:p>1</text:p>
          </table:table-cell>
          <table:table-cell table:style-name="ce22"/>
          <table:table-cell office:value-type="float" office:value="1" table:style-name="ce22">
            <text:p>1</text:p>
          </table:table-cell>
          <table:table-cell table:style-name="ce22"/>
          <table:table-cell office:value-type="float" office:value="1" table:style-name="ce22">
            <text:p>1</text:p>
          </table:table-cell>
          <table:table-cell table:number-columns-repeated="5" table:style-name="ce22"/>
          <table:table-cell office:value-type="string" office:string-value="C2/G1/G1.1/G1.1.1" table:formula="of:=CONCATENATE(IF([.A28]=&quot;&quot;;&quot;&quot;;CONCATENATE(&quot;C&quot;; [.A28]));IF([.B28]=&quot;&quot;;&quot;&quot;;CONCATENATE(&quot;/G&quot;;[.B28]));IF([.C28]=&quot;&quot;;&quot;&quot;;CONCATENATE(&quot;/R&quot;;[.C28])); IF([.D28]=&quot;&quot;;&quot;&quot;;CONCATENATE(&quot;/G&quot;;[.B28];&quot;.&quot;;[.D28])); IF([.E28]=&quot;&quot;;&quot;&quot;;CONCATENATE(&quot;/R&quot;;[.E28])); IF([.F28]=&quot;&quot;;&quot;&quot;;CONCATENATE(&quot;/G&quot;;[.B28];&quot;.&quot;;[.D28];&quot;.&quot;;[.F28])); IF([.G28]=&quot;&quot;;&quot;&quot;;CONCATENATE(&quot;/R&quot;;[.G28])); IF([.H28]=&quot;&quot;;&quot;&quot;;CONCATENATE(&quot;/G&quot;;[.B28];&quot;.&quot;;[.D28];&quot;.&quot;;[.F28];&quot;.&quot;;[.H28])); IF([.I28]=&quot;&quot;;&quot;&quot;;CONCATENATE(&quot;/R&quot;;[.I28]));IF([.J28]=&quot;&quot;;&quot;&quot;;CONCATENATE(&quot;/G&quot;;[.B28];&quot;.&quot;;[.D28];&quot;.&quot;;[.F28];&quot;.&quot;;[.H28]; &quot;.&quot;;[.J28])); IF([.K28]=&quot;&quot;;&quot;&quot;;CONCATENATE(&quot;/R&quot;;[.K28])))" table:style-name="ce22">
            <text:p>C2/G1/G1.1/G1.1.1</text:p>
          </table:table-cell>
          <table:table-cell office:value-type="string" table:style-name="ce22">
            <text:p>CRITERION.EXCLUSION.CONVICTIONS.CORRUPTION</text:p>
          </table:table-cell>
          <table:table-cell office:value-type="string" table:style-name="ce22">
            <text:p>5f9f09f7-f701-432c-9fdc-c22c124a74c9</text:p>
          </table:table-cell>
          <table:table-cell table:number-columns-repeated="3" table:style-name="ce28"/>
          <table:table-cell table:number-columns-repeated="16367"/>
        </table:table-row>
        <table:table-row table:style-name="ro1">
          <table:table-cell office:value-type="float" office:value="2" table:style-name="ce22">
            <text:p>2</text:p>
          </table:table-cell>
          <table:table-cell office:value-type="float" office:value="1" table:style-name="ce22">
            <text:p>1</text:p>
          </table:table-cell>
          <table:table-cell table:style-name="ce22"/>
          <table:table-cell office:value-type="float" office:value="1" table:style-name="ce22">
            <text:p>1</text:p>
          </table:table-cell>
          <table:table-cell table:style-name="ce22"/>
          <table:table-cell office:value-type="float" office:value="1" table:style-name="ce22">
            <text:p>1</text:p>
          </table:table-cell>
          <table:table-cell office:value-type="float" office:value="1" table:style-name="ce22">
            <text:p>1</text:p>
          </table:table-cell>
          <table:table-cell table:number-columns-repeated="4" table:style-name="ce22"/>
          <table:table-cell office:value-type="string" office:string-value="C2/G1/G1.1/G1.1.1/R1" table:formula="of:=CONCATENATE(IF([.A29]=&quot;&quot;;&quot;&quot;;CONCATENATE(&quot;C&quot;; [.A29]));IF([.B29]=&quot;&quot;;&quot;&quot;;CONCATENATE(&quot;/G&quot;;[.B29]));IF([.C29]=&quot;&quot;;&quot;&quot;;CONCATENATE(&quot;/R&quot;;[.C29])); IF([.D29]=&quot;&quot;;&quot;&quot;;CONCATENATE(&quot;/G&quot;;[.B29];&quot;.&quot;;[.D29])); IF([.E29]=&quot;&quot;;&quot;&quot;;CONCATENATE(&quot;/R&quot;;[.E29])); IF([.F29]=&quot;&quot;;&quot;&quot;;CONCATENATE(&quot;/G&quot;;[.B29];&quot;.&quot;;[.D29];&quot;.&quot;;[.F29])); IF([.G29]=&quot;&quot;;&quot;&quot;;CONCATENATE(&quot;/R&quot;;[.G29])); IF([.H29]=&quot;&quot;;&quot;&quot;;CONCATENATE(&quot;/G&quot;;[.B29];&quot;.&quot;;[.D29];&quot;.&quot;;[.F29];&quot;.&quot;;[.H29])); IF([.I29]=&quot;&quot;;&quot;&quot;;CONCATENATE(&quot;/R&quot;;[.I29]));IF([.J29]=&quot;&quot;;&quot;&quot;;CONCATENATE(&quot;/G&quot;;[.B29];&quot;.&quot;;[.D29];&quot;.&quot;;[.F29];&quot;.&quot;;[.H29]; &quot;.&quot;;[.J29])); IF([.K29]=&quot;&quot;;&quot;&quot;;CONCATENATE(&quot;/R&quot;;[.K29])))" table:style-name="ce22">
            <text:p>C2/G1/G1.1/G1.1.1/R1</text:p>
          </table:table-cell>
          <table:table-cell office:value-type="string" table:style-name="ce22">
            <text:p>CRITERION.EXCLUSION.CONVICTIONS.CORRUPTION</text:p>
          </table:table-cell>
          <table:table-cell office:value-type="string" table:style-name="ce22">
            <text:p>20c5361b-7599-4ee6-b030-7f8323174d1e</text:p>
          </table:table-cell>
          <table:table-cell office:value-type="string" table:style-name="ce28">
            <text:p>Have you taken measures to demonstrate your reliability (Self-Cleaning)?</text:p>
          </table:table-cell>
          <table:table-cell table:number-columns-repeated="2" table:style-name="ce28"/>
          <table:table-cell table:number-columns-repeated="16367"/>
        </table:table-row>
        <table:table-row table:style-name="ro1">
          <table:table-cell office:value-type="float" office:value="2" table:style-name="ce22">
            <text:p>2</text:p>
          </table:table-cell>
          <table:table-cell office:value-type="float" office:value="1" table:style-name="ce22">
            <text:p>1</text:p>
          </table:table-cell>
          <table:table-cell table:style-name="ce22"/>
          <table:table-cell office:value-type="float" office:value="1" table:style-name="ce22">
            <text:p>1</text:p>
          </table:table-cell>
          <table:table-cell table:style-name="ce22"/>
          <table:table-cell office:value-type="float" office:value="1" table:style-name="ce22">
            <text:p>1</text:p>
          </table:table-cell>
          <table:table-cell table:style-name="ce22"/>
          <table:table-cell office:value-type="float" office:value="1" table:style-name="ce22">
            <text:p>1</text:p>
          </table:table-cell>
          <table:table-cell table:number-columns-repeated="3" table:style-name="ce22"/>
          <table:table-cell office:value-type="string" office:string-value="C2/G1/G1.1/G1.1.1/G1.1.1.1" table:formula="of:=CONCATENATE(IF([.A30]=&quot;&quot;;&quot;&quot;;CONCATENATE(&quot;C&quot;; [.A30]));IF([.B30]=&quot;&quot;;&quot;&quot;;CONCATENATE(&quot;/G&quot;;[.B30]));IF([.C30]=&quot;&quot;;&quot;&quot;;CONCATENATE(&quot;/R&quot;;[.C30])); IF([.D30]=&quot;&quot;;&quot;&quot;;CONCATENATE(&quot;/G&quot;;[.B30];&quot;.&quot;;[.D30])); IF([.E30]=&quot;&quot;;&quot;&quot;;CONCATENATE(&quot;/R&quot;;[.E30])); IF([.F30]=&quot;&quot;;&quot;&quot;;CONCATENATE(&quot;/G&quot;;[.B30];&quot;.&quot;;[.D30];&quot;.&quot;;[.F30])); IF([.G30]=&quot;&quot;;&quot;&quot;;CONCATENATE(&quot;/R&quot;;[.G30])); IF([.H30]=&quot;&quot;;&quot;&quot;;CONCATENATE(&quot;/G&quot;;[.B30];&quot;.&quot;;[.D30];&quot;.&quot;;[.F30];&quot;.&quot;;[.H30])); IF([.I30]=&quot;&quot;;&quot;&quot;;CONCATENATE(&quot;/R&quot;;[.I30]));IF([.J30]=&quot;&quot;;&quot;&quot;;CONCATENATE(&quot;/G&quot;;[.B30];&quot;.&quot;;[.D30];&quot;.&quot;;[.F30];&quot;.&quot;;[.H30]; &quot;.&quot;;[.J30])); IF([.K30]=&quot;&quot;;&quot;&quot;;CONCATENATE(&quot;/R&quot;;[.K30])))" table:style-name="ce22">
            <text:p>C2/G1/G1.1/G1.1.1/G1.1.1.1</text:p>
          </table:table-cell>
          <table:table-cell office:value-type="string" table:style-name="ce22">
            <text:p>CRITERION.EXCLUSION.CONVICTIONS.CORRUPTION</text:p>
          </table:table-cell>
          <table:table-cell office:value-type="string" table:style-name="ce22">
            <text:p>74e6c7b4-757b-4b40-ada6-fad6a997c310</text:p>
          </table:table-cell>
          <table:table-cell table:style-name="ce28"/>
          <table:table-cell office:value-type="string" table:style-name="ce28">
            <text:p>GROUP_FULFILLED.ON_TRUE</text:p>
          </table:table-cell>
          <table:table-cell table:style-name="ce28"/>
          <table:table-cell table:number-columns-repeated="16367"/>
        </table:table-row>
        <table:table-row table:style-name="ro1">
          <table:table-cell office:value-type="float" office:value="2" table:style-name="ce22">
            <text:p>2</text:p>
          </table:table-cell>
          <table:table-cell office:value-type="float" office:value="1" table:style-name="ce22">
            <text:p>1</text:p>
          </table:table-cell>
          <table:table-cell table:style-name="ce22"/>
          <table:table-cell office:value-type="float" office:value="1" table:style-name="ce22">
            <text:p>1</text:p>
          </table:table-cell>
          <table:table-cell table:style-name="ce22"/>
          <table:table-cell office:value-type="float" office:value="1" table:style-name="ce22">
            <text:p>1</text:p>
          </table:table-cell>
          <table:table-cell table:style-name="ce22"/>
          <table:table-cell office:value-type="float" office:value="1" table:style-name="ce22">
            <text:p>1</text:p>
          </table:table-cell>
          <table:table-cell office:value-type="float" office:value="1" table:style-name="ce22">
            <text:p>1</text:p>
          </table:table-cell>
          <table:table-cell table:number-columns-repeated="2" table:style-name="ce22"/>
          <table:table-cell office:value-type="string" office:string-value="C2/G1/G1.1/G1.1.1/G1.1.1.1/R1" table:formula="of:=CONCATENATE(IF([.A31]=&quot;&quot;;&quot;&quot;;CONCATENATE(&quot;C&quot;; [.A31]));IF([.B31]=&quot;&quot;;&quot;&quot;;CONCATENATE(&quot;/G&quot;;[.B31]));IF([.C31]=&quot;&quot;;&quot;&quot;;CONCATENATE(&quot;/R&quot;;[.C31])); IF([.D31]=&quot;&quot;;&quot;&quot;;CONCATENATE(&quot;/G&quot;;[.B31];&quot;.&quot;;[.D31])); IF([.E31]=&quot;&quot;;&quot;&quot;;CONCATENATE(&quot;/R&quot;;[.E31])); IF([.F31]=&quot;&quot;;&quot;&quot;;CONCATENATE(&quot;/G&quot;;[.B31];&quot;.&quot;;[.D31];&quot;.&quot;;[.F31])); IF([.G31]=&quot;&quot;;&quot;&quot;;CONCATENATE(&quot;/R&quot;;[.G31])); IF([.H31]=&quot;&quot;;&quot;&quot;;CONCATENATE(&quot;/G&quot;;[.B31];&quot;.&quot;;[.D31];&quot;.&quot;;[.F31];&quot;.&quot;;[.H31])); IF([.I31]=&quot;&quot;;&quot;&quot;;CONCATENATE(&quot;/R&quot;;[.I31]));IF([.J31]=&quot;&quot;;&quot;&quot;;CONCATENATE(&quot;/G&quot;;[.B31];&quot;.&quot;;[.D31];&quot;.&quot;;[.F31];&quot;.&quot;;[.H31]; &quot;.&quot;;[.J31])); IF([.K31]=&quot;&quot;;&quot;&quot;;CONCATENATE(&quot;/R&quot;;[.K31])))" table:style-name="ce22">
            <text:p>C2/G1/G1.1/G1.1.1/G1.1.1.1/R1</text:p>
          </table:table-cell>
          <table:table-cell office:value-type="string" table:style-name="ce22">
            <text:p>CRITERION.EXCLUSION.CONVICTIONS.CORRUPTION</text:p>
          </table:table-cell>
          <table:table-cell office:value-type="string" table:style-name="ce22">
            <text:p>7b07904f-e080-401a-a3a1-9a3efeeda54b</text:p>
          </table:table-cell>
          <table:table-cell office:value-type="string" table:style-name="ce28">
            <text:p>Please describe them</text:p>
          </table:table-cell>
          <table:table-cell table:number-columns-repeated="2" table:style-name="ce28"/>
          <table:table-cell table:number-columns-repeated="16367"/>
        </table:table-row>
        <table:table-row table:style-name="ro1">
          <table:table-cell office:value-type="float" office:value="2" table:style-name="ce22">
            <text:p>2</text:p>
          </table:table-cell>
          <table:table-cell office:value-type="float" office:value="2" table:style-name="ce22">
            <text:p>2</text:p>
          </table:table-cell>
          <table:table-cell table:number-columns-repeated="9" table:style-name="ce22"/>
          <table:table-cell office:value-type="string" office:string-value="C2/G2" table:formula="of:=CONCATENATE(IF([.A32]=&quot;&quot;;&quot;&quot;;CONCATENATE(&quot;C&quot;; [.A32]));IF([.B32]=&quot;&quot;;&quot;&quot;;CONCATENATE(&quot;/G&quot;;[.B32]));IF([.C32]=&quot;&quot;;&quot;&quot;;CONCATENATE(&quot;/R&quot;;[.C32])); IF([.D32]=&quot;&quot;;&quot;&quot;;CONCATENATE(&quot;/G&quot;;[.B32];&quot;.&quot;;[.D32])); IF([.E32]=&quot;&quot;;&quot;&quot;;CONCATENATE(&quot;/R&quot;;[.E32])); IF([.F32]=&quot;&quot;;&quot;&quot;;CONCATENATE(&quot;/G&quot;;[.B32];&quot;.&quot;;[.D32];&quot;.&quot;;[.F32])); IF([.G32]=&quot;&quot;;&quot;&quot;;CONCATENATE(&quot;/R&quot;;[.G32])); IF([.H32]=&quot;&quot;;&quot;&quot;;CONCATENATE(&quot;/G&quot;;[.B32];&quot;.&quot;;[.D32];&quot;.&quot;;[.F32];&quot;.&quot;;[.H32])); IF([.I32]=&quot;&quot;;&quot;&quot;;CONCATENATE(&quot;/R&quot;;[.I32]));IF([.J32]=&quot;&quot;;&quot;&quot;;CONCATENATE(&quot;/G&quot;;[.B32];&quot;.&quot;;[.D32];&quot;.&quot;;[.F32];&quot;.&quot;;[.H32]; &quot;.&quot;;[.J32])); IF([.K32]=&quot;&quot;;&quot;&quot;;CONCATENATE(&quot;/R&quot;;[.K32])))" table:style-name="ce22">
            <text:p>C2/G2</text:p>
          </table:table-cell>
          <table:table-cell office:value-type="string" table:style-name="ce22">
            <text:p>CRITERION.EXCLUSION.CONVICTIONS.CORRUPTION</text:p>
          </table:table-cell>
          <table:table-cell office:value-type="string" table:style-name="ce17">
            <text:p>7458d42a-e581-4640-9283-34ceb3ad4345</text:p>
          </table:table-cell>
          <table:table-cell table:number-columns-repeated="2" table:style-name="ce22"/>
          <table:table-cell table:style-name="ce24"/>
          <table:table-cell table:number-columns-repeated="16367"/>
        </table:table-row>
        <table:table-row table:style-name="ro1">
          <table:table-cell office:value-type="float" office:value="2" table:style-name="ce22">
            <text:p>2</text:p>
          </table:table-cell>
          <table:table-cell office:value-type="float" office:value="2" table:style-name="ce22">
            <text:p>2</text:p>
          </table:table-cell>
          <table:table-cell office:value-type="float" office:value="1" table:style-name="ce22">
            <text:p>1</text:p>
          </table:table-cell>
          <table:table-cell table:number-columns-repeated="8" table:style-name="ce22"/>
          <table:table-cell office:value-type="string" office:string-value="C2/G2/R1" table:formula="of:=CONCATENATE(IF([.A33]=&quot;&quot;;&quot;&quot;;CONCATENATE(&quot;C&quot;; [.A33]));IF([.B33]=&quot;&quot;;&quot;&quot;;CONCATENATE(&quot;/G&quot;;[.B33]));IF([.C33]=&quot;&quot;;&quot;&quot;;CONCATENATE(&quot;/R&quot;;[.C33])); IF([.D33]=&quot;&quot;;&quot;&quot;;CONCATENATE(&quot;/G&quot;;[.B33];&quot;.&quot;;[.D33])); IF([.E33]=&quot;&quot;;&quot;&quot;;CONCATENATE(&quot;/R&quot;;[.E33])); IF([.F33]=&quot;&quot;;&quot;&quot;;CONCATENATE(&quot;/G&quot;;[.B33];&quot;.&quot;;[.D33];&quot;.&quot;;[.F33])); IF([.G33]=&quot;&quot;;&quot;&quot;;CONCATENATE(&quot;/R&quot;;[.G33])); IF([.H33]=&quot;&quot;;&quot;&quot;;CONCATENATE(&quot;/G&quot;;[.B33];&quot;.&quot;;[.D33];&quot;.&quot;;[.F33];&quot;.&quot;;[.H33])); IF([.I33]=&quot;&quot;;&quot;&quot;;CONCATENATE(&quot;/R&quot;;[.I33]));IF([.J33]=&quot;&quot;;&quot;&quot;;CONCATENATE(&quot;/G&quot;;[.B33];&quot;.&quot;;[.D33];&quot;.&quot;;[.F33];&quot;.&quot;;[.H33]; &quot;.&quot;;[.J33])); IF([.K33]=&quot;&quot;;&quot;&quot;;CONCATENATE(&quot;/R&quot;;[.K33])))" table:style-name="ce22">
            <text:p>C2/G2/R1</text:p>
          </table:table-cell>
          <table:table-cell office:value-type="string" table:style-name="ce22">
            <text:p>CRITERION.EXCLUSION.CONVICTIONS.CORRUPTION</text:p>
          </table:table-cell>
          <table:table-cell office:value-type="string" table:style-name="ce22">
            <text:p>c1347b74-1872-4060-a6db-f4044edcd7c4</text:p>
          </table:table-cell>
          <table:table-cell office:value-type="string" table:style-name="ce22">
            <text:p>Is this information available electronically?</text:p>
          </table:table-cell>
          <table:table-cell table:style-name="ce22"/>
          <table:table-cell table:style-name="ce24"/>
          <table:table-cell table:number-columns-repeated="16367"/>
        </table:table-row>
        <table:table-row table:style-name="ro1">
          <table:table-cell office:value-type="float" office:value="2" table:style-name="ce22">
            <text:p>2</text:p>
          </table:table-cell>
          <table:table-cell office:value-type="float" office:value="2" table:style-name="ce22">
            <text:p>2</text:p>
          </table:table-cell>
          <table:table-cell table:style-name="ce22"/>
          <table:table-cell office:value-type="float" office:value="1" table:style-name="ce22">
            <text:p>1</text:p>
          </table:table-cell>
          <table:table-cell table:number-columns-repeated="7" table:style-name="ce22"/>
          <table:table-cell office:value-type="string" office:string-value="C2/G2/G2.1" table:formula="of:=CONCATENATE(IF([.A34]=&quot;&quot;;&quot;&quot;;CONCATENATE(&quot;C&quot;; [.A34]));IF([.B34]=&quot;&quot;;&quot;&quot;;CONCATENATE(&quot;/G&quot;;[.B34]));IF([.C34]=&quot;&quot;;&quot;&quot;;CONCATENATE(&quot;/R&quot;;[.C34])); IF([.D34]=&quot;&quot;;&quot;&quot;;CONCATENATE(&quot;/G&quot;;[.B34];&quot;.&quot;;[.D34])); IF([.E34]=&quot;&quot;;&quot;&quot;;CONCATENATE(&quot;/R&quot;;[.E34])); IF([.F34]=&quot;&quot;;&quot;&quot;;CONCATENATE(&quot;/G&quot;;[.B34];&quot;.&quot;;[.D34];&quot;.&quot;;[.F34])); IF([.G34]=&quot;&quot;;&quot;&quot;;CONCATENATE(&quot;/R&quot;;[.G34])); IF([.H34]=&quot;&quot;;&quot;&quot;;CONCATENATE(&quot;/G&quot;;[.B34];&quot;.&quot;;[.D34];&quot;.&quot;;[.F34];&quot;.&quot;;[.H34])); IF([.I34]=&quot;&quot;;&quot;&quot;;CONCATENATE(&quot;/R&quot;;[.I34]));IF([.J34]=&quot;&quot;;&quot;&quot;;CONCATENATE(&quot;/G&quot;;[.B34];&quot;.&quot;;[.D34];&quot;.&quot;;[.F34];&quot;.&quot;;[.H34]; &quot;.&quot;;[.J34])); IF([.K34]=&quot;&quot;;&quot;&quot;;CONCATENATE(&quot;/R&quot;;[.K34])))" table:style-name="ce22">
            <text:p>C2/G2/G2.1</text:p>
          </table:table-cell>
          <table:table-cell office:value-type="string" table:style-name="ce22">
            <text:p>CRITERION.EXCLUSION.CONVICTIONS.CORRUPTION</text:p>
          </table:table-cell>
          <table:table-cell office:value-type="string" table:style-name="ce22">
            <text:p>41dd2e9b-1bfd-44c7-93ee-56bd74a4334b</text:p>
          </table:table-cell>
          <table:table-cell table:style-name="ce22"/>
          <table:table-cell office:value-type="string" table:style-name="ce22">
            <text:p>GROUP_FULFILLED.ON_TRUE</text:p>
          </table:table-cell>
          <table:table-cell table:style-name="ce24"/>
          <table:table-cell table:number-columns-repeated="16367"/>
        </table:table-row>
        <table:table-row table:style-name="ro1">
          <table:table-cell office:value-type="float" office:value="2" table:style-name="ce22">
            <text:p>2</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1" table:style-name="ce22">
            <text:p>1</text:p>
          </table:table-cell>
          <table:table-cell table:number-columns-repeated="6" table:style-name="ce22"/>
          <table:table-cell office:value-type="string" office:string-value="C2/G2/G2.1/R1" table:formula="of:=CONCATENATE(IF([.A35]=&quot;&quot;;&quot;&quot;;CONCATENATE(&quot;C&quot;; [.A35]));IF([.B35]=&quot;&quot;;&quot;&quot;;CONCATENATE(&quot;/G&quot;;[.B35]));IF([.C35]=&quot;&quot;;&quot;&quot;;CONCATENATE(&quot;/R&quot;;[.C35])); IF([.D35]=&quot;&quot;;&quot;&quot;;CONCATENATE(&quot;/G&quot;;[.B35];&quot;.&quot;;[.D35])); IF([.E35]=&quot;&quot;;&quot;&quot;;CONCATENATE(&quot;/R&quot;;[.E35])); IF([.F35]=&quot;&quot;;&quot;&quot;;CONCATENATE(&quot;/G&quot;;[.B35];&quot;.&quot;;[.D35];&quot;.&quot;;[.F35])); IF([.G35]=&quot;&quot;;&quot;&quot;;CONCATENATE(&quot;/R&quot;;[.G35])); IF([.H35]=&quot;&quot;;&quot;&quot;;CONCATENATE(&quot;/G&quot;;[.B35];&quot;.&quot;;[.D35];&quot;.&quot;;[.F35];&quot;.&quot;;[.H35])); IF([.I35]=&quot;&quot;;&quot;&quot;;CONCATENATE(&quot;/R&quot;;[.I35]));IF([.J35]=&quot;&quot;;&quot;&quot;;CONCATENATE(&quot;/G&quot;;[.B35];&quot;.&quot;;[.D35];&quot;.&quot;;[.F35];&quot;.&quot;;[.H35]; &quot;.&quot;;[.J35])); IF([.K35]=&quot;&quot;;&quot;&quot;;CONCATENATE(&quot;/R&quot;;[.K35])))" table:style-name="ce22">
            <text:p>C2/G2/G2.1/R1</text:p>
          </table:table-cell>
          <table:table-cell office:value-type="string" table:style-name="ce22">
            <text:p>CRITERION.EXCLUSION.CONVICTIONS.CORRUPTION</text:p>
          </table:table-cell>
          <table:table-cell office:value-type="string" table:style-name="ce22">
            <text:p>f4313bb6-21b6-499e-bdff-debe10e11d2c</text:p>
          </table:table-cell>
          <table:table-cell office:value-type="string" table:style-name="ce22">
            <text:p>URL</text:p>
          </table:table-cell>
          <table:table-cell table:style-name="ce22"/>
          <table:table-cell table:style-name="ce24"/>
          <table:table-cell table:number-columns-repeated="16367"/>
        </table:table-row>
        <table:table-row table:style-name="ro1">
          <table:table-cell office:value-type="float" office:value="2" table:style-name="ce22">
            <text:p>2</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2" table:style-name="ce22">
            <text:p>2</text:p>
          </table:table-cell>
          <table:table-cell table:number-columns-repeated="6" table:style-name="ce22"/>
          <table:table-cell office:value-type="string" office:string-value="C2/G2/G2.1/R2" table:formula="of:=CONCATENATE(IF([.A36]=&quot;&quot;;&quot;&quot;;CONCATENATE(&quot;C&quot;; [.A36]));IF([.B36]=&quot;&quot;;&quot;&quot;;CONCATENATE(&quot;/G&quot;;[.B36]));IF([.C36]=&quot;&quot;;&quot;&quot;;CONCATENATE(&quot;/R&quot;;[.C36])); IF([.D36]=&quot;&quot;;&quot;&quot;;CONCATENATE(&quot;/G&quot;;[.B36];&quot;.&quot;;[.D36])); IF([.E36]=&quot;&quot;;&quot;&quot;;CONCATENATE(&quot;/R&quot;;[.E36])); IF([.F36]=&quot;&quot;;&quot;&quot;;CONCATENATE(&quot;/G&quot;;[.B36];&quot;.&quot;;[.D36];&quot;.&quot;;[.F36])); IF([.G36]=&quot;&quot;;&quot;&quot;;CONCATENATE(&quot;/R&quot;;[.G36])); IF([.H36]=&quot;&quot;;&quot;&quot;;CONCATENATE(&quot;/G&quot;;[.B36];&quot;.&quot;;[.D36];&quot;.&quot;;[.F36];&quot;.&quot;;[.H36])); IF([.I36]=&quot;&quot;;&quot;&quot;;CONCATENATE(&quot;/R&quot;;[.I36]));IF([.J36]=&quot;&quot;;&quot;&quot;;CONCATENATE(&quot;/G&quot;;[.B36];&quot;.&quot;;[.D36];&quot;.&quot;;[.F36];&quot;.&quot;;[.H36]; &quot;.&quot;;[.J36])); IF([.K36]=&quot;&quot;;&quot;&quot;;CONCATENATE(&quot;/R&quot;;[.K36])))" table:style-name="ce22">
            <text:p>C2/G2/G2.1/R2</text:p>
          </table:table-cell>
          <table:table-cell office:value-type="string" table:style-name="ce22">
            <text:p>CRITERION.EXCLUSION.CONVICTIONS.CORRUPTION</text:p>
          </table:table-cell>
          <table:table-cell office:value-type="string" table:style-name="ce22">
            <text:p>1f1cd18e-3e01-4ca2-af4c-e2981924ba8d</text:p>
          </table:table-cell>
          <table:table-cell office:value-type="string" table:style-name="ce22">
            <text:p>Code</text:p>
          </table:table-cell>
          <table:table-cell table:style-name="ce22"/>
          <table:table-cell table:style-name="ce24"/>
          <table:table-cell table:number-columns-repeated="16367"/>
        </table:table-row>
        <table:table-row table:style-name="ro1">
          <table:table-cell office:value-type="float" office:value="2" table:style-name="ce21">
            <text:p>2</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3" table:style-name="ce22">
            <text:p>3</text:p>
          </table:table-cell>
          <table:table-cell table:number-columns-repeated="6" table:style-name="ce22"/>
          <table:table-cell office:value-type="string" office:string-value="C2/G2/G2.1/R3" table:formula="of:=CONCATENATE(IF([.A37]=&quot;&quot;;&quot;&quot;;CONCATENATE(&quot;C&quot;; [.A37]));IF([.B37]=&quot;&quot;;&quot;&quot;;CONCATENATE(&quot;/G&quot;;[.B37]));IF([.C37]=&quot;&quot;;&quot;&quot;;CONCATENATE(&quot;/R&quot;;[.C37])); IF([.D37]=&quot;&quot;;&quot;&quot;;CONCATENATE(&quot;/G&quot;;[.B37];&quot;.&quot;;[.D37])); IF([.E37]=&quot;&quot;;&quot;&quot;;CONCATENATE(&quot;/R&quot;;[.E37])); IF([.F37]=&quot;&quot;;&quot;&quot;;CONCATENATE(&quot;/G&quot;;[.B37];&quot;.&quot;;[.D37];&quot;.&quot;;[.F37])); IF([.G37]=&quot;&quot;;&quot;&quot;;CONCATENATE(&quot;/R&quot;;[.G37])); IF([.H37]=&quot;&quot;;&quot;&quot;;CONCATENATE(&quot;/G&quot;;[.B37];&quot;.&quot;;[.D37];&quot;.&quot;;[.F37];&quot;.&quot;;[.H37])); IF([.I37]=&quot;&quot;;&quot;&quot;;CONCATENATE(&quot;/R&quot;;[.I37]));IF([.J37]=&quot;&quot;;&quot;&quot;;CONCATENATE(&quot;/G&quot;;[.B37];&quot;.&quot;;[.D37];&quot;.&quot;;[.F37];&quot;.&quot;;[.H37]; &quot;.&quot;;[.J37])); IF([.K37]=&quot;&quot;;&quot;&quot;;CONCATENATE(&quot;/R&quot;;[.K37])))" table:style-name="ce22">
            <text:p>C2/G2/G2.1/R3</text:p>
          </table:table-cell>
          <table:table-cell office:value-type="string" table:style-name="ce22">
            <text:p>CRITERION.EXCLUSION.CONVICTIONS.CORRUPTION</text:p>
          </table:table-cell>
          <table:table-cell office:value-type="string" table:style-name="ce22">
            <text:p>c3ccfa31-0c5e-4e3a-a3fd-db9fb83d78d4</text:p>
          </table:table-cell>
          <table:table-cell office:value-type="string" table:style-name="ce22">
            <text:p>Issuer</text:p>
          </table:table-cell>
          <table:table-cell table:style-name="ce22"/>
          <table:table-cell table:style-name="ce24"/>
          <table:table-cell table:number-columns-repeated="16367"/>
        </table:table-row>
        <table:table-row table:style-name="ro1">
          <table:table-cell office:value-type="float" office:value="3" table:style-name="ce18">
            <text:p>3</text:p>
          </table:table-cell>
          <table:table-cell table:number-columns-repeated="10" table:style-name="ce18"/>
          <table:table-cell office:value-type="string" office:string-value="C3" table:formula="of:=CONCATENATE(IF([.A38]=&quot;&quot;;&quot;&quot;;CONCATENATE(&quot;C&quot;; [.A38]));IF([.B38]=&quot;&quot;;&quot;&quot;;CONCATENATE(&quot;/G&quot;;[.B38]));IF([.C38]=&quot;&quot;;&quot;&quot;;CONCATENATE(&quot;/R&quot;;[.C38])); IF([.D38]=&quot;&quot;;&quot;&quot;;CONCATENATE(&quot;/G&quot;;[.B38];&quot;.&quot;;[.D38])); IF([.E38]=&quot;&quot;;&quot;&quot;;CONCATENATE(&quot;/R&quot;;[.E38])); IF([.F38]=&quot;&quot;;&quot;&quot;;CONCATENATE(&quot;/G&quot;;[.B38];&quot;.&quot;;[.D38];&quot;.&quot;;[.F38])); IF([.G38]=&quot;&quot;;&quot;&quot;;CONCATENATE(&quot;/R&quot;;[.G38])); IF([.H38]=&quot;&quot;;&quot;&quot;;CONCATENATE(&quot;/G&quot;;[.B38];&quot;.&quot;;[.D38];&quot;.&quot;;[.F38];&quot;.&quot;;[.H38])); IF([.I38]=&quot;&quot;;&quot;&quot;;CONCATENATE(&quot;/R&quot;;[.I38]));IF([.J38]=&quot;&quot;;&quot;&quot;;CONCATENATE(&quot;/G&quot;;[.B38];&quot;.&quot;;[.D38];&quot;.&quot;;[.F38];&quot;.&quot;;[.H38]; &quot;.&quot;;[.J38])); IF([.K38]=&quot;&quot;;&quot;&quot;;CONCATENATE(&quot;/R&quot;;[.K38])))" table:style-name="ce18">
            <text:p>C3</text:p>
          </table:table-cell>
          <table:table-cell office:value-type="string" table:style-name="ce18">
            <text:p>CRITERION.EXCLUSION.CONVICTIONS.FRAUD</text:p>
          </table:table-cell>
          <table:table-cell office:value-type="string" table:style-name="ce18">
            <text:p>297d2323-3ede-424e-94bc-a91561e6f320</text:p>
          </table:table-cell>
          <table:table-cell office:value-type="string" table:style-name="ce18">
            <text:p>Has the economic operator itself or any person who is a member of its administrative, management or supervisory body or has powers of representation, decision or control therein been the subject of a conviction by final judgment for fraud, by a conviction rendered at the most five years ago or in which an exclusion period set out directly in the conviction continues to be applicable? Within the meaning of Article 1 of the Convention on the protection of the European Communities' financial interests (OJ C 316, 27.11.1995, p. 48).</text:p>
          </table:table-cell>
          <table:table-cell office:value-type="string" table:style-name="ce18">
            <text:p><text:s/></text:p>
          </table:table-cell>
          <table:table-cell table:style-name="ce25"/>
          <table:table-cell table:number-columns-repeated="16367"/>
        </table:table-row>
        <table:table-row table:style-name="ro1">
          <table:table-cell office:value-type="float" office:value="3" table:style-name="ce21">
            <text:p>3</text:p>
          </table:table-cell>
          <table:table-cell office:value-type="float" office:value="1" table:style-name="ce22">
            <text:p>1</text:p>
          </table:table-cell>
          <table:table-cell table:number-columns-repeated="9" table:style-name="ce22"/>
          <table:table-cell office:value-type="string" office:string-value="C3/G1" table:formula="of:=CONCATENATE(IF([.A39]=&quot;&quot;;&quot;&quot;;CONCATENATE(&quot;C&quot;; [.A39]));IF([.B39]=&quot;&quot;;&quot;&quot;;CONCATENATE(&quot;/G&quot;;[.B39]));IF([.C39]=&quot;&quot;;&quot;&quot;;CONCATENATE(&quot;/R&quot;;[.C39])); IF([.D39]=&quot;&quot;;&quot;&quot;;CONCATENATE(&quot;/G&quot;;[.B39];&quot;.&quot;;[.D39])); IF([.E39]=&quot;&quot;;&quot;&quot;;CONCATENATE(&quot;/R&quot;;[.E39])); IF([.F39]=&quot;&quot;;&quot;&quot;;CONCATENATE(&quot;/G&quot;;[.B39];&quot;.&quot;;[.D39];&quot;.&quot;;[.F39])); IF([.G39]=&quot;&quot;;&quot;&quot;;CONCATENATE(&quot;/R&quot;;[.G39])); IF([.H39]=&quot;&quot;;&quot;&quot;;CONCATENATE(&quot;/G&quot;;[.B39];&quot;.&quot;;[.D39];&quot;.&quot;;[.F39];&quot;.&quot;;[.H39])); IF([.I39]=&quot;&quot;;&quot;&quot;;CONCATENATE(&quot;/R&quot;;[.I39]));IF([.J39]=&quot;&quot;;&quot;&quot;;CONCATENATE(&quot;/G&quot;;[.B39];&quot;.&quot;;[.D39];&quot;.&quot;;[.F39];&quot;.&quot;;[.H39]; &quot;.&quot;;[.J39])); IF([.K39]=&quot;&quot;;&quot;&quot;;CONCATENATE(&quot;/R&quot;;[.K39])))" table:style-name="ce22">
            <text:p>C3/G1</text:p>
          </table:table-cell>
          <table:table-cell office:value-type="string" table:style-name="ce22">
            <text:p>CRITERION.EXCLUSION.CONVICTIONS.FRAUD</text:p>
          </table:table-cell>
          <table:table-cell office:value-type="string" table:style-name="ce22">
            <text:p>7c637c0c-7703-4389-ba52-02997a055bd7</text:p>
          </table:table-cell>
          <table:table-cell table:number-columns-repeated="2" table:style-name="ce22"/>
          <table:table-cell table:style-name="ce24"/>
          <table:table-cell table:number-columns-repeated="16367"/>
        </table:table-row>
        <table:table-row table:style-name="ro1">
          <table:table-cell office:value-type="float" office:value="3" table:style-name="ce21">
            <text:p>3</text:p>
          </table:table-cell>
          <table:table-cell office:value-type="float" office:value="1" table:style-name="ce22">
            <text:p>1</text:p>
          </table:table-cell>
          <table:table-cell office:value-type="float" office:value="1" table:style-name="ce22">
            <text:p>1</text:p>
          </table:table-cell>
          <table:table-cell table:number-columns-repeated="8" table:style-name="ce22"/>
          <table:table-cell office:value-type="string" office:string-value="C3/G1/R1" table:formula="of:=CONCATENATE(IF([.A40]=&quot;&quot;;&quot;&quot;;CONCATENATE(&quot;C&quot;; [.A40]));IF([.B40]=&quot;&quot;;&quot;&quot;;CONCATENATE(&quot;/G&quot;;[.B40]));IF([.C40]=&quot;&quot;;&quot;&quot;;CONCATENATE(&quot;/R&quot;;[.C40])); IF([.D40]=&quot;&quot;;&quot;&quot;;CONCATENATE(&quot;/G&quot;;[.B40];&quot;.&quot;;[.D40])); IF([.E40]=&quot;&quot;;&quot;&quot;;CONCATENATE(&quot;/R&quot;;[.E40])); IF([.F40]=&quot;&quot;;&quot;&quot;;CONCATENATE(&quot;/G&quot;;[.B40];&quot;.&quot;;[.D40];&quot;.&quot;;[.F40])); IF([.G40]=&quot;&quot;;&quot;&quot;;CONCATENATE(&quot;/R&quot;;[.G40])); IF([.H40]=&quot;&quot;;&quot;&quot;;CONCATENATE(&quot;/G&quot;;[.B40];&quot;.&quot;;[.D40];&quot;.&quot;;[.F40];&quot;.&quot;;[.H40])); IF([.I40]=&quot;&quot;;&quot;&quot;;CONCATENATE(&quot;/R&quot;;[.I40]));IF([.J40]=&quot;&quot;;&quot;&quot;;CONCATENATE(&quot;/G&quot;;[.B40];&quot;.&quot;;[.D40];&quot;.&quot;;[.F40];&quot;.&quot;;[.H40]; &quot;.&quot;;[.J40])); IF([.K40]=&quot;&quot;;&quot;&quot;;CONCATENATE(&quot;/R&quot;;[.K40])))" table:style-name="ce22">
            <text:p>C3/G1/R1</text:p>
          </table:table-cell>
          <table:table-cell office:value-type="string" table:style-name="ce22">
            <text:p>CRITERION.EXCLUSION.CONVICTIONS.FRAUD</text:p>
          </table:table-cell>
          <table:table-cell office:value-type="string" table:style-name="ce22">
            <text:p>974c8196-9d1c-419c-9ca9-45bb9f5fd59a</text:p>
          </table:table-cell>
          <table:table-cell office:value-type="string" table:style-name="ce22">
            <text:p>Your Answer</text:p>
          </table:table-cell>
          <table:table-cell table:style-name="ce22"/>
          <table:table-cell table:style-name="ce24"/>
          <table:table-cell table:number-columns-repeated="16367"/>
        </table:table-row>
        <table:table-row table:style-name="ro1">
          <table:table-cell office:value-type="float" office:value="3" table:style-name="ce21">
            <text:p>3</text:p>
          </table:table-cell>
          <table:table-cell office:value-type="float" office:value="1" table:style-name="ce22">
            <text:p>1</text:p>
          </table:table-cell>
          <table:table-cell table:style-name="ce22"/>
          <table:table-cell office:value-type="float" office:value="1" table:style-name="ce22">
            <text:p>1</text:p>
          </table:table-cell>
          <table:table-cell table:number-columns-repeated="7" table:style-name="ce22"/>
          <table:table-cell office:value-type="string" office:string-value="C3/G1/G1.1" table:formula="of:=CONCATENATE(IF([.A41]=&quot;&quot;;&quot;&quot;;CONCATENATE(&quot;C&quot;; [.A41]));IF([.B41]=&quot;&quot;;&quot;&quot;;CONCATENATE(&quot;/G&quot;;[.B41]));IF([.C41]=&quot;&quot;;&quot;&quot;;CONCATENATE(&quot;/R&quot;;[.C41])); IF([.D41]=&quot;&quot;;&quot;&quot;;CONCATENATE(&quot;/G&quot;;[.B41];&quot;.&quot;;[.D41])); IF([.E41]=&quot;&quot;;&quot;&quot;;CONCATENATE(&quot;/R&quot;;[.E41])); IF([.F41]=&quot;&quot;;&quot;&quot;;CONCATENATE(&quot;/G&quot;;[.B41];&quot;.&quot;;[.D41];&quot;.&quot;;[.F41])); IF([.G41]=&quot;&quot;;&quot;&quot;;CONCATENATE(&quot;/R&quot;;[.G41])); IF([.H41]=&quot;&quot;;&quot;&quot;;CONCATENATE(&quot;/G&quot;;[.B41];&quot;.&quot;;[.D41];&quot;.&quot;;[.F41];&quot;.&quot;;[.H41])); IF([.I41]=&quot;&quot;;&quot;&quot;;CONCATENATE(&quot;/R&quot;;[.I41]));IF([.J41]=&quot;&quot;;&quot;&quot;;CONCATENATE(&quot;/G&quot;;[.B41];&quot;.&quot;;[.D41];&quot;.&quot;;[.F41];&quot;.&quot;;[.H41]; &quot;.&quot;;[.J41])); IF([.K41]=&quot;&quot;;&quot;&quot;;CONCATENATE(&quot;/R&quot;;[.K41])))" table:style-name="ce22">
            <text:p>C3/G1/G1.1</text:p>
          </table:table-cell>
          <table:table-cell office:value-type="string" table:style-name="ce22">
            <text:p>CRITERION.EXCLUSION.CONVICTIONS.FRAUD</text:p>
          </table:table-cell>
          <table:table-cell office:value-type="string" table:style-name="ce22">
            <text:p>f5276600-a2b6-4ff6-a90e-b31fe19dae41</text:p>
          </table:table-cell>
          <table:table-cell table:style-name="ce28"/>
          <table:table-cell office:value-type="string" table:style-name="ce28">
            <text:p>GROUP_FULFILLED.ON_TRUE</text:p>
          </table:table-cell>
          <table:table-cell office:value-type="string" table:style-name="ce7">
            <text:p>yes</text:p>
          </table:table-cell>
          <table:table-cell table:number-columns-repeated="16367"/>
        </table:table-row>
        <table:table-row table:style-name="ro1">
          <table:table-cell office:value-type="float" office:value="3" table:style-name="ce21">
            <text:p>3</text:p>
          </table:table-cell>
          <table:table-cell office:value-type="float" office:value="1" table:style-name="ce22">
            <text:p>1</text:p>
          </table:table-cell>
          <table:table-cell table:style-name="ce22"/>
          <table:table-cell office:value-type="float" office:value="1" table:style-name="ce22">
            <text:p>1</text:p>
          </table:table-cell>
          <table:table-cell office:value-type="float" office:value="1" table:style-name="ce22">
            <text:p>1</text:p>
          </table:table-cell>
          <table:table-cell table:number-columns-repeated="6" table:style-name="ce22"/>
          <table:table-cell office:value-type="string" office:string-value="C3/G1/G1.1/R1" table:formula="of:=CONCATENATE(IF([.A42]=&quot;&quot;;&quot;&quot;;CONCATENATE(&quot;C&quot;; [.A42]));IF([.B42]=&quot;&quot;;&quot;&quot;;CONCATENATE(&quot;/G&quot;;[.B42]));IF([.C42]=&quot;&quot;;&quot;&quot;;CONCATENATE(&quot;/R&quot;;[.C42])); IF([.D42]=&quot;&quot;;&quot;&quot;;CONCATENATE(&quot;/G&quot;;[.B42];&quot;.&quot;;[.D42])); IF([.E42]=&quot;&quot;;&quot;&quot;;CONCATENATE(&quot;/R&quot;;[.E42])); IF([.F42]=&quot;&quot;;&quot;&quot;;CONCATENATE(&quot;/G&quot;;[.B42];&quot;.&quot;;[.D42];&quot;.&quot;;[.F42])); IF([.G42]=&quot;&quot;;&quot;&quot;;CONCATENATE(&quot;/R&quot;;[.G42])); IF([.H42]=&quot;&quot;;&quot;&quot;;CONCATENATE(&quot;/G&quot;;[.B42];&quot;.&quot;;[.D42];&quot;.&quot;;[.F42];&quot;.&quot;;[.H42])); IF([.I42]=&quot;&quot;;&quot;&quot;;CONCATENATE(&quot;/R&quot;;[.I42]));IF([.J42]=&quot;&quot;;&quot;&quot;;CONCATENATE(&quot;/G&quot;;[.B42];&quot;.&quot;;[.D42];&quot;.&quot;;[.F42];&quot;.&quot;;[.H42]; &quot;.&quot;;[.J42])); IF([.K42]=&quot;&quot;;&quot;&quot;;CONCATENATE(&quot;/R&quot;;[.K42])))" table:style-name="ce22">
            <text:p>C3/G1/G1.1/R1</text:p>
          </table:table-cell>
          <table:table-cell office:value-type="string" table:style-name="ce22">
            <text:p>CRITERION.EXCLUSION.CONVICTIONS.FRAUD</text:p>
          </table:table-cell>
          <table:table-cell office:value-type="string" table:style-name="ce22">
            <text:p>ecf40999-7b64-4e10-b960-7f8ff8674cf6</text:p>
          </table:table-cell>
          <table:table-cell office:value-type="string" table:style-name="ce28">
            <text:p>Date of conviction</text:p>
          </table:table-cell>
          <table:table-cell table:style-name="ce28"/>
          <table:table-cell table:style-name="ce7"/>
          <table:table-cell table:number-columns-repeated="16367"/>
        </table:table-row>
        <table:table-row table:style-name="ro1">
          <table:table-cell office:value-type="float" office:value="3" table:style-name="ce21">
            <text:p>3</text:p>
          </table:table-cell>
          <table:table-cell office:value-type="float" office:value="1" table:style-name="ce22">
            <text:p>1</text:p>
          </table:table-cell>
          <table:table-cell table:style-name="ce22"/>
          <table:table-cell office:value-type="float" office:value="1" table:style-name="ce22">
            <text:p>1</text:p>
          </table:table-cell>
          <table:table-cell office:value-type="float" office:value="2" table:style-name="ce22">
            <text:p>2</text:p>
          </table:table-cell>
          <table:table-cell table:number-columns-repeated="6" table:style-name="ce22"/>
          <table:table-cell office:value-type="string" office:string-value="C3/G1/G1.1/R2" table:formula="of:=CONCATENATE(IF([.A43]=&quot;&quot;;&quot;&quot;;CONCATENATE(&quot;C&quot;; [.A43]));IF([.B43]=&quot;&quot;;&quot;&quot;;CONCATENATE(&quot;/G&quot;;[.B43]));IF([.C43]=&quot;&quot;;&quot;&quot;;CONCATENATE(&quot;/R&quot;;[.C43])); IF([.D43]=&quot;&quot;;&quot;&quot;;CONCATENATE(&quot;/G&quot;;[.B43];&quot;.&quot;;[.D43])); IF([.E43]=&quot;&quot;;&quot;&quot;;CONCATENATE(&quot;/R&quot;;[.E43])); IF([.F43]=&quot;&quot;;&quot;&quot;;CONCATENATE(&quot;/G&quot;;[.B43];&quot;.&quot;;[.D43];&quot;.&quot;;[.F43])); IF([.G43]=&quot;&quot;;&quot;&quot;;CONCATENATE(&quot;/R&quot;;[.G43])); IF([.H43]=&quot;&quot;;&quot;&quot;;CONCATENATE(&quot;/G&quot;;[.B43];&quot;.&quot;;[.D43];&quot;.&quot;;[.F43];&quot;.&quot;;[.H43])); IF([.I43]=&quot;&quot;;&quot;&quot;;CONCATENATE(&quot;/R&quot;;[.I43]));IF([.J43]=&quot;&quot;;&quot;&quot;;CONCATENATE(&quot;/G&quot;;[.B43];&quot;.&quot;;[.D43];&quot;.&quot;;[.F43];&quot;.&quot;;[.H43]; &quot;.&quot;;[.J43])); IF([.K43]=&quot;&quot;;&quot;&quot;;CONCATENATE(&quot;/R&quot;;[.K43])))" table:style-name="ce22">
            <text:p>C3/G1/G1.1/R2</text:p>
          </table:table-cell>
          <table:table-cell office:value-type="string" table:style-name="ce22">
            <text:p>CRITERION.EXCLUSION.CONVICTIONS.FRAUD</text:p>
          </table:table-cell>
          <table:table-cell office:value-type="string" table:style-name="ce22">
            <text:p>7d35fb7c-da5b-4830-b598-4f347a04dceb</text:p>
          </table:table-cell>
          <table:table-cell office:value-type="string" table:style-name="ce28">
            <text:p>Reason</text:p>
          </table:table-cell>
          <table:table-cell table:style-name="ce28"/>
          <table:table-cell table:style-name="ce7"/>
          <table:table-cell table:number-columns-repeated="16367"/>
        </table:table-row>
        <table:table-row table:style-name="ro1">
          <table:table-cell office:value-type="float" office:value="3" table:style-name="ce21">
            <text:p>3</text:p>
          </table:table-cell>
          <table:table-cell office:value-type="float" office:value="1" table:style-name="ce22">
            <text:p>1</text:p>
          </table:table-cell>
          <table:table-cell table:style-name="ce22"/>
          <table:table-cell office:value-type="float" office:value="1" table:style-name="ce22">
            <text:p>1</text:p>
          </table:table-cell>
          <table:table-cell office:value-type="float" office:value="3" table:style-name="ce22">
            <text:p>3</text:p>
          </table:table-cell>
          <table:table-cell table:number-columns-repeated="6" table:style-name="ce22"/>
          <table:table-cell office:value-type="string" office:string-value="C3/G1/G1.1/R3" table:formula="of:=CONCATENATE(IF([.A44]=&quot;&quot;;&quot;&quot;;CONCATENATE(&quot;C&quot;; [.A44]));IF([.B44]=&quot;&quot;;&quot;&quot;;CONCATENATE(&quot;/G&quot;;[.B44]));IF([.C44]=&quot;&quot;;&quot;&quot;;CONCATENATE(&quot;/R&quot;;[.C44])); IF([.D44]=&quot;&quot;;&quot;&quot;;CONCATENATE(&quot;/G&quot;;[.B44];&quot;.&quot;;[.D44])); IF([.E44]=&quot;&quot;;&quot;&quot;;CONCATENATE(&quot;/R&quot;;[.E44])); IF([.F44]=&quot;&quot;;&quot;&quot;;CONCATENATE(&quot;/G&quot;;[.B44];&quot;.&quot;;[.D44];&quot;.&quot;;[.F44])); IF([.G44]=&quot;&quot;;&quot;&quot;;CONCATENATE(&quot;/R&quot;;[.G44])); IF([.H44]=&quot;&quot;;&quot;&quot;;CONCATENATE(&quot;/G&quot;;[.B44];&quot;.&quot;;[.D44];&quot;.&quot;;[.F44];&quot;.&quot;;[.H44])); IF([.I44]=&quot;&quot;;&quot;&quot;;CONCATENATE(&quot;/R&quot;;[.I44]));IF([.J44]=&quot;&quot;;&quot;&quot;;CONCATENATE(&quot;/G&quot;;[.B44];&quot;.&quot;;[.D44];&quot;.&quot;;[.F44];&quot;.&quot;;[.H44]; &quot;.&quot;;[.J44])); IF([.K44]=&quot;&quot;;&quot;&quot;;CONCATENATE(&quot;/R&quot;;[.K44])))" table:style-name="ce22">
            <text:p>C3/G1/G1.1/R3</text:p>
          </table:table-cell>
          <table:table-cell office:value-type="string" table:style-name="ce22">
            <text:p>CRITERION.EXCLUSION.CONVICTIONS.FRAUD</text:p>
          </table:table-cell>
          <table:table-cell office:value-type="string" table:style-name="ce22">
            <text:p>c5012430-14da-454c-9d01-34cedc6a7ded</text:p>
          </table:table-cell>
          <table:table-cell office:value-type="string" table:style-name="ce28">
            <text:p>Who has been convicted</text:p>
          </table:table-cell>
          <table:table-cell table:style-name="ce28"/>
          <table:table-cell table:style-name="ce7"/>
          <table:table-cell table:number-columns-repeated="16367"/>
        </table:table-row>
        <table:table-row table:style-name="ro1">
          <table:table-cell office:value-type="float" office:value="3" table:style-name="ce21">
            <text:p>3</text:p>
          </table:table-cell>
          <table:table-cell office:value-type="float" office:value="1" table:style-name="ce22">
            <text:p>1</text:p>
          </table:table-cell>
          <table:table-cell table:style-name="ce22"/>
          <table:table-cell office:value-type="float" office:value="1" table:style-name="ce22">
            <text:p>1</text:p>
          </table:table-cell>
          <table:table-cell office:value-type="float" office:value="4" table:style-name="ce22">
            <text:p>4</text:p>
          </table:table-cell>
          <table:table-cell table:number-columns-repeated="6" table:style-name="ce22"/>
          <table:table-cell office:value-type="string" office:string-value="C3/G1/G1.1/R4" table:formula="of:=CONCATENATE(IF([.A45]=&quot;&quot;;&quot;&quot;;CONCATENATE(&quot;C&quot;; [.A45]));IF([.B45]=&quot;&quot;;&quot;&quot;;CONCATENATE(&quot;/G&quot;;[.B45]));IF([.C45]=&quot;&quot;;&quot;&quot;;CONCATENATE(&quot;/R&quot;;[.C45])); IF([.D45]=&quot;&quot;;&quot;&quot;;CONCATENATE(&quot;/G&quot;;[.B45];&quot;.&quot;;[.D45])); IF([.E45]=&quot;&quot;;&quot;&quot;;CONCATENATE(&quot;/R&quot;;[.E45])); IF([.F45]=&quot;&quot;;&quot;&quot;;CONCATENATE(&quot;/G&quot;;[.B45];&quot;.&quot;;[.D45];&quot;.&quot;;[.F45])); IF([.G45]=&quot;&quot;;&quot;&quot;;CONCATENATE(&quot;/R&quot;;[.G45])); IF([.H45]=&quot;&quot;;&quot;&quot;;CONCATENATE(&quot;/G&quot;;[.B45];&quot;.&quot;;[.D45];&quot;.&quot;;[.F45];&quot;.&quot;;[.H45])); IF([.I45]=&quot;&quot;;&quot;&quot;;CONCATENATE(&quot;/R&quot;;[.I45]));IF([.J45]=&quot;&quot;;&quot;&quot;;CONCATENATE(&quot;/G&quot;;[.B45];&quot;.&quot;;[.D45];&quot;.&quot;;[.F45];&quot;.&quot;;[.H45]; &quot;.&quot;;[.J45])); IF([.K45]=&quot;&quot;;&quot;&quot;;CONCATENATE(&quot;/R&quot;;[.K45])))" table:style-name="ce22">
            <text:p>C3/G1/G1.1/R4</text:p>
          </table:table-cell>
          <table:table-cell office:value-type="string" table:style-name="ce22">
            <text:p>CRITERION.EXCLUSION.CONVICTIONS.FRAUD</text:p>
          </table:table-cell>
          <table:table-cell office:value-type="string" table:style-name="ce22">
            <text:p>9ca9096f-edd2-4f19-b6b1-b55c83a2d5c8</text:p>
          </table:table-cell>
          <table:table-cell office:value-type="string" table:style-name="ce28">
            <text:p>Length of the period of exclusion</text:p>
          </table:table-cell>
          <table:table-cell table:style-name="ce28"/>
          <table:table-cell table:style-name="ce7"/>
          <table:table-cell table:number-columns-repeated="16367"/>
        </table:table-row>
        <table:table-row table:style-name="ro1">
          <table:table-cell office:value-type="float" office:value="3" table:style-name="ce21">
            <text:p>3</text:p>
          </table:table-cell>
          <table:table-cell office:value-type="float" office:value="1" table:style-name="ce22">
            <text:p>1</text:p>
          </table:table-cell>
          <table:table-cell table:style-name="ce22"/>
          <table:table-cell office:value-type="float" office:value="1" table:style-name="ce22">
            <text:p>1</text:p>
          </table:table-cell>
          <table:table-cell table:style-name="ce22"/>
          <table:table-cell office:value-type="float" office:value="1" table:style-name="ce22">
            <text:p>1</text:p>
          </table:table-cell>
          <table:table-cell table:number-columns-repeated="5" table:style-name="ce22"/>
          <table:table-cell office:value-type="string" office:string-value="C3/G1/G1.1/G1.1.1" table:formula="of:=CONCATENATE(IF([.A46]=&quot;&quot;;&quot;&quot;;CONCATENATE(&quot;C&quot;; [.A46]));IF([.B46]=&quot;&quot;;&quot;&quot;;CONCATENATE(&quot;/G&quot;;[.B46]));IF([.C46]=&quot;&quot;;&quot;&quot;;CONCATENATE(&quot;/R&quot;;[.C46])); IF([.D46]=&quot;&quot;;&quot;&quot;;CONCATENATE(&quot;/G&quot;;[.B46];&quot;.&quot;;[.D46])); IF([.E46]=&quot;&quot;;&quot;&quot;;CONCATENATE(&quot;/R&quot;;[.E46])); IF([.F46]=&quot;&quot;;&quot;&quot;;CONCATENATE(&quot;/G&quot;;[.B46];&quot;.&quot;;[.D46];&quot;.&quot;;[.F46])); IF([.G46]=&quot;&quot;;&quot;&quot;;CONCATENATE(&quot;/R&quot;;[.G46])); IF([.H46]=&quot;&quot;;&quot;&quot;;CONCATENATE(&quot;/G&quot;;[.B46];&quot;.&quot;;[.D46];&quot;.&quot;;[.F46];&quot;.&quot;;[.H46])); IF([.I46]=&quot;&quot;;&quot;&quot;;CONCATENATE(&quot;/R&quot;;[.I46]));IF([.J46]=&quot;&quot;;&quot;&quot;;CONCATENATE(&quot;/G&quot;;[.B46];&quot;.&quot;;[.D46];&quot;.&quot;;[.F46];&quot;.&quot;;[.H46]; &quot;.&quot;;[.J46])); IF([.K46]=&quot;&quot;;&quot;&quot;;CONCATENATE(&quot;/R&quot;;[.K46])))" table:style-name="ce22">
            <text:p>C3/G1/G1.1/G1.1.1</text:p>
          </table:table-cell>
          <table:table-cell office:value-type="string" table:style-name="ce22">
            <text:p>CRITERION.EXCLUSION.CONVICTIONS.FRAUD</text:p>
          </table:table-cell>
          <table:table-cell office:value-type="string" table:style-name="ce22">
            <text:p>5f9f09f7-f701-432c-9fdc-c22c124a74c9</text:p>
          </table:table-cell>
          <table:table-cell table:number-columns-repeated="3" table:style-name="ce28"/>
          <table:table-cell table:number-columns-repeated="16367"/>
        </table:table-row>
        <table:table-row table:style-name="ro1">
          <table:table-cell office:value-type="float" office:value="3" table:style-name="ce21">
            <text:p>3</text:p>
          </table:table-cell>
          <table:table-cell office:value-type="float" office:value="1" table:style-name="ce22">
            <text:p>1</text:p>
          </table:table-cell>
          <table:table-cell table:style-name="ce22"/>
          <table:table-cell office:value-type="float" office:value="1" table:style-name="ce22">
            <text:p>1</text:p>
          </table:table-cell>
          <table:table-cell table:style-name="ce22"/>
          <table:table-cell office:value-type="float" office:value="1" table:style-name="ce22">
            <text:p>1</text:p>
          </table:table-cell>
          <table:table-cell office:value-type="float" office:value="1" table:style-name="ce22">
            <text:p>1</text:p>
          </table:table-cell>
          <table:table-cell table:number-columns-repeated="4" table:style-name="ce22"/>
          <table:table-cell office:value-type="string" office:string-value="C3/G1/G1.1/G1.1.1/R1" table:formula="of:=CONCATENATE(IF([.A47]=&quot;&quot;;&quot;&quot;;CONCATENATE(&quot;C&quot;; [.A47]));IF([.B47]=&quot;&quot;;&quot;&quot;;CONCATENATE(&quot;/G&quot;;[.B47]));IF([.C47]=&quot;&quot;;&quot;&quot;;CONCATENATE(&quot;/R&quot;;[.C47])); IF([.D47]=&quot;&quot;;&quot;&quot;;CONCATENATE(&quot;/G&quot;;[.B47];&quot;.&quot;;[.D47])); IF([.E47]=&quot;&quot;;&quot;&quot;;CONCATENATE(&quot;/R&quot;;[.E47])); IF([.F47]=&quot;&quot;;&quot;&quot;;CONCATENATE(&quot;/G&quot;;[.B47];&quot;.&quot;;[.D47];&quot;.&quot;;[.F47])); IF([.G47]=&quot;&quot;;&quot;&quot;;CONCATENATE(&quot;/R&quot;;[.G47])); IF([.H47]=&quot;&quot;;&quot;&quot;;CONCATENATE(&quot;/G&quot;;[.B47];&quot;.&quot;;[.D47];&quot;.&quot;;[.F47];&quot;.&quot;;[.H47])); IF([.I47]=&quot;&quot;;&quot;&quot;;CONCATENATE(&quot;/R&quot;;[.I47]));IF([.J47]=&quot;&quot;;&quot;&quot;;CONCATENATE(&quot;/G&quot;;[.B47];&quot;.&quot;;[.D47];&quot;.&quot;;[.F47];&quot;.&quot;;[.H47]; &quot;.&quot;;[.J47])); IF([.K47]=&quot;&quot;;&quot;&quot;;CONCATENATE(&quot;/R&quot;;[.K47])))" table:style-name="ce22">
            <text:p>C3/G1/G1.1/G1.1.1/R1</text:p>
          </table:table-cell>
          <table:table-cell office:value-type="string" table:style-name="ce22">
            <text:p>CRITERION.EXCLUSION.CONVICTIONS.FRAUD</text:p>
          </table:table-cell>
          <table:table-cell office:value-type="string" table:style-name="ce22">
            <text:p>20c5361b-7599-4ee6-b030-7f8323174d1e</text:p>
          </table:table-cell>
          <table:table-cell office:value-type="string" table:style-name="ce28">
            <text:p>Have you taken measures to demonstrate your reliability (Self-Cleaning)?</text:p>
          </table:table-cell>
          <table:table-cell table:number-columns-repeated="2" table:style-name="ce28"/>
          <table:table-cell table:number-columns-repeated="16367"/>
        </table:table-row>
        <table:table-row table:style-name="ro1">
          <table:table-cell office:value-type="float" office:value="3" table:style-name="ce21">
            <text:p>3</text:p>
          </table:table-cell>
          <table:table-cell office:value-type="float" office:value="1" table:style-name="ce22">
            <text:p>1</text:p>
          </table:table-cell>
          <table:table-cell table:style-name="ce22"/>
          <table:table-cell office:value-type="float" office:value="1" table:style-name="ce22">
            <text:p>1</text:p>
          </table:table-cell>
          <table:table-cell table:style-name="ce22"/>
          <table:table-cell office:value-type="float" office:value="1" table:style-name="ce22">
            <text:p>1</text:p>
          </table:table-cell>
          <table:table-cell table:style-name="ce22"/>
          <table:table-cell office:value-type="float" office:value="1" table:style-name="ce22">
            <text:p>1</text:p>
          </table:table-cell>
          <table:table-cell table:number-columns-repeated="3" table:style-name="ce22"/>
          <table:table-cell office:value-type="string" office:string-value="C3/G1/G1.1/G1.1.1/G1.1.1.1" table:formula="of:=CONCATENATE(IF([.A48]=&quot;&quot;;&quot;&quot;;CONCATENATE(&quot;C&quot;; [.A48]));IF([.B48]=&quot;&quot;;&quot;&quot;;CONCATENATE(&quot;/G&quot;;[.B48]));IF([.C48]=&quot;&quot;;&quot;&quot;;CONCATENATE(&quot;/R&quot;;[.C48])); IF([.D48]=&quot;&quot;;&quot;&quot;;CONCATENATE(&quot;/G&quot;;[.B48];&quot;.&quot;;[.D48])); IF([.E48]=&quot;&quot;;&quot;&quot;;CONCATENATE(&quot;/R&quot;;[.E48])); IF([.F48]=&quot;&quot;;&quot;&quot;;CONCATENATE(&quot;/G&quot;;[.B48];&quot;.&quot;;[.D48];&quot;.&quot;;[.F48])); IF([.G48]=&quot;&quot;;&quot;&quot;;CONCATENATE(&quot;/R&quot;;[.G48])); IF([.H48]=&quot;&quot;;&quot;&quot;;CONCATENATE(&quot;/G&quot;;[.B48];&quot;.&quot;;[.D48];&quot;.&quot;;[.F48];&quot;.&quot;;[.H48])); IF([.I48]=&quot;&quot;;&quot;&quot;;CONCATENATE(&quot;/R&quot;;[.I48]));IF([.J48]=&quot;&quot;;&quot;&quot;;CONCATENATE(&quot;/G&quot;;[.B48];&quot;.&quot;;[.D48];&quot;.&quot;;[.F48];&quot;.&quot;;[.H48]; &quot;.&quot;;[.J48])); IF([.K48]=&quot;&quot;;&quot;&quot;;CONCATENATE(&quot;/R&quot;;[.K48])))" table:style-name="ce22">
            <text:p>C3/G1/G1.1/G1.1.1/G1.1.1.1</text:p>
          </table:table-cell>
          <table:table-cell office:value-type="string" table:style-name="ce22">
            <text:p>CRITERION.EXCLUSION.CONVICTIONS.FRAUD</text:p>
          </table:table-cell>
          <table:table-cell office:value-type="string" table:style-name="ce22">
            <text:p>74e6c7b4-757b-4b40-ada6-fad6a997c310</text:p>
          </table:table-cell>
          <table:table-cell table:style-name="ce28"/>
          <table:table-cell office:value-type="string" table:style-name="ce28">
            <text:p>GROUP_FULFILLED.ON_TRUE</text:p>
          </table:table-cell>
          <table:table-cell table:style-name="ce28"/>
          <table:table-cell table:number-columns-repeated="16367"/>
        </table:table-row>
        <table:table-row table:style-name="ro1">
          <table:table-cell office:value-type="float" office:value="3" table:style-name="ce21">
            <text:p>3</text:p>
          </table:table-cell>
          <table:table-cell office:value-type="float" office:value="1" table:style-name="ce22">
            <text:p>1</text:p>
          </table:table-cell>
          <table:table-cell table:style-name="ce22"/>
          <table:table-cell office:value-type="float" office:value="1" table:style-name="ce22">
            <text:p>1</text:p>
          </table:table-cell>
          <table:table-cell table:style-name="ce22"/>
          <table:table-cell office:value-type="float" office:value="1" table:style-name="ce22">
            <text:p>1</text:p>
          </table:table-cell>
          <table:table-cell table:style-name="ce22"/>
          <table:table-cell office:value-type="float" office:value="1" table:style-name="ce22">
            <text:p>1</text:p>
          </table:table-cell>
          <table:table-cell office:value-type="float" office:value="1" table:style-name="ce22">
            <text:p>1</text:p>
          </table:table-cell>
          <table:table-cell table:number-columns-repeated="2" table:style-name="ce22"/>
          <table:table-cell office:value-type="string" office:string-value="C3/G1/G1.1/G1.1.1/G1.1.1.1/R1" table:formula="of:=CONCATENATE(IF([.A49]=&quot;&quot;;&quot;&quot;;CONCATENATE(&quot;C&quot;; [.A49]));IF([.B49]=&quot;&quot;;&quot;&quot;;CONCATENATE(&quot;/G&quot;;[.B49]));IF([.C49]=&quot;&quot;;&quot;&quot;;CONCATENATE(&quot;/R&quot;;[.C49])); IF([.D49]=&quot;&quot;;&quot;&quot;;CONCATENATE(&quot;/G&quot;;[.B49];&quot;.&quot;;[.D49])); IF([.E49]=&quot;&quot;;&quot;&quot;;CONCATENATE(&quot;/R&quot;;[.E49])); IF([.F49]=&quot;&quot;;&quot;&quot;;CONCATENATE(&quot;/G&quot;;[.B49];&quot;.&quot;;[.D49];&quot;.&quot;;[.F49])); IF([.G49]=&quot;&quot;;&quot;&quot;;CONCATENATE(&quot;/R&quot;;[.G49])); IF([.H49]=&quot;&quot;;&quot;&quot;;CONCATENATE(&quot;/G&quot;;[.B49];&quot;.&quot;;[.D49];&quot;.&quot;;[.F49];&quot;.&quot;;[.H49])); IF([.I49]=&quot;&quot;;&quot;&quot;;CONCATENATE(&quot;/R&quot;;[.I49]));IF([.J49]=&quot;&quot;;&quot;&quot;;CONCATENATE(&quot;/G&quot;;[.B49];&quot;.&quot;;[.D49];&quot;.&quot;;[.F49];&quot;.&quot;;[.H49]; &quot;.&quot;;[.J49])); IF([.K49]=&quot;&quot;;&quot;&quot;;CONCATENATE(&quot;/R&quot;;[.K49])))" table:style-name="ce22">
            <text:p>C3/G1/G1.1/G1.1.1/G1.1.1.1/R1</text:p>
          </table:table-cell>
          <table:table-cell office:value-type="string" table:style-name="ce22">
            <text:p>CRITERION.EXCLUSION.CONVICTIONS.FRAUD</text:p>
          </table:table-cell>
          <table:table-cell office:value-type="string" table:style-name="ce22">
            <text:p>7b07904f-e080-401a-a3a1-9a3efeeda54b</text:p>
          </table:table-cell>
          <table:table-cell office:value-type="string" table:style-name="ce28">
            <text:p>Please describe them</text:p>
          </table:table-cell>
          <table:table-cell table:number-columns-repeated="2" table:style-name="ce28"/>
          <table:table-cell table:number-columns-repeated="16367"/>
        </table:table-row>
        <table:table-row table:style-name="ro1">
          <table:table-cell office:value-type="float" office:value="3" table:style-name="ce21">
            <text:p>3</text:p>
          </table:table-cell>
          <table:table-cell office:value-type="float" office:value="2" table:style-name="ce22">
            <text:p>2</text:p>
          </table:table-cell>
          <table:table-cell table:number-columns-repeated="9" table:style-name="ce22"/>
          <table:table-cell office:value-type="string" office:string-value="C3/G2" table:formula="of:=CONCATENATE(IF([.A50]=&quot;&quot;;&quot;&quot;;CONCATENATE(&quot;C&quot;; [.A50]));IF([.B50]=&quot;&quot;;&quot;&quot;;CONCATENATE(&quot;/G&quot;;[.B50]));IF([.C50]=&quot;&quot;;&quot;&quot;;CONCATENATE(&quot;/R&quot;;[.C50])); IF([.D50]=&quot;&quot;;&quot;&quot;;CONCATENATE(&quot;/G&quot;;[.B50];&quot;.&quot;;[.D50])); IF([.E50]=&quot;&quot;;&quot;&quot;;CONCATENATE(&quot;/R&quot;;[.E50])); IF([.F50]=&quot;&quot;;&quot;&quot;;CONCATENATE(&quot;/G&quot;;[.B50];&quot;.&quot;;[.D50];&quot;.&quot;;[.F50])); IF([.G50]=&quot;&quot;;&quot;&quot;;CONCATENATE(&quot;/R&quot;;[.G50])); IF([.H50]=&quot;&quot;;&quot;&quot;;CONCATENATE(&quot;/G&quot;;[.B50];&quot;.&quot;;[.D50];&quot;.&quot;;[.F50];&quot;.&quot;;[.H50])); IF([.I50]=&quot;&quot;;&quot;&quot;;CONCATENATE(&quot;/R&quot;;[.I50]));IF([.J50]=&quot;&quot;;&quot;&quot;;CONCATENATE(&quot;/G&quot;;[.B50];&quot;.&quot;;[.D50];&quot;.&quot;;[.F50];&quot;.&quot;;[.H50]; &quot;.&quot;;[.J50])); IF([.K50]=&quot;&quot;;&quot;&quot;;CONCATENATE(&quot;/R&quot;;[.K50])))" table:style-name="ce22">
            <text:p>C3/G2</text:p>
          </table:table-cell>
          <table:table-cell office:value-type="string" table:style-name="ce22">
            <text:p>CRITERION.EXCLUSION.CONVICTIONS.FRAUD</text:p>
          </table:table-cell>
          <table:table-cell office:value-type="string" table:style-name="ce17">
            <text:p>7458d42a-e581-4640-9283-34ceb3ad4345</text:p>
          </table:table-cell>
          <table:table-cell table:number-columns-repeated="2" table:style-name="ce22"/>
          <table:table-cell table:style-name="ce24"/>
          <table:table-cell table:number-columns-repeated="16367"/>
        </table:table-row>
        <table:table-row table:style-name="ro1">
          <table:table-cell office:value-type="float" office:value="3" table:style-name="ce21">
            <text:p>3</text:p>
          </table:table-cell>
          <table:table-cell office:value-type="float" office:value="2" table:style-name="ce22">
            <text:p>2</text:p>
          </table:table-cell>
          <table:table-cell office:value-type="float" office:value="1" table:style-name="ce22">
            <text:p>1</text:p>
          </table:table-cell>
          <table:table-cell table:number-columns-repeated="8" table:style-name="ce22"/>
          <table:table-cell office:value-type="string" office:string-value="C3/G2/R1" table:formula="of:=CONCATENATE(IF([.A51]=&quot;&quot;;&quot;&quot;;CONCATENATE(&quot;C&quot;; [.A51]));IF([.B51]=&quot;&quot;;&quot;&quot;;CONCATENATE(&quot;/G&quot;;[.B51]));IF([.C51]=&quot;&quot;;&quot;&quot;;CONCATENATE(&quot;/R&quot;;[.C51])); IF([.D51]=&quot;&quot;;&quot;&quot;;CONCATENATE(&quot;/G&quot;;[.B51];&quot;.&quot;;[.D51])); IF([.E51]=&quot;&quot;;&quot;&quot;;CONCATENATE(&quot;/R&quot;;[.E51])); IF([.F51]=&quot;&quot;;&quot;&quot;;CONCATENATE(&quot;/G&quot;;[.B51];&quot;.&quot;;[.D51];&quot;.&quot;;[.F51])); IF([.G51]=&quot;&quot;;&quot;&quot;;CONCATENATE(&quot;/R&quot;;[.G51])); IF([.H51]=&quot;&quot;;&quot;&quot;;CONCATENATE(&quot;/G&quot;;[.B51];&quot;.&quot;;[.D51];&quot;.&quot;;[.F51];&quot;.&quot;;[.H51])); IF([.I51]=&quot;&quot;;&quot;&quot;;CONCATENATE(&quot;/R&quot;;[.I51]));IF([.J51]=&quot;&quot;;&quot;&quot;;CONCATENATE(&quot;/G&quot;;[.B51];&quot;.&quot;;[.D51];&quot;.&quot;;[.F51];&quot;.&quot;;[.H51]; &quot;.&quot;;[.J51])); IF([.K51]=&quot;&quot;;&quot;&quot;;CONCATENATE(&quot;/R&quot;;[.K51])))" table:style-name="ce22">
            <text:p>C3/G2/R1</text:p>
          </table:table-cell>
          <table:table-cell office:value-type="string" table:style-name="ce22">
            <text:p>CRITERION.EXCLUSION.CONVICTIONS.FRAUD</text:p>
          </table:table-cell>
          <table:table-cell office:value-type="string" table:style-name="ce22">
            <text:p>c1347b74-1872-4060-a6db-f4044edcd7c4</text:p>
          </table:table-cell>
          <table:table-cell office:value-type="string" table:style-name="ce22">
            <text:p>Is this information available electronically?</text:p>
          </table:table-cell>
          <table:table-cell table:style-name="ce22"/>
          <table:table-cell table:style-name="ce24"/>
          <table:table-cell table:number-columns-repeated="16367"/>
        </table:table-row>
        <table:table-row table:style-name="ro1">
          <table:table-cell office:value-type="float" office:value="3" table:style-name="ce21">
            <text:p>3</text:p>
          </table:table-cell>
          <table:table-cell office:value-type="float" office:value="2" table:style-name="ce22">
            <text:p>2</text:p>
          </table:table-cell>
          <table:table-cell table:style-name="ce22"/>
          <table:table-cell office:value-type="float" office:value="1" table:style-name="ce22">
            <text:p>1</text:p>
          </table:table-cell>
          <table:table-cell table:number-columns-repeated="7" table:style-name="ce22"/>
          <table:table-cell office:value-type="string" office:string-value="C3/G2/G2.1" table:formula="of:=CONCATENATE(IF([.A52]=&quot;&quot;;&quot;&quot;;CONCATENATE(&quot;C&quot;; [.A52]));IF([.B52]=&quot;&quot;;&quot;&quot;;CONCATENATE(&quot;/G&quot;;[.B52]));IF([.C52]=&quot;&quot;;&quot;&quot;;CONCATENATE(&quot;/R&quot;;[.C52])); IF([.D52]=&quot;&quot;;&quot;&quot;;CONCATENATE(&quot;/G&quot;;[.B52];&quot;.&quot;;[.D52])); IF([.E52]=&quot;&quot;;&quot;&quot;;CONCATENATE(&quot;/R&quot;;[.E52])); IF([.F52]=&quot;&quot;;&quot;&quot;;CONCATENATE(&quot;/G&quot;;[.B52];&quot;.&quot;;[.D52];&quot;.&quot;;[.F52])); IF([.G52]=&quot;&quot;;&quot;&quot;;CONCATENATE(&quot;/R&quot;;[.G52])); IF([.H52]=&quot;&quot;;&quot;&quot;;CONCATENATE(&quot;/G&quot;;[.B52];&quot;.&quot;;[.D52];&quot;.&quot;;[.F52];&quot;.&quot;;[.H52])); IF([.I52]=&quot;&quot;;&quot;&quot;;CONCATENATE(&quot;/R&quot;;[.I52]));IF([.J52]=&quot;&quot;;&quot;&quot;;CONCATENATE(&quot;/G&quot;;[.B52];&quot;.&quot;;[.D52];&quot;.&quot;;[.F52];&quot;.&quot;;[.H52]; &quot;.&quot;;[.J52])); IF([.K52]=&quot;&quot;;&quot;&quot;;CONCATENATE(&quot;/R&quot;;[.K52])))" table:style-name="ce22">
            <text:p>C3/G2/G2.1</text:p>
          </table:table-cell>
          <table:table-cell office:value-type="string" table:style-name="ce22">
            <text:p>CRITERION.EXCLUSION.CONVICTIONS.FRAUD</text:p>
          </table:table-cell>
          <table:table-cell office:value-type="string" table:style-name="ce22">
            <text:p>41dd2e9b-1bfd-44c7-93ee-56bd74a4334b</text:p>
          </table:table-cell>
          <table:table-cell table:style-name="ce22"/>
          <table:table-cell office:value-type="string" table:style-name="ce22">
            <text:p>GROUP_FULFILLED.ON_TRUE</text:p>
          </table:table-cell>
          <table:table-cell table:style-name="ce24"/>
          <table:table-cell table:number-columns-repeated="16367"/>
        </table:table-row>
        <table:table-row table:style-name="ro1">
          <table:table-cell office:value-type="float" office:value="3" table:style-name="ce21">
            <text:p>3</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1" table:style-name="ce22">
            <text:p>1</text:p>
          </table:table-cell>
          <table:table-cell table:number-columns-repeated="6" table:style-name="ce22"/>
          <table:table-cell office:value-type="string" office:string-value="C3/G2/G2.1/R1" table:formula="of:=CONCATENATE(IF([.A53]=&quot;&quot;;&quot;&quot;;CONCATENATE(&quot;C&quot;; [.A53]));IF([.B53]=&quot;&quot;;&quot;&quot;;CONCATENATE(&quot;/G&quot;;[.B53]));IF([.C53]=&quot;&quot;;&quot;&quot;;CONCATENATE(&quot;/R&quot;;[.C53])); IF([.D53]=&quot;&quot;;&quot;&quot;;CONCATENATE(&quot;/G&quot;;[.B53];&quot;.&quot;;[.D53])); IF([.E53]=&quot;&quot;;&quot;&quot;;CONCATENATE(&quot;/R&quot;;[.E53])); IF([.F53]=&quot;&quot;;&quot;&quot;;CONCATENATE(&quot;/G&quot;;[.B53];&quot;.&quot;;[.D53];&quot;.&quot;;[.F53])); IF([.G53]=&quot;&quot;;&quot;&quot;;CONCATENATE(&quot;/R&quot;;[.G53])); IF([.H53]=&quot;&quot;;&quot;&quot;;CONCATENATE(&quot;/G&quot;;[.B53];&quot;.&quot;;[.D53];&quot;.&quot;;[.F53];&quot;.&quot;;[.H53])); IF([.I53]=&quot;&quot;;&quot;&quot;;CONCATENATE(&quot;/R&quot;;[.I53]));IF([.J53]=&quot;&quot;;&quot;&quot;;CONCATENATE(&quot;/G&quot;;[.B53];&quot;.&quot;;[.D53];&quot;.&quot;;[.F53];&quot;.&quot;;[.H53]; &quot;.&quot;;[.J53])); IF([.K53]=&quot;&quot;;&quot;&quot;;CONCATENATE(&quot;/R&quot;;[.K53])))" table:style-name="ce22">
            <text:p>C3/G2/G2.1/R1</text:p>
          </table:table-cell>
          <table:table-cell office:value-type="string" table:style-name="ce22">
            <text:p>CRITERION.EXCLUSION.CONVICTIONS.FRAUD</text:p>
          </table:table-cell>
          <table:table-cell office:value-type="string" table:style-name="ce22">
            <text:p>f4313bb6-21b6-499e-bdff-debe10e11d2c</text:p>
          </table:table-cell>
          <table:table-cell office:value-type="string" table:style-name="ce22">
            <text:p>URL</text:p>
          </table:table-cell>
          <table:table-cell table:style-name="ce22"/>
          <table:table-cell table:style-name="ce24"/>
          <table:table-cell table:number-columns-repeated="16367"/>
        </table:table-row>
        <table:table-row table:style-name="ro1">
          <table:table-cell office:value-type="float" office:value="3" table:style-name="ce21">
            <text:p>3</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2" table:style-name="ce22">
            <text:p>2</text:p>
          </table:table-cell>
          <table:table-cell table:number-columns-repeated="6" table:style-name="ce22"/>
          <table:table-cell office:value-type="string" office:string-value="C3/G2/G2.1/R2" table:formula="of:=CONCATENATE(IF([.A54]=&quot;&quot;;&quot;&quot;;CONCATENATE(&quot;C&quot;; [.A54]));IF([.B54]=&quot;&quot;;&quot;&quot;;CONCATENATE(&quot;/G&quot;;[.B54]));IF([.C54]=&quot;&quot;;&quot;&quot;;CONCATENATE(&quot;/R&quot;;[.C54])); IF([.D54]=&quot;&quot;;&quot;&quot;;CONCATENATE(&quot;/G&quot;;[.B54];&quot;.&quot;;[.D54])); IF([.E54]=&quot;&quot;;&quot;&quot;;CONCATENATE(&quot;/R&quot;;[.E54])); IF([.F54]=&quot;&quot;;&quot;&quot;;CONCATENATE(&quot;/G&quot;;[.B54];&quot;.&quot;;[.D54];&quot;.&quot;;[.F54])); IF([.G54]=&quot;&quot;;&quot;&quot;;CONCATENATE(&quot;/R&quot;;[.G54])); IF([.H54]=&quot;&quot;;&quot;&quot;;CONCATENATE(&quot;/G&quot;;[.B54];&quot;.&quot;;[.D54];&quot;.&quot;;[.F54];&quot;.&quot;;[.H54])); IF([.I54]=&quot;&quot;;&quot;&quot;;CONCATENATE(&quot;/R&quot;;[.I54]));IF([.J54]=&quot;&quot;;&quot;&quot;;CONCATENATE(&quot;/G&quot;;[.B54];&quot;.&quot;;[.D54];&quot;.&quot;;[.F54];&quot;.&quot;;[.H54]; &quot;.&quot;;[.J54])); IF([.K54]=&quot;&quot;;&quot;&quot;;CONCATENATE(&quot;/R&quot;;[.K54])))" table:style-name="ce22">
            <text:p>C3/G2/G2.1/R2</text:p>
          </table:table-cell>
          <table:table-cell office:value-type="string" table:style-name="ce22">
            <text:p>CRITERION.EXCLUSION.CONVICTIONS.FRAUD</text:p>
          </table:table-cell>
          <table:table-cell office:value-type="string" table:style-name="ce22">
            <text:p>1f1cd18e-3e01-4ca2-af4c-e2981924ba8d</text:p>
          </table:table-cell>
          <table:table-cell office:value-type="string" table:style-name="ce22">
            <text:p>Code</text:p>
          </table:table-cell>
          <table:table-cell table:style-name="ce22"/>
          <table:table-cell table:style-name="ce24"/>
          <table:table-cell table:number-columns-repeated="16367"/>
        </table:table-row>
        <table:table-row table:style-name="ro1">
          <table:table-cell office:value-type="float" office:value="3" table:style-name="ce21">
            <text:p>3</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3" table:style-name="ce22">
            <text:p>3</text:p>
          </table:table-cell>
          <table:table-cell table:number-columns-repeated="6" table:style-name="ce22"/>
          <table:table-cell office:value-type="string" office:string-value="C3/G2/G2.1/R3" table:formula="of:=CONCATENATE(IF([.A55]=&quot;&quot;;&quot;&quot;;CONCATENATE(&quot;C&quot;; [.A55]));IF([.B55]=&quot;&quot;;&quot;&quot;;CONCATENATE(&quot;/G&quot;;[.B55]));IF([.C55]=&quot;&quot;;&quot;&quot;;CONCATENATE(&quot;/R&quot;;[.C55])); IF([.D55]=&quot;&quot;;&quot;&quot;;CONCATENATE(&quot;/G&quot;;[.B55];&quot;.&quot;;[.D55])); IF([.E55]=&quot;&quot;;&quot;&quot;;CONCATENATE(&quot;/R&quot;;[.E55])); IF([.F55]=&quot;&quot;;&quot;&quot;;CONCATENATE(&quot;/G&quot;;[.B55];&quot;.&quot;;[.D55];&quot;.&quot;;[.F55])); IF([.G55]=&quot;&quot;;&quot;&quot;;CONCATENATE(&quot;/R&quot;;[.G55])); IF([.H55]=&quot;&quot;;&quot;&quot;;CONCATENATE(&quot;/G&quot;;[.B55];&quot;.&quot;;[.D55];&quot;.&quot;;[.F55];&quot;.&quot;;[.H55])); IF([.I55]=&quot;&quot;;&quot;&quot;;CONCATENATE(&quot;/R&quot;;[.I55]));IF([.J55]=&quot;&quot;;&quot;&quot;;CONCATENATE(&quot;/G&quot;;[.B55];&quot;.&quot;;[.D55];&quot;.&quot;;[.F55];&quot;.&quot;;[.H55]; &quot;.&quot;;[.J55])); IF([.K55]=&quot;&quot;;&quot;&quot;;CONCATENATE(&quot;/R&quot;;[.K55])))" table:style-name="ce22">
            <text:p>C3/G2/G2.1/R3</text:p>
          </table:table-cell>
          <table:table-cell office:value-type="string" table:style-name="ce22">
            <text:p>CRITERION.EXCLUSION.CONVICTIONS.FRAUD</text:p>
          </table:table-cell>
          <table:table-cell office:value-type="string" table:style-name="ce22">
            <text:p>c3ccfa31-0c5e-4e3a-a3fd-db9fb83d78d4</text:p>
          </table:table-cell>
          <table:table-cell office:value-type="string" table:style-name="ce22">
            <text:p>Issuer</text:p>
          </table:table-cell>
          <table:table-cell table:style-name="ce22"/>
          <table:table-cell table:style-name="ce24"/>
          <table:table-cell table:number-columns-repeated="16367"/>
        </table:table-row>
        <table:table-row table:style-name="ro1">
          <table:table-cell office:value-type="float" office:value="4" table:style-name="ce18">
            <text:p>4</text:p>
          </table:table-cell>
          <table:table-cell table:number-columns-repeated="10" table:style-name="ce18"/>
          <table:table-cell office:value-type="string" office:string-value="C4" table:formula="of:=CONCATENATE(IF([.A56]=&quot;&quot;;&quot;&quot;;CONCATENATE(&quot;C&quot;; [.A56]));IF([.B56]=&quot;&quot;;&quot;&quot;;CONCATENATE(&quot;/G&quot;;[.B56]));IF([.C56]=&quot;&quot;;&quot;&quot;;CONCATENATE(&quot;/R&quot;;[.C56])); IF([.D56]=&quot;&quot;;&quot;&quot;;CONCATENATE(&quot;/G&quot;;[.B56];&quot;.&quot;;[.D56])); IF([.E56]=&quot;&quot;;&quot;&quot;;CONCATENATE(&quot;/R&quot;;[.E56])); IF([.F56]=&quot;&quot;;&quot;&quot;;CONCATENATE(&quot;/G&quot;;[.B56];&quot;.&quot;;[.D56];&quot;.&quot;;[.F56])); IF([.G56]=&quot;&quot;;&quot;&quot;;CONCATENATE(&quot;/R&quot;;[.G56])); IF([.H56]=&quot;&quot;;&quot;&quot;;CONCATENATE(&quot;/G&quot;;[.B56];&quot;.&quot;;[.D56];&quot;.&quot;;[.F56];&quot;.&quot;;[.H56])); IF([.I56]=&quot;&quot;;&quot;&quot;;CONCATENATE(&quot;/R&quot;;[.I56]));IF([.J56]=&quot;&quot;;&quot;&quot;;CONCATENATE(&quot;/G&quot;;[.B56];&quot;.&quot;;[.D56];&quot;.&quot;;[.F56];&quot;.&quot;;[.H56]; &quot;.&quot;;[.J56])); IF([.K56]=&quot;&quot;;&quot;&quot;;CONCATENATE(&quot;/R&quot;;[.K56])))" table:style-name="ce18">
            <text:p>C4</text:p>
          </table:table-cell>
          <table:table-cell office:value-type="string" table:style-name="ce18">
            <text:p>CRITERION.EXCLUSION.CONVICTIONS.TERRORIST_OFFENCES</text:p>
          </table:table-cell>
          <table:table-cell office:value-type="string" table:style-name="ce18">
            <text:p>d486fb70-86b3-4e75-97f2-0d71b5697c7d</text:p>
          </table:table-cell>
          <table:table-cell office:value-type="string" table:style-name="ce18">
            <text:p>Has the economic operator itself or any person who is a member of its administrative, management or supervisory body or has powers of representation, decision or control therein been the subject of a conviction by final judgment for terrorist offences or offences linked to terrorist activities, by a conviction rendered at the most five years ago or in which an exclusion period set out directly in the conviction continues to be applicable? As defined in Articles 1 and 3 of Council Framework Decision of 13 June 2002 on combating terrorism (OJ L 164, 22.6.2002, p. 3). This exclusion ground also includes inciting or aiding or abetting or attempting to commit an offence, as referred to in Article 4 of that Framework Decision.</text:p>
          </table:table-cell>
          <table:table-cell office:value-type="string" table:style-name="ce18">
            <text:p><text:s/></text:p>
          </table:table-cell>
          <table:table-cell table:style-name="ce25"/>
          <table:table-cell table:number-columns-repeated="16367"/>
        </table:table-row>
        <table:table-row table:style-name="ro1">
          <table:table-cell office:value-type="float" office:value="4" table:style-name="ce21">
            <text:p>4</text:p>
          </table:table-cell>
          <table:table-cell office:value-type="float" office:value="1" table:style-name="ce22">
            <text:p>1</text:p>
          </table:table-cell>
          <table:table-cell table:number-columns-repeated="9" table:style-name="ce22"/>
          <table:table-cell office:value-type="string" office:string-value="C4/G1" table:formula="of:=CONCATENATE(IF([.A57]=&quot;&quot;;&quot;&quot;;CONCATENATE(&quot;C&quot;; [.A57]));IF([.B57]=&quot;&quot;;&quot;&quot;;CONCATENATE(&quot;/G&quot;;[.B57]));IF([.C57]=&quot;&quot;;&quot;&quot;;CONCATENATE(&quot;/R&quot;;[.C57])); IF([.D57]=&quot;&quot;;&quot;&quot;;CONCATENATE(&quot;/G&quot;;[.B57];&quot;.&quot;;[.D57])); IF([.E57]=&quot;&quot;;&quot;&quot;;CONCATENATE(&quot;/R&quot;;[.E57])); IF([.F57]=&quot;&quot;;&quot;&quot;;CONCATENATE(&quot;/G&quot;;[.B57];&quot;.&quot;;[.D57];&quot;.&quot;;[.F57])); IF([.G57]=&quot;&quot;;&quot;&quot;;CONCATENATE(&quot;/R&quot;;[.G57])); IF([.H57]=&quot;&quot;;&quot;&quot;;CONCATENATE(&quot;/G&quot;;[.B57];&quot;.&quot;;[.D57];&quot;.&quot;;[.F57];&quot;.&quot;;[.H57])); IF([.I57]=&quot;&quot;;&quot;&quot;;CONCATENATE(&quot;/R&quot;;[.I57]));IF([.J57]=&quot;&quot;;&quot;&quot;;CONCATENATE(&quot;/G&quot;;[.B57];&quot;.&quot;;[.D57];&quot;.&quot;;[.F57];&quot;.&quot;;[.H57]; &quot;.&quot;;[.J57])); IF([.K57]=&quot;&quot;;&quot;&quot;;CONCATENATE(&quot;/R&quot;;[.K57])))" table:style-name="ce22">
            <text:p>C4/G1</text:p>
          </table:table-cell>
          <table:table-cell office:value-type="string" table:style-name="ce22">
            <text:p>CRITERION.EXCLUSION.CONVICTIONS.TERRORIST_OFFENCES</text:p>
          </table:table-cell>
          <table:table-cell office:value-type="string" table:style-name="ce22">
            <text:p>7c637c0c-7703-4389-ba52-02997a055bd7</text:p>
          </table:table-cell>
          <table:table-cell table:number-columns-repeated="2" table:style-name="ce22"/>
          <table:table-cell table:style-name="ce24"/>
          <table:table-cell table:number-columns-repeated="16367"/>
        </table:table-row>
        <table:table-row table:style-name="ro1">
          <table:table-cell office:value-type="float" office:value="4" table:style-name="ce21">
            <text:p>4</text:p>
          </table:table-cell>
          <table:table-cell office:value-type="float" office:value="1" table:style-name="ce22">
            <text:p>1</text:p>
          </table:table-cell>
          <table:table-cell office:value-type="float" office:value="1" table:style-name="ce22">
            <text:p>1</text:p>
          </table:table-cell>
          <table:table-cell table:number-columns-repeated="8" table:style-name="ce22"/>
          <table:table-cell office:value-type="string" office:string-value="C4/G1/R1" table:formula="of:=CONCATENATE(IF([.A58]=&quot;&quot;;&quot;&quot;;CONCATENATE(&quot;C&quot;; [.A58]));IF([.B58]=&quot;&quot;;&quot;&quot;;CONCATENATE(&quot;/G&quot;;[.B58]));IF([.C58]=&quot;&quot;;&quot;&quot;;CONCATENATE(&quot;/R&quot;;[.C58])); IF([.D58]=&quot;&quot;;&quot;&quot;;CONCATENATE(&quot;/G&quot;;[.B58];&quot;.&quot;;[.D58])); IF([.E58]=&quot;&quot;;&quot;&quot;;CONCATENATE(&quot;/R&quot;;[.E58])); IF([.F58]=&quot;&quot;;&quot;&quot;;CONCATENATE(&quot;/G&quot;;[.B58];&quot;.&quot;;[.D58];&quot;.&quot;;[.F58])); IF([.G58]=&quot;&quot;;&quot;&quot;;CONCATENATE(&quot;/R&quot;;[.G58])); IF([.H58]=&quot;&quot;;&quot;&quot;;CONCATENATE(&quot;/G&quot;;[.B58];&quot;.&quot;;[.D58];&quot;.&quot;;[.F58];&quot;.&quot;;[.H58])); IF([.I58]=&quot;&quot;;&quot;&quot;;CONCATENATE(&quot;/R&quot;;[.I58]));IF([.J58]=&quot;&quot;;&quot;&quot;;CONCATENATE(&quot;/G&quot;;[.B58];&quot;.&quot;;[.D58];&quot;.&quot;;[.F58];&quot;.&quot;;[.H58]; &quot;.&quot;;[.J58])); IF([.K58]=&quot;&quot;;&quot;&quot;;CONCATENATE(&quot;/R&quot;;[.K58])))" table:style-name="ce22">
            <text:p>C4/G1/R1</text:p>
          </table:table-cell>
          <table:table-cell office:value-type="string" table:style-name="ce22">
            <text:p>CRITERION.EXCLUSION.CONVICTIONS.TERRORIST_OFFENCES</text:p>
          </table:table-cell>
          <table:table-cell office:value-type="string" table:style-name="ce22">
            <text:p>974c8196-9d1c-419c-9ca9-45bb9f5fd59a</text:p>
          </table:table-cell>
          <table:table-cell office:value-type="string" table:style-name="ce22">
            <text:p>Your Answer</text:p>
          </table:table-cell>
          <table:table-cell table:style-name="ce22"/>
          <table:table-cell table:style-name="ce24"/>
          <table:table-cell table:number-columns-repeated="16367"/>
        </table:table-row>
        <table:table-row table:style-name="ro1">
          <table:table-cell office:value-type="float" office:value="4" table:style-name="ce21">
            <text:p>4</text:p>
          </table:table-cell>
          <table:table-cell office:value-type="float" office:value="1" table:style-name="ce22">
            <text:p>1</text:p>
          </table:table-cell>
          <table:table-cell table:style-name="ce22"/>
          <table:table-cell office:value-type="float" office:value="1" table:style-name="ce22">
            <text:p>1</text:p>
          </table:table-cell>
          <table:table-cell table:number-columns-repeated="7" table:style-name="ce22"/>
          <table:table-cell office:value-type="string" office:string-value="C4/G1/G1.1" table:formula="of:=CONCATENATE(IF([.A59]=&quot;&quot;;&quot;&quot;;CONCATENATE(&quot;C&quot;; [.A59]));IF([.B59]=&quot;&quot;;&quot;&quot;;CONCATENATE(&quot;/G&quot;;[.B59]));IF([.C59]=&quot;&quot;;&quot;&quot;;CONCATENATE(&quot;/R&quot;;[.C59])); IF([.D59]=&quot;&quot;;&quot;&quot;;CONCATENATE(&quot;/G&quot;;[.B59];&quot;.&quot;;[.D59])); IF([.E59]=&quot;&quot;;&quot;&quot;;CONCATENATE(&quot;/R&quot;;[.E59])); IF([.F59]=&quot;&quot;;&quot;&quot;;CONCATENATE(&quot;/G&quot;;[.B59];&quot;.&quot;;[.D59];&quot;.&quot;;[.F59])); IF([.G59]=&quot;&quot;;&quot;&quot;;CONCATENATE(&quot;/R&quot;;[.G59])); IF([.H59]=&quot;&quot;;&quot;&quot;;CONCATENATE(&quot;/G&quot;;[.B59];&quot;.&quot;;[.D59];&quot;.&quot;;[.F59];&quot;.&quot;;[.H59])); IF([.I59]=&quot;&quot;;&quot;&quot;;CONCATENATE(&quot;/R&quot;;[.I59]));IF([.J59]=&quot;&quot;;&quot;&quot;;CONCATENATE(&quot;/G&quot;;[.B59];&quot;.&quot;;[.D59];&quot;.&quot;;[.F59];&quot;.&quot;;[.H59]; &quot;.&quot;;[.J59])); IF([.K59]=&quot;&quot;;&quot;&quot;;CONCATENATE(&quot;/R&quot;;[.K59])))" table:style-name="ce22">
            <text:p>C4/G1/G1.1</text:p>
          </table:table-cell>
          <table:table-cell office:value-type="string" table:style-name="ce22">
            <text:p>CRITERION.EXCLUSION.CONVICTIONS.TERRORIST_OFFENCES</text:p>
          </table:table-cell>
          <table:table-cell office:value-type="string" table:style-name="ce22">
            <text:p>f5276600-a2b6-4ff6-a90e-b31fe19dae41</text:p>
          </table:table-cell>
          <table:table-cell table:style-name="ce28"/>
          <table:table-cell office:value-type="string" table:style-name="ce28">
            <text:p>GROUP_FULFILLED.ON_TRUE</text:p>
          </table:table-cell>
          <table:table-cell office:value-type="string" table:style-name="ce7">
            <text:p>yes</text:p>
          </table:table-cell>
          <table:table-cell table:number-columns-repeated="16367"/>
        </table:table-row>
        <table:table-row table:style-name="ro1">
          <table:table-cell office:value-type="float" office:value="4" table:style-name="ce21">
            <text:p>4</text:p>
          </table:table-cell>
          <table:table-cell office:value-type="float" office:value="1" table:style-name="ce22">
            <text:p>1</text:p>
          </table:table-cell>
          <table:table-cell table:style-name="ce22"/>
          <table:table-cell office:value-type="float" office:value="1" table:style-name="ce22">
            <text:p>1</text:p>
          </table:table-cell>
          <table:table-cell office:value-type="float" office:value="1" table:style-name="ce22">
            <text:p>1</text:p>
          </table:table-cell>
          <table:table-cell table:number-columns-repeated="6" table:style-name="ce22"/>
          <table:table-cell office:value-type="string" office:string-value="C4/G1/G1.1/R1" table:formula="of:=CONCATENATE(IF([.A60]=&quot;&quot;;&quot;&quot;;CONCATENATE(&quot;C&quot;; [.A60]));IF([.B60]=&quot;&quot;;&quot;&quot;;CONCATENATE(&quot;/G&quot;;[.B60]));IF([.C60]=&quot;&quot;;&quot;&quot;;CONCATENATE(&quot;/R&quot;;[.C60])); IF([.D60]=&quot;&quot;;&quot;&quot;;CONCATENATE(&quot;/G&quot;;[.B60];&quot;.&quot;;[.D60])); IF([.E60]=&quot;&quot;;&quot;&quot;;CONCATENATE(&quot;/R&quot;;[.E60])); IF([.F60]=&quot;&quot;;&quot;&quot;;CONCATENATE(&quot;/G&quot;;[.B60];&quot;.&quot;;[.D60];&quot;.&quot;;[.F60])); IF([.G60]=&quot;&quot;;&quot;&quot;;CONCATENATE(&quot;/R&quot;;[.G60])); IF([.H60]=&quot;&quot;;&quot;&quot;;CONCATENATE(&quot;/G&quot;;[.B60];&quot;.&quot;;[.D60];&quot;.&quot;;[.F60];&quot;.&quot;;[.H60])); IF([.I60]=&quot;&quot;;&quot;&quot;;CONCATENATE(&quot;/R&quot;;[.I60]));IF([.J60]=&quot;&quot;;&quot;&quot;;CONCATENATE(&quot;/G&quot;;[.B60];&quot;.&quot;;[.D60];&quot;.&quot;;[.F60];&quot;.&quot;;[.H60]; &quot;.&quot;;[.J60])); IF([.K60]=&quot;&quot;;&quot;&quot;;CONCATENATE(&quot;/R&quot;;[.K60])))" table:style-name="ce22">
            <text:p>C4/G1/G1.1/R1</text:p>
          </table:table-cell>
          <table:table-cell office:value-type="string" table:style-name="ce22">
            <text:p>CRITERION.EXCLUSION.CONVICTIONS.TERRORIST_OFFENCES</text:p>
          </table:table-cell>
          <table:table-cell office:value-type="string" table:style-name="ce22">
            <text:p>ecf40999-7b64-4e10-b960-7f8ff8674cf6</text:p>
          </table:table-cell>
          <table:table-cell office:value-type="string" table:style-name="ce28">
            <text:p>Date of conviction</text:p>
          </table:table-cell>
          <table:table-cell table:style-name="ce28"/>
          <table:table-cell table:style-name="ce7"/>
          <table:table-cell table:number-columns-repeated="16367"/>
        </table:table-row>
        <table:table-row table:style-name="ro1">
          <table:table-cell office:value-type="float" office:value="4" table:style-name="ce21">
            <text:p>4</text:p>
          </table:table-cell>
          <table:table-cell office:value-type="float" office:value="1" table:style-name="ce22">
            <text:p>1</text:p>
          </table:table-cell>
          <table:table-cell table:style-name="ce22"/>
          <table:table-cell office:value-type="float" office:value="1" table:style-name="ce22">
            <text:p>1</text:p>
          </table:table-cell>
          <table:table-cell office:value-type="float" office:value="2" table:style-name="ce22">
            <text:p>2</text:p>
          </table:table-cell>
          <table:table-cell table:number-columns-repeated="6" table:style-name="ce22"/>
          <table:table-cell office:value-type="string" office:string-value="C4/G1/G1.1/R2" table:formula="of:=CONCATENATE(IF([.A61]=&quot;&quot;;&quot;&quot;;CONCATENATE(&quot;C&quot;; [.A61]));IF([.B61]=&quot;&quot;;&quot;&quot;;CONCATENATE(&quot;/G&quot;;[.B61]));IF([.C61]=&quot;&quot;;&quot;&quot;;CONCATENATE(&quot;/R&quot;;[.C61])); IF([.D61]=&quot;&quot;;&quot;&quot;;CONCATENATE(&quot;/G&quot;;[.B61];&quot;.&quot;;[.D61])); IF([.E61]=&quot;&quot;;&quot;&quot;;CONCATENATE(&quot;/R&quot;;[.E61])); IF([.F61]=&quot;&quot;;&quot;&quot;;CONCATENATE(&quot;/G&quot;;[.B61];&quot;.&quot;;[.D61];&quot;.&quot;;[.F61])); IF([.G61]=&quot;&quot;;&quot;&quot;;CONCATENATE(&quot;/R&quot;;[.G61])); IF([.H61]=&quot;&quot;;&quot;&quot;;CONCATENATE(&quot;/G&quot;;[.B61];&quot;.&quot;;[.D61];&quot;.&quot;;[.F61];&quot;.&quot;;[.H61])); IF([.I61]=&quot;&quot;;&quot;&quot;;CONCATENATE(&quot;/R&quot;;[.I61]));IF([.J61]=&quot;&quot;;&quot;&quot;;CONCATENATE(&quot;/G&quot;;[.B61];&quot;.&quot;;[.D61];&quot;.&quot;;[.F61];&quot;.&quot;;[.H61]; &quot;.&quot;;[.J61])); IF([.K61]=&quot;&quot;;&quot;&quot;;CONCATENATE(&quot;/R&quot;;[.K61])))" table:style-name="ce22">
            <text:p>C4/G1/G1.1/R2</text:p>
          </table:table-cell>
          <table:table-cell office:value-type="string" table:style-name="ce22">
            <text:p>CRITERION.EXCLUSION.CONVICTIONS.TERRORIST_OFFENCES</text:p>
          </table:table-cell>
          <table:table-cell office:value-type="string" table:style-name="ce22">
            <text:p>7d35fb7c-da5b-4830-b598-4f347a04dceb</text:p>
          </table:table-cell>
          <table:table-cell office:value-type="string" table:style-name="ce28">
            <text:p>Reason</text:p>
          </table:table-cell>
          <table:table-cell table:style-name="ce28"/>
          <table:table-cell table:style-name="ce7"/>
          <table:table-cell table:number-columns-repeated="16367"/>
        </table:table-row>
        <table:table-row table:style-name="ro1">
          <table:table-cell office:value-type="float" office:value="4" table:style-name="ce21">
            <text:p>4</text:p>
          </table:table-cell>
          <table:table-cell office:value-type="float" office:value="1" table:style-name="ce22">
            <text:p>1</text:p>
          </table:table-cell>
          <table:table-cell table:style-name="ce22"/>
          <table:table-cell office:value-type="float" office:value="1" table:style-name="ce22">
            <text:p>1</text:p>
          </table:table-cell>
          <table:table-cell office:value-type="float" office:value="3" table:style-name="ce22">
            <text:p>3</text:p>
          </table:table-cell>
          <table:table-cell table:number-columns-repeated="6" table:style-name="ce22"/>
          <table:table-cell office:value-type="string" office:string-value="C4/G1/G1.1/R3" table:formula="of:=CONCATENATE(IF([.A62]=&quot;&quot;;&quot;&quot;;CONCATENATE(&quot;C&quot;; [.A62]));IF([.B62]=&quot;&quot;;&quot;&quot;;CONCATENATE(&quot;/G&quot;;[.B62]));IF([.C62]=&quot;&quot;;&quot;&quot;;CONCATENATE(&quot;/R&quot;;[.C62])); IF([.D62]=&quot;&quot;;&quot;&quot;;CONCATENATE(&quot;/G&quot;;[.B62];&quot;.&quot;;[.D62])); IF([.E62]=&quot;&quot;;&quot;&quot;;CONCATENATE(&quot;/R&quot;;[.E62])); IF([.F62]=&quot;&quot;;&quot;&quot;;CONCATENATE(&quot;/G&quot;;[.B62];&quot;.&quot;;[.D62];&quot;.&quot;;[.F62])); IF([.G62]=&quot;&quot;;&quot;&quot;;CONCATENATE(&quot;/R&quot;;[.G62])); IF([.H62]=&quot;&quot;;&quot;&quot;;CONCATENATE(&quot;/G&quot;;[.B62];&quot;.&quot;;[.D62];&quot;.&quot;;[.F62];&quot;.&quot;;[.H62])); IF([.I62]=&quot;&quot;;&quot;&quot;;CONCATENATE(&quot;/R&quot;;[.I62]));IF([.J62]=&quot;&quot;;&quot;&quot;;CONCATENATE(&quot;/G&quot;;[.B62];&quot;.&quot;;[.D62];&quot;.&quot;;[.F62];&quot;.&quot;;[.H62]; &quot;.&quot;;[.J62])); IF([.K62]=&quot;&quot;;&quot;&quot;;CONCATENATE(&quot;/R&quot;;[.K62])))" table:style-name="ce22">
            <text:p>C4/G1/G1.1/R3</text:p>
          </table:table-cell>
          <table:table-cell office:value-type="string" table:style-name="ce22">
            <text:p>CRITERION.EXCLUSION.CONVICTIONS.TERRORIST_OFFENCES</text:p>
          </table:table-cell>
          <table:table-cell office:value-type="string" table:style-name="ce22">
            <text:p>c5012430-14da-454c-9d01-34cedc6a7ded</text:p>
          </table:table-cell>
          <table:table-cell office:value-type="string" table:style-name="ce28">
            <text:p>Who has been convicted</text:p>
          </table:table-cell>
          <table:table-cell table:style-name="ce28"/>
          <table:table-cell table:style-name="ce7"/>
          <table:table-cell table:number-columns-repeated="16367"/>
        </table:table-row>
        <table:table-row table:style-name="ro1">
          <table:table-cell office:value-type="float" office:value="4" table:style-name="ce21">
            <text:p>4</text:p>
          </table:table-cell>
          <table:table-cell office:value-type="float" office:value="1" table:style-name="ce22">
            <text:p>1</text:p>
          </table:table-cell>
          <table:table-cell table:style-name="ce22"/>
          <table:table-cell office:value-type="float" office:value="1" table:style-name="ce22">
            <text:p>1</text:p>
          </table:table-cell>
          <table:table-cell office:value-type="float" office:value="4" table:style-name="ce22">
            <text:p>4</text:p>
          </table:table-cell>
          <table:table-cell table:number-columns-repeated="6" table:style-name="ce22"/>
          <table:table-cell office:value-type="string" office:string-value="C4/G1/G1.1/R4" table:formula="of:=CONCATENATE(IF([.A63]=&quot;&quot;;&quot;&quot;;CONCATENATE(&quot;C&quot;; [.A63]));IF([.B63]=&quot;&quot;;&quot;&quot;;CONCATENATE(&quot;/G&quot;;[.B63]));IF([.C63]=&quot;&quot;;&quot;&quot;;CONCATENATE(&quot;/R&quot;;[.C63])); IF([.D63]=&quot;&quot;;&quot;&quot;;CONCATENATE(&quot;/G&quot;;[.B63];&quot;.&quot;;[.D63])); IF([.E63]=&quot;&quot;;&quot;&quot;;CONCATENATE(&quot;/R&quot;;[.E63])); IF([.F63]=&quot;&quot;;&quot;&quot;;CONCATENATE(&quot;/G&quot;;[.B63];&quot;.&quot;;[.D63];&quot;.&quot;;[.F63])); IF([.G63]=&quot;&quot;;&quot;&quot;;CONCATENATE(&quot;/R&quot;;[.G63])); IF([.H63]=&quot;&quot;;&quot;&quot;;CONCATENATE(&quot;/G&quot;;[.B63];&quot;.&quot;;[.D63];&quot;.&quot;;[.F63];&quot;.&quot;;[.H63])); IF([.I63]=&quot;&quot;;&quot;&quot;;CONCATENATE(&quot;/R&quot;;[.I63]));IF([.J63]=&quot;&quot;;&quot;&quot;;CONCATENATE(&quot;/G&quot;;[.B63];&quot;.&quot;;[.D63];&quot;.&quot;;[.F63];&quot;.&quot;;[.H63]; &quot;.&quot;;[.J63])); IF([.K63]=&quot;&quot;;&quot;&quot;;CONCATENATE(&quot;/R&quot;;[.K63])))" table:style-name="ce22">
            <text:p>C4/G1/G1.1/R4</text:p>
          </table:table-cell>
          <table:table-cell office:value-type="string" table:style-name="ce22">
            <text:p>CRITERION.EXCLUSION.CONVICTIONS.TERRORIST_OFFENCES</text:p>
          </table:table-cell>
          <table:table-cell office:value-type="string" table:style-name="ce22">
            <text:p>9ca9096f-edd2-4f19-b6b1-b55c83a2d5c8</text:p>
          </table:table-cell>
          <table:table-cell office:value-type="string" table:style-name="ce28">
            <text:p>Length of the period of exclusion</text:p>
          </table:table-cell>
          <table:table-cell table:style-name="ce28"/>
          <table:table-cell table:style-name="ce7"/>
          <table:table-cell table:number-columns-repeated="16367"/>
        </table:table-row>
        <table:table-row table:style-name="ro1">
          <table:table-cell office:value-type="float" office:value="4" table:style-name="ce21">
            <text:p>4</text:p>
          </table:table-cell>
          <table:table-cell office:value-type="float" office:value="1" table:style-name="ce22">
            <text:p>1</text:p>
          </table:table-cell>
          <table:table-cell table:style-name="ce22"/>
          <table:table-cell office:value-type="float" office:value="1" table:style-name="ce22">
            <text:p>1</text:p>
          </table:table-cell>
          <table:table-cell table:style-name="ce22"/>
          <table:table-cell office:value-type="float" office:value="1" table:style-name="ce22">
            <text:p>1</text:p>
          </table:table-cell>
          <table:table-cell table:number-columns-repeated="5" table:style-name="ce22"/>
          <table:table-cell office:value-type="string" office:string-value="C4/G1/G1.1/G1.1.1" table:formula="of:=CONCATENATE(IF([.A64]=&quot;&quot;;&quot;&quot;;CONCATENATE(&quot;C&quot;; [.A64]));IF([.B64]=&quot;&quot;;&quot;&quot;;CONCATENATE(&quot;/G&quot;;[.B64]));IF([.C64]=&quot;&quot;;&quot;&quot;;CONCATENATE(&quot;/R&quot;;[.C64])); IF([.D64]=&quot;&quot;;&quot;&quot;;CONCATENATE(&quot;/G&quot;;[.B64];&quot;.&quot;;[.D64])); IF([.E64]=&quot;&quot;;&quot;&quot;;CONCATENATE(&quot;/R&quot;;[.E64])); IF([.F64]=&quot;&quot;;&quot;&quot;;CONCATENATE(&quot;/G&quot;;[.B64];&quot;.&quot;;[.D64];&quot;.&quot;;[.F64])); IF([.G64]=&quot;&quot;;&quot;&quot;;CONCATENATE(&quot;/R&quot;;[.G64])); IF([.H64]=&quot;&quot;;&quot;&quot;;CONCATENATE(&quot;/G&quot;;[.B64];&quot;.&quot;;[.D64];&quot;.&quot;;[.F64];&quot;.&quot;;[.H64])); IF([.I64]=&quot;&quot;;&quot;&quot;;CONCATENATE(&quot;/R&quot;;[.I64]));IF([.J64]=&quot;&quot;;&quot;&quot;;CONCATENATE(&quot;/G&quot;;[.B64];&quot;.&quot;;[.D64];&quot;.&quot;;[.F64];&quot;.&quot;;[.H64]; &quot;.&quot;;[.J64])); IF([.K64]=&quot;&quot;;&quot;&quot;;CONCATENATE(&quot;/R&quot;;[.K64])))" table:style-name="ce22">
            <text:p>C4/G1/G1.1/G1.1.1</text:p>
          </table:table-cell>
          <table:table-cell office:value-type="string" table:style-name="ce22">
            <text:p>CRITERION.EXCLUSION.CONVICTIONS.TERRORIST_OFFENCES</text:p>
          </table:table-cell>
          <table:table-cell office:value-type="string" table:style-name="ce22">
            <text:p>5f9f09f7-f701-432c-9fdc-c22c124a74c9</text:p>
          </table:table-cell>
          <table:table-cell table:number-columns-repeated="3" table:style-name="ce28"/>
          <table:table-cell table:number-columns-repeated="16367"/>
        </table:table-row>
        <table:table-row table:style-name="ro1">
          <table:table-cell office:value-type="float" office:value="4" table:style-name="ce21">
            <text:p>4</text:p>
          </table:table-cell>
          <table:table-cell office:value-type="float" office:value="1" table:style-name="ce22">
            <text:p>1</text:p>
          </table:table-cell>
          <table:table-cell table:style-name="ce22"/>
          <table:table-cell office:value-type="float" office:value="1" table:style-name="ce22">
            <text:p>1</text:p>
          </table:table-cell>
          <table:table-cell table:style-name="ce22"/>
          <table:table-cell office:value-type="float" office:value="1" table:style-name="ce22">
            <text:p>1</text:p>
          </table:table-cell>
          <table:table-cell office:value-type="float" office:value="1" table:style-name="ce22">
            <text:p>1</text:p>
          </table:table-cell>
          <table:table-cell table:number-columns-repeated="4" table:style-name="ce22"/>
          <table:table-cell office:value-type="string" office:string-value="C4/G1/G1.1/G1.1.1/R1" table:formula="of:=CONCATENATE(IF([.A65]=&quot;&quot;;&quot;&quot;;CONCATENATE(&quot;C&quot;; [.A65]));IF([.B65]=&quot;&quot;;&quot;&quot;;CONCATENATE(&quot;/G&quot;;[.B65]));IF([.C65]=&quot;&quot;;&quot;&quot;;CONCATENATE(&quot;/R&quot;;[.C65])); IF([.D65]=&quot;&quot;;&quot;&quot;;CONCATENATE(&quot;/G&quot;;[.B65];&quot;.&quot;;[.D65])); IF([.E65]=&quot;&quot;;&quot;&quot;;CONCATENATE(&quot;/R&quot;;[.E65])); IF([.F65]=&quot;&quot;;&quot;&quot;;CONCATENATE(&quot;/G&quot;;[.B65];&quot;.&quot;;[.D65];&quot;.&quot;;[.F65])); IF([.G65]=&quot;&quot;;&quot;&quot;;CONCATENATE(&quot;/R&quot;;[.G65])); IF([.H65]=&quot;&quot;;&quot;&quot;;CONCATENATE(&quot;/G&quot;;[.B65];&quot;.&quot;;[.D65];&quot;.&quot;;[.F65];&quot;.&quot;;[.H65])); IF([.I65]=&quot;&quot;;&quot;&quot;;CONCATENATE(&quot;/R&quot;;[.I65]));IF([.J65]=&quot;&quot;;&quot;&quot;;CONCATENATE(&quot;/G&quot;;[.B65];&quot;.&quot;;[.D65];&quot;.&quot;;[.F65];&quot;.&quot;;[.H65]; &quot;.&quot;;[.J65])); IF([.K65]=&quot;&quot;;&quot;&quot;;CONCATENATE(&quot;/R&quot;;[.K65])))" table:style-name="ce22">
            <text:p>C4/G1/G1.1/G1.1.1/R1</text:p>
          </table:table-cell>
          <table:table-cell office:value-type="string" table:style-name="ce22">
            <text:p>CRITERION.EXCLUSION.CONVICTIONS.TERRORIST_OFFENCES</text:p>
          </table:table-cell>
          <table:table-cell office:value-type="string" table:style-name="ce22">
            <text:p>20c5361b-7599-4ee6-b030-7f8323174d1e</text:p>
          </table:table-cell>
          <table:table-cell office:value-type="string" table:style-name="ce28">
            <text:p>Have you taken measures to demonstrate your reliability (Self-Cleaning)?</text:p>
          </table:table-cell>
          <table:table-cell table:number-columns-repeated="2" table:style-name="ce28"/>
          <table:table-cell table:number-columns-repeated="16367"/>
        </table:table-row>
        <table:table-row table:style-name="ro1">
          <table:table-cell office:value-type="float" office:value="4" table:style-name="ce21">
            <text:p>4</text:p>
          </table:table-cell>
          <table:table-cell office:value-type="float" office:value="1" table:style-name="ce22">
            <text:p>1</text:p>
          </table:table-cell>
          <table:table-cell table:style-name="ce22"/>
          <table:table-cell office:value-type="float" office:value="1" table:style-name="ce22">
            <text:p>1</text:p>
          </table:table-cell>
          <table:table-cell table:style-name="ce22"/>
          <table:table-cell office:value-type="float" office:value="1" table:style-name="ce22">
            <text:p>1</text:p>
          </table:table-cell>
          <table:table-cell table:style-name="ce22"/>
          <table:table-cell office:value-type="float" office:value="1" table:style-name="ce22">
            <text:p>1</text:p>
          </table:table-cell>
          <table:table-cell table:number-columns-repeated="3" table:style-name="ce22"/>
          <table:table-cell office:value-type="string" office:string-value="C4/G1/G1.1/G1.1.1/G1.1.1.1" table:formula="of:=CONCATENATE(IF([.A66]=&quot;&quot;;&quot;&quot;;CONCATENATE(&quot;C&quot;; [.A66]));IF([.B66]=&quot;&quot;;&quot;&quot;;CONCATENATE(&quot;/G&quot;;[.B66]));IF([.C66]=&quot;&quot;;&quot;&quot;;CONCATENATE(&quot;/R&quot;;[.C66])); IF([.D66]=&quot;&quot;;&quot;&quot;;CONCATENATE(&quot;/G&quot;;[.B66];&quot;.&quot;;[.D66])); IF([.E66]=&quot;&quot;;&quot;&quot;;CONCATENATE(&quot;/R&quot;;[.E66])); IF([.F66]=&quot;&quot;;&quot;&quot;;CONCATENATE(&quot;/G&quot;;[.B66];&quot;.&quot;;[.D66];&quot;.&quot;;[.F66])); IF([.G66]=&quot;&quot;;&quot;&quot;;CONCATENATE(&quot;/R&quot;;[.G66])); IF([.H66]=&quot;&quot;;&quot;&quot;;CONCATENATE(&quot;/G&quot;;[.B66];&quot;.&quot;;[.D66];&quot;.&quot;;[.F66];&quot;.&quot;;[.H66])); IF([.I66]=&quot;&quot;;&quot;&quot;;CONCATENATE(&quot;/R&quot;;[.I66]));IF([.J66]=&quot;&quot;;&quot;&quot;;CONCATENATE(&quot;/G&quot;;[.B66];&quot;.&quot;;[.D66];&quot;.&quot;;[.F66];&quot;.&quot;;[.H66]; &quot;.&quot;;[.J66])); IF([.K66]=&quot;&quot;;&quot;&quot;;CONCATENATE(&quot;/R&quot;;[.K66])))" table:style-name="ce22">
            <text:p>C4/G1/G1.1/G1.1.1/G1.1.1.1</text:p>
          </table:table-cell>
          <table:table-cell office:value-type="string" table:style-name="ce22">
            <text:p>CRITERION.EXCLUSION.CONVICTIONS.TERRORIST_OFFENCES</text:p>
          </table:table-cell>
          <table:table-cell office:value-type="string" table:style-name="ce22">
            <text:p>74e6c7b4-757b-4b40-ada6-fad6a997c310</text:p>
          </table:table-cell>
          <table:table-cell table:style-name="ce28"/>
          <table:table-cell office:value-type="string" table:style-name="ce28">
            <text:p>GROUP_FULFILLED.ON_TRUE</text:p>
          </table:table-cell>
          <table:table-cell table:style-name="ce28"/>
          <table:table-cell table:number-columns-repeated="16367"/>
        </table:table-row>
        <table:table-row table:style-name="ro1">
          <table:table-cell office:value-type="float" office:value="4" table:style-name="ce21">
            <text:p>4</text:p>
          </table:table-cell>
          <table:table-cell office:value-type="float" office:value="1" table:style-name="ce22">
            <text:p>1</text:p>
          </table:table-cell>
          <table:table-cell table:style-name="ce22"/>
          <table:table-cell office:value-type="float" office:value="1" table:style-name="ce22">
            <text:p>1</text:p>
          </table:table-cell>
          <table:table-cell table:style-name="ce22"/>
          <table:table-cell office:value-type="float" office:value="1" table:style-name="ce22">
            <text:p>1</text:p>
          </table:table-cell>
          <table:table-cell table:style-name="ce22"/>
          <table:table-cell office:value-type="float" office:value="1" table:style-name="ce22">
            <text:p>1</text:p>
          </table:table-cell>
          <table:table-cell office:value-type="float" office:value="1" table:style-name="ce22">
            <text:p>1</text:p>
          </table:table-cell>
          <table:table-cell table:number-columns-repeated="2" table:style-name="ce22"/>
          <table:table-cell office:value-type="string" office:string-value="C4/G1/G1.1/G1.1.1/G1.1.1.1/R1" table:formula="of:=CONCATENATE(IF([.A67]=&quot;&quot;;&quot;&quot;;CONCATENATE(&quot;C&quot;; [.A67]));IF([.B67]=&quot;&quot;;&quot;&quot;;CONCATENATE(&quot;/G&quot;;[.B67]));IF([.C67]=&quot;&quot;;&quot;&quot;;CONCATENATE(&quot;/R&quot;;[.C67])); IF([.D67]=&quot;&quot;;&quot;&quot;;CONCATENATE(&quot;/G&quot;;[.B67];&quot;.&quot;;[.D67])); IF([.E67]=&quot;&quot;;&quot;&quot;;CONCATENATE(&quot;/R&quot;;[.E67])); IF([.F67]=&quot;&quot;;&quot;&quot;;CONCATENATE(&quot;/G&quot;;[.B67];&quot;.&quot;;[.D67];&quot;.&quot;;[.F67])); IF([.G67]=&quot;&quot;;&quot;&quot;;CONCATENATE(&quot;/R&quot;;[.G67])); IF([.H67]=&quot;&quot;;&quot;&quot;;CONCATENATE(&quot;/G&quot;;[.B67];&quot;.&quot;;[.D67];&quot;.&quot;;[.F67];&quot;.&quot;;[.H67])); IF([.I67]=&quot;&quot;;&quot;&quot;;CONCATENATE(&quot;/R&quot;;[.I67]));IF([.J67]=&quot;&quot;;&quot;&quot;;CONCATENATE(&quot;/G&quot;;[.B67];&quot;.&quot;;[.D67];&quot;.&quot;;[.F67];&quot;.&quot;;[.H67]; &quot;.&quot;;[.J67])); IF([.K67]=&quot;&quot;;&quot;&quot;;CONCATENATE(&quot;/R&quot;;[.K67])))" table:style-name="ce22">
            <text:p>C4/G1/G1.1/G1.1.1/G1.1.1.1/R1</text:p>
          </table:table-cell>
          <table:table-cell office:value-type="string" table:style-name="ce22">
            <text:p>CRITERION.EXCLUSION.CONVICTIONS.TERRORIST_OFFENCES</text:p>
          </table:table-cell>
          <table:table-cell office:value-type="string" table:style-name="ce22">
            <text:p>7b07904f-e080-401a-a3a1-9a3efeeda54b</text:p>
          </table:table-cell>
          <table:table-cell office:value-type="string" table:style-name="ce28">
            <text:p>Please describe them</text:p>
          </table:table-cell>
          <table:table-cell table:number-columns-repeated="2" table:style-name="ce28"/>
          <table:table-cell table:number-columns-repeated="16367"/>
        </table:table-row>
        <table:table-row table:style-name="ro1">
          <table:table-cell office:value-type="float" office:value="4" table:style-name="ce21">
            <text:p>4</text:p>
          </table:table-cell>
          <table:table-cell office:value-type="float" office:value="2" table:style-name="ce22">
            <text:p>2</text:p>
          </table:table-cell>
          <table:table-cell table:number-columns-repeated="9" table:style-name="ce22"/>
          <table:table-cell office:value-type="string" office:string-value="C4/G2" table:formula="of:=CONCATENATE(IF([.A68]=&quot;&quot;;&quot;&quot;;CONCATENATE(&quot;C&quot;; [.A68]));IF([.B68]=&quot;&quot;;&quot;&quot;;CONCATENATE(&quot;/G&quot;;[.B68]));IF([.C68]=&quot;&quot;;&quot;&quot;;CONCATENATE(&quot;/R&quot;;[.C68])); IF([.D68]=&quot;&quot;;&quot;&quot;;CONCATENATE(&quot;/G&quot;;[.B68];&quot;.&quot;;[.D68])); IF([.E68]=&quot;&quot;;&quot;&quot;;CONCATENATE(&quot;/R&quot;;[.E68])); IF([.F68]=&quot;&quot;;&quot;&quot;;CONCATENATE(&quot;/G&quot;;[.B68];&quot;.&quot;;[.D68];&quot;.&quot;;[.F68])); IF([.G68]=&quot;&quot;;&quot;&quot;;CONCATENATE(&quot;/R&quot;;[.G68])); IF([.H68]=&quot;&quot;;&quot;&quot;;CONCATENATE(&quot;/G&quot;;[.B68];&quot;.&quot;;[.D68];&quot;.&quot;;[.F68];&quot;.&quot;;[.H68])); IF([.I68]=&quot;&quot;;&quot;&quot;;CONCATENATE(&quot;/R&quot;;[.I68]));IF([.J68]=&quot;&quot;;&quot;&quot;;CONCATENATE(&quot;/G&quot;;[.B68];&quot;.&quot;;[.D68];&quot;.&quot;;[.F68];&quot;.&quot;;[.H68]; &quot;.&quot;;[.J68])); IF([.K68]=&quot;&quot;;&quot;&quot;;CONCATENATE(&quot;/R&quot;;[.K68])))" table:style-name="ce22">
            <text:p>C4/G2</text:p>
          </table:table-cell>
          <table:table-cell office:value-type="string" table:style-name="ce22">
            <text:p>CRITERION.EXCLUSION.CONVICTIONS.TERRORIST_OFFENCES</text:p>
          </table:table-cell>
          <table:table-cell office:value-type="string" table:style-name="ce17">
            <text:p>7458d42a-e581-4640-9283-34ceb3ad4345</text:p>
          </table:table-cell>
          <table:table-cell table:number-columns-repeated="2" table:style-name="ce22"/>
          <table:table-cell table:style-name="ce24"/>
          <table:table-cell table:number-columns-repeated="16367"/>
        </table:table-row>
        <table:table-row table:style-name="ro1">
          <table:table-cell office:value-type="float" office:value="4" table:style-name="ce21">
            <text:p>4</text:p>
          </table:table-cell>
          <table:table-cell office:value-type="float" office:value="2" table:style-name="ce22">
            <text:p>2</text:p>
          </table:table-cell>
          <table:table-cell office:value-type="float" office:value="1" table:style-name="ce22">
            <text:p>1</text:p>
          </table:table-cell>
          <table:table-cell table:number-columns-repeated="8" table:style-name="ce22"/>
          <table:table-cell office:value-type="string" office:string-value="C4/G2/R1" table:formula="of:=CONCATENATE(IF([.A69]=&quot;&quot;;&quot;&quot;;CONCATENATE(&quot;C&quot;; [.A69]));IF([.B69]=&quot;&quot;;&quot;&quot;;CONCATENATE(&quot;/G&quot;;[.B69]));IF([.C69]=&quot;&quot;;&quot;&quot;;CONCATENATE(&quot;/R&quot;;[.C69])); IF([.D69]=&quot;&quot;;&quot;&quot;;CONCATENATE(&quot;/G&quot;;[.B69];&quot;.&quot;;[.D69])); IF([.E69]=&quot;&quot;;&quot;&quot;;CONCATENATE(&quot;/R&quot;;[.E69])); IF([.F69]=&quot;&quot;;&quot;&quot;;CONCATENATE(&quot;/G&quot;;[.B69];&quot;.&quot;;[.D69];&quot;.&quot;;[.F69])); IF([.G69]=&quot;&quot;;&quot;&quot;;CONCATENATE(&quot;/R&quot;;[.G69])); IF([.H69]=&quot;&quot;;&quot;&quot;;CONCATENATE(&quot;/G&quot;;[.B69];&quot;.&quot;;[.D69];&quot;.&quot;;[.F69];&quot;.&quot;;[.H69])); IF([.I69]=&quot;&quot;;&quot;&quot;;CONCATENATE(&quot;/R&quot;;[.I69]));IF([.J69]=&quot;&quot;;&quot;&quot;;CONCATENATE(&quot;/G&quot;;[.B69];&quot;.&quot;;[.D69];&quot;.&quot;;[.F69];&quot;.&quot;;[.H69]; &quot;.&quot;;[.J69])); IF([.K69]=&quot;&quot;;&quot;&quot;;CONCATENATE(&quot;/R&quot;;[.K69])))" table:style-name="ce22">
            <text:p>C4/G2/R1</text:p>
          </table:table-cell>
          <table:table-cell office:value-type="string" table:style-name="ce22">
            <text:p>CRITERION.EXCLUSION.CONVICTIONS.TERRORIST_OFFENCES</text:p>
          </table:table-cell>
          <table:table-cell office:value-type="string" table:style-name="ce22">
            <text:p>c1347b74-1872-4060-a6db-f4044edcd7c4</text:p>
          </table:table-cell>
          <table:table-cell office:value-type="string" table:style-name="ce22">
            <text:p>Is this information available electronically?</text:p>
          </table:table-cell>
          <table:table-cell table:style-name="ce22"/>
          <table:table-cell table:style-name="ce24"/>
          <table:table-cell table:number-columns-repeated="16367"/>
        </table:table-row>
        <table:table-row table:style-name="ro1">
          <table:table-cell office:value-type="float" office:value="4" table:style-name="ce21">
            <text:p>4</text:p>
          </table:table-cell>
          <table:table-cell office:value-type="float" office:value="2" table:style-name="ce22">
            <text:p>2</text:p>
          </table:table-cell>
          <table:table-cell table:style-name="ce22"/>
          <table:table-cell office:value-type="float" office:value="1" table:style-name="ce22">
            <text:p>1</text:p>
          </table:table-cell>
          <table:table-cell table:number-columns-repeated="7" table:style-name="ce22"/>
          <table:table-cell office:value-type="string" office:string-value="C4/G2/G2.1" table:formula="of:=CONCATENATE(IF([.A70]=&quot;&quot;;&quot;&quot;;CONCATENATE(&quot;C&quot;; [.A70]));IF([.B70]=&quot;&quot;;&quot;&quot;;CONCATENATE(&quot;/G&quot;;[.B70]));IF([.C70]=&quot;&quot;;&quot;&quot;;CONCATENATE(&quot;/R&quot;;[.C70])); IF([.D70]=&quot;&quot;;&quot;&quot;;CONCATENATE(&quot;/G&quot;;[.B70];&quot;.&quot;;[.D70])); IF([.E70]=&quot;&quot;;&quot;&quot;;CONCATENATE(&quot;/R&quot;;[.E70])); IF([.F70]=&quot;&quot;;&quot;&quot;;CONCATENATE(&quot;/G&quot;;[.B70];&quot;.&quot;;[.D70];&quot;.&quot;;[.F70])); IF([.G70]=&quot;&quot;;&quot;&quot;;CONCATENATE(&quot;/R&quot;;[.G70])); IF([.H70]=&quot;&quot;;&quot;&quot;;CONCATENATE(&quot;/G&quot;;[.B70];&quot;.&quot;;[.D70];&quot;.&quot;;[.F70];&quot;.&quot;;[.H70])); IF([.I70]=&quot;&quot;;&quot;&quot;;CONCATENATE(&quot;/R&quot;;[.I70]));IF([.J70]=&quot;&quot;;&quot;&quot;;CONCATENATE(&quot;/G&quot;;[.B70];&quot;.&quot;;[.D70];&quot;.&quot;;[.F70];&quot;.&quot;;[.H70]; &quot;.&quot;;[.J70])); IF([.K70]=&quot;&quot;;&quot;&quot;;CONCATENATE(&quot;/R&quot;;[.K70])))" table:style-name="ce22">
            <text:p>C4/G2/G2.1</text:p>
          </table:table-cell>
          <table:table-cell office:value-type="string" table:style-name="ce22">
            <text:p>CRITERION.EXCLUSION.CONVICTIONS.TERRORIST_OFFENCES</text:p>
          </table:table-cell>
          <table:table-cell office:value-type="string" table:style-name="ce22">
            <text:p>41dd2e9b-1bfd-44c7-93ee-56bd74a4334b</text:p>
          </table:table-cell>
          <table:table-cell table:style-name="ce22"/>
          <table:table-cell office:value-type="string" table:style-name="ce22">
            <text:p>GROUP_FULFILLED.ON_TRUE</text:p>
          </table:table-cell>
          <table:table-cell table:style-name="ce24"/>
          <table:table-cell table:number-columns-repeated="16367"/>
        </table:table-row>
        <table:table-row table:style-name="ro1">
          <table:table-cell office:value-type="float" office:value="4" table:style-name="ce21">
            <text:p>4</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1" table:style-name="ce22">
            <text:p>1</text:p>
          </table:table-cell>
          <table:table-cell table:number-columns-repeated="6" table:style-name="ce22"/>
          <table:table-cell office:value-type="string" office:string-value="C4/G2/G2.1/R1" table:formula="of:=CONCATENATE(IF([.A71]=&quot;&quot;;&quot;&quot;;CONCATENATE(&quot;C&quot;; [.A71]));IF([.B71]=&quot;&quot;;&quot;&quot;;CONCATENATE(&quot;/G&quot;;[.B71]));IF([.C71]=&quot;&quot;;&quot;&quot;;CONCATENATE(&quot;/R&quot;;[.C71])); IF([.D71]=&quot;&quot;;&quot;&quot;;CONCATENATE(&quot;/G&quot;;[.B71];&quot;.&quot;;[.D71])); IF([.E71]=&quot;&quot;;&quot;&quot;;CONCATENATE(&quot;/R&quot;;[.E71])); IF([.F71]=&quot;&quot;;&quot;&quot;;CONCATENATE(&quot;/G&quot;;[.B71];&quot;.&quot;;[.D71];&quot;.&quot;;[.F71])); IF([.G71]=&quot;&quot;;&quot;&quot;;CONCATENATE(&quot;/R&quot;;[.G71])); IF([.H71]=&quot;&quot;;&quot;&quot;;CONCATENATE(&quot;/G&quot;;[.B71];&quot;.&quot;;[.D71];&quot;.&quot;;[.F71];&quot;.&quot;;[.H71])); IF([.I71]=&quot;&quot;;&quot;&quot;;CONCATENATE(&quot;/R&quot;;[.I71]));IF([.J71]=&quot;&quot;;&quot;&quot;;CONCATENATE(&quot;/G&quot;;[.B71];&quot;.&quot;;[.D71];&quot;.&quot;;[.F71];&quot;.&quot;;[.H71]; &quot;.&quot;;[.J71])); IF([.K71]=&quot;&quot;;&quot;&quot;;CONCATENATE(&quot;/R&quot;;[.K71])))" table:style-name="ce22">
            <text:p>C4/G2/G2.1/R1</text:p>
          </table:table-cell>
          <table:table-cell office:value-type="string" table:style-name="ce22">
            <text:p>CRITERION.EXCLUSION.CONVICTIONS.TERRORIST_OFFENCES</text:p>
          </table:table-cell>
          <table:table-cell office:value-type="string" table:style-name="ce22">
            <text:p>f4313bb6-21b6-499e-bdff-debe10e11d2c</text:p>
          </table:table-cell>
          <table:table-cell office:value-type="string" table:style-name="ce22">
            <text:p>URL</text:p>
          </table:table-cell>
          <table:table-cell table:style-name="ce22"/>
          <table:table-cell table:style-name="ce24"/>
          <table:table-cell table:number-columns-repeated="16367"/>
        </table:table-row>
        <table:table-row table:style-name="ro1">
          <table:table-cell office:value-type="float" office:value="4" table:style-name="ce21">
            <text:p>4</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2" table:style-name="ce22">
            <text:p>2</text:p>
          </table:table-cell>
          <table:table-cell table:number-columns-repeated="6" table:style-name="ce22"/>
          <table:table-cell office:value-type="string" office:string-value="C4/G2/G2.1/R2" table:formula="of:=CONCATENATE(IF([.A72]=&quot;&quot;;&quot;&quot;;CONCATENATE(&quot;C&quot;; [.A72]));IF([.B72]=&quot;&quot;;&quot;&quot;;CONCATENATE(&quot;/G&quot;;[.B72]));IF([.C72]=&quot;&quot;;&quot;&quot;;CONCATENATE(&quot;/R&quot;;[.C72])); IF([.D72]=&quot;&quot;;&quot;&quot;;CONCATENATE(&quot;/G&quot;;[.B72];&quot;.&quot;;[.D72])); IF([.E72]=&quot;&quot;;&quot;&quot;;CONCATENATE(&quot;/R&quot;;[.E72])); IF([.F72]=&quot;&quot;;&quot;&quot;;CONCATENATE(&quot;/G&quot;;[.B72];&quot;.&quot;;[.D72];&quot;.&quot;;[.F72])); IF([.G72]=&quot;&quot;;&quot;&quot;;CONCATENATE(&quot;/R&quot;;[.G72])); IF([.H72]=&quot;&quot;;&quot;&quot;;CONCATENATE(&quot;/G&quot;;[.B72];&quot;.&quot;;[.D72];&quot;.&quot;;[.F72];&quot;.&quot;;[.H72])); IF([.I72]=&quot;&quot;;&quot;&quot;;CONCATENATE(&quot;/R&quot;;[.I72]));IF([.J72]=&quot;&quot;;&quot;&quot;;CONCATENATE(&quot;/G&quot;;[.B72];&quot;.&quot;;[.D72];&quot;.&quot;;[.F72];&quot;.&quot;;[.H72]; &quot;.&quot;;[.J72])); IF([.K72]=&quot;&quot;;&quot;&quot;;CONCATENATE(&quot;/R&quot;;[.K72])))" table:style-name="ce22">
            <text:p>C4/G2/G2.1/R2</text:p>
          </table:table-cell>
          <table:table-cell office:value-type="string" table:style-name="ce22">
            <text:p>CRITERION.EXCLUSION.CONVICTIONS.TERRORIST_OFFENCES</text:p>
          </table:table-cell>
          <table:table-cell office:value-type="string" table:style-name="ce22">
            <text:p>1f1cd18e-3e01-4ca2-af4c-e2981924ba8d</text:p>
          </table:table-cell>
          <table:table-cell office:value-type="string" table:style-name="ce22">
            <text:p>Code</text:p>
          </table:table-cell>
          <table:table-cell table:style-name="ce22"/>
          <table:table-cell table:style-name="ce24"/>
          <table:table-cell table:number-columns-repeated="16367"/>
        </table:table-row>
        <table:table-row table:style-name="ro1">
          <table:table-cell office:value-type="float" office:value="4" table:style-name="ce21">
            <text:p>4</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3" table:style-name="ce22">
            <text:p>3</text:p>
          </table:table-cell>
          <table:table-cell table:number-columns-repeated="6" table:style-name="ce22"/>
          <table:table-cell office:value-type="string" office:string-value="C4/G2/G2.1/R3" table:formula="of:=CONCATENATE(IF([.A73]=&quot;&quot;;&quot;&quot;;CONCATENATE(&quot;C&quot;; [.A73]));IF([.B73]=&quot;&quot;;&quot;&quot;;CONCATENATE(&quot;/G&quot;;[.B73]));IF([.C73]=&quot;&quot;;&quot;&quot;;CONCATENATE(&quot;/R&quot;;[.C73])); IF([.D73]=&quot;&quot;;&quot;&quot;;CONCATENATE(&quot;/G&quot;;[.B73];&quot;.&quot;;[.D73])); IF([.E73]=&quot;&quot;;&quot;&quot;;CONCATENATE(&quot;/R&quot;;[.E73])); IF([.F73]=&quot;&quot;;&quot;&quot;;CONCATENATE(&quot;/G&quot;;[.B73];&quot;.&quot;;[.D73];&quot;.&quot;;[.F73])); IF([.G73]=&quot;&quot;;&quot;&quot;;CONCATENATE(&quot;/R&quot;;[.G73])); IF([.H73]=&quot;&quot;;&quot;&quot;;CONCATENATE(&quot;/G&quot;;[.B73];&quot;.&quot;;[.D73];&quot;.&quot;;[.F73];&quot;.&quot;;[.H73])); IF([.I73]=&quot;&quot;;&quot;&quot;;CONCATENATE(&quot;/R&quot;;[.I73]));IF([.J73]=&quot;&quot;;&quot;&quot;;CONCATENATE(&quot;/G&quot;;[.B73];&quot;.&quot;;[.D73];&quot;.&quot;;[.F73];&quot;.&quot;;[.H73]; &quot;.&quot;;[.J73])); IF([.K73]=&quot;&quot;;&quot;&quot;;CONCATENATE(&quot;/R&quot;;[.K73])))" table:style-name="ce22">
            <text:p>C4/G2/G2.1/R3</text:p>
          </table:table-cell>
          <table:table-cell office:value-type="string" table:style-name="ce22">
            <text:p>CRITERION.EXCLUSION.CONVICTIONS.TERRORIST_OFFENCES</text:p>
          </table:table-cell>
          <table:table-cell office:value-type="string" table:style-name="ce22">
            <text:p>c3ccfa31-0c5e-4e3a-a3fd-db9fb83d78d4</text:p>
          </table:table-cell>
          <table:table-cell office:value-type="string" table:style-name="ce22">
            <text:p>Issuer</text:p>
          </table:table-cell>
          <table:table-cell table:style-name="ce22"/>
          <table:table-cell table:style-name="ce24"/>
          <table:table-cell table:number-columns-repeated="16367"/>
        </table:table-row>
        <table:table-row table:style-name="ro1">
          <table:table-cell office:value-type="float" office:value="5" table:style-name="ce18">
            <text:p>5</text:p>
          </table:table-cell>
          <table:table-cell table:number-columns-repeated="10" table:style-name="ce18"/>
          <table:table-cell office:value-type="string" office:string-value="C5" table:formula="of:=CONCATENATE(IF([.A74]=&quot;&quot;;&quot;&quot;;CONCATENATE(&quot;C&quot;; [.A74]));IF([.B74]=&quot;&quot;;&quot;&quot;;CONCATENATE(&quot;/G&quot;;[.B74]));IF([.C74]=&quot;&quot;;&quot;&quot;;CONCATENATE(&quot;/R&quot;;[.C74])); IF([.D74]=&quot;&quot;;&quot;&quot;;CONCATENATE(&quot;/G&quot;;[.B74];&quot;.&quot;;[.D74])); IF([.E74]=&quot;&quot;;&quot;&quot;;CONCATENATE(&quot;/R&quot;;[.E74])); IF([.F74]=&quot;&quot;;&quot;&quot;;CONCATENATE(&quot;/G&quot;;[.B74];&quot;.&quot;;[.D74];&quot;.&quot;;[.F74])); IF([.G74]=&quot;&quot;;&quot;&quot;;CONCATENATE(&quot;/R&quot;;[.G74])); IF([.H74]=&quot;&quot;;&quot;&quot;;CONCATENATE(&quot;/G&quot;;[.B74];&quot;.&quot;;[.D74];&quot;.&quot;;[.F74];&quot;.&quot;;[.H74])); IF([.I74]=&quot;&quot;;&quot;&quot;;CONCATENATE(&quot;/R&quot;;[.I74]));IF([.J74]=&quot;&quot;;&quot;&quot;;CONCATENATE(&quot;/G&quot;;[.B74];&quot;.&quot;;[.D74];&quot;.&quot;;[.F74];&quot;.&quot;;[.H74]; &quot;.&quot;;[.J74])); IF([.K74]=&quot;&quot;;&quot;&quot;;CONCATENATE(&quot;/R&quot;;[.K74])))" table:style-name="ce18">
            <text:p>C5</text:p>
          </table:table-cell>
          <table:table-cell office:value-type="string" table:style-name="ce18">
            <text:p>CRITERION.EXCLUSION.CONVICTIONS.MONEY_LAUNDERING</text:p>
          </table:table-cell>
          <table:table-cell office:value-type="string" table:style-name="ce18">
            <text:p>47112079-6fec-47a3-988f-e561668c3aef</text:p>
          </table:table-cell>
          <table:table-cell office:value-type="string" table:style-name="ce18">
            <text:p>Has the economic operator itself or any person who is a member of its administrative, management or supervisory body or has powers of representation, decision or control therein been the subject of a conviction by final judgment for money laundering or terrorist financing, by a conviction rendered at the most five years ago or in which an exclusion period set out directly in the conviction continues to be applicable? As defined in Article 1 of Directive 2005/60/EC of the European Parliament and of the Council of 26 October 2005 on the prevention of the use of the financial system for the purpose of money laundering and terrorist financing (OJ L 309, 25.11.2005, p. 15).</text:p>
          </table:table-cell>
          <table:table-cell office:value-type="string" table:style-name="ce18">
            <text:p><text:s/></text:p>
          </table:table-cell>
          <table:table-cell table:style-name="ce25"/>
          <table:table-cell table:number-columns-repeated="16367"/>
        </table:table-row>
        <table:table-row table:style-name="ro1">
          <table:table-cell office:value-type="float" office:value="5" table:style-name="ce21">
            <text:p>5</text:p>
          </table:table-cell>
          <table:table-cell office:value-type="float" office:value="1" table:style-name="ce22">
            <text:p>1</text:p>
          </table:table-cell>
          <table:table-cell table:number-columns-repeated="9" table:style-name="ce22"/>
          <table:table-cell office:value-type="string" office:string-value="C5/G1" table:formula="of:=CONCATENATE(IF([.A75]=&quot;&quot;;&quot;&quot;;CONCATENATE(&quot;C&quot;; [.A75]));IF([.B75]=&quot;&quot;;&quot;&quot;;CONCATENATE(&quot;/G&quot;;[.B75]));IF([.C75]=&quot;&quot;;&quot;&quot;;CONCATENATE(&quot;/R&quot;;[.C75])); IF([.D75]=&quot;&quot;;&quot;&quot;;CONCATENATE(&quot;/G&quot;;[.B75];&quot;.&quot;;[.D75])); IF([.E75]=&quot;&quot;;&quot;&quot;;CONCATENATE(&quot;/R&quot;;[.E75])); IF([.F75]=&quot;&quot;;&quot;&quot;;CONCATENATE(&quot;/G&quot;;[.B75];&quot;.&quot;;[.D75];&quot;.&quot;;[.F75])); IF([.G75]=&quot;&quot;;&quot;&quot;;CONCATENATE(&quot;/R&quot;;[.G75])); IF([.H75]=&quot;&quot;;&quot;&quot;;CONCATENATE(&quot;/G&quot;;[.B75];&quot;.&quot;;[.D75];&quot;.&quot;;[.F75];&quot;.&quot;;[.H75])); IF([.I75]=&quot;&quot;;&quot;&quot;;CONCATENATE(&quot;/R&quot;;[.I75]));IF([.J75]=&quot;&quot;;&quot;&quot;;CONCATENATE(&quot;/G&quot;;[.B75];&quot;.&quot;;[.D75];&quot;.&quot;;[.F75];&quot;.&quot;;[.H75]; &quot;.&quot;;[.J75])); IF([.K75]=&quot;&quot;;&quot;&quot;;CONCATENATE(&quot;/R&quot;;[.K75])))" table:style-name="ce22">
            <text:p>C5/G1</text:p>
          </table:table-cell>
          <table:table-cell office:value-type="string" table:style-name="ce22">
            <text:p>CRITERION.EXCLUSION.CONVICTIONS.MONEY_LAUNDERING</text:p>
          </table:table-cell>
          <table:table-cell office:value-type="string" table:style-name="ce22">
            <text:p>7c637c0c-7703-4389-ba52-02997a055bd7</text:p>
          </table:table-cell>
          <table:table-cell table:number-columns-repeated="2" table:style-name="ce22"/>
          <table:table-cell table:style-name="ce24"/>
          <table:table-cell table:number-columns-repeated="16367"/>
        </table:table-row>
        <table:table-row table:style-name="ro1">
          <table:table-cell office:value-type="float" office:value="5" table:style-name="ce21">
            <text:p>5</text:p>
          </table:table-cell>
          <table:table-cell office:value-type="float" office:value="1" table:style-name="ce22">
            <text:p>1</text:p>
          </table:table-cell>
          <table:table-cell office:value-type="float" office:value="1" table:style-name="ce22">
            <text:p>1</text:p>
          </table:table-cell>
          <table:table-cell table:number-columns-repeated="8" table:style-name="ce22"/>
          <table:table-cell office:value-type="string" office:string-value="C5/G1/R1" table:formula="of:=CONCATENATE(IF([.A76]=&quot;&quot;;&quot;&quot;;CONCATENATE(&quot;C&quot;; [.A76]));IF([.B76]=&quot;&quot;;&quot;&quot;;CONCATENATE(&quot;/G&quot;;[.B76]));IF([.C76]=&quot;&quot;;&quot;&quot;;CONCATENATE(&quot;/R&quot;;[.C76])); IF([.D76]=&quot;&quot;;&quot;&quot;;CONCATENATE(&quot;/G&quot;;[.B76];&quot;.&quot;;[.D76])); IF([.E76]=&quot;&quot;;&quot;&quot;;CONCATENATE(&quot;/R&quot;;[.E76])); IF([.F76]=&quot;&quot;;&quot;&quot;;CONCATENATE(&quot;/G&quot;;[.B76];&quot;.&quot;;[.D76];&quot;.&quot;;[.F76])); IF([.G76]=&quot;&quot;;&quot;&quot;;CONCATENATE(&quot;/R&quot;;[.G76])); IF([.H76]=&quot;&quot;;&quot;&quot;;CONCATENATE(&quot;/G&quot;;[.B76];&quot;.&quot;;[.D76];&quot;.&quot;;[.F76];&quot;.&quot;;[.H76])); IF([.I76]=&quot;&quot;;&quot;&quot;;CONCATENATE(&quot;/R&quot;;[.I76]));IF([.J76]=&quot;&quot;;&quot;&quot;;CONCATENATE(&quot;/G&quot;;[.B76];&quot;.&quot;;[.D76];&quot;.&quot;;[.F76];&quot;.&quot;;[.H76]; &quot;.&quot;;[.J76])); IF([.K76]=&quot;&quot;;&quot;&quot;;CONCATENATE(&quot;/R&quot;;[.K76])))" table:style-name="ce22">
            <text:p>C5/G1/R1</text:p>
          </table:table-cell>
          <table:table-cell office:value-type="string" table:style-name="ce22">
            <text:p>CRITERION.EXCLUSION.CONVICTIONS.MONEY_LAUNDERING</text:p>
          </table:table-cell>
          <table:table-cell office:value-type="string" table:style-name="ce22">
            <text:p>974c8196-9d1c-419c-9ca9-45bb9f5fd59a</text:p>
          </table:table-cell>
          <table:table-cell office:value-type="string" table:style-name="ce22">
            <text:p>Your Answer</text:p>
          </table:table-cell>
          <table:table-cell table:style-name="ce22"/>
          <table:table-cell table:style-name="ce24"/>
          <table:table-cell table:number-columns-repeated="16367"/>
        </table:table-row>
        <table:table-row table:style-name="ro1">
          <table:table-cell office:value-type="float" office:value="5" table:style-name="ce21">
            <text:p>5</text:p>
          </table:table-cell>
          <table:table-cell office:value-type="float" office:value="1" table:style-name="ce22">
            <text:p>1</text:p>
          </table:table-cell>
          <table:table-cell table:style-name="ce22"/>
          <table:table-cell office:value-type="float" office:value="1" table:style-name="ce22">
            <text:p>1</text:p>
          </table:table-cell>
          <table:table-cell table:number-columns-repeated="7" table:style-name="ce22"/>
          <table:table-cell office:value-type="string" office:string-value="C5/G1/G1.1" table:formula="of:=CONCATENATE(IF([.A77]=&quot;&quot;;&quot;&quot;;CONCATENATE(&quot;C&quot;; [.A77]));IF([.B77]=&quot;&quot;;&quot;&quot;;CONCATENATE(&quot;/G&quot;;[.B77]));IF([.C77]=&quot;&quot;;&quot;&quot;;CONCATENATE(&quot;/R&quot;;[.C77])); IF([.D77]=&quot;&quot;;&quot;&quot;;CONCATENATE(&quot;/G&quot;;[.B77];&quot;.&quot;;[.D77])); IF([.E77]=&quot;&quot;;&quot;&quot;;CONCATENATE(&quot;/R&quot;;[.E77])); IF([.F77]=&quot;&quot;;&quot;&quot;;CONCATENATE(&quot;/G&quot;;[.B77];&quot;.&quot;;[.D77];&quot;.&quot;;[.F77])); IF([.G77]=&quot;&quot;;&quot;&quot;;CONCATENATE(&quot;/R&quot;;[.G77])); IF([.H77]=&quot;&quot;;&quot;&quot;;CONCATENATE(&quot;/G&quot;;[.B77];&quot;.&quot;;[.D77];&quot;.&quot;;[.F77];&quot;.&quot;;[.H77])); IF([.I77]=&quot;&quot;;&quot;&quot;;CONCATENATE(&quot;/R&quot;;[.I77]));IF([.J77]=&quot;&quot;;&quot;&quot;;CONCATENATE(&quot;/G&quot;;[.B77];&quot;.&quot;;[.D77];&quot;.&quot;;[.F77];&quot;.&quot;;[.H77]; &quot;.&quot;;[.J77])); IF([.K77]=&quot;&quot;;&quot;&quot;;CONCATENATE(&quot;/R&quot;;[.K77])))" table:style-name="ce22">
            <text:p>C5/G1/G1.1</text:p>
          </table:table-cell>
          <table:table-cell office:value-type="string" table:style-name="ce22">
            <text:p>CRITERION.EXCLUSION.CONVICTIONS.MONEY_LAUNDERING</text:p>
          </table:table-cell>
          <table:table-cell office:value-type="string" table:style-name="ce22">
            <text:p>f5276600-a2b6-4ff6-a90e-b31fe19dae41</text:p>
          </table:table-cell>
          <table:table-cell table:style-name="ce28"/>
          <table:table-cell office:value-type="string" table:style-name="ce28">
            <text:p>GROUP_FULFILLED.ON_TRUE</text:p>
          </table:table-cell>
          <table:table-cell office:value-type="string" table:style-name="ce7">
            <text:p>yes</text:p>
          </table:table-cell>
          <table:table-cell table:number-columns-repeated="16367"/>
        </table:table-row>
        <table:table-row table:style-name="ro1">
          <table:table-cell office:value-type="float" office:value="5" table:style-name="ce21">
            <text:p>5</text:p>
          </table:table-cell>
          <table:table-cell office:value-type="float" office:value="1" table:style-name="ce22">
            <text:p>1</text:p>
          </table:table-cell>
          <table:table-cell table:style-name="ce22"/>
          <table:table-cell office:value-type="float" office:value="1" table:style-name="ce22">
            <text:p>1</text:p>
          </table:table-cell>
          <table:table-cell office:value-type="float" office:value="1" table:style-name="ce22">
            <text:p>1</text:p>
          </table:table-cell>
          <table:table-cell table:number-columns-repeated="6" table:style-name="ce22"/>
          <table:table-cell office:value-type="string" office:string-value="C5/G1/G1.1/R1" table:formula="of:=CONCATENATE(IF([.A78]=&quot;&quot;;&quot;&quot;;CONCATENATE(&quot;C&quot;; [.A78]));IF([.B78]=&quot;&quot;;&quot;&quot;;CONCATENATE(&quot;/G&quot;;[.B78]));IF([.C78]=&quot;&quot;;&quot;&quot;;CONCATENATE(&quot;/R&quot;;[.C78])); IF([.D78]=&quot;&quot;;&quot;&quot;;CONCATENATE(&quot;/G&quot;;[.B78];&quot;.&quot;;[.D78])); IF([.E78]=&quot;&quot;;&quot;&quot;;CONCATENATE(&quot;/R&quot;;[.E78])); IF([.F78]=&quot;&quot;;&quot;&quot;;CONCATENATE(&quot;/G&quot;;[.B78];&quot;.&quot;;[.D78];&quot;.&quot;;[.F78])); IF([.G78]=&quot;&quot;;&quot;&quot;;CONCATENATE(&quot;/R&quot;;[.G78])); IF([.H78]=&quot;&quot;;&quot;&quot;;CONCATENATE(&quot;/G&quot;;[.B78];&quot;.&quot;;[.D78];&quot;.&quot;;[.F78];&quot;.&quot;;[.H78])); IF([.I78]=&quot;&quot;;&quot;&quot;;CONCATENATE(&quot;/R&quot;;[.I78]));IF([.J78]=&quot;&quot;;&quot;&quot;;CONCATENATE(&quot;/G&quot;;[.B78];&quot;.&quot;;[.D78];&quot;.&quot;;[.F78];&quot;.&quot;;[.H78]; &quot;.&quot;;[.J78])); IF([.K78]=&quot;&quot;;&quot;&quot;;CONCATENATE(&quot;/R&quot;;[.K78])))" table:style-name="ce22">
            <text:p>C5/G1/G1.1/R1</text:p>
          </table:table-cell>
          <table:table-cell office:value-type="string" table:style-name="ce22">
            <text:p>CRITERION.EXCLUSION.CONVICTIONS.MONEY_LAUNDERING</text:p>
          </table:table-cell>
          <table:table-cell office:value-type="string" table:style-name="ce22">
            <text:p>ecf40999-7b64-4e10-b960-7f8ff8674cf6</text:p>
          </table:table-cell>
          <table:table-cell office:value-type="string" table:style-name="ce28">
            <text:p>Date of conviction</text:p>
          </table:table-cell>
          <table:table-cell table:style-name="ce28"/>
          <table:table-cell table:style-name="ce7"/>
          <table:table-cell table:number-columns-repeated="16367"/>
        </table:table-row>
        <table:table-row table:style-name="ro1">
          <table:table-cell office:value-type="float" office:value="5" table:style-name="ce21">
            <text:p>5</text:p>
          </table:table-cell>
          <table:table-cell office:value-type="float" office:value="1" table:style-name="ce22">
            <text:p>1</text:p>
          </table:table-cell>
          <table:table-cell table:style-name="ce22"/>
          <table:table-cell office:value-type="float" office:value="1" table:style-name="ce22">
            <text:p>1</text:p>
          </table:table-cell>
          <table:table-cell office:value-type="float" office:value="2" table:style-name="ce22">
            <text:p>2</text:p>
          </table:table-cell>
          <table:table-cell table:number-columns-repeated="6" table:style-name="ce22"/>
          <table:table-cell office:value-type="string" office:string-value="C5/G1/G1.1/R2" table:formula="of:=CONCATENATE(IF([.A79]=&quot;&quot;;&quot;&quot;;CONCATENATE(&quot;C&quot;; [.A79]));IF([.B79]=&quot;&quot;;&quot;&quot;;CONCATENATE(&quot;/G&quot;;[.B79]));IF([.C79]=&quot;&quot;;&quot;&quot;;CONCATENATE(&quot;/R&quot;;[.C79])); IF([.D79]=&quot;&quot;;&quot;&quot;;CONCATENATE(&quot;/G&quot;;[.B79];&quot;.&quot;;[.D79])); IF([.E79]=&quot;&quot;;&quot;&quot;;CONCATENATE(&quot;/R&quot;;[.E79])); IF([.F79]=&quot;&quot;;&quot;&quot;;CONCATENATE(&quot;/G&quot;;[.B79];&quot;.&quot;;[.D79];&quot;.&quot;;[.F79])); IF([.G79]=&quot;&quot;;&quot;&quot;;CONCATENATE(&quot;/R&quot;;[.G79])); IF([.H79]=&quot;&quot;;&quot;&quot;;CONCATENATE(&quot;/G&quot;;[.B79];&quot;.&quot;;[.D79];&quot;.&quot;;[.F79];&quot;.&quot;;[.H79])); IF([.I79]=&quot;&quot;;&quot;&quot;;CONCATENATE(&quot;/R&quot;;[.I79]));IF([.J79]=&quot;&quot;;&quot;&quot;;CONCATENATE(&quot;/G&quot;;[.B79];&quot;.&quot;;[.D79];&quot;.&quot;;[.F79];&quot;.&quot;;[.H79]; &quot;.&quot;;[.J79])); IF([.K79]=&quot;&quot;;&quot;&quot;;CONCATENATE(&quot;/R&quot;;[.K79])))" table:style-name="ce22">
            <text:p>C5/G1/G1.1/R2</text:p>
          </table:table-cell>
          <table:table-cell office:value-type="string" table:style-name="ce22">
            <text:p>CRITERION.EXCLUSION.CONVICTIONS.MONEY_LAUNDERING</text:p>
          </table:table-cell>
          <table:table-cell office:value-type="string" table:style-name="ce22">
            <text:p>7d35fb7c-da5b-4830-b598-4f347a04dceb</text:p>
          </table:table-cell>
          <table:table-cell office:value-type="string" table:style-name="ce28">
            <text:p>Reason</text:p>
          </table:table-cell>
          <table:table-cell table:style-name="ce28"/>
          <table:table-cell table:style-name="ce7"/>
          <table:table-cell table:number-columns-repeated="16367"/>
        </table:table-row>
        <table:table-row table:style-name="ro1">
          <table:table-cell office:value-type="float" office:value="5" table:style-name="ce21">
            <text:p>5</text:p>
          </table:table-cell>
          <table:table-cell office:value-type="float" office:value="1" table:style-name="ce22">
            <text:p>1</text:p>
          </table:table-cell>
          <table:table-cell table:style-name="ce22"/>
          <table:table-cell office:value-type="float" office:value="1" table:style-name="ce22">
            <text:p>1</text:p>
          </table:table-cell>
          <table:table-cell office:value-type="float" office:value="3" table:style-name="ce22">
            <text:p>3</text:p>
          </table:table-cell>
          <table:table-cell table:number-columns-repeated="6" table:style-name="ce22"/>
          <table:table-cell office:value-type="string" office:string-value="C5/G1/G1.1/R3" table:formula="of:=CONCATENATE(IF([.A80]=&quot;&quot;;&quot;&quot;;CONCATENATE(&quot;C&quot;; [.A80]));IF([.B80]=&quot;&quot;;&quot;&quot;;CONCATENATE(&quot;/G&quot;;[.B80]));IF([.C80]=&quot;&quot;;&quot;&quot;;CONCATENATE(&quot;/R&quot;;[.C80])); IF([.D80]=&quot;&quot;;&quot;&quot;;CONCATENATE(&quot;/G&quot;;[.B80];&quot;.&quot;;[.D80])); IF([.E80]=&quot;&quot;;&quot;&quot;;CONCATENATE(&quot;/R&quot;;[.E80])); IF([.F80]=&quot;&quot;;&quot;&quot;;CONCATENATE(&quot;/G&quot;;[.B80];&quot;.&quot;;[.D80];&quot;.&quot;;[.F80])); IF([.G80]=&quot;&quot;;&quot;&quot;;CONCATENATE(&quot;/R&quot;;[.G80])); IF([.H80]=&quot;&quot;;&quot;&quot;;CONCATENATE(&quot;/G&quot;;[.B80];&quot;.&quot;;[.D80];&quot;.&quot;;[.F80];&quot;.&quot;;[.H80])); IF([.I80]=&quot;&quot;;&quot;&quot;;CONCATENATE(&quot;/R&quot;;[.I80]));IF([.J80]=&quot;&quot;;&quot;&quot;;CONCATENATE(&quot;/G&quot;;[.B80];&quot;.&quot;;[.D80];&quot;.&quot;;[.F80];&quot;.&quot;;[.H80]; &quot;.&quot;;[.J80])); IF([.K80]=&quot;&quot;;&quot;&quot;;CONCATENATE(&quot;/R&quot;;[.K80])))" table:style-name="ce22">
            <text:p>C5/G1/G1.1/R3</text:p>
          </table:table-cell>
          <table:table-cell office:value-type="string" table:style-name="ce22">
            <text:p>CRITERION.EXCLUSION.CONVICTIONS.MONEY_LAUNDERING</text:p>
          </table:table-cell>
          <table:table-cell office:value-type="string" table:style-name="ce22">
            <text:p>c5012430-14da-454c-9d01-34cedc6a7ded</text:p>
          </table:table-cell>
          <table:table-cell office:value-type="string" table:style-name="ce28">
            <text:p>Who has been convicted</text:p>
          </table:table-cell>
          <table:table-cell table:style-name="ce28"/>
          <table:table-cell table:style-name="ce7"/>
          <table:table-cell table:number-columns-repeated="16367"/>
        </table:table-row>
        <table:table-row table:style-name="ro1">
          <table:table-cell office:value-type="float" office:value="5" table:style-name="ce21">
            <text:p>5</text:p>
          </table:table-cell>
          <table:table-cell office:value-type="float" office:value="1" table:style-name="ce22">
            <text:p>1</text:p>
          </table:table-cell>
          <table:table-cell table:style-name="ce22"/>
          <table:table-cell office:value-type="float" office:value="1" table:style-name="ce22">
            <text:p>1</text:p>
          </table:table-cell>
          <table:table-cell office:value-type="float" office:value="4" table:style-name="ce22">
            <text:p>4</text:p>
          </table:table-cell>
          <table:table-cell table:number-columns-repeated="6" table:style-name="ce22"/>
          <table:table-cell office:value-type="string" office:string-value="C5/G1/G1.1/R4" table:formula="of:=CONCATENATE(IF([.A81]=&quot;&quot;;&quot;&quot;;CONCATENATE(&quot;C&quot;; [.A81]));IF([.B81]=&quot;&quot;;&quot;&quot;;CONCATENATE(&quot;/G&quot;;[.B81]));IF([.C81]=&quot;&quot;;&quot;&quot;;CONCATENATE(&quot;/R&quot;;[.C81])); IF([.D81]=&quot;&quot;;&quot;&quot;;CONCATENATE(&quot;/G&quot;;[.B81];&quot;.&quot;;[.D81])); IF([.E81]=&quot;&quot;;&quot;&quot;;CONCATENATE(&quot;/R&quot;;[.E81])); IF([.F81]=&quot;&quot;;&quot;&quot;;CONCATENATE(&quot;/G&quot;;[.B81];&quot;.&quot;;[.D81];&quot;.&quot;;[.F81])); IF([.G81]=&quot;&quot;;&quot;&quot;;CONCATENATE(&quot;/R&quot;;[.G81])); IF([.H81]=&quot;&quot;;&quot;&quot;;CONCATENATE(&quot;/G&quot;;[.B81];&quot;.&quot;;[.D81];&quot;.&quot;;[.F81];&quot;.&quot;;[.H81])); IF([.I81]=&quot;&quot;;&quot;&quot;;CONCATENATE(&quot;/R&quot;;[.I81]));IF([.J81]=&quot;&quot;;&quot;&quot;;CONCATENATE(&quot;/G&quot;;[.B81];&quot;.&quot;;[.D81];&quot;.&quot;;[.F81];&quot;.&quot;;[.H81]; &quot;.&quot;;[.J81])); IF([.K81]=&quot;&quot;;&quot;&quot;;CONCATENATE(&quot;/R&quot;;[.K81])))" table:style-name="ce22">
            <text:p>C5/G1/G1.1/R4</text:p>
          </table:table-cell>
          <table:table-cell office:value-type="string" table:style-name="ce22">
            <text:p>CRITERION.EXCLUSION.CONVICTIONS.MONEY_LAUNDERING</text:p>
          </table:table-cell>
          <table:table-cell office:value-type="string" table:style-name="ce22">
            <text:p>9ca9096f-edd2-4f19-b6b1-b55c83a2d5c8</text:p>
          </table:table-cell>
          <table:table-cell office:value-type="string" table:style-name="ce28">
            <text:p>Length of the period of exclusion</text:p>
          </table:table-cell>
          <table:table-cell table:style-name="ce28"/>
          <table:table-cell table:style-name="ce7"/>
          <table:table-cell table:number-columns-repeated="16367"/>
        </table:table-row>
        <table:table-row table:style-name="ro1">
          <table:table-cell office:value-type="float" office:value="5" table:style-name="ce21">
            <text:p>5</text:p>
          </table:table-cell>
          <table:table-cell office:value-type="float" office:value="1" table:style-name="ce22">
            <text:p>1</text:p>
          </table:table-cell>
          <table:table-cell table:style-name="ce22"/>
          <table:table-cell office:value-type="float" office:value="1" table:style-name="ce22">
            <text:p>1</text:p>
          </table:table-cell>
          <table:table-cell table:style-name="ce22"/>
          <table:table-cell office:value-type="float" office:value="1" table:style-name="ce22">
            <text:p>1</text:p>
          </table:table-cell>
          <table:table-cell table:number-columns-repeated="5" table:style-name="ce22"/>
          <table:table-cell office:value-type="string" office:string-value="C5/G1/G1.1/G1.1.1" table:formula="of:=CONCATENATE(IF([.A82]=&quot;&quot;;&quot;&quot;;CONCATENATE(&quot;C&quot;; [.A82]));IF([.B82]=&quot;&quot;;&quot;&quot;;CONCATENATE(&quot;/G&quot;;[.B82]));IF([.C82]=&quot;&quot;;&quot;&quot;;CONCATENATE(&quot;/R&quot;;[.C82])); IF([.D82]=&quot;&quot;;&quot;&quot;;CONCATENATE(&quot;/G&quot;;[.B82];&quot;.&quot;;[.D82])); IF([.E82]=&quot;&quot;;&quot;&quot;;CONCATENATE(&quot;/R&quot;;[.E82])); IF([.F82]=&quot;&quot;;&quot;&quot;;CONCATENATE(&quot;/G&quot;;[.B82];&quot;.&quot;;[.D82];&quot;.&quot;;[.F82])); IF([.G82]=&quot;&quot;;&quot;&quot;;CONCATENATE(&quot;/R&quot;;[.G82])); IF([.H82]=&quot;&quot;;&quot;&quot;;CONCATENATE(&quot;/G&quot;;[.B82];&quot;.&quot;;[.D82];&quot;.&quot;;[.F82];&quot;.&quot;;[.H82])); IF([.I82]=&quot;&quot;;&quot;&quot;;CONCATENATE(&quot;/R&quot;;[.I82]));IF([.J82]=&quot;&quot;;&quot;&quot;;CONCATENATE(&quot;/G&quot;;[.B82];&quot;.&quot;;[.D82];&quot;.&quot;;[.F82];&quot;.&quot;;[.H82]; &quot;.&quot;;[.J82])); IF([.K82]=&quot;&quot;;&quot;&quot;;CONCATENATE(&quot;/R&quot;;[.K82])))" table:style-name="ce22">
            <text:p>C5/G1/G1.1/G1.1.1</text:p>
          </table:table-cell>
          <table:table-cell office:value-type="string" table:style-name="ce22">
            <text:p>CRITERION.EXCLUSION.CONVICTIONS.MONEY_LAUNDERING</text:p>
          </table:table-cell>
          <table:table-cell office:value-type="string" table:style-name="ce22">
            <text:p>5f9f09f7-f701-432c-9fdc-c22c124a74c9</text:p>
          </table:table-cell>
          <table:table-cell table:number-columns-repeated="3" table:style-name="ce28"/>
          <table:table-cell table:number-columns-repeated="16367"/>
        </table:table-row>
        <table:table-row table:style-name="ro1">
          <table:table-cell office:value-type="float" office:value="5" table:style-name="ce21">
            <text:p>5</text:p>
          </table:table-cell>
          <table:table-cell office:value-type="float" office:value="1" table:style-name="ce22">
            <text:p>1</text:p>
          </table:table-cell>
          <table:table-cell table:style-name="ce22"/>
          <table:table-cell office:value-type="float" office:value="1" table:style-name="ce22">
            <text:p>1</text:p>
          </table:table-cell>
          <table:table-cell table:style-name="ce22"/>
          <table:table-cell office:value-type="float" office:value="1" table:style-name="ce22">
            <text:p>1</text:p>
          </table:table-cell>
          <table:table-cell office:value-type="float" office:value="1" table:style-name="ce22">
            <text:p>1</text:p>
          </table:table-cell>
          <table:table-cell table:number-columns-repeated="4" table:style-name="ce22"/>
          <table:table-cell office:value-type="string" office:string-value="C5/G1/G1.1/G1.1.1/R1" table:formula="of:=CONCATENATE(IF([.A83]=&quot;&quot;;&quot;&quot;;CONCATENATE(&quot;C&quot;; [.A83]));IF([.B83]=&quot;&quot;;&quot;&quot;;CONCATENATE(&quot;/G&quot;;[.B83]));IF([.C83]=&quot;&quot;;&quot;&quot;;CONCATENATE(&quot;/R&quot;;[.C83])); IF([.D83]=&quot;&quot;;&quot;&quot;;CONCATENATE(&quot;/G&quot;;[.B83];&quot;.&quot;;[.D83])); IF([.E83]=&quot;&quot;;&quot;&quot;;CONCATENATE(&quot;/R&quot;;[.E83])); IF([.F83]=&quot;&quot;;&quot;&quot;;CONCATENATE(&quot;/G&quot;;[.B83];&quot;.&quot;;[.D83];&quot;.&quot;;[.F83])); IF([.G83]=&quot;&quot;;&quot;&quot;;CONCATENATE(&quot;/R&quot;;[.G83])); IF([.H83]=&quot;&quot;;&quot;&quot;;CONCATENATE(&quot;/G&quot;;[.B83];&quot;.&quot;;[.D83];&quot;.&quot;;[.F83];&quot;.&quot;;[.H83])); IF([.I83]=&quot;&quot;;&quot;&quot;;CONCATENATE(&quot;/R&quot;;[.I83]));IF([.J83]=&quot;&quot;;&quot;&quot;;CONCATENATE(&quot;/G&quot;;[.B83];&quot;.&quot;;[.D83];&quot;.&quot;;[.F83];&quot;.&quot;;[.H83]; &quot;.&quot;;[.J83])); IF([.K83]=&quot;&quot;;&quot;&quot;;CONCATENATE(&quot;/R&quot;;[.K83])))" table:style-name="ce22">
            <text:p>C5/G1/G1.1/G1.1.1/R1</text:p>
          </table:table-cell>
          <table:table-cell office:value-type="string" table:style-name="ce22">
            <text:p>CRITERION.EXCLUSION.CONVICTIONS.MONEY_LAUNDERING</text:p>
          </table:table-cell>
          <table:table-cell office:value-type="string" table:style-name="ce22">
            <text:p>20c5361b-7599-4ee6-b030-7f8323174d1e</text:p>
          </table:table-cell>
          <table:table-cell office:value-type="string" table:style-name="ce28">
            <text:p>Have you taken measures to demonstrate your reliability (Self-Cleaning)?</text:p>
          </table:table-cell>
          <table:table-cell table:number-columns-repeated="2" table:style-name="ce28"/>
          <table:table-cell table:number-columns-repeated="16367"/>
        </table:table-row>
        <table:table-row table:style-name="ro1">
          <table:table-cell office:value-type="float" office:value="5" table:style-name="ce21">
            <text:p>5</text:p>
          </table:table-cell>
          <table:table-cell office:value-type="float" office:value="1" table:style-name="ce22">
            <text:p>1</text:p>
          </table:table-cell>
          <table:table-cell table:style-name="ce22"/>
          <table:table-cell office:value-type="float" office:value="1" table:style-name="ce22">
            <text:p>1</text:p>
          </table:table-cell>
          <table:table-cell table:style-name="ce22"/>
          <table:table-cell office:value-type="float" office:value="1" table:style-name="ce22">
            <text:p>1</text:p>
          </table:table-cell>
          <table:table-cell table:style-name="ce22"/>
          <table:table-cell office:value-type="float" office:value="1" table:style-name="ce22">
            <text:p>1</text:p>
          </table:table-cell>
          <table:table-cell table:number-columns-repeated="3" table:style-name="ce22"/>
          <table:table-cell office:value-type="string" office:string-value="C5/G1/G1.1/G1.1.1/G1.1.1.1" table:formula="of:=CONCATENATE(IF([.A84]=&quot;&quot;;&quot;&quot;;CONCATENATE(&quot;C&quot;; [.A84]));IF([.B84]=&quot;&quot;;&quot;&quot;;CONCATENATE(&quot;/G&quot;;[.B84]));IF([.C84]=&quot;&quot;;&quot;&quot;;CONCATENATE(&quot;/R&quot;;[.C84])); IF([.D84]=&quot;&quot;;&quot;&quot;;CONCATENATE(&quot;/G&quot;;[.B84];&quot;.&quot;;[.D84])); IF([.E84]=&quot;&quot;;&quot;&quot;;CONCATENATE(&quot;/R&quot;;[.E84])); IF([.F84]=&quot;&quot;;&quot;&quot;;CONCATENATE(&quot;/G&quot;;[.B84];&quot;.&quot;;[.D84];&quot;.&quot;;[.F84])); IF([.G84]=&quot;&quot;;&quot;&quot;;CONCATENATE(&quot;/R&quot;;[.G84])); IF([.H84]=&quot;&quot;;&quot;&quot;;CONCATENATE(&quot;/G&quot;;[.B84];&quot;.&quot;;[.D84];&quot;.&quot;;[.F84];&quot;.&quot;;[.H84])); IF([.I84]=&quot;&quot;;&quot;&quot;;CONCATENATE(&quot;/R&quot;;[.I84]));IF([.J84]=&quot;&quot;;&quot;&quot;;CONCATENATE(&quot;/G&quot;;[.B84];&quot;.&quot;;[.D84];&quot;.&quot;;[.F84];&quot;.&quot;;[.H84]; &quot;.&quot;;[.J84])); IF([.K84]=&quot;&quot;;&quot;&quot;;CONCATENATE(&quot;/R&quot;;[.K84])))" table:style-name="ce22">
            <text:p>C5/G1/G1.1/G1.1.1/G1.1.1.1</text:p>
          </table:table-cell>
          <table:table-cell office:value-type="string" table:style-name="ce22">
            <text:p>CRITERION.EXCLUSION.CONVICTIONS.MONEY_LAUNDERING</text:p>
          </table:table-cell>
          <table:table-cell office:value-type="string" table:style-name="ce22">
            <text:p>74e6c7b4-757b-4b40-ada6-fad6a997c310</text:p>
          </table:table-cell>
          <table:table-cell table:style-name="ce28"/>
          <table:table-cell office:value-type="string" table:style-name="ce28">
            <text:p>GROUP_FULFILLED.ON_TRUE</text:p>
          </table:table-cell>
          <table:table-cell table:style-name="ce28"/>
          <table:table-cell table:number-columns-repeated="16367"/>
        </table:table-row>
        <table:table-row table:style-name="ro1">
          <table:table-cell office:value-type="float" office:value="5" table:style-name="ce21">
            <text:p>5</text:p>
          </table:table-cell>
          <table:table-cell office:value-type="float" office:value="1" table:style-name="ce22">
            <text:p>1</text:p>
          </table:table-cell>
          <table:table-cell table:style-name="ce22"/>
          <table:table-cell office:value-type="float" office:value="1" table:style-name="ce22">
            <text:p>1</text:p>
          </table:table-cell>
          <table:table-cell table:style-name="ce22"/>
          <table:table-cell office:value-type="float" office:value="1" table:style-name="ce22">
            <text:p>1</text:p>
          </table:table-cell>
          <table:table-cell table:style-name="ce22"/>
          <table:table-cell office:value-type="float" office:value="1" table:style-name="ce22">
            <text:p>1</text:p>
          </table:table-cell>
          <table:table-cell office:value-type="float" office:value="1" table:style-name="ce22">
            <text:p>1</text:p>
          </table:table-cell>
          <table:table-cell table:number-columns-repeated="2" table:style-name="ce22"/>
          <table:table-cell office:value-type="string" office:string-value="C5/G1/G1.1/G1.1.1/G1.1.1.1/R1" table:formula="of:=CONCATENATE(IF([.A85]=&quot;&quot;;&quot;&quot;;CONCATENATE(&quot;C&quot;; [.A85]));IF([.B85]=&quot;&quot;;&quot;&quot;;CONCATENATE(&quot;/G&quot;;[.B85]));IF([.C85]=&quot;&quot;;&quot;&quot;;CONCATENATE(&quot;/R&quot;;[.C85])); IF([.D85]=&quot;&quot;;&quot;&quot;;CONCATENATE(&quot;/G&quot;;[.B85];&quot;.&quot;;[.D85])); IF([.E85]=&quot;&quot;;&quot;&quot;;CONCATENATE(&quot;/R&quot;;[.E85])); IF([.F85]=&quot;&quot;;&quot;&quot;;CONCATENATE(&quot;/G&quot;;[.B85];&quot;.&quot;;[.D85];&quot;.&quot;;[.F85])); IF([.G85]=&quot;&quot;;&quot;&quot;;CONCATENATE(&quot;/R&quot;;[.G85])); IF([.H85]=&quot;&quot;;&quot;&quot;;CONCATENATE(&quot;/G&quot;;[.B85];&quot;.&quot;;[.D85];&quot;.&quot;;[.F85];&quot;.&quot;;[.H85])); IF([.I85]=&quot;&quot;;&quot;&quot;;CONCATENATE(&quot;/R&quot;;[.I85]));IF([.J85]=&quot;&quot;;&quot;&quot;;CONCATENATE(&quot;/G&quot;;[.B85];&quot;.&quot;;[.D85];&quot;.&quot;;[.F85];&quot;.&quot;;[.H85]; &quot;.&quot;;[.J85])); IF([.K85]=&quot;&quot;;&quot;&quot;;CONCATENATE(&quot;/R&quot;;[.K85])))" table:style-name="ce22">
            <text:p>C5/G1/G1.1/G1.1.1/G1.1.1.1/R1</text:p>
          </table:table-cell>
          <table:table-cell office:value-type="string" table:style-name="ce22">
            <text:p>CRITERION.EXCLUSION.CONVICTIONS.MONEY_LAUNDERING</text:p>
          </table:table-cell>
          <table:table-cell office:value-type="string" table:style-name="ce22">
            <text:p>7b07904f-e080-401a-a3a1-9a3efeeda54b</text:p>
          </table:table-cell>
          <table:table-cell office:value-type="string" table:style-name="ce28">
            <text:p>Please describe them</text:p>
          </table:table-cell>
          <table:table-cell table:number-columns-repeated="2" table:style-name="ce28"/>
          <table:table-cell table:number-columns-repeated="16367"/>
        </table:table-row>
        <table:table-row table:style-name="ro1">
          <table:table-cell office:value-type="float" office:value="5" table:style-name="ce21">
            <text:p>5</text:p>
          </table:table-cell>
          <table:table-cell office:value-type="float" office:value="2" table:style-name="ce22">
            <text:p>2</text:p>
          </table:table-cell>
          <table:table-cell table:number-columns-repeated="9" table:style-name="ce22"/>
          <table:table-cell office:value-type="string" office:string-value="C5/G2" table:formula="of:=CONCATENATE(IF([.A86]=&quot;&quot;;&quot;&quot;;CONCATENATE(&quot;C&quot;; [.A86]));IF([.B86]=&quot;&quot;;&quot;&quot;;CONCATENATE(&quot;/G&quot;;[.B86]));IF([.C86]=&quot;&quot;;&quot;&quot;;CONCATENATE(&quot;/R&quot;;[.C86])); IF([.D86]=&quot;&quot;;&quot;&quot;;CONCATENATE(&quot;/G&quot;;[.B86];&quot;.&quot;;[.D86])); IF([.E86]=&quot;&quot;;&quot;&quot;;CONCATENATE(&quot;/R&quot;;[.E86])); IF([.F86]=&quot;&quot;;&quot;&quot;;CONCATENATE(&quot;/G&quot;;[.B86];&quot;.&quot;;[.D86];&quot;.&quot;;[.F86])); IF([.G86]=&quot;&quot;;&quot;&quot;;CONCATENATE(&quot;/R&quot;;[.G86])); IF([.H86]=&quot;&quot;;&quot;&quot;;CONCATENATE(&quot;/G&quot;;[.B86];&quot;.&quot;;[.D86];&quot;.&quot;;[.F86];&quot;.&quot;;[.H86])); IF([.I86]=&quot;&quot;;&quot;&quot;;CONCATENATE(&quot;/R&quot;;[.I86]));IF([.J86]=&quot;&quot;;&quot;&quot;;CONCATENATE(&quot;/G&quot;;[.B86];&quot;.&quot;;[.D86];&quot;.&quot;;[.F86];&quot;.&quot;;[.H86]; &quot;.&quot;;[.J86])); IF([.K86]=&quot;&quot;;&quot;&quot;;CONCATENATE(&quot;/R&quot;;[.K86])))" table:style-name="ce22">
            <text:p>C5/G2</text:p>
          </table:table-cell>
          <table:table-cell office:value-type="string" table:style-name="ce22">
            <text:p>CRITERION.EXCLUSION.CONVICTIONS.MONEY_LAUNDERING</text:p>
          </table:table-cell>
          <table:table-cell office:value-type="string" table:style-name="ce17">
            <text:p>7458d42a-e581-4640-9283-34ceb3ad4345</text:p>
          </table:table-cell>
          <table:table-cell table:number-columns-repeated="2" table:style-name="ce22"/>
          <table:table-cell table:style-name="ce24"/>
          <table:table-cell table:number-columns-repeated="16367"/>
        </table:table-row>
        <table:table-row table:style-name="ro1">
          <table:table-cell office:value-type="float" office:value="5" table:style-name="ce21">
            <text:p>5</text:p>
          </table:table-cell>
          <table:table-cell office:value-type="float" office:value="2" table:style-name="ce22">
            <text:p>2</text:p>
          </table:table-cell>
          <table:table-cell office:value-type="float" office:value="1" table:style-name="ce22">
            <text:p>1</text:p>
          </table:table-cell>
          <table:table-cell table:number-columns-repeated="8" table:style-name="ce22"/>
          <table:table-cell office:value-type="string" office:string-value="C5/G2/R1" table:formula="of:=CONCATENATE(IF([.A87]=&quot;&quot;;&quot;&quot;;CONCATENATE(&quot;C&quot;; [.A87]));IF([.B87]=&quot;&quot;;&quot;&quot;;CONCATENATE(&quot;/G&quot;;[.B87]));IF([.C87]=&quot;&quot;;&quot;&quot;;CONCATENATE(&quot;/R&quot;;[.C87])); IF([.D87]=&quot;&quot;;&quot;&quot;;CONCATENATE(&quot;/G&quot;;[.B87];&quot;.&quot;;[.D87])); IF([.E87]=&quot;&quot;;&quot;&quot;;CONCATENATE(&quot;/R&quot;;[.E87])); IF([.F87]=&quot;&quot;;&quot;&quot;;CONCATENATE(&quot;/G&quot;;[.B87];&quot;.&quot;;[.D87];&quot;.&quot;;[.F87])); IF([.G87]=&quot;&quot;;&quot;&quot;;CONCATENATE(&quot;/R&quot;;[.G87])); IF([.H87]=&quot;&quot;;&quot;&quot;;CONCATENATE(&quot;/G&quot;;[.B87];&quot;.&quot;;[.D87];&quot;.&quot;;[.F87];&quot;.&quot;;[.H87])); IF([.I87]=&quot;&quot;;&quot;&quot;;CONCATENATE(&quot;/R&quot;;[.I87]));IF([.J87]=&quot;&quot;;&quot;&quot;;CONCATENATE(&quot;/G&quot;;[.B87];&quot;.&quot;;[.D87];&quot;.&quot;;[.F87];&quot;.&quot;;[.H87]; &quot;.&quot;;[.J87])); IF([.K87]=&quot;&quot;;&quot;&quot;;CONCATENATE(&quot;/R&quot;;[.K87])))" table:style-name="ce22">
            <text:p>C5/G2/R1</text:p>
          </table:table-cell>
          <table:table-cell office:value-type="string" table:style-name="ce22">
            <text:p>CRITERION.EXCLUSION.CONVICTIONS.MONEY_LAUNDERING</text:p>
          </table:table-cell>
          <table:table-cell office:value-type="string" table:style-name="ce22">
            <text:p>c1347b74-1872-4060-a6db-f4044edcd7c4</text:p>
          </table:table-cell>
          <table:table-cell office:value-type="string" table:style-name="ce22">
            <text:p>Is this information available electronically?</text:p>
          </table:table-cell>
          <table:table-cell table:style-name="ce22"/>
          <table:table-cell table:style-name="ce24"/>
          <table:table-cell table:number-columns-repeated="16367"/>
        </table:table-row>
        <table:table-row table:style-name="ro1">
          <table:table-cell office:value-type="float" office:value="5" table:style-name="ce21">
            <text:p>5</text:p>
          </table:table-cell>
          <table:table-cell office:value-type="float" office:value="2" table:style-name="ce22">
            <text:p>2</text:p>
          </table:table-cell>
          <table:table-cell table:style-name="ce22"/>
          <table:table-cell office:value-type="float" office:value="1" table:style-name="ce22">
            <text:p>1</text:p>
          </table:table-cell>
          <table:table-cell table:number-columns-repeated="7" table:style-name="ce22"/>
          <table:table-cell office:value-type="string" office:string-value="C5/G2/G2.1" table:formula="of:=CONCATENATE(IF([.A88]=&quot;&quot;;&quot;&quot;;CONCATENATE(&quot;C&quot;; [.A88]));IF([.B88]=&quot;&quot;;&quot;&quot;;CONCATENATE(&quot;/G&quot;;[.B88]));IF([.C88]=&quot;&quot;;&quot;&quot;;CONCATENATE(&quot;/R&quot;;[.C88])); IF([.D88]=&quot;&quot;;&quot;&quot;;CONCATENATE(&quot;/G&quot;;[.B88];&quot;.&quot;;[.D88])); IF([.E88]=&quot;&quot;;&quot;&quot;;CONCATENATE(&quot;/R&quot;;[.E88])); IF([.F88]=&quot;&quot;;&quot;&quot;;CONCATENATE(&quot;/G&quot;;[.B88];&quot;.&quot;;[.D88];&quot;.&quot;;[.F88])); IF([.G88]=&quot;&quot;;&quot;&quot;;CONCATENATE(&quot;/R&quot;;[.G88])); IF([.H88]=&quot;&quot;;&quot;&quot;;CONCATENATE(&quot;/G&quot;;[.B88];&quot;.&quot;;[.D88];&quot;.&quot;;[.F88];&quot;.&quot;;[.H88])); IF([.I88]=&quot;&quot;;&quot;&quot;;CONCATENATE(&quot;/R&quot;;[.I88]));IF([.J88]=&quot;&quot;;&quot;&quot;;CONCATENATE(&quot;/G&quot;;[.B88];&quot;.&quot;;[.D88];&quot;.&quot;;[.F88];&quot;.&quot;;[.H88]; &quot;.&quot;;[.J88])); IF([.K88]=&quot;&quot;;&quot;&quot;;CONCATENATE(&quot;/R&quot;;[.K88])))" table:style-name="ce22">
            <text:p>C5/G2/G2.1</text:p>
          </table:table-cell>
          <table:table-cell office:value-type="string" table:style-name="ce22">
            <text:p>CRITERION.EXCLUSION.CONVICTIONS.MONEY_LAUNDERING</text:p>
          </table:table-cell>
          <table:table-cell office:value-type="string" table:style-name="ce22">
            <text:p>41dd2e9b-1bfd-44c7-93ee-56bd74a4334b</text:p>
          </table:table-cell>
          <table:table-cell table:style-name="ce22"/>
          <table:table-cell office:value-type="string" table:style-name="ce22">
            <text:p>GROUP_FULFILLED.ON_TRUE</text:p>
          </table:table-cell>
          <table:table-cell table:style-name="ce24"/>
          <table:table-cell table:number-columns-repeated="16367"/>
        </table:table-row>
        <table:table-row table:style-name="ro1">
          <table:table-cell office:value-type="float" office:value="5" table:style-name="ce21">
            <text:p>5</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1" table:style-name="ce22">
            <text:p>1</text:p>
          </table:table-cell>
          <table:table-cell table:number-columns-repeated="6" table:style-name="ce22"/>
          <table:table-cell office:value-type="string" office:string-value="C5/G2/G2.1/R1" table:formula="of:=CONCATENATE(IF([.A89]=&quot;&quot;;&quot;&quot;;CONCATENATE(&quot;C&quot;; [.A89]));IF([.B89]=&quot;&quot;;&quot;&quot;;CONCATENATE(&quot;/G&quot;;[.B89]));IF([.C89]=&quot;&quot;;&quot;&quot;;CONCATENATE(&quot;/R&quot;;[.C89])); IF([.D89]=&quot;&quot;;&quot;&quot;;CONCATENATE(&quot;/G&quot;;[.B89];&quot;.&quot;;[.D89])); IF([.E89]=&quot;&quot;;&quot;&quot;;CONCATENATE(&quot;/R&quot;;[.E89])); IF([.F89]=&quot;&quot;;&quot;&quot;;CONCATENATE(&quot;/G&quot;;[.B89];&quot;.&quot;;[.D89];&quot;.&quot;;[.F89])); IF([.G89]=&quot;&quot;;&quot;&quot;;CONCATENATE(&quot;/R&quot;;[.G89])); IF([.H89]=&quot;&quot;;&quot;&quot;;CONCATENATE(&quot;/G&quot;;[.B89];&quot;.&quot;;[.D89];&quot;.&quot;;[.F89];&quot;.&quot;;[.H89])); IF([.I89]=&quot;&quot;;&quot;&quot;;CONCATENATE(&quot;/R&quot;;[.I89]));IF([.J89]=&quot;&quot;;&quot;&quot;;CONCATENATE(&quot;/G&quot;;[.B89];&quot;.&quot;;[.D89];&quot;.&quot;;[.F89];&quot;.&quot;;[.H89]; &quot;.&quot;;[.J89])); IF([.K89]=&quot;&quot;;&quot;&quot;;CONCATENATE(&quot;/R&quot;;[.K89])))" table:style-name="ce22">
            <text:p>C5/G2/G2.1/R1</text:p>
          </table:table-cell>
          <table:table-cell office:value-type="string" table:style-name="ce22">
            <text:p>CRITERION.EXCLUSION.CONVICTIONS.MONEY_LAUNDERING</text:p>
          </table:table-cell>
          <table:table-cell office:value-type="string" table:style-name="ce22">
            <text:p>f4313bb6-21b6-499e-bdff-debe10e11d2c</text:p>
          </table:table-cell>
          <table:table-cell office:value-type="string" table:style-name="ce22">
            <text:p>URL</text:p>
          </table:table-cell>
          <table:table-cell table:style-name="ce22"/>
          <table:table-cell table:style-name="ce24"/>
          <table:table-cell table:number-columns-repeated="16367"/>
        </table:table-row>
        <table:table-row table:style-name="ro1">
          <table:table-cell office:value-type="float" office:value="5" table:style-name="ce21">
            <text:p>5</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2" table:style-name="ce22">
            <text:p>2</text:p>
          </table:table-cell>
          <table:table-cell table:number-columns-repeated="6" table:style-name="ce22"/>
          <table:table-cell office:value-type="string" office:string-value="C5/G2/G2.1/R2" table:formula="of:=CONCATENATE(IF([.A90]=&quot;&quot;;&quot;&quot;;CONCATENATE(&quot;C&quot;; [.A90]));IF([.B90]=&quot;&quot;;&quot;&quot;;CONCATENATE(&quot;/G&quot;;[.B90]));IF([.C90]=&quot;&quot;;&quot;&quot;;CONCATENATE(&quot;/R&quot;;[.C90])); IF([.D90]=&quot;&quot;;&quot;&quot;;CONCATENATE(&quot;/G&quot;;[.B90];&quot;.&quot;;[.D90])); IF([.E90]=&quot;&quot;;&quot;&quot;;CONCATENATE(&quot;/R&quot;;[.E90])); IF([.F90]=&quot;&quot;;&quot;&quot;;CONCATENATE(&quot;/G&quot;;[.B90];&quot;.&quot;;[.D90];&quot;.&quot;;[.F90])); IF([.G90]=&quot;&quot;;&quot;&quot;;CONCATENATE(&quot;/R&quot;;[.G90])); IF([.H90]=&quot;&quot;;&quot;&quot;;CONCATENATE(&quot;/G&quot;;[.B90];&quot;.&quot;;[.D90];&quot;.&quot;;[.F90];&quot;.&quot;;[.H90])); IF([.I90]=&quot;&quot;;&quot;&quot;;CONCATENATE(&quot;/R&quot;;[.I90]));IF([.J90]=&quot;&quot;;&quot;&quot;;CONCATENATE(&quot;/G&quot;;[.B90];&quot;.&quot;;[.D90];&quot;.&quot;;[.F90];&quot;.&quot;;[.H90]; &quot;.&quot;;[.J90])); IF([.K90]=&quot;&quot;;&quot;&quot;;CONCATENATE(&quot;/R&quot;;[.K90])))" table:style-name="ce22">
            <text:p>C5/G2/G2.1/R2</text:p>
          </table:table-cell>
          <table:table-cell office:value-type="string" table:style-name="ce22">
            <text:p>CRITERION.EXCLUSION.CONVICTIONS.MONEY_LAUNDERING</text:p>
          </table:table-cell>
          <table:table-cell office:value-type="string" table:style-name="ce22">
            <text:p>1f1cd18e-3e01-4ca2-af4c-e2981924ba8d</text:p>
          </table:table-cell>
          <table:table-cell office:value-type="string" table:style-name="ce22">
            <text:p>Code</text:p>
          </table:table-cell>
          <table:table-cell table:style-name="ce22"/>
          <table:table-cell table:style-name="ce24"/>
          <table:table-cell table:number-columns-repeated="16367"/>
        </table:table-row>
        <table:table-row table:style-name="ro1">
          <table:table-cell office:value-type="float" office:value="5" table:style-name="ce21">
            <text:p>5</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3" table:style-name="ce22">
            <text:p>3</text:p>
          </table:table-cell>
          <table:table-cell table:number-columns-repeated="6" table:style-name="ce22"/>
          <table:table-cell office:value-type="string" office:string-value="C5/G2/G2.1/R3" table:formula="of:=CONCATENATE(IF([.A91]=&quot;&quot;;&quot;&quot;;CONCATENATE(&quot;C&quot;; [.A91]));IF([.B91]=&quot;&quot;;&quot;&quot;;CONCATENATE(&quot;/G&quot;;[.B91]));IF([.C91]=&quot;&quot;;&quot;&quot;;CONCATENATE(&quot;/R&quot;;[.C91])); IF([.D91]=&quot;&quot;;&quot;&quot;;CONCATENATE(&quot;/G&quot;;[.B91];&quot;.&quot;;[.D91])); IF([.E91]=&quot;&quot;;&quot;&quot;;CONCATENATE(&quot;/R&quot;;[.E91])); IF([.F91]=&quot;&quot;;&quot;&quot;;CONCATENATE(&quot;/G&quot;;[.B91];&quot;.&quot;;[.D91];&quot;.&quot;;[.F91])); IF([.G91]=&quot;&quot;;&quot;&quot;;CONCATENATE(&quot;/R&quot;;[.G91])); IF([.H91]=&quot;&quot;;&quot;&quot;;CONCATENATE(&quot;/G&quot;;[.B91];&quot;.&quot;;[.D91];&quot;.&quot;;[.F91];&quot;.&quot;;[.H91])); IF([.I91]=&quot;&quot;;&quot;&quot;;CONCATENATE(&quot;/R&quot;;[.I91]));IF([.J91]=&quot;&quot;;&quot;&quot;;CONCATENATE(&quot;/G&quot;;[.B91];&quot;.&quot;;[.D91];&quot;.&quot;;[.F91];&quot;.&quot;;[.H91]; &quot;.&quot;;[.J91])); IF([.K91]=&quot;&quot;;&quot;&quot;;CONCATENATE(&quot;/R&quot;;[.K91])))" table:style-name="ce22">
            <text:p>C5/G2/G2.1/R3</text:p>
          </table:table-cell>
          <table:table-cell office:value-type="string" table:style-name="ce22">
            <text:p>CRITERION.EXCLUSION.CONVICTIONS.MONEY_LAUNDERING</text:p>
          </table:table-cell>
          <table:table-cell office:value-type="string" table:style-name="ce22">
            <text:p>c3ccfa31-0c5e-4e3a-a3fd-db9fb83d78d4</text:p>
          </table:table-cell>
          <table:table-cell office:value-type="string" table:style-name="ce22">
            <text:p>Issuer</text:p>
          </table:table-cell>
          <table:table-cell table:style-name="ce22"/>
          <table:table-cell table:style-name="ce24"/>
          <table:table-cell table:number-columns-repeated="16367"/>
        </table:table-row>
        <table:table-row table:style-name="ro1">
          <table:table-cell office:value-type="float" office:value="6" table:style-name="ce18">
            <text:p>6</text:p>
          </table:table-cell>
          <table:table-cell table:number-columns-repeated="10" table:style-name="ce18"/>
          <table:table-cell office:value-type="string" office:string-value="C6" table:formula="of:=CONCATENATE(IF([.A92]=&quot;&quot;;&quot;&quot;;CONCATENATE(&quot;C&quot;; [.A92]));IF([.B92]=&quot;&quot;;&quot;&quot;;CONCATENATE(&quot;/G&quot;;[.B92]));IF([.C92]=&quot;&quot;;&quot;&quot;;CONCATENATE(&quot;/R&quot;;[.C92])); IF([.D92]=&quot;&quot;;&quot;&quot;;CONCATENATE(&quot;/G&quot;;[.B92];&quot;.&quot;;[.D92])); IF([.E92]=&quot;&quot;;&quot;&quot;;CONCATENATE(&quot;/R&quot;;[.E92])); IF([.F92]=&quot;&quot;;&quot;&quot;;CONCATENATE(&quot;/G&quot;;[.B92];&quot;.&quot;;[.D92];&quot;.&quot;;[.F92])); IF([.G92]=&quot;&quot;;&quot;&quot;;CONCATENATE(&quot;/R&quot;;[.G92])); IF([.H92]=&quot;&quot;;&quot;&quot;;CONCATENATE(&quot;/G&quot;;[.B92];&quot;.&quot;;[.D92];&quot;.&quot;;[.F92];&quot;.&quot;;[.H92])); IF([.I92]=&quot;&quot;;&quot;&quot;;CONCATENATE(&quot;/R&quot;;[.I92]));IF([.J92]=&quot;&quot;;&quot;&quot;;CONCATENATE(&quot;/G&quot;;[.B92];&quot;.&quot;;[.D92];&quot;.&quot;;[.F92];&quot;.&quot;;[.H92]; &quot;.&quot;;[.J92])); IF([.K92]=&quot;&quot;;&quot;&quot;;CONCATENATE(&quot;/R&quot;;[.K92])))" table:style-name="ce18">
            <text:p>C6</text:p>
          </table:table-cell>
          <table:table-cell office:value-type="string" table:style-name="ce18">
            <text:p>CRITERION.EXCLUSION.CONVICTIONS.CHILD_LABOUR-HUMAN_TRAFFICKING</text:p>
          </table:table-cell>
          <table:table-cell office:value-type="string" table:style-name="ce18">
            <text:p>d789d01a-fe03-4ccd-9898-73f9cfa080d1</text:p>
          </table:table-cell>
          <table:table-cell office:value-type="string" table:style-name="ce18">
            <text:p>Has the economic operator itself or any person who is a member of its administrative, management or supervisory body or has powers of representation, decision or control therein been the subject of a conviction by final judgment for child labour and other forms of trafficking in human beings, by a conviction rendered at the most five years ago or in which an exclusion period set out directly in the conviction continues to be applicable? As defined in Article 2 of Directive 2011/36/EU of the European Parliament and of the Council of 5 April 2011 on preventing and combating trafficking in human beings and protecting its victims, and replacing Council Framework Decision 2002/629/JHA (OJ L 101, 15.4.2011, p. 1).</text:p>
          </table:table-cell>
          <table:table-cell office:value-type="string" table:style-name="ce18">
            <text:p><text:s/></text:p>
          </table:table-cell>
          <table:table-cell table:style-name="ce25"/>
          <table:table-cell table:number-columns-repeated="16367"/>
        </table:table-row>
        <table:table-row table:style-name="ro1">
          <table:table-cell office:value-type="float" office:value="6" table:style-name="ce21">
            <text:p>6</text:p>
          </table:table-cell>
          <table:table-cell office:value-type="float" office:value="1" table:style-name="ce22">
            <text:p>1</text:p>
          </table:table-cell>
          <table:table-cell table:number-columns-repeated="9" table:style-name="ce22"/>
          <table:table-cell office:value-type="string" office:string-value="C6/G1" table:formula="of:=CONCATENATE(IF([.A93]=&quot;&quot;;&quot;&quot;;CONCATENATE(&quot;C&quot;; [.A93]));IF([.B93]=&quot;&quot;;&quot;&quot;;CONCATENATE(&quot;/G&quot;;[.B93]));IF([.C93]=&quot;&quot;;&quot;&quot;;CONCATENATE(&quot;/R&quot;;[.C93])); IF([.D93]=&quot;&quot;;&quot;&quot;;CONCATENATE(&quot;/G&quot;;[.B93];&quot;.&quot;;[.D93])); IF([.E93]=&quot;&quot;;&quot;&quot;;CONCATENATE(&quot;/R&quot;;[.E93])); IF([.F93]=&quot;&quot;;&quot;&quot;;CONCATENATE(&quot;/G&quot;;[.B93];&quot;.&quot;;[.D93];&quot;.&quot;;[.F93])); IF([.G93]=&quot;&quot;;&quot;&quot;;CONCATENATE(&quot;/R&quot;;[.G93])); IF([.H93]=&quot;&quot;;&quot;&quot;;CONCATENATE(&quot;/G&quot;;[.B93];&quot;.&quot;;[.D93];&quot;.&quot;;[.F93];&quot;.&quot;;[.H93])); IF([.I93]=&quot;&quot;;&quot;&quot;;CONCATENATE(&quot;/R&quot;;[.I93]));IF([.J93]=&quot;&quot;;&quot;&quot;;CONCATENATE(&quot;/G&quot;;[.B93];&quot;.&quot;;[.D93];&quot;.&quot;;[.F93];&quot;.&quot;;[.H93]; &quot;.&quot;;[.J93])); IF([.K93]=&quot;&quot;;&quot;&quot;;CONCATENATE(&quot;/R&quot;;[.K93])))" table:style-name="ce22">
            <text:p>C6/G1</text:p>
          </table:table-cell>
          <table:table-cell office:value-type="string" table:style-name="ce22">
            <text:p>CRITERION.EXCLUSION.CONVICTIONS.CHILD_LABOUR-HUMAN_TRAFFICKING</text:p>
          </table:table-cell>
          <table:table-cell office:value-type="string" table:style-name="ce22">
            <text:p>7c637c0c-7703-4389-ba52-02997a055bd7</text:p>
          </table:table-cell>
          <table:table-cell table:number-columns-repeated="2" table:style-name="ce22"/>
          <table:table-cell table:style-name="ce24"/>
          <table:table-cell table:number-columns-repeated="16367"/>
        </table:table-row>
        <table:table-row table:style-name="ro1">
          <table:table-cell office:value-type="float" office:value="6" table:style-name="ce21">
            <text:p>6</text:p>
          </table:table-cell>
          <table:table-cell office:value-type="float" office:value="1" table:style-name="ce22">
            <text:p>1</text:p>
          </table:table-cell>
          <table:table-cell office:value-type="float" office:value="1" table:style-name="ce22">
            <text:p>1</text:p>
          </table:table-cell>
          <table:table-cell table:number-columns-repeated="8" table:style-name="ce22"/>
          <table:table-cell office:value-type="string" office:string-value="C6/G1/R1" table:formula="of:=CONCATENATE(IF([.A94]=&quot;&quot;;&quot;&quot;;CONCATENATE(&quot;C&quot;; [.A94]));IF([.B94]=&quot;&quot;;&quot;&quot;;CONCATENATE(&quot;/G&quot;;[.B94]));IF([.C94]=&quot;&quot;;&quot;&quot;;CONCATENATE(&quot;/R&quot;;[.C94])); IF([.D94]=&quot;&quot;;&quot;&quot;;CONCATENATE(&quot;/G&quot;;[.B94];&quot;.&quot;;[.D94])); IF([.E94]=&quot;&quot;;&quot;&quot;;CONCATENATE(&quot;/R&quot;;[.E94])); IF([.F94]=&quot;&quot;;&quot;&quot;;CONCATENATE(&quot;/G&quot;;[.B94];&quot;.&quot;;[.D94];&quot;.&quot;;[.F94])); IF([.G94]=&quot;&quot;;&quot;&quot;;CONCATENATE(&quot;/R&quot;;[.G94])); IF([.H94]=&quot;&quot;;&quot;&quot;;CONCATENATE(&quot;/G&quot;;[.B94];&quot;.&quot;;[.D94];&quot;.&quot;;[.F94];&quot;.&quot;;[.H94])); IF([.I94]=&quot;&quot;;&quot;&quot;;CONCATENATE(&quot;/R&quot;;[.I94]));IF([.J94]=&quot;&quot;;&quot;&quot;;CONCATENATE(&quot;/G&quot;;[.B94];&quot;.&quot;;[.D94];&quot;.&quot;;[.F94];&quot;.&quot;;[.H94]; &quot;.&quot;;[.J94])); IF([.K94]=&quot;&quot;;&quot;&quot;;CONCATENATE(&quot;/R&quot;;[.K94])))" table:style-name="ce22">
            <text:p>C6/G1/R1</text:p>
          </table:table-cell>
          <table:table-cell office:value-type="string" table:style-name="ce22">
            <text:p>CRITERION.EXCLUSION.CONVICTIONS.CHILD_LABOUR-HUMAN_TRAFFICKING</text:p>
          </table:table-cell>
          <table:table-cell office:value-type="string" table:style-name="ce22">
            <text:p>974c8196-9d1c-419c-9ca9-45bb9f5fd59a</text:p>
          </table:table-cell>
          <table:table-cell office:value-type="string" table:style-name="ce22">
            <text:p>Your Answer</text:p>
          </table:table-cell>
          <table:table-cell table:style-name="ce22"/>
          <table:table-cell table:style-name="ce24"/>
          <table:table-cell table:number-columns-repeated="16367"/>
        </table:table-row>
        <table:table-row table:style-name="ro1">
          <table:table-cell office:value-type="float" office:value="6" table:style-name="ce21">
            <text:p>6</text:p>
          </table:table-cell>
          <table:table-cell office:value-type="float" office:value="1" table:style-name="ce22">
            <text:p>1</text:p>
          </table:table-cell>
          <table:table-cell table:style-name="ce22"/>
          <table:table-cell office:value-type="float" office:value="1" table:style-name="ce22">
            <text:p>1</text:p>
          </table:table-cell>
          <table:table-cell table:number-columns-repeated="7" table:style-name="ce22"/>
          <table:table-cell office:value-type="string" office:string-value="C6/G1/G1.1" table:formula="of:=CONCATENATE(IF([.A95]=&quot;&quot;;&quot;&quot;;CONCATENATE(&quot;C&quot;; [.A95]));IF([.B95]=&quot;&quot;;&quot;&quot;;CONCATENATE(&quot;/G&quot;;[.B95]));IF([.C95]=&quot;&quot;;&quot;&quot;;CONCATENATE(&quot;/R&quot;;[.C95])); IF([.D95]=&quot;&quot;;&quot;&quot;;CONCATENATE(&quot;/G&quot;;[.B95];&quot;.&quot;;[.D95])); IF([.E95]=&quot;&quot;;&quot;&quot;;CONCATENATE(&quot;/R&quot;;[.E95])); IF([.F95]=&quot;&quot;;&quot;&quot;;CONCATENATE(&quot;/G&quot;;[.B95];&quot;.&quot;;[.D95];&quot;.&quot;;[.F95])); IF([.G95]=&quot;&quot;;&quot;&quot;;CONCATENATE(&quot;/R&quot;;[.G95])); IF([.H95]=&quot;&quot;;&quot;&quot;;CONCATENATE(&quot;/G&quot;;[.B95];&quot;.&quot;;[.D95];&quot;.&quot;;[.F95];&quot;.&quot;;[.H95])); IF([.I95]=&quot;&quot;;&quot;&quot;;CONCATENATE(&quot;/R&quot;;[.I95]));IF([.J95]=&quot;&quot;;&quot;&quot;;CONCATENATE(&quot;/G&quot;;[.B95];&quot;.&quot;;[.D95];&quot;.&quot;;[.F95];&quot;.&quot;;[.H95]; &quot;.&quot;;[.J95])); IF([.K95]=&quot;&quot;;&quot;&quot;;CONCATENATE(&quot;/R&quot;;[.K95])))" table:style-name="ce22">
            <text:p>C6/G1/G1.1</text:p>
          </table:table-cell>
          <table:table-cell office:value-type="string" table:style-name="ce22">
            <text:p>CRITERION.EXCLUSION.CONVICTIONS.CHILD_LABOUR-HUMAN_TRAFFICKING</text:p>
          </table:table-cell>
          <table:table-cell office:value-type="string" table:style-name="ce22">
            <text:p>f5276600-a2b6-4ff6-a90e-b31fe19dae41</text:p>
          </table:table-cell>
          <table:table-cell table:style-name="ce28"/>
          <table:table-cell office:value-type="string" table:style-name="ce28">
            <text:p>GROUP_FULFILLED.ON_TRUE</text:p>
          </table:table-cell>
          <table:table-cell office:value-type="string" table:style-name="ce7">
            <text:p>yes</text:p>
          </table:table-cell>
          <table:table-cell table:number-columns-repeated="16367"/>
        </table:table-row>
        <table:table-row table:style-name="ro1">
          <table:table-cell office:value-type="float" office:value="6" table:style-name="ce21">
            <text:p>6</text:p>
          </table:table-cell>
          <table:table-cell office:value-type="float" office:value="1" table:style-name="ce22">
            <text:p>1</text:p>
          </table:table-cell>
          <table:table-cell table:style-name="ce22"/>
          <table:table-cell office:value-type="float" office:value="1" table:style-name="ce22">
            <text:p>1</text:p>
          </table:table-cell>
          <table:table-cell office:value-type="float" office:value="1" table:style-name="ce22">
            <text:p>1</text:p>
          </table:table-cell>
          <table:table-cell table:number-columns-repeated="6" table:style-name="ce22"/>
          <table:table-cell office:value-type="string" office:string-value="C6/G1/G1.1/R1" table:formula="of:=CONCATENATE(IF([.A96]=&quot;&quot;;&quot;&quot;;CONCATENATE(&quot;C&quot;; [.A96]));IF([.B96]=&quot;&quot;;&quot;&quot;;CONCATENATE(&quot;/G&quot;;[.B96]));IF([.C96]=&quot;&quot;;&quot;&quot;;CONCATENATE(&quot;/R&quot;;[.C96])); IF([.D96]=&quot;&quot;;&quot;&quot;;CONCATENATE(&quot;/G&quot;;[.B96];&quot;.&quot;;[.D96])); IF([.E96]=&quot;&quot;;&quot;&quot;;CONCATENATE(&quot;/R&quot;;[.E96])); IF([.F96]=&quot;&quot;;&quot;&quot;;CONCATENATE(&quot;/G&quot;;[.B96];&quot;.&quot;;[.D96];&quot;.&quot;;[.F96])); IF([.G96]=&quot;&quot;;&quot;&quot;;CONCATENATE(&quot;/R&quot;;[.G96])); IF([.H96]=&quot;&quot;;&quot;&quot;;CONCATENATE(&quot;/G&quot;;[.B96];&quot;.&quot;;[.D96];&quot;.&quot;;[.F96];&quot;.&quot;;[.H96])); IF([.I96]=&quot;&quot;;&quot;&quot;;CONCATENATE(&quot;/R&quot;;[.I96]));IF([.J96]=&quot;&quot;;&quot;&quot;;CONCATENATE(&quot;/G&quot;;[.B96];&quot;.&quot;;[.D96];&quot;.&quot;;[.F96];&quot;.&quot;;[.H96]; &quot;.&quot;;[.J96])); IF([.K96]=&quot;&quot;;&quot;&quot;;CONCATENATE(&quot;/R&quot;;[.K96])))" table:style-name="ce22">
            <text:p>C6/G1/G1.1/R1</text:p>
          </table:table-cell>
          <table:table-cell office:value-type="string" table:style-name="ce22">
            <text:p>CRITERION.EXCLUSION.CONVICTIONS.CHILD_LABOUR-HUMAN_TRAFFICKING</text:p>
          </table:table-cell>
          <table:table-cell office:value-type="string" table:style-name="ce22">
            <text:p>ecf40999-7b64-4e10-b960-7f8ff8674cf6</text:p>
          </table:table-cell>
          <table:table-cell office:value-type="string" table:style-name="ce28">
            <text:p>Date of conviction</text:p>
          </table:table-cell>
          <table:table-cell table:style-name="ce28"/>
          <table:table-cell table:style-name="ce7"/>
          <table:table-cell table:number-columns-repeated="16367"/>
        </table:table-row>
        <table:table-row table:style-name="ro1">
          <table:table-cell office:value-type="float" office:value="6" table:style-name="ce21">
            <text:p>6</text:p>
          </table:table-cell>
          <table:table-cell office:value-type="float" office:value="1" table:style-name="ce22">
            <text:p>1</text:p>
          </table:table-cell>
          <table:table-cell table:style-name="ce22"/>
          <table:table-cell office:value-type="float" office:value="1" table:style-name="ce22">
            <text:p>1</text:p>
          </table:table-cell>
          <table:table-cell office:value-type="float" office:value="2" table:style-name="ce22">
            <text:p>2</text:p>
          </table:table-cell>
          <table:table-cell table:number-columns-repeated="6" table:style-name="ce22"/>
          <table:table-cell office:value-type="string" office:string-value="C6/G1/G1.1/R2" table:formula="of:=CONCATENATE(IF([.A97]=&quot;&quot;;&quot;&quot;;CONCATENATE(&quot;C&quot;; [.A97]));IF([.B97]=&quot;&quot;;&quot;&quot;;CONCATENATE(&quot;/G&quot;;[.B97]));IF([.C97]=&quot;&quot;;&quot;&quot;;CONCATENATE(&quot;/R&quot;;[.C97])); IF([.D97]=&quot;&quot;;&quot;&quot;;CONCATENATE(&quot;/G&quot;;[.B97];&quot;.&quot;;[.D97])); IF([.E97]=&quot;&quot;;&quot;&quot;;CONCATENATE(&quot;/R&quot;;[.E97])); IF([.F97]=&quot;&quot;;&quot;&quot;;CONCATENATE(&quot;/G&quot;;[.B97];&quot;.&quot;;[.D97];&quot;.&quot;;[.F97])); IF([.G97]=&quot;&quot;;&quot;&quot;;CONCATENATE(&quot;/R&quot;;[.G97])); IF([.H97]=&quot;&quot;;&quot;&quot;;CONCATENATE(&quot;/G&quot;;[.B97];&quot;.&quot;;[.D97];&quot;.&quot;;[.F97];&quot;.&quot;;[.H97])); IF([.I97]=&quot;&quot;;&quot;&quot;;CONCATENATE(&quot;/R&quot;;[.I97]));IF([.J97]=&quot;&quot;;&quot;&quot;;CONCATENATE(&quot;/G&quot;;[.B97];&quot;.&quot;;[.D97];&quot;.&quot;;[.F97];&quot;.&quot;;[.H97]; &quot;.&quot;;[.J97])); IF([.K97]=&quot;&quot;;&quot;&quot;;CONCATENATE(&quot;/R&quot;;[.K97])))" table:style-name="ce22">
            <text:p>C6/G1/G1.1/R2</text:p>
          </table:table-cell>
          <table:table-cell office:value-type="string" table:style-name="ce22">
            <text:p>CRITERION.EXCLUSION.CONVICTIONS.CHILD_LABOUR-HUMAN_TRAFFICKING</text:p>
          </table:table-cell>
          <table:table-cell office:value-type="string" table:style-name="ce22">
            <text:p>7d35fb7c-da5b-4830-b598-4f347a04dceb</text:p>
          </table:table-cell>
          <table:table-cell office:value-type="string" table:style-name="ce28">
            <text:p>Reason</text:p>
          </table:table-cell>
          <table:table-cell table:style-name="ce28"/>
          <table:table-cell table:style-name="ce7"/>
          <table:table-cell table:number-columns-repeated="16367"/>
        </table:table-row>
        <table:table-row table:style-name="ro1">
          <table:table-cell office:value-type="float" office:value="6" table:style-name="ce21">
            <text:p>6</text:p>
          </table:table-cell>
          <table:table-cell office:value-type="float" office:value="1" table:style-name="ce22">
            <text:p>1</text:p>
          </table:table-cell>
          <table:table-cell table:style-name="ce22"/>
          <table:table-cell office:value-type="float" office:value="1" table:style-name="ce22">
            <text:p>1</text:p>
          </table:table-cell>
          <table:table-cell office:value-type="float" office:value="3" table:style-name="ce22">
            <text:p>3</text:p>
          </table:table-cell>
          <table:table-cell table:number-columns-repeated="6" table:style-name="ce22"/>
          <table:table-cell office:value-type="string" office:string-value="C6/G1/G1.1/R3" table:formula="of:=CONCATENATE(IF([.A98]=&quot;&quot;;&quot;&quot;;CONCATENATE(&quot;C&quot;; [.A98]));IF([.B98]=&quot;&quot;;&quot;&quot;;CONCATENATE(&quot;/G&quot;;[.B98]));IF([.C98]=&quot;&quot;;&quot;&quot;;CONCATENATE(&quot;/R&quot;;[.C98])); IF([.D98]=&quot;&quot;;&quot;&quot;;CONCATENATE(&quot;/G&quot;;[.B98];&quot;.&quot;;[.D98])); IF([.E98]=&quot;&quot;;&quot;&quot;;CONCATENATE(&quot;/R&quot;;[.E98])); IF([.F98]=&quot;&quot;;&quot;&quot;;CONCATENATE(&quot;/G&quot;;[.B98];&quot;.&quot;;[.D98];&quot;.&quot;;[.F98])); IF([.G98]=&quot;&quot;;&quot;&quot;;CONCATENATE(&quot;/R&quot;;[.G98])); IF([.H98]=&quot;&quot;;&quot;&quot;;CONCATENATE(&quot;/G&quot;;[.B98];&quot;.&quot;;[.D98];&quot;.&quot;;[.F98];&quot;.&quot;;[.H98])); IF([.I98]=&quot;&quot;;&quot;&quot;;CONCATENATE(&quot;/R&quot;;[.I98]));IF([.J98]=&quot;&quot;;&quot;&quot;;CONCATENATE(&quot;/G&quot;;[.B98];&quot;.&quot;;[.D98];&quot;.&quot;;[.F98];&quot;.&quot;;[.H98]; &quot;.&quot;;[.J98])); IF([.K98]=&quot;&quot;;&quot;&quot;;CONCATENATE(&quot;/R&quot;;[.K98])))" table:style-name="ce22">
            <text:p>C6/G1/G1.1/R3</text:p>
          </table:table-cell>
          <table:table-cell office:value-type="string" table:style-name="ce22">
            <text:p>CRITERION.EXCLUSION.CONVICTIONS.CHILD_LABOUR-HUMAN_TRAFFICKING</text:p>
          </table:table-cell>
          <table:table-cell office:value-type="string" table:style-name="ce22">
            <text:p>c5012430-14da-454c-9d01-34cedc6a7ded</text:p>
          </table:table-cell>
          <table:table-cell office:value-type="string" table:style-name="ce28">
            <text:p>Who has been convicted</text:p>
          </table:table-cell>
          <table:table-cell table:style-name="ce28"/>
          <table:table-cell table:style-name="ce7"/>
          <table:table-cell table:number-columns-repeated="16367"/>
        </table:table-row>
        <table:table-row table:style-name="ro1">
          <table:table-cell office:value-type="float" office:value="6" table:style-name="ce21">
            <text:p>6</text:p>
          </table:table-cell>
          <table:table-cell office:value-type="float" office:value="1" table:style-name="ce22">
            <text:p>1</text:p>
          </table:table-cell>
          <table:table-cell table:style-name="ce22"/>
          <table:table-cell office:value-type="float" office:value="1" table:style-name="ce22">
            <text:p>1</text:p>
          </table:table-cell>
          <table:table-cell office:value-type="float" office:value="4" table:style-name="ce22">
            <text:p>4</text:p>
          </table:table-cell>
          <table:table-cell table:number-columns-repeated="6" table:style-name="ce22"/>
          <table:table-cell office:value-type="string" office:string-value="C6/G1/G1.1/R4" table:formula="of:=CONCATENATE(IF([.A99]=&quot;&quot;;&quot;&quot;;CONCATENATE(&quot;C&quot;; [.A99]));IF([.B99]=&quot;&quot;;&quot;&quot;;CONCATENATE(&quot;/G&quot;;[.B99]));IF([.C99]=&quot;&quot;;&quot;&quot;;CONCATENATE(&quot;/R&quot;;[.C99])); IF([.D99]=&quot;&quot;;&quot;&quot;;CONCATENATE(&quot;/G&quot;;[.B99];&quot;.&quot;;[.D99])); IF([.E99]=&quot;&quot;;&quot;&quot;;CONCATENATE(&quot;/R&quot;;[.E99])); IF([.F99]=&quot;&quot;;&quot;&quot;;CONCATENATE(&quot;/G&quot;;[.B99];&quot;.&quot;;[.D99];&quot;.&quot;;[.F99])); IF([.G99]=&quot;&quot;;&quot;&quot;;CONCATENATE(&quot;/R&quot;;[.G99])); IF([.H99]=&quot;&quot;;&quot;&quot;;CONCATENATE(&quot;/G&quot;;[.B99];&quot;.&quot;;[.D99];&quot;.&quot;;[.F99];&quot;.&quot;;[.H99])); IF([.I99]=&quot;&quot;;&quot;&quot;;CONCATENATE(&quot;/R&quot;;[.I99]));IF([.J99]=&quot;&quot;;&quot;&quot;;CONCATENATE(&quot;/G&quot;;[.B99];&quot;.&quot;;[.D99];&quot;.&quot;;[.F99];&quot;.&quot;;[.H99]; &quot;.&quot;;[.J99])); IF([.K99]=&quot;&quot;;&quot;&quot;;CONCATENATE(&quot;/R&quot;;[.K99])))" table:style-name="ce22">
            <text:p>C6/G1/G1.1/R4</text:p>
          </table:table-cell>
          <table:table-cell office:value-type="string" table:style-name="ce22">
            <text:p>CRITERION.EXCLUSION.CONVICTIONS.CHILD_LABOUR-HUMAN_TRAFFICKING</text:p>
          </table:table-cell>
          <table:table-cell office:value-type="string" table:style-name="ce22">
            <text:p>9ca9096f-edd2-4f19-b6b1-b55c83a2d5c8</text:p>
          </table:table-cell>
          <table:table-cell office:value-type="string" table:style-name="ce28">
            <text:p>Length of the period of exclusion</text:p>
          </table:table-cell>
          <table:table-cell table:style-name="ce28"/>
          <table:table-cell table:style-name="ce7"/>
          <table:table-cell table:number-columns-repeated="16367"/>
        </table:table-row>
        <table:table-row table:style-name="ro1">
          <table:table-cell office:value-type="float" office:value="6" table:style-name="ce21">
            <text:p>6</text:p>
          </table:table-cell>
          <table:table-cell office:value-type="float" office:value="1" table:style-name="ce22">
            <text:p>1</text:p>
          </table:table-cell>
          <table:table-cell table:style-name="ce22"/>
          <table:table-cell office:value-type="float" office:value="1" table:style-name="ce22">
            <text:p>1</text:p>
          </table:table-cell>
          <table:table-cell table:style-name="ce22"/>
          <table:table-cell office:value-type="float" office:value="1" table:style-name="ce22">
            <text:p>1</text:p>
          </table:table-cell>
          <table:table-cell table:number-columns-repeated="5" table:style-name="ce22"/>
          <table:table-cell office:value-type="string" office:string-value="C6/G1/G1.1/G1.1.1" table:formula="of:=CONCATENATE(IF([.A100]=&quot;&quot;;&quot;&quot;;CONCATENATE(&quot;C&quot;; [.A100]));IF([.B100]=&quot;&quot;;&quot;&quot;;CONCATENATE(&quot;/G&quot;;[.B100]));IF([.C100]=&quot;&quot;;&quot;&quot;;CONCATENATE(&quot;/R&quot;;[.C100])); IF([.D100]=&quot;&quot;;&quot;&quot;;CONCATENATE(&quot;/G&quot;;[.B100];&quot;.&quot;;[.D100])); IF([.E100]=&quot;&quot;;&quot;&quot;;CONCATENATE(&quot;/R&quot;;[.E100])); IF([.F100]=&quot;&quot;;&quot;&quot;;CONCATENATE(&quot;/G&quot;;[.B100];&quot;.&quot;;[.D100];&quot;.&quot;;[.F100])); IF([.G100]=&quot;&quot;;&quot;&quot;;CONCATENATE(&quot;/R&quot;;[.G100])); IF([.H100]=&quot;&quot;;&quot;&quot;;CONCATENATE(&quot;/G&quot;;[.B100];&quot;.&quot;;[.D100];&quot;.&quot;;[.F100];&quot;.&quot;;[.H100])); IF([.I100]=&quot;&quot;;&quot;&quot;;CONCATENATE(&quot;/R&quot;;[.I100]));IF([.J100]=&quot;&quot;;&quot;&quot;;CONCATENATE(&quot;/G&quot;;[.B100];&quot;.&quot;;[.D100];&quot;.&quot;;[.F100];&quot;.&quot;;[.H100]; &quot;.&quot;;[.J100])); IF([.K100]=&quot;&quot;;&quot;&quot;;CONCATENATE(&quot;/R&quot;;[.K100])))" table:style-name="ce22">
            <text:p>C6/G1/G1.1/G1.1.1</text:p>
          </table:table-cell>
          <table:table-cell office:value-type="string" table:style-name="ce22">
            <text:p>CRITERION.EXCLUSION.CONVICTIONS.CHILD_LABOUR-HUMAN_TRAFFICKING</text:p>
          </table:table-cell>
          <table:table-cell office:value-type="string" table:style-name="ce22">
            <text:p>5f9f09f7-f701-432c-9fdc-c22c124a74c9</text:p>
          </table:table-cell>
          <table:table-cell table:number-columns-repeated="3" table:style-name="ce28"/>
          <table:table-cell table:number-columns-repeated="16367"/>
        </table:table-row>
        <table:table-row table:style-name="ro1">
          <table:table-cell office:value-type="float" office:value="6" table:style-name="ce21">
            <text:p>6</text:p>
          </table:table-cell>
          <table:table-cell office:value-type="float" office:value="1" table:style-name="ce22">
            <text:p>1</text:p>
          </table:table-cell>
          <table:table-cell table:style-name="ce22"/>
          <table:table-cell office:value-type="float" office:value="1" table:style-name="ce22">
            <text:p>1</text:p>
          </table:table-cell>
          <table:table-cell table:style-name="ce22"/>
          <table:table-cell office:value-type="float" office:value="1" table:style-name="ce22">
            <text:p>1</text:p>
          </table:table-cell>
          <table:table-cell office:value-type="float" office:value="1" table:style-name="ce22">
            <text:p>1</text:p>
          </table:table-cell>
          <table:table-cell table:number-columns-repeated="4" table:style-name="ce22"/>
          <table:table-cell office:value-type="string" office:string-value="C6/G1/G1.1/G1.1.1/R1" table:formula="of:=CONCATENATE(IF([.A101]=&quot;&quot;;&quot;&quot;;CONCATENATE(&quot;C&quot;; [.A101]));IF([.B101]=&quot;&quot;;&quot;&quot;;CONCATENATE(&quot;/G&quot;;[.B101]));IF([.C101]=&quot;&quot;;&quot;&quot;;CONCATENATE(&quot;/R&quot;;[.C101])); IF([.D101]=&quot;&quot;;&quot;&quot;;CONCATENATE(&quot;/G&quot;;[.B101];&quot;.&quot;;[.D101])); IF([.E101]=&quot;&quot;;&quot;&quot;;CONCATENATE(&quot;/R&quot;;[.E101])); IF([.F101]=&quot;&quot;;&quot;&quot;;CONCATENATE(&quot;/G&quot;;[.B101];&quot;.&quot;;[.D101];&quot;.&quot;;[.F101])); IF([.G101]=&quot;&quot;;&quot;&quot;;CONCATENATE(&quot;/R&quot;;[.G101])); IF([.H101]=&quot;&quot;;&quot;&quot;;CONCATENATE(&quot;/G&quot;;[.B101];&quot;.&quot;;[.D101];&quot;.&quot;;[.F101];&quot;.&quot;;[.H101])); IF([.I101]=&quot;&quot;;&quot;&quot;;CONCATENATE(&quot;/R&quot;;[.I101]));IF([.J101]=&quot;&quot;;&quot;&quot;;CONCATENATE(&quot;/G&quot;;[.B101];&quot;.&quot;;[.D101];&quot;.&quot;;[.F101];&quot;.&quot;;[.H101]; &quot;.&quot;;[.J101])); IF([.K101]=&quot;&quot;;&quot;&quot;;CONCATENATE(&quot;/R&quot;;[.K101])))" table:style-name="ce22">
            <text:p>C6/G1/G1.1/G1.1.1/R1</text:p>
          </table:table-cell>
          <table:table-cell office:value-type="string" table:style-name="ce22">
            <text:p>CRITERION.EXCLUSION.CONVICTIONS.CHILD_LABOUR-HUMAN_TRAFFICKING</text:p>
          </table:table-cell>
          <table:table-cell office:value-type="string" table:style-name="ce22">
            <text:p>20c5361b-7599-4ee6-b030-7f8323174d1e</text:p>
          </table:table-cell>
          <table:table-cell office:value-type="string" table:style-name="ce28">
            <text:p>Have you taken measures to demonstrate your reliability (Self-Cleaning)?</text:p>
          </table:table-cell>
          <table:table-cell table:number-columns-repeated="2" table:style-name="ce28"/>
          <table:table-cell table:number-columns-repeated="16367"/>
        </table:table-row>
        <table:table-row table:style-name="ro1">
          <table:table-cell office:value-type="float" office:value="6" table:style-name="ce21">
            <text:p>6</text:p>
          </table:table-cell>
          <table:table-cell office:value-type="float" office:value="1" table:style-name="ce22">
            <text:p>1</text:p>
          </table:table-cell>
          <table:table-cell table:style-name="ce22"/>
          <table:table-cell office:value-type="float" office:value="1" table:style-name="ce22">
            <text:p>1</text:p>
          </table:table-cell>
          <table:table-cell table:style-name="ce22"/>
          <table:table-cell office:value-type="float" office:value="1" table:style-name="ce22">
            <text:p>1</text:p>
          </table:table-cell>
          <table:table-cell table:style-name="ce22"/>
          <table:table-cell office:value-type="float" office:value="1" table:style-name="ce22">
            <text:p>1</text:p>
          </table:table-cell>
          <table:table-cell table:number-columns-repeated="3" table:style-name="ce22"/>
          <table:table-cell office:value-type="string" office:string-value="C6/G1/G1.1/G1.1.1/G1.1.1.1" table:formula="of:=CONCATENATE(IF([.A102]=&quot;&quot;;&quot;&quot;;CONCATENATE(&quot;C&quot;; [.A102]));IF([.B102]=&quot;&quot;;&quot;&quot;;CONCATENATE(&quot;/G&quot;;[.B102]));IF([.C102]=&quot;&quot;;&quot;&quot;;CONCATENATE(&quot;/R&quot;;[.C102])); IF([.D102]=&quot;&quot;;&quot;&quot;;CONCATENATE(&quot;/G&quot;;[.B102];&quot;.&quot;;[.D102])); IF([.E102]=&quot;&quot;;&quot;&quot;;CONCATENATE(&quot;/R&quot;;[.E102])); IF([.F102]=&quot;&quot;;&quot;&quot;;CONCATENATE(&quot;/G&quot;;[.B102];&quot;.&quot;;[.D102];&quot;.&quot;;[.F102])); IF([.G102]=&quot;&quot;;&quot;&quot;;CONCATENATE(&quot;/R&quot;;[.G102])); IF([.H102]=&quot;&quot;;&quot;&quot;;CONCATENATE(&quot;/G&quot;;[.B102];&quot;.&quot;;[.D102];&quot;.&quot;;[.F102];&quot;.&quot;;[.H102])); IF([.I102]=&quot;&quot;;&quot;&quot;;CONCATENATE(&quot;/R&quot;;[.I102]));IF([.J102]=&quot;&quot;;&quot;&quot;;CONCATENATE(&quot;/G&quot;;[.B102];&quot;.&quot;;[.D102];&quot;.&quot;;[.F102];&quot;.&quot;;[.H102]; &quot;.&quot;;[.J102])); IF([.K102]=&quot;&quot;;&quot;&quot;;CONCATENATE(&quot;/R&quot;;[.K102])))" table:style-name="ce22">
            <text:p>C6/G1/G1.1/G1.1.1/G1.1.1.1</text:p>
          </table:table-cell>
          <table:table-cell office:value-type="string" table:style-name="ce22">
            <text:p>CRITERION.EXCLUSION.CONVICTIONS.CHILD_LABOUR-HUMAN_TRAFFICKING</text:p>
          </table:table-cell>
          <table:table-cell office:value-type="string" table:style-name="ce22">
            <text:p>74e6c7b4-757b-4b40-ada6-fad6a997c310</text:p>
          </table:table-cell>
          <table:table-cell table:style-name="ce28"/>
          <table:table-cell office:value-type="string" table:style-name="ce28">
            <text:p>GROUP_FULFILLED.ON_TRUE</text:p>
          </table:table-cell>
          <table:table-cell table:style-name="ce28"/>
          <table:table-cell table:number-columns-repeated="16367"/>
        </table:table-row>
        <table:table-row table:style-name="ro1">
          <table:table-cell office:value-type="float" office:value="6" table:style-name="ce21">
            <text:p>6</text:p>
          </table:table-cell>
          <table:table-cell office:value-type="float" office:value="1" table:style-name="ce22">
            <text:p>1</text:p>
          </table:table-cell>
          <table:table-cell table:style-name="ce22"/>
          <table:table-cell office:value-type="float" office:value="1" table:style-name="ce22">
            <text:p>1</text:p>
          </table:table-cell>
          <table:table-cell table:style-name="ce22"/>
          <table:table-cell office:value-type="float" office:value="1" table:style-name="ce22">
            <text:p>1</text:p>
          </table:table-cell>
          <table:table-cell table:style-name="ce22"/>
          <table:table-cell office:value-type="float" office:value="1" table:style-name="ce22">
            <text:p>1</text:p>
          </table:table-cell>
          <table:table-cell office:value-type="float" office:value="1" table:style-name="ce22">
            <text:p>1</text:p>
          </table:table-cell>
          <table:table-cell table:number-columns-repeated="2" table:style-name="ce22"/>
          <table:table-cell office:value-type="string" office:string-value="C6/G1/G1.1/G1.1.1/G1.1.1.1/R1" table:formula="of:=CONCATENATE(IF([.A103]=&quot;&quot;;&quot;&quot;;CONCATENATE(&quot;C&quot;; [.A103]));IF([.B103]=&quot;&quot;;&quot;&quot;;CONCATENATE(&quot;/G&quot;;[.B103]));IF([.C103]=&quot;&quot;;&quot;&quot;;CONCATENATE(&quot;/R&quot;;[.C103])); IF([.D103]=&quot;&quot;;&quot;&quot;;CONCATENATE(&quot;/G&quot;;[.B103];&quot;.&quot;;[.D103])); IF([.E103]=&quot;&quot;;&quot;&quot;;CONCATENATE(&quot;/R&quot;;[.E103])); IF([.F103]=&quot;&quot;;&quot;&quot;;CONCATENATE(&quot;/G&quot;;[.B103];&quot;.&quot;;[.D103];&quot;.&quot;;[.F103])); IF([.G103]=&quot;&quot;;&quot;&quot;;CONCATENATE(&quot;/R&quot;;[.G103])); IF([.H103]=&quot;&quot;;&quot;&quot;;CONCATENATE(&quot;/G&quot;;[.B103];&quot;.&quot;;[.D103];&quot;.&quot;;[.F103];&quot;.&quot;;[.H103])); IF([.I103]=&quot;&quot;;&quot;&quot;;CONCATENATE(&quot;/R&quot;;[.I103]));IF([.J103]=&quot;&quot;;&quot;&quot;;CONCATENATE(&quot;/G&quot;;[.B103];&quot;.&quot;;[.D103];&quot;.&quot;;[.F103];&quot;.&quot;;[.H103]; &quot;.&quot;;[.J103])); IF([.K103]=&quot;&quot;;&quot;&quot;;CONCATENATE(&quot;/R&quot;;[.K103])))" table:style-name="ce22">
            <text:p>C6/G1/G1.1/G1.1.1/G1.1.1.1/R1</text:p>
          </table:table-cell>
          <table:table-cell office:value-type="string" table:style-name="ce22">
            <text:p>CRITERION.EXCLUSION.CONVICTIONS.CHILD_LABOUR-HUMAN_TRAFFICKING</text:p>
          </table:table-cell>
          <table:table-cell office:value-type="string" table:style-name="ce22">
            <text:p>7b07904f-e080-401a-a3a1-9a3efeeda54b</text:p>
          </table:table-cell>
          <table:table-cell office:value-type="string" table:style-name="ce28">
            <text:p>Please describe them</text:p>
          </table:table-cell>
          <table:table-cell table:number-columns-repeated="2" table:style-name="ce28"/>
          <table:table-cell table:number-columns-repeated="16367"/>
        </table:table-row>
        <table:table-row table:style-name="ro1">
          <table:table-cell office:value-type="float" office:value="6" table:style-name="ce21">
            <text:p>6</text:p>
          </table:table-cell>
          <table:table-cell office:value-type="float" office:value="2" table:style-name="ce22">
            <text:p>2</text:p>
          </table:table-cell>
          <table:table-cell table:number-columns-repeated="9" table:style-name="ce22"/>
          <table:table-cell office:value-type="string" office:string-value="C6/G2" table:formula="of:=CONCATENATE(IF([.A104]=&quot;&quot;;&quot;&quot;;CONCATENATE(&quot;C&quot;; [.A104]));IF([.B104]=&quot;&quot;;&quot;&quot;;CONCATENATE(&quot;/G&quot;;[.B104]));IF([.C104]=&quot;&quot;;&quot;&quot;;CONCATENATE(&quot;/R&quot;;[.C104])); IF([.D104]=&quot;&quot;;&quot;&quot;;CONCATENATE(&quot;/G&quot;;[.B104];&quot;.&quot;;[.D104])); IF([.E104]=&quot;&quot;;&quot;&quot;;CONCATENATE(&quot;/R&quot;;[.E104])); IF([.F104]=&quot;&quot;;&quot;&quot;;CONCATENATE(&quot;/G&quot;;[.B104];&quot;.&quot;;[.D104];&quot;.&quot;;[.F104])); IF([.G104]=&quot;&quot;;&quot;&quot;;CONCATENATE(&quot;/R&quot;;[.G104])); IF([.H104]=&quot;&quot;;&quot;&quot;;CONCATENATE(&quot;/G&quot;;[.B104];&quot;.&quot;;[.D104];&quot;.&quot;;[.F104];&quot;.&quot;;[.H104])); IF([.I104]=&quot;&quot;;&quot;&quot;;CONCATENATE(&quot;/R&quot;;[.I104]));IF([.J104]=&quot;&quot;;&quot;&quot;;CONCATENATE(&quot;/G&quot;;[.B104];&quot;.&quot;;[.D104];&quot;.&quot;;[.F104];&quot;.&quot;;[.H104]; &quot;.&quot;;[.J104])); IF([.K104]=&quot;&quot;;&quot;&quot;;CONCATENATE(&quot;/R&quot;;[.K104])))" table:style-name="ce22">
            <text:p>C6/G2</text:p>
          </table:table-cell>
          <table:table-cell office:value-type="string" table:style-name="ce22">
            <text:p>CRITERION.EXCLUSION.CONVICTIONS.CHILD_LABOUR-HUMAN_TRAFFICKING</text:p>
          </table:table-cell>
          <table:table-cell office:value-type="string" table:style-name="ce17">
            <text:p>7458d42a-e581-4640-9283-34ceb3ad4345</text:p>
          </table:table-cell>
          <table:table-cell table:number-columns-repeated="2" table:style-name="ce22"/>
          <table:table-cell table:style-name="ce24"/>
          <table:table-cell table:number-columns-repeated="16367"/>
        </table:table-row>
        <table:table-row table:style-name="ro1">
          <table:table-cell office:value-type="float" office:value="6" table:style-name="ce21">
            <text:p>6</text:p>
          </table:table-cell>
          <table:table-cell office:value-type="float" office:value="2" table:style-name="ce22">
            <text:p>2</text:p>
          </table:table-cell>
          <table:table-cell office:value-type="float" office:value="1" table:style-name="ce22">
            <text:p>1</text:p>
          </table:table-cell>
          <table:table-cell table:number-columns-repeated="8" table:style-name="ce22"/>
          <table:table-cell office:value-type="string" office:string-value="C6/G2/R1" table:formula="of:=CONCATENATE(IF([.A105]=&quot;&quot;;&quot;&quot;;CONCATENATE(&quot;C&quot;; [.A105]));IF([.B105]=&quot;&quot;;&quot;&quot;;CONCATENATE(&quot;/G&quot;;[.B105]));IF([.C105]=&quot;&quot;;&quot;&quot;;CONCATENATE(&quot;/R&quot;;[.C105])); IF([.D105]=&quot;&quot;;&quot;&quot;;CONCATENATE(&quot;/G&quot;;[.B105];&quot;.&quot;;[.D105])); IF([.E105]=&quot;&quot;;&quot;&quot;;CONCATENATE(&quot;/R&quot;;[.E105])); IF([.F105]=&quot;&quot;;&quot;&quot;;CONCATENATE(&quot;/G&quot;;[.B105];&quot;.&quot;;[.D105];&quot;.&quot;;[.F105])); IF([.G105]=&quot;&quot;;&quot;&quot;;CONCATENATE(&quot;/R&quot;;[.G105])); IF([.H105]=&quot;&quot;;&quot;&quot;;CONCATENATE(&quot;/G&quot;;[.B105];&quot;.&quot;;[.D105];&quot;.&quot;;[.F105];&quot;.&quot;;[.H105])); IF([.I105]=&quot;&quot;;&quot;&quot;;CONCATENATE(&quot;/R&quot;;[.I105]));IF([.J105]=&quot;&quot;;&quot;&quot;;CONCATENATE(&quot;/G&quot;;[.B105];&quot;.&quot;;[.D105];&quot;.&quot;;[.F105];&quot;.&quot;;[.H105]; &quot;.&quot;;[.J105])); IF([.K105]=&quot;&quot;;&quot;&quot;;CONCATENATE(&quot;/R&quot;;[.K105])))" table:style-name="ce22">
            <text:p>C6/G2/R1</text:p>
          </table:table-cell>
          <table:table-cell office:value-type="string" table:style-name="ce22">
            <text:p>CRITERION.EXCLUSION.CONVICTIONS.CHILD_LABOUR-HUMAN_TRAFFICKING</text:p>
          </table:table-cell>
          <table:table-cell office:value-type="string" table:style-name="ce22">
            <text:p>c1347b74-1872-4060-a6db-f4044edcd7c4</text:p>
          </table:table-cell>
          <table:table-cell office:value-type="string" table:style-name="ce22">
            <text:p>Is this information available electronically?</text:p>
          </table:table-cell>
          <table:table-cell table:style-name="ce22"/>
          <table:table-cell table:style-name="ce24"/>
          <table:table-cell table:number-columns-repeated="16367"/>
        </table:table-row>
        <table:table-row table:style-name="ro1">
          <table:table-cell office:value-type="float" office:value="6" table:style-name="ce21">
            <text:p>6</text:p>
          </table:table-cell>
          <table:table-cell office:value-type="float" office:value="2" table:style-name="ce22">
            <text:p>2</text:p>
          </table:table-cell>
          <table:table-cell table:style-name="ce22"/>
          <table:table-cell office:value-type="float" office:value="1" table:style-name="ce22">
            <text:p>1</text:p>
          </table:table-cell>
          <table:table-cell table:number-columns-repeated="7" table:style-name="ce22"/>
          <table:table-cell office:value-type="string" office:string-value="C6/G2/G2.1" table:formula="of:=CONCATENATE(IF([.A106]=&quot;&quot;;&quot;&quot;;CONCATENATE(&quot;C&quot;; [.A106]));IF([.B106]=&quot;&quot;;&quot;&quot;;CONCATENATE(&quot;/G&quot;;[.B106]));IF([.C106]=&quot;&quot;;&quot;&quot;;CONCATENATE(&quot;/R&quot;;[.C106])); IF([.D106]=&quot;&quot;;&quot;&quot;;CONCATENATE(&quot;/G&quot;;[.B106];&quot;.&quot;;[.D106])); IF([.E106]=&quot;&quot;;&quot;&quot;;CONCATENATE(&quot;/R&quot;;[.E106])); IF([.F106]=&quot;&quot;;&quot;&quot;;CONCATENATE(&quot;/G&quot;;[.B106];&quot;.&quot;;[.D106];&quot;.&quot;;[.F106])); IF([.G106]=&quot;&quot;;&quot;&quot;;CONCATENATE(&quot;/R&quot;;[.G106])); IF([.H106]=&quot;&quot;;&quot;&quot;;CONCATENATE(&quot;/G&quot;;[.B106];&quot;.&quot;;[.D106];&quot;.&quot;;[.F106];&quot;.&quot;;[.H106])); IF([.I106]=&quot;&quot;;&quot;&quot;;CONCATENATE(&quot;/R&quot;;[.I106]));IF([.J106]=&quot;&quot;;&quot;&quot;;CONCATENATE(&quot;/G&quot;;[.B106];&quot;.&quot;;[.D106];&quot;.&quot;;[.F106];&quot;.&quot;;[.H106]; &quot;.&quot;;[.J106])); IF([.K106]=&quot;&quot;;&quot;&quot;;CONCATENATE(&quot;/R&quot;;[.K106])))" table:style-name="ce22">
            <text:p>C6/G2/G2.1</text:p>
          </table:table-cell>
          <table:table-cell office:value-type="string" table:style-name="ce22">
            <text:p>CRITERION.EXCLUSION.CONVICTIONS.CHILD_LABOUR-HUMAN_TRAFFICKING</text:p>
          </table:table-cell>
          <table:table-cell office:value-type="string" table:style-name="ce22">
            <text:p>41dd2e9b-1bfd-44c7-93ee-56bd74a4334b</text:p>
          </table:table-cell>
          <table:table-cell table:style-name="ce22"/>
          <table:table-cell office:value-type="string" table:style-name="ce22">
            <text:p>GROUP_FULFILLED.ON_TRUE</text:p>
          </table:table-cell>
          <table:table-cell table:style-name="ce24"/>
          <table:table-cell table:number-columns-repeated="16367"/>
        </table:table-row>
        <table:table-row table:style-name="ro1">
          <table:table-cell office:value-type="float" office:value="6" table:style-name="ce21">
            <text:p>6</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1" table:style-name="ce22">
            <text:p>1</text:p>
          </table:table-cell>
          <table:table-cell table:number-columns-repeated="6" table:style-name="ce22"/>
          <table:table-cell office:value-type="string" office:string-value="C6/G2/G2.1/R1" table:formula="of:=CONCATENATE(IF([.A107]=&quot;&quot;;&quot;&quot;;CONCATENATE(&quot;C&quot;; [.A107]));IF([.B107]=&quot;&quot;;&quot;&quot;;CONCATENATE(&quot;/G&quot;;[.B107]));IF([.C107]=&quot;&quot;;&quot;&quot;;CONCATENATE(&quot;/R&quot;;[.C107])); IF([.D107]=&quot;&quot;;&quot;&quot;;CONCATENATE(&quot;/G&quot;;[.B107];&quot;.&quot;;[.D107])); IF([.E107]=&quot;&quot;;&quot;&quot;;CONCATENATE(&quot;/R&quot;;[.E107])); IF([.F107]=&quot;&quot;;&quot;&quot;;CONCATENATE(&quot;/G&quot;;[.B107];&quot;.&quot;;[.D107];&quot;.&quot;;[.F107])); IF([.G107]=&quot;&quot;;&quot;&quot;;CONCATENATE(&quot;/R&quot;;[.G107])); IF([.H107]=&quot;&quot;;&quot;&quot;;CONCATENATE(&quot;/G&quot;;[.B107];&quot;.&quot;;[.D107];&quot;.&quot;;[.F107];&quot;.&quot;;[.H107])); IF([.I107]=&quot;&quot;;&quot;&quot;;CONCATENATE(&quot;/R&quot;;[.I107]));IF([.J107]=&quot;&quot;;&quot;&quot;;CONCATENATE(&quot;/G&quot;;[.B107];&quot;.&quot;;[.D107];&quot;.&quot;;[.F107];&quot;.&quot;;[.H107]; &quot;.&quot;;[.J107])); IF([.K107]=&quot;&quot;;&quot;&quot;;CONCATENATE(&quot;/R&quot;;[.K107])))" table:style-name="ce22">
            <text:p>C6/G2/G2.1/R1</text:p>
          </table:table-cell>
          <table:table-cell office:value-type="string" table:style-name="ce22">
            <text:p>CRITERION.EXCLUSION.CONVICTIONS.CHILD_LABOUR-HUMAN_TRAFFICKING</text:p>
          </table:table-cell>
          <table:table-cell office:value-type="string" table:style-name="ce22">
            <text:p>f4313bb6-21b6-499e-bdff-debe10e11d2c</text:p>
          </table:table-cell>
          <table:table-cell office:value-type="string" table:style-name="ce22">
            <text:p>URL</text:p>
          </table:table-cell>
          <table:table-cell table:style-name="ce22"/>
          <table:table-cell table:style-name="ce24"/>
          <table:table-cell table:number-columns-repeated="16367"/>
        </table:table-row>
        <table:table-row table:style-name="ro1">
          <table:table-cell office:value-type="float" office:value="6" table:style-name="ce21">
            <text:p>6</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2" table:style-name="ce22">
            <text:p>2</text:p>
          </table:table-cell>
          <table:table-cell table:number-columns-repeated="6" table:style-name="ce22"/>
          <table:table-cell office:value-type="string" office:string-value="C6/G2/G2.1/R2" table:formula="of:=CONCATENATE(IF([.A108]=&quot;&quot;;&quot;&quot;;CONCATENATE(&quot;C&quot;; [.A108]));IF([.B108]=&quot;&quot;;&quot;&quot;;CONCATENATE(&quot;/G&quot;;[.B108]));IF([.C108]=&quot;&quot;;&quot;&quot;;CONCATENATE(&quot;/R&quot;;[.C108])); IF([.D108]=&quot;&quot;;&quot;&quot;;CONCATENATE(&quot;/G&quot;;[.B108];&quot;.&quot;;[.D108])); IF([.E108]=&quot;&quot;;&quot;&quot;;CONCATENATE(&quot;/R&quot;;[.E108])); IF([.F108]=&quot;&quot;;&quot;&quot;;CONCATENATE(&quot;/G&quot;;[.B108];&quot;.&quot;;[.D108];&quot;.&quot;;[.F108])); IF([.G108]=&quot;&quot;;&quot;&quot;;CONCATENATE(&quot;/R&quot;;[.G108])); IF([.H108]=&quot;&quot;;&quot;&quot;;CONCATENATE(&quot;/G&quot;;[.B108];&quot;.&quot;;[.D108];&quot;.&quot;;[.F108];&quot;.&quot;;[.H108])); IF([.I108]=&quot;&quot;;&quot;&quot;;CONCATENATE(&quot;/R&quot;;[.I108]));IF([.J108]=&quot;&quot;;&quot;&quot;;CONCATENATE(&quot;/G&quot;;[.B108];&quot;.&quot;;[.D108];&quot;.&quot;;[.F108];&quot;.&quot;;[.H108]; &quot;.&quot;;[.J108])); IF([.K108]=&quot;&quot;;&quot;&quot;;CONCATENATE(&quot;/R&quot;;[.K108])))" table:style-name="ce22">
            <text:p>C6/G2/G2.1/R2</text:p>
          </table:table-cell>
          <table:table-cell office:value-type="string" table:style-name="ce22">
            <text:p>CRITERION.EXCLUSION.CONVICTIONS.CHILD_LABOUR-HUMAN_TRAFFICKING</text:p>
          </table:table-cell>
          <table:table-cell office:value-type="string" table:style-name="ce22">
            <text:p>1f1cd18e-3e01-4ca2-af4c-e2981924ba8d</text:p>
          </table:table-cell>
          <table:table-cell office:value-type="string" table:style-name="ce22">
            <text:p>Code</text:p>
          </table:table-cell>
          <table:table-cell table:style-name="ce22"/>
          <table:table-cell table:style-name="ce24"/>
          <table:table-cell table:number-columns-repeated="16367"/>
        </table:table-row>
        <table:table-row table:style-name="ro1">
          <table:table-cell office:value-type="float" office:value="6" table:style-name="ce21">
            <text:p>6</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3" table:style-name="ce22">
            <text:p>3</text:p>
          </table:table-cell>
          <table:table-cell table:number-columns-repeated="6" table:style-name="ce22"/>
          <table:table-cell office:value-type="string" office:string-value="C6/G2/G2.1/R3" table:formula="of:=CONCATENATE(IF([.A109]=&quot;&quot;;&quot;&quot;;CONCATENATE(&quot;C&quot;; [.A109]));IF([.B109]=&quot;&quot;;&quot;&quot;;CONCATENATE(&quot;/G&quot;;[.B109]));IF([.C109]=&quot;&quot;;&quot;&quot;;CONCATENATE(&quot;/R&quot;;[.C109])); IF([.D109]=&quot;&quot;;&quot;&quot;;CONCATENATE(&quot;/G&quot;;[.B109];&quot;.&quot;;[.D109])); IF([.E109]=&quot;&quot;;&quot;&quot;;CONCATENATE(&quot;/R&quot;;[.E109])); IF([.F109]=&quot;&quot;;&quot;&quot;;CONCATENATE(&quot;/G&quot;;[.B109];&quot;.&quot;;[.D109];&quot;.&quot;;[.F109])); IF([.G109]=&quot;&quot;;&quot;&quot;;CONCATENATE(&quot;/R&quot;;[.G109])); IF([.H109]=&quot;&quot;;&quot;&quot;;CONCATENATE(&quot;/G&quot;;[.B109];&quot;.&quot;;[.D109];&quot;.&quot;;[.F109];&quot;.&quot;;[.H109])); IF([.I109]=&quot;&quot;;&quot;&quot;;CONCATENATE(&quot;/R&quot;;[.I109]));IF([.J109]=&quot;&quot;;&quot;&quot;;CONCATENATE(&quot;/G&quot;;[.B109];&quot;.&quot;;[.D109];&quot;.&quot;;[.F109];&quot;.&quot;;[.H109]; &quot;.&quot;;[.J109])); IF([.K109]=&quot;&quot;;&quot;&quot;;CONCATENATE(&quot;/R&quot;;[.K109])))" table:style-name="ce22">
            <text:p>C6/G2/G2.1/R3</text:p>
          </table:table-cell>
          <table:table-cell office:value-type="string" table:style-name="ce22">
            <text:p>CRITERION.EXCLUSION.CONVICTIONS.CHILD_LABOUR-HUMAN_TRAFFICKING</text:p>
          </table:table-cell>
          <table:table-cell office:value-type="string" table:style-name="ce22">
            <text:p>c3ccfa31-0c5e-4e3a-a3fd-db9fb83d78d4</text:p>
          </table:table-cell>
          <table:table-cell office:value-type="string" table:style-name="ce22">
            <text:p>Issuer</text:p>
          </table:table-cell>
          <table:table-cell table:style-name="ce22"/>
          <table:table-cell table:style-name="ce24"/>
          <table:table-cell table:number-columns-repeated="16367"/>
        </table:table-row>
        <table:table-row table:style-name="ro2">
          <table:table-cell table:number-columns-repeated="16" table:style-name="ce20"/>
          <table:table-cell table:style-name="ce16"/>
          <table:table-cell table:number-columns-repeated="16367"/>
        </table:table-row>
        <table:table-row table:number-rows-repeated="10" table:style-name="ro1">
          <table:table-cell table:number-columns-repeated="16384"/>
        </table:table-row>
        <table:table-row table:number-rows-repeated="7" table:style-name="ro1">
          <table:table-cell table:number-columns-repeated="12" table:style-name="ce19"/>
          <table:table-cell table:number-columns-repeated="16372"/>
        </table:table-row>
        <table:table-row table:number-rows-repeated="1048449" table:style-name="ro1">
          <table:table-cell table:number-columns-repeated="16384"/>
        </table:table-row>
      </table:table>
      <table:table table:name="EG-Contributions" table:style-name="ta2">
        <table:table-column table:style-name="co10" table:number-columns-repeated="8" table:default-cell-style-name="ce19"/>
        <table:table-column table:style-name="co11" table:default-cell-style-name="ce19"/>
        <table:table-column table:style-name="co12" table:number-columns-repeated="2" table:default-cell-style-name="ce19"/>
        <table:table-column table:style-name="co13" table:default-cell-style-name="ce19"/>
        <table:table-column table:style-name="co14" table:default-cell-style-name="ce19"/>
        <table:table-column table:style-name="co15" table:default-cell-style-name="ce19"/>
        <table:table-column table:style-name="co16" table:default-cell-style-name="ce19"/>
        <table:table-column table:style-name="co14" table:number-columns-repeated="16369" table:default-cell-style-name="ce19"/>
        <table:table-row table:style-name="ro1">
          <table:table-cell office:value-type="string" table:style-name="ce22">
            <text:p>CRITERION ID</text:p>
          </table:table-cell>
          <table:table-cell office:value-type="string" table:style-name="ce22">
            <text:p>GROUP LEVEL 1</text:p>
          </table:table-cell>
          <table:table-cell office:value-type="string" table:style-name="ce22">
            <text:p>REQUIREMENTS LEVEL 1</text:p>
          </table:table-cell>
          <table:table-cell office:value-type="string" table:style-name="ce22">
            <text:p>SUBGROUP LEVEL 2</text:p>
          </table:table-cell>
          <table:table-cell office:value-type="string" table:style-name="ce22">
            <text:p>REQUIREMENTS LEVEL 2</text:p>
          </table:table-cell>
          <table:table-cell office:value-type="string" table:style-name="ce22">
            <text:p>SUBGROUP LEVEL 3</text:p>
          </table:table-cell>
          <table:table-cell office:value-type="string" table:style-name="ce22">
            <text:p>REQUIREMENTS LEVEL 3</text:p>
          </table:table-cell>
          <table:table-cell office:value-type="string" table:style-name="ce22">
            <text:p>SUBGROUP LEVEL 4</text:p>
          </table:table-cell>
          <table:table-cell office:value-type="string" table:style-name="ce22">
            <text:p>REQUIREMENTS LEVEL 4</text:p>
          </table:table-cell>
          <table:table-cell office:value-type="string" table:style-name="ce22">
            <text:p><text:s/></text:p>
          </table:table-cell>
          <table:table-cell table:style-name="ce22"/>
          <table:table-cell office:value-type="string" table:style-name="ce27">
            <text:p>ITEM ID</text:p>
          </table:table-cell>
          <table:table-cell office:value-type="string" table:style-name="ce27">
            <text:p>Criterion Code</text:p>
          </table:table-cell>
          <table:table-cell office:value-type="string" table:style-name="ce27">
            <text:p>Element UUID</text:p>
          </table:table-cell>
          <table:table-cell office:value-type="string" table:style-name="ce27">
            <text:p>Criterion/Requirement description</text:p>
          </table:table-cell>
          <table:table-cell office:value-type="string" table:style-name="ce27">
            <text:p>PI</text:p>
          </table:table-cell>
          <table:table-cell office:value-type="string" table:style-name="ce24">
            <text:p>Multiple instances possible?</text:p>
          </table:table-cell>
          <table:table-cell table:number-columns-repeated="16367" table:style-name="ce22"/>
        </table:table-row>
        <table:table-row table:style-name="ro1">
          <table:table-cell office:value-type="float" office:value="7" table:style-name="ce23">
            <text:p>7</text:p>
          </table:table-cell>
          <table:table-cell table:number-columns-repeated="10" table:style-name="ce23"/>
          <table:table-cell office:value-type="string" office:string-value="C7" table:formula="of:=CONCATENATE(IF([.A2]=&quot;&quot;;&quot;&quot;;CONCATENATE(&quot;C&quot;; [.A2]));IF([.B2]=&quot;&quot;;&quot;&quot;;CONCATENATE(&quot;/G&quot;;[.B2]));IF([.C2]=&quot;&quot;;&quot;&quot;;CONCATENATE(&quot;/R&quot;;[.C2])); IF([.D2]=&quot;&quot;;&quot;&quot;;CONCATENATE(&quot;/G&quot;;[.B2];&quot;.&quot;;[.D2])); IF([.E2]=&quot;&quot;;&quot;&quot;;CONCATENATE(&quot;/R&quot;;[.E2])); IF([.F2]=&quot;&quot;;&quot;&quot;;CONCATENATE(&quot;/G&quot;;[.B2];&quot;.&quot;;[.D2];&quot;.&quot;;[.F2])); IF([.G2]=&quot;&quot;;&quot;&quot;;CONCATENATE(&quot;/R&quot;;[.G2])); IF([.H2]=&quot;&quot;;&quot;&quot;;CONCATENATE(&quot;/G&quot;;[.B2];&quot;.&quot;;[.D2];&quot;.&quot;;[.F2];&quot;.&quot;;[.H2])); IF([.I2]=&quot;&quot;;&quot;&quot;;CONCATENATE(&quot;/R&quot;;[.I2]));IF([.J2]=&quot;&quot;;&quot;&quot;;CONCATENATE(&quot;/G&quot;;[.B2];&quot;.&quot;;[.D2];&quot;.&quot;;[.F2];&quot;.&quot;;[.H2]; &quot;.&quot;;[.J2])); IF([.K2]=&quot;&quot;;&quot;&quot;;CONCATENATE(&quot;/R&quot;;[.K2])))" table:style-name="ce23">
            <text:p>C7</text:p>
          </table:table-cell>
          <table:table-cell office:value-type="string" table:style-name="ce23">
            <text:p>CRITERION.EXCLUSION.CONTRIBUTIONS.PAYMENT_OF_TAXES</text:p>
          </table:table-cell>
          <table:table-cell office:value-type="string" table:style-name="ce23">
            <text:p>b61bbeb7-690e-4a40-bc68-d6d4ecfaa3d4</text:p>
          </table:table-cell>
          <table:table-cell office:value-type="string" table:style-name="ce23">
            <text:p>Has the economic operator breached its obligations relating to the payment of taxes, both in the country in which it is established and in Member State of the contracting authority or contracting entity if other than the country of establishment?</text:p>
          </table:table-cell>
          <table:table-cell table:style-name="ce23"/>
          <table:table-cell table:style-name="ce26"/>
          <table:table-cell table:number-columns-repeated="16367" table:style-name="ce22"/>
        </table:table-row>
        <table:table-row table:style-name="ro1">
          <table:table-cell office:value-type="float" office:value="7" table:style-name="ce21">
            <text:p>7</text:p>
          </table:table-cell>
          <table:table-cell office:value-type="float" office:value="1" table:style-name="ce22">
            <text:p>1</text:p>
          </table:table-cell>
          <table:table-cell table:number-columns-repeated="9" table:style-name="ce22"/>
          <table:table-cell office:value-type="string" office:string-value="C7/G1" table:formula="of:=CONCATENATE(IF([.A3]=&quot;&quot;;&quot;&quot;;CONCATENATE(&quot;C&quot;; [.A3]));IF([.B3]=&quot;&quot;;&quot;&quot;;CONCATENATE(&quot;/G&quot;;[.B3]));IF([.C3]=&quot;&quot;;&quot;&quot;;CONCATENATE(&quot;/R&quot;;[.C3])); IF([.D3]=&quot;&quot;;&quot;&quot;;CONCATENATE(&quot;/G&quot;;[.B3];&quot;.&quot;;[.D3])); IF([.E3]=&quot;&quot;;&quot;&quot;;CONCATENATE(&quot;/R&quot;;[.E3])); IF([.F3]=&quot;&quot;;&quot;&quot;;CONCATENATE(&quot;/G&quot;;[.B3];&quot;.&quot;;[.D3];&quot;.&quot;;[.F3])); IF([.G3]=&quot;&quot;;&quot;&quot;;CONCATENATE(&quot;/R&quot;;[.G3])); IF([.H3]=&quot;&quot;;&quot;&quot;;CONCATENATE(&quot;/G&quot;;[.B3];&quot;.&quot;;[.D3];&quot;.&quot;;[.F3];&quot;.&quot;;[.H3])); IF([.I3]=&quot;&quot;;&quot;&quot;;CONCATENATE(&quot;/R&quot;;[.I3]));IF([.J3]=&quot;&quot;;&quot;&quot;;CONCATENATE(&quot;/G&quot;;[.B3];&quot;.&quot;;[.D3];&quot;.&quot;;[.F3];&quot;.&quot;;[.H3]; &quot;.&quot;;[.J3])); IF([.K3]=&quot;&quot;;&quot;&quot;;CONCATENATE(&quot;/R&quot;;[.K3])))" table:style-name="ce22">
            <text:p>C7/G1</text:p>
          </table:table-cell>
          <table:table-cell office:value-type="string" table:style-name="ce22">
            <text:p>CRITERION.EXCLUSION.CONTRIBUTIONS.PAYMENT_OF_TAXES</text:p>
          </table:table-cell>
          <table:table-cell office:value-type="string" table:style-name="ce22">
            <text:p>098fd3cc-466e-4233-af1a-affe09471bce</text:p>
          </table:table-cell>
          <table:table-cell table:number-columns-repeated="2" table:style-name="ce22"/>
          <table:table-cell table:style-name="ce24"/>
          <table:table-cell table:number-columns-repeated="16367" table:style-name="ce22"/>
        </table:table-row>
        <table:table-row table:style-name="ro1">
          <table:table-cell office:value-type="float" office:value="7" table:style-name="ce21">
            <text:p>7</text:p>
          </table:table-cell>
          <table:table-cell office:value-type="float" office:value="1" table:style-name="ce22">
            <text:p>1</text:p>
          </table:table-cell>
          <table:table-cell office:value-type="float" office:value="1" table:style-name="ce22">
            <text:p>1</text:p>
          </table:table-cell>
          <table:table-cell table:number-columns-repeated="8" table:style-name="ce22"/>
          <table:table-cell office:value-type="string" office:string-value="C7/G1/R1" table:formula="of:=CONCATENATE(IF([.A4]=&quot;&quot;;&quot;&quot;;CONCATENATE(&quot;C&quot;; [.A4]));IF([.B4]=&quot;&quot;;&quot;&quot;;CONCATENATE(&quot;/G&quot;;[.B4]));IF([.C4]=&quot;&quot;;&quot;&quot;;CONCATENATE(&quot;/R&quot;;[.C4])); IF([.D4]=&quot;&quot;;&quot;&quot;;CONCATENATE(&quot;/G&quot;;[.B4];&quot;.&quot;;[.D4])); IF([.E4]=&quot;&quot;;&quot;&quot;;CONCATENATE(&quot;/R&quot;;[.E4])); IF([.F4]=&quot;&quot;;&quot;&quot;;CONCATENATE(&quot;/G&quot;;[.B4];&quot;.&quot;;[.D4];&quot;.&quot;;[.F4])); IF([.G4]=&quot;&quot;;&quot;&quot;;CONCATENATE(&quot;/R&quot;;[.G4])); IF([.H4]=&quot;&quot;;&quot;&quot;;CONCATENATE(&quot;/G&quot;;[.B4];&quot;.&quot;;[.D4];&quot;.&quot;;[.F4];&quot;.&quot;;[.H4])); IF([.I4]=&quot;&quot;;&quot;&quot;;CONCATENATE(&quot;/R&quot;;[.I4]));IF([.J4]=&quot;&quot;;&quot;&quot;;CONCATENATE(&quot;/G&quot;;[.B4];&quot;.&quot;;[.D4];&quot;.&quot;;[.F4];&quot;.&quot;;[.H4]; &quot;.&quot;;[.J4])); IF([.K4]=&quot;&quot;;&quot;&quot;;CONCATENATE(&quot;/R&quot;;[.K4])))" table:style-name="ce22">
            <text:p>C7/G1/R1</text:p>
          </table:table-cell>
          <table:table-cell office:value-type="string" table:style-name="ce22">
            <text:p>CRITERION.EXCLUSION.CONTRIBUTIONS.PAYMENT_OF_TAXES</text:p>
          </table:table-cell>
          <table:table-cell office:value-type="string" table:style-name="ce22">
            <text:p>974c8196-9d1c-419c-9ca9-45bb9f5fd59a</text:p>
          </table:table-cell>
          <table:table-cell office:value-type="string" table:style-name="ce22">
            <text:p>Your answer?</text:p>
          </table:table-cell>
          <table:table-cell table:style-name="ce22"/>
          <table:table-cell table:style-name="ce24"/>
          <table:table-cell table:number-columns-repeated="16367" table:style-name="ce22"/>
        </table:table-row>
        <table:table-row table:style-name="ro1">
          <table:table-cell office:value-type="float" office:value="7" table:style-name="ce21">
            <text:p>7</text:p>
          </table:table-cell>
          <table:table-cell office:value-type="float" office:value="1" table:style-name="ce22">
            <text:p>1</text:p>
          </table:table-cell>
          <table:table-cell table:style-name="ce22"/>
          <table:table-cell office:value-type="float" office:value="1" table:style-name="ce22">
            <text:p>1</text:p>
          </table:table-cell>
          <table:table-cell table:number-columns-repeated="7" table:style-name="ce22"/>
          <table:table-cell office:value-type="string" office:string-value="C7/G1/G1.1" table:formula="of:=CONCATENATE(IF([.A5]=&quot;&quot;;&quot;&quot;;CONCATENATE(&quot;C&quot;; [.A5]));IF([.B5]=&quot;&quot;;&quot;&quot;;CONCATENATE(&quot;/G&quot;;[.B5]));IF([.C5]=&quot;&quot;;&quot;&quot;;CONCATENATE(&quot;/R&quot;;[.C5])); IF([.D5]=&quot;&quot;;&quot;&quot;;CONCATENATE(&quot;/G&quot;;[.B5];&quot;.&quot;;[.D5])); IF([.E5]=&quot;&quot;;&quot;&quot;;CONCATENATE(&quot;/R&quot;;[.E5])); IF([.F5]=&quot;&quot;;&quot;&quot;;CONCATENATE(&quot;/G&quot;;[.B5];&quot;.&quot;;[.D5];&quot;.&quot;;[.F5])); IF([.G5]=&quot;&quot;;&quot;&quot;;CONCATENATE(&quot;/R&quot;;[.G5])); IF([.H5]=&quot;&quot;;&quot;&quot;;CONCATENATE(&quot;/G&quot;;[.B5];&quot;.&quot;;[.D5];&quot;.&quot;;[.F5];&quot;.&quot;;[.H5])); IF([.I5]=&quot;&quot;;&quot;&quot;;CONCATENATE(&quot;/R&quot;;[.I5]));IF([.J5]=&quot;&quot;;&quot;&quot;;CONCATENATE(&quot;/G&quot;;[.B5];&quot;.&quot;;[.D5];&quot;.&quot;;[.F5];&quot;.&quot;;[.H5]; &quot;.&quot;;[.J5])); IF([.K5]=&quot;&quot;;&quot;&quot;;CONCATENATE(&quot;/R&quot;;[.K5])))" table:style-name="ce22">
            <text:p>C7/G1/G1.1</text:p>
          </table:table-cell>
          <table:table-cell office:value-type="string" table:style-name="ce22">
            <text:p>CRITERION.EXCLUSION.CONTRIBUTIONS.PAYMENT_OF_TAXES</text:p>
          </table:table-cell>
          <table:table-cell office:value-type="string" table:style-name="ce22">
            <text:p>f8499787-f9f8-4355-95e2-9784426f4d7b</text:p>
          </table:table-cell>
          <table:table-cell table:style-name="ce22"/>
          <table:table-cell office:value-type="string" table:style-name="ce22">
            <text:p>GROUP_FULFILLED.ON_TRUE</text:p>
          </table:table-cell>
          <table:table-cell table:style-name="ce24"/>
          <table:table-cell table:number-columns-repeated="16367" table:style-name="ce22"/>
        </table:table-row>
        <table:table-row table:style-name="ro1">
          <table:table-cell office:value-type="float" office:value="7" table:style-name="ce21">
            <text:p>7</text:p>
          </table:table-cell>
          <table:table-cell office:value-type="float" office:value="1" table:style-name="ce22">
            <text:p>1</text:p>
          </table:table-cell>
          <table:table-cell table:style-name="ce22"/>
          <table:table-cell office:value-type="float" office:value="1" table:style-name="ce22">
            <text:p>1</text:p>
          </table:table-cell>
          <table:table-cell office:value-type="float" office:value="1" table:style-name="ce22">
            <text:p>1</text:p>
          </table:table-cell>
          <table:table-cell table:number-columns-repeated="6" table:style-name="ce22"/>
          <table:table-cell office:value-type="string" office:string-value="C7/G1/G1.1/R1" table:formula="of:=CONCATENATE(IF([.A6]=&quot;&quot;;&quot;&quot;;CONCATENATE(&quot;C&quot;; [.A6]));IF([.B6]=&quot;&quot;;&quot;&quot;;CONCATENATE(&quot;/G&quot;;[.B6]));IF([.C6]=&quot;&quot;;&quot;&quot;;CONCATENATE(&quot;/R&quot;;[.C6])); IF([.D6]=&quot;&quot;;&quot;&quot;;CONCATENATE(&quot;/G&quot;;[.B6];&quot;.&quot;;[.D6])); IF([.E6]=&quot;&quot;;&quot;&quot;;CONCATENATE(&quot;/R&quot;;[.E6])); IF([.F6]=&quot;&quot;;&quot;&quot;;CONCATENATE(&quot;/G&quot;;[.B6];&quot;.&quot;;[.D6];&quot;.&quot;;[.F6])); IF([.G6]=&quot;&quot;;&quot;&quot;;CONCATENATE(&quot;/R&quot;;[.G6])); IF([.H6]=&quot;&quot;;&quot;&quot;;CONCATENATE(&quot;/G&quot;;[.B6];&quot;.&quot;;[.D6];&quot;.&quot;;[.F6];&quot;.&quot;;[.H6])); IF([.I6]=&quot;&quot;;&quot;&quot;;CONCATENATE(&quot;/R&quot;;[.I6]));IF([.J6]=&quot;&quot;;&quot;&quot;;CONCATENATE(&quot;/G&quot;;[.B6];&quot;.&quot;;[.D6];&quot;.&quot;;[.F6];&quot;.&quot;;[.H6]; &quot;.&quot;;[.J6])); IF([.K6]=&quot;&quot;;&quot;&quot;;CONCATENATE(&quot;/R&quot;;[.K6])))" table:style-name="ce22">
            <text:p>C7/G1/G1.1/R1</text:p>
          </table:table-cell>
          <table:table-cell office:value-type="string" table:style-name="ce22">
            <text:p>CRITERION.EXCLUSION.CONTRIBUTIONS.PAYMENT_OF_TAXES</text:p>
          </table:table-cell>
          <table:table-cell office:value-type="string" table:style-name="ce22">
            <text:p>6c87d3d4-e8eb-4253-b385-6373020ab886</text:p>
          </table:table-cell>
          <table:table-cell office:value-type="string" table:style-name="ce22">
            <text:p>Country or member state concerned</text:p>
          </table:table-cell>
          <table:table-cell table:style-name="ce22"/>
          <table:table-cell table:style-name="ce24"/>
          <table:table-cell table:number-columns-repeated="16367" table:style-name="ce22"/>
        </table:table-row>
        <table:table-row table:style-name="ro1">
          <table:table-cell office:value-type="float" office:value="7" table:style-name="ce21">
            <text:p>7</text:p>
          </table:table-cell>
          <table:table-cell office:value-type="float" office:value="1" table:style-name="ce22">
            <text:p>1</text:p>
          </table:table-cell>
          <table:table-cell table:style-name="ce22"/>
          <table:table-cell office:value-type="float" office:value="1" table:style-name="ce22">
            <text:p>1</text:p>
          </table:table-cell>
          <table:table-cell office:value-type="float" office:value="2" table:style-name="ce22">
            <text:p>2</text:p>
          </table:table-cell>
          <table:table-cell table:number-columns-repeated="6" table:style-name="ce22"/>
          <table:table-cell office:value-type="string" office:string-value="C7/G1/G1.1/R2" table:formula="of:=CONCATENATE(IF([.A7]=&quot;&quot;;&quot;&quot;;CONCATENATE(&quot;C&quot;; [.A7]));IF([.B7]=&quot;&quot;;&quot;&quot;;CONCATENATE(&quot;/G&quot;;[.B7]));IF([.C7]=&quot;&quot;;&quot;&quot;;CONCATENATE(&quot;/R&quot;;[.C7])); IF([.D7]=&quot;&quot;;&quot;&quot;;CONCATENATE(&quot;/G&quot;;[.B7];&quot;.&quot;;[.D7])); IF([.E7]=&quot;&quot;;&quot;&quot;;CONCATENATE(&quot;/R&quot;;[.E7])); IF([.F7]=&quot;&quot;;&quot;&quot;;CONCATENATE(&quot;/G&quot;;[.B7];&quot;.&quot;;[.D7];&quot;.&quot;;[.F7])); IF([.G7]=&quot;&quot;;&quot;&quot;;CONCATENATE(&quot;/R&quot;;[.G7])); IF([.H7]=&quot;&quot;;&quot;&quot;;CONCATENATE(&quot;/G&quot;;[.B7];&quot;.&quot;;[.D7];&quot;.&quot;;[.F7];&quot;.&quot;;[.H7])); IF([.I7]=&quot;&quot;;&quot;&quot;;CONCATENATE(&quot;/R&quot;;[.I7]));IF([.J7]=&quot;&quot;;&quot;&quot;;CONCATENATE(&quot;/G&quot;;[.B7];&quot;.&quot;;[.D7];&quot;.&quot;;[.F7];&quot;.&quot;;[.H7]; &quot;.&quot;;[.J7])); IF([.K7]=&quot;&quot;;&quot;&quot;;CONCATENATE(&quot;/R&quot;;[.K7])))" table:style-name="ce22">
            <text:p>C7/G1/G1.1/R2</text:p>
          </table:table-cell>
          <table:table-cell office:value-type="string" table:style-name="ce22">
            <text:p>CRITERION.EXCLUSION.CONTRIBUTIONS.PAYMENT_OF_TAXES</text:p>
          </table:table-cell>
          <table:table-cell office:value-type="string" table:style-name="ce22">
            <text:p>9052cc59-cfe5-41c6-a314-02a7f378ffe8</text:p>
          </table:table-cell>
          <table:table-cell office:value-type="string" table:style-name="ce22">
            <text:p>Amount concerned</text:p>
          </table:table-cell>
          <table:table-cell table:style-name="ce22"/>
          <table:table-cell table:style-name="ce24"/>
          <table:table-cell table:number-columns-repeated="16367" table:style-name="ce22"/>
        </table:table-row>
        <table:table-row table:style-name="ro1">
          <table:table-cell office:value-type="float" office:value="7" table:style-name="ce21">
            <text:p>7</text:p>
          </table:table-cell>
          <table:table-cell office:value-type="float" office:value="1" table:style-name="ce22">
            <text:p>1</text:p>
          </table:table-cell>
          <table:table-cell table:style-name="ce22"/>
          <table:table-cell office:value-type="float" office:value="1" table:style-name="ce22">
            <text:p>1</text:p>
          </table:table-cell>
          <table:table-cell table:style-name="ce22"/>
          <table:table-cell office:value-type="float" office:value="1" table:style-name="ce22">
            <text:p>1</text:p>
          </table:table-cell>
          <table:table-cell table:number-columns-repeated="5" table:style-name="ce22"/>
          <table:table-cell office:value-type="string" office:string-value="C7/G1/G1.1/G1.1.1" table:formula="of:=CONCATENATE(IF([.A8]=&quot;&quot;;&quot;&quot;;CONCATENATE(&quot;C&quot;; [.A8]));IF([.B8]=&quot;&quot;;&quot;&quot;;CONCATENATE(&quot;/G&quot;;[.B8]));IF([.C8]=&quot;&quot;;&quot;&quot;;CONCATENATE(&quot;/R&quot;;[.C8])); IF([.D8]=&quot;&quot;;&quot;&quot;;CONCATENATE(&quot;/G&quot;;[.B8];&quot;.&quot;;[.D8])); IF([.E8]=&quot;&quot;;&quot;&quot;;CONCATENATE(&quot;/R&quot;;[.E8])); IF([.F8]=&quot;&quot;;&quot;&quot;;CONCATENATE(&quot;/G&quot;;[.B8];&quot;.&quot;;[.D8];&quot;.&quot;;[.F8])); IF([.G8]=&quot;&quot;;&quot;&quot;;CONCATENATE(&quot;/R&quot;;[.G8])); IF([.H8]=&quot;&quot;;&quot;&quot;;CONCATENATE(&quot;/G&quot;;[.B8];&quot;.&quot;;[.D8];&quot;.&quot;;[.F8];&quot;.&quot;;[.H8])); IF([.I8]=&quot;&quot;;&quot;&quot;;CONCATENATE(&quot;/R&quot;;[.I8]));IF([.J8]=&quot;&quot;;&quot;&quot;;CONCATENATE(&quot;/G&quot;;[.B8];&quot;.&quot;;[.D8];&quot;.&quot;;[.F8];&quot;.&quot;;[.H8]; &quot;.&quot;;[.J8])); IF([.K8]=&quot;&quot;;&quot;&quot;;CONCATENATE(&quot;/R&quot;;[.K8])))" table:style-name="ce22">
            <text:p>C7/G1/G1.1/G1.1.1</text:p>
          </table:table-cell>
          <table:table-cell office:value-type="string" table:style-name="ce22">
            <text:p>CRITERION.EXCLUSION.CONTRIBUTIONS.PAYMENT_OF_TAXES</text:p>
          </table:table-cell>
          <table:table-cell office:value-type="string" table:style-name="ce22">
            <text:p>7c2aec9f-4876-4c33-89e6-2ab6d6cf5d02</text:p>
          </table:table-cell>
          <table:table-cell table:number-columns-repeated="2" table:style-name="ce22"/>
          <table:table-cell table:style-name="ce24"/>
          <table:table-cell table:number-columns-repeated="16367" table:style-name="ce22"/>
        </table:table-row>
        <table:table-row table:style-name="ro1">
          <table:table-cell office:value-type="float" office:value="7" table:style-name="ce21">
            <text:p>7</text:p>
          </table:table-cell>
          <table:table-cell office:value-type="float" office:value="1" table:style-name="ce22">
            <text:p>1</text:p>
          </table:table-cell>
          <table:table-cell table:style-name="ce22"/>
          <table:table-cell office:value-type="float" office:value="1" table:style-name="ce22">
            <text:p>1</text:p>
          </table:table-cell>
          <table:table-cell table:style-name="ce22"/>
          <table:table-cell office:value-type="float" office:value="1" table:style-name="ce22">
            <text:p>1</text:p>
          </table:table-cell>
          <table:table-cell office:value-type="float" office:value="1" table:style-name="ce22">
            <text:p>1</text:p>
          </table:table-cell>
          <table:table-cell table:number-columns-repeated="4" table:style-name="ce22"/>
          <table:table-cell office:value-type="string" office:string-value="C7/G1/G1.1/G1.1.1/R1" table:formula="of:=CONCATENATE(IF([.A9]=&quot;&quot;;&quot;&quot;;CONCATENATE(&quot;C&quot;; [.A9]));IF([.B9]=&quot;&quot;;&quot;&quot;;CONCATENATE(&quot;/G&quot;;[.B9]));IF([.C9]=&quot;&quot;;&quot;&quot;;CONCATENATE(&quot;/R&quot;;[.C9])); IF([.D9]=&quot;&quot;;&quot;&quot;;CONCATENATE(&quot;/G&quot;;[.B9];&quot;.&quot;;[.D9])); IF([.E9]=&quot;&quot;;&quot;&quot;;CONCATENATE(&quot;/R&quot;;[.E9])); IF([.F9]=&quot;&quot;;&quot;&quot;;CONCATENATE(&quot;/G&quot;;[.B9];&quot;.&quot;;[.D9];&quot;.&quot;;[.F9])); IF([.G9]=&quot;&quot;;&quot;&quot;;CONCATENATE(&quot;/R&quot;;[.G9])); IF([.H9]=&quot;&quot;;&quot;&quot;;CONCATENATE(&quot;/G&quot;;[.B9];&quot;.&quot;;[.D9];&quot;.&quot;;[.F9];&quot;.&quot;;[.H9])); IF([.I9]=&quot;&quot;;&quot;&quot;;CONCATENATE(&quot;/R&quot;;[.I9]));IF([.J9]=&quot;&quot;;&quot;&quot;;CONCATENATE(&quot;/G&quot;;[.B9];&quot;.&quot;;[.D9];&quot;.&quot;;[.F9];&quot;.&quot;;[.H9]; &quot;.&quot;;[.J9])); IF([.K9]=&quot;&quot;;&quot;&quot;;CONCATENATE(&quot;/R&quot;;[.K9])))" table:style-name="ce22">
            <text:p>C7/G1/G1.1/G1.1.1/R1</text:p>
          </table:table-cell>
          <table:table-cell office:value-type="string" table:style-name="ce22">
            <text:p>CRITERION.EXCLUSION.CONTRIBUTIONS.PAYMENT_OF_TAXES</text:p>
          </table:table-cell>
          <table:table-cell office:value-type="string" table:style-name="ce22">
            <text:p>9b4497e6-a166-46f9-8581-7fc39ff975c4</text:p>
          </table:table-cell>
          <table:table-cell office:value-type="string" table:style-name="ce22">
            <text:p>Has this breach of obligations been established by means other than a judicial or administrative decision?</text:p>
          </table:table-cell>
          <table:table-cell table:style-name="ce22"/>
          <table:table-cell table:style-name="ce24"/>
          <table:table-cell table:number-columns-repeated="16367" table:style-name="ce22"/>
        </table:table-row>
        <table:table-row table:style-name="ro1">
          <table:table-cell office:value-type="float" office:value="7" table:style-name="ce21">
            <text:p>7</text:p>
          </table:table-cell>
          <table:table-cell office:value-type="float" office:value="1" table:style-name="ce22">
            <text:p>1</text:p>
          </table:table-cell>
          <table:table-cell table:style-name="ce22"/>
          <table:table-cell office:value-type="float" office:value="1" table:style-name="ce22">
            <text:p>1</text:p>
          </table:table-cell>
          <table:table-cell table:style-name="ce22"/>
          <table:table-cell office:value-type="float" office:value="1" table:style-name="ce22">
            <text:p>1</text:p>
          </table:table-cell>
          <table:table-cell table:style-name="ce22"/>
          <table:table-cell office:value-type="float" office:value="1" table:style-name="ce22">
            <text:p>1</text:p>
          </table:table-cell>
          <table:table-cell table:number-columns-repeated="3" table:style-name="ce22"/>
          <table:table-cell office:value-type="string" office:string-value="C7/G1/G1.1/G1.1.1/G1.1.1.1" table:formula="of:=CONCATENATE(IF([.A10]=&quot;&quot;;&quot;&quot;;CONCATENATE(&quot;C&quot;; [.A10]));IF([.B10]=&quot;&quot;;&quot;&quot;;CONCATENATE(&quot;/G&quot;;[.B10]));IF([.C10]=&quot;&quot;;&quot;&quot;;CONCATENATE(&quot;/R&quot;;[.C10])); IF([.D10]=&quot;&quot;;&quot;&quot;;CONCATENATE(&quot;/G&quot;;[.B10];&quot;.&quot;;[.D10])); IF([.E10]=&quot;&quot;;&quot;&quot;;CONCATENATE(&quot;/R&quot;;[.E10])); IF([.F10]=&quot;&quot;;&quot;&quot;;CONCATENATE(&quot;/G&quot;;[.B10];&quot;.&quot;;[.D10];&quot;.&quot;;[.F10])); IF([.G10]=&quot;&quot;;&quot;&quot;;CONCATENATE(&quot;/R&quot;;[.G10])); IF([.H10]=&quot;&quot;;&quot;&quot;;CONCATENATE(&quot;/G&quot;;[.B10];&quot;.&quot;;[.D10];&quot;.&quot;;[.F10];&quot;.&quot;;[.H10])); IF([.I10]=&quot;&quot;;&quot;&quot;;CONCATENATE(&quot;/R&quot;;[.I10]));IF([.J10]=&quot;&quot;;&quot;&quot;;CONCATENATE(&quot;/G&quot;;[.B10];&quot;.&quot;;[.D10];&quot;.&quot;;[.F10];&quot;.&quot;;[.H10]; &quot;.&quot;;[.J10])); IF([.K10]=&quot;&quot;;&quot;&quot;;CONCATENATE(&quot;/R&quot;;[.K10])))" table:style-name="ce22">
            <text:p>C7/G1/G1.1/G1.1.1/G1.1.1.1</text:p>
          </table:table-cell>
          <table:table-cell office:value-type="string" table:style-name="ce22">
            <text:p>CRITERION.EXCLUSION.CONTRIBUTIONS.PAYMENT_OF_TAXES</text:p>
          </table:table-cell>
          <table:table-cell office:value-type="string" table:style-name="ce22">
            <text:p>3cb7abf1-662a-4756-b61c-7bc716c1fafc</text:p>
          </table:table-cell>
          <table:table-cell table:style-name="ce22"/>
          <table:table-cell office:value-type="string" table:style-name="ce22">
            <text:p>GROUP_FULFILLED.ON_TRUE</text:p>
          </table:table-cell>
          <table:table-cell table:style-name="ce24"/>
          <table:table-cell table:number-columns-repeated="16367" table:style-name="ce22"/>
        </table:table-row>
        <table:table-row table:style-name="ro1">
          <table:table-cell office:value-type="float" office:value="7" table:style-name="ce21">
            <text:p>7</text:p>
          </table:table-cell>
          <table:table-cell office:value-type="float" office:value="1" table:style-name="ce22">
            <text:p>1</text:p>
          </table:table-cell>
          <table:table-cell table:style-name="ce22"/>
          <table:table-cell office:value-type="float" office:value="1" table:style-name="ce22">
            <text:p>1</text:p>
          </table:table-cell>
          <table:table-cell table:style-name="ce22"/>
          <table:table-cell office:value-type="float" office:value="1" table:style-name="ce22">
            <text:p>1</text:p>
          </table:table-cell>
          <table:table-cell table:style-name="ce22"/>
          <table:table-cell office:value-type="float" office:value="1" table:style-name="ce22">
            <text:p>1</text:p>
          </table:table-cell>
          <table:table-cell office:value-type="float" office:value="1" table:style-name="ce22">
            <text:p>1</text:p>
          </table:table-cell>
          <table:table-cell table:number-columns-repeated="2" table:style-name="ce22"/>
          <table:table-cell office:value-type="string" office:string-value="C7/G1/G1.1/G1.1.1/G1.1.1.1/R1" table:formula="of:=CONCATENATE(IF([.A11]=&quot;&quot;;&quot;&quot;;CONCATENATE(&quot;C&quot;; [.A11]));IF([.B11]=&quot;&quot;;&quot;&quot;;CONCATENATE(&quot;/G&quot;;[.B11]));IF([.C11]=&quot;&quot;;&quot;&quot;;CONCATENATE(&quot;/R&quot;;[.C11])); IF([.D11]=&quot;&quot;;&quot;&quot;;CONCATENATE(&quot;/G&quot;;[.B11];&quot;.&quot;;[.D11])); IF([.E11]=&quot;&quot;;&quot;&quot;;CONCATENATE(&quot;/R&quot;;[.E11])); IF([.F11]=&quot;&quot;;&quot;&quot;;CONCATENATE(&quot;/G&quot;;[.B11];&quot;.&quot;;[.D11];&quot;.&quot;;[.F11])); IF([.G11]=&quot;&quot;;&quot;&quot;;CONCATENATE(&quot;/R&quot;;[.G11])); IF([.H11]=&quot;&quot;;&quot;&quot;;CONCATENATE(&quot;/G&quot;;[.B11];&quot;.&quot;;[.D11];&quot;.&quot;;[.F11];&quot;.&quot;;[.H11])); IF([.I11]=&quot;&quot;;&quot;&quot;;CONCATENATE(&quot;/R&quot;;[.I11]));IF([.J11]=&quot;&quot;;&quot;&quot;;CONCATENATE(&quot;/G&quot;;[.B11];&quot;.&quot;;[.D11];&quot;.&quot;;[.F11];&quot;.&quot;;[.H11]; &quot;.&quot;;[.J11])); IF([.K11]=&quot;&quot;;&quot;&quot;;CONCATENATE(&quot;/R&quot;;[.K11])))" table:style-name="ce22">
            <text:p>C7/G1/G1.1/G1.1.1/G1.1.1.1/R1</text:p>
          </table:table-cell>
          <table:table-cell office:value-type="string" table:style-name="ce22">
            <text:p>CRITERION.EXCLUSION.CONTRIBUTIONS.PAYMENT_OF_TAXES</text:p>
          </table:table-cell>
          <table:table-cell office:value-type="string" table:style-name="ce22">
            <text:p>201f11c3-1fa2-4464-acc0-f021266fd881</text:p>
          </table:table-cell>
          <table:table-cell office:value-type="string" table:style-name="ce22">
            <text:p>Please describe which means were used</text:p>
          </table:table-cell>
          <table:table-cell table:style-name="ce22"/>
          <table:table-cell table:style-name="ce24"/>
          <table:table-cell table:number-columns-repeated="16367" table:style-name="ce22"/>
        </table:table-row>
        <table:table-row table:style-name="ro1">
          <table:table-cell office:value-type="float" office:value="7" table:style-name="ce21">
            <text:p>7</text:p>
          </table:table-cell>
          <table:table-cell office:value-type="float" office:value="1" table:style-name="ce22">
            <text:p>1</text:p>
          </table:table-cell>
          <table:table-cell table:style-name="ce22"/>
          <table:table-cell office:value-type="float" office:value="1" table:style-name="ce22">
            <text:p>1</text:p>
          </table:table-cell>
          <table:table-cell table:style-name="ce22"/>
          <table:table-cell office:value-type="float" office:value="2" table:style-name="ce22">
            <text:p>2</text:p>
          </table:table-cell>
          <table:table-cell table:number-columns-repeated="5" table:style-name="ce22"/>
          <table:table-cell office:value-type="string" office:string-value="C7/G1/G1.1/G1.1.2" table:formula="of:=CONCATENATE(IF([.A12]=&quot;&quot;;&quot;&quot;;CONCATENATE(&quot;C&quot;; [.A12]));IF([.B12]=&quot;&quot;;&quot;&quot;;CONCATENATE(&quot;/G&quot;;[.B12]));IF([.C12]=&quot;&quot;;&quot;&quot;;CONCATENATE(&quot;/R&quot;;[.C12])); IF([.D12]=&quot;&quot;;&quot;&quot;;CONCATENATE(&quot;/G&quot;;[.B12];&quot;.&quot;;[.D12])); IF([.E12]=&quot;&quot;;&quot;&quot;;CONCATENATE(&quot;/R&quot;;[.E12])); IF([.F12]=&quot;&quot;;&quot;&quot;;CONCATENATE(&quot;/G&quot;;[.B12];&quot;.&quot;;[.D12];&quot;.&quot;;[.F12])); IF([.G12]=&quot;&quot;;&quot;&quot;;CONCATENATE(&quot;/R&quot;;[.G12])); IF([.H12]=&quot;&quot;;&quot;&quot;;CONCATENATE(&quot;/G&quot;;[.B12];&quot;.&quot;;[.D12];&quot;.&quot;;[.F12];&quot;.&quot;;[.H12])); IF([.I12]=&quot;&quot;;&quot;&quot;;CONCATENATE(&quot;/R&quot;;[.I12]));IF([.J12]=&quot;&quot;;&quot;&quot;;CONCATENATE(&quot;/G&quot;;[.B12];&quot;.&quot;;[.D12];&quot;.&quot;;[.F12];&quot;.&quot;;[.H12]; &quot;.&quot;;[.J12])); IF([.K12]=&quot;&quot;;&quot;&quot;;CONCATENATE(&quot;/R&quot;;[.K12])))" table:style-name="ce22">
            <text:p>C7/G1/G1.1/G1.1.2</text:p>
          </table:table-cell>
          <table:table-cell office:value-type="string" table:style-name="ce22">
            <text:p>CRITERION.EXCLUSION.CONTRIBUTIONS.PAYMENT_OF_TAXES</text:p>
          </table:table-cell>
          <table:table-cell office:value-type="string" table:style-name="ce22">
            <text:p>c882afa4-6971-4b00-8970-0c283eb122cc</text:p>
          </table:table-cell>
          <table:table-cell table:number-columns-repeated="2" table:style-name="ce22"/>
          <table:table-cell table:style-name="ce24"/>
          <table:table-cell table:number-columns-repeated="16367" table:style-name="ce22"/>
        </table:table-row>
        <table:table-row table:style-name="ro1">
          <table:table-cell office:value-type="float" office:value="7" table:style-name="ce21">
            <text:p>7</text:p>
          </table:table-cell>
          <table:table-cell office:value-type="float" office:value="1" table:style-name="ce22">
            <text:p>1</text:p>
          </table:table-cell>
          <table:table-cell table:style-name="ce22"/>
          <table:table-cell office:value-type="float" office:value="1" table:style-name="ce22">
            <text:p>1</text:p>
          </table:table-cell>
          <table:table-cell table:style-name="ce22"/>
          <table:table-cell office:value-type="float" office:value="2" table:style-name="ce22">
            <text:p>2</text:p>
          </table:table-cell>
          <table:table-cell office:value-type="float" office:value="1" table:style-name="ce22">
            <text:p>1</text:p>
          </table:table-cell>
          <table:table-cell table:number-columns-repeated="4" table:style-name="ce22"/>
          <table:table-cell office:value-type="string" office:string-value="C7/G1/G1.1/G1.1.2/R1" table:formula="of:=CONCATENATE(IF([.A13]=&quot;&quot;;&quot;&quot;;CONCATENATE(&quot;C&quot;; [.A13]));IF([.B13]=&quot;&quot;;&quot;&quot;;CONCATENATE(&quot;/G&quot;;[.B13]));IF([.C13]=&quot;&quot;;&quot;&quot;;CONCATENATE(&quot;/R&quot;;[.C13])); IF([.D13]=&quot;&quot;;&quot;&quot;;CONCATENATE(&quot;/G&quot;;[.B13];&quot;.&quot;;[.D13])); IF([.E13]=&quot;&quot;;&quot;&quot;;CONCATENATE(&quot;/R&quot;;[.E13])); IF([.F13]=&quot;&quot;;&quot;&quot;;CONCATENATE(&quot;/G&quot;;[.B13];&quot;.&quot;;[.D13];&quot;.&quot;;[.F13])); IF([.G13]=&quot;&quot;;&quot;&quot;;CONCATENATE(&quot;/R&quot;;[.G13])); IF([.H13]=&quot;&quot;;&quot;&quot;;CONCATENATE(&quot;/G&quot;;[.B13];&quot;.&quot;;[.D13];&quot;.&quot;;[.F13];&quot;.&quot;;[.H13])); IF([.I13]=&quot;&quot;;&quot;&quot;;CONCATENATE(&quot;/R&quot;;[.I13]));IF([.J13]=&quot;&quot;;&quot;&quot;;CONCATENATE(&quot;/G&quot;;[.B13];&quot;.&quot;;[.D13];&quot;.&quot;;[.F13];&quot;.&quot;;[.H13]; &quot;.&quot;;[.J13])); IF([.K13]=&quot;&quot;;&quot;&quot;;CONCATENATE(&quot;/R&quot;;[.K13])))" table:style-name="ce22">
            <text:p>C7/G1/G1.1/G1.1.2/R1</text:p>
          </table:table-cell>
          <table:table-cell office:value-type="string" table:style-name="ce22">
            <text:p>CRITERION.EXCLUSION.CONTRIBUTIONS.PAYMENT_OF_TAXES</text:p>
          </table:table-cell>
          <table:table-cell office:value-type="string" table:style-name="ce22">
            <text:p>08b0c984-c5e6-4143-8493-868c39745637</text:p>
          </table:table-cell>
          <table:table-cell office:value-type="string" table:style-name="ce22">
            <text:p>If this breach of obligations was established through a judicial or administrative decision, was this decision final and binding?</text:p>
          </table:table-cell>
          <table:table-cell table:style-name="ce22"/>
          <table:table-cell table:style-name="ce24"/>
          <table:table-cell table:number-columns-repeated="16367" table:style-name="ce22"/>
        </table:table-row>
        <table:table-row table:style-name="ro1">
          <table:table-cell office:value-type="float" office:value="7" table:style-name="ce21">
            <text:p>7</text:p>
          </table:table-cell>
          <table:table-cell office:value-type="float" office:value="1" table:style-name="ce22">
            <text:p>1</text:p>
          </table:table-cell>
          <table:table-cell table:style-name="ce22"/>
          <table:table-cell office:value-type="float" office:value="1" table:style-name="ce22">
            <text:p>1</text:p>
          </table:table-cell>
          <table:table-cell table:style-name="ce22"/>
          <table:table-cell office:value-type="float" office:value="2" table:style-name="ce22">
            <text:p>2</text:p>
          </table:table-cell>
          <table:table-cell table:style-name="ce22"/>
          <table:table-cell office:value-type="float" office:value="1" table:style-name="ce22">
            <text:p>1</text:p>
          </table:table-cell>
          <table:table-cell table:number-columns-repeated="3" table:style-name="ce22"/>
          <table:table-cell office:value-type="string" office:string-value="C7/G1/G1.1/G1.1.2/G1.1.2.1" table:formula="of:=CONCATENATE(IF([.A14]=&quot;&quot;;&quot;&quot;;CONCATENATE(&quot;C&quot;; [.A14]));IF([.B14]=&quot;&quot;;&quot;&quot;;CONCATENATE(&quot;/G&quot;;[.B14]));IF([.C14]=&quot;&quot;;&quot;&quot;;CONCATENATE(&quot;/R&quot;;[.C14])); IF([.D14]=&quot;&quot;;&quot;&quot;;CONCATENATE(&quot;/G&quot;;[.B14];&quot;.&quot;;[.D14])); IF([.E14]=&quot;&quot;;&quot;&quot;;CONCATENATE(&quot;/R&quot;;[.E14])); IF([.F14]=&quot;&quot;;&quot;&quot;;CONCATENATE(&quot;/G&quot;;[.B14];&quot;.&quot;;[.D14];&quot;.&quot;;[.F14])); IF([.G14]=&quot;&quot;;&quot;&quot;;CONCATENATE(&quot;/R&quot;;[.G14])); IF([.H14]=&quot;&quot;;&quot;&quot;;CONCATENATE(&quot;/G&quot;;[.B14];&quot;.&quot;;[.D14];&quot;.&quot;;[.F14];&quot;.&quot;;[.H14])); IF([.I14]=&quot;&quot;;&quot;&quot;;CONCATENATE(&quot;/R&quot;;[.I14]));IF([.J14]=&quot;&quot;;&quot;&quot;;CONCATENATE(&quot;/G&quot;;[.B14];&quot;.&quot;;[.D14];&quot;.&quot;;[.F14];&quot;.&quot;;[.H14]; &quot;.&quot;;[.J14])); IF([.K14]=&quot;&quot;;&quot;&quot;;CONCATENATE(&quot;/R&quot;;[.K14])))" table:style-name="ce22">
            <text:p>C7/G1/G1.1/G1.1.2/G1.1.2.1</text:p>
          </table:table-cell>
          <table:table-cell office:value-type="string" table:style-name="ce22">
            <text:p>CRITERION.EXCLUSION.CONTRIBUTIONS.PAYMENT_OF_TAXES</text:p>
          </table:table-cell>
          <table:table-cell office:value-type="string" table:style-name="ce22">
            <text:p>815422d6-f8a1-418a-8bf0-3524f7c8f721</text:p>
          </table:table-cell>
          <table:table-cell table:style-name="ce22"/>
          <table:table-cell office:value-type="string" table:style-name="ce22">
            <text:p>GROUP_FULFILLED.ON_TRUE</text:p>
          </table:table-cell>
          <table:table-cell table:style-name="ce24"/>
          <table:table-cell table:number-columns-repeated="16367" table:style-name="ce22"/>
        </table:table-row>
        <table:table-row table:style-name="ro1">
          <table:table-cell office:value-type="float" office:value="7" table:style-name="ce21">
            <text:p>7</text:p>
          </table:table-cell>
          <table:table-cell office:value-type="float" office:value="1" table:style-name="ce22">
            <text:p>1</text:p>
          </table:table-cell>
          <table:table-cell table:style-name="ce22"/>
          <table:table-cell office:value-type="float" office:value="1" table:style-name="ce22">
            <text:p>1</text:p>
          </table:table-cell>
          <table:table-cell table:style-name="ce22"/>
          <table:table-cell office:value-type="float" office:value="2" table:style-name="ce22">
            <text:p>2</text:p>
          </table:table-cell>
          <table:table-cell table:style-name="ce22"/>
          <table:table-cell office:value-type="float" office:value="1" table:style-name="ce22">
            <text:p>1</text:p>
          </table:table-cell>
          <table:table-cell office:value-type="float" office:value="1" table:style-name="ce22">
            <text:p>1</text:p>
          </table:table-cell>
          <table:table-cell table:number-columns-repeated="2" table:style-name="ce22"/>
          <table:table-cell office:value-type="string" office:string-value="C7/G1/G1.1/G1.1.2/G1.1.2.1/R1" table:formula="of:=CONCATENATE(IF([.A15]=&quot;&quot;;&quot;&quot;;CONCATENATE(&quot;C&quot;; [.A15]));IF([.B15]=&quot;&quot;;&quot;&quot;;CONCATENATE(&quot;/G&quot;;[.B15]));IF([.C15]=&quot;&quot;;&quot;&quot;;CONCATENATE(&quot;/R&quot;;[.C15])); IF([.D15]=&quot;&quot;;&quot;&quot;;CONCATENATE(&quot;/G&quot;;[.B15];&quot;.&quot;;[.D15])); IF([.E15]=&quot;&quot;;&quot;&quot;;CONCATENATE(&quot;/R&quot;;[.E15])); IF([.F15]=&quot;&quot;;&quot;&quot;;CONCATENATE(&quot;/G&quot;;[.B15];&quot;.&quot;;[.D15];&quot;.&quot;;[.F15])); IF([.G15]=&quot;&quot;;&quot;&quot;;CONCATENATE(&quot;/R&quot;;[.G15])); IF([.H15]=&quot;&quot;;&quot;&quot;;CONCATENATE(&quot;/G&quot;;[.B15];&quot;.&quot;;[.D15];&quot;.&quot;;[.F15];&quot;.&quot;;[.H15])); IF([.I15]=&quot;&quot;;&quot;&quot;;CONCATENATE(&quot;/R&quot;;[.I15]));IF([.J15]=&quot;&quot;;&quot;&quot;;CONCATENATE(&quot;/G&quot;;[.B15];&quot;.&quot;;[.D15];&quot;.&quot;;[.F15];&quot;.&quot;;[.H15]; &quot;.&quot;;[.J15])); IF([.K15]=&quot;&quot;;&quot;&quot;;CONCATENATE(&quot;/R&quot;;[.K15])))" table:style-name="ce22">
            <text:p>C7/G1/G1.1/G1.1.2/G1.1.2.1/R1</text:p>
          </table:table-cell>
          <table:table-cell office:value-type="string" table:style-name="ce22">
            <text:p>CRITERION.EXCLUSION.CONTRIBUTIONS.PAYMENT_OF_TAXES</text:p>
          </table:table-cell>
          <table:table-cell office:value-type="string" table:style-name="ce22">
            <text:p>ecf40999-7b64-4e10-b960-7f8ff8674cf6</text:p>
          </table:table-cell>
          <table:table-cell office:value-type="string" table:style-name="ce22">
            <text:p>Date of conviction</text:p>
          </table:table-cell>
          <table:table-cell table:style-name="ce22"/>
          <table:table-cell table:style-name="ce24"/>
          <table:table-cell table:number-columns-repeated="16367" table:style-name="ce22"/>
        </table:table-row>
        <table:table-row table:style-name="ro1">
          <table:table-cell office:value-type="float" office:value="7" table:style-name="ce21">
            <text:p>7</text:p>
          </table:table-cell>
          <table:table-cell office:value-type="float" office:value="1" table:style-name="ce22">
            <text:p>1</text:p>
          </table:table-cell>
          <table:table-cell table:style-name="ce22"/>
          <table:table-cell office:value-type="float" office:value="1" table:style-name="ce22">
            <text:p>1</text:p>
          </table:table-cell>
          <table:table-cell table:style-name="ce22"/>
          <table:table-cell office:value-type="float" office:value="2" table:style-name="ce22">
            <text:p>2</text:p>
          </table:table-cell>
          <table:table-cell table:style-name="ce22"/>
          <table:table-cell office:value-type="float" office:value="1" table:style-name="ce22">
            <text:p>1</text:p>
          </table:table-cell>
          <table:table-cell office:value-type="float" office:value="2" table:style-name="ce22">
            <text:p>2</text:p>
          </table:table-cell>
          <table:table-cell table:number-columns-repeated="2" table:style-name="ce22"/>
          <table:table-cell office:value-type="string" office:string-value="C7/G1/G1.1/G1.1.2/G1.1.2.1/R2" table:formula="of:=CONCATENATE(IF([.A16]=&quot;&quot;;&quot;&quot;;CONCATENATE(&quot;C&quot;; [.A16]));IF([.B16]=&quot;&quot;;&quot;&quot;;CONCATENATE(&quot;/G&quot;;[.B16]));IF([.C16]=&quot;&quot;;&quot;&quot;;CONCATENATE(&quot;/R&quot;;[.C16])); IF([.D16]=&quot;&quot;;&quot;&quot;;CONCATENATE(&quot;/G&quot;;[.B16];&quot;.&quot;;[.D16])); IF([.E16]=&quot;&quot;;&quot;&quot;;CONCATENATE(&quot;/R&quot;;[.E16])); IF([.F16]=&quot;&quot;;&quot;&quot;;CONCATENATE(&quot;/G&quot;;[.B16];&quot;.&quot;;[.D16];&quot;.&quot;;[.F16])); IF([.G16]=&quot;&quot;;&quot;&quot;;CONCATENATE(&quot;/R&quot;;[.G16])); IF([.H16]=&quot;&quot;;&quot;&quot;;CONCATENATE(&quot;/G&quot;;[.B16];&quot;.&quot;;[.D16];&quot;.&quot;;[.F16];&quot;.&quot;;[.H16])); IF([.I16]=&quot;&quot;;&quot;&quot;;CONCATENATE(&quot;/R&quot;;[.I16]));IF([.J16]=&quot;&quot;;&quot;&quot;;CONCATENATE(&quot;/G&quot;;[.B16];&quot;.&quot;;[.D16];&quot;.&quot;;[.F16];&quot;.&quot;;[.H16]; &quot;.&quot;;[.J16])); IF([.K16]=&quot;&quot;;&quot;&quot;;CONCATENATE(&quot;/R&quot;;[.K16])))" table:style-name="ce22">
            <text:p>C7/G1/G1.1/G1.1.2/G1.1.2.1/R2</text:p>
          </table:table-cell>
          <table:table-cell office:value-type="string" table:style-name="ce22">
            <text:p>CRITERION.EXCLUSION.CONTRIBUTIONS.PAYMENT_OF_TAXES</text:p>
          </table:table-cell>
          <table:table-cell office:value-type="string" table:style-name="ce22">
            <text:p>9ca9096f-edd2-4f19-b6b1-b55c83a2d5c8</text:p>
          </table:table-cell>
          <table:table-cell office:value-type="string" table:style-name="ce22">
            <text:p>Length of the period of exclusion</text:p>
          </table:table-cell>
          <table:table-cell table:style-name="ce22"/>
          <table:table-cell table:style-name="ce24"/>
          <table:table-cell table:number-columns-repeated="16367" table:style-name="ce22"/>
        </table:table-row>
        <table:table-row table:style-name="ro1">
          <table:table-cell office:value-type="float" office:value="7" table:style-name="ce21">
            <text:p>7</text:p>
          </table:table-cell>
          <table:table-cell office:value-type="float" office:value="1" table:style-name="ce22">
            <text:p>1</text:p>
          </table:table-cell>
          <table:table-cell table:style-name="ce22"/>
          <table:table-cell office:value-type="float" office:value="1" table:style-name="ce22">
            <text:p>1</text:p>
          </table:table-cell>
          <table:table-cell table:style-name="ce22"/>
          <table:table-cell office:value-type="float" office:value="3" table:style-name="ce22">
            <text:p>3</text:p>
          </table:table-cell>
          <table:table-cell table:number-columns-repeated="5" table:style-name="ce22"/>
          <table:table-cell office:value-type="string" office:string-value="C7/G1/G1.1/G1.1.3" table:formula="of:=CONCATENATE(IF([.A17]=&quot;&quot;;&quot;&quot;;CONCATENATE(&quot;C&quot;; [.A17]));IF([.B17]=&quot;&quot;;&quot;&quot;;CONCATENATE(&quot;/G&quot;;[.B17]));IF([.C17]=&quot;&quot;;&quot;&quot;;CONCATENATE(&quot;/R&quot;;[.C17])); IF([.D17]=&quot;&quot;;&quot;&quot;;CONCATENATE(&quot;/G&quot;;[.B17];&quot;.&quot;;[.D17])); IF([.E17]=&quot;&quot;;&quot;&quot;;CONCATENATE(&quot;/R&quot;;[.E17])); IF([.F17]=&quot;&quot;;&quot;&quot;;CONCATENATE(&quot;/G&quot;;[.B17];&quot;.&quot;;[.D17];&quot;.&quot;;[.F17])); IF([.G17]=&quot;&quot;;&quot;&quot;;CONCATENATE(&quot;/R&quot;;[.G17])); IF([.H17]=&quot;&quot;;&quot;&quot;;CONCATENATE(&quot;/G&quot;;[.B17];&quot;.&quot;;[.D17];&quot;.&quot;;[.F17];&quot;.&quot;;[.H17])); IF([.I17]=&quot;&quot;;&quot;&quot;;CONCATENATE(&quot;/R&quot;;[.I17]));IF([.J17]=&quot;&quot;;&quot;&quot;;CONCATENATE(&quot;/G&quot;;[.B17];&quot;.&quot;;[.D17];&quot;.&quot;;[.F17];&quot;.&quot;;[.H17]; &quot;.&quot;;[.J17])); IF([.K17]=&quot;&quot;;&quot;&quot;;CONCATENATE(&quot;/R&quot;;[.K17])))" table:style-name="ce22">
            <text:p>C7/G1/G1.1/G1.1.3</text:p>
          </table:table-cell>
          <table:table-cell office:value-type="string" table:style-name="ce22">
            <text:p>CRITERION.EXCLUSION.CONTRIBUTIONS.PAYMENT_OF_TAXES</text:p>
          </table:table-cell>
          <table:table-cell office:value-type="string" table:style-name="ce22">
            <text:p>fc57e473-d63e-4a04-b589-dcf81cab8052</text:p>
          </table:table-cell>
          <table:table-cell table:number-columns-repeated="2" table:style-name="ce22"/>
          <table:table-cell table:style-name="ce24"/>
          <table:table-cell table:number-columns-repeated="16367" table:style-name="ce22"/>
        </table:table-row>
        <table:table-row table:style-name="ro1">
          <table:table-cell office:value-type="float" office:value="7" table:style-name="ce21">
            <text:p>7</text:p>
          </table:table-cell>
          <table:table-cell office:value-type="float" office:value="1" table:style-name="ce22">
            <text:p>1</text:p>
          </table:table-cell>
          <table:table-cell table:style-name="ce22"/>
          <table:table-cell office:value-type="float" office:value="1" table:style-name="ce22">
            <text:p>1</text:p>
          </table:table-cell>
          <table:table-cell table:style-name="ce22"/>
          <table:table-cell office:value-type="float" office:value="3" table:style-name="ce22">
            <text:p>3</text:p>
          </table:table-cell>
          <table:table-cell office:value-type="float" office:value="1" table:style-name="ce22">
            <text:p>1</text:p>
          </table:table-cell>
          <table:table-cell table:number-columns-repeated="4" table:style-name="ce22"/>
          <table:table-cell office:value-type="string" office:string-value="C7/G1/G1.1/G1.1.3/R1" table:formula="of:=CONCATENATE(IF([.A18]=&quot;&quot;;&quot;&quot;;CONCATENATE(&quot;C&quot;; [.A18]));IF([.B18]=&quot;&quot;;&quot;&quot;;CONCATENATE(&quot;/G&quot;;[.B18]));IF([.C18]=&quot;&quot;;&quot;&quot;;CONCATENATE(&quot;/R&quot;;[.C18])); IF([.D18]=&quot;&quot;;&quot;&quot;;CONCATENATE(&quot;/G&quot;;[.B18];&quot;.&quot;;[.D18])); IF([.E18]=&quot;&quot;;&quot;&quot;;CONCATENATE(&quot;/R&quot;;[.E18])); IF([.F18]=&quot;&quot;;&quot;&quot;;CONCATENATE(&quot;/G&quot;;[.B18];&quot;.&quot;;[.D18];&quot;.&quot;;[.F18])); IF([.G18]=&quot;&quot;;&quot;&quot;;CONCATENATE(&quot;/R&quot;;[.G18])); IF([.H18]=&quot;&quot;;&quot;&quot;;CONCATENATE(&quot;/G&quot;;[.B18];&quot;.&quot;;[.D18];&quot;.&quot;;[.F18];&quot;.&quot;;[.H18])); IF([.I18]=&quot;&quot;;&quot;&quot;;CONCATENATE(&quot;/R&quot;;[.I18]));IF([.J18]=&quot;&quot;;&quot;&quot;;CONCATENATE(&quot;/G&quot;;[.B18];&quot;.&quot;;[.D18];&quot;.&quot;;[.F18];&quot;.&quot;;[.H18]; &quot;.&quot;;[.J18])); IF([.K18]=&quot;&quot;;&quot;&quot;;CONCATENATE(&quot;/R&quot;;[.K18])))" table:style-name="ce22">
            <text:p>C7/G1/G1.1/G1.1.3/R1</text:p>
          </table:table-cell>
          <table:table-cell office:value-type="string" table:style-name="ce22">
            <text:p>CRITERION.EXCLUSION.CONTRIBUTIONS.PAYMENT_OF_TAXES</text:p>
          </table:table-cell>
          <table:table-cell office:value-type="string" table:style-name="ce22">
            <text:p>70f8697b-8953-411a-a489-4ff62e5250d2</text:p>
          </table:table-cell>
          <table:table-cell office:value-type="string" table:style-name="ce22">
            <text:p>Has the economic operator fulfilled its obligations by paying or entering into a binding arrangement with a view to paying the taxes or social security contributions due, including, where applicable, any interest accrued or fines?</text:p>
          </table:table-cell>
          <table:table-cell table:style-name="ce22"/>
          <table:table-cell table:style-name="ce24"/>
          <table:table-cell table:number-columns-repeated="16367" table:style-name="ce22"/>
        </table:table-row>
        <table:table-row table:style-name="ro1">
          <table:table-cell office:value-type="float" office:value="7" table:style-name="ce21">
            <text:p>7</text:p>
          </table:table-cell>
          <table:table-cell office:value-type="float" office:value="1" table:style-name="ce22">
            <text:p>1</text:p>
          </table:table-cell>
          <table:table-cell table:style-name="ce22"/>
          <table:table-cell office:value-type="float" office:value="1" table:style-name="ce22">
            <text:p>1</text:p>
          </table:table-cell>
          <table:table-cell table:style-name="ce22"/>
          <table:table-cell office:value-type="float" office:value="3" table:style-name="ce22">
            <text:p>3</text:p>
          </table:table-cell>
          <table:table-cell table:style-name="ce22"/>
          <table:table-cell office:value-type="float" office:value="1" table:style-name="ce22">
            <text:p>1</text:p>
          </table:table-cell>
          <table:table-cell table:number-columns-repeated="3" table:style-name="ce22"/>
          <table:table-cell office:value-type="string" office:string-value="C7/G1/G1.1/G1.1.3/G1.1.3.1" table:formula="of:=CONCATENATE(IF([.A19]=&quot;&quot;;&quot;&quot;;CONCATENATE(&quot;C&quot;; [.A19]));IF([.B19]=&quot;&quot;;&quot;&quot;;CONCATENATE(&quot;/G&quot;;[.B19]));IF([.C19]=&quot;&quot;;&quot;&quot;;CONCATENATE(&quot;/R&quot;;[.C19])); IF([.D19]=&quot;&quot;;&quot;&quot;;CONCATENATE(&quot;/G&quot;;[.B19];&quot;.&quot;;[.D19])); IF([.E19]=&quot;&quot;;&quot;&quot;;CONCATENATE(&quot;/R&quot;;[.E19])); IF([.F19]=&quot;&quot;;&quot;&quot;;CONCATENATE(&quot;/G&quot;;[.B19];&quot;.&quot;;[.D19];&quot;.&quot;;[.F19])); IF([.G19]=&quot;&quot;;&quot;&quot;;CONCATENATE(&quot;/R&quot;;[.G19])); IF([.H19]=&quot;&quot;;&quot;&quot;;CONCATENATE(&quot;/G&quot;;[.B19];&quot;.&quot;;[.D19];&quot;.&quot;;[.F19];&quot;.&quot;;[.H19])); IF([.I19]=&quot;&quot;;&quot;&quot;;CONCATENATE(&quot;/R&quot;;[.I19]));IF([.J19]=&quot;&quot;;&quot;&quot;;CONCATENATE(&quot;/G&quot;;[.B19];&quot;.&quot;;[.D19];&quot;.&quot;;[.F19];&quot;.&quot;;[.H19]; &quot;.&quot;;[.J19])); IF([.K19]=&quot;&quot;;&quot;&quot;;CONCATENATE(&quot;/R&quot;;[.K19])))" table:style-name="ce22">
            <text:p>C7/G1/G1.1/G1.1.3/G1.1.3.1</text:p>
          </table:table-cell>
          <table:table-cell office:value-type="string" table:style-name="ce22">
            <text:p>CRITERION.EXCLUSION.CONTRIBUTIONS.PAYMENT_OF_TAXES</text:p>
          </table:table-cell>
          <table:table-cell office:value-type="string" table:style-name="ce22">
            <text:p>6c3609e1-9add-4fa9-9409-62ce72ae4548</text:p>
          </table:table-cell>
          <table:table-cell table:style-name="ce22"/>
          <table:table-cell office:value-type="string" table:style-name="ce22">
            <text:p>GROUP_FULFILLED.ON_TRUE</text:p>
          </table:table-cell>
          <table:table-cell table:style-name="ce24"/>
          <table:table-cell table:number-columns-repeated="16367" table:style-name="ce22"/>
        </table:table-row>
        <table:table-row table:style-name="ro1">
          <table:table-cell office:value-type="float" office:value="7" table:style-name="ce21">
            <text:p>7</text:p>
          </table:table-cell>
          <table:table-cell office:value-type="float" office:value="1" table:style-name="ce22">
            <text:p>1</text:p>
          </table:table-cell>
          <table:table-cell table:style-name="ce22"/>
          <table:table-cell office:value-type="float" office:value="1" table:style-name="ce22">
            <text:p>1</text:p>
          </table:table-cell>
          <table:table-cell table:style-name="ce22"/>
          <table:table-cell office:value-type="float" office:value="3" table:style-name="ce22">
            <text:p>3</text:p>
          </table:table-cell>
          <table:table-cell table:style-name="ce22"/>
          <table:table-cell office:value-type="float" office:value="1" table:style-name="ce22">
            <text:p>1</text:p>
          </table:table-cell>
          <table:table-cell office:value-type="float" office:value="1" table:style-name="ce22">
            <text:p>1</text:p>
          </table:table-cell>
          <table:table-cell table:number-columns-repeated="2" table:style-name="ce22"/>
          <table:table-cell office:value-type="string" office:string-value="C7/G1/G1.1/G1.1.3/G1.1.3.1/R1" table:formula="of:=CONCATENATE(IF([.A20]=&quot;&quot;;&quot;&quot;;CONCATENATE(&quot;C&quot;; [.A20]));IF([.B20]=&quot;&quot;;&quot;&quot;;CONCATENATE(&quot;/G&quot;;[.B20]));IF([.C20]=&quot;&quot;;&quot;&quot;;CONCATENATE(&quot;/R&quot;;[.C20])); IF([.D20]=&quot;&quot;;&quot;&quot;;CONCATENATE(&quot;/G&quot;;[.B20];&quot;.&quot;;[.D20])); IF([.E20]=&quot;&quot;;&quot;&quot;;CONCATENATE(&quot;/R&quot;;[.E20])); IF([.F20]=&quot;&quot;;&quot;&quot;;CONCATENATE(&quot;/G&quot;;[.B20];&quot;.&quot;;[.D20];&quot;.&quot;;[.F20])); IF([.G20]=&quot;&quot;;&quot;&quot;;CONCATENATE(&quot;/R&quot;;[.G20])); IF([.H20]=&quot;&quot;;&quot;&quot;;CONCATENATE(&quot;/G&quot;;[.B20];&quot;.&quot;;[.D20];&quot;.&quot;;[.F20];&quot;.&quot;;[.H20])); IF([.I20]=&quot;&quot;;&quot;&quot;;CONCATENATE(&quot;/R&quot;;[.I20]));IF([.J20]=&quot;&quot;;&quot;&quot;;CONCATENATE(&quot;/G&quot;;[.B20];&quot;.&quot;;[.D20];&quot;.&quot;;[.F20];&quot;.&quot;;[.H20]; &quot;.&quot;;[.J20])); IF([.K20]=&quot;&quot;;&quot;&quot;;CONCATENATE(&quot;/R&quot;;[.K20])))" table:style-name="ce22">
            <text:p>C7/G1/G1.1/G1.1.3/G1.1.3.1/R1</text:p>
          </table:table-cell>
          <table:table-cell office:value-type="string" table:style-name="ce22">
            <text:p>CRITERION.EXCLUSION.CONTRIBUTIONS.PAYMENT_OF_TAXES</text:p>
          </table:table-cell>
          <table:table-cell office:value-type="string" table:style-name="ce22">
            <text:p>55905dd0-38f0-4f93-8c74-5ae05a21afc5</text:p>
          </table:table-cell>
          <table:table-cell office:value-type="string" table:style-name="ce22">
            <text:p>Please describe them</text:p>
          </table:table-cell>
          <table:table-cell table:style-name="ce22"/>
          <table:table-cell table:style-name="ce24"/>
          <table:table-cell table:number-columns-repeated="16367" table:style-name="ce22"/>
        </table:table-row>
        <table:table-row table:style-name="ro1">
          <table:table-cell office:value-type="float" office:value="7" table:style-name="ce21">
            <text:p>7</text:p>
          </table:table-cell>
          <table:table-cell office:value-type="float" office:value="2" table:style-name="ce22">
            <text:p>2</text:p>
          </table:table-cell>
          <table:table-cell table:number-columns-repeated="9" table:style-name="ce22"/>
          <table:table-cell office:value-type="string" office:string-value="C7/G2" table:formula="of:=CONCATENATE(IF([.A21]=&quot;&quot;;&quot;&quot;;CONCATENATE(&quot;C&quot;; [.A21]));IF([.B21]=&quot;&quot;;&quot;&quot;;CONCATENATE(&quot;/G&quot;;[.B21]));IF([.C21]=&quot;&quot;;&quot;&quot;;CONCATENATE(&quot;/R&quot;;[.C21])); IF([.D21]=&quot;&quot;;&quot;&quot;;CONCATENATE(&quot;/G&quot;;[.B21];&quot;.&quot;;[.D21])); IF([.E21]=&quot;&quot;;&quot;&quot;;CONCATENATE(&quot;/R&quot;;[.E21])); IF([.F21]=&quot;&quot;;&quot;&quot;;CONCATENATE(&quot;/G&quot;;[.B21];&quot;.&quot;;[.D21];&quot;.&quot;;[.F21])); IF([.G21]=&quot;&quot;;&quot;&quot;;CONCATENATE(&quot;/R&quot;;[.G21])); IF([.H21]=&quot;&quot;;&quot;&quot;;CONCATENATE(&quot;/G&quot;;[.B21];&quot;.&quot;;[.D21];&quot;.&quot;;[.F21];&quot;.&quot;;[.H21])); IF([.I21]=&quot;&quot;;&quot;&quot;;CONCATENATE(&quot;/R&quot;;[.I21]));IF([.J21]=&quot;&quot;;&quot;&quot;;CONCATENATE(&quot;/G&quot;;[.B21];&quot;.&quot;;[.D21];&quot;.&quot;;[.F21];&quot;.&quot;;[.H21]; &quot;.&quot;;[.J21])); IF([.K21]=&quot;&quot;;&quot;&quot;;CONCATENATE(&quot;/R&quot;;[.K21])))" table:style-name="ce22">
            <text:p>C7/G2</text:p>
          </table:table-cell>
          <table:table-cell office:value-type="string" table:style-name="ce22">
            <text:p>CRITERION.EXCLUSION.CONTRIBUTIONS.PAYMENT_OF_TAXES</text:p>
          </table:table-cell>
          <table:table-cell office:value-type="string" table:style-name="ce22">
            <text:p>7458d42a-e581-4640-9283-34ceb3ad4345</text:p>
          </table:table-cell>
          <table:table-cell table:number-columns-repeated="2" table:style-name="ce22"/>
          <table:table-cell table:style-name="ce24"/>
          <table:table-cell table:number-columns-repeated="16367" table:style-name="ce22"/>
        </table:table-row>
        <table:table-row table:style-name="ro1">
          <table:table-cell office:value-type="float" office:value="7" table:style-name="ce21">
            <text:p>7</text:p>
          </table:table-cell>
          <table:table-cell office:value-type="float" office:value="2" table:style-name="ce22">
            <text:p>2</text:p>
          </table:table-cell>
          <table:table-cell office:value-type="float" office:value="1" table:style-name="ce22">
            <text:p>1</text:p>
          </table:table-cell>
          <table:table-cell table:number-columns-repeated="8" table:style-name="ce22"/>
          <table:table-cell office:value-type="string" office:string-value="C7/G2/R1" table:formula="of:=CONCATENATE(IF([.A22]=&quot;&quot;;&quot;&quot;;CONCATENATE(&quot;C&quot;; [.A22]));IF([.B22]=&quot;&quot;;&quot;&quot;;CONCATENATE(&quot;/G&quot;;[.B22]));IF([.C22]=&quot;&quot;;&quot;&quot;;CONCATENATE(&quot;/R&quot;;[.C22])); IF([.D22]=&quot;&quot;;&quot;&quot;;CONCATENATE(&quot;/G&quot;;[.B22];&quot;.&quot;;[.D22])); IF([.E22]=&quot;&quot;;&quot;&quot;;CONCATENATE(&quot;/R&quot;;[.E22])); IF([.F22]=&quot;&quot;;&quot;&quot;;CONCATENATE(&quot;/G&quot;;[.B22];&quot;.&quot;;[.D22];&quot;.&quot;;[.F22])); IF([.G22]=&quot;&quot;;&quot;&quot;;CONCATENATE(&quot;/R&quot;;[.G22])); IF([.H22]=&quot;&quot;;&quot;&quot;;CONCATENATE(&quot;/G&quot;;[.B22];&quot;.&quot;;[.D22];&quot;.&quot;;[.F22];&quot;.&quot;;[.H22])); IF([.I22]=&quot;&quot;;&quot;&quot;;CONCATENATE(&quot;/R&quot;;[.I22]));IF([.J22]=&quot;&quot;;&quot;&quot;;CONCATENATE(&quot;/G&quot;;[.B22];&quot;.&quot;;[.D22];&quot;.&quot;;[.F22];&quot;.&quot;;[.H22]; &quot;.&quot;;[.J22])); IF([.K22]=&quot;&quot;;&quot;&quot;;CONCATENATE(&quot;/R&quot;;[.K22])))" table:style-name="ce22">
            <text:p>C7/G2/R1</text:p>
          </table:table-cell>
          <table:table-cell office:value-type="string" table:style-name="ce22">
            <text:p>CRITERION.EXCLUSION.CONTRIBUTIONS.PAYMENT_OF_TAXES</text:p>
          </table:table-cell>
          <table:table-cell office:value-type="string" table:style-name="ce22">
            <text:p>c1347b74-1872-4060-a6db-f4044edcd7c4</text:p>
          </table:table-cell>
          <table:table-cell office:value-type="string" table:style-name="ce22">
            <text:p>Is this information available electronically?</text:p>
          </table:table-cell>
          <table:table-cell table:style-name="ce22"/>
          <table:table-cell table:style-name="ce24"/>
          <table:table-cell table:number-columns-repeated="16367" table:style-name="ce22"/>
        </table:table-row>
        <table:table-row table:style-name="ro1">
          <table:table-cell office:value-type="float" office:value="7" table:style-name="ce21">
            <text:p>7</text:p>
          </table:table-cell>
          <table:table-cell office:value-type="float" office:value="2" table:style-name="ce22">
            <text:p>2</text:p>
          </table:table-cell>
          <table:table-cell table:style-name="ce22"/>
          <table:table-cell office:value-type="float" office:value="1" table:style-name="ce22">
            <text:p>1</text:p>
          </table:table-cell>
          <table:table-cell table:number-columns-repeated="7" table:style-name="ce22"/>
          <table:table-cell office:value-type="string" office:string-value="C7/G2/G2.1" table:formula="of:=CONCATENATE(IF([.A23]=&quot;&quot;;&quot;&quot;;CONCATENATE(&quot;C&quot;; [.A23]));IF([.B23]=&quot;&quot;;&quot;&quot;;CONCATENATE(&quot;/G&quot;;[.B23]));IF([.C23]=&quot;&quot;;&quot;&quot;;CONCATENATE(&quot;/R&quot;;[.C23])); IF([.D23]=&quot;&quot;;&quot;&quot;;CONCATENATE(&quot;/G&quot;;[.B23];&quot;.&quot;;[.D23])); IF([.E23]=&quot;&quot;;&quot;&quot;;CONCATENATE(&quot;/R&quot;;[.E23])); IF([.F23]=&quot;&quot;;&quot;&quot;;CONCATENATE(&quot;/G&quot;;[.B23];&quot;.&quot;;[.D23];&quot;.&quot;;[.F23])); IF([.G23]=&quot;&quot;;&quot;&quot;;CONCATENATE(&quot;/R&quot;;[.G23])); IF([.H23]=&quot;&quot;;&quot;&quot;;CONCATENATE(&quot;/G&quot;;[.B23];&quot;.&quot;;[.D23];&quot;.&quot;;[.F23];&quot;.&quot;;[.H23])); IF([.I23]=&quot;&quot;;&quot;&quot;;CONCATENATE(&quot;/R&quot;;[.I23]));IF([.J23]=&quot;&quot;;&quot;&quot;;CONCATENATE(&quot;/G&quot;;[.B23];&quot;.&quot;;[.D23];&quot;.&quot;;[.F23];&quot;.&quot;;[.H23]; &quot;.&quot;;[.J23])); IF([.K23]=&quot;&quot;;&quot;&quot;;CONCATENATE(&quot;/R&quot;;[.K23])))" table:style-name="ce22">
            <text:p>C7/G2/G2.1</text:p>
          </table:table-cell>
          <table:table-cell office:value-type="string" table:style-name="ce22">
            <text:p>CRITERION.EXCLUSION.CONTRIBUTIONS.PAYMENT_OF_TAXES</text:p>
          </table:table-cell>
          <table:table-cell office:value-type="string" table:style-name="ce22">
            <text:p>41dd2e9b-1bfd-44c7-93ee-56bd74a4334b</text:p>
          </table:table-cell>
          <table:table-cell table:style-name="ce22"/>
          <table:table-cell office:value-type="string" table:style-name="ce22">
            <text:p>GROUP_FULFILLED.ON_TRUE</text:p>
          </table:table-cell>
          <table:table-cell table:style-name="ce24"/>
          <table:table-cell table:number-columns-repeated="16367" table:style-name="ce22"/>
        </table:table-row>
        <table:table-row table:style-name="ro1">
          <table:table-cell office:value-type="float" office:value="7" table:style-name="ce21">
            <text:p>7</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1" table:style-name="ce22">
            <text:p>1</text:p>
          </table:table-cell>
          <table:table-cell table:number-columns-repeated="6" table:style-name="ce22"/>
          <table:table-cell office:value-type="string" office:string-value="C7/G2/G2.1/R1" table:formula="of:=CONCATENATE(IF([.A24]=&quot;&quot;;&quot;&quot;;CONCATENATE(&quot;C&quot;; [.A24]));IF([.B24]=&quot;&quot;;&quot;&quot;;CONCATENATE(&quot;/G&quot;;[.B24]));IF([.C24]=&quot;&quot;;&quot;&quot;;CONCATENATE(&quot;/R&quot;;[.C24])); IF([.D24]=&quot;&quot;;&quot;&quot;;CONCATENATE(&quot;/G&quot;;[.B24];&quot;.&quot;;[.D24])); IF([.E24]=&quot;&quot;;&quot;&quot;;CONCATENATE(&quot;/R&quot;;[.E24])); IF([.F24]=&quot;&quot;;&quot;&quot;;CONCATENATE(&quot;/G&quot;;[.B24];&quot;.&quot;;[.D24];&quot;.&quot;;[.F24])); IF([.G24]=&quot;&quot;;&quot;&quot;;CONCATENATE(&quot;/R&quot;;[.G24])); IF([.H24]=&quot;&quot;;&quot;&quot;;CONCATENATE(&quot;/G&quot;;[.B24];&quot;.&quot;;[.D24];&quot;.&quot;;[.F24];&quot;.&quot;;[.H24])); IF([.I24]=&quot;&quot;;&quot;&quot;;CONCATENATE(&quot;/R&quot;;[.I24]));IF([.J24]=&quot;&quot;;&quot;&quot;;CONCATENATE(&quot;/G&quot;;[.B24];&quot;.&quot;;[.D24];&quot;.&quot;;[.F24];&quot;.&quot;;[.H24]; &quot;.&quot;;[.J24])); IF([.K24]=&quot;&quot;;&quot;&quot;;CONCATENATE(&quot;/R&quot;;[.K24])))" table:style-name="ce22">
            <text:p>C7/G2/G2.1/R1</text:p>
          </table:table-cell>
          <table:table-cell office:value-type="string" table:style-name="ce22">
            <text:p>CRITERION.EXCLUSION.CONTRIBUTIONS.PAYMENT_OF_TAXES</text:p>
          </table:table-cell>
          <table:table-cell office:value-type="string" table:style-name="ce22">
            <text:p>f4313bb6-21b6-499e-bdff-debe10e11d2c</text:p>
          </table:table-cell>
          <table:table-cell office:value-type="string" table:style-name="ce22">
            <text:p>URL</text:p>
          </table:table-cell>
          <table:table-cell table:style-name="ce22"/>
          <table:table-cell table:style-name="ce24"/>
          <table:table-cell table:number-columns-repeated="16367" table:style-name="ce22"/>
        </table:table-row>
        <table:table-row table:style-name="ro1">
          <table:table-cell office:value-type="float" office:value="7" table:style-name="ce21">
            <text:p>7</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2" table:style-name="ce22">
            <text:p>2</text:p>
          </table:table-cell>
          <table:table-cell table:number-columns-repeated="6" table:style-name="ce22"/>
          <table:table-cell office:value-type="string" office:string-value="C7/G2/G2.1/R2" table:formula="of:=CONCATENATE(IF([.A25]=&quot;&quot;;&quot;&quot;;CONCATENATE(&quot;C&quot;; [.A25]));IF([.B25]=&quot;&quot;;&quot;&quot;;CONCATENATE(&quot;/G&quot;;[.B25]));IF([.C25]=&quot;&quot;;&quot;&quot;;CONCATENATE(&quot;/R&quot;;[.C25])); IF([.D25]=&quot;&quot;;&quot;&quot;;CONCATENATE(&quot;/G&quot;;[.B25];&quot;.&quot;;[.D25])); IF([.E25]=&quot;&quot;;&quot;&quot;;CONCATENATE(&quot;/R&quot;;[.E25])); IF([.F25]=&quot;&quot;;&quot;&quot;;CONCATENATE(&quot;/G&quot;;[.B25];&quot;.&quot;;[.D25];&quot;.&quot;;[.F25])); IF([.G25]=&quot;&quot;;&quot;&quot;;CONCATENATE(&quot;/R&quot;;[.G25])); IF([.H25]=&quot;&quot;;&quot;&quot;;CONCATENATE(&quot;/G&quot;;[.B25];&quot;.&quot;;[.D25];&quot;.&quot;;[.F25];&quot;.&quot;;[.H25])); IF([.I25]=&quot;&quot;;&quot;&quot;;CONCATENATE(&quot;/R&quot;;[.I25]));IF([.J25]=&quot;&quot;;&quot;&quot;;CONCATENATE(&quot;/G&quot;;[.B25];&quot;.&quot;;[.D25];&quot;.&quot;;[.F25];&quot;.&quot;;[.H25]; &quot;.&quot;;[.J25])); IF([.K25]=&quot;&quot;;&quot;&quot;;CONCATENATE(&quot;/R&quot;;[.K25])))" table:style-name="ce22">
            <text:p>C7/G2/G2.1/R2</text:p>
          </table:table-cell>
          <table:table-cell office:value-type="string" table:style-name="ce22">
            <text:p>CRITERION.EXCLUSION.CONTRIBUTIONS.PAYMENT_OF_TAXES</text:p>
          </table:table-cell>
          <table:table-cell office:value-type="string" table:style-name="ce22">
            <text:p>1f1cd18e-3e01-4ca2-af4c-e2981924ba8d</text:p>
          </table:table-cell>
          <table:table-cell office:value-type="string" table:style-name="ce22">
            <text:p>Code</text:p>
          </table:table-cell>
          <table:table-cell table:style-name="ce22"/>
          <table:table-cell table:style-name="ce24"/>
          <table:table-cell table:number-columns-repeated="16367" table:style-name="ce22"/>
        </table:table-row>
        <table:table-row table:style-name="ro1">
          <table:table-cell office:value-type="float" office:value="7" table:style-name="ce21">
            <text:p>7</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3" table:style-name="ce22">
            <text:p>3</text:p>
          </table:table-cell>
          <table:table-cell table:number-columns-repeated="6" table:style-name="ce22"/>
          <table:table-cell office:value-type="string" office:string-value="C7/G2/G2.1/R3" table:formula="of:=CONCATENATE(IF([.A26]=&quot;&quot;;&quot;&quot;;CONCATENATE(&quot;C&quot;; [.A26]));IF([.B26]=&quot;&quot;;&quot;&quot;;CONCATENATE(&quot;/G&quot;;[.B26]));IF([.C26]=&quot;&quot;;&quot;&quot;;CONCATENATE(&quot;/R&quot;;[.C26])); IF([.D26]=&quot;&quot;;&quot;&quot;;CONCATENATE(&quot;/G&quot;;[.B26];&quot;.&quot;;[.D26])); IF([.E26]=&quot;&quot;;&quot;&quot;;CONCATENATE(&quot;/R&quot;;[.E26])); IF([.F26]=&quot;&quot;;&quot;&quot;;CONCATENATE(&quot;/G&quot;;[.B26];&quot;.&quot;;[.D26];&quot;.&quot;;[.F26])); IF([.G26]=&quot;&quot;;&quot;&quot;;CONCATENATE(&quot;/R&quot;;[.G26])); IF([.H26]=&quot;&quot;;&quot;&quot;;CONCATENATE(&quot;/G&quot;;[.B26];&quot;.&quot;;[.D26];&quot;.&quot;;[.F26];&quot;.&quot;;[.H26])); IF([.I26]=&quot;&quot;;&quot;&quot;;CONCATENATE(&quot;/R&quot;;[.I26]));IF([.J26]=&quot;&quot;;&quot;&quot;;CONCATENATE(&quot;/G&quot;;[.B26];&quot;.&quot;;[.D26];&quot;.&quot;;[.F26];&quot;.&quot;;[.H26]; &quot;.&quot;;[.J26])); IF([.K26]=&quot;&quot;;&quot;&quot;;CONCATENATE(&quot;/R&quot;;[.K26])))" table:style-name="ce22">
            <text:p>C7/G2/G2.1/R3</text:p>
          </table:table-cell>
          <table:table-cell office:value-type="string" table:style-name="ce22">
            <text:p>CRITERION.EXCLUSION.CONTRIBUTIONS.PAYMENT_OF_TAXES</text:p>
          </table:table-cell>
          <table:table-cell office:value-type="string" table:style-name="ce22">
            <text:p>c3ccfa31-0c5e-4e3a-a3fd-db9fb83d78d4</text:p>
          </table:table-cell>
          <table:table-cell office:value-type="string" table:style-name="ce22">
            <text:p>Issuer</text:p>
          </table:table-cell>
          <table:table-cell table:style-name="ce22"/>
          <table:table-cell table:style-name="ce24"/>
          <table:table-cell table:number-columns-repeated="16367" table:style-name="ce22"/>
        </table:table-row>
        <table:table-row table:style-name="ro1">
          <table:table-cell office:value-type="float" office:value="8" table:style-name="ce18">
            <text:p>8</text:p>
          </table:table-cell>
          <table:table-cell table:number-columns-repeated="10" table:style-name="ce18"/>
          <table:table-cell office:value-type="string" office:string-value="C8" table:formula="of:=CONCATENATE(IF([.A27]=&quot;&quot;;&quot;&quot;;CONCATENATE(&quot;C&quot;; [.A27]));IF([.B27]=&quot;&quot;;&quot;&quot;;CONCATENATE(&quot;/G&quot;;[.B27]));IF([.C27]=&quot;&quot;;&quot;&quot;;CONCATENATE(&quot;/R&quot;;[.C27])); IF([.D27]=&quot;&quot;;&quot;&quot;;CONCATENATE(&quot;/G&quot;;[.B27];&quot;.&quot;;[.D27])); IF([.E27]=&quot;&quot;;&quot;&quot;;CONCATENATE(&quot;/R&quot;;[.E27])); IF([.F27]=&quot;&quot;;&quot;&quot;;CONCATENATE(&quot;/G&quot;;[.B27];&quot;.&quot;;[.D27];&quot;.&quot;;[.F27])); IF([.G27]=&quot;&quot;;&quot;&quot;;CONCATENATE(&quot;/R&quot;;[.G27])); IF([.H27]=&quot;&quot;;&quot;&quot;;CONCATENATE(&quot;/G&quot;;[.B27];&quot;.&quot;;[.D27];&quot;.&quot;;[.F27];&quot;.&quot;;[.H27])); IF([.I27]=&quot;&quot;;&quot;&quot;;CONCATENATE(&quot;/R&quot;;[.I27]));IF([.J27]=&quot;&quot;;&quot;&quot;;CONCATENATE(&quot;/G&quot;;[.B27];&quot;.&quot;;[.D27];&quot;.&quot;;[.F27];&quot;.&quot;;[.H27]; &quot;.&quot;;[.J27])); IF([.K27]=&quot;&quot;;&quot;&quot;;CONCATENATE(&quot;/R&quot;;[.K27])))" table:style-name="ce18">
            <text:p>C8</text:p>
          </table:table-cell>
          <table:table-cell office:value-type="string" table:style-name="ce18">
            <text:p>CRITERION.EXCLUSION.CONTRIBUTIONS.PAYMENT_OF_SOCIAL_SECURITY</text:p>
          </table:table-cell>
          <table:table-cell office:value-type="string" table:style-name="ce18">
            <text:p>7d85e333-bbab-49c0-be8d-c36d71a72f5e</text:p>
          </table:table-cell>
          <table:table-cell office:value-type="string" table:style-name="ce18">
            <text:p>Has the economic operator breached its obligations relating to the payment social security contributions, both in the country in which it is established and in Member State of the contracting authority or contracting entity if other than the country of establishment?</text:p>
          </table:table-cell>
          <table:table-cell table:style-name="ce18"/>
          <table:table-cell table:style-name="ce25"/>
          <table:table-cell table:number-columns-repeated="16367" table:style-name="ce21"/>
        </table:table-row>
        <table:table-row table:style-name="ro1">
          <table:table-cell office:value-type="float" office:value="8" table:style-name="ce21">
            <text:p>8</text:p>
          </table:table-cell>
          <table:table-cell office:value-type="float" office:value="1" table:style-name="ce22">
            <text:p>1</text:p>
          </table:table-cell>
          <table:table-cell table:number-columns-repeated="9" table:style-name="ce22"/>
          <table:table-cell office:value-type="string" office:string-value="C8/G1" table:formula="of:=CONCATENATE(IF([.A28]=&quot;&quot;;&quot;&quot;;CONCATENATE(&quot;C&quot;; [.A28]));IF([.B28]=&quot;&quot;;&quot;&quot;;CONCATENATE(&quot;/G&quot;;[.B28]));IF([.C28]=&quot;&quot;;&quot;&quot;;CONCATENATE(&quot;/R&quot;;[.C28])); IF([.D28]=&quot;&quot;;&quot;&quot;;CONCATENATE(&quot;/G&quot;;[.B28];&quot;.&quot;;[.D28])); IF([.E28]=&quot;&quot;;&quot;&quot;;CONCATENATE(&quot;/R&quot;;[.E28])); IF([.F28]=&quot;&quot;;&quot;&quot;;CONCATENATE(&quot;/G&quot;;[.B28];&quot;.&quot;;[.D28];&quot;.&quot;;[.F28])); IF([.G28]=&quot;&quot;;&quot;&quot;;CONCATENATE(&quot;/R&quot;;[.G28])); IF([.H28]=&quot;&quot;;&quot;&quot;;CONCATENATE(&quot;/G&quot;;[.B28];&quot;.&quot;;[.D28];&quot;.&quot;;[.F28];&quot;.&quot;;[.H28])); IF([.I28]=&quot;&quot;;&quot;&quot;;CONCATENATE(&quot;/R&quot;;[.I28]));IF([.J28]=&quot;&quot;;&quot;&quot;;CONCATENATE(&quot;/G&quot;;[.B28];&quot;.&quot;;[.D28];&quot;.&quot;;[.F28];&quot;.&quot;;[.H28]; &quot;.&quot;;[.J28])); IF([.K28]=&quot;&quot;;&quot;&quot;;CONCATENATE(&quot;/R&quot;;[.K28])))" table:style-name="ce22">
            <text:p>C8/G1</text:p>
          </table:table-cell>
          <table:table-cell office:value-type="string" table:style-name="ce22">
            <text:p>CRITERION.EXCLUSION.CONTRIBUTIONS.PAYMENT_OF_SOCIAL_SECURITY</text:p>
          </table:table-cell>
          <table:table-cell office:value-type="string" table:style-name="ce22">
            <text:p>098fd3cc-466e-4233-af1a-affe09471bce</text:p>
          </table:table-cell>
          <table:table-cell table:number-columns-repeated="2" table:style-name="ce22"/>
          <table:table-cell table:style-name="ce24"/>
          <table:table-cell table:number-columns-repeated="16367" table:style-name="ce22"/>
        </table:table-row>
        <table:table-row table:style-name="ro1">
          <table:table-cell office:value-type="float" office:value="8" table:style-name="ce21">
            <text:p>8</text:p>
          </table:table-cell>
          <table:table-cell office:value-type="float" office:value="1" table:style-name="ce22">
            <text:p>1</text:p>
          </table:table-cell>
          <table:table-cell office:value-type="float" office:value="1" table:style-name="ce22">
            <text:p>1</text:p>
          </table:table-cell>
          <table:table-cell table:number-columns-repeated="8" table:style-name="ce22"/>
          <table:table-cell office:value-type="string" office:string-value="C8/G1/R1" table:formula="of:=CONCATENATE(IF([.A29]=&quot;&quot;;&quot;&quot;;CONCATENATE(&quot;C&quot;; [.A29]));IF([.B29]=&quot;&quot;;&quot;&quot;;CONCATENATE(&quot;/G&quot;;[.B29]));IF([.C29]=&quot;&quot;;&quot;&quot;;CONCATENATE(&quot;/R&quot;;[.C29])); IF([.D29]=&quot;&quot;;&quot;&quot;;CONCATENATE(&quot;/G&quot;;[.B29];&quot;.&quot;;[.D29])); IF([.E29]=&quot;&quot;;&quot;&quot;;CONCATENATE(&quot;/R&quot;;[.E29])); IF([.F29]=&quot;&quot;;&quot;&quot;;CONCATENATE(&quot;/G&quot;;[.B29];&quot;.&quot;;[.D29];&quot;.&quot;;[.F29])); IF([.G29]=&quot;&quot;;&quot;&quot;;CONCATENATE(&quot;/R&quot;;[.G29])); IF([.H29]=&quot;&quot;;&quot;&quot;;CONCATENATE(&quot;/G&quot;;[.B29];&quot;.&quot;;[.D29];&quot;.&quot;;[.F29];&quot;.&quot;;[.H29])); IF([.I29]=&quot;&quot;;&quot;&quot;;CONCATENATE(&quot;/R&quot;;[.I29]));IF([.J29]=&quot;&quot;;&quot;&quot;;CONCATENATE(&quot;/G&quot;;[.B29];&quot;.&quot;;[.D29];&quot;.&quot;;[.F29];&quot;.&quot;;[.H29]; &quot;.&quot;;[.J29])); IF([.K29]=&quot;&quot;;&quot;&quot;;CONCATENATE(&quot;/R&quot;;[.K29])))" table:style-name="ce22">
            <text:p>C8/G1/R1</text:p>
          </table:table-cell>
          <table:table-cell office:value-type="string" table:style-name="ce22">
            <text:p>CRITERION.EXCLUSION.CONTRIBUTIONS.PAYMENT_OF_SOCIAL_SECURITY</text:p>
          </table:table-cell>
          <table:table-cell office:value-type="string" table:style-name="ce22">
            <text:p>974c8196-9d1c-419c-9ca9-45bb9f5fd59a</text:p>
          </table:table-cell>
          <table:table-cell office:value-type="string" table:style-name="ce22">
            <text:p>Your answer?</text:p>
          </table:table-cell>
          <table:table-cell table:style-name="ce22"/>
          <table:table-cell table:style-name="ce24"/>
          <table:table-cell table:number-columns-repeated="16367" table:style-name="ce22"/>
        </table:table-row>
        <table:table-row table:style-name="ro1">
          <table:table-cell office:value-type="float" office:value="8" table:style-name="ce21">
            <text:p>8</text:p>
          </table:table-cell>
          <table:table-cell office:value-type="float" office:value="1" table:style-name="ce22">
            <text:p>1</text:p>
          </table:table-cell>
          <table:table-cell table:style-name="ce22"/>
          <table:table-cell office:value-type="float" office:value="1" table:style-name="ce22">
            <text:p>1</text:p>
          </table:table-cell>
          <table:table-cell table:number-columns-repeated="7" table:style-name="ce22"/>
          <table:table-cell office:value-type="string" office:string-value="C8/G1/G1.1" table:formula="of:=CONCATENATE(IF([.A30]=&quot;&quot;;&quot;&quot;;CONCATENATE(&quot;C&quot;; [.A30]));IF([.B30]=&quot;&quot;;&quot;&quot;;CONCATENATE(&quot;/G&quot;;[.B30]));IF([.C30]=&quot;&quot;;&quot;&quot;;CONCATENATE(&quot;/R&quot;;[.C30])); IF([.D30]=&quot;&quot;;&quot;&quot;;CONCATENATE(&quot;/G&quot;;[.B30];&quot;.&quot;;[.D30])); IF([.E30]=&quot;&quot;;&quot;&quot;;CONCATENATE(&quot;/R&quot;;[.E30])); IF([.F30]=&quot;&quot;;&quot;&quot;;CONCATENATE(&quot;/G&quot;;[.B30];&quot;.&quot;;[.D30];&quot;.&quot;;[.F30])); IF([.G30]=&quot;&quot;;&quot;&quot;;CONCATENATE(&quot;/R&quot;;[.G30])); IF([.H30]=&quot;&quot;;&quot;&quot;;CONCATENATE(&quot;/G&quot;;[.B30];&quot;.&quot;;[.D30];&quot;.&quot;;[.F30];&quot;.&quot;;[.H30])); IF([.I30]=&quot;&quot;;&quot;&quot;;CONCATENATE(&quot;/R&quot;;[.I30]));IF([.J30]=&quot;&quot;;&quot;&quot;;CONCATENATE(&quot;/G&quot;;[.B30];&quot;.&quot;;[.D30];&quot;.&quot;;[.F30];&quot;.&quot;;[.H30]; &quot;.&quot;;[.J30])); IF([.K30]=&quot;&quot;;&quot;&quot;;CONCATENATE(&quot;/R&quot;;[.K30])))" table:style-name="ce22">
            <text:p>C8/G1/G1.1</text:p>
          </table:table-cell>
          <table:table-cell office:value-type="string" table:style-name="ce22">
            <text:p>CRITERION.EXCLUSION.CONTRIBUTIONS.PAYMENT_OF_SOCIAL_SECURITY</text:p>
          </table:table-cell>
          <table:table-cell office:value-type="string" table:style-name="ce22">
            <text:p>f8499787-f9f8-4355-95e2-9784426f4d7b</text:p>
          </table:table-cell>
          <table:table-cell table:style-name="ce22"/>
          <table:table-cell office:value-type="string" table:style-name="ce22">
            <text:p>GROUP_FULFILLED.ON_TRUE</text:p>
          </table:table-cell>
          <table:table-cell table:style-name="ce24"/>
          <table:table-cell table:number-columns-repeated="16367" table:style-name="ce22"/>
        </table:table-row>
        <table:table-row table:style-name="ro1">
          <table:table-cell office:value-type="float" office:value="8" table:style-name="ce21">
            <text:p>8</text:p>
          </table:table-cell>
          <table:table-cell office:value-type="float" office:value="1" table:style-name="ce22">
            <text:p>1</text:p>
          </table:table-cell>
          <table:table-cell table:style-name="ce22"/>
          <table:table-cell office:value-type="float" office:value="1" table:style-name="ce22">
            <text:p>1</text:p>
          </table:table-cell>
          <table:table-cell office:value-type="float" office:value="1" table:style-name="ce22">
            <text:p>1</text:p>
          </table:table-cell>
          <table:table-cell table:number-columns-repeated="6" table:style-name="ce22"/>
          <table:table-cell office:value-type="string" office:string-value="C8/G1/G1.1/R1" table:formula="of:=CONCATENATE(IF([.A31]=&quot;&quot;;&quot;&quot;;CONCATENATE(&quot;C&quot;; [.A31]));IF([.B31]=&quot;&quot;;&quot;&quot;;CONCATENATE(&quot;/G&quot;;[.B31]));IF([.C31]=&quot;&quot;;&quot;&quot;;CONCATENATE(&quot;/R&quot;;[.C31])); IF([.D31]=&quot;&quot;;&quot;&quot;;CONCATENATE(&quot;/G&quot;;[.B31];&quot;.&quot;;[.D31])); IF([.E31]=&quot;&quot;;&quot;&quot;;CONCATENATE(&quot;/R&quot;;[.E31])); IF([.F31]=&quot;&quot;;&quot;&quot;;CONCATENATE(&quot;/G&quot;;[.B31];&quot;.&quot;;[.D31];&quot;.&quot;;[.F31])); IF([.G31]=&quot;&quot;;&quot;&quot;;CONCATENATE(&quot;/R&quot;;[.G31])); IF([.H31]=&quot;&quot;;&quot;&quot;;CONCATENATE(&quot;/G&quot;;[.B31];&quot;.&quot;;[.D31];&quot;.&quot;;[.F31];&quot;.&quot;;[.H31])); IF([.I31]=&quot;&quot;;&quot;&quot;;CONCATENATE(&quot;/R&quot;;[.I31]));IF([.J31]=&quot;&quot;;&quot;&quot;;CONCATENATE(&quot;/G&quot;;[.B31];&quot;.&quot;;[.D31];&quot;.&quot;;[.F31];&quot;.&quot;;[.H31]; &quot;.&quot;;[.J31])); IF([.K31]=&quot;&quot;;&quot;&quot;;CONCATENATE(&quot;/R&quot;;[.K31])))" table:style-name="ce22">
            <text:p>C8/G1/G1.1/R1</text:p>
          </table:table-cell>
          <table:table-cell office:value-type="string" table:style-name="ce22">
            <text:p>CRITERION.EXCLUSION.CONTRIBUTIONS.PAYMENT_OF_SOCIAL_SECURITY</text:p>
          </table:table-cell>
          <table:table-cell office:value-type="string" table:style-name="ce22">
            <text:p>6c87d3d4-e8eb-4253-b385-6373020ab886</text:p>
          </table:table-cell>
          <table:table-cell office:value-type="string" table:style-name="ce22">
            <text:p>Country or member state concerned</text:p>
          </table:table-cell>
          <table:table-cell table:style-name="ce22"/>
          <table:table-cell table:style-name="ce24"/>
          <table:table-cell table:number-columns-repeated="16367" table:style-name="ce22"/>
        </table:table-row>
        <table:table-row table:style-name="ro1">
          <table:table-cell office:value-type="float" office:value="8" table:style-name="ce21">
            <text:p>8</text:p>
          </table:table-cell>
          <table:table-cell office:value-type="float" office:value="1" table:style-name="ce22">
            <text:p>1</text:p>
          </table:table-cell>
          <table:table-cell table:style-name="ce22"/>
          <table:table-cell office:value-type="float" office:value="1" table:style-name="ce22">
            <text:p>1</text:p>
          </table:table-cell>
          <table:table-cell office:value-type="float" office:value="2" table:style-name="ce22">
            <text:p>2</text:p>
          </table:table-cell>
          <table:table-cell table:number-columns-repeated="6" table:style-name="ce22"/>
          <table:table-cell office:value-type="string" office:string-value="C8/G1/G1.1/R2" table:formula="of:=CONCATENATE(IF([.A32]=&quot;&quot;;&quot;&quot;;CONCATENATE(&quot;C&quot;; [.A32]));IF([.B32]=&quot;&quot;;&quot;&quot;;CONCATENATE(&quot;/G&quot;;[.B32]));IF([.C32]=&quot;&quot;;&quot;&quot;;CONCATENATE(&quot;/R&quot;;[.C32])); IF([.D32]=&quot;&quot;;&quot;&quot;;CONCATENATE(&quot;/G&quot;;[.B32];&quot;.&quot;;[.D32])); IF([.E32]=&quot;&quot;;&quot;&quot;;CONCATENATE(&quot;/R&quot;;[.E32])); IF([.F32]=&quot;&quot;;&quot;&quot;;CONCATENATE(&quot;/G&quot;;[.B32];&quot;.&quot;;[.D32];&quot;.&quot;;[.F32])); IF([.G32]=&quot;&quot;;&quot;&quot;;CONCATENATE(&quot;/R&quot;;[.G32])); IF([.H32]=&quot;&quot;;&quot;&quot;;CONCATENATE(&quot;/G&quot;;[.B32];&quot;.&quot;;[.D32];&quot;.&quot;;[.F32];&quot;.&quot;;[.H32])); IF([.I32]=&quot;&quot;;&quot;&quot;;CONCATENATE(&quot;/R&quot;;[.I32]));IF([.J32]=&quot;&quot;;&quot;&quot;;CONCATENATE(&quot;/G&quot;;[.B32];&quot;.&quot;;[.D32];&quot;.&quot;;[.F32];&quot;.&quot;;[.H32]; &quot;.&quot;;[.J32])); IF([.K32]=&quot;&quot;;&quot;&quot;;CONCATENATE(&quot;/R&quot;;[.K32])))" table:style-name="ce22">
            <text:p>C8/G1/G1.1/R2</text:p>
          </table:table-cell>
          <table:table-cell office:value-type="string" table:style-name="ce22">
            <text:p>CRITERION.EXCLUSION.CONTRIBUTIONS.PAYMENT_OF_SOCIAL_SECURITY</text:p>
          </table:table-cell>
          <table:table-cell office:value-type="string" table:style-name="ce22">
            <text:p>9052cc59-cfe5-41c6-a314-02a7f378ffe8</text:p>
          </table:table-cell>
          <table:table-cell office:value-type="string" table:style-name="ce22">
            <text:p>Amount concerned</text:p>
          </table:table-cell>
          <table:table-cell table:style-name="ce22"/>
          <table:table-cell table:style-name="ce24"/>
          <table:table-cell table:number-columns-repeated="16367" table:style-name="ce22"/>
        </table:table-row>
        <table:table-row table:style-name="ro1">
          <table:table-cell office:value-type="float" office:value="8" table:style-name="ce21">
            <text:p>8</text:p>
          </table:table-cell>
          <table:table-cell office:value-type="float" office:value="1" table:style-name="ce22">
            <text:p>1</text:p>
          </table:table-cell>
          <table:table-cell table:style-name="ce22"/>
          <table:table-cell office:value-type="float" office:value="1" table:style-name="ce22">
            <text:p>1</text:p>
          </table:table-cell>
          <table:table-cell table:style-name="ce22"/>
          <table:table-cell office:value-type="float" office:value="1" table:style-name="ce22">
            <text:p>1</text:p>
          </table:table-cell>
          <table:table-cell table:number-columns-repeated="5" table:style-name="ce22"/>
          <table:table-cell office:value-type="string" office:string-value="C8/G1/G1.1/G1.1.1" table:formula="of:=CONCATENATE(IF([.A33]=&quot;&quot;;&quot;&quot;;CONCATENATE(&quot;C&quot;; [.A33]));IF([.B33]=&quot;&quot;;&quot;&quot;;CONCATENATE(&quot;/G&quot;;[.B33]));IF([.C33]=&quot;&quot;;&quot;&quot;;CONCATENATE(&quot;/R&quot;;[.C33])); IF([.D33]=&quot;&quot;;&quot;&quot;;CONCATENATE(&quot;/G&quot;;[.B33];&quot;.&quot;;[.D33])); IF([.E33]=&quot;&quot;;&quot;&quot;;CONCATENATE(&quot;/R&quot;;[.E33])); IF([.F33]=&quot;&quot;;&quot;&quot;;CONCATENATE(&quot;/G&quot;;[.B33];&quot;.&quot;;[.D33];&quot;.&quot;;[.F33])); IF([.G33]=&quot;&quot;;&quot;&quot;;CONCATENATE(&quot;/R&quot;;[.G33])); IF([.H33]=&quot;&quot;;&quot;&quot;;CONCATENATE(&quot;/G&quot;;[.B33];&quot;.&quot;;[.D33];&quot;.&quot;;[.F33];&quot;.&quot;;[.H33])); IF([.I33]=&quot;&quot;;&quot;&quot;;CONCATENATE(&quot;/R&quot;;[.I33]));IF([.J33]=&quot;&quot;;&quot;&quot;;CONCATENATE(&quot;/G&quot;;[.B33];&quot;.&quot;;[.D33];&quot;.&quot;;[.F33];&quot;.&quot;;[.H33]; &quot;.&quot;;[.J33])); IF([.K33]=&quot;&quot;;&quot;&quot;;CONCATENATE(&quot;/R&quot;;[.K33])))" table:style-name="ce22">
            <text:p>C8/G1/G1.1/G1.1.1</text:p>
          </table:table-cell>
          <table:table-cell office:value-type="string" table:style-name="ce22">
            <text:p>CRITERION.EXCLUSION.CONTRIBUTIONS.PAYMENT_OF_SOCIAL_SECURITY</text:p>
          </table:table-cell>
          <table:table-cell office:value-type="string" table:style-name="ce22">
            <text:p>7c2aec9f-4876-4c33-89e6-2ab6d6cf5d02</text:p>
          </table:table-cell>
          <table:table-cell table:number-columns-repeated="2" table:style-name="ce22"/>
          <table:table-cell table:style-name="ce24"/>
          <table:table-cell table:number-columns-repeated="16367" table:style-name="ce22"/>
        </table:table-row>
        <table:table-row table:style-name="ro1">
          <table:table-cell office:value-type="float" office:value="8" table:style-name="ce21">
            <text:p>8</text:p>
          </table:table-cell>
          <table:table-cell office:value-type="float" office:value="1" table:style-name="ce22">
            <text:p>1</text:p>
          </table:table-cell>
          <table:table-cell table:style-name="ce22"/>
          <table:table-cell office:value-type="float" office:value="1" table:style-name="ce22">
            <text:p>1</text:p>
          </table:table-cell>
          <table:table-cell table:style-name="ce22"/>
          <table:table-cell office:value-type="float" office:value="1" table:style-name="ce22">
            <text:p>1</text:p>
          </table:table-cell>
          <table:table-cell office:value-type="float" office:value="1" table:style-name="ce22">
            <text:p>1</text:p>
          </table:table-cell>
          <table:table-cell table:number-columns-repeated="4" table:style-name="ce22"/>
          <table:table-cell office:value-type="string" office:string-value="C8/G1/G1.1/G1.1.1/R1" table:formula="of:=CONCATENATE(IF([.A34]=&quot;&quot;;&quot;&quot;;CONCATENATE(&quot;C&quot;; [.A34]));IF([.B34]=&quot;&quot;;&quot;&quot;;CONCATENATE(&quot;/G&quot;;[.B34]));IF([.C34]=&quot;&quot;;&quot;&quot;;CONCATENATE(&quot;/R&quot;;[.C34])); IF([.D34]=&quot;&quot;;&quot;&quot;;CONCATENATE(&quot;/G&quot;;[.B34];&quot;.&quot;;[.D34])); IF([.E34]=&quot;&quot;;&quot;&quot;;CONCATENATE(&quot;/R&quot;;[.E34])); IF([.F34]=&quot;&quot;;&quot;&quot;;CONCATENATE(&quot;/G&quot;;[.B34];&quot;.&quot;;[.D34];&quot;.&quot;;[.F34])); IF([.G34]=&quot;&quot;;&quot;&quot;;CONCATENATE(&quot;/R&quot;;[.G34])); IF([.H34]=&quot;&quot;;&quot;&quot;;CONCATENATE(&quot;/G&quot;;[.B34];&quot;.&quot;;[.D34];&quot;.&quot;;[.F34];&quot;.&quot;;[.H34])); IF([.I34]=&quot;&quot;;&quot;&quot;;CONCATENATE(&quot;/R&quot;;[.I34]));IF([.J34]=&quot;&quot;;&quot;&quot;;CONCATENATE(&quot;/G&quot;;[.B34];&quot;.&quot;;[.D34];&quot;.&quot;;[.F34];&quot;.&quot;;[.H34]; &quot;.&quot;;[.J34])); IF([.K34]=&quot;&quot;;&quot;&quot;;CONCATENATE(&quot;/R&quot;;[.K34])))" table:style-name="ce22">
            <text:p>C8/G1/G1.1/G1.1.1/R1</text:p>
          </table:table-cell>
          <table:table-cell office:value-type="string" table:style-name="ce22">
            <text:p>CRITERION.EXCLUSION.CONTRIBUTIONS.PAYMENT_OF_SOCIAL_SECURITY</text:p>
          </table:table-cell>
          <table:table-cell office:value-type="string" table:style-name="ce22">
            <text:p>9b4497e6-a166-46f9-8581-7fc39ff975c4</text:p>
          </table:table-cell>
          <table:table-cell office:value-type="string" table:style-name="ce22">
            <text:p>Has this breach of obligations been established by means other than a judicial or administrative decision?</text:p>
          </table:table-cell>
          <table:table-cell table:style-name="ce22"/>
          <table:table-cell table:style-name="ce24"/>
          <table:table-cell table:number-columns-repeated="16367" table:style-name="ce22"/>
        </table:table-row>
        <table:table-row table:style-name="ro1">
          <table:table-cell office:value-type="float" office:value="8" table:style-name="ce21">
            <text:p>8</text:p>
          </table:table-cell>
          <table:table-cell office:value-type="float" office:value="1" table:style-name="ce22">
            <text:p>1</text:p>
          </table:table-cell>
          <table:table-cell table:style-name="ce22"/>
          <table:table-cell office:value-type="float" office:value="1" table:style-name="ce22">
            <text:p>1</text:p>
          </table:table-cell>
          <table:table-cell table:style-name="ce22"/>
          <table:table-cell office:value-type="float" office:value="1" table:style-name="ce22">
            <text:p>1</text:p>
          </table:table-cell>
          <table:table-cell table:style-name="ce22"/>
          <table:table-cell office:value-type="float" office:value="1" table:style-name="ce22">
            <text:p>1</text:p>
          </table:table-cell>
          <table:table-cell table:number-columns-repeated="3" table:style-name="ce22"/>
          <table:table-cell office:value-type="string" office:string-value="C8/G1/G1.1/G1.1.1/G1.1.1.1" table:formula="of:=CONCATENATE(IF([.A35]=&quot;&quot;;&quot;&quot;;CONCATENATE(&quot;C&quot;; [.A35]));IF([.B35]=&quot;&quot;;&quot;&quot;;CONCATENATE(&quot;/G&quot;;[.B35]));IF([.C35]=&quot;&quot;;&quot;&quot;;CONCATENATE(&quot;/R&quot;;[.C35])); IF([.D35]=&quot;&quot;;&quot;&quot;;CONCATENATE(&quot;/G&quot;;[.B35];&quot;.&quot;;[.D35])); IF([.E35]=&quot;&quot;;&quot;&quot;;CONCATENATE(&quot;/R&quot;;[.E35])); IF([.F35]=&quot;&quot;;&quot;&quot;;CONCATENATE(&quot;/G&quot;;[.B35];&quot;.&quot;;[.D35];&quot;.&quot;;[.F35])); IF([.G35]=&quot;&quot;;&quot;&quot;;CONCATENATE(&quot;/R&quot;;[.G35])); IF([.H35]=&quot;&quot;;&quot;&quot;;CONCATENATE(&quot;/G&quot;;[.B35];&quot;.&quot;;[.D35];&quot;.&quot;;[.F35];&quot;.&quot;;[.H35])); IF([.I35]=&quot;&quot;;&quot;&quot;;CONCATENATE(&quot;/R&quot;;[.I35]));IF([.J35]=&quot;&quot;;&quot;&quot;;CONCATENATE(&quot;/G&quot;;[.B35];&quot;.&quot;;[.D35];&quot;.&quot;;[.F35];&quot;.&quot;;[.H35]; &quot;.&quot;;[.J35])); IF([.K35]=&quot;&quot;;&quot;&quot;;CONCATENATE(&quot;/R&quot;;[.K35])))" table:style-name="ce22">
            <text:p>C8/G1/G1.1/G1.1.1/G1.1.1.1</text:p>
          </table:table-cell>
          <table:table-cell office:value-type="string" table:style-name="ce22">
            <text:p>CRITERION.EXCLUSION.CONTRIBUTIONS.PAYMENT_OF_SOCIAL_SECURITY</text:p>
          </table:table-cell>
          <table:table-cell office:value-type="string" table:style-name="ce22">
            <text:p>3cb7abf1-662a-4756-b61c-7bc716c1fafc</text:p>
          </table:table-cell>
          <table:table-cell table:style-name="ce22"/>
          <table:table-cell office:value-type="string" table:style-name="ce22">
            <text:p>GROUP_FULFILLED.ON_TRUE</text:p>
          </table:table-cell>
          <table:table-cell table:style-name="ce24"/>
          <table:table-cell table:number-columns-repeated="16367" table:style-name="ce22"/>
        </table:table-row>
        <table:table-row table:style-name="ro1">
          <table:table-cell office:value-type="float" office:value="8" table:style-name="ce21">
            <text:p>8</text:p>
          </table:table-cell>
          <table:table-cell office:value-type="float" office:value="1" table:style-name="ce22">
            <text:p>1</text:p>
          </table:table-cell>
          <table:table-cell table:style-name="ce22"/>
          <table:table-cell office:value-type="float" office:value="1" table:style-name="ce22">
            <text:p>1</text:p>
          </table:table-cell>
          <table:table-cell table:style-name="ce22"/>
          <table:table-cell office:value-type="float" office:value="1" table:style-name="ce22">
            <text:p>1</text:p>
          </table:table-cell>
          <table:table-cell table:style-name="ce22"/>
          <table:table-cell office:value-type="float" office:value="1" table:style-name="ce22">
            <text:p>1</text:p>
          </table:table-cell>
          <table:table-cell office:value-type="float" office:value="1" table:style-name="ce22">
            <text:p>1</text:p>
          </table:table-cell>
          <table:table-cell table:number-columns-repeated="2" table:style-name="ce22"/>
          <table:table-cell office:value-type="string" office:string-value="C8/G1/G1.1/G1.1.1/G1.1.1.1/R1" table:formula="of:=CONCATENATE(IF([.A36]=&quot;&quot;;&quot;&quot;;CONCATENATE(&quot;C&quot;; [.A36]));IF([.B36]=&quot;&quot;;&quot;&quot;;CONCATENATE(&quot;/G&quot;;[.B36]));IF([.C36]=&quot;&quot;;&quot;&quot;;CONCATENATE(&quot;/R&quot;;[.C36])); IF([.D36]=&quot;&quot;;&quot;&quot;;CONCATENATE(&quot;/G&quot;;[.B36];&quot;.&quot;;[.D36])); IF([.E36]=&quot;&quot;;&quot;&quot;;CONCATENATE(&quot;/R&quot;;[.E36])); IF([.F36]=&quot;&quot;;&quot;&quot;;CONCATENATE(&quot;/G&quot;;[.B36];&quot;.&quot;;[.D36];&quot;.&quot;;[.F36])); IF([.G36]=&quot;&quot;;&quot;&quot;;CONCATENATE(&quot;/R&quot;;[.G36])); IF([.H36]=&quot;&quot;;&quot;&quot;;CONCATENATE(&quot;/G&quot;;[.B36];&quot;.&quot;;[.D36];&quot;.&quot;;[.F36];&quot;.&quot;;[.H36])); IF([.I36]=&quot;&quot;;&quot;&quot;;CONCATENATE(&quot;/R&quot;;[.I36]));IF([.J36]=&quot;&quot;;&quot;&quot;;CONCATENATE(&quot;/G&quot;;[.B36];&quot;.&quot;;[.D36];&quot;.&quot;;[.F36];&quot;.&quot;;[.H36]; &quot;.&quot;;[.J36])); IF([.K36]=&quot;&quot;;&quot;&quot;;CONCATENATE(&quot;/R&quot;;[.K36])))" table:style-name="ce22">
            <text:p>C8/G1/G1.1/G1.1.1/G1.1.1.1/R1</text:p>
          </table:table-cell>
          <table:table-cell office:value-type="string" table:style-name="ce22">
            <text:p>CRITERION.EXCLUSION.CONTRIBUTIONS.PAYMENT_OF_SOCIAL_SECURITY</text:p>
          </table:table-cell>
          <table:table-cell office:value-type="string" table:style-name="ce22">
            <text:p>201f11c3-1fa2-4464-acc0-f021266fd881</text:p>
          </table:table-cell>
          <table:table-cell office:value-type="string" table:style-name="ce22">
            <text:p>Please describe which means were used</text:p>
          </table:table-cell>
          <table:table-cell table:style-name="ce22"/>
          <table:table-cell table:style-name="ce24"/>
          <table:table-cell table:number-columns-repeated="16367" table:style-name="ce22"/>
        </table:table-row>
        <table:table-row table:style-name="ro1">
          <table:table-cell office:value-type="float" office:value="8" table:style-name="ce21">
            <text:p>8</text:p>
          </table:table-cell>
          <table:table-cell office:value-type="float" office:value="1" table:style-name="ce22">
            <text:p>1</text:p>
          </table:table-cell>
          <table:table-cell table:style-name="ce22"/>
          <table:table-cell office:value-type="float" office:value="1" table:style-name="ce22">
            <text:p>1</text:p>
          </table:table-cell>
          <table:table-cell table:style-name="ce22"/>
          <table:table-cell office:value-type="float" office:value="2" table:style-name="ce22">
            <text:p>2</text:p>
          </table:table-cell>
          <table:table-cell table:number-columns-repeated="5" table:style-name="ce22"/>
          <table:table-cell office:value-type="string" office:string-value="C8/G1/G1.1/G1.1.2" table:formula="of:=CONCATENATE(IF([.A37]=&quot;&quot;;&quot;&quot;;CONCATENATE(&quot;C&quot;; [.A37]));IF([.B37]=&quot;&quot;;&quot;&quot;;CONCATENATE(&quot;/G&quot;;[.B37]));IF([.C37]=&quot;&quot;;&quot;&quot;;CONCATENATE(&quot;/R&quot;;[.C37])); IF([.D37]=&quot;&quot;;&quot;&quot;;CONCATENATE(&quot;/G&quot;;[.B37];&quot;.&quot;;[.D37])); IF([.E37]=&quot;&quot;;&quot;&quot;;CONCATENATE(&quot;/R&quot;;[.E37])); IF([.F37]=&quot;&quot;;&quot;&quot;;CONCATENATE(&quot;/G&quot;;[.B37];&quot;.&quot;;[.D37];&quot;.&quot;;[.F37])); IF([.G37]=&quot;&quot;;&quot;&quot;;CONCATENATE(&quot;/R&quot;;[.G37])); IF([.H37]=&quot;&quot;;&quot;&quot;;CONCATENATE(&quot;/G&quot;;[.B37];&quot;.&quot;;[.D37];&quot;.&quot;;[.F37];&quot;.&quot;;[.H37])); IF([.I37]=&quot;&quot;;&quot;&quot;;CONCATENATE(&quot;/R&quot;;[.I37]));IF([.J37]=&quot;&quot;;&quot;&quot;;CONCATENATE(&quot;/G&quot;;[.B37];&quot;.&quot;;[.D37];&quot;.&quot;;[.F37];&quot;.&quot;;[.H37]; &quot;.&quot;;[.J37])); IF([.K37]=&quot;&quot;;&quot;&quot;;CONCATENATE(&quot;/R&quot;;[.K37])))" table:style-name="ce22">
            <text:p>C8/G1/G1.1/G1.1.2</text:p>
          </table:table-cell>
          <table:table-cell office:value-type="string" table:style-name="ce22">
            <text:p>CRITERION.EXCLUSION.CONTRIBUTIONS.PAYMENT_OF_SOCIAL_SECURITY</text:p>
          </table:table-cell>
          <table:table-cell office:value-type="string" table:style-name="ce22">
            <text:p>c882afa4-6971-4b00-8970-0c283eb122cc</text:p>
          </table:table-cell>
          <table:table-cell table:number-columns-repeated="2" table:style-name="ce22"/>
          <table:table-cell table:style-name="ce24"/>
          <table:table-cell table:number-columns-repeated="16367" table:style-name="ce22"/>
        </table:table-row>
        <table:table-row table:style-name="ro1">
          <table:table-cell office:value-type="float" office:value="8" table:style-name="ce21">
            <text:p>8</text:p>
          </table:table-cell>
          <table:table-cell office:value-type="float" office:value="1" table:style-name="ce22">
            <text:p>1</text:p>
          </table:table-cell>
          <table:table-cell table:style-name="ce22"/>
          <table:table-cell office:value-type="float" office:value="1" table:style-name="ce22">
            <text:p>1</text:p>
          </table:table-cell>
          <table:table-cell table:style-name="ce22"/>
          <table:table-cell office:value-type="float" office:value="2" table:style-name="ce22">
            <text:p>2</text:p>
          </table:table-cell>
          <table:table-cell office:value-type="float" office:value="1" table:style-name="ce22">
            <text:p>1</text:p>
          </table:table-cell>
          <table:table-cell table:number-columns-repeated="4" table:style-name="ce22"/>
          <table:table-cell office:value-type="string" office:string-value="C8/G1/G1.1/G1.1.2/R1" table:formula="of:=CONCATENATE(IF([.A38]=&quot;&quot;;&quot;&quot;;CONCATENATE(&quot;C&quot;; [.A38]));IF([.B38]=&quot;&quot;;&quot;&quot;;CONCATENATE(&quot;/G&quot;;[.B38]));IF([.C38]=&quot;&quot;;&quot;&quot;;CONCATENATE(&quot;/R&quot;;[.C38])); IF([.D38]=&quot;&quot;;&quot;&quot;;CONCATENATE(&quot;/G&quot;;[.B38];&quot;.&quot;;[.D38])); IF([.E38]=&quot;&quot;;&quot;&quot;;CONCATENATE(&quot;/R&quot;;[.E38])); IF([.F38]=&quot;&quot;;&quot;&quot;;CONCATENATE(&quot;/G&quot;;[.B38];&quot;.&quot;;[.D38];&quot;.&quot;;[.F38])); IF([.G38]=&quot;&quot;;&quot;&quot;;CONCATENATE(&quot;/R&quot;;[.G38])); IF([.H38]=&quot;&quot;;&quot;&quot;;CONCATENATE(&quot;/G&quot;;[.B38];&quot;.&quot;;[.D38];&quot;.&quot;;[.F38];&quot;.&quot;;[.H38])); IF([.I38]=&quot;&quot;;&quot;&quot;;CONCATENATE(&quot;/R&quot;;[.I38]));IF([.J38]=&quot;&quot;;&quot;&quot;;CONCATENATE(&quot;/G&quot;;[.B38];&quot;.&quot;;[.D38];&quot;.&quot;;[.F38];&quot;.&quot;;[.H38]; &quot;.&quot;;[.J38])); IF([.K38]=&quot;&quot;;&quot;&quot;;CONCATENATE(&quot;/R&quot;;[.K38])))" table:style-name="ce22">
            <text:p>C8/G1/G1.1/G1.1.2/R1</text:p>
          </table:table-cell>
          <table:table-cell office:value-type="string" table:style-name="ce22">
            <text:p>CRITERION.EXCLUSION.CONTRIBUTIONS.PAYMENT_OF_SOCIAL_SECURITY</text:p>
          </table:table-cell>
          <table:table-cell office:value-type="string" table:style-name="ce22">
            <text:p>08b0c984-c5e6-4143-8493-868c39745637</text:p>
          </table:table-cell>
          <table:table-cell office:value-type="string" table:style-name="ce22">
            <text:p>If this breach of obligations was established through a judicial or administrative decision, was this decision final and binding?</text:p>
          </table:table-cell>
          <table:table-cell table:style-name="ce22"/>
          <table:table-cell table:style-name="ce24"/>
          <table:table-cell table:number-columns-repeated="16367" table:style-name="ce22"/>
        </table:table-row>
        <table:table-row table:style-name="ro1">
          <table:table-cell office:value-type="float" office:value="8" table:style-name="ce21">
            <text:p>8</text:p>
          </table:table-cell>
          <table:table-cell office:value-type="float" office:value="1" table:style-name="ce22">
            <text:p>1</text:p>
          </table:table-cell>
          <table:table-cell table:style-name="ce22"/>
          <table:table-cell office:value-type="float" office:value="1" table:style-name="ce22">
            <text:p>1</text:p>
          </table:table-cell>
          <table:table-cell table:style-name="ce22"/>
          <table:table-cell office:value-type="float" office:value="2" table:style-name="ce22">
            <text:p>2</text:p>
          </table:table-cell>
          <table:table-cell table:style-name="ce22"/>
          <table:table-cell office:value-type="float" office:value="1" table:style-name="ce22">
            <text:p>1</text:p>
          </table:table-cell>
          <table:table-cell table:number-columns-repeated="3" table:style-name="ce22"/>
          <table:table-cell office:value-type="string" office:string-value="C8/G1/G1.1/G1.1.2/G1.1.2.1" table:formula="of:=CONCATENATE(IF([.A39]=&quot;&quot;;&quot;&quot;;CONCATENATE(&quot;C&quot;; [.A39]));IF([.B39]=&quot;&quot;;&quot;&quot;;CONCATENATE(&quot;/G&quot;;[.B39]));IF([.C39]=&quot;&quot;;&quot;&quot;;CONCATENATE(&quot;/R&quot;;[.C39])); IF([.D39]=&quot;&quot;;&quot;&quot;;CONCATENATE(&quot;/G&quot;;[.B39];&quot;.&quot;;[.D39])); IF([.E39]=&quot;&quot;;&quot;&quot;;CONCATENATE(&quot;/R&quot;;[.E39])); IF([.F39]=&quot;&quot;;&quot;&quot;;CONCATENATE(&quot;/G&quot;;[.B39];&quot;.&quot;;[.D39];&quot;.&quot;;[.F39])); IF([.G39]=&quot;&quot;;&quot;&quot;;CONCATENATE(&quot;/R&quot;;[.G39])); IF([.H39]=&quot;&quot;;&quot;&quot;;CONCATENATE(&quot;/G&quot;;[.B39];&quot;.&quot;;[.D39];&quot;.&quot;;[.F39];&quot;.&quot;;[.H39])); IF([.I39]=&quot;&quot;;&quot;&quot;;CONCATENATE(&quot;/R&quot;;[.I39]));IF([.J39]=&quot;&quot;;&quot;&quot;;CONCATENATE(&quot;/G&quot;;[.B39];&quot;.&quot;;[.D39];&quot;.&quot;;[.F39];&quot;.&quot;;[.H39]; &quot;.&quot;;[.J39])); IF([.K39]=&quot;&quot;;&quot;&quot;;CONCATENATE(&quot;/R&quot;;[.K39])))" table:style-name="ce22">
            <text:p>C8/G1/G1.1/G1.1.2/G1.1.2.1</text:p>
          </table:table-cell>
          <table:table-cell office:value-type="string" table:style-name="ce22">
            <text:p>CRITERION.EXCLUSION.CONTRIBUTIONS.PAYMENT_OF_SOCIAL_SECURITY</text:p>
          </table:table-cell>
          <table:table-cell office:value-type="string" table:style-name="ce22">
            <text:p>815422d6-f8a1-418a-8bf0-3524f7c8f721</text:p>
          </table:table-cell>
          <table:table-cell table:style-name="ce22"/>
          <table:table-cell office:value-type="string" table:style-name="ce22">
            <text:p>GROUP_FULFILLED.ON_TRUE</text:p>
          </table:table-cell>
          <table:table-cell table:style-name="ce24"/>
          <table:table-cell table:number-columns-repeated="16367" table:style-name="ce22"/>
        </table:table-row>
        <table:table-row table:style-name="ro1">
          <table:table-cell office:value-type="float" office:value="8" table:style-name="ce21">
            <text:p>8</text:p>
          </table:table-cell>
          <table:table-cell office:value-type="float" office:value="1" table:style-name="ce22">
            <text:p>1</text:p>
          </table:table-cell>
          <table:table-cell table:style-name="ce22"/>
          <table:table-cell office:value-type="float" office:value="1" table:style-name="ce22">
            <text:p>1</text:p>
          </table:table-cell>
          <table:table-cell table:style-name="ce22"/>
          <table:table-cell office:value-type="float" office:value="2" table:style-name="ce22">
            <text:p>2</text:p>
          </table:table-cell>
          <table:table-cell table:style-name="ce22"/>
          <table:table-cell office:value-type="float" office:value="1" table:style-name="ce22">
            <text:p>1</text:p>
          </table:table-cell>
          <table:table-cell office:value-type="float" office:value="1" table:style-name="ce22">
            <text:p>1</text:p>
          </table:table-cell>
          <table:table-cell table:number-columns-repeated="2" table:style-name="ce22"/>
          <table:table-cell office:value-type="string" office:string-value="C8/G1/G1.1/G1.1.2/G1.1.2.1/R1" table:formula="of:=CONCATENATE(IF([.A40]=&quot;&quot;;&quot;&quot;;CONCATENATE(&quot;C&quot;; [.A40]));IF([.B40]=&quot;&quot;;&quot;&quot;;CONCATENATE(&quot;/G&quot;;[.B40]));IF([.C40]=&quot;&quot;;&quot;&quot;;CONCATENATE(&quot;/R&quot;;[.C40])); IF([.D40]=&quot;&quot;;&quot;&quot;;CONCATENATE(&quot;/G&quot;;[.B40];&quot;.&quot;;[.D40])); IF([.E40]=&quot;&quot;;&quot;&quot;;CONCATENATE(&quot;/R&quot;;[.E40])); IF([.F40]=&quot;&quot;;&quot;&quot;;CONCATENATE(&quot;/G&quot;;[.B40];&quot;.&quot;;[.D40];&quot;.&quot;;[.F40])); IF([.G40]=&quot;&quot;;&quot;&quot;;CONCATENATE(&quot;/R&quot;;[.G40])); IF([.H40]=&quot;&quot;;&quot;&quot;;CONCATENATE(&quot;/G&quot;;[.B40];&quot;.&quot;;[.D40];&quot;.&quot;;[.F40];&quot;.&quot;;[.H40])); IF([.I40]=&quot;&quot;;&quot;&quot;;CONCATENATE(&quot;/R&quot;;[.I40]));IF([.J40]=&quot;&quot;;&quot;&quot;;CONCATENATE(&quot;/G&quot;;[.B40];&quot;.&quot;;[.D40];&quot;.&quot;;[.F40];&quot;.&quot;;[.H40]; &quot;.&quot;;[.J40])); IF([.K40]=&quot;&quot;;&quot;&quot;;CONCATENATE(&quot;/R&quot;;[.K40])))" table:style-name="ce22">
            <text:p>C8/G1/G1.1/G1.1.2/G1.1.2.1/R1</text:p>
          </table:table-cell>
          <table:table-cell office:value-type="string" table:style-name="ce22">
            <text:p>CRITERION.EXCLUSION.CONTRIBUTIONS.PAYMENT_OF_SOCIAL_SECURITY</text:p>
          </table:table-cell>
          <table:table-cell office:value-type="string" table:style-name="ce22">
            <text:p>ecf40999-7b64-4e10-b960-7f8ff8674cf6</text:p>
          </table:table-cell>
          <table:table-cell office:value-type="string" table:style-name="ce22">
            <text:p>Date of conviction</text:p>
          </table:table-cell>
          <table:table-cell table:style-name="ce22"/>
          <table:table-cell table:style-name="ce24"/>
          <table:table-cell table:number-columns-repeated="16367" table:style-name="ce22"/>
        </table:table-row>
        <table:table-row table:style-name="ro1">
          <table:table-cell office:value-type="float" office:value="8" table:style-name="ce21">
            <text:p>8</text:p>
          </table:table-cell>
          <table:table-cell office:value-type="float" office:value="1" table:style-name="ce22">
            <text:p>1</text:p>
          </table:table-cell>
          <table:table-cell table:style-name="ce22"/>
          <table:table-cell office:value-type="float" office:value="1" table:style-name="ce22">
            <text:p>1</text:p>
          </table:table-cell>
          <table:table-cell table:style-name="ce22"/>
          <table:table-cell office:value-type="float" office:value="2" table:style-name="ce22">
            <text:p>2</text:p>
          </table:table-cell>
          <table:table-cell table:style-name="ce22"/>
          <table:table-cell office:value-type="float" office:value="1" table:style-name="ce22">
            <text:p>1</text:p>
          </table:table-cell>
          <table:table-cell office:value-type="float" office:value="2" table:style-name="ce22">
            <text:p>2</text:p>
          </table:table-cell>
          <table:table-cell table:number-columns-repeated="2" table:style-name="ce22"/>
          <table:table-cell office:value-type="string" office:string-value="C8/G1/G1.1/G1.1.2/G1.1.2.1/R2" table:formula="of:=CONCATENATE(IF([.A41]=&quot;&quot;;&quot;&quot;;CONCATENATE(&quot;C&quot;; [.A41]));IF([.B41]=&quot;&quot;;&quot;&quot;;CONCATENATE(&quot;/G&quot;;[.B41]));IF([.C41]=&quot;&quot;;&quot;&quot;;CONCATENATE(&quot;/R&quot;;[.C41])); IF([.D41]=&quot;&quot;;&quot;&quot;;CONCATENATE(&quot;/G&quot;;[.B41];&quot;.&quot;;[.D41])); IF([.E41]=&quot;&quot;;&quot;&quot;;CONCATENATE(&quot;/R&quot;;[.E41])); IF([.F41]=&quot;&quot;;&quot;&quot;;CONCATENATE(&quot;/G&quot;;[.B41];&quot;.&quot;;[.D41];&quot;.&quot;;[.F41])); IF([.G41]=&quot;&quot;;&quot;&quot;;CONCATENATE(&quot;/R&quot;;[.G41])); IF([.H41]=&quot;&quot;;&quot;&quot;;CONCATENATE(&quot;/G&quot;;[.B41];&quot;.&quot;;[.D41];&quot;.&quot;;[.F41];&quot;.&quot;;[.H41])); IF([.I41]=&quot;&quot;;&quot;&quot;;CONCATENATE(&quot;/R&quot;;[.I41]));IF([.J41]=&quot;&quot;;&quot;&quot;;CONCATENATE(&quot;/G&quot;;[.B41];&quot;.&quot;;[.D41];&quot;.&quot;;[.F41];&quot;.&quot;;[.H41]; &quot;.&quot;;[.J41])); IF([.K41]=&quot;&quot;;&quot;&quot;;CONCATENATE(&quot;/R&quot;;[.K41])))" table:style-name="ce22">
            <text:p>C8/G1/G1.1/G1.1.2/G1.1.2.1/R2</text:p>
          </table:table-cell>
          <table:table-cell office:value-type="string" table:style-name="ce22">
            <text:p>CRITERION.EXCLUSION.CONTRIBUTIONS.PAYMENT_OF_SOCIAL_SECURITY</text:p>
          </table:table-cell>
          <table:table-cell office:value-type="string" table:style-name="ce22">
            <text:p>9ca9096f-edd2-4f19-b6b1-b55c83a2d5c8</text:p>
          </table:table-cell>
          <table:table-cell office:value-type="string" table:style-name="ce22">
            <text:p>Length of the period of exclusion</text:p>
          </table:table-cell>
          <table:table-cell table:style-name="ce22"/>
          <table:table-cell table:style-name="ce24"/>
          <table:table-cell table:number-columns-repeated="16367" table:style-name="ce22"/>
        </table:table-row>
        <table:table-row table:style-name="ro1">
          <table:table-cell office:value-type="float" office:value="8" table:style-name="ce21">
            <text:p>8</text:p>
          </table:table-cell>
          <table:table-cell office:value-type="float" office:value="1" table:style-name="ce22">
            <text:p>1</text:p>
          </table:table-cell>
          <table:table-cell table:style-name="ce22"/>
          <table:table-cell office:value-type="float" office:value="1" table:style-name="ce22">
            <text:p>1</text:p>
          </table:table-cell>
          <table:table-cell table:style-name="ce22"/>
          <table:table-cell office:value-type="float" office:value="3" table:style-name="ce22">
            <text:p>3</text:p>
          </table:table-cell>
          <table:table-cell table:number-columns-repeated="5" table:style-name="ce22"/>
          <table:table-cell office:value-type="string" office:string-value="C8/G1/G1.1/G1.1.3" table:formula="of:=CONCATENATE(IF([.A42]=&quot;&quot;;&quot;&quot;;CONCATENATE(&quot;C&quot;; [.A42]));IF([.B42]=&quot;&quot;;&quot;&quot;;CONCATENATE(&quot;/G&quot;;[.B42]));IF([.C42]=&quot;&quot;;&quot;&quot;;CONCATENATE(&quot;/R&quot;;[.C42])); IF([.D42]=&quot;&quot;;&quot;&quot;;CONCATENATE(&quot;/G&quot;;[.B42];&quot;.&quot;;[.D42])); IF([.E42]=&quot;&quot;;&quot;&quot;;CONCATENATE(&quot;/R&quot;;[.E42])); IF([.F42]=&quot;&quot;;&quot;&quot;;CONCATENATE(&quot;/G&quot;;[.B42];&quot;.&quot;;[.D42];&quot;.&quot;;[.F42])); IF([.G42]=&quot;&quot;;&quot;&quot;;CONCATENATE(&quot;/R&quot;;[.G42])); IF([.H42]=&quot;&quot;;&quot;&quot;;CONCATENATE(&quot;/G&quot;;[.B42];&quot;.&quot;;[.D42];&quot;.&quot;;[.F42];&quot;.&quot;;[.H42])); IF([.I42]=&quot;&quot;;&quot;&quot;;CONCATENATE(&quot;/R&quot;;[.I42]));IF([.J42]=&quot;&quot;;&quot;&quot;;CONCATENATE(&quot;/G&quot;;[.B42];&quot;.&quot;;[.D42];&quot;.&quot;;[.F42];&quot;.&quot;;[.H42]; &quot;.&quot;;[.J42])); IF([.K42]=&quot;&quot;;&quot;&quot;;CONCATENATE(&quot;/R&quot;;[.K42])))" table:style-name="ce22">
            <text:p>C8/G1/G1.1/G1.1.3</text:p>
          </table:table-cell>
          <table:table-cell office:value-type="string" table:style-name="ce22">
            <text:p>CRITERION.EXCLUSION.CONTRIBUTIONS.PAYMENT_OF_SOCIAL_SECURITY</text:p>
          </table:table-cell>
          <table:table-cell office:value-type="string" table:style-name="ce22">
            <text:p>fc57e473-d63e-4a04-b589-dcf81cab8052</text:p>
          </table:table-cell>
          <table:table-cell table:number-columns-repeated="2" table:style-name="ce22"/>
          <table:table-cell table:style-name="ce24"/>
          <table:table-cell table:number-columns-repeated="16367" table:style-name="ce22"/>
        </table:table-row>
        <table:table-row table:style-name="ro1">
          <table:table-cell office:value-type="float" office:value="8" table:style-name="ce21">
            <text:p>8</text:p>
          </table:table-cell>
          <table:table-cell office:value-type="float" office:value="1" table:style-name="ce22">
            <text:p>1</text:p>
          </table:table-cell>
          <table:table-cell table:style-name="ce22"/>
          <table:table-cell office:value-type="float" office:value="1" table:style-name="ce22">
            <text:p>1</text:p>
          </table:table-cell>
          <table:table-cell table:style-name="ce22"/>
          <table:table-cell office:value-type="float" office:value="3" table:style-name="ce22">
            <text:p>3</text:p>
          </table:table-cell>
          <table:table-cell office:value-type="float" office:value="1" table:style-name="ce22">
            <text:p>1</text:p>
          </table:table-cell>
          <table:table-cell table:number-columns-repeated="4" table:style-name="ce22"/>
          <table:table-cell office:value-type="string" office:string-value="C8/G1/G1.1/G1.1.3/R1" table:formula="of:=CONCATENATE(IF([.A43]=&quot;&quot;;&quot;&quot;;CONCATENATE(&quot;C&quot;; [.A43]));IF([.B43]=&quot;&quot;;&quot;&quot;;CONCATENATE(&quot;/G&quot;;[.B43]));IF([.C43]=&quot;&quot;;&quot;&quot;;CONCATENATE(&quot;/R&quot;;[.C43])); IF([.D43]=&quot;&quot;;&quot;&quot;;CONCATENATE(&quot;/G&quot;;[.B43];&quot;.&quot;;[.D43])); IF([.E43]=&quot;&quot;;&quot;&quot;;CONCATENATE(&quot;/R&quot;;[.E43])); IF([.F43]=&quot;&quot;;&quot;&quot;;CONCATENATE(&quot;/G&quot;;[.B43];&quot;.&quot;;[.D43];&quot;.&quot;;[.F43])); IF([.G43]=&quot;&quot;;&quot;&quot;;CONCATENATE(&quot;/R&quot;;[.G43])); IF([.H43]=&quot;&quot;;&quot;&quot;;CONCATENATE(&quot;/G&quot;;[.B43];&quot;.&quot;;[.D43];&quot;.&quot;;[.F43];&quot;.&quot;;[.H43])); IF([.I43]=&quot;&quot;;&quot;&quot;;CONCATENATE(&quot;/R&quot;;[.I43]));IF([.J43]=&quot;&quot;;&quot;&quot;;CONCATENATE(&quot;/G&quot;;[.B43];&quot;.&quot;;[.D43];&quot;.&quot;;[.F43];&quot;.&quot;;[.H43]; &quot;.&quot;;[.J43])); IF([.K43]=&quot;&quot;;&quot;&quot;;CONCATENATE(&quot;/R&quot;;[.K43])))" table:style-name="ce22">
            <text:p>C8/G1/G1.1/G1.1.3/R1</text:p>
          </table:table-cell>
          <table:table-cell office:value-type="string" table:style-name="ce22">
            <text:p>CRITERION.EXCLUSION.CONTRIBUTIONS.PAYMENT_OF_SOCIAL_SECURITY</text:p>
          </table:table-cell>
          <table:table-cell office:value-type="string" table:style-name="ce22">
            <text:p>70f8697b-8953-411a-a489-4ff62e5250d2</text:p>
          </table:table-cell>
          <table:table-cell office:value-type="string" table:style-name="ce22">
            <text:p>Has the economic operator fulfilled its obligations by paying or entering into a binding arrangement with a view to paying the taxes or social security contributions due, including, where applicable, any interest accrued or fines?</text:p>
          </table:table-cell>
          <table:table-cell table:style-name="ce22"/>
          <table:table-cell table:style-name="ce24"/>
          <table:table-cell table:number-columns-repeated="16367" table:style-name="ce22"/>
        </table:table-row>
        <table:table-row table:style-name="ro1">
          <table:table-cell office:value-type="float" office:value="8" table:style-name="ce21">
            <text:p>8</text:p>
          </table:table-cell>
          <table:table-cell office:value-type="float" office:value="1" table:style-name="ce22">
            <text:p>1</text:p>
          </table:table-cell>
          <table:table-cell table:style-name="ce22"/>
          <table:table-cell office:value-type="float" office:value="1" table:style-name="ce22">
            <text:p>1</text:p>
          </table:table-cell>
          <table:table-cell table:style-name="ce22"/>
          <table:table-cell office:value-type="float" office:value="3" table:style-name="ce22">
            <text:p>3</text:p>
          </table:table-cell>
          <table:table-cell table:style-name="ce22"/>
          <table:table-cell office:value-type="float" office:value="1" table:style-name="ce22">
            <text:p>1</text:p>
          </table:table-cell>
          <table:table-cell table:number-columns-repeated="3" table:style-name="ce22"/>
          <table:table-cell office:value-type="string" office:string-value="C8/G1/G1.1/G1.1.3/G1.1.3.1" table:formula="of:=CONCATENATE(IF([.A44]=&quot;&quot;;&quot;&quot;;CONCATENATE(&quot;C&quot;; [.A44]));IF([.B44]=&quot;&quot;;&quot;&quot;;CONCATENATE(&quot;/G&quot;;[.B44]));IF([.C44]=&quot;&quot;;&quot;&quot;;CONCATENATE(&quot;/R&quot;;[.C44])); IF([.D44]=&quot;&quot;;&quot;&quot;;CONCATENATE(&quot;/G&quot;;[.B44];&quot;.&quot;;[.D44])); IF([.E44]=&quot;&quot;;&quot;&quot;;CONCATENATE(&quot;/R&quot;;[.E44])); IF([.F44]=&quot;&quot;;&quot;&quot;;CONCATENATE(&quot;/G&quot;;[.B44];&quot;.&quot;;[.D44];&quot;.&quot;;[.F44])); IF([.G44]=&quot;&quot;;&quot;&quot;;CONCATENATE(&quot;/R&quot;;[.G44])); IF([.H44]=&quot;&quot;;&quot;&quot;;CONCATENATE(&quot;/G&quot;;[.B44];&quot;.&quot;;[.D44];&quot;.&quot;;[.F44];&quot;.&quot;;[.H44])); IF([.I44]=&quot;&quot;;&quot;&quot;;CONCATENATE(&quot;/R&quot;;[.I44]));IF([.J44]=&quot;&quot;;&quot;&quot;;CONCATENATE(&quot;/G&quot;;[.B44];&quot;.&quot;;[.D44];&quot;.&quot;;[.F44];&quot;.&quot;;[.H44]; &quot;.&quot;;[.J44])); IF([.K44]=&quot;&quot;;&quot;&quot;;CONCATENATE(&quot;/R&quot;;[.K44])))" table:style-name="ce22">
            <text:p>C8/G1/G1.1/G1.1.3/G1.1.3.1</text:p>
          </table:table-cell>
          <table:table-cell office:value-type="string" table:style-name="ce22">
            <text:p>CRITERION.EXCLUSION.CONTRIBUTIONS.PAYMENT_OF_SOCIAL_SECURITY</text:p>
          </table:table-cell>
          <table:table-cell office:value-type="string" table:style-name="ce22">
            <text:p>6c3609e1-9add-4fa9-9409-62ce72ae4548</text:p>
          </table:table-cell>
          <table:table-cell table:style-name="ce22"/>
          <table:table-cell office:value-type="string" table:style-name="ce22">
            <text:p>GROUP_FULFILLED.ON_TRUE</text:p>
          </table:table-cell>
          <table:table-cell table:style-name="ce24"/>
          <table:table-cell table:number-columns-repeated="16367" table:style-name="ce22"/>
        </table:table-row>
        <table:table-row table:style-name="ro1">
          <table:table-cell office:value-type="float" office:value="8" table:style-name="ce21">
            <text:p>8</text:p>
          </table:table-cell>
          <table:table-cell office:value-type="float" office:value="1" table:style-name="ce22">
            <text:p>1</text:p>
          </table:table-cell>
          <table:table-cell table:style-name="ce22"/>
          <table:table-cell office:value-type="float" office:value="1" table:style-name="ce22">
            <text:p>1</text:p>
          </table:table-cell>
          <table:table-cell table:style-name="ce22"/>
          <table:table-cell office:value-type="float" office:value="3" table:style-name="ce22">
            <text:p>3</text:p>
          </table:table-cell>
          <table:table-cell table:style-name="ce22"/>
          <table:table-cell office:value-type="float" office:value="1" table:style-name="ce22">
            <text:p>1</text:p>
          </table:table-cell>
          <table:table-cell office:value-type="float" office:value="1" table:style-name="ce22">
            <text:p>1</text:p>
          </table:table-cell>
          <table:table-cell table:number-columns-repeated="2" table:style-name="ce22"/>
          <table:table-cell office:value-type="string" office:string-value="C8/G1/G1.1/G1.1.3/G1.1.3.1/R1" table:formula="of:=CONCATENATE(IF([.A45]=&quot;&quot;;&quot;&quot;;CONCATENATE(&quot;C&quot;; [.A45]));IF([.B45]=&quot;&quot;;&quot;&quot;;CONCATENATE(&quot;/G&quot;;[.B45]));IF([.C45]=&quot;&quot;;&quot;&quot;;CONCATENATE(&quot;/R&quot;;[.C45])); IF([.D45]=&quot;&quot;;&quot;&quot;;CONCATENATE(&quot;/G&quot;;[.B45];&quot;.&quot;;[.D45])); IF([.E45]=&quot;&quot;;&quot;&quot;;CONCATENATE(&quot;/R&quot;;[.E45])); IF([.F45]=&quot;&quot;;&quot;&quot;;CONCATENATE(&quot;/G&quot;;[.B45];&quot;.&quot;;[.D45];&quot;.&quot;;[.F45])); IF([.G45]=&quot;&quot;;&quot;&quot;;CONCATENATE(&quot;/R&quot;;[.G45])); IF([.H45]=&quot;&quot;;&quot;&quot;;CONCATENATE(&quot;/G&quot;;[.B45];&quot;.&quot;;[.D45];&quot;.&quot;;[.F45];&quot;.&quot;;[.H45])); IF([.I45]=&quot;&quot;;&quot;&quot;;CONCATENATE(&quot;/R&quot;;[.I45]));IF([.J45]=&quot;&quot;;&quot;&quot;;CONCATENATE(&quot;/G&quot;;[.B45];&quot;.&quot;;[.D45];&quot;.&quot;;[.F45];&quot;.&quot;;[.H45]; &quot;.&quot;;[.J45])); IF([.K45]=&quot;&quot;;&quot;&quot;;CONCATENATE(&quot;/R&quot;;[.K45])))" table:style-name="ce22">
            <text:p>C8/G1/G1.1/G1.1.3/G1.1.3.1/R1</text:p>
          </table:table-cell>
          <table:table-cell office:value-type="string" table:style-name="ce22">
            <text:p>CRITERION.EXCLUSION.CONTRIBUTIONS.PAYMENT_OF_SOCIAL_SECURITY</text:p>
          </table:table-cell>
          <table:table-cell office:value-type="string" table:style-name="ce22">
            <text:p>55905dd0-38f0-4f93-8c74-5ae05a21afc5</text:p>
          </table:table-cell>
          <table:table-cell office:value-type="string" table:style-name="ce22">
            <text:p>Please describe them</text:p>
          </table:table-cell>
          <table:table-cell table:style-name="ce22"/>
          <table:table-cell table:style-name="ce24"/>
          <table:table-cell table:number-columns-repeated="16367" table:style-name="ce22"/>
        </table:table-row>
        <table:table-row table:style-name="ro1">
          <table:table-cell office:value-type="float" office:value="8" table:style-name="ce21">
            <text:p>8</text:p>
          </table:table-cell>
          <table:table-cell office:value-type="float" office:value="2" table:style-name="ce22">
            <text:p>2</text:p>
          </table:table-cell>
          <table:table-cell table:number-columns-repeated="9" table:style-name="ce22"/>
          <table:table-cell office:value-type="string" office:string-value="C8/G2" table:formula="of:=CONCATENATE(IF([.A46]=&quot;&quot;;&quot;&quot;;CONCATENATE(&quot;C&quot;; [.A46]));IF([.B46]=&quot;&quot;;&quot;&quot;;CONCATENATE(&quot;/G&quot;;[.B46]));IF([.C46]=&quot;&quot;;&quot;&quot;;CONCATENATE(&quot;/R&quot;;[.C46])); IF([.D46]=&quot;&quot;;&quot;&quot;;CONCATENATE(&quot;/G&quot;;[.B46];&quot;.&quot;;[.D46])); IF([.E46]=&quot;&quot;;&quot;&quot;;CONCATENATE(&quot;/R&quot;;[.E46])); IF([.F46]=&quot;&quot;;&quot;&quot;;CONCATENATE(&quot;/G&quot;;[.B46];&quot;.&quot;;[.D46];&quot;.&quot;;[.F46])); IF([.G46]=&quot;&quot;;&quot;&quot;;CONCATENATE(&quot;/R&quot;;[.G46])); IF([.H46]=&quot;&quot;;&quot;&quot;;CONCATENATE(&quot;/G&quot;;[.B46];&quot;.&quot;;[.D46];&quot;.&quot;;[.F46];&quot;.&quot;;[.H46])); IF([.I46]=&quot;&quot;;&quot;&quot;;CONCATENATE(&quot;/R&quot;;[.I46]));IF([.J46]=&quot;&quot;;&quot;&quot;;CONCATENATE(&quot;/G&quot;;[.B46];&quot;.&quot;;[.D46];&quot;.&quot;;[.F46];&quot;.&quot;;[.H46]; &quot;.&quot;;[.J46])); IF([.K46]=&quot;&quot;;&quot;&quot;;CONCATENATE(&quot;/R&quot;;[.K46])))" table:style-name="ce22">
            <text:p>C8/G2</text:p>
          </table:table-cell>
          <table:table-cell office:value-type="string" table:style-name="ce22">
            <text:p>CRITERION.EXCLUSION.CONTRIBUTIONS.PAYMENT_OF_SOCIAL_SECURITY</text:p>
          </table:table-cell>
          <table:table-cell office:value-type="string" table:style-name="ce22">
            <text:p>7458d42a-e581-4640-9283-34ceb3ad4345</text:p>
          </table:table-cell>
          <table:table-cell table:number-columns-repeated="2" table:style-name="ce22"/>
          <table:table-cell table:style-name="ce24"/>
          <table:table-cell table:number-columns-repeated="16367" table:style-name="ce22"/>
        </table:table-row>
        <table:table-row table:style-name="ro1">
          <table:table-cell office:value-type="float" office:value="8" table:style-name="ce21">
            <text:p>8</text:p>
          </table:table-cell>
          <table:table-cell office:value-type="float" office:value="2" table:style-name="ce22">
            <text:p>2</text:p>
          </table:table-cell>
          <table:table-cell office:value-type="float" office:value="1" table:style-name="ce22">
            <text:p>1</text:p>
          </table:table-cell>
          <table:table-cell table:number-columns-repeated="8" table:style-name="ce22"/>
          <table:table-cell office:value-type="string" office:string-value="C8/G2/R1" table:formula="of:=CONCATENATE(IF([.A47]=&quot;&quot;;&quot;&quot;;CONCATENATE(&quot;C&quot;; [.A47]));IF([.B47]=&quot;&quot;;&quot;&quot;;CONCATENATE(&quot;/G&quot;;[.B47]));IF([.C47]=&quot;&quot;;&quot;&quot;;CONCATENATE(&quot;/R&quot;;[.C47])); IF([.D47]=&quot;&quot;;&quot;&quot;;CONCATENATE(&quot;/G&quot;;[.B47];&quot;.&quot;;[.D47])); IF([.E47]=&quot;&quot;;&quot;&quot;;CONCATENATE(&quot;/R&quot;;[.E47])); IF([.F47]=&quot;&quot;;&quot;&quot;;CONCATENATE(&quot;/G&quot;;[.B47];&quot;.&quot;;[.D47];&quot;.&quot;;[.F47])); IF([.G47]=&quot;&quot;;&quot;&quot;;CONCATENATE(&quot;/R&quot;;[.G47])); IF([.H47]=&quot;&quot;;&quot;&quot;;CONCATENATE(&quot;/G&quot;;[.B47];&quot;.&quot;;[.D47];&quot;.&quot;;[.F47];&quot;.&quot;;[.H47])); IF([.I47]=&quot;&quot;;&quot;&quot;;CONCATENATE(&quot;/R&quot;;[.I47]));IF([.J47]=&quot;&quot;;&quot;&quot;;CONCATENATE(&quot;/G&quot;;[.B47];&quot;.&quot;;[.D47];&quot;.&quot;;[.F47];&quot;.&quot;;[.H47]; &quot;.&quot;;[.J47])); IF([.K47]=&quot;&quot;;&quot;&quot;;CONCATENATE(&quot;/R&quot;;[.K47])))" table:style-name="ce22">
            <text:p>C8/G2/R1</text:p>
          </table:table-cell>
          <table:table-cell office:value-type="string" table:style-name="ce22">
            <text:p>CRITERION.EXCLUSION.CONTRIBUTIONS.PAYMENT_OF_SOCIAL_SECURITY</text:p>
          </table:table-cell>
          <table:table-cell office:value-type="string" table:style-name="ce22">
            <text:p>c1347b74-1872-4060-a6db-f4044edcd7c4</text:p>
          </table:table-cell>
          <table:table-cell office:value-type="string" table:style-name="ce22">
            <text:p>Is this information available electronically?</text:p>
          </table:table-cell>
          <table:table-cell table:style-name="ce22"/>
          <table:table-cell table:style-name="ce24"/>
          <table:table-cell table:number-columns-repeated="16367" table:style-name="ce22"/>
        </table:table-row>
        <table:table-row table:style-name="ro1">
          <table:table-cell office:value-type="float" office:value="8" table:style-name="ce21">
            <text:p>8</text:p>
          </table:table-cell>
          <table:table-cell office:value-type="float" office:value="2" table:style-name="ce22">
            <text:p>2</text:p>
          </table:table-cell>
          <table:table-cell table:style-name="ce22"/>
          <table:table-cell office:value-type="float" office:value="1" table:style-name="ce22">
            <text:p>1</text:p>
          </table:table-cell>
          <table:table-cell table:number-columns-repeated="7" table:style-name="ce22"/>
          <table:table-cell office:value-type="string" office:string-value="C8/G2/G2.1" table:formula="of:=CONCATENATE(IF([.A48]=&quot;&quot;;&quot;&quot;;CONCATENATE(&quot;C&quot;; [.A48]));IF([.B48]=&quot;&quot;;&quot;&quot;;CONCATENATE(&quot;/G&quot;;[.B48]));IF([.C48]=&quot;&quot;;&quot;&quot;;CONCATENATE(&quot;/R&quot;;[.C48])); IF([.D48]=&quot;&quot;;&quot;&quot;;CONCATENATE(&quot;/G&quot;;[.B48];&quot;.&quot;;[.D48])); IF([.E48]=&quot;&quot;;&quot;&quot;;CONCATENATE(&quot;/R&quot;;[.E48])); IF([.F48]=&quot;&quot;;&quot;&quot;;CONCATENATE(&quot;/G&quot;;[.B48];&quot;.&quot;;[.D48];&quot;.&quot;;[.F48])); IF([.G48]=&quot;&quot;;&quot;&quot;;CONCATENATE(&quot;/R&quot;;[.G48])); IF([.H48]=&quot;&quot;;&quot;&quot;;CONCATENATE(&quot;/G&quot;;[.B48];&quot;.&quot;;[.D48];&quot;.&quot;;[.F48];&quot;.&quot;;[.H48])); IF([.I48]=&quot;&quot;;&quot;&quot;;CONCATENATE(&quot;/R&quot;;[.I48]));IF([.J48]=&quot;&quot;;&quot;&quot;;CONCATENATE(&quot;/G&quot;;[.B48];&quot;.&quot;;[.D48];&quot;.&quot;;[.F48];&quot;.&quot;;[.H48]; &quot;.&quot;;[.J48])); IF([.K48]=&quot;&quot;;&quot;&quot;;CONCATENATE(&quot;/R&quot;;[.K48])))" table:style-name="ce22">
            <text:p>C8/G2/G2.1</text:p>
          </table:table-cell>
          <table:table-cell office:value-type="string" table:style-name="ce22">
            <text:p>CRITERION.EXCLUSION.CONTRIBUTIONS.PAYMENT_OF_SOCIAL_SECURITY</text:p>
          </table:table-cell>
          <table:table-cell office:value-type="string" table:style-name="ce22">
            <text:p>41dd2e9b-1bfd-44c7-93ee-56bd74a4334b</text:p>
          </table:table-cell>
          <table:table-cell table:style-name="ce22"/>
          <table:table-cell office:value-type="string" table:style-name="ce22">
            <text:p>GROUP_FULFILLED.ON_TRUE</text:p>
          </table:table-cell>
          <table:table-cell table:style-name="ce24"/>
          <table:table-cell table:number-columns-repeated="16367" table:style-name="ce22"/>
        </table:table-row>
        <table:table-row table:style-name="ro1">
          <table:table-cell office:value-type="float" office:value="8" table:style-name="ce21">
            <text:p>8</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1" table:style-name="ce22">
            <text:p>1</text:p>
          </table:table-cell>
          <table:table-cell table:number-columns-repeated="6" table:style-name="ce22"/>
          <table:table-cell office:value-type="string" office:string-value="C8/G2/G2.1/R1" table:formula="of:=CONCATENATE(IF([.A49]=&quot;&quot;;&quot;&quot;;CONCATENATE(&quot;C&quot;; [.A49]));IF([.B49]=&quot;&quot;;&quot;&quot;;CONCATENATE(&quot;/G&quot;;[.B49]));IF([.C49]=&quot;&quot;;&quot;&quot;;CONCATENATE(&quot;/R&quot;;[.C49])); IF([.D49]=&quot;&quot;;&quot;&quot;;CONCATENATE(&quot;/G&quot;;[.B49];&quot;.&quot;;[.D49])); IF([.E49]=&quot;&quot;;&quot;&quot;;CONCATENATE(&quot;/R&quot;;[.E49])); IF([.F49]=&quot;&quot;;&quot;&quot;;CONCATENATE(&quot;/G&quot;;[.B49];&quot;.&quot;;[.D49];&quot;.&quot;;[.F49])); IF([.G49]=&quot;&quot;;&quot;&quot;;CONCATENATE(&quot;/R&quot;;[.G49])); IF([.H49]=&quot;&quot;;&quot;&quot;;CONCATENATE(&quot;/G&quot;;[.B49];&quot;.&quot;;[.D49];&quot;.&quot;;[.F49];&quot;.&quot;;[.H49])); IF([.I49]=&quot;&quot;;&quot;&quot;;CONCATENATE(&quot;/R&quot;;[.I49]));IF([.J49]=&quot;&quot;;&quot;&quot;;CONCATENATE(&quot;/G&quot;;[.B49];&quot;.&quot;;[.D49];&quot;.&quot;;[.F49];&quot;.&quot;;[.H49]; &quot;.&quot;;[.J49])); IF([.K49]=&quot;&quot;;&quot;&quot;;CONCATENATE(&quot;/R&quot;;[.K49])))" table:style-name="ce22">
            <text:p>C8/G2/G2.1/R1</text:p>
          </table:table-cell>
          <table:table-cell office:value-type="string" table:style-name="ce22">
            <text:p>CRITERION.EXCLUSION.CONTRIBUTIONS.PAYMENT_OF_SOCIAL_SECURITY</text:p>
          </table:table-cell>
          <table:table-cell office:value-type="string" table:style-name="ce22">
            <text:p>f4313bb6-21b6-499e-bdff-debe10e11d2c</text:p>
          </table:table-cell>
          <table:table-cell office:value-type="string" table:style-name="ce22">
            <text:p>URL</text:p>
          </table:table-cell>
          <table:table-cell table:style-name="ce22"/>
          <table:table-cell table:style-name="ce24"/>
          <table:table-cell table:number-columns-repeated="16367" table:style-name="ce22"/>
        </table:table-row>
        <table:table-row table:style-name="ro1">
          <table:table-cell office:value-type="float" office:value="8" table:style-name="ce21">
            <text:p>8</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2" table:style-name="ce22">
            <text:p>2</text:p>
          </table:table-cell>
          <table:table-cell table:number-columns-repeated="6" table:style-name="ce22"/>
          <table:table-cell office:value-type="string" office:string-value="C8/G2/G2.1/R2" table:formula="of:=CONCATENATE(IF([.A50]=&quot;&quot;;&quot;&quot;;CONCATENATE(&quot;C&quot;; [.A50]));IF([.B50]=&quot;&quot;;&quot;&quot;;CONCATENATE(&quot;/G&quot;;[.B50]));IF([.C50]=&quot;&quot;;&quot;&quot;;CONCATENATE(&quot;/R&quot;;[.C50])); IF([.D50]=&quot;&quot;;&quot;&quot;;CONCATENATE(&quot;/G&quot;;[.B50];&quot;.&quot;;[.D50])); IF([.E50]=&quot;&quot;;&quot;&quot;;CONCATENATE(&quot;/R&quot;;[.E50])); IF([.F50]=&quot;&quot;;&quot;&quot;;CONCATENATE(&quot;/G&quot;;[.B50];&quot;.&quot;;[.D50];&quot;.&quot;;[.F50])); IF([.G50]=&quot;&quot;;&quot;&quot;;CONCATENATE(&quot;/R&quot;;[.G50])); IF([.H50]=&quot;&quot;;&quot;&quot;;CONCATENATE(&quot;/G&quot;;[.B50];&quot;.&quot;;[.D50];&quot;.&quot;;[.F50];&quot;.&quot;;[.H50])); IF([.I50]=&quot;&quot;;&quot;&quot;;CONCATENATE(&quot;/R&quot;;[.I50]));IF([.J50]=&quot;&quot;;&quot;&quot;;CONCATENATE(&quot;/G&quot;;[.B50];&quot;.&quot;;[.D50];&quot;.&quot;;[.F50];&quot;.&quot;;[.H50]; &quot;.&quot;;[.J50])); IF([.K50]=&quot;&quot;;&quot;&quot;;CONCATENATE(&quot;/R&quot;;[.K50])))" table:style-name="ce22">
            <text:p>C8/G2/G2.1/R2</text:p>
          </table:table-cell>
          <table:table-cell office:value-type="string" table:style-name="ce22">
            <text:p>CRITERION.EXCLUSION.CONTRIBUTIONS.PAYMENT_OF_SOCIAL_SECURITY</text:p>
          </table:table-cell>
          <table:table-cell office:value-type="string" table:style-name="ce22">
            <text:p>1f1cd18e-3e01-4ca2-af4c-e2981924ba8d</text:p>
          </table:table-cell>
          <table:table-cell office:value-type="string" table:style-name="ce22">
            <text:p>Code</text:p>
          </table:table-cell>
          <table:table-cell table:style-name="ce22"/>
          <table:table-cell table:style-name="ce24"/>
          <table:table-cell table:number-columns-repeated="16367" table:style-name="ce22"/>
        </table:table-row>
        <table:table-row table:style-name="ro1">
          <table:table-cell office:value-type="float" office:value="8" table:style-name="ce21">
            <text:p>8</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3" table:style-name="ce22">
            <text:p>3</text:p>
          </table:table-cell>
          <table:table-cell table:number-columns-repeated="6" table:style-name="ce22"/>
          <table:table-cell office:value-type="string" office:string-value="C8/G2/G2.1/R3" table:formula="of:=CONCATENATE(IF([.A51]=&quot;&quot;;&quot;&quot;;CONCATENATE(&quot;C&quot;; [.A51]));IF([.B51]=&quot;&quot;;&quot;&quot;;CONCATENATE(&quot;/G&quot;;[.B51]));IF([.C51]=&quot;&quot;;&quot;&quot;;CONCATENATE(&quot;/R&quot;;[.C51])); IF([.D51]=&quot;&quot;;&quot;&quot;;CONCATENATE(&quot;/G&quot;;[.B51];&quot;.&quot;;[.D51])); IF([.E51]=&quot;&quot;;&quot;&quot;;CONCATENATE(&quot;/R&quot;;[.E51])); IF([.F51]=&quot;&quot;;&quot;&quot;;CONCATENATE(&quot;/G&quot;;[.B51];&quot;.&quot;;[.D51];&quot;.&quot;;[.F51])); IF([.G51]=&quot;&quot;;&quot;&quot;;CONCATENATE(&quot;/R&quot;;[.G51])); IF([.H51]=&quot;&quot;;&quot;&quot;;CONCATENATE(&quot;/G&quot;;[.B51];&quot;.&quot;;[.D51];&quot;.&quot;;[.F51];&quot;.&quot;;[.H51])); IF([.I51]=&quot;&quot;;&quot;&quot;;CONCATENATE(&quot;/R&quot;;[.I51]));IF([.J51]=&quot;&quot;;&quot;&quot;;CONCATENATE(&quot;/G&quot;;[.B51];&quot;.&quot;;[.D51];&quot;.&quot;;[.F51];&quot;.&quot;;[.H51]; &quot;.&quot;;[.J51])); IF([.K51]=&quot;&quot;;&quot;&quot;;CONCATENATE(&quot;/R&quot;;[.K51])))" table:style-name="ce22">
            <text:p>C8/G2/G2.1/R3</text:p>
          </table:table-cell>
          <table:table-cell office:value-type="string" table:style-name="ce22">
            <text:p>CRITERION.EXCLUSION.CONTRIBUTIONS.PAYMENT_OF_SOCIAL_SECURITY</text:p>
          </table:table-cell>
          <table:table-cell office:value-type="string" table:style-name="ce22">
            <text:p>c3ccfa31-0c5e-4e3a-a3fd-db9fb83d78d4</text:p>
          </table:table-cell>
          <table:table-cell office:value-type="string" table:style-name="ce22">
            <text:p>Issuer</text:p>
          </table:table-cell>
          <table:table-cell table:style-name="ce22"/>
          <table:table-cell table:style-name="ce24"/>
          <table:table-cell table:number-columns-repeated="16367" table:style-name="ce22"/>
        </table:table-row>
        <table:table-row table:style-name="ro2">
          <table:table-cell table:number-columns-repeated="16" table:style-name="ce20"/>
          <table:table-cell table:style-name="ce16"/>
          <table:table-cell table:number-columns-repeated="16367" table:style-name="ce22"/>
        </table:table-row>
        <table:table-row table:number-rows-repeated="1048524" table:style-name="ro1">
          <table:table-cell table:number-columns-repeated="16384"/>
        </table:table-row>
      </table:table>
      <table:table table:name="EG-Environ-Social-Labour_Law" table:style-name="ta2">
        <table:table-column table:style-name="co17" table:number-columns-repeated="11" table:default-cell-style-name="ce19"/>
        <table:table-column table:style-name="co14" table:number-columns-repeated="16373" table:default-cell-style-name="ce19"/>
        <table:table-row table:style-name="ro1">
          <table:table-cell office:value-type="string" table:style-name="ce22">
            <text:p>CRITERION ID</text:p>
          </table:table-cell>
          <table:table-cell office:value-type="string" table:style-name="ce22">
            <text:p>GROUP LEVEL 1</text:p>
          </table:table-cell>
          <table:table-cell office:value-type="string" table:style-name="ce22">
            <text:p>REQUIREMENTS LEVEL 1</text:p>
          </table:table-cell>
          <table:table-cell office:value-type="string" table:style-name="ce22">
            <text:p>SUBGROUP LEVEL 2</text:p>
          </table:table-cell>
          <table:table-cell office:value-type="string" table:style-name="ce22">
            <text:p>REQUIREMENTS LEVEL 2</text:p>
          </table:table-cell>
          <table:table-cell office:value-type="string" table:style-name="ce22">
            <text:p>SUBGROUP LEVEL 3</text:p>
          </table:table-cell>
          <table:table-cell office:value-type="string" table:style-name="ce22">
            <text:p>REQUIREMENTS LEVEL 3</text:p>
          </table:table-cell>
          <table:table-cell office:value-type="string" table:style-name="ce22">
            <text:p>SUBGROUP LEVEL 4</text:p>
          </table:table-cell>
          <table:table-cell office:value-type="string" table:style-name="ce22">
            <text:p>REQUIREMENTS LEVEL 4</text:p>
          </table:table-cell>
          <table:table-cell office:value-type="string" table:style-name="ce22">
            <text:p><text:s/></text:p>
          </table:table-cell>
          <table:table-cell table:style-name="ce22"/>
          <table:table-cell office:value-type="string" table:style-name="ce27">
            <text:p>ITEM ID</text:p>
          </table:table-cell>
          <table:table-cell office:value-type="string" table:style-name="ce27">
            <text:p>Criterion Code</text:p>
          </table:table-cell>
          <table:table-cell office:value-type="string" table:style-name="ce27">
            <text:p>Element UUID</text:p>
          </table:table-cell>
          <table:table-cell office:value-type="string" table:style-name="ce27">
            <text:p>Criterion/Requirement description</text:p>
          </table:table-cell>
          <table:table-cell office:value-type="string" table:style-name="ce27">
            <text:p>PI</text:p>
          </table:table-cell>
          <table:table-cell office:value-type="string" table:style-name="ce24">
            <text:p>Multiple instances possible?</text:p>
          </table:table-cell>
          <table:table-cell table:number-columns-repeated="16367" table:style-name="ce22"/>
        </table:table-row>
        <table:table-row table:style-name="ro1">
          <table:table-cell office:value-type="float" office:value="9" table:style-name="ce23">
            <text:p>9</text:p>
          </table:table-cell>
          <table:table-cell table:number-columns-repeated="10" table:style-name="ce23"/>
          <table:table-cell office:value-type="string" office:string-value="C9" table:formula="of:=CONCATENATE(IF([.A2]=&quot;&quot;;&quot;&quot;;CONCATENATE(&quot;C&quot;; [.A2]));IF([.B2]=&quot;&quot;;&quot;&quot;;CONCATENATE(&quot;/G&quot;;[.B2]));IF([.C2]=&quot;&quot;;&quot;&quot;;CONCATENATE(&quot;/R&quot;;[.C2])); IF([.D2]=&quot;&quot;;&quot;&quot;;CONCATENATE(&quot;/G&quot;;[.B2];&quot;.&quot;;[.D2])); IF([.E2]=&quot;&quot;;&quot;&quot;;CONCATENATE(&quot;/R&quot;;[.E2])); IF([.F2]=&quot;&quot;;&quot;&quot;;CONCATENATE(&quot;/G&quot;;[.B2];&quot;.&quot;;[.D2];&quot;.&quot;;[.F2])); IF([.G2]=&quot;&quot;;&quot;&quot;;CONCATENATE(&quot;/R&quot;;[.G2])); IF([.H2]=&quot;&quot;;&quot;&quot;;CONCATENATE(&quot;/G&quot;;[.B2];&quot;.&quot;;[.D2];&quot;.&quot;;[.F2];&quot;.&quot;;[.H2])); IF([.I2]=&quot;&quot;;&quot;&quot;;CONCATENATE(&quot;/R&quot;;[.I2]));IF([.J2]=&quot;&quot;;&quot;&quot;;CONCATENATE(&quot;/G&quot;;[.B2];&quot;.&quot;;[.D2];&quot;.&quot;;[.F2];&quot;.&quot;;[.H2]; &quot;.&quot;;[.J2])); IF([.K2]=&quot;&quot;;&quot;&quot;;CONCATENATE(&quot;/R&quot;;[.K2])))" table:style-name="ce23">
            <text:p>C9</text:p>
          </table:table-cell>
          <table:table-cell office:value-type="string" table:style-name="ce23">
            <text:p>CRITERION.EXCLUSION.SOCIAL.ENVIRONMENTAL_LAW</text:p>
          </table:table-cell>
          <table:table-cell office:value-type="string" table:style-name="ce23">
            <text:p>a80ddb62-d25b-4e4e-ae22-3968460dc0a9</text:p>
          </table:table-cell>
          <table:table-cell office:value-type="string" table:style-name="ce23">
            <text:p>Has the economic operator, to its knowledge, breached its obligations in the fields of environmental law? As referred to for the purposes of this procurement in national law, in the relevant notice or the procurement documents or in Article 18(2) of Directive 2014/24/EU.</text:p>
          </table:table-cell>
          <table:table-cell table:style-name="ce23"/>
          <table:table-cell table:style-name="ce26"/>
          <table:table-cell table:number-columns-repeated="16367" table:style-name="ce22"/>
        </table:table-row>
        <table:table-row table:style-name="ro1">
          <table:table-cell office:value-type="float" office:value="9" table:style-name="ce21">
            <text:p>9</text:p>
          </table:table-cell>
          <table:table-cell office:value-type="float" office:value="1" table:style-name="ce22">
            <text:p>1</text:p>
          </table:table-cell>
          <table:table-cell table:number-columns-repeated="9" table:style-name="ce22"/>
          <table:table-cell office:value-type="string" office:string-value="C9/G1" table:formula="of:=CONCATENATE(IF([.A3]=&quot;&quot;;&quot;&quot;;CONCATENATE(&quot;C&quot;; [.A3]));IF([.B3]=&quot;&quot;;&quot;&quot;;CONCATENATE(&quot;/G&quot;;[.B3]));IF([.C3]=&quot;&quot;;&quot;&quot;;CONCATENATE(&quot;/R&quot;;[.C3])); IF([.D3]=&quot;&quot;;&quot;&quot;;CONCATENATE(&quot;/G&quot;;[.B3];&quot;.&quot;;[.D3])); IF([.E3]=&quot;&quot;;&quot;&quot;;CONCATENATE(&quot;/R&quot;;[.E3])); IF([.F3]=&quot;&quot;;&quot;&quot;;CONCATENATE(&quot;/G&quot;;[.B3];&quot;.&quot;;[.D3];&quot;.&quot;;[.F3])); IF([.G3]=&quot;&quot;;&quot;&quot;;CONCATENATE(&quot;/R&quot;;[.G3])); IF([.H3]=&quot;&quot;;&quot;&quot;;CONCATENATE(&quot;/G&quot;;[.B3];&quot;.&quot;;[.D3];&quot;.&quot;;[.F3];&quot;.&quot;;[.H3])); IF([.I3]=&quot;&quot;;&quot;&quot;;CONCATENATE(&quot;/R&quot;;[.I3]));IF([.J3]=&quot;&quot;;&quot;&quot;;CONCATENATE(&quot;/G&quot;;[.B3];&quot;.&quot;;[.D3];&quot;.&quot;;[.F3];&quot;.&quot;;[.H3]; &quot;.&quot;;[.J3])); IF([.K3]=&quot;&quot;;&quot;&quot;;CONCATENATE(&quot;/R&quot;;[.K3])))" table:style-name="ce22">
            <text:p>C9/G1</text:p>
          </table:table-cell>
          <table:table-cell office:value-type="string" table:style-name="ce22">
            <text:p>CRITERION.EXCLUSION.SOCIAL.ENVIRONMENTAL_LAW</text:p>
          </table:table-cell>
          <table:table-cell office:value-type="string" table:style-name="ce22">
            <text:p>976b5acb-c00f-46ca-8f83-5ce6abfdfe43</text:p>
          </table:table-cell>
          <table:table-cell table:number-columns-repeated="2" table:style-name="ce22"/>
          <table:table-cell table:style-name="ce24"/>
          <table:table-cell table:number-columns-repeated="16367" table:style-name="ce22"/>
        </table:table-row>
        <table:table-row table:style-name="ro1">
          <table:table-cell office:value-type="float" office:value="9" table:style-name="ce21">
            <text:p>9</text:p>
          </table:table-cell>
          <table:table-cell office:value-type="float" office:value="1" table:style-name="ce22">
            <text:p>1</text:p>
          </table:table-cell>
          <table:table-cell office:value-type="float" office:value="1" table:style-name="ce22">
            <text:p>1</text:p>
          </table:table-cell>
          <table:table-cell table:number-columns-repeated="8" table:style-name="ce22"/>
          <table:table-cell office:value-type="string" office:string-value="C9/G1/R1" table:formula="of:=CONCATENATE(IF([.A4]=&quot;&quot;;&quot;&quot;;CONCATENATE(&quot;C&quot;; [.A4]));IF([.B4]=&quot;&quot;;&quot;&quot;;CONCATENATE(&quot;/G&quot;;[.B4]));IF([.C4]=&quot;&quot;;&quot;&quot;;CONCATENATE(&quot;/R&quot;;[.C4])); IF([.D4]=&quot;&quot;;&quot;&quot;;CONCATENATE(&quot;/G&quot;;[.B4];&quot;.&quot;;[.D4])); IF([.E4]=&quot;&quot;;&quot;&quot;;CONCATENATE(&quot;/R&quot;;[.E4])); IF([.F4]=&quot;&quot;;&quot;&quot;;CONCATENATE(&quot;/G&quot;;[.B4];&quot;.&quot;;[.D4];&quot;.&quot;;[.F4])); IF([.G4]=&quot;&quot;;&quot;&quot;;CONCATENATE(&quot;/R&quot;;[.G4])); IF([.H4]=&quot;&quot;;&quot;&quot;;CONCATENATE(&quot;/G&quot;;[.B4];&quot;.&quot;;[.D4];&quot;.&quot;;[.F4];&quot;.&quot;;[.H4])); IF([.I4]=&quot;&quot;;&quot;&quot;;CONCATENATE(&quot;/R&quot;;[.I4]));IF([.J4]=&quot;&quot;;&quot;&quot;;CONCATENATE(&quot;/G&quot;;[.B4];&quot;.&quot;;[.D4];&quot;.&quot;;[.F4];&quot;.&quot;;[.H4]; &quot;.&quot;;[.J4])); IF([.K4]=&quot;&quot;;&quot;&quot;;CONCATENATE(&quot;/R&quot;;[.K4])))" table:style-name="ce22">
            <text:p>C9/G1/R1</text:p>
          </table:table-cell>
          <table:table-cell office:value-type="string" table:style-name="ce22">
            <text:p>CRITERION.EXCLUSION.SOCIAL.ENVIRONMENTAL_LAW</text:p>
          </table:table-cell>
          <table:table-cell office:value-type="string" table:style-name="ce22">
            <text:p>974c8196-9d1c-419c-9ca9-45bb9f5fd59a</text:p>
          </table:table-cell>
          <table:table-cell office:value-type="string" table:style-name="ce22">
            <text:p>Your answer?</text:p>
          </table:table-cell>
          <table:table-cell office:value-type="string" table:style-name="ce22">
            <text:p>GROUP_FULFILLED.ON_TRUE</text:p>
          </table:table-cell>
          <table:table-cell table:style-name="ce24"/>
          <table:table-cell table:number-columns-repeated="16367" table:style-name="ce22"/>
        </table:table-row>
        <table:table-row table:style-name="ro1">
          <table:table-cell office:value-type="float" office:value="9" table:style-name="ce21">
            <text:p>9</text:p>
          </table:table-cell>
          <table:table-cell office:value-type="float" office:value="1" table:style-name="ce22">
            <text:p>1</text:p>
          </table:table-cell>
          <table:table-cell table:style-name="ce22"/>
          <table:table-cell office:value-type="float" office:value="1" table:style-name="ce22">
            <text:p>1</text:p>
          </table:table-cell>
          <table:table-cell table:number-columns-repeated="7" table:style-name="ce22"/>
          <table:table-cell office:value-type="string" office:string-value="C9/G1/G1.1" table:formula="of:=CONCATENATE(IF([.A5]=&quot;&quot;;&quot;&quot;;CONCATENATE(&quot;C&quot;; [.A5]));IF([.B5]=&quot;&quot;;&quot;&quot;;CONCATENATE(&quot;/G&quot;;[.B5]));IF([.C5]=&quot;&quot;;&quot;&quot;;CONCATENATE(&quot;/R&quot;;[.C5])); IF([.D5]=&quot;&quot;;&quot;&quot;;CONCATENATE(&quot;/G&quot;;[.B5];&quot;.&quot;;[.D5])); IF([.E5]=&quot;&quot;;&quot;&quot;;CONCATENATE(&quot;/R&quot;;[.E5])); IF([.F5]=&quot;&quot;;&quot;&quot;;CONCATENATE(&quot;/G&quot;;[.B5];&quot;.&quot;;[.D5];&quot;.&quot;;[.F5])); IF([.G5]=&quot;&quot;;&quot;&quot;;CONCATENATE(&quot;/R&quot;;[.G5])); IF([.H5]=&quot;&quot;;&quot;&quot;;CONCATENATE(&quot;/G&quot;;[.B5];&quot;.&quot;;[.D5];&quot;.&quot;;[.F5];&quot;.&quot;;[.H5])); IF([.I5]=&quot;&quot;;&quot;&quot;;CONCATENATE(&quot;/R&quot;;[.I5]));IF([.J5]=&quot;&quot;;&quot;&quot;;CONCATENATE(&quot;/G&quot;;[.B5];&quot;.&quot;;[.D5];&quot;.&quot;;[.F5];&quot;.&quot;;[.H5]; &quot;.&quot;;[.J5])); IF([.K5]=&quot;&quot;;&quot;&quot;;CONCATENATE(&quot;/R&quot;;[.K5])))" table:style-name="ce22">
            <text:p>C9/G1/G1.1</text:p>
          </table:table-cell>
          <table:table-cell office:value-type="string" table:style-name="ce22">
            <text:p>CRITERION.EXCLUSION.SOCIAL.ENVIRONMENTAL_LAW</text:p>
          </table:table-cell>
          <table:table-cell office:value-type="string" table:style-name="ce22">
            <text:p>64a2102c-4af1-4ecb-97b3-0c41907ec0f6</text:p>
          </table:table-cell>
          <table:table-cell table:number-columns-repeated="2" table:style-name="ce22"/>
          <table:table-cell table:style-name="ce24"/>
          <table:table-cell table:number-columns-repeated="16367" table:style-name="ce22"/>
        </table:table-row>
        <table:table-row table:style-name="ro1">
          <table:table-cell office:value-type="float" office:value="9" table:style-name="ce21">
            <text:p>9</text:p>
          </table:table-cell>
          <table:table-cell office:value-type="float" office:value="1" table:style-name="ce22">
            <text:p>1</text:p>
          </table:table-cell>
          <table:table-cell table:style-name="ce22"/>
          <table:table-cell office:value-type="float" office:value="1" table:style-name="ce22">
            <text:p>1</text:p>
          </table:table-cell>
          <table:table-cell office:value-type="float" office:value="1" table:style-name="ce22">
            <text:p>1</text:p>
          </table:table-cell>
          <table:table-cell table:number-columns-repeated="6" table:style-name="ce22"/>
          <table:table-cell office:value-type="string" office:string-value="C9/G1/G1.1/R1" table:formula="of:=CONCATENATE(IF([.A6]=&quot;&quot;;&quot;&quot;;CONCATENATE(&quot;C&quot;; [.A6]));IF([.B6]=&quot;&quot;;&quot;&quot;;CONCATENATE(&quot;/G&quot;;[.B6]));IF([.C6]=&quot;&quot;;&quot;&quot;;CONCATENATE(&quot;/R&quot;;[.C6])); IF([.D6]=&quot;&quot;;&quot;&quot;;CONCATENATE(&quot;/G&quot;;[.B6];&quot;.&quot;;[.D6])); IF([.E6]=&quot;&quot;;&quot;&quot;;CONCATENATE(&quot;/R&quot;;[.E6])); IF([.F6]=&quot;&quot;;&quot;&quot;;CONCATENATE(&quot;/G&quot;;[.B6];&quot;.&quot;;[.D6];&quot;.&quot;;[.F6])); IF([.G6]=&quot;&quot;;&quot;&quot;;CONCATENATE(&quot;/R&quot;;[.G6])); IF([.H6]=&quot;&quot;;&quot;&quot;;CONCATENATE(&quot;/G&quot;;[.B6];&quot;.&quot;;[.D6];&quot;.&quot;;[.F6];&quot;.&quot;;[.H6])); IF([.I6]=&quot;&quot;;&quot;&quot;;CONCATENATE(&quot;/R&quot;;[.I6]));IF([.J6]=&quot;&quot;;&quot;&quot;;CONCATENATE(&quot;/G&quot;;[.B6];&quot;.&quot;;[.D6];&quot;.&quot;;[.F6];&quot;.&quot;;[.H6]; &quot;.&quot;;[.J6])); IF([.K6]=&quot;&quot;;&quot;&quot;;CONCATENATE(&quot;/R&quot;;[.K6])))" table:style-name="ce22">
            <text:p>C9/G1/G1.1/R1</text:p>
          </table:table-cell>
          <table:table-cell office:value-type="string" table:style-name="ce22">
            <text:p>CRITERION.EXCLUSION.SOCIAL.ENVIRONMENTAL_LAW</text:p>
          </table:table-cell>
          <table:table-cell office:value-type="string" table:style-name="ce22">
            <text:p>e098da8e-4717-4500-965f-f882d5b4e1ad</text:p>
          </table:table-cell>
          <table:table-cell office:value-type="string" table:style-name="ce22">
            <text:p>Please describe them</text:p>
          </table:table-cell>
          <table:table-cell table:style-name="ce22"/>
          <table:table-cell table:style-name="ce24"/>
          <table:table-cell table:number-columns-repeated="16367" table:style-name="ce22"/>
        </table:table-row>
        <table:table-row table:style-name="ro1">
          <table:table-cell office:value-type="float" office:value="9" table:style-name="ce21">
            <text:p>9</text:p>
          </table:table-cell>
          <table:table-cell office:value-type="float" office:value="1" table:style-name="ce22">
            <text:p>1</text:p>
          </table:table-cell>
          <table:table-cell table:style-name="ce22"/>
          <table:table-cell office:value-type="float" office:value="1" table:style-name="ce22">
            <text:p>1</text:p>
          </table:table-cell>
          <table:table-cell table:style-name="ce22"/>
          <table:table-cell office:value-type="float" office:value="1" table:style-name="ce22">
            <text:p>1</text:p>
          </table:table-cell>
          <table:table-cell table:number-columns-repeated="5" table:style-name="ce22"/>
          <table:table-cell office:value-type="string" office:string-value="C9/G1/G1.1/G1.1.1" table:formula="of:=CONCATENATE(IF([.A7]=&quot;&quot;;&quot;&quot;;CONCATENATE(&quot;C&quot;; [.A7]));IF([.B7]=&quot;&quot;;&quot;&quot;;CONCATENATE(&quot;/G&quot;;[.B7]));IF([.C7]=&quot;&quot;;&quot;&quot;;CONCATENATE(&quot;/R&quot;;[.C7])); IF([.D7]=&quot;&quot;;&quot;&quot;;CONCATENATE(&quot;/G&quot;;[.B7];&quot;.&quot;;[.D7])); IF([.E7]=&quot;&quot;;&quot;&quot;;CONCATENATE(&quot;/R&quot;;[.E7])); IF([.F7]=&quot;&quot;;&quot;&quot;;CONCATENATE(&quot;/G&quot;;[.B7];&quot;.&quot;;[.D7];&quot;.&quot;;[.F7])); IF([.G7]=&quot;&quot;;&quot;&quot;;CONCATENATE(&quot;/R&quot;;[.G7])); IF([.H7]=&quot;&quot;;&quot;&quot;;CONCATENATE(&quot;/G&quot;;[.B7];&quot;.&quot;;[.D7];&quot;.&quot;;[.F7];&quot;.&quot;;[.H7])); IF([.I7]=&quot;&quot;;&quot;&quot;;CONCATENATE(&quot;/R&quot;;[.I7]));IF([.J7]=&quot;&quot;;&quot;&quot;;CONCATENATE(&quot;/G&quot;;[.B7];&quot;.&quot;;[.D7];&quot;.&quot;;[.F7];&quot;.&quot;;[.H7]; &quot;.&quot;;[.J7])); IF([.K7]=&quot;&quot;;&quot;&quot;;CONCATENATE(&quot;/R&quot;;[.K7])))" table:style-name="ce22">
            <text:p>C9/G1/G1.1/G1.1.1</text:p>
          </table:table-cell>
          <table:table-cell office:value-type="string" table:style-name="ce22">
            <text:p>CRITERION.EXCLUSION.SOCIAL.ENVIRONMENTAL_LAW</text:p>
          </table:table-cell>
          <table:table-cell office:value-type="string" table:style-name="ce22">
            <text:p>5f9f09f7-f701-432c-9fdc-c22c124a74c9</text:p>
          </table:table-cell>
          <table:table-cell table:number-columns-repeated="2" table:style-name="ce22"/>
          <table:table-cell table:style-name="ce24"/>
          <table:table-cell table:number-columns-repeated="16367" table:style-name="ce22"/>
        </table:table-row>
        <table:table-row table:style-name="ro1">
          <table:table-cell office:value-type="float" office:value="9" table:style-name="ce21">
            <text:p>9</text:p>
          </table:table-cell>
          <table:table-cell office:value-type="float" office:value="1" table:style-name="ce22">
            <text:p>1</text:p>
          </table:table-cell>
          <table:table-cell table:style-name="ce22"/>
          <table:table-cell office:value-type="float" office:value="1" table:style-name="ce22">
            <text:p>1</text:p>
          </table:table-cell>
          <table:table-cell table:style-name="ce22"/>
          <table:table-cell office:value-type="float" office:value="1" table:style-name="ce22">
            <text:p>1</text:p>
          </table:table-cell>
          <table:table-cell office:value-type="float" office:value="1" table:style-name="ce22">
            <text:p>1</text:p>
          </table:table-cell>
          <table:table-cell table:number-columns-repeated="4" table:style-name="ce22"/>
          <table:table-cell office:value-type="string" office:string-value="C9/G1/G1.1/G1.1.1/R1" table:formula="of:=CONCATENATE(IF([.A8]=&quot;&quot;;&quot;&quot;;CONCATENATE(&quot;C&quot;; [.A8]));IF([.B8]=&quot;&quot;;&quot;&quot;;CONCATENATE(&quot;/G&quot;;[.B8]));IF([.C8]=&quot;&quot;;&quot;&quot;;CONCATENATE(&quot;/R&quot;;[.C8])); IF([.D8]=&quot;&quot;;&quot;&quot;;CONCATENATE(&quot;/G&quot;;[.B8];&quot;.&quot;;[.D8])); IF([.E8]=&quot;&quot;;&quot;&quot;;CONCATENATE(&quot;/R&quot;;[.E8])); IF([.F8]=&quot;&quot;;&quot;&quot;;CONCATENATE(&quot;/G&quot;;[.B8];&quot;.&quot;;[.D8];&quot;.&quot;;[.F8])); IF([.G8]=&quot;&quot;;&quot;&quot;;CONCATENATE(&quot;/R&quot;;[.G8])); IF([.H8]=&quot;&quot;;&quot;&quot;;CONCATENATE(&quot;/G&quot;;[.B8];&quot;.&quot;;[.D8];&quot;.&quot;;[.F8];&quot;.&quot;;[.H8])); IF([.I8]=&quot;&quot;;&quot;&quot;;CONCATENATE(&quot;/R&quot;;[.I8]));IF([.J8]=&quot;&quot;;&quot;&quot;;CONCATENATE(&quot;/G&quot;;[.B8];&quot;.&quot;;[.D8];&quot;.&quot;;[.F8];&quot;.&quot;;[.H8]; &quot;.&quot;;[.J8])); IF([.K8]=&quot;&quot;;&quot;&quot;;CONCATENATE(&quot;/R&quot;;[.K8])))" table:style-name="ce22">
            <text:p>C9/G1/G1.1/G1.1.1/R1</text:p>
          </table:table-cell>
          <table:table-cell office:value-type="string" table:style-name="ce22">
            <text:p>CRITERION.EXCLUSION.SOCIAL.ENVIRONMENTAL_LAW</text:p>
          </table:table-cell>
          <table:table-cell office:value-type="string" table:style-name="ce22">
            <text:p>20c5361b-7599-4ee6-b030-7f8323174d1e</text:p>
          </table:table-cell>
          <table:table-cell office:value-type="string" table:style-name="ce22">
            <text:p>Have you taken measures to demonstrate your reliability ("Self-Cleaning")?</text:p>
          </table:table-cell>
          <table:table-cell table:style-name="ce22"/>
          <table:table-cell table:style-name="ce24"/>
          <table:table-cell table:number-columns-repeated="16367" table:style-name="ce22"/>
        </table:table-row>
        <table:table-row table:style-name="ro1">
          <table:table-cell office:value-type="float" office:value="9" table:style-name="ce21">
            <text:p>9</text:p>
          </table:table-cell>
          <table:table-cell office:value-type="float" office:value="1" table:style-name="ce22">
            <text:p>1</text:p>
          </table:table-cell>
          <table:table-cell table:style-name="ce22"/>
          <table:table-cell office:value-type="float" office:value="1" table:style-name="ce22">
            <text:p>1</text:p>
          </table:table-cell>
          <table:table-cell table:style-name="ce22"/>
          <table:table-cell office:value-type="float" office:value="1" table:style-name="ce22">
            <text:p>1</text:p>
          </table:table-cell>
          <table:table-cell table:style-name="ce22"/>
          <table:table-cell office:value-type="float" office:value="1" table:style-name="ce22">
            <text:p>1</text:p>
          </table:table-cell>
          <table:table-cell table:number-columns-repeated="3" table:style-name="ce22"/>
          <table:table-cell office:value-type="string" office:string-value="C9/G1/G1.1/G1.1.1/G1.1.1.1" table:formula="of:=CONCATENATE(IF([.A9]=&quot;&quot;;&quot;&quot;;CONCATENATE(&quot;C&quot;; [.A9]));IF([.B9]=&quot;&quot;;&quot;&quot;;CONCATENATE(&quot;/G&quot;;[.B9]));IF([.C9]=&quot;&quot;;&quot;&quot;;CONCATENATE(&quot;/R&quot;;[.C9])); IF([.D9]=&quot;&quot;;&quot;&quot;;CONCATENATE(&quot;/G&quot;;[.B9];&quot;.&quot;;[.D9])); IF([.E9]=&quot;&quot;;&quot;&quot;;CONCATENATE(&quot;/R&quot;;[.E9])); IF([.F9]=&quot;&quot;;&quot;&quot;;CONCATENATE(&quot;/G&quot;;[.B9];&quot;.&quot;;[.D9];&quot;.&quot;;[.F9])); IF([.G9]=&quot;&quot;;&quot;&quot;;CONCATENATE(&quot;/R&quot;;[.G9])); IF([.H9]=&quot;&quot;;&quot;&quot;;CONCATENATE(&quot;/G&quot;;[.B9];&quot;.&quot;;[.D9];&quot;.&quot;;[.F9];&quot;.&quot;;[.H9])); IF([.I9]=&quot;&quot;;&quot;&quot;;CONCATENATE(&quot;/R&quot;;[.I9]));IF([.J9]=&quot;&quot;;&quot;&quot;;CONCATENATE(&quot;/G&quot;;[.B9];&quot;.&quot;;[.D9];&quot;.&quot;;[.F9];&quot;.&quot;;[.H9]; &quot;.&quot;;[.J9])); IF([.K9]=&quot;&quot;;&quot;&quot;;CONCATENATE(&quot;/R&quot;;[.K9])))" table:style-name="ce22">
            <text:p>C9/G1/G1.1/G1.1.1/G1.1.1.1</text:p>
          </table:table-cell>
          <table:table-cell office:value-type="string" table:style-name="ce22">
            <text:p>CRITERION.EXCLUSION.SOCIAL.ENVIRONMENTAL_LAW</text:p>
          </table:table-cell>
          <table:table-cell office:value-type="string" table:style-name="ce22">
            <text:p>74e6c7b4-757b-4b40-ada6-fad6a997c310</text:p>
          </table:table-cell>
          <table:table-cell table:style-name="ce22"/>
          <table:table-cell office:value-type="string" table:style-name="ce22">
            <text:p>GROUP_FULFILLED.ON_TRUE</text:p>
          </table:table-cell>
          <table:table-cell table:style-name="ce24"/>
          <table:table-cell table:number-columns-repeated="16367" table:style-name="ce22"/>
        </table:table-row>
        <table:table-row table:style-name="ro1">
          <table:table-cell office:value-type="float" office:value="9" table:style-name="ce21">
            <text:p>9</text:p>
          </table:table-cell>
          <table:table-cell office:value-type="float" office:value="1" table:style-name="ce22">
            <text:p>1</text:p>
          </table:table-cell>
          <table:table-cell table:style-name="ce22"/>
          <table:table-cell office:value-type="float" office:value="1" table:style-name="ce22">
            <text:p>1</text:p>
          </table:table-cell>
          <table:table-cell table:style-name="ce22"/>
          <table:table-cell office:value-type="float" office:value="1" table:style-name="ce22">
            <text:p>1</text:p>
          </table:table-cell>
          <table:table-cell table:style-name="ce22"/>
          <table:table-cell office:value-type="float" office:value="1" table:style-name="ce22">
            <text:p>1</text:p>
          </table:table-cell>
          <table:table-cell office:value-type="float" office:value="1" table:style-name="ce22">
            <text:p>1</text:p>
          </table:table-cell>
          <table:table-cell table:number-columns-repeated="2" table:style-name="ce22"/>
          <table:table-cell office:value-type="string" office:string-value="C9/G1/G1.1/G1.1.1/G1.1.1.1/R1" table:formula="of:=CONCATENATE(IF([.A10]=&quot;&quot;;&quot;&quot;;CONCATENATE(&quot;C&quot;; [.A10]));IF([.B10]=&quot;&quot;;&quot;&quot;;CONCATENATE(&quot;/G&quot;;[.B10]));IF([.C10]=&quot;&quot;;&quot;&quot;;CONCATENATE(&quot;/R&quot;;[.C10])); IF([.D10]=&quot;&quot;;&quot;&quot;;CONCATENATE(&quot;/G&quot;;[.B10];&quot;.&quot;;[.D10])); IF([.E10]=&quot;&quot;;&quot;&quot;;CONCATENATE(&quot;/R&quot;;[.E10])); IF([.F10]=&quot;&quot;;&quot;&quot;;CONCATENATE(&quot;/G&quot;;[.B10];&quot;.&quot;;[.D10];&quot;.&quot;;[.F10])); IF([.G10]=&quot;&quot;;&quot;&quot;;CONCATENATE(&quot;/R&quot;;[.G10])); IF([.H10]=&quot;&quot;;&quot;&quot;;CONCATENATE(&quot;/G&quot;;[.B10];&quot;.&quot;;[.D10];&quot;.&quot;;[.F10];&quot;.&quot;;[.H10])); IF([.I10]=&quot;&quot;;&quot;&quot;;CONCATENATE(&quot;/R&quot;;[.I10]));IF([.J10]=&quot;&quot;;&quot;&quot;;CONCATENATE(&quot;/G&quot;;[.B10];&quot;.&quot;;[.D10];&quot;.&quot;;[.F10];&quot;.&quot;;[.H10]; &quot;.&quot;;[.J10])); IF([.K10]=&quot;&quot;;&quot;&quot;;CONCATENATE(&quot;/R&quot;;[.K10])))" table:style-name="ce22">
            <text:p>C9/G1/G1.1/G1.1.1/G1.1.1.1/R1</text:p>
          </table:table-cell>
          <table:table-cell office:value-type="string" table:style-name="ce22">
            <text:p>CRITERION.EXCLUSION.SOCIAL.ENVIRONMENTAL_LAW</text:p>
          </table:table-cell>
          <table:table-cell office:value-type="string" table:style-name="ce22">
            <text:p>7b07904f-e080-401a-a3a1-9a3efeeda54b</text:p>
          </table:table-cell>
          <table:table-cell office:value-type="string" table:style-name="ce22">
            <text:p>Please describe them</text:p>
          </table:table-cell>
          <table:table-cell table:style-name="ce22"/>
          <table:table-cell table:style-name="ce24"/>
          <table:table-cell table:number-columns-repeated="16367" table:style-name="ce22"/>
        </table:table-row>
        <table:table-row table:style-name="ro1">
          <table:table-cell office:value-type="float" office:value="10" table:style-name="ce18">
            <text:p>10</text:p>
          </table:table-cell>
          <table:table-cell table:number-columns-repeated="10" table:style-name="ce18"/>
          <table:table-cell office:value-type="string" office:string-value="C10" table:formula="of:=CONCATENATE(IF([.A11]=&quot;&quot;;&quot;&quot;;CONCATENATE(&quot;C&quot;; [.A11]));IF([.B11]=&quot;&quot;;&quot;&quot;;CONCATENATE(&quot;/G&quot;;[.B11]));IF([.C11]=&quot;&quot;;&quot;&quot;;CONCATENATE(&quot;/R&quot;;[.C11])); IF([.D11]=&quot;&quot;;&quot;&quot;;CONCATENATE(&quot;/G&quot;;[.B11];&quot;.&quot;;[.D11])); IF([.E11]=&quot;&quot;;&quot;&quot;;CONCATENATE(&quot;/R&quot;;[.E11])); IF([.F11]=&quot;&quot;;&quot;&quot;;CONCATENATE(&quot;/G&quot;;[.B11];&quot;.&quot;;[.D11];&quot;.&quot;;[.F11])); IF([.G11]=&quot;&quot;;&quot;&quot;;CONCATENATE(&quot;/R&quot;;[.G11])); IF([.H11]=&quot;&quot;;&quot;&quot;;CONCATENATE(&quot;/G&quot;;[.B11];&quot;.&quot;;[.D11];&quot;.&quot;;[.F11];&quot;.&quot;;[.H11])); IF([.I11]=&quot;&quot;;&quot;&quot;;CONCATENATE(&quot;/R&quot;;[.I11]));IF([.J11]=&quot;&quot;;&quot;&quot;;CONCATENATE(&quot;/G&quot;;[.B11];&quot;.&quot;;[.D11];&quot;.&quot;;[.F11];&quot;.&quot;;[.H11]; &quot;.&quot;;[.J11])); IF([.K11]=&quot;&quot;;&quot;&quot;;CONCATENATE(&quot;/R&quot;;[.K11])))" table:style-name="ce18">
            <text:p>C10</text:p>
          </table:table-cell>
          <table:table-cell office:value-type="string" table:style-name="ce18">
            <text:p>CRITERION.EXCLUSION.SOCIAL.SOCIAL_LAW</text:p>
          </table:table-cell>
          <table:table-cell office:value-type="string" table:style-name="ce18">
            <text:p>a261a395-ed17-4939-9c75-b9ff1109ca6e</text:p>
          </table:table-cell>
          <table:table-cell office:value-type="string" table:style-name="ce18">
            <text:p>Has the economic operator, to its knowledge, breached its obligations in the fields of social law? As referred to for the purposes of this procurement in national law, in the relevant notice or the procurement documents or in Article 18(2) of Directive 2014/24/EU.</text:p>
          </table:table-cell>
          <table:table-cell table:style-name="ce18"/>
          <table:table-cell table:style-name="ce25"/>
          <table:table-cell table:number-columns-repeated="16367" table:style-name="ce21"/>
        </table:table-row>
        <table:table-row table:style-name="ro1">
          <table:table-cell office:value-type="float" office:value="10" table:style-name="ce21">
            <text:p>10</text:p>
          </table:table-cell>
          <table:table-cell office:value-type="float" office:value="1" table:style-name="ce22">
            <text:p>1</text:p>
          </table:table-cell>
          <table:table-cell table:number-columns-repeated="9" table:style-name="ce22"/>
          <table:table-cell office:value-type="string" office:string-value="C10/G1" table:formula="of:=CONCATENATE(IF([.A12]=&quot;&quot;;&quot;&quot;;CONCATENATE(&quot;C&quot;; [.A12]));IF([.B12]=&quot;&quot;;&quot;&quot;;CONCATENATE(&quot;/G&quot;;[.B12]));IF([.C12]=&quot;&quot;;&quot;&quot;;CONCATENATE(&quot;/R&quot;;[.C12])); IF([.D12]=&quot;&quot;;&quot;&quot;;CONCATENATE(&quot;/G&quot;;[.B12];&quot;.&quot;;[.D12])); IF([.E12]=&quot;&quot;;&quot;&quot;;CONCATENATE(&quot;/R&quot;;[.E12])); IF([.F12]=&quot;&quot;;&quot;&quot;;CONCATENATE(&quot;/G&quot;;[.B12];&quot;.&quot;;[.D12];&quot;.&quot;;[.F12])); IF([.G12]=&quot;&quot;;&quot;&quot;;CONCATENATE(&quot;/R&quot;;[.G12])); IF([.H12]=&quot;&quot;;&quot;&quot;;CONCATENATE(&quot;/G&quot;;[.B12];&quot;.&quot;;[.D12];&quot;.&quot;;[.F12];&quot;.&quot;;[.H12])); IF([.I12]=&quot;&quot;;&quot;&quot;;CONCATENATE(&quot;/R&quot;;[.I12]));IF([.J12]=&quot;&quot;;&quot;&quot;;CONCATENATE(&quot;/G&quot;;[.B12];&quot;.&quot;;[.D12];&quot;.&quot;;[.F12];&quot;.&quot;;[.H12]; &quot;.&quot;;[.J12])); IF([.K12]=&quot;&quot;;&quot;&quot;;CONCATENATE(&quot;/R&quot;;[.K12])))" table:style-name="ce22">
            <text:p>C10/G1</text:p>
          </table:table-cell>
          <table:table-cell office:value-type="string" table:style-name="ce22">
            <text:p>CRITERION.EXCLUSION.SOCIAL.SOCIAL_LAW</text:p>
          </table:table-cell>
          <table:table-cell office:value-type="string" table:style-name="ce22">
            <text:p>976b5acb-c00f-46ca-8f83-5ce6abfdfe43</text:p>
          </table:table-cell>
          <table:table-cell table:number-columns-repeated="2" table:style-name="ce22"/>
          <table:table-cell table:style-name="ce24"/>
          <table:table-cell table:number-columns-repeated="16367" table:style-name="ce22"/>
        </table:table-row>
        <table:table-row table:style-name="ro1">
          <table:table-cell office:value-type="float" office:value="10" table:style-name="ce21">
            <text:p>10</text:p>
          </table:table-cell>
          <table:table-cell office:value-type="float" office:value="1" table:style-name="ce22">
            <text:p>1</text:p>
          </table:table-cell>
          <table:table-cell office:value-type="float" office:value="1" table:style-name="ce22">
            <text:p>1</text:p>
          </table:table-cell>
          <table:table-cell table:number-columns-repeated="8" table:style-name="ce22"/>
          <table:table-cell office:value-type="string" office:string-value="C10/G1/R1" table:formula="of:=CONCATENATE(IF([.A13]=&quot;&quot;;&quot;&quot;;CONCATENATE(&quot;C&quot;; [.A13]));IF([.B13]=&quot;&quot;;&quot;&quot;;CONCATENATE(&quot;/G&quot;;[.B13]));IF([.C13]=&quot;&quot;;&quot;&quot;;CONCATENATE(&quot;/R&quot;;[.C13])); IF([.D13]=&quot;&quot;;&quot;&quot;;CONCATENATE(&quot;/G&quot;;[.B13];&quot;.&quot;;[.D13])); IF([.E13]=&quot;&quot;;&quot;&quot;;CONCATENATE(&quot;/R&quot;;[.E13])); IF([.F13]=&quot;&quot;;&quot;&quot;;CONCATENATE(&quot;/G&quot;;[.B13];&quot;.&quot;;[.D13];&quot;.&quot;;[.F13])); IF([.G13]=&quot;&quot;;&quot;&quot;;CONCATENATE(&quot;/R&quot;;[.G13])); IF([.H13]=&quot;&quot;;&quot;&quot;;CONCATENATE(&quot;/G&quot;;[.B13];&quot;.&quot;;[.D13];&quot;.&quot;;[.F13];&quot;.&quot;;[.H13])); IF([.I13]=&quot;&quot;;&quot;&quot;;CONCATENATE(&quot;/R&quot;;[.I13]));IF([.J13]=&quot;&quot;;&quot;&quot;;CONCATENATE(&quot;/G&quot;;[.B13];&quot;.&quot;;[.D13];&quot;.&quot;;[.F13];&quot;.&quot;;[.H13]; &quot;.&quot;;[.J13])); IF([.K13]=&quot;&quot;;&quot;&quot;;CONCATENATE(&quot;/R&quot;;[.K13])))" table:style-name="ce22">
            <text:p>C10/G1/R1</text:p>
          </table:table-cell>
          <table:table-cell office:value-type="string" table:style-name="ce22">
            <text:p>CRITERION.EXCLUSION.SOCIAL.SOCIAL_LAW</text:p>
          </table:table-cell>
          <table:table-cell office:value-type="string" table:style-name="ce22">
            <text:p>974c8196-9d1c-419c-9ca9-45bb9f5fd59a</text:p>
          </table:table-cell>
          <table:table-cell office:value-type="string" table:style-name="ce22">
            <text:p>Your answer?</text:p>
          </table:table-cell>
          <table:table-cell table:style-name="ce22"/>
          <table:table-cell table:style-name="ce24"/>
          <table:table-cell table:number-columns-repeated="16367" table:style-name="ce22"/>
        </table:table-row>
        <table:table-row table:style-name="ro1">
          <table:table-cell office:value-type="float" office:value="10" table:style-name="ce21">
            <text:p>10</text:p>
          </table:table-cell>
          <table:table-cell office:value-type="float" office:value="1" table:style-name="ce22">
            <text:p>1</text:p>
          </table:table-cell>
          <table:table-cell table:style-name="ce22"/>
          <table:table-cell office:value-type="float" office:value="1" table:style-name="ce22">
            <text:p>1</text:p>
          </table:table-cell>
          <table:table-cell table:number-columns-repeated="7" table:style-name="ce22"/>
          <table:table-cell office:value-type="string" office:string-value="C10/G1/G1.1" table:formula="of:=CONCATENATE(IF([.A14]=&quot;&quot;;&quot;&quot;;CONCATENATE(&quot;C&quot;; [.A14]));IF([.B14]=&quot;&quot;;&quot;&quot;;CONCATENATE(&quot;/G&quot;;[.B14]));IF([.C14]=&quot;&quot;;&quot;&quot;;CONCATENATE(&quot;/R&quot;;[.C14])); IF([.D14]=&quot;&quot;;&quot;&quot;;CONCATENATE(&quot;/G&quot;;[.B14];&quot;.&quot;;[.D14])); IF([.E14]=&quot;&quot;;&quot;&quot;;CONCATENATE(&quot;/R&quot;;[.E14])); IF([.F14]=&quot;&quot;;&quot;&quot;;CONCATENATE(&quot;/G&quot;;[.B14];&quot;.&quot;;[.D14];&quot;.&quot;;[.F14])); IF([.G14]=&quot;&quot;;&quot;&quot;;CONCATENATE(&quot;/R&quot;;[.G14])); IF([.H14]=&quot;&quot;;&quot;&quot;;CONCATENATE(&quot;/G&quot;;[.B14];&quot;.&quot;;[.D14];&quot;.&quot;;[.F14];&quot;.&quot;;[.H14])); IF([.I14]=&quot;&quot;;&quot;&quot;;CONCATENATE(&quot;/R&quot;;[.I14]));IF([.J14]=&quot;&quot;;&quot;&quot;;CONCATENATE(&quot;/G&quot;;[.B14];&quot;.&quot;;[.D14];&quot;.&quot;;[.F14];&quot;.&quot;;[.H14]; &quot;.&quot;;[.J14])); IF([.K14]=&quot;&quot;;&quot;&quot;;CONCATENATE(&quot;/R&quot;;[.K14])))" table:style-name="ce22">
            <text:p>C10/G1/G1.1</text:p>
          </table:table-cell>
          <table:table-cell office:value-type="string" table:style-name="ce22">
            <text:p>CRITERION.EXCLUSION.SOCIAL.SOCIAL_LAW</text:p>
          </table:table-cell>
          <table:table-cell office:value-type="string" table:style-name="ce22">
            <text:p>64a2102c-4af1-4ecb-97b3-0c41907ec0f6</text:p>
          </table:table-cell>
          <table:table-cell table:style-name="ce22"/>
          <table:table-cell office:value-type="string" table:style-name="ce22">
            <text:p>GROUP_FULFILLED.ON_TRUE</text:p>
          </table:table-cell>
          <table:table-cell table:style-name="ce24"/>
          <table:table-cell table:number-columns-repeated="16367" table:style-name="ce22"/>
        </table:table-row>
        <table:table-row table:style-name="ro1">
          <table:table-cell office:value-type="float" office:value="10" table:style-name="ce21">
            <text:p>10</text:p>
          </table:table-cell>
          <table:table-cell office:value-type="float" office:value="1" table:style-name="ce22">
            <text:p>1</text:p>
          </table:table-cell>
          <table:table-cell table:style-name="ce22"/>
          <table:table-cell office:value-type="float" office:value="1" table:style-name="ce22">
            <text:p>1</text:p>
          </table:table-cell>
          <table:table-cell office:value-type="float" office:value="1" table:style-name="ce22">
            <text:p>1</text:p>
          </table:table-cell>
          <table:table-cell table:number-columns-repeated="6" table:style-name="ce22"/>
          <table:table-cell office:value-type="string" office:string-value="C10/G1/G1.1/R1" table:formula="of:=CONCATENATE(IF([.A15]=&quot;&quot;;&quot;&quot;;CONCATENATE(&quot;C&quot;; [.A15]));IF([.B15]=&quot;&quot;;&quot;&quot;;CONCATENATE(&quot;/G&quot;;[.B15]));IF([.C15]=&quot;&quot;;&quot;&quot;;CONCATENATE(&quot;/R&quot;;[.C15])); IF([.D15]=&quot;&quot;;&quot;&quot;;CONCATENATE(&quot;/G&quot;;[.B15];&quot;.&quot;;[.D15])); IF([.E15]=&quot;&quot;;&quot;&quot;;CONCATENATE(&quot;/R&quot;;[.E15])); IF([.F15]=&quot;&quot;;&quot;&quot;;CONCATENATE(&quot;/G&quot;;[.B15];&quot;.&quot;;[.D15];&quot;.&quot;;[.F15])); IF([.G15]=&quot;&quot;;&quot;&quot;;CONCATENATE(&quot;/R&quot;;[.G15])); IF([.H15]=&quot;&quot;;&quot;&quot;;CONCATENATE(&quot;/G&quot;;[.B15];&quot;.&quot;;[.D15];&quot;.&quot;;[.F15];&quot;.&quot;;[.H15])); IF([.I15]=&quot;&quot;;&quot;&quot;;CONCATENATE(&quot;/R&quot;;[.I15]));IF([.J15]=&quot;&quot;;&quot;&quot;;CONCATENATE(&quot;/G&quot;;[.B15];&quot;.&quot;;[.D15];&quot;.&quot;;[.F15];&quot;.&quot;;[.H15]; &quot;.&quot;;[.J15])); IF([.K15]=&quot;&quot;;&quot;&quot;;CONCATENATE(&quot;/R&quot;;[.K15])))" table:style-name="ce22">
            <text:p>C10/G1/G1.1/R1</text:p>
          </table:table-cell>
          <table:table-cell office:value-type="string" table:style-name="ce22">
            <text:p>CRITERION.EXCLUSION.SOCIAL.SOCIAL_LAW</text:p>
          </table:table-cell>
          <table:table-cell office:value-type="string" table:style-name="ce22">
            <text:p>e098da8e-4717-4500-965f-f882d5b4e1ad</text:p>
          </table:table-cell>
          <table:table-cell office:value-type="string" table:style-name="ce22">
            <text:p>Please describe them</text:p>
          </table:table-cell>
          <table:table-cell table:style-name="ce22"/>
          <table:table-cell table:style-name="ce24"/>
          <table:table-cell table:number-columns-repeated="16367" table:style-name="ce22"/>
        </table:table-row>
        <table:table-row table:style-name="ro1">
          <table:table-cell office:value-type="float" office:value="10" table:style-name="ce21">
            <text:p>10</text:p>
          </table:table-cell>
          <table:table-cell office:value-type="float" office:value="1" table:style-name="ce22">
            <text:p>1</text:p>
          </table:table-cell>
          <table:table-cell table:style-name="ce22"/>
          <table:table-cell office:value-type="float" office:value="1" table:style-name="ce22">
            <text:p>1</text:p>
          </table:table-cell>
          <table:table-cell table:style-name="ce22"/>
          <table:table-cell office:value-type="float" office:value="1" table:style-name="ce22">
            <text:p>1</text:p>
          </table:table-cell>
          <table:table-cell table:number-columns-repeated="5" table:style-name="ce22"/>
          <table:table-cell office:value-type="string" office:string-value="C10/G1/G1.1/G1.1.1" table:formula="of:=CONCATENATE(IF([.A16]=&quot;&quot;;&quot;&quot;;CONCATENATE(&quot;C&quot;; [.A16]));IF([.B16]=&quot;&quot;;&quot;&quot;;CONCATENATE(&quot;/G&quot;;[.B16]));IF([.C16]=&quot;&quot;;&quot;&quot;;CONCATENATE(&quot;/R&quot;;[.C16])); IF([.D16]=&quot;&quot;;&quot;&quot;;CONCATENATE(&quot;/G&quot;;[.B16];&quot;.&quot;;[.D16])); IF([.E16]=&quot;&quot;;&quot;&quot;;CONCATENATE(&quot;/R&quot;;[.E16])); IF([.F16]=&quot;&quot;;&quot;&quot;;CONCATENATE(&quot;/G&quot;;[.B16];&quot;.&quot;;[.D16];&quot;.&quot;;[.F16])); IF([.G16]=&quot;&quot;;&quot;&quot;;CONCATENATE(&quot;/R&quot;;[.G16])); IF([.H16]=&quot;&quot;;&quot;&quot;;CONCATENATE(&quot;/G&quot;;[.B16];&quot;.&quot;;[.D16];&quot;.&quot;;[.F16];&quot;.&quot;;[.H16])); IF([.I16]=&quot;&quot;;&quot;&quot;;CONCATENATE(&quot;/R&quot;;[.I16]));IF([.J16]=&quot;&quot;;&quot;&quot;;CONCATENATE(&quot;/G&quot;;[.B16];&quot;.&quot;;[.D16];&quot;.&quot;;[.F16];&quot;.&quot;;[.H16]; &quot;.&quot;;[.J16])); IF([.K16]=&quot;&quot;;&quot;&quot;;CONCATENATE(&quot;/R&quot;;[.K16])))" table:style-name="ce22">
            <text:p>C10/G1/G1.1/G1.1.1</text:p>
          </table:table-cell>
          <table:table-cell office:value-type="string" table:style-name="ce22">
            <text:p>CRITERION.EXCLUSION.SOCIAL.SOCIAL_LAW</text:p>
          </table:table-cell>
          <table:table-cell office:value-type="string" table:style-name="ce22">
            <text:p>5f9f09f7-f701-432c-9fdc-c22c124a74c9</text:p>
          </table:table-cell>
          <table:table-cell table:number-columns-repeated="2" table:style-name="ce22"/>
          <table:table-cell table:style-name="ce24"/>
          <table:table-cell table:number-columns-repeated="16367" table:style-name="ce22"/>
        </table:table-row>
        <table:table-row table:style-name="ro1">
          <table:table-cell office:value-type="float" office:value="10" table:style-name="ce21">
            <text:p>10</text:p>
          </table:table-cell>
          <table:table-cell office:value-type="float" office:value="1" table:style-name="ce22">
            <text:p>1</text:p>
          </table:table-cell>
          <table:table-cell table:style-name="ce22"/>
          <table:table-cell office:value-type="float" office:value="1" table:style-name="ce22">
            <text:p>1</text:p>
          </table:table-cell>
          <table:table-cell table:style-name="ce22"/>
          <table:table-cell office:value-type="float" office:value="1" table:style-name="ce22">
            <text:p>1</text:p>
          </table:table-cell>
          <table:table-cell office:value-type="float" office:value="1" table:style-name="ce22">
            <text:p>1</text:p>
          </table:table-cell>
          <table:table-cell table:number-columns-repeated="4" table:style-name="ce22"/>
          <table:table-cell office:value-type="string" office:string-value="C10/G1/G1.1/G1.1.1/R1" table:formula="of:=CONCATENATE(IF([.A17]=&quot;&quot;;&quot;&quot;;CONCATENATE(&quot;C&quot;; [.A17]));IF([.B17]=&quot;&quot;;&quot;&quot;;CONCATENATE(&quot;/G&quot;;[.B17]));IF([.C17]=&quot;&quot;;&quot;&quot;;CONCATENATE(&quot;/R&quot;;[.C17])); IF([.D17]=&quot;&quot;;&quot;&quot;;CONCATENATE(&quot;/G&quot;;[.B17];&quot;.&quot;;[.D17])); IF([.E17]=&quot;&quot;;&quot;&quot;;CONCATENATE(&quot;/R&quot;;[.E17])); IF([.F17]=&quot;&quot;;&quot;&quot;;CONCATENATE(&quot;/G&quot;;[.B17];&quot;.&quot;;[.D17];&quot;.&quot;;[.F17])); IF([.G17]=&quot;&quot;;&quot;&quot;;CONCATENATE(&quot;/R&quot;;[.G17])); IF([.H17]=&quot;&quot;;&quot;&quot;;CONCATENATE(&quot;/G&quot;;[.B17];&quot;.&quot;;[.D17];&quot;.&quot;;[.F17];&quot;.&quot;;[.H17])); IF([.I17]=&quot;&quot;;&quot;&quot;;CONCATENATE(&quot;/R&quot;;[.I17]));IF([.J17]=&quot;&quot;;&quot;&quot;;CONCATENATE(&quot;/G&quot;;[.B17];&quot;.&quot;;[.D17];&quot;.&quot;;[.F17];&quot;.&quot;;[.H17]; &quot;.&quot;;[.J17])); IF([.K17]=&quot;&quot;;&quot;&quot;;CONCATENATE(&quot;/R&quot;;[.K17])))" table:style-name="ce22">
            <text:p>C10/G1/G1.1/G1.1.1/R1</text:p>
          </table:table-cell>
          <table:table-cell office:value-type="string" table:style-name="ce22">
            <text:p>CRITERION.EXCLUSION.SOCIAL.SOCIAL_LAW</text:p>
          </table:table-cell>
          <table:table-cell office:value-type="string" table:style-name="ce22">
            <text:p>20c5361b-7599-4ee6-b030-7f8323174d1e</text:p>
          </table:table-cell>
          <table:table-cell office:value-type="string" table:style-name="ce22">
            <text:p>Have you taken measures to demonstrate your reliability ("Self-Cleaning")?</text:p>
          </table:table-cell>
          <table:table-cell table:style-name="ce22"/>
          <table:table-cell table:style-name="ce24"/>
          <table:table-cell table:number-columns-repeated="16367" table:style-name="ce22"/>
        </table:table-row>
        <table:table-row table:style-name="ro1">
          <table:table-cell office:value-type="float" office:value="10" table:style-name="ce21">
            <text:p>10</text:p>
          </table:table-cell>
          <table:table-cell office:value-type="float" office:value="1" table:style-name="ce22">
            <text:p>1</text:p>
          </table:table-cell>
          <table:table-cell table:style-name="ce22"/>
          <table:table-cell office:value-type="float" office:value="1" table:style-name="ce22">
            <text:p>1</text:p>
          </table:table-cell>
          <table:table-cell table:style-name="ce22"/>
          <table:table-cell office:value-type="float" office:value="1" table:style-name="ce22">
            <text:p>1</text:p>
          </table:table-cell>
          <table:table-cell table:style-name="ce22"/>
          <table:table-cell office:value-type="float" office:value="1" table:style-name="ce22">
            <text:p>1</text:p>
          </table:table-cell>
          <table:table-cell table:number-columns-repeated="3" table:style-name="ce22"/>
          <table:table-cell office:value-type="string" office:string-value="C10/G1/G1.1/G1.1.1/G1.1.1.1" table:formula="of:=CONCATENATE(IF([.A18]=&quot;&quot;;&quot;&quot;;CONCATENATE(&quot;C&quot;; [.A18]));IF([.B18]=&quot;&quot;;&quot;&quot;;CONCATENATE(&quot;/G&quot;;[.B18]));IF([.C18]=&quot;&quot;;&quot;&quot;;CONCATENATE(&quot;/R&quot;;[.C18])); IF([.D18]=&quot;&quot;;&quot;&quot;;CONCATENATE(&quot;/G&quot;;[.B18];&quot;.&quot;;[.D18])); IF([.E18]=&quot;&quot;;&quot;&quot;;CONCATENATE(&quot;/R&quot;;[.E18])); IF([.F18]=&quot;&quot;;&quot;&quot;;CONCATENATE(&quot;/G&quot;;[.B18];&quot;.&quot;;[.D18];&quot;.&quot;;[.F18])); IF([.G18]=&quot;&quot;;&quot;&quot;;CONCATENATE(&quot;/R&quot;;[.G18])); IF([.H18]=&quot;&quot;;&quot;&quot;;CONCATENATE(&quot;/G&quot;;[.B18];&quot;.&quot;;[.D18];&quot;.&quot;;[.F18];&quot;.&quot;;[.H18])); IF([.I18]=&quot;&quot;;&quot;&quot;;CONCATENATE(&quot;/R&quot;;[.I18]));IF([.J18]=&quot;&quot;;&quot;&quot;;CONCATENATE(&quot;/G&quot;;[.B18];&quot;.&quot;;[.D18];&quot;.&quot;;[.F18];&quot;.&quot;;[.H18]; &quot;.&quot;;[.J18])); IF([.K18]=&quot;&quot;;&quot;&quot;;CONCATENATE(&quot;/R&quot;;[.K18])))" table:style-name="ce22">
            <text:p>C10/G1/G1.1/G1.1.1/G1.1.1.1</text:p>
          </table:table-cell>
          <table:table-cell office:value-type="string" table:style-name="ce22">
            <text:p>CRITERION.EXCLUSION.SOCIAL.SOCIAL_LAW</text:p>
          </table:table-cell>
          <table:table-cell office:value-type="string" table:style-name="ce22">
            <text:p>74e6c7b4-757b-4b40-ada6-fad6a997c310</text:p>
          </table:table-cell>
          <table:table-cell table:style-name="ce22"/>
          <table:table-cell office:value-type="string" table:style-name="ce22">
            <text:p>GROUP_FULFILLED.ON_TRUE</text:p>
          </table:table-cell>
          <table:table-cell table:style-name="ce24"/>
          <table:table-cell table:number-columns-repeated="16367" table:style-name="ce22"/>
        </table:table-row>
        <table:table-row table:style-name="ro1">
          <table:table-cell office:value-type="float" office:value="10" table:style-name="ce21">
            <text:p>10</text:p>
          </table:table-cell>
          <table:table-cell office:value-type="float" office:value="1" table:style-name="ce22">
            <text:p>1</text:p>
          </table:table-cell>
          <table:table-cell table:style-name="ce22"/>
          <table:table-cell office:value-type="float" office:value="1" table:style-name="ce22">
            <text:p>1</text:p>
          </table:table-cell>
          <table:table-cell table:style-name="ce22"/>
          <table:table-cell office:value-type="float" office:value="1" table:style-name="ce22">
            <text:p>1</text:p>
          </table:table-cell>
          <table:table-cell table:style-name="ce22"/>
          <table:table-cell office:value-type="float" office:value="1" table:style-name="ce22">
            <text:p>1</text:p>
          </table:table-cell>
          <table:table-cell office:value-type="float" office:value="1" table:style-name="ce22">
            <text:p>1</text:p>
          </table:table-cell>
          <table:table-cell table:number-columns-repeated="2" table:style-name="ce22"/>
          <table:table-cell office:value-type="string" office:string-value="C10/G1/G1.1/G1.1.1/G1.1.1.1/R1" table:formula="of:=CONCATENATE(IF([.A19]=&quot;&quot;;&quot;&quot;;CONCATENATE(&quot;C&quot;; [.A19]));IF([.B19]=&quot;&quot;;&quot;&quot;;CONCATENATE(&quot;/G&quot;;[.B19]));IF([.C19]=&quot;&quot;;&quot;&quot;;CONCATENATE(&quot;/R&quot;;[.C19])); IF([.D19]=&quot;&quot;;&quot;&quot;;CONCATENATE(&quot;/G&quot;;[.B19];&quot;.&quot;;[.D19])); IF([.E19]=&quot;&quot;;&quot;&quot;;CONCATENATE(&quot;/R&quot;;[.E19])); IF([.F19]=&quot;&quot;;&quot;&quot;;CONCATENATE(&quot;/G&quot;;[.B19];&quot;.&quot;;[.D19];&quot;.&quot;;[.F19])); IF([.G19]=&quot;&quot;;&quot;&quot;;CONCATENATE(&quot;/R&quot;;[.G19])); IF([.H19]=&quot;&quot;;&quot;&quot;;CONCATENATE(&quot;/G&quot;;[.B19];&quot;.&quot;;[.D19];&quot;.&quot;;[.F19];&quot;.&quot;;[.H19])); IF([.I19]=&quot;&quot;;&quot;&quot;;CONCATENATE(&quot;/R&quot;;[.I19]));IF([.J19]=&quot;&quot;;&quot;&quot;;CONCATENATE(&quot;/G&quot;;[.B19];&quot;.&quot;;[.D19];&quot;.&quot;;[.F19];&quot;.&quot;;[.H19]; &quot;.&quot;;[.J19])); IF([.K19]=&quot;&quot;;&quot;&quot;;CONCATENATE(&quot;/R&quot;;[.K19])))" table:style-name="ce22">
            <text:p>C10/G1/G1.1/G1.1.1/G1.1.1.1/R1</text:p>
          </table:table-cell>
          <table:table-cell office:value-type="string" table:style-name="ce22">
            <text:p>CRITERION.EXCLUSION.SOCIAL.SOCIAL_LAW</text:p>
          </table:table-cell>
          <table:table-cell office:value-type="string" table:style-name="ce22">
            <text:p>7b07904f-e080-401a-a3a1-9a3efeeda54b</text:p>
          </table:table-cell>
          <table:table-cell office:value-type="string" table:style-name="ce22">
            <text:p>Please describe them</text:p>
          </table:table-cell>
          <table:table-cell table:style-name="ce22"/>
          <table:table-cell table:style-name="ce24"/>
          <table:table-cell table:number-columns-repeated="16367" table:style-name="ce22"/>
        </table:table-row>
        <table:table-row table:style-name="ro1">
          <table:table-cell office:value-type="float" office:value="11" table:style-name="ce18">
            <text:p>11</text:p>
          </table:table-cell>
          <table:table-cell table:number-columns-repeated="10" table:style-name="ce18"/>
          <table:table-cell office:value-type="string" office:string-value="C11" table:formula="of:=CONCATENATE(IF([.A20]=&quot;&quot;;&quot;&quot;;CONCATENATE(&quot;C&quot;; [.A20]));IF([.B20]=&quot;&quot;;&quot;&quot;;CONCATENATE(&quot;/G&quot;;[.B20]));IF([.C20]=&quot;&quot;;&quot;&quot;;CONCATENATE(&quot;/R&quot;;[.C20])); IF([.D20]=&quot;&quot;;&quot;&quot;;CONCATENATE(&quot;/G&quot;;[.B20];&quot;.&quot;;[.D20])); IF([.E20]=&quot;&quot;;&quot;&quot;;CONCATENATE(&quot;/R&quot;;[.E20])); IF([.F20]=&quot;&quot;;&quot;&quot;;CONCATENATE(&quot;/G&quot;;[.B20];&quot;.&quot;;[.D20];&quot;.&quot;;[.F20])); IF([.G20]=&quot;&quot;;&quot;&quot;;CONCATENATE(&quot;/R&quot;;[.G20])); IF([.H20]=&quot;&quot;;&quot;&quot;;CONCATENATE(&quot;/G&quot;;[.B20];&quot;.&quot;;[.D20];&quot;.&quot;;[.F20];&quot;.&quot;;[.H20])); IF([.I20]=&quot;&quot;;&quot;&quot;;CONCATENATE(&quot;/R&quot;;[.I20]));IF([.J20]=&quot;&quot;;&quot;&quot;;CONCATENATE(&quot;/G&quot;;[.B20];&quot;.&quot;;[.D20];&quot;.&quot;;[.F20];&quot;.&quot;;[.H20]; &quot;.&quot;;[.J20])); IF([.K20]=&quot;&quot;;&quot;&quot;;CONCATENATE(&quot;/R&quot;;[.K20])))" table:style-name="ce18">
            <text:p>C11</text:p>
          </table:table-cell>
          <table:table-cell office:value-type="string" table:style-name="ce18">
            <text:p>CRITERION.EXCLUSION.SOCIAL.LABOUR_LAW</text:p>
          </table:table-cell>
          <table:table-cell office:value-type="string" table:style-name="ce18">
            <text:p>a34b70d6-c43d-4726-9a88-8e2b438424bf</text:p>
          </table:table-cell>
          <table:table-cell office:value-type="string" table:style-name="ce18">
            <text:p>Has the economic operator, to its knowledge, breached its obligations in the fields of labour law? As referred to for the purposes of this procurement in national law, in the relevant notice or the procurement documents or in Article 18(2) of Directive 2014/24/EU.</text:p>
          </table:table-cell>
          <table:table-cell table:style-name="ce18"/>
          <table:table-cell table:style-name="ce25"/>
          <table:table-cell table:number-columns-repeated="16367" table:style-name="ce21"/>
        </table:table-row>
        <table:table-row table:style-name="ro1">
          <table:table-cell office:value-type="float" office:value="11" table:style-name="ce21">
            <text:p>11</text:p>
          </table:table-cell>
          <table:table-cell office:value-type="float" office:value="1" table:style-name="ce22">
            <text:p>1</text:p>
          </table:table-cell>
          <table:table-cell table:number-columns-repeated="9" table:style-name="ce22"/>
          <table:table-cell office:value-type="string" office:string-value="C11/G1" table:formula="of:=CONCATENATE(IF([.A21]=&quot;&quot;;&quot;&quot;;CONCATENATE(&quot;C&quot;; [.A21]));IF([.B21]=&quot;&quot;;&quot;&quot;;CONCATENATE(&quot;/G&quot;;[.B21]));IF([.C21]=&quot;&quot;;&quot;&quot;;CONCATENATE(&quot;/R&quot;;[.C21])); IF([.D21]=&quot;&quot;;&quot;&quot;;CONCATENATE(&quot;/G&quot;;[.B21];&quot;.&quot;;[.D21])); IF([.E21]=&quot;&quot;;&quot;&quot;;CONCATENATE(&quot;/R&quot;;[.E21])); IF([.F21]=&quot;&quot;;&quot;&quot;;CONCATENATE(&quot;/G&quot;;[.B21];&quot;.&quot;;[.D21];&quot;.&quot;;[.F21])); IF([.G21]=&quot;&quot;;&quot;&quot;;CONCATENATE(&quot;/R&quot;;[.G21])); IF([.H21]=&quot;&quot;;&quot;&quot;;CONCATENATE(&quot;/G&quot;;[.B21];&quot;.&quot;;[.D21];&quot;.&quot;;[.F21];&quot;.&quot;;[.H21])); IF([.I21]=&quot;&quot;;&quot;&quot;;CONCATENATE(&quot;/R&quot;;[.I21]));IF([.J21]=&quot;&quot;;&quot;&quot;;CONCATENATE(&quot;/G&quot;;[.B21];&quot;.&quot;;[.D21];&quot;.&quot;;[.F21];&quot;.&quot;;[.H21]; &quot;.&quot;;[.J21])); IF([.K21]=&quot;&quot;;&quot;&quot;;CONCATENATE(&quot;/R&quot;;[.K21])))" table:style-name="ce22">
            <text:p>C11/G1</text:p>
          </table:table-cell>
          <table:table-cell office:value-type="string" table:style-name="ce22">
            <text:p>CRITERION.EXCLUSION.SOCIAL.LABOUR_LAW</text:p>
          </table:table-cell>
          <table:table-cell office:value-type="string" table:style-name="ce22">
            <text:p>976b5acb-c00f-46ca-8f83-5ce6abfdfe43</text:p>
          </table:table-cell>
          <table:table-cell table:number-columns-repeated="2" table:style-name="ce22"/>
          <table:table-cell table:style-name="ce24"/>
          <table:table-cell table:number-columns-repeated="16367" table:style-name="ce22"/>
        </table:table-row>
        <table:table-row table:style-name="ro1">
          <table:table-cell office:value-type="float" office:value="11" table:style-name="ce21">
            <text:p>11</text:p>
          </table:table-cell>
          <table:table-cell office:value-type="float" office:value="1" table:style-name="ce22">
            <text:p>1</text:p>
          </table:table-cell>
          <table:table-cell office:value-type="float" office:value="1" table:style-name="ce22">
            <text:p>1</text:p>
          </table:table-cell>
          <table:table-cell table:number-columns-repeated="8" table:style-name="ce22"/>
          <table:table-cell office:value-type="string" office:string-value="C11/G1/R1" table:formula="of:=CONCATENATE(IF([.A22]=&quot;&quot;;&quot;&quot;;CONCATENATE(&quot;C&quot;; [.A22]));IF([.B22]=&quot;&quot;;&quot;&quot;;CONCATENATE(&quot;/G&quot;;[.B22]));IF([.C22]=&quot;&quot;;&quot;&quot;;CONCATENATE(&quot;/R&quot;;[.C22])); IF([.D22]=&quot;&quot;;&quot;&quot;;CONCATENATE(&quot;/G&quot;;[.B22];&quot;.&quot;;[.D22])); IF([.E22]=&quot;&quot;;&quot;&quot;;CONCATENATE(&quot;/R&quot;;[.E22])); IF([.F22]=&quot;&quot;;&quot;&quot;;CONCATENATE(&quot;/G&quot;;[.B22];&quot;.&quot;;[.D22];&quot;.&quot;;[.F22])); IF([.G22]=&quot;&quot;;&quot;&quot;;CONCATENATE(&quot;/R&quot;;[.G22])); IF([.H22]=&quot;&quot;;&quot;&quot;;CONCATENATE(&quot;/G&quot;;[.B22];&quot;.&quot;;[.D22];&quot;.&quot;;[.F22];&quot;.&quot;;[.H22])); IF([.I22]=&quot;&quot;;&quot;&quot;;CONCATENATE(&quot;/R&quot;;[.I22]));IF([.J22]=&quot;&quot;;&quot;&quot;;CONCATENATE(&quot;/G&quot;;[.B22];&quot;.&quot;;[.D22];&quot;.&quot;;[.F22];&quot;.&quot;;[.H22]; &quot;.&quot;;[.J22])); IF([.K22]=&quot;&quot;;&quot;&quot;;CONCATENATE(&quot;/R&quot;;[.K22])))" table:style-name="ce22">
            <text:p>C11/G1/R1</text:p>
          </table:table-cell>
          <table:table-cell office:value-type="string" table:style-name="ce22">
            <text:p>CRITERION.EXCLUSION.SOCIAL.LABOUR_LAW</text:p>
          </table:table-cell>
          <table:table-cell office:value-type="string" table:style-name="ce22">
            <text:p>974c8196-9d1c-419c-9ca9-45bb9f5fd59a</text:p>
          </table:table-cell>
          <table:table-cell office:value-type="string" table:style-name="ce22">
            <text:p>Your answer?</text:p>
          </table:table-cell>
          <table:table-cell table:style-name="ce22"/>
          <table:table-cell table:style-name="ce24"/>
          <table:table-cell table:number-columns-repeated="16367" table:style-name="ce22"/>
        </table:table-row>
        <table:table-row table:style-name="ro1">
          <table:table-cell office:value-type="float" office:value="11" table:style-name="ce21">
            <text:p>11</text:p>
          </table:table-cell>
          <table:table-cell office:value-type="float" office:value="1" table:style-name="ce22">
            <text:p>1</text:p>
          </table:table-cell>
          <table:table-cell table:style-name="ce22"/>
          <table:table-cell office:value-type="float" office:value="1" table:style-name="ce22">
            <text:p>1</text:p>
          </table:table-cell>
          <table:table-cell table:number-columns-repeated="7" table:style-name="ce22"/>
          <table:table-cell office:value-type="string" office:string-value="C11/G1/G1.1" table:formula="of:=CONCATENATE(IF([.A23]=&quot;&quot;;&quot;&quot;;CONCATENATE(&quot;C&quot;; [.A23]));IF([.B23]=&quot;&quot;;&quot;&quot;;CONCATENATE(&quot;/G&quot;;[.B23]));IF([.C23]=&quot;&quot;;&quot;&quot;;CONCATENATE(&quot;/R&quot;;[.C23])); IF([.D23]=&quot;&quot;;&quot;&quot;;CONCATENATE(&quot;/G&quot;;[.B23];&quot;.&quot;;[.D23])); IF([.E23]=&quot;&quot;;&quot;&quot;;CONCATENATE(&quot;/R&quot;;[.E23])); IF([.F23]=&quot;&quot;;&quot;&quot;;CONCATENATE(&quot;/G&quot;;[.B23];&quot;.&quot;;[.D23];&quot;.&quot;;[.F23])); IF([.G23]=&quot;&quot;;&quot;&quot;;CONCATENATE(&quot;/R&quot;;[.G23])); IF([.H23]=&quot;&quot;;&quot;&quot;;CONCATENATE(&quot;/G&quot;;[.B23];&quot;.&quot;;[.D23];&quot;.&quot;;[.F23];&quot;.&quot;;[.H23])); IF([.I23]=&quot;&quot;;&quot;&quot;;CONCATENATE(&quot;/R&quot;;[.I23]));IF([.J23]=&quot;&quot;;&quot;&quot;;CONCATENATE(&quot;/G&quot;;[.B23];&quot;.&quot;;[.D23];&quot;.&quot;;[.F23];&quot;.&quot;;[.H23]; &quot;.&quot;;[.J23])); IF([.K23]=&quot;&quot;;&quot;&quot;;CONCATENATE(&quot;/R&quot;;[.K23])))" table:style-name="ce22">
            <text:p>C11/G1/G1.1</text:p>
          </table:table-cell>
          <table:table-cell office:value-type="string" table:style-name="ce22">
            <text:p>CRITERION.EXCLUSION.SOCIAL.LABOUR_LAW</text:p>
          </table:table-cell>
          <table:table-cell office:value-type="string" table:style-name="ce22">
            <text:p>64a2102c-4af1-4ecb-97b3-0c41907ec0f6</text:p>
          </table:table-cell>
          <table:table-cell table:style-name="ce22"/>
          <table:table-cell office:value-type="string" table:style-name="ce22">
            <text:p>GROUP_FULFILLED.ON_TRUE</text:p>
          </table:table-cell>
          <table:table-cell table:style-name="ce24"/>
          <table:table-cell table:number-columns-repeated="16367" table:style-name="ce22"/>
        </table:table-row>
        <table:table-row table:style-name="ro1">
          <table:table-cell office:value-type="float" office:value="11" table:style-name="ce21">
            <text:p>11</text:p>
          </table:table-cell>
          <table:table-cell office:value-type="float" office:value="1" table:style-name="ce22">
            <text:p>1</text:p>
          </table:table-cell>
          <table:table-cell table:style-name="ce22"/>
          <table:table-cell office:value-type="float" office:value="1" table:style-name="ce22">
            <text:p>1</text:p>
          </table:table-cell>
          <table:table-cell office:value-type="float" office:value="1" table:style-name="ce22">
            <text:p>1</text:p>
          </table:table-cell>
          <table:table-cell table:number-columns-repeated="6" table:style-name="ce22"/>
          <table:table-cell office:value-type="string" office:string-value="C11/G1/G1.1/R1" table:formula="of:=CONCATENATE(IF([.A24]=&quot;&quot;;&quot;&quot;;CONCATENATE(&quot;C&quot;; [.A24]));IF([.B24]=&quot;&quot;;&quot;&quot;;CONCATENATE(&quot;/G&quot;;[.B24]));IF([.C24]=&quot;&quot;;&quot;&quot;;CONCATENATE(&quot;/R&quot;;[.C24])); IF([.D24]=&quot;&quot;;&quot;&quot;;CONCATENATE(&quot;/G&quot;;[.B24];&quot;.&quot;;[.D24])); IF([.E24]=&quot;&quot;;&quot;&quot;;CONCATENATE(&quot;/R&quot;;[.E24])); IF([.F24]=&quot;&quot;;&quot;&quot;;CONCATENATE(&quot;/G&quot;;[.B24];&quot;.&quot;;[.D24];&quot;.&quot;;[.F24])); IF([.G24]=&quot;&quot;;&quot;&quot;;CONCATENATE(&quot;/R&quot;;[.G24])); IF([.H24]=&quot;&quot;;&quot;&quot;;CONCATENATE(&quot;/G&quot;;[.B24];&quot;.&quot;;[.D24];&quot;.&quot;;[.F24];&quot;.&quot;;[.H24])); IF([.I24]=&quot;&quot;;&quot;&quot;;CONCATENATE(&quot;/R&quot;;[.I24]));IF([.J24]=&quot;&quot;;&quot;&quot;;CONCATENATE(&quot;/G&quot;;[.B24];&quot;.&quot;;[.D24];&quot;.&quot;;[.F24];&quot;.&quot;;[.H24]; &quot;.&quot;;[.J24])); IF([.K24]=&quot;&quot;;&quot;&quot;;CONCATENATE(&quot;/R&quot;;[.K24])))" table:style-name="ce22">
            <text:p>C11/G1/G1.1/R1</text:p>
          </table:table-cell>
          <table:table-cell office:value-type="string" table:style-name="ce22">
            <text:p>CRITERION.EXCLUSION.SOCIAL.LABOUR_LAW</text:p>
          </table:table-cell>
          <table:table-cell office:value-type="string" table:style-name="ce22">
            <text:p>e098da8e-4717-4500-965f-f882d5b4e1ad</text:p>
          </table:table-cell>
          <table:table-cell office:value-type="string" table:style-name="ce22">
            <text:p>Please describe them</text:p>
          </table:table-cell>
          <table:table-cell table:style-name="ce22"/>
          <table:table-cell table:style-name="ce24"/>
          <table:table-cell table:number-columns-repeated="16367" table:style-name="ce22"/>
        </table:table-row>
        <table:table-row table:style-name="ro1">
          <table:table-cell office:value-type="float" office:value="11" table:style-name="ce21">
            <text:p>11</text:p>
          </table:table-cell>
          <table:table-cell office:value-type="float" office:value="1" table:style-name="ce22">
            <text:p>1</text:p>
          </table:table-cell>
          <table:table-cell table:style-name="ce22"/>
          <table:table-cell office:value-type="float" office:value="1" table:style-name="ce22">
            <text:p>1</text:p>
          </table:table-cell>
          <table:table-cell table:style-name="ce22"/>
          <table:table-cell office:value-type="float" office:value="1" table:style-name="ce22">
            <text:p>1</text:p>
          </table:table-cell>
          <table:table-cell table:number-columns-repeated="5" table:style-name="ce22"/>
          <table:table-cell office:value-type="string" office:string-value="C11/G1/G1.1/G1.1.1" table:formula="of:=CONCATENATE(IF([.A25]=&quot;&quot;;&quot;&quot;;CONCATENATE(&quot;C&quot;; [.A25]));IF([.B25]=&quot;&quot;;&quot;&quot;;CONCATENATE(&quot;/G&quot;;[.B25]));IF([.C25]=&quot;&quot;;&quot;&quot;;CONCATENATE(&quot;/R&quot;;[.C25])); IF([.D25]=&quot;&quot;;&quot;&quot;;CONCATENATE(&quot;/G&quot;;[.B25];&quot;.&quot;;[.D25])); IF([.E25]=&quot;&quot;;&quot;&quot;;CONCATENATE(&quot;/R&quot;;[.E25])); IF([.F25]=&quot;&quot;;&quot;&quot;;CONCATENATE(&quot;/G&quot;;[.B25];&quot;.&quot;;[.D25];&quot;.&quot;;[.F25])); IF([.G25]=&quot;&quot;;&quot;&quot;;CONCATENATE(&quot;/R&quot;;[.G25])); IF([.H25]=&quot;&quot;;&quot;&quot;;CONCATENATE(&quot;/G&quot;;[.B25];&quot;.&quot;;[.D25];&quot;.&quot;;[.F25];&quot;.&quot;;[.H25])); IF([.I25]=&quot;&quot;;&quot;&quot;;CONCATENATE(&quot;/R&quot;;[.I25]));IF([.J25]=&quot;&quot;;&quot;&quot;;CONCATENATE(&quot;/G&quot;;[.B25];&quot;.&quot;;[.D25];&quot;.&quot;;[.F25];&quot;.&quot;;[.H25]; &quot;.&quot;;[.J25])); IF([.K25]=&quot;&quot;;&quot;&quot;;CONCATENATE(&quot;/R&quot;;[.K25])))" table:style-name="ce22">
            <text:p>C11/G1/G1.1/G1.1.1</text:p>
          </table:table-cell>
          <table:table-cell office:value-type="string" table:style-name="ce22">
            <text:p>CRITERION.EXCLUSION.SOCIAL.LABOUR_LAW</text:p>
          </table:table-cell>
          <table:table-cell office:value-type="string" table:style-name="ce22">
            <text:p>5f9f09f7-f701-432c-9fdc-c22c124a74c9</text:p>
          </table:table-cell>
          <table:table-cell table:number-columns-repeated="2" table:style-name="ce22"/>
          <table:table-cell table:style-name="ce24"/>
          <table:table-cell table:number-columns-repeated="16367" table:style-name="ce22"/>
        </table:table-row>
        <table:table-row table:style-name="ro1">
          <table:table-cell office:value-type="float" office:value="11" table:style-name="ce21">
            <text:p>11</text:p>
          </table:table-cell>
          <table:table-cell office:value-type="float" office:value="1" table:style-name="ce22">
            <text:p>1</text:p>
          </table:table-cell>
          <table:table-cell table:style-name="ce22"/>
          <table:table-cell office:value-type="float" office:value="1" table:style-name="ce22">
            <text:p>1</text:p>
          </table:table-cell>
          <table:table-cell table:style-name="ce22"/>
          <table:table-cell office:value-type="float" office:value="1" table:style-name="ce22">
            <text:p>1</text:p>
          </table:table-cell>
          <table:table-cell office:value-type="float" office:value="1" table:style-name="ce22">
            <text:p>1</text:p>
          </table:table-cell>
          <table:table-cell table:number-columns-repeated="4" table:style-name="ce22"/>
          <table:table-cell office:value-type="string" office:string-value="C11/G1/G1.1/G1.1.1/R1" table:formula="of:=CONCATENATE(IF([.A26]=&quot;&quot;;&quot;&quot;;CONCATENATE(&quot;C&quot;; [.A26]));IF([.B26]=&quot;&quot;;&quot;&quot;;CONCATENATE(&quot;/G&quot;;[.B26]));IF([.C26]=&quot;&quot;;&quot;&quot;;CONCATENATE(&quot;/R&quot;;[.C26])); IF([.D26]=&quot;&quot;;&quot;&quot;;CONCATENATE(&quot;/G&quot;;[.B26];&quot;.&quot;;[.D26])); IF([.E26]=&quot;&quot;;&quot;&quot;;CONCATENATE(&quot;/R&quot;;[.E26])); IF([.F26]=&quot;&quot;;&quot;&quot;;CONCATENATE(&quot;/G&quot;;[.B26];&quot;.&quot;;[.D26];&quot;.&quot;;[.F26])); IF([.G26]=&quot;&quot;;&quot;&quot;;CONCATENATE(&quot;/R&quot;;[.G26])); IF([.H26]=&quot;&quot;;&quot;&quot;;CONCATENATE(&quot;/G&quot;;[.B26];&quot;.&quot;;[.D26];&quot;.&quot;;[.F26];&quot;.&quot;;[.H26])); IF([.I26]=&quot;&quot;;&quot;&quot;;CONCATENATE(&quot;/R&quot;;[.I26]));IF([.J26]=&quot;&quot;;&quot;&quot;;CONCATENATE(&quot;/G&quot;;[.B26];&quot;.&quot;;[.D26];&quot;.&quot;;[.F26];&quot;.&quot;;[.H26]; &quot;.&quot;;[.J26])); IF([.K26]=&quot;&quot;;&quot;&quot;;CONCATENATE(&quot;/R&quot;;[.K26])))" table:style-name="ce22">
            <text:p>C11/G1/G1.1/G1.1.1/R1</text:p>
          </table:table-cell>
          <table:table-cell office:value-type="string" table:style-name="ce22">
            <text:p>CRITERION.EXCLUSION.SOCIAL.LABOUR_LAW</text:p>
          </table:table-cell>
          <table:table-cell office:value-type="string" table:style-name="ce22">
            <text:p>20c5361b-7599-4ee6-b030-7f8323174d1e</text:p>
          </table:table-cell>
          <table:table-cell office:value-type="string" table:style-name="ce22">
            <text:p>Have you taken measures to demonstrate your reliability ("Self-Cleaning")?</text:p>
          </table:table-cell>
          <table:table-cell table:style-name="ce22"/>
          <table:table-cell table:style-name="ce24"/>
          <table:table-cell table:number-columns-repeated="16367" table:style-name="ce22"/>
        </table:table-row>
        <table:table-row table:style-name="ro1">
          <table:table-cell office:value-type="float" office:value="11" table:style-name="ce21">
            <text:p>11</text:p>
          </table:table-cell>
          <table:table-cell office:value-type="float" office:value="1" table:style-name="ce22">
            <text:p>1</text:p>
          </table:table-cell>
          <table:table-cell table:style-name="ce22"/>
          <table:table-cell office:value-type="float" office:value="1" table:style-name="ce22">
            <text:p>1</text:p>
          </table:table-cell>
          <table:table-cell table:style-name="ce22"/>
          <table:table-cell office:value-type="float" office:value="1" table:style-name="ce22">
            <text:p>1</text:p>
          </table:table-cell>
          <table:table-cell table:style-name="ce22"/>
          <table:table-cell office:value-type="float" office:value="1" table:style-name="ce22">
            <text:p>1</text:p>
          </table:table-cell>
          <table:table-cell table:number-columns-repeated="3" table:style-name="ce22"/>
          <table:table-cell office:value-type="string" office:string-value="C11/G1/G1.1/G1.1.1/G1.1.1.1" table:formula="of:=CONCATENATE(IF([.A27]=&quot;&quot;;&quot;&quot;;CONCATENATE(&quot;C&quot;; [.A27]));IF([.B27]=&quot;&quot;;&quot;&quot;;CONCATENATE(&quot;/G&quot;;[.B27]));IF([.C27]=&quot;&quot;;&quot;&quot;;CONCATENATE(&quot;/R&quot;;[.C27])); IF([.D27]=&quot;&quot;;&quot;&quot;;CONCATENATE(&quot;/G&quot;;[.B27];&quot;.&quot;;[.D27])); IF([.E27]=&quot;&quot;;&quot;&quot;;CONCATENATE(&quot;/R&quot;;[.E27])); IF([.F27]=&quot;&quot;;&quot;&quot;;CONCATENATE(&quot;/G&quot;;[.B27];&quot;.&quot;;[.D27];&quot;.&quot;;[.F27])); IF([.G27]=&quot;&quot;;&quot;&quot;;CONCATENATE(&quot;/R&quot;;[.G27])); IF([.H27]=&quot;&quot;;&quot;&quot;;CONCATENATE(&quot;/G&quot;;[.B27];&quot;.&quot;;[.D27];&quot;.&quot;;[.F27];&quot;.&quot;;[.H27])); IF([.I27]=&quot;&quot;;&quot;&quot;;CONCATENATE(&quot;/R&quot;;[.I27]));IF([.J27]=&quot;&quot;;&quot;&quot;;CONCATENATE(&quot;/G&quot;;[.B27];&quot;.&quot;;[.D27];&quot;.&quot;;[.F27];&quot;.&quot;;[.H27]; &quot;.&quot;;[.J27])); IF([.K27]=&quot;&quot;;&quot;&quot;;CONCATENATE(&quot;/R&quot;;[.K27])))" table:style-name="ce22">
            <text:p>C11/G1/G1.1/G1.1.1/G1.1.1.1</text:p>
          </table:table-cell>
          <table:table-cell office:value-type="string" table:style-name="ce22">
            <text:p>CRITERION.EXCLUSION.SOCIAL.LABOUR_LAW</text:p>
          </table:table-cell>
          <table:table-cell office:value-type="string" table:style-name="ce22">
            <text:p>74e6c7b4-757b-4b40-ada6-fad6a997c310</text:p>
          </table:table-cell>
          <table:table-cell table:style-name="ce22"/>
          <table:table-cell office:value-type="string" table:style-name="ce22">
            <text:p>GROUP_FULFILLED.ON_TRUE</text:p>
          </table:table-cell>
          <table:table-cell table:style-name="ce24"/>
          <table:table-cell table:number-columns-repeated="16367" table:style-name="ce22"/>
        </table:table-row>
        <table:table-row table:style-name="ro1">
          <table:table-cell office:value-type="float" office:value="11" table:style-name="ce21">
            <text:p>11</text:p>
          </table:table-cell>
          <table:table-cell office:value-type="float" office:value="1" table:style-name="ce22">
            <text:p>1</text:p>
          </table:table-cell>
          <table:table-cell table:style-name="ce22"/>
          <table:table-cell office:value-type="float" office:value="1" table:style-name="ce22">
            <text:p>1</text:p>
          </table:table-cell>
          <table:table-cell table:style-name="ce22"/>
          <table:table-cell office:value-type="float" office:value="1" table:style-name="ce22">
            <text:p>1</text:p>
          </table:table-cell>
          <table:table-cell table:style-name="ce22"/>
          <table:table-cell office:value-type="float" office:value="1" table:style-name="ce22">
            <text:p>1</text:p>
          </table:table-cell>
          <table:table-cell office:value-type="float" office:value="1" table:style-name="ce22">
            <text:p>1</text:p>
          </table:table-cell>
          <table:table-cell table:number-columns-repeated="2" table:style-name="ce22"/>
          <table:table-cell office:value-type="string" office:string-value="C11/G1/G1.1/G1.1.1/G1.1.1.1/R1" table:formula="of:=CONCATENATE(IF([.A28]=&quot;&quot;;&quot;&quot;;CONCATENATE(&quot;C&quot;; [.A28]));IF([.B28]=&quot;&quot;;&quot;&quot;;CONCATENATE(&quot;/G&quot;;[.B28]));IF([.C28]=&quot;&quot;;&quot;&quot;;CONCATENATE(&quot;/R&quot;;[.C28])); IF([.D28]=&quot;&quot;;&quot;&quot;;CONCATENATE(&quot;/G&quot;;[.B28];&quot;.&quot;;[.D28])); IF([.E28]=&quot;&quot;;&quot;&quot;;CONCATENATE(&quot;/R&quot;;[.E28])); IF([.F28]=&quot;&quot;;&quot;&quot;;CONCATENATE(&quot;/G&quot;;[.B28];&quot;.&quot;;[.D28];&quot;.&quot;;[.F28])); IF([.G28]=&quot;&quot;;&quot;&quot;;CONCATENATE(&quot;/R&quot;;[.G28])); IF([.H28]=&quot;&quot;;&quot;&quot;;CONCATENATE(&quot;/G&quot;;[.B28];&quot;.&quot;;[.D28];&quot;.&quot;;[.F28];&quot;.&quot;;[.H28])); IF([.I28]=&quot;&quot;;&quot;&quot;;CONCATENATE(&quot;/R&quot;;[.I28]));IF([.J28]=&quot;&quot;;&quot;&quot;;CONCATENATE(&quot;/G&quot;;[.B28];&quot;.&quot;;[.D28];&quot;.&quot;;[.F28];&quot;.&quot;;[.H28]; &quot;.&quot;;[.J28])); IF([.K28]=&quot;&quot;;&quot;&quot;;CONCATENATE(&quot;/R&quot;;[.K28])))" table:style-name="ce22">
            <text:p>C11/G1/G1.1/G1.1.1/G1.1.1.1/R1</text:p>
          </table:table-cell>
          <table:table-cell office:value-type="string" table:style-name="ce22">
            <text:p>CRITERION.EXCLUSION.SOCIAL.LABOUR_LAW</text:p>
          </table:table-cell>
          <table:table-cell office:value-type="string" table:style-name="ce22">
            <text:p>7b07904f-e080-401a-a3a1-9a3efeeda54b</text:p>
          </table:table-cell>
          <table:table-cell office:value-type="string" table:style-name="ce22">
            <text:p>Please describe them</text:p>
          </table:table-cell>
          <table:table-cell table:style-name="ce22"/>
          <table:table-cell table:style-name="ce24"/>
          <table:table-cell table:number-columns-repeated="16367" table:style-name="ce22"/>
        </table:table-row>
        <table:table-row table:style-name="ro2">
          <table:table-cell table:number-columns-repeated="16" table:style-name="ce20"/>
          <table:table-cell table:style-name="ce16"/>
          <table:table-cell table:number-columns-repeated="16367" table:style-name="ce22"/>
        </table:table-row>
        <table:table-row table:number-rows-repeated="1048547" table:style-name="ro1">
          <table:table-cell table:number-columns-repeated="16384"/>
        </table:table-row>
      </table:table>
      <table:table table:name="EG-Business" table:style-name="ta2">
        <table:table-column table:style-name="co14" table:number-columns-repeated="13" table:default-cell-style-name="ce19"/>
        <table:table-column table:style-name="co18" table:default-cell-style-name="ce19"/>
        <table:table-column table:style-name="co14" table:number-columns-repeated="16370" table:default-cell-style-name="ce19"/>
        <table:table-row table:style-name="ro1">
          <table:table-cell office:value-type="string" table:style-name="ce22">
            <text:p>CRITERION ID</text:p>
          </table:table-cell>
          <table:table-cell office:value-type="string" table:style-name="ce22">
            <text:p>GROUP LEVEL 1</text:p>
          </table:table-cell>
          <table:table-cell office:value-type="string" table:style-name="ce22">
            <text:p>REQUIREMENTS LEVEL 1</text:p>
          </table:table-cell>
          <table:table-cell office:value-type="string" table:style-name="ce22">
            <text:p>SUBGROUP LEVEL 2</text:p>
          </table:table-cell>
          <table:table-cell office:value-type="string" table:style-name="ce22">
            <text:p>REQUIREMENTS LEVEL 2</text:p>
          </table:table-cell>
          <table:table-cell office:value-type="string" table:style-name="ce22">
            <text:p>SUBGROUP LEVEL 3</text:p>
          </table:table-cell>
          <table:table-cell office:value-type="string" table:style-name="ce22">
            <text:p>REQUIREMENTS LEVEL 3</text:p>
          </table:table-cell>
          <table:table-cell office:value-type="string" table:style-name="ce22">
            <text:p>SUBGROUP LEVEL 4</text:p>
          </table:table-cell>
          <table:table-cell office:value-type="string" table:style-name="ce22">
            <text:p>REQUIREMENTS LEVEL 4</text:p>
          </table:table-cell>
          <table:table-cell office:value-type="string" table:style-name="ce22">
            <text:p><text:s/></text:p>
          </table:table-cell>
          <table:table-cell table:style-name="ce22"/>
          <table:table-cell office:value-type="string" table:style-name="ce27">
            <text:p>ITEM ID</text:p>
          </table:table-cell>
          <table:table-cell office:value-type="string" table:style-name="ce27">
            <text:p>Criterion Code</text:p>
          </table:table-cell>
          <table:table-cell office:value-type="string" table:style-name="ce27">
            <text:p>Element UUID</text:p>
          </table:table-cell>
          <table:table-cell office:value-type="string" table:style-name="ce27">
            <text:p>Criterion/Requirement description</text:p>
          </table:table-cell>
          <table:table-cell office:value-type="string" table:style-name="ce27">
            <text:p>PI</text:p>
          </table:table-cell>
          <table:table-cell office:value-type="string" table:style-name="ce24">
            <text:p>Multiple instances possible?</text:p>
          </table:table-cell>
          <table:table-cell table:number-columns-repeated="16367" table:style-name="ce22"/>
        </table:table-row>
        <table:table-row table:style-name="ro1">
          <table:table-cell office:value-type="float" office:value="12" table:style-name="ce23">
            <text:p>12</text:p>
          </table:table-cell>
          <table:table-cell table:number-columns-repeated="10" table:style-name="ce23"/>
          <table:table-cell office:value-type="string" office:string-value="C12" table:formula="of:=CONCATENATE(IF([.A2]=&quot;&quot;;&quot;&quot;;CONCATENATE(&quot;C&quot;; [.A2]));IF([.B2]=&quot;&quot;;&quot;&quot;;CONCATENATE(&quot;/G&quot;;[.B2]));IF([.C2]=&quot;&quot;;&quot;&quot;;CONCATENATE(&quot;/R&quot;;[.C2])); IF([.D2]=&quot;&quot;;&quot;&quot;;CONCATENATE(&quot;/G&quot;;[.B2];&quot;.&quot;;[.D2])); IF([.E2]=&quot;&quot;;&quot;&quot;;CONCATENATE(&quot;/R&quot;;[.E2])); IF([.F2]=&quot;&quot;;&quot;&quot;;CONCATENATE(&quot;/G&quot;;[.B2];&quot;.&quot;;[.D2];&quot;.&quot;;[.F2])); IF([.G2]=&quot;&quot;;&quot;&quot;;CONCATENATE(&quot;/R&quot;;[.G2])); IF([.H2]=&quot;&quot;;&quot;&quot;;CONCATENATE(&quot;/G&quot;;[.B2];&quot;.&quot;;[.D2];&quot;.&quot;;[.F2];&quot;.&quot;;[.H2])); IF([.I2]=&quot;&quot;;&quot;&quot;;CONCATENATE(&quot;/R&quot;;[.I2]));IF([.J2]=&quot;&quot;;&quot;&quot;;CONCATENATE(&quot;/G&quot;;[.B2];&quot;.&quot;;[.D2];&quot;.&quot;;[.F2];&quot;.&quot;;[.H2]; &quot;.&quot;;[.J2])); IF([.K2]=&quot;&quot;;&quot;&quot;;CONCATENATE(&quot;/R&quot;;[.K2])))" table:style-name="ce23">
            <text:p>C12</text:p>
          </table:table-cell>
          <table:table-cell office:value-type="string" table:style-name="ce23">
            <text:p>CRITERION.EXCLUSION.BUSINESS.BANKRUPTCY</text:p>
          </table:table-cell>
          <table:table-cell office:value-type="string" table:style-name="ce23">
            <text:p>d3732c09-7d62-4edc-a172-241da6636e7c</text:p>
          </table:table-cell>
          <table:table-cell office:value-type="string" table:style-name="ce23">
            <text:p>Is the economic operator bankrupt? This information needs not be given if exclusion of economic operators in this case has been made mandatory under the applicable national law without any possibility of derogation where the economic operator is nevertheless able to perform the contract.</text:p>
          </table:table-cell>
          <table:table-cell table:style-name="ce23"/>
          <table:table-cell table:style-name="ce26"/>
          <table:table-cell table:number-columns-repeated="16367" table:style-name="ce22"/>
        </table:table-row>
        <table:table-row table:style-name="ro1">
          <table:table-cell office:value-type="float" office:value="12" table:style-name="ce21">
            <text:p>12</text:p>
          </table:table-cell>
          <table:table-cell office:value-type="float" office:value="1" table:style-name="ce22">
            <text:p>1</text:p>
          </table:table-cell>
          <table:table-cell table:number-columns-repeated="9" table:style-name="ce22"/>
          <table:table-cell office:value-type="string" office:string-value="C12/G1" table:formula="of:=CONCATENATE(IF([.A3]=&quot;&quot;;&quot;&quot;;CONCATENATE(&quot;C&quot;; [.A3]));IF([.B3]=&quot;&quot;;&quot;&quot;;CONCATENATE(&quot;/G&quot;;[.B3]));IF([.C3]=&quot;&quot;;&quot;&quot;;CONCATENATE(&quot;/R&quot;;[.C3])); IF([.D3]=&quot;&quot;;&quot;&quot;;CONCATENATE(&quot;/G&quot;;[.B3];&quot;.&quot;;[.D3])); IF([.E3]=&quot;&quot;;&quot;&quot;;CONCATENATE(&quot;/R&quot;;[.E3])); IF([.F3]=&quot;&quot;;&quot;&quot;;CONCATENATE(&quot;/G&quot;;[.B3];&quot;.&quot;;[.D3];&quot;.&quot;;[.F3])); IF([.G3]=&quot;&quot;;&quot;&quot;;CONCATENATE(&quot;/R&quot;;[.G3])); IF([.H3]=&quot;&quot;;&quot;&quot;;CONCATENATE(&quot;/G&quot;;[.B3];&quot;.&quot;;[.D3];&quot;.&quot;;[.F3];&quot;.&quot;;[.H3])); IF([.I3]=&quot;&quot;;&quot;&quot;;CONCATENATE(&quot;/R&quot;;[.I3]));IF([.J3]=&quot;&quot;;&quot;&quot;;CONCATENATE(&quot;/G&quot;;[.B3];&quot;.&quot;;[.D3];&quot;.&quot;;[.F3];&quot;.&quot;;[.H3]; &quot;.&quot;;[.J3])); IF([.K3]=&quot;&quot;;&quot;&quot;;CONCATENATE(&quot;/R&quot;;[.K3])))" table:style-name="ce22">
            <text:p>C12/G1</text:p>
          </table:table-cell>
          <table:table-cell office:value-type="string" table:style-name="ce22">
            <text:p>CRITERION.EXCLUSION.BUSINESS.BANKRUPTCY</text:p>
          </table:table-cell>
          <table:table-cell office:value-type="string" table:style-name="ce22">
            <text:p>d91c11a1-f19e-4b83-8ade-c4be2bf00555</text:p>
          </table:table-cell>
          <table:table-cell table:number-columns-repeated="2" table:style-name="ce22"/>
          <table:table-cell table:style-name="ce24"/>
          <table:table-cell table:number-columns-repeated="16367" table:style-name="ce22"/>
        </table:table-row>
        <table:table-row table:style-name="ro1">
          <table:table-cell office:value-type="float" office:value="12" table:style-name="ce21">
            <text:p>12</text:p>
          </table:table-cell>
          <table:table-cell office:value-type="float" office:value="1" table:style-name="ce22">
            <text:p>1</text:p>
          </table:table-cell>
          <table:table-cell office:value-type="float" office:value="1" table:style-name="ce22">
            <text:p>1</text:p>
          </table:table-cell>
          <table:table-cell table:number-columns-repeated="8" table:style-name="ce22"/>
          <table:table-cell office:value-type="string" office:string-value="C12/G1/R1" table:formula="of:=CONCATENATE(IF([.A4]=&quot;&quot;;&quot;&quot;;CONCATENATE(&quot;C&quot;; [.A4]));IF([.B4]=&quot;&quot;;&quot;&quot;;CONCATENATE(&quot;/G&quot;;[.B4]));IF([.C4]=&quot;&quot;;&quot;&quot;;CONCATENATE(&quot;/R&quot;;[.C4])); IF([.D4]=&quot;&quot;;&quot;&quot;;CONCATENATE(&quot;/G&quot;;[.B4];&quot;.&quot;;[.D4])); IF([.E4]=&quot;&quot;;&quot;&quot;;CONCATENATE(&quot;/R&quot;;[.E4])); IF([.F4]=&quot;&quot;;&quot;&quot;;CONCATENATE(&quot;/G&quot;;[.B4];&quot;.&quot;;[.D4];&quot;.&quot;;[.F4])); IF([.G4]=&quot;&quot;;&quot;&quot;;CONCATENATE(&quot;/R&quot;;[.G4])); IF([.H4]=&quot;&quot;;&quot;&quot;;CONCATENATE(&quot;/G&quot;;[.B4];&quot;.&quot;;[.D4];&quot;.&quot;;[.F4];&quot;.&quot;;[.H4])); IF([.I4]=&quot;&quot;;&quot;&quot;;CONCATENATE(&quot;/R&quot;;[.I4]));IF([.J4]=&quot;&quot;;&quot;&quot;;CONCATENATE(&quot;/G&quot;;[.B4];&quot;.&quot;;[.D4];&quot;.&quot;;[.F4];&quot;.&quot;;[.H4]; &quot;.&quot;;[.J4])); IF([.K4]=&quot;&quot;;&quot;&quot;;CONCATENATE(&quot;/R&quot;;[.K4])))" table:style-name="ce22">
            <text:p>C12/G1/R1</text:p>
          </table:table-cell>
          <table:table-cell office:value-type="string" table:style-name="ce22">
            <text:p>CRITERION.EXCLUSION.BUSINESS.BANKRUPTCY</text:p>
          </table:table-cell>
          <table:table-cell office:value-type="string" table:style-name="ce22">
            <text:p>974c8196-9d1c-419c-9ca9-45bb9f5fd59a</text:p>
          </table:table-cell>
          <table:table-cell office:value-type="string" table:style-name="ce22">
            <text:p>Your answer?</text:p>
          </table:table-cell>
          <table:table-cell table:style-name="ce22"/>
          <table:table-cell table:style-name="ce24"/>
          <table:table-cell table:number-columns-repeated="16367" table:style-name="ce22"/>
        </table:table-row>
        <table:table-row table:style-name="ro1">
          <table:table-cell office:value-type="float" office:value="12" table:style-name="ce21">
            <text:p>12</text:p>
          </table:table-cell>
          <table:table-cell office:value-type="float" office:value="1" table:style-name="ce22">
            <text:p>1</text:p>
          </table:table-cell>
          <table:table-cell table:style-name="ce22"/>
          <table:table-cell office:value-type="float" office:value="1" table:style-name="ce22">
            <text:p>1</text:p>
          </table:table-cell>
          <table:table-cell table:number-columns-repeated="7" table:style-name="ce22"/>
          <table:table-cell office:value-type="string" office:string-value="C12/G1/G1.1" table:formula="of:=CONCATENATE(IF([.A5]=&quot;&quot;;&quot;&quot;;CONCATENATE(&quot;C&quot;; [.A5]));IF([.B5]=&quot;&quot;;&quot;&quot;;CONCATENATE(&quot;/G&quot;;[.B5]));IF([.C5]=&quot;&quot;;&quot;&quot;;CONCATENATE(&quot;/R&quot;;[.C5])); IF([.D5]=&quot;&quot;;&quot;&quot;;CONCATENATE(&quot;/G&quot;;[.B5];&quot;.&quot;;[.D5])); IF([.E5]=&quot;&quot;;&quot;&quot;;CONCATENATE(&quot;/R&quot;;[.E5])); IF([.F5]=&quot;&quot;;&quot;&quot;;CONCATENATE(&quot;/G&quot;;[.B5];&quot;.&quot;;[.D5];&quot;.&quot;;[.F5])); IF([.G5]=&quot;&quot;;&quot;&quot;;CONCATENATE(&quot;/R&quot;;[.G5])); IF([.H5]=&quot;&quot;;&quot;&quot;;CONCATENATE(&quot;/G&quot;;[.B5];&quot;.&quot;;[.D5];&quot;.&quot;;[.F5];&quot;.&quot;;[.H5])); IF([.I5]=&quot;&quot;;&quot;&quot;;CONCATENATE(&quot;/R&quot;;[.I5]));IF([.J5]=&quot;&quot;;&quot;&quot;;CONCATENATE(&quot;/G&quot;;[.B5];&quot;.&quot;;[.D5];&quot;.&quot;;[.F5];&quot;.&quot;;[.H5]; &quot;.&quot;;[.J5])); IF([.K5]=&quot;&quot;;&quot;&quot;;CONCATENATE(&quot;/R&quot;;[.K5])))" table:style-name="ce22">
            <text:p>C12/G1/G1.1</text:p>
          </table:table-cell>
          <table:table-cell office:value-type="string" table:style-name="ce22">
            <text:p>CRITERION.EXCLUSION.BUSINESS.BANKRUPTCY</text:p>
          </table:table-cell>
          <table:table-cell office:value-type="string" table:style-name="ce22">
            <text:p>aeef523b-c8fc-4dba-9c34-03e34812567b</text:p>
          </table:table-cell>
          <table:table-cell table:style-name="ce22"/>
          <table:table-cell office:value-type="string" table:style-name="ce22">
            <text:p>GROUP_FULFILLED.ON_TRUE</text:p>
          </table:table-cell>
          <table:table-cell table:style-name="ce24"/>
          <table:table-cell table:number-columns-repeated="16367" table:style-name="ce22"/>
        </table:table-row>
        <table:table-row table:style-name="ro1">
          <table:table-cell office:value-type="float" office:value="12" table:style-name="ce21">
            <text:p>12</text:p>
          </table:table-cell>
          <table:table-cell office:value-type="float" office:value="1" table:style-name="ce22">
            <text:p>1</text:p>
          </table:table-cell>
          <table:table-cell table:style-name="ce22"/>
          <table:table-cell office:value-type="float" office:value="1" table:style-name="ce22">
            <text:p>1</text:p>
          </table:table-cell>
          <table:table-cell office:value-type="float" office:value="1" table:style-name="ce22">
            <text:p>1</text:p>
          </table:table-cell>
          <table:table-cell table:number-columns-repeated="6" table:style-name="ce22"/>
          <table:table-cell office:value-type="string" office:string-value="C12/G1/G1.1/R1" table:formula="of:=CONCATENATE(IF([.A6]=&quot;&quot;;&quot;&quot;;CONCATENATE(&quot;C&quot;; [.A6]));IF([.B6]=&quot;&quot;;&quot;&quot;;CONCATENATE(&quot;/G&quot;;[.B6]));IF([.C6]=&quot;&quot;;&quot;&quot;;CONCATENATE(&quot;/R&quot;;[.C6])); IF([.D6]=&quot;&quot;;&quot;&quot;;CONCATENATE(&quot;/G&quot;;[.B6];&quot;.&quot;;[.D6])); IF([.E6]=&quot;&quot;;&quot;&quot;;CONCATENATE(&quot;/R&quot;;[.E6])); IF([.F6]=&quot;&quot;;&quot;&quot;;CONCATENATE(&quot;/G&quot;;[.B6];&quot;.&quot;;[.D6];&quot;.&quot;;[.F6])); IF([.G6]=&quot;&quot;;&quot;&quot;;CONCATENATE(&quot;/R&quot;;[.G6])); IF([.H6]=&quot;&quot;;&quot;&quot;;CONCATENATE(&quot;/G&quot;;[.B6];&quot;.&quot;;[.D6];&quot;.&quot;;[.F6];&quot;.&quot;;[.H6])); IF([.I6]=&quot;&quot;;&quot;&quot;;CONCATENATE(&quot;/R&quot;;[.I6]));IF([.J6]=&quot;&quot;;&quot;&quot;;CONCATENATE(&quot;/G&quot;;[.B6];&quot;.&quot;;[.D6];&quot;.&quot;;[.F6];&quot;.&quot;;[.H6]; &quot;.&quot;;[.J6])); IF([.K6]=&quot;&quot;;&quot;&quot;;CONCATENATE(&quot;/R&quot;;[.K6])))" table:style-name="ce22">
            <text:p>C12/G1/G1.1/R1</text:p>
          </table:table-cell>
          <table:table-cell office:value-type="string" table:style-name="ce22">
            <text:p>CRITERION.EXCLUSION.BUSINESS.BANKRUPTCY</text:p>
          </table:table-cell>
          <table:table-cell office:value-type="string" table:style-name="ce22">
            <text:p>e098da8e-4717-4500-965f-f882d5b4e1ad</text:p>
          </table:table-cell>
          <table:table-cell office:value-type="string" table:style-name="ce22">
            <text:p>Please describe them</text:p>
          </table:table-cell>
          <table:table-cell table:style-name="ce22"/>
          <table:table-cell table:style-name="ce24"/>
          <table:table-cell table:number-columns-repeated="16367" table:style-name="ce22"/>
        </table:table-row>
        <table:table-row table:style-name="ro1">
          <table:table-cell office:value-type="float" office:value="12" table:style-name="ce21">
            <text:p>12</text:p>
          </table:table-cell>
          <table:table-cell office:value-type="float" office:value="1" table:style-name="ce22">
            <text:p>1</text:p>
          </table:table-cell>
          <table:table-cell table:style-name="ce22"/>
          <table:table-cell office:value-type="float" office:value="1" table:style-name="ce22">
            <text:p>1</text:p>
          </table:table-cell>
          <table:table-cell office:value-type="float" office:value="2" table:style-name="ce22">
            <text:p>2</text:p>
          </table:table-cell>
          <table:table-cell table:number-columns-repeated="6" table:style-name="ce22"/>
          <table:table-cell office:value-type="string" office:string-value="C12/G1/G1.1/R2" table:formula="of:=CONCATENATE(IF([.A7]=&quot;&quot;;&quot;&quot;;CONCATENATE(&quot;C&quot;; [.A7]));IF([.B7]=&quot;&quot;;&quot;&quot;;CONCATENATE(&quot;/G&quot;;[.B7]));IF([.C7]=&quot;&quot;;&quot;&quot;;CONCATENATE(&quot;/R&quot;;[.C7])); IF([.D7]=&quot;&quot;;&quot;&quot;;CONCATENATE(&quot;/G&quot;;[.B7];&quot;.&quot;;[.D7])); IF([.E7]=&quot;&quot;;&quot;&quot;;CONCATENATE(&quot;/R&quot;;[.E7])); IF([.F7]=&quot;&quot;;&quot;&quot;;CONCATENATE(&quot;/G&quot;;[.B7];&quot;.&quot;;[.D7];&quot;.&quot;;[.F7])); IF([.G7]=&quot;&quot;;&quot;&quot;;CONCATENATE(&quot;/R&quot;;[.G7])); IF([.H7]=&quot;&quot;;&quot;&quot;;CONCATENATE(&quot;/G&quot;;[.B7];&quot;.&quot;;[.D7];&quot;.&quot;;[.F7];&quot;.&quot;;[.H7])); IF([.I7]=&quot;&quot;;&quot;&quot;;CONCATENATE(&quot;/R&quot;;[.I7]));IF([.J7]=&quot;&quot;;&quot;&quot;;CONCATENATE(&quot;/G&quot;;[.B7];&quot;.&quot;;[.D7];&quot;.&quot;;[.F7];&quot;.&quot;;[.H7]; &quot;.&quot;;[.J7])); IF([.K7]=&quot;&quot;;&quot;&quot;;CONCATENATE(&quot;/R&quot;;[.K7])))" table:style-name="ce22">
            <text:p>C12/G1/G1.1/R2</text:p>
          </table:table-cell>
          <table:table-cell office:value-type="string" table:style-name="ce22">
            <text:p>CRITERION.EXCLUSION.BUSINESS.BANKRUPTCY</text:p>
          </table:table-cell>
          <table:table-cell office:value-type="string" table:style-name="ce22">
            <text:p>4e3f468a-86c4-4c99-bd15-c8b221229348</text:p>
          </table:table-cell>
          <table:table-cell office:value-type="string" table:style-name="ce22">
            <text:p>Indicate reasons for being nevertheless to perform the contract</text:p>
          </table:table-cell>
          <table:table-cell table:style-name="ce22"/>
          <table:table-cell table:style-name="ce24"/>
          <table:table-cell table:number-columns-repeated="16367" table:style-name="ce22"/>
        </table:table-row>
        <table:table-row table:style-name="ro1">
          <table:table-cell office:value-type="float" office:value="12" table:style-name="ce21">
            <text:p>12</text:p>
          </table:table-cell>
          <table:table-cell office:value-type="float" office:value="2" table:style-name="ce22">
            <text:p>2</text:p>
          </table:table-cell>
          <table:table-cell table:number-columns-repeated="9" table:style-name="ce22"/>
          <table:table-cell office:value-type="string" office:string-value="C12/G2" table:formula="of:=CONCATENATE(IF([.A8]=&quot;&quot;;&quot;&quot;;CONCATENATE(&quot;C&quot;; [.A8]));IF([.B8]=&quot;&quot;;&quot;&quot;;CONCATENATE(&quot;/G&quot;;[.B8]));IF([.C8]=&quot;&quot;;&quot;&quot;;CONCATENATE(&quot;/R&quot;;[.C8])); IF([.D8]=&quot;&quot;;&quot;&quot;;CONCATENATE(&quot;/G&quot;;[.B8];&quot;.&quot;;[.D8])); IF([.E8]=&quot;&quot;;&quot;&quot;;CONCATENATE(&quot;/R&quot;;[.E8])); IF([.F8]=&quot;&quot;;&quot;&quot;;CONCATENATE(&quot;/G&quot;;[.B8];&quot;.&quot;;[.D8];&quot;.&quot;;[.F8])); IF([.G8]=&quot;&quot;;&quot;&quot;;CONCATENATE(&quot;/R&quot;;[.G8])); IF([.H8]=&quot;&quot;;&quot;&quot;;CONCATENATE(&quot;/G&quot;;[.B8];&quot;.&quot;;[.D8];&quot;.&quot;;[.F8];&quot;.&quot;;[.H8])); IF([.I8]=&quot;&quot;;&quot;&quot;;CONCATENATE(&quot;/R&quot;;[.I8]));IF([.J8]=&quot;&quot;;&quot;&quot;;CONCATENATE(&quot;/G&quot;;[.B8];&quot;.&quot;;[.D8];&quot;.&quot;;[.F8];&quot;.&quot;;[.H8]; &quot;.&quot;;[.J8])); IF([.K8]=&quot;&quot;;&quot;&quot;;CONCATENATE(&quot;/R&quot;;[.K8])))" table:style-name="ce22">
            <text:p>C12/G2</text:p>
          </table:table-cell>
          <table:table-cell office:value-type="string" table:style-name="ce22">
            <text:p>CRITERION.EXCLUSION.BUSINESS.BANKRUPTCY</text:p>
          </table:table-cell>
          <table:table-cell office:value-type="string" table:style-name="ce22">
            <text:p>7458d42a-e581-4640-9283-34ceb3ad4345</text:p>
          </table:table-cell>
          <table:table-cell table:number-columns-repeated="2" table:style-name="ce22"/>
          <table:table-cell table:style-name="ce24"/>
          <table:table-cell table:number-columns-repeated="16367" table:style-name="ce22"/>
        </table:table-row>
        <table:table-row table:style-name="ro1">
          <table:table-cell office:value-type="float" office:value="12" table:style-name="ce21">
            <text:p>12</text:p>
          </table:table-cell>
          <table:table-cell office:value-type="float" office:value="2" table:style-name="ce22">
            <text:p>2</text:p>
          </table:table-cell>
          <table:table-cell office:value-type="float" office:value="1" table:style-name="ce22">
            <text:p>1</text:p>
          </table:table-cell>
          <table:table-cell table:number-columns-repeated="8" table:style-name="ce22"/>
          <table:table-cell office:value-type="string" office:string-value="C12/G2/R1" table:formula="of:=CONCATENATE(IF([.A9]=&quot;&quot;;&quot;&quot;;CONCATENATE(&quot;C&quot;; [.A9]));IF([.B9]=&quot;&quot;;&quot;&quot;;CONCATENATE(&quot;/G&quot;;[.B9]));IF([.C9]=&quot;&quot;;&quot;&quot;;CONCATENATE(&quot;/R&quot;;[.C9])); IF([.D9]=&quot;&quot;;&quot;&quot;;CONCATENATE(&quot;/G&quot;;[.B9];&quot;.&quot;;[.D9])); IF([.E9]=&quot;&quot;;&quot;&quot;;CONCATENATE(&quot;/R&quot;;[.E9])); IF([.F9]=&quot;&quot;;&quot;&quot;;CONCATENATE(&quot;/G&quot;;[.B9];&quot;.&quot;;[.D9];&quot;.&quot;;[.F9])); IF([.G9]=&quot;&quot;;&quot;&quot;;CONCATENATE(&quot;/R&quot;;[.G9])); IF([.H9]=&quot;&quot;;&quot;&quot;;CONCATENATE(&quot;/G&quot;;[.B9];&quot;.&quot;;[.D9];&quot;.&quot;;[.F9];&quot;.&quot;;[.H9])); IF([.I9]=&quot;&quot;;&quot;&quot;;CONCATENATE(&quot;/R&quot;;[.I9]));IF([.J9]=&quot;&quot;;&quot;&quot;;CONCATENATE(&quot;/G&quot;;[.B9];&quot;.&quot;;[.D9];&quot;.&quot;;[.F9];&quot;.&quot;;[.H9]; &quot;.&quot;;[.J9])); IF([.K9]=&quot;&quot;;&quot;&quot;;CONCATENATE(&quot;/R&quot;;[.K9])))" table:style-name="ce22">
            <text:p>C12/G2/R1</text:p>
          </table:table-cell>
          <table:table-cell office:value-type="string" table:style-name="ce22">
            <text:p>CRITERION.EXCLUSION.BUSINESS.BANKRUPTCY</text:p>
          </table:table-cell>
          <table:table-cell office:value-type="string" table:style-name="ce22">
            <text:p>c1347b74-1872-4060-a6db-f4044edcd7c4</text:p>
          </table:table-cell>
          <table:table-cell office:value-type="string" table:style-name="ce22">
            <text:p>Is this information available electronically?</text:p>
          </table:table-cell>
          <table:table-cell table:style-name="ce22"/>
          <table:table-cell table:style-name="ce24"/>
          <table:table-cell table:number-columns-repeated="16367" table:style-name="ce22"/>
        </table:table-row>
        <table:table-row table:style-name="ro1">
          <table:table-cell office:value-type="float" office:value="12" table:style-name="ce21">
            <text:p>12</text:p>
          </table:table-cell>
          <table:table-cell office:value-type="float" office:value="2" table:style-name="ce22">
            <text:p>2</text:p>
          </table:table-cell>
          <table:table-cell table:style-name="ce22"/>
          <table:table-cell office:value-type="float" office:value="1" table:style-name="ce22">
            <text:p>1</text:p>
          </table:table-cell>
          <table:table-cell table:number-columns-repeated="7" table:style-name="ce22"/>
          <table:table-cell office:value-type="string" office:string-value="C12/G2/G2.1" table:formula="of:=CONCATENATE(IF([.A10]=&quot;&quot;;&quot;&quot;;CONCATENATE(&quot;C&quot;; [.A10]));IF([.B10]=&quot;&quot;;&quot;&quot;;CONCATENATE(&quot;/G&quot;;[.B10]));IF([.C10]=&quot;&quot;;&quot;&quot;;CONCATENATE(&quot;/R&quot;;[.C10])); IF([.D10]=&quot;&quot;;&quot;&quot;;CONCATENATE(&quot;/G&quot;;[.B10];&quot;.&quot;;[.D10])); IF([.E10]=&quot;&quot;;&quot;&quot;;CONCATENATE(&quot;/R&quot;;[.E10])); IF([.F10]=&quot;&quot;;&quot;&quot;;CONCATENATE(&quot;/G&quot;;[.B10];&quot;.&quot;;[.D10];&quot;.&quot;;[.F10])); IF([.G10]=&quot;&quot;;&quot;&quot;;CONCATENATE(&quot;/R&quot;;[.G10])); IF([.H10]=&quot;&quot;;&quot;&quot;;CONCATENATE(&quot;/G&quot;;[.B10];&quot;.&quot;;[.D10];&quot;.&quot;;[.F10];&quot;.&quot;;[.H10])); IF([.I10]=&quot;&quot;;&quot;&quot;;CONCATENATE(&quot;/R&quot;;[.I10]));IF([.J10]=&quot;&quot;;&quot;&quot;;CONCATENATE(&quot;/G&quot;;[.B10];&quot;.&quot;;[.D10];&quot;.&quot;;[.F10];&quot;.&quot;;[.H10]; &quot;.&quot;;[.J10])); IF([.K10]=&quot;&quot;;&quot;&quot;;CONCATENATE(&quot;/R&quot;;[.K10])))" table:style-name="ce22">
            <text:p>C12/G2/G2.1</text:p>
          </table:table-cell>
          <table:table-cell office:value-type="string" table:style-name="ce22">
            <text:p>CRITERION.EXCLUSION.BUSINESS.BANKRUPTCY</text:p>
          </table:table-cell>
          <table:table-cell office:value-type="string" table:style-name="ce22">
            <text:p>41dd2e9b-1bfd-44c7-93ee-56bd74a4334b</text:p>
          </table:table-cell>
          <table:table-cell table:style-name="ce22"/>
          <table:table-cell office:value-type="string" table:style-name="ce22">
            <text:p>GROUP_FULFILLED.ON_TRUE</text:p>
          </table:table-cell>
          <table:table-cell table:style-name="ce24"/>
          <table:table-cell table:number-columns-repeated="16367" table:style-name="ce22"/>
        </table:table-row>
        <table:table-row table:style-name="ro1">
          <table:table-cell office:value-type="float" office:value="12" table:style-name="ce21">
            <text:p>12</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1" table:style-name="ce22">
            <text:p>1</text:p>
          </table:table-cell>
          <table:table-cell table:number-columns-repeated="6" table:style-name="ce22"/>
          <table:table-cell office:value-type="string" office:string-value="C12/G2/G2.1/R1" table:formula="of:=CONCATENATE(IF([.A11]=&quot;&quot;;&quot;&quot;;CONCATENATE(&quot;C&quot;; [.A11]));IF([.B11]=&quot;&quot;;&quot;&quot;;CONCATENATE(&quot;/G&quot;;[.B11]));IF([.C11]=&quot;&quot;;&quot;&quot;;CONCATENATE(&quot;/R&quot;;[.C11])); IF([.D11]=&quot;&quot;;&quot;&quot;;CONCATENATE(&quot;/G&quot;;[.B11];&quot;.&quot;;[.D11])); IF([.E11]=&quot;&quot;;&quot;&quot;;CONCATENATE(&quot;/R&quot;;[.E11])); IF([.F11]=&quot;&quot;;&quot;&quot;;CONCATENATE(&quot;/G&quot;;[.B11];&quot;.&quot;;[.D11];&quot;.&quot;;[.F11])); IF([.G11]=&quot;&quot;;&quot;&quot;;CONCATENATE(&quot;/R&quot;;[.G11])); IF([.H11]=&quot;&quot;;&quot;&quot;;CONCATENATE(&quot;/G&quot;;[.B11];&quot;.&quot;;[.D11];&quot;.&quot;;[.F11];&quot;.&quot;;[.H11])); IF([.I11]=&quot;&quot;;&quot;&quot;;CONCATENATE(&quot;/R&quot;;[.I11]));IF([.J11]=&quot;&quot;;&quot;&quot;;CONCATENATE(&quot;/G&quot;;[.B11];&quot;.&quot;;[.D11];&quot;.&quot;;[.F11];&quot;.&quot;;[.H11]; &quot;.&quot;;[.J11])); IF([.K11]=&quot;&quot;;&quot;&quot;;CONCATENATE(&quot;/R&quot;;[.K11])))" table:style-name="ce22">
            <text:p>C12/G2/G2.1/R1</text:p>
          </table:table-cell>
          <table:table-cell office:value-type="string" table:style-name="ce22">
            <text:p>CRITERION.EXCLUSION.BUSINESS.BANKRUPTCY</text:p>
          </table:table-cell>
          <table:table-cell office:value-type="string" table:style-name="ce22">
            <text:p>f4313bb6-21b6-499e-bdff-debe10e11d2c</text:p>
          </table:table-cell>
          <table:table-cell office:value-type="string" table:style-name="ce22">
            <text:p>URL</text:p>
          </table:table-cell>
          <table:table-cell table:style-name="ce22"/>
          <table:table-cell table:style-name="ce24"/>
          <table:table-cell table:number-columns-repeated="16367" table:style-name="ce22"/>
        </table:table-row>
        <table:table-row table:style-name="ro1">
          <table:table-cell office:value-type="float" office:value="12" table:style-name="ce21">
            <text:p>12</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2" table:style-name="ce22">
            <text:p>2</text:p>
          </table:table-cell>
          <table:table-cell table:number-columns-repeated="6" table:style-name="ce22"/>
          <table:table-cell office:value-type="string" office:string-value="C12/G2/G2.1/R2" table:formula="of:=CONCATENATE(IF([.A12]=&quot;&quot;;&quot;&quot;;CONCATENATE(&quot;C&quot;; [.A12]));IF([.B12]=&quot;&quot;;&quot;&quot;;CONCATENATE(&quot;/G&quot;;[.B12]));IF([.C12]=&quot;&quot;;&quot;&quot;;CONCATENATE(&quot;/R&quot;;[.C12])); IF([.D12]=&quot;&quot;;&quot;&quot;;CONCATENATE(&quot;/G&quot;;[.B12];&quot;.&quot;;[.D12])); IF([.E12]=&quot;&quot;;&quot;&quot;;CONCATENATE(&quot;/R&quot;;[.E12])); IF([.F12]=&quot;&quot;;&quot;&quot;;CONCATENATE(&quot;/G&quot;;[.B12];&quot;.&quot;;[.D12];&quot;.&quot;;[.F12])); IF([.G12]=&quot;&quot;;&quot;&quot;;CONCATENATE(&quot;/R&quot;;[.G12])); IF([.H12]=&quot;&quot;;&quot;&quot;;CONCATENATE(&quot;/G&quot;;[.B12];&quot;.&quot;;[.D12];&quot;.&quot;;[.F12];&quot;.&quot;;[.H12])); IF([.I12]=&quot;&quot;;&quot;&quot;;CONCATENATE(&quot;/R&quot;;[.I12]));IF([.J12]=&quot;&quot;;&quot;&quot;;CONCATENATE(&quot;/G&quot;;[.B12];&quot;.&quot;;[.D12];&quot;.&quot;;[.F12];&quot;.&quot;;[.H12]; &quot;.&quot;;[.J12])); IF([.K12]=&quot;&quot;;&quot;&quot;;CONCATENATE(&quot;/R&quot;;[.K12])))" table:style-name="ce22">
            <text:p>C12/G2/G2.1/R2</text:p>
          </table:table-cell>
          <table:table-cell office:value-type="string" table:style-name="ce22">
            <text:p>CRITERION.EXCLUSION.BUSINESS.BANKRUPTCY</text:p>
          </table:table-cell>
          <table:table-cell office:value-type="string" table:style-name="ce22">
            <text:p>1f1cd18e-3e01-4ca2-af4c-e2981924ba8d</text:p>
          </table:table-cell>
          <table:table-cell office:value-type="string" table:style-name="ce22">
            <text:p>Code</text:p>
          </table:table-cell>
          <table:table-cell table:style-name="ce22"/>
          <table:table-cell table:style-name="ce24"/>
          <table:table-cell table:number-columns-repeated="16367" table:style-name="ce22"/>
        </table:table-row>
        <table:table-row table:style-name="ro1">
          <table:table-cell office:value-type="float" office:value="12" table:style-name="ce21">
            <text:p>12</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3" table:style-name="ce22">
            <text:p>3</text:p>
          </table:table-cell>
          <table:table-cell table:number-columns-repeated="6" table:style-name="ce22"/>
          <table:table-cell office:value-type="string" office:string-value="C12/G2/G2.1/R3" table:formula="of:=CONCATENATE(IF([.A13]=&quot;&quot;;&quot;&quot;;CONCATENATE(&quot;C&quot;; [.A13]));IF([.B13]=&quot;&quot;;&quot;&quot;;CONCATENATE(&quot;/G&quot;;[.B13]));IF([.C13]=&quot;&quot;;&quot;&quot;;CONCATENATE(&quot;/R&quot;;[.C13])); IF([.D13]=&quot;&quot;;&quot;&quot;;CONCATENATE(&quot;/G&quot;;[.B13];&quot;.&quot;;[.D13])); IF([.E13]=&quot;&quot;;&quot;&quot;;CONCATENATE(&quot;/R&quot;;[.E13])); IF([.F13]=&quot;&quot;;&quot;&quot;;CONCATENATE(&quot;/G&quot;;[.B13];&quot;.&quot;;[.D13];&quot;.&quot;;[.F13])); IF([.G13]=&quot;&quot;;&quot;&quot;;CONCATENATE(&quot;/R&quot;;[.G13])); IF([.H13]=&quot;&quot;;&quot;&quot;;CONCATENATE(&quot;/G&quot;;[.B13];&quot;.&quot;;[.D13];&quot;.&quot;;[.F13];&quot;.&quot;;[.H13])); IF([.I13]=&quot;&quot;;&quot;&quot;;CONCATENATE(&quot;/R&quot;;[.I13]));IF([.J13]=&quot;&quot;;&quot;&quot;;CONCATENATE(&quot;/G&quot;;[.B13];&quot;.&quot;;[.D13];&quot;.&quot;;[.F13];&quot;.&quot;;[.H13]; &quot;.&quot;;[.J13])); IF([.K13]=&quot;&quot;;&quot;&quot;;CONCATENATE(&quot;/R&quot;;[.K13])))" table:style-name="ce22">
            <text:p>C12/G2/G2.1/R3</text:p>
          </table:table-cell>
          <table:table-cell office:value-type="string" table:style-name="ce22">
            <text:p>CRITERION.EXCLUSION.BUSINESS.BANKRUPTCY</text:p>
          </table:table-cell>
          <table:table-cell office:value-type="string" table:style-name="ce22">
            <text:p>c3ccfa31-0c5e-4e3a-a3fd-db9fb83d78d4</text:p>
          </table:table-cell>
          <table:table-cell office:value-type="string" table:style-name="ce22">
            <text:p>Issuer</text:p>
          </table:table-cell>
          <table:table-cell table:style-name="ce22"/>
          <table:table-cell table:style-name="ce24"/>
          <table:table-cell table:number-columns-repeated="16367" table:style-name="ce22"/>
        </table:table-row>
        <table:table-row table:style-name="ro1">
          <table:table-cell office:value-type="float" office:value="13" table:style-name="ce18">
            <text:p>13</text:p>
          </table:table-cell>
          <table:table-cell table:number-columns-repeated="10" table:style-name="ce18"/>
          <table:table-cell office:value-type="string" office:string-value="C13" table:formula="of:=CONCATENATE(IF([.A14]=&quot;&quot;;&quot;&quot;;CONCATENATE(&quot;C&quot;; [.A14]));IF([.B14]=&quot;&quot;;&quot;&quot;;CONCATENATE(&quot;/G&quot;;[.B14]));IF([.C14]=&quot;&quot;;&quot;&quot;;CONCATENATE(&quot;/R&quot;;[.C14])); IF([.D14]=&quot;&quot;;&quot;&quot;;CONCATENATE(&quot;/G&quot;;[.B14];&quot;.&quot;;[.D14])); IF([.E14]=&quot;&quot;;&quot;&quot;;CONCATENATE(&quot;/R&quot;;[.E14])); IF([.F14]=&quot;&quot;;&quot;&quot;;CONCATENATE(&quot;/G&quot;;[.B14];&quot;.&quot;;[.D14];&quot;.&quot;;[.F14])); IF([.G14]=&quot;&quot;;&quot;&quot;;CONCATENATE(&quot;/R&quot;;[.G14])); IF([.H14]=&quot;&quot;;&quot;&quot;;CONCATENATE(&quot;/G&quot;;[.B14];&quot;.&quot;;[.D14];&quot;.&quot;;[.F14];&quot;.&quot;;[.H14])); IF([.I14]=&quot;&quot;;&quot;&quot;;CONCATENATE(&quot;/R&quot;;[.I14]));IF([.J14]=&quot;&quot;;&quot;&quot;;CONCATENATE(&quot;/G&quot;;[.B14];&quot;.&quot;;[.D14];&quot;.&quot;;[.F14];&quot;.&quot;;[.H14]; &quot;.&quot;;[.J14])); IF([.K14]=&quot;&quot;;&quot;&quot;;CONCATENATE(&quot;/R&quot;;[.K14])))" table:style-name="ce18">
            <text:p>C13</text:p>
          </table:table-cell>
          <table:table-cell office:value-type="string" table:style-name="ce18">
            <text:p>CRITERION.EXCLUSION.BUSINESS.INSOLVENCY</text:p>
          </table:table-cell>
          <table:table-cell office:value-type="string" table:style-name="ce18">
            <text:p>396f288a-e267-4c20-851a-ed4f7498f137</text:p>
          </table:table-cell>
          <table:table-cell office:value-type="string" table:style-name="ce18">
            <text:p>Is the economic operator the subject of insolvency or winding-up? This information needs not be given if exclusion of economic operators in this case has been made mandatory under the applicable national law without any possibility of derogation where the economic operator is nevertheless able to perform the contract.</text:p>
          </table:table-cell>
          <table:table-cell table:style-name="ce18"/>
          <table:table-cell table:style-name="ce25"/>
          <table:table-cell table:number-columns-repeated="16367" table:style-name="ce21"/>
        </table:table-row>
        <table:table-row table:style-name="ro1">
          <table:table-cell office:value-type="float" office:value="13" table:style-name="ce21">
            <text:p>13</text:p>
          </table:table-cell>
          <table:table-cell office:value-type="float" office:value="1" table:style-name="ce22">
            <text:p>1</text:p>
          </table:table-cell>
          <table:table-cell table:number-columns-repeated="9" table:style-name="ce22"/>
          <table:table-cell office:value-type="string" office:string-value="C13/G1" table:formula="of:=CONCATENATE(IF([.A15]=&quot;&quot;;&quot;&quot;;CONCATENATE(&quot;C&quot;; [.A15]));IF([.B15]=&quot;&quot;;&quot;&quot;;CONCATENATE(&quot;/G&quot;;[.B15]));IF([.C15]=&quot;&quot;;&quot;&quot;;CONCATENATE(&quot;/R&quot;;[.C15])); IF([.D15]=&quot;&quot;;&quot;&quot;;CONCATENATE(&quot;/G&quot;;[.B15];&quot;.&quot;;[.D15])); IF([.E15]=&quot;&quot;;&quot;&quot;;CONCATENATE(&quot;/R&quot;;[.E15])); IF([.F15]=&quot;&quot;;&quot;&quot;;CONCATENATE(&quot;/G&quot;;[.B15];&quot;.&quot;;[.D15];&quot;.&quot;;[.F15])); IF([.G15]=&quot;&quot;;&quot;&quot;;CONCATENATE(&quot;/R&quot;;[.G15])); IF([.H15]=&quot;&quot;;&quot;&quot;;CONCATENATE(&quot;/G&quot;;[.B15];&quot;.&quot;;[.D15];&quot;.&quot;;[.F15];&quot;.&quot;;[.H15])); IF([.I15]=&quot;&quot;;&quot;&quot;;CONCATENATE(&quot;/R&quot;;[.I15]));IF([.J15]=&quot;&quot;;&quot;&quot;;CONCATENATE(&quot;/G&quot;;[.B15];&quot;.&quot;;[.D15];&quot;.&quot;;[.F15];&quot;.&quot;;[.H15]; &quot;.&quot;;[.J15])); IF([.K15]=&quot;&quot;;&quot;&quot;;CONCATENATE(&quot;/R&quot;;[.K15])))" table:style-name="ce22">
            <text:p>C13/G1</text:p>
          </table:table-cell>
          <table:table-cell office:value-type="string" table:style-name="ce22">
            <text:p>CRITERION.EXCLUSION.BUSINESS.INSOLVENCY</text:p>
          </table:table-cell>
          <table:table-cell office:value-type="string" table:style-name="ce22">
            <text:p>d91c11a1-f19e-4b83-8ade-c4be2bf00555</text:p>
          </table:table-cell>
          <table:table-cell table:number-columns-repeated="2" table:style-name="ce22"/>
          <table:table-cell table:style-name="ce24"/>
          <table:table-cell table:number-columns-repeated="16367" table:style-name="ce22"/>
        </table:table-row>
        <table:table-row table:style-name="ro1">
          <table:table-cell office:value-type="float" office:value="13" table:style-name="ce21">
            <text:p>13</text:p>
          </table:table-cell>
          <table:table-cell office:value-type="float" office:value="1" table:style-name="ce22">
            <text:p>1</text:p>
          </table:table-cell>
          <table:table-cell office:value-type="float" office:value="1" table:style-name="ce22">
            <text:p>1</text:p>
          </table:table-cell>
          <table:table-cell table:number-columns-repeated="8" table:style-name="ce22"/>
          <table:table-cell office:value-type="string" office:string-value="C13/G1/R1" table:formula="of:=CONCATENATE(IF([.A16]=&quot;&quot;;&quot;&quot;;CONCATENATE(&quot;C&quot;; [.A16]));IF([.B16]=&quot;&quot;;&quot;&quot;;CONCATENATE(&quot;/G&quot;;[.B16]));IF([.C16]=&quot;&quot;;&quot;&quot;;CONCATENATE(&quot;/R&quot;;[.C16])); IF([.D16]=&quot;&quot;;&quot;&quot;;CONCATENATE(&quot;/G&quot;;[.B16];&quot;.&quot;;[.D16])); IF([.E16]=&quot;&quot;;&quot;&quot;;CONCATENATE(&quot;/R&quot;;[.E16])); IF([.F16]=&quot;&quot;;&quot;&quot;;CONCATENATE(&quot;/G&quot;;[.B16];&quot;.&quot;;[.D16];&quot;.&quot;;[.F16])); IF([.G16]=&quot;&quot;;&quot;&quot;;CONCATENATE(&quot;/R&quot;;[.G16])); IF([.H16]=&quot;&quot;;&quot;&quot;;CONCATENATE(&quot;/G&quot;;[.B16];&quot;.&quot;;[.D16];&quot;.&quot;;[.F16];&quot;.&quot;;[.H16])); IF([.I16]=&quot;&quot;;&quot;&quot;;CONCATENATE(&quot;/R&quot;;[.I16]));IF([.J16]=&quot;&quot;;&quot;&quot;;CONCATENATE(&quot;/G&quot;;[.B16];&quot;.&quot;;[.D16];&quot;.&quot;;[.F16];&quot;.&quot;;[.H16]; &quot;.&quot;;[.J16])); IF([.K16]=&quot;&quot;;&quot;&quot;;CONCATENATE(&quot;/R&quot;;[.K16])))" table:style-name="ce22">
            <text:p>C13/G1/R1</text:p>
          </table:table-cell>
          <table:table-cell office:value-type="string" table:style-name="ce22">
            <text:p>CRITERION.EXCLUSION.BUSINESS.INSOLVENCY</text:p>
          </table:table-cell>
          <table:table-cell office:value-type="string" table:style-name="ce22">
            <text:p>974c8196-9d1c-419c-9ca9-45bb9f5fd59a</text:p>
          </table:table-cell>
          <table:table-cell office:value-type="string" table:style-name="ce22">
            <text:p>Your answer?</text:p>
          </table:table-cell>
          <table:table-cell table:style-name="ce22"/>
          <table:table-cell table:style-name="ce24"/>
          <table:table-cell table:number-columns-repeated="16367" table:style-name="ce22"/>
        </table:table-row>
        <table:table-row table:style-name="ro1">
          <table:table-cell office:value-type="float" office:value="13" table:style-name="ce21">
            <text:p>13</text:p>
          </table:table-cell>
          <table:table-cell office:value-type="float" office:value="1" table:style-name="ce22">
            <text:p>1</text:p>
          </table:table-cell>
          <table:table-cell table:style-name="ce22"/>
          <table:table-cell office:value-type="float" office:value="1" table:style-name="ce22">
            <text:p>1</text:p>
          </table:table-cell>
          <table:table-cell table:number-columns-repeated="7" table:style-name="ce22"/>
          <table:table-cell office:value-type="string" office:string-value="C13/G1/G1.1" table:formula="of:=CONCATENATE(IF([.A17]=&quot;&quot;;&quot;&quot;;CONCATENATE(&quot;C&quot;; [.A17]));IF([.B17]=&quot;&quot;;&quot;&quot;;CONCATENATE(&quot;/G&quot;;[.B17]));IF([.C17]=&quot;&quot;;&quot;&quot;;CONCATENATE(&quot;/R&quot;;[.C17])); IF([.D17]=&quot;&quot;;&quot;&quot;;CONCATENATE(&quot;/G&quot;;[.B17];&quot;.&quot;;[.D17])); IF([.E17]=&quot;&quot;;&quot;&quot;;CONCATENATE(&quot;/R&quot;;[.E17])); IF([.F17]=&quot;&quot;;&quot;&quot;;CONCATENATE(&quot;/G&quot;;[.B17];&quot;.&quot;;[.D17];&quot;.&quot;;[.F17])); IF([.G17]=&quot;&quot;;&quot;&quot;;CONCATENATE(&quot;/R&quot;;[.G17])); IF([.H17]=&quot;&quot;;&quot;&quot;;CONCATENATE(&quot;/G&quot;;[.B17];&quot;.&quot;;[.D17];&quot;.&quot;;[.F17];&quot;.&quot;;[.H17])); IF([.I17]=&quot;&quot;;&quot;&quot;;CONCATENATE(&quot;/R&quot;;[.I17]));IF([.J17]=&quot;&quot;;&quot;&quot;;CONCATENATE(&quot;/G&quot;;[.B17];&quot;.&quot;;[.D17];&quot;.&quot;;[.F17];&quot;.&quot;;[.H17]; &quot;.&quot;;[.J17])); IF([.K17]=&quot;&quot;;&quot;&quot;;CONCATENATE(&quot;/R&quot;;[.K17])))" table:style-name="ce22">
            <text:p>C13/G1/G1.1</text:p>
          </table:table-cell>
          <table:table-cell office:value-type="string" table:style-name="ce22">
            <text:p>CRITERION.EXCLUSION.BUSINESS.INSOLVENCY</text:p>
          </table:table-cell>
          <table:table-cell office:value-type="string" table:style-name="ce22">
            <text:p>aeef523b-c8fc-4dba-9c34-03e34812567b</text:p>
          </table:table-cell>
          <table:table-cell table:style-name="ce22"/>
          <table:table-cell office:value-type="string" table:style-name="ce22">
            <text:p>GROUP_FULFILLED.ON_TRUE</text:p>
          </table:table-cell>
          <table:table-cell table:style-name="ce24"/>
          <table:table-cell table:number-columns-repeated="16367" table:style-name="ce22"/>
        </table:table-row>
        <table:table-row table:style-name="ro1">
          <table:table-cell office:value-type="float" office:value="13" table:style-name="ce21">
            <text:p>13</text:p>
          </table:table-cell>
          <table:table-cell office:value-type="float" office:value="1" table:style-name="ce22">
            <text:p>1</text:p>
          </table:table-cell>
          <table:table-cell table:style-name="ce22"/>
          <table:table-cell office:value-type="float" office:value="1" table:style-name="ce22">
            <text:p>1</text:p>
          </table:table-cell>
          <table:table-cell office:value-type="float" office:value="1" table:style-name="ce22">
            <text:p>1</text:p>
          </table:table-cell>
          <table:table-cell table:number-columns-repeated="6" table:style-name="ce22"/>
          <table:table-cell office:value-type="string" office:string-value="C13/G1/G1.1/R1" table:formula="of:=CONCATENATE(IF([.A18]=&quot;&quot;;&quot;&quot;;CONCATENATE(&quot;C&quot;; [.A18]));IF([.B18]=&quot;&quot;;&quot;&quot;;CONCATENATE(&quot;/G&quot;;[.B18]));IF([.C18]=&quot;&quot;;&quot;&quot;;CONCATENATE(&quot;/R&quot;;[.C18])); IF([.D18]=&quot;&quot;;&quot;&quot;;CONCATENATE(&quot;/G&quot;;[.B18];&quot;.&quot;;[.D18])); IF([.E18]=&quot;&quot;;&quot;&quot;;CONCATENATE(&quot;/R&quot;;[.E18])); IF([.F18]=&quot;&quot;;&quot;&quot;;CONCATENATE(&quot;/G&quot;;[.B18];&quot;.&quot;;[.D18];&quot;.&quot;;[.F18])); IF([.G18]=&quot;&quot;;&quot;&quot;;CONCATENATE(&quot;/R&quot;;[.G18])); IF([.H18]=&quot;&quot;;&quot;&quot;;CONCATENATE(&quot;/G&quot;;[.B18];&quot;.&quot;;[.D18];&quot;.&quot;;[.F18];&quot;.&quot;;[.H18])); IF([.I18]=&quot;&quot;;&quot;&quot;;CONCATENATE(&quot;/R&quot;;[.I18]));IF([.J18]=&quot;&quot;;&quot;&quot;;CONCATENATE(&quot;/G&quot;;[.B18];&quot;.&quot;;[.D18];&quot;.&quot;;[.F18];&quot;.&quot;;[.H18]; &quot;.&quot;;[.J18])); IF([.K18]=&quot;&quot;;&quot;&quot;;CONCATENATE(&quot;/R&quot;;[.K18])))" table:style-name="ce22">
            <text:p>C13/G1/G1.1/R1</text:p>
          </table:table-cell>
          <table:table-cell office:value-type="string" table:style-name="ce22">
            <text:p>CRITERION.EXCLUSION.BUSINESS.INSOLVENCY</text:p>
          </table:table-cell>
          <table:table-cell office:value-type="string" table:style-name="ce22">
            <text:p>e098da8e-4717-4500-965f-f882d5b4e1ad</text:p>
          </table:table-cell>
          <table:table-cell office:value-type="string" table:style-name="ce22">
            <text:p>Please describe them</text:p>
          </table:table-cell>
          <table:table-cell table:style-name="ce22"/>
          <table:table-cell table:style-name="ce24"/>
          <table:table-cell table:number-columns-repeated="16367" table:style-name="ce22"/>
        </table:table-row>
        <table:table-row table:style-name="ro1">
          <table:table-cell office:value-type="float" office:value="13" table:style-name="ce21">
            <text:p>13</text:p>
          </table:table-cell>
          <table:table-cell office:value-type="float" office:value="1" table:style-name="ce22">
            <text:p>1</text:p>
          </table:table-cell>
          <table:table-cell table:style-name="ce22"/>
          <table:table-cell office:value-type="float" office:value="1" table:style-name="ce22">
            <text:p>1</text:p>
          </table:table-cell>
          <table:table-cell office:value-type="float" office:value="2" table:style-name="ce22">
            <text:p>2</text:p>
          </table:table-cell>
          <table:table-cell table:number-columns-repeated="6" table:style-name="ce22"/>
          <table:table-cell office:value-type="string" office:string-value="C13/G1/G1.1/R2" table:formula="of:=CONCATENATE(IF([.A19]=&quot;&quot;;&quot;&quot;;CONCATENATE(&quot;C&quot;; [.A19]));IF([.B19]=&quot;&quot;;&quot;&quot;;CONCATENATE(&quot;/G&quot;;[.B19]));IF([.C19]=&quot;&quot;;&quot;&quot;;CONCATENATE(&quot;/R&quot;;[.C19])); IF([.D19]=&quot;&quot;;&quot;&quot;;CONCATENATE(&quot;/G&quot;;[.B19];&quot;.&quot;;[.D19])); IF([.E19]=&quot;&quot;;&quot;&quot;;CONCATENATE(&quot;/R&quot;;[.E19])); IF([.F19]=&quot;&quot;;&quot;&quot;;CONCATENATE(&quot;/G&quot;;[.B19];&quot;.&quot;;[.D19];&quot;.&quot;;[.F19])); IF([.G19]=&quot;&quot;;&quot;&quot;;CONCATENATE(&quot;/R&quot;;[.G19])); IF([.H19]=&quot;&quot;;&quot;&quot;;CONCATENATE(&quot;/G&quot;;[.B19];&quot;.&quot;;[.D19];&quot;.&quot;;[.F19];&quot;.&quot;;[.H19])); IF([.I19]=&quot;&quot;;&quot;&quot;;CONCATENATE(&quot;/R&quot;;[.I19]));IF([.J19]=&quot;&quot;;&quot;&quot;;CONCATENATE(&quot;/G&quot;;[.B19];&quot;.&quot;;[.D19];&quot;.&quot;;[.F19];&quot;.&quot;;[.H19]; &quot;.&quot;;[.J19])); IF([.K19]=&quot;&quot;;&quot;&quot;;CONCATENATE(&quot;/R&quot;;[.K19])))" table:style-name="ce22">
            <text:p>C13/G1/G1.1/R2</text:p>
          </table:table-cell>
          <table:table-cell office:value-type="string" table:style-name="ce22">
            <text:p>CRITERION.EXCLUSION.BUSINESS.INSOLVENCY</text:p>
          </table:table-cell>
          <table:table-cell office:value-type="string" table:style-name="ce22">
            <text:p>4e3f468a-86c4-4c99-bd15-c8b221229348</text:p>
          </table:table-cell>
          <table:table-cell office:value-type="string" table:style-name="ce22">
            <text:p>Indicate reasons for being nevertheless to perform the contract</text:p>
          </table:table-cell>
          <table:table-cell table:style-name="ce22"/>
          <table:table-cell table:style-name="ce24"/>
          <table:table-cell table:number-columns-repeated="16367" table:style-name="ce22"/>
        </table:table-row>
        <table:table-row table:style-name="ro1">
          <table:table-cell office:value-type="float" office:value="13" table:style-name="ce21">
            <text:p>13</text:p>
          </table:table-cell>
          <table:table-cell office:value-type="float" office:value="2" table:style-name="ce22">
            <text:p>2</text:p>
          </table:table-cell>
          <table:table-cell table:number-columns-repeated="9" table:style-name="ce22"/>
          <table:table-cell office:value-type="string" office:string-value="C13/G2" table:formula="of:=CONCATENATE(IF([.A20]=&quot;&quot;;&quot;&quot;;CONCATENATE(&quot;C&quot;; [.A20]));IF([.B20]=&quot;&quot;;&quot;&quot;;CONCATENATE(&quot;/G&quot;;[.B20]));IF([.C20]=&quot;&quot;;&quot;&quot;;CONCATENATE(&quot;/R&quot;;[.C20])); IF([.D20]=&quot;&quot;;&quot;&quot;;CONCATENATE(&quot;/G&quot;;[.B20];&quot;.&quot;;[.D20])); IF([.E20]=&quot;&quot;;&quot;&quot;;CONCATENATE(&quot;/R&quot;;[.E20])); IF([.F20]=&quot;&quot;;&quot;&quot;;CONCATENATE(&quot;/G&quot;;[.B20];&quot;.&quot;;[.D20];&quot;.&quot;;[.F20])); IF([.G20]=&quot;&quot;;&quot;&quot;;CONCATENATE(&quot;/R&quot;;[.G20])); IF([.H20]=&quot;&quot;;&quot;&quot;;CONCATENATE(&quot;/G&quot;;[.B20];&quot;.&quot;;[.D20];&quot;.&quot;;[.F20];&quot;.&quot;;[.H20])); IF([.I20]=&quot;&quot;;&quot;&quot;;CONCATENATE(&quot;/R&quot;;[.I20]));IF([.J20]=&quot;&quot;;&quot;&quot;;CONCATENATE(&quot;/G&quot;;[.B20];&quot;.&quot;;[.D20];&quot;.&quot;;[.F20];&quot;.&quot;;[.H20]; &quot;.&quot;;[.J20])); IF([.K20]=&quot;&quot;;&quot;&quot;;CONCATENATE(&quot;/R&quot;;[.K20])))" table:style-name="ce22">
            <text:p>C13/G2</text:p>
          </table:table-cell>
          <table:table-cell office:value-type="string" table:style-name="ce22">
            <text:p>CRITERION.EXCLUSION.BUSINESS.INSOLVENCY</text:p>
          </table:table-cell>
          <table:table-cell office:value-type="string" table:style-name="ce22">
            <text:p>7458d42a-e581-4640-9283-34ceb3ad4345</text:p>
          </table:table-cell>
          <table:table-cell table:number-columns-repeated="2" table:style-name="ce22"/>
          <table:table-cell table:style-name="ce24"/>
          <table:table-cell table:number-columns-repeated="16367" table:style-name="ce22"/>
        </table:table-row>
        <table:table-row table:style-name="ro1">
          <table:table-cell office:value-type="float" office:value="13" table:style-name="ce21">
            <text:p>13</text:p>
          </table:table-cell>
          <table:table-cell office:value-type="float" office:value="2" table:style-name="ce22">
            <text:p>2</text:p>
          </table:table-cell>
          <table:table-cell office:value-type="float" office:value="1" table:style-name="ce22">
            <text:p>1</text:p>
          </table:table-cell>
          <table:table-cell table:number-columns-repeated="8" table:style-name="ce22"/>
          <table:table-cell office:value-type="string" office:string-value="C13/G2/R1" table:formula="of:=CONCATENATE(IF([.A21]=&quot;&quot;;&quot;&quot;;CONCATENATE(&quot;C&quot;; [.A21]));IF([.B21]=&quot;&quot;;&quot;&quot;;CONCATENATE(&quot;/G&quot;;[.B21]));IF([.C21]=&quot;&quot;;&quot;&quot;;CONCATENATE(&quot;/R&quot;;[.C21])); IF([.D21]=&quot;&quot;;&quot;&quot;;CONCATENATE(&quot;/G&quot;;[.B21];&quot;.&quot;;[.D21])); IF([.E21]=&quot;&quot;;&quot;&quot;;CONCATENATE(&quot;/R&quot;;[.E21])); IF([.F21]=&quot;&quot;;&quot;&quot;;CONCATENATE(&quot;/G&quot;;[.B21];&quot;.&quot;;[.D21];&quot;.&quot;;[.F21])); IF([.G21]=&quot;&quot;;&quot;&quot;;CONCATENATE(&quot;/R&quot;;[.G21])); IF([.H21]=&quot;&quot;;&quot;&quot;;CONCATENATE(&quot;/G&quot;;[.B21];&quot;.&quot;;[.D21];&quot;.&quot;;[.F21];&quot;.&quot;;[.H21])); IF([.I21]=&quot;&quot;;&quot;&quot;;CONCATENATE(&quot;/R&quot;;[.I21]));IF([.J21]=&quot;&quot;;&quot;&quot;;CONCATENATE(&quot;/G&quot;;[.B21];&quot;.&quot;;[.D21];&quot;.&quot;;[.F21];&quot;.&quot;;[.H21]; &quot;.&quot;;[.J21])); IF([.K21]=&quot;&quot;;&quot;&quot;;CONCATENATE(&quot;/R&quot;;[.K21])))" table:style-name="ce22">
            <text:p>C13/G2/R1</text:p>
          </table:table-cell>
          <table:table-cell office:value-type="string" table:style-name="ce22">
            <text:p>CRITERION.EXCLUSION.BUSINESS.INSOLVENCY</text:p>
          </table:table-cell>
          <table:table-cell office:value-type="string" table:style-name="ce22">
            <text:p>c1347b74-1872-4060-a6db-f4044edcd7c4</text:p>
          </table:table-cell>
          <table:table-cell office:value-type="string" table:style-name="ce22">
            <text:p>Is this information available electronically?</text:p>
          </table:table-cell>
          <table:table-cell table:style-name="ce22"/>
          <table:table-cell table:style-name="ce24"/>
          <table:table-cell table:number-columns-repeated="16367" table:style-name="ce22"/>
        </table:table-row>
        <table:table-row table:style-name="ro1">
          <table:table-cell office:value-type="float" office:value="13" table:style-name="ce21">
            <text:p>13</text:p>
          </table:table-cell>
          <table:table-cell office:value-type="float" office:value="2" table:style-name="ce22">
            <text:p>2</text:p>
          </table:table-cell>
          <table:table-cell table:style-name="ce22"/>
          <table:table-cell office:value-type="float" office:value="1" table:style-name="ce22">
            <text:p>1</text:p>
          </table:table-cell>
          <table:table-cell table:number-columns-repeated="7" table:style-name="ce22"/>
          <table:table-cell office:value-type="string" office:string-value="C13/G2/G2.1" table:formula="of:=CONCATENATE(IF([.A22]=&quot;&quot;;&quot;&quot;;CONCATENATE(&quot;C&quot;; [.A22]));IF([.B22]=&quot;&quot;;&quot;&quot;;CONCATENATE(&quot;/G&quot;;[.B22]));IF([.C22]=&quot;&quot;;&quot;&quot;;CONCATENATE(&quot;/R&quot;;[.C22])); IF([.D22]=&quot;&quot;;&quot;&quot;;CONCATENATE(&quot;/G&quot;;[.B22];&quot;.&quot;;[.D22])); IF([.E22]=&quot;&quot;;&quot;&quot;;CONCATENATE(&quot;/R&quot;;[.E22])); IF([.F22]=&quot;&quot;;&quot;&quot;;CONCATENATE(&quot;/G&quot;;[.B22];&quot;.&quot;;[.D22];&quot;.&quot;;[.F22])); IF([.G22]=&quot;&quot;;&quot;&quot;;CONCATENATE(&quot;/R&quot;;[.G22])); IF([.H22]=&quot;&quot;;&quot;&quot;;CONCATENATE(&quot;/G&quot;;[.B22];&quot;.&quot;;[.D22];&quot;.&quot;;[.F22];&quot;.&quot;;[.H22])); IF([.I22]=&quot;&quot;;&quot;&quot;;CONCATENATE(&quot;/R&quot;;[.I22]));IF([.J22]=&quot;&quot;;&quot;&quot;;CONCATENATE(&quot;/G&quot;;[.B22];&quot;.&quot;;[.D22];&quot;.&quot;;[.F22];&quot;.&quot;;[.H22]; &quot;.&quot;;[.J22])); IF([.K22]=&quot;&quot;;&quot;&quot;;CONCATENATE(&quot;/R&quot;;[.K22])))" table:style-name="ce22">
            <text:p>C13/G2/G2.1</text:p>
          </table:table-cell>
          <table:table-cell office:value-type="string" table:style-name="ce22">
            <text:p>CRITERION.EXCLUSION.BUSINESS.INSOLVENCY</text:p>
          </table:table-cell>
          <table:table-cell office:value-type="string" table:style-name="ce22">
            <text:p>41dd2e9b-1bfd-44c7-93ee-56bd74a4334b</text:p>
          </table:table-cell>
          <table:table-cell table:style-name="ce22"/>
          <table:table-cell office:value-type="string" table:style-name="ce22">
            <text:p>GROUP_FULFILLED.ON_TRUE</text:p>
          </table:table-cell>
          <table:table-cell table:style-name="ce24"/>
          <table:table-cell table:number-columns-repeated="16367" table:style-name="ce22"/>
        </table:table-row>
        <table:table-row table:style-name="ro1">
          <table:table-cell office:value-type="float" office:value="13" table:style-name="ce21">
            <text:p>13</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1" table:style-name="ce22">
            <text:p>1</text:p>
          </table:table-cell>
          <table:table-cell table:number-columns-repeated="6" table:style-name="ce22"/>
          <table:table-cell office:value-type="string" office:string-value="C13/G2/G2.1/R1" table:formula="of:=CONCATENATE(IF([.A23]=&quot;&quot;;&quot;&quot;;CONCATENATE(&quot;C&quot;; [.A23]));IF([.B23]=&quot;&quot;;&quot;&quot;;CONCATENATE(&quot;/G&quot;;[.B23]));IF([.C23]=&quot;&quot;;&quot;&quot;;CONCATENATE(&quot;/R&quot;;[.C23])); IF([.D23]=&quot;&quot;;&quot;&quot;;CONCATENATE(&quot;/G&quot;;[.B23];&quot;.&quot;;[.D23])); IF([.E23]=&quot;&quot;;&quot;&quot;;CONCATENATE(&quot;/R&quot;;[.E23])); IF([.F23]=&quot;&quot;;&quot;&quot;;CONCATENATE(&quot;/G&quot;;[.B23];&quot;.&quot;;[.D23];&quot;.&quot;;[.F23])); IF([.G23]=&quot;&quot;;&quot;&quot;;CONCATENATE(&quot;/R&quot;;[.G23])); IF([.H23]=&quot;&quot;;&quot;&quot;;CONCATENATE(&quot;/G&quot;;[.B23];&quot;.&quot;;[.D23];&quot;.&quot;;[.F23];&quot;.&quot;;[.H23])); IF([.I23]=&quot;&quot;;&quot;&quot;;CONCATENATE(&quot;/R&quot;;[.I23]));IF([.J23]=&quot;&quot;;&quot;&quot;;CONCATENATE(&quot;/G&quot;;[.B23];&quot;.&quot;;[.D23];&quot;.&quot;;[.F23];&quot;.&quot;;[.H23]; &quot;.&quot;;[.J23])); IF([.K23]=&quot;&quot;;&quot;&quot;;CONCATENATE(&quot;/R&quot;;[.K23])))" table:style-name="ce22">
            <text:p>C13/G2/G2.1/R1</text:p>
          </table:table-cell>
          <table:table-cell office:value-type="string" table:style-name="ce22">
            <text:p>CRITERION.EXCLUSION.BUSINESS.INSOLVENCY</text:p>
          </table:table-cell>
          <table:table-cell office:value-type="string" table:style-name="ce22">
            <text:p>f4313bb6-21b6-499e-bdff-debe10e11d2c</text:p>
          </table:table-cell>
          <table:table-cell office:value-type="string" table:style-name="ce22">
            <text:p>URL</text:p>
          </table:table-cell>
          <table:table-cell table:style-name="ce22"/>
          <table:table-cell table:style-name="ce24"/>
          <table:table-cell table:number-columns-repeated="16367" table:style-name="ce22"/>
        </table:table-row>
        <table:table-row table:style-name="ro1">
          <table:table-cell office:value-type="float" office:value="13" table:style-name="ce21">
            <text:p>13</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2" table:style-name="ce22">
            <text:p>2</text:p>
          </table:table-cell>
          <table:table-cell table:number-columns-repeated="6" table:style-name="ce22"/>
          <table:table-cell office:value-type="string" office:string-value="C13/G2/G2.1/R2" table:formula="of:=CONCATENATE(IF([.A24]=&quot;&quot;;&quot;&quot;;CONCATENATE(&quot;C&quot;; [.A24]));IF([.B24]=&quot;&quot;;&quot;&quot;;CONCATENATE(&quot;/G&quot;;[.B24]));IF([.C24]=&quot;&quot;;&quot;&quot;;CONCATENATE(&quot;/R&quot;;[.C24])); IF([.D24]=&quot;&quot;;&quot;&quot;;CONCATENATE(&quot;/G&quot;;[.B24];&quot;.&quot;;[.D24])); IF([.E24]=&quot;&quot;;&quot;&quot;;CONCATENATE(&quot;/R&quot;;[.E24])); IF([.F24]=&quot;&quot;;&quot;&quot;;CONCATENATE(&quot;/G&quot;;[.B24];&quot;.&quot;;[.D24];&quot;.&quot;;[.F24])); IF([.G24]=&quot;&quot;;&quot;&quot;;CONCATENATE(&quot;/R&quot;;[.G24])); IF([.H24]=&quot;&quot;;&quot;&quot;;CONCATENATE(&quot;/G&quot;;[.B24];&quot;.&quot;;[.D24];&quot;.&quot;;[.F24];&quot;.&quot;;[.H24])); IF([.I24]=&quot;&quot;;&quot;&quot;;CONCATENATE(&quot;/R&quot;;[.I24]));IF([.J24]=&quot;&quot;;&quot;&quot;;CONCATENATE(&quot;/G&quot;;[.B24];&quot;.&quot;;[.D24];&quot;.&quot;;[.F24];&quot;.&quot;;[.H24]; &quot;.&quot;;[.J24])); IF([.K24]=&quot;&quot;;&quot;&quot;;CONCATENATE(&quot;/R&quot;;[.K24])))" table:style-name="ce22">
            <text:p>C13/G2/G2.1/R2</text:p>
          </table:table-cell>
          <table:table-cell office:value-type="string" table:style-name="ce22">
            <text:p>CRITERION.EXCLUSION.BUSINESS.INSOLVENCY</text:p>
          </table:table-cell>
          <table:table-cell office:value-type="string" table:style-name="ce22">
            <text:p>1f1cd18e-3e01-4ca2-af4c-e2981924ba8d</text:p>
          </table:table-cell>
          <table:table-cell office:value-type="string" table:style-name="ce22">
            <text:p>Code</text:p>
          </table:table-cell>
          <table:table-cell table:style-name="ce22"/>
          <table:table-cell table:style-name="ce24"/>
          <table:table-cell table:number-columns-repeated="16367" table:style-name="ce22"/>
        </table:table-row>
        <table:table-row table:style-name="ro1">
          <table:table-cell office:value-type="float" office:value="13" table:style-name="ce21">
            <text:p>13</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3" table:style-name="ce22">
            <text:p>3</text:p>
          </table:table-cell>
          <table:table-cell table:number-columns-repeated="6" table:style-name="ce22"/>
          <table:table-cell office:value-type="string" office:string-value="C13/G2/G2.1/R3" table:formula="of:=CONCATENATE(IF([.A25]=&quot;&quot;;&quot;&quot;;CONCATENATE(&quot;C&quot;; [.A25]));IF([.B25]=&quot;&quot;;&quot;&quot;;CONCATENATE(&quot;/G&quot;;[.B25]));IF([.C25]=&quot;&quot;;&quot;&quot;;CONCATENATE(&quot;/R&quot;;[.C25])); IF([.D25]=&quot;&quot;;&quot;&quot;;CONCATENATE(&quot;/G&quot;;[.B25];&quot;.&quot;;[.D25])); IF([.E25]=&quot;&quot;;&quot;&quot;;CONCATENATE(&quot;/R&quot;;[.E25])); IF([.F25]=&quot;&quot;;&quot;&quot;;CONCATENATE(&quot;/G&quot;;[.B25];&quot;.&quot;;[.D25];&quot;.&quot;;[.F25])); IF([.G25]=&quot;&quot;;&quot;&quot;;CONCATENATE(&quot;/R&quot;;[.G25])); IF([.H25]=&quot;&quot;;&quot;&quot;;CONCATENATE(&quot;/G&quot;;[.B25];&quot;.&quot;;[.D25];&quot;.&quot;;[.F25];&quot;.&quot;;[.H25])); IF([.I25]=&quot;&quot;;&quot;&quot;;CONCATENATE(&quot;/R&quot;;[.I25]));IF([.J25]=&quot;&quot;;&quot;&quot;;CONCATENATE(&quot;/G&quot;;[.B25];&quot;.&quot;;[.D25];&quot;.&quot;;[.F25];&quot;.&quot;;[.H25]; &quot;.&quot;;[.J25])); IF([.K25]=&quot;&quot;;&quot;&quot;;CONCATENATE(&quot;/R&quot;;[.K25])))" table:style-name="ce22">
            <text:p>C13/G2/G2.1/R3</text:p>
          </table:table-cell>
          <table:table-cell office:value-type="string" table:style-name="ce22">
            <text:p>CRITERION.EXCLUSION.BUSINESS.INSOLVENCY</text:p>
          </table:table-cell>
          <table:table-cell office:value-type="string" table:style-name="ce22">
            <text:p>c3ccfa31-0c5e-4e3a-a3fd-db9fb83d78d4</text:p>
          </table:table-cell>
          <table:table-cell office:value-type="string" table:style-name="ce22">
            <text:p>Issuer</text:p>
          </table:table-cell>
          <table:table-cell table:style-name="ce22"/>
          <table:table-cell table:style-name="ce24"/>
          <table:table-cell table:number-columns-repeated="16367" table:style-name="ce22"/>
        </table:table-row>
        <table:table-row table:style-name="ro1">
          <table:table-cell office:value-type="float" office:value="14" table:style-name="ce18">
            <text:p>14</text:p>
          </table:table-cell>
          <table:table-cell table:number-columns-repeated="10" table:style-name="ce18"/>
          <table:table-cell office:value-type="string" office:string-value="C14" table:formula="of:=CONCATENATE(IF([.A26]=&quot;&quot;;&quot;&quot;;CONCATENATE(&quot;C&quot;; [.A26]));IF([.B26]=&quot;&quot;;&quot;&quot;;CONCATENATE(&quot;/G&quot;;[.B26]));IF([.C26]=&quot;&quot;;&quot;&quot;;CONCATENATE(&quot;/R&quot;;[.C26])); IF([.D26]=&quot;&quot;;&quot;&quot;;CONCATENATE(&quot;/G&quot;;[.B26];&quot;.&quot;;[.D26])); IF([.E26]=&quot;&quot;;&quot;&quot;;CONCATENATE(&quot;/R&quot;;[.E26])); IF([.F26]=&quot;&quot;;&quot;&quot;;CONCATENATE(&quot;/G&quot;;[.B26];&quot;.&quot;;[.D26];&quot;.&quot;;[.F26])); IF([.G26]=&quot;&quot;;&quot;&quot;;CONCATENATE(&quot;/R&quot;;[.G26])); IF([.H26]=&quot;&quot;;&quot;&quot;;CONCATENATE(&quot;/G&quot;;[.B26];&quot;.&quot;;[.D26];&quot;.&quot;;[.F26];&quot;.&quot;;[.H26])); IF([.I26]=&quot;&quot;;&quot;&quot;;CONCATENATE(&quot;/R&quot;;[.I26]));IF([.J26]=&quot;&quot;;&quot;&quot;;CONCATENATE(&quot;/G&quot;;[.B26];&quot;.&quot;;[.D26];&quot;.&quot;;[.F26];&quot;.&quot;;[.H26]; &quot;.&quot;;[.J26])); IF([.K26]=&quot;&quot;;&quot;&quot;;CONCATENATE(&quot;/R&quot;;[.K26])))" table:style-name="ce18">
            <text:p>C14</text:p>
          </table:table-cell>
          <table:table-cell office:value-type="string" table:style-name="ce18">
            <text:p>CRITERION.EXCLUSION.BUSINESS.CREDITORS_ARRANGEMENT</text:p>
          </table:table-cell>
          <table:table-cell office:value-type="string" table:style-name="ce18">
            <text:p>68918c7a-f5bc-4a1a-a62f-ad8983600d48</text:p>
          </table:table-cell>
          <table:table-cell office:value-type="string" table:style-name="ce18">
            <text:p>Is the economic operator in arrangement with creditors? This information needs not be given if exclusion of economic operators in this case has been made mandatory under the applicable national law without any possibility of derogation where the economic operator is nevertheless able to perform the contract.</text:p>
          </table:table-cell>
          <table:table-cell table:style-name="ce18"/>
          <table:table-cell table:style-name="ce25"/>
          <table:table-cell table:number-columns-repeated="16367" table:style-name="ce21"/>
        </table:table-row>
        <table:table-row table:style-name="ro1">
          <table:table-cell office:value-type="float" office:value="14" table:style-name="ce21">
            <text:p>14</text:p>
          </table:table-cell>
          <table:table-cell office:value-type="float" office:value="1" table:style-name="ce22">
            <text:p>1</text:p>
          </table:table-cell>
          <table:table-cell table:number-columns-repeated="9" table:style-name="ce22"/>
          <table:table-cell office:value-type="string" office:string-value="C14/G1" table:formula="of:=CONCATENATE(IF([.A27]=&quot;&quot;;&quot;&quot;;CONCATENATE(&quot;C&quot;; [.A27]));IF([.B27]=&quot;&quot;;&quot;&quot;;CONCATENATE(&quot;/G&quot;;[.B27]));IF([.C27]=&quot;&quot;;&quot;&quot;;CONCATENATE(&quot;/R&quot;;[.C27])); IF([.D27]=&quot;&quot;;&quot;&quot;;CONCATENATE(&quot;/G&quot;;[.B27];&quot;.&quot;;[.D27])); IF([.E27]=&quot;&quot;;&quot;&quot;;CONCATENATE(&quot;/R&quot;;[.E27])); IF([.F27]=&quot;&quot;;&quot;&quot;;CONCATENATE(&quot;/G&quot;;[.B27];&quot;.&quot;;[.D27];&quot;.&quot;;[.F27])); IF([.G27]=&quot;&quot;;&quot;&quot;;CONCATENATE(&quot;/R&quot;;[.G27])); IF([.H27]=&quot;&quot;;&quot;&quot;;CONCATENATE(&quot;/G&quot;;[.B27];&quot;.&quot;;[.D27];&quot;.&quot;;[.F27];&quot;.&quot;;[.H27])); IF([.I27]=&quot;&quot;;&quot;&quot;;CONCATENATE(&quot;/R&quot;;[.I27]));IF([.J27]=&quot;&quot;;&quot;&quot;;CONCATENATE(&quot;/G&quot;;[.B27];&quot;.&quot;;[.D27];&quot;.&quot;;[.F27];&quot;.&quot;;[.H27]; &quot;.&quot;;[.J27])); IF([.K27]=&quot;&quot;;&quot;&quot;;CONCATENATE(&quot;/R&quot;;[.K27])))" table:style-name="ce22">
            <text:p>C14/G1</text:p>
          </table:table-cell>
          <table:table-cell office:value-type="string" table:style-name="ce22">
            <text:p>CRITERION.EXCLUSION.BUSINESS.CREDITORS_ARRANGEMENT</text:p>
          </table:table-cell>
          <table:table-cell office:value-type="string" table:style-name="ce22">
            <text:p>d91c11a1-f19e-4b83-8ade-c4be2bf00555</text:p>
          </table:table-cell>
          <table:table-cell table:number-columns-repeated="2" table:style-name="ce22"/>
          <table:table-cell table:style-name="ce24"/>
          <table:table-cell table:number-columns-repeated="16367" table:style-name="ce22"/>
        </table:table-row>
        <table:table-row table:style-name="ro1">
          <table:table-cell office:value-type="float" office:value="14" table:style-name="ce21">
            <text:p>14</text:p>
          </table:table-cell>
          <table:table-cell office:value-type="float" office:value="1" table:style-name="ce22">
            <text:p>1</text:p>
          </table:table-cell>
          <table:table-cell office:value-type="float" office:value="1" table:style-name="ce22">
            <text:p>1</text:p>
          </table:table-cell>
          <table:table-cell table:number-columns-repeated="8" table:style-name="ce22"/>
          <table:table-cell office:value-type="string" office:string-value="C14/G1/R1" table:formula="of:=CONCATENATE(IF([.A28]=&quot;&quot;;&quot;&quot;;CONCATENATE(&quot;C&quot;; [.A28]));IF([.B28]=&quot;&quot;;&quot;&quot;;CONCATENATE(&quot;/G&quot;;[.B28]));IF([.C28]=&quot;&quot;;&quot;&quot;;CONCATENATE(&quot;/R&quot;;[.C28])); IF([.D28]=&quot;&quot;;&quot;&quot;;CONCATENATE(&quot;/G&quot;;[.B28];&quot;.&quot;;[.D28])); IF([.E28]=&quot;&quot;;&quot;&quot;;CONCATENATE(&quot;/R&quot;;[.E28])); IF([.F28]=&quot;&quot;;&quot;&quot;;CONCATENATE(&quot;/G&quot;;[.B28];&quot;.&quot;;[.D28];&quot;.&quot;;[.F28])); IF([.G28]=&quot;&quot;;&quot;&quot;;CONCATENATE(&quot;/R&quot;;[.G28])); IF([.H28]=&quot;&quot;;&quot;&quot;;CONCATENATE(&quot;/G&quot;;[.B28];&quot;.&quot;;[.D28];&quot;.&quot;;[.F28];&quot;.&quot;;[.H28])); IF([.I28]=&quot;&quot;;&quot;&quot;;CONCATENATE(&quot;/R&quot;;[.I28]));IF([.J28]=&quot;&quot;;&quot;&quot;;CONCATENATE(&quot;/G&quot;;[.B28];&quot;.&quot;;[.D28];&quot;.&quot;;[.F28];&quot;.&quot;;[.H28]; &quot;.&quot;;[.J28])); IF([.K28]=&quot;&quot;;&quot;&quot;;CONCATENATE(&quot;/R&quot;;[.K28])))" table:style-name="ce22">
            <text:p>C14/G1/R1</text:p>
          </table:table-cell>
          <table:table-cell office:value-type="string" table:style-name="ce22">
            <text:p>CRITERION.EXCLUSION.BUSINESS.CREDITORS_ARRANGEMENT</text:p>
          </table:table-cell>
          <table:table-cell office:value-type="string" table:style-name="ce22">
            <text:p>974c8196-9d1c-419c-9ca9-45bb9f5fd59a</text:p>
          </table:table-cell>
          <table:table-cell office:value-type="string" table:style-name="ce22">
            <text:p>Your answer?</text:p>
          </table:table-cell>
          <table:table-cell table:style-name="ce22"/>
          <table:table-cell table:style-name="ce24"/>
          <table:table-cell table:number-columns-repeated="16367" table:style-name="ce22"/>
        </table:table-row>
        <table:table-row table:style-name="ro1">
          <table:table-cell office:value-type="float" office:value="14" table:style-name="ce21">
            <text:p>14</text:p>
          </table:table-cell>
          <table:table-cell office:value-type="float" office:value="1" table:style-name="ce22">
            <text:p>1</text:p>
          </table:table-cell>
          <table:table-cell table:style-name="ce22"/>
          <table:table-cell office:value-type="float" office:value="1" table:style-name="ce22">
            <text:p>1</text:p>
          </table:table-cell>
          <table:table-cell table:number-columns-repeated="7" table:style-name="ce22"/>
          <table:table-cell office:value-type="string" office:string-value="C14/G1/G1.1" table:formula="of:=CONCATENATE(IF([.A29]=&quot;&quot;;&quot;&quot;;CONCATENATE(&quot;C&quot;; [.A29]));IF([.B29]=&quot;&quot;;&quot;&quot;;CONCATENATE(&quot;/G&quot;;[.B29]));IF([.C29]=&quot;&quot;;&quot;&quot;;CONCATENATE(&quot;/R&quot;;[.C29])); IF([.D29]=&quot;&quot;;&quot;&quot;;CONCATENATE(&quot;/G&quot;;[.B29];&quot;.&quot;;[.D29])); IF([.E29]=&quot;&quot;;&quot;&quot;;CONCATENATE(&quot;/R&quot;;[.E29])); IF([.F29]=&quot;&quot;;&quot;&quot;;CONCATENATE(&quot;/G&quot;;[.B29];&quot;.&quot;;[.D29];&quot;.&quot;;[.F29])); IF([.G29]=&quot;&quot;;&quot;&quot;;CONCATENATE(&quot;/R&quot;;[.G29])); IF([.H29]=&quot;&quot;;&quot;&quot;;CONCATENATE(&quot;/G&quot;;[.B29];&quot;.&quot;;[.D29];&quot;.&quot;;[.F29];&quot;.&quot;;[.H29])); IF([.I29]=&quot;&quot;;&quot;&quot;;CONCATENATE(&quot;/R&quot;;[.I29]));IF([.J29]=&quot;&quot;;&quot;&quot;;CONCATENATE(&quot;/G&quot;;[.B29];&quot;.&quot;;[.D29];&quot;.&quot;;[.F29];&quot;.&quot;;[.H29]; &quot;.&quot;;[.J29])); IF([.K29]=&quot;&quot;;&quot;&quot;;CONCATENATE(&quot;/R&quot;;[.K29])))" table:style-name="ce22">
            <text:p>C14/G1/G1.1</text:p>
          </table:table-cell>
          <table:table-cell office:value-type="string" table:style-name="ce22">
            <text:p>CRITERION.EXCLUSION.BUSINESS.CREDITORS_ARRANGEMENT</text:p>
          </table:table-cell>
          <table:table-cell office:value-type="string" table:style-name="ce22">
            <text:p>aeef523b-c8fc-4dba-9c34-03e34812567b</text:p>
          </table:table-cell>
          <table:table-cell table:style-name="ce22"/>
          <table:table-cell office:value-type="string" table:style-name="ce22">
            <text:p>GROUP_FULFILLED.ON_TRUE</text:p>
          </table:table-cell>
          <table:table-cell table:style-name="ce24"/>
          <table:table-cell table:number-columns-repeated="16367" table:style-name="ce22"/>
        </table:table-row>
        <table:table-row table:style-name="ro1">
          <table:table-cell office:value-type="float" office:value="14" table:style-name="ce21">
            <text:p>14</text:p>
          </table:table-cell>
          <table:table-cell office:value-type="float" office:value="1" table:style-name="ce22">
            <text:p>1</text:p>
          </table:table-cell>
          <table:table-cell table:style-name="ce22"/>
          <table:table-cell office:value-type="float" office:value="1" table:style-name="ce22">
            <text:p>1</text:p>
          </table:table-cell>
          <table:table-cell office:value-type="float" office:value="1" table:style-name="ce22">
            <text:p>1</text:p>
          </table:table-cell>
          <table:table-cell table:number-columns-repeated="6" table:style-name="ce22"/>
          <table:table-cell office:value-type="string" office:string-value="C14/G1/G1.1/R1" table:formula="of:=CONCATENATE(IF([.A30]=&quot;&quot;;&quot;&quot;;CONCATENATE(&quot;C&quot;; [.A30]));IF([.B30]=&quot;&quot;;&quot;&quot;;CONCATENATE(&quot;/G&quot;;[.B30]));IF([.C30]=&quot;&quot;;&quot;&quot;;CONCATENATE(&quot;/R&quot;;[.C30])); IF([.D30]=&quot;&quot;;&quot;&quot;;CONCATENATE(&quot;/G&quot;;[.B30];&quot;.&quot;;[.D30])); IF([.E30]=&quot;&quot;;&quot;&quot;;CONCATENATE(&quot;/R&quot;;[.E30])); IF([.F30]=&quot;&quot;;&quot;&quot;;CONCATENATE(&quot;/G&quot;;[.B30];&quot;.&quot;;[.D30];&quot;.&quot;;[.F30])); IF([.G30]=&quot;&quot;;&quot;&quot;;CONCATENATE(&quot;/R&quot;;[.G30])); IF([.H30]=&quot;&quot;;&quot;&quot;;CONCATENATE(&quot;/G&quot;;[.B30];&quot;.&quot;;[.D30];&quot;.&quot;;[.F30];&quot;.&quot;;[.H30])); IF([.I30]=&quot;&quot;;&quot;&quot;;CONCATENATE(&quot;/R&quot;;[.I30]));IF([.J30]=&quot;&quot;;&quot;&quot;;CONCATENATE(&quot;/G&quot;;[.B30];&quot;.&quot;;[.D30];&quot;.&quot;;[.F30];&quot;.&quot;;[.H30]; &quot;.&quot;;[.J30])); IF([.K30]=&quot;&quot;;&quot;&quot;;CONCATENATE(&quot;/R&quot;;[.K30])))" table:style-name="ce22">
            <text:p>C14/G1/G1.1/R1</text:p>
          </table:table-cell>
          <table:table-cell office:value-type="string" table:style-name="ce22">
            <text:p>CRITERION.EXCLUSION.BUSINESS.CREDITORS_ARRANGEMENT</text:p>
          </table:table-cell>
          <table:table-cell office:value-type="string" table:style-name="ce22">
            <text:p>e098da8e-4717-4500-965f-f882d5b4e1ad</text:p>
          </table:table-cell>
          <table:table-cell office:value-type="string" table:style-name="ce22">
            <text:p>Please describe them</text:p>
          </table:table-cell>
          <table:table-cell table:style-name="ce22"/>
          <table:table-cell table:style-name="ce24"/>
          <table:table-cell table:number-columns-repeated="16367" table:style-name="ce22"/>
        </table:table-row>
        <table:table-row table:style-name="ro1">
          <table:table-cell office:value-type="float" office:value="14" table:style-name="ce21">
            <text:p>14</text:p>
          </table:table-cell>
          <table:table-cell office:value-type="float" office:value="1" table:style-name="ce22">
            <text:p>1</text:p>
          </table:table-cell>
          <table:table-cell table:style-name="ce22"/>
          <table:table-cell office:value-type="float" office:value="1" table:style-name="ce22">
            <text:p>1</text:p>
          </table:table-cell>
          <table:table-cell office:value-type="float" office:value="2" table:style-name="ce22">
            <text:p>2</text:p>
          </table:table-cell>
          <table:table-cell table:number-columns-repeated="6" table:style-name="ce22"/>
          <table:table-cell office:value-type="string" office:string-value="C14/G1/G1.1/R2" table:formula="of:=CONCATENATE(IF([.A31]=&quot;&quot;;&quot;&quot;;CONCATENATE(&quot;C&quot;; [.A31]));IF([.B31]=&quot;&quot;;&quot;&quot;;CONCATENATE(&quot;/G&quot;;[.B31]));IF([.C31]=&quot;&quot;;&quot;&quot;;CONCATENATE(&quot;/R&quot;;[.C31])); IF([.D31]=&quot;&quot;;&quot;&quot;;CONCATENATE(&quot;/G&quot;;[.B31];&quot;.&quot;;[.D31])); IF([.E31]=&quot;&quot;;&quot;&quot;;CONCATENATE(&quot;/R&quot;;[.E31])); IF([.F31]=&quot;&quot;;&quot;&quot;;CONCATENATE(&quot;/G&quot;;[.B31];&quot;.&quot;;[.D31];&quot;.&quot;;[.F31])); IF([.G31]=&quot;&quot;;&quot;&quot;;CONCATENATE(&quot;/R&quot;;[.G31])); IF([.H31]=&quot;&quot;;&quot;&quot;;CONCATENATE(&quot;/G&quot;;[.B31];&quot;.&quot;;[.D31];&quot;.&quot;;[.F31];&quot;.&quot;;[.H31])); IF([.I31]=&quot;&quot;;&quot;&quot;;CONCATENATE(&quot;/R&quot;;[.I31]));IF([.J31]=&quot;&quot;;&quot;&quot;;CONCATENATE(&quot;/G&quot;;[.B31];&quot;.&quot;;[.D31];&quot;.&quot;;[.F31];&quot;.&quot;;[.H31]; &quot;.&quot;;[.J31])); IF([.K31]=&quot;&quot;;&quot;&quot;;CONCATENATE(&quot;/R&quot;;[.K31])))" table:style-name="ce22">
            <text:p>C14/G1/G1.1/R2</text:p>
          </table:table-cell>
          <table:table-cell office:value-type="string" table:style-name="ce22">
            <text:p>CRITERION.EXCLUSION.BUSINESS.CREDITORS_ARRANGEMENT</text:p>
          </table:table-cell>
          <table:table-cell office:value-type="string" table:style-name="ce22">
            <text:p>4e3f468a-86c4-4c99-bd15-c8b221229348</text:p>
          </table:table-cell>
          <table:table-cell office:value-type="string" table:style-name="ce22">
            <text:p>Indicate reasons for being nevertheless to perform the contract</text:p>
          </table:table-cell>
          <table:table-cell table:style-name="ce22"/>
          <table:table-cell table:style-name="ce24"/>
          <table:table-cell table:number-columns-repeated="16367" table:style-name="ce22"/>
        </table:table-row>
        <table:table-row table:style-name="ro1">
          <table:table-cell office:value-type="float" office:value="14" table:style-name="ce21">
            <text:p>14</text:p>
          </table:table-cell>
          <table:table-cell office:value-type="float" office:value="2" table:style-name="ce22">
            <text:p>2</text:p>
          </table:table-cell>
          <table:table-cell table:number-columns-repeated="9" table:style-name="ce22"/>
          <table:table-cell office:value-type="string" office:string-value="C14/G2" table:formula="of:=CONCATENATE(IF([.A32]=&quot;&quot;;&quot;&quot;;CONCATENATE(&quot;C&quot;; [.A32]));IF([.B32]=&quot;&quot;;&quot;&quot;;CONCATENATE(&quot;/G&quot;;[.B32]));IF([.C32]=&quot;&quot;;&quot;&quot;;CONCATENATE(&quot;/R&quot;;[.C32])); IF([.D32]=&quot;&quot;;&quot;&quot;;CONCATENATE(&quot;/G&quot;;[.B32];&quot;.&quot;;[.D32])); IF([.E32]=&quot;&quot;;&quot;&quot;;CONCATENATE(&quot;/R&quot;;[.E32])); IF([.F32]=&quot;&quot;;&quot;&quot;;CONCATENATE(&quot;/G&quot;;[.B32];&quot;.&quot;;[.D32];&quot;.&quot;;[.F32])); IF([.G32]=&quot;&quot;;&quot;&quot;;CONCATENATE(&quot;/R&quot;;[.G32])); IF([.H32]=&quot;&quot;;&quot;&quot;;CONCATENATE(&quot;/G&quot;;[.B32];&quot;.&quot;;[.D32];&quot;.&quot;;[.F32];&quot;.&quot;;[.H32])); IF([.I32]=&quot;&quot;;&quot;&quot;;CONCATENATE(&quot;/R&quot;;[.I32]));IF([.J32]=&quot;&quot;;&quot;&quot;;CONCATENATE(&quot;/G&quot;;[.B32];&quot;.&quot;;[.D32];&quot;.&quot;;[.F32];&quot;.&quot;;[.H32]; &quot;.&quot;;[.J32])); IF([.K32]=&quot;&quot;;&quot;&quot;;CONCATENATE(&quot;/R&quot;;[.K32])))" table:style-name="ce22">
            <text:p>C14/G2</text:p>
          </table:table-cell>
          <table:table-cell office:value-type="string" table:style-name="ce22">
            <text:p>CRITERION.EXCLUSION.BUSINESS.CREDITORS_ARRANGEMENT</text:p>
          </table:table-cell>
          <table:table-cell office:value-type="string" table:style-name="ce22">
            <text:p>7458d42a-e581-4640-9283-34ceb3ad4345</text:p>
          </table:table-cell>
          <table:table-cell table:number-columns-repeated="2" table:style-name="ce22"/>
          <table:table-cell table:style-name="ce24"/>
          <table:table-cell table:number-columns-repeated="16367" table:style-name="ce22"/>
        </table:table-row>
        <table:table-row table:style-name="ro1">
          <table:table-cell office:value-type="float" office:value="14" table:style-name="ce21">
            <text:p>14</text:p>
          </table:table-cell>
          <table:table-cell office:value-type="float" office:value="2" table:style-name="ce22">
            <text:p>2</text:p>
          </table:table-cell>
          <table:table-cell office:value-type="float" office:value="1" table:style-name="ce22">
            <text:p>1</text:p>
          </table:table-cell>
          <table:table-cell table:number-columns-repeated="8" table:style-name="ce22"/>
          <table:table-cell office:value-type="string" office:string-value="C14/G2/R1" table:formula="of:=CONCATENATE(IF([.A33]=&quot;&quot;;&quot;&quot;;CONCATENATE(&quot;C&quot;; [.A33]));IF([.B33]=&quot;&quot;;&quot;&quot;;CONCATENATE(&quot;/G&quot;;[.B33]));IF([.C33]=&quot;&quot;;&quot;&quot;;CONCATENATE(&quot;/R&quot;;[.C33])); IF([.D33]=&quot;&quot;;&quot;&quot;;CONCATENATE(&quot;/G&quot;;[.B33];&quot;.&quot;;[.D33])); IF([.E33]=&quot;&quot;;&quot;&quot;;CONCATENATE(&quot;/R&quot;;[.E33])); IF([.F33]=&quot;&quot;;&quot;&quot;;CONCATENATE(&quot;/G&quot;;[.B33];&quot;.&quot;;[.D33];&quot;.&quot;;[.F33])); IF([.G33]=&quot;&quot;;&quot;&quot;;CONCATENATE(&quot;/R&quot;;[.G33])); IF([.H33]=&quot;&quot;;&quot;&quot;;CONCATENATE(&quot;/G&quot;;[.B33];&quot;.&quot;;[.D33];&quot;.&quot;;[.F33];&quot;.&quot;;[.H33])); IF([.I33]=&quot;&quot;;&quot;&quot;;CONCATENATE(&quot;/R&quot;;[.I33]));IF([.J33]=&quot;&quot;;&quot;&quot;;CONCATENATE(&quot;/G&quot;;[.B33];&quot;.&quot;;[.D33];&quot;.&quot;;[.F33];&quot;.&quot;;[.H33]; &quot;.&quot;;[.J33])); IF([.K33]=&quot;&quot;;&quot;&quot;;CONCATENATE(&quot;/R&quot;;[.K33])))" table:style-name="ce22">
            <text:p>C14/G2/R1</text:p>
          </table:table-cell>
          <table:table-cell office:value-type="string" table:style-name="ce22">
            <text:p>CRITERION.EXCLUSION.BUSINESS.CREDITORS_ARRANGEMENT</text:p>
          </table:table-cell>
          <table:table-cell office:value-type="string" table:style-name="ce22">
            <text:p>c1347b74-1872-4060-a6db-f4044edcd7c4</text:p>
          </table:table-cell>
          <table:table-cell office:value-type="string" table:style-name="ce22">
            <text:p>Is this information available electronically?</text:p>
          </table:table-cell>
          <table:table-cell table:style-name="ce22"/>
          <table:table-cell table:style-name="ce24"/>
          <table:table-cell table:number-columns-repeated="16367" table:style-name="ce22"/>
        </table:table-row>
        <table:table-row table:style-name="ro1">
          <table:table-cell office:value-type="float" office:value="14" table:style-name="ce21">
            <text:p>14</text:p>
          </table:table-cell>
          <table:table-cell office:value-type="float" office:value="2" table:style-name="ce22">
            <text:p>2</text:p>
          </table:table-cell>
          <table:table-cell table:style-name="ce22"/>
          <table:table-cell office:value-type="float" office:value="1" table:style-name="ce22">
            <text:p>1</text:p>
          </table:table-cell>
          <table:table-cell table:number-columns-repeated="7" table:style-name="ce22"/>
          <table:table-cell office:value-type="string" office:string-value="C14/G2/G2.1" table:formula="of:=CONCATENATE(IF([.A34]=&quot;&quot;;&quot;&quot;;CONCATENATE(&quot;C&quot;; [.A34]));IF([.B34]=&quot;&quot;;&quot;&quot;;CONCATENATE(&quot;/G&quot;;[.B34]));IF([.C34]=&quot;&quot;;&quot;&quot;;CONCATENATE(&quot;/R&quot;;[.C34])); IF([.D34]=&quot;&quot;;&quot;&quot;;CONCATENATE(&quot;/G&quot;;[.B34];&quot;.&quot;;[.D34])); IF([.E34]=&quot;&quot;;&quot;&quot;;CONCATENATE(&quot;/R&quot;;[.E34])); IF([.F34]=&quot;&quot;;&quot;&quot;;CONCATENATE(&quot;/G&quot;;[.B34];&quot;.&quot;;[.D34];&quot;.&quot;;[.F34])); IF([.G34]=&quot;&quot;;&quot;&quot;;CONCATENATE(&quot;/R&quot;;[.G34])); IF([.H34]=&quot;&quot;;&quot;&quot;;CONCATENATE(&quot;/G&quot;;[.B34];&quot;.&quot;;[.D34];&quot;.&quot;;[.F34];&quot;.&quot;;[.H34])); IF([.I34]=&quot;&quot;;&quot;&quot;;CONCATENATE(&quot;/R&quot;;[.I34]));IF([.J34]=&quot;&quot;;&quot;&quot;;CONCATENATE(&quot;/G&quot;;[.B34];&quot;.&quot;;[.D34];&quot;.&quot;;[.F34];&quot;.&quot;;[.H34]; &quot;.&quot;;[.J34])); IF([.K34]=&quot;&quot;;&quot;&quot;;CONCATENATE(&quot;/R&quot;;[.K34])))" table:style-name="ce22">
            <text:p>C14/G2/G2.1</text:p>
          </table:table-cell>
          <table:table-cell office:value-type="string" table:style-name="ce22">
            <text:p>CRITERION.EXCLUSION.BUSINESS.CREDITORS_ARRANGEMENT</text:p>
          </table:table-cell>
          <table:table-cell office:value-type="string" table:style-name="ce22">
            <text:p>41dd2e9b-1bfd-44c7-93ee-56bd74a4334b</text:p>
          </table:table-cell>
          <table:table-cell table:style-name="ce22"/>
          <table:table-cell office:value-type="string" table:style-name="ce22">
            <text:p>GROUP_FULFILLED.ON_TRUE</text:p>
          </table:table-cell>
          <table:table-cell table:style-name="ce24"/>
          <table:table-cell table:number-columns-repeated="16367" table:style-name="ce22"/>
        </table:table-row>
        <table:table-row table:style-name="ro1">
          <table:table-cell office:value-type="float" office:value="14" table:style-name="ce21">
            <text:p>14</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1" table:style-name="ce22">
            <text:p>1</text:p>
          </table:table-cell>
          <table:table-cell table:number-columns-repeated="6" table:style-name="ce22"/>
          <table:table-cell office:value-type="string" office:string-value="C14/G2/G2.1/R1" table:formula="of:=CONCATENATE(IF([.A35]=&quot;&quot;;&quot;&quot;;CONCATENATE(&quot;C&quot;; [.A35]));IF([.B35]=&quot;&quot;;&quot;&quot;;CONCATENATE(&quot;/G&quot;;[.B35]));IF([.C35]=&quot;&quot;;&quot;&quot;;CONCATENATE(&quot;/R&quot;;[.C35])); IF([.D35]=&quot;&quot;;&quot;&quot;;CONCATENATE(&quot;/G&quot;;[.B35];&quot;.&quot;;[.D35])); IF([.E35]=&quot;&quot;;&quot;&quot;;CONCATENATE(&quot;/R&quot;;[.E35])); IF([.F35]=&quot;&quot;;&quot;&quot;;CONCATENATE(&quot;/G&quot;;[.B35];&quot;.&quot;;[.D35];&quot;.&quot;;[.F35])); IF([.G35]=&quot;&quot;;&quot;&quot;;CONCATENATE(&quot;/R&quot;;[.G35])); IF([.H35]=&quot;&quot;;&quot;&quot;;CONCATENATE(&quot;/G&quot;;[.B35];&quot;.&quot;;[.D35];&quot;.&quot;;[.F35];&quot;.&quot;;[.H35])); IF([.I35]=&quot;&quot;;&quot;&quot;;CONCATENATE(&quot;/R&quot;;[.I35]));IF([.J35]=&quot;&quot;;&quot;&quot;;CONCATENATE(&quot;/G&quot;;[.B35];&quot;.&quot;;[.D35];&quot;.&quot;;[.F35];&quot;.&quot;;[.H35]; &quot;.&quot;;[.J35])); IF([.K35]=&quot;&quot;;&quot;&quot;;CONCATENATE(&quot;/R&quot;;[.K35])))" table:style-name="ce22">
            <text:p>C14/G2/G2.1/R1</text:p>
          </table:table-cell>
          <table:table-cell office:value-type="string" table:style-name="ce22">
            <text:p>CRITERION.EXCLUSION.BUSINESS.CREDITORS_ARRANGEMENT</text:p>
          </table:table-cell>
          <table:table-cell office:value-type="string" table:style-name="ce22">
            <text:p>f4313bb6-21b6-499e-bdff-debe10e11d2c</text:p>
          </table:table-cell>
          <table:table-cell office:value-type="string" table:style-name="ce22">
            <text:p>URL</text:p>
          </table:table-cell>
          <table:table-cell table:style-name="ce22"/>
          <table:table-cell table:style-name="ce24"/>
          <table:table-cell table:number-columns-repeated="16367" table:style-name="ce22"/>
        </table:table-row>
        <table:table-row table:style-name="ro1">
          <table:table-cell office:value-type="float" office:value="14" table:style-name="ce21">
            <text:p>14</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2" table:style-name="ce22">
            <text:p>2</text:p>
          </table:table-cell>
          <table:table-cell table:number-columns-repeated="6" table:style-name="ce22"/>
          <table:table-cell office:value-type="string" office:string-value="C14/G2/G2.1/R2" table:formula="of:=CONCATENATE(IF([.A36]=&quot;&quot;;&quot;&quot;;CONCATENATE(&quot;C&quot;; [.A36]));IF([.B36]=&quot;&quot;;&quot;&quot;;CONCATENATE(&quot;/G&quot;;[.B36]));IF([.C36]=&quot;&quot;;&quot;&quot;;CONCATENATE(&quot;/R&quot;;[.C36])); IF([.D36]=&quot;&quot;;&quot;&quot;;CONCATENATE(&quot;/G&quot;;[.B36];&quot;.&quot;;[.D36])); IF([.E36]=&quot;&quot;;&quot;&quot;;CONCATENATE(&quot;/R&quot;;[.E36])); IF([.F36]=&quot;&quot;;&quot;&quot;;CONCATENATE(&quot;/G&quot;;[.B36];&quot;.&quot;;[.D36];&quot;.&quot;;[.F36])); IF([.G36]=&quot;&quot;;&quot;&quot;;CONCATENATE(&quot;/R&quot;;[.G36])); IF([.H36]=&quot;&quot;;&quot;&quot;;CONCATENATE(&quot;/G&quot;;[.B36];&quot;.&quot;;[.D36];&quot;.&quot;;[.F36];&quot;.&quot;;[.H36])); IF([.I36]=&quot;&quot;;&quot;&quot;;CONCATENATE(&quot;/R&quot;;[.I36]));IF([.J36]=&quot;&quot;;&quot;&quot;;CONCATENATE(&quot;/G&quot;;[.B36];&quot;.&quot;;[.D36];&quot;.&quot;;[.F36];&quot;.&quot;;[.H36]; &quot;.&quot;;[.J36])); IF([.K36]=&quot;&quot;;&quot;&quot;;CONCATENATE(&quot;/R&quot;;[.K36])))" table:style-name="ce22">
            <text:p>C14/G2/G2.1/R2</text:p>
          </table:table-cell>
          <table:table-cell office:value-type="string" table:style-name="ce22">
            <text:p>CRITERION.EXCLUSION.BUSINESS.CREDITORS_ARRANGEMENT</text:p>
          </table:table-cell>
          <table:table-cell office:value-type="string" table:style-name="ce22">
            <text:p>1f1cd18e-3e01-4ca2-af4c-e2981924ba8d</text:p>
          </table:table-cell>
          <table:table-cell office:value-type="string" table:style-name="ce22">
            <text:p>Code</text:p>
          </table:table-cell>
          <table:table-cell table:style-name="ce22"/>
          <table:table-cell table:style-name="ce24"/>
          <table:table-cell table:number-columns-repeated="16367" table:style-name="ce22"/>
        </table:table-row>
        <table:table-row table:style-name="ro1">
          <table:table-cell office:value-type="float" office:value="14" table:style-name="ce21">
            <text:p>14</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3" table:style-name="ce22">
            <text:p>3</text:p>
          </table:table-cell>
          <table:table-cell table:number-columns-repeated="6" table:style-name="ce22"/>
          <table:table-cell office:value-type="string" office:string-value="C14/G2/G2.1/R3" table:formula="of:=CONCATENATE(IF([.A37]=&quot;&quot;;&quot;&quot;;CONCATENATE(&quot;C&quot;; [.A37]));IF([.B37]=&quot;&quot;;&quot;&quot;;CONCATENATE(&quot;/G&quot;;[.B37]));IF([.C37]=&quot;&quot;;&quot;&quot;;CONCATENATE(&quot;/R&quot;;[.C37])); IF([.D37]=&quot;&quot;;&quot;&quot;;CONCATENATE(&quot;/G&quot;;[.B37];&quot;.&quot;;[.D37])); IF([.E37]=&quot;&quot;;&quot;&quot;;CONCATENATE(&quot;/R&quot;;[.E37])); IF([.F37]=&quot;&quot;;&quot;&quot;;CONCATENATE(&quot;/G&quot;;[.B37];&quot;.&quot;;[.D37];&quot;.&quot;;[.F37])); IF([.G37]=&quot;&quot;;&quot;&quot;;CONCATENATE(&quot;/R&quot;;[.G37])); IF([.H37]=&quot;&quot;;&quot;&quot;;CONCATENATE(&quot;/G&quot;;[.B37];&quot;.&quot;;[.D37];&quot;.&quot;;[.F37];&quot;.&quot;;[.H37])); IF([.I37]=&quot;&quot;;&quot;&quot;;CONCATENATE(&quot;/R&quot;;[.I37]));IF([.J37]=&quot;&quot;;&quot;&quot;;CONCATENATE(&quot;/G&quot;;[.B37];&quot;.&quot;;[.D37];&quot;.&quot;;[.F37];&quot;.&quot;;[.H37]; &quot;.&quot;;[.J37])); IF([.K37]=&quot;&quot;;&quot;&quot;;CONCATENATE(&quot;/R&quot;;[.K37])))" table:style-name="ce22">
            <text:p>C14/G2/G2.1/R3</text:p>
          </table:table-cell>
          <table:table-cell office:value-type="string" table:style-name="ce22">
            <text:p>CRITERION.EXCLUSION.BUSINESS.CREDITORS_ARRANGEMENT</text:p>
          </table:table-cell>
          <table:table-cell office:value-type="string" table:style-name="ce22">
            <text:p>c3ccfa31-0c5e-4e3a-a3fd-db9fb83d78d4</text:p>
          </table:table-cell>
          <table:table-cell office:value-type="string" table:style-name="ce22">
            <text:p>Issuer</text:p>
          </table:table-cell>
          <table:table-cell table:style-name="ce22"/>
          <table:table-cell table:style-name="ce24"/>
          <table:table-cell table:number-columns-repeated="16367" table:style-name="ce22"/>
        </table:table-row>
        <table:table-row table:style-name="ro1">
          <table:table-cell office:value-type="float" office:value="15" table:style-name="ce18">
            <text:p>15</text:p>
          </table:table-cell>
          <table:table-cell table:number-columns-repeated="10" table:style-name="ce18"/>
          <table:table-cell office:value-type="string" office:string-value="C15" table:formula="of:=CONCATENATE(IF([.A38]=&quot;&quot;;&quot;&quot;;CONCATENATE(&quot;C&quot;; [.A38]));IF([.B38]=&quot;&quot;;&quot;&quot;;CONCATENATE(&quot;/G&quot;;[.B38]));IF([.C38]=&quot;&quot;;&quot;&quot;;CONCATENATE(&quot;/R&quot;;[.C38])); IF([.D38]=&quot;&quot;;&quot;&quot;;CONCATENATE(&quot;/G&quot;;[.B38];&quot;.&quot;;[.D38])); IF([.E38]=&quot;&quot;;&quot;&quot;;CONCATENATE(&quot;/R&quot;;[.E38])); IF([.F38]=&quot;&quot;;&quot;&quot;;CONCATENATE(&quot;/G&quot;;[.B38];&quot;.&quot;;[.D38];&quot;.&quot;;[.F38])); IF([.G38]=&quot;&quot;;&quot;&quot;;CONCATENATE(&quot;/R&quot;;[.G38])); IF([.H38]=&quot;&quot;;&quot;&quot;;CONCATENATE(&quot;/G&quot;;[.B38];&quot;.&quot;;[.D38];&quot;.&quot;;[.F38];&quot;.&quot;;[.H38])); IF([.I38]=&quot;&quot;;&quot;&quot;;CONCATENATE(&quot;/R&quot;;[.I38]));IF([.J38]=&quot;&quot;;&quot;&quot;;CONCATENATE(&quot;/G&quot;;[.B38];&quot;.&quot;;[.D38];&quot;.&quot;;[.F38];&quot;.&quot;;[.H38]; &quot;.&quot;;[.J38])); IF([.K38]=&quot;&quot;;&quot;&quot;;CONCATENATE(&quot;/R&quot;;[.K38])))" table:style-name="ce18">
            <text:p>C15</text:p>
          </table:table-cell>
          <table:table-cell office:value-type="string" table:style-name="ce18">
            <text:p>CRITERION.EXCLUSION.BUSINESS.BANKRUPTCY_ANALOGOUS</text:p>
          </table:table-cell>
          <table:table-cell office:value-type="string" table:style-name="ce18">
            <text:p>daffa2a9-9f8f-4568-8be8-7b8bf306d096</text:p>
          </table:table-cell>
          <table:table-cell office:value-type="string" table:style-name="ce18">
            <text:p>Is the economic operator in any analogous situation like bankruptcy arising from a similar procedure under national laws and regulations? This information needs not be given if exclusion of economic operators in this case has been made mandatory under the applicable national law without any possibility of derogation where the economic operator is nevertheless able to perform the contract.</text:p>
          </table:table-cell>
          <table:table-cell table:style-name="ce18"/>
          <table:table-cell table:style-name="ce25"/>
          <table:table-cell table:number-columns-repeated="16367" table:style-name="ce21"/>
        </table:table-row>
        <table:table-row table:style-name="ro1">
          <table:table-cell office:value-type="float" office:value="15" table:style-name="ce21">
            <text:p>15</text:p>
          </table:table-cell>
          <table:table-cell office:value-type="float" office:value="1" table:style-name="ce22">
            <text:p>1</text:p>
          </table:table-cell>
          <table:table-cell table:number-columns-repeated="9" table:style-name="ce22"/>
          <table:table-cell office:value-type="string" office:string-value="C15/G1" table:formula="of:=CONCATENATE(IF([.A39]=&quot;&quot;;&quot;&quot;;CONCATENATE(&quot;C&quot;; [.A39]));IF([.B39]=&quot;&quot;;&quot;&quot;;CONCATENATE(&quot;/G&quot;;[.B39]));IF([.C39]=&quot;&quot;;&quot;&quot;;CONCATENATE(&quot;/R&quot;;[.C39])); IF([.D39]=&quot;&quot;;&quot;&quot;;CONCATENATE(&quot;/G&quot;;[.B39];&quot;.&quot;;[.D39])); IF([.E39]=&quot;&quot;;&quot;&quot;;CONCATENATE(&quot;/R&quot;;[.E39])); IF([.F39]=&quot;&quot;;&quot;&quot;;CONCATENATE(&quot;/G&quot;;[.B39];&quot;.&quot;;[.D39];&quot;.&quot;;[.F39])); IF([.G39]=&quot;&quot;;&quot;&quot;;CONCATENATE(&quot;/R&quot;;[.G39])); IF([.H39]=&quot;&quot;;&quot;&quot;;CONCATENATE(&quot;/G&quot;;[.B39];&quot;.&quot;;[.D39];&quot;.&quot;;[.F39];&quot;.&quot;;[.H39])); IF([.I39]=&quot;&quot;;&quot;&quot;;CONCATENATE(&quot;/R&quot;;[.I39]));IF([.J39]=&quot;&quot;;&quot;&quot;;CONCATENATE(&quot;/G&quot;;[.B39];&quot;.&quot;;[.D39];&quot;.&quot;;[.F39];&quot;.&quot;;[.H39]; &quot;.&quot;;[.J39])); IF([.K39]=&quot;&quot;;&quot;&quot;;CONCATENATE(&quot;/R&quot;;[.K39])))" table:style-name="ce22">
            <text:p>C15/G1</text:p>
          </table:table-cell>
          <table:table-cell office:value-type="string" table:style-name="ce22">
            <text:p>CRITERION.EXCLUSION.BUSINESS.BANKRUPTCY_ANALOGOUS</text:p>
          </table:table-cell>
          <table:table-cell office:value-type="string" table:style-name="ce22">
            <text:p>d91c11a1-f19e-4b83-8ade-c4be2bf00555</text:p>
          </table:table-cell>
          <table:table-cell table:number-columns-repeated="2" table:style-name="ce22"/>
          <table:table-cell table:style-name="ce24"/>
          <table:table-cell table:number-columns-repeated="16367" table:style-name="ce22"/>
        </table:table-row>
        <table:table-row table:style-name="ro1">
          <table:table-cell office:value-type="float" office:value="15" table:style-name="ce21">
            <text:p>15</text:p>
          </table:table-cell>
          <table:table-cell office:value-type="float" office:value="1" table:style-name="ce22">
            <text:p>1</text:p>
          </table:table-cell>
          <table:table-cell office:value-type="float" office:value="1" table:style-name="ce22">
            <text:p>1</text:p>
          </table:table-cell>
          <table:table-cell table:number-columns-repeated="8" table:style-name="ce22"/>
          <table:table-cell office:value-type="string" office:string-value="C15/G1/R1" table:formula="of:=CONCATENATE(IF([.A40]=&quot;&quot;;&quot;&quot;;CONCATENATE(&quot;C&quot;; [.A40]));IF([.B40]=&quot;&quot;;&quot;&quot;;CONCATENATE(&quot;/G&quot;;[.B40]));IF([.C40]=&quot;&quot;;&quot;&quot;;CONCATENATE(&quot;/R&quot;;[.C40])); IF([.D40]=&quot;&quot;;&quot;&quot;;CONCATENATE(&quot;/G&quot;;[.B40];&quot;.&quot;;[.D40])); IF([.E40]=&quot;&quot;;&quot;&quot;;CONCATENATE(&quot;/R&quot;;[.E40])); IF([.F40]=&quot;&quot;;&quot;&quot;;CONCATENATE(&quot;/G&quot;;[.B40];&quot;.&quot;;[.D40];&quot;.&quot;;[.F40])); IF([.G40]=&quot;&quot;;&quot;&quot;;CONCATENATE(&quot;/R&quot;;[.G40])); IF([.H40]=&quot;&quot;;&quot;&quot;;CONCATENATE(&quot;/G&quot;;[.B40];&quot;.&quot;;[.D40];&quot;.&quot;;[.F40];&quot;.&quot;;[.H40])); IF([.I40]=&quot;&quot;;&quot;&quot;;CONCATENATE(&quot;/R&quot;;[.I40]));IF([.J40]=&quot;&quot;;&quot;&quot;;CONCATENATE(&quot;/G&quot;;[.B40];&quot;.&quot;;[.D40];&quot;.&quot;;[.F40];&quot;.&quot;;[.H40]; &quot;.&quot;;[.J40])); IF([.K40]=&quot;&quot;;&quot;&quot;;CONCATENATE(&quot;/R&quot;;[.K40])))" table:style-name="ce22">
            <text:p>C15/G1/R1</text:p>
          </table:table-cell>
          <table:table-cell office:value-type="string" table:style-name="ce22">
            <text:p>CRITERION.EXCLUSION.BUSINESS.BANKRUPTCY_ANALOGOUS</text:p>
          </table:table-cell>
          <table:table-cell office:value-type="string" table:style-name="ce22">
            <text:p>974c8196-9d1c-419c-9ca9-45bb9f5fd59a</text:p>
          </table:table-cell>
          <table:table-cell office:value-type="string" table:style-name="ce22">
            <text:p>Your answer?</text:p>
          </table:table-cell>
          <table:table-cell table:style-name="ce22"/>
          <table:table-cell table:style-name="ce24"/>
          <table:table-cell table:number-columns-repeated="16367" table:style-name="ce22"/>
        </table:table-row>
        <table:table-row table:style-name="ro1">
          <table:table-cell office:value-type="float" office:value="15" table:style-name="ce21">
            <text:p>15</text:p>
          </table:table-cell>
          <table:table-cell office:value-type="float" office:value="1" table:style-name="ce22">
            <text:p>1</text:p>
          </table:table-cell>
          <table:table-cell table:style-name="ce22"/>
          <table:table-cell office:value-type="float" office:value="1" table:style-name="ce22">
            <text:p>1</text:p>
          </table:table-cell>
          <table:table-cell table:number-columns-repeated="7" table:style-name="ce22"/>
          <table:table-cell office:value-type="string" office:string-value="C15/G1/G1.1" table:formula="of:=CONCATENATE(IF([.A41]=&quot;&quot;;&quot;&quot;;CONCATENATE(&quot;C&quot;; [.A41]));IF([.B41]=&quot;&quot;;&quot;&quot;;CONCATENATE(&quot;/G&quot;;[.B41]));IF([.C41]=&quot;&quot;;&quot;&quot;;CONCATENATE(&quot;/R&quot;;[.C41])); IF([.D41]=&quot;&quot;;&quot;&quot;;CONCATENATE(&quot;/G&quot;;[.B41];&quot;.&quot;;[.D41])); IF([.E41]=&quot;&quot;;&quot;&quot;;CONCATENATE(&quot;/R&quot;;[.E41])); IF([.F41]=&quot;&quot;;&quot;&quot;;CONCATENATE(&quot;/G&quot;;[.B41];&quot;.&quot;;[.D41];&quot;.&quot;;[.F41])); IF([.G41]=&quot;&quot;;&quot;&quot;;CONCATENATE(&quot;/R&quot;;[.G41])); IF([.H41]=&quot;&quot;;&quot;&quot;;CONCATENATE(&quot;/G&quot;;[.B41];&quot;.&quot;;[.D41];&quot;.&quot;;[.F41];&quot;.&quot;;[.H41])); IF([.I41]=&quot;&quot;;&quot;&quot;;CONCATENATE(&quot;/R&quot;;[.I41]));IF([.J41]=&quot;&quot;;&quot;&quot;;CONCATENATE(&quot;/G&quot;;[.B41];&quot;.&quot;;[.D41];&quot;.&quot;;[.F41];&quot;.&quot;;[.H41]; &quot;.&quot;;[.J41])); IF([.K41]=&quot;&quot;;&quot;&quot;;CONCATENATE(&quot;/R&quot;;[.K41])))" table:style-name="ce22">
            <text:p>C15/G1/G1.1</text:p>
          </table:table-cell>
          <table:table-cell office:value-type="string" table:style-name="ce22">
            <text:p>CRITERION.EXCLUSION.BUSINESS.BANKRUPTCY_ANALOGOUS</text:p>
          </table:table-cell>
          <table:table-cell office:value-type="string" table:style-name="ce22">
            <text:p>aeef523b-c8fc-4dba-9c34-03e34812567b</text:p>
          </table:table-cell>
          <table:table-cell table:style-name="ce22"/>
          <table:table-cell office:value-type="string" table:style-name="ce22">
            <text:p>GROUP_FULFILLED.ON_TRUE</text:p>
          </table:table-cell>
          <table:table-cell table:style-name="ce24"/>
          <table:table-cell table:number-columns-repeated="16367" table:style-name="ce22"/>
        </table:table-row>
        <table:table-row table:style-name="ro1">
          <table:table-cell office:value-type="float" office:value="15" table:style-name="ce21">
            <text:p>15</text:p>
          </table:table-cell>
          <table:table-cell office:value-type="float" office:value="1" table:style-name="ce22">
            <text:p>1</text:p>
          </table:table-cell>
          <table:table-cell table:style-name="ce22"/>
          <table:table-cell office:value-type="float" office:value="1" table:style-name="ce22">
            <text:p>1</text:p>
          </table:table-cell>
          <table:table-cell office:value-type="float" office:value="1" table:style-name="ce22">
            <text:p>1</text:p>
          </table:table-cell>
          <table:table-cell table:number-columns-repeated="6" table:style-name="ce22"/>
          <table:table-cell office:value-type="string" office:string-value="C15/G1/G1.1/R1" table:formula="of:=CONCATENATE(IF([.A42]=&quot;&quot;;&quot;&quot;;CONCATENATE(&quot;C&quot;; [.A42]));IF([.B42]=&quot;&quot;;&quot;&quot;;CONCATENATE(&quot;/G&quot;;[.B42]));IF([.C42]=&quot;&quot;;&quot;&quot;;CONCATENATE(&quot;/R&quot;;[.C42])); IF([.D42]=&quot;&quot;;&quot;&quot;;CONCATENATE(&quot;/G&quot;;[.B42];&quot;.&quot;;[.D42])); IF([.E42]=&quot;&quot;;&quot;&quot;;CONCATENATE(&quot;/R&quot;;[.E42])); IF([.F42]=&quot;&quot;;&quot;&quot;;CONCATENATE(&quot;/G&quot;;[.B42];&quot;.&quot;;[.D42];&quot;.&quot;;[.F42])); IF([.G42]=&quot;&quot;;&quot;&quot;;CONCATENATE(&quot;/R&quot;;[.G42])); IF([.H42]=&quot;&quot;;&quot;&quot;;CONCATENATE(&quot;/G&quot;;[.B42];&quot;.&quot;;[.D42];&quot;.&quot;;[.F42];&quot;.&quot;;[.H42])); IF([.I42]=&quot;&quot;;&quot;&quot;;CONCATENATE(&quot;/R&quot;;[.I42]));IF([.J42]=&quot;&quot;;&quot;&quot;;CONCATENATE(&quot;/G&quot;;[.B42];&quot;.&quot;;[.D42];&quot;.&quot;;[.F42];&quot;.&quot;;[.H42]; &quot;.&quot;;[.J42])); IF([.K42]=&quot;&quot;;&quot;&quot;;CONCATENATE(&quot;/R&quot;;[.K42])))" table:style-name="ce22">
            <text:p>C15/G1/G1.1/R1</text:p>
          </table:table-cell>
          <table:table-cell office:value-type="string" table:style-name="ce22">
            <text:p>CRITERION.EXCLUSION.BUSINESS.BANKRUPTCY_ANALOGOUS</text:p>
          </table:table-cell>
          <table:table-cell office:value-type="string" table:style-name="ce22">
            <text:p>e098da8e-4717-4500-965f-f882d5b4e1ad</text:p>
          </table:table-cell>
          <table:table-cell office:value-type="string" table:style-name="ce22">
            <text:p>Please describe them</text:p>
          </table:table-cell>
          <table:table-cell table:style-name="ce22"/>
          <table:table-cell table:style-name="ce24"/>
          <table:table-cell table:number-columns-repeated="16367" table:style-name="ce22"/>
        </table:table-row>
        <table:table-row table:style-name="ro1">
          <table:table-cell office:value-type="float" office:value="15" table:style-name="ce21">
            <text:p>15</text:p>
          </table:table-cell>
          <table:table-cell office:value-type="float" office:value="1" table:style-name="ce22">
            <text:p>1</text:p>
          </table:table-cell>
          <table:table-cell table:style-name="ce22"/>
          <table:table-cell office:value-type="float" office:value="1" table:style-name="ce22">
            <text:p>1</text:p>
          </table:table-cell>
          <table:table-cell office:value-type="float" office:value="2" table:style-name="ce22">
            <text:p>2</text:p>
          </table:table-cell>
          <table:table-cell table:number-columns-repeated="6" table:style-name="ce22"/>
          <table:table-cell office:value-type="string" office:string-value="C15/G1/G1.1/R2" table:formula="of:=CONCATENATE(IF([.A43]=&quot;&quot;;&quot;&quot;;CONCATENATE(&quot;C&quot;; [.A43]));IF([.B43]=&quot;&quot;;&quot;&quot;;CONCATENATE(&quot;/G&quot;;[.B43]));IF([.C43]=&quot;&quot;;&quot;&quot;;CONCATENATE(&quot;/R&quot;;[.C43])); IF([.D43]=&quot;&quot;;&quot;&quot;;CONCATENATE(&quot;/G&quot;;[.B43];&quot;.&quot;;[.D43])); IF([.E43]=&quot;&quot;;&quot;&quot;;CONCATENATE(&quot;/R&quot;;[.E43])); IF([.F43]=&quot;&quot;;&quot;&quot;;CONCATENATE(&quot;/G&quot;;[.B43];&quot;.&quot;;[.D43];&quot;.&quot;;[.F43])); IF([.G43]=&quot;&quot;;&quot;&quot;;CONCATENATE(&quot;/R&quot;;[.G43])); IF([.H43]=&quot;&quot;;&quot;&quot;;CONCATENATE(&quot;/G&quot;;[.B43];&quot;.&quot;;[.D43];&quot;.&quot;;[.F43];&quot;.&quot;;[.H43])); IF([.I43]=&quot;&quot;;&quot;&quot;;CONCATENATE(&quot;/R&quot;;[.I43]));IF([.J43]=&quot;&quot;;&quot;&quot;;CONCATENATE(&quot;/G&quot;;[.B43];&quot;.&quot;;[.D43];&quot;.&quot;;[.F43];&quot;.&quot;;[.H43]; &quot;.&quot;;[.J43])); IF([.K43]=&quot;&quot;;&quot;&quot;;CONCATENATE(&quot;/R&quot;;[.K43])))" table:style-name="ce22">
            <text:p>C15/G1/G1.1/R2</text:p>
          </table:table-cell>
          <table:table-cell office:value-type="string" table:style-name="ce22">
            <text:p>CRITERION.EXCLUSION.BUSINESS.BANKRUPTCY_ANALOGOUS</text:p>
          </table:table-cell>
          <table:table-cell office:value-type="string" table:style-name="ce22">
            <text:p>4e3f468a-86c4-4c99-bd15-c8b221229348</text:p>
          </table:table-cell>
          <table:table-cell office:value-type="string" table:style-name="ce22">
            <text:p>Indicate reasons for being nevertheless to perform the contract</text:p>
          </table:table-cell>
          <table:table-cell table:style-name="ce22"/>
          <table:table-cell table:style-name="ce24"/>
          <table:table-cell table:number-columns-repeated="16367" table:style-name="ce22"/>
        </table:table-row>
        <table:table-row table:style-name="ro1">
          <table:table-cell office:value-type="float" office:value="15" table:style-name="ce21">
            <text:p>15</text:p>
          </table:table-cell>
          <table:table-cell office:value-type="float" office:value="2" table:style-name="ce22">
            <text:p>2</text:p>
          </table:table-cell>
          <table:table-cell table:number-columns-repeated="9" table:style-name="ce22"/>
          <table:table-cell office:value-type="string" office:string-value="C15/G2" table:formula="of:=CONCATENATE(IF([.A44]=&quot;&quot;;&quot;&quot;;CONCATENATE(&quot;C&quot;; [.A44]));IF([.B44]=&quot;&quot;;&quot;&quot;;CONCATENATE(&quot;/G&quot;;[.B44]));IF([.C44]=&quot;&quot;;&quot;&quot;;CONCATENATE(&quot;/R&quot;;[.C44])); IF([.D44]=&quot;&quot;;&quot;&quot;;CONCATENATE(&quot;/G&quot;;[.B44];&quot;.&quot;;[.D44])); IF([.E44]=&quot;&quot;;&quot;&quot;;CONCATENATE(&quot;/R&quot;;[.E44])); IF([.F44]=&quot;&quot;;&quot;&quot;;CONCATENATE(&quot;/G&quot;;[.B44];&quot;.&quot;;[.D44];&quot;.&quot;;[.F44])); IF([.G44]=&quot;&quot;;&quot;&quot;;CONCATENATE(&quot;/R&quot;;[.G44])); IF([.H44]=&quot;&quot;;&quot;&quot;;CONCATENATE(&quot;/G&quot;;[.B44];&quot;.&quot;;[.D44];&quot;.&quot;;[.F44];&quot;.&quot;;[.H44])); IF([.I44]=&quot;&quot;;&quot;&quot;;CONCATENATE(&quot;/R&quot;;[.I44]));IF([.J44]=&quot;&quot;;&quot;&quot;;CONCATENATE(&quot;/G&quot;;[.B44];&quot;.&quot;;[.D44];&quot;.&quot;;[.F44];&quot;.&quot;;[.H44]; &quot;.&quot;;[.J44])); IF([.K44]=&quot;&quot;;&quot;&quot;;CONCATENATE(&quot;/R&quot;;[.K44])))" table:style-name="ce22">
            <text:p>C15/G2</text:p>
          </table:table-cell>
          <table:table-cell office:value-type="string" table:style-name="ce22">
            <text:p>CRITERION.EXCLUSION.BUSINESS.BANKRUPTCY_ANALOGOUS</text:p>
          </table:table-cell>
          <table:table-cell office:value-type="string" table:style-name="ce22">
            <text:p>7458d42a-e581-4640-9283-34ceb3ad4345</text:p>
          </table:table-cell>
          <table:table-cell table:number-columns-repeated="2" table:style-name="ce22"/>
          <table:table-cell table:style-name="ce24"/>
          <table:table-cell table:number-columns-repeated="16367" table:style-name="ce22"/>
        </table:table-row>
        <table:table-row table:style-name="ro1">
          <table:table-cell office:value-type="float" office:value="15" table:style-name="ce21">
            <text:p>15</text:p>
          </table:table-cell>
          <table:table-cell office:value-type="float" office:value="2" table:style-name="ce22">
            <text:p>2</text:p>
          </table:table-cell>
          <table:table-cell office:value-type="float" office:value="1" table:style-name="ce22">
            <text:p>1</text:p>
          </table:table-cell>
          <table:table-cell table:number-columns-repeated="8" table:style-name="ce22"/>
          <table:table-cell office:value-type="string" office:string-value="C15/G2/R1" table:formula="of:=CONCATENATE(IF([.A45]=&quot;&quot;;&quot;&quot;;CONCATENATE(&quot;C&quot;; [.A45]));IF([.B45]=&quot;&quot;;&quot;&quot;;CONCATENATE(&quot;/G&quot;;[.B45]));IF([.C45]=&quot;&quot;;&quot;&quot;;CONCATENATE(&quot;/R&quot;;[.C45])); IF([.D45]=&quot;&quot;;&quot;&quot;;CONCATENATE(&quot;/G&quot;;[.B45];&quot;.&quot;;[.D45])); IF([.E45]=&quot;&quot;;&quot;&quot;;CONCATENATE(&quot;/R&quot;;[.E45])); IF([.F45]=&quot;&quot;;&quot;&quot;;CONCATENATE(&quot;/G&quot;;[.B45];&quot;.&quot;;[.D45];&quot;.&quot;;[.F45])); IF([.G45]=&quot;&quot;;&quot;&quot;;CONCATENATE(&quot;/R&quot;;[.G45])); IF([.H45]=&quot;&quot;;&quot;&quot;;CONCATENATE(&quot;/G&quot;;[.B45];&quot;.&quot;;[.D45];&quot;.&quot;;[.F45];&quot;.&quot;;[.H45])); IF([.I45]=&quot;&quot;;&quot;&quot;;CONCATENATE(&quot;/R&quot;;[.I45]));IF([.J45]=&quot;&quot;;&quot;&quot;;CONCATENATE(&quot;/G&quot;;[.B45];&quot;.&quot;;[.D45];&quot;.&quot;;[.F45];&quot;.&quot;;[.H45]; &quot;.&quot;;[.J45])); IF([.K45]=&quot;&quot;;&quot;&quot;;CONCATENATE(&quot;/R&quot;;[.K45])))" table:style-name="ce22">
            <text:p>C15/G2/R1</text:p>
          </table:table-cell>
          <table:table-cell office:value-type="string" table:style-name="ce22">
            <text:p>CRITERION.EXCLUSION.BUSINESS.BANKRUPTCY_ANALOGOUS</text:p>
          </table:table-cell>
          <table:table-cell office:value-type="string" table:style-name="ce22">
            <text:p>c1347b74-1872-4060-a6db-f4044edcd7c4</text:p>
          </table:table-cell>
          <table:table-cell office:value-type="string" table:style-name="ce22">
            <text:p>Is this information available electronically?</text:p>
          </table:table-cell>
          <table:table-cell table:style-name="ce22"/>
          <table:table-cell table:style-name="ce24"/>
          <table:table-cell table:number-columns-repeated="16367" table:style-name="ce22"/>
        </table:table-row>
        <table:table-row table:style-name="ro1">
          <table:table-cell office:value-type="float" office:value="15" table:style-name="ce21">
            <text:p>15</text:p>
          </table:table-cell>
          <table:table-cell office:value-type="float" office:value="2" table:style-name="ce22">
            <text:p>2</text:p>
          </table:table-cell>
          <table:table-cell table:style-name="ce22"/>
          <table:table-cell office:value-type="float" office:value="1" table:style-name="ce22">
            <text:p>1</text:p>
          </table:table-cell>
          <table:table-cell table:number-columns-repeated="7" table:style-name="ce22"/>
          <table:table-cell office:value-type="string" office:string-value="C15/G2/G2.1" table:formula="of:=CONCATENATE(IF([.A46]=&quot;&quot;;&quot;&quot;;CONCATENATE(&quot;C&quot;; [.A46]));IF([.B46]=&quot;&quot;;&quot;&quot;;CONCATENATE(&quot;/G&quot;;[.B46]));IF([.C46]=&quot;&quot;;&quot;&quot;;CONCATENATE(&quot;/R&quot;;[.C46])); IF([.D46]=&quot;&quot;;&quot;&quot;;CONCATENATE(&quot;/G&quot;;[.B46];&quot;.&quot;;[.D46])); IF([.E46]=&quot;&quot;;&quot;&quot;;CONCATENATE(&quot;/R&quot;;[.E46])); IF([.F46]=&quot;&quot;;&quot;&quot;;CONCATENATE(&quot;/G&quot;;[.B46];&quot;.&quot;;[.D46];&quot;.&quot;;[.F46])); IF([.G46]=&quot;&quot;;&quot;&quot;;CONCATENATE(&quot;/R&quot;;[.G46])); IF([.H46]=&quot;&quot;;&quot;&quot;;CONCATENATE(&quot;/G&quot;;[.B46];&quot;.&quot;;[.D46];&quot;.&quot;;[.F46];&quot;.&quot;;[.H46])); IF([.I46]=&quot;&quot;;&quot;&quot;;CONCATENATE(&quot;/R&quot;;[.I46]));IF([.J46]=&quot;&quot;;&quot;&quot;;CONCATENATE(&quot;/G&quot;;[.B46];&quot;.&quot;;[.D46];&quot;.&quot;;[.F46];&quot;.&quot;;[.H46]; &quot;.&quot;;[.J46])); IF([.K46]=&quot;&quot;;&quot;&quot;;CONCATENATE(&quot;/R&quot;;[.K46])))" table:style-name="ce22">
            <text:p>C15/G2/G2.1</text:p>
          </table:table-cell>
          <table:table-cell office:value-type="string" table:style-name="ce22">
            <text:p>CRITERION.EXCLUSION.BUSINESS.BANKRUPTCY_ANALOGOUS</text:p>
          </table:table-cell>
          <table:table-cell office:value-type="string" table:style-name="ce22">
            <text:p>41dd2e9b-1bfd-44c7-93ee-56bd74a4334b</text:p>
          </table:table-cell>
          <table:table-cell table:style-name="ce22"/>
          <table:table-cell office:value-type="string" table:style-name="ce22">
            <text:p>GROUP_FULFILLED.ON_TRUE</text:p>
          </table:table-cell>
          <table:table-cell table:style-name="ce24"/>
          <table:table-cell table:number-columns-repeated="16367" table:style-name="ce22"/>
        </table:table-row>
        <table:table-row table:style-name="ro1">
          <table:table-cell office:value-type="float" office:value="15" table:style-name="ce21">
            <text:p>15</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1" table:style-name="ce22">
            <text:p>1</text:p>
          </table:table-cell>
          <table:table-cell table:number-columns-repeated="6" table:style-name="ce22"/>
          <table:table-cell office:value-type="string" office:string-value="C15/G2/G2.1/R1" table:formula="of:=CONCATENATE(IF([.A47]=&quot;&quot;;&quot;&quot;;CONCATENATE(&quot;C&quot;; [.A47]));IF([.B47]=&quot;&quot;;&quot;&quot;;CONCATENATE(&quot;/G&quot;;[.B47]));IF([.C47]=&quot;&quot;;&quot;&quot;;CONCATENATE(&quot;/R&quot;;[.C47])); IF([.D47]=&quot;&quot;;&quot;&quot;;CONCATENATE(&quot;/G&quot;;[.B47];&quot;.&quot;;[.D47])); IF([.E47]=&quot;&quot;;&quot;&quot;;CONCATENATE(&quot;/R&quot;;[.E47])); IF([.F47]=&quot;&quot;;&quot;&quot;;CONCATENATE(&quot;/G&quot;;[.B47];&quot;.&quot;;[.D47];&quot;.&quot;;[.F47])); IF([.G47]=&quot;&quot;;&quot;&quot;;CONCATENATE(&quot;/R&quot;;[.G47])); IF([.H47]=&quot;&quot;;&quot;&quot;;CONCATENATE(&quot;/G&quot;;[.B47];&quot;.&quot;;[.D47];&quot;.&quot;;[.F47];&quot;.&quot;;[.H47])); IF([.I47]=&quot;&quot;;&quot;&quot;;CONCATENATE(&quot;/R&quot;;[.I47]));IF([.J47]=&quot;&quot;;&quot;&quot;;CONCATENATE(&quot;/G&quot;;[.B47];&quot;.&quot;;[.D47];&quot;.&quot;;[.F47];&quot;.&quot;;[.H47]; &quot;.&quot;;[.J47])); IF([.K47]=&quot;&quot;;&quot;&quot;;CONCATENATE(&quot;/R&quot;;[.K47])))" table:style-name="ce22">
            <text:p>C15/G2/G2.1/R1</text:p>
          </table:table-cell>
          <table:table-cell office:value-type="string" table:style-name="ce22">
            <text:p>CRITERION.EXCLUSION.BUSINESS.BANKRUPTCY_ANALOGOUS</text:p>
          </table:table-cell>
          <table:table-cell office:value-type="string" table:style-name="ce22">
            <text:p>f4313bb6-21b6-499e-bdff-debe10e11d2c</text:p>
          </table:table-cell>
          <table:table-cell office:value-type="string" table:style-name="ce22">
            <text:p>URL</text:p>
          </table:table-cell>
          <table:table-cell table:style-name="ce22"/>
          <table:table-cell table:style-name="ce24"/>
          <table:table-cell table:number-columns-repeated="16367" table:style-name="ce22"/>
        </table:table-row>
        <table:table-row table:style-name="ro1">
          <table:table-cell office:value-type="float" office:value="15" table:style-name="ce21">
            <text:p>15</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2" table:style-name="ce22">
            <text:p>2</text:p>
          </table:table-cell>
          <table:table-cell table:number-columns-repeated="6" table:style-name="ce22"/>
          <table:table-cell office:value-type="string" office:string-value="C15/G2/G2.1/R2" table:formula="of:=CONCATENATE(IF([.A48]=&quot;&quot;;&quot;&quot;;CONCATENATE(&quot;C&quot;; [.A48]));IF([.B48]=&quot;&quot;;&quot;&quot;;CONCATENATE(&quot;/G&quot;;[.B48]));IF([.C48]=&quot;&quot;;&quot;&quot;;CONCATENATE(&quot;/R&quot;;[.C48])); IF([.D48]=&quot;&quot;;&quot;&quot;;CONCATENATE(&quot;/G&quot;;[.B48];&quot;.&quot;;[.D48])); IF([.E48]=&quot;&quot;;&quot;&quot;;CONCATENATE(&quot;/R&quot;;[.E48])); IF([.F48]=&quot;&quot;;&quot;&quot;;CONCATENATE(&quot;/G&quot;;[.B48];&quot;.&quot;;[.D48];&quot;.&quot;;[.F48])); IF([.G48]=&quot;&quot;;&quot;&quot;;CONCATENATE(&quot;/R&quot;;[.G48])); IF([.H48]=&quot;&quot;;&quot;&quot;;CONCATENATE(&quot;/G&quot;;[.B48];&quot;.&quot;;[.D48];&quot;.&quot;;[.F48];&quot;.&quot;;[.H48])); IF([.I48]=&quot;&quot;;&quot;&quot;;CONCATENATE(&quot;/R&quot;;[.I48]));IF([.J48]=&quot;&quot;;&quot;&quot;;CONCATENATE(&quot;/G&quot;;[.B48];&quot;.&quot;;[.D48];&quot;.&quot;;[.F48];&quot;.&quot;;[.H48]; &quot;.&quot;;[.J48])); IF([.K48]=&quot;&quot;;&quot;&quot;;CONCATENATE(&quot;/R&quot;;[.K48])))" table:style-name="ce22">
            <text:p>C15/G2/G2.1/R2</text:p>
          </table:table-cell>
          <table:table-cell office:value-type="string" table:style-name="ce22">
            <text:p>CRITERION.EXCLUSION.BUSINESS.BANKRUPTCY_ANALOGOUS</text:p>
          </table:table-cell>
          <table:table-cell office:value-type="string" table:style-name="ce22">
            <text:p>1f1cd18e-3e01-4ca2-af4c-e2981924ba8d</text:p>
          </table:table-cell>
          <table:table-cell office:value-type="string" table:style-name="ce22">
            <text:p>Code</text:p>
          </table:table-cell>
          <table:table-cell table:style-name="ce22"/>
          <table:table-cell table:style-name="ce24"/>
          <table:table-cell table:number-columns-repeated="16367" table:style-name="ce22"/>
        </table:table-row>
        <table:table-row table:style-name="ro1">
          <table:table-cell office:value-type="float" office:value="15" table:style-name="ce21">
            <text:p>15</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3" table:style-name="ce22">
            <text:p>3</text:p>
          </table:table-cell>
          <table:table-cell table:number-columns-repeated="6" table:style-name="ce22"/>
          <table:table-cell office:value-type="string" office:string-value="C15/G2/G2.1/R3" table:formula="of:=CONCATENATE(IF([.A49]=&quot;&quot;;&quot;&quot;;CONCATENATE(&quot;C&quot;; [.A49]));IF([.B49]=&quot;&quot;;&quot;&quot;;CONCATENATE(&quot;/G&quot;;[.B49]));IF([.C49]=&quot;&quot;;&quot;&quot;;CONCATENATE(&quot;/R&quot;;[.C49])); IF([.D49]=&quot;&quot;;&quot;&quot;;CONCATENATE(&quot;/G&quot;;[.B49];&quot;.&quot;;[.D49])); IF([.E49]=&quot;&quot;;&quot;&quot;;CONCATENATE(&quot;/R&quot;;[.E49])); IF([.F49]=&quot;&quot;;&quot;&quot;;CONCATENATE(&quot;/G&quot;;[.B49];&quot;.&quot;;[.D49];&quot;.&quot;;[.F49])); IF([.G49]=&quot;&quot;;&quot;&quot;;CONCATENATE(&quot;/R&quot;;[.G49])); IF([.H49]=&quot;&quot;;&quot;&quot;;CONCATENATE(&quot;/G&quot;;[.B49];&quot;.&quot;;[.D49];&quot;.&quot;;[.F49];&quot;.&quot;;[.H49])); IF([.I49]=&quot;&quot;;&quot;&quot;;CONCATENATE(&quot;/R&quot;;[.I49]));IF([.J49]=&quot;&quot;;&quot;&quot;;CONCATENATE(&quot;/G&quot;;[.B49];&quot;.&quot;;[.D49];&quot;.&quot;;[.F49];&quot;.&quot;;[.H49]; &quot;.&quot;;[.J49])); IF([.K49]=&quot;&quot;;&quot;&quot;;CONCATENATE(&quot;/R&quot;;[.K49])))" table:style-name="ce22">
            <text:p>C15/G2/G2.1/R3</text:p>
          </table:table-cell>
          <table:table-cell office:value-type="string" table:style-name="ce22">
            <text:p>CRITERION.EXCLUSION.BUSINESS.BANKRUPTCY_ANALOGOUS</text:p>
          </table:table-cell>
          <table:table-cell office:value-type="string" table:style-name="ce22">
            <text:p>c3ccfa31-0c5e-4e3a-a3fd-db9fb83d78d4</text:p>
          </table:table-cell>
          <table:table-cell office:value-type="string" table:style-name="ce22">
            <text:p>Issuer</text:p>
          </table:table-cell>
          <table:table-cell table:style-name="ce22"/>
          <table:table-cell table:style-name="ce24"/>
          <table:table-cell table:number-columns-repeated="16367" table:style-name="ce22"/>
        </table:table-row>
        <table:table-row table:style-name="ro1">
          <table:table-cell office:value-type="float" office:value="16" table:style-name="ce18">
            <text:p>16</text:p>
          </table:table-cell>
          <table:table-cell table:number-columns-repeated="10" table:style-name="ce18"/>
          <table:table-cell office:value-type="string" office:string-value="C16" table:formula="of:=CONCATENATE(IF([.A50]=&quot;&quot;;&quot;&quot;;CONCATENATE(&quot;C&quot;; [.A50]));IF([.B50]=&quot;&quot;;&quot;&quot;;CONCATENATE(&quot;/G&quot;;[.B50]));IF([.C50]=&quot;&quot;;&quot;&quot;;CONCATENATE(&quot;/R&quot;;[.C50])); IF([.D50]=&quot;&quot;;&quot;&quot;;CONCATENATE(&quot;/G&quot;;[.B50];&quot;.&quot;;[.D50])); IF([.E50]=&quot;&quot;;&quot;&quot;;CONCATENATE(&quot;/R&quot;;[.E50])); IF([.F50]=&quot;&quot;;&quot;&quot;;CONCATENATE(&quot;/G&quot;;[.B50];&quot;.&quot;;[.D50];&quot;.&quot;;[.F50])); IF([.G50]=&quot;&quot;;&quot;&quot;;CONCATENATE(&quot;/R&quot;;[.G50])); IF([.H50]=&quot;&quot;;&quot;&quot;;CONCATENATE(&quot;/G&quot;;[.B50];&quot;.&quot;;[.D50];&quot;.&quot;;[.F50];&quot;.&quot;;[.H50])); IF([.I50]=&quot;&quot;;&quot;&quot;;CONCATENATE(&quot;/R&quot;;[.I50]));IF([.J50]=&quot;&quot;;&quot;&quot;;CONCATENATE(&quot;/G&quot;;[.B50];&quot;.&quot;;[.D50];&quot;.&quot;;[.F50];&quot;.&quot;;[.H50]; &quot;.&quot;;[.J50])); IF([.K50]=&quot;&quot;;&quot;&quot;;CONCATENATE(&quot;/R&quot;;[.K50])))" table:style-name="ce18">
            <text:p>C16</text:p>
          </table:table-cell>
          <table:table-cell office:value-type="string" table:style-name="ce18">
            <text:p>CRITERION.EXCLUSION.BUSINESS.LIQUIDATOR_ADMINISTERED</text:p>
          </table:table-cell>
          <table:table-cell office:value-type="string" table:style-name="ce18">
            <text:p>8fda202a-0c37-41bb-9d7d-de3f49edbfcb</text:p>
          </table:table-cell>
          <table:table-cell office:value-type="string" table:style-name="ce18">
            <text:p>Are the assets of the economic operator being administered by a liquidator or by the court? <text:s/>This information needs not be given if exclusion of economic operators in this case has been made mandatory under the applicable national law without any possibility of derogation where the economic operator is nevertheless able to perform the contract.</text:p>
          </table:table-cell>
          <table:table-cell table:style-name="ce18"/>
          <table:table-cell table:style-name="ce25"/>
          <table:table-cell table:number-columns-repeated="16367" table:style-name="ce21"/>
        </table:table-row>
        <table:table-row table:style-name="ro1">
          <table:table-cell office:value-type="float" office:value="16" table:style-name="ce21">
            <text:p>16</text:p>
          </table:table-cell>
          <table:table-cell office:value-type="float" office:value="1" table:style-name="ce22">
            <text:p>1</text:p>
          </table:table-cell>
          <table:table-cell table:number-columns-repeated="9" table:style-name="ce22"/>
          <table:table-cell office:value-type="string" office:string-value="C16/G1" table:formula="of:=CONCATENATE(IF([.A51]=&quot;&quot;;&quot;&quot;;CONCATENATE(&quot;C&quot;; [.A51]));IF([.B51]=&quot;&quot;;&quot;&quot;;CONCATENATE(&quot;/G&quot;;[.B51]));IF([.C51]=&quot;&quot;;&quot;&quot;;CONCATENATE(&quot;/R&quot;;[.C51])); IF([.D51]=&quot;&quot;;&quot;&quot;;CONCATENATE(&quot;/G&quot;;[.B51];&quot;.&quot;;[.D51])); IF([.E51]=&quot;&quot;;&quot;&quot;;CONCATENATE(&quot;/R&quot;;[.E51])); IF([.F51]=&quot;&quot;;&quot;&quot;;CONCATENATE(&quot;/G&quot;;[.B51];&quot;.&quot;;[.D51];&quot;.&quot;;[.F51])); IF([.G51]=&quot;&quot;;&quot;&quot;;CONCATENATE(&quot;/R&quot;;[.G51])); IF([.H51]=&quot;&quot;;&quot;&quot;;CONCATENATE(&quot;/G&quot;;[.B51];&quot;.&quot;;[.D51];&quot;.&quot;;[.F51];&quot;.&quot;;[.H51])); IF([.I51]=&quot;&quot;;&quot;&quot;;CONCATENATE(&quot;/R&quot;;[.I51]));IF([.J51]=&quot;&quot;;&quot;&quot;;CONCATENATE(&quot;/G&quot;;[.B51];&quot;.&quot;;[.D51];&quot;.&quot;;[.F51];&quot;.&quot;;[.H51]; &quot;.&quot;;[.J51])); IF([.K51]=&quot;&quot;;&quot;&quot;;CONCATENATE(&quot;/R&quot;;[.K51])))" table:style-name="ce22">
            <text:p>C16/G1</text:p>
          </table:table-cell>
          <table:table-cell office:value-type="string" table:style-name="ce22">
            <text:p>CRITERION.EXCLUSION.BUSINESS.LIQUIDATOR_ADMINISTERED</text:p>
          </table:table-cell>
          <table:table-cell office:value-type="string" table:style-name="ce22">
            <text:p>d91c11a1-f19e-4b83-8ade-c4be2bf00555</text:p>
          </table:table-cell>
          <table:table-cell table:number-columns-repeated="2" table:style-name="ce22"/>
          <table:table-cell table:style-name="ce24"/>
          <table:table-cell table:number-columns-repeated="16367" table:style-name="ce22"/>
        </table:table-row>
        <table:table-row table:style-name="ro1">
          <table:table-cell office:value-type="float" office:value="16" table:style-name="ce21">
            <text:p>16</text:p>
          </table:table-cell>
          <table:table-cell office:value-type="float" office:value="1" table:style-name="ce22">
            <text:p>1</text:p>
          </table:table-cell>
          <table:table-cell office:value-type="float" office:value="1" table:style-name="ce22">
            <text:p>1</text:p>
          </table:table-cell>
          <table:table-cell table:number-columns-repeated="8" table:style-name="ce22"/>
          <table:table-cell office:value-type="string" office:string-value="C16/G1/R1" table:formula="of:=CONCATENATE(IF([.A52]=&quot;&quot;;&quot;&quot;;CONCATENATE(&quot;C&quot;; [.A52]));IF([.B52]=&quot;&quot;;&quot;&quot;;CONCATENATE(&quot;/G&quot;;[.B52]));IF([.C52]=&quot;&quot;;&quot;&quot;;CONCATENATE(&quot;/R&quot;;[.C52])); IF([.D52]=&quot;&quot;;&quot;&quot;;CONCATENATE(&quot;/G&quot;;[.B52];&quot;.&quot;;[.D52])); IF([.E52]=&quot;&quot;;&quot;&quot;;CONCATENATE(&quot;/R&quot;;[.E52])); IF([.F52]=&quot;&quot;;&quot;&quot;;CONCATENATE(&quot;/G&quot;;[.B52];&quot;.&quot;;[.D52];&quot;.&quot;;[.F52])); IF([.G52]=&quot;&quot;;&quot;&quot;;CONCATENATE(&quot;/R&quot;;[.G52])); IF([.H52]=&quot;&quot;;&quot;&quot;;CONCATENATE(&quot;/G&quot;;[.B52];&quot;.&quot;;[.D52];&quot;.&quot;;[.F52];&quot;.&quot;;[.H52])); IF([.I52]=&quot;&quot;;&quot;&quot;;CONCATENATE(&quot;/R&quot;;[.I52]));IF([.J52]=&quot;&quot;;&quot;&quot;;CONCATENATE(&quot;/G&quot;;[.B52];&quot;.&quot;;[.D52];&quot;.&quot;;[.F52];&quot;.&quot;;[.H52]; &quot;.&quot;;[.J52])); IF([.K52]=&quot;&quot;;&quot;&quot;;CONCATENATE(&quot;/R&quot;;[.K52])))" table:style-name="ce22">
            <text:p>C16/G1/R1</text:p>
          </table:table-cell>
          <table:table-cell office:value-type="string" table:style-name="ce22">
            <text:p>CRITERION.EXCLUSION.BUSINESS.LIQUIDATOR_ADMINISTERED</text:p>
          </table:table-cell>
          <table:table-cell office:value-type="string" table:style-name="ce22">
            <text:p>974c8196-9d1c-419c-9ca9-45bb9f5fd59a</text:p>
          </table:table-cell>
          <table:table-cell office:value-type="string" table:style-name="ce22">
            <text:p>Your answer?</text:p>
          </table:table-cell>
          <table:table-cell table:style-name="ce22"/>
          <table:table-cell table:style-name="ce24"/>
          <table:table-cell table:number-columns-repeated="16367" table:style-name="ce22"/>
        </table:table-row>
        <table:table-row table:style-name="ro1">
          <table:table-cell office:value-type="float" office:value="16" table:style-name="ce21">
            <text:p>16</text:p>
          </table:table-cell>
          <table:table-cell office:value-type="float" office:value="1" table:style-name="ce22">
            <text:p>1</text:p>
          </table:table-cell>
          <table:table-cell table:style-name="ce22"/>
          <table:table-cell office:value-type="float" office:value="1" table:style-name="ce22">
            <text:p>1</text:p>
          </table:table-cell>
          <table:table-cell table:number-columns-repeated="7" table:style-name="ce22"/>
          <table:table-cell office:value-type="string" office:string-value="C16/G1/G1.1" table:formula="of:=CONCATENATE(IF([.A53]=&quot;&quot;;&quot;&quot;;CONCATENATE(&quot;C&quot;; [.A53]));IF([.B53]=&quot;&quot;;&quot;&quot;;CONCATENATE(&quot;/G&quot;;[.B53]));IF([.C53]=&quot;&quot;;&quot;&quot;;CONCATENATE(&quot;/R&quot;;[.C53])); IF([.D53]=&quot;&quot;;&quot;&quot;;CONCATENATE(&quot;/G&quot;;[.B53];&quot;.&quot;;[.D53])); IF([.E53]=&quot;&quot;;&quot;&quot;;CONCATENATE(&quot;/R&quot;;[.E53])); IF([.F53]=&quot;&quot;;&quot;&quot;;CONCATENATE(&quot;/G&quot;;[.B53];&quot;.&quot;;[.D53];&quot;.&quot;;[.F53])); IF([.G53]=&quot;&quot;;&quot;&quot;;CONCATENATE(&quot;/R&quot;;[.G53])); IF([.H53]=&quot;&quot;;&quot;&quot;;CONCATENATE(&quot;/G&quot;;[.B53];&quot;.&quot;;[.D53];&quot;.&quot;;[.F53];&quot;.&quot;;[.H53])); IF([.I53]=&quot;&quot;;&quot;&quot;;CONCATENATE(&quot;/R&quot;;[.I53]));IF([.J53]=&quot;&quot;;&quot;&quot;;CONCATENATE(&quot;/G&quot;;[.B53];&quot;.&quot;;[.D53];&quot;.&quot;;[.F53];&quot;.&quot;;[.H53]; &quot;.&quot;;[.J53])); IF([.K53]=&quot;&quot;;&quot;&quot;;CONCATENATE(&quot;/R&quot;;[.K53])))" table:style-name="ce22">
            <text:p>C16/G1/G1.1</text:p>
          </table:table-cell>
          <table:table-cell office:value-type="string" table:style-name="ce22">
            <text:p>CRITERION.EXCLUSION.BUSINESS.LIQUIDATOR_ADMINISTERED</text:p>
          </table:table-cell>
          <table:table-cell office:value-type="string" table:style-name="ce22">
            <text:p>aeef523b-c8fc-4dba-9c34-03e34812567b</text:p>
          </table:table-cell>
          <table:table-cell table:style-name="ce22"/>
          <table:table-cell office:value-type="string" table:style-name="ce22">
            <text:p>GROUP_FULFILLED.ON_TRUE</text:p>
          </table:table-cell>
          <table:table-cell table:style-name="ce24"/>
          <table:table-cell table:number-columns-repeated="16367" table:style-name="ce22"/>
        </table:table-row>
        <table:table-row table:style-name="ro1">
          <table:table-cell office:value-type="float" office:value="16" table:style-name="ce21">
            <text:p>16</text:p>
          </table:table-cell>
          <table:table-cell office:value-type="float" office:value="1" table:style-name="ce22">
            <text:p>1</text:p>
          </table:table-cell>
          <table:table-cell table:style-name="ce22"/>
          <table:table-cell office:value-type="float" office:value="1" table:style-name="ce22">
            <text:p>1</text:p>
          </table:table-cell>
          <table:table-cell office:value-type="float" office:value="1" table:style-name="ce22">
            <text:p>1</text:p>
          </table:table-cell>
          <table:table-cell table:number-columns-repeated="6" table:style-name="ce22"/>
          <table:table-cell office:value-type="string" office:string-value="C16/G1/G1.1/R1" table:formula="of:=CONCATENATE(IF([.A54]=&quot;&quot;;&quot;&quot;;CONCATENATE(&quot;C&quot;; [.A54]));IF([.B54]=&quot;&quot;;&quot;&quot;;CONCATENATE(&quot;/G&quot;;[.B54]));IF([.C54]=&quot;&quot;;&quot;&quot;;CONCATENATE(&quot;/R&quot;;[.C54])); IF([.D54]=&quot;&quot;;&quot;&quot;;CONCATENATE(&quot;/G&quot;;[.B54];&quot;.&quot;;[.D54])); IF([.E54]=&quot;&quot;;&quot;&quot;;CONCATENATE(&quot;/R&quot;;[.E54])); IF([.F54]=&quot;&quot;;&quot;&quot;;CONCATENATE(&quot;/G&quot;;[.B54];&quot;.&quot;;[.D54];&quot;.&quot;;[.F54])); IF([.G54]=&quot;&quot;;&quot;&quot;;CONCATENATE(&quot;/R&quot;;[.G54])); IF([.H54]=&quot;&quot;;&quot;&quot;;CONCATENATE(&quot;/G&quot;;[.B54];&quot;.&quot;;[.D54];&quot;.&quot;;[.F54];&quot;.&quot;;[.H54])); IF([.I54]=&quot;&quot;;&quot;&quot;;CONCATENATE(&quot;/R&quot;;[.I54]));IF([.J54]=&quot;&quot;;&quot;&quot;;CONCATENATE(&quot;/G&quot;;[.B54];&quot;.&quot;;[.D54];&quot;.&quot;;[.F54];&quot;.&quot;;[.H54]; &quot;.&quot;;[.J54])); IF([.K54]=&quot;&quot;;&quot;&quot;;CONCATENATE(&quot;/R&quot;;[.K54])))" table:style-name="ce22">
            <text:p>C16/G1/G1.1/R1</text:p>
          </table:table-cell>
          <table:table-cell office:value-type="string" table:style-name="ce22">
            <text:p>CRITERION.EXCLUSION.BUSINESS.LIQUIDATOR_ADMINISTERED</text:p>
          </table:table-cell>
          <table:table-cell office:value-type="string" table:style-name="ce22">
            <text:p>e098da8e-4717-4500-965f-f882d5b4e1ad</text:p>
          </table:table-cell>
          <table:table-cell office:value-type="string" table:style-name="ce22">
            <text:p>Please describe them</text:p>
          </table:table-cell>
          <table:table-cell table:style-name="ce22"/>
          <table:table-cell table:style-name="ce24"/>
          <table:table-cell table:number-columns-repeated="16367" table:style-name="ce22"/>
        </table:table-row>
        <table:table-row table:style-name="ro1">
          <table:table-cell office:value-type="float" office:value="16" table:style-name="ce21">
            <text:p>16</text:p>
          </table:table-cell>
          <table:table-cell office:value-type="float" office:value="1" table:style-name="ce22">
            <text:p>1</text:p>
          </table:table-cell>
          <table:table-cell table:style-name="ce22"/>
          <table:table-cell office:value-type="float" office:value="1" table:style-name="ce22">
            <text:p>1</text:p>
          </table:table-cell>
          <table:table-cell office:value-type="float" office:value="2" table:style-name="ce22">
            <text:p>2</text:p>
          </table:table-cell>
          <table:table-cell table:number-columns-repeated="6" table:style-name="ce22"/>
          <table:table-cell office:value-type="string" office:string-value="C16/G1/G1.1/R2" table:formula="of:=CONCATENATE(IF([.A55]=&quot;&quot;;&quot;&quot;;CONCATENATE(&quot;C&quot;; [.A55]));IF([.B55]=&quot;&quot;;&quot;&quot;;CONCATENATE(&quot;/G&quot;;[.B55]));IF([.C55]=&quot;&quot;;&quot;&quot;;CONCATENATE(&quot;/R&quot;;[.C55])); IF([.D55]=&quot;&quot;;&quot;&quot;;CONCATENATE(&quot;/G&quot;;[.B55];&quot;.&quot;;[.D55])); IF([.E55]=&quot;&quot;;&quot;&quot;;CONCATENATE(&quot;/R&quot;;[.E55])); IF([.F55]=&quot;&quot;;&quot;&quot;;CONCATENATE(&quot;/G&quot;;[.B55];&quot;.&quot;;[.D55];&quot;.&quot;;[.F55])); IF([.G55]=&quot;&quot;;&quot;&quot;;CONCATENATE(&quot;/R&quot;;[.G55])); IF([.H55]=&quot;&quot;;&quot;&quot;;CONCATENATE(&quot;/G&quot;;[.B55];&quot;.&quot;;[.D55];&quot;.&quot;;[.F55];&quot;.&quot;;[.H55])); IF([.I55]=&quot;&quot;;&quot;&quot;;CONCATENATE(&quot;/R&quot;;[.I55]));IF([.J55]=&quot;&quot;;&quot;&quot;;CONCATENATE(&quot;/G&quot;;[.B55];&quot;.&quot;;[.D55];&quot;.&quot;;[.F55];&quot;.&quot;;[.H55]; &quot;.&quot;;[.J55])); IF([.K55]=&quot;&quot;;&quot;&quot;;CONCATENATE(&quot;/R&quot;;[.K55])))" table:style-name="ce22">
            <text:p>C16/G1/G1.1/R2</text:p>
          </table:table-cell>
          <table:table-cell office:value-type="string" table:style-name="ce22">
            <text:p>CRITERION.EXCLUSION.BUSINESS.LIQUIDATOR_ADMINISTERED</text:p>
          </table:table-cell>
          <table:table-cell office:value-type="string" table:style-name="ce22">
            <text:p>4e3f468a-86c4-4c99-bd15-c8b221229348</text:p>
          </table:table-cell>
          <table:table-cell office:value-type="string" table:style-name="ce22">
            <text:p>Indicate reasons for being nevertheless to perform the contract</text:p>
          </table:table-cell>
          <table:table-cell table:style-name="ce22"/>
          <table:table-cell table:style-name="ce24"/>
          <table:table-cell table:number-columns-repeated="16367" table:style-name="ce22"/>
        </table:table-row>
        <table:table-row table:style-name="ro1">
          <table:table-cell office:value-type="float" office:value="16" table:style-name="ce21">
            <text:p>16</text:p>
          </table:table-cell>
          <table:table-cell office:value-type="float" office:value="2" table:style-name="ce22">
            <text:p>2</text:p>
          </table:table-cell>
          <table:table-cell table:number-columns-repeated="9" table:style-name="ce22"/>
          <table:table-cell office:value-type="string" office:string-value="C16/G2" table:formula="of:=CONCATENATE(IF([.A56]=&quot;&quot;;&quot;&quot;;CONCATENATE(&quot;C&quot;; [.A56]));IF([.B56]=&quot;&quot;;&quot;&quot;;CONCATENATE(&quot;/G&quot;;[.B56]));IF([.C56]=&quot;&quot;;&quot;&quot;;CONCATENATE(&quot;/R&quot;;[.C56])); IF([.D56]=&quot;&quot;;&quot;&quot;;CONCATENATE(&quot;/G&quot;;[.B56];&quot;.&quot;;[.D56])); IF([.E56]=&quot;&quot;;&quot;&quot;;CONCATENATE(&quot;/R&quot;;[.E56])); IF([.F56]=&quot;&quot;;&quot;&quot;;CONCATENATE(&quot;/G&quot;;[.B56];&quot;.&quot;;[.D56];&quot;.&quot;;[.F56])); IF([.G56]=&quot;&quot;;&quot;&quot;;CONCATENATE(&quot;/R&quot;;[.G56])); IF([.H56]=&quot;&quot;;&quot;&quot;;CONCATENATE(&quot;/G&quot;;[.B56];&quot;.&quot;;[.D56];&quot;.&quot;;[.F56];&quot;.&quot;;[.H56])); IF([.I56]=&quot;&quot;;&quot;&quot;;CONCATENATE(&quot;/R&quot;;[.I56]));IF([.J56]=&quot;&quot;;&quot;&quot;;CONCATENATE(&quot;/G&quot;;[.B56];&quot;.&quot;;[.D56];&quot;.&quot;;[.F56];&quot;.&quot;;[.H56]; &quot;.&quot;;[.J56])); IF([.K56]=&quot;&quot;;&quot;&quot;;CONCATENATE(&quot;/R&quot;;[.K56])))" table:style-name="ce22">
            <text:p>C16/G2</text:p>
          </table:table-cell>
          <table:table-cell office:value-type="string" table:style-name="ce22">
            <text:p>CRITERION.EXCLUSION.BUSINESS.LIQUIDATOR_ADMINISTERED</text:p>
          </table:table-cell>
          <table:table-cell office:value-type="string" table:style-name="ce22">
            <text:p>7458d42a-e581-4640-9283-34ceb3ad4345</text:p>
          </table:table-cell>
          <table:table-cell table:number-columns-repeated="2" table:style-name="ce22"/>
          <table:table-cell table:style-name="ce24"/>
          <table:table-cell table:number-columns-repeated="16367" table:style-name="ce22"/>
        </table:table-row>
        <table:table-row table:style-name="ro1">
          <table:table-cell office:value-type="float" office:value="16" table:style-name="ce21">
            <text:p>16</text:p>
          </table:table-cell>
          <table:table-cell office:value-type="float" office:value="2" table:style-name="ce22">
            <text:p>2</text:p>
          </table:table-cell>
          <table:table-cell office:value-type="float" office:value="1" table:style-name="ce22">
            <text:p>1</text:p>
          </table:table-cell>
          <table:table-cell table:number-columns-repeated="8" table:style-name="ce22"/>
          <table:table-cell office:value-type="string" office:string-value="C16/G2/R1" table:formula="of:=CONCATENATE(IF([.A57]=&quot;&quot;;&quot;&quot;;CONCATENATE(&quot;C&quot;; [.A57]));IF([.B57]=&quot;&quot;;&quot;&quot;;CONCATENATE(&quot;/G&quot;;[.B57]));IF([.C57]=&quot;&quot;;&quot;&quot;;CONCATENATE(&quot;/R&quot;;[.C57])); IF([.D57]=&quot;&quot;;&quot;&quot;;CONCATENATE(&quot;/G&quot;;[.B57];&quot;.&quot;;[.D57])); IF([.E57]=&quot;&quot;;&quot;&quot;;CONCATENATE(&quot;/R&quot;;[.E57])); IF([.F57]=&quot;&quot;;&quot;&quot;;CONCATENATE(&quot;/G&quot;;[.B57];&quot;.&quot;;[.D57];&quot;.&quot;;[.F57])); IF([.G57]=&quot;&quot;;&quot;&quot;;CONCATENATE(&quot;/R&quot;;[.G57])); IF([.H57]=&quot;&quot;;&quot;&quot;;CONCATENATE(&quot;/G&quot;;[.B57];&quot;.&quot;;[.D57];&quot;.&quot;;[.F57];&quot;.&quot;;[.H57])); IF([.I57]=&quot;&quot;;&quot;&quot;;CONCATENATE(&quot;/R&quot;;[.I57]));IF([.J57]=&quot;&quot;;&quot;&quot;;CONCATENATE(&quot;/G&quot;;[.B57];&quot;.&quot;;[.D57];&quot;.&quot;;[.F57];&quot;.&quot;;[.H57]; &quot;.&quot;;[.J57])); IF([.K57]=&quot;&quot;;&quot;&quot;;CONCATENATE(&quot;/R&quot;;[.K57])))" table:style-name="ce22">
            <text:p>C16/G2/R1</text:p>
          </table:table-cell>
          <table:table-cell office:value-type="string" table:style-name="ce22">
            <text:p>CRITERION.EXCLUSION.BUSINESS.LIQUIDATOR_ADMINISTERED</text:p>
          </table:table-cell>
          <table:table-cell office:value-type="string" table:style-name="ce22">
            <text:p>c1347b74-1872-4060-a6db-f4044edcd7c4</text:p>
          </table:table-cell>
          <table:table-cell office:value-type="string" table:style-name="ce22">
            <text:p>Is this information available electronically?</text:p>
          </table:table-cell>
          <table:table-cell table:style-name="ce22"/>
          <table:table-cell table:style-name="ce24"/>
          <table:table-cell table:number-columns-repeated="16367" table:style-name="ce22"/>
        </table:table-row>
        <table:table-row table:style-name="ro1">
          <table:table-cell office:value-type="float" office:value="16" table:style-name="ce21">
            <text:p>16</text:p>
          </table:table-cell>
          <table:table-cell office:value-type="float" office:value="2" table:style-name="ce22">
            <text:p>2</text:p>
          </table:table-cell>
          <table:table-cell table:style-name="ce22"/>
          <table:table-cell office:value-type="float" office:value="1" table:style-name="ce22">
            <text:p>1</text:p>
          </table:table-cell>
          <table:table-cell table:number-columns-repeated="7" table:style-name="ce22"/>
          <table:table-cell office:value-type="string" office:string-value="C16/G2/G2.1" table:formula="of:=CONCATENATE(IF([.A58]=&quot;&quot;;&quot;&quot;;CONCATENATE(&quot;C&quot;; [.A58]));IF([.B58]=&quot;&quot;;&quot;&quot;;CONCATENATE(&quot;/G&quot;;[.B58]));IF([.C58]=&quot;&quot;;&quot;&quot;;CONCATENATE(&quot;/R&quot;;[.C58])); IF([.D58]=&quot;&quot;;&quot;&quot;;CONCATENATE(&quot;/G&quot;;[.B58];&quot;.&quot;;[.D58])); IF([.E58]=&quot;&quot;;&quot;&quot;;CONCATENATE(&quot;/R&quot;;[.E58])); IF([.F58]=&quot;&quot;;&quot;&quot;;CONCATENATE(&quot;/G&quot;;[.B58];&quot;.&quot;;[.D58];&quot;.&quot;;[.F58])); IF([.G58]=&quot;&quot;;&quot;&quot;;CONCATENATE(&quot;/R&quot;;[.G58])); IF([.H58]=&quot;&quot;;&quot;&quot;;CONCATENATE(&quot;/G&quot;;[.B58];&quot;.&quot;;[.D58];&quot;.&quot;;[.F58];&quot;.&quot;;[.H58])); IF([.I58]=&quot;&quot;;&quot;&quot;;CONCATENATE(&quot;/R&quot;;[.I58]));IF([.J58]=&quot;&quot;;&quot;&quot;;CONCATENATE(&quot;/G&quot;;[.B58];&quot;.&quot;;[.D58];&quot;.&quot;;[.F58];&quot;.&quot;;[.H58]; &quot;.&quot;;[.J58])); IF([.K58]=&quot;&quot;;&quot;&quot;;CONCATENATE(&quot;/R&quot;;[.K58])))" table:style-name="ce22">
            <text:p>C16/G2/G2.1</text:p>
          </table:table-cell>
          <table:table-cell office:value-type="string" table:style-name="ce22">
            <text:p>CRITERION.EXCLUSION.BUSINESS.LIQUIDATOR_ADMINISTERED</text:p>
          </table:table-cell>
          <table:table-cell office:value-type="string" table:style-name="ce22">
            <text:p>41dd2e9b-1bfd-44c7-93ee-56bd74a4334b</text:p>
          </table:table-cell>
          <table:table-cell table:style-name="ce22"/>
          <table:table-cell office:value-type="string" table:style-name="ce22">
            <text:p>GROUP_FULFILLED.ON_TRUE</text:p>
          </table:table-cell>
          <table:table-cell table:style-name="ce24"/>
          <table:table-cell table:number-columns-repeated="16367" table:style-name="ce22"/>
        </table:table-row>
        <table:table-row table:style-name="ro1">
          <table:table-cell office:value-type="float" office:value="16" table:style-name="ce21">
            <text:p>16</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1" table:style-name="ce22">
            <text:p>1</text:p>
          </table:table-cell>
          <table:table-cell table:number-columns-repeated="6" table:style-name="ce22"/>
          <table:table-cell office:value-type="string" office:string-value="C16/G2/G2.1/R1" table:formula="of:=CONCATENATE(IF([.A59]=&quot;&quot;;&quot;&quot;;CONCATENATE(&quot;C&quot;; [.A59]));IF([.B59]=&quot;&quot;;&quot;&quot;;CONCATENATE(&quot;/G&quot;;[.B59]));IF([.C59]=&quot;&quot;;&quot;&quot;;CONCATENATE(&quot;/R&quot;;[.C59])); IF([.D59]=&quot;&quot;;&quot;&quot;;CONCATENATE(&quot;/G&quot;;[.B59];&quot;.&quot;;[.D59])); IF([.E59]=&quot;&quot;;&quot;&quot;;CONCATENATE(&quot;/R&quot;;[.E59])); IF([.F59]=&quot;&quot;;&quot;&quot;;CONCATENATE(&quot;/G&quot;;[.B59];&quot;.&quot;;[.D59];&quot;.&quot;;[.F59])); IF([.G59]=&quot;&quot;;&quot;&quot;;CONCATENATE(&quot;/R&quot;;[.G59])); IF([.H59]=&quot;&quot;;&quot;&quot;;CONCATENATE(&quot;/G&quot;;[.B59];&quot;.&quot;;[.D59];&quot;.&quot;;[.F59];&quot;.&quot;;[.H59])); IF([.I59]=&quot;&quot;;&quot;&quot;;CONCATENATE(&quot;/R&quot;;[.I59]));IF([.J59]=&quot;&quot;;&quot;&quot;;CONCATENATE(&quot;/G&quot;;[.B59];&quot;.&quot;;[.D59];&quot;.&quot;;[.F59];&quot;.&quot;;[.H59]; &quot;.&quot;;[.J59])); IF([.K59]=&quot;&quot;;&quot;&quot;;CONCATENATE(&quot;/R&quot;;[.K59])))" table:style-name="ce22">
            <text:p>C16/G2/G2.1/R1</text:p>
          </table:table-cell>
          <table:table-cell office:value-type="string" table:style-name="ce22">
            <text:p>CRITERION.EXCLUSION.BUSINESS.LIQUIDATOR_ADMINISTERED</text:p>
          </table:table-cell>
          <table:table-cell office:value-type="string" table:style-name="ce22">
            <text:p>f4313bb6-21b6-499e-bdff-debe10e11d2c</text:p>
          </table:table-cell>
          <table:table-cell office:value-type="string" table:style-name="ce22">
            <text:p>URL</text:p>
          </table:table-cell>
          <table:table-cell table:style-name="ce22"/>
          <table:table-cell table:style-name="ce24"/>
          <table:table-cell table:number-columns-repeated="16367" table:style-name="ce22"/>
        </table:table-row>
        <table:table-row table:style-name="ro1">
          <table:table-cell office:value-type="float" office:value="16" table:style-name="ce21">
            <text:p>16</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2" table:style-name="ce22">
            <text:p>2</text:p>
          </table:table-cell>
          <table:table-cell table:number-columns-repeated="6" table:style-name="ce22"/>
          <table:table-cell office:value-type="string" office:string-value="C16/G2/G2.1/R2" table:formula="of:=CONCATENATE(IF([.A60]=&quot;&quot;;&quot;&quot;;CONCATENATE(&quot;C&quot;; [.A60]));IF([.B60]=&quot;&quot;;&quot;&quot;;CONCATENATE(&quot;/G&quot;;[.B60]));IF([.C60]=&quot;&quot;;&quot;&quot;;CONCATENATE(&quot;/R&quot;;[.C60])); IF([.D60]=&quot;&quot;;&quot;&quot;;CONCATENATE(&quot;/G&quot;;[.B60];&quot;.&quot;;[.D60])); IF([.E60]=&quot;&quot;;&quot;&quot;;CONCATENATE(&quot;/R&quot;;[.E60])); IF([.F60]=&quot;&quot;;&quot;&quot;;CONCATENATE(&quot;/G&quot;;[.B60];&quot;.&quot;;[.D60];&quot;.&quot;;[.F60])); IF([.G60]=&quot;&quot;;&quot;&quot;;CONCATENATE(&quot;/R&quot;;[.G60])); IF([.H60]=&quot;&quot;;&quot;&quot;;CONCATENATE(&quot;/G&quot;;[.B60];&quot;.&quot;;[.D60];&quot;.&quot;;[.F60];&quot;.&quot;;[.H60])); IF([.I60]=&quot;&quot;;&quot;&quot;;CONCATENATE(&quot;/R&quot;;[.I60]));IF([.J60]=&quot;&quot;;&quot;&quot;;CONCATENATE(&quot;/G&quot;;[.B60];&quot;.&quot;;[.D60];&quot;.&quot;;[.F60];&quot;.&quot;;[.H60]; &quot;.&quot;;[.J60])); IF([.K60]=&quot;&quot;;&quot;&quot;;CONCATENATE(&quot;/R&quot;;[.K60])))" table:style-name="ce22">
            <text:p>C16/G2/G2.1/R2</text:p>
          </table:table-cell>
          <table:table-cell office:value-type="string" table:style-name="ce22">
            <text:p>CRITERION.EXCLUSION.BUSINESS.LIQUIDATOR_ADMINISTERED</text:p>
          </table:table-cell>
          <table:table-cell office:value-type="string" table:style-name="ce22">
            <text:p>1f1cd18e-3e01-4ca2-af4c-e2981924ba8d</text:p>
          </table:table-cell>
          <table:table-cell office:value-type="string" table:style-name="ce22">
            <text:p>Code</text:p>
          </table:table-cell>
          <table:table-cell table:style-name="ce22"/>
          <table:table-cell table:style-name="ce24"/>
          <table:table-cell table:number-columns-repeated="16367" table:style-name="ce22"/>
        </table:table-row>
        <table:table-row table:style-name="ro1">
          <table:table-cell office:value-type="float" office:value="16" table:style-name="ce21">
            <text:p>16</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3" table:style-name="ce22">
            <text:p>3</text:p>
          </table:table-cell>
          <table:table-cell table:number-columns-repeated="6" table:style-name="ce22"/>
          <table:table-cell office:value-type="string" office:string-value="C16/G2/G2.1/R3" table:formula="of:=CONCATENATE(IF([.A61]=&quot;&quot;;&quot;&quot;;CONCATENATE(&quot;C&quot;; [.A61]));IF([.B61]=&quot;&quot;;&quot;&quot;;CONCATENATE(&quot;/G&quot;;[.B61]));IF([.C61]=&quot;&quot;;&quot;&quot;;CONCATENATE(&quot;/R&quot;;[.C61])); IF([.D61]=&quot;&quot;;&quot;&quot;;CONCATENATE(&quot;/G&quot;;[.B61];&quot;.&quot;;[.D61])); IF([.E61]=&quot;&quot;;&quot;&quot;;CONCATENATE(&quot;/R&quot;;[.E61])); IF([.F61]=&quot;&quot;;&quot;&quot;;CONCATENATE(&quot;/G&quot;;[.B61];&quot;.&quot;;[.D61];&quot;.&quot;;[.F61])); IF([.G61]=&quot;&quot;;&quot;&quot;;CONCATENATE(&quot;/R&quot;;[.G61])); IF([.H61]=&quot;&quot;;&quot;&quot;;CONCATENATE(&quot;/G&quot;;[.B61];&quot;.&quot;;[.D61];&quot;.&quot;;[.F61];&quot;.&quot;;[.H61])); IF([.I61]=&quot;&quot;;&quot;&quot;;CONCATENATE(&quot;/R&quot;;[.I61]));IF([.J61]=&quot;&quot;;&quot;&quot;;CONCATENATE(&quot;/G&quot;;[.B61];&quot;.&quot;;[.D61];&quot;.&quot;;[.F61];&quot;.&quot;;[.H61]; &quot;.&quot;;[.J61])); IF([.K61]=&quot;&quot;;&quot;&quot;;CONCATENATE(&quot;/R&quot;;[.K61])))" table:style-name="ce22">
            <text:p>C16/G2/G2.1/R3</text:p>
          </table:table-cell>
          <table:table-cell office:value-type="string" table:style-name="ce22">
            <text:p>CRITERION.EXCLUSION.BUSINESS.LIQUIDATOR_ADMINISTERED</text:p>
          </table:table-cell>
          <table:table-cell office:value-type="string" table:style-name="ce22">
            <text:p>c3ccfa31-0c5e-4e3a-a3fd-db9fb83d78d4</text:p>
          </table:table-cell>
          <table:table-cell office:value-type="string" table:style-name="ce22">
            <text:p>Issuer</text:p>
          </table:table-cell>
          <table:table-cell table:style-name="ce22"/>
          <table:table-cell table:style-name="ce24"/>
          <table:table-cell table:number-columns-repeated="16367" table:style-name="ce22"/>
        </table:table-row>
        <table:table-row table:style-name="ro1">
          <table:table-cell office:value-type="float" office:value="17" table:style-name="ce18">
            <text:p>17</text:p>
          </table:table-cell>
          <table:table-cell table:number-columns-repeated="10" table:style-name="ce18"/>
          <table:table-cell office:value-type="string" office:string-value="C17" table:formula="of:=CONCATENATE(IF([.A62]=&quot;&quot;;&quot;&quot;;CONCATENATE(&quot;C&quot;; [.A62]));IF([.B62]=&quot;&quot;;&quot;&quot;;CONCATENATE(&quot;/G&quot;;[.B62]));IF([.C62]=&quot;&quot;;&quot;&quot;;CONCATENATE(&quot;/R&quot;;[.C62])); IF([.D62]=&quot;&quot;;&quot;&quot;;CONCATENATE(&quot;/G&quot;;[.B62];&quot;.&quot;;[.D62])); IF([.E62]=&quot;&quot;;&quot;&quot;;CONCATENATE(&quot;/R&quot;;[.E62])); IF([.F62]=&quot;&quot;;&quot;&quot;;CONCATENATE(&quot;/G&quot;;[.B62];&quot;.&quot;;[.D62];&quot;.&quot;;[.F62])); IF([.G62]=&quot;&quot;;&quot;&quot;;CONCATENATE(&quot;/R&quot;;[.G62])); IF([.H62]=&quot;&quot;;&quot;&quot;;CONCATENATE(&quot;/G&quot;;[.B62];&quot;.&quot;;[.D62];&quot;.&quot;;[.F62];&quot;.&quot;;[.H62])); IF([.I62]=&quot;&quot;;&quot;&quot;;CONCATENATE(&quot;/R&quot;;[.I62]));IF([.J62]=&quot;&quot;;&quot;&quot;;CONCATENATE(&quot;/G&quot;;[.B62];&quot;.&quot;;[.D62];&quot;.&quot;;[.F62];&quot;.&quot;;[.H62]; &quot;.&quot;;[.J62])); IF([.K62]=&quot;&quot;;&quot;&quot;;CONCATENATE(&quot;/R&quot;;[.K62])))" table:style-name="ce18">
            <text:p>C17</text:p>
          </table:table-cell>
          <table:table-cell office:value-type="string" table:style-name="ce18">
            <text:p>CRITERION.EXCLUSION.BUSINESS.ACTIVITIES_SUSPENDED</text:p>
          </table:table-cell>
          <table:table-cell office:value-type="string" table:style-name="ce18">
            <text:p>166536e2-77f7-455c-b018-70582474e4f6</text:p>
          </table:table-cell>
          <table:table-cell office:value-type="string" table:style-name="ce18">
            <text:p>Are the business activities of the economic operator suspended? <text:s/>This information needs not be given if exclusion of economic operators in this case has been made mandatory under the applicable national law without any possibility of derogation where the economic operator is nevertheless able to perform the contract.</text:p>
          </table:table-cell>
          <table:table-cell table:style-name="ce18"/>
          <table:table-cell table:style-name="ce25"/>
          <table:table-cell table:number-columns-repeated="16367" table:style-name="ce21"/>
        </table:table-row>
        <table:table-row table:style-name="ro1">
          <table:table-cell office:value-type="float" office:value="17" table:style-name="ce21">
            <text:p>17</text:p>
          </table:table-cell>
          <table:table-cell office:value-type="float" office:value="1" table:style-name="ce22">
            <text:p>1</text:p>
          </table:table-cell>
          <table:table-cell table:number-columns-repeated="9" table:style-name="ce22"/>
          <table:table-cell office:value-type="string" office:string-value="C17/G1" table:formula="of:=CONCATENATE(IF([.A63]=&quot;&quot;;&quot;&quot;;CONCATENATE(&quot;C&quot;; [.A63]));IF([.B63]=&quot;&quot;;&quot;&quot;;CONCATENATE(&quot;/G&quot;;[.B63]));IF([.C63]=&quot;&quot;;&quot;&quot;;CONCATENATE(&quot;/R&quot;;[.C63])); IF([.D63]=&quot;&quot;;&quot;&quot;;CONCATENATE(&quot;/G&quot;;[.B63];&quot;.&quot;;[.D63])); IF([.E63]=&quot;&quot;;&quot;&quot;;CONCATENATE(&quot;/R&quot;;[.E63])); IF([.F63]=&quot;&quot;;&quot;&quot;;CONCATENATE(&quot;/G&quot;;[.B63];&quot;.&quot;;[.D63];&quot;.&quot;;[.F63])); IF([.G63]=&quot;&quot;;&quot;&quot;;CONCATENATE(&quot;/R&quot;;[.G63])); IF([.H63]=&quot;&quot;;&quot;&quot;;CONCATENATE(&quot;/G&quot;;[.B63];&quot;.&quot;;[.D63];&quot;.&quot;;[.F63];&quot;.&quot;;[.H63])); IF([.I63]=&quot;&quot;;&quot;&quot;;CONCATENATE(&quot;/R&quot;;[.I63]));IF([.J63]=&quot;&quot;;&quot;&quot;;CONCATENATE(&quot;/G&quot;;[.B63];&quot;.&quot;;[.D63];&quot;.&quot;;[.F63];&quot;.&quot;;[.H63]; &quot;.&quot;;[.J63])); IF([.K63]=&quot;&quot;;&quot;&quot;;CONCATENATE(&quot;/R&quot;;[.K63])))" table:style-name="ce22">
            <text:p>C17/G1</text:p>
          </table:table-cell>
          <table:table-cell office:value-type="string" table:style-name="ce22">
            <text:p>CRITERION.EXCLUSION.BUSINESS.ACTIVITIES_SUSPENDED</text:p>
          </table:table-cell>
          <table:table-cell office:value-type="string" table:style-name="ce22">
            <text:p>d91c11a1-f19e-4b83-8ade-c4be2bf00555</text:p>
          </table:table-cell>
          <table:table-cell table:number-columns-repeated="2" table:style-name="ce22"/>
          <table:table-cell table:style-name="ce24"/>
          <table:table-cell table:number-columns-repeated="16367" table:style-name="ce22"/>
        </table:table-row>
        <table:table-row table:style-name="ro1">
          <table:table-cell office:value-type="float" office:value="17" table:style-name="ce21">
            <text:p>17</text:p>
          </table:table-cell>
          <table:table-cell office:value-type="float" office:value="1" table:style-name="ce22">
            <text:p>1</text:p>
          </table:table-cell>
          <table:table-cell office:value-type="float" office:value="1" table:style-name="ce22">
            <text:p>1</text:p>
          </table:table-cell>
          <table:table-cell table:number-columns-repeated="8" table:style-name="ce22"/>
          <table:table-cell office:value-type="string" office:string-value="C17/G1/R1" table:formula="of:=CONCATENATE(IF([.A64]=&quot;&quot;;&quot;&quot;;CONCATENATE(&quot;C&quot;; [.A64]));IF([.B64]=&quot;&quot;;&quot;&quot;;CONCATENATE(&quot;/G&quot;;[.B64]));IF([.C64]=&quot;&quot;;&quot;&quot;;CONCATENATE(&quot;/R&quot;;[.C64])); IF([.D64]=&quot;&quot;;&quot;&quot;;CONCATENATE(&quot;/G&quot;;[.B64];&quot;.&quot;;[.D64])); IF([.E64]=&quot;&quot;;&quot;&quot;;CONCATENATE(&quot;/R&quot;;[.E64])); IF([.F64]=&quot;&quot;;&quot;&quot;;CONCATENATE(&quot;/G&quot;;[.B64];&quot;.&quot;;[.D64];&quot;.&quot;;[.F64])); IF([.G64]=&quot;&quot;;&quot;&quot;;CONCATENATE(&quot;/R&quot;;[.G64])); IF([.H64]=&quot;&quot;;&quot;&quot;;CONCATENATE(&quot;/G&quot;;[.B64];&quot;.&quot;;[.D64];&quot;.&quot;;[.F64];&quot;.&quot;;[.H64])); IF([.I64]=&quot;&quot;;&quot;&quot;;CONCATENATE(&quot;/R&quot;;[.I64]));IF([.J64]=&quot;&quot;;&quot;&quot;;CONCATENATE(&quot;/G&quot;;[.B64];&quot;.&quot;;[.D64];&quot;.&quot;;[.F64];&quot;.&quot;;[.H64]; &quot;.&quot;;[.J64])); IF([.K64]=&quot;&quot;;&quot;&quot;;CONCATENATE(&quot;/R&quot;;[.K64])))" table:style-name="ce22">
            <text:p>C17/G1/R1</text:p>
          </table:table-cell>
          <table:table-cell office:value-type="string" table:style-name="ce22">
            <text:p>CRITERION.EXCLUSION.BUSINESS.ACTIVITIES_SUSPENDED</text:p>
          </table:table-cell>
          <table:table-cell office:value-type="string" table:style-name="ce22">
            <text:p>974c8196-9d1c-419c-9ca9-45bb9f5fd59a</text:p>
          </table:table-cell>
          <table:table-cell office:value-type="string" table:style-name="ce22">
            <text:p>Your answer?</text:p>
          </table:table-cell>
          <table:table-cell table:style-name="ce22"/>
          <table:table-cell table:style-name="ce24"/>
          <table:table-cell table:number-columns-repeated="16367" table:style-name="ce22"/>
        </table:table-row>
        <table:table-row table:style-name="ro1">
          <table:table-cell office:value-type="float" office:value="17" table:style-name="ce21">
            <text:p>17</text:p>
          </table:table-cell>
          <table:table-cell office:value-type="float" office:value="1" table:style-name="ce22">
            <text:p>1</text:p>
          </table:table-cell>
          <table:table-cell table:style-name="ce22"/>
          <table:table-cell office:value-type="float" office:value="1" table:style-name="ce22">
            <text:p>1</text:p>
          </table:table-cell>
          <table:table-cell table:number-columns-repeated="7" table:style-name="ce22"/>
          <table:table-cell office:value-type="string" office:string-value="C17/G1/G1.1" table:formula="of:=CONCATENATE(IF([.A65]=&quot;&quot;;&quot;&quot;;CONCATENATE(&quot;C&quot;; [.A65]));IF([.B65]=&quot;&quot;;&quot;&quot;;CONCATENATE(&quot;/G&quot;;[.B65]));IF([.C65]=&quot;&quot;;&quot;&quot;;CONCATENATE(&quot;/R&quot;;[.C65])); IF([.D65]=&quot;&quot;;&quot;&quot;;CONCATENATE(&quot;/G&quot;;[.B65];&quot;.&quot;;[.D65])); IF([.E65]=&quot;&quot;;&quot;&quot;;CONCATENATE(&quot;/R&quot;;[.E65])); IF([.F65]=&quot;&quot;;&quot;&quot;;CONCATENATE(&quot;/G&quot;;[.B65];&quot;.&quot;;[.D65];&quot;.&quot;;[.F65])); IF([.G65]=&quot;&quot;;&quot;&quot;;CONCATENATE(&quot;/R&quot;;[.G65])); IF([.H65]=&quot;&quot;;&quot;&quot;;CONCATENATE(&quot;/G&quot;;[.B65];&quot;.&quot;;[.D65];&quot;.&quot;;[.F65];&quot;.&quot;;[.H65])); IF([.I65]=&quot;&quot;;&quot;&quot;;CONCATENATE(&quot;/R&quot;;[.I65]));IF([.J65]=&quot;&quot;;&quot;&quot;;CONCATENATE(&quot;/G&quot;;[.B65];&quot;.&quot;;[.D65];&quot;.&quot;;[.F65];&quot;.&quot;;[.H65]; &quot;.&quot;;[.J65])); IF([.K65]=&quot;&quot;;&quot;&quot;;CONCATENATE(&quot;/R&quot;;[.K65])))" table:style-name="ce22">
            <text:p>C17/G1/G1.1</text:p>
          </table:table-cell>
          <table:table-cell office:value-type="string" table:style-name="ce22">
            <text:p>CRITERION.EXCLUSION.BUSINESS.ACTIVITIES_SUSPENDED</text:p>
          </table:table-cell>
          <table:table-cell office:value-type="string" table:style-name="ce22">
            <text:p>aeef523b-c8fc-4dba-9c34-03e34812567b</text:p>
          </table:table-cell>
          <table:table-cell table:style-name="ce22"/>
          <table:table-cell office:value-type="string" table:style-name="ce22">
            <text:p>GROUP_FULFILLED.ON_TRUE</text:p>
          </table:table-cell>
          <table:table-cell table:style-name="ce24"/>
          <table:table-cell table:number-columns-repeated="16367" table:style-name="ce22"/>
        </table:table-row>
        <table:table-row table:style-name="ro1">
          <table:table-cell office:value-type="float" office:value="17" table:style-name="ce21">
            <text:p>17</text:p>
          </table:table-cell>
          <table:table-cell office:value-type="float" office:value="1" table:style-name="ce22">
            <text:p>1</text:p>
          </table:table-cell>
          <table:table-cell table:style-name="ce22"/>
          <table:table-cell office:value-type="float" office:value="1" table:style-name="ce22">
            <text:p>1</text:p>
          </table:table-cell>
          <table:table-cell office:value-type="float" office:value="1" table:style-name="ce22">
            <text:p>1</text:p>
          </table:table-cell>
          <table:table-cell table:number-columns-repeated="6" table:style-name="ce22"/>
          <table:table-cell office:value-type="string" office:string-value="C17/G1/G1.1/R1" table:formula="of:=CONCATENATE(IF([.A66]=&quot;&quot;;&quot;&quot;;CONCATENATE(&quot;C&quot;; [.A66]));IF([.B66]=&quot;&quot;;&quot;&quot;;CONCATENATE(&quot;/G&quot;;[.B66]));IF([.C66]=&quot;&quot;;&quot;&quot;;CONCATENATE(&quot;/R&quot;;[.C66])); IF([.D66]=&quot;&quot;;&quot;&quot;;CONCATENATE(&quot;/G&quot;;[.B66];&quot;.&quot;;[.D66])); IF([.E66]=&quot;&quot;;&quot;&quot;;CONCATENATE(&quot;/R&quot;;[.E66])); IF([.F66]=&quot;&quot;;&quot;&quot;;CONCATENATE(&quot;/G&quot;;[.B66];&quot;.&quot;;[.D66];&quot;.&quot;;[.F66])); IF([.G66]=&quot;&quot;;&quot;&quot;;CONCATENATE(&quot;/R&quot;;[.G66])); IF([.H66]=&quot;&quot;;&quot;&quot;;CONCATENATE(&quot;/G&quot;;[.B66];&quot;.&quot;;[.D66];&quot;.&quot;;[.F66];&quot;.&quot;;[.H66])); IF([.I66]=&quot;&quot;;&quot;&quot;;CONCATENATE(&quot;/R&quot;;[.I66]));IF([.J66]=&quot;&quot;;&quot;&quot;;CONCATENATE(&quot;/G&quot;;[.B66];&quot;.&quot;;[.D66];&quot;.&quot;;[.F66];&quot;.&quot;;[.H66]; &quot;.&quot;;[.J66])); IF([.K66]=&quot;&quot;;&quot;&quot;;CONCATENATE(&quot;/R&quot;;[.K66])))" table:style-name="ce22">
            <text:p>C17/G1/G1.1/R1</text:p>
          </table:table-cell>
          <table:table-cell office:value-type="string" table:style-name="ce22">
            <text:p>CRITERION.EXCLUSION.BUSINESS.ACTIVITIES_SUSPENDED</text:p>
          </table:table-cell>
          <table:table-cell office:value-type="string" table:style-name="ce22">
            <text:p>e098da8e-4717-4500-965f-f882d5b4e1ad</text:p>
          </table:table-cell>
          <table:table-cell office:value-type="string" table:style-name="ce22">
            <text:p>Please describe them</text:p>
          </table:table-cell>
          <table:table-cell table:style-name="ce22"/>
          <table:table-cell table:style-name="ce24"/>
          <table:table-cell table:number-columns-repeated="16367" table:style-name="ce22"/>
        </table:table-row>
        <table:table-row table:style-name="ro1">
          <table:table-cell office:value-type="float" office:value="17" table:style-name="ce21">
            <text:p>17</text:p>
          </table:table-cell>
          <table:table-cell office:value-type="float" office:value="1" table:style-name="ce22">
            <text:p>1</text:p>
          </table:table-cell>
          <table:table-cell table:style-name="ce22"/>
          <table:table-cell office:value-type="float" office:value="1" table:style-name="ce22">
            <text:p>1</text:p>
          </table:table-cell>
          <table:table-cell office:value-type="float" office:value="2" table:style-name="ce22">
            <text:p>2</text:p>
          </table:table-cell>
          <table:table-cell table:number-columns-repeated="6" table:style-name="ce22"/>
          <table:table-cell office:value-type="string" office:string-value="C17/G1/G1.1/R2" table:formula="of:=CONCATENATE(IF([.A67]=&quot;&quot;;&quot;&quot;;CONCATENATE(&quot;C&quot;; [.A67]));IF([.B67]=&quot;&quot;;&quot;&quot;;CONCATENATE(&quot;/G&quot;;[.B67]));IF([.C67]=&quot;&quot;;&quot;&quot;;CONCATENATE(&quot;/R&quot;;[.C67])); IF([.D67]=&quot;&quot;;&quot;&quot;;CONCATENATE(&quot;/G&quot;;[.B67];&quot;.&quot;;[.D67])); IF([.E67]=&quot;&quot;;&quot;&quot;;CONCATENATE(&quot;/R&quot;;[.E67])); IF([.F67]=&quot;&quot;;&quot;&quot;;CONCATENATE(&quot;/G&quot;;[.B67];&quot;.&quot;;[.D67];&quot;.&quot;;[.F67])); IF([.G67]=&quot;&quot;;&quot;&quot;;CONCATENATE(&quot;/R&quot;;[.G67])); IF([.H67]=&quot;&quot;;&quot;&quot;;CONCATENATE(&quot;/G&quot;;[.B67];&quot;.&quot;;[.D67];&quot;.&quot;;[.F67];&quot;.&quot;;[.H67])); IF([.I67]=&quot;&quot;;&quot;&quot;;CONCATENATE(&quot;/R&quot;;[.I67]));IF([.J67]=&quot;&quot;;&quot;&quot;;CONCATENATE(&quot;/G&quot;;[.B67];&quot;.&quot;;[.D67];&quot;.&quot;;[.F67];&quot;.&quot;;[.H67]; &quot;.&quot;;[.J67])); IF([.K67]=&quot;&quot;;&quot;&quot;;CONCATENATE(&quot;/R&quot;;[.K67])))" table:style-name="ce22">
            <text:p>C17/G1/G1.1/R2</text:p>
          </table:table-cell>
          <table:table-cell office:value-type="string" table:style-name="ce22">
            <text:p>CRITERION.EXCLUSION.BUSINESS.ACTIVITIES_SUSPENDED</text:p>
          </table:table-cell>
          <table:table-cell office:value-type="string" table:style-name="ce22">
            <text:p>4e3f468a-86c4-4c99-bd15-c8b221229348</text:p>
          </table:table-cell>
          <table:table-cell office:value-type="string" table:style-name="ce22">
            <text:p>Indicate reasons for being nevertheless to perform the contract</text:p>
          </table:table-cell>
          <table:table-cell table:style-name="ce22"/>
          <table:table-cell table:style-name="ce24"/>
          <table:table-cell table:number-columns-repeated="16367" table:style-name="ce22"/>
        </table:table-row>
        <table:table-row table:style-name="ro1">
          <table:table-cell office:value-type="float" office:value="17" table:style-name="ce21">
            <text:p>17</text:p>
          </table:table-cell>
          <table:table-cell office:value-type="float" office:value="2" table:style-name="ce22">
            <text:p>2</text:p>
          </table:table-cell>
          <table:table-cell table:number-columns-repeated="9" table:style-name="ce22"/>
          <table:table-cell office:value-type="string" office:string-value="C17/G2" table:formula="of:=CONCATENATE(IF([.A68]=&quot;&quot;;&quot;&quot;;CONCATENATE(&quot;C&quot;; [.A68]));IF([.B68]=&quot;&quot;;&quot;&quot;;CONCATENATE(&quot;/G&quot;;[.B68]));IF([.C68]=&quot;&quot;;&quot;&quot;;CONCATENATE(&quot;/R&quot;;[.C68])); IF([.D68]=&quot;&quot;;&quot;&quot;;CONCATENATE(&quot;/G&quot;;[.B68];&quot;.&quot;;[.D68])); IF([.E68]=&quot;&quot;;&quot;&quot;;CONCATENATE(&quot;/R&quot;;[.E68])); IF([.F68]=&quot;&quot;;&quot;&quot;;CONCATENATE(&quot;/G&quot;;[.B68];&quot;.&quot;;[.D68];&quot;.&quot;;[.F68])); IF([.G68]=&quot;&quot;;&quot;&quot;;CONCATENATE(&quot;/R&quot;;[.G68])); IF([.H68]=&quot;&quot;;&quot;&quot;;CONCATENATE(&quot;/G&quot;;[.B68];&quot;.&quot;;[.D68];&quot;.&quot;;[.F68];&quot;.&quot;;[.H68])); IF([.I68]=&quot;&quot;;&quot;&quot;;CONCATENATE(&quot;/R&quot;;[.I68]));IF([.J68]=&quot;&quot;;&quot;&quot;;CONCATENATE(&quot;/G&quot;;[.B68];&quot;.&quot;;[.D68];&quot;.&quot;;[.F68];&quot;.&quot;;[.H68]; &quot;.&quot;;[.J68])); IF([.K68]=&quot;&quot;;&quot;&quot;;CONCATENATE(&quot;/R&quot;;[.K68])))" table:style-name="ce22">
            <text:p>C17/G2</text:p>
          </table:table-cell>
          <table:table-cell office:value-type="string" table:style-name="ce22">
            <text:p>CRITERION.EXCLUSION.BUSINESS.ACTIVITIES_SUSPENDED</text:p>
          </table:table-cell>
          <table:table-cell office:value-type="string" table:style-name="ce22">
            <text:p>7458d42a-e581-4640-9283-34ceb3ad4345</text:p>
          </table:table-cell>
          <table:table-cell table:number-columns-repeated="2" table:style-name="ce22"/>
          <table:table-cell table:style-name="ce24"/>
          <table:table-cell table:number-columns-repeated="16367" table:style-name="ce22"/>
        </table:table-row>
        <table:table-row table:style-name="ro1">
          <table:table-cell office:value-type="float" office:value="17" table:style-name="ce21">
            <text:p>17</text:p>
          </table:table-cell>
          <table:table-cell office:value-type="float" office:value="2" table:style-name="ce22">
            <text:p>2</text:p>
          </table:table-cell>
          <table:table-cell office:value-type="float" office:value="1" table:style-name="ce22">
            <text:p>1</text:p>
          </table:table-cell>
          <table:table-cell table:number-columns-repeated="8" table:style-name="ce22"/>
          <table:table-cell office:value-type="string" office:string-value="C17/G2/R1" table:formula="of:=CONCATENATE(IF([.A69]=&quot;&quot;;&quot;&quot;;CONCATENATE(&quot;C&quot;; [.A69]));IF([.B69]=&quot;&quot;;&quot;&quot;;CONCATENATE(&quot;/G&quot;;[.B69]));IF([.C69]=&quot;&quot;;&quot;&quot;;CONCATENATE(&quot;/R&quot;;[.C69])); IF([.D69]=&quot;&quot;;&quot;&quot;;CONCATENATE(&quot;/G&quot;;[.B69];&quot;.&quot;;[.D69])); IF([.E69]=&quot;&quot;;&quot;&quot;;CONCATENATE(&quot;/R&quot;;[.E69])); IF([.F69]=&quot;&quot;;&quot;&quot;;CONCATENATE(&quot;/G&quot;;[.B69];&quot;.&quot;;[.D69];&quot;.&quot;;[.F69])); IF([.G69]=&quot;&quot;;&quot;&quot;;CONCATENATE(&quot;/R&quot;;[.G69])); IF([.H69]=&quot;&quot;;&quot;&quot;;CONCATENATE(&quot;/G&quot;;[.B69];&quot;.&quot;;[.D69];&quot;.&quot;;[.F69];&quot;.&quot;;[.H69])); IF([.I69]=&quot;&quot;;&quot;&quot;;CONCATENATE(&quot;/R&quot;;[.I69]));IF([.J69]=&quot;&quot;;&quot;&quot;;CONCATENATE(&quot;/G&quot;;[.B69];&quot;.&quot;;[.D69];&quot;.&quot;;[.F69];&quot;.&quot;;[.H69]; &quot;.&quot;;[.J69])); IF([.K69]=&quot;&quot;;&quot;&quot;;CONCATENATE(&quot;/R&quot;;[.K69])))" table:style-name="ce22">
            <text:p>C17/G2/R1</text:p>
          </table:table-cell>
          <table:table-cell office:value-type="string" table:style-name="ce22">
            <text:p>CRITERION.EXCLUSION.BUSINESS.ACTIVITIES_SUSPENDED</text:p>
          </table:table-cell>
          <table:table-cell office:value-type="string" table:style-name="ce22">
            <text:p>c1347b74-1872-4060-a6db-f4044edcd7c4</text:p>
          </table:table-cell>
          <table:table-cell office:value-type="string" table:style-name="ce22">
            <text:p>Is this information available electronically?</text:p>
          </table:table-cell>
          <table:table-cell table:style-name="ce22"/>
          <table:table-cell table:style-name="ce24"/>
          <table:table-cell table:number-columns-repeated="16367" table:style-name="ce22"/>
        </table:table-row>
        <table:table-row table:style-name="ro1">
          <table:table-cell office:value-type="float" office:value="17" table:style-name="ce21">
            <text:p>17</text:p>
          </table:table-cell>
          <table:table-cell office:value-type="float" office:value="2" table:style-name="ce22">
            <text:p>2</text:p>
          </table:table-cell>
          <table:table-cell table:style-name="ce22"/>
          <table:table-cell office:value-type="float" office:value="1" table:style-name="ce22">
            <text:p>1</text:p>
          </table:table-cell>
          <table:table-cell table:number-columns-repeated="7" table:style-name="ce22"/>
          <table:table-cell office:value-type="string" office:string-value="C17/G2/G2.1" table:formula="of:=CONCATENATE(IF([.A70]=&quot;&quot;;&quot;&quot;;CONCATENATE(&quot;C&quot;; [.A70]));IF([.B70]=&quot;&quot;;&quot;&quot;;CONCATENATE(&quot;/G&quot;;[.B70]));IF([.C70]=&quot;&quot;;&quot;&quot;;CONCATENATE(&quot;/R&quot;;[.C70])); IF([.D70]=&quot;&quot;;&quot;&quot;;CONCATENATE(&quot;/G&quot;;[.B70];&quot;.&quot;;[.D70])); IF([.E70]=&quot;&quot;;&quot;&quot;;CONCATENATE(&quot;/R&quot;;[.E70])); IF([.F70]=&quot;&quot;;&quot;&quot;;CONCATENATE(&quot;/G&quot;;[.B70];&quot;.&quot;;[.D70];&quot;.&quot;;[.F70])); IF([.G70]=&quot;&quot;;&quot;&quot;;CONCATENATE(&quot;/R&quot;;[.G70])); IF([.H70]=&quot;&quot;;&quot;&quot;;CONCATENATE(&quot;/G&quot;;[.B70];&quot;.&quot;;[.D70];&quot;.&quot;;[.F70];&quot;.&quot;;[.H70])); IF([.I70]=&quot;&quot;;&quot;&quot;;CONCATENATE(&quot;/R&quot;;[.I70]));IF([.J70]=&quot;&quot;;&quot;&quot;;CONCATENATE(&quot;/G&quot;;[.B70];&quot;.&quot;;[.D70];&quot;.&quot;;[.F70];&quot;.&quot;;[.H70]; &quot;.&quot;;[.J70])); IF([.K70]=&quot;&quot;;&quot;&quot;;CONCATENATE(&quot;/R&quot;;[.K70])))" table:style-name="ce22">
            <text:p>C17/G2/G2.1</text:p>
          </table:table-cell>
          <table:table-cell office:value-type="string" table:style-name="ce22">
            <text:p>CRITERION.EXCLUSION.BUSINESS.ACTIVITIES_SUSPENDED</text:p>
          </table:table-cell>
          <table:table-cell office:value-type="string" table:style-name="ce22">
            <text:p>41dd2e9b-1bfd-44c7-93ee-56bd74a4334b</text:p>
          </table:table-cell>
          <table:table-cell table:style-name="ce22"/>
          <table:table-cell office:value-type="string" table:style-name="ce22">
            <text:p>GROUP_FULFILLED.ON_TRUE</text:p>
          </table:table-cell>
          <table:table-cell table:style-name="ce24"/>
          <table:table-cell table:number-columns-repeated="16367" table:style-name="ce22"/>
        </table:table-row>
        <table:table-row table:style-name="ro1">
          <table:table-cell office:value-type="float" office:value="17" table:style-name="ce21">
            <text:p>17</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1" table:style-name="ce22">
            <text:p>1</text:p>
          </table:table-cell>
          <table:table-cell table:number-columns-repeated="6" table:style-name="ce22"/>
          <table:table-cell office:value-type="string" office:string-value="C17/G2/G2.1/R1" table:formula="of:=CONCATENATE(IF([.A71]=&quot;&quot;;&quot;&quot;;CONCATENATE(&quot;C&quot;; [.A71]));IF([.B71]=&quot;&quot;;&quot;&quot;;CONCATENATE(&quot;/G&quot;;[.B71]));IF([.C71]=&quot;&quot;;&quot;&quot;;CONCATENATE(&quot;/R&quot;;[.C71])); IF([.D71]=&quot;&quot;;&quot;&quot;;CONCATENATE(&quot;/G&quot;;[.B71];&quot;.&quot;;[.D71])); IF([.E71]=&quot;&quot;;&quot;&quot;;CONCATENATE(&quot;/R&quot;;[.E71])); IF([.F71]=&quot;&quot;;&quot;&quot;;CONCATENATE(&quot;/G&quot;;[.B71];&quot;.&quot;;[.D71];&quot;.&quot;;[.F71])); IF([.G71]=&quot;&quot;;&quot;&quot;;CONCATENATE(&quot;/R&quot;;[.G71])); IF([.H71]=&quot;&quot;;&quot;&quot;;CONCATENATE(&quot;/G&quot;;[.B71];&quot;.&quot;;[.D71];&quot;.&quot;;[.F71];&quot;.&quot;;[.H71])); IF([.I71]=&quot;&quot;;&quot;&quot;;CONCATENATE(&quot;/R&quot;;[.I71]));IF([.J71]=&quot;&quot;;&quot;&quot;;CONCATENATE(&quot;/G&quot;;[.B71];&quot;.&quot;;[.D71];&quot;.&quot;;[.F71];&quot;.&quot;;[.H71]; &quot;.&quot;;[.J71])); IF([.K71]=&quot;&quot;;&quot;&quot;;CONCATENATE(&quot;/R&quot;;[.K71])))" table:style-name="ce22">
            <text:p>C17/G2/G2.1/R1</text:p>
          </table:table-cell>
          <table:table-cell office:value-type="string" table:style-name="ce22">
            <text:p>CRITERION.EXCLUSION.BUSINESS.ACTIVITIES_SUSPENDED</text:p>
          </table:table-cell>
          <table:table-cell office:value-type="string" table:style-name="ce22">
            <text:p>f4313bb6-21b6-499e-bdff-debe10e11d2c</text:p>
          </table:table-cell>
          <table:table-cell office:value-type="string" table:style-name="ce22">
            <text:p>URL</text:p>
          </table:table-cell>
          <table:table-cell table:style-name="ce22"/>
          <table:table-cell table:style-name="ce24"/>
          <table:table-cell table:number-columns-repeated="16367" table:style-name="ce22"/>
        </table:table-row>
        <table:table-row table:style-name="ro1">
          <table:table-cell office:value-type="float" office:value="17" table:style-name="ce21">
            <text:p>17</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2" table:style-name="ce22">
            <text:p>2</text:p>
          </table:table-cell>
          <table:table-cell table:number-columns-repeated="6" table:style-name="ce22"/>
          <table:table-cell office:value-type="string" office:string-value="C17/G2/G2.1/R2" table:formula="of:=CONCATENATE(IF([.A72]=&quot;&quot;;&quot;&quot;;CONCATENATE(&quot;C&quot;; [.A72]));IF([.B72]=&quot;&quot;;&quot;&quot;;CONCATENATE(&quot;/G&quot;;[.B72]));IF([.C72]=&quot;&quot;;&quot;&quot;;CONCATENATE(&quot;/R&quot;;[.C72])); IF([.D72]=&quot;&quot;;&quot;&quot;;CONCATENATE(&quot;/G&quot;;[.B72];&quot;.&quot;;[.D72])); IF([.E72]=&quot;&quot;;&quot;&quot;;CONCATENATE(&quot;/R&quot;;[.E72])); IF([.F72]=&quot;&quot;;&quot;&quot;;CONCATENATE(&quot;/G&quot;;[.B72];&quot;.&quot;;[.D72];&quot;.&quot;;[.F72])); IF([.G72]=&quot;&quot;;&quot;&quot;;CONCATENATE(&quot;/R&quot;;[.G72])); IF([.H72]=&quot;&quot;;&quot;&quot;;CONCATENATE(&quot;/G&quot;;[.B72];&quot;.&quot;;[.D72];&quot;.&quot;;[.F72];&quot;.&quot;;[.H72])); IF([.I72]=&quot;&quot;;&quot;&quot;;CONCATENATE(&quot;/R&quot;;[.I72]));IF([.J72]=&quot;&quot;;&quot;&quot;;CONCATENATE(&quot;/G&quot;;[.B72];&quot;.&quot;;[.D72];&quot;.&quot;;[.F72];&quot;.&quot;;[.H72]; &quot;.&quot;;[.J72])); IF([.K72]=&quot;&quot;;&quot;&quot;;CONCATENATE(&quot;/R&quot;;[.K72])))" table:style-name="ce22">
            <text:p>C17/G2/G2.1/R2</text:p>
          </table:table-cell>
          <table:table-cell office:value-type="string" table:style-name="ce22">
            <text:p>CRITERION.EXCLUSION.BUSINESS.ACTIVITIES_SUSPENDED</text:p>
          </table:table-cell>
          <table:table-cell office:value-type="string" table:style-name="ce22">
            <text:p>1f1cd18e-3e01-4ca2-af4c-e2981924ba8d</text:p>
          </table:table-cell>
          <table:table-cell office:value-type="string" table:style-name="ce22">
            <text:p>Code</text:p>
          </table:table-cell>
          <table:table-cell table:style-name="ce22"/>
          <table:table-cell table:style-name="ce24"/>
          <table:table-cell table:number-columns-repeated="16367" table:style-name="ce22"/>
        </table:table-row>
        <table:table-row table:style-name="ro1">
          <table:table-cell office:value-type="float" office:value="17" table:style-name="ce21">
            <text:p>17</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3" table:style-name="ce22">
            <text:p>3</text:p>
          </table:table-cell>
          <table:table-cell table:number-columns-repeated="6" table:style-name="ce22"/>
          <table:table-cell office:value-type="string" office:string-value="C17/G2/G2.1/R3" table:formula="of:=CONCATENATE(IF([.A73]=&quot;&quot;;&quot;&quot;;CONCATENATE(&quot;C&quot;; [.A73]));IF([.B73]=&quot;&quot;;&quot;&quot;;CONCATENATE(&quot;/G&quot;;[.B73]));IF([.C73]=&quot;&quot;;&quot;&quot;;CONCATENATE(&quot;/R&quot;;[.C73])); IF([.D73]=&quot;&quot;;&quot;&quot;;CONCATENATE(&quot;/G&quot;;[.B73];&quot;.&quot;;[.D73])); IF([.E73]=&quot;&quot;;&quot;&quot;;CONCATENATE(&quot;/R&quot;;[.E73])); IF([.F73]=&quot;&quot;;&quot;&quot;;CONCATENATE(&quot;/G&quot;;[.B73];&quot;.&quot;;[.D73];&quot;.&quot;;[.F73])); IF([.G73]=&quot;&quot;;&quot;&quot;;CONCATENATE(&quot;/R&quot;;[.G73])); IF([.H73]=&quot;&quot;;&quot;&quot;;CONCATENATE(&quot;/G&quot;;[.B73];&quot;.&quot;;[.D73];&quot;.&quot;;[.F73];&quot;.&quot;;[.H73])); IF([.I73]=&quot;&quot;;&quot;&quot;;CONCATENATE(&quot;/R&quot;;[.I73]));IF([.J73]=&quot;&quot;;&quot;&quot;;CONCATENATE(&quot;/G&quot;;[.B73];&quot;.&quot;;[.D73];&quot;.&quot;;[.F73];&quot;.&quot;;[.H73]; &quot;.&quot;;[.J73])); IF([.K73]=&quot;&quot;;&quot;&quot;;CONCATENATE(&quot;/R&quot;;[.K73])))" table:style-name="ce22">
            <text:p>C17/G2/G2.1/R3</text:p>
          </table:table-cell>
          <table:table-cell office:value-type="string" table:style-name="ce22">
            <text:p>CRITERION.EXCLUSION.BUSINESS.ACTIVITIES_SUSPENDED</text:p>
          </table:table-cell>
          <table:table-cell office:value-type="string" table:style-name="ce22">
            <text:p>c3ccfa31-0c5e-4e3a-a3fd-db9fb83d78d4</text:p>
          </table:table-cell>
          <table:table-cell office:value-type="string" table:style-name="ce22">
            <text:p>Issuer</text:p>
          </table:table-cell>
          <table:table-cell table:style-name="ce22"/>
          <table:table-cell table:style-name="ce24"/>
          <table:table-cell table:number-columns-repeated="16367" table:style-name="ce22"/>
        </table:table-row>
        <table:table-row table:style-name="ro2">
          <table:table-cell table:number-columns-repeated="16" table:style-name="ce20"/>
          <table:table-cell table:style-name="ce16"/>
          <table:table-cell table:number-columns-repeated="16367" table:style-name="ce22"/>
        </table:table-row>
        <table:table-row table:number-rows-repeated="1048502" table:style-name="ro1">
          <table:table-cell table:number-columns-repeated="16384"/>
        </table:table-row>
      </table:table>
      <table:table table:name="EG-Misconduct" table:style-name="ta2">
        <table:table-column table:style-name="co19" table:default-cell-style-name="ce19"/>
        <table:table-column table:style-name="co20" table:number-columns-repeated="8" table:default-cell-style-name="ce19"/>
        <table:table-column table:style-name="co14" table:number-columns-repeated="2" table:default-cell-style-name="ce19"/>
        <table:table-column table:style-name="co3" table:default-cell-style-name="ce19"/>
        <table:table-column table:style-name="co21" table:default-cell-style-name="ce19"/>
        <table:table-column table:style-name="co22" table:default-cell-style-name="ce19"/>
        <table:table-column table:style-name="co23" table:default-cell-style-name="ce19"/>
        <table:table-column table:style-name="co24" table:default-cell-style-name="ce19"/>
        <table:table-column table:style-name="co14" table:number-columns-repeated="16368" table:default-cell-style-name="ce19"/>
        <table:table-row table:style-name="ro1">
          <table:table-cell office:value-type="string" table:style-name="ce22">
            <text:p>CRITERION ID</text:p>
          </table:table-cell>
          <table:table-cell office:value-type="string" table:style-name="ce22">
            <text:p>GROUP LEVEL 1</text:p>
          </table:table-cell>
          <table:table-cell office:value-type="string" table:style-name="ce22">
            <text:p>REQUIREMENTS LEVEL 1</text:p>
          </table:table-cell>
          <table:table-cell office:value-type="string" table:style-name="ce22">
            <text:p>SUBGROUP LEVEL 2</text:p>
          </table:table-cell>
          <table:table-cell office:value-type="string" table:style-name="ce22">
            <text:p>REQUIREMENTS LEVEL 2</text:p>
          </table:table-cell>
          <table:table-cell office:value-type="string" table:style-name="ce22">
            <text:p>SUBGROUP LEVEL 3</text:p>
          </table:table-cell>
          <table:table-cell office:value-type="string" table:style-name="ce22">
            <text:p>REQUIREMENTS LEVEL 3</text:p>
          </table:table-cell>
          <table:table-cell office:value-type="string" table:style-name="ce22">
            <text:p>SUBGROUP LEVEL 4</text:p>
          </table:table-cell>
          <table:table-cell office:value-type="string" table:style-name="ce22">
            <text:p>REQUIREMENTS LEVEL 4</text:p>
          </table:table-cell>
          <table:table-cell office:value-type="string" table:style-name="ce22">
            <text:p><text:s/></text:p>
          </table:table-cell>
          <table:table-cell table:style-name="ce22"/>
          <table:table-cell office:value-type="string" table:style-name="ce27">
            <text:p>ITEM ID</text:p>
          </table:table-cell>
          <table:table-cell office:value-type="string" table:style-name="ce27">
            <text:p>Criterion Code</text:p>
          </table:table-cell>
          <table:table-cell office:value-type="string" table:style-name="ce27">
            <text:p>Element UUID</text:p>
          </table:table-cell>
          <table:table-cell office:value-type="string" table:style-name="ce27">
            <text:p>Criterion/Requirement description</text:p>
          </table:table-cell>
          <table:table-cell office:value-type="string" table:style-name="ce27">
            <text:p>PI</text:p>
          </table:table-cell>
          <table:table-cell office:value-type="string" table:style-name="ce24">
            <text:p>Multiple instances possible?</text:p>
          </table:table-cell>
          <table:table-cell table:number-columns-repeated="16367" table:style-name="ce22"/>
        </table:table-row>
        <table:table-row table:style-name="ro1">
          <table:table-cell office:value-type="float" office:value="18" table:style-name="ce23">
            <text:p>18</text:p>
          </table:table-cell>
          <table:table-cell table:number-columns-repeated="10" table:style-name="ce23"/>
          <table:table-cell office:value-type="string" office:string-value="C18" table:formula="of:=CONCATENATE(IF([.A2]=&quot;&quot;;&quot;&quot;;CONCATENATE(&quot;C&quot;; [.A2]));IF([.B2]=&quot;&quot;;&quot;&quot;;CONCATENATE(&quot;/G&quot;;[.B2]));IF([.C2]=&quot;&quot;;&quot;&quot;;CONCATENATE(&quot;/R&quot;;[.C2])); IF([.D2]=&quot;&quot;;&quot;&quot;;CONCATENATE(&quot;/G&quot;;[.B2];&quot;.&quot;;[.D2])); IF([.E2]=&quot;&quot;;&quot;&quot;;CONCATENATE(&quot;/R&quot;;[.E2])); IF([.F2]=&quot;&quot;;&quot;&quot;;CONCATENATE(&quot;/G&quot;;[.B2];&quot;.&quot;;[.D2];&quot;.&quot;;[.F2])); IF([.G2]=&quot;&quot;;&quot;&quot;;CONCATENATE(&quot;/R&quot;;[.G2])); IF([.H2]=&quot;&quot;;&quot;&quot;;CONCATENATE(&quot;/G&quot;;[.B2];&quot;.&quot;;[.D2];&quot;.&quot;;[.F2];&quot;.&quot;;[.H2])); IF([.I2]=&quot;&quot;;&quot;&quot;;CONCATENATE(&quot;/R&quot;;[.I2]));IF([.J2]=&quot;&quot;;&quot;&quot;;CONCATENATE(&quot;/G&quot;;[.B2];&quot;.&quot;;[.D2];&quot;.&quot;;[.F2];&quot;.&quot;;[.H2]; &quot;.&quot;;[.J2])); IF([.K2]=&quot;&quot;;&quot;&quot;;CONCATENATE(&quot;/R&quot;;[.K2])))" table:style-name="ce23">
            <text:p>C18</text:p>
          </table:table-cell>
          <table:table-cell office:value-type="string" table:style-name="ce23">
            <text:p>CRITERION.EXCLUSION.MISCONDUCT.MC_PROFESSIONAL</text:p>
          </table:table-cell>
          <table:table-cell office:value-type="string" table:style-name="ce23">
            <text:p>514d3fde-1e3e-4dcd-b02a-9f984d5bbda3</text:p>
          </table:table-cell>
          <table:table-cell office:value-type="string" table:style-name="ce23">
            <text:p>Is the economic operator  guilty of grave professional misconduct? Where applicable, see definitions in national law, the relevant notice or the procurement documents.</text:p>
          </table:table-cell>
          <table:table-cell table:style-name="ce23"/>
          <table:table-cell table:style-name="ce26"/>
          <table:table-cell table:number-columns-repeated="16367" table:style-name="ce22"/>
        </table:table-row>
        <table:table-row table:style-name="ro1">
          <table:table-cell office:value-type="float" office:value="18" table:style-name="ce21">
            <text:p>18</text:p>
          </table:table-cell>
          <table:table-cell office:value-type="float" office:value="1" table:style-name="ce22">
            <text:p>1</text:p>
          </table:table-cell>
          <table:table-cell table:number-columns-repeated="9" table:style-name="ce22"/>
          <table:table-cell office:value-type="string" office:string-value="C18/G1" table:formula="of:=CONCATENATE(IF([.A3]=&quot;&quot;;&quot;&quot;;CONCATENATE(&quot;C&quot;; [.A3]));IF([.B3]=&quot;&quot;;&quot;&quot;;CONCATENATE(&quot;/G&quot;;[.B3]));IF([.C3]=&quot;&quot;;&quot;&quot;;CONCATENATE(&quot;/R&quot;;[.C3])); IF([.D3]=&quot;&quot;;&quot;&quot;;CONCATENATE(&quot;/G&quot;;[.B3];&quot;.&quot;;[.D3])); IF([.E3]=&quot;&quot;;&quot;&quot;;CONCATENATE(&quot;/R&quot;;[.E3])); IF([.F3]=&quot;&quot;;&quot;&quot;;CONCATENATE(&quot;/G&quot;;[.B3];&quot;.&quot;;[.D3];&quot;.&quot;;[.F3])); IF([.G3]=&quot;&quot;;&quot;&quot;;CONCATENATE(&quot;/R&quot;;[.G3])); IF([.H3]=&quot;&quot;;&quot;&quot;;CONCATENATE(&quot;/G&quot;;[.B3];&quot;.&quot;;[.D3];&quot;.&quot;;[.F3];&quot;.&quot;;[.H3])); IF([.I3]=&quot;&quot;;&quot;&quot;;CONCATENATE(&quot;/R&quot;;[.I3]));IF([.J3]=&quot;&quot;;&quot;&quot;;CONCATENATE(&quot;/G&quot;;[.B3];&quot;.&quot;;[.D3];&quot;.&quot;;[.F3];&quot;.&quot;;[.H3]; &quot;.&quot;;[.J3])); IF([.K3]=&quot;&quot;;&quot;&quot;;CONCATENATE(&quot;/R&quot;;[.K3])))" table:style-name="ce22">
            <text:p>C18/G1</text:p>
          </table:table-cell>
          <table:table-cell office:value-type="string" table:style-name="ce22">
            <text:p>CRITERION.EXCLUSION.MISCONDUCT.MC_PROFESSIONAL</text:p>
          </table:table-cell>
          <table:table-cell office:value-type="string" table:style-name="ce22">
            <text:p>67362ec7-cec3-4cb8-a38e-5d7a2a31e6d8</text:p>
          </table:table-cell>
          <table:table-cell table:number-columns-repeated="2" table:style-name="ce22"/>
          <table:table-cell table:style-name="ce24"/>
          <table:table-cell table:number-columns-repeated="16367" table:style-name="ce22"/>
        </table:table-row>
        <table:table-row table:style-name="ro1">
          <table:table-cell office:value-type="float" office:value="18" table:style-name="ce21">
            <text:p>18</text:p>
          </table:table-cell>
          <table:table-cell office:value-type="float" office:value="1" table:style-name="ce22">
            <text:p>1</text:p>
          </table:table-cell>
          <table:table-cell office:value-type="float" office:value="1" table:style-name="ce22">
            <text:p>1</text:p>
          </table:table-cell>
          <table:table-cell table:number-columns-repeated="8" table:style-name="ce22"/>
          <table:table-cell office:value-type="string" office:string-value="C18/G1/R1" table:formula="of:=CONCATENATE(IF([.A4]=&quot;&quot;;&quot;&quot;;CONCATENATE(&quot;C&quot;; [.A4]));IF([.B4]=&quot;&quot;;&quot;&quot;;CONCATENATE(&quot;/G&quot;;[.B4]));IF([.C4]=&quot;&quot;;&quot;&quot;;CONCATENATE(&quot;/R&quot;;[.C4])); IF([.D4]=&quot;&quot;;&quot;&quot;;CONCATENATE(&quot;/G&quot;;[.B4];&quot;.&quot;;[.D4])); IF([.E4]=&quot;&quot;;&quot;&quot;;CONCATENATE(&quot;/R&quot;;[.E4])); IF([.F4]=&quot;&quot;;&quot;&quot;;CONCATENATE(&quot;/G&quot;;[.B4];&quot;.&quot;;[.D4];&quot;.&quot;;[.F4])); IF([.G4]=&quot;&quot;;&quot;&quot;;CONCATENATE(&quot;/R&quot;;[.G4])); IF([.H4]=&quot;&quot;;&quot;&quot;;CONCATENATE(&quot;/G&quot;;[.B4];&quot;.&quot;;[.D4];&quot;.&quot;;[.F4];&quot;.&quot;;[.H4])); IF([.I4]=&quot;&quot;;&quot;&quot;;CONCATENATE(&quot;/R&quot;;[.I4]));IF([.J4]=&quot;&quot;;&quot;&quot;;CONCATENATE(&quot;/G&quot;;[.B4];&quot;.&quot;;[.D4];&quot;.&quot;;[.F4];&quot;.&quot;;[.H4]; &quot;.&quot;;[.J4])); IF([.K4]=&quot;&quot;;&quot;&quot;;CONCATENATE(&quot;/R&quot;;[.K4])))" table:style-name="ce22">
            <text:p>C18/G1/R1</text:p>
          </table:table-cell>
          <table:table-cell office:value-type="string" table:style-name="ce22">
            <text:p>CRITERION.EXCLUSION.MISCONDUCT.MC_PROFESSIONAL</text:p>
          </table:table-cell>
          <table:table-cell office:value-type="string" table:style-name="ce22">
            <text:p>974c8196-9d1c-419c-9ca9-45bb9f5fd59a</text:p>
          </table:table-cell>
          <table:table-cell office:value-type="string" table:style-name="ce22">
            <text:p>Your answer?</text:p>
          </table:table-cell>
          <table:table-cell table:style-name="ce22"/>
          <table:table-cell table:style-name="ce24"/>
          <table:table-cell table:number-columns-repeated="16367" table:style-name="ce22"/>
        </table:table-row>
        <table:table-row table:style-name="ro1">
          <table:table-cell office:value-type="float" office:value="18" table:style-name="ce21">
            <text:p>18</text:p>
          </table:table-cell>
          <table:table-cell office:value-type="float" office:value="1" table:style-name="ce22">
            <text:p>1</text:p>
          </table:table-cell>
          <table:table-cell table:style-name="ce22"/>
          <table:table-cell office:value-type="float" office:value="1" table:style-name="ce22">
            <text:p>1</text:p>
          </table:table-cell>
          <table:table-cell table:number-columns-repeated="7" table:style-name="ce22"/>
          <table:table-cell office:value-type="string" office:string-value="C18/G1/G1.1" table:formula="of:=CONCATENATE(IF([.A5]=&quot;&quot;;&quot;&quot;;CONCATENATE(&quot;C&quot;; [.A5]));IF([.B5]=&quot;&quot;;&quot;&quot;;CONCATENATE(&quot;/G&quot;;[.B5]));IF([.C5]=&quot;&quot;;&quot;&quot;;CONCATENATE(&quot;/R&quot;;[.C5])); IF([.D5]=&quot;&quot;;&quot;&quot;;CONCATENATE(&quot;/G&quot;;[.B5];&quot;.&quot;;[.D5])); IF([.E5]=&quot;&quot;;&quot;&quot;;CONCATENATE(&quot;/R&quot;;[.E5])); IF([.F5]=&quot;&quot;;&quot;&quot;;CONCATENATE(&quot;/G&quot;;[.B5];&quot;.&quot;;[.D5];&quot;.&quot;;[.F5])); IF([.G5]=&quot;&quot;;&quot;&quot;;CONCATENATE(&quot;/R&quot;;[.G5])); IF([.H5]=&quot;&quot;;&quot;&quot;;CONCATENATE(&quot;/G&quot;;[.B5];&quot;.&quot;;[.D5];&quot;.&quot;;[.F5];&quot;.&quot;;[.H5])); IF([.I5]=&quot;&quot;;&quot;&quot;;CONCATENATE(&quot;/R&quot;;[.I5]));IF([.J5]=&quot;&quot;;&quot;&quot;;CONCATENATE(&quot;/G&quot;;[.B5];&quot;.&quot;;[.D5];&quot;.&quot;;[.F5];&quot;.&quot;;[.H5]; &quot;.&quot;;[.J5])); IF([.K5]=&quot;&quot;;&quot;&quot;;CONCATENATE(&quot;/R&quot;;[.K5])))" table:style-name="ce22">
            <text:p>C18/G1/G1.1</text:p>
          </table:table-cell>
          <table:table-cell office:value-type="string" table:style-name="ce22">
            <text:p>CRITERION.EXCLUSION.MISCONDUCT.MC_PROFESSIONAL</text:p>
          </table:table-cell>
          <table:table-cell office:value-type="string" table:style-name="ce22">
            <text:p>2cbcf978-765c-40aa-996b-b1d082485cef</text:p>
          </table:table-cell>
          <table:table-cell table:style-name="ce22"/>
          <table:table-cell office:value-type="string" table:style-name="ce22">
            <text:p>GROUP_FULFILLED.ON_TRUE</text:p>
          </table:table-cell>
          <table:table-cell table:style-name="ce24"/>
          <table:table-cell table:number-columns-repeated="16367" table:style-name="ce22"/>
        </table:table-row>
        <table:table-row table:style-name="ro1">
          <table:table-cell office:value-type="float" office:value="18" table:style-name="ce21">
            <text:p>18</text:p>
          </table:table-cell>
          <table:table-cell office:value-type="float" office:value="1" table:style-name="ce22">
            <text:p>1</text:p>
          </table:table-cell>
          <table:table-cell table:style-name="ce22"/>
          <table:table-cell office:value-type="float" office:value="1" table:style-name="ce22">
            <text:p>1</text:p>
          </table:table-cell>
          <table:table-cell office:value-type="float" office:value="1" table:style-name="ce22">
            <text:p>1</text:p>
          </table:table-cell>
          <table:table-cell table:number-columns-repeated="6" table:style-name="ce22"/>
          <table:table-cell office:value-type="string" office:string-value="C18/G1/G1.1/R1" table:formula="of:=CONCATENATE(IF([.A6]=&quot;&quot;;&quot;&quot;;CONCATENATE(&quot;C&quot;; [.A6]));IF([.B6]=&quot;&quot;;&quot;&quot;;CONCATENATE(&quot;/G&quot;;[.B6]));IF([.C6]=&quot;&quot;;&quot;&quot;;CONCATENATE(&quot;/R&quot;;[.C6])); IF([.D6]=&quot;&quot;;&quot;&quot;;CONCATENATE(&quot;/G&quot;;[.B6];&quot;.&quot;;[.D6])); IF([.E6]=&quot;&quot;;&quot;&quot;;CONCATENATE(&quot;/R&quot;;[.E6])); IF([.F6]=&quot;&quot;;&quot;&quot;;CONCATENATE(&quot;/G&quot;;[.B6];&quot;.&quot;;[.D6];&quot;.&quot;;[.F6])); IF([.G6]=&quot;&quot;;&quot;&quot;;CONCATENATE(&quot;/R&quot;;[.G6])); IF([.H6]=&quot;&quot;;&quot;&quot;;CONCATENATE(&quot;/G&quot;;[.B6];&quot;.&quot;;[.D6];&quot;.&quot;;[.F6];&quot;.&quot;;[.H6])); IF([.I6]=&quot;&quot;;&quot;&quot;;CONCATENATE(&quot;/R&quot;;[.I6]));IF([.J6]=&quot;&quot;;&quot;&quot;;CONCATENATE(&quot;/G&quot;;[.B6];&quot;.&quot;;[.D6];&quot;.&quot;;[.F6];&quot;.&quot;;[.H6]; &quot;.&quot;;[.J6])); IF([.K6]=&quot;&quot;;&quot;&quot;;CONCATENATE(&quot;/R&quot;;[.K6])))" table:style-name="ce22">
            <text:p>C18/G1/G1.1/R1</text:p>
          </table:table-cell>
          <table:table-cell office:value-type="string" table:style-name="ce22">
            <text:p>CRITERION.EXCLUSION.MISCONDUCT.MC_PROFESSIONAL</text:p>
          </table:table-cell>
          <table:table-cell office:value-type="string" table:style-name="ce22">
            <text:p>e098da8e-4717-4500-965f-f882d5b4e1ad</text:p>
          </table:table-cell>
          <table:table-cell office:value-type="string" table:style-name="ce22">
            <text:p>Please describe them</text:p>
          </table:table-cell>
          <table:table-cell table:style-name="ce22"/>
          <table:table-cell table:style-name="ce24"/>
          <table:table-cell table:number-columns-repeated="16367" table:style-name="ce22"/>
        </table:table-row>
        <table:table-row table:style-name="ro1">
          <table:table-cell office:value-type="float" office:value="18" table:style-name="ce21">
            <text:p>18</text:p>
          </table:table-cell>
          <table:table-cell office:value-type="float" office:value="1" table:style-name="ce22">
            <text:p>1</text:p>
          </table:table-cell>
          <table:table-cell table:style-name="ce22"/>
          <table:table-cell office:value-type="float" office:value="1" table:style-name="ce22">
            <text:p>1</text:p>
          </table:table-cell>
          <table:table-cell table:style-name="ce22"/>
          <table:table-cell office:value-type="float" office:value="1" table:style-name="ce22">
            <text:p>1</text:p>
          </table:table-cell>
          <table:table-cell table:number-columns-repeated="5" table:style-name="ce22"/>
          <table:table-cell office:value-type="string" office:string-value="C18/G1/G1.1/G1.1.1" table:formula="of:=CONCATENATE(IF([.A7]=&quot;&quot;;&quot;&quot;;CONCATENATE(&quot;C&quot;; [.A7]));IF([.B7]=&quot;&quot;;&quot;&quot;;CONCATENATE(&quot;/G&quot;;[.B7]));IF([.C7]=&quot;&quot;;&quot;&quot;;CONCATENATE(&quot;/R&quot;;[.C7])); IF([.D7]=&quot;&quot;;&quot;&quot;;CONCATENATE(&quot;/G&quot;;[.B7];&quot;.&quot;;[.D7])); IF([.E7]=&quot;&quot;;&quot;&quot;;CONCATENATE(&quot;/R&quot;;[.E7])); IF([.F7]=&quot;&quot;;&quot;&quot;;CONCATENATE(&quot;/G&quot;;[.B7];&quot;.&quot;;[.D7];&quot;.&quot;;[.F7])); IF([.G7]=&quot;&quot;;&quot;&quot;;CONCATENATE(&quot;/R&quot;;[.G7])); IF([.H7]=&quot;&quot;;&quot;&quot;;CONCATENATE(&quot;/G&quot;;[.B7];&quot;.&quot;;[.D7];&quot;.&quot;;[.F7];&quot;.&quot;;[.H7])); IF([.I7]=&quot;&quot;;&quot;&quot;;CONCATENATE(&quot;/R&quot;;[.I7]));IF([.J7]=&quot;&quot;;&quot;&quot;;CONCATENATE(&quot;/G&quot;;[.B7];&quot;.&quot;;[.D7];&quot;.&quot;;[.F7];&quot;.&quot;;[.H7]; &quot;.&quot;;[.J7])); IF([.K7]=&quot;&quot;;&quot;&quot;;CONCATENATE(&quot;/R&quot;;[.K7])))" table:style-name="ce22">
            <text:p>C18/G1/G1.1/G1.1.1</text:p>
          </table:table-cell>
          <table:table-cell office:value-type="string" table:style-name="ce22">
            <text:p>CRITERION.EXCLUSION.MISCONDUCT.MC_PROFESSIONAL</text:p>
          </table:table-cell>
          <table:table-cell office:value-type="string" table:style-name="ce22">
            <text:p>5f9f09f7-f701-432c-9fdc-c22c124a74c9</text:p>
          </table:table-cell>
          <table:table-cell table:number-columns-repeated="2" table:style-name="ce22"/>
          <table:table-cell table:style-name="ce24"/>
          <table:table-cell table:number-columns-repeated="16367" table:style-name="ce22"/>
        </table:table-row>
        <table:table-row table:style-name="ro1">
          <table:table-cell office:value-type="float" office:value="18" table:style-name="ce21">
            <text:p>18</text:p>
          </table:table-cell>
          <table:table-cell office:value-type="float" office:value="1" table:style-name="ce22">
            <text:p>1</text:p>
          </table:table-cell>
          <table:table-cell table:style-name="ce22"/>
          <table:table-cell office:value-type="float" office:value="1" table:style-name="ce22">
            <text:p>1</text:p>
          </table:table-cell>
          <table:table-cell table:style-name="ce22"/>
          <table:table-cell office:value-type="float" office:value="1" table:style-name="ce22">
            <text:p>1</text:p>
          </table:table-cell>
          <table:table-cell office:value-type="float" office:value="1" table:style-name="ce22">
            <text:p>1</text:p>
          </table:table-cell>
          <table:table-cell table:number-columns-repeated="4" table:style-name="ce22"/>
          <table:table-cell office:value-type="string" office:string-value="C18/G1/G1.1/G1.1.1/R1" table:formula="of:=CONCATENATE(IF([.A8]=&quot;&quot;;&quot;&quot;;CONCATENATE(&quot;C&quot;; [.A8]));IF([.B8]=&quot;&quot;;&quot;&quot;;CONCATENATE(&quot;/G&quot;;[.B8]));IF([.C8]=&quot;&quot;;&quot;&quot;;CONCATENATE(&quot;/R&quot;;[.C8])); IF([.D8]=&quot;&quot;;&quot;&quot;;CONCATENATE(&quot;/G&quot;;[.B8];&quot;.&quot;;[.D8])); IF([.E8]=&quot;&quot;;&quot;&quot;;CONCATENATE(&quot;/R&quot;;[.E8])); IF([.F8]=&quot;&quot;;&quot;&quot;;CONCATENATE(&quot;/G&quot;;[.B8];&quot;.&quot;;[.D8];&quot;.&quot;;[.F8])); IF([.G8]=&quot;&quot;;&quot;&quot;;CONCATENATE(&quot;/R&quot;;[.G8])); IF([.H8]=&quot;&quot;;&quot;&quot;;CONCATENATE(&quot;/G&quot;;[.B8];&quot;.&quot;;[.D8];&quot;.&quot;;[.F8];&quot;.&quot;;[.H8])); IF([.I8]=&quot;&quot;;&quot;&quot;;CONCATENATE(&quot;/R&quot;;[.I8]));IF([.J8]=&quot;&quot;;&quot;&quot;;CONCATENATE(&quot;/G&quot;;[.B8];&quot;.&quot;;[.D8];&quot;.&quot;;[.F8];&quot;.&quot;;[.H8]; &quot;.&quot;;[.J8])); IF([.K8]=&quot;&quot;;&quot;&quot;;CONCATENATE(&quot;/R&quot;;[.K8])))" table:style-name="ce22">
            <text:p>C18/G1/G1.1/G1.1.1/R1</text:p>
          </table:table-cell>
          <table:table-cell office:value-type="string" table:style-name="ce22">
            <text:p>CRITERION.EXCLUSION.MISCONDUCT.MC_PROFESSIONAL</text:p>
          </table:table-cell>
          <table:table-cell office:value-type="string" table:style-name="ce22">
            <text:p>20c5361b-7599-4ee6-b030-7f8323174d1e</text:p>
          </table:table-cell>
          <table:table-cell office:value-type="string" table:style-name="ce22">
            <text:p>Have you taken measures to demonstrate your reliability ("Self-Cleaning")?</text:p>
          </table:table-cell>
          <table:table-cell table:style-name="ce22"/>
          <table:table-cell table:style-name="ce24"/>
          <table:table-cell table:number-columns-repeated="16367" table:style-name="ce22"/>
        </table:table-row>
        <table:table-row table:style-name="ro1">
          <table:table-cell office:value-type="float" office:value="18" table:style-name="ce21">
            <text:p>18</text:p>
          </table:table-cell>
          <table:table-cell office:value-type="float" office:value="1" table:style-name="ce22">
            <text:p>1</text:p>
          </table:table-cell>
          <table:table-cell table:style-name="ce22"/>
          <table:table-cell office:value-type="float" office:value="1" table:style-name="ce22">
            <text:p>1</text:p>
          </table:table-cell>
          <table:table-cell table:style-name="ce22"/>
          <table:table-cell office:value-type="float" office:value="1" table:style-name="ce22">
            <text:p>1</text:p>
          </table:table-cell>
          <table:table-cell table:style-name="ce22"/>
          <table:table-cell office:value-type="float" office:value="1" table:style-name="ce22">
            <text:p>1</text:p>
          </table:table-cell>
          <table:table-cell table:number-columns-repeated="3" table:style-name="ce22"/>
          <table:table-cell office:value-type="string" office:string-value="C18/G1/G1.1/G1.1.1/G1.1.1.1" table:formula="of:=CONCATENATE(IF([.A9]=&quot;&quot;;&quot;&quot;;CONCATENATE(&quot;C&quot;; [.A9]));IF([.B9]=&quot;&quot;;&quot;&quot;;CONCATENATE(&quot;/G&quot;;[.B9]));IF([.C9]=&quot;&quot;;&quot;&quot;;CONCATENATE(&quot;/R&quot;;[.C9])); IF([.D9]=&quot;&quot;;&quot;&quot;;CONCATENATE(&quot;/G&quot;;[.B9];&quot;.&quot;;[.D9])); IF([.E9]=&quot;&quot;;&quot;&quot;;CONCATENATE(&quot;/R&quot;;[.E9])); IF([.F9]=&quot;&quot;;&quot;&quot;;CONCATENATE(&quot;/G&quot;;[.B9];&quot;.&quot;;[.D9];&quot;.&quot;;[.F9])); IF([.G9]=&quot;&quot;;&quot;&quot;;CONCATENATE(&quot;/R&quot;;[.G9])); IF([.H9]=&quot;&quot;;&quot;&quot;;CONCATENATE(&quot;/G&quot;;[.B9];&quot;.&quot;;[.D9];&quot;.&quot;;[.F9];&quot;.&quot;;[.H9])); IF([.I9]=&quot;&quot;;&quot;&quot;;CONCATENATE(&quot;/R&quot;;[.I9]));IF([.J9]=&quot;&quot;;&quot;&quot;;CONCATENATE(&quot;/G&quot;;[.B9];&quot;.&quot;;[.D9];&quot;.&quot;;[.F9];&quot;.&quot;;[.H9]; &quot;.&quot;;[.J9])); IF([.K9]=&quot;&quot;;&quot;&quot;;CONCATENATE(&quot;/R&quot;;[.K9])))" table:style-name="ce22">
            <text:p>C18/G1/G1.1/G1.1.1/G1.1.1.1</text:p>
          </table:table-cell>
          <table:table-cell office:value-type="string" table:style-name="ce22">
            <text:p>CRITERION.EXCLUSION.MISCONDUCT.MC_PROFESSIONAL</text:p>
          </table:table-cell>
          <table:table-cell office:value-type="string" table:style-name="ce22">
            <text:p>74e6c7b4-757b-4b40-ada6-fad6a997c310</text:p>
          </table:table-cell>
          <table:table-cell table:style-name="ce22"/>
          <table:table-cell office:value-type="string" table:style-name="ce22">
            <text:p>GROUP_FULFILLED.ON_TRUE</text:p>
          </table:table-cell>
          <table:table-cell table:style-name="ce24"/>
          <table:table-cell table:number-columns-repeated="16367" table:style-name="ce22"/>
        </table:table-row>
        <table:table-row table:style-name="ro1">
          <table:table-cell office:value-type="float" office:value="18" table:style-name="ce21">
            <text:p>18</text:p>
          </table:table-cell>
          <table:table-cell office:value-type="float" office:value="1" table:style-name="ce22">
            <text:p>1</text:p>
          </table:table-cell>
          <table:table-cell table:style-name="ce22"/>
          <table:table-cell office:value-type="float" office:value="1" table:style-name="ce22">
            <text:p>1</text:p>
          </table:table-cell>
          <table:table-cell table:style-name="ce22"/>
          <table:table-cell office:value-type="float" office:value="1" table:style-name="ce22">
            <text:p>1</text:p>
          </table:table-cell>
          <table:table-cell table:style-name="ce22"/>
          <table:table-cell office:value-type="float" office:value="1" table:style-name="ce22">
            <text:p>1</text:p>
          </table:table-cell>
          <table:table-cell office:value-type="float" office:value="1" table:style-name="ce22">
            <text:p>1</text:p>
          </table:table-cell>
          <table:table-cell table:number-columns-repeated="2" table:style-name="ce22"/>
          <table:table-cell office:value-type="string" office:string-value="C18/G1/G1.1/G1.1.1/G1.1.1.1/R1" table:formula="of:=CONCATENATE(IF([.A10]=&quot;&quot;;&quot;&quot;;CONCATENATE(&quot;C&quot;; [.A10]));IF([.B10]=&quot;&quot;;&quot;&quot;;CONCATENATE(&quot;/G&quot;;[.B10]));IF([.C10]=&quot;&quot;;&quot;&quot;;CONCATENATE(&quot;/R&quot;;[.C10])); IF([.D10]=&quot;&quot;;&quot;&quot;;CONCATENATE(&quot;/G&quot;;[.B10];&quot;.&quot;;[.D10])); IF([.E10]=&quot;&quot;;&quot;&quot;;CONCATENATE(&quot;/R&quot;;[.E10])); IF([.F10]=&quot;&quot;;&quot;&quot;;CONCATENATE(&quot;/G&quot;;[.B10];&quot;.&quot;;[.D10];&quot;.&quot;;[.F10])); IF([.G10]=&quot;&quot;;&quot;&quot;;CONCATENATE(&quot;/R&quot;;[.G10])); IF([.H10]=&quot;&quot;;&quot;&quot;;CONCATENATE(&quot;/G&quot;;[.B10];&quot;.&quot;;[.D10];&quot;.&quot;;[.F10];&quot;.&quot;;[.H10])); IF([.I10]=&quot;&quot;;&quot;&quot;;CONCATENATE(&quot;/R&quot;;[.I10]));IF([.J10]=&quot;&quot;;&quot;&quot;;CONCATENATE(&quot;/G&quot;;[.B10];&quot;.&quot;;[.D10];&quot;.&quot;;[.F10];&quot;.&quot;;[.H10]; &quot;.&quot;;[.J10])); IF([.K10]=&quot;&quot;;&quot;&quot;;CONCATENATE(&quot;/R&quot;;[.K10])))" table:style-name="ce22">
            <text:p>C18/G1/G1.1/G1.1.1/G1.1.1.1/R1</text:p>
          </table:table-cell>
          <table:table-cell office:value-type="string" table:style-name="ce22">
            <text:p>CRITERION.EXCLUSION.MISCONDUCT.MC_PROFESSIONAL</text:p>
          </table:table-cell>
          <table:table-cell office:value-type="string" table:style-name="ce22">
            <text:p>7b07904f-e080-401a-a3a1-9a3efeeda54b</text:p>
          </table:table-cell>
          <table:table-cell office:value-type="string" table:style-name="ce22">
            <text:p>Please describe them</text:p>
          </table:table-cell>
          <table:table-cell table:style-name="ce22"/>
          <table:table-cell table:style-name="ce24"/>
          <table:table-cell table:number-columns-repeated="16367" table:style-name="ce22"/>
        </table:table-row>
        <table:table-row table:style-name="ro1">
          <table:table-cell office:value-type="float" office:value="19" table:style-name="ce18">
            <text:p>19</text:p>
          </table:table-cell>
          <table:table-cell table:number-columns-repeated="10" table:style-name="ce18"/>
          <table:table-cell office:value-type="string" office:string-value="C19" table:formula="of:=CONCATENATE(IF([.A11]=&quot;&quot;;&quot;&quot;;CONCATENATE(&quot;C&quot;; [.A11]));IF([.B11]=&quot;&quot;;&quot;&quot;;CONCATENATE(&quot;/G&quot;;[.B11]));IF([.C11]=&quot;&quot;;&quot;&quot;;CONCATENATE(&quot;/R&quot;;[.C11])); IF([.D11]=&quot;&quot;;&quot;&quot;;CONCATENATE(&quot;/G&quot;;[.B11];&quot;.&quot;;[.D11])); IF([.E11]=&quot;&quot;;&quot;&quot;;CONCATENATE(&quot;/R&quot;;[.E11])); IF([.F11]=&quot;&quot;;&quot;&quot;;CONCATENATE(&quot;/G&quot;;[.B11];&quot;.&quot;;[.D11];&quot;.&quot;;[.F11])); IF([.G11]=&quot;&quot;;&quot;&quot;;CONCATENATE(&quot;/R&quot;;[.G11])); IF([.H11]=&quot;&quot;;&quot;&quot;;CONCATENATE(&quot;/G&quot;;[.B11];&quot;.&quot;;[.D11];&quot;.&quot;;[.F11];&quot;.&quot;;[.H11])); IF([.I11]=&quot;&quot;;&quot;&quot;;CONCATENATE(&quot;/R&quot;;[.I11]));IF([.J11]=&quot;&quot;;&quot;&quot;;CONCATENATE(&quot;/G&quot;;[.B11];&quot;.&quot;;[.D11];&quot;.&quot;;[.F11];&quot;.&quot;;[.H11]; &quot;.&quot;;[.J11])); IF([.K11]=&quot;&quot;;&quot;&quot;;CONCATENATE(&quot;/R&quot;;[.K11])))" table:style-name="ce18">
            <text:p>C19</text:p>
          </table:table-cell>
          <table:table-cell office:value-type="string" table:style-name="ce18">
            <text:p>CRITERION.EXCLUSION.MISCONDUCT.MARKET_DISTORTION</text:p>
          </table:table-cell>
          <table:table-cell office:value-type="string" table:style-name="ce18">
            <text:p>56d13e3d-76e8-4f23-8af6-13e60a2ee356</text:p>
          </table:table-cell>
          <table:table-cell office:value-type="string" table:style-name="ce18">
            <text:p>Has the economic operator entered into agreements with other economic operators aimed at distorting competition?</text:p>
          </table:table-cell>
          <table:table-cell table:style-name="ce18"/>
          <table:table-cell table:style-name="ce25"/>
          <table:table-cell table:number-columns-repeated="16367" table:style-name="ce21"/>
        </table:table-row>
        <table:table-row table:style-name="ro1">
          <table:table-cell office:value-type="float" office:value="19" table:style-name="ce21">
            <text:p>19</text:p>
          </table:table-cell>
          <table:table-cell office:value-type="float" office:value="1" table:style-name="ce22">
            <text:p>1</text:p>
          </table:table-cell>
          <table:table-cell table:number-columns-repeated="9" table:style-name="ce22"/>
          <table:table-cell office:value-type="string" office:string-value="C19/G1" table:formula="of:=CONCATENATE(IF([.A12]=&quot;&quot;;&quot;&quot;;CONCATENATE(&quot;C&quot;; [.A12]));IF([.B12]=&quot;&quot;;&quot;&quot;;CONCATENATE(&quot;/G&quot;;[.B12]));IF([.C12]=&quot;&quot;;&quot;&quot;;CONCATENATE(&quot;/R&quot;;[.C12])); IF([.D12]=&quot;&quot;;&quot;&quot;;CONCATENATE(&quot;/G&quot;;[.B12];&quot;.&quot;;[.D12])); IF([.E12]=&quot;&quot;;&quot;&quot;;CONCATENATE(&quot;/R&quot;;[.E12])); IF([.F12]=&quot;&quot;;&quot;&quot;;CONCATENATE(&quot;/G&quot;;[.B12];&quot;.&quot;;[.D12];&quot;.&quot;;[.F12])); IF([.G12]=&quot;&quot;;&quot;&quot;;CONCATENATE(&quot;/R&quot;;[.G12])); IF([.H12]=&quot;&quot;;&quot;&quot;;CONCATENATE(&quot;/G&quot;;[.B12];&quot;.&quot;;[.D12];&quot;.&quot;;[.F12];&quot;.&quot;;[.H12])); IF([.I12]=&quot;&quot;;&quot;&quot;;CONCATENATE(&quot;/R&quot;;[.I12]));IF([.J12]=&quot;&quot;;&quot;&quot;;CONCATENATE(&quot;/G&quot;;[.B12];&quot;.&quot;;[.D12];&quot;.&quot;;[.F12];&quot;.&quot;;[.H12]; &quot;.&quot;;[.J12])); IF([.K12]=&quot;&quot;;&quot;&quot;;CONCATENATE(&quot;/R&quot;;[.K12])))" table:style-name="ce22">
            <text:p>C19/G1</text:p>
          </table:table-cell>
          <table:table-cell office:value-type="string" table:style-name="ce22">
            <text:p>CRITERION.EXCLUSION.MISCONDUCT.MARKET_DISTORTION</text:p>
          </table:table-cell>
          <table:table-cell office:value-type="string" table:style-name="ce22">
            <text:p>67362ec7-cec3-4cb8-a38e-5d7a2a31e6d8</text:p>
          </table:table-cell>
          <table:table-cell table:number-columns-repeated="2" table:style-name="ce22"/>
          <table:table-cell table:style-name="ce24"/>
          <table:table-cell table:number-columns-repeated="16367" table:style-name="ce22"/>
        </table:table-row>
        <table:table-row table:style-name="ro1">
          <table:table-cell office:value-type="float" office:value="19" table:style-name="ce21">
            <text:p>19</text:p>
          </table:table-cell>
          <table:table-cell office:value-type="float" office:value="1" table:style-name="ce22">
            <text:p>1</text:p>
          </table:table-cell>
          <table:table-cell office:value-type="float" office:value="1" table:style-name="ce22">
            <text:p>1</text:p>
          </table:table-cell>
          <table:table-cell table:number-columns-repeated="8" table:style-name="ce22"/>
          <table:table-cell office:value-type="string" office:string-value="C19/G1/R1" table:formula="of:=CONCATENATE(IF([.A13]=&quot;&quot;;&quot;&quot;;CONCATENATE(&quot;C&quot;; [.A13]));IF([.B13]=&quot;&quot;;&quot;&quot;;CONCATENATE(&quot;/G&quot;;[.B13]));IF([.C13]=&quot;&quot;;&quot;&quot;;CONCATENATE(&quot;/R&quot;;[.C13])); IF([.D13]=&quot;&quot;;&quot;&quot;;CONCATENATE(&quot;/G&quot;;[.B13];&quot;.&quot;;[.D13])); IF([.E13]=&quot;&quot;;&quot;&quot;;CONCATENATE(&quot;/R&quot;;[.E13])); IF([.F13]=&quot;&quot;;&quot;&quot;;CONCATENATE(&quot;/G&quot;;[.B13];&quot;.&quot;;[.D13];&quot;.&quot;;[.F13])); IF([.G13]=&quot;&quot;;&quot;&quot;;CONCATENATE(&quot;/R&quot;;[.G13])); IF([.H13]=&quot;&quot;;&quot;&quot;;CONCATENATE(&quot;/G&quot;;[.B13];&quot;.&quot;;[.D13];&quot;.&quot;;[.F13];&quot;.&quot;;[.H13])); IF([.I13]=&quot;&quot;;&quot;&quot;;CONCATENATE(&quot;/R&quot;;[.I13]));IF([.J13]=&quot;&quot;;&quot;&quot;;CONCATENATE(&quot;/G&quot;;[.B13];&quot;.&quot;;[.D13];&quot;.&quot;;[.F13];&quot;.&quot;;[.H13]; &quot;.&quot;;[.J13])); IF([.K13]=&quot;&quot;;&quot;&quot;;CONCATENATE(&quot;/R&quot;;[.K13])))" table:style-name="ce22">
            <text:p>C19/G1/R1</text:p>
          </table:table-cell>
          <table:table-cell office:value-type="string" table:style-name="ce22">
            <text:p>CRITERION.EXCLUSION.MISCONDUCT.MARKET_DISTORTION</text:p>
          </table:table-cell>
          <table:table-cell office:value-type="string" table:style-name="ce22">
            <text:p>974c8196-9d1c-419c-9ca9-45bb9f5fd59a</text:p>
          </table:table-cell>
          <table:table-cell office:value-type="string" table:style-name="ce22">
            <text:p>Your answer?</text:p>
          </table:table-cell>
          <table:table-cell office:value-type="string" table:style-name="ce22">
            <text:p>GROUP_FULFILLED.ON_TRUE</text:p>
          </table:table-cell>
          <table:table-cell table:style-name="ce24"/>
          <table:table-cell table:number-columns-repeated="16367" table:style-name="ce22"/>
        </table:table-row>
        <table:table-row table:style-name="ro1">
          <table:table-cell office:value-type="float" office:value="19" table:style-name="ce21">
            <text:p>19</text:p>
          </table:table-cell>
          <table:table-cell office:value-type="float" office:value="1" table:style-name="ce22">
            <text:p>1</text:p>
          </table:table-cell>
          <table:table-cell table:style-name="ce22"/>
          <table:table-cell office:value-type="float" office:value="1" table:style-name="ce22">
            <text:p>1</text:p>
          </table:table-cell>
          <table:table-cell table:number-columns-repeated="7" table:style-name="ce22"/>
          <table:table-cell office:value-type="string" office:string-value="C19/G1/G1.1" table:formula="of:=CONCATENATE(IF([.A14]=&quot;&quot;;&quot;&quot;;CONCATENATE(&quot;C&quot;; [.A14]));IF([.B14]=&quot;&quot;;&quot;&quot;;CONCATENATE(&quot;/G&quot;;[.B14]));IF([.C14]=&quot;&quot;;&quot;&quot;;CONCATENATE(&quot;/R&quot;;[.C14])); IF([.D14]=&quot;&quot;;&quot;&quot;;CONCATENATE(&quot;/G&quot;;[.B14];&quot;.&quot;;[.D14])); IF([.E14]=&quot;&quot;;&quot;&quot;;CONCATENATE(&quot;/R&quot;;[.E14])); IF([.F14]=&quot;&quot;;&quot;&quot;;CONCATENATE(&quot;/G&quot;;[.B14];&quot;.&quot;;[.D14];&quot;.&quot;;[.F14])); IF([.G14]=&quot;&quot;;&quot;&quot;;CONCATENATE(&quot;/R&quot;;[.G14])); IF([.H14]=&quot;&quot;;&quot;&quot;;CONCATENATE(&quot;/G&quot;;[.B14];&quot;.&quot;;[.D14];&quot;.&quot;;[.F14];&quot;.&quot;;[.H14])); IF([.I14]=&quot;&quot;;&quot;&quot;;CONCATENATE(&quot;/R&quot;;[.I14]));IF([.J14]=&quot;&quot;;&quot;&quot;;CONCATENATE(&quot;/G&quot;;[.B14];&quot;.&quot;;[.D14];&quot;.&quot;;[.F14];&quot;.&quot;;[.H14]; &quot;.&quot;;[.J14])); IF([.K14]=&quot;&quot;;&quot;&quot;;CONCATENATE(&quot;/R&quot;;[.K14])))" table:style-name="ce22">
            <text:p>C19/G1/G1.1</text:p>
          </table:table-cell>
          <table:table-cell office:value-type="string" table:style-name="ce22">
            <text:p>CRITERION.EXCLUSION.MISCONDUCT.MARKET_DISTORTION</text:p>
          </table:table-cell>
          <table:table-cell office:value-type="string" table:style-name="ce22">
            <text:p>2cbcf978-765c-40aa-996b-b1d082485cef</text:p>
          </table:table-cell>
          <table:table-cell table:number-columns-repeated="2" table:style-name="ce22"/>
          <table:table-cell table:style-name="ce24"/>
          <table:table-cell table:number-columns-repeated="16367" table:style-name="ce22"/>
        </table:table-row>
        <table:table-row table:style-name="ro1">
          <table:table-cell office:value-type="float" office:value="19" table:style-name="ce21">
            <text:p>19</text:p>
          </table:table-cell>
          <table:table-cell office:value-type="float" office:value="1" table:style-name="ce22">
            <text:p>1</text:p>
          </table:table-cell>
          <table:table-cell table:style-name="ce22"/>
          <table:table-cell office:value-type="float" office:value="1" table:style-name="ce22">
            <text:p>1</text:p>
          </table:table-cell>
          <table:table-cell office:value-type="float" office:value="1" table:style-name="ce22">
            <text:p>1</text:p>
          </table:table-cell>
          <table:table-cell table:number-columns-repeated="6" table:style-name="ce22"/>
          <table:table-cell office:value-type="string" office:string-value="C19/G1/G1.1/R1" table:formula="of:=CONCATENATE(IF([.A15]=&quot;&quot;;&quot;&quot;;CONCATENATE(&quot;C&quot;; [.A15]));IF([.B15]=&quot;&quot;;&quot;&quot;;CONCATENATE(&quot;/G&quot;;[.B15]));IF([.C15]=&quot;&quot;;&quot;&quot;;CONCATENATE(&quot;/R&quot;;[.C15])); IF([.D15]=&quot;&quot;;&quot;&quot;;CONCATENATE(&quot;/G&quot;;[.B15];&quot;.&quot;;[.D15])); IF([.E15]=&quot;&quot;;&quot;&quot;;CONCATENATE(&quot;/R&quot;;[.E15])); IF([.F15]=&quot;&quot;;&quot;&quot;;CONCATENATE(&quot;/G&quot;;[.B15];&quot;.&quot;;[.D15];&quot;.&quot;;[.F15])); IF([.G15]=&quot;&quot;;&quot;&quot;;CONCATENATE(&quot;/R&quot;;[.G15])); IF([.H15]=&quot;&quot;;&quot;&quot;;CONCATENATE(&quot;/G&quot;;[.B15];&quot;.&quot;;[.D15];&quot;.&quot;;[.F15];&quot;.&quot;;[.H15])); IF([.I15]=&quot;&quot;;&quot;&quot;;CONCATENATE(&quot;/R&quot;;[.I15]));IF([.J15]=&quot;&quot;;&quot;&quot;;CONCATENATE(&quot;/G&quot;;[.B15];&quot;.&quot;;[.D15];&quot;.&quot;;[.F15];&quot;.&quot;;[.H15]; &quot;.&quot;;[.J15])); IF([.K15]=&quot;&quot;;&quot;&quot;;CONCATENATE(&quot;/R&quot;;[.K15])))" table:style-name="ce22">
            <text:p>C19/G1/G1.1/R1</text:p>
          </table:table-cell>
          <table:table-cell office:value-type="string" table:style-name="ce22">
            <text:p>CRITERION.EXCLUSION.MISCONDUCT.MARKET_DISTORTION</text:p>
          </table:table-cell>
          <table:table-cell office:value-type="string" table:style-name="ce22">
            <text:p>e098da8e-4717-4500-965f-f882d5b4e1ad</text:p>
          </table:table-cell>
          <table:table-cell office:value-type="string" table:style-name="ce22">
            <text:p>Please describe them</text:p>
          </table:table-cell>
          <table:table-cell table:style-name="ce22"/>
          <table:table-cell table:style-name="ce24"/>
          <table:table-cell table:number-columns-repeated="16367" table:style-name="ce22"/>
        </table:table-row>
        <table:table-row table:style-name="ro1">
          <table:table-cell office:value-type="float" office:value="19" table:style-name="ce21">
            <text:p>19</text:p>
          </table:table-cell>
          <table:table-cell office:value-type="float" office:value="1" table:style-name="ce22">
            <text:p>1</text:p>
          </table:table-cell>
          <table:table-cell table:style-name="ce22"/>
          <table:table-cell office:value-type="float" office:value="1" table:style-name="ce22">
            <text:p>1</text:p>
          </table:table-cell>
          <table:table-cell table:style-name="ce22"/>
          <table:table-cell office:value-type="float" office:value="1" table:style-name="ce22">
            <text:p>1</text:p>
          </table:table-cell>
          <table:table-cell table:number-columns-repeated="5" table:style-name="ce22"/>
          <table:table-cell office:value-type="string" office:string-value="C19/G1/G1.1/G1.1.1" table:formula="of:=CONCATENATE(IF([.A16]=&quot;&quot;;&quot;&quot;;CONCATENATE(&quot;C&quot;; [.A16]));IF([.B16]=&quot;&quot;;&quot;&quot;;CONCATENATE(&quot;/G&quot;;[.B16]));IF([.C16]=&quot;&quot;;&quot;&quot;;CONCATENATE(&quot;/R&quot;;[.C16])); IF([.D16]=&quot;&quot;;&quot;&quot;;CONCATENATE(&quot;/G&quot;;[.B16];&quot;.&quot;;[.D16])); IF([.E16]=&quot;&quot;;&quot;&quot;;CONCATENATE(&quot;/R&quot;;[.E16])); IF([.F16]=&quot;&quot;;&quot;&quot;;CONCATENATE(&quot;/G&quot;;[.B16];&quot;.&quot;;[.D16];&quot;.&quot;;[.F16])); IF([.G16]=&quot;&quot;;&quot;&quot;;CONCATENATE(&quot;/R&quot;;[.G16])); IF([.H16]=&quot;&quot;;&quot;&quot;;CONCATENATE(&quot;/G&quot;;[.B16];&quot;.&quot;;[.D16];&quot;.&quot;;[.F16];&quot;.&quot;;[.H16])); IF([.I16]=&quot;&quot;;&quot;&quot;;CONCATENATE(&quot;/R&quot;;[.I16]));IF([.J16]=&quot;&quot;;&quot;&quot;;CONCATENATE(&quot;/G&quot;;[.B16];&quot;.&quot;;[.D16];&quot;.&quot;;[.F16];&quot;.&quot;;[.H16]; &quot;.&quot;;[.J16])); IF([.K16]=&quot;&quot;;&quot;&quot;;CONCATENATE(&quot;/R&quot;;[.K16])))" table:style-name="ce22">
            <text:p>C19/G1/G1.1/G1.1.1</text:p>
          </table:table-cell>
          <table:table-cell office:value-type="string" table:style-name="ce22">
            <text:p>CRITERION.EXCLUSION.MISCONDUCT.MARKET_DISTORTION</text:p>
          </table:table-cell>
          <table:table-cell office:value-type="string" table:style-name="ce22">
            <text:p>5f9f09f7-f701-432c-9fdc-c22c124a74c9</text:p>
          </table:table-cell>
          <table:table-cell table:number-columns-repeated="2" table:style-name="ce22"/>
          <table:table-cell table:style-name="ce24"/>
          <table:table-cell table:number-columns-repeated="16367" table:style-name="ce22"/>
        </table:table-row>
        <table:table-row table:style-name="ro1">
          <table:table-cell office:value-type="float" office:value="19" table:style-name="ce21">
            <text:p>19</text:p>
          </table:table-cell>
          <table:table-cell office:value-type="float" office:value="1" table:style-name="ce22">
            <text:p>1</text:p>
          </table:table-cell>
          <table:table-cell table:style-name="ce22"/>
          <table:table-cell office:value-type="float" office:value="1" table:style-name="ce22">
            <text:p>1</text:p>
          </table:table-cell>
          <table:table-cell table:style-name="ce22"/>
          <table:table-cell office:value-type="float" office:value="1" table:style-name="ce22">
            <text:p>1</text:p>
          </table:table-cell>
          <table:table-cell office:value-type="float" office:value="1" table:style-name="ce22">
            <text:p>1</text:p>
          </table:table-cell>
          <table:table-cell table:number-columns-repeated="4" table:style-name="ce22"/>
          <table:table-cell office:value-type="string" office:string-value="C19/G1/G1.1/G1.1.1/R1" table:formula="of:=CONCATENATE(IF([.A17]=&quot;&quot;;&quot;&quot;;CONCATENATE(&quot;C&quot;; [.A17]));IF([.B17]=&quot;&quot;;&quot;&quot;;CONCATENATE(&quot;/G&quot;;[.B17]));IF([.C17]=&quot;&quot;;&quot;&quot;;CONCATENATE(&quot;/R&quot;;[.C17])); IF([.D17]=&quot;&quot;;&quot;&quot;;CONCATENATE(&quot;/G&quot;;[.B17];&quot;.&quot;;[.D17])); IF([.E17]=&quot;&quot;;&quot;&quot;;CONCATENATE(&quot;/R&quot;;[.E17])); IF([.F17]=&quot;&quot;;&quot;&quot;;CONCATENATE(&quot;/G&quot;;[.B17];&quot;.&quot;;[.D17];&quot;.&quot;;[.F17])); IF([.G17]=&quot;&quot;;&quot;&quot;;CONCATENATE(&quot;/R&quot;;[.G17])); IF([.H17]=&quot;&quot;;&quot;&quot;;CONCATENATE(&quot;/G&quot;;[.B17];&quot;.&quot;;[.D17];&quot;.&quot;;[.F17];&quot;.&quot;;[.H17])); IF([.I17]=&quot;&quot;;&quot;&quot;;CONCATENATE(&quot;/R&quot;;[.I17]));IF([.J17]=&quot;&quot;;&quot;&quot;;CONCATENATE(&quot;/G&quot;;[.B17];&quot;.&quot;;[.D17];&quot;.&quot;;[.F17];&quot;.&quot;;[.H17]; &quot;.&quot;;[.J17])); IF([.K17]=&quot;&quot;;&quot;&quot;;CONCATENATE(&quot;/R&quot;;[.K17])))" table:style-name="ce22">
            <text:p>C19/G1/G1.1/G1.1.1/R1</text:p>
          </table:table-cell>
          <table:table-cell office:value-type="string" table:style-name="ce22">
            <text:p>CRITERION.EXCLUSION.MISCONDUCT.MARKET_DISTORTION</text:p>
          </table:table-cell>
          <table:table-cell office:value-type="string" table:style-name="ce22">
            <text:p>20c5361b-7599-4ee6-b030-7f8323174d1e</text:p>
          </table:table-cell>
          <table:table-cell office:value-type="string" table:style-name="ce22">
            <text:p>Have you taken measures to demonstrate your reliability ("Self-Cleaning")?</text:p>
          </table:table-cell>
          <table:table-cell table:style-name="ce22"/>
          <table:table-cell table:style-name="ce24"/>
          <table:table-cell table:number-columns-repeated="16367" table:style-name="ce22"/>
        </table:table-row>
        <table:table-row table:style-name="ro1">
          <table:table-cell office:value-type="float" office:value="19" table:style-name="ce21">
            <text:p>19</text:p>
          </table:table-cell>
          <table:table-cell office:value-type="float" office:value="1" table:style-name="ce22">
            <text:p>1</text:p>
          </table:table-cell>
          <table:table-cell table:style-name="ce22"/>
          <table:table-cell office:value-type="float" office:value="1" table:style-name="ce22">
            <text:p>1</text:p>
          </table:table-cell>
          <table:table-cell table:style-name="ce22"/>
          <table:table-cell office:value-type="float" office:value="1" table:style-name="ce22">
            <text:p>1</text:p>
          </table:table-cell>
          <table:table-cell table:style-name="ce22"/>
          <table:table-cell office:value-type="float" office:value="1" table:style-name="ce22">
            <text:p>1</text:p>
          </table:table-cell>
          <table:table-cell table:number-columns-repeated="3" table:style-name="ce22"/>
          <table:table-cell office:value-type="string" office:string-value="C19/G1/G1.1/G1.1.1/G1.1.1.1" table:formula="of:=CONCATENATE(IF([.A18]=&quot;&quot;;&quot;&quot;;CONCATENATE(&quot;C&quot;; [.A18]));IF([.B18]=&quot;&quot;;&quot;&quot;;CONCATENATE(&quot;/G&quot;;[.B18]));IF([.C18]=&quot;&quot;;&quot;&quot;;CONCATENATE(&quot;/R&quot;;[.C18])); IF([.D18]=&quot;&quot;;&quot;&quot;;CONCATENATE(&quot;/G&quot;;[.B18];&quot;.&quot;;[.D18])); IF([.E18]=&quot;&quot;;&quot;&quot;;CONCATENATE(&quot;/R&quot;;[.E18])); IF([.F18]=&quot;&quot;;&quot;&quot;;CONCATENATE(&quot;/G&quot;;[.B18];&quot;.&quot;;[.D18];&quot;.&quot;;[.F18])); IF([.G18]=&quot;&quot;;&quot;&quot;;CONCATENATE(&quot;/R&quot;;[.G18])); IF([.H18]=&quot;&quot;;&quot;&quot;;CONCATENATE(&quot;/G&quot;;[.B18];&quot;.&quot;;[.D18];&quot;.&quot;;[.F18];&quot;.&quot;;[.H18])); IF([.I18]=&quot;&quot;;&quot;&quot;;CONCATENATE(&quot;/R&quot;;[.I18]));IF([.J18]=&quot;&quot;;&quot;&quot;;CONCATENATE(&quot;/G&quot;;[.B18];&quot;.&quot;;[.D18];&quot;.&quot;;[.F18];&quot;.&quot;;[.H18]; &quot;.&quot;;[.J18])); IF([.K18]=&quot;&quot;;&quot;&quot;;CONCATENATE(&quot;/R&quot;;[.K18])))" table:style-name="ce22">
            <text:p>C19/G1/G1.1/G1.1.1/G1.1.1.1</text:p>
          </table:table-cell>
          <table:table-cell office:value-type="string" table:style-name="ce22">
            <text:p>CRITERION.EXCLUSION.MISCONDUCT.MARKET_DISTORTION</text:p>
          </table:table-cell>
          <table:table-cell office:value-type="string" table:style-name="ce22">
            <text:p>74e6c7b4-757b-4b40-ada6-fad6a997c310</text:p>
          </table:table-cell>
          <table:table-cell table:style-name="ce22"/>
          <table:table-cell office:value-type="string" table:style-name="ce22">
            <text:p>GROUP_FULFILLED.ON_TRUE</text:p>
          </table:table-cell>
          <table:table-cell table:style-name="ce24"/>
          <table:table-cell table:number-columns-repeated="16367" table:style-name="ce22"/>
        </table:table-row>
        <table:table-row table:style-name="ro1">
          <table:table-cell office:value-type="float" office:value="19" table:style-name="ce21">
            <text:p>19</text:p>
          </table:table-cell>
          <table:table-cell office:value-type="float" office:value="1" table:style-name="ce22">
            <text:p>1</text:p>
          </table:table-cell>
          <table:table-cell table:style-name="ce22"/>
          <table:table-cell office:value-type="float" office:value="1" table:style-name="ce22">
            <text:p>1</text:p>
          </table:table-cell>
          <table:table-cell table:style-name="ce22"/>
          <table:table-cell office:value-type="float" office:value="1" table:style-name="ce22">
            <text:p>1</text:p>
          </table:table-cell>
          <table:table-cell table:style-name="ce22"/>
          <table:table-cell office:value-type="float" office:value="1" table:style-name="ce22">
            <text:p>1</text:p>
          </table:table-cell>
          <table:table-cell office:value-type="float" office:value="1" table:style-name="ce22">
            <text:p>1</text:p>
          </table:table-cell>
          <table:table-cell table:number-columns-repeated="2" table:style-name="ce22"/>
          <table:table-cell office:value-type="string" office:string-value="C19/G1/G1.1/G1.1.1/G1.1.1.1/R1" table:formula="of:=CONCATENATE(IF([.A19]=&quot;&quot;;&quot;&quot;;CONCATENATE(&quot;C&quot;; [.A19]));IF([.B19]=&quot;&quot;;&quot;&quot;;CONCATENATE(&quot;/G&quot;;[.B19]));IF([.C19]=&quot;&quot;;&quot;&quot;;CONCATENATE(&quot;/R&quot;;[.C19])); IF([.D19]=&quot;&quot;;&quot;&quot;;CONCATENATE(&quot;/G&quot;;[.B19];&quot;.&quot;;[.D19])); IF([.E19]=&quot;&quot;;&quot;&quot;;CONCATENATE(&quot;/R&quot;;[.E19])); IF([.F19]=&quot;&quot;;&quot;&quot;;CONCATENATE(&quot;/G&quot;;[.B19];&quot;.&quot;;[.D19];&quot;.&quot;;[.F19])); IF([.G19]=&quot;&quot;;&quot;&quot;;CONCATENATE(&quot;/R&quot;;[.G19])); IF([.H19]=&quot;&quot;;&quot;&quot;;CONCATENATE(&quot;/G&quot;;[.B19];&quot;.&quot;;[.D19];&quot;.&quot;;[.F19];&quot;.&quot;;[.H19])); IF([.I19]=&quot;&quot;;&quot;&quot;;CONCATENATE(&quot;/R&quot;;[.I19]));IF([.J19]=&quot;&quot;;&quot;&quot;;CONCATENATE(&quot;/G&quot;;[.B19];&quot;.&quot;;[.D19];&quot;.&quot;;[.F19];&quot;.&quot;;[.H19]; &quot;.&quot;;[.J19])); IF([.K19]=&quot;&quot;;&quot;&quot;;CONCATENATE(&quot;/R&quot;;[.K19])))" table:style-name="ce22">
            <text:p>C19/G1/G1.1/G1.1.1/G1.1.1.1/R1</text:p>
          </table:table-cell>
          <table:table-cell office:value-type="string" table:style-name="ce22">
            <text:p>CRITERION.EXCLUSION.MISCONDUCT.MARKET_DISTORTION</text:p>
          </table:table-cell>
          <table:table-cell office:value-type="string" table:style-name="ce22">
            <text:p>7b07904f-e080-401a-a3a1-9a3efeeda54b</text:p>
          </table:table-cell>
          <table:table-cell office:value-type="string" table:style-name="ce22">
            <text:p>Please describe them</text:p>
          </table:table-cell>
          <table:table-cell table:style-name="ce22"/>
          <table:table-cell table:style-name="ce24"/>
          <table:table-cell table:number-columns-repeated="16367" table:style-name="ce22"/>
        </table:table-row>
        <table:table-row table:style-name="ro2">
          <table:table-cell table:number-columns-repeated="16" table:style-name="ce20"/>
          <table:table-cell table:style-name="ce16"/>
          <table:table-cell table:number-columns-repeated="16367" table:style-name="ce22"/>
        </table:table-row>
        <table:table-row table:number-rows-repeated="1048556" table:style-name="ro1">
          <table:table-cell table:number-columns-repeated="16384"/>
        </table:table-row>
      </table:table>
      <table:table table:name="EG-Conflict_of_interest" table:style-name="ta2">
        <table:table-column table:style-name="co25" table:number-columns-repeated="5" table:default-cell-style-name="ce1"/>
        <table:table-column table:style-name="co26" table:number-columns-repeated="6" table:default-cell-style-name="ce1"/>
        <table:table-column table:style-name="co14" table:number-columns-repeated="16373" table:default-cell-style-name="ce1"/>
        <table:table-row table:style-name="ro1">
          <table:table-cell office:value-type="string" table:style-name="ce22">
            <text:p>CRITERION ID</text:p>
          </table:table-cell>
          <table:table-cell office:value-type="string" table:style-name="ce22">
            <text:p>GROUP LEVEL 1</text:p>
          </table:table-cell>
          <table:table-cell office:value-type="string" table:style-name="ce22">
            <text:p>REQUIREMENTS LEVEL 1</text:p>
          </table:table-cell>
          <table:table-cell office:value-type="string" table:style-name="ce22">
            <text:p>SUBGROUP LEVEL 2</text:p>
          </table:table-cell>
          <table:table-cell office:value-type="string" table:style-name="ce22">
            <text:p>REQUIREMENTS LEVEL 2</text:p>
          </table:table-cell>
          <table:table-cell office:value-type="string" table:style-name="ce22">
            <text:p>SUBGROUP LEVEL 3</text:p>
          </table:table-cell>
          <table:table-cell office:value-type="string" table:style-name="ce22">
            <text:p>REQUIREMENTS LEVEL 3</text:p>
          </table:table-cell>
          <table:table-cell office:value-type="string" table:style-name="ce22">
            <text:p>SUBGROUP LEVEL 4</text:p>
          </table:table-cell>
          <table:table-cell office:value-type="string" table:style-name="ce22">
            <text:p>REQUIREMENTS LEVEL 4</text:p>
          </table:table-cell>
          <table:table-cell office:value-type="string" table:style-name="ce22">
            <text:p><text:s/></text:p>
          </table:table-cell>
          <table:table-cell table:style-name="ce22"/>
          <table:table-cell office:value-type="string" table:style-name="ce27">
            <text:p>ITEM ID</text:p>
          </table:table-cell>
          <table:table-cell office:value-type="string" table:style-name="ce27">
            <text:p>Criterion Code</text:p>
          </table:table-cell>
          <table:table-cell office:value-type="string" table:style-name="ce27">
            <text:p>Element UUID</text:p>
          </table:table-cell>
          <table:table-cell office:value-type="string" table:style-name="ce27">
            <text:p>Criterion/Requirement description</text:p>
          </table:table-cell>
          <table:table-cell office:value-type="string" table:style-name="ce27">
            <text:p>PI</text:p>
          </table:table-cell>
          <table:table-cell office:value-type="string" table:style-name="ce24">
            <text:p>Multiple instances possible?</text:p>
          </table:table-cell>
          <table:table-cell table:number-columns-repeated="16367" table:style-name="ce22"/>
        </table:table-row>
        <table:table-row table:style-name="ro3">
          <table:table-cell office:value-type="float" office:value="20" table:style-name="ce11">
            <text:p>20</text:p>
          </table:table-cell>
          <table:table-cell table:number-columns-repeated="10" table:style-name="ce11"/>
          <table:table-cell office:value-type="string" office:string-value="C20" table:formula="of:=CONCATENATE(IF([.A2]=&quot;&quot;;&quot;&quot;;CONCATENATE(&quot;C&quot;; [.A2]));IF([.B2]=&quot;&quot;;&quot;&quot;;CONCATENATE(&quot;/G&quot;;[.B2]));IF([.C2]=&quot;&quot;;&quot;&quot;;CONCATENATE(&quot;/R&quot;;[.C2])); IF([.D2]=&quot;&quot;;&quot;&quot;;CONCATENATE(&quot;/G&quot;;[.B2];&quot;.&quot;;[.D2])); IF([.E2]=&quot;&quot;;&quot;&quot;;CONCATENATE(&quot;/R&quot;;[.E2])); IF([.F2]=&quot;&quot;;&quot;&quot;;CONCATENATE(&quot;/G&quot;;[.B2];&quot;.&quot;;[.D2];&quot;.&quot;;[.F2])); IF([.G2]=&quot;&quot;;&quot;&quot;;CONCATENATE(&quot;/R&quot;;[.G2])); IF([.H2]=&quot;&quot;;&quot;&quot;;CONCATENATE(&quot;/G&quot;;[.B2];&quot;.&quot;;[.D2];&quot;.&quot;;[.F2];&quot;.&quot;;[.H2])); IF([.I2]=&quot;&quot;;&quot;&quot;;CONCATENATE(&quot;/R&quot;;[.I2]));IF([.J2]=&quot;&quot;;&quot;&quot;;CONCATENATE(&quot;/G&quot;;[.B2];&quot;.&quot;;[.D2];&quot;.&quot;;[.F2];&quot;.&quot;;[.H2]; &quot;.&quot;;[.J2])); IF([.K2]=&quot;&quot;;&quot;&quot;;CONCATENATE(&quot;/R&quot;;[.K2])))" table:style-name="ce11">
            <text:p>C20</text:p>
          </table:table-cell>
          <table:table-cell office:value-type="string" table:style-name="ce11">
            <text:p>CRITERION.EXCLUSION.CONFLICT_OF_INTEREST.PROCEDURE_PARTICIPATION</text:p>
          </table:table-cell>
          <table:table-cell office:value-type="string" table:style-name="ce11">
            <text:p>b1b5ac18-f393-4280-9659-1367943c1a2e</text:p>
          </table:table-cell>
          <table:table-cell office:value-type="string" table:style-name="ce12">
            <text:p>Is the economic operator aware of any conflict of interest, as indicated in national law, the relevant notice or the procurement documents due to its participation in the procurement procedure?</text:p>
          </table:table-cell>
          <table:table-cell table:style-name="ce11"/>
          <table:table-cell table:style-name="ce13"/>
          <table:table-cell table:number-columns-repeated="16367" table:style-name="ce2"/>
        </table:table-row>
        <table:table-row table:style-name="ro3">
          <table:table-cell office:value-type="float" office:value="20" table:style-name="ce4">
            <text:p>20</text:p>
          </table:table-cell>
          <table:table-cell office:value-type="float" office:value="1" table:style-name="ce2">
            <text:p>1</text:p>
          </table:table-cell>
          <table:table-cell table:number-columns-repeated="9" table:style-name="ce2"/>
          <table:table-cell office:value-type="string" office:string-value="C20/G1" table:formula="of:=CONCATENATE(IF([.A3]=&quot;&quot;;&quot;&quot;;CONCATENATE(&quot;C&quot;; [.A3]));IF([.B3]=&quot;&quot;;&quot;&quot;;CONCATENATE(&quot;/G&quot;;[.B3]));IF([.C3]=&quot;&quot;;&quot;&quot;;CONCATENATE(&quot;/R&quot;;[.C3])); IF([.D3]=&quot;&quot;;&quot;&quot;;CONCATENATE(&quot;/G&quot;;[.B3];&quot;.&quot;;[.D3])); IF([.E3]=&quot;&quot;;&quot;&quot;;CONCATENATE(&quot;/R&quot;;[.E3])); IF([.F3]=&quot;&quot;;&quot;&quot;;CONCATENATE(&quot;/G&quot;;[.B3];&quot;.&quot;;[.D3];&quot;.&quot;;[.F3])); IF([.G3]=&quot;&quot;;&quot;&quot;;CONCATENATE(&quot;/R&quot;;[.G3])); IF([.H3]=&quot;&quot;;&quot;&quot;;CONCATENATE(&quot;/G&quot;;[.B3];&quot;.&quot;;[.D3];&quot;.&quot;;[.F3];&quot;.&quot;;[.H3])); IF([.I3]=&quot;&quot;;&quot;&quot;;CONCATENATE(&quot;/R&quot;;[.I3]));IF([.J3]=&quot;&quot;;&quot;&quot;;CONCATENATE(&quot;/G&quot;;[.B3];&quot;.&quot;;[.D3];&quot;.&quot;;[.F3];&quot;.&quot;;[.H3]; &quot;.&quot;;[.J3])); IF([.K3]=&quot;&quot;;&quot;&quot;;CONCATENATE(&quot;/R&quot;;[.K3])))" table:style-name="ce2">
            <text:p>C20/G1</text:p>
          </table:table-cell>
          <table:table-cell office:value-type="string" table:style-name="ce2">
            <text:p>CRITERION.EXCLUSION.CONFLICT_OF_INTEREST.PROCEDURE_PARTICIPATION</text:p>
          </table:table-cell>
          <table:table-cell office:value-type="string" table:style-name="ce2">
            <text:p>30450436-f559-4dfa-98ba-f0842ed9d2a0</text:p>
          </table:table-cell>
          <table:table-cell table:style-name="ce9"/>
          <table:table-cell table:style-name="ce2"/>
          <table:table-cell table:style-name="ce6"/>
          <table:table-cell table:number-columns-repeated="16367" table:style-name="ce2"/>
        </table:table-row>
        <table:table-row table:style-name="ro3">
          <table:table-cell office:value-type="float" office:value="20" table:style-name="ce4">
            <text:p>20</text:p>
          </table:table-cell>
          <table:table-cell office:value-type="float" office:value="1" table:style-name="ce2">
            <text:p>1</text:p>
          </table:table-cell>
          <table:table-cell office:value-type="float" office:value="1" table:style-name="ce2">
            <text:p>1</text:p>
          </table:table-cell>
          <table:table-cell table:number-columns-repeated="8" table:style-name="ce2"/>
          <table:table-cell office:value-type="string" office:string-value="C20/G1/R1" table:formula="of:=CONCATENATE(IF([.A4]=&quot;&quot;;&quot;&quot;;CONCATENATE(&quot;C&quot;; [.A4]));IF([.B4]=&quot;&quot;;&quot;&quot;;CONCATENATE(&quot;/G&quot;;[.B4]));IF([.C4]=&quot;&quot;;&quot;&quot;;CONCATENATE(&quot;/R&quot;;[.C4])); IF([.D4]=&quot;&quot;;&quot;&quot;;CONCATENATE(&quot;/G&quot;;[.B4];&quot;.&quot;;[.D4])); IF([.E4]=&quot;&quot;;&quot;&quot;;CONCATENATE(&quot;/R&quot;;[.E4])); IF([.F4]=&quot;&quot;;&quot;&quot;;CONCATENATE(&quot;/G&quot;;[.B4];&quot;.&quot;;[.D4];&quot;.&quot;;[.F4])); IF([.G4]=&quot;&quot;;&quot;&quot;;CONCATENATE(&quot;/R&quot;;[.G4])); IF([.H4]=&quot;&quot;;&quot;&quot;;CONCATENATE(&quot;/G&quot;;[.B4];&quot;.&quot;;[.D4];&quot;.&quot;;[.F4];&quot;.&quot;;[.H4])); IF([.I4]=&quot;&quot;;&quot;&quot;;CONCATENATE(&quot;/R&quot;;[.I4]));IF([.J4]=&quot;&quot;;&quot;&quot;;CONCATENATE(&quot;/G&quot;;[.B4];&quot;.&quot;;[.D4];&quot;.&quot;;[.F4];&quot;.&quot;;[.H4]; &quot;.&quot;;[.J4])); IF([.K4]=&quot;&quot;;&quot;&quot;;CONCATENATE(&quot;/R&quot;;[.K4])))" table:style-name="ce2">
            <text:p>C20/G1/R1</text:p>
          </table:table-cell>
          <table:table-cell office:value-type="string" table:style-name="ce2">
            <text:p>CRITERION.EXCLUSION.CONFLICT_OF_INTEREST.PROCEDURE_PARTICIPATION</text:p>
          </table:table-cell>
          <table:table-cell office:value-type="string" table:style-name="ce2">
            <text:p>974c8196-9d1c-419c-9ca9-45bb9f5fd59a</text:p>
          </table:table-cell>
          <table:table-cell office:value-type="string" table:style-name="ce9">
            <text:p>Your answer?</text:p>
          </table:table-cell>
          <table:table-cell table:style-name="ce2"/>
          <table:table-cell table:style-name="ce6"/>
          <table:table-cell table:number-columns-repeated="16367" table:style-name="ce2"/>
        </table:table-row>
        <table:table-row table:style-name="ro3">
          <table:table-cell office:value-type="float" office:value="20" table:style-name="ce4">
            <text:p>20</text:p>
          </table:table-cell>
          <table:table-cell office:value-type="float" office:value="1" table:style-name="ce2">
            <text:p>1</text:p>
          </table:table-cell>
          <table:table-cell table:style-name="ce2"/>
          <table:table-cell office:value-type="float" office:value="1" table:style-name="ce2">
            <text:p>1</text:p>
          </table:table-cell>
          <table:table-cell table:number-columns-repeated="7" table:style-name="ce2"/>
          <table:table-cell office:value-type="string" office:string-value="C20/G1/G1.1" table:formula="of:=CONCATENATE(IF([.A5]=&quot;&quot;;&quot;&quot;;CONCATENATE(&quot;C&quot;; [.A5]));IF([.B5]=&quot;&quot;;&quot;&quot;;CONCATENATE(&quot;/G&quot;;[.B5]));IF([.C5]=&quot;&quot;;&quot;&quot;;CONCATENATE(&quot;/R&quot;;[.C5])); IF([.D5]=&quot;&quot;;&quot;&quot;;CONCATENATE(&quot;/G&quot;;[.B5];&quot;.&quot;;[.D5])); IF([.E5]=&quot;&quot;;&quot;&quot;;CONCATENATE(&quot;/R&quot;;[.E5])); IF([.F5]=&quot;&quot;;&quot;&quot;;CONCATENATE(&quot;/G&quot;;[.B5];&quot;.&quot;;[.D5];&quot;.&quot;;[.F5])); IF([.G5]=&quot;&quot;;&quot;&quot;;CONCATENATE(&quot;/R&quot;;[.G5])); IF([.H5]=&quot;&quot;;&quot;&quot;;CONCATENATE(&quot;/G&quot;;[.B5];&quot;.&quot;;[.D5];&quot;.&quot;;[.F5];&quot;.&quot;;[.H5])); IF([.I5]=&quot;&quot;;&quot;&quot;;CONCATENATE(&quot;/R&quot;;[.I5]));IF([.J5]=&quot;&quot;;&quot;&quot;;CONCATENATE(&quot;/G&quot;;[.B5];&quot;.&quot;;[.D5];&quot;.&quot;;[.F5];&quot;.&quot;;[.H5]; &quot;.&quot;;[.J5])); IF([.K5]=&quot;&quot;;&quot;&quot;;CONCATENATE(&quot;/R&quot;;[.K5])))" table:style-name="ce2">
            <text:p>C20/G1/G1.1</text:p>
          </table:table-cell>
          <table:table-cell office:value-type="string" table:style-name="ce2">
            <text:p>CRITERION.EXCLUSION.CONFLICT_OF_INTEREST.PROCEDURE_PARTICIPATION</text:p>
          </table:table-cell>
          <table:table-cell office:value-type="string" table:style-name="ce2">
            <text:p>73f0fe4c-4ed9-4343-8096-d898cf200146</text:p>
          </table:table-cell>
          <table:table-cell table:style-name="ce9"/>
          <table:table-cell office:value-type="string" table:style-name="ce2">
            <text:p>GROUP_FULFILLED.ON_TRUE</text:p>
          </table:table-cell>
          <table:table-cell table:style-name="ce6"/>
          <table:table-cell table:number-columns-repeated="16367" table:style-name="ce2"/>
        </table:table-row>
        <table:table-row table:style-name="ro3">
          <table:table-cell office:value-type="float" office:value="20" table:style-name="ce4">
            <text:p>20</text:p>
          </table:table-cell>
          <table:table-cell office:value-type="float" office:value="1" table:style-name="ce2">
            <text:p>1</text:p>
          </table:table-cell>
          <table:table-cell table:style-name="ce2"/>
          <table:table-cell office:value-type="float" office:value="1" table:style-name="ce2">
            <text:p>1</text:p>
          </table:table-cell>
          <table:table-cell office:value-type="float" office:value="1" table:style-name="ce2">
            <text:p>1</text:p>
          </table:table-cell>
          <table:table-cell table:number-columns-repeated="6" table:style-name="ce2"/>
          <table:table-cell office:value-type="string" office:string-value="C20/G1/G1.1/R1" table:formula="of:=CONCATENATE(IF([.A6]=&quot;&quot;;&quot;&quot;;CONCATENATE(&quot;C&quot;; [.A6]));IF([.B6]=&quot;&quot;;&quot;&quot;;CONCATENATE(&quot;/G&quot;;[.B6]));IF([.C6]=&quot;&quot;;&quot;&quot;;CONCATENATE(&quot;/R&quot;;[.C6])); IF([.D6]=&quot;&quot;;&quot;&quot;;CONCATENATE(&quot;/G&quot;;[.B6];&quot;.&quot;;[.D6])); IF([.E6]=&quot;&quot;;&quot;&quot;;CONCATENATE(&quot;/R&quot;;[.E6])); IF([.F6]=&quot;&quot;;&quot;&quot;;CONCATENATE(&quot;/G&quot;;[.B6];&quot;.&quot;;[.D6];&quot;.&quot;;[.F6])); IF([.G6]=&quot;&quot;;&quot;&quot;;CONCATENATE(&quot;/R&quot;;[.G6])); IF([.H6]=&quot;&quot;;&quot;&quot;;CONCATENATE(&quot;/G&quot;;[.B6];&quot;.&quot;;[.D6];&quot;.&quot;;[.F6];&quot;.&quot;;[.H6])); IF([.I6]=&quot;&quot;;&quot;&quot;;CONCATENATE(&quot;/R&quot;;[.I6]));IF([.J6]=&quot;&quot;;&quot;&quot;;CONCATENATE(&quot;/G&quot;;[.B6];&quot;.&quot;;[.D6];&quot;.&quot;;[.F6];&quot;.&quot;;[.H6]; &quot;.&quot;;[.J6])); IF([.K6]=&quot;&quot;;&quot;&quot;;CONCATENATE(&quot;/R&quot;;[.K6])))" table:style-name="ce2">
            <text:p>C20/G1/G1.1/R1</text:p>
          </table:table-cell>
          <table:table-cell office:value-type="string" table:style-name="ce2">
            <text:p>CRITERION.EXCLUSION.CONFLICT_OF_INTEREST.PROCEDURE_PARTICIPATION</text:p>
          </table:table-cell>
          <table:table-cell office:value-type="string" table:style-name="ce2">
            <text:p>e098da8e-4717-4500-965f-f882d5b4e1ad</text:p>
          </table:table-cell>
          <table:table-cell office:value-type="string" table:style-name="ce9">
            <text:p>Please describe them</text:p>
          </table:table-cell>
          <table:table-cell table:style-name="ce2"/>
          <table:table-cell table:style-name="ce6"/>
          <table:table-cell table:number-columns-repeated="16367" table:style-name="ce2"/>
        </table:table-row>
        <table:table-row table:style-name="ro3">
          <table:table-cell office:value-type="float" office:value="21" table:style-name="ce3">
            <text:p>21</text:p>
          </table:table-cell>
          <table:table-cell table:number-columns-repeated="10" table:style-name="ce3"/>
          <table:table-cell office:value-type="string" office:string-value="C21" table:formula="of:=CONCATENATE(IF([.A7]=&quot;&quot;;&quot;&quot;;CONCATENATE(&quot;C&quot;; [.A7]));IF([.B7]=&quot;&quot;;&quot;&quot;;CONCATENATE(&quot;/G&quot;;[.B7]));IF([.C7]=&quot;&quot;;&quot;&quot;;CONCATENATE(&quot;/R&quot;;[.C7])); IF([.D7]=&quot;&quot;;&quot;&quot;;CONCATENATE(&quot;/G&quot;;[.B7];&quot;.&quot;;[.D7])); IF([.E7]=&quot;&quot;;&quot;&quot;;CONCATENATE(&quot;/R&quot;;[.E7])); IF([.F7]=&quot;&quot;;&quot;&quot;;CONCATENATE(&quot;/G&quot;;[.B7];&quot;.&quot;;[.D7];&quot;.&quot;;[.F7])); IF([.G7]=&quot;&quot;;&quot;&quot;;CONCATENATE(&quot;/R&quot;;[.G7])); IF([.H7]=&quot;&quot;;&quot;&quot;;CONCATENATE(&quot;/G&quot;;[.B7];&quot;.&quot;;[.D7];&quot;.&quot;;[.F7];&quot;.&quot;;[.H7])); IF([.I7]=&quot;&quot;;&quot;&quot;;CONCATENATE(&quot;/R&quot;;[.I7]));IF([.J7]=&quot;&quot;;&quot;&quot;;CONCATENATE(&quot;/G&quot;;[.B7];&quot;.&quot;;[.D7];&quot;.&quot;;[.F7];&quot;.&quot;;[.H7]; &quot;.&quot;;[.J7])); IF([.K7]=&quot;&quot;;&quot;&quot;;CONCATENATE(&quot;/R&quot;;[.K7])))" table:style-name="ce3">
            <text:p>C21</text:p>
          </table:table-cell>
          <table:table-cell office:value-type="string" table:style-name="ce3">
            <text:p>CRITERION.EXCLUSION.CONFLICT_OF_INTEREST.PROCEDURE_PREPARATION</text:p>
          </table:table-cell>
          <table:table-cell office:value-type="string" table:style-name="ce3">
            <text:p>61874050-5130-4f1c-a174-720939c7b483</text:p>
          </table:table-cell>
          <table:table-cell office:value-type="string" table:style-name="ce8">
            <text:p>Has the economic operator or an undertaking related to it advised the contracting authority or contracting entity or otherwise been involved in the preparation of the procurement procedure?</text:p>
          </table:table-cell>
          <table:table-cell table:style-name="ce3"/>
          <table:table-cell table:style-name="ce10"/>
          <table:table-cell table:number-columns-repeated="16367" table:style-name="ce4"/>
        </table:table-row>
        <table:table-row table:style-name="ro3">
          <table:table-cell office:value-type="float" office:value="21" table:style-name="ce4">
            <text:p>21</text:p>
          </table:table-cell>
          <table:table-cell office:value-type="float" office:value="1" table:style-name="ce2">
            <text:p>1</text:p>
          </table:table-cell>
          <table:table-cell table:number-columns-repeated="9" table:style-name="ce2"/>
          <table:table-cell office:value-type="string" office:string-value="C21/G1" table:formula="of:=CONCATENATE(IF([.A8]=&quot;&quot;;&quot;&quot;;CONCATENATE(&quot;C&quot;; [.A8]));IF([.B8]=&quot;&quot;;&quot;&quot;;CONCATENATE(&quot;/G&quot;;[.B8]));IF([.C8]=&quot;&quot;;&quot;&quot;;CONCATENATE(&quot;/R&quot;;[.C8])); IF([.D8]=&quot;&quot;;&quot;&quot;;CONCATENATE(&quot;/G&quot;;[.B8];&quot;.&quot;;[.D8])); IF([.E8]=&quot;&quot;;&quot;&quot;;CONCATENATE(&quot;/R&quot;;[.E8])); IF([.F8]=&quot;&quot;;&quot;&quot;;CONCATENATE(&quot;/G&quot;;[.B8];&quot;.&quot;;[.D8];&quot;.&quot;;[.F8])); IF([.G8]=&quot;&quot;;&quot;&quot;;CONCATENATE(&quot;/R&quot;;[.G8])); IF([.H8]=&quot;&quot;;&quot;&quot;;CONCATENATE(&quot;/G&quot;;[.B8];&quot;.&quot;;[.D8];&quot;.&quot;;[.F8];&quot;.&quot;;[.H8])); IF([.I8]=&quot;&quot;;&quot;&quot;;CONCATENATE(&quot;/R&quot;;[.I8]));IF([.J8]=&quot;&quot;;&quot;&quot;;CONCATENATE(&quot;/G&quot;;[.B8];&quot;.&quot;;[.D8];&quot;.&quot;;[.F8];&quot;.&quot;;[.H8]; &quot;.&quot;;[.J8])); IF([.K8]=&quot;&quot;;&quot;&quot;;CONCATENATE(&quot;/R&quot;;[.K8])))" table:style-name="ce2">
            <text:p>C21/G1</text:p>
          </table:table-cell>
          <table:table-cell office:value-type="string" table:style-name="ce2">
            <text:p>CRITERION.EXCLUSION.CONFLICT_OF_INTEREST.PROCEDURE_PREPARATION</text:p>
          </table:table-cell>
          <table:table-cell office:value-type="string" table:style-name="ce2">
            <text:p>77ae3f29-7c5f-4afa-af97-24afec48c5bf</text:p>
          </table:table-cell>
          <table:table-cell table:style-name="ce9"/>
          <table:table-cell table:style-name="ce2"/>
          <table:table-cell table:style-name="ce6"/>
          <table:table-cell table:number-columns-repeated="16367" table:style-name="ce2"/>
        </table:table-row>
        <table:table-row table:style-name="ro3">
          <table:table-cell office:value-type="float" office:value="21" table:style-name="ce4">
            <text:p>21</text:p>
          </table:table-cell>
          <table:table-cell office:value-type="float" office:value="1" table:style-name="ce2">
            <text:p>1</text:p>
          </table:table-cell>
          <table:table-cell office:value-type="float" office:value="1" table:style-name="ce2">
            <text:p>1</text:p>
          </table:table-cell>
          <table:table-cell table:number-columns-repeated="8" table:style-name="ce2"/>
          <table:table-cell office:value-type="string" office:string-value="C21/G1/R1" table:formula="of:=CONCATENATE(IF([.A9]=&quot;&quot;;&quot;&quot;;CONCATENATE(&quot;C&quot;; [.A9]));IF([.B9]=&quot;&quot;;&quot;&quot;;CONCATENATE(&quot;/G&quot;;[.B9]));IF([.C9]=&quot;&quot;;&quot;&quot;;CONCATENATE(&quot;/R&quot;;[.C9])); IF([.D9]=&quot;&quot;;&quot;&quot;;CONCATENATE(&quot;/G&quot;;[.B9];&quot;.&quot;;[.D9])); IF([.E9]=&quot;&quot;;&quot;&quot;;CONCATENATE(&quot;/R&quot;;[.E9])); IF([.F9]=&quot;&quot;;&quot;&quot;;CONCATENATE(&quot;/G&quot;;[.B9];&quot;.&quot;;[.D9];&quot;.&quot;;[.F9])); IF([.G9]=&quot;&quot;;&quot;&quot;;CONCATENATE(&quot;/R&quot;;[.G9])); IF([.H9]=&quot;&quot;;&quot;&quot;;CONCATENATE(&quot;/G&quot;;[.B9];&quot;.&quot;;[.D9];&quot;.&quot;;[.F9];&quot;.&quot;;[.H9])); IF([.I9]=&quot;&quot;;&quot;&quot;;CONCATENATE(&quot;/R&quot;;[.I9]));IF([.J9]=&quot;&quot;;&quot;&quot;;CONCATENATE(&quot;/G&quot;;[.B9];&quot;.&quot;;[.D9];&quot;.&quot;;[.F9];&quot;.&quot;;[.H9]; &quot;.&quot;;[.J9])); IF([.K9]=&quot;&quot;;&quot;&quot;;CONCATENATE(&quot;/R&quot;;[.K9])))" table:style-name="ce2">
            <text:p>C21/G1/R1</text:p>
          </table:table-cell>
          <table:table-cell office:value-type="string" table:style-name="ce2">
            <text:p>CRITERION.EXCLUSION.CONFLICT_OF_INTEREST.PROCEDURE_PREPARATION</text:p>
          </table:table-cell>
          <table:table-cell office:value-type="string" table:style-name="ce2">
            <text:p>974c8196-9d1c-419c-9ca9-45bb9f5fd59a</text:p>
          </table:table-cell>
          <table:table-cell office:value-type="string" table:style-name="ce9">
            <text:p>Your answer?</text:p>
          </table:table-cell>
          <table:table-cell table:style-name="ce2"/>
          <table:table-cell table:style-name="ce6"/>
          <table:table-cell table:number-columns-repeated="16367" table:style-name="ce2"/>
        </table:table-row>
        <table:table-row table:style-name="ro3">
          <table:table-cell office:value-type="float" office:value="21" table:style-name="ce4">
            <text:p>21</text:p>
          </table:table-cell>
          <table:table-cell office:value-type="float" office:value="1" table:style-name="ce2">
            <text:p>1</text:p>
          </table:table-cell>
          <table:table-cell table:style-name="ce2"/>
          <table:table-cell office:value-type="float" office:value="1" table:style-name="ce2">
            <text:p>1</text:p>
          </table:table-cell>
          <table:table-cell table:number-columns-repeated="7" table:style-name="ce2"/>
          <table:table-cell office:value-type="string" office:string-value="C21/G1/G1.1" table:formula="of:=CONCATENATE(IF([.A10]=&quot;&quot;;&quot;&quot;;CONCATENATE(&quot;C&quot;; [.A10]));IF([.B10]=&quot;&quot;;&quot;&quot;;CONCATENATE(&quot;/G&quot;;[.B10]));IF([.C10]=&quot;&quot;;&quot;&quot;;CONCATENATE(&quot;/R&quot;;[.C10])); IF([.D10]=&quot;&quot;;&quot;&quot;;CONCATENATE(&quot;/G&quot;;[.B10];&quot;.&quot;;[.D10])); IF([.E10]=&quot;&quot;;&quot;&quot;;CONCATENATE(&quot;/R&quot;;[.E10])); IF([.F10]=&quot;&quot;;&quot;&quot;;CONCATENATE(&quot;/G&quot;;[.B10];&quot;.&quot;;[.D10];&quot;.&quot;;[.F10])); IF([.G10]=&quot;&quot;;&quot;&quot;;CONCATENATE(&quot;/R&quot;;[.G10])); IF([.H10]=&quot;&quot;;&quot;&quot;;CONCATENATE(&quot;/G&quot;;[.B10];&quot;.&quot;;[.D10];&quot;.&quot;;[.F10];&quot;.&quot;;[.H10])); IF([.I10]=&quot;&quot;;&quot;&quot;;CONCATENATE(&quot;/R&quot;;[.I10]));IF([.J10]=&quot;&quot;;&quot;&quot;;CONCATENATE(&quot;/G&quot;;[.B10];&quot;.&quot;;[.D10];&quot;.&quot;;[.F10];&quot;.&quot;;[.H10]; &quot;.&quot;;[.J10])); IF([.K10]=&quot;&quot;;&quot;&quot;;CONCATENATE(&quot;/R&quot;;[.K10])))" table:style-name="ce2">
            <text:p>C21/G1/G1.1</text:p>
          </table:table-cell>
          <table:table-cell office:value-type="string" table:style-name="ce2">
            <text:p>CRITERION.EXCLUSION.CONFLICT_OF_INTEREST.PROCEDURE_PREPARATION</text:p>
          </table:table-cell>
          <table:table-cell office:value-type="string" table:style-name="ce2">
            <text:p>73f0fe4c-4ed9-4343-8096-d898cf200146</text:p>
          </table:table-cell>
          <table:table-cell table:style-name="ce9"/>
          <table:table-cell office:value-type="string" table:style-name="ce2">
            <text:p>GROUP_FULFILLED.ON_TRUE</text:p>
          </table:table-cell>
          <table:table-cell table:style-name="ce6"/>
          <table:table-cell table:number-columns-repeated="16367" table:style-name="ce2"/>
        </table:table-row>
        <table:table-row table:style-name="ro3">
          <table:table-cell office:value-type="float" office:value="21" table:style-name="ce4">
            <text:p>21</text:p>
          </table:table-cell>
          <table:table-cell office:value-type="float" office:value="1" table:style-name="ce2">
            <text:p>1</text:p>
          </table:table-cell>
          <table:table-cell table:style-name="ce2"/>
          <table:table-cell office:value-type="float" office:value="1" table:style-name="ce2">
            <text:p>1</text:p>
          </table:table-cell>
          <table:table-cell office:value-type="float" office:value="1" table:style-name="ce2">
            <text:p>1</text:p>
          </table:table-cell>
          <table:table-cell table:number-columns-repeated="6" table:style-name="ce2"/>
          <table:table-cell office:value-type="string" office:string-value="C21/G1/G1.1/R1" table:formula="of:=CONCATENATE(IF([.A11]=&quot;&quot;;&quot;&quot;;CONCATENATE(&quot;C&quot;; [.A11]));IF([.B11]=&quot;&quot;;&quot;&quot;;CONCATENATE(&quot;/G&quot;;[.B11]));IF([.C11]=&quot;&quot;;&quot;&quot;;CONCATENATE(&quot;/R&quot;;[.C11])); IF([.D11]=&quot;&quot;;&quot;&quot;;CONCATENATE(&quot;/G&quot;;[.B11];&quot;.&quot;;[.D11])); IF([.E11]=&quot;&quot;;&quot;&quot;;CONCATENATE(&quot;/R&quot;;[.E11])); IF([.F11]=&quot;&quot;;&quot;&quot;;CONCATENATE(&quot;/G&quot;;[.B11];&quot;.&quot;;[.D11];&quot;.&quot;;[.F11])); IF([.G11]=&quot;&quot;;&quot;&quot;;CONCATENATE(&quot;/R&quot;;[.G11])); IF([.H11]=&quot;&quot;;&quot;&quot;;CONCATENATE(&quot;/G&quot;;[.B11];&quot;.&quot;;[.D11];&quot;.&quot;;[.F11];&quot;.&quot;;[.H11])); IF([.I11]=&quot;&quot;;&quot;&quot;;CONCATENATE(&quot;/R&quot;;[.I11]));IF([.J11]=&quot;&quot;;&quot;&quot;;CONCATENATE(&quot;/G&quot;;[.B11];&quot;.&quot;;[.D11];&quot;.&quot;;[.F11];&quot;.&quot;;[.H11]; &quot;.&quot;;[.J11])); IF([.K11]=&quot;&quot;;&quot;&quot;;CONCATENATE(&quot;/R&quot;;[.K11])))" table:style-name="ce2">
            <text:p>C21/G1/G1.1/R1</text:p>
          </table:table-cell>
          <table:table-cell office:value-type="string" table:style-name="ce2">
            <text:p>CRITERION.EXCLUSION.CONFLICT_OF_INTEREST.PROCEDURE_PREPARATION</text:p>
          </table:table-cell>
          <table:table-cell office:value-type="string" table:style-name="ce2">
            <text:p>e098da8e-4717-4500-965f-f882d5b4e1ad</text:p>
          </table:table-cell>
          <table:table-cell office:value-type="string" table:style-name="ce9">
            <text:p>Please describe them</text:p>
          </table:table-cell>
          <table:table-cell table:style-name="ce2"/>
          <table:table-cell table:style-name="ce6"/>
          <table:table-cell table:number-columns-repeated="16367" table:style-name="ce2"/>
        </table:table-row>
        <table:table-row table:style-name="ro2">
          <table:table-cell table:number-columns-repeated="14" table:style-name="ce14"/>
          <table:table-cell table:style-name="ce15"/>
          <table:table-cell table:style-name="ce14"/>
          <table:table-cell table:style-name="ce16"/>
          <table:table-cell table:number-columns-repeated="16367" table:style-name="ce2"/>
        </table:table-row>
        <table:table-row table:number-rows-repeated="1048564" table:style-name="ro1">
          <table:table-cell table:number-columns-repeated="16384"/>
        </table:table-row>
      </table:table>
      <table:table table:name="EG-Early_termination" table:style-name="ta2">
        <table:table-column table:style-name="co19" table:default-cell-style-name="ce1"/>
        <table:table-column table:style-name="co20" table:number-columns-repeated="8" table:default-cell-style-name="ce1"/>
        <table:table-column table:style-name="co14" table:number-columns-repeated="2" table:default-cell-style-name="ce1"/>
        <table:table-column table:style-name="co3" table:default-cell-style-name="ce1"/>
        <table:table-column table:style-name="co27" table:default-cell-style-name="ce1"/>
        <table:table-column table:style-name="co28" table:default-cell-style-name="ce1"/>
        <table:table-column table:style-name="co29" table:default-cell-style-name="ce1"/>
        <table:table-column table:style-name="co24" table:default-cell-style-name="ce1"/>
        <table:table-column table:style-name="co14" table:number-columns-repeated="16368" table:default-cell-style-name="ce1"/>
        <table:table-row table:style-name="ro1">
          <table:table-cell office:value-type="string" table:style-name="ce22">
            <text:p>CRITERION ID</text:p>
          </table:table-cell>
          <table:table-cell office:value-type="string" table:style-name="ce22">
            <text:p>GROUP LEVEL 1</text:p>
          </table:table-cell>
          <table:table-cell office:value-type="string" table:style-name="ce22">
            <text:p>REQUIREMENTS LEVEL 1</text:p>
          </table:table-cell>
          <table:table-cell office:value-type="string" table:style-name="ce22">
            <text:p>SUBGROUP LEVEL 2</text:p>
          </table:table-cell>
          <table:table-cell office:value-type="string" table:style-name="ce22">
            <text:p>REQUIREMENTS LEVEL 2</text:p>
          </table:table-cell>
          <table:table-cell office:value-type="string" table:style-name="ce22">
            <text:p>SUBGROUP LEVEL 3</text:p>
          </table:table-cell>
          <table:table-cell office:value-type="string" table:style-name="ce22">
            <text:p>REQUIREMENTS LEVEL 3</text:p>
          </table:table-cell>
          <table:table-cell office:value-type="string" table:style-name="ce22">
            <text:p>SUBGROUP LEVEL 4</text:p>
          </table:table-cell>
          <table:table-cell office:value-type="string" table:style-name="ce22">
            <text:p>REQUIREMENTS LEVEL 4</text:p>
          </table:table-cell>
          <table:table-cell office:value-type="string" table:style-name="ce22">
            <text:p><text:s/></text:p>
          </table:table-cell>
          <table:table-cell table:style-name="ce22"/>
          <table:table-cell office:value-type="string" table:style-name="ce27">
            <text:p>ITEM ID</text:p>
          </table:table-cell>
          <table:table-cell office:value-type="string" table:style-name="ce27">
            <text:p>Criterion Code</text:p>
          </table:table-cell>
          <table:table-cell office:value-type="string" table:style-name="ce27">
            <text:p>Element UUID</text:p>
          </table:table-cell>
          <table:table-cell office:value-type="string" table:style-name="ce27">
            <text:p>Criterion/Requirement description</text:p>
          </table:table-cell>
          <table:table-cell office:value-type="string" table:style-name="ce27">
            <text:p>PI</text:p>
          </table:table-cell>
          <table:table-cell office:value-type="string" table:style-name="ce24">
            <text:p>Multiple instances possible?</text:p>
          </table:table-cell>
          <table:table-cell table:number-columns-repeated="16367" table:style-name="ce22"/>
        </table:table-row>
        <table:table-row table:style-name="ro3">
          <table:table-cell office:value-type="float" office:value="22" table:style-name="ce11">
            <text:p>22</text:p>
          </table:table-cell>
          <table:table-cell table:number-columns-repeated="10" table:style-name="ce11"/>
          <table:table-cell office:value-type="string" office:string-value="C22" table:formula="of:=CONCATENATE(IF([.A2]=&quot;&quot;;&quot;&quot;;CONCATENATE(&quot;C&quot;; [.A2]));IF([.B2]=&quot;&quot;;&quot;&quot;;CONCATENATE(&quot;/G&quot;;[.B2]));IF([.C2]=&quot;&quot;;&quot;&quot;;CONCATENATE(&quot;/R&quot;;[.C2])); IF([.D2]=&quot;&quot;;&quot;&quot;;CONCATENATE(&quot;/G&quot;;[.B2];&quot;.&quot;;[.D2])); IF([.E2]=&quot;&quot;;&quot;&quot;;CONCATENATE(&quot;/R&quot;;[.E2])); IF([.F2]=&quot;&quot;;&quot;&quot;;CONCATENATE(&quot;/G&quot;;[.B2];&quot;.&quot;;[.D2];&quot;.&quot;;[.F2])); IF([.G2]=&quot;&quot;;&quot;&quot;;CONCATENATE(&quot;/R&quot;;[.G2])); IF([.H2]=&quot;&quot;;&quot;&quot;;CONCATENATE(&quot;/G&quot;;[.B2];&quot;.&quot;;[.D2];&quot;.&quot;;[.F2];&quot;.&quot;;[.H2])); IF([.I2]=&quot;&quot;;&quot;&quot;;CONCATENATE(&quot;/R&quot;;[.I2]));IF([.J2]=&quot;&quot;;&quot;&quot;;CONCATENATE(&quot;/G&quot;;[.B2];&quot;.&quot;;[.D2];&quot;.&quot;;[.F2];&quot;.&quot;;[.H2]; &quot;.&quot;;[.J2])); IF([.K2]=&quot;&quot;;&quot;&quot;;CONCATENATE(&quot;/R&quot;;[.K2])))" table:style-name="ce11">
            <text:p>C22</text:p>
          </table:table-cell>
          <table:table-cell office:value-type="string" table:style-name="ce11">
            <text:p>CRITERION.EXCLUSION.CONFLICT_OF_INTEREST.EARLY_TERMINATION</text:p>
          </table:table-cell>
          <table:table-cell office:value-type="string" table:style-name="ce11">
            <text:p>3293e92b-7f3e-42f1-bee6-a7641bb04251</text:p>
          </table:table-cell>
          <table:table-cell office:value-type="string" table:style-name="ce12">
            <text:p>Has the economic operator experienced that a prior public contract, a prior contract with a contracting entity or a prior concession contract was terminated early, or that damages or other comparable sanctions were imposed in connection with that prior contract?</text:p>
          </table:table-cell>
          <table:table-cell table:style-name="ce11"/>
          <table:table-cell table:style-name="ce13"/>
          <table:table-cell table:number-columns-repeated="16367" table:style-name="ce2"/>
        </table:table-row>
        <table:table-row table:style-name="ro3">
          <table:table-cell office:value-type="float" office:value="22" table:style-name="ce4">
            <text:p>22</text:p>
          </table:table-cell>
          <table:table-cell office:value-type="float" office:value="1" table:style-name="ce2">
            <text:p>1</text:p>
          </table:table-cell>
          <table:table-cell table:number-columns-repeated="9" table:style-name="ce2"/>
          <table:table-cell office:value-type="string" office:string-value="C22/G1" table:formula="of:=CONCATENATE(IF([.A3]=&quot;&quot;;&quot;&quot;;CONCATENATE(&quot;C&quot;; [.A3]));IF([.B3]=&quot;&quot;;&quot;&quot;;CONCATENATE(&quot;/G&quot;;[.B3]));IF([.C3]=&quot;&quot;;&quot;&quot;;CONCATENATE(&quot;/R&quot;;[.C3])); IF([.D3]=&quot;&quot;;&quot;&quot;;CONCATENATE(&quot;/G&quot;;[.B3];&quot;.&quot;;[.D3])); IF([.E3]=&quot;&quot;;&quot;&quot;;CONCATENATE(&quot;/R&quot;;[.E3])); IF([.F3]=&quot;&quot;;&quot;&quot;;CONCATENATE(&quot;/G&quot;;[.B3];&quot;.&quot;;[.D3];&quot;.&quot;;[.F3])); IF([.G3]=&quot;&quot;;&quot;&quot;;CONCATENATE(&quot;/R&quot;;[.G3])); IF([.H3]=&quot;&quot;;&quot;&quot;;CONCATENATE(&quot;/G&quot;;[.B3];&quot;.&quot;;[.D3];&quot;.&quot;;[.F3];&quot;.&quot;;[.H3])); IF([.I3]=&quot;&quot;;&quot;&quot;;CONCATENATE(&quot;/R&quot;;[.I3]));IF([.J3]=&quot;&quot;;&quot;&quot;;CONCATENATE(&quot;/G&quot;;[.B3];&quot;.&quot;;[.D3];&quot;.&quot;;[.F3];&quot;.&quot;;[.H3]; &quot;.&quot;;[.J3])); IF([.K3]=&quot;&quot;;&quot;&quot;;CONCATENATE(&quot;/R&quot;;[.K3])))" table:style-name="ce2">
            <text:p>C22/G1</text:p>
          </table:table-cell>
          <table:table-cell office:value-type="string" table:style-name="ce2">
            <text:p>CRITERION.EXCLUSION.CONFLICT_OF_INTEREST.EARLY_TERMINATION</text:p>
          </table:table-cell>
          <table:table-cell office:value-type="string" table:style-name="ce2">
            <text:p>67362ec7-cec3-4cb8-a38e-5d7a2a31e6d8</text:p>
          </table:table-cell>
          <table:table-cell table:style-name="ce9"/>
          <table:table-cell table:style-name="ce2"/>
          <table:table-cell table:style-name="ce6"/>
          <table:table-cell table:number-columns-repeated="16367" table:style-name="ce2"/>
        </table:table-row>
        <table:table-row table:style-name="ro3">
          <table:table-cell office:value-type="float" office:value="22" table:style-name="ce4">
            <text:p>22</text:p>
          </table:table-cell>
          <table:table-cell office:value-type="float" office:value="1" table:style-name="ce2">
            <text:p>1</text:p>
          </table:table-cell>
          <table:table-cell office:value-type="float" office:value="1" table:style-name="ce2">
            <text:p>1</text:p>
          </table:table-cell>
          <table:table-cell table:number-columns-repeated="8" table:style-name="ce2"/>
          <table:table-cell office:value-type="string" office:string-value="C22/G1/R1" table:formula="of:=CONCATENATE(IF([.A4]=&quot;&quot;;&quot;&quot;;CONCATENATE(&quot;C&quot;; [.A4]));IF([.B4]=&quot;&quot;;&quot;&quot;;CONCATENATE(&quot;/G&quot;;[.B4]));IF([.C4]=&quot;&quot;;&quot;&quot;;CONCATENATE(&quot;/R&quot;;[.C4])); IF([.D4]=&quot;&quot;;&quot;&quot;;CONCATENATE(&quot;/G&quot;;[.B4];&quot;.&quot;;[.D4])); IF([.E4]=&quot;&quot;;&quot;&quot;;CONCATENATE(&quot;/R&quot;;[.E4])); IF([.F4]=&quot;&quot;;&quot;&quot;;CONCATENATE(&quot;/G&quot;;[.B4];&quot;.&quot;;[.D4];&quot;.&quot;;[.F4])); IF([.G4]=&quot;&quot;;&quot;&quot;;CONCATENATE(&quot;/R&quot;;[.G4])); IF([.H4]=&quot;&quot;;&quot;&quot;;CONCATENATE(&quot;/G&quot;;[.B4];&quot;.&quot;;[.D4];&quot;.&quot;;[.F4];&quot;.&quot;;[.H4])); IF([.I4]=&quot;&quot;;&quot;&quot;;CONCATENATE(&quot;/R&quot;;[.I4]));IF([.J4]=&quot;&quot;;&quot;&quot;;CONCATENATE(&quot;/G&quot;;[.B4];&quot;.&quot;;[.D4];&quot;.&quot;;[.F4];&quot;.&quot;;[.H4]; &quot;.&quot;;[.J4])); IF([.K4]=&quot;&quot;;&quot;&quot;;CONCATENATE(&quot;/R&quot;;[.K4])))" table:style-name="ce2">
            <text:p>C22/G1/R1</text:p>
          </table:table-cell>
          <table:table-cell office:value-type="string" table:style-name="ce2">
            <text:p>CRITERION.EXCLUSION.CONFLICT_OF_INTEREST.EARLY_TERMINATION</text:p>
          </table:table-cell>
          <table:table-cell office:value-type="string" table:style-name="ce2">
            <text:p>974c8196-9d1c-419c-9ca9-45bb9f5fd59a</text:p>
          </table:table-cell>
          <table:table-cell office:value-type="string" table:style-name="ce9">
            <text:p>Your answer?</text:p>
          </table:table-cell>
          <table:table-cell table:style-name="ce2"/>
          <table:table-cell table:style-name="ce6"/>
          <table:table-cell table:number-columns-repeated="16367" table:style-name="ce2"/>
        </table:table-row>
        <table:table-row table:style-name="ro3">
          <table:table-cell office:value-type="float" office:value="22" table:style-name="ce4">
            <text:p>22</text:p>
          </table:table-cell>
          <table:table-cell office:value-type="float" office:value="1" table:style-name="ce2">
            <text:p>1</text:p>
          </table:table-cell>
          <table:table-cell table:style-name="ce2"/>
          <table:table-cell office:value-type="float" office:value="1" table:style-name="ce2">
            <text:p>1</text:p>
          </table:table-cell>
          <table:table-cell table:number-columns-repeated="7" table:style-name="ce2"/>
          <table:table-cell office:value-type="string" office:string-value="C22/G1/G1.1" table:formula="of:=CONCATENATE(IF([.A5]=&quot;&quot;;&quot;&quot;;CONCATENATE(&quot;C&quot;; [.A5]));IF([.B5]=&quot;&quot;;&quot;&quot;;CONCATENATE(&quot;/G&quot;;[.B5]));IF([.C5]=&quot;&quot;;&quot;&quot;;CONCATENATE(&quot;/R&quot;;[.C5])); IF([.D5]=&quot;&quot;;&quot;&quot;;CONCATENATE(&quot;/G&quot;;[.B5];&quot;.&quot;;[.D5])); IF([.E5]=&quot;&quot;;&quot;&quot;;CONCATENATE(&quot;/R&quot;;[.E5])); IF([.F5]=&quot;&quot;;&quot;&quot;;CONCATENATE(&quot;/G&quot;;[.B5];&quot;.&quot;;[.D5];&quot;.&quot;;[.F5])); IF([.G5]=&quot;&quot;;&quot;&quot;;CONCATENATE(&quot;/R&quot;;[.G5])); IF([.H5]=&quot;&quot;;&quot;&quot;;CONCATENATE(&quot;/G&quot;;[.B5];&quot;.&quot;;[.D5];&quot;.&quot;;[.F5];&quot;.&quot;;[.H5])); IF([.I5]=&quot;&quot;;&quot;&quot;;CONCATENATE(&quot;/R&quot;;[.I5]));IF([.J5]=&quot;&quot;;&quot;&quot;;CONCATENATE(&quot;/G&quot;;[.B5];&quot;.&quot;;[.D5];&quot;.&quot;;[.F5];&quot;.&quot;;[.H5]; &quot;.&quot;;[.J5])); IF([.K5]=&quot;&quot;;&quot;&quot;;CONCATENATE(&quot;/R&quot;;[.K5])))" table:style-name="ce2">
            <text:p>C22/G1/G1.1</text:p>
          </table:table-cell>
          <table:table-cell office:value-type="string" table:style-name="ce2">
            <text:p>CRITERION.EXCLUSION.CONFLICT_OF_INTEREST.EARLY_TERMINATION</text:p>
          </table:table-cell>
          <table:table-cell office:value-type="string" table:style-name="ce2">
            <text:p>2cbcf978-765c-40aa-996b-b1d082485cef</text:p>
          </table:table-cell>
          <table:table-cell table:style-name="ce9"/>
          <table:table-cell office:value-type="string" table:style-name="ce2">
            <text:p>GROUP_FULFILLED.ON_TRUE</text:p>
          </table:table-cell>
          <table:table-cell table:style-name="ce6"/>
          <table:table-cell table:number-columns-repeated="16367" table:style-name="ce2"/>
        </table:table-row>
        <table:table-row table:style-name="ro3">
          <table:table-cell office:value-type="float" office:value="22" table:style-name="ce4">
            <text:p>22</text:p>
          </table:table-cell>
          <table:table-cell office:value-type="float" office:value="1" table:style-name="ce2">
            <text:p>1</text:p>
          </table:table-cell>
          <table:table-cell table:style-name="ce2"/>
          <table:table-cell office:value-type="float" office:value="1" table:style-name="ce2">
            <text:p>1</text:p>
          </table:table-cell>
          <table:table-cell office:value-type="float" office:value="1" table:style-name="ce2">
            <text:p>1</text:p>
          </table:table-cell>
          <table:table-cell table:number-columns-repeated="6" table:style-name="ce2"/>
          <table:table-cell office:value-type="string" office:string-value="C22/G1/G1.1/R1" table:formula="of:=CONCATENATE(IF([.A6]=&quot;&quot;;&quot;&quot;;CONCATENATE(&quot;C&quot;; [.A6]));IF([.B6]=&quot;&quot;;&quot;&quot;;CONCATENATE(&quot;/G&quot;;[.B6]));IF([.C6]=&quot;&quot;;&quot;&quot;;CONCATENATE(&quot;/R&quot;;[.C6])); IF([.D6]=&quot;&quot;;&quot;&quot;;CONCATENATE(&quot;/G&quot;;[.B6];&quot;.&quot;;[.D6])); IF([.E6]=&quot;&quot;;&quot;&quot;;CONCATENATE(&quot;/R&quot;;[.E6])); IF([.F6]=&quot;&quot;;&quot;&quot;;CONCATENATE(&quot;/G&quot;;[.B6];&quot;.&quot;;[.D6];&quot;.&quot;;[.F6])); IF([.G6]=&quot;&quot;;&quot;&quot;;CONCATENATE(&quot;/R&quot;;[.G6])); IF([.H6]=&quot;&quot;;&quot;&quot;;CONCATENATE(&quot;/G&quot;;[.B6];&quot;.&quot;;[.D6];&quot;.&quot;;[.F6];&quot;.&quot;;[.H6])); IF([.I6]=&quot;&quot;;&quot;&quot;;CONCATENATE(&quot;/R&quot;;[.I6]));IF([.J6]=&quot;&quot;;&quot;&quot;;CONCATENATE(&quot;/G&quot;;[.B6];&quot;.&quot;;[.D6];&quot;.&quot;;[.F6];&quot;.&quot;;[.H6]; &quot;.&quot;;[.J6])); IF([.K6]=&quot;&quot;;&quot;&quot;;CONCATENATE(&quot;/R&quot;;[.K6])))" table:style-name="ce2">
            <text:p>C22/G1/G1.1/R1</text:p>
          </table:table-cell>
          <table:table-cell office:value-type="string" table:style-name="ce2">
            <text:p>CRITERION.EXCLUSION.CONFLICT_OF_INTEREST.EARLY_TERMINATION</text:p>
          </table:table-cell>
          <table:table-cell office:value-type="string" table:style-name="ce2">
            <text:p>e098da8e-4717-4500-965f-f882d5b4e1ad</text:p>
          </table:table-cell>
          <table:table-cell office:value-type="string" table:style-name="ce9">
            <text:p>Please describe them</text:p>
          </table:table-cell>
          <table:table-cell table:style-name="ce2"/>
          <table:table-cell table:style-name="ce6"/>
          <table:table-cell table:number-columns-repeated="16367" table:style-name="ce2"/>
        </table:table-row>
        <table:table-row table:style-name="ro3">
          <table:table-cell office:value-type="float" office:value="22" table:style-name="ce4">
            <text:p>22</text:p>
          </table:table-cell>
          <table:table-cell office:value-type="float" office:value="1" table:style-name="ce2">
            <text:p>1</text:p>
          </table:table-cell>
          <table:table-cell table:style-name="ce2"/>
          <table:table-cell office:value-type="float" office:value="1" table:style-name="ce2">
            <text:p>1</text:p>
          </table:table-cell>
          <table:table-cell table:style-name="ce2"/>
          <table:table-cell office:value-type="float" office:value="1" table:style-name="ce2">
            <text:p>1</text:p>
          </table:table-cell>
          <table:table-cell table:number-columns-repeated="5" table:style-name="ce2"/>
          <table:table-cell office:value-type="string" office:string-value="C22/G1/G1.1/G1.1.1" table:formula="of:=CONCATENATE(IF([.A7]=&quot;&quot;;&quot;&quot;;CONCATENATE(&quot;C&quot;; [.A7]));IF([.B7]=&quot;&quot;;&quot;&quot;;CONCATENATE(&quot;/G&quot;;[.B7]));IF([.C7]=&quot;&quot;;&quot;&quot;;CONCATENATE(&quot;/R&quot;;[.C7])); IF([.D7]=&quot;&quot;;&quot;&quot;;CONCATENATE(&quot;/G&quot;;[.B7];&quot;.&quot;;[.D7])); IF([.E7]=&quot;&quot;;&quot;&quot;;CONCATENATE(&quot;/R&quot;;[.E7])); IF([.F7]=&quot;&quot;;&quot;&quot;;CONCATENATE(&quot;/G&quot;;[.B7];&quot;.&quot;;[.D7];&quot;.&quot;;[.F7])); IF([.G7]=&quot;&quot;;&quot;&quot;;CONCATENATE(&quot;/R&quot;;[.G7])); IF([.H7]=&quot;&quot;;&quot;&quot;;CONCATENATE(&quot;/G&quot;;[.B7];&quot;.&quot;;[.D7];&quot;.&quot;;[.F7];&quot;.&quot;;[.H7])); IF([.I7]=&quot;&quot;;&quot;&quot;;CONCATENATE(&quot;/R&quot;;[.I7]));IF([.J7]=&quot;&quot;;&quot;&quot;;CONCATENATE(&quot;/G&quot;;[.B7];&quot;.&quot;;[.D7];&quot;.&quot;;[.F7];&quot;.&quot;;[.H7]; &quot;.&quot;;[.J7])); IF([.K7]=&quot;&quot;;&quot;&quot;;CONCATENATE(&quot;/R&quot;;[.K7])))" table:style-name="ce2">
            <text:p>C22/G1/G1.1/G1.1.1</text:p>
          </table:table-cell>
          <table:table-cell office:value-type="string" table:style-name="ce2">
            <text:p>CRITERION.EXCLUSION.CONFLICT_OF_INTEREST.EARLY_TERMINATION</text:p>
          </table:table-cell>
          <table:table-cell office:value-type="string" table:style-name="ce2">
            <text:p>5f9f09f7-f701-432c-9fdc-c22c124a74c9</text:p>
          </table:table-cell>
          <table:table-cell table:style-name="ce9"/>
          <table:table-cell table:style-name="ce2"/>
          <table:table-cell table:style-name="ce6"/>
          <table:table-cell table:number-columns-repeated="16367" table:style-name="ce2"/>
        </table:table-row>
        <table:table-row table:style-name="ro3">
          <table:table-cell office:value-type="float" office:value="22" table:style-name="ce4">
            <text:p>22</text:p>
          </table:table-cell>
          <table:table-cell office:value-type="float" office:value="1" table:style-name="ce2">
            <text:p>1</text:p>
          </table:table-cell>
          <table:table-cell table:style-name="ce2"/>
          <table:table-cell office:value-type="float" office:value="1" table:style-name="ce2">
            <text:p>1</text:p>
          </table:table-cell>
          <table:table-cell table:style-name="ce2"/>
          <table:table-cell office:value-type="float" office:value="1" table:style-name="ce2">
            <text:p>1</text:p>
          </table:table-cell>
          <table:table-cell office:value-type="float" office:value="1" table:style-name="ce2">
            <text:p>1</text:p>
          </table:table-cell>
          <table:table-cell table:number-columns-repeated="4" table:style-name="ce2"/>
          <table:table-cell office:value-type="string" office:string-value="C22/G1/G1.1/G1.1.1/R1" table:formula="of:=CONCATENATE(IF([.A8]=&quot;&quot;;&quot;&quot;;CONCATENATE(&quot;C&quot;; [.A8]));IF([.B8]=&quot;&quot;;&quot;&quot;;CONCATENATE(&quot;/G&quot;;[.B8]));IF([.C8]=&quot;&quot;;&quot;&quot;;CONCATENATE(&quot;/R&quot;;[.C8])); IF([.D8]=&quot;&quot;;&quot;&quot;;CONCATENATE(&quot;/G&quot;;[.B8];&quot;.&quot;;[.D8])); IF([.E8]=&quot;&quot;;&quot;&quot;;CONCATENATE(&quot;/R&quot;;[.E8])); IF([.F8]=&quot;&quot;;&quot;&quot;;CONCATENATE(&quot;/G&quot;;[.B8];&quot;.&quot;;[.D8];&quot;.&quot;;[.F8])); IF([.G8]=&quot;&quot;;&quot;&quot;;CONCATENATE(&quot;/R&quot;;[.G8])); IF([.H8]=&quot;&quot;;&quot;&quot;;CONCATENATE(&quot;/G&quot;;[.B8];&quot;.&quot;;[.D8];&quot;.&quot;;[.F8];&quot;.&quot;;[.H8])); IF([.I8]=&quot;&quot;;&quot;&quot;;CONCATENATE(&quot;/R&quot;;[.I8]));IF([.J8]=&quot;&quot;;&quot;&quot;;CONCATENATE(&quot;/G&quot;;[.B8];&quot;.&quot;;[.D8];&quot;.&quot;;[.F8];&quot;.&quot;;[.H8]; &quot;.&quot;;[.J8])); IF([.K8]=&quot;&quot;;&quot;&quot;;CONCATENATE(&quot;/R&quot;;[.K8])))" table:style-name="ce2">
            <text:p>C22/G1/G1.1/G1.1.1/R1</text:p>
          </table:table-cell>
          <table:table-cell office:value-type="string" table:style-name="ce2">
            <text:p>CRITERION.EXCLUSION.CONFLICT_OF_INTEREST.EARLY_TERMINATION</text:p>
          </table:table-cell>
          <table:table-cell office:value-type="string" table:style-name="ce2">
            <text:p>20c5361b-7599-4ee6-b030-7f8323174d1e</text:p>
          </table:table-cell>
          <table:table-cell office:value-type="string" table:style-name="ce9">
            <text:p>Have you taken measures to demonstrate your reliability ("Self-Cleaning")?</text:p>
          </table:table-cell>
          <table:table-cell table:style-name="ce2"/>
          <table:table-cell table:style-name="ce6"/>
          <table:table-cell table:number-columns-repeated="16367" table:style-name="ce2"/>
        </table:table-row>
        <table:table-row table:style-name="ro3">
          <table:table-cell office:value-type="float" office:value="22" table:style-name="ce4">
            <text:p>22</text:p>
          </table:table-cell>
          <table:table-cell office:value-type="float" office:value="1" table:style-name="ce2">
            <text:p>1</text:p>
          </table:table-cell>
          <table:table-cell table:style-name="ce2"/>
          <table:table-cell office:value-type="float" office:value="1" table:style-name="ce2">
            <text:p>1</text:p>
          </table:table-cell>
          <table:table-cell table:style-name="ce2"/>
          <table:table-cell office:value-type="float" office:value="1" table:style-name="ce2">
            <text:p>1</text:p>
          </table:table-cell>
          <table:table-cell table:style-name="ce2"/>
          <table:table-cell office:value-type="float" office:value="1" table:style-name="ce2">
            <text:p>1</text:p>
          </table:table-cell>
          <table:table-cell table:number-columns-repeated="3" table:style-name="ce2"/>
          <table:table-cell office:value-type="string" office:string-value="C22/G1/G1.1/G1.1.1/G1.1.1.1" table:formula="of:=CONCATENATE(IF([.A9]=&quot;&quot;;&quot;&quot;;CONCATENATE(&quot;C&quot;; [.A9]));IF([.B9]=&quot;&quot;;&quot;&quot;;CONCATENATE(&quot;/G&quot;;[.B9]));IF([.C9]=&quot;&quot;;&quot;&quot;;CONCATENATE(&quot;/R&quot;;[.C9])); IF([.D9]=&quot;&quot;;&quot;&quot;;CONCATENATE(&quot;/G&quot;;[.B9];&quot;.&quot;;[.D9])); IF([.E9]=&quot;&quot;;&quot;&quot;;CONCATENATE(&quot;/R&quot;;[.E9])); IF([.F9]=&quot;&quot;;&quot;&quot;;CONCATENATE(&quot;/G&quot;;[.B9];&quot;.&quot;;[.D9];&quot;.&quot;;[.F9])); IF([.G9]=&quot;&quot;;&quot;&quot;;CONCATENATE(&quot;/R&quot;;[.G9])); IF([.H9]=&quot;&quot;;&quot;&quot;;CONCATENATE(&quot;/G&quot;;[.B9];&quot;.&quot;;[.D9];&quot;.&quot;;[.F9];&quot;.&quot;;[.H9])); IF([.I9]=&quot;&quot;;&quot;&quot;;CONCATENATE(&quot;/R&quot;;[.I9]));IF([.J9]=&quot;&quot;;&quot;&quot;;CONCATENATE(&quot;/G&quot;;[.B9];&quot;.&quot;;[.D9];&quot;.&quot;;[.F9];&quot;.&quot;;[.H9]; &quot;.&quot;;[.J9])); IF([.K9]=&quot;&quot;;&quot;&quot;;CONCATENATE(&quot;/R&quot;;[.K9])))" table:style-name="ce2">
            <text:p>C22/G1/G1.1/G1.1.1/G1.1.1.1</text:p>
          </table:table-cell>
          <table:table-cell office:value-type="string" table:style-name="ce2">
            <text:p>CRITERION.EXCLUSION.CONFLICT_OF_INTEREST.EARLY_TERMINATION</text:p>
          </table:table-cell>
          <table:table-cell office:value-type="string" table:style-name="ce2">
            <text:p>74e6c7b4-757b-4b40-ada6-fad6a997c310</text:p>
          </table:table-cell>
          <table:table-cell table:style-name="ce9"/>
          <table:table-cell office:value-type="string" table:style-name="ce2">
            <text:p>GROUP_FULFILLED.ON_TRUE</text:p>
          </table:table-cell>
          <table:table-cell table:style-name="ce6"/>
          <table:table-cell table:number-columns-repeated="16367" table:style-name="ce2"/>
        </table:table-row>
        <table:table-row table:style-name="ro1">
          <table:table-cell office:value-type="float" office:value="22" table:style-name="ce4">
            <text:p>22</text:p>
          </table:table-cell>
          <table:table-cell office:value-type="float" office:value="1" table:style-name="ce2">
            <text:p>1</text:p>
          </table:table-cell>
          <table:table-cell table:style-name="ce2"/>
          <table:table-cell office:value-type="float" office:value="1" table:style-name="ce2">
            <text:p>1</text:p>
          </table:table-cell>
          <table:table-cell table:style-name="ce2"/>
          <table:table-cell office:value-type="float" office:value="1" table:style-name="ce2">
            <text:p>1</text:p>
          </table:table-cell>
          <table:table-cell table:style-name="ce2"/>
          <table:table-cell office:value-type="float" office:value="1" table:style-name="ce2">
            <text:p>1</text:p>
          </table:table-cell>
          <table:table-cell office:value-type="float" office:value="1" table:style-name="ce2">
            <text:p>1</text:p>
          </table:table-cell>
          <table:table-cell table:number-columns-repeated="2" table:style-name="ce2"/>
          <table:table-cell office:value-type="string" office:string-value="C22/G1/G1.1/G1.1.1/G1.1.1.1/R1" table:formula="of:=CONCATENATE(IF([.A10]=&quot;&quot;;&quot;&quot;;CONCATENATE(&quot;C&quot;; [.A10]));IF([.B10]=&quot;&quot;;&quot;&quot;;CONCATENATE(&quot;/G&quot;;[.B10]));IF([.C10]=&quot;&quot;;&quot;&quot;;CONCATENATE(&quot;/R&quot;;[.C10])); IF([.D10]=&quot;&quot;;&quot;&quot;;CONCATENATE(&quot;/G&quot;;[.B10];&quot;.&quot;;[.D10])); IF([.E10]=&quot;&quot;;&quot;&quot;;CONCATENATE(&quot;/R&quot;;[.E10])); IF([.F10]=&quot;&quot;;&quot;&quot;;CONCATENATE(&quot;/G&quot;;[.B10];&quot;.&quot;;[.D10];&quot;.&quot;;[.F10])); IF([.G10]=&quot;&quot;;&quot;&quot;;CONCATENATE(&quot;/R&quot;;[.G10])); IF([.H10]=&quot;&quot;;&quot;&quot;;CONCATENATE(&quot;/G&quot;;[.B10];&quot;.&quot;;[.D10];&quot;.&quot;;[.F10];&quot;.&quot;;[.H10])); IF([.I10]=&quot;&quot;;&quot;&quot;;CONCATENATE(&quot;/R&quot;;[.I10]));IF([.J10]=&quot;&quot;;&quot;&quot;;CONCATENATE(&quot;/G&quot;;[.B10];&quot;.&quot;;[.D10];&quot;.&quot;;[.F10];&quot;.&quot;;[.H10]; &quot;.&quot;;[.J10])); IF([.K10]=&quot;&quot;;&quot;&quot;;CONCATENATE(&quot;/R&quot;;[.K10])))" table:style-name="ce2">
            <text:p>C22/G1/G1.1/G1.1.1/G1.1.1.1/R1</text:p>
          </table:table-cell>
          <table:table-cell office:value-type="string" table:style-name="ce2">
            <text:p>CRITERION.EXCLUSION.CONFLICT_OF_INTEREST.EARLY_TERMINATION</text:p>
          </table:table-cell>
          <table:table-cell office:value-type="string" table:style-name="ce2">
            <text:p>7b07904f-e080-401a-a3a1-9a3efeeda54b</text:p>
          </table:table-cell>
          <table:table-cell office:value-type="string" table:style-name="ce9">
            <text:p>Please describe them</text:p>
          </table:table-cell>
          <table:table-cell table:style-name="ce2"/>
          <table:table-cell table:style-name="ce6"/>
          <table:table-cell table:number-columns-repeated="16367" table:style-name="ce2"/>
        </table:table-row>
        <table:table-row table:style-name="ro2">
          <table:table-cell table:number-columns-repeated="14" table:style-name="ce14"/>
          <table:table-cell table:style-name="ce15"/>
          <table:table-cell table:style-name="ce14"/>
          <table:table-cell table:style-name="ce16"/>
          <table:table-cell table:number-columns-repeated="16367" table:style-name="ce2"/>
        </table:table-row>
        <table:table-row table:number-rows-repeated="1048565" table:style-name="ro1">
          <table:table-cell table:number-columns-repeated="16384"/>
        </table:table-row>
      </table:table>
      <table:table table:name="EG-Misinterpretation" table:style-name="ta2">
        <table:table-column table:style-name="co30" table:number-columns-repeated="2" table:default-cell-style-name="ce19"/>
        <table:table-column table:style-name="co11" table:number-columns-repeated="10" table:default-cell-style-name="ce19"/>
        <table:table-column table:style-name="co31" table:default-cell-style-name="ce19"/>
        <table:table-column table:style-name="co14" table:number-columns-repeated="16371" table:default-cell-style-name="ce19"/>
        <table:table-row table:style-name="ro1">
          <table:table-cell office:value-type="string" table:style-name="ce22">
            <text:p>CRITERION ID</text:p>
          </table:table-cell>
          <table:table-cell office:value-type="string" table:style-name="ce22">
            <text:p>GROUP LEVEL 1</text:p>
          </table:table-cell>
          <table:table-cell office:value-type="string" table:style-name="ce22">
            <text:p>REQUIREMENTS LEVEL 1</text:p>
          </table:table-cell>
          <table:table-cell office:value-type="string" table:style-name="ce22">
            <text:p>SUBGROUP LEVEL 2</text:p>
          </table:table-cell>
          <table:table-cell office:value-type="string" table:style-name="ce22">
            <text:p>REQUIREMENTS LEVEL 2</text:p>
          </table:table-cell>
          <table:table-cell office:value-type="string" table:style-name="ce22">
            <text:p>SUBGROUP LEVEL 3</text:p>
          </table:table-cell>
          <table:table-cell office:value-type="string" table:style-name="ce22">
            <text:p>REQUIREMENTS LEVEL 3</text:p>
          </table:table-cell>
          <table:table-cell office:value-type="string" table:style-name="ce22">
            <text:p>SUBGROUP LEVEL 4</text:p>
          </table:table-cell>
          <table:table-cell office:value-type="string" table:style-name="ce22">
            <text:p>REQUIREMENTS LEVEL 4</text:p>
          </table:table-cell>
          <table:table-cell office:value-type="string" table:style-name="ce22">
            <text:p><text:s/></text:p>
          </table:table-cell>
          <table:table-cell table:style-name="ce22"/>
          <table:table-cell office:value-type="string" table:style-name="ce27">
            <text:p>ITEM ID</text:p>
          </table:table-cell>
          <table:table-cell office:value-type="string" table:style-name="ce27">
            <text:p>Criterion Code</text:p>
          </table:table-cell>
          <table:table-cell office:value-type="string" table:style-name="ce27">
            <text:p>Element UUID</text:p>
          </table:table-cell>
          <table:table-cell office:value-type="string" table:style-name="ce27">
            <text:p>Criterion/Requirement description</text:p>
          </table:table-cell>
          <table:table-cell office:value-type="string" table:style-name="ce27">
            <text:p>PI</text:p>
          </table:table-cell>
          <table:table-cell office:value-type="string" table:style-name="ce24">
            <text:p>Multiple instances possible?</text:p>
          </table:table-cell>
          <table:table-cell table:number-columns-repeated="16367" table:style-name="ce22"/>
        </table:table-row>
        <table:table-row table:style-name="ro1">
          <table:table-cell office:value-type="float" office:value="23" table:style-name="ce23">
            <text:p>23</text:p>
          </table:table-cell>
          <table:table-cell table:number-columns-repeated="10" table:style-name="ce23"/>
          <table:table-cell office:value-type="string" office:string-value="C23" table:formula="of:=CONCATENATE(IF([.A2]=&quot;&quot;;&quot;&quot;;CONCATENATE(&quot;C&quot;; [.A2]));IF([.B2]=&quot;&quot;;&quot;&quot;;CONCATENATE(&quot;/G&quot;;[.B2]));IF([.C2]=&quot;&quot;;&quot;&quot;;CONCATENATE(&quot;/R&quot;;[.C2])); IF([.D2]=&quot;&quot;;&quot;&quot;;CONCATENATE(&quot;/G&quot;;[.B2];&quot;.&quot;;[.D2])); IF([.E2]=&quot;&quot;;&quot;&quot;;CONCATENATE(&quot;/R&quot;;[.E2])); IF([.F2]=&quot;&quot;;&quot;&quot;;CONCATENATE(&quot;/G&quot;;[.B2];&quot;.&quot;;[.D2];&quot;.&quot;;[.F2])); IF([.G2]=&quot;&quot;;&quot;&quot;;CONCATENATE(&quot;/R&quot;;[.G2])); IF([.H2]=&quot;&quot;;&quot;&quot;;CONCATENATE(&quot;/G&quot;;[.B2];&quot;.&quot;;[.D2];&quot;.&quot;;[.F2];&quot;.&quot;;[.H2])); IF([.I2]=&quot;&quot;;&quot;&quot;;CONCATENATE(&quot;/R&quot;;[.I2]));IF([.J2]=&quot;&quot;;&quot;&quot;;CONCATENATE(&quot;/G&quot;;[.B2];&quot;.&quot;;[.D2];&quot;.&quot;;[.F2];&quot;.&quot;;[.H2]; &quot;.&quot;;[.J2])); IF([.K2]=&quot;&quot;;&quot;&quot;;CONCATENATE(&quot;/R&quot;;[.K2])))" table:style-name="ce23">
            <text:p>C23</text:p>
          </table:table-cell>
          <table:table-cell office:value-type="string" table:style-name="ce23">
            <text:p>CRITERION.EXCLUSION.CONFLICT_OF_INTEREST.MISINTERPRETATION</text:p>
          </table:table-cell>
          <table:table-cell office:value-type="string" table:style-name="ce23">
            <text:p>696a75b2-6107-428f-8b74-82affb67e184</text:p>
          </table:table-cell>
          <table:table-cell office:value-type="string" table:style-name="ce23">
            <text:p>Can the economic operator confirm the four exclusion grounds, that it has not been guilty of serious misrepresentation in supplying the information required for the verification of the absence of grounds for exclusion or the fulfilment of the selection criteria, that it has not withheld such information, it has been able, without delay, to submit the supporting documents required by a contracting authority or contracting entity, and it has not undertaken to unduly influence the decision making process of the contracting authority or contracting entity, to obtain confidential information that may confer upon it undue advantages in the procurement procedure or to negligently provide misleading information that may have a material influence on decisions concerning exclusion, selection or award?</text:p>
          </table:table-cell>
          <table:table-cell table:style-name="ce23"/>
          <table:table-cell table:style-name="ce26"/>
          <table:table-cell table:number-columns-repeated="16367" table:style-name="ce22"/>
        </table:table-row>
        <table:table-row table:style-name="ro1">
          <table:table-cell office:value-type="float" office:value="23" table:style-name="ce21">
            <text:p>23</text:p>
          </table:table-cell>
          <table:table-cell office:value-type="float" office:value="1" table:style-name="ce22">
            <text:p>1</text:p>
          </table:table-cell>
          <table:table-cell table:number-columns-repeated="9" table:style-name="ce22"/>
          <table:table-cell office:value-type="string" office:string-value="C23/G1" table:formula="of:=CONCATENATE(IF([.A3]=&quot;&quot;;&quot;&quot;;CONCATENATE(&quot;C&quot;; [.A3]));IF([.B3]=&quot;&quot;;&quot;&quot;;CONCATENATE(&quot;/G&quot;;[.B3]));IF([.C3]=&quot;&quot;;&quot;&quot;;CONCATENATE(&quot;/R&quot;;[.C3])); IF([.D3]=&quot;&quot;;&quot;&quot;;CONCATENATE(&quot;/G&quot;;[.B3];&quot;.&quot;;[.D3])); IF([.E3]=&quot;&quot;;&quot;&quot;;CONCATENATE(&quot;/R&quot;;[.E3])); IF([.F3]=&quot;&quot;;&quot;&quot;;CONCATENATE(&quot;/G&quot;;[.B3];&quot;.&quot;;[.D3];&quot;.&quot;;[.F3])); IF([.G3]=&quot;&quot;;&quot;&quot;;CONCATENATE(&quot;/R&quot;;[.G3])); IF([.H3]=&quot;&quot;;&quot;&quot;;CONCATENATE(&quot;/G&quot;;[.B3];&quot;.&quot;;[.D3];&quot;.&quot;;[.F3];&quot;.&quot;;[.H3])); IF([.I3]=&quot;&quot;;&quot;&quot;;CONCATENATE(&quot;/R&quot;;[.I3]));IF([.J3]=&quot;&quot;;&quot;&quot;;CONCATENATE(&quot;/G&quot;;[.B3];&quot;.&quot;;[.D3];&quot;.&quot;;[.F3];&quot;.&quot;;[.H3]; &quot;.&quot;;[.J3])); IF([.K3]=&quot;&quot;;&quot;&quot;;CONCATENATE(&quot;/R&quot;;[.K3])))" table:style-name="ce22">
            <text:p>C23/G1</text:p>
          </table:table-cell>
          <table:table-cell office:value-type="string" table:style-name="ce22">
            <text:p>CRITERION.EXCLUSION.CONFLICT_OF_INTEREST.MISINTERPRETATION</text:p>
          </table:table-cell>
          <table:table-cell office:value-type="string" table:style-name="ce22">
            <text:p>30450436-f559-4dfa-98ba-f0842ed9d2a0</text:p>
          </table:table-cell>
          <table:table-cell table:number-columns-repeated="2" table:style-name="ce22"/>
          <table:table-cell table:style-name="ce24"/>
          <table:table-cell table:number-columns-repeated="16367" table:style-name="ce22"/>
        </table:table-row>
        <table:table-row table:style-name="ro1">
          <table:table-cell office:value-type="float" office:value="23" table:style-name="ce21">
            <text:p>23</text:p>
          </table:table-cell>
          <table:table-cell office:value-type="float" office:value="1" table:style-name="ce22">
            <text:p>1</text:p>
          </table:table-cell>
          <table:table-cell office:value-type="float" office:value="1" table:style-name="ce22">
            <text:p>1</text:p>
          </table:table-cell>
          <table:table-cell table:number-columns-repeated="8" table:style-name="ce22"/>
          <table:table-cell office:value-type="string" office:string-value="C23/G1/R1" table:formula="of:=CONCATENATE(IF([.A4]=&quot;&quot;;&quot;&quot;;CONCATENATE(&quot;C&quot;; [.A4]));IF([.B4]=&quot;&quot;;&quot;&quot;;CONCATENATE(&quot;/G&quot;;[.B4]));IF([.C4]=&quot;&quot;;&quot;&quot;;CONCATENATE(&quot;/R&quot;;[.C4])); IF([.D4]=&quot;&quot;;&quot;&quot;;CONCATENATE(&quot;/G&quot;;[.B4];&quot;.&quot;;[.D4])); IF([.E4]=&quot;&quot;;&quot;&quot;;CONCATENATE(&quot;/R&quot;;[.E4])); IF([.F4]=&quot;&quot;;&quot;&quot;;CONCATENATE(&quot;/G&quot;;[.B4];&quot;.&quot;;[.D4];&quot;.&quot;;[.F4])); IF([.G4]=&quot;&quot;;&quot;&quot;;CONCATENATE(&quot;/R&quot;;[.G4])); IF([.H4]=&quot;&quot;;&quot;&quot;;CONCATENATE(&quot;/G&quot;;[.B4];&quot;.&quot;;[.D4];&quot;.&quot;;[.F4];&quot;.&quot;;[.H4])); IF([.I4]=&quot;&quot;;&quot;&quot;;CONCATENATE(&quot;/R&quot;;[.I4]));IF([.J4]=&quot;&quot;;&quot;&quot;;CONCATENATE(&quot;/G&quot;;[.B4];&quot;.&quot;;[.D4];&quot;.&quot;;[.F4];&quot;.&quot;;[.H4]; &quot;.&quot;;[.J4])); IF([.K4]=&quot;&quot;;&quot;&quot;;CONCATENATE(&quot;/R&quot;;[.K4])))" table:style-name="ce22">
            <text:p>C23/G1/R1</text:p>
          </table:table-cell>
          <table:table-cell office:value-type="string" table:style-name="ce22">
            <text:p>CRITERION.EXCLUSION.CONFLICT_OF_INTEREST.MISINTERPRETATION</text:p>
          </table:table-cell>
          <table:table-cell office:value-type="string" table:style-name="ce22">
            <text:p>974c8196-9d1c-419c-9ca9-45bb9f5fd59a</text:p>
          </table:table-cell>
          <table:table-cell office:value-type="string" table:style-name="ce22">
            <text:p>Your answer?</text:p>
          </table:table-cell>
          <table:table-cell table:style-name="ce22"/>
          <table:table-cell table:style-name="ce24"/>
          <table:table-cell table:number-columns-repeated="16367" table:style-name="ce22"/>
        </table:table-row>
        <table:table-row table:style-name="ro2">
          <table:table-cell table:number-columns-repeated="16" table:style-name="ce20"/>
          <table:table-cell table:style-name="ce16"/>
          <table:table-cell table:number-columns-repeated="16367" table:style-name="ce22"/>
        </table:table-row>
        <table:table-row table:number-rows-repeated="1048571" table:style-name="ro1">
          <table:table-cell table:number-columns-repeated="16384"/>
        </table:table-row>
      </table:table>
      <table:table table:name="EG-Purely_national" table:style-name="ta1">
        <table:table-column table:style-name="co19" table:default-cell-style-name="ce19"/>
        <table:table-column table:style-name="co20" table:number-columns-repeated="8" table:default-cell-style-name="ce19"/>
        <table:table-column table:style-name="co32" table:default-cell-style-name="ce19"/>
        <table:table-column table:style-name="co33" table:default-cell-style-name="ce19"/>
        <table:table-column table:style-name="co3" table:default-cell-style-name="ce19"/>
        <table:table-column table:style-name="co34" table:default-cell-style-name="ce19"/>
        <table:table-column table:style-name="co35" table:default-cell-style-name="ce19"/>
        <table:table-column table:style-name="co36" table:default-cell-style-name="ce19"/>
        <table:table-column table:style-name="co24" table:default-cell-style-name="ce19"/>
        <table:table-column table:style-name="co14" table:number-columns-repeated="16368" table:default-cell-style-name="ce19"/>
        <table:table-row table:style-name="ro1">
          <table:table-cell office:value-type="string" table:style-name="ce22">
            <text:p>CRITERION ID</text:p>
          </table:table-cell>
          <table:table-cell office:value-type="string" table:style-name="ce22">
            <text:p>GROUP LEVEL 1</text:p>
          </table:table-cell>
          <table:table-cell office:value-type="string" table:style-name="ce22">
            <text:p>REQUIREMENTS LEVEL 1</text:p>
          </table:table-cell>
          <table:table-cell office:value-type="string" table:style-name="ce22">
            <text:p>SUBGROUP LEVEL 2</text:p>
          </table:table-cell>
          <table:table-cell office:value-type="string" table:style-name="ce22">
            <text:p>REQUIREMENTS LEVEL 2</text:p>
          </table:table-cell>
          <table:table-cell office:value-type="string" table:style-name="ce22">
            <text:p>SUBGROUP LEVEL 3</text:p>
          </table:table-cell>
          <table:table-cell office:value-type="string" table:style-name="ce22">
            <text:p>REQUIREMENTS LEVEL 3</text:p>
          </table:table-cell>
          <table:table-cell office:value-type="string" table:style-name="ce22">
            <text:p>SUBGROUP LEVEL 4</text:p>
          </table:table-cell>
          <table:table-cell office:value-type="string" table:style-name="ce22">
            <text:p>REQUIREMENTS LEVEL 4</text:p>
          </table:table-cell>
          <table:table-cell office:value-type="string" table:style-name="ce22">
            <text:p><text:s/></text:p>
          </table:table-cell>
          <table:table-cell table:style-name="ce22"/>
          <table:table-cell office:value-type="string" table:style-name="ce27">
            <text:p>ITEM ID</text:p>
          </table:table-cell>
          <table:table-cell office:value-type="string" table:style-name="ce27">
            <text:p>Criterion Code</text:p>
          </table:table-cell>
          <table:table-cell office:value-type="string" table:style-name="ce27">
            <text:p>Element UUID</text:p>
          </table:table-cell>
          <table:table-cell office:value-type="string" table:style-name="ce27">
            <text:p>Criterion/Requirement description</text:p>
          </table:table-cell>
          <table:table-cell office:value-type="string" table:style-name="ce27">
            <text:p>PI</text:p>
          </table:table-cell>
          <table:table-cell office:value-type="string" table:style-name="ce24">
            <text:p>Multiple instances possible?</text:p>
          </table:table-cell>
          <table:table-cell table:number-columns-repeated="16367" table:style-name="ce22"/>
        </table:table-row>
        <table:table-row table:style-name="ro1">
          <table:table-cell office:value-type="float" office:value="24" table:style-name="ce23">
            <text:p>24</text:p>
          </table:table-cell>
          <table:table-cell table:number-columns-repeated="10" table:style-name="ce23"/>
          <table:table-cell office:value-type="string" office:string-value="C24" table:formula="of:=CONCATENATE(IF([.A2]=&quot;&quot;;&quot;&quot;;CONCATENATE(&quot;C&quot;; [.A2]));IF([.B2]=&quot;&quot;;&quot;&quot;;CONCATENATE(&quot;/G&quot;;[.B2]));IF([.C2]=&quot;&quot;;&quot;&quot;;CONCATENATE(&quot;/R&quot;;[.C2])); IF([.D2]=&quot;&quot;;&quot;&quot;;CONCATENATE(&quot;/G&quot;;[.B2];&quot;.&quot;;[.D2])); IF([.E2]=&quot;&quot;;&quot;&quot;;CONCATENATE(&quot;/R&quot;;[.E2])); IF([.F2]=&quot;&quot;;&quot;&quot;;CONCATENATE(&quot;/G&quot;;[.B2];&quot;.&quot;;[.D2];&quot;.&quot;;[.F2])); IF([.G2]=&quot;&quot;;&quot;&quot;;CONCATENATE(&quot;/R&quot;;[.G2])); IF([.H2]=&quot;&quot;;&quot;&quot;;CONCATENATE(&quot;/G&quot;;[.B2];&quot;.&quot;;[.D2];&quot;.&quot;;[.F2];&quot;.&quot;;[.H2])); IF([.I2]=&quot;&quot;;&quot;&quot;;CONCATENATE(&quot;/R&quot;;[.I2]));IF([.J2]=&quot;&quot;;&quot;&quot;;CONCATENATE(&quot;/G&quot;;[.B2];&quot;.&quot;;[.D2];&quot;.&quot;;[.F2];&quot;.&quot;;[.H2]; &quot;.&quot;;[.J2])); IF([.K2]=&quot;&quot;;&quot;&quot;;CONCATENATE(&quot;/R&quot;;[.K2])))" table:style-name="ce23">
            <text:p>C24</text:p>
          </table:table-cell>
          <table:table-cell office:value-type="string" table:style-name="ce23">
            <text:p>CRITERION.EXCLUSION.NATIONAL.OTHER</text:p>
          </table:table-cell>
          <table:table-cell office:value-type="string" table:style-name="ce23">
            <text:p>63adb07d-db1b-4ef0-a14e-a99785cf8cf6</text:p>
          </table:table-cell>
          <table:table-cell office:value-type="string" table:style-name="ce23">
            <text:p>Other exclusion grounds that may be foreseen in the national legislation of the contracting authority’s or contracting entity’s Member State. Do the purely national grounds of exclusion, which are specified in the relevant notice or in the procurement documents, apply?</text:p>
          </table:table-cell>
          <table:table-cell table:style-name="ce23"/>
          <table:table-cell table:style-name="ce26"/>
          <table:table-cell table:number-columns-repeated="16367" table:style-name="ce22"/>
        </table:table-row>
        <table:table-row table:style-name="ro1">
          <table:table-cell office:value-type="float" office:value="24" table:style-name="ce21">
            <text:p>24</text:p>
          </table:table-cell>
          <table:table-cell office:value-type="float" office:value="1" table:style-name="ce22">
            <text:p>1</text:p>
          </table:table-cell>
          <table:table-cell table:number-columns-repeated="9" table:style-name="ce22"/>
          <table:table-cell office:value-type="string" office:string-value="C24/G1" table:formula="of:=CONCATENATE(IF([.A3]=&quot;&quot;;&quot;&quot;;CONCATENATE(&quot;C&quot;; [.A3]));IF([.B3]=&quot;&quot;;&quot;&quot;;CONCATENATE(&quot;/G&quot;;[.B3]));IF([.C3]=&quot;&quot;;&quot;&quot;;CONCATENATE(&quot;/R&quot;;[.C3])); IF([.D3]=&quot;&quot;;&quot;&quot;;CONCATENATE(&quot;/G&quot;;[.B3];&quot;.&quot;;[.D3])); IF([.E3]=&quot;&quot;;&quot;&quot;;CONCATENATE(&quot;/R&quot;;[.E3])); IF([.F3]=&quot;&quot;;&quot;&quot;;CONCATENATE(&quot;/G&quot;;[.B3];&quot;.&quot;;[.D3];&quot;.&quot;;[.F3])); IF([.G3]=&quot;&quot;;&quot;&quot;;CONCATENATE(&quot;/R&quot;;[.G3])); IF([.H3]=&quot;&quot;;&quot;&quot;;CONCATENATE(&quot;/G&quot;;[.B3];&quot;.&quot;;[.D3];&quot;.&quot;;[.F3];&quot;.&quot;;[.H3])); IF([.I3]=&quot;&quot;;&quot;&quot;;CONCATENATE(&quot;/R&quot;;[.I3]));IF([.J3]=&quot;&quot;;&quot;&quot;;CONCATENATE(&quot;/G&quot;;[.B3];&quot;.&quot;;[.D3];&quot;.&quot;;[.F3];&quot;.&quot;;[.H3]; &quot;.&quot;;[.J3])); IF([.K3]=&quot;&quot;;&quot;&quot;;CONCATENATE(&quot;/R&quot;;[.K3])))" table:style-name="ce22">
            <text:p>C24/G1</text:p>
          </table:table-cell>
          <table:table-cell office:value-type="string" table:style-name="ce22">
            <text:p>CRITERION.EXCLUSION.NATIONAL.OTHER</text:p>
          </table:table-cell>
          <table:table-cell office:value-type="string" table:style-name="ce22">
            <text:p>77ae3f29-7c5f-4afa-af97-24afec48c5bf</text:p>
          </table:table-cell>
          <table:table-cell table:number-columns-repeated="2" table:style-name="ce22"/>
          <table:table-cell table:style-name="ce24"/>
          <table:table-cell table:number-columns-repeated="16367" table:style-name="ce22"/>
        </table:table-row>
        <table:table-row table:style-name="ro1">
          <table:table-cell office:value-type="float" office:value="24" table:style-name="ce21">
            <text:p>24</text:p>
          </table:table-cell>
          <table:table-cell office:value-type="float" office:value="1" table:style-name="ce22">
            <text:p>1</text:p>
          </table:table-cell>
          <table:table-cell office:value-type="float" office:value="1" table:style-name="ce22">
            <text:p>1</text:p>
          </table:table-cell>
          <table:table-cell table:number-columns-repeated="8" table:style-name="ce22"/>
          <table:table-cell office:value-type="string" office:string-value="C24/G1/R1" table:formula="of:=CONCATENATE(IF([.A4]=&quot;&quot;;&quot;&quot;;CONCATENATE(&quot;C&quot;; [.A4]));IF([.B4]=&quot;&quot;;&quot;&quot;;CONCATENATE(&quot;/G&quot;;[.B4]));IF([.C4]=&quot;&quot;;&quot;&quot;;CONCATENATE(&quot;/R&quot;;[.C4])); IF([.D4]=&quot;&quot;;&quot;&quot;;CONCATENATE(&quot;/G&quot;;[.B4];&quot;.&quot;;[.D4])); IF([.E4]=&quot;&quot;;&quot;&quot;;CONCATENATE(&quot;/R&quot;;[.E4])); IF([.F4]=&quot;&quot;;&quot;&quot;;CONCATENATE(&quot;/G&quot;;[.B4];&quot;.&quot;;[.D4];&quot;.&quot;;[.F4])); IF([.G4]=&quot;&quot;;&quot;&quot;;CONCATENATE(&quot;/R&quot;;[.G4])); IF([.H4]=&quot;&quot;;&quot;&quot;;CONCATENATE(&quot;/G&quot;;[.B4];&quot;.&quot;;[.D4];&quot;.&quot;;[.F4];&quot;.&quot;;[.H4])); IF([.I4]=&quot;&quot;;&quot;&quot;;CONCATENATE(&quot;/R&quot;;[.I4]));IF([.J4]=&quot;&quot;;&quot;&quot;;CONCATENATE(&quot;/G&quot;;[.B4];&quot;.&quot;;[.D4];&quot;.&quot;;[.F4];&quot;.&quot;;[.H4]; &quot;.&quot;;[.J4])); IF([.K4]=&quot;&quot;;&quot;&quot;;CONCATENATE(&quot;/R&quot;;[.K4])))" table:style-name="ce22">
            <text:p>C24/G1/R1</text:p>
          </table:table-cell>
          <table:table-cell office:value-type="string" table:style-name="ce22">
            <text:p>CRITERION.EXCLUSION.NATIONAL.OTHER</text:p>
          </table:table-cell>
          <table:table-cell office:value-type="string" table:style-name="ce22">
            <text:p>974c8196-9d1c-419c-9ca9-45bb9f5fd59a</text:p>
          </table:table-cell>
          <table:table-cell office:value-type="string" table:style-name="ce22">
            <text:p>Your answer?</text:p>
          </table:table-cell>
          <table:table-cell table:style-name="ce22"/>
          <table:table-cell table:style-name="ce24"/>
          <table:table-cell table:number-columns-repeated="16367" table:style-name="ce22"/>
        </table:table-row>
        <table:table-row table:style-name="ro1">
          <table:table-cell office:value-type="float" office:value="24" table:style-name="ce21">
            <text:p>24</text:p>
          </table:table-cell>
          <table:table-cell office:value-type="float" office:value="1" table:style-name="ce22">
            <text:p>1</text:p>
          </table:table-cell>
          <table:table-cell table:style-name="ce22"/>
          <table:table-cell office:value-type="float" office:value="1" table:style-name="ce22">
            <text:p>1</text:p>
          </table:table-cell>
          <table:table-cell table:number-columns-repeated="7" table:style-name="ce22"/>
          <table:table-cell office:value-type="string" office:string-value="C24/G1/G1.1" table:formula="of:=CONCATENATE(IF([.A5]=&quot;&quot;;&quot;&quot;;CONCATENATE(&quot;C&quot;; [.A5]));IF([.B5]=&quot;&quot;;&quot;&quot;;CONCATENATE(&quot;/G&quot;;[.B5]));IF([.C5]=&quot;&quot;;&quot;&quot;;CONCATENATE(&quot;/R&quot;;[.C5])); IF([.D5]=&quot;&quot;;&quot;&quot;;CONCATENATE(&quot;/G&quot;;[.B5];&quot;.&quot;;[.D5])); IF([.E5]=&quot;&quot;;&quot;&quot;;CONCATENATE(&quot;/R&quot;;[.E5])); IF([.F5]=&quot;&quot;;&quot;&quot;;CONCATENATE(&quot;/G&quot;;[.B5];&quot;.&quot;;[.D5];&quot;.&quot;;[.F5])); IF([.G5]=&quot;&quot;;&quot;&quot;;CONCATENATE(&quot;/R&quot;;[.G5])); IF([.H5]=&quot;&quot;;&quot;&quot;;CONCATENATE(&quot;/G&quot;;[.B5];&quot;.&quot;;[.D5];&quot;.&quot;;[.F5];&quot;.&quot;;[.H5])); IF([.I5]=&quot;&quot;;&quot;&quot;;CONCATENATE(&quot;/R&quot;;[.I5]));IF([.J5]=&quot;&quot;;&quot;&quot;;CONCATENATE(&quot;/G&quot;;[.B5];&quot;.&quot;;[.D5];&quot;.&quot;;[.F5];&quot;.&quot;;[.H5]; &quot;.&quot;;[.J5])); IF([.K5]=&quot;&quot;;&quot;&quot;;CONCATENATE(&quot;/R&quot;;[.K5])))" table:style-name="ce22">
            <text:p>C24/G1/G1.1</text:p>
          </table:table-cell>
          <table:table-cell office:value-type="string" table:style-name="ce22">
            <text:p>CRITERION.EXCLUSION.NATIONAL.OTHER</text:p>
          </table:table-cell>
          <table:table-cell office:value-type="string" table:style-name="ce22">
            <text:p>73f0fe4c-4ed9-4343-8096-d898cf200146</text:p>
          </table:table-cell>
          <table:table-cell table:style-name="ce22"/>
          <table:table-cell office:value-type="string" table:style-name="ce22">
            <text:p>GROUP_FULFILLED.ON_TRUE</text:p>
          </table:table-cell>
          <table:table-cell table:style-name="ce24"/>
          <table:table-cell table:number-columns-repeated="16367" table:style-name="ce22"/>
        </table:table-row>
        <table:table-row table:style-name="ro1">
          <table:table-cell office:value-type="float" office:value="24" table:style-name="ce21">
            <text:p>24</text:p>
          </table:table-cell>
          <table:table-cell office:value-type="float" office:value="1" table:style-name="ce22">
            <text:p>1</text:p>
          </table:table-cell>
          <table:table-cell table:style-name="ce22"/>
          <table:table-cell office:value-type="float" office:value="1" table:style-name="ce22">
            <text:p>1</text:p>
          </table:table-cell>
          <table:table-cell office:value-type="float" office:value="1" table:style-name="ce22">
            <text:p>1</text:p>
          </table:table-cell>
          <table:table-cell table:number-columns-repeated="6" table:style-name="ce22"/>
          <table:table-cell office:value-type="string" office:string-value="C24/G1/G1.1/R1" table:formula="of:=CONCATENATE(IF([.A6]=&quot;&quot;;&quot;&quot;;CONCATENATE(&quot;C&quot;; [.A6]));IF([.B6]=&quot;&quot;;&quot;&quot;;CONCATENATE(&quot;/G&quot;;[.B6]));IF([.C6]=&quot;&quot;;&quot;&quot;;CONCATENATE(&quot;/R&quot;;[.C6])); IF([.D6]=&quot;&quot;;&quot;&quot;;CONCATENATE(&quot;/G&quot;;[.B6];&quot;.&quot;;[.D6])); IF([.E6]=&quot;&quot;;&quot;&quot;;CONCATENATE(&quot;/R&quot;;[.E6])); IF([.F6]=&quot;&quot;;&quot;&quot;;CONCATENATE(&quot;/G&quot;;[.B6];&quot;.&quot;;[.D6];&quot;.&quot;;[.F6])); IF([.G6]=&quot;&quot;;&quot;&quot;;CONCATENATE(&quot;/R&quot;;[.G6])); IF([.H6]=&quot;&quot;;&quot;&quot;;CONCATENATE(&quot;/G&quot;;[.B6];&quot;.&quot;;[.D6];&quot;.&quot;;[.F6];&quot;.&quot;;[.H6])); IF([.I6]=&quot;&quot;;&quot;&quot;;CONCATENATE(&quot;/R&quot;;[.I6]));IF([.J6]=&quot;&quot;;&quot;&quot;;CONCATENATE(&quot;/G&quot;;[.B6];&quot;.&quot;;[.D6];&quot;.&quot;;[.F6];&quot;.&quot;;[.H6]; &quot;.&quot;;[.J6])); IF([.K6]=&quot;&quot;;&quot;&quot;;CONCATENATE(&quot;/R&quot;;[.K6])))" table:style-name="ce22">
            <text:p>C24/G1/G1.1/R1</text:p>
          </table:table-cell>
          <table:table-cell office:value-type="string" table:style-name="ce22">
            <text:p>CRITERION.EXCLUSION.NATIONAL.OTHER</text:p>
          </table:table-cell>
          <table:table-cell office:value-type="string" table:style-name="ce22">
            <text:p>e098da8e-4717-4500-965f-f882d5b4e1ad</text:p>
          </table:table-cell>
          <table:table-cell office:value-type="string" table:style-name="ce22">
            <text:p>Please describe them</text:p>
          </table:table-cell>
          <table:table-cell table:style-name="ce22"/>
          <table:table-cell table:style-name="ce24"/>
          <table:table-cell table:number-columns-repeated="16367" table:style-name="ce22"/>
        </table:table-row>
        <table:table-row table:style-name="ro1">
          <table:table-cell office:value-type="float" office:value="24" table:style-name="ce21">
            <text:p>24</text:p>
          </table:table-cell>
          <table:table-cell office:value-type="float" office:value="1" table:style-name="ce22">
            <text:p>1</text:p>
          </table:table-cell>
          <table:table-cell table:style-name="ce22"/>
          <table:table-cell office:value-type="float" office:value="1" table:style-name="ce22">
            <text:p>1</text:p>
          </table:table-cell>
          <table:table-cell table:style-name="ce22"/>
          <table:table-cell office:value-type="float" office:value="1" table:style-name="ce22">
            <text:p>1</text:p>
          </table:table-cell>
          <table:table-cell table:number-columns-repeated="5" table:style-name="ce22"/>
          <table:table-cell office:value-type="string" office:string-value="C24/G1/G1.1/G1.1.1" table:formula="of:=CONCATENATE(IF([.A7]=&quot;&quot;;&quot;&quot;;CONCATENATE(&quot;C&quot;; [.A7]));IF([.B7]=&quot;&quot;;&quot;&quot;;CONCATENATE(&quot;/G&quot;;[.B7]));IF([.C7]=&quot;&quot;;&quot;&quot;;CONCATENATE(&quot;/R&quot;;[.C7])); IF([.D7]=&quot;&quot;;&quot;&quot;;CONCATENATE(&quot;/G&quot;;[.B7];&quot;.&quot;;[.D7])); IF([.E7]=&quot;&quot;;&quot;&quot;;CONCATENATE(&quot;/R&quot;;[.E7])); IF([.F7]=&quot;&quot;;&quot;&quot;;CONCATENATE(&quot;/G&quot;;[.B7];&quot;.&quot;;[.D7];&quot;.&quot;;[.F7])); IF([.G7]=&quot;&quot;;&quot;&quot;;CONCATENATE(&quot;/R&quot;;[.G7])); IF([.H7]=&quot;&quot;;&quot;&quot;;CONCATENATE(&quot;/G&quot;;[.B7];&quot;.&quot;;[.D7];&quot;.&quot;;[.F7];&quot;.&quot;;[.H7])); IF([.I7]=&quot;&quot;;&quot;&quot;;CONCATENATE(&quot;/R&quot;;[.I7]));IF([.J7]=&quot;&quot;;&quot;&quot;;CONCATENATE(&quot;/G&quot;;[.B7];&quot;.&quot;;[.D7];&quot;.&quot;;[.F7];&quot;.&quot;;[.H7]; &quot;.&quot;;[.J7])); IF([.K7]=&quot;&quot;;&quot;&quot;;CONCATENATE(&quot;/R&quot;;[.K7])))" table:style-name="ce22">
            <text:p>C24/G1/G1.1/G1.1.1</text:p>
          </table:table-cell>
          <table:table-cell office:value-type="string" table:style-name="ce22">
            <text:p>CRITERION.EXCLUSION.NATIONAL.OTHER</text:p>
          </table:table-cell>
          <table:table-cell office:value-type="string" table:style-name="ce22">
            <text:p>5f9f09f7-f701-432c-9fdc-c22c124a74c9</text:p>
          </table:table-cell>
          <table:table-cell table:number-columns-repeated="2" table:style-name="ce22"/>
          <table:table-cell table:style-name="ce24"/>
          <table:table-cell table:number-columns-repeated="16367" table:style-name="ce22"/>
        </table:table-row>
        <table:table-row table:style-name="ro1">
          <table:table-cell office:value-type="float" office:value="24" table:style-name="ce21">
            <text:p>24</text:p>
          </table:table-cell>
          <table:table-cell office:value-type="float" office:value="1" table:style-name="ce22">
            <text:p>1</text:p>
          </table:table-cell>
          <table:table-cell table:style-name="ce22"/>
          <table:table-cell office:value-type="float" office:value="1" table:style-name="ce22">
            <text:p>1</text:p>
          </table:table-cell>
          <table:table-cell table:style-name="ce22"/>
          <table:table-cell office:value-type="float" office:value="1" table:style-name="ce22">
            <text:p>1</text:p>
          </table:table-cell>
          <table:table-cell office:value-type="float" office:value="1" table:style-name="ce22">
            <text:p>1</text:p>
          </table:table-cell>
          <table:table-cell table:number-columns-repeated="4" table:style-name="ce22"/>
          <table:table-cell office:value-type="string" office:string-value="C24/G1/G1.1/G1.1.1/R1" table:formula="of:=CONCATENATE(IF([.A8]=&quot;&quot;;&quot;&quot;;CONCATENATE(&quot;C&quot;; [.A8]));IF([.B8]=&quot;&quot;;&quot;&quot;;CONCATENATE(&quot;/G&quot;;[.B8]));IF([.C8]=&quot;&quot;;&quot;&quot;;CONCATENATE(&quot;/R&quot;;[.C8])); IF([.D8]=&quot;&quot;;&quot;&quot;;CONCATENATE(&quot;/G&quot;;[.B8];&quot;.&quot;;[.D8])); IF([.E8]=&quot;&quot;;&quot;&quot;;CONCATENATE(&quot;/R&quot;;[.E8])); IF([.F8]=&quot;&quot;;&quot;&quot;;CONCATENATE(&quot;/G&quot;;[.B8];&quot;.&quot;;[.D8];&quot;.&quot;;[.F8])); IF([.G8]=&quot;&quot;;&quot;&quot;;CONCATENATE(&quot;/R&quot;;[.G8])); IF([.H8]=&quot;&quot;;&quot;&quot;;CONCATENATE(&quot;/G&quot;;[.B8];&quot;.&quot;;[.D8];&quot;.&quot;;[.F8];&quot;.&quot;;[.H8])); IF([.I8]=&quot;&quot;;&quot;&quot;;CONCATENATE(&quot;/R&quot;;[.I8]));IF([.J8]=&quot;&quot;;&quot;&quot;;CONCATENATE(&quot;/G&quot;;[.B8];&quot;.&quot;;[.D8];&quot;.&quot;;[.F8];&quot;.&quot;;[.H8]; &quot;.&quot;;[.J8])); IF([.K8]=&quot;&quot;;&quot;&quot;;CONCATENATE(&quot;/R&quot;;[.K8])))" table:style-name="ce22">
            <text:p>C24/G1/G1.1/G1.1.1/R1</text:p>
          </table:table-cell>
          <table:table-cell office:value-type="string" table:style-name="ce22">
            <text:p>CRITERION.EXCLUSION.NATIONAL.OTHER</text:p>
          </table:table-cell>
          <table:table-cell office:value-type="string" table:style-name="ce22">
            <text:p>20c5361b-7599-4ee6-b030-7f8323174d1e</text:p>
          </table:table-cell>
          <table:table-cell office:value-type="string" table:style-name="ce22">
            <text:p>Have you taken measures to demonstrate your reliability ("Self-Cleaning")?</text:p>
          </table:table-cell>
          <table:table-cell table:style-name="ce22"/>
          <table:table-cell table:style-name="ce24"/>
          <table:table-cell table:number-columns-repeated="16367" table:style-name="ce22"/>
        </table:table-row>
        <table:table-row table:style-name="ro1">
          <table:table-cell office:value-type="float" office:value="24" table:style-name="ce21">
            <text:p>24</text:p>
          </table:table-cell>
          <table:table-cell office:value-type="float" office:value="1" table:style-name="ce22">
            <text:p>1</text:p>
          </table:table-cell>
          <table:table-cell table:style-name="ce22"/>
          <table:table-cell office:value-type="float" office:value="1" table:style-name="ce22">
            <text:p>1</text:p>
          </table:table-cell>
          <table:table-cell table:style-name="ce22"/>
          <table:table-cell office:value-type="float" office:value="1" table:style-name="ce22">
            <text:p>1</text:p>
          </table:table-cell>
          <table:table-cell table:style-name="ce22"/>
          <table:table-cell office:value-type="float" office:value="1" table:style-name="ce22">
            <text:p>1</text:p>
          </table:table-cell>
          <table:table-cell table:number-columns-repeated="3" table:style-name="ce22"/>
          <table:table-cell office:value-type="string" office:string-value="C24/G1/G1.1/G1.1.1/G1.1.1.1" table:formula="of:=CONCATENATE(IF([.A9]=&quot;&quot;;&quot;&quot;;CONCATENATE(&quot;C&quot;; [.A9]));IF([.B9]=&quot;&quot;;&quot;&quot;;CONCATENATE(&quot;/G&quot;;[.B9]));IF([.C9]=&quot;&quot;;&quot;&quot;;CONCATENATE(&quot;/R&quot;;[.C9])); IF([.D9]=&quot;&quot;;&quot;&quot;;CONCATENATE(&quot;/G&quot;;[.B9];&quot;.&quot;;[.D9])); IF([.E9]=&quot;&quot;;&quot;&quot;;CONCATENATE(&quot;/R&quot;;[.E9])); IF([.F9]=&quot;&quot;;&quot;&quot;;CONCATENATE(&quot;/G&quot;;[.B9];&quot;.&quot;;[.D9];&quot;.&quot;;[.F9])); IF([.G9]=&quot;&quot;;&quot;&quot;;CONCATENATE(&quot;/R&quot;;[.G9])); IF([.H9]=&quot;&quot;;&quot;&quot;;CONCATENATE(&quot;/G&quot;;[.B9];&quot;.&quot;;[.D9];&quot;.&quot;;[.F9];&quot;.&quot;;[.H9])); IF([.I9]=&quot;&quot;;&quot;&quot;;CONCATENATE(&quot;/R&quot;;[.I9]));IF([.J9]=&quot;&quot;;&quot;&quot;;CONCATENATE(&quot;/G&quot;;[.B9];&quot;.&quot;;[.D9];&quot;.&quot;;[.F9];&quot;.&quot;;[.H9]; &quot;.&quot;;[.J9])); IF([.K9]=&quot;&quot;;&quot;&quot;;CONCATENATE(&quot;/R&quot;;[.K9])))" table:style-name="ce22">
            <text:p>C24/G1/G1.1/G1.1.1/G1.1.1.1</text:p>
          </table:table-cell>
          <table:table-cell office:value-type="string" table:style-name="ce22">
            <text:p>CRITERION.EXCLUSION.NATIONAL.OTHER</text:p>
          </table:table-cell>
          <table:table-cell office:value-type="string" table:style-name="ce22">
            <text:p>74e6c7b4-757b-4b40-ada6-fad6a997c310</text:p>
          </table:table-cell>
          <table:table-cell table:style-name="ce22"/>
          <table:table-cell office:value-type="string" table:style-name="ce22">
            <text:p>GROUP_FULFILLED.ON_TRUE</text:p>
          </table:table-cell>
          <table:table-cell table:style-name="ce24"/>
          <table:table-cell table:number-columns-repeated="16367" table:style-name="ce22"/>
        </table:table-row>
        <table:table-row table:style-name="ro1">
          <table:table-cell office:value-type="float" office:value="24" table:style-name="ce21">
            <text:p>24</text:p>
          </table:table-cell>
          <table:table-cell office:value-type="float" office:value="1" table:style-name="ce22">
            <text:p>1</text:p>
          </table:table-cell>
          <table:table-cell table:style-name="ce22"/>
          <table:table-cell office:value-type="float" office:value="1" table:style-name="ce22">
            <text:p>1</text:p>
          </table:table-cell>
          <table:table-cell table:style-name="ce22"/>
          <table:table-cell office:value-type="float" office:value="1" table:style-name="ce22">
            <text:p>1</text:p>
          </table:table-cell>
          <table:table-cell table:style-name="ce22"/>
          <table:table-cell office:value-type="float" office:value="1" table:style-name="ce22">
            <text:p>1</text:p>
          </table:table-cell>
          <table:table-cell office:value-type="float" office:value="1" table:style-name="ce22">
            <text:p>1</text:p>
          </table:table-cell>
          <table:table-cell table:number-columns-repeated="2" table:style-name="ce22"/>
          <table:table-cell office:value-type="string" office:string-value="C24/G1/G1.1/G1.1.1/G1.1.1.1/R1" table:formula="of:=CONCATENATE(IF([.A10]=&quot;&quot;;&quot;&quot;;CONCATENATE(&quot;C&quot;; [.A10]));IF([.B10]=&quot;&quot;;&quot;&quot;;CONCATENATE(&quot;/G&quot;;[.B10]));IF([.C10]=&quot;&quot;;&quot;&quot;;CONCATENATE(&quot;/R&quot;;[.C10])); IF([.D10]=&quot;&quot;;&quot;&quot;;CONCATENATE(&quot;/G&quot;;[.B10];&quot;.&quot;;[.D10])); IF([.E10]=&quot;&quot;;&quot;&quot;;CONCATENATE(&quot;/R&quot;;[.E10])); IF([.F10]=&quot;&quot;;&quot;&quot;;CONCATENATE(&quot;/G&quot;;[.B10];&quot;.&quot;;[.D10];&quot;.&quot;;[.F10])); IF([.G10]=&quot;&quot;;&quot;&quot;;CONCATENATE(&quot;/R&quot;;[.G10])); IF([.H10]=&quot;&quot;;&quot;&quot;;CONCATENATE(&quot;/G&quot;;[.B10];&quot;.&quot;;[.D10];&quot;.&quot;;[.F10];&quot;.&quot;;[.H10])); IF([.I10]=&quot;&quot;;&quot;&quot;;CONCATENATE(&quot;/R&quot;;[.I10]));IF([.J10]=&quot;&quot;;&quot;&quot;;CONCATENATE(&quot;/G&quot;;[.B10];&quot;.&quot;;[.D10];&quot;.&quot;;[.F10];&quot;.&quot;;[.H10]; &quot;.&quot;;[.J10])); IF([.K10]=&quot;&quot;;&quot;&quot;;CONCATENATE(&quot;/R&quot;;[.K10])))" table:style-name="ce22">
            <text:p>C24/G1/G1.1/G1.1.1/G1.1.1.1/R1</text:p>
          </table:table-cell>
          <table:table-cell office:value-type="string" table:style-name="ce22">
            <text:p>CRITERION.EXCLUSION.NATIONAL.OTHER</text:p>
          </table:table-cell>
          <table:table-cell office:value-type="string" table:style-name="ce22">
            <text:p>7b07904f-e080-401a-a3a1-9a3efeeda54b</text:p>
          </table:table-cell>
          <table:table-cell office:value-type="string" table:style-name="ce22">
            <text:p>Please describe them</text:p>
          </table:table-cell>
          <table:table-cell table:style-name="ce22"/>
          <table:table-cell table:style-name="ce24"/>
          <table:table-cell table:number-columns-repeated="16367" table:style-name="ce22"/>
        </table:table-row>
        <table:table-row table:style-name="ro1">
          <table:table-cell office:value-type="float" office:value="24" table:style-name="ce21">
            <text:p>24</text:p>
          </table:table-cell>
          <table:table-cell office:value-type="float" office:value="2" table:style-name="ce22">
            <text:p>2</text:p>
          </table:table-cell>
          <table:table-cell table:number-columns-repeated="9" table:style-name="ce22"/>
          <table:table-cell office:value-type="string" office:string-value="C24/G2" table:formula="of:=CONCATENATE(IF([.A11]=&quot;&quot;;&quot;&quot;;CONCATENATE(&quot;C&quot;; [.A11]));IF([.B11]=&quot;&quot;;&quot;&quot;;CONCATENATE(&quot;/G&quot;;[.B11]));IF([.C11]=&quot;&quot;;&quot;&quot;;CONCATENATE(&quot;/R&quot;;[.C11])); IF([.D11]=&quot;&quot;;&quot;&quot;;CONCATENATE(&quot;/G&quot;;[.B11];&quot;.&quot;;[.D11])); IF([.E11]=&quot;&quot;;&quot;&quot;;CONCATENATE(&quot;/R&quot;;[.E11])); IF([.F11]=&quot;&quot;;&quot;&quot;;CONCATENATE(&quot;/G&quot;;[.B11];&quot;.&quot;;[.D11];&quot;.&quot;;[.F11])); IF([.G11]=&quot;&quot;;&quot;&quot;;CONCATENATE(&quot;/R&quot;;[.G11])); IF([.H11]=&quot;&quot;;&quot;&quot;;CONCATENATE(&quot;/G&quot;;[.B11];&quot;.&quot;;[.D11];&quot;.&quot;;[.F11];&quot;.&quot;;[.H11])); IF([.I11]=&quot;&quot;;&quot;&quot;;CONCATENATE(&quot;/R&quot;;[.I11]));IF([.J11]=&quot;&quot;;&quot;&quot;;CONCATENATE(&quot;/G&quot;;[.B11];&quot;.&quot;;[.D11];&quot;.&quot;;[.F11];&quot;.&quot;;[.H11]; &quot;.&quot;;[.J11])); IF([.K11]=&quot;&quot;;&quot;&quot;;CONCATENATE(&quot;/R&quot;;[.K11])))" table:style-name="ce22">
            <text:p>C24/G2</text:p>
          </table:table-cell>
          <table:table-cell office:value-type="string" table:style-name="ce22">
            <text:p>CRITERION.EXCLUSION.NATIONAL.OTHER</text:p>
          </table:table-cell>
          <table:table-cell office:value-type="string" table:style-name="ce22">
            <text:p>7458d42a-e581-4640-9283-34ceb3ad4345</text:p>
          </table:table-cell>
          <table:table-cell table:number-columns-repeated="2" table:style-name="ce22"/>
          <table:table-cell table:style-name="ce24"/>
          <table:table-cell table:number-columns-repeated="16367" table:style-name="ce22"/>
        </table:table-row>
        <table:table-row table:style-name="ro1">
          <table:table-cell office:value-type="float" office:value="24" table:style-name="ce21">
            <text:p>24</text:p>
          </table:table-cell>
          <table:table-cell office:value-type="float" office:value="2" table:style-name="ce22">
            <text:p>2</text:p>
          </table:table-cell>
          <table:table-cell office:value-type="float" office:value="1" table:style-name="ce22">
            <text:p>1</text:p>
          </table:table-cell>
          <table:table-cell table:number-columns-repeated="8" table:style-name="ce22"/>
          <table:table-cell office:value-type="string" office:string-value="C24/G2/R1" table:formula="of:=CONCATENATE(IF([.A12]=&quot;&quot;;&quot;&quot;;CONCATENATE(&quot;C&quot;; [.A12]));IF([.B12]=&quot;&quot;;&quot;&quot;;CONCATENATE(&quot;/G&quot;;[.B12]));IF([.C12]=&quot;&quot;;&quot;&quot;;CONCATENATE(&quot;/R&quot;;[.C12])); IF([.D12]=&quot;&quot;;&quot;&quot;;CONCATENATE(&quot;/G&quot;;[.B12];&quot;.&quot;;[.D12])); IF([.E12]=&quot;&quot;;&quot;&quot;;CONCATENATE(&quot;/R&quot;;[.E12])); IF([.F12]=&quot;&quot;;&quot;&quot;;CONCATENATE(&quot;/G&quot;;[.B12];&quot;.&quot;;[.D12];&quot;.&quot;;[.F12])); IF([.G12]=&quot;&quot;;&quot;&quot;;CONCATENATE(&quot;/R&quot;;[.G12])); IF([.H12]=&quot;&quot;;&quot;&quot;;CONCATENATE(&quot;/G&quot;;[.B12];&quot;.&quot;;[.D12];&quot;.&quot;;[.F12];&quot;.&quot;;[.H12])); IF([.I12]=&quot;&quot;;&quot;&quot;;CONCATENATE(&quot;/R&quot;;[.I12]));IF([.J12]=&quot;&quot;;&quot;&quot;;CONCATENATE(&quot;/G&quot;;[.B12];&quot;.&quot;;[.D12];&quot;.&quot;;[.F12];&quot;.&quot;;[.H12]; &quot;.&quot;;[.J12])); IF([.K12]=&quot;&quot;;&quot;&quot;;CONCATENATE(&quot;/R&quot;;[.K12])))" table:style-name="ce22">
            <text:p>C24/G2/R1</text:p>
          </table:table-cell>
          <table:table-cell office:value-type="string" table:style-name="ce22">
            <text:p>CRITERION.EXCLUSION.NATIONAL.OTHER</text:p>
          </table:table-cell>
          <table:table-cell office:value-type="string" table:style-name="ce22">
            <text:p>c1347b74-1872-4060-a6db-f4044edcd7c4</text:p>
          </table:table-cell>
          <table:table-cell office:value-type="string" table:style-name="ce22">
            <text:p>Is this information available electronically?</text:p>
          </table:table-cell>
          <table:table-cell table:style-name="ce22"/>
          <table:table-cell table:style-name="ce24"/>
          <table:table-cell table:number-columns-repeated="16367" table:style-name="ce22"/>
        </table:table-row>
        <table:table-row table:style-name="ro1">
          <table:table-cell office:value-type="float" office:value="24" table:style-name="ce21">
            <text:p>24</text:p>
          </table:table-cell>
          <table:table-cell office:value-type="float" office:value="2" table:style-name="ce22">
            <text:p>2</text:p>
          </table:table-cell>
          <table:table-cell table:style-name="ce22"/>
          <table:table-cell office:value-type="float" office:value="1" table:style-name="ce22">
            <text:p>1</text:p>
          </table:table-cell>
          <table:table-cell table:number-columns-repeated="7" table:style-name="ce22"/>
          <table:table-cell office:value-type="string" office:string-value="C24/G2/G2.1" table:formula="of:=CONCATENATE(IF([.A13]=&quot;&quot;;&quot;&quot;;CONCATENATE(&quot;C&quot;; [.A13]));IF([.B13]=&quot;&quot;;&quot;&quot;;CONCATENATE(&quot;/G&quot;;[.B13]));IF([.C13]=&quot;&quot;;&quot;&quot;;CONCATENATE(&quot;/R&quot;;[.C13])); IF([.D13]=&quot;&quot;;&quot;&quot;;CONCATENATE(&quot;/G&quot;;[.B13];&quot;.&quot;;[.D13])); IF([.E13]=&quot;&quot;;&quot;&quot;;CONCATENATE(&quot;/R&quot;;[.E13])); IF([.F13]=&quot;&quot;;&quot;&quot;;CONCATENATE(&quot;/G&quot;;[.B13];&quot;.&quot;;[.D13];&quot;.&quot;;[.F13])); IF([.G13]=&quot;&quot;;&quot;&quot;;CONCATENATE(&quot;/R&quot;;[.G13])); IF([.H13]=&quot;&quot;;&quot;&quot;;CONCATENATE(&quot;/G&quot;;[.B13];&quot;.&quot;;[.D13];&quot;.&quot;;[.F13];&quot;.&quot;;[.H13])); IF([.I13]=&quot;&quot;;&quot;&quot;;CONCATENATE(&quot;/R&quot;;[.I13]));IF([.J13]=&quot;&quot;;&quot;&quot;;CONCATENATE(&quot;/G&quot;;[.B13];&quot;.&quot;;[.D13];&quot;.&quot;;[.F13];&quot;.&quot;;[.H13]; &quot;.&quot;;[.J13])); IF([.K13]=&quot;&quot;;&quot;&quot;;CONCATENATE(&quot;/R&quot;;[.K13])))" table:style-name="ce22">
            <text:p>C24/G2/G2.1</text:p>
          </table:table-cell>
          <table:table-cell office:value-type="string" table:style-name="ce22">
            <text:p>CRITERION.EXCLUSION.NATIONAL.OTHER</text:p>
          </table:table-cell>
          <table:table-cell office:value-type="string" table:style-name="ce22">
            <text:p>41dd2e9b-1bfd-44c7-93ee-56bd74a4334b</text:p>
          </table:table-cell>
          <table:table-cell table:style-name="ce22"/>
          <table:table-cell office:value-type="string" table:style-name="ce22">
            <text:p>GROUP_FULFILLED.ON_TRUE</text:p>
          </table:table-cell>
          <table:table-cell table:style-name="ce24"/>
          <table:table-cell table:number-columns-repeated="16367" table:style-name="ce22"/>
        </table:table-row>
        <table:table-row table:style-name="ro1">
          <table:table-cell office:value-type="float" office:value="24" table:style-name="ce21">
            <text:p>24</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1" table:style-name="ce22">
            <text:p>1</text:p>
          </table:table-cell>
          <table:table-cell table:number-columns-repeated="6" table:style-name="ce22"/>
          <table:table-cell office:value-type="string" office:string-value="C24/G2/G2.1/R1" table:formula="of:=CONCATENATE(IF([.A14]=&quot;&quot;;&quot;&quot;;CONCATENATE(&quot;C&quot;; [.A14]));IF([.B14]=&quot;&quot;;&quot;&quot;;CONCATENATE(&quot;/G&quot;;[.B14]));IF([.C14]=&quot;&quot;;&quot;&quot;;CONCATENATE(&quot;/R&quot;;[.C14])); IF([.D14]=&quot;&quot;;&quot;&quot;;CONCATENATE(&quot;/G&quot;;[.B14];&quot;.&quot;;[.D14])); IF([.E14]=&quot;&quot;;&quot;&quot;;CONCATENATE(&quot;/R&quot;;[.E14])); IF([.F14]=&quot;&quot;;&quot;&quot;;CONCATENATE(&quot;/G&quot;;[.B14];&quot;.&quot;;[.D14];&quot;.&quot;;[.F14])); IF([.G14]=&quot;&quot;;&quot;&quot;;CONCATENATE(&quot;/R&quot;;[.G14])); IF([.H14]=&quot;&quot;;&quot;&quot;;CONCATENATE(&quot;/G&quot;;[.B14];&quot;.&quot;;[.D14];&quot;.&quot;;[.F14];&quot;.&quot;;[.H14])); IF([.I14]=&quot;&quot;;&quot;&quot;;CONCATENATE(&quot;/R&quot;;[.I14]));IF([.J14]=&quot;&quot;;&quot;&quot;;CONCATENATE(&quot;/G&quot;;[.B14];&quot;.&quot;;[.D14];&quot;.&quot;;[.F14];&quot;.&quot;;[.H14]; &quot;.&quot;;[.J14])); IF([.K14]=&quot;&quot;;&quot;&quot;;CONCATENATE(&quot;/R&quot;;[.K14])))" table:style-name="ce22">
            <text:p>C24/G2/G2.1/R1</text:p>
          </table:table-cell>
          <table:table-cell office:value-type="string" table:style-name="ce22">
            <text:p>CRITERION.EXCLUSION.NATIONAL.OTHER</text:p>
          </table:table-cell>
          <table:table-cell office:value-type="string" table:style-name="ce22">
            <text:p>f4313bb6-21b6-499e-bdff-debe10e11d2c</text:p>
          </table:table-cell>
          <table:table-cell office:value-type="string" table:style-name="ce22">
            <text:p>URL</text:p>
          </table:table-cell>
          <table:table-cell table:style-name="ce22"/>
          <table:table-cell table:style-name="ce24"/>
          <table:table-cell table:number-columns-repeated="16367" table:style-name="ce22"/>
        </table:table-row>
        <table:table-row table:style-name="ro1">
          <table:table-cell office:value-type="float" office:value="24" table:style-name="ce21">
            <text:p>24</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2" table:style-name="ce22">
            <text:p>2</text:p>
          </table:table-cell>
          <table:table-cell table:number-columns-repeated="6" table:style-name="ce22"/>
          <table:table-cell office:value-type="string" office:string-value="C24/G2/G2.1/R2" table:formula="of:=CONCATENATE(IF([.A15]=&quot;&quot;;&quot;&quot;;CONCATENATE(&quot;C&quot;; [.A15]));IF([.B15]=&quot;&quot;;&quot;&quot;;CONCATENATE(&quot;/G&quot;;[.B15]));IF([.C15]=&quot;&quot;;&quot;&quot;;CONCATENATE(&quot;/R&quot;;[.C15])); IF([.D15]=&quot;&quot;;&quot;&quot;;CONCATENATE(&quot;/G&quot;;[.B15];&quot;.&quot;;[.D15])); IF([.E15]=&quot;&quot;;&quot;&quot;;CONCATENATE(&quot;/R&quot;;[.E15])); IF([.F15]=&quot;&quot;;&quot;&quot;;CONCATENATE(&quot;/G&quot;;[.B15];&quot;.&quot;;[.D15];&quot;.&quot;;[.F15])); IF([.G15]=&quot;&quot;;&quot;&quot;;CONCATENATE(&quot;/R&quot;;[.G15])); IF([.H15]=&quot;&quot;;&quot;&quot;;CONCATENATE(&quot;/G&quot;;[.B15];&quot;.&quot;;[.D15];&quot;.&quot;;[.F15];&quot;.&quot;;[.H15])); IF([.I15]=&quot;&quot;;&quot;&quot;;CONCATENATE(&quot;/R&quot;;[.I15]));IF([.J15]=&quot;&quot;;&quot;&quot;;CONCATENATE(&quot;/G&quot;;[.B15];&quot;.&quot;;[.D15];&quot;.&quot;;[.F15];&quot;.&quot;;[.H15]; &quot;.&quot;;[.J15])); IF([.K15]=&quot;&quot;;&quot;&quot;;CONCATENATE(&quot;/R&quot;;[.K15])))" table:style-name="ce22">
            <text:p>C24/G2/G2.1/R2</text:p>
          </table:table-cell>
          <table:table-cell office:value-type="string" table:style-name="ce22">
            <text:p>CRITERION.EXCLUSION.NATIONAL.OTHER</text:p>
          </table:table-cell>
          <table:table-cell office:value-type="string" table:style-name="ce22">
            <text:p>1f1cd18e-3e01-4ca2-af4c-e2981924ba8d</text:p>
          </table:table-cell>
          <table:table-cell office:value-type="string" table:style-name="ce22">
            <text:p>Code</text:p>
          </table:table-cell>
          <table:table-cell table:style-name="ce22"/>
          <table:table-cell table:style-name="ce24"/>
          <table:table-cell table:number-columns-repeated="16367" table:style-name="ce22"/>
        </table:table-row>
        <table:table-row table:style-name="ro1">
          <table:table-cell office:value-type="float" office:value="24" table:style-name="ce21">
            <text:p>24</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3" table:style-name="ce22">
            <text:p>3</text:p>
          </table:table-cell>
          <table:table-cell table:number-columns-repeated="6" table:style-name="ce22"/>
          <table:table-cell office:value-type="string" office:string-value="C24/G2/G2.1/R3" table:formula="of:=CONCATENATE(IF([.A16]=&quot;&quot;;&quot;&quot;;CONCATENATE(&quot;C&quot;; [.A16]));IF([.B16]=&quot;&quot;;&quot;&quot;;CONCATENATE(&quot;/G&quot;;[.B16]));IF([.C16]=&quot;&quot;;&quot;&quot;;CONCATENATE(&quot;/R&quot;;[.C16])); IF([.D16]=&quot;&quot;;&quot;&quot;;CONCATENATE(&quot;/G&quot;;[.B16];&quot;.&quot;;[.D16])); IF([.E16]=&quot;&quot;;&quot;&quot;;CONCATENATE(&quot;/R&quot;;[.E16])); IF([.F16]=&quot;&quot;;&quot;&quot;;CONCATENATE(&quot;/G&quot;;[.B16];&quot;.&quot;;[.D16];&quot;.&quot;;[.F16])); IF([.G16]=&quot;&quot;;&quot;&quot;;CONCATENATE(&quot;/R&quot;;[.G16])); IF([.H16]=&quot;&quot;;&quot;&quot;;CONCATENATE(&quot;/G&quot;;[.B16];&quot;.&quot;;[.D16];&quot;.&quot;;[.F16];&quot;.&quot;;[.H16])); IF([.I16]=&quot;&quot;;&quot;&quot;;CONCATENATE(&quot;/R&quot;;[.I16]));IF([.J16]=&quot;&quot;;&quot;&quot;;CONCATENATE(&quot;/G&quot;;[.B16];&quot;.&quot;;[.D16];&quot;.&quot;;[.F16];&quot;.&quot;;[.H16]; &quot;.&quot;;[.J16])); IF([.K16]=&quot;&quot;;&quot;&quot;;CONCATENATE(&quot;/R&quot;;[.K16])))" table:style-name="ce22">
            <text:p>C24/G2/G2.1/R3</text:p>
          </table:table-cell>
          <table:table-cell office:value-type="string" table:style-name="ce22">
            <text:p>CRITERION.EXCLUSION.NATIONAL.OTHER</text:p>
          </table:table-cell>
          <table:table-cell office:value-type="string" table:style-name="ce22">
            <text:p>c3ccfa31-0c5e-4e3a-a3fd-db9fb83d78d4</text:p>
          </table:table-cell>
          <table:table-cell office:value-type="string" table:style-name="ce22">
            <text:p>Issuer</text:p>
          </table:table-cell>
          <table:table-cell table:style-name="ce22"/>
          <table:table-cell table:style-name="ce24"/>
          <table:table-cell table:number-columns-repeated="16367" table:style-name="ce22"/>
        </table:table-row>
        <table:table-row table:style-name="ro2">
          <table:table-cell table:number-columns-repeated="16" table:style-name="ce20"/>
          <table:table-cell table:style-name="ce16"/>
          <table:table-cell table:number-columns-repeated="16367" table:style-name="ce22"/>
        </table:table-row>
        <table:table-row table:number-rows-repeated="1048559" table:style-name="ro1">
          <table:table-cell table:number-columns-repeated="16384"/>
        </table:table-row>
      </table:table>
      <table:table table:name="SC-Suitability-I" table:style-name="ta1">
        <table:table-column table:style-name="co19" table:default-cell-style-name="ce19"/>
        <table:table-column table:style-name="co20" table:number-columns-repeated="4" table:default-cell-style-name="ce19"/>
        <table:table-column table:style-name="co14" table:number-columns-repeated="6" table:default-cell-style-name="ce19"/>
        <table:table-column table:style-name="co37" table:default-cell-style-name="ce19"/>
        <table:table-column table:style-name="co38" table:default-cell-style-name="ce19"/>
        <table:table-column table:style-name="co15" table:default-cell-style-name="ce19"/>
        <table:table-column table:style-name="co39" table:default-cell-style-name="ce19"/>
        <table:table-column table:style-name="co24" table:default-cell-style-name="ce19"/>
        <table:table-column table:style-name="co14" table:number-columns-repeated="16368" table:default-cell-style-name="ce19"/>
        <table:table-row table:style-name="ro1">
          <table:table-cell office:value-type="string" table:style-name="ce22">
            <text:p>CRITERION ID</text:p>
          </table:table-cell>
          <table:table-cell office:value-type="string" table:style-name="ce22">
            <text:p>GROUP LEVEL 1</text:p>
          </table:table-cell>
          <table:table-cell office:value-type="string" table:style-name="ce22">
            <text:p>REQUIREMENTS LEVEL 1</text:p>
          </table:table-cell>
          <table:table-cell office:value-type="string" table:style-name="ce22">
            <text:p>SUBGROUP LEVEL 2</text:p>
          </table:table-cell>
          <table:table-cell office:value-type="string" table:style-name="ce22">
            <text:p>REQUIREMENTS LEVEL 2</text:p>
          </table:table-cell>
          <table:table-cell office:value-type="string" table:style-name="ce22">
            <text:p>SUBGROUP LEVEL 3</text:p>
          </table:table-cell>
          <table:table-cell office:value-type="string" table:style-name="ce22">
            <text:p>REQUIREMENTS LEVEL 3</text:p>
          </table:table-cell>
          <table:table-cell office:value-type="string" table:style-name="ce22">
            <text:p>SUBGROUP LEVEL 4</text:p>
          </table:table-cell>
          <table:table-cell office:value-type="string" table:style-name="ce22">
            <text:p>REQUIREMENTS LEVEL 4</text:p>
          </table:table-cell>
          <table:table-cell office:value-type="string" table:style-name="ce22">
            <text:p><text:s/></text:p>
          </table:table-cell>
          <table:table-cell table:style-name="ce22"/>
          <table:table-cell office:value-type="string" table:style-name="ce27">
            <text:p>ITEM ID</text:p>
          </table:table-cell>
          <table:table-cell office:value-type="string" table:style-name="ce27">
            <text:p>Criterion Code</text:p>
          </table:table-cell>
          <table:table-cell office:value-type="string" table:style-name="ce27">
            <text:p>Element UUID</text:p>
          </table:table-cell>
          <table:table-cell office:value-type="string" table:style-name="ce27">
            <text:p>Criterion/Requirement description</text:p>
          </table:table-cell>
          <table:table-cell office:value-type="string" table:style-name="ce27">
            <text:p>PI</text:p>
          </table:table-cell>
          <table:table-cell office:value-type="string" table:style-name="ce24">
            <text:p>Multiple instances possible?</text:p>
          </table:table-cell>
          <table:table-cell table:number-columns-repeated="16367" table:style-name="ce22"/>
        </table:table-row>
        <table:table-row table:style-name="ro1">
          <table:table-cell office:value-type="float" office:value="25" table:style-name="ce23">
            <text:p>25</text:p>
          </table:table-cell>
          <table:table-cell table:number-columns-repeated="10" table:style-name="ce23"/>
          <table:table-cell office:value-type="string" office:string-value="C25" table:formula="of:=CONCATENATE(IF([.A2]=&quot;&quot;;&quot;&quot;;CONCATENATE(&quot;C&quot;; [.A2]));IF([.B2]=&quot;&quot;;&quot;&quot;;CONCATENATE(&quot;/G&quot;;[.B2]));IF([.C2]=&quot;&quot;;&quot;&quot;;CONCATENATE(&quot;/R&quot;;[.C2])); IF([.D2]=&quot;&quot;;&quot;&quot;;CONCATENATE(&quot;/G&quot;;[.B2];&quot;.&quot;;[.D2])); IF([.E2]=&quot;&quot;;&quot;&quot;;CONCATENATE(&quot;/R&quot;;[.E2])); IF([.F2]=&quot;&quot;;&quot;&quot;;CONCATENATE(&quot;/G&quot;;[.B2];&quot;.&quot;;[.D2];&quot;.&quot;;[.F2])); IF([.G2]=&quot;&quot;;&quot;&quot;;CONCATENATE(&quot;/R&quot;;[.G2])); IF([.H2]=&quot;&quot;;&quot;&quot;;CONCATENATE(&quot;/G&quot;;[.B2];&quot;.&quot;;[.D2];&quot;.&quot;;[.F2];&quot;.&quot;;[.H2])); IF([.I2]=&quot;&quot;;&quot;&quot;;CONCATENATE(&quot;/R&quot;;[.I2]));IF([.J2]=&quot;&quot;;&quot;&quot;;CONCATENATE(&quot;/G&quot;;[.B2];&quot;.&quot;;[.D2];&quot;.&quot;;[.F2];&quot;.&quot;;[.H2]; &quot;.&quot;;[.J2])); IF([.K2]=&quot;&quot;;&quot;&quot;;CONCATENATE(&quot;/R&quot;;[.K2])))" table:style-name="ce23">
            <text:p>C25</text:p>
          </table:table-cell>
          <table:table-cell office:value-type="string" table:style-name="ce23">
            <text:p>CRITERION.SELECTION.SUITABILITY.PROFESSIONAL_REGISTER_ENROLMENT</text:p>
          </table:table-cell>
          <table:table-cell office:value-type="string" table:style-name="ce23">
            <text:p>6ee55a59-6adb-4c3a-b89f-e62a7ad7be7f</text:p>
          </table:table-cell>
          <table:table-cell office:value-type="string" table:style-name="ce23">
            <text:p>It is enrolled in relevant professional registers kept in the Member State of its establishment as described in Annex XI of Directive 2014/24/EU; economic operators from certain Member States may have to comply with other requirements set out in that Annex.</text:p>
          </table:table-cell>
          <table:table-cell table:style-name="ce23"/>
          <table:table-cell table:style-name="ce26"/>
          <table:table-cell table:number-columns-repeated="16367" table:style-name="ce22"/>
        </table:table-row>
        <table:table-row table:style-name="ro1">
          <table:table-cell office:value-type="float" office:value="25" table:style-name="ce21">
            <text:p>25</text:p>
          </table:table-cell>
          <table:table-cell office:value-type="float" office:value="1" table:style-name="ce22">
            <text:p>1</text:p>
          </table:table-cell>
          <table:table-cell table:number-columns-repeated="9" table:style-name="ce22"/>
          <table:table-cell office:value-type="string" office:string-value="C25/G1" table:formula="of:=CONCATENATE(IF([.A3]=&quot;&quot;;&quot;&quot;;CONCATENATE(&quot;C&quot;; [.A3]));IF([.B3]=&quot;&quot;;&quot;&quot;;CONCATENATE(&quot;/G&quot;;[.B3]));IF([.C3]=&quot;&quot;;&quot;&quot;;CONCATENATE(&quot;/R&quot;;[.C3])); IF([.D3]=&quot;&quot;;&quot;&quot;;CONCATENATE(&quot;/G&quot;;[.B3];&quot;.&quot;;[.D3])); IF([.E3]=&quot;&quot;;&quot;&quot;;CONCATENATE(&quot;/R&quot;;[.E3])); IF([.F3]=&quot;&quot;;&quot;&quot;;CONCATENATE(&quot;/G&quot;;[.B3];&quot;.&quot;;[.D3];&quot;.&quot;;[.F3])); IF([.G3]=&quot;&quot;;&quot;&quot;;CONCATENATE(&quot;/R&quot;;[.G3])); IF([.H3]=&quot;&quot;;&quot;&quot;;CONCATENATE(&quot;/G&quot;;[.B3];&quot;.&quot;;[.D3];&quot;.&quot;;[.F3];&quot;.&quot;;[.H3])); IF([.I3]=&quot;&quot;;&quot;&quot;;CONCATENATE(&quot;/R&quot;;[.I3]));IF([.J3]=&quot;&quot;;&quot;&quot;;CONCATENATE(&quot;/G&quot;;[.B3];&quot;.&quot;;[.D3];&quot;.&quot;;[.F3];&quot;.&quot;;[.H3]; &quot;.&quot;;[.J3])); IF([.K3]=&quot;&quot;;&quot;&quot;;CONCATENATE(&quot;/R&quot;;[.K3])))" table:style-name="ce22">
            <text:p>C25/G1</text:p>
          </table:table-cell>
          <table:table-cell office:value-type="string" table:style-name="ce22">
            <text:p>CRITERION.SELECTION.SUITABILITY.PROFESSIONAL_REGISTER_ENROLMENT</text:p>
          </table:table-cell>
          <table:table-cell office:value-type="string" table:style-name="ce22">
            <text:p>1768de86-a6c8-48e4-bd8e-de2f2f7424d0</text:p>
          </table:table-cell>
          <table:table-cell table:number-columns-repeated="2" table:style-name="ce22"/>
          <table:table-cell table:style-name="ce24"/>
          <table:table-cell table:number-columns-repeated="16367" table:style-name="ce22"/>
        </table:table-row>
        <table:table-row table:style-name="ro1">
          <table:table-cell office:value-type="float" office:value="25" table:style-name="ce21">
            <text:p>25</text:p>
          </table:table-cell>
          <table:table-cell office:value-type="float" office:value="1" table:style-name="ce22">
            <text:p>1</text:p>
          </table:table-cell>
          <table:table-cell office:value-type="float" office:value="1" table:style-name="ce22">
            <text:p>1</text:p>
          </table:table-cell>
          <table:table-cell table:number-columns-repeated="8" table:style-name="ce22"/>
          <table:table-cell office:value-type="string" office:string-value="C25/G1/R1" table:formula="of:=CONCATENATE(IF([.A4]=&quot;&quot;;&quot;&quot;;CONCATENATE(&quot;C&quot;; [.A4]));IF([.B4]=&quot;&quot;;&quot;&quot;;CONCATENATE(&quot;/G&quot;;[.B4]));IF([.C4]=&quot;&quot;;&quot;&quot;;CONCATENATE(&quot;/R&quot;;[.C4])); IF([.D4]=&quot;&quot;;&quot;&quot;;CONCATENATE(&quot;/G&quot;;[.B4];&quot;.&quot;;[.D4])); IF([.E4]=&quot;&quot;;&quot;&quot;;CONCATENATE(&quot;/R&quot;;[.E4])); IF([.F4]=&quot;&quot;;&quot;&quot;;CONCATENATE(&quot;/G&quot;;[.B4];&quot;.&quot;;[.D4];&quot;.&quot;;[.F4])); IF([.G4]=&quot;&quot;;&quot;&quot;;CONCATENATE(&quot;/R&quot;;[.G4])); IF([.H4]=&quot;&quot;;&quot;&quot;;CONCATENATE(&quot;/G&quot;;[.B4];&quot;.&quot;;[.D4];&quot;.&quot;;[.F4];&quot;.&quot;;[.H4])); IF([.I4]=&quot;&quot;;&quot;&quot;;CONCATENATE(&quot;/R&quot;;[.I4]));IF([.J4]=&quot;&quot;;&quot;&quot;;CONCATENATE(&quot;/G&quot;;[.B4];&quot;.&quot;;[.D4];&quot;.&quot;;[.F4];&quot;.&quot;;[.H4]; &quot;.&quot;;[.J4])); IF([.K4]=&quot;&quot;;&quot;&quot;;CONCATENATE(&quot;/R&quot;;[.K4])))" table:style-name="ce22">
            <text:p>C25/G1/R1</text:p>
          </table:table-cell>
          <table:table-cell office:value-type="string" table:style-name="ce22">
            <text:p>CRITERION.SELECTION.SUITABILITY.PROFESSIONAL_REGISTER_ENROLMENT</text:p>
          </table:table-cell>
          <table:table-cell office:value-type="string" table:style-name="ce22">
            <text:p>15335c12-ad77-4728-b5ad-3c06a60d65a4</text:p>
          </table:table-cell>
          <table:table-cell office:value-type="string" table:style-name="ce22">
            <text:p>Your answer?</text:p>
          </table:table-cell>
          <table:table-cell table:style-name="ce22"/>
          <table:table-cell table:style-name="ce24"/>
          <table:table-cell table:number-columns-repeated="16367" table:style-name="ce22"/>
        </table:table-row>
        <table:table-row table:style-name="ro1">
          <table:table-cell office:value-type="float" office:value="25" table:style-name="ce21">
            <text:p>25</text:p>
          </table:table-cell>
          <table:table-cell office:value-type="float" office:value="2" table:style-name="ce22">
            <text:p>2</text:p>
          </table:table-cell>
          <table:table-cell table:number-columns-repeated="9" table:style-name="ce22"/>
          <table:table-cell office:value-type="string" office:string-value="C25/G2" table:formula="of:=CONCATENATE(IF([.A5]=&quot;&quot;;&quot;&quot;;CONCATENATE(&quot;C&quot;; [.A5]));IF([.B5]=&quot;&quot;;&quot;&quot;;CONCATENATE(&quot;/G&quot;;[.B5]));IF([.C5]=&quot;&quot;;&quot;&quot;;CONCATENATE(&quot;/R&quot;;[.C5])); IF([.D5]=&quot;&quot;;&quot;&quot;;CONCATENATE(&quot;/G&quot;;[.B5];&quot;.&quot;;[.D5])); IF([.E5]=&quot;&quot;;&quot;&quot;;CONCATENATE(&quot;/R&quot;;[.E5])); IF([.F5]=&quot;&quot;;&quot;&quot;;CONCATENATE(&quot;/G&quot;;[.B5];&quot;.&quot;;[.D5];&quot;.&quot;;[.F5])); IF([.G5]=&quot;&quot;;&quot;&quot;;CONCATENATE(&quot;/R&quot;;[.G5])); IF([.H5]=&quot;&quot;;&quot;&quot;;CONCATENATE(&quot;/G&quot;;[.B5];&quot;.&quot;;[.D5];&quot;.&quot;;[.F5];&quot;.&quot;;[.H5])); IF([.I5]=&quot;&quot;;&quot;&quot;;CONCATENATE(&quot;/R&quot;;[.I5]));IF([.J5]=&quot;&quot;;&quot;&quot;;CONCATENATE(&quot;/G&quot;;[.B5];&quot;.&quot;;[.D5];&quot;.&quot;;[.F5];&quot;.&quot;;[.H5]; &quot;.&quot;;[.J5])); IF([.K5]=&quot;&quot;;&quot;&quot;;CONCATENATE(&quot;/R&quot;;[.K5])))" table:style-name="ce22">
            <text:p>C25/G2</text:p>
          </table:table-cell>
          <table:table-cell office:value-type="string" table:style-name="ce22">
            <text:p>CRITERION.SELECTION.SUITABILITY.PROFESSIONAL_REGISTER_ENROLMENT</text:p>
          </table:table-cell>
          <table:table-cell office:value-type="string" table:style-name="ce22">
            <text:p>7458d42a-e581-4640-9283-34ceb3ad4345</text:p>
          </table:table-cell>
          <table:table-cell table:number-columns-repeated="2" table:style-name="ce22"/>
          <table:table-cell table:style-name="ce24"/>
          <table:table-cell table:number-columns-repeated="16367" table:style-name="ce22"/>
        </table:table-row>
        <table:table-row table:style-name="ro1">
          <table:table-cell office:value-type="float" office:value="25" table:style-name="ce21">
            <text:p>25</text:p>
          </table:table-cell>
          <table:table-cell office:value-type="float" office:value="2" table:style-name="ce22">
            <text:p>2</text:p>
          </table:table-cell>
          <table:table-cell office:value-type="float" office:value="1" table:style-name="ce22">
            <text:p>1</text:p>
          </table:table-cell>
          <table:table-cell table:number-columns-repeated="8" table:style-name="ce22"/>
          <table:table-cell office:value-type="string" office:string-value="C25/G2/R1" table:formula="of:=CONCATENATE(IF([.A6]=&quot;&quot;;&quot;&quot;;CONCATENATE(&quot;C&quot;; [.A6]));IF([.B6]=&quot;&quot;;&quot;&quot;;CONCATENATE(&quot;/G&quot;;[.B6]));IF([.C6]=&quot;&quot;;&quot;&quot;;CONCATENATE(&quot;/R&quot;;[.C6])); IF([.D6]=&quot;&quot;;&quot;&quot;;CONCATENATE(&quot;/G&quot;;[.B6];&quot;.&quot;;[.D6])); IF([.E6]=&quot;&quot;;&quot;&quot;;CONCATENATE(&quot;/R&quot;;[.E6])); IF([.F6]=&quot;&quot;;&quot;&quot;;CONCATENATE(&quot;/G&quot;;[.B6];&quot;.&quot;;[.D6];&quot;.&quot;;[.F6])); IF([.G6]=&quot;&quot;;&quot;&quot;;CONCATENATE(&quot;/R&quot;;[.G6])); IF([.H6]=&quot;&quot;;&quot;&quot;;CONCATENATE(&quot;/G&quot;;[.B6];&quot;.&quot;;[.D6];&quot;.&quot;;[.F6];&quot;.&quot;;[.H6])); IF([.I6]=&quot;&quot;;&quot;&quot;;CONCATENATE(&quot;/R&quot;;[.I6]));IF([.J6]=&quot;&quot;;&quot;&quot;;CONCATENATE(&quot;/G&quot;;[.B6];&quot;.&quot;;[.D6];&quot;.&quot;;[.F6];&quot;.&quot;;[.H6]; &quot;.&quot;;[.J6])); IF([.K6]=&quot;&quot;;&quot;&quot;;CONCATENATE(&quot;/R&quot;;[.K6])))" table:style-name="ce22">
            <text:p>C25/G2/R1</text:p>
          </table:table-cell>
          <table:table-cell office:value-type="string" table:style-name="ce22">
            <text:p>CRITERION.SELECTION.SUITABILITY.PROFESSIONAL_REGISTER_ENROLMENT</text:p>
          </table:table-cell>
          <table:table-cell office:value-type="string" table:style-name="ce22">
            <text:p>c1347b74-1872-4060-a6db-f4044edcd7c4</text:p>
          </table:table-cell>
          <table:table-cell office:value-type="string" table:style-name="ce22">
            <text:p>Is this information available electronically?</text:p>
          </table:table-cell>
          <table:table-cell table:style-name="ce22"/>
          <table:table-cell table:style-name="ce24"/>
          <table:table-cell table:number-columns-repeated="16367" table:style-name="ce22"/>
        </table:table-row>
        <table:table-row table:style-name="ro1">
          <table:table-cell office:value-type="float" office:value="25" table:style-name="ce21">
            <text:p>25</text:p>
          </table:table-cell>
          <table:table-cell office:value-type="float" office:value="2" table:style-name="ce22">
            <text:p>2</text:p>
          </table:table-cell>
          <table:table-cell table:style-name="ce22"/>
          <table:table-cell office:value-type="float" office:value="1" table:style-name="ce22">
            <text:p>1</text:p>
          </table:table-cell>
          <table:table-cell table:number-columns-repeated="7" table:style-name="ce22"/>
          <table:table-cell office:value-type="string" office:string-value="C25/G2/G2.1" table:formula="of:=CONCATENATE(IF([.A7]=&quot;&quot;;&quot;&quot;;CONCATENATE(&quot;C&quot;; [.A7]));IF([.B7]=&quot;&quot;;&quot;&quot;;CONCATENATE(&quot;/G&quot;;[.B7]));IF([.C7]=&quot;&quot;;&quot;&quot;;CONCATENATE(&quot;/R&quot;;[.C7])); IF([.D7]=&quot;&quot;;&quot;&quot;;CONCATENATE(&quot;/G&quot;;[.B7];&quot;.&quot;;[.D7])); IF([.E7]=&quot;&quot;;&quot;&quot;;CONCATENATE(&quot;/R&quot;;[.E7])); IF([.F7]=&quot;&quot;;&quot;&quot;;CONCATENATE(&quot;/G&quot;;[.B7];&quot;.&quot;;[.D7];&quot;.&quot;;[.F7])); IF([.G7]=&quot;&quot;;&quot;&quot;;CONCATENATE(&quot;/R&quot;;[.G7])); IF([.H7]=&quot;&quot;;&quot;&quot;;CONCATENATE(&quot;/G&quot;;[.B7];&quot;.&quot;;[.D7];&quot;.&quot;;[.F7];&quot;.&quot;;[.H7])); IF([.I7]=&quot;&quot;;&quot;&quot;;CONCATENATE(&quot;/R&quot;;[.I7]));IF([.J7]=&quot;&quot;;&quot;&quot;;CONCATENATE(&quot;/G&quot;;[.B7];&quot;.&quot;;[.D7];&quot;.&quot;;[.F7];&quot;.&quot;;[.H7]; &quot;.&quot;;[.J7])); IF([.K7]=&quot;&quot;;&quot;&quot;;CONCATENATE(&quot;/R&quot;;[.K7])))" table:style-name="ce22">
            <text:p>C25/G2/G2.1</text:p>
          </table:table-cell>
          <table:table-cell office:value-type="string" table:style-name="ce22">
            <text:p>CRITERION.SELECTION.SUITABILITY.PROFESSIONAL_REGISTER_ENROLMENT</text:p>
          </table:table-cell>
          <table:table-cell office:value-type="string" table:style-name="ce22">
            <text:p>41dd2e9b-1bfd-44c7-93ee-56bd74a4334b</text:p>
          </table:table-cell>
          <table:table-cell table:style-name="ce22"/>
          <table:table-cell office:value-type="string" table:style-name="ce22">
            <text:p>GROUP_FULFILLED.ON_TRUE</text:p>
          </table:table-cell>
          <table:table-cell table:style-name="ce24"/>
          <table:table-cell table:number-columns-repeated="16367" table:style-name="ce22"/>
        </table:table-row>
        <table:table-row table:style-name="ro1">
          <table:table-cell office:value-type="float" office:value="25" table:style-name="ce21">
            <text:p>25</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1" table:style-name="ce22">
            <text:p>1</text:p>
          </table:table-cell>
          <table:table-cell table:number-columns-repeated="6" table:style-name="ce22"/>
          <table:table-cell office:value-type="string" office:string-value="C25/G2/G2.1/R1" table:formula="of:=CONCATENATE(IF([.A8]=&quot;&quot;;&quot;&quot;;CONCATENATE(&quot;C&quot;; [.A8]));IF([.B8]=&quot;&quot;;&quot;&quot;;CONCATENATE(&quot;/G&quot;;[.B8]));IF([.C8]=&quot;&quot;;&quot;&quot;;CONCATENATE(&quot;/R&quot;;[.C8])); IF([.D8]=&quot;&quot;;&quot;&quot;;CONCATENATE(&quot;/G&quot;;[.B8];&quot;.&quot;;[.D8])); IF([.E8]=&quot;&quot;;&quot;&quot;;CONCATENATE(&quot;/R&quot;;[.E8])); IF([.F8]=&quot;&quot;;&quot;&quot;;CONCATENATE(&quot;/G&quot;;[.B8];&quot;.&quot;;[.D8];&quot;.&quot;;[.F8])); IF([.G8]=&quot;&quot;;&quot;&quot;;CONCATENATE(&quot;/R&quot;;[.G8])); IF([.H8]=&quot;&quot;;&quot;&quot;;CONCATENATE(&quot;/G&quot;;[.B8];&quot;.&quot;;[.D8];&quot;.&quot;;[.F8];&quot;.&quot;;[.H8])); IF([.I8]=&quot;&quot;;&quot;&quot;;CONCATENATE(&quot;/R&quot;;[.I8]));IF([.J8]=&quot;&quot;;&quot;&quot;;CONCATENATE(&quot;/G&quot;;[.B8];&quot;.&quot;;[.D8];&quot;.&quot;;[.F8];&quot;.&quot;;[.H8]; &quot;.&quot;;[.J8])); IF([.K8]=&quot;&quot;;&quot;&quot;;CONCATENATE(&quot;/R&quot;;[.K8])))" table:style-name="ce22">
            <text:p>C25/G2/G2.1/R1</text:p>
          </table:table-cell>
          <table:table-cell office:value-type="string" table:style-name="ce22">
            <text:p>CRITERION.SELECTION.SUITABILITY.PROFESSIONAL_REGISTER_ENROLMENT</text:p>
          </table:table-cell>
          <table:table-cell office:value-type="string" table:style-name="ce22">
            <text:p>f4313bb6-21b6-499e-bdff-debe10e11d2c</text:p>
          </table:table-cell>
          <table:table-cell office:value-type="string" table:style-name="ce22">
            <text:p>URL</text:p>
          </table:table-cell>
          <table:table-cell table:style-name="ce22"/>
          <table:table-cell table:style-name="ce24"/>
          <table:table-cell table:number-columns-repeated="16367" table:style-name="ce22"/>
        </table:table-row>
        <table:table-row table:style-name="ro1">
          <table:table-cell office:value-type="float" office:value="25" table:style-name="ce21">
            <text:p>25</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2" table:style-name="ce22">
            <text:p>2</text:p>
          </table:table-cell>
          <table:table-cell table:number-columns-repeated="6" table:style-name="ce22"/>
          <table:table-cell office:value-type="string" office:string-value="C25/G2/G2.1/R2" table:formula="of:=CONCATENATE(IF([.A9]=&quot;&quot;;&quot;&quot;;CONCATENATE(&quot;C&quot;; [.A9]));IF([.B9]=&quot;&quot;;&quot;&quot;;CONCATENATE(&quot;/G&quot;;[.B9]));IF([.C9]=&quot;&quot;;&quot;&quot;;CONCATENATE(&quot;/R&quot;;[.C9])); IF([.D9]=&quot;&quot;;&quot;&quot;;CONCATENATE(&quot;/G&quot;;[.B9];&quot;.&quot;;[.D9])); IF([.E9]=&quot;&quot;;&quot;&quot;;CONCATENATE(&quot;/R&quot;;[.E9])); IF([.F9]=&quot;&quot;;&quot;&quot;;CONCATENATE(&quot;/G&quot;;[.B9];&quot;.&quot;;[.D9];&quot;.&quot;;[.F9])); IF([.G9]=&quot;&quot;;&quot;&quot;;CONCATENATE(&quot;/R&quot;;[.G9])); IF([.H9]=&quot;&quot;;&quot;&quot;;CONCATENATE(&quot;/G&quot;;[.B9];&quot;.&quot;;[.D9];&quot;.&quot;;[.F9];&quot;.&quot;;[.H9])); IF([.I9]=&quot;&quot;;&quot;&quot;;CONCATENATE(&quot;/R&quot;;[.I9]));IF([.J9]=&quot;&quot;;&quot;&quot;;CONCATENATE(&quot;/G&quot;;[.B9];&quot;.&quot;;[.D9];&quot;.&quot;;[.F9];&quot;.&quot;;[.H9]; &quot;.&quot;;[.J9])); IF([.K9]=&quot;&quot;;&quot;&quot;;CONCATENATE(&quot;/R&quot;;[.K9])))" table:style-name="ce22">
            <text:p>C25/G2/G2.1/R2</text:p>
          </table:table-cell>
          <table:table-cell office:value-type="string" table:style-name="ce22">
            <text:p>CRITERION.SELECTION.SUITABILITY.PROFESSIONAL_REGISTER_ENROLMENT</text:p>
          </table:table-cell>
          <table:table-cell office:value-type="string" table:style-name="ce22">
            <text:p>1f1cd18e-3e01-4ca2-af4c-e2981924ba8d</text:p>
          </table:table-cell>
          <table:table-cell office:value-type="string" table:style-name="ce22">
            <text:p>Code</text:p>
          </table:table-cell>
          <table:table-cell table:style-name="ce22"/>
          <table:table-cell table:style-name="ce24"/>
          <table:table-cell table:number-columns-repeated="16367" table:style-name="ce22"/>
        </table:table-row>
        <table:table-row table:style-name="ro1">
          <table:table-cell office:value-type="float" office:value="25" table:style-name="ce21">
            <text:p>25</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3" table:style-name="ce22">
            <text:p>3</text:p>
          </table:table-cell>
          <table:table-cell table:number-columns-repeated="6" table:style-name="ce22"/>
          <table:table-cell office:value-type="string" office:string-value="C25/G2/G2.1/R3" table:formula="of:=CONCATENATE(IF([.A10]=&quot;&quot;;&quot;&quot;;CONCATENATE(&quot;C&quot;; [.A10]));IF([.B10]=&quot;&quot;;&quot;&quot;;CONCATENATE(&quot;/G&quot;;[.B10]));IF([.C10]=&quot;&quot;;&quot;&quot;;CONCATENATE(&quot;/R&quot;;[.C10])); IF([.D10]=&quot;&quot;;&quot;&quot;;CONCATENATE(&quot;/G&quot;;[.B10];&quot;.&quot;;[.D10])); IF([.E10]=&quot;&quot;;&quot;&quot;;CONCATENATE(&quot;/R&quot;;[.E10])); IF([.F10]=&quot;&quot;;&quot;&quot;;CONCATENATE(&quot;/G&quot;;[.B10];&quot;.&quot;;[.D10];&quot;.&quot;;[.F10])); IF([.G10]=&quot;&quot;;&quot;&quot;;CONCATENATE(&quot;/R&quot;;[.G10])); IF([.H10]=&quot;&quot;;&quot;&quot;;CONCATENATE(&quot;/G&quot;;[.B10];&quot;.&quot;;[.D10];&quot;.&quot;;[.F10];&quot;.&quot;;[.H10])); IF([.I10]=&quot;&quot;;&quot;&quot;;CONCATENATE(&quot;/R&quot;;[.I10]));IF([.J10]=&quot;&quot;;&quot;&quot;;CONCATENATE(&quot;/G&quot;;[.B10];&quot;.&quot;;[.D10];&quot;.&quot;;[.F10];&quot;.&quot;;[.H10]; &quot;.&quot;;[.J10])); IF([.K10]=&quot;&quot;;&quot;&quot;;CONCATENATE(&quot;/R&quot;;[.K10])))" table:style-name="ce22">
            <text:p>C25/G2/G2.1/R3</text:p>
          </table:table-cell>
          <table:table-cell office:value-type="string" table:style-name="ce22">
            <text:p>CRITERION.SELECTION.SUITABILITY.PROFESSIONAL_REGISTER_ENROLMENT</text:p>
          </table:table-cell>
          <table:table-cell office:value-type="string" table:style-name="ce22">
            <text:p>c3ccfa31-0c5e-4e3a-a3fd-db9fb83d78d4</text:p>
          </table:table-cell>
          <table:table-cell office:value-type="string" table:style-name="ce22">
            <text:p>Issuer</text:p>
          </table:table-cell>
          <table:table-cell table:style-name="ce22"/>
          <table:table-cell table:style-name="ce24"/>
          <table:table-cell table:number-columns-repeated="16367" table:style-name="ce22"/>
        </table:table-row>
        <table:table-row table:style-name="ro1">
          <table:table-cell office:value-type="float" office:value="26" table:style-name="ce18">
            <text:p>26</text:p>
          </table:table-cell>
          <table:table-cell table:number-columns-repeated="10" table:style-name="ce18"/>
          <table:table-cell office:value-type="string" office:string-value="C26" table:formula="of:=CONCATENATE(IF([.A11]=&quot;&quot;;&quot;&quot;;CONCATENATE(&quot;C&quot;; [.A11]));IF([.B11]=&quot;&quot;;&quot;&quot;;CONCATENATE(&quot;/G&quot;;[.B11]));IF([.C11]=&quot;&quot;;&quot;&quot;;CONCATENATE(&quot;/R&quot;;[.C11])); IF([.D11]=&quot;&quot;;&quot;&quot;;CONCATENATE(&quot;/G&quot;;[.B11];&quot;.&quot;;[.D11])); IF([.E11]=&quot;&quot;;&quot;&quot;;CONCATENATE(&quot;/R&quot;;[.E11])); IF([.F11]=&quot;&quot;;&quot;&quot;;CONCATENATE(&quot;/G&quot;;[.B11];&quot;.&quot;;[.D11];&quot;.&quot;;[.F11])); IF([.G11]=&quot;&quot;;&quot;&quot;;CONCATENATE(&quot;/R&quot;;[.G11])); IF([.H11]=&quot;&quot;;&quot;&quot;;CONCATENATE(&quot;/G&quot;;[.B11];&quot;.&quot;;[.D11];&quot;.&quot;;[.F11];&quot;.&quot;;[.H11])); IF([.I11]=&quot;&quot;;&quot;&quot;;CONCATENATE(&quot;/R&quot;;[.I11]));IF([.J11]=&quot;&quot;;&quot;&quot;;CONCATENATE(&quot;/G&quot;;[.B11];&quot;.&quot;;[.D11];&quot;.&quot;;[.F11];&quot;.&quot;;[.H11]; &quot;.&quot;;[.J11])); IF([.K11]=&quot;&quot;;&quot;&quot;;CONCATENATE(&quot;/R&quot;;[.K11])))" table:style-name="ce18">
            <text:p>C26</text:p>
          </table:table-cell>
          <table:table-cell office:value-type="string" table:style-name="ce18">
            <text:p>CRITERION.SELECTION.SUITABILITY.TRADE_REGISTER_ENROLMENT</text:p>
          </table:table-cell>
          <table:table-cell office:value-type="string" table:style-name="ce18">
            <text:p>87b3fa26-3549-4f92-b8e0-3fd8f04bf5c7</text:p>
          </table:table-cell>
          <table:table-cell office:value-type="string" table:style-name="ce18">
            <text:p>It is enrolled in trade registers kept in the Member State of its establishment as described in Annex XI of Directive 2014/24/EU; economic operators from certain Member States may have to comply with other requirements set out in that Annex.</text:p>
          </table:table-cell>
          <table:table-cell table:style-name="ce18"/>
          <table:table-cell table:style-name="ce25"/>
          <table:table-cell table:number-columns-repeated="16367" table:style-name="ce21"/>
        </table:table-row>
        <table:table-row table:style-name="ro1">
          <table:table-cell office:value-type="float" office:value="26" table:style-name="ce21">
            <text:p>26</text:p>
          </table:table-cell>
          <table:table-cell office:value-type="float" office:value="1" table:style-name="ce22">
            <text:p>1</text:p>
          </table:table-cell>
          <table:table-cell table:number-columns-repeated="9" table:style-name="ce22"/>
          <table:table-cell office:value-type="string" office:string-value="C26/G1" table:formula="of:=CONCATENATE(IF([.A12]=&quot;&quot;;&quot;&quot;;CONCATENATE(&quot;C&quot;; [.A12]));IF([.B12]=&quot;&quot;;&quot;&quot;;CONCATENATE(&quot;/G&quot;;[.B12]));IF([.C12]=&quot;&quot;;&quot;&quot;;CONCATENATE(&quot;/R&quot;;[.C12])); IF([.D12]=&quot;&quot;;&quot;&quot;;CONCATENATE(&quot;/G&quot;;[.B12];&quot;.&quot;;[.D12])); IF([.E12]=&quot;&quot;;&quot;&quot;;CONCATENATE(&quot;/R&quot;;[.E12])); IF([.F12]=&quot;&quot;;&quot;&quot;;CONCATENATE(&quot;/G&quot;;[.B12];&quot;.&quot;;[.D12];&quot;.&quot;;[.F12])); IF([.G12]=&quot;&quot;;&quot;&quot;;CONCATENATE(&quot;/R&quot;;[.G12])); IF([.H12]=&quot;&quot;;&quot;&quot;;CONCATENATE(&quot;/G&quot;;[.B12];&quot;.&quot;;[.D12];&quot;.&quot;;[.F12];&quot;.&quot;;[.H12])); IF([.I12]=&quot;&quot;;&quot;&quot;;CONCATENATE(&quot;/R&quot;;[.I12]));IF([.J12]=&quot;&quot;;&quot;&quot;;CONCATENATE(&quot;/G&quot;;[.B12];&quot;.&quot;;[.D12];&quot;.&quot;;[.F12];&quot;.&quot;;[.H12]; &quot;.&quot;;[.J12])); IF([.K12]=&quot;&quot;;&quot;&quot;;CONCATENATE(&quot;/R&quot;;[.K12])))" table:style-name="ce22">
            <text:p>C26/G1</text:p>
          </table:table-cell>
          <table:table-cell office:value-type="string" table:style-name="ce22">
            <text:p>CRITERION.SELECTION.SUITABILITY.TRADE_REGISTER_ENROLMENT</text:p>
          </table:table-cell>
          <table:table-cell office:value-type="string" table:style-name="ce22">
            <text:p>1768de86-a6c8-48e4-bd8e-de2f2f7424d0</text:p>
          </table:table-cell>
          <table:table-cell table:number-columns-repeated="2" table:style-name="ce22"/>
          <table:table-cell table:style-name="ce24"/>
          <table:table-cell table:number-columns-repeated="16367" table:style-name="ce22"/>
        </table:table-row>
        <table:table-row table:style-name="ro1">
          <table:table-cell office:value-type="float" office:value="26" table:style-name="ce21">
            <text:p>26</text:p>
          </table:table-cell>
          <table:table-cell office:value-type="float" office:value="1" table:style-name="ce22">
            <text:p>1</text:p>
          </table:table-cell>
          <table:table-cell office:value-type="float" office:value="1" table:style-name="ce22">
            <text:p>1</text:p>
          </table:table-cell>
          <table:table-cell table:number-columns-repeated="8" table:style-name="ce22"/>
          <table:table-cell office:value-type="string" office:string-value="C26/G1/R1" table:formula="of:=CONCATENATE(IF([.A13]=&quot;&quot;;&quot;&quot;;CONCATENATE(&quot;C&quot;; [.A13]));IF([.B13]=&quot;&quot;;&quot;&quot;;CONCATENATE(&quot;/G&quot;;[.B13]));IF([.C13]=&quot;&quot;;&quot;&quot;;CONCATENATE(&quot;/R&quot;;[.C13])); IF([.D13]=&quot;&quot;;&quot;&quot;;CONCATENATE(&quot;/G&quot;;[.B13];&quot;.&quot;;[.D13])); IF([.E13]=&quot;&quot;;&quot;&quot;;CONCATENATE(&quot;/R&quot;;[.E13])); IF([.F13]=&quot;&quot;;&quot;&quot;;CONCATENATE(&quot;/G&quot;;[.B13];&quot;.&quot;;[.D13];&quot;.&quot;;[.F13])); IF([.G13]=&quot;&quot;;&quot;&quot;;CONCATENATE(&quot;/R&quot;;[.G13])); IF([.H13]=&quot;&quot;;&quot;&quot;;CONCATENATE(&quot;/G&quot;;[.B13];&quot;.&quot;;[.D13];&quot;.&quot;;[.F13];&quot;.&quot;;[.H13])); IF([.I13]=&quot;&quot;;&quot;&quot;;CONCATENATE(&quot;/R&quot;;[.I13]));IF([.J13]=&quot;&quot;;&quot;&quot;;CONCATENATE(&quot;/G&quot;;[.B13];&quot;.&quot;;[.D13];&quot;.&quot;;[.F13];&quot;.&quot;;[.H13]; &quot;.&quot;;[.J13])); IF([.K13]=&quot;&quot;;&quot;&quot;;CONCATENATE(&quot;/R&quot;;[.K13])))" table:style-name="ce22">
            <text:p>C26/G1/R1</text:p>
          </table:table-cell>
          <table:table-cell office:value-type="string" table:style-name="ce22">
            <text:p>CRITERION.SELECTION.SUITABILITY.TRADE_REGISTER_ENROLMENT</text:p>
          </table:table-cell>
          <table:table-cell office:value-type="string" table:style-name="ce22">
            <text:p>15335c12-ad77-4728-b5ad-3c06a60d65a4</text:p>
          </table:table-cell>
          <table:table-cell office:value-type="string" table:style-name="ce22">
            <text:p>Your answer?</text:p>
          </table:table-cell>
          <table:table-cell table:style-name="ce22"/>
          <table:table-cell table:style-name="ce24"/>
          <table:table-cell table:number-columns-repeated="16367" table:style-name="ce22"/>
        </table:table-row>
        <table:table-row table:style-name="ro1">
          <table:table-cell office:value-type="float" office:value="26" table:style-name="ce21">
            <text:p>26</text:p>
          </table:table-cell>
          <table:table-cell office:value-type="float" office:value="2" table:style-name="ce22">
            <text:p>2</text:p>
          </table:table-cell>
          <table:table-cell table:number-columns-repeated="9" table:style-name="ce22"/>
          <table:table-cell office:value-type="string" office:string-value="C26/G2" table:formula="of:=CONCATENATE(IF([.A14]=&quot;&quot;;&quot;&quot;;CONCATENATE(&quot;C&quot;; [.A14]));IF([.B14]=&quot;&quot;;&quot;&quot;;CONCATENATE(&quot;/G&quot;;[.B14]));IF([.C14]=&quot;&quot;;&quot;&quot;;CONCATENATE(&quot;/R&quot;;[.C14])); IF([.D14]=&quot;&quot;;&quot;&quot;;CONCATENATE(&quot;/G&quot;;[.B14];&quot;.&quot;;[.D14])); IF([.E14]=&quot;&quot;;&quot;&quot;;CONCATENATE(&quot;/R&quot;;[.E14])); IF([.F14]=&quot;&quot;;&quot;&quot;;CONCATENATE(&quot;/G&quot;;[.B14];&quot;.&quot;;[.D14];&quot;.&quot;;[.F14])); IF([.G14]=&quot;&quot;;&quot;&quot;;CONCATENATE(&quot;/R&quot;;[.G14])); IF([.H14]=&quot;&quot;;&quot;&quot;;CONCATENATE(&quot;/G&quot;;[.B14];&quot;.&quot;;[.D14];&quot;.&quot;;[.F14];&quot;.&quot;;[.H14])); IF([.I14]=&quot;&quot;;&quot;&quot;;CONCATENATE(&quot;/R&quot;;[.I14]));IF([.J14]=&quot;&quot;;&quot;&quot;;CONCATENATE(&quot;/G&quot;;[.B14];&quot;.&quot;;[.D14];&quot;.&quot;;[.F14];&quot;.&quot;;[.H14]; &quot;.&quot;;[.J14])); IF([.K14]=&quot;&quot;;&quot;&quot;;CONCATENATE(&quot;/R&quot;;[.K14])))" table:style-name="ce22">
            <text:p>C26/G2</text:p>
          </table:table-cell>
          <table:table-cell office:value-type="string" table:style-name="ce22">
            <text:p>CRITERION.SELECTION.SUITABILITY.TRADE_REGISTER_ENROLMENT</text:p>
          </table:table-cell>
          <table:table-cell office:value-type="string" table:style-name="ce22">
            <text:p>7458d42a-e581-4640-9283-34ceb3ad4345</text:p>
          </table:table-cell>
          <table:table-cell table:number-columns-repeated="2" table:style-name="ce22"/>
          <table:table-cell table:style-name="ce24"/>
          <table:table-cell table:number-columns-repeated="16367" table:style-name="ce22"/>
        </table:table-row>
        <table:table-row table:style-name="ro1">
          <table:table-cell office:value-type="float" office:value="26" table:style-name="ce21">
            <text:p>26</text:p>
          </table:table-cell>
          <table:table-cell office:value-type="float" office:value="2" table:style-name="ce22">
            <text:p>2</text:p>
          </table:table-cell>
          <table:table-cell office:value-type="float" office:value="1" table:style-name="ce22">
            <text:p>1</text:p>
          </table:table-cell>
          <table:table-cell table:number-columns-repeated="8" table:style-name="ce22"/>
          <table:table-cell office:value-type="string" office:string-value="C26/G2/R1" table:formula="of:=CONCATENATE(IF([.A15]=&quot;&quot;;&quot;&quot;;CONCATENATE(&quot;C&quot;; [.A15]));IF([.B15]=&quot;&quot;;&quot;&quot;;CONCATENATE(&quot;/G&quot;;[.B15]));IF([.C15]=&quot;&quot;;&quot;&quot;;CONCATENATE(&quot;/R&quot;;[.C15])); IF([.D15]=&quot;&quot;;&quot;&quot;;CONCATENATE(&quot;/G&quot;;[.B15];&quot;.&quot;;[.D15])); IF([.E15]=&quot;&quot;;&quot;&quot;;CONCATENATE(&quot;/R&quot;;[.E15])); IF([.F15]=&quot;&quot;;&quot;&quot;;CONCATENATE(&quot;/G&quot;;[.B15];&quot;.&quot;;[.D15];&quot;.&quot;;[.F15])); IF([.G15]=&quot;&quot;;&quot;&quot;;CONCATENATE(&quot;/R&quot;;[.G15])); IF([.H15]=&quot;&quot;;&quot;&quot;;CONCATENATE(&quot;/G&quot;;[.B15];&quot;.&quot;;[.D15];&quot;.&quot;;[.F15];&quot;.&quot;;[.H15])); IF([.I15]=&quot;&quot;;&quot;&quot;;CONCATENATE(&quot;/R&quot;;[.I15]));IF([.J15]=&quot;&quot;;&quot;&quot;;CONCATENATE(&quot;/G&quot;;[.B15];&quot;.&quot;;[.D15];&quot;.&quot;;[.F15];&quot;.&quot;;[.H15]; &quot;.&quot;;[.J15])); IF([.K15]=&quot;&quot;;&quot;&quot;;CONCATENATE(&quot;/R&quot;;[.K15])))" table:style-name="ce22">
            <text:p>C26/G2/R1</text:p>
          </table:table-cell>
          <table:table-cell office:value-type="string" table:style-name="ce22">
            <text:p>CRITERION.SELECTION.SUITABILITY.TRADE_REGISTER_ENROLMENT</text:p>
          </table:table-cell>
          <table:table-cell office:value-type="string" table:style-name="ce22">
            <text:p>c1347b74-1872-4060-a6db-f4044edcd7c4</text:p>
          </table:table-cell>
          <table:table-cell office:value-type="string" table:style-name="ce22">
            <text:p>Is this information available electronically?</text:p>
          </table:table-cell>
          <table:table-cell table:style-name="ce22"/>
          <table:table-cell table:style-name="ce24"/>
          <table:table-cell table:number-columns-repeated="16367" table:style-name="ce22"/>
        </table:table-row>
        <table:table-row table:style-name="ro1">
          <table:table-cell office:value-type="float" office:value="26" table:style-name="ce21">
            <text:p>26</text:p>
          </table:table-cell>
          <table:table-cell office:value-type="float" office:value="2" table:style-name="ce22">
            <text:p>2</text:p>
          </table:table-cell>
          <table:table-cell table:style-name="ce22"/>
          <table:table-cell office:value-type="float" office:value="1" table:style-name="ce22">
            <text:p>1</text:p>
          </table:table-cell>
          <table:table-cell table:number-columns-repeated="7" table:style-name="ce22"/>
          <table:table-cell office:value-type="string" office:string-value="C26/G2/G2.1" table:formula="of:=CONCATENATE(IF([.A16]=&quot;&quot;;&quot;&quot;;CONCATENATE(&quot;C&quot;; [.A16]));IF([.B16]=&quot;&quot;;&quot;&quot;;CONCATENATE(&quot;/G&quot;;[.B16]));IF([.C16]=&quot;&quot;;&quot;&quot;;CONCATENATE(&quot;/R&quot;;[.C16])); IF([.D16]=&quot;&quot;;&quot;&quot;;CONCATENATE(&quot;/G&quot;;[.B16];&quot;.&quot;;[.D16])); IF([.E16]=&quot;&quot;;&quot;&quot;;CONCATENATE(&quot;/R&quot;;[.E16])); IF([.F16]=&quot;&quot;;&quot;&quot;;CONCATENATE(&quot;/G&quot;;[.B16];&quot;.&quot;;[.D16];&quot;.&quot;;[.F16])); IF([.G16]=&quot;&quot;;&quot;&quot;;CONCATENATE(&quot;/R&quot;;[.G16])); IF([.H16]=&quot;&quot;;&quot;&quot;;CONCATENATE(&quot;/G&quot;;[.B16];&quot;.&quot;;[.D16];&quot;.&quot;;[.F16];&quot;.&quot;;[.H16])); IF([.I16]=&quot;&quot;;&quot;&quot;;CONCATENATE(&quot;/R&quot;;[.I16]));IF([.J16]=&quot;&quot;;&quot;&quot;;CONCATENATE(&quot;/G&quot;;[.B16];&quot;.&quot;;[.D16];&quot;.&quot;;[.F16];&quot;.&quot;;[.H16]; &quot;.&quot;;[.J16])); IF([.K16]=&quot;&quot;;&quot;&quot;;CONCATENATE(&quot;/R&quot;;[.K16])))" table:style-name="ce22">
            <text:p>C26/G2/G2.1</text:p>
          </table:table-cell>
          <table:table-cell office:value-type="string" table:style-name="ce22">
            <text:p>CRITERION.SELECTION.SUITABILITY.TRADE_REGISTER_ENROLMENT</text:p>
          </table:table-cell>
          <table:table-cell office:value-type="string" table:style-name="ce22">
            <text:p>41dd2e9b-1bfd-44c7-93ee-56bd74a4334b</text:p>
          </table:table-cell>
          <table:table-cell table:style-name="ce22"/>
          <table:table-cell office:value-type="string" table:style-name="ce22">
            <text:p>GROUP_FULFILLED.ON_TRUE</text:p>
          </table:table-cell>
          <table:table-cell table:style-name="ce24"/>
          <table:table-cell table:number-columns-repeated="16367" table:style-name="ce22"/>
        </table:table-row>
        <table:table-row table:style-name="ro1">
          <table:table-cell office:value-type="float" office:value="26" table:style-name="ce21">
            <text:p>26</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1" table:style-name="ce22">
            <text:p>1</text:p>
          </table:table-cell>
          <table:table-cell table:number-columns-repeated="6" table:style-name="ce22"/>
          <table:table-cell office:value-type="string" office:string-value="C26/G2/G2.1/R1" table:formula="of:=CONCATENATE(IF([.A17]=&quot;&quot;;&quot;&quot;;CONCATENATE(&quot;C&quot;; [.A17]));IF([.B17]=&quot;&quot;;&quot;&quot;;CONCATENATE(&quot;/G&quot;;[.B17]));IF([.C17]=&quot;&quot;;&quot;&quot;;CONCATENATE(&quot;/R&quot;;[.C17])); IF([.D17]=&quot;&quot;;&quot;&quot;;CONCATENATE(&quot;/G&quot;;[.B17];&quot;.&quot;;[.D17])); IF([.E17]=&quot;&quot;;&quot;&quot;;CONCATENATE(&quot;/R&quot;;[.E17])); IF([.F17]=&quot;&quot;;&quot;&quot;;CONCATENATE(&quot;/G&quot;;[.B17];&quot;.&quot;;[.D17];&quot;.&quot;;[.F17])); IF([.G17]=&quot;&quot;;&quot;&quot;;CONCATENATE(&quot;/R&quot;;[.G17])); IF([.H17]=&quot;&quot;;&quot;&quot;;CONCATENATE(&quot;/G&quot;;[.B17];&quot;.&quot;;[.D17];&quot;.&quot;;[.F17];&quot;.&quot;;[.H17])); IF([.I17]=&quot;&quot;;&quot;&quot;;CONCATENATE(&quot;/R&quot;;[.I17]));IF([.J17]=&quot;&quot;;&quot;&quot;;CONCATENATE(&quot;/G&quot;;[.B17];&quot;.&quot;;[.D17];&quot;.&quot;;[.F17];&quot;.&quot;;[.H17]; &quot;.&quot;;[.J17])); IF([.K17]=&quot;&quot;;&quot;&quot;;CONCATENATE(&quot;/R&quot;;[.K17])))" table:style-name="ce22">
            <text:p>C26/G2/G2.1/R1</text:p>
          </table:table-cell>
          <table:table-cell office:value-type="string" table:style-name="ce22">
            <text:p>CRITERION.SELECTION.SUITABILITY.TRADE_REGISTER_ENROLMENT</text:p>
          </table:table-cell>
          <table:table-cell office:value-type="string" table:style-name="ce22">
            <text:p>f4313bb6-21b6-499e-bdff-debe10e11d2c</text:p>
          </table:table-cell>
          <table:table-cell office:value-type="string" table:style-name="ce22">
            <text:p>URL</text:p>
          </table:table-cell>
          <table:table-cell table:style-name="ce22"/>
          <table:table-cell table:style-name="ce24"/>
          <table:table-cell table:number-columns-repeated="16367" table:style-name="ce22"/>
        </table:table-row>
        <table:table-row table:style-name="ro1">
          <table:table-cell office:value-type="float" office:value="26" table:style-name="ce21">
            <text:p>26</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2" table:style-name="ce22">
            <text:p>2</text:p>
          </table:table-cell>
          <table:table-cell table:number-columns-repeated="6" table:style-name="ce22"/>
          <table:table-cell office:value-type="string" office:string-value="C26/G2/G2.1/R2" table:formula="of:=CONCATENATE(IF([.A18]=&quot;&quot;;&quot;&quot;;CONCATENATE(&quot;C&quot;; [.A18]));IF([.B18]=&quot;&quot;;&quot;&quot;;CONCATENATE(&quot;/G&quot;;[.B18]));IF([.C18]=&quot;&quot;;&quot;&quot;;CONCATENATE(&quot;/R&quot;;[.C18])); IF([.D18]=&quot;&quot;;&quot;&quot;;CONCATENATE(&quot;/G&quot;;[.B18];&quot;.&quot;;[.D18])); IF([.E18]=&quot;&quot;;&quot;&quot;;CONCATENATE(&quot;/R&quot;;[.E18])); IF([.F18]=&quot;&quot;;&quot;&quot;;CONCATENATE(&quot;/G&quot;;[.B18];&quot;.&quot;;[.D18];&quot;.&quot;;[.F18])); IF([.G18]=&quot;&quot;;&quot;&quot;;CONCATENATE(&quot;/R&quot;;[.G18])); IF([.H18]=&quot;&quot;;&quot;&quot;;CONCATENATE(&quot;/G&quot;;[.B18];&quot;.&quot;;[.D18];&quot;.&quot;;[.F18];&quot;.&quot;;[.H18])); IF([.I18]=&quot;&quot;;&quot;&quot;;CONCATENATE(&quot;/R&quot;;[.I18]));IF([.J18]=&quot;&quot;;&quot;&quot;;CONCATENATE(&quot;/G&quot;;[.B18];&quot;.&quot;;[.D18];&quot;.&quot;;[.F18];&quot;.&quot;;[.H18]; &quot;.&quot;;[.J18])); IF([.K18]=&quot;&quot;;&quot;&quot;;CONCATENATE(&quot;/R&quot;;[.K18])))" table:style-name="ce22">
            <text:p>C26/G2/G2.1/R2</text:p>
          </table:table-cell>
          <table:table-cell office:value-type="string" table:style-name="ce22">
            <text:p>CRITERION.SELECTION.SUITABILITY.TRADE_REGISTER_ENROLMENT</text:p>
          </table:table-cell>
          <table:table-cell office:value-type="string" table:style-name="ce22">
            <text:p>1f1cd18e-3e01-4ca2-af4c-e2981924ba8d</text:p>
          </table:table-cell>
          <table:table-cell office:value-type="string" table:style-name="ce22">
            <text:p>Code</text:p>
          </table:table-cell>
          <table:table-cell table:style-name="ce22"/>
          <table:table-cell table:style-name="ce24"/>
          <table:table-cell table:number-columns-repeated="16367" table:style-name="ce22"/>
        </table:table-row>
        <table:table-row table:style-name="ro1">
          <table:table-cell office:value-type="float" office:value="26" table:style-name="ce21">
            <text:p>26</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3" table:style-name="ce22">
            <text:p>3</text:p>
          </table:table-cell>
          <table:table-cell table:number-columns-repeated="6" table:style-name="ce22"/>
          <table:table-cell office:value-type="string" office:string-value="C26/G2/G2.1/R3" table:formula="of:=CONCATENATE(IF([.A19]=&quot;&quot;;&quot;&quot;;CONCATENATE(&quot;C&quot;; [.A19]));IF([.B19]=&quot;&quot;;&quot;&quot;;CONCATENATE(&quot;/G&quot;;[.B19]));IF([.C19]=&quot;&quot;;&quot;&quot;;CONCATENATE(&quot;/R&quot;;[.C19])); IF([.D19]=&quot;&quot;;&quot;&quot;;CONCATENATE(&quot;/G&quot;;[.B19];&quot;.&quot;;[.D19])); IF([.E19]=&quot;&quot;;&quot;&quot;;CONCATENATE(&quot;/R&quot;;[.E19])); IF([.F19]=&quot;&quot;;&quot;&quot;;CONCATENATE(&quot;/G&quot;;[.B19];&quot;.&quot;;[.D19];&quot;.&quot;;[.F19])); IF([.G19]=&quot;&quot;;&quot;&quot;;CONCATENATE(&quot;/R&quot;;[.G19])); IF([.H19]=&quot;&quot;;&quot;&quot;;CONCATENATE(&quot;/G&quot;;[.B19];&quot;.&quot;;[.D19];&quot;.&quot;;[.F19];&quot;.&quot;;[.H19])); IF([.I19]=&quot;&quot;;&quot;&quot;;CONCATENATE(&quot;/R&quot;;[.I19]));IF([.J19]=&quot;&quot;;&quot;&quot;;CONCATENATE(&quot;/G&quot;;[.B19];&quot;.&quot;;[.D19];&quot;.&quot;;[.F19];&quot;.&quot;;[.H19]; &quot;.&quot;;[.J19])); IF([.K19]=&quot;&quot;;&quot;&quot;;CONCATENATE(&quot;/R&quot;;[.K19])))" table:style-name="ce22">
            <text:p>C26/G2/G2.1/R3</text:p>
          </table:table-cell>
          <table:table-cell office:value-type="string" table:style-name="ce22">
            <text:p>CRITERION.SELECTION.SUITABILITY.TRADE_REGISTER_ENROLMENT</text:p>
          </table:table-cell>
          <table:table-cell office:value-type="string" table:style-name="ce22">
            <text:p>c3ccfa31-0c5e-4e3a-a3fd-db9fb83d78d4</text:p>
          </table:table-cell>
          <table:table-cell office:value-type="string" table:style-name="ce22">
            <text:p>Issuer</text:p>
          </table:table-cell>
          <table:table-cell table:style-name="ce22"/>
          <table:table-cell table:style-name="ce24"/>
          <table:table-cell table:number-columns-repeated="16367" table:style-name="ce22"/>
        </table:table-row>
        <table:table-row table:style-name="ro2">
          <table:table-cell table:number-columns-repeated="16" table:style-name="ce20"/>
          <table:table-cell table:style-name="ce16"/>
          <table:table-cell table:number-columns-repeated="16367" table:style-name="ce22"/>
        </table:table-row>
        <table:table-row table:number-rows-repeated="1048556" table:style-name="ro1">
          <table:table-cell table:number-columns-repeated="16384"/>
        </table:table-row>
      </table:table>
      <table:table table:name="SC-Suitability-II" table:style-name="ta2">
        <table:table-column table:style-name="co19" table:default-cell-style-name="ce19"/>
        <table:table-column table:style-name="co20" table:number-columns-repeated="4" table:default-cell-style-name="ce19"/>
        <table:table-column table:style-name="co40" table:number-columns-repeated="6" table:default-cell-style-name="ce19" table:visibility="collapse"/>
        <table:table-column table:style-name="co37" table:default-cell-style-name="ce19"/>
        <table:table-column table:style-name="co38" table:default-cell-style-name="ce19"/>
        <table:table-column table:style-name="co15" table:default-cell-style-name="ce19"/>
        <table:table-column table:style-name="co39" table:default-cell-style-name="ce19"/>
        <table:table-column table:style-name="co24" table:default-cell-style-name="ce19"/>
        <table:table-column table:style-name="co14" table:number-columns-repeated="16368" table:default-cell-style-name="ce19"/>
        <table:table-row table:style-name="ro1">
          <table:table-cell office:value-type="string" table:style-name="ce22">
            <text:p>CRITERION ID</text:p>
          </table:table-cell>
          <table:table-cell office:value-type="string" table:style-name="ce22">
            <text:p>GROUP LEVEL 1</text:p>
          </table:table-cell>
          <table:table-cell office:value-type="string" table:style-name="ce22">
            <text:p>REQUIREMENTS LEVEL 1</text:p>
          </table:table-cell>
          <table:table-cell office:value-type="string" table:style-name="ce22">
            <text:p>SUBGROUP LEVEL 2</text:p>
          </table:table-cell>
          <table:table-cell office:value-type="string" table:style-name="ce22">
            <text:p>REQUIREMENTS LEVEL 2</text:p>
          </table:table-cell>
          <table:table-cell office:value-type="string" table:style-name="ce22">
            <text:p>SUBGROUP LEVEL 3</text:p>
          </table:table-cell>
          <table:table-cell office:value-type="string" table:style-name="ce22">
            <text:p>REQUIREMENTS LEVEL 3</text:p>
          </table:table-cell>
          <table:table-cell office:value-type="string" table:style-name="ce22">
            <text:p>SUBGROUP LEVEL 4</text:p>
          </table:table-cell>
          <table:table-cell office:value-type="string" table:style-name="ce22">
            <text:p>REQUIREMENTS LEVEL 4</text:p>
          </table:table-cell>
          <table:table-cell office:value-type="string" table:style-name="ce22">
            <text:p><text:s/></text:p>
          </table:table-cell>
          <table:table-cell table:style-name="ce22"/>
          <table:table-cell office:value-type="string" table:style-name="ce27">
            <text:p>ITEM ID</text:p>
          </table:table-cell>
          <table:table-cell office:value-type="string" table:style-name="ce27">
            <text:p>Criterion Code</text:p>
          </table:table-cell>
          <table:table-cell office:value-type="string" table:style-name="ce27">
            <text:p>Element UUID</text:p>
          </table:table-cell>
          <table:table-cell office:value-type="string" table:style-name="ce27">
            <text:p>Criterion/Requirement description</text:p>
          </table:table-cell>
          <table:table-cell office:value-type="string" table:style-name="ce27">
            <text:p>PI</text:p>
          </table:table-cell>
          <table:table-cell office:value-type="string" table:style-name="ce24">
            <text:p>Multiple instances possible?</text:p>
          </table:table-cell>
          <table:table-cell table:number-columns-repeated="16367" table:style-name="ce22"/>
        </table:table-row>
        <table:table-row table:style-name="ro1">
          <table:table-cell office:value-type="float" office:value="27" table:style-name="ce23">
            <text:p>27</text:p>
          </table:table-cell>
          <table:table-cell table:number-columns-repeated="10" table:style-name="ce23"/>
          <table:table-cell office:value-type="string" office:string-value="C27" table:formula="of:=CONCATENATE(IF([.A2]=&quot;&quot;;&quot;&quot;;CONCATENATE(&quot;C&quot;; [.A2]));IF([.B2]=&quot;&quot;;&quot;&quot;;CONCATENATE(&quot;/G&quot;;[.B2]));IF([.C2]=&quot;&quot;;&quot;&quot;;CONCATENATE(&quot;/R&quot;;[.C2])); IF([.D2]=&quot;&quot;;&quot;&quot;;CONCATENATE(&quot;/G&quot;;[.B2];&quot;.&quot;;[.D2])); IF([.E2]=&quot;&quot;;&quot;&quot;;CONCATENATE(&quot;/R&quot;;[.E2])); IF([.F2]=&quot;&quot;;&quot;&quot;;CONCATENATE(&quot;/G&quot;;[.B2];&quot;.&quot;;[.D2];&quot;.&quot;;[.F2])); IF([.G2]=&quot;&quot;;&quot;&quot;;CONCATENATE(&quot;/R&quot;;[.G2])); IF([.H2]=&quot;&quot;;&quot;&quot;;CONCATENATE(&quot;/G&quot;;[.B2];&quot;.&quot;;[.D2];&quot;.&quot;;[.F2];&quot;.&quot;;[.H2])); IF([.I2]=&quot;&quot;;&quot;&quot;;CONCATENATE(&quot;/R&quot;;[.I2]));IF([.J2]=&quot;&quot;;&quot;&quot;;CONCATENATE(&quot;/G&quot;;[.B2];&quot;.&quot;;[.D2];&quot;.&quot;;[.F2];&quot;.&quot;;[.H2]; &quot;.&quot;;[.J2])); IF([.K2]=&quot;&quot;;&quot;&quot;;CONCATENATE(&quot;/R&quot;;[.K2])))" table:style-name="ce23">
            <text:p>C27</text:p>
          </table:table-cell>
          <table:table-cell office:value-type="string" table:style-name="ce23">
            <text:p>CRITERION.SELECTION.SUITABILITY.AUTHORISATION</text:p>
          </table:table-cell>
          <table:table-cell office:value-type="string" table:style-name="ce23">
            <text:p>9eeb6d5c-0eb8-48e8-a4c5-5087a7c095a4</text:p>
          </table:table-cell>
          <table:table-cell office:value-type="string" table:style-name="ce23">
            <text:p>Is a particular membership of a particular organisation needed in order to be able to perform the service in question in the country of establishment of the economic operator?</text:p>
          </table:table-cell>
          <table:table-cell table:style-name="ce23"/>
          <table:table-cell table:style-name="ce26"/>
          <table:table-cell table:number-columns-repeated="16367" table:style-name="ce22"/>
        </table:table-row>
        <table:table-row table:style-name="ro1">
          <table:table-cell office:value-type="float" office:value="27" table:style-name="ce21">
            <text:p>27</text:p>
          </table:table-cell>
          <table:table-cell office:value-type="float" office:value="1" table:style-name="ce22">
            <text:p>1</text:p>
          </table:table-cell>
          <table:table-cell table:number-columns-repeated="9" table:style-name="ce22"/>
          <table:table-cell office:value-type="string" office:string-value="C27/G1" table:formula="of:=CONCATENATE(IF([.A3]=&quot;&quot;;&quot;&quot;;CONCATENATE(&quot;C&quot;; [.A3]));IF([.B3]=&quot;&quot;;&quot;&quot;;CONCATENATE(&quot;/G&quot;;[.B3]));IF([.C3]=&quot;&quot;;&quot;&quot;;CONCATENATE(&quot;/R&quot;;[.C3])); IF([.D3]=&quot;&quot;;&quot;&quot;;CONCATENATE(&quot;/G&quot;;[.B3];&quot;.&quot;;[.D3])); IF([.E3]=&quot;&quot;;&quot;&quot;;CONCATENATE(&quot;/R&quot;;[.E3])); IF([.F3]=&quot;&quot;;&quot;&quot;;CONCATENATE(&quot;/G&quot;;[.B3];&quot;.&quot;;[.D3];&quot;.&quot;;[.F3])); IF([.G3]=&quot;&quot;;&quot;&quot;;CONCATENATE(&quot;/R&quot;;[.G3])); IF([.H3]=&quot;&quot;;&quot;&quot;;CONCATENATE(&quot;/G&quot;;[.B3];&quot;.&quot;;[.D3];&quot;.&quot;;[.F3];&quot;.&quot;;[.H3])); IF([.I3]=&quot;&quot;;&quot;&quot;;CONCATENATE(&quot;/R&quot;;[.I3]));IF([.J3]=&quot;&quot;;&quot;&quot;;CONCATENATE(&quot;/G&quot;;[.B3];&quot;.&quot;;[.D3];&quot;.&quot;;[.F3];&quot;.&quot;;[.H3]; &quot;.&quot;;[.J3])); IF([.K3]=&quot;&quot;;&quot;&quot;;CONCATENATE(&quot;/R&quot;;[.K3])))" table:style-name="ce22">
            <text:p>C27/G1</text:p>
          </table:table-cell>
          <table:table-cell office:value-type="string" table:style-name="ce22">
            <text:p>CRITERION.SELECTION.SUITABILITY.AUTHORISATION</text:p>
          </table:table-cell>
          <table:table-cell office:value-type="string" table:style-name="ce22">
            <text:p>a109e144-f65e-469d-bcda-220f1af34b6c</text:p>
          </table:table-cell>
          <table:table-cell table:number-columns-repeated="2" table:style-name="ce22"/>
          <table:table-cell table:style-name="ce24"/>
          <table:table-cell table:number-columns-repeated="16367" table:style-name="ce22"/>
        </table:table-row>
        <table:table-row table:style-name="ro1">
          <table:table-cell office:value-type="float" office:value="27" table:style-name="ce21">
            <text:p>27</text:p>
          </table:table-cell>
          <table:table-cell office:value-type="float" office:value="1" table:style-name="ce22">
            <text:p>1</text:p>
          </table:table-cell>
          <table:table-cell office:value-type="float" office:value="1" table:style-name="ce22">
            <text:p>1</text:p>
          </table:table-cell>
          <table:table-cell table:number-columns-repeated="8" table:style-name="ce22"/>
          <table:table-cell office:value-type="string" office:string-value="C27/G1/R1" table:formula="of:=CONCATENATE(IF([.A4]=&quot;&quot;;&quot;&quot;;CONCATENATE(&quot;C&quot;; [.A4]));IF([.B4]=&quot;&quot;;&quot;&quot;;CONCATENATE(&quot;/G&quot;;[.B4]));IF([.C4]=&quot;&quot;;&quot;&quot;;CONCATENATE(&quot;/R&quot;;[.C4])); IF([.D4]=&quot;&quot;;&quot;&quot;;CONCATENATE(&quot;/G&quot;;[.B4];&quot;.&quot;;[.D4])); IF([.E4]=&quot;&quot;;&quot;&quot;;CONCATENATE(&quot;/R&quot;;[.E4])); IF([.F4]=&quot;&quot;;&quot;&quot;;CONCATENATE(&quot;/G&quot;;[.B4];&quot;.&quot;;[.D4];&quot;.&quot;;[.F4])); IF([.G4]=&quot;&quot;;&quot;&quot;;CONCATENATE(&quot;/R&quot;;[.G4])); IF([.H4]=&quot;&quot;;&quot;&quot;;CONCATENATE(&quot;/G&quot;;[.B4];&quot;.&quot;;[.D4];&quot;.&quot;;[.F4];&quot;.&quot;;[.H4])); IF([.I4]=&quot;&quot;;&quot;&quot;;CONCATENATE(&quot;/R&quot;;[.I4]));IF([.J4]=&quot;&quot;;&quot;&quot;;CONCATENATE(&quot;/G&quot;;[.B4];&quot;.&quot;;[.D4];&quot;.&quot;;[.F4];&quot;.&quot;;[.H4]; &quot;.&quot;;[.J4])); IF([.K4]=&quot;&quot;;&quot;&quot;;CONCATENATE(&quot;/R&quot;;[.K4])))" table:style-name="ce22">
            <text:p>C27/G1/R1</text:p>
          </table:table-cell>
          <table:table-cell office:value-type="string" table:style-name="ce22">
            <text:p>CRITERION.SELECTION.SUITABILITY.AUTHORISATION</text:p>
          </table:table-cell>
          <table:table-cell office:value-type="string" table:style-name="ce22">
            <text:p>15335c12-ad77-4728-b5ad-3c06a60d65a4</text:p>
          </table:table-cell>
          <table:table-cell office:value-type="string" table:style-name="ce22">
            <text:p>Your answer?</text:p>
          </table:table-cell>
          <table:table-cell table:style-name="ce22"/>
          <table:table-cell table:style-name="ce24"/>
          <table:table-cell table:number-columns-repeated="16367" table:style-name="ce22"/>
        </table:table-row>
        <table:table-row table:style-name="ro1">
          <table:table-cell office:value-type="float" office:value="27" table:style-name="ce21">
            <text:p>27</text:p>
          </table:table-cell>
          <table:table-cell office:value-type="float" office:value="1" table:style-name="ce22">
            <text:p>1</text:p>
          </table:table-cell>
          <table:table-cell table:style-name="ce22"/>
          <table:table-cell office:value-type="float" office:value="1" table:style-name="ce22">
            <text:p>1</text:p>
          </table:table-cell>
          <table:table-cell table:number-columns-repeated="7" table:style-name="ce22"/>
          <table:table-cell office:value-type="string" office:string-value="C27/G1/G1.1" table:formula="of:=CONCATENATE(IF([.A5]=&quot;&quot;;&quot;&quot;;CONCATENATE(&quot;C&quot;; [.A5]));IF([.B5]=&quot;&quot;;&quot;&quot;;CONCATENATE(&quot;/G&quot;;[.B5]));IF([.C5]=&quot;&quot;;&quot;&quot;;CONCATENATE(&quot;/R&quot;;[.C5])); IF([.D5]=&quot;&quot;;&quot;&quot;;CONCATENATE(&quot;/G&quot;;[.B5];&quot;.&quot;;[.D5])); IF([.E5]=&quot;&quot;;&quot;&quot;;CONCATENATE(&quot;/R&quot;;[.E5])); IF([.F5]=&quot;&quot;;&quot;&quot;;CONCATENATE(&quot;/G&quot;;[.B5];&quot;.&quot;;[.D5];&quot;.&quot;;[.F5])); IF([.G5]=&quot;&quot;;&quot;&quot;;CONCATENATE(&quot;/R&quot;;[.G5])); IF([.H5]=&quot;&quot;;&quot;&quot;;CONCATENATE(&quot;/G&quot;;[.B5];&quot;.&quot;;[.D5];&quot;.&quot;;[.F5];&quot;.&quot;;[.H5])); IF([.I5]=&quot;&quot;;&quot;&quot;;CONCATENATE(&quot;/R&quot;;[.I5]));IF([.J5]=&quot;&quot;;&quot;&quot;;CONCATENATE(&quot;/G&quot;;[.B5];&quot;.&quot;;[.D5];&quot;.&quot;;[.F5];&quot;.&quot;;[.H5]; &quot;.&quot;;[.J5])); IF([.K5]=&quot;&quot;;&quot;&quot;;CONCATENATE(&quot;/R&quot;;[.K5])))" table:style-name="ce22">
            <text:p>C27/G1/G1.1</text:p>
          </table:table-cell>
          <table:table-cell office:value-type="string" table:style-name="ce22">
            <text:p>CRITERION.SELECTION.SUITABILITY.AUTHORISATION</text:p>
          </table:table-cell>
          <table:table-cell office:value-type="string" table:style-name="ce22">
            <text:p>7696fb3f-9722-43b8-9b91-ad59bb4b8ad2</text:p>
          </table:table-cell>
          <table:table-cell table:style-name="ce22"/>
          <table:table-cell office:value-type="string" table:style-name="ce22">
            <text:p>GROUP_FULFILLED.ON_TRUE</text:p>
          </table:table-cell>
          <table:table-cell table:style-name="ce24"/>
          <table:table-cell table:number-columns-repeated="16367" table:style-name="ce22"/>
        </table:table-row>
        <table:table-row table:style-name="ro1">
          <table:table-cell office:value-type="float" office:value="27" table:style-name="ce21">
            <text:p>27</text:p>
          </table:table-cell>
          <table:table-cell office:value-type="float" office:value="1" table:style-name="ce22">
            <text:p>1</text:p>
          </table:table-cell>
          <table:table-cell table:style-name="ce22"/>
          <table:table-cell office:value-type="float" office:value="1" table:style-name="ce22">
            <text:p>1</text:p>
          </table:table-cell>
          <table:table-cell office:value-type="float" office:value="1" table:style-name="ce22">
            <text:p>1</text:p>
          </table:table-cell>
          <table:table-cell table:number-columns-repeated="6" table:style-name="ce22"/>
          <table:table-cell office:value-type="string" office:string-value="C27/G1/G1.1/R1" table:formula="of:=CONCATENATE(IF([.A6]=&quot;&quot;;&quot;&quot;;CONCATENATE(&quot;C&quot;; [.A6]));IF([.B6]=&quot;&quot;;&quot;&quot;;CONCATENATE(&quot;/G&quot;;[.B6]));IF([.C6]=&quot;&quot;;&quot;&quot;;CONCATENATE(&quot;/R&quot;;[.C6])); IF([.D6]=&quot;&quot;;&quot;&quot;;CONCATENATE(&quot;/G&quot;;[.B6];&quot;.&quot;;[.D6])); IF([.E6]=&quot;&quot;;&quot;&quot;;CONCATENATE(&quot;/R&quot;;[.E6])); IF([.F6]=&quot;&quot;;&quot;&quot;;CONCATENATE(&quot;/G&quot;;[.B6];&quot;.&quot;;[.D6];&quot;.&quot;;[.F6])); IF([.G6]=&quot;&quot;;&quot;&quot;;CONCATENATE(&quot;/R&quot;;[.G6])); IF([.H6]=&quot;&quot;;&quot;&quot;;CONCATENATE(&quot;/G&quot;;[.B6];&quot;.&quot;;[.D6];&quot;.&quot;;[.F6];&quot;.&quot;;[.H6])); IF([.I6]=&quot;&quot;;&quot;&quot;;CONCATENATE(&quot;/R&quot;;[.I6]));IF([.J6]=&quot;&quot;;&quot;&quot;;CONCATENATE(&quot;/G&quot;;[.B6];&quot;.&quot;;[.D6];&quot;.&quot;;[.F6];&quot;.&quot;;[.H6]; &quot;.&quot;;[.J6])); IF([.K6]=&quot;&quot;;&quot;&quot;;CONCATENATE(&quot;/R&quot;;[.K6])))" table:style-name="ce22">
            <text:p>C27/G1/G1.1/R1</text:p>
          </table:table-cell>
          <table:table-cell office:value-type="string" table:style-name="ce22">
            <text:p>CRITERION.SELECTION.SUITABILITY.AUTHORISATION</text:p>
          </table:table-cell>
          <table:table-cell office:value-type="string" table:style-name="ce22">
            <text:p>51391308-0bf6-423c-95e2-d5a54aa31fb8</text:p>
          </table:table-cell>
          <table:table-cell office:value-type="string" table:style-name="ce22">
            <text:p>Please describe them</text:p>
          </table:table-cell>
          <table:table-cell table:style-name="ce22"/>
          <table:table-cell table:style-name="ce24"/>
          <table:table-cell table:number-columns-repeated="16367" table:style-name="ce22"/>
        </table:table-row>
        <table:table-row table:style-name="ro1">
          <table:table-cell office:value-type="float" office:value="27" table:style-name="ce21">
            <text:p>27</text:p>
          </table:table-cell>
          <table:table-cell office:value-type="float" office:value="2" table:style-name="ce22">
            <text:p>2</text:p>
          </table:table-cell>
          <table:table-cell table:number-columns-repeated="9" table:style-name="ce22"/>
          <table:table-cell office:value-type="string" office:string-value="C27/G2" table:formula="of:=CONCATENATE(IF([.A7]=&quot;&quot;;&quot;&quot;;CONCATENATE(&quot;C&quot;; [.A7]));IF([.B7]=&quot;&quot;;&quot;&quot;;CONCATENATE(&quot;/G&quot;;[.B7]));IF([.C7]=&quot;&quot;;&quot;&quot;;CONCATENATE(&quot;/R&quot;;[.C7])); IF([.D7]=&quot;&quot;;&quot;&quot;;CONCATENATE(&quot;/G&quot;;[.B7];&quot;.&quot;;[.D7])); IF([.E7]=&quot;&quot;;&quot;&quot;;CONCATENATE(&quot;/R&quot;;[.E7])); IF([.F7]=&quot;&quot;;&quot;&quot;;CONCATENATE(&quot;/G&quot;;[.B7];&quot;.&quot;;[.D7];&quot;.&quot;;[.F7])); IF([.G7]=&quot;&quot;;&quot;&quot;;CONCATENATE(&quot;/R&quot;;[.G7])); IF([.H7]=&quot;&quot;;&quot;&quot;;CONCATENATE(&quot;/G&quot;;[.B7];&quot;.&quot;;[.D7];&quot;.&quot;;[.F7];&quot;.&quot;;[.H7])); IF([.I7]=&quot;&quot;;&quot;&quot;;CONCATENATE(&quot;/R&quot;;[.I7]));IF([.J7]=&quot;&quot;;&quot;&quot;;CONCATENATE(&quot;/G&quot;;[.B7];&quot;.&quot;;[.D7];&quot;.&quot;;[.F7];&quot;.&quot;;[.H7]; &quot;.&quot;;[.J7])); IF([.K7]=&quot;&quot;;&quot;&quot;;CONCATENATE(&quot;/R&quot;;[.K7])))" table:style-name="ce22">
            <text:p>C27/G2</text:p>
          </table:table-cell>
          <table:table-cell office:value-type="string" table:style-name="ce22">
            <text:p>CRITERION.SELECTION.SUITABILITY.AUTHORISATION</text:p>
          </table:table-cell>
          <table:table-cell office:value-type="string" table:style-name="ce22">
            <text:p>7458d42a-e581-4640-9283-34ceb3ad4345</text:p>
          </table:table-cell>
          <table:table-cell table:number-columns-repeated="2" table:style-name="ce22"/>
          <table:table-cell table:style-name="ce24"/>
          <table:table-cell table:number-columns-repeated="16367" table:style-name="ce22"/>
        </table:table-row>
        <table:table-row table:style-name="ro1">
          <table:table-cell office:value-type="float" office:value="27" table:style-name="ce21">
            <text:p>27</text:p>
          </table:table-cell>
          <table:table-cell office:value-type="float" office:value="2" table:style-name="ce22">
            <text:p>2</text:p>
          </table:table-cell>
          <table:table-cell office:value-type="float" office:value="1" table:style-name="ce22">
            <text:p>1</text:p>
          </table:table-cell>
          <table:table-cell table:number-columns-repeated="8" table:style-name="ce22"/>
          <table:table-cell office:value-type="string" office:string-value="C27/G2/R1" table:formula="of:=CONCATENATE(IF([.A8]=&quot;&quot;;&quot;&quot;;CONCATENATE(&quot;C&quot;; [.A8]));IF([.B8]=&quot;&quot;;&quot;&quot;;CONCATENATE(&quot;/G&quot;;[.B8]));IF([.C8]=&quot;&quot;;&quot;&quot;;CONCATENATE(&quot;/R&quot;;[.C8])); IF([.D8]=&quot;&quot;;&quot;&quot;;CONCATENATE(&quot;/G&quot;;[.B8];&quot;.&quot;;[.D8])); IF([.E8]=&quot;&quot;;&quot;&quot;;CONCATENATE(&quot;/R&quot;;[.E8])); IF([.F8]=&quot;&quot;;&quot;&quot;;CONCATENATE(&quot;/G&quot;;[.B8];&quot;.&quot;;[.D8];&quot;.&quot;;[.F8])); IF([.G8]=&quot;&quot;;&quot;&quot;;CONCATENATE(&quot;/R&quot;;[.G8])); IF([.H8]=&quot;&quot;;&quot;&quot;;CONCATENATE(&quot;/G&quot;;[.B8];&quot;.&quot;;[.D8];&quot;.&quot;;[.F8];&quot;.&quot;;[.H8])); IF([.I8]=&quot;&quot;;&quot;&quot;;CONCATENATE(&quot;/R&quot;;[.I8]));IF([.J8]=&quot;&quot;;&quot;&quot;;CONCATENATE(&quot;/G&quot;;[.B8];&quot;.&quot;;[.D8];&quot;.&quot;;[.F8];&quot;.&quot;;[.H8]; &quot;.&quot;;[.J8])); IF([.K8]=&quot;&quot;;&quot;&quot;;CONCATENATE(&quot;/R&quot;;[.K8])))" table:style-name="ce22">
            <text:p>C27/G2/R1</text:p>
          </table:table-cell>
          <table:table-cell office:value-type="string" table:style-name="ce22">
            <text:p>CRITERION.SELECTION.SUITABILITY.AUTHORISATION</text:p>
          </table:table-cell>
          <table:table-cell office:value-type="string" table:style-name="ce22">
            <text:p>c1347b74-1872-4060-a6db-f4044edcd7c4</text:p>
          </table:table-cell>
          <table:table-cell office:value-type="string" table:style-name="ce22">
            <text:p>Is this information available electronically?</text:p>
          </table:table-cell>
          <table:table-cell table:style-name="ce22"/>
          <table:table-cell table:style-name="ce24"/>
          <table:table-cell table:number-columns-repeated="16367" table:style-name="ce22"/>
        </table:table-row>
        <table:table-row table:style-name="ro1">
          <table:table-cell office:value-type="float" office:value="27" table:style-name="ce21">
            <text:p>27</text:p>
          </table:table-cell>
          <table:table-cell office:value-type="float" office:value="2" table:style-name="ce22">
            <text:p>2</text:p>
          </table:table-cell>
          <table:table-cell table:style-name="ce22"/>
          <table:table-cell office:value-type="float" office:value="1" table:style-name="ce22">
            <text:p>1</text:p>
          </table:table-cell>
          <table:table-cell table:number-columns-repeated="7" table:style-name="ce22"/>
          <table:table-cell office:value-type="string" office:string-value="C27/G2/G2.1" table:formula="of:=CONCATENATE(IF([.A9]=&quot;&quot;;&quot;&quot;;CONCATENATE(&quot;C&quot;; [.A9]));IF([.B9]=&quot;&quot;;&quot;&quot;;CONCATENATE(&quot;/G&quot;;[.B9]));IF([.C9]=&quot;&quot;;&quot;&quot;;CONCATENATE(&quot;/R&quot;;[.C9])); IF([.D9]=&quot;&quot;;&quot;&quot;;CONCATENATE(&quot;/G&quot;;[.B9];&quot;.&quot;;[.D9])); IF([.E9]=&quot;&quot;;&quot;&quot;;CONCATENATE(&quot;/R&quot;;[.E9])); IF([.F9]=&quot;&quot;;&quot;&quot;;CONCATENATE(&quot;/G&quot;;[.B9];&quot;.&quot;;[.D9];&quot;.&quot;;[.F9])); IF([.G9]=&quot;&quot;;&quot;&quot;;CONCATENATE(&quot;/R&quot;;[.G9])); IF([.H9]=&quot;&quot;;&quot;&quot;;CONCATENATE(&quot;/G&quot;;[.B9];&quot;.&quot;;[.D9];&quot;.&quot;;[.F9];&quot;.&quot;;[.H9])); IF([.I9]=&quot;&quot;;&quot;&quot;;CONCATENATE(&quot;/R&quot;;[.I9]));IF([.J9]=&quot;&quot;;&quot;&quot;;CONCATENATE(&quot;/G&quot;;[.B9];&quot;.&quot;;[.D9];&quot;.&quot;;[.F9];&quot;.&quot;;[.H9]; &quot;.&quot;;[.J9])); IF([.K9]=&quot;&quot;;&quot;&quot;;CONCATENATE(&quot;/R&quot;;[.K9])))" table:style-name="ce22">
            <text:p>C27/G2/G2.1</text:p>
          </table:table-cell>
          <table:table-cell office:value-type="string" table:style-name="ce22">
            <text:p>CRITERION.SELECTION.SUITABILITY.AUTHORISATION</text:p>
          </table:table-cell>
          <table:table-cell office:value-type="string" table:style-name="ce22">
            <text:p>41dd2e9b-1bfd-44c7-93ee-56bd74a4334b</text:p>
          </table:table-cell>
          <table:table-cell table:style-name="ce22"/>
          <table:table-cell office:value-type="string" table:style-name="ce22">
            <text:p>GROUP_FULFILLED.ON_TRUE</text:p>
          </table:table-cell>
          <table:table-cell table:style-name="ce24"/>
          <table:table-cell table:number-columns-repeated="16367" table:style-name="ce22"/>
        </table:table-row>
        <table:table-row table:style-name="ro1">
          <table:table-cell office:value-type="float" office:value="27" table:style-name="ce21">
            <text:p>27</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1" table:style-name="ce22">
            <text:p>1</text:p>
          </table:table-cell>
          <table:table-cell table:number-columns-repeated="6" table:style-name="ce22"/>
          <table:table-cell office:value-type="string" office:string-value="C27/G2/G2.1/R1" table:formula="of:=CONCATENATE(IF([.A10]=&quot;&quot;;&quot;&quot;;CONCATENATE(&quot;C&quot;; [.A10]));IF([.B10]=&quot;&quot;;&quot;&quot;;CONCATENATE(&quot;/G&quot;;[.B10]));IF([.C10]=&quot;&quot;;&quot;&quot;;CONCATENATE(&quot;/R&quot;;[.C10])); IF([.D10]=&quot;&quot;;&quot;&quot;;CONCATENATE(&quot;/G&quot;;[.B10];&quot;.&quot;;[.D10])); IF([.E10]=&quot;&quot;;&quot;&quot;;CONCATENATE(&quot;/R&quot;;[.E10])); IF([.F10]=&quot;&quot;;&quot;&quot;;CONCATENATE(&quot;/G&quot;;[.B10];&quot;.&quot;;[.D10];&quot;.&quot;;[.F10])); IF([.G10]=&quot;&quot;;&quot;&quot;;CONCATENATE(&quot;/R&quot;;[.G10])); IF([.H10]=&quot;&quot;;&quot;&quot;;CONCATENATE(&quot;/G&quot;;[.B10];&quot;.&quot;;[.D10];&quot;.&quot;;[.F10];&quot;.&quot;;[.H10])); IF([.I10]=&quot;&quot;;&quot;&quot;;CONCATENATE(&quot;/R&quot;;[.I10]));IF([.J10]=&quot;&quot;;&quot;&quot;;CONCATENATE(&quot;/G&quot;;[.B10];&quot;.&quot;;[.D10];&quot;.&quot;;[.F10];&quot;.&quot;;[.H10]; &quot;.&quot;;[.J10])); IF([.K10]=&quot;&quot;;&quot;&quot;;CONCATENATE(&quot;/R&quot;;[.K10])))" table:style-name="ce22">
            <text:p>C27/G2/G2.1/R1</text:p>
          </table:table-cell>
          <table:table-cell office:value-type="string" table:style-name="ce22">
            <text:p>CRITERION.SELECTION.SUITABILITY.AUTHORISATION</text:p>
          </table:table-cell>
          <table:table-cell office:value-type="string" table:style-name="ce22">
            <text:p>f4313bb6-21b6-499e-bdff-debe10e11d2c</text:p>
          </table:table-cell>
          <table:table-cell office:value-type="string" table:style-name="ce22">
            <text:p>URL</text:p>
          </table:table-cell>
          <table:table-cell table:style-name="ce22"/>
          <table:table-cell table:style-name="ce24"/>
          <table:table-cell table:number-columns-repeated="16367" table:style-name="ce22"/>
        </table:table-row>
        <table:table-row table:style-name="ro1">
          <table:table-cell office:value-type="float" office:value="27" table:style-name="ce21">
            <text:p>27</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2" table:style-name="ce22">
            <text:p>2</text:p>
          </table:table-cell>
          <table:table-cell table:number-columns-repeated="6" table:style-name="ce22"/>
          <table:table-cell office:value-type="string" office:string-value="C27/G2/G2.1/R2" table:formula="of:=CONCATENATE(IF([.A11]=&quot;&quot;;&quot;&quot;;CONCATENATE(&quot;C&quot;; [.A11]));IF([.B11]=&quot;&quot;;&quot;&quot;;CONCATENATE(&quot;/G&quot;;[.B11]));IF([.C11]=&quot;&quot;;&quot;&quot;;CONCATENATE(&quot;/R&quot;;[.C11])); IF([.D11]=&quot;&quot;;&quot;&quot;;CONCATENATE(&quot;/G&quot;;[.B11];&quot;.&quot;;[.D11])); IF([.E11]=&quot;&quot;;&quot;&quot;;CONCATENATE(&quot;/R&quot;;[.E11])); IF([.F11]=&quot;&quot;;&quot;&quot;;CONCATENATE(&quot;/G&quot;;[.B11];&quot;.&quot;;[.D11];&quot;.&quot;;[.F11])); IF([.G11]=&quot;&quot;;&quot;&quot;;CONCATENATE(&quot;/R&quot;;[.G11])); IF([.H11]=&quot;&quot;;&quot;&quot;;CONCATENATE(&quot;/G&quot;;[.B11];&quot;.&quot;;[.D11];&quot;.&quot;;[.F11];&quot;.&quot;;[.H11])); IF([.I11]=&quot;&quot;;&quot;&quot;;CONCATENATE(&quot;/R&quot;;[.I11]));IF([.J11]=&quot;&quot;;&quot;&quot;;CONCATENATE(&quot;/G&quot;;[.B11];&quot;.&quot;;[.D11];&quot;.&quot;;[.F11];&quot;.&quot;;[.H11]; &quot;.&quot;;[.J11])); IF([.K11]=&quot;&quot;;&quot;&quot;;CONCATENATE(&quot;/R&quot;;[.K11])))" table:style-name="ce22">
            <text:p>C27/G2/G2.1/R2</text:p>
          </table:table-cell>
          <table:table-cell office:value-type="string" table:style-name="ce22">
            <text:p>CRITERION.SELECTION.SUITABILITY.AUTHORISATION</text:p>
          </table:table-cell>
          <table:table-cell office:value-type="string" table:style-name="ce22">
            <text:p>1f1cd18e-3e01-4ca2-af4c-e2981924ba8d</text:p>
          </table:table-cell>
          <table:table-cell office:value-type="string" table:style-name="ce22">
            <text:p>Code</text:p>
          </table:table-cell>
          <table:table-cell table:style-name="ce22"/>
          <table:table-cell table:style-name="ce24"/>
          <table:table-cell table:number-columns-repeated="16367" table:style-name="ce22"/>
        </table:table-row>
        <table:table-row table:style-name="ro1">
          <table:table-cell office:value-type="float" office:value="27" table:style-name="ce21">
            <text:p>27</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3" table:style-name="ce22">
            <text:p>3</text:p>
          </table:table-cell>
          <table:table-cell table:number-columns-repeated="6" table:style-name="ce22"/>
          <table:table-cell office:value-type="string" office:string-value="C27/G2/G2.1/R3" table:formula="of:=CONCATENATE(IF([.A12]=&quot;&quot;;&quot;&quot;;CONCATENATE(&quot;C&quot;; [.A12]));IF([.B12]=&quot;&quot;;&quot;&quot;;CONCATENATE(&quot;/G&quot;;[.B12]));IF([.C12]=&quot;&quot;;&quot;&quot;;CONCATENATE(&quot;/R&quot;;[.C12])); IF([.D12]=&quot;&quot;;&quot;&quot;;CONCATENATE(&quot;/G&quot;;[.B12];&quot;.&quot;;[.D12])); IF([.E12]=&quot;&quot;;&quot;&quot;;CONCATENATE(&quot;/R&quot;;[.E12])); IF([.F12]=&quot;&quot;;&quot;&quot;;CONCATENATE(&quot;/G&quot;;[.B12];&quot;.&quot;;[.D12];&quot;.&quot;;[.F12])); IF([.G12]=&quot;&quot;;&quot;&quot;;CONCATENATE(&quot;/R&quot;;[.G12])); IF([.H12]=&quot;&quot;;&quot;&quot;;CONCATENATE(&quot;/G&quot;;[.B12];&quot;.&quot;;[.D12];&quot;.&quot;;[.F12];&quot;.&quot;;[.H12])); IF([.I12]=&quot;&quot;;&quot;&quot;;CONCATENATE(&quot;/R&quot;;[.I12]));IF([.J12]=&quot;&quot;;&quot;&quot;;CONCATENATE(&quot;/G&quot;;[.B12];&quot;.&quot;;[.D12];&quot;.&quot;;[.F12];&quot;.&quot;;[.H12]; &quot;.&quot;;[.J12])); IF([.K12]=&quot;&quot;;&quot;&quot;;CONCATENATE(&quot;/R&quot;;[.K12])))" table:style-name="ce22">
            <text:p>C27/G2/G2.1/R3</text:p>
          </table:table-cell>
          <table:table-cell office:value-type="string" table:style-name="ce22">
            <text:p>CRITERION.SELECTION.SUITABILITY.AUTHORISATION</text:p>
          </table:table-cell>
          <table:table-cell office:value-type="string" table:style-name="ce22">
            <text:p>c3ccfa31-0c5e-4e3a-a3fd-db9fb83d78d4</text:p>
          </table:table-cell>
          <table:table-cell office:value-type="string" table:style-name="ce22">
            <text:p>Issuer</text:p>
          </table:table-cell>
          <table:table-cell table:style-name="ce22"/>
          <table:table-cell table:style-name="ce24"/>
          <table:table-cell table:number-columns-repeated="16367" table:style-name="ce22"/>
        </table:table-row>
        <table:table-row table:style-name="ro1">
          <table:table-cell office:value-type="float" office:value="28" table:style-name="ce18">
            <text:p>28</text:p>
          </table:table-cell>
          <table:table-cell table:number-columns-repeated="10" table:style-name="ce18"/>
          <table:table-cell office:value-type="string" office:string-value="C28" table:formula="of:=CONCATENATE(IF([.A13]=&quot;&quot;;&quot;&quot;;CONCATENATE(&quot;C&quot;; [.A13]));IF([.B13]=&quot;&quot;;&quot;&quot;;CONCATENATE(&quot;/G&quot;;[.B13]));IF([.C13]=&quot;&quot;;&quot;&quot;;CONCATENATE(&quot;/R&quot;;[.C13])); IF([.D13]=&quot;&quot;;&quot;&quot;;CONCATENATE(&quot;/G&quot;;[.B13];&quot;.&quot;;[.D13])); IF([.E13]=&quot;&quot;;&quot;&quot;;CONCATENATE(&quot;/R&quot;;[.E13])); IF([.F13]=&quot;&quot;;&quot;&quot;;CONCATENATE(&quot;/G&quot;;[.B13];&quot;.&quot;;[.D13];&quot;.&quot;;[.F13])); IF([.G13]=&quot;&quot;;&quot;&quot;;CONCATENATE(&quot;/R&quot;;[.G13])); IF([.H13]=&quot;&quot;;&quot;&quot;;CONCATENATE(&quot;/G&quot;;[.B13];&quot;.&quot;;[.D13];&quot;.&quot;;[.F13];&quot;.&quot;;[.H13])); IF([.I13]=&quot;&quot;;&quot;&quot;;CONCATENATE(&quot;/R&quot;;[.I13]));IF([.J13]=&quot;&quot;;&quot;&quot;;CONCATENATE(&quot;/G&quot;;[.B13];&quot;.&quot;;[.D13];&quot;.&quot;;[.F13];&quot;.&quot;;[.H13]; &quot;.&quot;;[.J13])); IF([.K13]=&quot;&quot;;&quot;&quot;;CONCATENATE(&quot;/R&quot;;[.K13])))" table:style-name="ce18">
            <text:p>C28</text:p>
          </table:table-cell>
          <table:table-cell office:value-type="string" table:style-name="ce18">
            <text:p>CRITERION.SELECTION.SUITABILITY.MEMBERSHIP</text:p>
          </table:table-cell>
          <table:table-cell office:value-type="string" table:style-name="ce18">
            <text:p>73f10e36-ed7a-412e-995c-aa76463e3776</text:p>
          </table:table-cell>
          <table:table-cell office:value-type="string" table:style-name="ce18">
            <text:p>Is a particular membership of a particular organisation needed in order to be able to perform the service in question in the country of establishment of the economic operator?</text:p>
          </table:table-cell>
          <table:table-cell table:style-name="ce18"/>
          <table:table-cell table:style-name="ce25"/>
          <table:table-cell table:number-columns-repeated="16367" table:style-name="ce21"/>
        </table:table-row>
        <table:table-row table:style-name="ro1">
          <table:table-cell office:value-type="float" office:value="28" table:style-name="ce21">
            <text:p>28</text:p>
          </table:table-cell>
          <table:table-cell office:value-type="float" office:value="1" table:style-name="ce22">
            <text:p>1</text:p>
          </table:table-cell>
          <table:table-cell table:number-columns-repeated="9" table:style-name="ce22"/>
          <table:table-cell office:value-type="string" office:string-value="C28/G1" table:formula="of:=CONCATENATE(IF([.A14]=&quot;&quot;;&quot;&quot;;CONCATENATE(&quot;C&quot;; [.A14]));IF([.B14]=&quot;&quot;;&quot;&quot;;CONCATENATE(&quot;/G&quot;;[.B14]));IF([.C14]=&quot;&quot;;&quot;&quot;;CONCATENATE(&quot;/R&quot;;[.C14])); IF([.D14]=&quot;&quot;;&quot;&quot;;CONCATENATE(&quot;/G&quot;;[.B14];&quot;.&quot;;[.D14])); IF([.E14]=&quot;&quot;;&quot;&quot;;CONCATENATE(&quot;/R&quot;;[.E14])); IF([.F14]=&quot;&quot;;&quot;&quot;;CONCATENATE(&quot;/G&quot;;[.B14];&quot;.&quot;;[.D14];&quot;.&quot;;[.F14])); IF([.G14]=&quot;&quot;;&quot;&quot;;CONCATENATE(&quot;/R&quot;;[.G14])); IF([.H14]=&quot;&quot;;&quot;&quot;;CONCATENATE(&quot;/G&quot;;[.B14];&quot;.&quot;;[.D14];&quot;.&quot;;[.F14];&quot;.&quot;;[.H14])); IF([.I14]=&quot;&quot;;&quot;&quot;;CONCATENATE(&quot;/R&quot;;[.I14]));IF([.J14]=&quot;&quot;;&quot;&quot;;CONCATENATE(&quot;/G&quot;;[.B14];&quot;.&quot;;[.D14];&quot;.&quot;;[.F14];&quot;.&quot;;[.H14]; &quot;.&quot;;[.J14])); IF([.K14]=&quot;&quot;;&quot;&quot;;CONCATENATE(&quot;/R&quot;;[.K14])))" table:style-name="ce22">
            <text:p>C28/G1</text:p>
          </table:table-cell>
          <table:table-cell office:value-type="string" table:style-name="ce22">
            <text:p>CRITERION.SELECTION.SUITABILITY.MEMBERSHIP</text:p>
          </table:table-cell>
          <table:table-cell office:value-type="string" table:style-name="ce22">
            <text:p>a109e144-f65e-469d-bcda-220f1af34b6c</text:p>
          </table:table-cell>
          <table:table-cell table:number-columns-repeated="2" table:style-name="ce22"/>
          <table:table-cell table:style-name="ce24"/>
          <table:table-cell table:number-columns-repeated="16367" table:style-name="ce22"/>
        </table:table-row>
        <table:table-row table:style-name="ro1">
          <table:table-cell office:value-type="float" office:value="28" table:style-name="ce21">
            <text:p>28</text:p>
          </table:table-cell>
          <table:table-cell office:value-type="float" office:value="1" table:style-name="ce22">
            <text:p>1</text:p>
          </table:table-cell>
          <table:table-cell office:value-type="float" office:value="1" table:style-name="ce22">
            <text:p>1</text:p>
          </table:table-cell>
          <table:table-cell table:number-columns-repeated="8" table:style-name="ce22"/>
          <table:table-cell office:value-type="string" office:string-value="C28/G1/R1" table:formula="of:=CONCATENATE(IF([.A15]=&quot;&quot;;&quot;&quot;;CONCATENATE(&quot;C&quot;; [.A15]));IF([.B15]=&quot;&quot;;&quot;&quot;;CONCATENATE(&quot;/G&quot;;[.B15]));IF([.C15]=&quot;&quot;;&quot;&quot;;CONCATENATE(&quot;/R&quot;;[.C15])); IF([.D15]=&quot;&quot;;&quot;&quot;;CONCATENATE(&quot;/G&quot;;[.B15];&quot;.&quot;;[.D15])); IF([.E15]=&quot;&quot;;&quot;&quot;;CONCATENATE(&quot;/R&quot;;[.E15])); IF([.F15]=&quot;&quot;;&quot;&quot;;CONCATENATE(&quot;/G&quot;;[.B15];&quot;.&quot;;[.D15];&quot;.&quot;;[.F15])); IF([.G15]=&quot;&quot;;&quot;&quot;;CONCATENATE(&quot;/R&quot;;[.G15])); IF([.H15]=&quot;&quot;;&quot;&quot;;CONCATENATE(&quot;/G&quot;;[.B15];&quot;.&quot;;[.D15];&quot;.&quot;;[.F15];&quot;.&quot;;[.H15])); IF([.I15]=&quot;&quot;;&quot;&quot;;CONCATENATE(&quot;/R&quot;;[.I15]));IF([.J15]=&quot;&quot;;&quot;&quot;;CONCATENATE(&quot;/G&quot;;[.B15];&quot;.&quot;;[.D15];&quot;.&quot;;[.F15];&quot;.&quot;;[.H15]; &quot;.&quot;;[.J15])); IF([.K15]=&quot;&quot;;&quot;&quot;;CONCATENATE(&quot;/R&quot;;[.K15])))" table:style-name="ce22">
            <text:p>C28/G1/R1</text:p>
          </table:table-cell>
          <table:table-cell office:value-type="string" table:style-name="ce22">
            <text:p>CRITERION.SELECTION.SUITABILITY.MEMBERSHIP</text:p>
          </table:table-cell>
          <table:table-cell office:value-type="string" table:style-name="ce22">
            <text:p>15335c12-ad77-4728-b5ad-3c06a60d65a4</text:p>
          </table:table-cell>
          <table:table-cell office:value-type="string" table:style-name="ce22">
            <text:p>Your answer?</text:p>
          </table:table-cell>
          <table:table-cell table:style-name="ce22"/>
          <table:table-cell table:style-name="ce24"/>
          <table:table-cell table:number-columns-repeated="16367" table:style-name="ce22"/>
        </table:table-row>
        <table:table-row table:style-name="ro1">
          <table:table-cell office:value-type="float" office:value="28" table:style-name="ce21">
            <text:p>28</text:p>
          </table:table-cell>
          <table:table-cell office:value-type="float" office:value="1" table:style-name="ce22">
            <text:p>1</text:p>
          </table:table-cell>
          <table:table-cell table:style-name="ce22"/>
          <table:table-cell office:value-type="float" office:value="1" table:style-name="ce22">
            <text:p>1</text:p>
          </table:table-cell>
          <table:table-cell table:number-columns-repeated="7" table:style-name="ce22"/>
          <table:table-cell office:value-type="string" office:string-value="C28/G1/G1.1" table:formula="of:=CONCATENATE(IF([.A16]=&quot;&quot;;&quot;&quot;;CONCATENATE(&quot;C&quot;; [.A16]));IF([.B16]=&quot;&quot;;&quot;&quot;;CONCATENATE(&quot;/G&quot;;[.B16]));IF([.C16]=&quot;&quot;;&quot;&quot;;CONCATENATE(&quot;/R&quot;;[.C16])); IF([.D16]=&quot;&quot;;&quot;&quot;;CONCATENATE(&quot;/G&quot;;[.B16];&quot;.&quot;;[.D16])); IF([.E16]=&quot;&quot;;&quot;&quot;;CONCATENATE(&quot;/R&quot;;[.E16])); IF([.F16]=&quot;&quot;;&quot;&quot;;CONCATENATE(&quot;/G&quot;;[.B16];&quot;.&quot;;[.D16];&quot;.&quot;;[.F16])); IF([.G16]=&quot;&quot;;&quot;&quot;;CONCATENATE(&quot;/R&quot;;[.G16])); IF([.H16]=&quot;&quot;;&quot;&quot;;CONCATENATE(&quot;/G&quot;;[.B16];&quot;.&quot;;[.D16];&quot;.&quot;;[.F16];&quot;.&quot;;[.H16])); IF([.I16]=&quot;&quot;;&quot;&quot;;CONCATENATE(&quot;/R&quot;;[.I16]));IF([.J16]=&quot;&quot;;&quot;&quot;;CONCATENATE(&quot;/G&quot;;[.B16];&quot;.&quot;;[.D16];&quot;.&quot;;[.F16];&quot;.&quot;;[.H16]; &quot;.&quot;;[.J16])); IF([.K16]=&quot;&quot;;&quot;&quot;;CONCATENATE(&quot;/R&quot;;[.K16])))" table:style-name="ce22">
            <text:p>C28/G1/G1.1</text:p>
          </table:table-cell>
          <table:table-cell office:value-type="string" table:style-name="ce22">
            <text:p>CRITERION.SELECTION.SUITABILITY.MEMBERSHIP</text:p>
          </table:table-cell>
          <table:table-cell office:value-type="string" table:style-name="ce22">
            <text:p>7696fb3f-9722-43b8-9b91-ad59bb4b8ad2</text:p>
          </table:table-cell>
          <table:table-cell table:style-name="ce22"/>
          <table:table-cell office:value-type="string" table:style-name="ce22">
            <text:p>GROUP_FULFILLED.ON_TRUE</text:p>
          </table:table-cell>
          <table:table-cell table:style-name="ce24"/>
          <table:table-cell table:number-columns-repeated="16367" table:style-name="ce22"/>
        </table:table-row>
        <table:table-row table:style-name="ro1">
          <table:table-cell office:value-type="float" office:value="28" table:style-name="ce21">
            <text:p>28</text:p>
          </table:table-cell>
          <table:table-cell office:value-type="float" office:value="1" table:style-name="ce22">
            <text:p>1</text:p>
          </table:table-cell>
          <table:table-cell table:style-name="ce22"/>
          <table:table-cell office:value-type="float" office:value="1" table:style-name="ce22">
            <text:p>1</text:p>
          </table:table-cell>
          <table:table-cell office:value-type="float" office:value="1" table:style-name="ce22">
            <text:p>1</text:p>
          </table:table-cell>
          <table:table-cell table:number-columns-repeated="6" table:style-name="ce22"/>
          <table:table-cell office:value-type="string" office:string-value="C28/G1/G1.1/R1" table:formula="of:=CONCATENATE(IF([.A17]=&quot;&quot;;&quot;&quot;;CONCATENATE(&quot;C&quot;; [.A17]));IF([.B17]=&quot;&quot;;&quot;&quot;;CONCATENATE(&quot;/G&quot;;[.B17]));IF([.C17]=&quot;&quot;;&quot;&quot;;CONCATENATE(&quot;/R&quot;;[.C17])); IF([.D17]=&quot;&quot;;&quot;&quot;;CONCATENATE(&quot;/G&quot;;[.B17];&quot;.&quot;;[.D17])); IF([.E17]=&quot;&quot;;&quot;&quot;;CONCATENATE(&quot;/R&quot;;[.E17])); IF([.F17]=&quot;&quot;;&quot;&quot;;CONCATENATE(&quot;/G&quot;;[.B17];&quot;.&quot;;[.D17];&quot;.&quot;;[.F17])); IF([.G17]=&quot;&quot;;&quot;&quot;;CONCATENATE(&quot;/R&quot;;[.G17])); IF([.H17]=&quot;&quot;;&quot;&quot;;CONCATENATE(&quot;/G&quot;;[.B17];&quot;.&quot;;[.D17];&quot;.&quot;;[.F17];&quot;.&quot;;[.H17])); IF([.I17]=&quot;&quot;;&quot;&quot;;CONCATENATE(&quot;/R&quot;;[.I17]));IF([.J17]=&quot;&quot;;&quot;&quot;;CONCATENATE(&quot;/G&quot;;[.B17];&quot;.&quot;;[.D17];&quot;.&quot;;[.F17];&quot;.&quot;;[.H17]; &quot;.&quot;;[.J17])); IF([.K17]=&quot;&quot;;&quot;&quot;;CONCATENATE(&quot;/R&quot;;[.K17])))" table:style-name="ce22">
            <text:p>C28/G1/G1.1/R1</text:p>
          </table:table-cell>
          <table:table-cell office:value-type="string" table:style-name="ce22">
            <text:p>CRITERION.SELECTION.SUITABILITY.MEMBERSHIP</text:p>
          </table:table-cell>
          <table:table-cell office:value-type="string" table:style-name="ce22">
            <text:p>51391308-0bf6-423c-95e2-d5a54aa31fb8</text:p>
          </table:table-cell>
          <table:table-cell office:value-type="string" table:style-name="ce22">
            <text:p>Please describe them</text:p>
          </table:table-cell>
          <table:table-cell table:style-name="ce22"/>
          <table:table-cell table:style-name="ce24"/>
          <table:table-cell table:number-columns-repeated="16367" table:style-name="ce22"/>
        </table:table-row>
        <table:table-row table:style-name="ro1">
          <table:table-cell office:value-type="float" office:value="28" table:style-name="ce21">
            <text:p>28</text:p>
          </table:table-cell>
          <table:table-cell office:value-type="float" office:value="2" table:style-name="ce22">
            <text:p>2</text:p>
          </table:table-cell>
          <table:table-cell table:number-columns-repeated="9" table:style-name="ce22"/>
          <table:table-cell office:value-type="string" office:string-value="C28/G2" table:formula="of:=CONCATENATE(IF([.A18]=&quot;&quot;;&quot;&quot;;CONCATENATE(&quot;C&quot;; [.A18]));IF([.B18]=&quot;&quot;;&quot;&quot;;CONCATENATE(&quot;/G&quot;;[.B18]));IF([.C18]=&quot;&quot;;&quot;&quot;;CONCATENATE(&quot;/R&quot;;[.C18])); IF([.D18]=&quot;&quot;;&quot;&quot;;CONCATENATE(&quot;/G&quot;;[.B18];&quot;.&quot;;[.D18])); IF([.E18]=&quot;&quot;;&quot;&quot;;CONCATENATE(&quot;/R&quot;;[.E18])); IF([.F18]=&quot;&quot;;&quot;&quot;;CONCATENATE(&quot;/G&quot;;[.B18];&quot;.&quot;;[.D18];&quot;.&quot;;[.F18])); IF([.G18]=&quot;&quot;;&quot;&quot;;CONCATENATE(&quot;/R&quot;;[.G18])); IF([.H18]=&quot;&quot;;&quot;&quot;;CONCATENATE(&quot;/G&quot;;[.B18];&quot;.&quot;;[.D18];&quot;.&quot;;[.F18];&quot;.&quot;;[.H18])); IF([.I18]=&quot;&quot;;&quot;&quot;;CONCATENATE(&quot;/R&quot;;[.I18]));IF([.J18]=&quot;&quot;;&quot;&quot;;CONCATENATE(&quot;/G&quot;;[.B18];&quot;.&quot;;[.D18];&quot;.&quot;;[.F18];&quot;.&quot;;[.H18]; &quot;.&quot;;[.J18])); IF([.K18]=&quot;&quot;;&quot;&quot;;CONCATENATE(&quot;/R&quot;;[.K18])))" table:style-name="ce22">
            <text:p>C28/G2</text:p>
          </table:table-cell>
          <table:table-cell office:value-type="string" table:style-name="ce22">
            <text:p>CRITERION.SELECTION.SUITABILITY.MEMBERSHIP</text:p>
          </table:table-cell>
          <table:table-cell office:value-type="string" table:style-name="ce22">
            <text:p>7458d42a-e581-4640-9283-34ceb3ad4345</text:p>
          </table:table-cell>
          <table:table-cell table:number-columns-repeated="2" table:style-name="ce22"/>
          <table:table-cell table:style-name="ce24"/>
          <table:table-cell table:number-columns-repeated="16367" table:style-name="ce22"/>
        </table:table-row>
        <table:table-row table:style-name="ro1">
          <table:table-cell office:value-type="float" office:value="28" table:style-name="ce21">
            <text:p>28</text:p>
          </table:table-cell>
          <table:table-cell office:value-type="float" office:value="2" table:style-name="ce22">
            <text:p>2</text:p>
          </table:table-cell>
          <table:table-cell office:value-type="float" office:value="1" table:style-name="ce22">
            <text:p>1</text:p>
          </table:table-cell>
          <table:table-cell table:number-columns-repeated="8" table:style-name="ce22"/>
          <table:table-cell office:value-type="string" office:string-value="C28/G2/R1" table:formula="of:=CONCATENATE(IF([.A19]=&quot;&quot;;&quot;&quot;;CONCATENATE(&quot;C&quot;; [.A19]));IF([.B19]=&quot;&quot;;&quot;&quot;;CONCATENATE(&quot;/G&quot;;[.B19]));IF([.C19]=&quot;&quot;;&quot;&quot;;CONCATENATE(&quot;/R&quot;;[.C19])); IF([.D19]=&quot;&quot;;&quot;&quot;;CONCATENATE(&quot;/G&quot;;[.B19];&quot;.&quot;;[.D19])); IF([.E19]=&quot;&quot;;&quot;&quot;;CONCATENATE(&quot;/R&quot;;[.E19])); IF([.F19]=&quot;&quot;;&quot;&quot;;CONCATENATE(&quot;/G&quot;;[.B19];&quot;.&quot;;[.D19];&quot;.&quot;;[.F19])); IF([.G19]=&quot;&quot;;&quot;&quot;;CONCATENATE(&quot;/R&quot;;[.G19])); IF([.H19]=&quot;&quot;;&quot;&quot;;CONCATENATE(&quot;/G&quot;;[.B19];&quot;.&quot;;[.D19];&quot;.&quot;;[.F19];&quot;.&quot;;[.H19])); IF([.I19]=&quot;&quot;;&quot;&quot;;CONCATENATE(&quot;/R&quot;;[.I19]));IF([.J19]=&quot;&quot;;&quot;&quot;;CONCATENATE(&quot;/G&quot;;[.B19];&quot;.&quot;;[.D19];&quot;.&quot;;[.F19];&quot;.&quot;;[.H19]; &quot;.&quot;;[.J19])); IF([.K19]=&quot;&quot;;&quot;&quot;;CONCATENATE(&quot;/R&quot;;[.K19])))" table:style-name="ce22">
            <text:p>C28/G2/R1</text:p>
          </table:table-cell>
          <table:table-cell office:value-type="string" table:style-name="ce22">
            <text:p>CRITERION.SELECTION.SUITABILITY.MEMBERSHIP</text:p>
          </table:table-cell>
          <table:table-cell office:value-type="string" table:style-name="ce22">
            <text:p>c1347b74-1872-4060-a6db-f4044edcd7c4</text:p>
          </table:table-cell>
          <table:table-cell office:value-type="string" table:style-name="ce22">
            <text:p>Is this information available electronically?</text:p>
          </table:table-cell>
          <table:table-cell table:style-name="ce22"/>
          <table:table-cell table:style-name="ce24"/>
          <table:table-cell table:number-columns-repeated="16367" table:style-name="ce22"/>
        </table:table-row>
        <table:table-row table:style-name="ro1">
          <table:table-cell office:value-type="float" office:value="28" table:style-name="ce21">
            <text:p>28</text:p>
          </table:table-cell>
          <table:table-cell office:value-type="float" office:value="2" table:style-name="ce22">
            <text:p>2</text:p>
          </table:table-cell>
          <table:table-cell table:style-name="ce22"/>
          <table:table-cell office:value-type="float" office:value="1" table:style-name="ce22">
            <text:p>1</text:p>
          </table:table-cell>
          <table:table-cell table:number-columns-repeated="7" table:style-name="ce22"/>
          <table:table-cell office:value-type="string" office:string-value="C28/G2/G2.1" table:formula="of:=CONCATENATE(IF([.A20]=&quot;&quot;;&quot;&quot;;CONCATENATE(&quot;C&quot;; [.A20]));IF([.B20]=&quot;&quot;;&quot;&quot;;CONCATENATE(&quot;/G&quot;;[.B20]));IF([.C20]=&quot;&quot;;&quot;&quot;;CONCATENATE(&quot;/R&quot;;[.C20])); IF([.D20]=&quot;&quot;;&quot;&quot;;CONCATENATE(&quot;/G&quot;;[.B20];&quot;.&quot;;[.D20])); IF([.E20]=&quot;&quot;;&quot;&quot;;CONCATENATE(&quot;/R&quot;;[.E20])); IF([.F20]=&quot;&quot;;&quot;&quot;;CONCATENATE(&quot;/G&quot;;[.B20];&quot;.&quot;;[.D20];&quot;.&quot;;[.F20])); IF([.G20]=&quot;&quot;;&quot;&quot;;CONCATENATE(&quot;/R&quot;;[.G20])); IF([.H20]=&quot;&quot;;&quot;&quot;;CONCATENATE(&quot;/G&quot;;[.B20];&quot;.&quot;;[.D20];&quot;.&quot;;[.F20];&quot;.&quot;;[.H20])); IF([.I20]=&quot;&quot;;&quot;&quot;;CONCATENATE(&quot;/R&quot;;[.I20]));IF([.J20]=&quot;&quot;;&quot;&quot;;CONCATENATE(&quot;/G&quot;;[.B20];&quot;.&quot;;[.D20];&quot;.&quot;;[.F20];&quot;.&quot;;[.H20]; &quot;.&quot;;[.J20])); IF([.K20]=&quot;&quot;;&quot;&quot;;CONCATENATE(&quot;/R&quot;;[.K20])))" table:style-name="ce22">
            <text:p>C28/G2/G2.1</text:p>
          </table:table-cell>
          <table:table-cell office:value-type="string" table:style-name="ce22">
            <text:p>CRITERION.SELECTION.SUITABILITY.MEMBERSHIP</text:p>
          </table:table-cell>
          <table:table-cell office:value-type="string" table:style-name="ce22">
            <text:p>41dd2e9b-1bfd-44c7-93ee-56bd74a4334b</text:p>
          </table:table-cell>
          <table:table-cell table:style-name="ce22"/>
          <table:table-cell office:value-type="string" table:style-name="ce22">
            <text:p>GROUP_FULFILLED.ON_TRUE</text:p>
          </table:table-cell>
          <table:table-cell table:style-name="ce24"/>
          <table:table-cell table:number-columns-repeated="16367" table:style-name="ce22"/>
        </table:table-row>
        <table:table-row table:style-name="ro1">
          <table:table-cell office:value-type="float" office:value="28" table:style-name="ce21">
            <text:p>28</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1" table:style-name="ce22">
            <text:p>1</text:p>
          </table:table-cell>
          <table:table-cell table:number-columns-repeated="6" table:style-name="ce22"/>
          <table:table-cell office:value-type="string" office:string-value="C28/G2/G2.1/R1" table:formula="of:=CONCATENATE(IF([.A21]=&quot;&quot;;&quot;&quot;;CONCATENATE(&quot;C&quot;; [.A21]));IF([.B21]=&quot;&quot;;&quot;&quot;;CONCATENATE(&quot;/G&quot;;[.B21]));IF([.C21]=&quot;&quot;;&quot;&quot;;CONCATENATE(&quot;/R&quot;;[.C21])); IF([.D21]=&quot;&quot;;&quot;&quot;;CONCATENATE(&quot;/G&quot;;[.B21];&quot;.&quot;;[.D21])); IF([.E21]=&quot;&quot;;&quot;&quot;;CONCATENATE(&quot;/R&quot;;[.E21])); IF([.F21]=&quot;&quot;;&quot;&quot;;CONCATENATE(&quot;/G&quot;;[.B21];&quot;.&quot;;[.D21];&quot;.&quot;;[.F21])); IF([.G21]=&quot;&quot;;&quot;&quot;;CONCATENATE(&quot;/R&quot;;[.G21])); IF([.H21]=&quot;&quot;;&quot;&quot;;CONCATENATE(&quot;/G&quot;;[.B21];&quot;.&quot;;[.D21];&quot;.&quot;;[.F21];&quot;.&quot;;[.H21])); IF([.I21]=&quot;&quot;;&quot;&quot;;CONCATENATE(&quot;/R&quot;;[.I21]));IF([.J21]=&quot;&quot;;&quot;&quot;;CONCATENATE(&quot;/G&quot;;[.B21];&quot;.&quot;;[.D21];&quot;.&quot;;[.F21];&quot;.&quot;;[.H21]; &quot;.&quot;;[.J21])); IF([.K21]=&quot;&quot;;&quot;&quot;;CONCATENATE(&quot;/R&quot;;[.K21])))" table:style-name="ce22">
            <text:p>C28/G2/G2.1/R1</text:p>
          </table:table-cell>
          <table:table-cell office:value-type="string" table:style-name="ce22">
            <text:p>CRITERION.SELECTION.SUITABILITY.MEMBERSHIP</text:p>
          </table:table-cell>
          <table:table-cell office:value-type="string" table:style-name="ce22">
            <text:p>f4313bb6-21b6-499e-bdff-debe10e11d2c</text:p>
          </table:table-cell>
          <table:table-cell office:value-type="string" table:style-name="ce22">
            <text:p>URL</text:p>
          </table:table-cell>
          <table:table-cell table:style-name="ce22"/>
          <table:table-cell table:style-name="ce24"/>
          <table:table-cell table:number-columns-repeated="16367" table:style-name="ce22"/>
        </table:table-row>
        <table:table-row table:style-name="ro1">
          <table:table-cell office:value-type="float" office:value="28" table:style-name="ce21">
            <text:p>28</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2" table:style-name="ce22">
            <text:p>2</text:p>
          </table:table-cell>
          <table:table-cell table:number-columns-repeated="6" table:style-name="ce22"/>
          <table:table-cell office:value-type="string" office:string-value="C28/G2/G2.1/R2" table:formula="of:=CONCATENATE(IF([.A22]=&quot;&quot;;&quot;&quot;;CONCATENATE(&quot;C&quot;; [.A22]));IF([.B22]=&quot;&quot;;&quot;&quot;;CONCATENATE(&quot;/G&quot;;[.B22]));IF([.C22]=&quot;&quot;;&quot;&quot;;CONCATENATE(&quot;/R&quot;;[.C22])); IF([.D22]=&quot;&quot;;&quot;&quot;;CONCATENATE(&quot;/G&quot;;[.B22];&quot;.&quot;;[.D22])); IF([.E22]=&quot;&quot;;&quot;&quot;;CONCATENATE(&quot;/R&quot;;[.E22])); IF([.F22]=&quot;&quot;;&quot;&quot;;CONCATENATE(&quot;/G&quot;;[.B22];&quot;.&quot;;[.D22];&quot;.&quot;;[.F22])); IF([.G22]=&quot;&quot;;&quot;&quot;;CONCATENATE(&quot;/R&quot;;[.G22])); IF([.H22]=&quot;&quot;;&quot;&quot;;CONCATENATE(&quot;/G&quot;;[.B22];&quot;.&quot;;[.D22];&quot;.&quot;;[.F22];&quot;.&quot;;[.H22])); IF([.I22]=&quot;&quot;;&quot;&quot;;CONCATENATE(&quot;/R&quot;;[.I22]));IF([.J22]=&quot;&quot;;&quot;&quot;;CONCATENATE(&quot;/G&quot;;[.B22];&quot;.&quot;;[.D22];&quot;.&quot;;[.F22];&quot;.&quot;;[.H22]; &quot;.&quot;;[.J22])); IF([.K22]=&quot;&quot;;&quot;&quot;;CONCATENATE(&quot;/R&quot;;[.K22])))" table:style-name="ce22">
            <text:p>C28/G2/G2.1/R2</text:p>
          </table:table-cell>
          <table:table-cell office:value-type="string" table:style-name="ce22">
            <text:p>CRITERION.SELECTION.SUITABILITY.MEMBERSHIP</text:p>
          </table:table-cell>
          <table:table-cell office:value-type="string" table:style-name="ce22">
            <text:p>1f1cd18e-3e01-4ca2-af4c-e2981924ba8d</text:p>
          </table:table-cell>
          <table:table-cell office:value-type="string" table:style-name="ce22">
            <text:p>Code</text:p>
          </table:table-cell>
          <table:table-cell table:style-name="ce22"/>
          <table:table-cell table:style-name="ce24"/>
          <table:table-cell table:number-columns-repeated="16367" table:style-name="ce22"/>
        </table:table-row>
        <table:table-row table:style-name="ro1">
          <table:table-cell office:value-type="float" office:value="28" table:style-name="ce21">
            <text:p>28</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3" table:style-name="ce22">
            <text:p>3</text:p>
          </table:table-cell>
          <table:table-cell table:number-columns-repeated="6" table:style-name="ce22"/>
          <table:table-cell office:value-type="string" office:string-value="C28/G2/G2.1/R3" table:formula="of:=CONCATENATE(IF([.A23]=&quot;&quot;;&quot;&quot;;CONCATENATE(&quot;C&quot;; [.A23]));IF([.B23]=&quot;&quot;;&quot;&quot;;CONCATENATE(&quot;/G&quot;;[.B23]));IF([.C23]=&quot;&quot;;&quot;&quot;;CONCATENATE(&quot;/R&quot;;[.C23])); IF([.D23]=&quot;&quot;;&quot;&quot;;CONCATENATE(&quot;/G&quot;;[.B23];&quot;.&quot;;[.D23])); IF([.E23]=&quot;&quot;;&quot;&quot;;CONCATENATE(&quot;/R&quot;;[.E23])); IF([.F23]=&quot;&quot;;&quot;&quot;;CONCATENATE(&quot;/G&quot;;[.B23];&quot;.&quot;;[.D23];&quot;.&quot;;[.F23])); IF([.G23]=&quot;&quot;;&quot;&quot;;CONCATENATE(&quot;/R&quot;;[.G23])); IF([.H23]=&quot;&quot;;&quot;&quot;;CONCATENATE(&quot;/G&quot;;[.B23];&quot;.&quot;;[.D23];&quot;.&quot;;[.F23];&quot;.&quot;;[.H23])); IF([.I23]=&quot;&quot;;&quot;&quot;;CONCATENATE(&quot;/R&quot;;[.I23]));IF([.J23]=&quot;&quot;;&quot;&quot;;CONCATENATE(&quot;/G&quot;;[.B23];&quot;.&quot;;[.D23];&quot;.&quot;;[.F23];&quot;.&quot;;[.H23]; &quot;.&quot;;[.J23])); IF([.K23]=&quot;&quot;;&quot;&quot;;CONCATENATE(&quot;/R&quot;;[.K23])))" table:style-name="ce22">
            <text:p>C28/G2/G2.1/R3</text:p>
          </table:table-cell>
          <table:table-cell office:value-type="string" table:style-name="ce22">
            <text:p>CRITERION.SELECTION.SUITABILITY.MEMBERSHIP</text:p>
          </table:table-cell>
          <table:table-cell office:value-type="string" table:style-name="ce22">
            <text:p>c3ccfa31-0c5e-4e3a-a3fd-db9fb83d78d4</text:p>
          </table:table-cell>
          <table:table-cell office:value-type="string" table:style-name="ce22">
            <text:p>Issuer</text:p>
          </table:table-cell>
          <table:table-cell table:style-name="ce22"/>
          <table:table-cell table:style-name="ce24"/>
          <table:table-cell table:number-columns-repeated="16367" table:style-name="ce22"/>
        </table:table-row>
        <table:table-row table:style-name="ro2">
          <table:table-cell table:number-columns-repeated="16" table:style-name="ce20"/>
          <table:table-cell table:style-name="ce16"/>
          <table:table-cell table:number-columns-repeated="16367" table:style-name="ce22"/>
        </table:table-row>
        <table:table-row table:number-rows-repeated="17" table:style-name="ro1">
          <table:table-cell table:number-columns-repeated="16384"/>
        </table:table-row>
        <table:table-row table:style-name="ro2">
          <table:table-cell table:number-columns-repeated="16384"/>
        </table:table-row>
        <table:table-row table:number-rows-repeated="1048534" table:style-name="ro1">
          <table:table-cell table:number-columns-repeated="16384"/>
        </table:table-row>
      </table:table>
      <table:table table:name="SC-General_Yearly_Turnover" table:style-name="ta2">
        <table:table-column table:style-name="co19" table:default-cell-style-name="ce19"/>
        <table:table-column table:style-name="co20" table:number-columns-repeated="4" table:default-cell-style-name="ce19"/>
        <table:table-column table:style-name="co14" table:number-columns-repeated="6" table:default-cell-style-name="ce19"/>
        <table:table-column table:style-name="co37" table:default-cell-style-name="ce19"/>
        <table:table-column table:style-name="co41" table:default-cell-style-name="ce19"/>
        <table:table-column table:style-name="co22" table:default-cell-style-name="ce19"/>
        <table:table-column table:style-name="co42" table:default-cell-style-name="ce19"/>
        <table:table-column table:style-name="co24" table:default-cell-style-name="ce19"/>
        <table:table-column table:style-name="co43" table:default-cell-style-name="ce19"/>
        <table:table-column table:style-name="co14" table:number-columns-repeated="16367" table:default-cell-style-name="ce19"/>
        <table:table-row table:style-name="ro1">
          <table:table-cell office:value-type="string" table:style-name="ce22">
            <text:p>CRITERION ID</text:p>
          </table:table-cell>
          <table:table-cell office:value-type="string" table:style-name="ce22">
            <text:p>GROUP LEVEL 1</text:p>
          </table:table-cell>
          <table:table-cell office:value-type="string" table:style-name="ce22">
            <text:p>REQUIREMENTS LEVEL 1</text:p>
          </table:table-cell>
          <table:table-cell office:value-type="string" table:style-name="ce22">
            <text:p>SUBGROUP LEVEL 2</text:p>
          </table:table-cell>
          <table:table-cell office:value-type="string" table:style-name="ce22">
            <text:p>REQUIREMENTS LEVEL 2</text:p>
          </table:table-cell>
          <table:table-cell office:value-type="string" table:style-name="ce22">
            <text:p>SUBGROUP LEVEL 3</text:p>
          </table:table-cell>
          <table:table-cell office:value-type="string" table:style-name="ce22">
            <text:p>REQUIREMENTS LEVEL 3</text:p>
          </table:table-cell>
          <table:table-cell office:value-type="string" table:style-name="ce22">
            <text:p>SUBGROUP LEVEL 4</text:p>
          </table:table-cell>
          <table:table-cell office:value-type="string" table:style-name="ce22">
            <text:p>REQUIREMENTS LEVEL 4</text:p>
          </table:table-cell>
          <table:table-cell office:value-type="string" table:style-name="ce22">
            <text:p><text:s/></text:p>
          </table:table-cell>
          <table:table-cell table:style-name="ce22"/>
          <table:table-cell office:value-type="string" table:style-name="ce27">
            <text:p>ITEM ID</text:p>
          </table:table-cell>
          <table:table-cell office:value-type="string" table:style-name="ce27">
            <text:p>Criterion Code</text:p>
          </table:table-cell>
          <table:table-cell office:value-type="string" table:style-name="ce27">
            <text:p>Element UUID</text:p>
          </table:table-cell>
          <table:table-cell office:value-type="string" table:style-name="ce27">
            <text:p>Criterion/Requirement description</text:p>
          </table:table-cell>
          <table:table-cell office:value-type="string" table:style-name="ce27">
            <text:p>PI</text:p>
          </table:table-cell>
          <table:table-cell office:value-type="string" table:style-name="ce24">
            <text:p>Multiple instances possible?</text:p>
          </table:table-cell>
          <table:table-cell table:number-columns-repeated="16367" table:style-name="ce22"/>
        </table:table-row>
        <table:table-row table:style-name="ro1">
          <table:table-cell office:value-type="float" office:value="29" table:style-name="ce23">
            <text:p>29</text:p>
          </table:table-cell>
          <table:table-cell table:number-columns-repeated="10" table:style-name="ce23"/>
          <table:table-cell office:value-type="string" office:string-value="C29" table:formula="of:=CONCATENATE(IF([.A2]=&quot;&quot;;&quot;&quot;;CONCATENATE(&quot;C&quot;; [.A2]));IF([.B2]=&quot;&quot;;&quot;&quot;;CONCATENATE(&quot;/G&quot;;[.B2]));IF([.C2]=&quot;&quot;;&quot;&quot;;CONCATENATE(&quot;/R&quot;;[.C2])); IF([.D2]=&quot;&quot;;&quot;&quot;;CONCATENATE(&quot;/G&quot;;[.B2];&quot;.&quot;;[.D2])); IF([.E2]=&quot;&quot;;&quot;&quot;;CONCATENATE(&quot;/R&quot;;[.E2])); IF([.F2]=&quot;&quot;;&quot;&quot;;CONCATENATE(&quot;/G&quot;;[.B2];&quot;.&quot;;[.D2];&quot;.&quot;;[.F2])); IF([.G2]=&quot;&quot;;&quot;&quot;;CONCATENATE(&quot;/R&quot;;[.G2])); IF([.H2]=&quot;&quot;;&quot;&quot;;CONCATENATE(&quot;/G&quot;;[.B2];&quot;.&quot;;[.D2];&quot;.&quot;;[.F2];&quot;.&quot;;[.H2])); IF([.I2]=&quot;&quot;;&quot;&quot;;CONCATENATE(&quot;/R&quot;;[.I2]));IF([.J2]=&quot;&quot;;&quot;&quot;;CONCATENATE(&quot;/G&quot;;[.B2];&quot;.&quot;;[.D2];&quot;.&quot;;[.F2];&quot;.&quot;;[.H2]; &quot;.&quot;;[.J2])); IF([.K2]=&quot;&quot;;&quot;&quot;;CONCATENATE(&quot;/R&quot;;[.K2])))" table:style-name="ce23">
            <text:p>C29</text:p>
          </table:table-cell>
          <table:table-cell office:value-type="string" table:style-name="ce23">
            <text:p>CRITERION.SELECTION.ECONOMIC_FINANCIAL_STANDING.TURNOVER.GENERAL_YEARLY</text:p>
          </table:table-cell>
          <table:table-cell office:value-type="string" table:style-name="ce23">
            <text:p>499efc97-2ac1-4af2-9e84-323c2ca67747</text:p>
          </table:table-cell>
          <table:table-cell office:value-type="string" table:style-name="ce23">
            <text:p>Its general yearly turnover for the number of financial years required in the relevant notice, the procurement documents or the ESPD is as follows:</text:p>
          </table:table-cell>
          <table:table-cell table:style-name="ce23"/>
          <table:table-cell table:style-name="ce26"/>
          <table:table-cell table:number-columns-repeated="16367" table:style-name="ce22"/>
        </table:table-row>
        <table:table-row table:style-name="ro1">
          <table:table-cell office:value-type="float" office:value="29" table:style-name="ce21">
            <text:p>29</text:p>
          </table:table-cell>
          <table:table-cell office:value-type="float" office:value="1" table:style-name="ce22">
            <text:p>1</text:p>
          </table:table-cell>
          <table:table-cell table:number-columns-repeated="9" table:style-name="ce22"/>
          <table:table-cell office:value-type="string" office:string-value="C29/G1" table:formula="of:=CONCATENATE(IF([.A3]=&quot;&quot;;&quot;&quot;;CONCATENATE(&quot;C&quot;; [.A3]));IF([.B3]=&quot;&quot;;&quot;&quot;;CONCATENATE(&quot;/G&quot;;[.B3]));IF([.C3]=&quot;&quot;;&quot;&quot;;CONCATENATE(&quot;/R&quot;;[.C3])); IF([.D3]=&quot;&quot;;&quot;&quot;;CONCATENATE(&quot;/G&quot;;[.B3];&quot;.&quot;;[.D3])); IF([.E3]=&quot;&quot;;&quot;&quot;;CONCATENATE(&quot;/R&quot;;[.E3])); IF([.F3]=&quot;&quot;;&quot;&quot;;CONCATENATE(&quot;/G&quot;;[.B3];&quot;.&quot;;[.D3];&quot;.&quot;;[.F3])); IF([.G3]=&quot;&quot;;&quot;&quot;;CONCATENATE(&quot;/R&quot;;[.G3])); IF([.H3]=&quot;&quot;;&quot;&quot;;CONCATENATE(&quot;/G&quot;;[.B3];&quot;.&quot;;[.D3];&quot;.&quot;;[.F3];&quot;.&quot;;[.H3])); IF([.I3]=&quot;&quot;;&quot;&quot;;CONCATENATE(&quot;/R&quot;;[.I3]));IF([.J3]=&quot;&quot;;&quot;&quot;;CONCATENATE(&quot;/G&quot;;[.B3];&quot;.&quot;;[.D3];&quot;.&quot;;[.F3];&quot;.&quot;;[.H3]; &quot;.&quot;;[.J3])); IF([.K3]=&quot;&quot;;&quot;&quot;;CONCATENATE(&quot;/R&quot;;[.K3])))" table:style-name="ce22">
            <text:p>C29/G1</text:p>
          </table:table-cell>
          <table:table-cell office:value-type="string" table:style-name="ce22">
            <text:p>CRITERION.SELECTION.ECONOMIC_FINANCIAL_STANDING.TURNOVER.GENERAL_YEARLY</text:p>
          </table:table-cell>
          <table:table-cell office:value-type="string" table:style-name="ce22">
            <text:p>c0cd9c1c-e90a-4ff9-bce3-ac0fe31abf16</text:p>
          </table:table-cell>
          <table:table-cell table:number-columns-repeated="2" table:style-name="ce28"/>
          <table:table-cell office:value-type="string" table:style-name="ce7">
            <text:p>yes (typically 5)</text:p>
          </table:table-cell>
          <table:table-cell table:number-columns-repeated="16367" table:style-name="ce22"/>
        </table:table-row>
        <table:table-row table:style-name="ro1">
          <table:table-cell office:value-type="float" office:value="29" table:style-name="ce21">
            <text:p>29</text:p>
          </table:table-cell>
          <table:table-cell office:value-type="float" office:value="1" table:style-name="ce22">
            <text:p>1</text:p>
          </table:table-cell>
          <table:table-cell office:value-type="float" office:value="1" table:style-name="ce22">
            <text:p>1</text:p>
          </table:table-cell>
          <table:table-cell table:number-columns-repeated="8" table:style-name="ce22"/>
          <table:table-cell office:value-type="string" office:string-value="C29/G1/R1" table:formula="of:=CONCATENATE(IF([.A4]=&quot;&quot;;&quot;&quot;;CONCATENATE(&quot;C&quot;; [.A4]));IF([.B4]=&quot;&quot;;&quot;&quot;;CONCATENATE(&quot;/G&quot;;[.B4]));IF([.C4]=&quot;&quot;;&quot;&quot;;CONCATENATE(&quot;/R&quot;;[.C4])); IF([.D4]=&quot;&quot;;&quot;&quot;;CONCATENATE(&quot;/G&quot;;[.B4];&quot;.&quot;;[.D4])); IF([.E4]=&quot;&quot;;&quot;&quot;;CONCATENATE(&quot;/R&quot;;[.E4])); IF([.F4]=&quot;&quot;;&quot;&quot;;CONCATENATE(&quot;/G&quot;;[.B4];&quot;.&quot;;[.D4];&quot;.&quot;;[.F4])); IF([.G4]=&quot;&quot;;&quot;&quot;;CONCATENATE(&quot;/R&quot;;[.G4])); IF([.H4]=&quot;&quot;;&quot;&quot;;CONCATENATE(&quot;/G&quot;;[.B4];&quot;.&quot;;[.D4];&quot;.&quot;;[.F4];&quot;.&quot;;[.H4])); IF([.I4]=&quot;&quot;;&quot;&quot;;CONCATENATE(&quot;/R&quot;;[.I4]));IF([.J4]=&quot;&quot;;&quot;&quot;;CONCATENATE(&quot;/G&quot;;[.B4];&quot;.&quot;;[.D4];&quot;.&quot;;[.F4];&quot;.&quot;;[.H4]; &quot;.&quot;;[.J4])); IF([.K4]=&quot;&quot;;&quot;&quot;;CONCATENATE(&quot;/R&quot;;[.K4])))" table:style-name="ce22">
            <text:p>C29/G1/R1</text:p>
          </table:table-cell>
          <table:table-cell office:value-type="string" table:style-name="ce22">
            <text:p>CRITERION.SELECTION.ECONOMIC_FINANCIAL_STANDING.TURNOVER.GENERAL_YEARLY</text:p>
          </table:table-cell>
          <table:table-cell office:value-type="string" table:style-name="ce22">
            <text:p>42ec8116-31a7-4118-8612-5b04f5c8bde7</text:p>
          </table:table-cell>
          <table:table-cell office:value-type="string" table:style-name="ce28">
            <text:p>Start Date</text:p>
          </table:table-cell>
          <table:table-cell table:style-name="ce28"/>
          <table:table-cell table:style-name="ce7"/>
          <table:table-cell table:number-columns-repeated="16367" table:style-name="ce22"/>
        </table:table-row>
        <table:table-row table:style-name="ro1">
          <table:table-cell office:value-type="float" office:value="29" table:style-name="ce21">
            <text:p>29</text:p>
          </table:table-cell>
          <table:table-cell office:value-type="float" office:value="1" table:style-name="ce22">
            <text:p>1</text:p>
          </table:table-cell>
          <table:table-cell office:value-type="float" office:value="2" table:style-name="ce22">
            <text:p>2</text:p>
          </table:table-cell>
          <table:table-cell table:number-columns-repeated="8" table:style-name="ce22"/>
          <table:table-cell office:value-type="string" office:string-value="C29/G1/R2" table:formula="of:=CONCATENATE(IF([.A5]=&quot;&quot;;&quot;&quot;;CONCATENATE(&quot;C&quot;; [.A5]));IF([.B5]=&quot;&quot;;&quot;&quot;;CONCATENATE(&quot;/G&quot;;[.B5]));IF([.C5]=&quot;&quot;;&quot;&quot;;CONCATENATE(&quot;/R&quot;;[.C5])); IF([.D5]=&quot;&quot;;&quot;&quot;;CONCATENATE(&quot;/G&quot;;[.B5];&quot;.&quot;;[.D5])); IF([.E5]=&quot;&quot;;&quot;&quot;;CONCATENATE(&quot;/R&quot;;[.E5])); IF([.F5]=&quot;&quot;;&quot;&quot;;CONCATENATE(&quot;/G&quot;;[.B5];&quot;.&quot;;[.D5];&quot;.&quot;;[.F5])); IF([.G5]=&quot;&quot;;&quot;&quot;;CONCATENATE(&quot;/R&quot;;[.G5])); IF([.H5]=&quot;&quot;;&quot;&quot;;CONCATENATE(&quot;/G&quot;;[.B5];&quot;.&quot;;[.D5];&quot;.&quot;;[.F5];&quot;.&quot;;[.H5])); IF([.I5]=&quot;&quot;;&quot;&quot;;CONCATENATE(&quot;/R&quot;;[.I5]));IF([.J5]=&quot;&quot;;&quot;&quot;;CONCATENATE(&quot;/G&quot;;[.B5];&quot;.&quot;;[.D5];&quot;.&quot;;[.F5];&quot;.&quot;;[.H5]; &quot;.&quot;;[.J5])); IF([.K5]=&quot;&quot;;&quot;&quot;;CONCATENATE(&quot;/R&quot;;[.K5])))" table:style-name="ce22">
            <text:p>C29/G1/R2</text:p>
          </table:table-cell>
          <table:table-cell office:value-type="string" table:style-name="ce22">
            <text:p>CRITERION.SELECTION.ECONOMIC_FINANCIAL_STANDING.TURNOVER.GENERAL_YEARLY</text:p>
          </table:table-cell>
          <table:table-cell office:value-type="string" table:style-name="ce22">
            <text:p>3641b897-f9f0-4d90-909a-b6d4c4b1d645</text:p>
          </table:table-cell>
          <table:table-cell office:value-type="string" table:style-name="ce28">
            <text:p>End Date</text:p>
          </table:table-cell>
          <table:table-cell table:style-name="ce28"/>
          <table:table-cell table:style-name="ce7"/>
          <table:table-cell table:number-columns-repeated="16367" table:style-name="ce22"/>
        </table:table-row>
        <table:table-row table:style-name="ro1">
          <table:table-cell office:value-type="float" office:value="29" table:style-name="ce21">
            <text:p>29</text:p>
          </table:table-cell>
          <table:table-cell office:value-type="float" office:value="1" table:style-name="ce22">
            <text:p>1</text:p>
          </table:table-cell>
          <table:table-cell office:value-type="float" office:value="3" table:style-name="ce22">
            <text:p>3</text:p>
          </table:table-cell>
          <table:table-cell table:number-columns-repeated="8" table:style-name="ce22"/>
          <table:table-cell office:value-type="string" office:string-value="C29/G1/R3" table:formula="of:=CONCATENATE(IF([.A6]=&quot;&quot;;&quot;&quot;;CONCATENATE(&quot;C&quot;; [.A6]));IF([.B6]=&quot;&quot;;&quot;&quot;;CONCATENATE(&quot;/G&quot;;[.B6]));IF([.C6]=&quot;&quot;;&quot;&quot;;CONCATENATE(&quot;/R&quot;;[.C6])); IF([.D6]=&quot;&quot;;&quot;&quot;;CONCATENATE(&quot;/G&quot;;[.B6];&quot;.&quot;;[.D6])); IF([.E6]=&quot;&quot;;&quot;&quot;;CONCATENATE(&quot;/R&quot;;[.E6])); IF([.F6]=&quot;&quot;;&quot;&quot;;CONCATENATE(&quot;/G&quot;;[.B6];&quot;.&quot;;[.D6];&quot;.&quot;;[.F6])); IF([.G6]=&quot;&quot;;&quot;&quot;;CONCATENATE(&quot;/R&quot;;[.G6])); IF([.H6]=&quot;&quot;;&quot;&quot;;CONCATENATE(&quot;/G&quot;;[.B6];&quot;.&quot;;[.D6];&quot;.&quot;;[.F6];&quot;.&quot;;[.H6])); IF([.I6]=&quot;&quot;;&quot;&quot;;CONCATENATE(&quot;/R&quot;;[.I6]));IF([.J6]=&quot;&quot;;&quot;&quot;;CONCATENATE(&quot;/G&quot;;[.B6];&quot;.&quot;;[.D6];&quot;.&quot;;[.F6];&quot;.&quot;;[.H6]; &quot;.&quot;;[.J6])); IF([.K6]=&quot;&quot;;&quot;&quot;;CONCATENATE(&quot;/R&quot;;[.K6])))" table:style-name="ce22">
            <text:p>C29/G1/R3</text:p>
          </table:table-cell>
          <table:table-cell office:value-type="string" table:style-name="ce22">
            <text:p>CRITERION.SELECTION.ECONOMIC_FINANCIAL_STANDING.TURNOVER.GENERAL_YEARLY</text:p>
          </table:table-cell>
          <table:table-cell office:value-type="string" table:style-name="ce22">
            <text:p>42db0eaa-d2dd-48cb-83ac-38d73cab9b50</text:p>
          </table:table-cell>
          <table:table-cell office:value-type="string" table:style-name="ce28">
            <text:p>Amount</text:p>
          </table:table-cell>
          <table:table-cell table:style-name="ce28"/>
          <table:table-cell table:style-name="ce7"/>
          <table:table-cell table:number-columns-repeated="16367" table:style-name="ce22"/>
        </table:table-row>
        <table:table-row table:style-name="ro1">
          <table:table-cell office:value-type="float" office:value="29" table:style-name="ce21">
            <text:p>29</text:p>
          </table:table-cell>
          <table:table-cell office:value-type="float" office:value="2" table:style-name="ce22">
            <text:p>2</text:p>
          </table:table-cell>
          <table:table-cell table:number-columns-repeated="9" table:style-name="ce22"/>
          <table:table-cell office:value-type="string" office:string-value="C29/G2" table:formula="of:=CONCATENATE(IF([.A7]=&quot;&quot;;&quot;&quot;;CONCATENATE(&quot;C&quot;; [.A7]));IF([.B7]=&quot;&quot;;&quot;&quot;;CONCATENATE(&quot;/G&quot;;[.B7]));IF([.C7]=&quot;&quot;;&quot;&quot;;CONCATENATE(&quot;/R&quot;;[.C7])); IF([.D7]=&quot;&quot;;&quot;&quot;;CONCATENATE(&quot;/G&quot;;[.B7];&quot;.&quot;;[.D7])); IF([.E7]=&quot;&quot;;&quot;&quot;;CONCATENATE(&quot;/R&quot;;[.E7])); IF([.F7]=&quot;&quot;;&quot;&quot;;CONCATENATE(&quot;/G&quot;;[.B7];&quot;.&quot;;[.D7];&quot;.&quot;;[.F7])); IF([.G7]=&quot;&quot;;&quot;&quot;;CONCATENATE(&quot;/R&quot;;[.G7])); IF([.H7]=&quot;&quot;;&quot;&quot;;CONCATENATE(&quot;/G&quot;;[.B7];&quot;.&quot;;[.D7];&quot;.&quot;;[.F7];&quot;.&quot;;[.H7])); IF([.I7]=&quot;&quot;;&quot;&quot;;CONCATENATE(&quot;/R&quot;;[.I7]));IF([.J7]=&quot;&quot;;&quot;&quot;;CONCATENATE(&quot;/G&quot;;[.B7];&quot;.&quot;;[.D7];&quot;.&quot;;[.F7];&quot;.&quot;;[.H7]; &quot;.&quot;;[.J7])); IF([.K7]=&quot;&quot;;&quot;&quot;;CONCATENATE(&quot;/R&quot;;[.K7])))" table:style-name="ce22">
            <text:p>C29/G2</text:p>
          </table:table-cell>
          <table:table-cell office:value-type="string" table:style-name="ce22">
            <text:p>CRITERION.SELECTION.ECONOMIC_FINANCIAL_STANDING.TURNOVER.GENERAL_YEARLY</text:p>
          </table:table-cell>
          <table:table-cell office:value-type="string" table:style-name="ce22">
            <text:p>7458d42a-e581-4640-9283-34ceb3ad4345</text:p>
          </table:table-cell>
          <table:table-cell table:number-columns-repeated="2" table:style-name="ce22"/>
          <table:table-cell table:style-name="ce24"/>
          <table:table-cell table:number-columns-repeated="16367" table:style-name="ce22"/>
        </table:table-row>
        <table:table-row table:style-name="ro1">
          <table:table-cell office:value-type="float" office:value="29" table:style-name="ce21">
            <text:p>29</text:p>
          </table:table-cell>
          <table:table-cell office:value-type="float" office:value="2" table:style-name="ce22">
            <text:p>2</text:p>
          </table:table-cell>
          <table:table-cell office:value-type="float" office:value="1" table:style-name="ce22">
            <text:p>1</text:p>
          </table:table-cell>
          <table:table-cell table:number-columns-repeated="8" table:style-name="ce22"/>
          <table:table-cell office:value-type="string" office:string-value="C29/G2/R1" table:formula="of:=CONCATENATE(IF([.A8]=&quot;&quot;;&quot;&quot;;CONCATENATE(&quot;C&quot;; [.A8]));IF([.B8]=&quot;&quot;;&quot;&quot;;CONCATENATE(&quot;/G&quot;;[.B8]));IF([.C8]=&quot;&quot;;&quot;&quot;;CONCATENATE(&quot;/R&quot;;[.C8])); IF([.D8]=&quot;&quot;;&quot;&quot;;CONCATENATE(&quot;/G&quot;;[.B8];&quot;.&quot;;[.D8])); IF([.E8]=&quot;&quot;;&quot;&quot;;CONCATENATE(&quot;/R&quot;;[.E8])); IF([.F8]=&quot;&quot;;&quot;&quot;;CONCATENATE(&quot;/G&quot;;[.B8];&quot;.&quot;;[.D8];&quot;.&quot;;[.F8])); IF([.G8]=&quot;&quot;;&quot;&quot;;CONCATENATE(&quot;/R&quot;;[.G8])); IF([.H8]=&quot;&quot;;&quot;&quot;;CONCATENATE(&quot;/G&quot;;[.B8];&quot;.&quot;;[.D8];&quot;.&quot;;[.F8];&quot;.&quot;;[.H8])); IF([.I8]=&quot;&quot;;&quot;&quot;;CONCATENATE(&quot;/R&quot;;[.I8]));IF([.J8]=&quot;&quot;;&quot;&quot;;CONCATENATE(&quot;/G&quot;;[.B8];&quot;.&quot;;[.D8];&quot;.&quot;;[.F8];&quot;.&quot;;[.H8]; &quot;.&quot;;[.J8])); IF([.K8]=&quot;&quot;;&quot;&quot;;CONCATENATE(&quot;/R&quot;;[.K8])))" table:style-name="ce22">
            <text:p>C29/G2/R1</text:p>
          </table:table-cell>
          <table:table-cell office:value-type="string" table:style-name="ce22">
            <text:p>CRITERION.SELECTION.ECONOMIC_FINANCIAL_STANDING.TURNOVER.GENERAL_YEARLY</text:p>
          </table:table-cell>
          <table:table-cell office:value-type="string" table:style-name="ce22">
            <text:p>c1347b74-1872-4060-a6db-f4044edcd7c4</text:p>
          </table:table-cell>
          <table:table-cell office:value-type="string" table:style-name="ce22">
            <text:p>Is this information available electronically?</text:p>
          </table:table-cell>
          <table:table-cell table:style-name="ce22"/>
          <table:table-cell table:style-name="ce24"/>
          <table:table-cell table:number-columns-repeated="16367" table:style-name="ce22"/>
        </table:table-row>
        <table:table-row table:style-name="ro1">
          <table:table-cell office:value-type="float" office:value="29" table:style-name="ce21">
            <text:p>29</text:p>
          </table:table-cell>
          <table:table-cell office:value-type="float" office:value="2" table:style-name="ce22">
            <text:p>2</text:p>
          </table:table-cell>
          <table:table-cell table:style-name="ce22"/>
          <table:table-cell office:value-type="float" office:value="1" table:style-name="ce22">
            <text:p>1</text:p>
          </table:table-cell>
          <table:table-cell table:number-columns-repeated="7" table:style-name="ce22"/>
          <table:table-cell office:value-type="string" office:string-value="C29/G2/G2.1" table:formula="of:=CONCATENATE(IF([.A9]=&quot;&quot;;&quot;&quot;;CONCATENATE(&quot;C&quot;; [.A9]));IF([.B9]=&quot;&quot;;&quot;&quot;;CONCATENATE(&quot;/G&quot;;[.B9]));IF([.C9]=&quot;&quot;;&quot;&quot;;CONCATENATE(&quot;/R&quot;;[.C9])); IF([.D9]=&quot;&quot;;&quot;&quot;;CONCATENATE(&quot;/G&quot;;[.B9];&quot;.&quot;;[.D9])); IF([.E9]=&quot;&quot;;&quot;&quot;;CONCATENATE(&quot;/R&quot;;[.E9])); IF([.F9]=&quot;&quot;;&quot;&quot;;CONCATENATE(&quot;/G&quot;;[.B9];&quot;.&quot;;[.D9];&quot;.&quot;;[.F9])); IF([.G9]=&quot;&quot;;&quot;&quot;;CONCATENATE(&quot;/R&quot;;[.G9])); IF([.H9]=&quot;&quot;;&quot;&quot;;CONCATENATE(&quot;/G&quot;;[.B9];&quot;.&quot;;[.D9];&quot;.&quot;;[.F9];&quot;.&quot;;[.H9])); IF([.I9]=&quot;&quot;;&quot;&quot;;CONCATENATE(&quot;/R&quot;;[.I9]));IF([.J9]=&quot;&quot;;&quot;&quot;;CONCATENATE(&quot;/G&quot;;[.B9];&quot;.&quot;;[.D9];&quot;.&quot;;[.F9];&quot;.&quot;;[.H9]; &quot;.&quot;;[.J9])); IF([.K9]=&quot;&quot;;&quot;&quot;;CONCATENATE(&quot;/R&quot;;[.K9])))" table:style-name="ce22">
            <text:p>C29/G2/G2.1</text:p>
          </table:table-cell>
          <table:table-cell office:value-type="string" table:style-name="ce22">
            <text:p>CRITERION.SELECTION.ECONOMIC_FINANCIAL_STANDING.TURNOVER.GENERAL_YEARLY</text:p>
          </table:table-cell>
          <table:table-cell office:value-type="string" table:style-name="ce22">
            <text:p>41dd2e9b-1bfd-44c7-93ee-56bd74a4334b</text:p>
          </table:table-cell>
          <table:table-cell table:style-name="ce22"/>
          <table:table-cell office:value-type="string" table:style-name="ce22">
            <text:p>GROUP_FULFILLED.ON_TRUE</text:p>
          </table:table-cell>
          <table:table-cell table:style-name="ce24"/>
          <table:table-cell table:number-columns-repeated="16367" table:style-name="ce22"/>
        </table:table-row>
        <table:table-row table:style-name="ro1">
          <table:table-cell office:value-type="float" office:value="29" table:style-name="ce21">
            <text:p>29</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1" table:style-name="ce22">
            <text:p>1</text:p>
          </table:table-cell>
          <table:table-cell table:number-columns-repeated="6" table:style-name="ce22"/>
          <table:table-cell office:value-type="string" office:string-value="C29/G2/G2.1/R1" table:formula="of:=CONCATENATE(IF([.A10]=&quot;&quot;;&quot;&quot;;CONCATENATE(&quot;C&quot;; [.A10]));IF([.B10]=&quot;&quot;;&quot;&quot;;CONCATENATE(&quot;/G&quot;;[.B10]));IF([.C10]=&quot;&quot;;&quot;&quot;;CONCATENATE(&quot;/R&quot;;[.C10])); IF([.D10]=&quot;&quot;;&quot;&quot;;CONCATENATE(&quot;/G&quot;;[.B10];&quot;.&quot;;[.D10])); IF([.E10]=&quot;&quot;;&quot;&quot;;CONCATENATE(&quot;/R&quot;;[.E10])); IF([.F10]=&quot;&quot;;&quot;&quot;;CONCATENATE(&quot;/G&quot;;[.B10];&quot;.&quot;;[.D10];&quot;.&quot;;[.F10])); IF([.G10]=&quot;&quot;;&quot;&quot;;CONCATENATE(&quot;/R&quot;;[.G10])); IF([.H10]=&quot;&quot;;&quot;&quot;;CONCATENATE(&quot;/G&quot;;[.B10];&quot;.&quot;;[.D10];&quot;.&quot;;[.F10];&quot;.&quot;;[.H10])); IF([.I10]=&quot;&quot;;&quot;&quot;;CONCATENATE(&quot;/R&quot;;[.I10]));IF([.J10]=&quot;&quot;;&quot;&quot;;CONCATENATE(&quot;/G&quot;;[.B10];&quot;.&quot;;[.D10];&quot;.&quot;;[.F10];&quot;.&quot;;[.H10]; &quot;.&quot;;[.J10])); IF([.K10]=&quot;&quot;;&quot;&quot;;CONCATENATE(&quot;/R&quot;;[.K10])))" table:style-name="ce22">
            <text:p>C29/G2/G2.1/R1</text:p>
          </table:table-cell>
          <table:table-cell office:value-type="string" table:style-name="ce22">
            <text:p>CRITERION.SELECTION.ECONOMIC_FINANCIAL_STANDING.TURNOVER.GENERAL_YEARLY</text:p>
          </table:table-cell>
          <table:table-cell office:value-type="string" table:style-name="ce22">
            <text:p>f4313bb6-21b6-499e-bdff-debe10e11d2c</text:p>
          </table:table-cell>
          <table:table-cell office:value-type="string" table:style-name="ce22">
            <text:p>URL</text:p>
          </table:table-cell>
          <table:table-cell table:style-name="ce22"/>
          <table:table-cell table:style-name="ce24"/>
          <table:table-cell table:number-columns-repeated="16367" table:style-name="ce22"/>
        </table:table-row>
        <table:table-row table:style-name="ro1">
          <table:table-cell office:value-type="float" office:value="29" table:style-name="ce21">
            <text:p>29</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2" table:style-name="ce22">
            <text:p>2</text:p>
          </table:table-cell>
          <table:table-cell table:number-columns-repeated="6" table:style-name="ce22"/>
          <table:table-cell office:value-type="string" office:string-value="C29/G2/G2.1/R2" table:formula="of:=CONCATENATE(IF([.A11]=&quot;&quot;;&quot;&quot;;CONCATENATE(&quot;C&quot;; [.A11]));IF([.B11]=&quot;&quot;;&quot;&quot;;CONCATENATE(&quot;/G&quot;;[.B11]));IF([.C11]=&quot;&quot;;&quot;&quot;;CONCATENATE(&quot;/R&quot;;[.C11])); IF([.D11]=&quot;&quot;;&quot;&quot;;CONCATENATE(&quot;/G&quot;;[.B11];&quot;.&quot;;[.D11])); IF([.E11]=&quot;&quot;;&quot;&quot;;CONCATENATE(&quot;/R&quot;;[.E11])); IF([.F11]=&quot;&quot;;&quot;&quot;;CONCATENATE(&quot;/G&quot;;[.B11];&quot;.&quot;;[.D11];&quot;.&quot;;[.F11])); IF([.G11]=&quot;&quot;;&quot;&quot;;CONCATENATE(&quot;/R&quot;;[.G11])); IF([.H11]=&quot;&quot;;&quot;&quot;;CONCATENATE(&quot;/G&quot;;[.B11];&quot;.&quot;;[.D11];&quot;.&quot;;[.F11];&quot;.&quot;;[.H11])); IF([.I11]=&quot;&quot;;&quot;&quot;;CONCATENATE(&quot;/R&quot;;[.I11]));IF([.J11]=&quot;&quot;;&quot;&quot;;CONCATENATE(&quot;/G&quot;;[.B11];&quot;.&quot;;[.D11];&quot;.&quot;;[.F11];&quot;.&quot;;[.H11]; &quot;.&quot;;[.J11])); IF([.K11]=&quot;&quot;;&quot;&quot;;CONCATENATE(&quot;/R&quot;;[.K11])))" table:style-name="ce22">
            <text:p>C29/G2/G2.1/R2</text:p>
          </table:table-cell>
          <table:table-cell office:value-type="string" table:style-name="ce22">
            <text:p>CRITERION.SELECTION.ECONOMIC_FINANCIAL_STANDING.TURNOVER.GENERAL_YEARLY</text:p>
          </table:table-cell>
          <table:table-cell office:value-type="string" table:style-name="ce22">
            <text:p>1f1cd18e-3e01-4ca2-af4c-e2981924ba8d</text:p>
          </table:table-cell>
          <table:table-cell office:value-type="string" table:style-name="ce22">
            <text:p>Code</text:p>
          </table:table-cell>
          <table:table-cell table:style-name="ce22"/>
          <table:table-cell table:style-name="ce24"/>
          <table:table-cell table:number-columns-repeated="16367" table:style-name="ce22"/>
        </table:table-row>
        <table:table-row table:style-name="ro1">
          <table:table-cell office:value-type="float" office:value="29" table:style-name="ce21">
            <text:p>29</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3" table:style-name="ce22">
            <text:p>3</text:p>
          </table:table-cell>
          <table:table-cell table:number-columns-repeated="6" table:style-name="ce22"/>
          <table:table-cell office:value-type="string" office:string-value="C29/G2/G2.1/R3" table:formula="of:=CONCATENATE(IF([.A12]=&quot;&quot;;&quot;&quot;;CONCATENATE(&quot;C&quot;; [.A12]));IF([.B12]=&quot;&quot;;&quot;&quot;;CONCATENATE(&quot;/G&quot;;[.B12]));IF([.C12]=&quot;&quot;;&quot;&quot;;CONCATENATE(&quot;/R&quot;;[.C12])); IF([.D12]=&quot;&quot;;&quot;&quot;;CONCATENATE(&quot;/G&quot;;[.B12];&quot;.&quot;;[.D12])); IF([.E12]=&quot;&quot;;&quot;&quot;;CONCATENATE(&quot;/R&quot;;[.E12])); IF([.F12]=&quot;&quot;;&quot;&quot;;CONCATENATE(&quot;/G&quot;;[.B12];&quot;.&quot;;[.D12];&quot;.&quot;;[.F12])); IF([.G12]=&quot;&quot;;&quot;&quot;;CONCATENATE(&quot;/R&quot;;[.G12])); IF([.H12]=&quot;&quot;;&quot;&quot;;CONCATENATE(&quot;/G&quot;;[.B12];&quot;.&quot;;[.D12];&quot;.&quot;;[.F12];&quot;.&quot;;[.H12])); IF([.I12]=&quot;&quot;;&quot;&quot;;CONCATENATE(&quot;/R&quot;;[.I12]));IF([.J12]=&quot;&quot;;&quot;&quot;;CONCATENATE(&quot;/G&quot;;[.B12];&quot;.&quot;;[.D12];&quot;.&quot;;[.F12];&quot;.&quot;;[.H12]; &quot;.&quot;;[.J12])); IF([.K12]=&quot;&quot;;&quot;&quot;;CONCATENATE(&quot;/R&quot;;[.K12])))" table:style-name="ce22">
            <text:p>C29/G2/G2.1/R3</text:p>
          </table:table-cell>
          <table:table-cell office:value-type="string" table:style-name="ce22">
            <text:p>CRITERION.SELECTION.ECONOMIC_FINANCIAL_STANDING.TURNOVER.GENERAL_YEARLY</text:p>
          </table:table-cell>
          <table:table-cell office:value-type="string" table:style-name="ce22">
            <text:p>c3ccfa31-0c5e-4e3a-a3fd-db9fb83d78d4</text:p>
          </table:table-cell>
          <table:table-cell office:value-type="string" table:style-name="ce22">
            <text:p>Issuer</text:p>
          </table:table-cell>
          <table:table-cell table:style-name="ce22"/>
          <table:table-cell table:style-name="ce24"/>
          <table:table-cell table:number-columns-repeated="16367" table:style-name="ce22"/>
        </table:table-row>
        <table:table-row table:style-name="ro2">
          <table:table-cell table:number-columns-repeated="16" table:style-name="ce20"/>
          <table:table-cell table:style-name="ce16"/>
          <table:table-cell table:number-columns-repeated="16367" table:style-name="ce22"/>
        </table:table-row>
        <table:table-row table:number-rows-repeated="1048563" table:style-name="ro1">
          <table:table-cell table:number-columns-repeated="16384"/>
        </table:table-row>
      </table:table>
      <table:table table:name="SC-General_Average_Turnover" table:style-name="ta2">
        <table:table-column table:style-name="co44" table:number-columns-repeated="11" table:default-cell-style-name="ce19"/>
        <table:table-column table:style-name="co14" table:number-columns-repeated="2" table:default-cell-style-name="ce19"/>
        <table:table-column table:style-name="co45" table:default-cell-style-name="ce19"/>
        <table:table-column table:style-name="co14" table:number-columns-repeated="16370" table:default-cell-style-name="ce19"/>
        <table:table-row table:style-name="ro1">
          <table:table-cell office:value-type="string" table:style-name="ce22">
            <text:p>CRITERION ID</text:p>
          </table:table-cell>
          <table:table-cell office:value-type="string" table:style-name="ce22">
            <text:p>GROUP LEVEL 1</text:p>
          </table:table-cell>
          <table:table-cell office:value-type="string" table:style-name="ce22">
            <text:p>REQUIREMENTS LEVEL 1</text:p>
          </table:table-cell>
          <table:table-cell office:value-type="string" table:style-name="ce22">
            <text:p>SUBGROUP LEVEL 2</text:p>
          </table:table-cell>
          <table:table-cell office:value-type="string" table:style-name="ce22">
            <text:p>REQUIREMENTS LEVEL 2</text:p>
          </table:table-cell>
          <table:table-cell office:value-type="string" table:style-name="ce22">
            <text:p>SUBGROUP LEVEL 3</text:p>
          </table:table-cell>
          <table:table-cell office:value-type="string" table:style-name="ce22">
            <text:p>REQUIREMENTS LEVEL 3</text:p>
          </table:table-cell>
          <table:table-cell office:value-type="string" table:style-name="ce22">
            <text:p>SUBGROUP LEVEL 4</text:p>
          </table:table-cell>
          <table:table-cell office:value-type="string" table:style-name="ce22">
            <text:p>REQUIREMENTS LEVEL 4</text:p>
          </table:table-cell>
          <table:table-cell office:value-type="string" table:style-name="ce22">
            <text:p><text:s/></text:p>
          </table:table-cell>
          <table:table-cell table:style-name="ce22"/>
          <table:table-cell office:value-type="string" table:style-name="ce27">
            <text:p>ITEM ID</text:p>
          </table:table-cell>
          <table:table-cell office:value-type="string" table:style-name="ce27">
            <text:p>Criterion Code</text:p>
          </table:table-cell>
          <table:table-cell office:value-type="string" table:style-name="ce27">
            <text:p>Element UUID</text:p>
          </table:table-cell>
          <table:table-cell office:value-type="string" table:style-name="ce27">
            <text:p>Criterion/Requirement description</text:p>
          </table:table-cell>
          <table:table-cell office:value-type="string" table:style-name="ce27">
            <text:p>PI</text:p>
          </table:table-cell>
          <table:table-cell office:value-type="string" table:style-name="ce24">
            <text:p>Multiple instances possible?</text:p>
          </table:table-cell>
          <table:table-cell table:number-columns-repeated="16367" table:style-name="ce22"/>
        </table:table-row>
        <table:table-row table:style-name="ro1">
          <table:table-cell office:value-type="float" office:value="30" table:style-name="ce23">
            <text:p>30</text:p>
          </table:table-cell>
          <table:table-cell table:number-columns-repeated="10" table:style-name="ce23"/>
          <table:table-cell office:value-type="string" office:string-value="C30" table:formula="of:=CONCATENATE(IF([.A2]=&quot;&quot;;&quot;&quot;;CONCATENATE(&quot;C&quot;; [.A2]));IF([.B2]=&quot;&quot;;&quot;&quot;;CONCATENATE(&quot;/G&quot;;[.B2]));IF([.C2]=&quot;&quot;;&quot;&quot;;CONCATENATE(&quot;/R&quot;;[.C2])); IF([.D2]=&quot;&quot;;&quot;&quot;;CONCATENATE(&quot;/G&quot;;[.B2];&quot;.&quot;;[.D2])); IF([.E2]=&quot;&quot;;&quot;&quot;;CONCATENATE(&quot;/R&quot;;[.E2])); IF([.F2]=&quot;&quot;;&quot;&quot;;CONCATENATE(&quot;/G&quot;;[.B2];&quot;.&quot;;[.D2];&quot;.&quot;;[.F2])); IF([.G2]=&quot;&quot;;&quot;&quot;;CONCATENATE(&quot;/R&quot;;[.G2])); IF([.H2]=&quot;&quot;;&quot;&quot;;CONCATENATE(&quot;/G&quot;;[.B2];&quot;.&quot;;[.D2];&quot;.&quot;;[.F2];&quot;.&quot;;[.H2])); IF([.I2]=&quot;&quot;;&quot;&quot;;CONCATENATE(&quot;/R&quot;;[.I2]));IF([.J2]=&quot;&quot;;&quot;&quot;;CONCATENATE(&quot;/G&quot;;[.B2];&quot;.&quot;;[.D2];&quot;.&quot;;[.F2];&quot;.&quot;;[.H2]; &quot;.&quot;;[.J2])); IF([.K2]=&quot;&quot;;&quot;&quot;;CONCATENATE(&quot;/R&quot;;[.K2])))" table:style-name="ce23">
            <text:p>C30</text:p>
          </table:table-cell>
          <table:table-cell office:value-type="string" table:style-name="ce23">
            <text:p>CRITERION.SELECTION.ECONOMIC_FINANCIAL_STANDING.TURNOVER.AVERAGE_YEARLY</text:p>
          </table:table-cell>
          <table:table-cell office:value-type="string" table:style-name="ce23">
            <text:p>b16cb9fc-6cb7-4585-9302-9533b415cf48</text:p>
          </table:table-cell>
          <table:table-cell office:value-type="string" table:style-name="ce23">
            <text:p>Its average yearly turnover for the number of years required in the relevant notice, the procurement documents or the ESPD is as follows:</text:p>
          </table:table-cell>
          <table:table-cell table:style-name="ce23"/>
          <table:table-cell table:style-name="ce26"/>
          <table:table-cell table:number-columns-repeated="16367" table:style-name="ce22"/>
        </table:table-row>
        <table:table-row table:style-name="ro1">
          <table:table-cell office:value-type="float" office:value="30" table:style-name="ce21">
            <text:p>30</text:p>
          </table:table-cell>
          <table:table-cell office:value-type="float" office:value="1" table:style-name="ce22">
            <text:p>1</text:p>
          </table:table-cell>
          <table:table-cell table:number-columns-repeated="9" table:style-name="ce22"/>
          <table:table-cell office:value-type="string" office:string-value="C30/G1" table:formula="of:=CONCATENATE(IF([.A3]=&quot;&quot;;&quot;&quot;;CONCATENATE(&quot;C&quot;; [.A3]));IF([.B3]=&quot;&quot;;&quot;&quot;;CONCATENATE(&quot;/G&quot;;[.B3]));IF([.C3]=&quot;&quot;;&quot;&quot;;CONCATENATE(&quot;/R&quot;;[.C3])); IF([.D3]=&quot;&quot;;&quot;&quot;;CONCATENATE(&quot;/G&quot;;[.B3];&quot;.&quot;;[.D3])); IF([.E3]=&quot;&quot;;&quot;&quot;;CONCATENATE(&quot;/R&quot;;[.E3])); IF([.F3]=&quot;&quot;;&quot;&quot;;CONCATENATE(&quot;/G&quot;;[.B3];&quot;.&quot;;[.D3];&quot;.&quot;;[.F3])); IF([.G3]=&quot;&quot;;&quot;&quot;;CONCATENATE(&quot;/R&quot;;[.G3])); IF([.H3]=&quot;&quot;;&quot;&quot;;CONCATENATE(&quot;/G&quot;;[.B3];&quot;.&quot;;[.D3];&quot;.&quot;;[.F3];&quot;.&quot;;[.H3])); IF([.I3]=&quot;&quot;;&quot;&quot;;CONCATENATE(&quot;/R&quot;;[.I3]));IF([.J3]=&quot;&quot;;&quot;&quot;;CONCATENATE(&quot;/G&quot;;[.B3];&quot;.&quot;;[.D3];&quot;.&quot;;[.F3];&quot;.&quot;;[.H3]; &quot;.&quot;;[.J3])); IF([.K3]=&quot;&quot;;&quot;&quot;;CONCATENATE(&quot;/R&quot;;[.K3])))" table:style-name="ce22">
            <text:p>C30/G1</text:p>
          </table:table-cell>
          <table:table-cell office:value-type="string" table:style-name="ce22">
            <text:p>CRITERION.SELECTION.ECONOMIC_FINANCIAL_STANDING.TURNOVER.AVERAGE_YEARLY</text:p>
          </table:table-cell>
          <table:table-cell office:value-type="string" table:style-name="ce22">
            <text:p>e1886054-ada4-473c-9afc-2fde82c24cf4</text:p>
          </table:table-cell>
          <table:table-cell table:number-columns-repeated="2" table:style-name="ce22"/>
          <table:table-cell table:style-name="ce24"/>
          <table:table-cell table:number-columns-repeated="16367" table:style-name="ce22"/>
        </table:table-row>
        <table:table-row table:style-name="ro1">
          <table:table-cell office:value-type="float" office:value="30" table:style-name="ce21">
            <text:p>30</text:p>
          </table:table-cell>
          <table:table-cell office:value-type="float" office:value="1" table:style-name="ce22">
            <text:p>1</text:p>
          </table:table-cell>
          <table:table-cell office:value-type="float" office:value="1" table:style-name="ce22">
            <text:p>1</text:p>
          </table:table-cell>
          <table:table-cell table:number-columns-repeated="8" table:style-name="ce22"/>
          <table:table-cell office:value-type="string" office:string-value="C30/G1/R1" table:formula="of:=CONCATENATE(IF([.A4]=&quot;&quot;;&quot;&quot;;CONCATENATE(&quot;C&quot;; [.A4]));IF([.B4]=&quot;&quot;;&quot;&quot;;CONCATENATE(&quot;/G&quot;;[.B4]));IF([.C4]=&quot;&quot;;&quot;&quot;;CONCATENATE(&quot;/R&quot;;[.C4])); IF([.D4]=&quot;&quot;;&quot;&quot;;CONCATENATE(&quot;/G&quot;;[.B4];&quot;.&quot;;[.D4])); IF([.E4]=&quot;&quot;;&quot;&quot;;CONCATENATE(&quot;/R&quot;;[.E4])); IF([.F4]=&quot;&quot;;&quot;&quot;;CONCATENATE(&quot;/G&quot;;[.B4];&quot;.&quot;;[.D4];&quot;.&quot;;[.F4])); IF([.G4]=&quot;&quot;;&quot;&quot;;CONCATENATE(&quot;/R&quot;;[.G4])); IF([.H4]=&quot;&quot;;&quot;&quot;;CONCATENATE(&quot;/G&quot;;[.B4];&quot;.&quot;;[.D4];&quot;.&quot;;[.F4];&quot;.&quot;;[.H4])); IF([.I4]=&quot;&quot;;&quot;&quot;;CONCATENATE(&quot;/R&quot;;[.I4]));IF([.J4]=&quot;&quot;;&quot;&quot;;CONCATENATE(&quot;/G&quot;;[.B4];&quot;.&quot;;[.D4];&quot;.&quot;;[.F4];&quot;.&quot;;[.H4]; &quot;.&quot;;[.J4])); IF([.K4]=&quot;&quot;;&quot;&quot;;CONCATENATE(&quot;/R&quot;;[.K4])))" table:style-name="ce22">
            <text:p>C30/G1/R1</text:p>
          </table:table-cell>
          <table:table-cell office:value-type="string" table:style-name="ce22">
            <text:p>CRITERION.SELECTION.ECONOMIC_FINANCIAL_STANDING.TURNOVER.AVERAGE_YEARLY</text:p>
          </table:table-cell>
          <table:table-cell office:value-type="string" table:style-name="ce22">
            <text:p>b98ffd05-6572-4b07-a521-693a1754ed46</text:p>
          </table:table-cell>
          <table:table-cell office:value-type="string" table:style-name="ce22">
            <text:p>Number of years</text:p>
          </table:table-cell>
          <table:table-cell table:style-name="ce22"/>
          <table:table-cell table:style-name="ce24"/>
          <table:table-cell table:number-columns-repeated="16367" table:style-name="ce22"/>
        </table:table-row>
        <table:table-row table:style-name="ro1">
          <table:table-cell office:value-type="float" office:value="30" table:style-name="ce21">
            <text:p>30</text:p>
          </table:table-cell>
          <table:table-cell office:value-type="float" office:value="1" table:style-name="ce22">
            <text:p>1</text:p>
          </table:table-cell>
          <table:table-cell office:value-type="float" office:value="2" table:style-name="ce22">
            <text:p>2</text:p>
          </table:table-cell>
          <table:table-cell table:number-columns-repeated="8" table:style-name="ce22"/>
          <table:table-cell office:value-type="string" office:string-value="C30/G1/R2" table:formula="of:=CONCATENATE(IF([.A5]=&quot;&quot;;&quot;&quot;;CONCATENATE(&quot;C&quot;; [.A5]));IF([.B5]=&quot;&quot;;&quot;&quot;;CONCATENATE(&quot;/G&quot;;[.B5]));IF([.C5]=&quot;&quot;;&quot;&quot;;CONCATENATE(&quot;/R&quot;;[.C5])); IF([.D5]=&quot;&quot;;&quot;&quot;;CONCATENATE(&quot;/G&quot;;[.B5];&quot;.&quot;;[.D5])); IF([.E5]=&quot;&quot;;&quot;&quot;;CONCATENATE(&quot;/R&quot;;[.E5])); IF([.F5]=&quot;&quot;;&quot;&quot;;CONCATENATE(&quot;/G&quot;;[.B5];&quot;.&quot;;[.D5];&quot;.&quot;;[.F5])); IF([.G5]=&quot;&quot;;&quot;&quot;;CONCATENATE(&quot;/R&quot;;[.G5])); IF([.H5]=&quot;&quot;;&quot;&quot;;CONCATENATE(&quot;/G&quot;;[.B5];&quot;.&quot;;[.D5];&quot;.&quot;;[.F5];&quot;.&quot;;[.H5])); IF([.I5]=&quot;&quot;;&quot;&quot;;CONCATENATE(&quot;/R&quot;;[.I5]));IF([.J5]=&quot;&quot;;&quot;&quot;;CONCATENATE(&quot;/G&quot;;[.B5];&quot;.&quot;;[.D5];&quot;.&quot;;[.F5];&quot;.&quot;;[.H5]; &quot;.&quot;;[.J5])); IF([.K5]=&quot;&quot;;&quot;&quot;;CONCATENATE(&quot;/R&quot;;[.K5])))" table:style-name="ce22">
            <text:p>C30/G1/R2</text:p>
          </table:table-cell>
          <table:table-cell office:value-type="string" table:style-name="ce22">
            <text:p>CRITERION.SELECTION.ECONOMIC_FINANCIAL_STANDING.TURNOVER.AVERAGE_YEARLY</text:p>
          </table:table-cell>
          <table:table-cell office:value-type="string" table:style-name="ce22">
            <text:p>217637ba-6bdb-4c73-a38f-27fe0e71d9be</text:p>
          </table:table-cell>
          <table:table-cell office:value-type="string" table:style-name="ce22">
            <text:p>Average turnover</text:p>
          </table:table-cell>
          <table:table-cell table:style-name="ce22"/>
          <table:table-cell table:style-name="ce24"/>
          <table:table-cell table:number-columns-repeated="16367" table:style-name="ce22"/>
        </table:table-row>
        <table:table-row table:style-name="ro1">
          <table:table-cell office:value-type="float" office:value="30" table:style-name="ce21">
            <text:p>30</text:p>
          </table:table-cell>
          <table:table-cell office:value-type="float" office:value="2" table:style-name="ce22">
            <text:p>2</text:p>
          </table:table-cell>
          <table:table-cell table:number-columns-repeated="9" table:style-name="ce22"/>
          <table:table-cell office:value-type="string" office:string-value="C30/G2" table:formula="of:=CONCATENATE(IF([.A6]=&quot;&quot;;&quot;&quot;;CONCATENATE(&quot;C&quot;; [.A6]));IF([.B6]=&quot;&quot;;&quot;&quot;;CONCATENATE(&quot;/G&quot;;[.B6]));IF([.C6]=&quot;&quot;;&quot;&quot;;CONCATENATE(&quot;/R&quot;;[.C6])); IF([.D6]=&quot;&quot;;&quot;&quot;;CONCATENATE(&quot;/G&quot;;[.B6];&quot;.&quot;;[.D6])); IF([.E6]=&quot;&quot;;&quot;&quot;;CONCATENATE(&quot;/R&quot;;[.E6])); IF([.F6]=&quot;&quot;;&quot;&quot;;CONCATENATE(&quot;/G&quot;;[.B6];&quot;.&quot;;[.D6];&quot;.&quot;;[.F6])); IF([.G6]=&quot;&quot;;&quot;&quot;;CONCATENATE(&quot;/R&quot;;[.G6])); IF([.H6]=&quot;&quot;;&quot;&quot;;CONCATENATE(&quot;/G&quot;;[.B6];&quot;.&quot;;[.D6];&quot;.&quot;;[.F6];&quot;.&quot;;[.H6])); IF([.I6]=&quot;&quot;;&quot;&quot;;CONCATENATE(&quot;/R&quot;;[.I6]));IF([.J6]=&quot;&quot;;&quot;&quot;;CONCATENATE(&quot;/G&quot;;[.B6];&quot;.&quot;;[.D6];&quot;.&quot;;[.F6];&quot;.&quot;;[.H6]; &quot;.&quot;;[.J6])); IF([.K6]=&quot;&quot;;&quot;&quot;;CONCATENATE(&quot;/R&quot;;[.K6])))" table:style-name="ce22">
            <text:p>C30/G2</text:p>
          </table:table-cell>
          <table:table-cell office:value-type="string" table:style-name="ce22">
            <text:p>CRITERION.SELECTION.ECONOMIC_FINANCIAL_STANDING.TURNOVER.AVERAGE_YEARLY</text:p>
          </table:table-cell>
          <table:table-cell office:value-type="string" table:style-name="ce22">
            <text:p>7458d42a-e581-4640-9283-34ceb3ad4345</text:p>
          </table:table-cell>
          <table:table-cell table:number-columns-repeated="2" table:style-name="ce22"/>
          <table:table-cell table:style-name="ce24"/>
          <table:table-cell table:number-columns-repeated="16367" table:style-name="ce22"/>
        </table:table-row>
        <table:table-row table:style-name="ro1">
          <table:table-cell office:value-type="float" office:value="30" table:style-name="ce21">
            <text:p>30</text:p>
          </table:table-cell>
          <table:table-cell office:value-type="float" office:value="2" table:style-name="ce22">
            <text:p>2</text:p>
          </table:table-cell>
          <table:table-cell office:value-type="float" office:value="1" table:style-name="ce22">
            <text:p>1</text:p>
          </table:table-cell>
          <table:table-cell table:number-columns-repeated="8" table:style-name="ce22"/>
          <table:table-cell office:value-type="string" office:string-value="C30/G2/R1" table:formula="of:=CONCATENATE(IF([.A7]=&quot;&quot;;&quot;&quot;;CONCATENATE(&quot;C&quot;; [.A7]));IF([.B7]=&quot;&quot;;&quot;&quot;;CONCATENATE(&quot;/G&quot;;[.B7]));IF([.C7]=&quot;&quot;;&quot;&quot;;CONCATENATE(&quot;/R&quot;;[.C7])); IF([.D7]=&quot;&quot;;&quot;&quot;;CONCATENATE(&quot;/G&quot;;[.B7];&quot;.&quot;;[.D7])); IF([.E7]=&quot;&quot;;&quot;&quot;;CONCATENATE(&quot;/R&quot;;[.E7])); IF([.F7]=&quot;&quot;;&quot;&quot;;CONCATENATE(&quot;/G&quot;;[.B7];&quot;.&quot;;[.D7];&quot;.&quot;;[.F7])); IF([.G7]=&quot;&quot;;&quot;&quot;;CONCATENATE(&quot;/R&quot;;[.G7])); IF([.H7]=&quot;&quot;;&quot;&quot;;CONCATENATE(&quot;/G&quot;;[.B7];&quot;.&quot;;[.D7];&quot;.&quot;;[.F7];&quot;.&quot;;[.H7])); IF([.I7]=&quot;&quot;;&quot;&quot;;CONCATENATE(&quot;/R&quot;;[.I7]));IF([.J7]=&quot;&quot;;&quot;&quot;;CONCATENATE(&quot;/G&quot;;[.B7];&quot;.&quot;;[.D7];&quot;.&quot;;[.F7];&quot;.&quot;;[.H7]; &quot;.&quot;;[.J7])); IF([.K7]=&quot;&quot;;&quot;&quot;;CONCATENATE(&quot;/R&quot;;[.K7])))" table:style-name="ce22">
            <text:p>C30/G2/R1</text:p>
          </table:table-cell>
          <table:table-cell office:value-type="string" table:style-name="ce22">
            <text:p>CRITERION.SELECTION.ECONOMIC_FINANCIAL_STANDING.TURNOVER.AVERAGE_YEARLY</text:p>
          </table:table-cell>
          <table:table-cell office:value-type="string" table:style-name="ce22">
            <text:p>c1347b74-1872-4060-a6db-f4044edcd7c4</text:p>
          </table:table-cell>
          <table:table-cell office:value-type="string" table:style-name="ce22">
            <text:p>Is this information available electronically?</text:p>
          </table:table-cell>
          <table:table-cell office:value-type="string" table:style-name="ce22">
            <text:p>GROUP_FULFILLED.ON_TRUE</text:p>
          </table:table-cell>
          <table:table-cell table:style-name="ce24"/>
          <table:table-cell table:number-columns-repeated="16367" table:style-name="ce22"/>
        </table:table-row>
        <table:table-row table:style-name="ro1">
          <table:table-cell office:value-type="float" office:value="30" table:style-name="ce21">
            <text:p>30</text:p>
          </table:table-cell>
          <table:table-cell office:value-type="float" office:value="2" table:style-name="ce22">
            <text:p>2</text:p>
          </table:table-cell>
          <table:table-cell table:style-name="ce22"/>
          <table:table-cell office:value-type="float" office:value="1" table:style-name="ce22">
            <text:p>1</text:p>
          </table:table-cell>
          <table:table-cell table:number-columns-repeated="7" table:style-name="ce22"/>
          <table:table-cell office:value-type="string" office:string-value="C30/G2/G2.1" table:formula="of:=CONCATENATE(IF([.A8]=&quot;&quot;;&quot;&quot;;CONCATENATE(&quot;C&quot;; [.A8]));IF([.B8]=&quot;&quot;;&quot;&quot;;CONCATENATE(&quot;/G&quot;;[.B8]));IF([.C8]=&quot;&quot;;&quot;&quot;;CONCATENATE(&quot;/R&quot;;[.C8])); IF([.D8]=&quot;&quot;;&quot;&quot;;CONCATENATE(&quot;/G&quot;;[.B8];&quot;.&quot;;[.D8])); IF([.E8]=&quot;&quot;;&quot;&quot;;CONCATENATE(&quot;/R&quot;;[.E8])); IF([.F8]=&quot;&quot;;&quot;&quot;;CONCATENATE(&quot;/G&quot;;[.B8];&quot;.&quot;;[.D8];&quot;.&quot;;[.F8])); IF([.G8]=&quot;&quot;;&quot;&quot;;CONCATENATE(&quot;/R&quot;;[.G8])); IF([.H8]=&quot;&quot;;&quot;&quot;;CONCATENATE(&quot;/G&quot;;[.B8];&quot;.&quot;;[.D8];&quot;.&quot;;[.F8];&quot;.&quot;;[.H8])); IF([.I8]=&quot;&quot;;&quot;&quot;;CONCATENATE(&quot;/R&quot;;[.I8]));IF([.J8]=&quot;&quot;;&quot;&quot;;CONCATENATE(&quot;/G&quot;;[.B8];&quot;.&quot;;[.D8];&quot;.&quot;;[.F8];&quot;.&quot;;[.H8]; &quot;.&quot;;[.J8])); IF([.K8]=&quot;&quot;;&quot;&quot;;CONCATENATE(&quot;/R&quot;;[.K8])))" table:style-name="ce22">
            <text:p>C30/G2/G2.1</text:p>
          </table:table-cell>
          <table:table-cell office:value-type="string" table:style-name="ce22">
            <text:p>CRITERION.SELECTION.ECONOMIC_FINANCIAL_STANDING.TURNOVER.AVERAGE_YEARLY</text:p>
          </table:table-cell>
          <table:table-cell office:value-type="string" table:style-name="ce22">
            <text:p>41dd2e9b-1bfd-44c7-93ee-56bd74a4334b</text:p>
          </table:table-cell>
          <table:table-cell table:number-columns-repeated="2" table:style-name="ce22"/>
          <table:table-cell table:style-name="ce24"/>
          <table:table-cell table:number-columns-repeated="16367" table:style-name="ce22"/>
        </table:table-row>
        <table:table-row table:style-name="ro1">
          <table:table-cell office:value-type="float" office:value="30" table:style-name="ce21">
            <text:p>30</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1" table:style-name="ce22">
            <text:p>1</text:p>
          </table:table-cell>
          <table:table-cell table:number-columns-repeated="6" table:style-name="ce22"/>
          <table:table-cell office:value-type="string" office:string-value="C30/G2/G2.1/R1" table:formula="of:=CONCATENATE(IF([.A9]=&quot;&quot;;&quot;&quot;;CONCATENATE(&quot;C&quot;; [.A9]));IF([.B9]=&quot;&quot;;&quot;&quot;;CONCATENATE(&quot;/G&quot;;[.B9]));IF([.C9]=&quot;&quot;;&quot;&quot;;CONCATENATE(&quot;/R&quot;;[.C9])); IF([.D9]=&quot;&quot;;&quot;&quot;;CONCATENATE(&quot;/G&quot;;[.B9];&quot;.&quot;;[.D9])); IF([.E9]=&quot;&quot;;&quot;&quot;;CONCATENATE(&quot;/R&quot;;[.E9])); IF([.F9]=&quot;&quot;;&quot;&quot;;CONCATENATE(&quot;/G&quot;;[.B9];&quot;.&quot;;[.D9];&quot;.&quot;;[.F9])); IF([.G9]=&quot;&quot;;&quot;&quot;;CONCATENATE(&quot;/R&quot;;[.G9])); IF([.H9]=&quot;&quot;;&quot;&quot;;CONCATENATE(&quot;/G&quot;;[.B9];&quot;.&quot;;[.D9];&quot;.&quot;;[.F9];&quot;.&quot;;[.H9])); IF([.I9]=&quot;&quot;;&quot;&quot;;CONCATENATE(&quot;/R&quot;;[.I9]));IF([.J9]=&quot;&quot;;&quot;&quot;;CONCATENATE(&quot;/G&quot;;[.B9];&quot;.&quot;;[.D9];&quot;.&quot;;[.F9];&quot;.&quot;;[.H9]; &quot;.&quot;;[.J9])); IF([.K9]=&quot;&quot;;&quot;&quot;;CONCATENATE(&quot;/R&quot;;[.K9])))" table:style-name="ce22">
            <text:p>C30/G2/G2.1/R1</text:p>
          </table:table-cell>
          <table:table-cell office:value-type="string" table:style-name="ce22">
            <text:p>CRITERION.SELECTION.ECONOMIC_FINANCIAL_STANDING.TURNOVER.AVERAGE_YEARLY</text:p>
          </table:table-cell>
          <table:table-cell office:value-type="string" table:style-name="ce22">
            <text:p>f4313bb6-21b6-499e-bdff-debe10e11d2c</text:p>
          </table:table-cell>
          <table:table-cell office:value-type="string" table:style-name="ce22">
            <text:p>URL</text:p>
          </table:table-cell>
          <table:table-cell table:style-name="ce22"/>
          <table:table-cell table:style-name="ce24"/>
          <table:table-cell table:number-columns-repeated="16367" table:style-name="ce22"/>
        </table:table-row>
        <table:table-row table:style-name="ro1">
          <table:table-cell office:value-type="float" office:value="30" table:style-name="ce21">
            <text:p>30</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2" table:style-name="ce22">
            <text:p>2</text:p>
          </table:table-cell>
          <table:table-cell table:number-columns-repeated="6" table:style-name="ce22"/>
          <table:table-cell office:value-type="string" office:string-value="C30/G2/G2.1/R2" table:formula="of:=CONCATENATE(IF([.A10]=&quot;&quot;;&quot;&quot;;CONCATENATE(&quot;C&quot;; [.A10]));IF([.B10]=&quot;&quot;;&quot;&quot;;CONCATENATE(&quot;/G&quot;;[.B10]));IF([.C10]=&quot;&quot;;&quot;&quot;;CONCATENATE(&quot;/R&quot;;[.C10])); IF([.D10]=&quot;&quot;;&quot;&quot;;CONCATENATE(&quot;/G&quot;;[.B10];&quot;.&quot;;[.D10])); IF([.E10]=&quot;&quot;;&quot;&quot;;CONCATENATE(&quot;/R&quot;;[.E10])); IF([.F10]=&quot;&quot;;&quot;&quot;;CONCATENATE(&quot;/G&quot;;[.B10];&quot;.&quot;;[.D10];&quot;.&quot;;[.F10])); IF([.G10]=&quot;&quot;;&quot;&quot;;CONCATENATE(&quot;/R&quot;;[.G10])); IF([.H10]=&quot;&quot;;&quot;&quot;;CONCATENATE(&quot;/G&quot;;[.B10];&quot;.&quot;;[.D10];&quot;.&quot;;[.F10];&quot;.&quot;;[.H10])); IF([.I10]=&quot;&quot;;&quot;&quot;;CONCATENATE(&quot;/R&quot;;[.I10]));IF([.J10]=&quot;&quot;;&quot;&quot;;CONCATENATE(&quot;/G&quot;;[.B10];&quot;.&quot;;[.D10];&quot;.&quot;;[.F10];&quot;.&quot;;[.H10]; &quot;.&quot;;[.J10])); IF([.K10]=&quot;&quot;;&quot;&quot;;CONCATENATE(&quot;/R&quot;;[.K10])))" table:style-name="ce22">
            <text:p>C30/G2/G2.1/R2</text:p>
          </table:table-cell>
          <table:table-cell office:value-type="string" table:style-name="ce22">
            <text:p>CRITERION.SELECTION.ECONOMIC_FINANCIAL_STANDING.TURNOVER.AVERAGE_YEARLY</text:p>
          </table:table-cell>
          <table:table-cell office:value-type="string" table:style-name="ce22">
            <text:p>1f1cd18e-3e01-4ca2-af4c-e2981924ba8d</text:p>
          </table:table-cell>
          <table:table-cell office:value-type="string" table:style-name="ce22">
            <text:p>Code</text:p>
          </table:table-cell>
          <table:table-cell table:style-name="ce22"/>
          <table:table-cell table:style-name="ce24"/>
          <table:table-cell table:number-columns-repeated="16367" table:style-name="ce22"/>
        </table:table-row>
        <table:table-row table:style-name="ro1">
          <table:table-cell office:value-type="float" office:value="30" table:style-name="ce21">
            <text:p>30</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3" table:style-name="ce22">
            <text:p>3</text:p>
          </table:table-cell>
          <table:table-cell table:number-columns-repeated="6" table:style-name="ce22"/>
          <table:table-cell office:value-type="string" office:string-value="C30/G2/G2.1/R3" table:formula="of:=CONCATENATE(IF([.A11]=&quot;&quot;;&quot;&quot;;CONCATENATE(&quot;C&quot;; [.A11]));IF([.B11]=&quot;&quot;;&quot;&quot;;CONCATENATE(&quot;/G&quot;;[.B11]));IF([.C11]=&quot;&quot;;&quot;&quot;;CONCATENATE(&quot;/R&quot;;[.C11])); IF([.D11]=&quot;&quot;;&quot;&quot;;CONCATENATE(&quot;/G&quot;;[.B11];&quot;.&quot;;[.D11])); IF([.E11]=&quot;&quot;;&quot;&quot;;CONCATENATE(&quot;/R&quot;;[.E11])); IF([.F11]=&quot;&quot;;&quot;&quot;;CONCATENATE(&quot;/G&quot;;[.B11];&quot;.&quot;;[.D11];&quot;.&quot;;[.F11])); IF([.G11]=&quot;&quot;;&quot;&quot;;CONCATENATE(&quot;/R&quot;;[.G11])); IF([.H11]=&quot;&quot;;&quot;&quot;;CONCATENATE(&quot;/G&quot;;[.B11];&quot;.&quot;;[.D11];&quot;.&quot;;[.F11];&quot;.&quot;;[.H11])); IF([.I11]=&quot;&quot;;&quot;&quot;;CONCATENATE(&quot;/R&quot;;[.I11]));IF([.J11]=&quot;&quot;;&quot;&quot;;CONCATENATE(&quot;/G&quot;;[.B11];&quot;.&quot;;[.D11];&quot;.&quot;;[.F11];&quot;.&quot;;[.H11]; &quot;.&quot;;[.J11])); IF([.K11]=&quot;&quot;;&quot;&quot;;CONCATENATE(&quot;/R&quot;;[.K11])))" table:style-name="ce22">
            <text:p>C30/G2/G2.1/R3</text:p>
          </table:table-cell>
          <table:table-cell office:value-type="string" table:style-name="ce22">
            <text:p>CRITERION.SELECTION.ECONOMIC_FINANCIAL_STANDING.TURNOVER.AVERAGE_YEARLY</text:p>
          </table:table-cell>
          <table:table-cell office:value-type="string" table:style-name="ce22">
            <text:p>c3ccfa31-0c5e-4e3a-a3fd-db9fb83d78d4</text:p>
          </table:table-cell>
          <table:table-cell office:value-type="string" table:style-name="ce22">
            <text:p>Issuer</text:p>
          </table:table-cell>
          <table:table-cell table:style-name="ce22"/>
          <table:table-cell table:style-name="ce24"/>
          <table:table-cell table:number-columns-repeated="16367" table:style-name="ce22"/>
        </table:table-row>
        <table:table-row table:style-name="ro2">
          <table:table-cell table:number-columns-repeated="16" table:style-name="ce20"/>
          <table:table-cell table:style-name="ce16"/>
          <table:table-cell table:number-columns-repeated="16367" table:style-name="ce22"/>
        </table:table-row>
        <table:table-row table:number-rows-repeated="1048564" table:style-name="ro1">
          <table:table-cell table:number-columns-repeated="16384"/>
        </table:table-row>
      </table:table>
      <table:table table:name="SC-Specific_Average_Turnover" table:style-name="ta2">
        <table:table-column table:style-name="co19" table:default-cell-style-name="ce19"/>
        <table:table-column table:style-name="co20" table:number-columns-repeated="4" table:default-cell-style-name="ce19"/>
        <table:table-column table:style-name="co2" table:default-cell-style-name="ce19"/>
        <table:table-column table:style-name="co40" table:number-columns-repeated="4" table:default-cell-style-name="ce19" table:visibility="collapse"/>
        <table:table-column table:style-name="co46" table:default-cell-style-name="ce19"/>
        <table:table-column table:style-name="co37" table:default-cell-style-name="ce19"/>
        <table:table-column table:style-name="co47" table:default-cell-style-name="ce19"/>
        <table:table-column table:style-name="co15" table:default-cell-style-name="ce19"/>
        <table:table-column table:style-name="co48" table:default-cell-style-name="ce19"/>
        <table:table-column table:style-name="co24" table:default-cell-style-name="ce19"/>
        <table:table-column table:style-name="co14" table:number-columns-repeated="16368" table:default-cell-style-name="ce19"/>
        <table:table-row table:style-name="ro1">
          <table:table-cell office:value-type="string" table:style-name="ce22">
            <text:p>CRITERION ID</text:p>
          </table:table-cell>
          <table:table-cell office:value-type="string" table:style-name="ce22">
            <text:p>GROUP LEVEL 1</text:p>
          </table:table-cell>
          <table:table-cell office:value-type="string" table:style-name="ce22">
            <text:p>REQUIREMENTS LEVEL 1</text:p>
          </table:table-cell>
          <table:table-cell office:value-type="string" table:style-name="ce22">
            <text:p>SUBGROUP LEVEL 2</text:p>
          </table:table-cell>
          <table:table-cell office:value-type="string" table:style-name="ce22">
            <text:p>REQUIREMENTS LEVEL 2</text:p>
          </table:table-cell>
          <table:table-cell office:value-type="string" table:style-name="ce22">
            <text:p>SUBGROUP LEVEL 3</text:p>
          </table:table-cell>
          <table:table-cell office:value-type="string" table:style-name="ce22">
            <text:p>REQUIREMENTS LEVEL 3</text:p>
          </table:table-cell>
          <table:table-cell office:value-type="string" table:style-name="ce22">
            <text:p>SUBGROUP LEVEL 4</text:p>
          </table:table-cell>
          <table:table-cell office:value-type="string" table:style-name="ce22">
            <text:p>REQUIREMENTS LEVEL 4</text:p>
          </table:table-cell>
          <table:table-cell office:value-type="string" table:style-name="ce22">
            <text:p><text:s/></text:p>
          </table:table-cell>
          <table:table-cell table:style-name="ce22"/>
          <table:table-cell office:value-type="string" table:style-name="ce27">
            <text:p>ITEM ID</text:p>
          </table:table-cell>
          <table:table-cell office:value-type="string" table:style-name="ce27">
            <text:p>Criterion Code</text:p>
          </table:table-cell>
          <table:table-cell office:value-type="string" table:style-name="ce27">
            <text:p>Element UUID</text:p>
          </table:table-cell>
          <table:table-cell office:value-type="string" table:style-name="ce27">
            <text:p>Criterion/Requirement description</text:p>
          </table:table-cell>
          <table:table-cell office:value-type="string" table:style-name="ce27">
            <text:p>PI</text:p>
          </table:table-cell>
          <table:table-cell office:value-type="string" table:style-name="ce24">
            <text:p>Multiple instances possible?</text:p>
          </table:table-cell>
          <table:table-cell table:number-columns-repeated="16367" table:style-name="ce22"/>
        </table:table-row>
        <table:table-row table:style-name="ro1">
          <table:table-cell office:value-type="float" office:value="31" table:style-name="ce23">
            <text:p>31</text:p>
          </table:table-cell>
          <table:table-cell table:number-columns-repeated="10" table:style-name="ce23"/>
          <table:table-cell office:value-type="string" office:string-value="C31" table:formula="of:=CONCATENATE(IF([.A2]=&quot;&quot;;&quot;&quot;;CONCATENATE(&quot;C&quot;; [.A2]));IF([.B2]=&quot;&quot;;&quot;&quot;;CONCATENATE(&quot;/G&quot;;[.B2]));IF([.C2]=&quot;&quot;;&quot;&quot;;CONCATENATE(&quot;/R&quot;;[.C2])); IF([.D2]=&quot;&quot;;&quot;&quot;;CONCATENATE(&quot;/G&quot;;[.B2];&quot;.&quot;;[.D2])); IF([.E2]=&quot;&quot;;&quot;&quot;;CONCATENATE(&quot;/R&quot;;[.E2])); IF([.F2]=&quot;&quot;;&quot;&quot;;CONCATENATE(&quot;/G&quot;;[.B2];&quot;.&quot;;[.D2];&quot;.&quot;;[.F2])); IF([.G2]=&quot;&quot;;&quot;&quot;;CONCATENATE(&quot;/R&quot;;[.G2])); IF([.H2]=&quot;&quot;;&quot;&quot;;CONCATENATE(&quot;/G&quot;;[.B2];&quot;.&quot;;[.D2];&quot;.&quot;;[.F2];&quot;.&quot;;[.H2])); IF([.I2]=&quot;&quot;;&quot;&quot;;CONCATENATE(&quot;/R&quot;;[.I2]));IF([.J2]=&quot;&quot;;&quot;&quot;;CONCATENATE(&quot;/G&quot;;[.B2];&quot;.&quot;;[.D2];&quot;.&quot;;[.F2];&quot;.&quot;;[.H2]; &quot;.&quot;;[.J2])); IF([.K2]=&quot;&quot;;&quot;&quot;;CONCATENATE(&quot;/R&quot;;[.K2])))" table:style-name="ce23">
            <text:p>C31</text:p>
          </table:table-cell>
          <table:table-cell office:value-type="string" table:style-name="ce23">
            <text:p>CRITERION.SELECTION.ECONOMIC_FINANCIAL_STANDING.TURNOVER.SPECIFIC_AVERAGE</text:p>
          </table:table-cell>
          <table:table-cell office:value-type="string" table:style-name="ce23">
            <text:p>d3dfb714-f558-4512-bbc5-e456fa2339de</text:p>
          </table:table-cell>
          <table:table-cell office:value-type="string" table:style-name="ce23">
            <text:p>Its specific average yearly turnover in the business area covered by the contract for the number of years required in the relevant notice, the procurement documents or the ESPD is as follows:</text:p>
          </table:table-cell>
          <table:table-cell table:style-name="ce23"/>
          <table:table-cell table:style-name="ce26"/>
          <table:table-cell table:number-columns-repeated="16367" table:style-name="ce22"/>
        </table:table-row>
        <table:table-row table:style-name="ro1">
          <table:table-cell office:value-type="float" office:value="31" table:style-name="ce21">
            <text:p>31</text:p>
          </table:table-cell>
          <table:table-cell office:value-type="float" office:value="1" table:style-name="ce22">
            <text:p>1</text:p>
          </table:table-cell>
          <table:table-cell table:number-columns-repeated="9" table:style-name="ce22"/>
          <table:table-cell office:value-type="string" office:string-value="C31/G1" table:formula="of:=CONCATENATE(IF([.A3]=&quot;&quot;;&quot;&quot;;CONCATENATE(&quot;C&quot;; [.A3]));IF([.B3]=&quot;&quot;;&quot;&quot;;CONCATENATE(&quot;/G&quot;;[.B3]));IF([.C3]=&quot;&quot;;&quot;&quot;;CONCATENATE(&quot;/R&quot;;[.C3])); IF([.D3]=&quot;&quot;;&quot;&quot;;CONCATENATE(&quot;/G&quot;;[.B3];&quot;.&quot;;[.D3])); IF([.E3]=&quot;&quot;;&quot;&quot;;CONCATENATE(&quot;/R&quot;;[.E3])); IF([.F3]=&quot;&quot;;&quot;&quot;;CONCATENATE(&quot;/G&quot;;[.B3];&quot;.&quot;;[.D3];&quot;.&quot;;[.F3])); IF([.G3]=&quot;&quot;;&quot;&quot;;CONCATENATE(&quot;/R&quot;;[.G3])); IF([.H3]=&quot;&quot;;&quot;&quot;;CONCATENATE(&quot;/G&quot;;[.B3];&quot;.&quot;;[.D3];&quot;.&quot;;[.F3];&quot;.&quot;;[.H3])); IF([.I3]=&quot;&quot;;&quot;&quot;;CONCATENATE(&quot;/R&quot;;[.I3]));IF([.J3]=&quot;&quot;;&quot;&quot;;CONCATENATE(&quot;/G&quot;;[.B3];&quot;.&quot;;[.D3];&quot;.&quot;;[.F3];&quot;.&quot;;[.H3]; &quot;.&quot;;[.J3])); IF([.K3]=&quot;&quot;;&quot;&quot;;CONCATENATE(&quot;/R&quot;;[.K3])))" table:style-name="ce22">
            <text:p>C31/G1</text:p>
          </table:table-cell>
          <table:table-cell office:value-type="string" table:style-name="ce22">
            <text:p>CRITERION.SELECTION.ECONOMIC_FINANCIAL_STANDING.TURNOVER.SPECIFIC_AVERAGE</text:p>
          </table:table-cell>
          <table:table-cell office:value-type="string" table:style-name="ce22">
            <text:p>e1886054-ada4-473c-9afc-2fde82c24cf4</text:p>
          </table:table-cell>
          <table:table-cell table:number-columns-repeated="2" table:style-name="ce22"/>
          <table:table-cell table:style-name="ce24"/>
          <table:table-cell table:number-columns-repeated="16367" table:style-name="ce22"/>
        </table:table-row>
        <table:table-row table:style-name="ro1">
          <table:table-cell office:value-type="float" office:value="31" table:style-name="ce21">
            <text:p>31</text:p>
          </table:table-cell>
          <table:table-cell office:value-type="float" office:value="1" table:style-name="ce22">
            <text:p>1</text:p>
          </table:table-cell>
          <table:table-cell office:value-type="float" office:value="1" table:style-name="ce22">
            <text:p>1</text:p>
          </table:table-cell>
          <table:table-cell table:number-columns-repeated="8" table:style-name="ce22"/>
          <table:table-cell office:value-type="string" office:string-value="C31/G1/R1" table:formula="of:=CONCATENATE(IF([.A4]=&quot;&quot;;&quot;&quot;;CONCATENATE(&quot;C&quot;; [.A4]));IF([.B4]=&quot;&quot;;&quot;&quot;;CONCATENATE(&quot;/G&quot;;[.B4]));IF([.C4]=&quot;&quot;;&quot;&quot;;CONCATENATE(&quot;/R&quot;;[.C4])); IF([.D4]=&quot;&quot;;&quot;&quot;;CONCATENATE(&quot;/G&quot;;[.B4];&quot;.&quot;;[.D4])); IF([.E4]=&quot;&quot;;&quot;&quot;;CONCATENATE(&quot;/R&quot;;[.E4])); IF([.F4]=&quot;&quot;;&quot;&quot;;CONCATENATE(&quot;/G&quot;;[.B4];&quot;.&quot;;[.D4];&quot;.&quot;;[.F4])); IF([.G4]=&quot;&quot;;&quot;&quot;;CONCATENATE(&quot;/R&quot;;[.G4])); IF([.H4]=&quot;&quot;;&quot;&quot;;CONCATENATE(&quot;/G&quot;;[.B4];&quot;.&quot;;[.D4];&quot;.&quot;;[.F4];&quot;.&quot;;[.H4])); IF([.I4]=&quot;&quot;;&quot;&quot;;CONCATENATE(&quot;/R&quot;;[.I4]));IF([.J4]=&quot;&quot;;&quot;&quot;;CONCATENATE(&quot;/G&quot;;[.B4];&quot;.&quot;;[.D4];&quot;.&quot;;[.F4];&quot;.&quot;;[.H4]; &quot;.&quot;;[.J4])); IF([.K4]=&quot;&quot;;&quot;&quot;;CONCATENATE(&quot;/R&quot;;[.K4])))" table:style-name="ce22">
            <text:p>C31/G1/R1</text:p>
          </table:table-cell>
          <table:table-cell office:value-type="string" table:style-name="ce22">
            <text:p>CRITERION.SELECTION.ECONOMIC_FINANCIAL_STANDING.TURNOVER.SPECIFIC_AVERAGE</text:p>
          </table:table-cell>
          <table:table-cell office:value-type="string" table:style-name="ce22">
            <text:p>b98ffd05-6572-4b07-a521-693a1754ed46</text:p>
          </table:table-cell>
          <table:table-cell office:value-type="string" table:style-name="ce22">
            <text:p>Number of years</text:p>
          </table:table-cell>
          <table:table-cell table:style-name="ce22"/>
          <table:table-cell table:style-name="ce24"/>
          <table:table-cell table:number-columns-repeated="16367" table:style-name="ce22"/>
        </table:table-row>
        <table:table-row table:style-name="ro1">
          <table:table-cell office:value-type="float" office:value="31" table:style-name="ce21">
            <text:p>31</text:p>
          </table:table-cell>
          <table:table-cell office:value-type="float" office:value="1" table:style-name="ce22">
            <text:p>1</text:p>
          </table:table-cell>
          <table:table-cell office:value-type="float" office:value="2" table:style-name="ce22">
            <text:p>2</text:p>
          </table:table-cell>
          <table:table-cell table:number-columns-repeated="8" table:style-name="ce22"/>
          <table:table-cell office:value-type="string" office:string-value="C31/G1/R2" table:formula="of:=CONCATENATE(IF([.A5]=&quot;&quot;;&quot;&quot;;CONCATENATE(&quot;C&quot;; [.A5]));IF([.B5]=&quot;&quot;;&quot;&quot;;CONCATENATE(&quot;/G&quot;;[.B5]));IF([.C5]=&quot;&quot;;&quot;&quot;;CONCATENATE(&quot;/R&quot;;[.C5])); IF([.D5]=&quot;&quot;;&quot;&quot;;CONCATENATE(&quot;/G&quot;;[.B5];&quot;.&quot;;[.D5])); IF([.E5]=&quot;&quot;;&quot;&quot;;CONCATENATE(&quot;/R&quot;;[.E5])); IF([.F5]=&quot;&quot;;&quot;&quot;;CONCATENATE(&quot;/G&quot;;[.B5];&quot;.&quot;;[.D5];&quot;.&quot;;[.F5])); IF([.G5]=&quot;&quot;;&quot;&quot;;CONCATENATE(&quot;/R&quot;;[.G5])); IF([.H5]=&quot;&quot;;&quot;&quot;;CONCATENATE(&quot;/G&quot;;[.B5];&quot;.&quot;;[.D5];&quot;.&quot;;[.F5];&quot;.&quot;;[.H5])); IF([.I5]=&quot;&quot;;&quot;&quot;;CONCATENATE(&quot;/R&quot;;[.I5]));IF([.J5]=&quot;&quot;;&quot;&quot;;CONCATENATE(&quot;/G&quot;;[.B5];&quot;.&quot;;[.D5];&quot;.&quot;;[.F5];&quot;.&quot;;[.H5]; &quot;.&quot;;[.J5])); IF([.K5]=&quot;&quot;;&quot;&quot;;CONCATENATE(&quot;/R&quot;;[.K5])))" table:style-name="ce22">
            <text:p>C31/G1/R2</text:p>
          </table:table-cell>
          <table:table-cell office:value-type="string" table:style-name="ce22">
            <text:p>CRITERION.SELECTION.ECONOMIC_FINANCIAL_STANDING.TURNOVER.SPECIFIC_AVERAGE</text:p>
          </table:table-cell>
          <table:table-cell office:value-type="string" table:style-name="ce22">
            <text:p>217637ba-6bdb-4c73-a38f-27fe0e71d9be</text:p>
          </table:table-cell>
          <table:table-cell office:value-type="string" table:style-name="ce22">
            <text:p>Average turnover</text:p>
          </table:table-cell>
          <table:table-cell table:style-name="ce22"/>
          <table:table-cell table:style-name="ce24"/>
          <table:table-cell table:number-columns-repeated="16367" table:style-name="ce22"/>
        </table:table-row>
        <table:table-row table:style-name="ro1">
          <table:table-cell office:value-type="float" office:value="31" table:style-name="ce21">
            <text:p>31</text:p>
          </table:table-cell>
          <table:table-cell office:value-type="float" office:value="2" table:style-name="ce22">
            <text:p>2</text:p>
          </table:table-cell>
          <table:table-cell table:number-columns-repeated="9" table:style-name="ce22"/>
          <table:table-cell office:value-type="string" office:string-value="C31/G2" table:formula="of:=CONCATENATE(IF([.A6]=&quot;&quot;;&quot;&quot;;CONCATENATE(&quot;C&quot;; [.A6]));IF([.B6]=&quot;&quot;;&quot;&quot;;CONCATENATE(&quot;/G&quot;;[.B6]));IF([.C6]=&quot;&quot;;&quot;&quot;;CONCATENATE(&quot;/R&quot;;[.C6])); IF([.D6]=&quot;&quot;;&quot;&quot;;CONCATENATE(&quot;/G&quot;;[.B6];&quot;.&quot;;[.D6])); IF([.E6]=&quot;&quot;;&quot;&quot;;CONCATENATE(&quot;/R&quot;;[.E6])); IF([.F6]=&quot;&quot;;&quot;&quot;;CONCATENATE(&quot;/G&quot;;[.B6];&quot;.&quot;;[.D6];&quot;.&quot;;[.F6])); IF([.G6]=&quot;&quot;;&quot;&quot;;CONCATENATE(&quot;/R&quot;;[.G6])); IF([.H6]=&quot;&quot;;&quot;&quot;;CONCATENATE(&quot;/G&quot;;[.B6];&quot;.&quot;;[.D6];&quot;.&quot;;[.F6];&quot;.&quot;;[.H6])); IF([.I6]=&quot;&quot;;&quot;&quot;;CONCATENATE(&quot;/R&quot;;[.I6]));IF([.J6]=&quot;&quot;;&quot;&quot;;CONCATENATE(&quot;/G&quot;;[.B6];&quot;.&quot;;[.D6];&quot;.&quot;;[.F6];&quot;.&quot;;[.H6]; &quot;.&quot;;[.J6])); IF([.K6]=&quot;&quot;;&quot;&quot;;CONCATENATE(&quot;/R&quot;;[.K6])))" table:style-name="ce22">
            <text:p>C31/G2</text:p>
          </table:table-cell>
          <table:table-cell office:value-type="string" table:style-name="ce22">
            <text:p>CRITERION.SELECTION.ECONOMIC_FINANCIAL_STANDING.TURNOVER.SPECIFIC_AVERAGE</text:p>
          </table:table-cell>
          <table:table-cell office:value-type="string" table:style-name="ce22">
            <text:p>7458d42a-e581-4640-9283-34ceb3ad4345</text:p>
          </table:table-cell>
          <table:table-cell table:number-columns-repeated="2" table:style-name="ce22"/>
          <table:table-cell table:style-name="ce24"/>
          <table:table-cell table:number-columns-repeated="16367" table:style-name="ce22"/>
        </table:table-row>
        <table:table-row table:style-name="ro1">
          <table:table-cell office:value-type="float" office:value="31" table:style-name="ce21">
            <text:p>31</text:p>
          </table:table-cell>
          <table:table-cell office:value-type="float" office:value="2" table:style-name="ce22">
            <text:p>2</text:p>
          </table:table-cell>
          <table:table-cell office:value-type="float" office:value="1" table:style-name="ce22">
            <text:p>1</text:p>
          </table:table-cell>
          <table:table-cell table:number-columns-repeated="8" table:style-name="ce22"/>
          <table:table-cell office:value-type="string" office:string-value="C31/G2/R1" table:formula="of:=CONCATENATE(IF([.A7]=&quot;&quot;;&quot;&quot;;CONCATENATE(&quot;C&quot;; [.A7]));IF([.B7]=&quot;&quot;;&quot;&quot;;CONCATENATE(&quot;/G&quot;;[.B7]));IF([.C7]=&quot;&quot;;&quot;&quot;;CONCATENATE(&quot;/R&quot;;[.C7])); IF([.D7]=&quot;&quot;;&quot;&quot;;CONCATENATE(&quot;/G&quot;;[.B7];&quot;.&quot;;[.D7])); IF([.E7]=&quot;&quot;;&quot;&quot;;CONCATENATE(&quot;/R&quot;;[.E7])); IF([.F7]=&quot;&quot;;&quot;&quot;;CONCATENATE(&quot;/G&quot;;[.B7];&quot;.&quot;;[.D7];&quot;.&quot;;[.F7])); IF([.G7]=&quot;&quot;;&quot;&quot;;CONCATENATE(&quot;/R&quot;;[.G7])); IF([.H7]=&quot;&quot;;&quot;&quot;;CONCATENATE(&quot;/G&quot;;[.B7];&quot;.&quot;;[.D7];&quot;.&quot;;[.F7];&quot;.&quot;;[.H7])); IF([.I7]=&quot;&quot;;&quot;&quot;;CONCATENATE(&quot;/R&quot;;[.I7]));IF([.J7]=&quot;&quot;;&quot;&quot;;CONCATENATE(&quot;/G&quot;;[.B7];&quot;.&quot;;[.D7];&quot;.&quot;;[.F7];&quot;.&quot;;[.H7]; &quot;.&quot;;[.J7])); IF([.K7]=&quot;&quot;;&quot;&quot;;CONCATENATE(&quot;/R&quot;;[.K7])))" table:style-name="ce22">
            <text:p>C31/G2/R1</text:p>
          </table:table-cell>
          <table:table-cell office:value-type="string" table:style-name="ce22">
            <text:p>CRITERION.SELECTION.ECONOMIC_FINANCIAL_STANDING.TURNOVER.SPECIFIC_AVERAGE</text:p>
          </table:table-cell>
          <table:table-cell office:value-type="string" table:style-name="ce22">
            <text:p>c1347b74-1872-4060-a6db-f4044edcd7c4</text:p>
          </table:table-cell>
          <table:table-cell office:value-type="string" table:style-name="ce22">
            <text:p>Is this information available electronically?</text:p>
          </table:table-cell>
          <table:table-cell office:value-type="string" table:style-name="ce22">
            <text:p>GROUP_FULFILLED.ON_TRUE</text:p>
          </table:table-cell>
          <table:table-cell table:style-name="ce24"/>
          <table:table-cell table:number-columns-repeated="16367" table:style-name="ce22"/>
        </table:table-row>
        <table:table-row table:style-name="ro1">
          <table:table-cell office:value-type="float" office:value="31" table:style-name="ce21">
            <text:p>31</text:p>
          </table:table-cell>
          <table:table-cell office:value-type="float" office:value="2" table:style-name="ce22">
            <text:p>2</text:p>
          </table:table-cell>
          <table:table-cell table:style-name="ce22"/>
          <table:table-cell office:value-type="float" office:value="1" table:style-name="ce22">
            <text:p>1</text:p>
          </table:table-cell>
          <table:table-cell table:number-columns-repeated="7" table:style-name="ce22"/>
          <table:table-cell office:value-type="string" office:string-value="C31/G2/G2.1" table:formula="of:=CONCATENATE(IF([.A8]=&quot;&quot;;&quot;&quot;;CONCATENATE(&quot;C&quot;; [.A8]));IF([.B8]=&quot;&quot;;&quot;&quot;;CONCATENATE(&quot;/G&quot;;[.B8]));IF([.C8]=&quot;&quot;;&quot;&quot;;CONCATENATE(&quot;/R&quot;;[.C8])); IF([.D8]=&quot;&quot;;&quot;&quot;;CONCATENATE(&quot;/G&quot;;[.B8];&quot;.&quot;;[.D8])); IF([.E8]=&quot;&quot;;&quot;&quot;;CONCATENATE(&quot;/R&quot;;[.E8])); IF([.F8]=&quot;&quot;;&quot;&quot;;CONCATENATE(&quot;/G&quot;;[.B8];&quot;.&quot;;[.D8];&quot;.&quot;;[.F8])); IF([.G8]=&quot;&quot;;&quot;&quot;;CONCATENATE(&quot;/R&quot;;[.G8])); IF([.H8]=&quot;&quot;;&quot;&quot;;CONCATENATE(&quot;/G&quot;;[.B8];&quot;.&quot;;[.D8];&quot;.&quot;;[.F8];&quot;.&quot;;[.H8])); IF([.I8]=&quot;&quot;;&quot;&quot;;CONCATENATE(&quot;/R&quot;;[.I8]));IF([.J8]=&quot;&quot;;&quot;&quot;;CONCATENATE(&quot;/G&quot;;[.B8];&quot;.&quot;;[.D8];&quot;.&quot;;[.F8];&quot;.&quot;;[.H8]; &quot;.&quot;;[.J8])); IF([.K8]=&quot;&quot;;&quot;&quot;;CONCATENATE(&quot;/R&quot;;[.K8])))" table:style-name="ce22">
            <text:p>C31/G2/G2.1</text:p>
          </table:table-cell>
          <table:table-cell office:value-type="string" table:style-name="ce22">
            <text:p>CRITERION.SELECTION.ECONOMIC_FINANCIAL_STANDING.TURNOVER.SPECIFIC_AVERAGE</text:p>
          </table:table-cell>
          <table:table-cell office:value-type="string" table:style-name="ce22">
            <text:p>41dd2e9b-1bfd-44c7-93ee-56bd74a4334b</text:p>
          </table:table-cell>
          <table:table-cell table:number-columns-repeated="2" table:style-name="ce22"/>
          <table:table-cell table:style-name="ce24"/>
          <table:table-cell table:number-columns-repeated="16367" table:style-name="ce22"/>
        </table:table-row>
        <table:table-row table:style-name="ro1">
          <table:table-cell office:value-type="float" office:value="31" table:style-name="ce21">
            <text:p>31</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1" table:style-name="ce22">
            <text:p>1</text:p>
          </table:table-cell>
          <table:table-cell table:number-columns-repeated="6" table:style-name="ce22"/>
          <table:table-cell office:value-type="string" office:string-value="C31/G2/G2.1/R1" table:formula="of:=CONCATENATE(IF([.A9]=&quot;&quot;;&quot;&quot;;CONCATENATE(&quot;C&quot;; [.A9]));IF([.B9]=&quot;&quot;;&quot;&quot;;CONCATENATE(&quot;/G&quot;;[.B9]));IF([.C9]=&quot;&quot;;&quot;&quot;;CONCATENATE(&quot;/R&quot;;[.C9])); IF([.D9]=&quot;&quot;;&quot;&quot;;CONCATENATE(&quot;/G&quot;;[.B9];&quot;.&quot;;[.D9])); IF([.E9]=&quot;&quot;;&quot;&quot;;CONCATENATE(&quot;/R&quot;;[.E9])); IF([.F9]=&quot;&quot;;&quot;&quot;;CONCATENATE(&quot;/G&quot;;[.B9];&quot;.&quot;;[.D9];&quot;.&quot;;[.F9])); IF([.G9]=&quot;&quot;;&quot;&quot;;CONCATENATE(&quot;/R&quot;;[.G9])); IF([.H9]=&quot;&quot;;&quot;&quot;;CONCATENATE(&quot;/G&quot;;[.B9];&quot;.&quot;;[.D9];&quot;.&quot;;[.F9];&quot;.&quot;;[.H9])); IF([.I9]=&quot;&quot;;&quot;&quot;;CONCATENATE(&quot;/R&quot;;[.I9]));IF([.J9]=&quot;&quot;;&quot;&quot;;CONCATENATE(&quot;/G&quot;;[.B9];&quot;.&quot;;[.D9];&quot;.&quot;;[.F9];&quot;.&quot;;[.H9]; &quot;.&quot;;[.J9])); IF([.K9]=&quot;&quot;;&quot;&quot;;CONCATENATE(&quot;/R&quot;;[.K9])))" table:style-name="ce22">
            <text:p>C31/G2/G2.1/R1</text:p>
          </table:table-cell>
          <table:table-cell office:value-type="string" table:style-name="ce22">
            <text:p>CRITERION.SELECTION.ECONOMIC_FINANCIAL_STANDING.TURNOVER.SPECIFIC_AVERAGE</text:p>
          </table:table-cell>
          <table:table-cell office:value-type="string" table:style-name="ce22">
            <text:p>f4313bb6-21b6-499e-bdff-debe10e11d2c</text:p>
          </table:table-cell>
          <table:table-cell office:value-type="string" table:style-name="ce22">
            <text:p>URL</text:p>
          </table:table-cell>
          <table:table-cell table:style-name="ce22"/>
          <table:table-cell table:style-name="ce24"/>
          <table:table-cell table:number-columns-repeated="16367" table:style-name="ce22"/>
        </table:table-row>
        <table:table-row table:style-name="ro1">
          <table:table-cell office:value-type="float" office:value="31" table:style-name="ce21">
            <text:p>31</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2" table:style-name="ce22">
            <text:p>2</text:p>
          </table:table-cell>
          <table:table-cell table:number-columns-repeated="6" table:style-name="ce22"/>
          <table:table-cell office:value-type="string" office:string-value="C31/G2/G2.1/R2" table:formula="of:=CONCATENATE(IF([.A10]=&quot;&quot;;&quot;&quot;;CONCATENATE(&quot;C&quot;; [.A10]));IF([.B10]=&quot;&quot;;&quot;&quot;;CONCATENATE(&quot;/G&quot;;[.B10]));IF([.C10]=&quot;&quot;;&quot;&quot;;CONCATENATE(&quot;/R&quot;;[.C10])); IF([.D10]=&quot;&quot;;&quot;&quot;;CONCATENATE(&quot;/G&quot;;[.B10];&quot;.&quot;;[.D10])); IF([.E10]=&quot;&quot;;&quot;&quot;;CONCATENATE(&quot;/R&quot;;[.E10])); IF([.F10]=&quot;&quot;;&quot;&quot;;CONCATENATE(&quot;/G&quot;;[.B10];&quot;.&quot;;[.D10];&quot;.&quot;;[.F10])); IF([.G10]=&quot;&quot;;&quot;&quot;;CONCATENATE(&quot;/R&quot;;[.G10])); IF([.H10]=&quot;&quot;;&quot;&quot;;CONCATENATE(&quot;/G&quot;;[.B10];&quot;.&quot;;[.D10];&quot;.&quot;;[.F10];&quot;.&quot;;[.H10])); IF([.I10]=&quot;&quot;;&quot;&quot;;CONCATENATE(&quot;/R&quot;;[.I10]));IF([.J10]=&quot;&quot;;&quot;&quot;;CONCATENATE(&quot;/G&quot;;[.B10];&quot;.&quot;;[.D10];&quot;.&quot;;[.F10];&quot;.&quot;;[.H10]; &quot;.&quot;;[.J10])); IF([.K10]=&quot;&quot;;&quot;&quot;;CONCATENATE(&quot;/R&quot;;[.K10])))" table:style-name="ce22">
            <text:p>C31/G2/G2.1/R2</text:p>
          </table:table-cell>
          <table:table-cell office:value-type="string" table:style-name="ce22">
            <text:p>CRITERION.SELECTION.ECONOMIC_FINANCIAL_STANDING.TURNOVER.SPECIFIC_AVERAGE</text:p>
          </table:table-cell>
          <table:table-cell office:value-type="string" table:style-name="ce22">
            <text:p>1f1cd18e-3e01-4ca2-af4c-e2981924ba8d</text:p>
          </table:table-cell>
          <table:table-cell office:value-type="string" table:style-name="ce22">
            <text:p>Code</text:p>
          </table:table-cell>
          <table:table-cell table:style-name="ce22"/>
          <table:table-cell table:style-name="ce24"/>
          <table:table-cell table:number-columns-repeated="16367" table:style-name="ce22"/>
        </table:table-row>
        <table:table-row table:style-name="ro1">
          <table:table-cell office:value-type="float" office:value="31" table:style-name="ce21">
            <text:p>31</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3" table:style-name="ce22">
            <text:p>3</text:p>
          </table:table-cell>
          <table:table-cell table:number-columns-repeated="6" table:style-name="ce22"/>
          <table:table-cell office:value-type="string" office:string-value="C31/G2/G2.1/R3" table:formula="of:=CONCATENATE(IF([.A11]=&quot;&quot;;&quot;&quot;;CONCATENATE(&quot;C&quot;; [.A11]));IF([.B11]=&quot;&quot;;&quot;&quot;;CONCATENATE(&quot;/G&quot;;[.B11]));IF([.C11]=&quot;&quot;;&quot;&quot;;CONCATENATE(&quot;/R&quot;;[.C11])); IF([.D11]=&quot;&quot;;&quot;&quot;;CONCATENATE(&quot;/G&quot;;[.B11];&quot;.&quot;;[.D11])); IF([.E11]=&quot;&quot;;&quot;&quot;;CONCATENATE(&quot;/R&quot;;[.E11])); IF([.F11]=&quot;&quot;;&quot;&quot;;CONCATENATE(&quot;/G&quot;;[.B11];&quot;.&quot;;[.D11];&quot;.&quot;;[.F11])); IF([.G11]=&quot;&quot;;&quot;&quot;;CONCATENATE(&quot;/R&quot;;[.G11])); IF([.H11]=&quot;&quot;;&quot;&quot;;CONCATENATE(&quot;/G&quot;;[.B11];&quot;.&quot;;[.D11];&quot;.&quot;;[.F11];&quot;.&quot;;[.H11])); IF([.I11]=&quot;&quot;;&quot;&quot;;CONCATENATE(&quot;/R&quot;;[.I11]));IF([.J11]=&quot;&quot;;&quot;&quot;;CONCATENATE(&quot;/G&quot;;[.B11];&quot;.&quot;;[.D11];&quot;.&quot;;[.F11];&quot;.&quot;;[.H11]; &quot;.&quot;;[.J11])); IF([.K11]=&quot;&quot;;&quot;&quot;;CONCATENATE(&quot;/R&quot;;[.K11])))" table:style-name="ce22">
            <text:p>C31/G2/G2.1/R3</text:p>
          </table:table-cell>
          <table:table-cell office:value-type="string" table:style-name="ce22">
            <text:p>CRITERION.SELECTION.ECONOMIC_FINANCIAL_STANDING.TURNOVER.SPECIFIC_AVERAGE</text:p>
          </table:table-cell>
          <table:table-cell office:value-type="string" table:style-name="ce22">
            <text:p>c3ccfa31-0c5e-4e3a-a3fd-db9fb83d78d4</text:p>
          </table:table-cell>
          <table:table-cell office:value-type="string" table:style-name="ce22">
            <text:p>Issuer</text:p>
          </table:table-cell>
          <table:table-cell table:style-name="ce22"/>
          <table:table-cell table:style-name="ce24"/>
          <table:table-cell table:number-columns-repeated="16367" table:style-name="ce22"/>
        </table:table-row>
        <table:table-row table:style-name="ro2">
          <table:table-cell table:number-columns-repeated="16" table:style-name="ce20"/>
          <table:table-cell table:style-name="ce16"/>
          <table:table-cell table:number-columns-repeated="16367" table:style-name="ce22"/>
        </table:table-row>
        <table:table-row table:number-rows-repeated="1048564" table:style-name="ro1">
          <table:table-cell table:number-columns-repeated="16384"/>
        </table:table-row>
      </table:table>
      <table:table table:name="SC-Specific_Yearly_Turnover" table:style-name="ta2">
        <table:table-column table:style-name="co19" table:default-cell-style-name="ce19"/>
        <table:table-column table:style-name="co20" table:number-columns-repeated="4" table:default-cell-style-name="ce19"/>
        <table:table-column table:style-name="co49" table:default-cell-style-name="ce19"/>
        <table:table-column table:style-name="co40" table:number-columns-repeated="4" table:default-cell-style-name="ce19" table:visibility="collapse"/>
        <table:table-column table:style-name="co50" table:default-cell-style-name="ce19"/>
        <table:table-column table:style-name="co14" table:number-columns-repeated="2" table:default-cell-style-name="ce19"/>
        <table:table-column table:style-name="co45" table:default-cell-style-name="ce19"/>
        <table:table-column table:style-name="co14" table:number-columns-repeated="16370" table:default-cell-style-name="ce19"/>
        <table:table-row table:style-name="ro1">
          <table:table-cell office:value-type="string" table:style-name="ce22">
            <text:p>CRITERION ID</text:p>
          </table:table-cell>
          <table:table-cell office:value-type="string" table:style-name="ce22">
            <text:p>GROUP LEVEL 1</text:p>
          </table:table-cell>
          <table:table-cell office:value-type="string" table:style-name="ce22">
            <text:p>REQUIREMENTS LEVEL 1</text:p>
          </table:table-cell>
          <table:table-cell office:value-type="string" table:style-name="ce22">
            <text:p>SUBGROUP LEVEL 2</text:p>
          </table:table-cell>
          <table:table-cell office:value-type="string" table:style-name="ce22">
            <text:p>REQUIREMENTS LEVEL 2</text:p>
          </table:table-cell>
          <table:table-cell office:value-type="string" table:style-name="ce22">
            <text:p>SUBGROUP LEVEL 3</text:p>
          </table:table-cell>
          <table:table-cell office:value-type="string" table:style-name="ce22">
            <text:p>REQUIREMENTS LEVEL 3</text:p>
          </table:table-cell>
          <table:table-cell office:value-type="string" table:style-name="ce22">
            <text:p>SUBGROUP LEVEL 4</text:p>
          </table:table-cell>
          <table:table-cell office:value-type="string" table:style-name="ce22">
            <text:p>REQUIREMENTS LEVEL 4</text:p>
          </table:table-cell>
          <table:table-cell office:value-type="string" table:style-name="ce22">
            <text:p><text:s/></text:p>
          </table:table-cell>
          <table:table-cell table:style-name="ce22"/>
          <table:table-cell office:value-type="string" table:style-name="ce27">
            <text:p>ITEM ID</text:p>
          </table:table-cell>
          <table:table-cell office:value-type="string" table:style-name="ce27">
            <text:p>Criterion Code</text:p>
          </table:table-cell>
          <table:table-cell office:value-type="string" table:style-name="ce27">
            <text:p>Element UUID</text:p>
          </table:table-cell>
          <table:table-cell office:value-type="string" table:style-name="ce27">
            <text:p>Criterion/Requirement description</text:p>
          </table:table-cell>
          <table:table-cell office:value-type="string" table:style-name="ce27">
            <text:p>PI</text:p>
          </table:table-cell>
          <table:table-cell office:value-type="string" table:style-name="ce24">
            <text:p>Multiple instances possible?</text:p>
          </table:table-cell>
          <table:table-cell table:number-columns-repeated="16367" table:style-name="ce22"/>
        </table:table-row>
        <table:table-row table:style-name="ro1">
          <table:table-cell office:value-type="float" office:value="32" table:style-name="ce23">
            <text:p>32</text:p>
          </table:table-cell>
          <table:table-cell table:number-columns-repeated="10" table:style-name="ce23"/>
          <table:table-cell office:value-type="string" office:string-value="C32" table:formula="of:=CONCATENATE(IF([.A2]=&quot;&quot;;&quot;&quot;;CONCATENATE(&quot;C&quot;; [.A2]));IF([.B2]=&quot;&quot;;&quot;&quot;;CONCATENATE(&quot;/G&quot;;[.B2]));IF([.C2]=&quot;&quot;;&quot;&quot;;CONCATENATE(&quot;/R&quot;;[.C2])); IF([.D2]=&quot;&quot;;&quot;&quot;;CONCATENATE(&quot;/G&quot;;[.B2];&quot;.&quot;;[.D2])); IF([.E2]=&quot;&quot;;&quot;&quot;;CONCATENATE(&quot;/R&quot;;[.E2])); IF([.F2]=&quot;&quot;;&quot;&quot;;CONCATENATE(&quot;/G&quot;;[.B2];&quot;.&quot;;[.D2];&quot;.&quot;;[.F2])); IF([.G2]=&quot;&quot;;&quot;&quot;;CONCATENATE(&quot;/R&quot;;[.G2])); IF([.H2]=&quot;&quot;;&quot;&quot;;CONCATENATE(&quot;/G&quot;;[.B2];&quot;.&quot;;[.D2];&quot;.&quot;;[.F2];&quot;.&quot;;[.H2])); IF([.I2]=&quot;&quot;;&quot;&quot;;CONCATENATE(&quot;/R&quot;;[.I2]));IF([.J2]=&quot;&quot;;&quot;&quot;;CONCATENATE(&quot;/G&quot;;[.B2];&quot;.&quot;;[.D2];&quot;.&quot;;[.F2];&quot;.&quot;;[.H2]; &quot;.&quot;;[.J2])); IF([.K2]=&quot;&quot;;&quot;&quot;;CONCATENATE(&quot;/R&quot;;[.K2])))" table:style-name="ce23">
            <text:p>C32</text:p>
          </table:table-cell>
          <table:table-cell office:value-type="string" table:style-name="ce23">
            <text:p>CRITERION.SELECTION.ECONOMIC_FINANCIAL_STANDING.TURNOVER.SPECIFIC_YEARLY</text:p>
          </table:table-cell>
          <table:table-cell office:value-type="string" table:style-name="ce23">
            <text:p>074f6031-55f9-4e99-b9a4-c4363e8bc315</text:p>
          </table:table-cell>
          <table:table-cell office:value-type="string" table:style-name="ce23">
            <text:p>Its specific yearly turnover in the business area covered by the contract for the number of financial years required in the relevant notice, the procurement documents or the ESPD is as follows:</text:p>
          </table:table-cell>
          <table:table-cell table:style-name="ce23"/>
          <table:table-cell table:style-name="ce26"/>
          <table:table-cell table:number-columns-repeated="16367" table:style-name="ce22"/>
        </table:table-row>
        <table:table-row table:style-name="ro1">
          <table:table-cell office:value-type="float" office:value="32" table:style-name="ce21">
            <text:p>32</text:p>
          </table:table-cell>
          <table:table-cell office:value-type="float" office:value="1" table:style-name="ce22">
            <text:p>1</text:p>
          </table:table-cell>
          <table:table-cell table:number-columns-repeated="9" table:style-name="ce22"/>
          <table:table-cell office:value-type="string" office:string-value="C32/G1" table:formula="of:=CONCATENATE(IF([.A3]=&quot;&quot;;&quot;&quot;;CONCATENATE(&quot;C&quot;; [.A3]));IF([.B3]=&quot;&quot;;&quot;&quot;;CONCATENATE(&quot;/G&quot;;[.B3]));IF([.C3]=&quot;&quot;;&quot;&quot;;CONCATENATE(&quot;/R&quot;;[.C3])); IF([.D3]=&quot;&quot;;&quot;&quot;;CONCATENATE(&quot;/G&quot;;[.B3];&quot;.&quot;;[.D3])); IF([.E3]=&quot;&quot;;&quot;&quot;;CONCATENATE(&quot;/R&quot;;[.E3])); IF([.F3]=&quot;&quot;;&quot;&quot;;CONCATENATE(&quot;/G&quot;;[.B3];&quot;.&quot;;[.D3];&quot;.&quot;;[.F3])); IF([.G3]=&quot;&quot;;&quot;&quot;;CONCATENATE(&quot;/R&quot;;[.G3])); IF([.H3]=&quot;&quot;;&quot;&quot;;CONCATENATE(&quot;/G&quot;;[.B3];&quot;.&quot;;[.D3];&quot;.&quot;;[.F3];&quot;.&quot;;[.H3])); IF([.I3]=&quot;&quot;;&quot;&quot;;CONCATENATE(&quot;/R&quot;;[.I3]));IF([.J3]=&quot;&quot;;&quot;&quot;;CONCATENATE(&quot;/G&quot;;[.B3];&quot;.&quot;;[.D3];&quot;.&quot;;[.F3];&quot;.&quot;;[.H3]; &quot;.&quot;;[.J3])); IF([.K3]=&quot;&quot;;&quot;&quot;;CONCATENATE(&quot;/R&quot;;[.K3])))" table:style-name="ce22">
            <text:p>C32/G1</text:p>
          </table:table-cell>
          <table:table-cell office:value-type="string" table:style-name="ce22">
            <text:p>CRITERION.SELECTION.ECONOMIC_FINANCIAL_STANDING.TURNOVER.SPECIFIC_YEARLY</text:p>
          </table:table-cell>
          <table:table-cell office:value-type="string" table:style-name="ce22">
            <text:p>c0cd9c1c-e90a-4ff9-bce3-ac0fe31abf16</text:p>
          </table:table-cell>
          <table:table-cell table:number-columns-repeated="2" table:style-name="ce28"/>
          <table:table-cell office:value-type="string" table:style-name="ce7">
            <text:p>yes (typically 5)</text:p>
          </table:table-cell>
          <table:table-cell table:number-columns-repeated="16367" table:style-name="ce22"/>
        </table:table-row>
        <table:table-row table:style-name="ro1">
          <table:table-cell office:value-type="float" office:value="32" table:style-name="ce21">
            <text:p>32</text:p>
          </table:table-cell>
          <table:table-cell office:value-type="float" office:value="1" table:style-name="ce22">
            <text:p>1</text:p>
          </table:table-cell>
          <table:table-cell office:value-type="float" office:value="1" table:style-name="ce22">
            <text:p>1</text:p>
          </table:table-cell>
          <table:table-cell table:number-columns-repeated="8" table:style-name="ce22"/>
          <table:table-cell office:value-type="string" office:string-value="C32/G1/R1" table:formula="of:=CONCATENATE(IF([.A4]=&quot;&quot;;&quot;&quot;;CONCATENATE(&quot;C&quot;; [.A4]));IF([.B4]=&quot;&quot;;&quot;&quot;;CONCATENATE(&quot;/G&quot;;[.B4]));IF([.C4]=&quot;&quot;;&quot;&quot;;CONCATENATE(&quot;/R&quot;;[.C4])); IF([.D4]=&quot;&quot;;&quot;&quot;;CONCATENATE(&quot;/G&quot;;[.B4];&quot;.&quot;;[.D4])); IF([.E4]=&quot;&quot;;&quot;&quot;;CONCATENATE(&quot;/R&quot;;[.E4])); IF([.F4]=&quot;&quot;;&quot;&quot;;CONCATENATE(&quot;/G&quot;;[.B4];&quot;.&quot;;[.D4];&quot;.&quot;;[.F4])); IF([.G4]=&quot;&quot;;&quot;&quot;;CONCATENATE(&quot;/R&quot;;[.G4])); IF([.H4]=&quot;&quot;;&quot;&quot;;CONCATENATE(&quot;/G&quot;;[.B4];&quot;.&quot;;[.D4];&quot;.&quot;;[.F4];&quot;.&quot;;[.H4])); IF([.I4]=&quot;&quot;;&quot;&quot;;CONCATENATE(&quot;/R&quot;;[.I4]));IF([.J4]=&quot;&quot;;&quot;&quot;;CONCATENATE(&quot;/G&quot;;[.B4];&quot;.&quot;;[.D4];&quot;.&quot;;[.F4];&quot;.&quot;;[.H4]; &quot;.&quot;;[.J4])); IF([.K4]=&quot;&quot;;&quot;&quot;;CONCATENATE(&quot;/R&quot;;[.K4])))" table:style-name="ce22">
            <text:p>C32/G1/R1</text:p>
          </table:table-cell>
          <table:table-cell office:value-type="string" table:style-name="ce22">
            <text:p>CRITERION.SELECTION.ECONOMIC_FINANCIAL_STANDING.TURNOVER.SPECIFIC_YEARLY</text:p>
          </table:table-cell>
          <table:table-cell office:value-type="string" table:style-name="ce22">
            <text:p>42ec8116-31a7-4118-8612-5b04f5c8bde7</text:p>
          </table:table-cell>
          <table:table-cell office:value-type="string" table:style-name="ce28">
            <text:p>Start Date</text:p>
          </table:table-cell>
          <table:table-cell table:style-name="ce28"/>
          <table:table-cell table:style-name="ce7"/>
          <table:table-cell table:number-columns-repeated="16367" table:style-name="ce22"/>
        </table:table-row>
        <table:table-row table:style-name="ro1">
          <table:table-cell office:value-type="float" office:value="32" table:style-name="ce21">
            <text:p>32</text:p>
          </table:table-cell>
          <table:table-cell office:value-type="float" office:value="1" table:style-name="ce22">
            <text:p>1</text:p>
          </table:table-cell>
          <table:table-cell office:value-type="float" office:value="2" table:style-name="ce22">
            <text:p>2</text:p>
          </table:table-cell>
          <table:table-cell table:number-columns-repeated="8" table:style-name="ce22"/>
          <table:table-cell office:value-type="string" office:string-value="C32/G1/R2" table:formula="of:=CONCATENATE(IF([.A5]=&quot;&quot;;&quot;&quot;;CONCATENATE(&quot;C&quot;; [.A5]));IF([.B5]=&quot;&quot;;&quot;&quot;;CONCATENATE(&quot;/G&quot;;[.B5]));IF([.C5]=&quot;&quot;;&quot;&quot;;CONCATENATE(&quot;/R&quot;;[.C5])); IF([.D5]=&quot;&quot;;&quot;&quot;;CONCATENATE(&quot;/G&quot;;[.B5];&quot;.&quot;;[.D5])); IF([.E5]=&quot;&quot;;&quot;&quot;;CONCATENATE(&quot;/R&quot;;[.E5])); IF([.F5]=&quot;&quot;;&quot;&quot;;CONCATENATE(&quot;/G&quot;;[.B5];&quot;.&quot;;[.D5];&quot;.&quot;;[.F5])); IF([.G5]=&quot;&quot;;&quot;&quot;;CONCATENATE(&quot;/R&quot;;[.G5])); IF([.H5]=&quot;&quot;;&quot;&quot;;CONCATENATE(&quot;/G&quot;;[.B5];&quot;.&quot;;[.D5];&quot;.&quot;;[.F5];&quot;.&quot;;[.H5])); IF([.I5]=&quot;&quot;;&quot;&quot;;CONCATENATE(&quot;/R&quot;;[.I5]));IF([.J5]=&quot;&quot;;&quot;&quot;;CONCATENATE(&quot;/G&quot;;[.B5];&quot;.&quot;;[.D5];&quot;.&quot;;[.F5];&quot;.&quot;;[.H5]; &quot;.&quot;;[.J5])); IF([.K5]=&quot;&quot;;&quot;&quot;;CONCATENATE(&quot;/R&quot;;[.K5])))" table:style-name="ce22">
            <text:p>C32/G1/R2</text:p>
          </table:table-cell>
          <table:table-cell office:value-type="string" table:style-name="ce22">
            <text:p>CRITERION.SELECTION.ECONOMIC_FINANCIAL_STANDING.TURNOVER.SPECIFIC_YEARLY</text:p>
          </table:table-cell>
          <table:table-cell office:value-type="string" table:style-name="ce22">
            <text:p>3641b897-f9f0-4d90-909a-b6d4c4b1d645</text:p>
          </table:table-cell>
          <table:table-cell office:value-type="string" table:style-name="ce28">
            <text:p>End Date</text:p>
          </table:table-cell>
          <table:table-cell table:style-name="ce28"/>
          <table:table-cell table:style-name="ce7"/>
          <table:table-cell table:number-columns-repeated="16367" table:style-name="ce22"/>
        </table:table-row>
        <table:table-row table:style-name="ro1">
          <table:table-cell office:value-type="float" office:value="32" table:style-name="ce21">
            <text:p>32</text:p>
          </table:table-cell>
          <table:table-cell office:value-type="float" office:value="1" table:style-name="ce22">
            <text:p>1</text:p>
          </table:table-cell>
          <table:table-cell office:value-type="float" office:value="3" table:style-name="ce22">
            <text:p>3</text:p>
          </table:table-cell>
          <table:table-cell table:number-columns-repeated="8" table:style-name="ce22"/>
          <table:table-cell office:value-type="string" office:string-value="C32/G1/R3" table:formula="of:=CONCATENATE(IF([.A6]=&quot;&quot;;&quot;&quot;;CONCATENATE(&quot;C&quot;; [.A6]));IF([.B6]=&quot;&quot;;&quot;&quot;;CONCATENATE(&quot;/G&quot;;[.B6]));IF([.C6]=&quot;&quot;;&quot;&quot;;CONCATENATE(&quot;/R&quot;;[.C6])); IF([.D6]=&quot;&quot;;&quot;&quot;;CONCATENATE(&quot;/G&quot;;[.B6];&quot;.&quot;;[.D6])); IF([.E6]=&quot;&quot;;&quot;&quot;;CONCATENATE(&quot;/R&quot;;[.E6])); IF([.F6]=&quot;&quot;;&quot;&quot;;CONCATENATE(&quot;/G&quot;;[.B6];&quot;.&quot;;[.D6];&quot;.&quot;;[.F6])); IF([.G6]=&quot;&quot;;&quot;&quot;;CONCATENATE(&quot;/R&quot;;[.G6])); IF([.H6]=&quot;&quot;;&quot;&quot;;CONCATENATE(&quot;/G&quot;;[.B6];&quot;.&quot;;[.D6];&quot;.&quot;;[.F6];&quot;.&quot;;[.H6])); IF([.I6]=&quot;&quot;;&quot;&quot;;CONCATENATE(&quot;/R&quot;;[.I6]));IF([.J6]=&quot;&quot;;&quot;&quot;;CONCATENATE(&quot;/G&quot;;[.B6];&quot;.&quot;;[.D6];&quot;.&quot;;[.F6];&quot;.&quot;;[.H6]; &quot;.&quot;;[.J6])); IF([.K6]=&quot;&quot;;&quot;&quot;;CONCATENATE(&quot;/R&quot;;[.K6])))" table:style-name="ce22">
            <text:p>C32/G1/R3</text:p>
          </table:table-cell>
          <table:table-cell office:value-type="string" table:style-name="ce22">
            <text:p>CRITERION.SELECTION.ECONOMIC_FINANCIAL_STANDING.TURNOVER.SPECIFIC_YEARLY</text:p>
          </table:table-cell>
          <table:table-cell office:value-type="string" table:style-name="ce22">
            <text:p>42db0eaa-d2dd-48cb-83ac-38d73cab9b50</text:p>
          </table:table-cell>
          <table:table-cell office:value-type="string" table:style-name="ce28">
            <text:p>Amount</text:p>
          </table:table-cell>
          <table:table-cell table:style-name="ce28"/>
          <table:table-cell table:style-name="ce7"/>
          <table:table-cell table:number-columns-repeated="16367" table:style-name="ce22"/>
        </table:table-row>
        <table:table-row table:style-name="ro1">
          <table:table-cell office:value-type="float" office:value="32" table:style-name="ce21">
            <text:p>32</text:p>
          </table:table-cell>
          <table:table-cell office:value-type="float" office:value="2" table:style-name="ce22">
            <text:p>2</text:p>
          </table:table-cell>
          <table:table-cell table:number-columns-repeated="9" table:style-name="ce22"/>
          <table:table-cell office:value-type="string" office:string-value="C32/G2" table:formula="of:=CONCATENATE(IF([.A7]=&quot;&quot;;&quot;&quot;;CONCATENATE(&quot;C&quot;; [.A7]));IF([.B7]=&quot;&quot;;&quot;&quot;;CONCATENATE(&quot;/G&quot;;[.B7]));IF([.C7]=&quot;&quot;;&quot;&quot;;CONCATENATE(&quot;/R&quot;;[.C7])); IF([.D7]=&quot;&quot;;&quot;&quot;;CONCATENATE(&quot;/G&quot;;[.B7];&quot;.&quot;;[.D7])); IF([.E7]=&quot;&quot;;&quot;&quot;;CONCATENATE(&quot;/R&quot;;[.E7])); IF([.F7]=&quot;&quot;;&quot;&quot;;CONCATENATE(&quot;/G&quot;;[.B7];&quot;.&quot;;[.D7];&quot;.&quot;;[.F7])); IF([.G7]=&quot;&quot;;&quot;&quot;;CONCATENATE(&quot;/R&quot;;[.G7])); IF([.H7]=&quot;&quot;;&quot;&quot;;CONCATENATE(&quot;/G&quot;;[.B7];&quot;.&quot;;[.D7];&quot;.&quot;;[.F7];&quot;.&quot;;[.H7])); IF([.I7]=&quot;&quot;;&quot;&quot;;CONCATENATE(&quot;/R&quot;;[.I7]));IF([.J7]=&quot;&quot;;&quot;&quot;;CONCATENATE(&quot;/G&quot;;[.B7];&quot;.&quot;;[.D7];&quot;.&quot;;[.F7];&quot;.&quot;;[.H7]; &quot;.&quot;;[.J7])); IF([.K7]=&quot;&quot;;&quot;&quot;;CONCATENATE(&quot;/R&quot;;[.K7])))" table:style-name="ce22">
            <text:p>C32/G2</text:p>
          </table:table-cell>
          <table:table-cell office:value-type="string" table:style-name="ce22">
            <text:p>CRITERION.SELECTION.ECONOMIC_FINANCIAL_STANDING.TURNOVER.SPECIFIC_YEARLY</text:p>
          </table:table-cell>
          <table:table-cell office:value-type="string" table:style-name="ce22">
            <text:p>7458d42a-e581-4640-9283-34ceb3ad4345</text:p>
          </table:table-cell>
          <table:table-cell table:number-columns-repeated="2" table:style-name="ce22"/>
          <table:table-cell table:style-name="ce24"/>
          <table:table-cell table:number-columns-repeated="16367" table:style-name="ce22"/>
        </table:table-row>
        <table:table-row table:style-name="ro1">
          <table:table-cell office:value-type="float" office:value="32" table:style-name="ce21">
            <text:p>32</text:p>
          </table:table-cell>
          <table:table-cell office:value-type="float" office:value="2" table:style-name="ce22">
            <text:p>2</text:p>
          </table:table-cell>
          <table:table-cell office:value-type="float" office:value="1" table:style-name="ce22">
            <text:p>1</text:p>
          </table:table-cell>
          <table:table-cell table:number-columns-repeated="8" table:style-name="ce22"/>
          <table:table-cell office:value-type="string" office:string-value="C32/G2/R1" table:formula="of:=CONCATENATE(IF([.A8]=&quot;&quot;;&quot;&quot;;CONCATENATE(&quot;C&quot;; [.A8]));IF([.B8]=&quot;&quot;;&quot;&quot;;CONCATENATE(&quot;/G&quot;;[.B8]));IF([.C8]=&quot;&quot;;&quot;&quot;;CONCATENATE(&quot;/R&quot;;[.C8])); IF([.D8]=&quot;&quot;;&quot;&quot;;CONCATENATE(&quot;/G&quot;;[.B8];&quot;.&quot;;[.D8])); IF([.E8]=&quot;&quot;;&quot;&quot;;CONCATENATE(&quot;/R&quot;;[.E8])); IF([.F8]=&quot;&quot;;&quot;&quot;;CONCATENATE(&quot;/G&quot;;[.B8];&quot;.&quot;;[.D8];&quot;.&quot;;[.F8])); IF([.G8]=&quot;&quot;;&quot;&quot;;CONCATENATE(&quot;/R&quot;;[.G8])); IF([.H8]=&quot;&quot;;&quot;&quot;;CONCATENATE(&quot;/G&quot;;[.B8];&quot;.&quot;;[.D8];&quot;.&quot;;[.F8];&quot;.&quot;;[.H8])); IF([.I8]=&quot;&quot;;&quot;&quot;;CONCATENATE(&quot;/R&quot;;[.I8]));IF([.J8]=&quot;&quot;;&quot;&quot;;CONCATENATE(&quot;/G&quot;;[.B8];&quot;.&quot;;[.D8];&quot;.&quot;;[.F8];&quot;.&quot;;[.H8]; &quot;.&quot;;[.J8])); IF([.K8]=&quot;&quot;;&quot;&quot;;CONCATENATE(&quot;/R&quot;;[.K8])))" table:style-name="ce22">
            <text:p>C32/G2/R1</text:p>
          </table:table-cell>
          <table:table-cell office:value-type="string" table:style-name="ce22">
            <text:p>CRITERION.SELECTION.ECONOMIC_FINANCIAL_STANDING.TURNOVER.SPECIFIC_YEARLY</text:p>
          </table:table-cell>
          <table:table-cell office:value-type="string" table:style-name="ce22">
            <text:p>c1347b74-1872-4060-a6db-f4044edcd7c4</text:p>
          </table:table-cell>
          <table:table-cell office:value-type="string" table:style-name="ce22">
            <text:p>Is this information available electronically?</text:p>
          </table:table-cell>
          <table:table-cell office:value-type="string" table:style-name="ce22">
            <text:p>GROUP_FULFILLED.ON_TRUE</text:p>
          </table:table-cell>
          <table:table-cell table:style-name="ce24"/>
          <table:table-cell table:number-columns-repeated="16367" table:style-name="ce22"/>
        </table:table-row>
        <table:table-row table:style-name="ro1">
          <table:table-cell office:value-type="float" office:value="32" table:style-name="ce21">
            <text:p>32</text:p>
          </table:table-cell>
          <table:table-cell office:value-type="float" office:value="2" table:style-name="ce22">
            <text:p>2</text:p>
          </table:table-cell>
          <table:table-cell table:style-name="ce22"/>
          <table:table-cell office:value-type="float" office:value="1" table:style-name="ce22">
            <text:p>1</text:p>
          </table:table-cell>
          <table:table-cell table:number-columns-repeated="7" table:style-name="ce22"/>
          <table:table-cell office:value-type="string" office:string-value="C32/G2/G2.1" table:formula="of:=CONCATENATE(IF([.A9]=&quot;&quot;;&quot;&quot;;CONCATENATE(&quot;C&quot;; [.A9]));IF([.B9]=&quot;&quot;;&quot;&quot;;CONCATENATE(&quot;/G&quot;;[.B9]));IF([.C9]=&quot;&quot;;&quot;&quot;;CONCATENATE(&quot;/R&quot;;[.C9])); IF([.D9]=&quot;&quot;;&quot;&quot;;CONCATENATE(&quot;/G&quot;;[.B9];&quot;.&quot;;[.D9])); IF([.E9]=&quot;&quot;;&quot;&quot;;CONCATENATE(&quot;/R&quot;;[.E9])); IF([.F9]=&quot;&quot;;&quot;&quot;;CONCATENATE(&quot;/G&quot;;[.B9];&quot;.&quot;;[.D9];&quot;.&quot;;[.F9])); IF([.G9]=&quot;&quot;;&quot;&quot;;CONCATENATE(&quot;/R&quot;;[.G9])); IF([.H9]=&quot;&quot;;&quot;&quot;;CONCATENATE(&quot;/G&quot;;[.B9];&quot;.&quot;;[.D9];&quot;.&quot;;[.F9];&quot;.&quot;;[.H9])); IF([.I9]=&quot;&quot;;&quot;&quot;;CONCATENATE(&quot;/R&quot;;[.I9]));IF([.J9]=&quot;&quot;;&quot;&quot;;CONCATENATE(&quot;/G&quot;;[.B9];&quot;.&quot;;[.D9];&quot;.&quot;;[.F9];&quot;.&quot;;[.H9]; &quot;.&quot;;[.J9])); IF([.K9]=&quot;&quot;;&quot;&quot;;CONCATENATE(&quot;/R&quot;;[.K9])))" table:style-name="ce22">
            <text:p>C32/G2/G2.1</text:p>
          </table:table-cell>
          <table:table-cell office:value-type="string" table:style-name="ce22">
            <text:p>CRITERION.SELECTION.ECONOMIC_FINANCIAL_STANDING.TURNOVER.SPECIFIC_YEARLY</text:p>
          </table:table-cell>
          <table:table-cell office:value-type="string" table:style-name="ce22">
            <text:p>41dd2e9b-1bfd-44c7-93ee-56bd74a4334b</text:p>
          </table:table-cell>
          <table:table-cell table:number-columns-repeated="2" table:style-name="ce22"/>
          <table:table-cell table:style-name="ce24"/>
          <table:table-cell table:number-columns-repeated="16367" table:style-name="ce22"/>
        </table:table-row>
        <table:table-row table:style-name="ro1">
          <table:table-cell office:value-type="float" office:value="32" table:style-name="ce21">
            <text:p>32</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1" table:style-name="ce22">
            <text:p>1</text:p>
          </table:table-cell>
          <table:table-cell table:number-columns-repeated="6" table:style-name="ce22"/>
          <table:table-cell office:value-type="string" office:string-value="C32/G2/G2.1/R1" table:formula="of:=CONCATENATE(IF([.A10]=&quot;&quot;;&quot;&quot;;CONCATENATE(&quot;C&quot;; [.A10]));IF([.B10]=&quot;&quot;;&quot;&quot;;CONCATENATE(&quot;/G&quot;;[.B10]));IF([.C10]=&quot;&quot;;&quot;&quot;;CONCATENATE(&quot;/R&quot;;[.C10])); IF([.D10]=&quot;&quot;;&quot;&quot;;CONCATENATE(&quot;/G&quot;;[.B10];&quot;.&quot;;[.D10])); IF([.E10]=&quot;&quot;;&quot;&quot;;CONCATENATE(&quot;/R&quot;;[.E10])); IF([.F10]=&quot;&quot;;&quot;&quot;;CONCATENATE(&quot;/G&quot;;[.B10];&quot;.&quot;;[.D10];&quot;.&quot;;[.F10])); IF([.G10]=&quot;&quot;;&quot;&quot;;CONCATENATE(&quot;/R&quot;;[.G10])); IF([.H10]=&quot;&quot;;&quot;&quot;;CONCATENATE(&quot;/G&quot;;[.B10];&quot;.&quot;;[.D10];&quot;.&quot;;[.F10];&quot;.&quot;;[.H10])); IF([.I10]=&quot;&quot;;&quot;&quot;;CONCATENATE(&quot;/R&quot;;[.I10]));IF([.J10]=&quot;&quot;;&quot;&quot;;CONCATENATE(&quot;/G&quot;;[.B10];&quot;.&quot;;[.D10];&quot;.&quot;;[.F10];&quot;.&quot;;[.H10]; &quot;.&quot;;[.J10])); IF([.K10]=&quot;&quot;;&quot;&quot;;CONCATENATE(&quot;/R&quot;;[.K10])))" table:style-name="ce22">
            <text:p>C32/G2/G2.1/R1</text:p>
          </table:table-cell>
          <table:table-cell office:value-type="string" table:style-name="ce22">
            <text:p>CRITERION.SELECTION.ECONOMIC_FINANCIAL_STANDING.TURNOVER.SPECIFIC_YEARLY</text:p>
          </table:table-cell>
          <table:table-cell office:value-type="string" table:style-name="ce22">
            <text:p>f4313bb6-21b6-499e-bdff-debe10e11d2c</text:p>
          </table:table-cell>
          <table:table-cell office:value-type="string" table:style-name="ce22">
            <text:p>URL</text:p>
          </table:table-cell>
          <table:table-cell table:style-name="ce22"/>
          <table:table-cell table:style-name="ce24"/>
          <table:table-cell table:number-columns-repeated="16367" table:style-name="ce22"/>
        </table:table-row>
        <table:table-row table:style-name="ro1">
          <table:table-cell office:value-type="float" office:value="32" table:style-name="ce21">
            <text:p>32</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2" table:style-name="ce22">
            <text:p>2</text:p>
          </table:table-cell>
          <table:table-cell table:number-columns-repeated="6" table:style-name="ce22"/>
          <table:table-cell office:value-type="string" office:string-value="C32/G2/G2.1/R2" table:formula="of:=CONCATENATE(IF([.A11]=&quot;&quot;;&quot;&quot;;CONCATENATE(&quot;C&quot;; [.A11]));IF([.B11]=&quot;&quot;;&quot;&quot;;CONCATENATE(&quot;/G&quot;;[.B11]));IF([.C11]=&quot;&quot;;&quot;&quot;;CONCATENATE(&quot;/R&quot;;[.C11])); IF([.D11]=&quot;&quot;;&quot;&quot;;CONCATENATE(&quot;/G&quot;;[.B11];&quot;.&quot;;[.D11])); IF([.E11]=&quot;&quot;;&quot;&quot;;CONCATENATE(&quot;/R&quot;;[.E11])); IF([.F11]=&quot;&quot;;&quot;&quot;;CONCATENATE(&quot;/G&quot;;[.B11];&quot;.&quot;;[.D11];&quot;.&quot;;[.F11])); IF([.G11]=&quot;&quot;;&quot;&quot;;CONCATENATE(&quot;/R&quot;;[.G11])); IF([.H11]=&quot;&quot;;&quot;&quot;;CONCATENATE(&quot;/G&quot;;[.B11];&quot;.&quot;;[.D11];&quot;.&quot;;[.F11];&quot;.&quot;;[.H11])); IF([.I11]=&quot;&quot;;&quot;&quot;;CONCATENATE(&quot;/R&quot;;[.I11]));IF([.J11]=&quot;&quot;;&quot;&quot;;CONCATENATE(&quot;/G&quot;;[.B11];&quot;.&quot;;[.D11];&quot;.&quot;;[.F11];&quot;.&quot;;[.H11]; &quot;.&quot;;[.J11])); IF([.K11]=&quot;&quot;;&quot;&quot;;CONCATENATE(&quot;/R&quot;;[.K11])))" table:style-name="ce22">
            <text:p>C32/G2/G2.1/R2</text:p>
          </table:table-cell>
          <table:table-cell office:value-type="string" table:style-name="ce22">
            <text:p>CRITERION.SELECTION.ECONOMIC_FINANCIAL_STANDING.TURNOVER.SPECIFIC_YEARLY</text:p>
          </table:table-cell>
          <table:table-cell office:value-type="string" table:style-name="ce22">
            <text:p>1f1cd18e-3e01-4ca2-af4c-e2981924ba8d</text:p>
          </table:table-cell>
          <table:table-cell office:value-type="string" table:style-name="ce22">
            <text:p>Code</text:p>
          </table:table-cell>
          <table:table-cell table:style-name="ce22"/>
          <table:table-cell table:style-name="ce24"/>
          <table:table-cell table:number-columns-repeated="16367" table:style-name="ce22"/>
        </table:table-row>
        <table:table-row table:style-name="ro1">
          <table:table-cell office:value-type="float" office:value="32" table:style-name="ce21">
            <text:p>32</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3" table:style-name="ce22">
            <text:p>3</text:p>
          </table:table-cell>
          <table:table-cell table:number-columns-repeated="6" table:style-name="ce22"/>
          <table:table-cell office:value-type="string" office:string-value="C32/G2/G2.1/R3" table:formula="of:=CONCATENATE(IF([.A12]=&quot;&quot;;&quot;&quot;;CONCATENATE(&quot;C&quot;; [.A12]));IF([.B12]=&quot;&quot;;&quot;&quot;;CONCATENATE(&quot;/G&quot;;[.B12]));IF([.C12]=&quot;&quot;;&quot;&quot;;CONCATENATE(&quot;/R&quot;;[.C12])); IF([.D12]=&quot;&quot;;&quot;&quot;;CONCATENATE(&quot;/G&quot;;[.B12];&quot;.&quot;;[.D12])); IF([.E12]=&quot;&quot;;&quot;&quot;;CONCATENATE(&quot;/R&quot;;[.E12])); IF([.F12]=&quot;&quot;;&quot;&quot;;CONCATENATE(&quot;/G&quot;;[.B12];&quot;.&quot;;[.D12];&quot;.&quot;;[.F12])); IF([.G12]=&quot;&quot;;&quot;&quot;;CONCATENATE(&quot;/R&quot;;[.G12])); IF([.H12]=&quot;&quot;;&quot;&quot;;CONCATENATE(&quot;/G&quot;;[.B12];&quot;.&quot;;[.D12];&quot;.&quot;;[.F12];&quot;.&quot;;[.H12])); IF([.I12]=&quot;&quot;;&quot;&quot;;CONCATENATE(&quot;/R&quot;;[.I12]));IF([.J12]=&quot;&quot;;&quot;&quot;;CONCATENATE(&quot;/G&quot;;[.B12];&quot;.&quot;;[.D12];&quot;.&quot;;[.F12];&quot;.&quot;;[.H12]; &quot;.&quot;;[.J12])); IF([.K12]=&quot;&quot;;&quot;&quot;;CONCATENATE(&quot;/R&quot;;[.K12])))" table:style-name="ce22">
            <text:p>C32/G2/G2.1/R3</text:p>
          </table:table-cell>
          <table:table-cell office:value-type="string" table:style-name="ce22">
            <text:p>CRITERION.SELECTION.ECONOMIC_FINANCIAL_STANDING.TURNOVER.SPECIFIC_YEARLY</text:p>
          </table:table-cell>
          <table:table-cell office:value-type="string" table:style-name="ce22">
            <text:p>c3ccfa31-0c5e-4e3a-a3fd-db9fb83d78d4</text:p>
          </table:table-cell>
          <table:table-cell office:value-type="string" table:style-name="ce22">
            <text:p>Issuer</text:p>
          </table:table-cell>
          <table:table-cell table:style-name="ce22"/>
          <table:table-cell table:style-name="ce24"/>
          <table:table-cell table:number-columns-repeated="16367" table:style-name="ce22"/>
        </table:table-row>
        <table:table-row table:style-name="ro2">
          <table:table-cell table:number-columns-repeated="16" table:style-name="ce20"/>
          <table:table-cell table:style-name="ce16"/>
          <table:table-cell table:number-columns-repeated="16367" table:style-name="ce22"/>
        </table:table-row>
        <table:table-row table:number-rows-repeated="1048563" table:style-name="ro1">
          <table:table-cell table:number-columns-repeated="16384"/>
        </table:table-row>
      </table:table>
      <table:table table:name="SC-Setup_of_economic_operator" table:style-name="ta2">
        <table:table-column table:style-name="co14" table:number-columns-repeated="3" table:default-cell-style-name="ce19"/>
        <table:table-column table:style-name="co32" table:number-columns-repeated="8" table:default-cell-style-name="ce19"/>
        <table:table-column table:style-name="co14" table:number-columns-repeated="16373" table:default-cell-style-name="ce19"/>
        <table:table-row table:style-name="ro1">
          <table:table-cell office:value-type="string" table:style-name="ce22">
            <text:p>CRITERION ID</text:p>
          </table:table-cell>
          <table:table-cell office:value-type="string" table:style-name="ce22">
            <text:p>GROUP LEVEL 1</text:p>
          </table:table-cell>
          <table:table-cell office:value-type="string" table:style-name="ce22">
            <text:p>REQUIREMENTS LEVEL 1</text:p>
          </table:table-cell>
          <table:table-cell office:value-type="string" table:style-name="ce22">
            <text:p>SUBGROUP LEVEL 2</text:p>
          </table:table-cell>
          <table:table-cell office:value-type="string" table:style-name="ce22">
            <text:p>REQUIREMENTS LEVEL 2</text:p>
          </table:table-cell>
          <table:table-cell office:value-type="string" table:style-name="ce22">
            <text:p>SUBGROUP LEVEL 3</text:p>
          </table:table-cell>
          <table:table-cell office:value-type="string" table:style-name="ce22">
            <text:p>REQUIREMENTS LEVEL 3</text:p>
          </table:table-cell>
          <table:table-cell office:value-type="string" table:style-name="ce22">
            <text:p>SUBGROUP LEVEL 4</text:p>
          </table:table-cell>
          <table:table-cell office:value-type="string" table:style-name="ce22">
            <text:p>REQUIREMENTS LEVEL 4</text:p>
          </table:table-cell>
          <table:table-cell office:value-type="string" table:style-name="ce22">
            <text:p><text:s/></text:p>
          </table:table-cell>
          <table:table-cell table:style-name="ce22"/>
          <table:table-cell office:value-type="string" table:style-name="ce27">
            <text:p>ITEM ID</text:p>
          </table:table-cell>
          <table:table-cell office:value-type="string" table:style-name="ce27">
            <text:p>Criterion Code</text:p>
          </table:table-cell>
          <table:table-cell office:value-type="string" table:style-name="ce27">
            <text:p>Element UUID</text:p>
          </table:table-cell>
          <table:table-cell office:value-type="string" table:style-name="ce27">
            <text:p>Criterion/Requirement description</text:p>
          </table:table-cell>
          <table:table-cell office:value-type="string" table:style-name="ce27">
            <text:p>PI</text:p>
          </table:table-cell>
          <table:table-cell office:value-type="string" table:style-name="ce24">
            <text:p>Multiple instances possible?</text:p>
          </table:table-cell>
          <table:table-cell table:number-columns-repeated="16367" table:style-name="ce22"/>
        </table:table-row>
        <table:table-row table:style-name="ro1">
          <table:table-cell office:value-type="float" office:value="33" table:style-name="ce23">
            <text:p>33</text:p>
          </table:table-cell>
          <table:table-cell table:number-columns-repeated="10" table:style-name="ce23"/>
          <table:table-cell office:value-type="string" office:string-value="C33" table:formula="of:=CONCATENATE(IF([.A2]=&quot;&quot;;&quot;&quot;;CONCATENATE(&quot;C&quot;; [.A2]));IF([.B2]=&quot;&quot;;&quot;&quot;;CONCATENATE(&quot;/G&quot;;[.B2]));IF([.C2]=&quot;&quot;;&quot;&quot;;CONCATENATE(&quot;/R&quot;;[.C2])); IF([.D2]=&quot;&quot;;&quot;&quot;;CONCATENATE(&quot;/G&quot;;[.B2];&quot;.&quot;;[.D2])); IF([.E2]=&quot;&quot;;&quot;&quot;;CONCATENATE(&quot;/R&quot;;[.E2])); IF([.F2]=&quot;&quot;;&quot;&quot;;CONCATENATE(&quot;/G&quot;;[.B2];&quot;.&quot;;[.D2];&quot;.&quot;;[.F2])); IF([.G2]=&quot;&quot;;&quot;&quot;;CONCATENATE(&quot;/R&quot;;[.G2])); IF([.H2]=&quot;&quot;;&quot;&quot;;CONCATENATE(&quot;/G&quot;;[.B2];&quot;.&quot;;[.D2];&quot;.&quot;;[.F2];&quot;.&quot;;[.H2])); IF([.I2]=&quot;&quot;;&quot;&quot;;CONCATENATE(&quot;/R&quot;;[.I2]));IF([.J2]=&quot;&quot;;&quot;&quot;;CONCATENATE(&quot;/G&quot;;[.B2];&quot;.&quot;;[.D2];&quot;.&quot;;[.F2];&quot;.&quot;;[.H2]; &quot;.&quot;;[.J2])); IF([.K2]=&quot;&quot;;&quot;&quot;;CONCATENATE(&quot;/R&quot;;[.K2])))" table:style-name="ce23">
            <text:p>C33</text:p>
          </table:table-cell>
          <table:table-cell office:value-type="string" table:style-name="ce23">
            <text:p>CRITERION.SELECTION.ECONOMIC_FINANCIAL_STANDING.TURNOVER.SET_UP</text:p>
          </table:table-cell>
          <table:table-cell office:value-type="string" table:style-name="ce23">
            <text:p>77f481ce-ffb6-483f-8e2b-c78db5e68292</text:p>
          </table:table-cell>
          <table:table-cell office:value-type="string" table:style-name="ce23">
            <text:p>In case the information concerning turnover (general or specific) is not available for the entire period required, please state the date on which the economic operator was set up or started trading:</text:p>
          </table:table-cell>
          <table:table-cell table:style-name="ce23"/>
          <table:table-cell table:style-name="ce26"/>
          <table:table-cell table:number-columns-repeated="16367" table:style-name="ce22"/>
        </table:table-row>
        <table:table-row table:style-name="ro1">
          <table:table-cell office:value-type="float" office:value="33" table:style-name="ce21">
            <text:p>33</text:p>
          </table:table-cell>
          <table:table-cell office:value-type="float" office:value="1" table:style-name="ce22">
            <text:p>1</text:p>
          </table:table-cell>
          <table:table-cell table:number-columns-repeated="9" table:style-name="ce22"/>
          <table:table-cell office:value-type="string" office:string-value="C33/G1" table:formula="of:=CONCATENATE(IF([.A3]=&quot;&quot;;&quot;&quot;;CONCATENATE(&quot;C&quot;; [.A3]));IF([.B3]=&quot;&quot;;&quot;&quot;;CONCATENATE(&quot;/G&quot;;[.B3]));IF([.C3]=&quot;&quot;;&quot;&quot;;CONCATENATE(&quot;/R&quot;;[.C3])); IF([.D3]=&quot;&quot;;&quot;&quot;;CONCATENATE(&quot;/G&quot;;[.B3];&quot;.&quot;;[.D3])); IF([.E3]=&quot;&quot;;&quot;&quot;;CONCATENATE(&quot;/R&quot;;[.E3])); IF([.F3]=&quot;&quot;;&quot;&quot;;CONCATENATE(&quot;/G&quot;;[.B3];&quot;.&quot;;[.D3];&quot;.&quot;;[.F3])); IF([.G3]=&quot;&quot;;&quot;&quot;;CONCATENATE(&quot;/R&quot;;[.G3])); IF([.H3]=&quot;&quot;;&quot;&quot;;CONCATENATE(&quot;/G&quot;;[.B3];&quot;.&quot;;[.D3];&quot;.&quot;;[.F3];&quot;.&quot;;[.H3])); IF([.I3]=&quot;&quot;;&quot;&quot;;CONCATENATE(&quot;/R&quot;;[.I3]));IF([.J3]=&quot;&quot;;&quot;&quot;;CONCATENATE(&quot;/G&quot;;[.B3];&quot;.&quot;;[.D3];&quot;.&quot;;[.F3];&quot;.&quot;;[.H3]; &quot;.&quot;;[.J3])); IF([.K3]=&quot;&quot;;&quot;&quot;;CONCATENATE(&quot;/R&quot;;[.K3])))" table:style-name="ce22">
            <text:p>C33/G1</text:p>
          </table:table-cell>
          <table:table-cell office:value-type="string" table:style-name="ce22">
            <text:p>CRITERION.SELECTION.ECONOMIC_FINANCIAL_STANDING.TURNOVER.SET_UP</text:p>
          </table:table-cell>
          <table:table-cell office:value-type="string" table:style-name="ce22">
            <text:p>e9aa7763-c167-4352-8060-1a3d7d3e2662</text:p>
          </table:table-cell>
          <table:table-cell table:number-columns-repeated="2" table:style-name="ce22"/>
          <table:table-cell table:style-name="ce24"/>
          <table:table-cell table:number-columns-repeated="16367" table:style-name="ce22"/>
        </table:table-row>
        <table:table-row table:style-name="ro1">
          <table:table-cell office:value-type="float" office:value="33" table:style-name="ce21">
            <text:p>33</text:p>
          </table:table-cell>
          <table:table-cell office:value-type="float" office:value="1" table:style-name="ce22">
            <text:p>1</text:p>
          </table:table-cell>
          <table:table-cell office:value-type="float" office:value="1" table:style-name="ce22">
            <text:p>1</text:p>
          </table:table-cell>
          <table:table-cell table:number-columns-repeated="8" table:style-name="ce22"/>
          <table:table-cell office:value-type="string" office:string-value="C33/G1/R1" table:formula="of:=CONCATENATE(IF([.A4]=&quot;&quot;;&quot;&quot;;CONCATENATE(&quot;C&quot;; [.A4]));IF([.B4]=&quot;&quot;;&quot;&quot;;CONCATENATE(&quot;/G&quot;;[.B4]));IF([.C4]=&quot;&quot;;&quot;&quot;;CONCATENATE(&quot;/R&quot;;[.C4])); IF([.D4]=&quot;&quot;;&quot;&quot;;CONCATENATE(&quot;/G&quot;;[.B4];&quot;.&quot;;[.D4])); IF([.E4]=&quot;&quot;;&quot;&quot;;CONCATENATE(&quot;/R&quot;;[.E4])); IF([.F4]=&quot;&quot;;&quot;&quot;;CONCATENATE(&quot;/G&quot;;[.B4];&quot;.&quot;;[.D4];&quot;.&quot;;[.F4])); IF([.G4]=&quot;&quot;;&quot;&quot;;CONCATENATE(&quot;/R&quot;;[.G4])); IF([.H4]=&quot;&quot;;&quot;&quot;;CONCATENATE(&quot;/G&quot;;[.B4];&quot;.&quot;;[.D4];&quot;.&quot;;[.F4];&quot;.&quot;;[.H4])); IF([.I4]=&quot;&quot;;&quot;&quot;;CONCATENATE(&quot;/R&quot;;[.I4]));IF([.J4]=&quot;&quot;;&quot;&quot;;CONCATENATE(&quot;/G&quot;;[.B4];&quot;.&quot;;[.D4];&quot;.&quot;;[.F4];&quot;.&quot;;[.H4]; &quot;.&quot;;[.J4])); IF([.K4]=&quot;&quot;;&quot;&quot;;CONCATENATE(&quot;/R&quot;;[.K4])))" table:style-name="ce22">
            <text:p>C33/G1/R1</text:p>
          </table:table-cell>
          <table:table-cell office:value-type="string" table:style-name="ce22">
            <text:p>CRITERION.SELECTION.ECONOMIC_FINANCIAL_STANDING.TURNOVER.SET_UP</text:p>
          </table:table-cell>
          <table:table-cell office:value-type="string" table:style-name="ce22">
            <text:p>a18b2c98-8552-45ca-9751-d4c94c05847a</text:p>
          </table:table-cell>
          <table:table-cell office:value-type="string" table:style-name="ce22">
            <text:p>Please specify</text:p>
          </table:table-cell>
          <table:table-cell table:style-name="ce22"/>
          <table:table-cell table:style-name="ce24"/>
          <table:table-cell table:number-columns-repeated="16367" table:style-name="ce22"/>
        </table:table-row>
        <table:table-row table:style-name="ro2">
          <table:table-cell table:number-columns-repeated="16" table:style-name="ce20"/>
          <table:table-cell table:style-name="ce16"/>
          <table:table-cell table:number-columns-repeated="16367" table:style-name="ce22"/>
        </table:table-row>
        <table:table-row table:number-rows-repeated="1048571" table:style-name="ro1">
          <table:table-cell table:number-columns-repeated="16384"/>
        </table:table-row>
      </table:table>
      <table:table table:name="SC-Financial_ratios" table:style-name="ta2">
        <table:table-column table:style-name="co19" table:default-cell-style-name="ce19"/>
        <table:table-column table:style-name="co20" table:number-columns-repeated="4" table:default-cell-style-name="ce19"/>
        <table:table-column table:style-name="co50" table:number-columns-repeated="6" table:default-cell-style-name="ce19"/>
        <table:table-column table:style-name="co37" table:default-cell-style-name="ce19"/>
        <table:table-column table:style-name="co51" table:default-cell-style-name="ce19"/>
        <table:table-column table:style-name="co15" table:default-cell-style-name="ce19"/>
        <table:table-column table:style-name="co52" table:default-cell-style-name="ce19"/>
        <table:table-column table:style-name="co24" table:default-cell-style-name="ce19"/>
        <table:table-column table:style-name="co53" table:default-cell-style-name="ce19"/>
        <table:table-column table:style-name="co14" table:number-columns-repeated="16367" table:default-cell-style-name="ce19"/>
        <table:table-row table:style-name="ro1">
          <table:table-cell office:value-type="string" table:style-name="ce22">
            <text:p>CRITERION ID</text:p>
          </table:table-cell>
          <table:table-cell office:value-type="string" table:style-name="ce22">
            <text:p>GROUP LEVEL 1</text:p>
          </table:table-cell>
          <table:table-cell office:value-type="string" table:style-name="ce22">
            <text:p>REQUIREMENTS LEVEL 1</text:p>
          </table:table-cell>
          <table:table-cell office:value-type="string" table:style-name="ce22">
            <text:p>SUBGROUP LEVEL 2</text:p>
          </table:table-cell>
          <table:table-cell office:value-type="string" table:style-name="ce22">
            <text:p>REQUIREMENTS LEVEL 2</text:p>
          </table:table-cell>
          <table:table-cell office:value-type="string" table:style-name="ce22">
            <text:p>SUBGROUP LEVEL 3</text:p>
          </table:table-cell>
          <table:table-cell office:value-type="string" table:style-name="ce22">
            <text:p>REQUIREMENTS LEVEL 3</text:p>
          </table:table-cell>
          <table:table-cell office:value-type="string" table:style-name="ce22">
            <text:p>SUBGROUP LEVEL 4</text:p>
          </table:table-cell>
          <table:table-cell office:value-type="string" table:style-name="ce22">
            <text:p>REQUIREMENTS LEVEL 4</text:p>
          </table:table-cell>
          <table:table-cell office:value-type="string" table:style-name="ce22">
            <text:p><text:s/></text:p>
          </table:table-cell>
          <table:table-cell table:style-name="ce22"/>
          <table:table-cell office:value-type="string" table:style-name="ce27">
            <text:p>ITEM ID</text:p>
          </table:table-cell>
          <table:table-cell office:value-type="string" table:style-name="ce27">
            <text:p>Criterion Code</text:p>
          </table:table-cell>
          <table:table-cell office:value-type="string" table:style-name="ce27">
            <text:p>Element UUID</text:p>
          </table:table-cell>
          <table:table-cell office:value-type="string" table:style-name="ce27">
            <text:p>Criterion/Requirement description</text:p>
          </table:table-cell>
          <table:table-cell office:value-type="string" table:style-name="ce27">
            <text:p>PI</text:p>
          </table:table-cell>
          <table:table-cell office:value-type="string" table:style-name="ce24">
            <text:p>Multiple instances possible?</text:p>
          </table:table-cell>
          <table:table-cell table:number-columns-repeated="16367" table:style-name="ce22"/>
        </table:table-row>
        <table:table-row table:style-name="ro1">
          <table:table-cell office:value-type="float" office:value="34" table:style-name="ce23">
            <text:p>34</text:p>
          </table:table-cell>
          <table:table-cell table:number-columns-repeated="10" table:style-name="ce23"/>
          <table:table-cell office:value-type="string" office:string-value="C34" table:formula="of:=CONCATENATE(IF([.A2]=&quot;&quot;;&quot;&quot;;CONCATENATE(&quot;C&quot;; [.A2]));IF([.B2]=&quot;&quot;;&quot;&quot;;CONCATENATE(&quot;/G&quot;;[.B2]));IF([.C2]=&quot;&quot;;&quot;&quot;;CONCATENATE(&quot;/R&quot;;[.C2])); IF([.D2]=&quot;&quot;;&quot;&quot;;CONCATENATE(&quot;/G&quot;;[.B2];&quot;.&quot;;[.D2])); IF([.E2]=&quot;&quot;;&quot;&quot;;CONCATENATE(&quot;/R&quot;;[.E2])); IF([.F2]=&quot;&quot;;&quot;&quot;;CONCATENATE(&quot;/G&quot;;[.B2];&quot;.&quot;;[.D2];&quot;.&quot;;[.F2])); IF([.G2]=&quot;&quot;;&quot;&quot;;CONCATENATE(&quot;/R&quot;;[.G2])); IF([.H2]=&quot;&quot;;&quot;&quot;;CONCATENATE(&quot;/G&quot;;[.B2];&quot;.&quot;;[.D2];&quot;.&quot;;[.F2];&quot;.&quot;;[.H2])); IF([.I2]=&quot;&quot;;&quot;&quot;;CONCATENATE(&quot;/R&quot;;[.I2]));IF([.J2]=&quot;&quot;;&quot;&quot;;CONCATENATE(&quot;/G&quot;;[.B2];&quot;.&quot;;[.D2];&quot;.&quot;;[.F2];&quot;.&quot;;[.H2]; &quot;.&quot;;[.J2])); IF([.K2]=&quot;&quot;;&quot;&quot;;CONCATENATE(&quot;/R&quot;;[.K2])))" table:style-name="ce23">
            <text:p>C34</text:p>
          </table:table-cell>
          <table:table-cell office:value-type="string" table:style-name="ce23">
            <text:p>CRITERION.SELECTION.ECONOMIC_FINANCIAL_STANDING.FINANCIAL_RATIO</text:p>
          </table:table-cell>
          <table:table-cell office:value-type="string" table:style-name="ce23">
            <text:p>e4d37adc-08cd-4f4d-a8d8-32b62b0a1f46</text:p>
          </table:table-cell>
          <table:table-cell office:value-type="string" table:style-name="ce23">
            <text:p>Concerning the financial ratios <text:s/>specified in the relevant notice, the procurement documents or the ESPD, the economic operator declares that the actual values for the required ratios are as follows:</text:p>
          </table:table-cell>
          <table:table-cell table:style-name="ce23"/>
          <table:table-cell table:style-name="ce26"/>
          <table:table-cell table:number-columns-repeated="16367" table:style-name="ce22"/>
        </table:table-row>
        <table:table-row table:style-name="ro1">
          <table:table-cell office:value-type="float" office:value="34" table:style-name="ce21">
            <text:p>34</text:p>
          </table:table-cell>
          <table:table-cell office:value-type="float" office:value="1" table:style-name="ce22">
            <text:p>1</text:p>
          </table:table-cell>
          <table:table-cell table:number-columns-repeated="9" table:style-name="ce22"/>
          <table:table-cell office:value-type="string" office:string-value="C34/G1" table:formula="of:=CONCATENATE(IF([.A3]=&quot;&quot;;&quot;&quot;;CONCATENATE(&quot;C&quot;; [.A3]));IF([.B3]=&quot;&quot;;&quot;&quot;;CONCATENATE(&quot;/G&quot;;[.B3]));IF([.C3]=&quot;&quot;;&quot;&quot;;CONCATENATE(&quot;/R&quot;;[.C3])); IF([.D3]=&quot;&quot;;&quot;&quot;;CONCATENATE(&quot;/G&quot;;[.B3];&quot;.&quot;;[.D3])); IF([.E3]=&quot;&quot;;&quot;&quot;;CONCATENATE(&quot;/R&quot;;[.E3])); IF([.F3]=&quot;&quot;;&quot;&quot;;CONCATENATE(&quot;/G&quot;;[.B3];&quot;.&quot;;[.D3];&quot;.&quot;;[.F3])); IF([.G3]=&quot;&quot;;&quot;&quot;;CONCATENATE(&quot;/R&quot;;[.G3])); IF([.H3]=&quot;&quot;;&quot;&quot;;CONCATENATE(&quot;/G&quot;;[.B3];&quot;.&quot;;[.D3];&quot;.&quot;;[.F3];&quot;.&quot;;[.H3])); IF([.I3]=&quot;&quot;;&quot;&quot;;CONCATENATE(&quot;/R&quot;;[.I3]));IF([.J3]=&quot;&quot;;&quot;&quot;;CONCATENATE(&quot;/G&quot;;[.B3];&quot;.&quot;;[.D3];&quot;.&quot;;[.F3];&quot;.&quot;;[.H3]; &quot;.&quot;;[.J3])); IF([.K3]=&quot;&quot;;&quot;&quot;;CONCATENATE(&quot;/R&quot;;[.K3])))" table:style-name="ce22">
            <text:p>C34/G1</text:p>
          </table:table-cell>
          <table:table-cell office:value-type="string" table:style-name="ce22">
            <text:p>CRITERION.SELECTION.ECONOMIC_FINANCIAL_STANDING.FINANCIAL_RATIO</text:p>
          </table:table-cell>
          <table:table-cell office:value-type="string" table:style-name="ce22">
            <text:p>096686e1-82ca-4de0-8710-d74d90da0f0c</text:p>
          </table:table-cell>
          <table:table-cell table:number-columns-repeated="2" table:style-name="ce28"/>
          <table:table-cell office:value-type="string" table:style-name="ce7">
            <text:p>yes</text:p>
          </table:table-cell>
          <table:table-cell table:number-columns-repeated="16367" table:style-name="ce22"/>
        </table:table-row>
        <table:table-row table:style-name="ro1">
          <table:table-cell office:value-type="float" office:value="34" table:style-name="ce21">
            <text:p>34</text:p>
          </table:table-cell>
          <table:table-cell office:value-type="float" office:value="1" table:style-name="ce22">
            <text:p>1</text:p>
          </table:table-cell>
          <table:table-cell office:value-type="float" office:value="1" table:style-name="ce22">
            <text:p>1</text:p>
          </table:table-cell>
          <table:table-cell table:number-columns-repeated="8" table:style-name="ce22"/>
          <table:table-cell office:value-type="string" office:string-value="C34/G1/R1" table:formula="of:=CONCATENATE(IF([.A4]=&quot;&quot;;&quot;&quot;;CONCATENATE(&quot;C&quot;; [.A4]));IF([.B4]=&quot;&quot;;&quot;&quot;;CONCATENATE(&quot;/G&quot;;[.B4]));IF([.C4]=&quot;&quot;;&quot;&quot;;CONCATENATE(&quot;/R&quot;;[.C4])); IF([.D4]=&quot;&quot;;&quot;&quot;;CONCATENATE(&quot;/G&quot;;[.B4];&quot;.&quot;;[.D4])); IF([.E4]=&quot;&quot;;&quot;&quot;;CONCATENATE(&quot;/R&quot;;[.E4])); IF([.F4]=&quot;&quot;;&quot;&quot;;CONCATENATE(&quot;/G&quot;;[.B4];&quot;.&quot;;[.D4];&quot;.&quot;;[.F4])); IF([.G4]=&quot;&quot;;&quot;&quot;;CONCATENATE(&quot;/R&quot;;[.G4])); IF([.H4]=&quot;&quot;;&quot;&quot;;CONCATENATE(&quot;/G&quot;;[.B4];&quot;.&quot;;[.D4];&quot;.&quot;;[.F4];&quot;.&quot;;[.H4])); IF([.I4]=&quot;&quot;;&quot;&quot;;CONCATENATE(&quot;/R&quot;;[.I4]));IF([.J4]=&quot;&quot;;&quot;&quot;;CONCATENATE(&quot;/G&quot;;[.B4];&quot;.&quot;;[.D4];&quot;.&quot;;[.F4];&quot;.&quot;;[.H4]; &quot;.&quot;;[.J4])); IF([.K4]=&quot;&quot;;&quot;&quot;;CONCATENATE(&quot;/R&quot;;[.K4])))" table:style-name="ce22">
            <text:p>C34/G1/R1</text:p>
          </table:table-cell>
          <table:table-cell office:value-type="string" table:style-name="ce22">
            <text:p>CRITERION.SELECTION.ECONOMIC_FINANCIAL_STANDING.FINANCIAL_RATIO</text:p>
          </table:table-cell>
          <table:table-cell office:value-type="string" table:style-name="ce22">
            <text:p>ab05ff3b-f3e1-4441-9b43-ee9912e29e92</text:p>
          </table:table-cell>
          <table:table-cell office:value-type="string" table:style-name="ce28">
            <text:p>Description</text:p>
          </table:table-cell>
          <table:table-cell table:style-name="ce28"/>
          <table:table-cell table:style-name="ce7"/>
          <table:table-cell table:number-columns-repeated="16367" table:style-name="ce22"/>
        </table:table-row>
        <table:table-row table:style-name="ro1">
          <table:table-cell office:value-type="float" office:value="34" table:style-name="ce21">
            <text:p>34</text:p>
          </table:table-cell>
          <table:table-cell office:value-type="float" office:value="1" table:style-name="ce22">
            <text:p>1</text:p>
          </table:table-cell>
          <table:table-cell office:value-type="float" office:value="2" table:style-name="ce22">
            <text:p>2</text:p>
          </table:table-cell>
          <table:table-cell table:number-columns-repeated="8" table:style-name="ce22"/>
          <table:table-cell office:value-type="string" office:string-value="C34/G1/R2" table:formula="of:=CONCATENATE(IF([.A5]=&quot;&quot;;&quot;&quot;;CONCATENATE(&quot;C&quot;; [.A5]));IF([.B5]=&quot;&quot;;&quot;&quot;;CONCATENATE(&quot;/G&quot;;[.B5]));IF([.C5]=&quot;&quot;;&quot;&quot;;CONCATENATE(&quot;/R&quot;;[.C5])); IF([.D5]=&quot;&quot;;&quot;&quot;;CONCATENATE(&quot;/G&quot;;[.B5];&quot;.&quot;;[.D5])); IF([.E5]=&quot;&quot;;&quot;&quot;;CONCATENATE(&quot;/R&quot;;[.E5])); IF([.F5]=&quot;&quot;;&quot;&quot;;CONCATENATE(&quot;/G&quot;;[.B5];&quot;.&quot;;[.D5];&quot;.&quot;;[.F5])); IF([.G5]=&quot;&quot;;&quot;&quot;;CONCATENATE(&quot;/R&quot;;[.G5])); IF([.H5]=&quot;&quot;;&quot;&quot;;CONCATENATE(&quot;/G&quot;;[.B5];&quot;.&quot;;[.D5];&quot;.&quot;;[.F5];&quot;.&quot;;[.H5])); IF([.I5]=&quot;&quot;;&quot;&quot;;CONCATENATE(&quot;/R&quot;;[.I5]));IF([.J5]=&quot;&quot;;&quot;&quot;;CONCATENATE(&quot;/G&quot;;[.B5];&quot;.&quot;;[.D5];&quot;.&quot;;[.F5];&quot;.&quot;;[.H5]; &quot;.&quot;;[.J5])); IF([.K5]=&quot;&quot;;&quot;&quot;;CONCATENATE(&quot;/R&quot;;[.K5])))" table:style-name="ce22">
            <text:p>C34/G1/R2</text:p>
          </table:table-cell>
          <table:table-cell office:value-type="string" table:style-name="ce22">
            <text:p>CRITERION.SELECTION.ECONOMIC_FINANCIAL_STANDING.FINANCIAL_RATIO</text:p>
          </table:table-cell>
          <table:table-cell office:value-type="string" table:style-name="ce22">
            <text:p>5461b973-7067-457e-93cc-8338da2c3eef</text:p>
          </table:table-cell>
          <table:table-cell office:value-type="string" table:style-name="ce28">
            <text:p>Ratio</text:p>
          </table:table-cell>
          <table:table-cell table:style-name="ce28"/>
          <table:table-cell table:style-name="ce7"/>
          <table:table-cell table:number-columns-repeated="16367" table:style-name="ce22"/>
        </table:table-row>
        <table:table-row table:style-name="ro1">
          <table:table-cell office:value-type="float" office:value="34" table:style-name="ce21">
            <text:p>34</text:p>
          </table:table-cell>
          <table:table-cell office:value-type="float" office:value="2" table:style-name="ce22">
            <text:p>2</text:p>
          </table:table-cell>
          <table:table-cell table:number-columns-repeated="9" table:style-name="ce22"/>
          <table:table-cell office:value-type="string" office:string-value="C34/G2" table:formula="of:=CONCATENATE(IF([.A6]=&quot;&quot;;&quot;&quot;;CONCATENATE(&quot;C&quot;; [.A6]));IF([.B6]=&quot;&quot;;&quot;&quot;;CONCATENATE(&quot;/G&quot;;[.B6]));IF([.C6]=&quot;&quot;;&quot;&quot;;CONCATENATE(&quot;/R&quot;;[.C6])); IF([.D6]=&quot;&quot;;&quot;&quot;;CONCATENATE(&quot;/G&quot;;[.B6];&quot;.&quot;;[.D6])); IF([.E6]=&quot;&quot;;&quot;&quot;;CONCATENATE(&quot;/R&quot;;[.E6])); IF([.F6]=&quot;&quot;;&quot;&quot;;CONCATENATE(&quot;/G&quot;;[.B6];&quot;.&quot;;[.D6];&quot;.&quot;;[.F6])); IF([.G6]=&quot;&quot;;&quot;&quot;;CONCATENATE(&quot;/R&quot;;[.G6])); IF([.H6]=&quot;&quot;;&quot;&quot;;CONCATENATE(&quot;/G&quot;;[.B6];&quot;.&quot;;[.D6];&quot;.&quot;;[.F6];&quot;.&quot;;[.H6])); IF([.I6]=&quot;&quot;;&quot;&quot;;CONCATENATE(&quot;/R&quot;;[.I6]));IF([.J6]=&quot;&quot;;&quot;&quot;;CONCATENATE(&quot;/G&quot;;[.B6];&quot;.&quot;;[.D6];&quot;.&quot;;[.F6];&quot;.&quot;;[.H6]; &quot;.&quot;;[.J6])); IF([.K6]=&quot;&quot;;&quot;&quot;;CONCATENATE(&quot;/R&quot;;[.K6])))" table:style-name="ce22">
            <text:p>C34/G2</text:p>
          </table:table-cell>
          <table:table-cell office:value-type="string" table:style-name="ce22">
            <text:p>CRITERION.SELECTION.ECONOMIC_FINANCIAL_STANDING.FINANCIAL_RATIO</text:p>
          </table:table-cell>
          <table:table-cell office:value-type="string" table:style-name="ce22">
            <text:p>7458d42a-e581-4640-9283-34ceb3ad4345</text:p>
          </table:table-cell>
          <table:table-cell table:number-columns-repeated="2" table:style-name="ce22"/>
          <table:table-cell table:style-name="ce24"/>
          <table:table-cell table:number-columns-repeated="16367" table:style-name="ce22"/>
        </table:table-row>
        <table:table-row table:style-name="ro1">
          <table:table-cell office:value-type="float" office:value="34" table:style-name="ce21">
            <text:p>34</text:p>
          </table:table-cell>
          <table:table-cell office:value-type="float" office:value="2" table:style-name="ce22">
            <text:p>2</text:p>
          </table:table-cell>
          <table:table-cell office:value-type="float" office:value="1" table:style-name="ce22">
            <text:p>1</text:p>
          </table:table-cell>
          <table:table-cell table:number-columns-repeated="8" table:style-name="ce22"/>
          <table:table-cell office:value-type="string" office:string-value="C34/G2/R1" table:formula="of:=CONCATENATE(IF([.A7]=&quot;&quot;;&quot;&quot;;CONCATENATE(&quot;C&quot;; [.A7]));IF([.B7]=&quot;&quot;;&quot;&quot;;CONCATENATE(&quot;/G&quot;;[.B7]));IF([.C7]=&quot;&quot;;&quot;&quot;;CONCATENATE(&quot;/R&quot;;[.C7])); IF([.D7]=&quot;&quot;;&quot;&quot;;CONCATENATE(&quot;/G&quot;;[.B7];&quot;.&quot;;[.D7])); IF([.E7]=&quot;&quot;;&quot;&quot;;CONCATENATE(&quot;/R&quot;;[.E7])); IF([.F7]=&quot;&quot;;&quot;&quot;;CONCATENATE(&quot;/G&quot;;[.B7];&quot;.&quot;;[.D7];&quot;.&quot;;[.F7])); IF([.G7]=&quot;&quot;;&quot;&quot;;CONCATENATE(&quot;/R&quot;;[.G7])); IF([.H7]=&quot;&quot;;&quot;&quot;;CONCATENATE(&quot;/G&quot;;[.B7];&quot;.&quot;;[.D7];&quot;.&quot;;[.F7];&quot;.&quot;;[.H7])); IF([.I7]=&quot;&quot;;&quot;&quot;;CONCATENATE(&quot;/R&quot;;[.I7]));IF([.J7]=&quot;&quot;;&quot;&quot;;CONCATENATE(&quot;/G&quot;;[.B7];&quot;.&quot;;[.D7];&quot;.&quot;;[.F7];&quot;.&quot;;[.H7]; &quot;.&quot;;[.J7])); IF([.K7]=&quot;&quot;;&quot;&quot;;CONCATENATE(&quot;/R&quot;;[.K7])))" table:style-name="ce22">
            <text:p>C34/G2/R1</text:p>
          </table:table-cell>
          <table:table-cell office:value-type="string" table:style-name="ce22">
            <text:p>CRITERION.SELECTION.ECONOMIC_FINANCIAL_STANDING.FINANCIAL_RATIO</text:p>
          </table:table-cell>
          <table:table-cell office:value-type="string" table:style-name="ce22">
            <text:p>c1347b74-1872-4060-a6db-f4044edcd7c4</text:p>
          </table:table-cell>
          <table:table-cell office:value-type="string" table:style-name="ce22">
            <text:p>Is this information available electronically?</text:p>
          </table:table-cell>
          <table:table-cell table:style-name="ce22"/>
          <table:table-cell table:style-name="ce24"/>
          <table:table-cell table:number-columns-repeated="16367" table:style-name="ce22"/>
        </table:table-row>
        <table:table-row table:style-name="ro1">
          <table:table-cell office:value-type="float" office:value="34" table:style-name="ce21">
            <text:p>34</text:p>
          </table:table-cell>
          <table:table-cell office:value-type="float" office:value="2" table:style-name="ce22">
            <text:p>2</text:p>
          </table:table-cell>
          <table:table-cell table:style-name="ce22"/>
          <table:table-cell office:value-type="float" office:value="1" table:style-name="ce22">
            <text:p>1</text:p>
          </table:table-cell>
          <table:table-cell table:number-columns-repeated="7" table:style-name="ce22"/>
          <table:table-cell office:value-type="string" office:string-value="C34/G2/G2.1" table:formula="of:=CONCATENATE(IF([.A8]=&quot;&quot;;&quot;&quot;;CONCATENATE(&quot;C&quot;; [.A8]));IF([.B8]=&quot;&quot;;&quot;&quot;;CONCATENATE(&quot;/G&quot;;[.B8]));IF([.C8]=&quot;&quot;;&quot;&quot;;CONCATENATE(&quot;/R&quot;;[.C8])); IF([.D8]=&quot;&quot;;&quot;&quot;;CONCATENATE(&quot;/G&quot;;[.B8];&quot;.&quot;;[.D8])); IF([.E8]=&quot;&quot;;&quot;&quot;;CONCATENATE(&quot;/R&quot;;[.E8])); IF([.F8]=&quot;&quot;;&quot;&quot;;CONCATENATE(&quot;/G&quot;;[.B8];&quot;.&quot;;[.D8];&quot;.&quot;;[.F8])); IF([.G8]=&quot;&quot;;&quot;&quot;;CONCATENATE(&quot;/R&quot;;[.G8])); IF([.H8]=&quot;&quot;;&quot;&quot;;CONCATENATE(&quot;/G&quot;;[.B8];&quot;.&quot;;[.D8];&quot;.&quot;;[.F8];&quot;.&quot;;[.H8])); IF([.I8]=&quot;&quot;;&quot;&quot;;CONCATENATE(&quot;/R&quot;;[.I8]));IF([.J8]=&quot;&quot;;&quot;&quot;;CONCATENATE(&quot;/G&quot;;[.B8];&quot;.&quot;;[.D8];&quot;.&quot;;[.F8];&quot;.&quot;;[.H8]; &quot;.&quot;;[.J8])); IF([.K8]=&quot;&quot;;&quot;&quot;;CONCATENATE(&quot;/R&quot;;[.K8])))" table:style-name="ce22">
            <text:p>C34/G2/G2.1</text:p>
          </table:table-cell>
          <table:table-cell office:value-type="string" table:style-name="ce22">
            <text:p>CRITERION.SELECTION.ECONOMIC_FINANCIAL_STANDING.FINANCIAL_RATIO</text:p>
          </table:table-cell>
          <table:table-cell office:value-type="string" table:style-name="ce22">
            <text:p>41dd2e9b-1bfd-44c7-93ee-56bd74a4334b</text:p>
          </table:table-cell>
          <table:table-cell table:style-name="ce22"/>
          <table:table-cell office:value-type="string" table:style-name="ce22">
            <text:p>GROUP_FULFILLED.ON_TRUE</text:p>
          </table:table-cell>
          <table:table-cell table:style-name="ce24"/>
          <table:table-cell table:number-columns-repeated="16367" table:style-name="ce22"/>
        </table:table-row>
        <table:table-row table:style-name="ro1">
          <table:table-cell office:value-type="float" office:value="34" table:style-name="ce21">
            <text:p>34</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1" table:style-name="ce22">
            <text:p>1</text:p>
          </table:table-cell>
          <table:table-cell table:number-columns-repeated="6" table:style-name="ce22"/>
          <table:table-cell office:value-type="string" office:string-value="C34/G2/G2.1/R1" table:formula="of:=CONCATENATE(IF([.A9]=&quot;&quot;;&quot;&quot;;CONCATENATE(&quot;C&quot;; [.A9]));IF([.B9]=&quot;&quot;;&quot;&quot;;CONCATENATE(&quot;/G&quot;;[.B9]));IF([.C9]=&quot;&quot;;&quot;&quot;;CONCATENATE(&quot;/R&quot;;[.C9])); IF([.D9]=&quot;&quot;;&quot;&quot;;CONCATENATE(&quot;/G&quot;;[.B9];&quot;.&quot;;[.D9])); IF([.E9]=&quot;&quot;;&quot;&quot;;CONCATENATE(&quot;/R&quot;;[.E9])); IF([.F9]=&quot;&quot;;&quot;&quot;;CONCATENATE(&quot;/G&quot;;[.B9];&quot;.&quot;;[.D9];&quot;.&quot;;[.F9])); IF([.G9]=&quot;&quot;;&quot;&quot;;CONCATENATE(&quot;/R&quot;;[.G9])); IF([.H9]=&quot;&quot;;&quot;&quot;;CONCATENATE(&quot;/G&quot;;[.B9];&quot;.&quot;;[.D9];&quot;.&quot;;[.F9];&quot;.&quot;;[.H9])); IF([.I9]=&quot;&quot;;&quot;&quot;;CONCATENATE(&quot;/R&quot;;[.I9]));IF([.J9]=&quot;&quot;;&quot;&quot;;CONCATENATE(&quot;/G&quot;;[.B9];&quot;.&quot;;[.D9];&quot;.&quot;;[.F9];&quot;.&quot;;[.H9]; &quot;.&quot;;[.J9])); IF([.K9]=&quot;&quot;;&quot;&quot;;CONCATENATE(&quot;/R&quot;;[.K9])))" table:style-name="ce22">
            <text:p>C34/G2/G2.1/R1</text:p>
          </table:table-cell>
          <table:table-cell office:value-type="string" table:style-name="ce22">
            <text:p>CRITERION.SELECTION.ECONOMIC_FINANCIAL_STANDING.FINANCIAL_RATIO</text:p>
          </table:table-cell>
          <table:table-cell office:value-type="string" table:style-name="ce22">
            <text:p>f4313bb6-21b6-499e-bdff-debe10e11d2c</text:p>
          </table:table-cell>
          <table:table-cell office:value-type="string" table:style-name="ce22">
            <text:p>URL</text:p>
          </table:table-cell>
          <table:table-cell table:style-name="ce22"/>
          <table:table-cell table:style-name="ce24"/>
          <table:table-cell table:number-columns-repeated="16367" table:style-name="ce22"/>
        </table:table-row>
        <table:table-row table:style-name="ro1">
          <table:table-cell office:value-type="float" office:value="34" table:style-name="ce21">
            <text:p>34</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2" table:style-name="ce22">
            <text:p>2</text:p>
          </table:table-cell>
          <table:table-cell table:number-columns-repeated="6" table:style-name="ce22"/>
          <table:table-cell office:value-type="string" office:string-value="C34/G2/G2.1/R2" table:formula="of:=CONCATENATE(IF([.A10]=&quot;&quot;;&quot;&quot;;CONCATENATE(&quot;C&quot;; [.A10]));IF([.B10]=&quot;&quot;;&quot;&quot;;CONCATENATE(&quot;/G&quot;;[.B10]));IF([.C10]=&quot;&quot;;&quot;&quot;;CONCATENATE(&quot;/R&quot;;[.C10])); IF([.D10]=&quot;&quot;;&quot;&quot;;CONCATENATE(&quot;/G&quot;;[.B10];&quot;.&quot;;[.D10])); IF([.E10]=&quot;&quot;;&quot;&quot;;CONCATENATE(&quot;/R&quot;;[.E10])); IF([.F10]=&quot;&quot;;&quot;&quot;;CONCATENATE(&quot;/G&quot;;[.B10];&quot;.&quot;;[.D10];&quot;.&quot;;[.F10])); IF([.G10]=&quot;&quot;;&quot;&quot;;CONCATENATE(&quot;/R&quot;;[.G10])); IF([.H10]=&quot;&quot;;&quot;&quot;;CONCATENATE(&quot;/G&quot;;[.B10];&quot;.&quot;;[.D10];&quot;.&quot;;[.F10];&quot;.&quot;;[.H10])); IF([.I10]=&quot;&quot;;&quot;&quot;;CONCATENATE(&quot;/R&quot;;[.I10]));IF([.J10]=&quot;&quot;;&quot;&quot;;CONCATENATE(&quot;/G&quot;;[.B10];&quot;.&quot;;[.D10];&quot;.&quot;;[.F10];&quot;.&quot;;[.H10]; &quot;.&quot;;[.J10])); IF([.K10]=&quot;&quot;;&quot;&quot;;CONCATENATE(&quot;/R&quot;;[.K10])))" table:style-name="ce22">
            <text:p>C34/G2/G2.1/R2</text:p>
          </table:table-cell>
          <table:table-cell office:value-type="string" table:style-name="ce22">
            <text:p>CRITERION.SELECTION.ECONOMIC_FINANCIAL_STANDING.FINANCIAL_RATIO</text:p>
          </table:table-cell>
          <table:table-cell office:value-type="string" table:style-name="ce22">
            <text:p>1f1cd18e-3e01-4ca2-af4c-e2981924ba8d</text:p>
          </table:table-cell>
          <table:table-cell office:value-type="string" table:style-name="ce22">
            <text:p>Code</text:p>
          </table:table-cell>
          <table:table-cell table:style-name="ce22"/>
          <table:table-cell table:style-name="ce24"/>
          <table:table-cell table:number-columns-repeated="16367" table:style-name="ce22"/>
        </table:table-row>
        <table:table-row table:style-name="ro1">
          <table:table-cell office:value-type="float" office:value="34" table:style-name="ce21">
            <text:p>34</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3" table:style-name="ce22">
            <text:p>3</text:p>
          </table:table-cell>
          <table:table-cell table:number-columns-repeated="6" table:style-name="ce22"/>
          <table:table-cell office:value-type="string" office:string-value="C34/G2/G2.1/R3" table:formula="of:=CONCATENATE(IF([.A11]=&quot;&quot;;&quot;&quot;;CONCATENATE(&quot;C&quot;; [.A11]));IF([.B11]=&quot;&quot;;&quot;&quot;;CONCATENATE(&quot;/G&quot;;[.B11]));IF([.C11]=&quot;&quot;;&quot;&quot;;CONCATENATE(&quot;/R&quot;;[.C11])); IF([.D11]=&quot;&quot;;&quot;&quot;;CONCATENATE(&quot;/G&quot;;[.B11];&quot;.&quot;;[.D11])); IF([.E11]=&quot;&quot;;&quot;&quot;;CONCATENATE(&quot;/R&quot;;[.E11])); IF([.F11]=&quot;&quot;;&quot;&quot;;CONCATENATE(&quot;/G&quot;;[.B11];&quot;.&quot;;[.D11];&quot;.&quot;;[.F11])); IF([.G11]=&quot;&quot;;&quot;&quot;;CONCATENATE(&quot;/R&quot;;[.G11])); IF([.H11]=&quot;&quot;;&quot;&quot;;CONCATENATE(&quot;/G&quot;;[.B11];&quot;.&quot;;[.D11];&quot;.&quot;;[.F11];&quot;.&quot;;[.H11])); IF([.I11]=&quot;&quot;;&quot;&quot;;CONCATENATE(&quot;/R&quot;;[.I11]));IF([.J11]=&quot;&quot;;&quot;&quot;;CONCATENATE(&quot;/G&quot;;[.B11];&quot;.&quot;;[.D11];&quot;.&quot;;[.F11];&quot;.&quot;;[.H11]; &quot;.&quot;;[.J11])); IF([.K11]=&quot;&quot;;&quot;&quot;;CONCATENATE(&quot;/R&quot;;[.K11])))" table:style-name="ce22">
            <text:p>C34/G2/G2.1/R3</text:p>
          </table:table-cell>
          <table:table-cell office:value-type="string" table:style-name="ce22">
            <text:p>CRITERION.SELECTION.ECONOMIC_FINANCIAL_STANDING.FINANCIAL_RATIO</text:p>
          </table:table-cell>
          <table:table-cell office:value-type="string" table:style-name="ce22">
            <text:p>c3ccfa31-0c5e-4e3a-a3fd-db9fb83d78d4</text:p>
          </table:table-cell>
          <table:table-cell office:value-type="string" table:style-name="ce22">
            <text:p>Issuer</text:p>
          </table:table-cell>
          <table:table-cell table:style-name="ce22"/>
          <table:table-cell table:style-name="ce24"/>
          <table:table-cell table:number-columns-repeated="16367" table:style-name="ce22"/>
        </table:table-row>
        <table:table-row table:style-name="ro2">
          <table:table-cell table:number-columns-repeated="16" table:style-name="ce20"/>
          <table:table-cell table:style-name="ce16"/>
          <table:table-cell table:number-columns-repeated="16367" table:style-name="ce22"/>
        </table:table-row>
        <table:table-row table:number-rows-repeated="1048564" table:style-name="ro1">
          <table:table-cell table:number-columns-repeated="16384"/>
        </table:table-row>
      </table:table>
      <table:table table:name="SC-Professional_risk_insurance" table:style-name="ta2">
        <table:table-column table:style-name="co19" table:default-cell-style-name="ce1"/>
        <table:table-column table:style-name="co20" table:number-columns-repeated="4" table:default-cell-style-name="ce1"/>
        <table:table-column table:style-name="co14" table:number-columns-repeated="6" table:default-cell-style-name="ce1"/>
        <table:table-column table:style-name="co37" table:default-cell-style-name="ce1"/>
        <table:table-column table:style-name="co54" table:default-cell-style-name="ce1"/>
        <table:table-column table:style-name="co22" table:default-cell-style-name="ce1"/>
        <table:table-column table:style-name="co55" table:default-cell-style-name="ce1"/>
        <table:table-column table:style-name="co24" table:default-cell-style-name="ce1"/>
        <table:table-column table:style-name="co14" table:number-columns-repeated="16368" table:default-cell-style-name="ce1"/>
        <table:table-row table:style-name="ro1">
          <table:table-cell office:value-type="string" table:style-name="ce22">
            <text:p>CRITERION ID</text:p>
          </table:table-cell>
          <table:table-cell office:value-type="string" table:style-name="ce22">
            <text:p>GROUP LEVEL 1</text:p>
          </table:table-cell>
          <table:table-cell office:value-type="string" table:style-name="ce22">
            <text:p>REQUIREMENTS LEVEL 1</text:p>
          </table:table-cell>
          <table:table-cell office:value-type="string" table:style-name="ce22">
            <text:p>SUBGROUP LEVEL 2</text:p>
          </table:table-cell>
          <table:table-cell office:value-type="string" table:style-name="ce22">
            <text:p>REQUIREMENTS LEVEL 2</text:p>
          </table:table-cell>
          <table:table-cell office:value-type="string" table:style-name="ce22">
            <text:p>SUBGROUP LEVEL 3</text:p>
          </table:table-cell>
          <table:table-cell office:value-type="string" table:style-name="ce22">
            <text:p>REQUIREMENTS LEVEL 3</text:p>
          </table:table-cell>
          <table:table-cell office:value-type="string" table:style-name="ce22">
            <text:p>SUBGROUP LEVEL 4</text:p>
          </table:table-cell>
          <table:table-cell office:value-type="string" table:style-name="ce22">
            <text:p>REQUIREMENTS LEVEL 4</text:p>
          </table:table-cell>
          <table:table-cell office:value-type="string" table:style-name="ce22">
            <text:p><text:s/></text:p>
          </table:table-cell>
          <table:table-cell table:style-name="ce22"/>
          <table:table-cell office:value-type="string" table:style-name="ce27">
            <text:p>ITEM ID</text:p>
          </table:table-cell>
          <table:table-cell office:value-type="string" table:style-name="ce27">
            <text:p>Criterion Code</text:p>
          </table:table-cell>
          <table:table-cell office:value-type="string" table:style-name="ce27">
            <text:p>Element UUID</text:p>
          </table:table-cell>
          <table:table-cell office:value-type="string" table:style-name="ce27">
            <text:p>Criterion/Requirement description</text:p>
          </table:table-cell>
          <table:table-cell office:value-type="string" table:style-name="ce27">
            <text:p>PI</text:p>
          </table:table-cell>
          <table:table-cell office:value-type="string" table:style-name="ce24">
            <text:p>Multiple instances possible?</text:p>
          </table:table-cell>
          <table:table-cell table:number-columns-repeated="16367" table:style-name="ce22"/>
        </table:table-row>
        <table:table-row table:style-name="ro1">
          <table:table-cell office:value-type="float" office:value="35" table:style-name="ce11">
            <text:p>35</text:p>
          </table:table-cell>
          <table:table-cell table:number-columns-repeated="10" table:style-name="ce11"/>
          <table:table-cell office:value-type="string" office:string-value="C35" table:formula="of:=CONCATENATE(IF([.A2]=&quot;&quot;;&quot;&quot;;CONCATENATE(&quot;C&quot;; [.A2]));IF([.B2]=&quot;&quot;;&quot;&quot;;CONCATENATE(&quot;/G&quot;;[.B2]));IF([.C2]=&quot;&quot;;&quot;&quot;;CONCATENATE(&quot;/R&quot;;[.C2])); IF([.D2]=&quot;&quot;;&quot;&quot;;CONCATENATE(&quot;/G&quot;;[.B2];&quot;.&quot;;[.D2])); IF([.E2]=&quot;&quot;;&quot;&quot;;CONCATENATE(&quot;/R&quot;;[.E2])); IF([.F2]=&quot;&quot;;&quot;&quot;;CONCATENATE(&quot;/G&quot;;[.B2];&quot;.&quot;;[.D2];&quot;.&quot;;[.F2])); IF([.G2]=&quot;&quot;;&quot;&quot;;CONCATENATE(&quot;/R&quot;;[.G2])); IF([.H2]=&quot;&quot;;&quot;&quot;;CONCATENATE(&quot;/G&quot;;[.B2];&quot;.&quot;;[.D2];&quot;.&quot;;[.F2];&quot;.&quot;;[.H2])); IF([.I2]=&quot;&quot;;&quot;&quot;;CONCATENATE(&quot;/R&quot;;[.I2]));IF([.J2]=&quot;&quot;;&quot;&quot;;CONCATENATE(&quot;/G&quot;;[.B2];&quot;.&quot;;[.D2];&quot;.&quot;;[.F2];&quot;.&quot;;[.H2]; &quot;.&quot;;[.J2])); IF([.K2]=&quot;&quot;;&quot;&quot;;CONCATENATE(&quot;/R&quot;;[.K2])))" table:style-name="ce11">
            <text:p>C35</text:p>
          </table:table-cell>
          <table:table-cell office:value-type="string" table:style-name="ce11">
            <text:p>CRITERION.SELECTION.ECONOMIC_FINANCIAL_STANDING.RISK_INDEMNITY_INSURANCE</text:p>
          </table:table-cell>
          <table:table-cell office:value-type="string" table:style-name="ce11">
            <text:p>7604bd40-4462-4086-8763-a50da51a869c</text:p>
          </table:table-cell>
          <table:table-cell office:value-type="string" table:style-name="ce11">
            <text:p>The insured amount in its professional risk indemnity insurance is the following:</text:p>
          </table:table-cell>
          <table:table-cell table:number-columns-repeated="16369" table:style-name="ce11"/>
        </table:table-row>
        <table:table-row table:style-name="ro1">
          <table:table-cell office:value-type="float" office:value="35" table:style-name="ce4">
            <text:p>35</text:p>
          </table:table-cell>
          <table:table-cell office:value-type="float" office:value="1" table:style-name="ce2">
            <text:p>1</text:p>
          </table:table-cell>
          <table:table-cell table:number-columns-repeated="9" table:style-name="ce2"/>
          <table:table-cell office:value-type="string" office:string-value="C35/G1" table:formula="of:=CONCATENATE(IF([.A3]=&quot;&quot;;&quot;&quot;;CONCATENATE(&quot;C&quot;; [.A3]));IF([.B3]=&quot;&quot;;&quot;&quot;;CONCATENATE(&quot;/G&quot;;[.B3]));IF([.C3]=&quot;&quot;;&quot;&quot;;CONCATENATE(&quot;/R&quot;;[.C3])); IF([.D3]=&quot;&quot;;&quot;&quot;;CONCATENATE(&quot;/G&quot;;[.B3];&quot;.&quot;;[.D3])); IF([.E3]=&quot;&quot;;&quot;&quot;;CONCATENATE(&quot;/R&quot;;[.E3])); IF([.F3]=&quot;&quot;;&quot;&quot;;CONCATENATE(&quot;/G&quot;;[.B3];&quot;.&quot;;[.D3];&quot;.&quot;;[.F3])); IF([.G3]=&quot;&quot;;&quot;&quot;;CONCATENATE(&quot;/R&quot;;[.G3])); IF([.H3]=&quot;&quot;;&quot;&quot;;CONCATENATE(&quot;/G&quot;;[.B3];&quot;.&quot;;[.D3];&quot;.&quot;;[.F3];&quot;.&quot;;[.H3])); IF([.I3]=&quot;&quot;;&quot;&quot;;CONCATENATE(&quot;/R&quot;;[.I3]));IF([.J3]=&quot;&quot;;&quot;&quot;;CONCATENATE(&quot;/G&quot;;[.B3];&quot;.&quot;;[.D3];&quot;.&quot;;[.F3];&quot;.&quot;;[.H3]; &quot;.&quot;;[.J3])); IF([.K3]=&quot;&quot;;&quot;&quot;;CONCATENATE(&quot;/R&quot;;[.K3])))" table:style-name="ce2">
            <text:p>C35/G1</text:p>
          </table:table-cell>
          <table:table-cell office:value-type="string" table:style-name="ce2">
            <text:p>CRITERION.SELECTION.ECONOMIC_FINANCIAL_STANDING.RISK_INDEMNITY_INSURANCE</text:p>
          </table:table-cell>
          <table:table-cell office:value-type="string" table:style-name="ce2">
            <text:p>42dc8062-974d-4201-91ba-7f2ea90338fd</text:p>
          </table:table-cell>
          <table:table-cell table:style-name="ce9"/>
          <table:table-cell table:style-name="ce2"/>
          <table:table-cell table:style-name="ce6"/>
          <table:table-cell table:number-columns-repeated="16367" table:style-name="ce2"/>
        </table:table-row>
        <table:table-row table:style-name="ro1">
          <table:table-cell office:value-type="float" office:value="35" table:style-name="ce4">
            <text:p>35</text:p>
          </table:table-cell>
          <table:table-cell office:value-type="float" office:value="1" table:style-name="ce2">
            <text:p>1</text:p>
          </table:table-cell>
          <table:table-cell office:value-type="float" office:value="1" table:style-name="ce2">
            <text:p>1</text:p>
          </table:table-cell>
          <table:table-cell table:number-columns-repeated="8" table:style-name="ce2"/>
          <table:table-cell office:value-type="string" office:string-value="C35/G1/R1" table:formula="of:=CONCATENATE(IF([.A4]=&quot;&quot;;&quot;&quot;;CONCATENATE(&quot;C&quot;; [.A4]));IF([.B4]=&quot;&quot;;&quot;&quot;;CONCATENATE(&quot;/G&quot;;[.B4]));IF([.C4]=&quot;&quot;;&quot;&quot;;CONCATENATE(&quot;/R&quot;;[.C4])); IF([.D4]=&quot;&quot;;&quot;&quot;;CONCATENATE(&quot;/G&quot;;[.B4];&quot;.&quot;;[.D4])); IF([.E4]=&quot;&quot;;&quot;&quot;;CONCATENATE(&quot;/R&quot;;[.E4])); IF([.F4]=&quot;&quot;;&quot;&quot;;CONCATENATE(&quot;/G&quot;;[.B4];&quot;.&quot;;[.D4];&quot;.&quot;;[.F4])); IF([.G4]=&quot;&quot;;&quot;&quot;;CONCATENATE(&quot;/R&quot;;[.G4])); IF([.H4]=&quot;&quot;;&quot;&quot;;CONCATENATE(&quot;/G&quot;;[.B4];&quot;.&quot;;[.D4];&quot;.&quot;;[.F4];&quot;.&quot;;[.H4])); IF([.I4]=&quot;&quot;;&quot;&quot;;CONCATENATE(&quot;/R&quot;;[.I4]));IF([.J4]=&quot;&quot;;&quot;&quot;;CONCATENATE(&quot;/G&quot;;[.B4];&quot;.&quot;;[.D4];&quot;.&quot;;[.F4];&quot;.&quot;;[.H4]; &quot;.&quot;;[.J4])); IF([.K4]=&quot;&quot;;&quot;&quot;;CONCATENATE(&quot;/R&quot;;[.K4])))" table:style-name="ce2">
            <text:p>C35/G1/R1</text:p>
          </table:table-cell>
          <table:table-cell office:value-type="string" table:style-name="ce2">
            <text:p>CRITERION.SELECTION.ECONOMIC_FINANCIAL_STANDING.RISK_INDEMNITY_INSURANCE</text:p>
          </table:table-cell>
          <table:table-cell office:value-type="string" table:style-name="ce2">
            <text:p>42db0eaa-d2dd-48cb-83ac-38d73cab9b50</text:p>
          </table:table-cell>
          <table:table-cell office:value-type="string" table:style-name="ce9">
            <text:p>Amount</text:p>
          </table:table-cell>
          <table:table-cell table:style-name="ce2"/>
          <table:table-cell table:style-name="ce6"/>
          <table:table-cell table:number-columns-repeated="16367" table:style-name="ce2"/>
        </table:table-row>
        <table:table-row table:style-name="ro1">
          <table:table-cell office:value-type="float" office:value="35" table:style-name="ce4">
            <text:p>35</text:p>
          </table:table-cell>
          <table:table-cell office:value-type="float" office:value="2" table:style-name="ce2">
            <text:p>2</text:p>
          </table:table-cell>
          <table:table-cell table:number-columns-repeated="9" table:style-name="ce2"/>
          <table:table-cell office:value-type="string" office:string-value="C35/G2" table:formula="of:=CONCATENATE(IF([.A5]=&quot;&quot;;&quot;&quot;;CONCATENATE(&quot;C&quot;; [.A5]));IF([.B5]=&quot;&quot;;&quot;&quot;;CONCATENATE(&quot;/G&quot;;[.B5]));IF([.C5]=&quot;&quot;;&quot;&quot;;CONCATENATE(&quot;/R&quot;;[.C5])); IF([.D5]=&quot;&quot;;&quot;&quot;;CONCATENATE(&quot;/G&quot;;[.B5];&quot;.&quot;;[.D5])); IF([.E5]=&quot;&quot;;&quot;&quot;;CONCATENATE(&quot;/R&quot;;[.E5])); IF([.F5]=&quot;&quot;;&quot;&quot;;CONCATENATE(&quot;/G&quot;;[.B5];&quot;.&quot;;[.D5];&quot;.&quot;;[.F5])); IF([.G5]=&quot;&quot;;&quot;&quot;;CONCATENATE(&quot;/R&quot;;[.G5])); IF([.H5]=&quot;&quot;;&quot;&quot;;CONCATENATE(&quot;/G&quot;;[.B5];&quot;.&quot;;[.D5];&quot;.&quot;;[.F5];&quot;.&quot;;[.H5])); IF([.I5]=&quot;&quot;;&quot;&quot;;CONCATENATE(&quot;/R&quot;;[.I5]));IF([.J5]=&quot;&quot;;&quot;&quot;;CONCATENATE(&quot;/G&quot;;[.B5];&quot;.&quot;;[.D5];&quot;.&quot;;[.F5];&quot;.&quot;;[.H5]; &quot;.&quot;;[.J5])); IF([.K5]=&quot;&quot;;&quot;&quot;;CONCATENATE(&quot;/R&quot;;[.K5])))" table:style-name="ce2">
            <text:p>C35/G2</text:p>
          </table:table-cell>
          <table:table-cell office:value-type="string" table:style-name="ce2">
            <text:p>CRITERION.SELECTION.ECONOMIC_FINANCIAL_STANDING.RISK_INDEMNITY_INSURANCE</text:p>
          </table:table-cell>
          <table:table-cell office:value-type="string" table:style-name="ce22">
            <text:p>7458d42a-e581-4640-9283-34ceb3ad4345</text:p>
          </table:table-cell>
          <table:table-cell table:style-name="ce9"/>
          <table:table-cell table:style-name="ce2"/>
          <table:table-cell table:style-name="ce6"/>
          <table:table-cell table:number-columns-repeated="16367" table:style-name="ce2"/>
        </table:table-row>
        <table:table-row table:style-name="ro1">
          <table:table-cell office:value-type="float" office:value="35" table:style-name="ce4">
            <text:p>35</text:p>
          </table:table-cell>
          <table:table-cell office:value-type="float" office:value="2" table:style-name="ce2">
            <text:p>2</text:p>
          </table:table-cell>
          <table:table-cell office:value-type="float" office:value="1" table:style-name="ce2">
            <text:p>1</text:p>
          </table:table-cell>
          <table:table-cell table:number-columns-repeated="8" table:style-name="ce2"/>
          <table:table-cell office:value-type="string" office:string-value="C35/G2/R1" table:formula="of:=CONCATENATE(IF([.A6]=&quot;&quot;;&quot;&quot;;CONCATENATE(&quot;C&quot;; [.A6]));IF([.B6]=&quot;&quot;;&quot;&quot;;CONCATENATE(&quot;/G&quot;;[.B6]));IF([.C6]=&quot;&quot;;&quot;&quot;;CONCATENATE(&quot;/R&quot;;[.C6])); IF([.D6]=&quot;&quot;;&quot;&quot;;CONCATENATE(&quot;/G&quot;;[.B6];&quot;.&quot;;[.D6])); IF([.E6]=&quot;&quot;;&quot;&quot;;CONCATENATE(&quot;/R&quot;;[.E6])); IF([.F6]=&quot;&quot;;&quot;&quot;;CONCATENATE(&quot;/G&quot;;[.B6];&quot;.&quot;;[.D6];&quot;.&quot;;[.F6])); IF([.G6]=&quot;&quot;;&quot;&quot;;CONCATENATE(&quot;/R&quot;;[.G6])); IF([.H6]=&quot;&quot;;&quot;&quot;;CONCATENATE(&quot;/G&quot;;[.B6];&quot;.&quot;;[.D6];&quot;.&quot;;[.F6];&quot;.&quot;;[.H6])); IF([.I6]=&quot;&quot;;&quot;&quot;;CONCATENATE(&quot;/R&quot;;[.I6]));IF([.J6]=&quot;&quot;;&quot;&quot;;CONCATENATE(&quot;/G&quot;;[.B6];&quot;.&quot;;[.D6];&quot;.&quot;;[.F6];&quot;.&quot;;[.H6]; &quot;.&quot;;[.J6])); IF([.K6]=&quot;&quot;;&quot;&quot;;CONCATENATE(&quot;/R&quot;;[.K6])))" table:style-name="ce2">
            <text:p>C35/G2/R1</text:p>
          </table:table-cell>
          <table:table-cell office:value-type="string" table:style-name="ce2">
            <text:p>CRITERION.SELECTION.ECONOMIC_FINANCIAL_STANDING.RISK_INDEMNITY_INSURANCE</text:p>
          </table:table-cell>
          <table:table-cell office:value-type="string" table:style-name="ce22">
            <text:p>c1347b74-1872-4060-a6db-f4044edcd7c4</text:p>
          </table:table-cell>
          <table:table-cell office:value-type="string" table:style-name="ce9">
            <text:p>Is this information available electronically?</text:p>
          </table:table-cell>
          <table:table-cell table:style-name="ce2"/>
          <table:table-cell table:style-name="ce6"/>
          <table:table-cell table:number-columns-repeated="16367" table:style-name="ce2"/>
        </table:table-row>
        <table:table-row table:style-name="ro1">
          <table:table-cell office:value-type="float" office:value="35" table:style-name="ce4">
            <text:p>35</text:p>
          </table:table-cell>
          <table:table-cell office:value-type="float" office:value="2" table:style-name="ce2">
            <text:p>2</text:p>
          </table:table-cell>
          <table:table-cell table:style-name="ce2"/>
          <table:table-cell office:value-type="float" office:value="1" table:style-name="ce2">
            <text:p>1</text:p>
          </table:table-cell>
          <table:table-cell table:number-columns-repeated="7" table:style-name="ce2"/>
          <table:table-cell office:value-type="string" office:string-value="C35/G2/G2.1" table:formula="of:=CONCATENATE(IF([.A7]=&quot;&quot;;&quot;&quot;;CONCATENATE(&quot;C&quot;; [.A7]));IF([.B7]=&quot;&quot;;&quot;&quot;;CONCATENATE(&quot;/G&quot;;[.B7]));IF([.C7]=&quot;&quot;;&quot;&quot;;CONCATENATE(&quot;/R&quot;;[.C7])); IF([.D7]=&quot;&quot;;&quot;&quot;;CONCATENATE(&quot;/G&quot;;[.B7];&quot;.&quot;;[.D7])); IF([.E7]=&quot;&quot;;&quot;&quot;;CONCATENATE(&quot;/R&quot;;[.E7])); IF([.F7]=&quot;&quot;;&quot;&quot;;CONCATENATE(&quot;/G&quot;;[.B7];&quot;.&quot;;[.D7];&quot;.&quot;;[.F7])); IF([.G7]=&quot;&quot;;&quot;&quot;;CONCATENATE(&quot;/R&quot;;[.G7])); IF([.H7]=&quot;&quot;;&quot;&quot;;CONCATENATE(&quot;/G&quot;;[.B7];&quot;.&quot;;[.D7];&quot;.&quot;;[.F7];&quot;.&quot;;[.H7])); IF([.I7]=&quot;&quot;;&quot;&quot;;CONCATENATE(&quot;/R&quot;;[.I7]));IF([.J7]=&quot;&quot;;&quot;&quot;;CONCATENATE(&quot;/G&quot;;[.B7];&quot;.&quot;;[.D7];&quot;.&quot;;[.F7];&quot;.&quot;;[.H7]; &quot;.&quot;;[.J7])); IF([.K7]=&quot;&quot;;&quot;&quot;;CONCATENATE(&quot;/R&quot;;[.K7])))" table:style-name="ce2">
            <text:p>C35/G2/G2.1</text:p>
          </table:table-cell>
          <table:table-cell office:value-type="string" table:style-name="ce2">
            <text:p>CRITERION.SELECTION.ECONOMIC_FINANCIAL_STANDING.RISK_INDEMNITY_INSURANCE</text:p>
          </table:table-cell>
          <table:table-cell office:value-type="string" table:style-name="ce22">
            <text:p>41dd2e9b-1bfd-44c7-93ee-56bd74a4334b</text:p>
          </table:table-cell>
          <table:table-cell table:style-name="ce9"/>
          <table:table-cell office:value-type="string" table:style-name="ce2">
            <text:p>GROUP_FULFILLED.ON_TRUE</text:p>
          </table:table-cell>
          <table:table-cell table:style-name="ce6"/>
          <table:table-cell table:number-columns-repeated="16367" table:style-name="ce2"/>
        </table:table-row>
        <table:table-row table:style-name="ro1">
          <table:table-cell office:value-type="float" office:value="35" table:style-name="ce4">
            <text:p>35</text:p>
          </table:table-cell>
          <table:table-cell office:value-type="float" office:value="2" table:style-name="ce2">
            <text:p>2</text:p>
          </table:table-cell>
          <table:table-cell table:style-name="ce2"/>
          <table:table-cell office:value-type="float" office:value="1" table:style-name="ce2">
            <text:p>1</text:p>
          </table:table-cell>
          <table:table-cell office:value-type="float" office:value="1" table:style-name="ce2">
            <text:p>1</text:p>
          </table:table-cell>
          <table:table-cell table:number-columns-repeated="6" table:style-name="ce2"/>
          <table:table-cell office:value-type="string" office:string-value="C35/G2/G2.1/R1" table:formula="of:=CONCATENATE(IF([.A8]=&quot;&quot;;&quot;&quot;;CONCATENATE(&quot;C&quot;; [.A8]));IF([.B8]=&quot;&quot;;&quot;&quot;;CONCATENATE(&quot;/G&quot;;[.B8]));IF([.C8]=&quot;&quot;;&quot;&quot;;CONCATENATE(&quot;/R&quot;;[.C8])); IF([.D8]=&quot;&quot;;&quot;&quot;;CONCATENATE(&quot;/G&quot;;[.B8];&quot;.&quot;;[.D8])); IF([.E8]=&quot;&quot;;&quot;&quot;;CONCATENATE(&quot;/R&quot;;[.E8])); IF([.F8]=&quot;&quot;;&quot;&quot;;CONCATENATE(&quot;/G&quot;;[.B8];&quot;.&quot;;[.D8];&quot;.&quot;;[.F8])); IF([.G8]=&quot;&quot;;&quot;&quot;;CONCATENATE(&quot;/R&quot;;[.G8])); IF([.H8]=&quot;&quot;;&quot;&quot;;CONCATENATE(&quot;/G&quot;;[.B8];&quot;.&quot;;[.D8];&quot;.&quot;;[.F8];&quot;.&quot;;[.H8])); IF([.I8]=&quot;&quot;;&quot;&quot;;CONCATENATE(&quot;/R&quot;;[.I8]));IF([.J8]=&quot;&quot;;&quot;&quot;;CONCATENATE(&quot;/G&quot;;[.B8];&quot;.&quot;;[.D8];&quot;.&quot;;[.F8];&quot;.&quot;;[.H8]; &quot;.&quot;;[.J8])); IF([.K8]=&quot;&quot;;&quot;&quot;;CONCATENATE(&quot;/R&quot;;[.K8])))" table:style-name="ce2">
            <text:p>C35/G2/G2.1/R1</text:p>
          </table:table-cell>
          <table:table-cell office:value-type="string" table:style-name="ce2">
            <text:p>CRITERION.SELECTION.ECONOMIC_FINANCIAL_STANDING.RISK_INDEMNITY_INSURANCE</text:p>
          </table:table-cell>
          <table:table-cell office:value-type="string" table:style-name="ce22">
            <text:p>f4313bb6-21b6-499e-bdff-debe10e11d2c</text:p>
          </table:table-cell>
          <table:table-cell office:value-type="string" table:style-name="ce9">
            <text:p>URL</text:p>
          </table:table-cell>
          <table:table-cell table:style-name="ce2"/>
          <table:table-cell table:style-name="ce6"/>
          <table:table-cell table:number-columns-repeated="16367" table:style-name="ce2"/>
        </table:table-row>
        <table:table-row table:style-name="ro1">
          <table:table-cell office:value-type="float" office:value="35" table:style-name="ce4">
            <text:p>35</text:p>
          </table:table-cell>
          <table:table-cell office:value-type="float" office:value="2" table:style-name="ce2">
            <text:p>2</text:p>
          </table:table-cell>
          <table:table-cell table:style-name="ce2"/>
          <table:table-cell office:value-type="float" office:value="1" table:style-name="ce2">
            <text:p>1</text:p>
          </table:table-cell>
          <table:table-cell office:value-type="float" office:value="2" table:style-name="ce2">
            <text:p>2</text:p>
          </table:table-cell>
          <table:table-cell table:number-columns-repeated="6" table:style-name="ce2"/>
          <table:table-cell office:value-type="string" office:string-value="C35/G2/G2.1/R2" table:formula="of:=CONCATENATE(IF([.A9]=&quot;&quot;;&quot;&quot;;CONCATENATE(&quot;C&quot;; [.A9]));IF([.B9]=&quot;&quot;;&quot;&quot;;CONCATENATE(&quot;/G&quot;;[.B9]));IF([.C9]=&quot;&quot;;&quot;&quot;;CONCATENATE(&quot;/R&quot;;[.C9])); IF([.D9]=&quot;&quot;;&quot;&quot;;CONCATENATE(&quot;/G&quot;;[.B9];&quot;.&quot;;[.D9])); IF([.E9]=&quot;&quot;;&quot;&quot;;CONCATENATE(&quot;/R&quot;;[.E9])); IF([.F9]=&quot;&quot;;&quot;&quot;;CONCATENATE(&quot;/G&quot;;[.B9];&quot;.&quot;;[.D9];&quot;.&quot;;[.F9])); IF([.G9]=&quot;&quot;;&quot;&quot;;CONCATENATE(&quot;/R&quot;;[.G9])); IF([.H9]=&quot;&quot;;&quot;&quot;;CONCATENATE(&quot;/G&quot;;[.B9];&quot;.&quot;;[.D9];&quot;.&quot;;[.F9];&quot;.&quot;;[.H9])); IF([.I9]=&quot;&quot;;&quot;&quot;;CONCATENATE(&quot;/R&quot;;[.I9]));IF([.J9]=&quot;&quot;;&quot;&quot;;CONCATENATE(&quot;/G&quot;;[.B9];&quot;.&quot;;[.D9];&quot;.&quot;;[.F9];&quot;.&quot;;[.H9]; &quot;.&quot;;[.J9])); IF([.K9]=&quot;&quot;;&quot;&quot;;CONCATENATE(&quot;/R&quot;;[.K9])))" table:style-name="ce2">
            <text:p>C35/G2/G2.1/R2</text:p>
          </table:table-cell>
          <table:table-cell office:value-type="string" table:style-name="ce2">
            <text:p>CRITERION.SELECTION.ECONOMIC_FINANCIAL_STANDING.RISK_INDEMNITY_INSURANCE</text:p>
          </table:table-cell>
          <table:table-cell office:value-type="string" table:style-name="ce22">
            <text:p>1f1cd18e-3e01-4ca2-af4c-e2981924ba8d</text:p>
          </table:table-cell>
          <table:table-cell office:value-type="string" table:style-name="ce9">
            <text:p>Code</text:p>
          </table:table-cell>
          <table:table-cell table:style-name="ce2"/>
          <table:table-cell table:style-name="ce6"/>
          <table:table-cell table:number-columns-repeated="16367" table:style-name="ce2"/>
        </table:table-row>
        <table:table-row table:style-name="ro1">
          <table:table-cell office:value-type="float" office:value="35" table:style-name="ce4">
            <text:p>35</text:p>
          </table:table-cell>
          <table:table-cell office:value-type="float" office:value="2" table:style-name="ce2">
            <text:p>2</text:p>
          </table:table-cell>
          <table:table-cell table:style-name="ce2"/>
          <table:table-cell office:value-type="float" office:value="1" table:style-name="ce2">
            <text:p>1</text:p>
          </table:table-cell>
          <table:table-cell office:value-type="float" office:value="3" table:style-name="ce2">
            <text:p>3</text:p>
          </table:table-cell>
          <table:table-cell table:number-columns-repeated="6" table:style-name="ce2"/>
          <table:table-cell office:value-type="string" office:string-value="C35/G2/G2.1/R3" table:formula="of:=CONCATENATE(IF([.A10]=&quot;&quot;;&quot;&quot;;CONCATENATE(&quot;C&quot;; [.A10]));IF([.B10]=&quot;&quot;;&quot;&quot;;CONCATENATE(&quot;/G&quot;;[.B10]));IF([.C10]=&quot;&quot;;&quot;&quot;;CONCATENATE(&quot;/R&quot;;[.C10])); IF([.D10]=&quot;&quot;;&quot;&quot;;CONCATENATE(&quot;/G&quot;;[.B10];&quot;.&quot;;[.D10])); IF([.E10]=&quot;&quot;;&quot;&quot;;CONCATENATE(&quot;/R&quot;;[.E10])); IF([.F10]=&quot;&quot;;&quot;&quot;;CONCATENATE(&quot;/G&quot;;[.B10];&quot;.&quot;;[.D10];&quot;.&quot;;[.F10])); IF([.G10]=&quot;&quot;;&quot;&quot;;CONCATENATE(&quot;/R&quot;;[.G10])); IF([.H10]=&quot;&quot;;&quot;&quot;;CONCATENATE(&quot;/G&quot;;[.B10];&quot;.&quot;;[.D10];&quot;.&quot;;[.F10];&quot;.&quot;;[.H10])); IF([.I10]=&quot;&quot;;&quot;&quot;;CONCATENATE(&quot;/R&quot;;[.I10]));IF([.J10]=&quot;&quot;;&quot;&quot;;CONCATENATE(&quot;/G&quot;;[.B10];&quot;.&quot;;[.D10];&quot;.&quot;;[.F10];&quot;.&quot;;[.H10]; &quot;.&quot;;[.J10])); IF([.K10]=&quot;&quot;;&quot;&quot;;CONCATENATE(&quot;/R&quot;;[.K10])))" table:style-name="ce2">
            <text:p>C35/G2/G2.1/R3</text:p>
          </table:table-cell>
          <table:table-cell office:value-type="string" table:style-name="ce2">
            <text:p>CRITERION.SELECTION.ECONOMIC_FINANCIAL_STANDING.RISK_INDEMNITY_INSURANCE</text:p>
          </table:table-cell>
          <table:table-cell office:value-type="string" table:style-name="ce22">
            <text:p>c3ccfa31-0c5e-4e3a-a3fd-db9fb83d78d4</text:p>
          </table:table-cell>
          <table:table-cell office:value-type="string" table:style-name="ce9">
            <text:p>Issuer</text:p>
          </table:table-cell>
          <table:table-cell table:style-name="ce2"/>
          <table:table-cell table:style-name="ce6"/>
          <table:table-cell table:number-columns-repeated="16367" table:style-name="ce2"/>
        </table:table-row>
        <table:table-row table:style-name="ro1">
          <table:table-cell table:number-columns-repeated="14" table:style-name="ce14"/>
          <table:table-cell table:style-name="ce15"/>
          <table:table-cell table:style-name="ce14"/>
          <table:table-cell table:style-name="ce16"/>
          <table:table-cell table:number-columns-repeated="16367" table:style-name="ce2"/>
        </table:table-row>
        <table:table-row table:number-rows-repeated="1048565" table:style-name="ro1">
          <table:table-cell table:number-columns-repeated="16384"/>
        </table:table-row>
      </table:table>
      <table:table table:name="SC-Other_economic_or_financial" table:style-name="ta2">
        <table:table-column table:style-name="co19" table:default-cell-style-name="ce1"/>
        <table:table-column table:style-name="co20" table:number-columns-repeated="4" table:default-cell-style-name="ce1"/>
        <table:table-column table:style-name="co14" table:number-columns-repeated="6" table:default-cell-style-name="ce1"/>
        <table:table-column table:style-name="co37" table:default-cell-style-name="ce1"/>
        <table:table-column table:style-name="co56" table:default-cell-style-name="ce1"/>
        <table:table-column table:style-name="co15" table:default-cell-style-name="ce1"/>
        <table:table-column table:style-name="co57" table:default-cell-style-name="ce1"/>
        <table:table-column table:style-name="co24" table:default-cell-style-name="ce1"/>
        <table:table-column table:style-name="co14" table:number-columns-repeated="16368" table:default-cell-style-name="ce1"/>
        <table:table-row table:style-name="ro1">
          <table:table-cell office:value-type="string" table:style-name="ce22">
            <text:p>CRITERION ID</text:p>
          </table:table-cell>
          <table:table-cell office:value-type="string" table:style-name="ce22">
            <text:p>GROUP LEVEL 1</text:p>
          </table:table-cell>
          <table:table-cell office:value-type="string" table:style-name="ce22">
            <text:p>REQUIREMENTS LEVEL 1</text:p>
          </table:table-cell>
          <table:table-cell office:value-type="string" table:style-name="ce22">
            <text:p>SUBGROUP LEVEL 2</text:p>
          </table:table-cell>
          <table:table-cell office:value-type="string" table:style-name="ce22">
            <text:p>REQUIREMENTS LEVEL 2</text:p>
          </table:table-cell>
          <table:table-cell office:value-type="string" table:style-name="ce22">
            <text:p>SUBGROUP LEVEL 3</text:p>
          </table:table-cell>
          <table:table-cell office:value-type="string" table:style-name="ce22">
            <text:p>REQUIREMENTS LEVEL 3</text:p>
          </table:table-cell>
          <table:table-cell office:value-type="string" table:style-name="ce22">
            <text:p>SUBGROUP LEVEL 4</text:p>
          </table:table-cell>
          <table:table-cell office:value-type="string" table:style-name="ce22">
            <text:p>REQUIREMENTS LEVEL 4</text:p>
          </table:table-cell>
          <table:table-cell office:value-type="string" table:style-name="ce22">
            <text:p><text:s/></text:p>
          </table:table-cell>
          <table:table-cell table:style-name="ce22"/>
          <table:table-cell office:value-type="string" table:style-name="ce27">
            <text:p>ITEM ID</text:p>
          </table:table-cell>
          <table:table-cell office:value-type="string" table:style-name="ce27">
            <text:p>Criterion Code</text:p>
          </table:table-cell>
          <table:table-cell office:value-type="string" table:style-name="ce27">
            <text:p>Element UUID</text:p>
          </table:table-cell>
          <table:table-cell office:value-type="string" table:style-name="ce27">
            <text:p>Criterion/Requirement description</text:p>
          </table:table-cell>
          <table:table-cell office:value-type="string" table:style-name="ce27">
            <text:p>PI</text:p>
          </table:table-cell>
          <table:table-cell office:value-type="string" table:style-name="ce24">
            <text:p>Multiple instances possible?</text:p>
          </table:table-cell>
          <table:table-cell table:number-columns-repeated="16367" table:style-name="ce22"/>
        </table:table-row>
        <table:table-row table:style-name="ro1">
          <table:table-cell office:value-type="float" office:value="36" table:style-name="ce11">
            <text:p>36</text:p>
          </table:table-cell>
          <table:table-cell table:number-columns-repeated="10" table:style-name="ce11"/>
          <table:table-cell office:value-type="string" office:string-value="C36" table:formula="of:=CONCATENATE(IF([.A2]=&quot;&quot;;&quot;&quot;;CONCATENATE(&quot;C&quot;; [.A2]));IF([.B2]=&quot;&quot;;&quot;&quot;;CONCATENATE(&quot;/G&quot;;[.B2]));IF([.C2]=&quot;&quot;;&quot;&quot;;CONCATENATE(&quot;/R&quot;;[.C2])); IF([.D2]=&quot;&quot;;&quot;&quot;;CONCATENATE(&quot;/G&quot;;[.B2];&quot;.&quot;;[.D2])); IF([.E2]=&quot;&quot;;&quot;&quot;;CONCATENATE(&quot;/R&quot;;[.E2])); IF([.F2]=&quot;&quot;;&quot;&quot;;CONCATENATE(&quot;/G&quot;;[.B2];&quot;.&quot;;[.D2];&quot;.&quot;;[.F2])); IF([.G2]=&quot;&quot;;&quot;&quot;;CONCATENATE(&quot;/R&quot;;[.G2])); IF([.H2]=&quot;&quot;;&quot;&quot;;CONCATENATE(&quot;/G&quot;;[.B2];&quot;.&quot;;[.D2];&quot;.&quot;;[.F2];&quot;.&quot;;[.H2])); IF([.I2]=&quot;&quot;;&quot;&quot;;CONCATENATE(&quot;/R&quot;;[.I2]));IF([.J2]=&quot;&quot;;&quot;&quot;;CONCATENATE(&quot;/G&quot;;[.B2];&quot;.&quot;;[.D2];&quot;.&quot;;[.F2];&quot;.&quot;;[.H2]; &quot;.&quot;;[.J2])); IF([.K2]=&quot;&quot;;&quot;&quot;;CONCATENATE(&quot;/R&quot;;[.K2])))" table:style-name="ce11">
            <text:p>C36</text:p>
          </table:table-cell>
          <table:table-cell office:value-type="string" table:style-name="ce11">
            <text:p>CRITERION.SELECTION.ECONOMIC_FINANCIAL_STANDING.OTHER_REQUIREMENTS</text:p>
          </table:table-cell>
          <table:table-cell office:value-type="string" table:style-name="ce11">
            <text:p>ab0e7f2e-6418-40e2-8870-6713123e41ad</text:p>
          </table:table-cell>
          <table:table-cell office:value-type="string" table:style-name="ce11">
            <text:p>Concerning the other economic or financial requirements, if any, that may have been specified in the relevant notice or the procurement documents, the economic operator declares that:</text:p>
          </table:table-cell>
          <table:table-cell table:number-columns-repeated="16369" table:style-name="ce11"/>
        </table:table-row>
        <table:table-row table:style-name="ro1">
          <table:table-cell office:value-type="float" office:value="36" table:style-name="ce4">
            <text:p>36</text:p>
          </table:table-cell>
          <table:table-cell office:value-type="float" office:value="1" table:style-name="ce2">
            <text:p>1</text:p>
          </table:table-cell>
          <table:table-cell table:number-columns-repeated="9" table:style-name="ce2"/>
          <table:table-cell office:value-type="string" office:string-value="C36/G1" table:formula="of:=CONCATENATE(IF([.A3]=&quot;&quot;;&quot;&quot;;CONCATENATE(&quot;C&quot;; [.A3]));IF([.B3]=&quot;&quot;;&quot;&quot;;CONCATENATE(&quot;/G&quot;;[.B3]));IF([.C3]=&quot;&quot;;&quot;&quot;;CONCATENATE(&quot;/R&quot;;[.C3])); IF([.D3]=&quot;&quot;;&quot;&quot;;CONCATENATE(&quot;/G&quot;;[.B3];&quot;.&quot;;[.D3])); IF([.E3]=&quot;&quot;;&quot;&quot;;CONCATENATE(&quot;/R&quot;;[.E3])); IF([.F3]=&quot;&quot;;&quot;&quot;;CONCATENATE(&quot;/G&quot;;[.B3];&quot;.&quot;;[.D3];&quot;.&quot;;[.F3])); IF([.G3]=&quot;&quot;;&quot;&quot;;CONCATENATE(&quot;/R&quot;;[.G3])); IF([.H3]=&quot;&quot;;&quot;&quot;;CONCATENATE(&quot;/G&quot;;[.B3];&quot;.&quot;;[.D3];&quot;.&quot;;[.F3];&quot;.&quot;;[.H3])); IF([.I3]=&quot;&quot;;&quot;&quot;;CONCATENATE(&quot;/R&quot;;[.I3]));IF([.J3]=&quot;&quot;;&quot;&quot;;CONCATENATE(&quot;/G&quot;;[.B3];&quot;.&quot;;[.D3];&quot;.&quot;;[.F3];&quot;.&quot;;[.H3]; &quot;.&quot;;[.J3])); IF([.K3]=&quot;&quot;;&quot;&quot;;CONCATENATE(&quot;/R&quot;;[.K3])))" table:style-name="ce2">
            <text:p>C36/G1</text:p>
          </table:table-cell>
          <table:table-cell office:value-type="string" table:style-name="ce2">
            <text:p>CRITERION.SELECTION.ECONOMIC_FINANCIAL_STANDING.OTHER_REQUIREMENTS</text:p>
          </table:table-cell>
          <table:table-cell office:value-type="string" table:style-name="ce2">
            <text:p>488ca189-bcdb-4bf4-80c7-3ad507fd89fb</text:p>
          </table:table-cell>
          <table:table-cell table:style-name="ce9"/>
          <table:table-cell table:style-name="ce2"/>
          <table:table-cell table:style-name="ce6"/>
          <table:table-cell table:number-columns-repeated="16367" table:style-name="ce2"/>
        </table:table-row>
        <table:table-row table:style-name="ro1">
          <table:table-cell office:value-type="float" office:value="36" table:style-name="ce4">
            <text:p>36</text:p>
          </table:table-cell>
          <table:table-cell office:value-type="float" office:value="1" table:style-name="ce2">
            <text:p>1</text:p>
          </table:table-cell>
          <table:table-cell office:value-type="float" office:value="1" table:style-name="ce2">
            <text:p>1</text:p>
          </table:table-cell>
          <table:table-cell table:number-columns-repeated="8" table:style-name="ce2"/>
          <table:table-cell office:value-type="string" office:string-value="C36/G1/R1" table:formula="of:=CONCATENATE(IF([.A4]=&quot;&quot;;&quot;&quot;;CONCATENATE(&quot;C&quot;; [.A4]));IF([.B4]=&quot;&quot;;&quot;&quot;;CONCATENATE(&quot;/G&quot;;[.B4]));IF([.C4]=&quot;&quot;;&quot;&quot;;CONCATENATE(&quot;/R&quot;;[.C4])); IF([.D4]=&quot;&quot;;&quot;&quot;;CONCATENATE(&quot;/G&quot;;[.B4];&quot;.&quot;;[.D4])); IF([.E4]=&quot;&quot;;&quot;&quot;;CONCATENATE(&quot;/R&quot;;[.E4])); IF([.F4]=&quot;&quot;;&quot;&quot;;CONCATENATE(&quot;/G&quot;;[.B4];&quot;.&quot;;[.D4];&quot;.&quot;;[.F4])); IF([.G4]=&quot;&quot;;&quot;&quot;;CONCATENATE(&quot;/R&quot;;[.G4])); IF([.H4]=&quot;&quot;;&quot;&quot;;CONCATENATE(&quot;/G&quot;;[.B4];&quot;.&quot;;[.D4];&quot;.&quot;;[.F4];&quot;.&quot;;[.H4])); IF([.I4]=&quot;&quot;;&quot;&quot;;CONCATENATE(&quot;/R&quot;;[.I4]));IF([.J4]=&quot;&quot;;&quot;&quot;;CONCATENATE(&quot;/G&quot;;[.B4];&quot;.&quot;;[.D4];&quot;.&quot;;[.F4];&quot;.&quot;;[.H4]; &quot;.&quot;;[.J4])); IF([.K4]=&quot;&quot;;&quot;&quot;;CONCATENATE(&quot;/R&quot;;[.K4])))" table:style-name="ce2">
            <text:p>C36/G1/R1</text:p>
          </table:table-cell>
          <table:table-cell office:value-type="string" table:style-name="ce2">
            <text:p>CRITERION.SELECTION.ECONOMIC_FINANCIAL_STANDING.OTHER_REQUIREMENTS</text:p>
          </table:table-cell>
          <table:table-cell office:value-type="string" table:style-name="ce2">
            <text:p>51391308-0bf6-423c-95e2-d5a54aa31fb8</text:p>
          </table:table-cell>
          <table:table-cell office:value-type="string" table:style-name="ce9">
            <text:p>Please describe them</text:p>
          </table:table-cell>
          <table:table-cell table:style-name="ce2"/>
          <table:table-cell table:style-name="ce6"/>
          <table:table-cell table:number-columns-repeated="16367" table:style-name="ce2"/>
        </table:table-row>
        <table:table-row table:style-name="ro1">
          <table:table-cell office:value-type="float" office:value="36" table:style-name="ce4">
            <text:p>36</text:p>
          </table:table-cell>
          <table:table-cell office:value-type="float" office:value="2" table:style-name="ce2">
            <text:p>2</text:p>
          </table:table-cell>
          <table:table-cell table:number-columns-repeated="9" table:style-name="ce2"/>
          <table:table-cell office:value-type="string" office:string-value="C36/G2" table:formula="of:=CONCATENATE(IF([.A5]=&quot;&quot;;&quot;&quot;;CONCATENATE(&quot;C&quot;; [.A5]));IF([.B5]=&quot;&quot;;&quot;&quot;;CONCATENATE(&quot;/G&quot;;[.B5]));IF([.C5]=&quot;&quot;;&quot;&quot;;CONCATENATE(&quot;/R&quot;;[.C5])); IF([.D5]=&quot;&quot;;&quot;&quot;;CONCATENATE(&quot;/G&quot;;[.B5];&quot;.&quot;;[.D5])); IF([.E5]=&quot;&quot;;&quot;&quot;;CONCATENATE(&quot;/R&quot;;[.E5])); IF([.F5]=&quot;&quot;;&quot;&quot;;CONCATENATE(&quot;/G&quot;;[.B5];&quot;.&quot;;[.D5];&quot;.&quot;;[.F5])); IF([.G5]=&quot;&quot;;&quot;&quot;;CONCATENATE(&quot;/R&quot;;[.G5])); IF([.H5]=&quot;&quot;;&quot;&quot;;CONCATENATE(&quot;/G&quot;;[.B5];&quot;.&quot;;[.D5];&quot;.&quot;;[.F5];&quot;.&quot;;[.H5])); IF([.I5]=&quot;&quot;;&quot;&quot;;CONCATENATE(&quot;/R&quot;;[.I5]));IF([.J5]=&quot;&quot;;&quot;&quot;;CONCATENATE(&quot;/G&quot;;[.B5];&quot;.&quot;;[.D5];&quot;.&quot;;[.F5];&quot;.&quot;;[.H5]; &quot;.&quot;;[.J5])); IF([.K5]=&quot;&quot;;&quot;&quot;;CONCATENATE(&quot;/R&quot;;[.K5])))" table:style-name="ce2">
            <text:p>C36/G2</text:p>
          </table:table-cell>
          <table:table-cell office:value-type="string" table:style-name="ce2">
            <text:p>CRITERION.SELECTION.ECONOMIC_FINANCIAL_STANDING.OTHER_REQUIREMENTS</text:p>
          </table:table-cell>
          <table:table-cell office:value-type="string" table:style-name="ce22">
            <text:p>7458d42a-e581-4640-9283-34ceb3ad4345</text:p>
          </table:table-cell>
          <table:table-cell table:style-name="ce9"/>
          <table:table-cell table:style-name="ce2"/>
          <table:table-cell table:style-name="ce6"/>
          <table:table-cell table:number-columns-repeated="16367" table:style-name="ce2"/>
        </table:table-row>
        <table:table-row table:style-name="ro1">
          <table:table-cell office:value-type="float" office:value="36" table:style-name="ce4">
            <text:p>36</text:p>
          </table:table-cell>
          <table:table-cell office:value-type="float" office:value="2" table:style-name="ce2">
            <text:p>2</text:p>
          </table:table-cell>
          <table:table-cell office:value-type="float" office:value="1" table:style-name="ce2">
            <text:p>1</text:p>
          </table:table-cell>
          <table:table-cell table:number-columns-repeated="8" table:style-name="ce2"/>
          <table:table-cell office:value-type="string" office:string-value="C36/G2/R1" table:formula="of:=CONCATENATE(IF([.A6]=&quot;&quot;;&quot;&quot;;CONCATENATE(&quot;C&quot;; [.A6]));IF([.B6]=&quot;&quot;;&quot;&quot;;CONCATENATE(&quot;/G&quot;;[.B6]));IF([.C6]=&quot;&quot;;&quot;&quot;;CONCATENATE(&quot;/R&quot;;[.C6])); IF([.D6]=&quot;&quot;;&quot;&quot;;CONCATENATE(&quot;/G&quot;;[.B6];&quot;.&quot;;[.D6])); IF([.E6]=&quot;&quot;;&quot;&quot;;CONCATENATE(&quot;/R&quot;;[.E6])); IF([.F6]=&quot;&quot;;&quot;&quot;;CONCATENATE(&quot;/G&quot;;[.B6];&quot;.&quot;;[.D6];&quot;.&quot;;[.F6])); IF([.G6]=&quot;&quot;;&quot;&quot;;CONCATENATE(&quot;/R&quot;;[.G6])); IF([.H6]=&quot;&quot;;&quot;&quot;;CONCATENATE(&quot;/G&quot;;[.B6];&quot;.&quot;;[.D6];&quot;.&quot;;[.F6];&quot;.&quot;;[.H6])); IF([.I6]=&quot;&quot;;&quot;&quot;;CONCATENATE(&quot;/R&quot;;[.I6]));IF([.J6]=&quot;&quot;;&quot;&quot;;CONCATENATE(&quot;/G&quot;;[.B6];&quot;.&quot;;[.D6];&quot;.&quot;;[.F6];&quot;.&quot;;[.H6]; &quot;.&quot;;[.J6])); IF([.K6]=&quot;&quot;;&quot;&quot;;CONCATENATE(&quot;/R&quot;;[.K6])))" table:style-name="ce2">
            <text:p>C36/G2/R1</text:p>
          </table:table-cell>
          <table:table-cell office:value-type="string" table:style-name="ce2">
            <text:p>CRITERION.SELECTION.ECONOMIC_FINANCIAL_STANDING.OTHER_REQUIREMENTS</text:p>
          </table:table-cell>
          <table:table-cell office:value-type="string" table:style-name="ce22">
            <text:p>c1347b74-1872-4060-a6db-f4044edcd7c4</text:p>
          </table:table-cell>
          <table:table-cell office:value-type="string" table:style-name="ce9">
            <text:p>Is this information available electronically?</text:p>
          </table:table-cell>
          <table:table-cell table:style-name="ce2"/>
          <table:table-cell table:style-name="ce6"/>
          <table:table-cell table:number-columns-repeated="16367" table:style-name="ce2"/>
        </table:table-row>
        <table:table-row table:style-name="ro1">
          <table:table-cell office:value-type="float" office:value="36" table:style-name="ce4">
            <text:p>36</text:p>
          </table:table-cell>
          <table:table-cell office:value-type="float" office:value="2" table:style-name="ce2">
            <text:p>2</text:p>
          </table:table-cell>
          <table:table-cell table:style-name="ce2"/>
          <table:table-cell office:value-type="float" office:value="1" table:style-name="ce2">
            <text:p>1</text:p>
          </table:table-cell>
          <table:table-cell table:number-columns-repeated="7" table:style-name="ce2"/>
          <table:table-cell office:value-type="string" office:string-value="C36/G2/G2.1" table:formula="of:=CONCATENATE(IF([.A7]=&quot;&quot;;&quot;&quot;;CONCATENATE(&quot;C&quot;; [.A7]));IF([.B7]=&quot;&quot;;&quot;&quot;;CONCATENATE(&quot;/G&quot;;[.B7]));IF([.C7]=&quot;&quot;;&quot;&quot;;CONCATENATE(&quot;/R&quot;;[.C7])); IF([.D7]=&quot;&quot;;&quot;&quot;;CONCATENATE(&quot;/G&quot;;[.B7];&quot;.&quot;;[.D7])); IF([.E7]=&quot;&quot;;&quot;&quot;;CONCATENATE(&quot;/R&quot;;[.E7])); IF([.F7]=&quot;&quot;;&quot;&quot;;CONCATENATE(&quot;/G&quot;;[.B7];&quot;.&quot;;[.D7];&quot;.&quot;;[.F7])); IF([.G7]=&quot;&quot;;&quot;&quot;;CONCATENATE(&quot;/R&quot;;[.G7])); IF([.H7]=&quot;&quot;;&quot;&quot;;CONCATENATE(&quot;/G&quot;;[.B7];&quot;.&quot;;[.D7];&quot;.&quot;;[.F7];&quot;.&quot;;[.H7])); IF([.I7]=&quot;&quot;;&quot;&quot;;CONCATENATE(&quot;/R&quot;;[.I7]));IF([.J7]=&quot;&quot;;&quot;&quot;;CONCATENATE(&quot;/G&quot;;[.B7];&quot;.&quot;;[.D7];&quot;.&quot;;[.F7];&quot;.&quot;;[.H7]; &quot;.&quot;;[.J7])); IF([.K7]=&quot;&quot;;&quot;&quot;;CONCATENATE(&quot;/R&quot;;[.K7])))" table:style-name="ce2">
            <text:p>C36/G2/G2.1</text:p>
          </table:table-cell>
          <table:table-cell office:value-type="string" table:style-name="ce2">
            <text:p>CRITERION.SELECTION.ECONOMIC_FINANCIAL_STANDING.OTHER_REQUIREMENTS</text:p>
          </table:table-cell>
          <table:table-cell office:value-type="string" table:style-name="ce22">
            <text:p>41dd2e9b-1bfd-44c7-93ee-56bd74a4334b</text:p>
          </table:table-cell>
          <table:table-cell table:style-name="ce9"/>
          <table:table-cell office:value-type="string" table:style-name="ce2">
            <text:p>GROUP_FULFILLED.ON_TRUE</text:p>
          </table:table-cell>
          <table:table-cell table:style-name="ce6"/>
          <table:table-cell table:number-columns-repeated="16367" table:style-name="ce2"/>
        </table:table-row>
        <table:table-row table:style-name="ro1">
          <table:table-cell office:value-type="float" office:value="36" table:style-name="ce4">
            <text:p>36</text:p>
          </table:table-cell>
          <table:table-cell office:value-type="float" office:value="2" table:style-name="ce2">
            <text:p>2</text:p>
          </table:table-cell>
          <table:table-cell table:style-name="ce2"/>
          <table:table-cell office:value-type="float" office:value="1" table:style-name="ce2">
            <text:p>1</text:p>
          </table:table-cell>
          <table:table-cell office:value-type="float" office:value="1" table:style-name="ce2">
            <text:p>1</text:p>
          </table:table-cell>
          <table:table-cell table:number-columns-repeated="6" table:style-name="ce2"/>
          <table:table-cell office:value-type="string" office:string-value="C36/G2/G2.1/R1" table:formula="of:=CONCATENATE(IF([.A8]=&quot;&quot;;&quot;&quot;;CONCATENATE(&quot;C&quot;; [.A8]));IF([.B8]=&quot;&quot;;&quot;&quot;;CONCATENATE(&quot;/G&quot;;[.B8]));IF([.C8]=&quot;&quot;;&quot;&quot;;CONCATENATE(&quot;/R&quot;;[.C8])); IF([.D8]=&quot;&quot;;&quot;&quot;;CONCATENATE(&quot;/G&quot;;[.B8];&quot;.&quot;;[.D8])); IF([.E8]=&quot;&quot;;&quot;&quot;;CONCATENATE(&quot;/R&quot;;[.E8])); IF([.F8]=&quot;&quot;;&quot;&quot;;CONCATENATE(&quot;/G&quot;;[.B8];&quot;.&quot;;[.D8];&quot;.&quot;;[.F8])); IF([.G8]=&quot;&quot;;&quot;&quot;;CONCATENATE(&quot;/R&quot;;[.G8])); IF([.H8]=&quot;&quot;;&quot;&quot;;CONCATENATE(&quot;/G&quot;;[.B8];&quot;.&quot;;[.D8];&quot;.&quot;;[.F8];&quot;.&quot;;[.H8])); IF([.I8]=&quot;&quot;;&quot;&quot;;CONCATENATE(&quot;/R&quot;;[.I8]));IF([.J8]=&quot;&quot;;&quot;&quot;;CONCATENATE(&quot;/G&quot;;[.B8];&quot;.&quot;;[.D8];&quot;.&quot;;[.F8];&quot;.&quot;;[.H8]; &quot;.&quot;;[.J8])); IF([.K8]=&quot;&quot;;&quot;&quot;;CONCATENATE(&quot;/R&quot;;[.K8])))" table:style-name="ce2">
            <text:p>C36/G2/G2.1/R1</text:p>
          </table:table-cell>
          <table:table-cell office:value-type="string" table:style-name="ce2">
            <text:p>CRITERION.SELECTION.ECONOMIC_FINANCIAL_STANDING.OTHER_REQUIREMENTS</text:p>
          </table:table-cell>
          <table:table-cell office:value-type="string" table:style-name="ce22">
            <text:p>f4313bb6-21b6-499e-bdff-debe10e11d2c</text:p>
          </table:table-cell>
          <table:table-cell office:value-type="string" table:style-name="ce9">
            <text:p>URL</text:p>
          </table:table-cell>
          <table:table-cell table:style-name="ce2"/>
          <table:table-cell table:style-name="ce6"/>
          <table:table-cell table:number-columns-repeated="16367" table:style-name="ce2"/>
        </table:table-row>
        <table:table-row table:style-name="ro1">
          <table:table-cell office:value-type="float" office:value="36" table:style-name="ce4">
            <text:p>36</text:p>
          </table:table-cell>
          <table:table-cell office:value-type="float" office:value="2" table:style-name="ce2">
            <text:p>2</text:p>
          </table:table-cell>
          <table:table-cell table:style-name="ce2"/>
          <table:table-cell office:value-type="float" office:value="1" table:style-name="ce2">
            <text:p>1</text:p>
          </table:table-cell>
          <table:table-cell office:value-type="float" office:value="2" table:style-name="ce2">
            <text:p>2</text:p>
          </table:table-cell>
          <table:table-cell table:number-columns-repeated="6" table:style-name="ce2"/>
          <table:table-cell office:value-type="string" office:string-value="C36/G2/G2.1/R2" table:formula="of:=CONCATENATE(IF([.A9]=&quot;&quot;;&quot;&quot;;CONCATENATE(&quot;C&quot;; [.A9]));IF([.B9]=&quot;&quot;;&quot;&quot;;CONCATENATE(&quot;/G&quot;;[.B9]));IF([.C9]=&quot;&quot;;&quot;&quot;;CONCATENATE(&quot;/R&quot;;[.C9])); IF([.D9]=&quot;&quot;;&quot;&quot;;CONCATENATE(&quot;/G&quot;;[.B9];&quot;.&quot;;[.D9])); IF([.E9]=&quot;&quot;;&quot;&quot;;CONCATENATE(&quot;/R&quot;;[.E9])); IF([.F9]=&quot;&quot;;&quot;&quot;;CONCATENATE(&quot;/G&quot;;[.B9];&quot;.&quot;;[.D9];&quot;.&quot;;[.F9])); IF([.G9]=&quot;&quot;;&quot;&quot;;CONCATENATE(&quot;/R&quot;;[.G9])); IF([.H9]=&quot;&quot;;&quot;&quot;;CONCATENATE(&quot;/G&quot;;[.B9];&quot;.&quot;;[.D9];&quot;.&quot;;[.F9];&quot;.&quot;;[.H9])); IF([.I9]=&quot;&quot;;&quot;&quot;;CONCATENATE(&quot;/R&quot;;[.I9]));IF([.J9]=&quot;&quot;;&quot;&quot;;CONCATENATE(&quot;/G&quot;;[.B9];&quot;.&quot;;[.D9];&quot;.&quot;;[.F9];&quot;.&quot;;[.H9]; &quot;.&quot;;[.J9])); IF([.K9]=&quot;&quot;;&quot;&quot;;CONCATENATE(&quot;/R&quot;;[.K9])))" table:style-name="ce2">
            <text:p>C36/G2/G2.1/R2</text:p>
          </table:table-cell>
          <table:table-cell office:value-type="string" table:style-name="ce2">
            <text:p>CRITERION.SELECTION.ECONOMIC_FINANCIAL_STANDING.OTHER_REQUIREMENTS</text:p>
          </table:table-cell>
          <table:table-cell office:value-type="string" table:style-name="ce22">
            <text:p>1f1cd18e-3e01-4ca2-af4c-e2981924ba8d</text:p>
          </table:table-cell>
          <table:table-cell office:value-type="string" table:style-name="ce9">
            <text:p>Code</text:p>
          </table:table-cell>
          <table:table-cell table:style-name="ce2"/>
          <table:table-cell table:style-name="ce6"/>
          <table:table-cell table:number-columns-repeated="16367" table:style-name="ce2"/>
        </table:table-row>
        <table:table-row table:style-name="ro1">
          <table:table-cell office:value-type="float" office:value="36" table:style-name="ce4">
            <text:p>36</text:p>
          </table:table-cell>
          <table:table-cell office:value-type="float" office:value="2" table:style-name="ce2">
            <text:p>2</text:p>
          </table:table-cell>
          <table:table-cell table:style-name="ce2"/>
          <table:table-cell office:value-type="float" office:value="1" table:style-name="ce2">
            <text:p>1</text:p>
          </table:table-cell>
          <table:table-cell office:value-type="float" office:value="3" table:style-name="ce2">
            <text:p>3</text:p>
          </table:table-cell>
          <table:table-cell table:number-columns-repeated="6" table:style-name="ce2"/>
          <table:table-cell office:value-type="string" office:string-value="C36/G2/G2.1/R3" table:formula="of:=CONCATENATE(IF([.A10]=&quot;&quot;;&quot;&quot;;CONCATENATE(&quot;C&quot;; [.A10]));IF([.B10]=&quot;&quot;;&quot;&quot;;CONCATENATE(&quot;/G&quot;;[.B10]));IF([.C10]=&quot;&quot;;&quot;&quot;;CONCATENATE(&quot;/R&quot;;[.C10])); IF([.D10]=&quot;&quot;;&quot;&quot;;CONCATENATE(&quot;/G&quot;;[.B10];&quot;.&quot;;[.D10])); IF([.E10]=&quot;&quot;;&quot;&quot;;CONCATENATE(&quot;/R&quot;;[.E10])); IF([.F10]=&quot;&quot;;&quot;&quot;;CONCATENATE(&quot;/G&quot;;[.B10];&quot;.&quot;;[.D10];&quot;.&quot;;[.F10])); IF([.G10]=&quot;&quot;;&quot;&quot;;CONCATENATE(&quot;/R&quot;;[.G10])); IF([.H10]=&quot;&quot;;&quot;&quot;;CONCATENATE(&quot;/G&quot;;[.B10];&quot;.&quot;;[.D10];&quot;.&quot;;[.F10];&quot;.&quot;;[.H10])); IF([.I10]=&quot;&quot;;&quot;&quot;;CONCATENATE(&quot;/R&quot;;[.I10]));IF([.J10]=&quot;&quot;;&quot;&quot;;CONCATENATE(&quot;/G&quot;;[.B10];&quot;.&quot;;[.D10];&quot;.&quot;;[.F10];&quot;.&quot;;[.H10]; &quot;.&quot;;[.J10])); IF([.K10]=&quot;&quot;;&quot;&quot;;CONCATENATE(&quot;/R&quot;;[.K10])))" table:style-name="ce2">
            <text:p>C36/G2/G2.1/R3</text:p>
          </table:table-cell>
          <table:table-cell office:value-type="string" table:style-name="ce2">
            <text:p>CRITERION.SELECTION.ECONOMIC_FINANCIAL_STANDING.OTHER_REQUIREMENTS</text:p>
          </table:table-cell>
          <table:table-cell office:value-type="string" table:style-name="ce22">
            <text:p>c3ccfa31-0c5e-4e3a-a3fd-db9fb83d78d4</text:p>
          </table:table-cell>
          <table:table-cell office:value-type="string" table:style-name="ce9">
            <text:p>Issuer</text:p>
          </table:table-cell>
          <table:table-cell table:style-name="ce2"/>
          <table:table-cell table:style-name="ce6"/>
          <table:table-cell table:number-columns-repeated="16367" table:style-name="ce2"/>
        </table:table-row>
        <table:table-row table:style-name="ro2">
          <table:table-cell table:number-columns-repeated="14" table:style-name="ce14"/>
          <table:table-cell table:style-name="ce15"/>
          <table:table-cell table:style-name="ce14"/>
          <table:table-cell table:style-name="ce16"/>
          <table:table-cell table:number-columns-repeated="16367" table:style-name="ce2"/>
        </table:table-row>
        <table:table-row table:number-rows-repeated="1048565" table:style-name="ro1">
          <table:table-cell table:number-columns-repeated="16384"/>
        </table:table-row>
      </table:table>
      <table:table table:name="SC-References" table:style-name="ta2">
        <table:table-column table:style-name="co25" table:number-columns-repeated="5" table:default-cell-style-name="ce19"/>
        <table:table-column table:style-name="co58" table:number-columns-repeated="6" table:default-cell-style-name="ce19"/>
        <table:table-column table:style-name="co14" table:default-cell-style-name="ce19"/>
        <table:table-column table:style-name="co59" table:default-cell-style-name="ce19"/>
        <table:table-column table:style-name="co18" table:default-cell-style-name="ce19"/>
        <table:table-column table:style-name="co14" table:number-columns-repeated="16370" table:default-cell-style-name="ce19"/>
        <table:table-row table:style-name="ro1">
          <table:table-cell office:value-type="string" table:style-name="ce22">
            <text:p>CRITERION ID</text:p>
          </table:table-cell>
          <table:table-cell office:value-type="string" table:style-name="ce22">
            <text:p>GROUP LEVEL 1</text:p>
          </table:table-cell>
          <table:table-cell office:value-type="string" table:style-name="ce22">
            <text:p>REQUIREMENTS LEVEL 1</text:p>
          </table:table-cell>
          <table:table-cell office:value-type="string" table:style-name="ce22">
            <text:p>SUBGROUP LEVEL 2</text:p>
          </table:table-cell>
          <table:table-cell office:value-type="string" table:style-name="ce22">
            <text:p>REQUIREMENTS LEVEL 2</text:p>
          </table:table-cell>
          <table:table-cell office:value-type="string" table:style-name="ce22">
            <text:p>SUBGROUP LEVEL 3</text:p>
          </table:table-cell>
          <table:table-cell office:value-type="string" table:style-name="ce22">
            <text:p>REQUIREMENTS LEVEL 3</text:p>
          </table:table-cell>
          <table:table-cell office:value-type="string" table:style-name="ce22">
            <text:p>SUBGROUP LEVEL 4</text:p>
          </table:table-cell>
          <table:table-cell office:value-type="string" table:style-name="ce22">
            <text:p>REQUIREMENTS LEVEL 4</text:p>
          </table:table-cell>
          <table:table-cell office:value-type="string" table:style-name="ce22">
            <text:p><text:s/></text:p>
          </table:table-cell>
          <table:table-cell table:style-name="ce22"/>
          <table:table-cell office:value-type="string" table:style-name="ce27">
            <text:p>ITEM ID</text:p>
          </table:table-cell>
          <table:table-cell office:value-type="string" table:style-name="ce27">
            <text:p>Criterion Code</text:p>
          </table:table-cell>
          <table:table-cell office:value-type="string" table:style-name="ce27">
            <text:p>Element UUID</text:p>
          </table:table-cell>
          <table:table-cell office:value-type="string" table:style-name="ce27">
            <text:p>Criterion/Requirement description</text:p>
          </table:table-cell>
          <table:table-cell office:value-type="string" table:style-name="ce27">
            <text:p>PI</text:p>
          </table:table-cell>
          <table:table-cell office:value-type="string" table:style-name="ce24">
            <text:p>Multiple instances possible?</text:p>
          </table:table-cell>
          <table:table-cell table:number-columns-repeated="16367" table:style-name="ce22"/>
        </table:table-row>
        <table:table-row table:style-name="ro1">
          <table:table-cell office:value-type="float" office:value="37" table:style-name="ce23">
            <text:p>37</text:p>
          </table:table-cell>
          <table:table-cell table:number-columns-repeated="10" table:style-name="ce23"/>
          <table:table-cell office:value-type="string" office:string-value="C37" table:formula="of:=CONCATENATE(IF([.A2]=&quot;&quot;;&quot;&quot;;CONCATENATE(&quot;C&quot;; [.A2]));IF([.B2]=&quot;&quot;;&quot;&quot;;CONCATENATE(&quot;/G&quot;;[.B2]));IF([.C2]=&quot;&quot;;&quot;&quot;;CONCATENATE(&quot;/R&quot;;[.C2])); IF([.D2]=&quot;&quot;;&quot;&quot;;CONCATENATE(&quot;/G&quot;;[.B2];&quot;.&quot;;[.D2])); IF([.E2]=&quot;&quot;;&quot;&quot;;CONCATENATE(&quot;/R&quot;;[.E2])); IF([.F2]=&quot;&quot;;&quot;&quot;;CONCATENATE(&quot;/G&quot;;[.B2];&quot;.&quot;;[.D2];&quot;.&quot;;[.F2])); IF([.G2]=&quot;&quot;;&quot;&quot;;CONCATENATE(&quot;/R&quot;;[.G2])); IF([.H2]=&quot;&quot;;&quot;&quot;;CONCATENATE(&quot;/G&quot;;[.B2];&quot;.&quot;;[.D2];&quot;.&quot;;[.F2];&quot;.&quot;;[.H2])); IF([.I2]=&quot;&quot;;&quot;&quot;;CONCATENATE(&quot;/R&quot;;[.I2]));IF([.J2]=&quot;&quot;;&quot;&quot;;CONCATENATE(&quot;/G&quot;;[.B2];&quot;.&quot;;[.D2];&quot;.&quot;;[.F2];&quot;.&quot;;[.H2]; &quot;.&quot;;[.J2])); IF([.K2]=&quot;&quot;;&quot;&quot;;CONCATENATE(&quot;/R&quot;;[.K2])))" table:style-name="ce23">
            <text:p>C37</text:p>
          </table:table-cell>
          <table:table-cell office:value-type="string" table:style-name="ce23">
            <text:p>CRITERION.SELECTION.TECHNICAL_PROFESSIONAL_ABILITY.REFERENCES.WORKS_PERFORMANCE</text:p>
          </table:table-cell>
          <table:table-cell office:value-type="string" table:style-name="ce23">
            <text:p>cdd3bb3e-34a5-43d5-b668-2aab86a73822</text:p>
          </table:table-cell>
          <table:table-cell office:value-type="string" table:style-name="ce23">
            <text:p>For public works contracts only: During the reference period, the economic operator has performed the following works of the specified type. Contracting authorities may require up to five years and allow experience dating from more than five years.</text:p>
          </table:table-cell>
          <table:table-cell table:style-name="ce23"/>
          <table:table-cell table:style-name="ce26"/>
          <table:table-cell table:number-columns-repeated="16367" table:style-name="ce22"/>
        </table:table-row>
        <table:table-row table:style-name="ro1">
          <table:table-cell office:value-type="float" office:value="37" table:style-name="ce21">
            <text:p>37</text:p>
          </table:table-cell>
          <table:table-cell office:value-type="float" office:value="1" table:style-name="ce22">
            <text:p>1</text:p>
          </table:table-cell>
          <table:table-cell table:number-columns-repeated="9" table:style-name="ce22"/>
          <table:table-cell office:value-type="string" office:string-value="C37/G1" table:formula="of:=CONCATENATE(IF([.A3]=&quot;&quot;;&quot;&quot;;CONCATENATE(&quot;C&quot;; [.A3]));IF([.B3]=&quot;&quot;;&quot;&quot;;CONCATENATE(&quot;/G&quot;;[.B3]));IF([.C3]=&quot;&quot;;&quot;&quot;;CONCATENATE(&quot;/R&quot;;[.C3])); IF([.D3]=&quot;&quot;;&quot;&quot;;CONCATENATE(&quot;/G&quot;;[.B3];&quot;.&quot;;[.D3])); IF([.E3]=&quot;&quot;;&quot;&quot;;CONCATENATE(&quot;/R&quot;;[.E3])); IF([.F3]=&quot;&quot;;&quot;&quot;;CONCATENATE(&quot;/G&quot;;[.B3];&quot;.&quot;;[.D3];&quot;.&quot;;[.F3])); IF([.G3]=&quot;&quot;;&quot;&quot;;CONCATENATE(&quot;/R&quot;;[.G3])); IF([.H3]=&quot;&quot;;&quot;&quot;;CONCATENATE(&quot;/G&quot;;[.B3];&quot;.&quot;;[.D3];&quot;.&quot;;[.F3];&quot;.&quot;;[.H3])); IF([.I3]=&quot;&quot;;&quot;&quot;;CONCATENATE(&quot;/R&quot;;[.I3]));IF([.J3]=&quot;&quot;;&quot;&quot;;CONCATENATE(&quot;/G&quot;;[.B3];&quot;.&quot;;[.D3];&quot;.&quot;;[.F3];&quot;.&quot;;[.H3]; &quot;.&quot;;[.J3])); IF([.K3]=&quot;&quot;;&quot;&quot;;CONCATENATE(&quot;/R&quot;;[.K3])))" table:style-name="ce22">
            <text:p>C37/G1</text:p>
          </table:table-cell>
          <table:table-cell office:value-type="string" table:style-name="ce22">
            <text:p>CRITERION.SELECTION.TECHNICAL_PROFESSIONAL_ABILITY.REFERENCES.WORKS_PERFORMANCE</text:p>
          </table:table-cell>
          <table:table-cell office:value-type="string" table:style-name="ce22">
            <text:p>96f00020-0a25-402e-b850-2378e83b5695</text:p>
          </table:table-cell>
          <table:table-cell table:number-columns-repeated="2" table:style-name="ce28"/>
          <table:table-cell office:value-type="string" table:style-name="ce7">
            <text:p>yes</text:p>
          </table:table-cell>
          <table:table-cell table:number-columns-repeated="16367" table:style-name="ce22"/>
        </table:table-row>
        <table:table-row table:style-name="ro1">
          <table:table-cell office:value-type="float" office:value="37" table:style-name="ce21">
            <text:p>37</text:p>
          </table:table-cell>
          <table:table-cell office:value-type="float" office:value="1" table:style-name="ce22">
            <text:p>1</text:p>
          </table:table-cell>
          <table:table-cell office:value-type="float" office:value="1" table:style-name="ce22">
            <text:p>1</text:p>
          </table:table-cell>
          <table:table-cell table:number-columns-repeated="8" table:style-name="ce22"/>
          <table:table-cell office:value-type="string" office:string-value="C37/G1/R1" table:formula="of:=CONCATENATE(IF([.A4]=&quot;&quot;;&quot;&quot;;CONCATENATE(&quot;C&quot;; [.A4]));IF([.B4]=&quot;&quot;;&quot;&quot;;CONCATENATE(&quot;/G&quot;;[.B4]));IF([.C4]=&quot;&quot;;&quot;&quot;;CONCATENATE(&quot;/R&quot;;[.C4])); IF([.D4]=&quot;&quot;;&quot;&quot;;CONCATENATE(&quot;/G&quot;;[.B4];&quot;.&quot;;[.D4])); IF([.E4]=&quot;&quot;;&quot;&quot;;CONCATENATE(&quot;/R&quot;;[.E4])); IF([.F4]=&quot;&quot;;&quot;&quot;;CONCATENATE(&quot;/G&quot;;[.B4];&quot;.&quot;;[.D4];&quot;.&quot;;[.F4])); IF([.G4]=&quot;&quot;;&quot;&quot;;CONCATENATE(&quot;/R&quot;;[.G4])); IF([.H4]=&quot;&quot;;&quot;&quot;;CONCATENATE(&quot;/G&quot;;[.B4];&quot;.&quot;;[.D4];&quot;.&quot;;[.F4];&quot;.&quot;;[.H4])); IF([.I4]=&quot;&quot;;&quot;&quot;;CONCATENATE(&quot;/R&quot;;[.I4]));IF([.J4]=&quot;&quot;;&quot;&quot;;CONCATENATE(&quot;/G&quot;;[.B4];&quot;.&quot;;[.D4];&quot;.&quot;;[.F4];&quot;.&quot;;[.H4]; &quot;.&quot;;[.J4])); IF([.K4]=&quot;&quot;;&quot;&quot;;CONCATENATE(&quot;/R&quot;;[.K4])))" table:style-name="ce22">
            <text:p>C37/G1/R1</text:p>
          </table:table-cell>
          <table:table-cell office:value-type="string" table:style-name="ce22">
            <text:p>CRITERION.SELECTION.TECHNICAL_PROFESSIONAL_ABILITY.REFERENCES.WORKS_PERFORMANCE</text:p>
          </table:table-cell>
          <table:table-cell office:value-type="string" table:style-name="ce22">
            <text:p>ab05ff3b-f3e1-4441-9b43-ee9912e29e92</text:p>
          </table:table-cell>
          <table:table-cell office:value-type="string" table:style-name="ce28">
            <text:p>Description</text:p>
          </table:table-cell>
          <table:table-cell table:style-name="ce28"/>
          <table:table-cell table:style-name="ce7"/>
          <table:table-cell table:number-columns-repeated="16367" table:style-name="ce22"/>
        </table:table-row>
        <table:table-row table:style-name="ro1">
          <table:table-cell office:value-type="float" office:value="37" table:style-name="ce21">
            <text:p>37</text:p>
          </table:table-cell>
          <table:table-cell office:value-type="float" office:value="1" table:style-name="ce22">
            <text:p>1</text:p>
          </table:table-cell>
          <table:table-cell office:value-type="float" office:value="2" table:style-name="ce22">
            <text:p>2</text:p>
          </table:table-cell>
          <table:table-cell table:number-columns-repeated="8" table:style-name="ce22"/>
          <table:table-cell office:value-type="string" office:string-value="C37/G1/R2" table:formula="of:=CONCATENATE(IF([.A5]=&quot;&quot;;&quot;&quot;;CONCATENATE(&quot;C&quot;; [.A5]));IF([.B5]=&quot;&quot;;&quot;&quot;;CONCATENATE(&quot;/G&quot;;[.B5]));IF([.C5]=&quot;&quot;;&quot;&quot;;CONCATENATE(&quot;/R&quot;;[.C5])); IF([.D5]=&quot;&quot;;&quot;&quot;;CONCATENATE(&quot;/G&quot;;[.B5];&quot;.&quot;;[.D5])); IF([.E5]=&quot;&quot;;&quot;&quot;;CONCATENATE(&quot;/R&quot;;[.E5])); IF([.F5]=&quot;&quot;;&quot;&quot;;CONCATENATE(&quot;/G&quot;;[.B5];&quot;.&quot;;[.D5];&quot;.&quot;;[.F5])); IF([.G5]=&quot;&quot;;&quot;&quot;;CONCATENATE(&quot;/R&quot;;[.G5])); IF([.H5]=&quot;&quot;;&quot;&quot;;CONCATENATE(&quot;/G&quot;;[.B5];&quot;.&quot;;[.D5];&quot;.&quot;;[.F5];&quot;.&quot;;[.H5])); IF([.I5]=&quot;&quot;;&quot;&quot;;CONCATENATE(&quot;/R&quot;;[.I5]));IF([.J5]=&quot;&quot;;&quot;&quot;;CONCATENATE(&quot;/G&quot;;[.B5];&quot;.&quot;;[.D5];&quot;.&quot;;[.F5];&quot;.&quot;;[.H5]; &quot;.&quot;;[.J5])); IF([.K5]=&quot;&quot;;&quot;&quot;;CONCATENATE(&quot;/R&quot;;[.K5])))" table:style-name="ce22">
            <text:p>C37/G1/R2</text:p>
          </table:table-cell>
          <table:table-cell office:value-type="string" table:style-name="ce22">
            <text:p>CRITERION.SELECTION.TECHNICAL_PROFESSIONAL_ABILITY.REFERENCES.WORKS_PERFORMANCE</text:p>
          </table:table-cell>
          <table:table-cell office:value-type="string" table:style-name="ce22">
            <text:p>42db0eaa-d2dd-48cb-83ac-38d73cab9b50</text:p>
          </table:table-cell>
          <table:table-cell office:value-type="string" table:style-name="ce28">
            <text:p>Amount</text:p>
          </table:table-cell>
          <table:table-cell table:style-name="ce28"/>
          <table:table-cell table:style-name="ce7"/>
          <table:table-cell table:number-columns-repeated="16367" table:style-name="ce22"/>
        </table:table-row>
        <table:table-row table:style-name="ro1">
          <table:table-cell office:value-type="float" office:value="37" table:style-name="ce21">
            <text:p>37</text:p>
          </table:table-cell>
          <table:table-cell office:value-type="float" office:value="1" table:style-name="ce22">
            <text:p>1</text:p>
          </table:table-cell>
          <table:table-cell office:value-type="float" office:value="3" table:style-name="ce22">
            <text:p>3</text:p>
          </table:table-cell>
          <table:table-cell table:number-columns-repeated="8" table:style-name="ce22"/>
          <table:table-cell office:value-type="string" office:string-value="C37/G1/R3" table:formula="of:=CONCATENATE(IF([.A6]=&quot;&quot;;&quot;&quot;;CONCATENATE(&quot;C&quot;; [.A6]));IF([.B6]=&quot;&quot;;&quot;&quot;;CONCATENATE(&quot;/G&quot;;[.B6]));IF([.C6]=&quot;&quot;;&quot;&quot;;CONCATENATE(&quot;/R&quot;;[.C6])); IF([.D6]=&quot;&quot;;&quot;&quot;;CONCATENATE(&quot;/G&quot;;[.B6];&quot;.&quot;;[.D6])); IF([.E6]=&quot;&quot;;&quot;&quot;;CONCATENATE(&quot;/R&quot;;[.E6])); IF([.F6]=&quot;&quot;;&quot;&quot;;CONCATENATE(&quot;/G&quot;;[.B6];&quot;.&quot;;[.D6];&quot;.&quot;;[.F6])); IF([.G6]=&quot;&quot;;&quot;&quot;;CONCATENATE(&quot;/R&quot;;[.G6])); IF([.H6]=&quot;&quot;;&quot;&quot;;CONCATENATE(&quot;/G&quot;;[.B6];&quot;.&quot;;[.D6];&quot;.&quot;;[.F6];&quot;.&quot;;[.H6])); IF([.I6]=&quot;&quot;;&quot;&quot;;CONCATENATE(&quot;/R&quot;;[.I6]));IF([.J6]=&quot;&quot;;&quot;&quot;;CONCATENATE(&quot;/G&quot;;[.B6];&quot;.&quot;;[.D6];&quot;.&quot;;[.F6];&quot;.&quot;;[.H6]; &quot;.&quot;;[.J6])); IF([.K6]=&quot;&quot;;&quot;&quot;;CONCATENATE(&quot;/R&quot;;[.K6])))" table:style-name="ce22">
            <text:p>C37/G1/R3</text:p>
          </table:table-cell>
          <table:table-cell office:value-type="string" table:style-name="ce22">
            <text:p>CRITERION.SELECTION.TECHNICAL_PROFESSIONAL_ABILITY.REFERENCES.WORKS_PERFORMANCE</text:p>
          </table:table-cell>
          <table:table-cell office:value-type="string" table:style-name="ce22">
            <text:p>42ec8116-31a7-4118-8612-5b04f5c8bde7</text:p>
          </table:table-cell>
          <table:table-cell office:value-type="string" table:style-name="ce28">
            <text:p>Start Date</text:p>
          </table:table-cell>
          <table:table-cell table:style-name="ce28"/>
          <table:table-cell table:style-name="ce7"/>
          <table:table-cell table:number-columns-repeated="16367" table:style-name="ce22"/>
        </table:table-row>
        <table:table-row table:style-name="ro1">
          <table:table-cell office:value-type="float" office:value="37" table:style-name="ce21">
            <text:p>37</text:p>
          </table:table-cell>
          <table:table-cell office:value-type="float" office:value="1" table:style-name="ce22">
            <text:p>1</text:p>
          </table:table-cell>
          <table:table-cell office:value-type="float" office:value="4" table:style-name="ce22">
            <text:p>4</text:p>
          </table:table-cell>
          <table:table-cell table:number-columns-repeated="8" table:style-name="ce22"/>
          <table:table-cell office:value-type="string" office:string-value="C37/G1/R4" table:formula="of:=CONCATENATE(IF([.A7]=&quot;&quot;;&quot;&quot;;CONCATENATE(&quot;C&quot;; [.A7]));IF([.B7]=&quot;&quot;;&quot;&quot;;CONCATENATE(&quot;/G&quot;;[.B7]));IF([.C7]=&quot;&quot;;&quot;&quot;;CONCATENATE(&quot;/R&quot;;[.C7])); IF([.D7]=&quot;&quot;;&quot;&quot;;CONCATENATE(&quot;/G&quot;;[.B7];&quot;.&quot;;[.D7])); IF([.E7]=&quot;&quot;;&quot;&quot;;CONCATENATE(&quot;/R&quot;;[.E7])); IF([.F7]=&quot;&quot;;&quot;&quot;;CONCATENATE(&quot;/G&quot;;[.B7];&quot;.&quot;;[.D7];&quot;.&quot;;[.F7])); IF([.G7]=&quot;&quot;;&quot;&quot;;CONCATENATE(&quot;/R&quot;;[.G7])); IF([.H7]=&quot;&quot;;&quot;&quot;;CONCATENATE(&quot;/G&quot;;[.B7];&quot;.&quot;;[.D7];&quot;.&quot;;[.F7];&quot;.&quot;;[.H7])); IF([.I7]=&quot;&quot;;&quot;&quot;;CONCATENATE(&quot;/R&quot;;[.I7]));IF([.J7]=&quot;&quot;;&quot;&quot;;CONCATENATE(&quot;/G&quot;;[.B7];&quot;.&quot;;[.D7];&quot;.&quot;;[.F7];&quot;.&quot;;[.H7]; &quot;.&quot;;[.J7])); IF([.K7]=&quot;&quot;;&quot;&quot;;CONCATENATE(&quot;/R&quot;;[.K7])))" table:style-name="ce22">
            <text:p>C37/G1/R4</text:p>
          </table:table-cell>
          <table:table-cell office:value-type="string" table:style-name="ce22">
            <text:p>CRITERION.SELECTION.TECHNICAL_PROFESSIONAL_ABILITY.REFERENCES.WORKS_PERFORMANCE</text:p>
          </table:table-cell>
          <table:table-cell office:value-type="string" table:style-name="ce22">
            <text:p>3641b897-f9f0-4d90-909a-b6d4c4b1d645</text:p>
          </table:table-cell>
          <table:table-cell office:value-type="string" table:style-name="ce28">
            <text:p>End Date</text:p>
          </table:table-cell>
          <table:table-cell table:style-name="ce28"/>
          <table:table-cell table:style-name="ce7"/>
          <table:table-cell table:number-columns-repeated="16367" table:style-name="ce22"/>
        </table:table-row>
        <table:table-row table:style-name="ro1">
          <table:table-cell office:value-type="float" office:value="37" table:style-name="ce21">
            <text:p>37</text:p>
          </table:table-cell>
          <table:table-cell office:value-type="float" office:value="1" table:style-name="ce22">
            <text:p>1</text:p>
          </table:table-cell>
          <table:table-cell office:value-type="float" office:value="5" table:style-name="ce22">
            <text:p>5</text:p>
          </table:table-cell>
          <table:table-cell table:number-columns-repeated="8" table:style-name="ce22"/>
          <table:table-cell office:value-type="string" office:string-value="C37/G1/R5" table:formula="of:=CONCATENATE(IF([.A8]=&quot;&quot;;&quot;&quot;;CONCATENATE(&quot;C&quot;; [.A8]));IF([.B8]=&quot;&quot;;&quot;&quot;;CONCATENATE(&quot;/G&quot;;[.B8]));IF([.C8]=&quot;&quot;;&quot;&quot;;CONCATENATE(&quot;/R&quot;;[.C8])); IF([.D8]=&quot;&quot;;&quot;&quot;;CONCATENATE(&quot;/G&quot;;[.B8];&quot;.&quot;;[.D8])); IF([.E8]=&quot;&quot;;&quot;&quot;;CONCATENATE(&quot;/R&quot;;[.E8])); IF([.F8]=&quot;&quot;;&quot;&quot;;CONCATENATE(&quot;/G&quot;;[.B8];&quot;.&quot;;[.D8];&quot;.&quot;;[.F8])); IF([.G8]=&quot;&quot;;&quot;&quot;;CONCATENATE(&quot;/R&quot;;[.G8])); IF([.H8]=&quot;&quot;;&quot;&quot;;CONCATENATE(&quot;/G&quot;;[.B8];&quot;.&quot;;[.D8];&quot;.&quot;;[.F8];&quot;.&quot;;[.H8])); IF([.I8]=&quot;&quot;;&quot;&quot;;CONCATENATE(&quot;/R&quot;;[.I8]));IF([.J8]=&quot;&quot;;&quot;&quot;;CONCATENATE(&quot;/G&quot;;[.B8];&quot;.&quot;;[.D8];&quot;.&quot;;[.F8];&quot;.&quot;;[.H8]; &quot;.&quot;;[.J8])); IF([.K8]=&quot;&quot;;&quot;&quot;;CONCATENATE(&quot;/R&quot;;[.K8])))" table:style-name="ce22">
            <text:p>C37/G1/R5</text:p>
          </table:table-cell>
          <table:table-cell office:value-type="string" table:style-name="ce22">
            <text:p>CRITERION.SELECTION.TECHNICAL_PROFESSIONAL_ABILITY.REFERENCES.WORKS_PERFORMANCE</text:p>
          </table:table-cell>
          <table:table-cell office:value-type="string" table:style-name="ce22">
            <text:p>a92536ab-6783-40bb-a037-5d31f421fd85</text:p>
          </table:table-cell>
          <table:table-cell office:value-type="string" table:style-name="ce28">
            <text:p>Recipients</text:p>
          </table:table-cell>
          <table:table-cell table:style-name="ce28"/>
          <table:table-cell table:style-name="ce7"/>
          <table:table-cell table:number-columns-repeated="16367" table:style-name="ce22"/>
        </table:table-row>
        <table:table-row table:style-name="ro1">
          <table:table-cell office:value-type="float" office:value="37" table:style-name="ce21">
            <text:p>37</text:p>
          </table:table-cell>
          <table:table-cell office:value-type="float" office:value="2" table:style-name="ce22">
            <text:p>2</text:p>
          </table:table-cell>
          <table:table-cell table:number-columns-repeated="9" table:style-name="ce22"/>
          <table:table-cell office:value-type="string" office:string-value="C37/G2" table:formula="of:=CONCATENATE(IF([.A9]=&quot;&quot;;&quot;&quot;;CONCATENATE(&quot;C&quot;; [.A9]));IF([.B9]=&quot;&quot;;&quot;&quot;;CONCATENATE(&quot;/G&quot;;[.B9]));IF([.C9]=&quot;&quot;;&quot;&quot;;CONCATENATE(&quot;/R&quot;;[.C9])); IF([.D9]=&quot;&quot;;&quot;&quot;;CONCATENATE(&quot;/G&quot;;[.B9];&quot;.&quot;;[.D9])); IF([.E9]=&quot;&quot;;&quot;&quot;;CONCATENATE(&quot;/R&quot;;[.E9])); IF([.F9]=&quot;&quot;;&quot;&quot;;CONCATENATE(&quot;/G&quot;;[.B9];&quot;.&quot;;[.D9];&quot;.&quot;;[.F9])); IF([.G9]=&quot;&quot;;&quot;&quot;;CONCATENATE(&quot;/R&quot;;[.G9])); IF([.H9]=&quot;&quot;;&quot;&quot;;CONCATENATE(&quot;/G&quot;;[.B9];&quot;.&quot;;[.D9];&quot;.&quot;;[.F9];&quot;.&quot;;[.H9])); IF([.I9]=&quot;&quot;;&quot;&quot;;CONCATENATE(&quot;/R&quot;;[.I9]));IF([.J9]=&quot;&quot;;&quot;&quot;;CONCATENATE(&quot;/G&quot;;[.B9];&quot;.&quot;;[.D9];&quot;.&quot;;[.F9];&quot;.&quot;;[.H9]; &quot;.&quot;;[.J9])); IF([.K9]=&quot;&quot;;&quot;&quot;;CONCATENATE(&quot;/R&quot;;[.K9])))" table:style-name="ce22">
            <text:p>C37/G2</text:p>
          </table:table-cell>
          <table:table-cell office:value-type="string" table:style-name="ce22">
            <text:p>CRITERION.SELECTION.TECHNICAL_PROFESSIONAL_ABILITY.REFERENCES.WORKS_PERFORMANCE</text:p>
          </table:table-cell>
          <table:table-cell office:value-type="string" table:style-name="ce22">
            <text:p>7458d42a-e581-4640-9283-34ceb3ad4345</text:p>
          </table:table-cell>
          <table:table-cell table:number-columns-repeated="2" table:style-name="ce22"/>
          <table:table-cell table:style-name="ce24"/>
          <table:table-cell table:number-columns-repeated="16367" table:style-name="ce22"/>
        </table:table-row>
        <table:table-row table:style-name="ro1">
          <table:table-cell office:value-type="float" office:value="37" table:style-name="ce21">
            <text:p>37</text:p>
          </table:table-cell>
          <table:table-cell office:value-type="float" office:value="2" table:style-name="ce22">
            <text:p>2</text:p>
          </table:table-cell>
          <table:table-cell office:value-type="float" office:value="1" table:style-name="ce22">
            <text:p>1</text:p>
          </table:table-cell>
          <table:table-cell table:number-columns-repeated="8" table:style-name="ce22"/>
          <table:table-cell office:value-type="string" office:string-value="C37/G2/R1" table:formula="of:=CONCATENATE(IF([.A10]=&quot;&quot;;&quot;&quot;;CONCATENATE(&quot;C&quot;; [.A10]));IF([.B10]=&quot;&quot;;&quot;&quot;;CONCATENATE(&quot;/G&quot;;[.B10]));IF([.C10]=&quot;&quot;;&quot;&quot;;CONCATENATE(&quot;/R&quot;;[.C10])); IF([.D10]=&quot;&quot;;&quot;&quot;;CONCATENATE(&quot;/G&quot;;[.B10];&quot;.&quot;;[.D10])); IF([.E10]=&quot;&quot;;&quot;&quot;;CONCATENATE(&quot;/R&quot;;[.E10])); IF([.F10]=&quot;&quot;;&quot;&quot;;CONCATENATE(&quot;/G&quot;;[.B10];&quot;.&quot;;[.D10];&quot;.&quot;;[.F10])); IF([.G10]=&quot;&quot;;&quot;&quot;;CONCATENATE(&quot;/R&quot;;[.G10])); IF([.H10]=&quot;&quot;;&quot;&quot;;CONCATENATE(&quot;/G&quot;;[.B10];&quot;.&quot;;[.D10];&quot;.&quot;;[.F10];&quot;.&quot;;[.H10])); IF([.I10]=&quot;&quot;;&quot;&quot;;CONCATENATE(&quot;/R&quot;;[.I10]));IF([.J10]=&quot;&quot;;&quot;&quot;;CONCATENATE(&quot;/G&quot;;[.B10];&quot;.&quot;;[.D10];&quot;.&quot;;[.F10];&quot;.&quot;;[.H10]; &quot;.&quot;;[.J10])); IF([.K10]=&quot;&quot;;&quot;&quot;;CONCATENATE(&quot;/R&quot;;[.K10])))" table:style-name="ce22">
            <text:p>C37/G2/R1</text:p>
          </table:table-cell>
          <table:table-cell office:value-type="string" table:style-name="ce22">
            <text:p>CRITERION.SELECTION.TECHNICAL_PROFESSIONAL_ABILITY.REFERENCES.WORKS_PERFORMANCE</text:p>
          </table:table-cell>
          <table:table-cell office:value-type="string" table:style-name="ce22">
            <text:p>c1347b74-1872-4060-a6db-f4044edcd7c4</text:p>
          </table:table-cell>
          <table:table-cell office:value-type="string" table:style-name="ce22">
            <text:p>Is this information available electronically?</text:p>
          </table:table-cell>
          <table:table-cell table:style-name="ce22"/>
          <table:table-cell table:style-name="ce24"/>
          <table:table-cell table:number-columns-repeated="16367" table:style-name="ce22"/>
        </table:table-row>
        <table:table-row table:style-name="ro1">
          <table:table-cell office:value-type="float" office:value="37" table:style-name="ce21">
            <text:p>37</text:p>
          </table:table-cell>
          <table:table-cell office:value-type="float" office:value="2" table:style-name="ce22">
            <text:p>2</text:p>
          </table:table-cell>
          <table:table-cell table:style-name="ce22"/>
          <table:table-cell office:value-type="float" office:value="1" table:style-name="ce22">
            <text:p>1</text:p>
          </table:table-cell>
          <table:table-cell table:number-columns-repeated="7" table:style-name="ce22"/>
          <table:table-cell office:value-type="string" office:string-value="C37/G2/G2.1" table:formula="of:=CONCATENATE(IF([.A11]=&quot;&quot;;&quot;&quot;;CONCATENATE(&quot;C&quot;; [.A11]));IF([.B11]=&quot;&quot;;&quot;&quot;;CONCATENATE(&quot;/G&quot;;[.B11]));IF([.C11]=&quot;&quot;;&quot;&quot;;CONCATENATE(&quot;/R&quot;;[.C11])); IF([.D11]=&quot;&quot;;&quot;&quot;;CONCATENATE(&quot;/G&quot;;[.B11];&quot;.&quot;;[.D11])); IF([.E11]=&quot;&quot;;&quot;&quot;;CONCATENATE(&quot;/R&quot;;[.E11])); IF([.F11]=&quot;&quot;;&quot;&quot;;CONCATENATE(&quot;/G&quot;;[.B11];&quot;.&quot;;[.D11];&quot;.&quot;;[.F11])); IF([.G11]=&quot;&quot;;&quot;&quot;;CONCATENATE(&quot;/R&quot;;[.G11])); IF([.H11]=&quot;&quot;;&quot;&quot;;CONCATENATE(&quot;/G&quot;;[.B11];&quot;.&quot;;[.D11];&quot;.&quot;;[.F11];&quot;.&quot;;[.H11])); IF([.I11]=&quot;&quot;;&quot;&quot;;CONCATENATE(&quot;/R&quot;;[.I11]));IF([.J11]=&quot;&quot;;&quot;&quot;;CONCATENATE(&quot;/G&quot;;[.B11];&quot;.&quot;;[.D11];&quot;.&quot;;[.F11];&quot;.&quot;;[.H11]; &quot;.&quot;;[.J11])); IF([.K11]=&quot;&quot;;&quot;&quot;;CONCATENATE(&quot;/R&quot;;[.K11])))" table:style-name="ce22">
            <text:p>C37/G2/G2.1</text:p>
          </table:table-cell>
          <table:table-cell office:value-type="string" table:style-name="ce22">
            <text:p>CRITERION.SELECTION.TECHNICAL_PROFESSIONAL_ABILITY.REFERENCES.WORKS_PERFORMANCE</text:p>
          </table:table-cell>
          <table:table-cell office:value-type="string" table:style-name="ce22">
            <text:p>41dd2e9b-1bfd-44c7-93ee-56bd74a4334b</text:p>
          </table:table-cell>
          <table:table-cell table:style-name="ce22"/>
          <table:table-cell office:value-type="string" table:style-name="ce22">
            <text:p>GROUP_FULFILLED.ON_TRUE</text:p>
          </table:table-cell>
          <table:table-cell table:style-name="ce24"/>
          <table:table-cell table:number-columns-repeated="16367" table:style-name="ce22"/>
        </table:table-row>
        <table:table-row table:style-name="ro1">
          <table:table-cell office:value-type="float" office:value="37" table:style-name="ce21">
            <text:p>37</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1" table:style-name="ce22">
            <text:p>1</text:p>
          </table:table-cell>
          <table:table-cell table:number-columns-repeated="6" table:style-name="ce22"/>
          <table:table-cell office:value-type="string" office:string-value="C37/G2/G2.1/R1" table:formula="of:=CONCATENATE(IF([.A12]=&quot;&quot;;&quot;&quot;;CONCATENATE(&quot;C&quot;; [.A12]));IF([.B12]=&quot;&quot;;&quot;&quot;;CONCATENATE(&quot;/G&quot;;[.B12]));IF([.C12]=&quot;&quot;;&quot;&quot;;CONCATENATE(&quot;/R&quot;;[.C12])); IF([.D12]=&quot;&quot;;&quot;&quot;;CONCATENATE(&quot;/G&quot;;[.B12];&quot;.&quot;;[.D12])); IF([.E12]=&quot;&quot;;&quot;&quot;;CONCATENATE(&quot;/R&quot;;[.E12])); IF([.F12]=&quot;&quot;;&quot;&quot;;CONCATENATE(&quot;/G&quot;;[.B12];&quot;.&quot;;[.D12];&quot;.&quot;;[.F12])); IF([.G12]=&quot;&quot;;&quot;&quot;;CONCATENATE(&quot;/R&quot;;[.G12])); IF([.H12]=&quot;&quot;;&quot;&quot;;CONCATENATE(&quot;/G&quot;;[.B12];&quot;.&quot;;[.D12];&quot;.&quot;;[.F12];&quot;.&quot;;[.H12])); IF([.I12]=&quot;&quot;;&quot;&quot;;CONCATENATE(&quot;/R&quot;;[.I12]));IF([.J12]=&quot;&quot;;&quot;&quot;;CONCATENATE(&quot;/G&quot;;[.B12];&quot;.&quot;;[.D12];&quot;.&quot;;[.F12];&quot;.&quot;;[.H12]; &quot;.&quot;;[.J12])); IF([.K12]=&quot;&quot;;&quot;&quot;;CONCATENATE(&quot;/R&quot;;[.K12])))" table:style-name="ce22">
            <text:p>C37/G2/G2.1/R1</text:p>
          </table:table-cell>
          <table:table-cell office:value-type="string" table:style-name="ce22">
            <text:p>CRITERION.SELECTION.TECHNICAL_PROFESSIONAL_ABILITY.REFERENCES.WORKS_PERFORMANCE</text:p>
          </table:table-cell>
          <table:table-cell office:value-type="string" table:style-name="ce22">
            <text:p>f4313bb6-21b6-499e-bdff-debe10e11d2c</text:p>
          </table:table-cell>
          <table:table-cell office:value-type="string" table:style-name="ce22">
            <text:p>URL</text:p>
          </table:table-cell>
          <table:table-cell table:style-name="ce22"/>
          <table:table-cell table:style-name="ce24"/>
          <table:table-cell table:number-columns-repeated="16367" table:style-name="ce22"/>
        </table:table-row>
        <table:table-row table:style-name="ro1">
          <table:table-cell office:value-type="float" office:value="37" table:style-name="ce21">
            <text:p>37</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2" table:style-name="ce22">
            <text:p>2</text:p>
          </table:table-cell>
          <table:table-cell table:number-columns-repeated="6" table:style-name="ce22"/>
          <table:table-cell office:value-type="string" office:string-value="C37/G2/G2.1/R2" table:formula="of:=CONCATENATE(IF([.A13]=&quot;&quot;;&quot;&quot;;CONCATENATE(&quot;C&quot;; [.A13]));IF([.B13]=&quot;&quot;;&quot;&quot;;CONCATENATE(&quot;/G&quot;;[.B13]));IF([.C13]=&quot;&quot;;&quot;&quot;;CONCATENATE(&quot;/R&quot;;[.C13])); IF([.D13]=&quot;&quot;;&quot;&quot;;CONCATENATE(&quot;/G&quot;;[.B13];&quot;.&quot;;[.D13])); IF([.E13]=&quot;&quot;;&quot;&quot;;CONCATENATE(&quot;/R&quot;;[.E13])); IF([.F13]=&quot;&quot;;&quot;&quot;;CONCATENATE(&quot;/G&quot;;[.B13];&quot;.&quot;;[.D13];&quot;.&quot;;[.F13])); IF([.G13]=&quot;&quot;;&quot;&quot;;CONCATENATE(&quot;/R&quot;;[.G13])); IF([.H13]=&quot;&quot;;&quot;&quot;;CONCATENATE(&quot;/G&quot;;[.B13];&quot;.&quot;;[.D13];&quot;.&quot;;[.F13];&quot;.&quot;;[.H13])); IF([.I13]=&quot;&quot;;&quot;&quot;;CONCATENATE(&quot;/R&quot;;[.I13]));IF([.J13]=&quot;&quot;;&quot;&quot;;CONCATENATE(&quot;/G&quot;;[.B13];&quot;.&quot;;[.D13];&quot;.&quot;;[.F13];&quot;.&quot;;[.H13]; &quot;.&quot;;[.J13])); IF([.K13]=&quot;&quot;;&quot;&quot;;CONCATENATE(&quot;/R&quot;;[.K13])))" table:style-name="ce22">
            <text:p>C37/G2/G2.1/R2</text:p>
          </table:table-cell>
          <table:table-cell office:value-type="string" table:style-name="ce22">
            <text:p>CRITERION.SELECTION.TECHNICAL_PROFESSIONAL_ABILITY.REFERENCES.WORKS_PERFORMANCE</text:p>
          </table:table-cell>
          <table:table-cell office:value-type="string" table:style-name="ce22">
            <text:p>1f1cd18e-3e01-4ca2-af4c-e2981924ba8d</text:p>
          </table:table-cell>
          <table:table-cell office:value-type="string" table:style-name="ce22">
            <text:p>Code</text:p>
          </table:table-cell>
          <table:table-cell table:style-name="ce22"/>
          <table:table-cell table:style-name="ce24"/>
          <table:table-cell table:number-columns-repeated="16367" table:style-name="ce22"/>
        </table:table-row>
        <table:table-row table:style-name="ro1">
          <table:table-cell office:value-type="float" office:value="37" table:style-name="ce21">
            <text:p>37</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3" table:style-name="ce22">
            <text:p>3</text:p>
          </table:table-cell>
          <table:table-cell table:number-columns-repeated="6" table:style-name="ce22"/>
          <table:table-cell office:value-type="string" office:string-value="C37/G2/G2.1/R3" table:formula="of:=CONCATENATE(IF([.A14]=&quot;&quot;;&quot;&quot;;CONCATENATE(&quot;C&quot;; [.A14]));IF([.B14]=&quot;&quot;;&quot;&quot;;CONCATENATE(&quot;/G&quot;;[.B14]));IF([.C14]=&quot;&quot;;&quot;&quot;;CONCATENATE(&quot;/R&quot;;[.C14])); IF([.D14]=&quot;&quot;;&quot;&quot;;CONCATENATE(&quot;/G&quot;;[.B14];&quot;.&quot;;[.D14])); IF([.E14]=&quot;&quot;;&quot;&quot;;CONCATENATE(&quot;/R&quot;;[.E14])); IF([.F14]=&quot;&quot;;&quot;&quot;;CONCATENATE(&quot;/G&quot;;[.B14];&quot;.&quot;;[.D14];&quot;.&quot;;[.F14])); IF([.G14]=&quot;&quot;;&quot;&quot;;CONCATENATE(&quot;/R&quot;;[.G14])); IF([.H14]=&quot;&quot;;&quot;&quot;;CONCATENATE(&quot;/G&quot;;[.B14];&quot;.&quot;;[.D14];&quot;.&quot;;[.F14];&quot;.&quot;;[.H14])); IF([.I14]=&quot;&quot;;&quot;&quot;;CONCATENATE(&quot;/R&quot;;[.I14]));IF([.J14]=&quot;&quot;;&quot;&quot;;CONCATENATE(&quot;/G&quot;;[.B14];&quot;.&quot;;[.D14];&quot;.&quot;;[.F14];&quot;.&quot;;[.H14]; &quot;.&quot;;[.J14])); IF([.K14]=&quot;&quot;;&quot;&quot;;CONCATENATE(&quot;/R&quot;;[.K14])))" table:style-name="ce22">
            <text:p>C37/G2/G2.1/R3</text:p>
          </table:table-cell>
          <table:table-cell office:value-type="string" table:style-name="ce22">
            <text:p>CRITERION.SELECTION.TECHNICAL_PROFESSIONAL_ABILITY.REFERENCES.WORKS_PERFORMANCE</text:p>
          </table:table-cell>
          <table:table-cell office:value-type="string" table:style-name="ce22">
            <text:p>c3ccfa31-0c5e-4e3a-a3fd-db9fb83d78d4</text:p>
          </table:table-cell>
          <table:table-cell office:value-type="string" table:style-name="ce22">
            <text:p>Issuer</text:p>
          </table:table-cell>
          <table:table-cell table:style-name="ce22"/>
          <table:table-cell table:style-name="ce24"/>
          <table:table-cell table:number-columns-repeated="16367" table:style-name="ce22"/>
        </table:table-row>
        <table:table-row table:style-name="ro1">
          <table:table-cell office:value-type="float" office:value="38" table:style-name="ce18">
            <text:p>38</text:p>
          </table:table-cell>
          <table:table-cell table:number-columns-repeated="10" table:style-name="ce18"/>
          <table:table-cell office:value-type="string" office:string-value="C38" table:formula="of:=CONCATENATE(IF([.A15]=&quot;&quot;;&quot;&quot;;CONCATENATE(&quot;C&quot;; [.A15]));IF([.B15]=&quot;&quot;;&quot;&quot;;CONCATENATE(&quot;/G&quot;;[.B15]));IF([.C15]=&quot;&quot;;&quot;&quot;;CONCATENATE(&quot;/R&quot;;[.C15])); IF([.D15]=&quot;&quot;;&quot;&quot;;CONCATENATE(&quot;/G&quot;;[.B15];&quot;.&quot;;[.D15])); IF([.E15]=&quot;&quot;;&quot;&quot;;CONCATENATE(&quot;/R&quot;;[.E15])); IF([.F15]=&quot;&quot;;&quot;&quot;;CONCATENATE(&quot;/G&quot;;[.B15];&quot;.&quot;;[.D15];&quot;.&quot;;[.F15])); IF([.G15]=&quot;&quot;;&quot;&quot;;CONCATENATE(&quot;/R&quot;;[.G15])); IF([.H15]=&quot;&quot;;&quot;&quot;;CONCATENATE(&quot;/G&quot;;[.B15];&quot;.&quot;;[.D15];&quot;.&quot;;[.F15];&quot;.&quot;;[.H15])); IF([.I15]=&quot;&quot;;&quot;&quot;;CONCATENATE(&quot;/R&quot;;[.I15]));IF([.J15]=&quot;&quot;;&quot;&quot;;CONCATENATE(&quot;/G&quot;;[.B15];&quot;.&quot;;[.D15];&quot;.&quot;;[.F15];&quot;.&quot;;[.H15]; &quot;.&quot;;[.J15])); IF([.K15]=&quot;&quot;;&quot;&quot;;CONCATENATE(&quot;/R&quot;;[.K15])))" table:style-name="ce18">
            <text:p>C38</text:p>
          </table:table-cell>
          <table:table-cell office:value-type="string" table:style-name="ce18">
            <text:p>CRITERION.SELECTION.TECHNICAL_PROFESSIONAL_ABILITY.REFERENCES.SUPPLIES_DELIVERY_PERFORMANCE</text:p>
          </table:table-cell>
          <table:table-cell office:value-type="string" table:style-name="ce18">
            <text:p>3a18a175-1863-4b1d-baef-588ce61960ca</text:p>
          </table:table-cell>
          <table:table-cell office:value-type="string" table:style-name="ce18">
            <text:p>For public supply contracts only: During the reference period, the economic operator has delivered the following principal deliveries of the type specified. Contracting authorities may require up to three years and allow experience dating from more than three years.</text:p>
          </table:table-cell>
          <table:table-cell table:style-name="ce18"/>
          <table:table-cell table:style-name="ce25"/>
          <table:table-cell table:number-columns-repeated="16367" table:style-name="ce21"/>
        </table:table-row>
        <table:table-row table:style-name="ro1">
          <table:table-cell office:value-type="float" office:value="38" table:style-name="ce21">
            <text:p>38</text:p>
          </table:table-cell>
          <table:table-cell office:value-type="float" office:value="1" table:style-name="ce22">
            <text:p>1</text:p>
          </table:table-cell>
          <table:table-cell table:number-columns-repeated="9" table:style-name="ce22"/>
          <table:table-cell office:value-type="string" office:string-value="C38/G1" table:formula="of:=CONCATENATE(IF([.A16]=&quot;&quot;;&quot;&quot;;CONCATENATE(&quot;C&quot;; [.A16]));IF([.B16]=&quot;&quot;;&quot;&quot;;CONCATENATE(&quot;/G&quot;;[.B16]));IF([.C16]=&quot;&quot;;&quot;&quot;;CONCATENATE(&quot;/R&quot;;[.C16])); IF([.D16]=&quot;&quot;;&quot;&quot;;CONCATENATE(&quot;/G&quot;;[.B16];&quot;.&quot;;[.D16])); IF([.E16]=&quot;&quot;;&quot;&quot;;CONCATENATE(&quot;/R&quot;;[.E16])); IF([.F16]=&quot;&quot;;&quot;&quot;;CONCATENATE(&quot;/G&quot;;[.B16];&quot;.&quot;;[.D16];&quot;.&quot;;[.F16])); IF([.G16]=&quot;&quot;;&quot;&quot;;CONCATENATE(&quot;/R&quot;;[.G16])); IF([.H16]=&quot;&quot;;&quot;&quot;;CONCATENATE(&quot;/G&quot;;[.B16];&quot;.&quot;;[.D16];&quot;.&quot;;[.F16];&quot;.&quot;;[.H16])); IF([.I16]=&quot;&quot;;&quot;&quot;;CONCATENATE(&quot;/R&quot;;[.I16]));IF([.J16]=&quot;&quot;;&quot;&quot;;CONCATENATE(&quot;/G&quot;;[.B16];&quot;.&quot;;[.D16];&quot;.&quot;;[.F16];&quot;.&quot;;[.H16]; &quot;.&quot;;[.J16])); IF([.K16]=&quot;&quot;;&quot;&quot;;CONCATENATE(&quot;/R&quot;;[.K16])))" table:style-name="ce22">
            <text:p>C38/G1</text:p>
          </table:table-cell>
          <table:table-cell office:value-type="string" table:style-name="ce22">
            <text:p>CRITERION.SELECTION.TECHNICAL_PROFESSIONAL_ABILITY.REFERENCES.SUPPLIES_DELIVERY_PERFORMANCE</text:p>
          </table:table-cell>
          <table:table-cell office:value-type="string" table:style-name="ce22">
            <text:p>96f00020-0a25-402e-b850-2378e83b5695</text:p>
          </table:table-cell>
          <table:table-cell table:number-columns-repeated="2" table:style-name="ce28"/>
          <table:table-cell office:value-type="string" table:style-name="ce7">
            <text:p>yes</text:p>
          </table:table-cell>
          <table:table-cell table:number-columns-repeated="16367" table:style-name="ce22"/>
        </table:table-row>
        <table:table-row table:style-name="ro1">
          <table:table-cell office:value-type="float" office:value="38" table:style-name="ce21">
            <text:p>38</text:p>
          </table:table-cell>
          <table:table-cell office:value-type="float" office:value="1" table:style-name="ce22">
            <text:p>1</text:p>
          </table:table-cell>
          <table:table-cell office:value-type="float" office:value="1" table:style-name="ce22">
            <text:p>1</text:p>
          </table:table-cell>
          <table:table-cell table:number-columns-repeated="8" table:style-name="ce22"/>
          <table:table-cell office:value-type="string" office:string-value="C38/G1/R1" table:formula="of:=CONCATENATE(IF([.A17]=&quot;&quot;;&quot;&quot;;CONCATENATE(&quot;C&quot;; [.A17]));IF([.B17]=&quot;&quot;;&quot;&quot;;CONCATENATE(&quot;/G&quot;;[.B17]));IF([.C17]=&quot;&quot;;&quot;&quot;;CONCATENATE(&quot;/R&quot;;[.C17])); IF([.D17]=&quot;&quot;;&quot;&quot;;CONCATENATE(&quot;/G&quot;;[.B17];&quot;.&quot;;[.D17])); IF([.E17]=&quot;&quot;;&quot;&quot;;CONCATENATE(&quot;/R&quot;;[.E17])); IF([.F17]=&quot;&quot;;&quot;&quot;;CONCATENATE(&quot;/G&quot;;[.B17];&quot;.&quot;;[.D17];&quot;.&quot;;[.F17])); IF([.G17]=&quot;&quot;;&quot;&quot;;CONCATENATE(&quot;/R&quot;;[.G17])); IF([.H17]=&quot;&quot;;&quot;&quot;;CONCATENATE(&quot;/G&quot;;[.B17];&quot;.&quot;;[.D17];&quot;.&quot;;[.F17];&quot;.&quot;;[.H17])); IF([.I17]=&quot;&quot;;&quot;&quot;;CONCATENATE(&quot;/R&quot;;[.I17]));IF([.J17]=&quot;&quot;;&quot;&quot;;CONCATENATE(&quot;/G&quot;;[.B17];&quot;.&quot;;[.D17];&quot;.&quot;;[.F17];&quot;.&quot;;[.H17]; &quot;.&quot;;[.J17])); IF([.K17]=&quot;&quot;;&quot;&quot;;CONCATENATE(&quot;/R&quot;;[.K17])))" table:style-name="ce22">
            <text:p>C38/G1/R1</text:p>
          </table:table-cell>
          <table:table-cell office:value-type="string" table:style-name="ce22">
            <text:p>CRITERION.SELECTION.TECHNICAL_PROFESSIONAL_ABILITY.REFERENCES.SUPPLIES_DELIVERY_PERFORMANCE</text:p>
          </table:table-cell>
          <table:table-cell office:value-type="string" table:style-name="ce22">
            <text:p>ab05ff3b-f3e1-4441-9b43-ee9912e29e92</text:p>
          </table:table-cell>
          <table:table-cell office:value-type="string" table:style-name="ce28">
            <text:p>Description</text:p>
          </table:table-cell>
          <table:table-cell table:style-name="ce28"/>
          <table:table-cell table:style-name="ce7"/>
          <table:table-cell table:number-columns-repeated="16367" table:style-name="ce22"/>
        </table:table-row>
        <table:table-row table:style-name="ro1">
          <table:table-cell office:value-type="float" office:value="38" table:style-name="ce21">
            <text:p>38</text:p>
          </table:table-cell>
          <table:table-cell office:value-type="float" office:value="1" table:style-name="ce22">
            <text:p>1</text:p>
          </table:table-cell>
          <table:table-cell office:value-type="float" office:value="2" table:style-name="ce22">
            <text:p>2</text:p>
          </table:table-cell>
          <table:table-cell table:number-columns-repeated="8" table:style-name="ce22"/>
          <table:table-cell office:value-type="string" office:string-value="C38/G1/R2" table:formula="of:=CONCATENATE(IF([.A18]=&quot;&quot;;&quot;&quot;;CONCATENATE(&quot;C&quot;; [.A18]));IF([.B18]=&quot;&quot;;&quot;&quot;;CONCATENATE(&quot;/G&quot;;[.B18]));IF([.C18]=&quot;&quot;;&quot;&quot;;CONCATENATE(&quot;/R&quot;;[.C18])); IF([.D18]=&quot;&quot;;&quot;&quot;;CONCATENATE(&quot;/G&quot;;[.B18];&quot;.&quot;;[.D18])); IF([.E18]=&quot;&quot;;&quot;&quot;;CONCATENATE(&quot;/R&quot;;[.E18])); IF([.F18]=&quot;&quot;;&quot;&quot;;CONCATENATE(&quot;/G&quot;;[.B18];&quot;.&quot;;[.D18];&quot;.&quot;;[.F18])); IF([.G18]=&quot;&quot;;&quot;&quot;;CONCATENATE(&quot;/R&quot;;[.G18])); IF([.H18]=&quot;&quot;;&quot;&quot;;CONCATENATE(&quot;/G&quot;;[.B18];&quot;.&quot;;[.D18];&quot;.&quot;;[.F18];&quot;.&quot;;[.H18])); IF([.I18]=&quot;&quot;;&quot;&quot;;CONCATENATE(&quot;/R&quot;;[.I18]));IF([.J18]=&quot;&quot;;&quot;&quot;;CONCATENATE(&quot;/G&quot;;[.B18];&quot;.&quot;;[.D18];&quot;.&quot;;[.F18];&quot;.&quot;;[.H18]; &quot;.&quot;;[.J18])); IF([.K18]=&quot;&quot;;&quot;&quot;;CONCATENATE(&quot;/R&quot;;[.K18])))" table:style-name="ce22">
            <text:p>C38/G1/R2</text:p>
          </table:table-cell>
          <table:table-cell office:value-type="string" table:style-name="ce22">
            <text:p>CRITERION.SELECTION.TECHNICAL_PROFESSIONAL_ABILITY.REFERENCES.SUPPLIES_DELIVERY_PERFORMANCE</text:p>
          </table:table-cell>
          <table:table-cell office:value-type="string" table:style-name="ce22">
            <text:p>42db0eaa-d2dd-48cb-83ac-38d73cab9b50</text:p>
          </table:table-cell>
          <table:table-cell office:value-type="string" table:style-name="ce28">
            <text:p>Amount</text:p>
          </table:table-cell>
          <table:table-cell table:style-name="ce28"/>
          <table:table-cell table:style-name="ce7"/>
          <table:table-cell table:number-columns-repeated="16367" table:style-name="ce22"/>
        </table:table-row>
        <table:table-row table:style-name="ro1">
          <table:table-cell office:value-type="float" office:value="38" table:style-name="ce21">
            <text:p>38</text:p>
          </table:table-cell>
          <table:table-cell office:value-type="float" office:value="1" table:style-name="ce22">
            <text:p>1</text:p>
          </table:table-cell>
          <table:table-cell office:value-type="float" office:value="3" table:style-name="ce22">
            <text:p>3</text:p>
          </table:table-cell>
          <table:table-cell table:number-columns-repeated="8" table:style-name="ce22"/>
          <table:table-cell office:value-type="string" office:string-value="C38/G1/R3" table:formula="of:=CONCATENATE(IF([.A19]=&quot;&quot;;&quot;&quot;;CONCATENATE(&quot;C&quot;; [.A19]));IF([.B19]=&quot;&quot;;&quot;&quot;;CONCATENATE(&quot;/G&quot;;[.B19]));IF([.C19]=&quot;&quot;;&quot;&quot;;CONCATENATE(&quot;/R&quot;;[.C19])); IF([.D19]=&quot;&quot;;&quot;&quot;;CONCATENATE(&quot;/G&quot;;[.B19];&quot;.&quot;;[.D19])); IF([.E19]=&quot;&quot;;&quot;&quot;;CONCATENATE(&quot;/R&quot;;[.E19])); IF([.F19]=&quot;&quot;;&quot;&quot;;CONCATENATE(&quot;/G&quot;;[.B19];&quot;.&quot;;[.D19];&quot;.&quot;;[.F19])); IF([.G19]=&quot;&quot;;&quot;&quot;;CONCATENATE(&quot;/R&quot;;[.G19])); IF([.H19]=&quot;&quot;;&quot;&quot;;CONCATENATE(&quot;/G&quot;;[.B19];&quot;.&quot;;[.D19];&quot;.&quot;;[.F19];&quot;.&quot;;[.H19])); IF([.I19]=&quot;&quot;;&quot;&quot;;CONCATENATE(&quot;/R&quot;;[.I19]));IF([.J19]=&quot;&quot;;&quot;&quot;;CONCATENATE(&quot;/G&quot;;[.B19];&quot;.&quot;;[.D19];&quot;.&quot;;[.F19];&quot;.&quot;;[.H19]; &quot;.&quot;;[.J19])); IF([.K19]=&quot;&quot;;&quot;&quot;;CONCATENATE(&quot;/R&quot;;[.K19])))" table:style-name="ce22">
            <text:p>C38/G1/R3</text:p>
          </table:table-cell>
          <table:table-cell office:value-type="string" table:style-name="ce22">
            <text:p>CRITERION.SELECTION.TECHNICAL_PROFESSIONAL_ABILITY.REFERENCES.SUPPLIES_DELIVERY_PERFORMANCE</text:p>
          </table:table-cell>
          <table:table-cell office:value-type="string" table:style-name="ce22">
            <text:p>42ec8116-31a7-4118-8612-5b04f5c8bde7</text:p>
          </table:table-cell>
          <table:table-cell office:value-type="string" table:style-name="ce28">
            <text:p>Start Date</text:p>
          </table:table-cell>
          <table:table-cell table:style-name="ce28"/>
          <table:table-cell table:style-name="ce7"/>
          <table:table-cell table:number-columns-repeated="16367" table:style-name="ce22"/>
        </table:table-row>
        <table:table-row table:style-name="ro1">
          <table:table-cell office:value-type="float" office:value="38" table:style-name="ce21">
            <text:p>38</text:p>
          </table:table-cell>
          <table:table-cell office:value-type="float" office:value="1" table:style-name="ce22">
            <text:p>1</text:p>
          </table:table-cell>
          <table:table-cell office:value-type="float" office:value="4" table:style-name="ce22">
            <text:p>4</text:p>
          </table:table-cell>
          <table:table-cell table:number-columns-repeated="8" table:style-name="ce22"/>
          <table:table-cell office:value-type="string" office:string-value="C38/G1/R4" table:formula="of:=CONCATENATE(IF([.A20]=&quot;&quot;;&quot;&quot;;CONCATENATE(&quot;C&quot;; [.A20]));IF([.B20]=&quot;&quot;;&quot;&quot;;CONCATENATE(&quot;/G&quot;;[.B20]));IF([.C20]=&quot;&quot;;&quot;&quot;;CONCATENATE(&quot;/R&quot;;[.C20])); IF([.D20]=&quot;&quot;;&quot;&quot;;CONCATENATE(&quot;/G&quot;;[.B20];&quot;.&quot;;[.D20])); IF([.E20]=&quot;&quot;;&quot;&quot;;CONCATENATE(&quot;/R&quot;;[.E20])); IF([.F20]=&quot;&quot;;&quot;&quot;;CONCATENATE(&quot;/G&quot;;[.B20];&quot;.&quot;;[.D20];&quot;.&quot;;[.F20])); IF([.G20]=&quot;&quot;;&quot;&quot;;CONCATENATE(&quot;/R&quot;;[.G20])); IF([.H20]=&quot;&quot;;&quot;&quot;;CONCATENATE(&quot;/G&quot;;[.B20];&quot;.&quot;;[.D20];&quot;.&quot;;[.F20];&quot;.&quot;;[.H20])); IF([.I20]=&quot;&quot;;&quot;&quot;;CONCATENATE(&quot;/R&quot;;[.I20]));IF([.J20]=&quot;&quot;;&quot;&quot;;CONCATENATE(&quot;/G&quot;;[.B20];&quot;.&quot;;[.D20];&quot;.&quot;;[.F20];&quot;.&quot;;[.H20]; &quot;.&quot;;[.J20])); IF([.K20]=&quot;&quot;;&quot;&quot;;CONCATENATE(&quot;/R&quot;;[.K20])))" table:style-name="ce22">
            <text:p>C38/G1/R4</text:p>
          </table:table-cell>
          <table:table-cell office:value-type="string" table:style-name="ce22">
            <text:p>CRITERION.SELECTION.TECHNICAL_PROFESSIONAL_ABILITY.REFERENCES.SUPPLIES_DELIVERY_PERFORMANCE</text:p>
          </table:table-cell>
          <table:table-cell office:value-type="string" table:style-name="ce22">
            <text:p>3641b897-f9f0-4d90-909a-b6d4c4b1d645</text:p>
          </table:table-cell>
          <table:table-cell office:value-type="string" table:style-name="ce28">
            <text:p>End Date</text:p>
          </table:table-cell>
          <table:table-cell table:style-name="ce28"/>
          <table:table-cell table:style-name="ce7"/>
          <table:table-cell table:number-columns-repeated="16367" table:style-name="ce22"/>
        </table:table-row>
        <table:table-row table:style-name="ro1">
          <table:table-cell office:value-type="float" office:value="38" table:style-name="ce21">
            <text:p>38</text:p>
          </table:table-cell>
          <table:table-cell office:value-type="float" office:value="1" table:style-name="ce22">
            <text:p>1</text:p>
          </table:table-cell>
          <table:table-cell office:value-type="float" office:value="5" table:style-name="ce22">
            <text:p>5</text:p>
          </table:table-cell>
          <table:table-cell table:number-columns-repeated="8" table:style-name="ce22"/>
          <table:table-cell office:value-type="string" office:string-value="C38/G1/R5" table:formula="of:=CONCATENATE(IF([.A21]=&quot;&quot;;&quot;&quot;;CONCATENATE(&quot;C&quot;; [.A21]));IF([.B21]=&quot;&quot;;&quot;&quot;;CONCATENATE(&quot;/G&quot;;[.B21]));IF([.C21]=&quot;&quot;;&quot;&quot;;CONCATENATE(&quot;/R&quot;;[.C21])); IF([.D21]=&quot;&quot;;&quot;&quot;;CONCATENATE(&quot;/G&quot;;[.B21];&quot;.&quot;;[.D21])); IF([.E21]=&quot;&quot;;&quot;&quot;;CONCATENATE(&quot;/R&quot;;[.E21])); IF([.F21]=&quot;&quot;;&quot;&quot;;CONCATENATE(&quot;/G&quot;;[.B21];&quot;.&quot;;[.D21];&quot;.&quot;;[.F21])); IF([.G21]=&quot;&quot;;&quot;&quot;;CONCATENATE(&quot;/R&quot;;[.G21])); IF([.H21]=&quot;&quot;;&quot;&quot;;CONCATENATE(&quot;/G&quot;;[.B21];&quot;.&quot;;[.D21];&quot;.&quot;;[.F21];&quot;.&quot;;[.H21])); IF([.I21]=&quot;&quot;;&quot;&quot;;CONCATENATE(&quot;/R&quot;;[.I21]));IF([.J21]=&quot;&quot;;&quot;&quot;;CONCATENATE(&quot;/G&quot;;[.B21];&quot;.&quot;;[.D21];&quot;.&quot;;[.F21];&quot;.&quot;;[.H21]; &quot;.&quot;;[.J21])); IF([.K21]=&quot;&quot;;&quot;&quot;;CONCATENATE(&quot;/R&quot;;[.K21])))" table:style-name="ce22">
            <text:p>C38/G1/R5</text:p>
          </table:table-cell>
          <table:table-cell office:value-type="string" table:style-name="ce22">
            <text:p>CRITERION.SELECTION.TECHNICAL_PROFESSIONAL_ABILITY.REFERENCES.SUPPLIES_DELIVERY_PERFORMANCE</text:p>
          </table:table-cell>
          <table:table-cell office:value-type="string" table:style-name="ce22">
            <text:p>a92536ab-6783-40bb-a037-5d31f421fd85</text:p>
          </table:table-cell>
          <table:table-cell office:value-type="string" table:style-name="ce28">
            <text:p>Recipients</text:p>
          </table:table-cell>
          <table:table-cell table:style-name="ce28"/>
          <table:table-cell table:style-name="ce7"/>
          <table:table-cell table:number-columns-repeated="16367" table:style-name="ce22"/>
        </table:table-row>
        <table:table-row table:style-name="ro1">
          <table:table-cell office:value-type="float" office:value="38" table:style-name="ce21">
            <text:p>38</text:p>
          </table:table-cell>
          <table:table-cell office:value-type="float" office:value="2" table:style-name="ce22">
            <text:p>2</text:p>
          </table:table-cell>
          <table:table-cell table:number-columns-repeated="9" table:style-name="ce22"/>
          <table:table-cell office:value-type="string" office:string-value="C38/G2" table:formula="of:=CONCATENATE(IF([.A22]=&quot;&quot;;&quot;&quot;;CONCATENATE(&quot;C&quot;; [.A22]));IF([.B22]=&quot;&quot;;&quot;&quot;;CONCATENATE(&quot;/G&quot;;[.B22]));IF([.C22]=&quot;&quot;;&quot;&quot;;CONCATENATE(&quot;/R&quot;;[.C22])); IF([.D22]=&quot;&quot;;&quot;&quot;;CONCATENATE(&quot;/G&quot;;[.B22];&quot;.&quot;;[.D22])); IF([.E22]=&quot;&quot;;&quot;&quot;;CONCATENATE(&quot;/R&quot;;[.E22])); IF([.F22]=&quot;&quot;;&quot;&quot;;CONCATENATE(&quot;/G&quot;;[.B22];&quot;.&quot;;[.D22];&quot;.&quot;;[.F22])); IF([.G22]=&quot;&quot;;&quot;&quot;;CONCATENATE(&quot;/R&quot;;[.G22])); IF([.H22]=&quot;&quot;;&quot;&quot;;CONCATENATE(&quot;/G&quot;;[.B22];&quot;.&quot;;[.D22];&quot;.&quot;;[.F22];&quot;.&quot;;[.H22])); IF([.I22]=&quot;&quot;;&quot;&quot;;CONCATENATE(&quot;/R&quot;;[.I22]));IF([.J22]=&quot;&quot;;&quot;&quot;;CONCATENATE(&quot;/G&quot;;[.B22];&quot;.&quot;;[.D22];&quot;.&quot;;[.F22];&quot;.&quot;;[.H22]; &quot;.&quot;;[.J22])); IF([.K22]=&quot;&quot;;&quot;&quot;;CONCATENATE(&quot;/R&quot;;[.K22])))" table:style-name="ce22">
            <text:p>C38/G2</text:p>
          </table:table-cell>
          <table:table-cell office:value-type="string" table:style-name="ce22">
            <text:p>CRITERION.SELECTION.TECHNICAL_PROFESSIONAL_ABILITY.REFERENCES.SUPPLIES_DELIVERY_PERFORMANCE</text:p>
          </table:table-cell>
          <table:table-cell office:value-type="string" table:style-name="ce22">
            <text:p>7458d42a-e581-4640-9283-34ceb3ad4345</text:p>
          </table:table-cell>
          <table:table-cell table:number-columns-repeated="2" table:style-name="ce22"/>
          <table:table-cell table:style-name="ce24"/>
          <table:table-cell table:number-columns-repeated="16367" table:style-name="ce22"/>
        </table:table-row>
        <table:table-row table:style-name="ro1">
          <table:table-cell office:value-type="float" office:value="38" table:style-name="ce21">
            <text:p>38</text:p>
          </table:table-cell>
          <table:table-cell office:value-type="float" office:value="2" table:style-name="ce22">
            <text:p>2</text:p>
          </table:table-cell>
          <table:table-cell office:value-type="float" office:value="1" table:style-name="ce22">
            <text:p>1</text:p>
          </table:table-cell>
          <table:table-cell table:number-columns-repeated="8" table:style-name="ce22"/>
          <table:table-cell office:value-type="string" office:string-value="C38/G2/R1" table:formula="of:=CONCATENATE(IF([.A23]=&quot;&quot;;&quot;&quot;;CONCATENATE(&quot;C&quot;; [.A23]));IF([.B23]=&quot;&quot;;&quot;&quot;;CONCATENATE(&quot;/G&quot;;[.B23]));IF([.C23]=&quot;&quot;;&quot;&quot;;CONCATENATE(&quot;/R&quot;;[.C23])); IF([.D23]=&quot;&quot;;&quot;&quot;;CONCATENATE(&quot;/G&quot;;[.B23];&quot;.&quot;;[.D23])); IF([.E23]=&quot;&quot;;&quot;&quot;;CONCATENATE(&quot;/R&quot;;[.E23])); IF([.F23]=&quot;&quot;;&quot;&quot;;CONCATENATE(&quot;/G&quot;;[.B23];&quot;.&quot;;[.D23];&quot;.&quot;;[.F23])); IF([.G23]=&quot;&quot;;&quot;&quot;;CONCATENATE(&quot;/R&quot;;[.G23])); IF([.H23]=&quot;&quot;;&quot;&quot;;CONCATENATE(&quot;/G&quot;;[.B23];&quot;.&quot;;[.D23];&quot;.&quot;;[.F23];&quot;.&quot;;[.H23])); IF([.I23]=&quot;&quot;;&quot;&quot;;CONCATENATE(&quot;/R&quot;;[.I23]));IF([.J23]=&quot;&quot;;&quot;&quot;;CONCATENATE(&quot;/G&quot;;[.B23];&quot;.&quot;;[.D23];&quot;.&quot;;[.F23];&quot;.&quot;;[.H23]; &quot;.&quot;;[.J23])); IF([.K23]=&quot;&quot;;&quot;&quot;;CONCATENATE(&quot;/R&quot;;[.K23])))" table:style-name="ce22">
            <text:p>C38/G2/R1</text:p>
          </table:table-cell>
          <table:table-cell office:value-type="string" table:style-name="ce22">
            <text:p>CRITERION.SELECTION.TECHNICAL_PROFESSIONAL_ABILITY.REFERENCES.SUPPLIES_DELIVERY_PERFORMANCE</text:p>
          </table:table-cell>
          <table:table-cell office:value-type="string" table:style-name="ce22">
            <text:p>c1347b74-1872-4060-a6db-f4044edcd7c4</text:p>
          </table:table-cell>
          <table:table-cell office:value-type="string" table:style-name="ce22">
            <text:p>Is this information available electronically?</text:p>
          </table:table-cell>
          <table:table-cell table:style-name="ce22"/>
          <table:table-cell table:style-name="ce24"/>
          <table:table-cell table:number-columns-repeated="16367" table:style-name="ce22"/>
        </table:table-row>
        <table:table-row table:style-name="ro1">
          <table:table-cell office:value-type="float" office:value="38" table:style-name="ce21">
            <text:p>38</text:p>
          </table:table-cell>
          <table:table-cell office:value-type="float" office:value="2" table:style-name="ce22">
            <text:p>2</text:p>
          </table:table-cell>
          <table:table-cell table:style-name="ce22"/>
          <table:table-cell office:value-type="float" office:value="1" table:style-name="ce22">
            <text:p>1</text:p>
          </table:table-cell>
          <table:table-cell table:number-columns-repeated="7" table:style-name="ce22"/>
          <table:table-cell office:value-type="string" office:string-value="C38/G2/G2.1" table:formula="of:=CONCATENATE(IF([.A24]=&quot;&quot;;&quot;&quot;;CONCATENATE(&quot;C&quot;; [.A24]));IF([.B24]=&quot;&quot;;&quot;&quot;;CONCATENATE(&quot;/G&quot;;[.B24]));IF([.C24]=&quot;&quot;;&quot;&quot;;CONCATENATE(&quot;/R&quot;;[.C24])); IF([.D24]=&quot;&quot;;&quot;&quot;;CONCATENATE(&quot;/G&quot;;[.B24];&quot;.&quot;;[.D24])); IF([.E24]=&quot;&quot;;&quot;&quot;;CONCATENATE(&quot;/R&quot;;[.E24])); IF([.F24]=&quot;&quot;;&quot;&quot;;CONCATENATE(&quot;/G&quot;;[.B24];&quot;.&quot;;[.D24];&quot;.&quot;;[.F24])); IF([.G24]=&quot;&quot;;&quot;&quot;;CONCATENATE(&quot;/R&quot;;[.G24])); IF([.H24]=&quot;&quot;;&quot;&quot;;CONCATENATE(&quot;/G&quot;;[.B24];&quot;.&quot;;[.D24];&quot;.&quot;;[.F24];&quot;.&quot;;[.H24])); IF([.I24]=&quot;&quot;;&quot;&quot;;CONCATENATE(&quot;/R&quot;;[.I24]));IF([.J24]=&quot;&quot;;&quot;&quot;;CONCATENATE(&quot;/G&quot;;[.B24];&quot;.&quot;;[.D24];&quot;.&quot;;[.F24];&quot;.&quot;;[.H24]; &quot;.&quot;;[.J24])); IF([.K24]=&quot;&quot;;&quot;&quot;;CONCATENATE(&quot;/R&quot;;[.K24])))" table:style-name="ce22">
            <text:p>C38/G2/G2.1</text:p>
          </table:table-cell>
          <table:table-cell office:value-type="string" table:style-name="ce22">
            <text:p>CRITERION.SELECTION.TECHNICAL_PROFESSIONAL_ABILITY.REFERENCES.SUPPLIES_DELIVERY_PERFORMANCE</text:p>
          </table:table-cell>
          <table:table-cell office:value-type="string" table:style-name="ce22">
            <text:p>41dd2e9b-1bfd-44c7-93ee-56bd74a4334b</text:p>
          </table:table-cell>
          <table:table-cell table:style-name="ce22"/>
          <table:table-cell office:value-type="string" table:style-name="ce22">
            <text:p>GROUP_FULFILLED.ON_TRUE</text:p>
          </table:table-cell>
          <table:table-cell table:style-name="ce24"/>
          <table:table-cell table:number-columns-repeated="16367" table:style-name="ce22"/>
        </table:table-row>
        <table:table-row table:style-name="ro1">
          <table:table-cell office:value-type="float" office:value="38" table:style-name="ce21">
            <text:p>38</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1" table:style-name="ce22">
            <text:p>1</text:p>
          </table:table-cell>
          <table:table-cell table:number-columns-repeated="6" table:style-name="ce22"/>
          <table:table-cell office:value-type="string" office:string-value="C38/G2/G2.1/R1" table:formula="of:=CONCATENATE(IF([.A25]=&quot;&quot;;&quot;&quot;;CONCATENATE(&quot;C&quot;; [.A25]));IF([.B25]=&quot;&quot;;&quot;&quot;;CONCATENATE(&quot;/G&quot;;[.B25]));IF([.C25]=&quot;&quot;;&quot;&quot;;CONCATENATE(&quot;/R&quot;;[.C25])); IF([.D25]=&quot;&quot;;&quot;&quot;;CONCATENATE(&quot;/G&quot;;[.B25];&quot;.&quot;;[.D25])); IF([.E25]=&quot;&quot;;&quot;&quot;;CONCATENATE(&quot;/R&quot;;[.E25])); IF([.F25]=&quot;&quot;;&quot;&quot;;CONCATENATE(&quot;/G&quot;;[.B25];&quot;.&quot;;[.D25];&quot;.&quot;;[.F25])); IF([.G25]=&quot;&quot;;&quot;&quot;;CONCATENATE(&quot;/R&quot;;[.G25])); IF([.H25]=&quot;&quot;;&quot;&quot;;CONCATENATE(&quot;/G&quot;;[.B25];&quot;.&quot;;[.D25];&quot;.&quot;;[.F25];&quot;.&quot;;[.H25])); IF([.I25]=&quot;&quot;;&quot;&quot;;CONCATENATE(&quot;/R&quot;;[.I25]));IF([.J25]=&quot;&quot;;&quot;&quot;;CONCATENATE(&quot;/G&quot;;[.B25];&quot;.&quot;;[.D25];&quot;.&quot;;[.F25];&quot;.&quot;;[.H25]; &quot;.&quot;;[.J25])); IF([.K25]=&quot;&quot;;&quot;&quot;;CONCATENATE(&quot;/R&quot;;[.K25])))" table:style-name="ce22">
            <text:p>C38/G2/G2.1/R1</text:p>
          </table:table-cell>
          <table:table-cell office:value-type="string" table:style-name="ce22">
            <text:p>CRITERION.SELECTION.TECHNICAL_PROFESSIONAL_ABILITY.REFERENCES.SUPPLIES_DELIVERY_PERFORMANCE</text:p>
          </table:table-cell>
          <table:table-cell office:value-type="string" table:style-name="ce22">
            <text:p>f4313bb6-21b6-499e-bdff-debe10e11d2c</text:p>
          </table:table-cell>
          <table:table-cell office:value-type="string" table:style-name="ce22">
            <text:p>URL</text:p>
          </table:table-cell>
          <table:table-cell table:style-name="ce22"/>
          <table:table-cell table:style-name="ce24"/>
          <table:table-cell table:number-columns-repeated="16367" table:style-name="ce22"/>
        </table:table-row>
        <table:table-row table:style-name="ro1">
          <table:table-cell office:value-type="float" office:value="38" table:style-name="ce21">
            <text:p>38</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2" table:style-name="ce22">
            <text:p>2</text:p>
          </table:table-cell>
          <table:table-cell table:number-columns-repeated="6" table:style-name="ce22"/>
          <table:table-cell office:value-type="string" office:string-value="C38/G2/G2.1/R2" table:formula="of:=CONCATENATE(IF([.A26]=&quot;&quot;;&quot;&quot;;CONCATENATE(&quot;C&quot;; [.A26]));IF([.B26]=&quot;&quot;;&quot;&quot;;CONCATENATE(&quot;/G&quot;;[.B26]));IF([.C26]=&quot;&quot;;&quot;&quot;;CONCATENATE(&quot;/R&quot;;[.C26])); IF([.D26]=&quot;&quot;;&quot;&quot;;CONCATENATE(&quot;/G&quot;;[.B26];&quot;.&quot;;[.D26])); IF([.E26]=&quot;&quot;;&quot;&quot;;CONCATENATE(&quot;/R&quot;;[.E26])); IF([.F26]=&quot;&quot;;&quot;&quot;;CONCATENATE(&quot;/G&quot;;[.B26];&quot;.&quot;;[.D26];&quot;.&quot;;[.F26])); IF([.G26]=&quot;&quot;;&quot;&quot;;CONCATENATE(&quot;/R&quot;;[.G26])); IF([.H26]=&quot;&quot;;&quot;&quot;;CONCATENATE(&quot;/G&quot;;[.B26];&quot;.&quot;;[.D26];&quot;.&quot;;[.F26];&quot;.&quot;;[.H26])); IF([.I26]=&quot;&quot;;&quot;&quot;;CONCATENATE(&quot;/R&quot;;[.I26]));IF([.J26]=&quot;&quot;;&quot;&quot;;CONCATENATE(&quot;/G&quot;;[.B26];&quot;.&quot;;[.D26];&quot;.&quot;;[.F26];&quot;.&quot;;[.H26]; &quot;.&quot;;[.J26])); IF([.K26]=&quot;&quot;;&quot;&quot;;CONCATENATE(&quot;/R&quot;;[.K26])))" table:style-name="ce22">
            <text:p>C38/G2/G2.1/R2</text:p>
          </table:table-cell>
          <table:table-cell office:value-type="string" table:style-name="ce22">
            <text:p>CRITERION.SELECTION.TECHNICAL_PROFESSIONAL_ABILITY.REFERENCES.SUPPLIES_DELIVERY_PERFORMANCE</text:p>
          </table:table-cell>
          <table:table-cell office:value-type="string" table:style-name="ce22">
            <text:p>1f1cd18e-3e01-4ca2-af4c-e2981924ba8d</text:p>
          </table:table-cell>
          <table:table-cell office:value-type="string" table:style-name="ce22">
            <text:p>Code</text:p>
          </table:table-cell>
          <table:table-cell table:style-name="ce22"/>
          <table:table-cell table:style-name="ce24"/>
          <table:table-cell table:number-columns-repeated="16367" table:style-name="ce22"/>
        </table:table-row>
        <table:table-row table:style-name="ro1">
          <table:table-cell office:value-type="float" office:value="38" table:style-name="ce21">
            <text:p>38</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3" table:style-name="ce22">
            <text:p>3</text:p>
          </table:table-cell>
          <table:table-cell table:number-columns-repeated="6" table:style-name="ce22"/>
          <table:table-cell office:value-type="string" office:string-value="C38/G2/G2.1/R3" table:formula="of:=CONCATENATE(IF([.A27]=&quot;&quot;;&quot;&quot;;CONCATENATE(&quot;C&quot;; [.A27]));IF([.B27]=&quot;&quot;;&quot;&quot;;CONCATENATE(&quot;/G&quot;;[.B27]));IF([.C27]=&quot;&quot;;&quot;&quot;;CONCATENATE(&quot;/R&quot;;[.C27])); IF([.D27]=&quot;&quot;;&quot;&quot;;CONCATENATE(&quot;/G&quot;;[.B27];&quot;.&quot;;[.D27])); IF([.E27]=&quot;&quot;;&quot;&quot;;CONCATENATE(&quot;/R&quot;;[.E27])); IF([.F27]=&quot;&quot;;&quot;&quot;;CONCATENATE(&quot;/G&quot;;[.B27];&quot;.&quot;;[.D27];&quot;.&quot;;[.F27])); IF([.G27]=&quot;&quot;;&quot;&quot;;CONCATENATE(&quot;/R&quot;;[.G27])); IF([.H27]=&quot;&quot;;&quot;&quot;;CONCATENATE(&quot;/G&quot;;[.B27];&quot;.&quot;;[.D27];&quot;.&quot;;[.F27];&quot;.&quot;;[.H27])); IF([.I27]=&quot;&quot;;&quot;&quot;;CONCATENATE(&quot;/R&quot;;[.I27]));IF([.J27]=&quot;&quot;;&quot;&quot;;CONCATENATE(&quot;/G&quot;;[.B27];&quot;.&quot;;[.D27];&quot;.&quot;;[.F27];&quot;.&quot;;[.H27]; &quot;.&quot;;[.J27])); IF([.K27]=&quot;&quot;;&quot;&quot;;CONCATENATE(&quot;/R&quot;;[.K27])))" table:style-name="ce22">
            <text:p>C38/G2/G2.1/R3</text:p>
          </table:table-cell>
          <table:table-cell office:value-type="string" table:style-name="ce22">
            <text:p>CRITERION.SELECTION.TECHNICAL_PROFESSIONAL_ABILITY.REFERENCES.SUPPLIES_DELIVERY_PERFORMANCE</text:p>
          </table:table-cell>
          <table:table-cell office:value-type="string" table:style-name="ce22">
            <text:p>c3ccfa31-0c5e-4e3a-a3fd-db9fb83d78d4</text:p>
          </table:table-cell>
          <table:table-cell office:value-type="string" table:style-name="ce22">
            <text:p>Issuer</text:p>
          </table:table-cell>
          <table:table-cell table:style-name="ce22"/>
          <table:table-cell table:style-name="ce24"/>
          <table:table-cell table:number-columns-repeated="16367" table:style-name="ce22"/>
        </table:table-row>
        <table:table-row table:style-name="ro1">
          <table:table-cell office:value-type="float" office:value="39" table:style-name="ce18">
            <text:p>39</text:p>
          </table:table-cell>
          <table:table-cell table:number-columns-repeated="10" table:style-name="ce18"/>
          <table:table-cell office:value-type="string" office:string-value="C39" table:formula="of:=CONCATENATE(IF([.A28]=&quot;&quot;;&quot;&quot;;CONCATENATE(&quot;C&quot;; [.A28]));IF([.B28]=&quot;&quot;;&quot;&quot;;CONCATENATE(&quot;/G&quot;;[.B28]));IF([.C28]=&quot;&quot;;&quot;&quot;;CONCATENATE(&quot;/R&quot;;[.C28])); IF([.D28]=&quot;&quot;;&quot;&quot;;CONCATENATE(&quot;/G&quot;;[.B28];&quot;.&quot;;[.D28])); IF([.E28]=&quot;&quot;;&quot;&quot;;CONCATENATE(&quot;/R&quot;;[.E28])); IF([.F28]=&quot;&quot;;&quot;&quot;;CONCATENATE(&quot;/G&quot;;[.B28];&quot;.&quot;;[.D28];&quot;.&quot;;[.F28])); IF([.G28]=&quot;&quot;;&quot;&quot;;CONCATENATE(&quot;/R&quot;;[.G28])); IF([.H28]=&quot;&quot;;&quot;&quot;;CONCATENATE(&quot;/G&quot;;[.B28];&quot;.&quot;;[.D28];&quot;.&quot;;[.F28];&quot;.&quot;;[.H28])); IF([.I28]=&quot;&quot;;&quot;&quot;;CONCATENATE(&quot;/R&quot;;[.I28]));IF([.J28]=&quot;&quot;;&quot;&quot;;CONCATENATE(&quot;/G&quot;;[.B28];&quot;.&quot;;[.D28];&quot;.&quot;;[.F28];&quot;.&quot;;[.H28]; &quot;.&quot;;[.J28])); IF([.K28]=&quot;&quot;;&quot;&quot;;CONCATENATE(&quot;/R&quot;;[.K28])))" table:style-name="ce18">
            <text:p>C39</text:p>
          </table:table-cell>
          <table:table-cell office:value-type="string" table:style-name="ce18">
            <text:p>CRITERION.SELECTION.TECHNICAL_PROFESSIONAL_ABILITY.REFERENCES.SERVICES_DELIVERY_PERFORMANCE</text:p>
          </table:table-cell>
          <table:table-cell office:value-type="string" table:style-name="ce29">
            <text:p>5e506c16-26ab-4e32-bb78-b27f87dc0565</text:p>
          </table:table-cell>
          <table:table-cell office:value-type="string" table:style-name="ce18">
            <text:p>For public service contracts only: During the reference period, the economic operator has provided the following main services of the type specified. Contracting authorities may require up to three years and allow experience dating from more than three years.</text:p>
          </table:table-cell>
          <table:table-cell table:style-name="ce18"/>
          <table:table-cell table:style-name="ce25"/>
          <table:table-cell table:number-columns-repeated="16367" table:style-name="ce21"/>
        </table:table-row>
        <table:table-row table:style-name="ro1">
          <table:table-cell office:value-type="float" office:value="39" table:style-name="ce21">
            <text:p>39</text:p>
          </table:table-cell>
          <table:table-cell office:value-type="float" office:value="1" table:style-name="ce22">
            <text:p>1</text:p>
          </table:table-cell>
          <table:table-cell table:number-columns-repeated="9" table:style-name="ce22"/>
          <table:table-cell office:value-type="string" office:string-value="C39/G1" table:formula="of:=CONCATENATE(IF([.A29]=&quot;&quot;;&quot;&quot;;CONCATENATE(&quot;C&quot;; [.A29]));IF([.B29]=&quot;&quot;;&quot;&quot;;CONCATENATE(&quot;/G&quot;;[.B29]));IF([.C29]=&quot;&quot;;&quot;&quot;;CONCATENATE(&quot;/R&quot;;[.C29])); IF([.D29]=&quot;&quot;;&quot;&quot;;CONCATENATE(&quot;/G&quot;;[.B29];&quot;.&quot;;[.D29])); IF([.E29]=&quot;&quot;;&quot;&quot;;CONCATENATE(&quot;/R&quot;;[.E29])); IF([.F29]=&quot;&quot;;&quot;&quot;;CONCATENATE(&quot;/G&quot;;[.B29];&quot;.&quot;;[.D29];&quot;.&quot;;[.F29])); IF([.G29]=&quot;&quot;;&quot;&quot;;CONCATENATE(&quot;/R&quot;;[.G29])); IF([.H29]=&quot;&quot;;&quot;&quot;;CONCATENATE(&quot;/G&quot;;[.B29];&quot;.&quot;;[.D29];&quot;.&quot;;[.F29];&quot;.&quot;;[.H29])); IF([.I29]=&quot;&quot;;&quot;&quot;;CONCATENATE(&quot;/R&quot;;[.I29]));IF([.J29]=&quot;&quot;;&quot;&quot;;CONCATENATE(&quot;/G&quot;;[.B29];&quot;.&quot;;[.D29];&quot;.&quot;;[.F29];&quot;.&quot;;[.H29]; &quot;.&quot;;[.J29])); IF([.K29]=&quot;&quot;;&quot;&quot;;CONCATENATE(&quot;/R&quot;;[.K29])))" table:style-name="ce22">
            <text:p>C39/G1</text:p>
          </table:table-cell>
          <table:table-cell office:value-type="string" table:style-name="ce22">
            <text:p>CRITERION.SELECTION.TECHNICAL_PROFESSIONAL_ABILITY.REFERENCES.SERVICES_DELIVERY_PERFORMANCE</text:p>
          </table:table-cell>
          <table:table-cell office:value-type="string" table:style-name="ce22">
            <text:p>96f00020-0a25-402e-b850-2378e83b5695</text:p>
          </table:table-cell>
          <table:table-cell table:number-columns-repeated="2" table:style-name="ce28"/>
          <table:table-cell office:value-type="string" table:style-name="ce7">
            <text:p>yes</text:p>
          </table:table-cell>
          <table:table-cell table:number-columns-repeated="16367" table:style-name="ce22"/>
        </table:table-row>
        <table:table-row table:style-name="ro1">
          <table:table-cell office:value-type="float" office:value="39" table:style-name="ce21">
            <text:p>39</text:p>
          </table:table-cell>
          <table:table-cell office:value-type="float" office:value="1" table:style-name="ce22">
            <text:p>1</text:p>
          </table:table-cell>
          <table:table-cell office:value-type="float" office:value="1" table:style-name="ce22">
            <text:p>1</text:p>
          </table:table-cell>
          <table:table-cell table:number-columns-repeated="8" table:style-name="ce22"/>
          <table:table-cell office:value-type="string" office:string-value="C39/G1/R1" table:formula="of:=CONCATENATE(IF([.A30]=&quot;&quot;;&quot;&quot;;CONCATENATE(&quot;C&quot;; [.A30]));IF([.B30]=&quot;&quot;;&quot;&quot;;CONCATENATE(&quot;/G&quot;;[.B30]));IF([.C30]=&quot;&quot;;&quot;&quot;;CONCATENATE(&quot;/R&quot;;[.C30])); IF([.D30]=&quot;&quot;;&quot;&quot;;CONCATENATE(&quot;/G&quot;;[.B30];&quot;.&quot;;[.D30])); IF([.E30]=&quot;&quot;;&quot;&quot;;CONCATENATE(&quot;/R&quot;;[.E30])); IF([.F30]=&quot;&quot;;&quot;&quot;;CONCATENATE(&quot;/G&quot;;[.B30];&quot;.&quot;;[.D30];&quot;.&quot;;[.F30])); IF([.G30]=&quot;&quot;;&quot;&quot;;CONCATENATE(&quot;/R&quot;;[.G30])); IF([.H30]=&quot;&quot;;&quot;&quot;;CONCATENATE(&quot;/G&quot;;[.B30];&quot;.&quot;;[.D30];&quot;.&quot;;[.F30];&quot;.&quot;;[.H30])); IF([.I30]=&quot;&quot;;&quot;&quot;;CONCATENATE(&quot;/R&quot;;[.I30]));IF([.J30]=&quot;&quot;;&quot;&quot;;CONCATENATE(&quot;/G&quot;;[.B30];&quot;.&quot;;[.D30];&quot;.&quot;;[.F30];&quot;.&quot;;[.H30]; &quot;.&quot;;[.J30])); IF([.K30]=&quot;&quot;;&quot;&quot;;CONCATENATE(&quot;/R&quot;;[.K30])))" table:style-name="ce22">
            <text:p>C39/G1/R1</text:p>
          </table:table-cell>
          <table:table-cell office:value-type="string" table:style-name="ce22">
            <text:p>CRITERION.SELECTION.TECHNICAL_PROFESSIONAL_ABILITY.REFERENCES.SERVICES_DELIVERY_PERFORMANCE</text:p>
          </table:table-cell>
          <table:table-cell office:value-type="string" table:style-name="ce22">
            <text:p>ab05ff3b-f3e1-4441-9b43-ee9912e29e92</text:p>
          </table:table-cell>
          <table:table-cell office:value-type="string" table:style-name="ce28">
            <text:p>Description</text:p>
          </table:table-cell>
          <table:table-cell table:style-name="ce28"/>
          <table:table-cell table:style-name="ce7"/>
          <table:table-cell table:number-columns-repeated="16367" table:style-name="ce22"/>
        </table:table-row>
        <table:table-row table:style-name="ro1">
          <table:table-cell office:value-type="float" office:value="39" table:style-name="ce21">
            <text:p>39</text:p>
          </table:table-cell>
          <table:table-cell office:value-type="float" office:value="1" table:style-name="ce22">
            <text:p>1</text:p>
          </table:table-cell>
          <table:table-cell office:value-type="float" office:value="2" table:style-name="ce22">
            <text:p>2</text:p>
          </table:table-cell>
          <table:table-cell table:number-columns-repeated="8" table:style-name="ce22"/>
          <table:table-cell office:value-type="string" office:string-value="C39/G1/R2" table:formula="of:=CONCATENATE(IF([.A31]=&quot;&quot;;&quot;&quot;;CONCATENATE(&quot;C&quot;; [.A31]));IF([.B31]=&quot;&quot;;&quot;&quot;;CONCATENATE(&quot;/G&quot;;[.B31]));IF([.C31]=&quot;&quot;;&quot;&quot;;CONCATENATE(&quot;/R&quot;;[.C31])); IF([.D31]=&quot;&quot;;&quot;&quot;;CONCATENATE(&quot;/G&quot;;[.B31];&quot;.&quot;;[.D31])); IF([.E31]=&quot;&quot;;&quot;&quot;;CONCATENATE(&quot;/R&quot;;[.E31])); IF([.F31]=&quot;&quot;;&quot;&quot;;CONCATENATE(&quot;/G&quot;;[.B31];&quot;.&quot;;[.D31];&quot;.&quot;;[.F31])); IF([.G31]=&quot;&quot;;&quot;&quot;;CONCATENATE(&quot;/R&quot;;[.G31])); IF([.H31]=&quot;&quot;;&quot;&quot;;CONCATENATE(&quot;/G&quot;;[.B31];&quot;.&quot;;[.D31];&quot;.&quot;;[.F31];&quot;.&quot;;[.H31])); IF([.I31]=&quot;&quot;;&quot;&quot;;CONCATENATE(&quot;/R&quot;;[.I31]));IF([.J31]=&quot;&quot;;&quot;&quot;;CONCATENATE(&quot;/G&quot;;[.B31];&quot;.&quot;;[.D31];&quot;.&quot;;[.F31];&quot;.&quot;;[.H31]; &quot;.&quot;;[.J31])); IF([.K31]=&quot;&quot;;&quot;&quot;;CONCATENATE(&quot;/R&quot;;[.K31])))" table:style-name="ce22">
            <text:p>C39/G1/R2</text:p>
          </table:table-cell>
          <table:table-cell office:value-type="string" table:style-name="ce22">
            <text:p>CRITERION.SELECTION.TECHNICAL_PROFESSIONAL_ABILITY.REFERENCES.SERVICES_DELIVERY_PERFORMANCE</text:p>
          </table:table-cell>
          <table:table-cell office:value-type="string" table:style-name="ce22">
            <text:p>42db0eaa-d2dd-48cb-83ac-38d73cab9b50</text:p>
          </table:table-cell>
          <table:table-cell office:value-type="string" table:style-name="ce28">
            <text:p>Amount</text:p>
          </table:table-cell>
          <table:table-cell table:style-name="ce28"/>
          <table:table-cell table:style-name="ce7"/>
          <table:table-cell table:number-columns-repeated="16367" table:style-name="ce22"/>
        </table:table-row>
        <table:table-row table:style-name="ro1">
          <table:table-cell office:value-type="float" office:value="39" table:style-name="ce21">
            <text:p>39</text:p>
          </table:table-cell>
          <table:table-cell office:value-type="float" office:value="1" table:style-name="ce22">
            <text:p>1</text:p>
          </table:table-cell>
          <table:table-cell office:value-type="float" office:value="3" table:style-name="ce22">
            <text:p>3</text:p>
          </table:table-cell>
          <table:table-cell table:number-columns-repeated="8" table:style-name="ce22"/>
          <table:table-cell office:value-type="string" office:string-value="C39/G1/R3" table:formula="of:=CONCATENATE(IF([.A32]=&quot;&quot;;&quot;&quot;;CONCATENATE(&quot;C&quot;; [.A32]));IF([.B32]=&quot;&quot;;&quot;&quot;;CONCATENATE(&quot;/G&quot;;[.B32]));IF([.C32]=&quot;&quot;;&quot;&quot;;CONCATENATE(&quot;/R&quot;;[.C32])); IF([.D32]=&quot;&quot;;&quot;&quot;;CONCATENATE(&quot;/G&quot;;[.B32];&quot;.&quot;;[.D32])); IF([.E32]=&quot;&quot;;&quot;&quot;;CONCATENATE(&quot;/R&quot;;[.E32])); IF([.F32]=&quot;&quot;;&quot;&quot;;CONCATENATE(&quot;/G&quot;;[.B32];&quot;.&quot;;[.D32];&quot;.&quot;;[.F32])); IF([.G32]=&quot;&quot;;&quot;&quot;;CONCATENATE(&quot;/R&quot;;[.G32])); IF([.H32]=&quot;&quot;;&quot;&quot;;CONCATENATE(&quot;/G&quot;;[.B32];&quot;.&quot;;[.D32];&quot;.&quot;;[.F32];&quot;.&quot;;[.H32])); IF([.I32]=&quot;&quot;;&quot;&quot;;CONCATENATE(&quot;/R&quot;;[.I32]));IF([.J32]=&quot;&quot;;&quot;&quot;;CONCATENATE(&quot;/G&quot;;[.B32];&quot;.&quot;;[.D32];&quot;.&quot;;[.F32];&quot;.&quot;;[.H32]; &quot;.&quot;;[.J32])); IF([.K32]=&quot;&quot;;&quot;&quot;;CONCATENATE(&quot;/R&quot;;[.K32])))" table:style-name="ce22">
            <text:p>C39/G1/R3</text:p>
          </table:table-cell>
          <table:table-cell office:value-type="string" table:style-name="ce22">
            <text:p>CRITERION.SELECTION.TECHNICAL_PROFESSIONAL_ABILITY.REFERENCES.SERVICES_DELIVERY_PERFORMANCE</text:p>
          </table:table-cell>
          <table:table-cell office:value-type="string" table:style-name="ce22">
            <text:p>42ec8116-31a7-4118-8612-5b04f5c8bde7</text:p>
          </table:table-cell>
          <table:table-cell office:value-type="string" table:style-name="ce28">
            <text:p>Start Date</text:p>
          </table:table-cell>
          <table:table-cell table:style-name="ce28"/>
          <table:table-cell table:style-name="ce7"/>
          <table:table-cell table:number-columns-repeated="16367" table:style-name="ce22"/>
        </table:table-row>
        <table:table-row table:style-name="ro1">
          <table:table-cell office:value-type="float" office:value="39" table:style-name="ce21">
            <text:p>39</text:p>
          </table:table-cell>
          <table:table-cell office:value-type="float" office:value="1" table:style-name="ce22">
            <text:p>1</text:p>
          </table:table-cell>
          <table:table-cell office:value-type="float" office:value="4" table:style-name="ce22">
            <text:p>4</text:p>
          </table:table-cell>
          <table:table-cell table:number-columns-repeated="8" table:style-name="ce22"/>
          <table:table-cell office:value-type="string" office:string-value="C39/G1/R4" table:formula="of:=CONCATENATE(IF([.A33]=&quot;&quot;;&quot;&quot;;CONCATENATE(&quot;C&quot;; [.A33]));IF([.B33]=&quot;&quot;;&quot;&quot;;CONCATENATE(&quot;/G&quot;;[.B33]));IF([.C33]=&quot;&quot;;&quot;&quot;;CONCATENATE(&quot;/R&quot;;[.C33])); IF([.D33]=&quot;&quot;;&quot;&quot;;CONCATENATE(&quot;/G&quot;;[.B33];&quot;.&quot;;[.D33])); IF([.E33]=&quot;&quot;;&quot;&quot;;CONCATENATE(&quot;/R&quot;;[.E33])); IF([.F33]=&quot;&quot;;&quot;&quot;;CONCATENATE(&quot;/G&quot;;[.B33];&quot;.&quot;;[.D33];&quot;.&quot;;[.F33])); IF([.G33]=&quot;&quot;;&quot;&quot;;CONCATENATE(&quot;/R&quot;;[.G33])); IF([.H33]=&quot;&quot;;&quot;&quot;;CONCATENATE(&quot;/G&quot;;[.B33];&quot;.&quot;;[.D33];&quot;.&quot;;[.F33];&quot;.&quot;;[.H33])); IF([.I33]=&quot;&quot;;&quot;&quot;;CONCATENATE(&quot;/R&quot;;[.I33]));IF([.J33]=&quot;&quot;;&quot;&quot;;CONCATENATE(&quot;/G&quot;;[.B33];&quot;.&quot;;[.D33];&quot;.&quot;;[.F33];&quot;.&quot;;[.H33]; &quot;.&quot;;[.J33])); IF([.K33]=&quot;&quot;;&quot;&quot;;CONCATENATE(&quot;/R&quot;;[.K33])))" table:style-name="ce22">
            <text:p>C39/G1/R4</text:p>
          </table:table-cell>
          <table:table-cell office:value-type="string" table:style-name="ce22">
            <text:p>CRITERION.SELECTION.TECHNICAL_PROFESSIONAL_ABILITY.REFERENCES.SERVICES_DELIVERY_PERFORMANCE</text:p>
          </table:table-cell>
          <table:table-cell office:value-type="string" table:style-name="ce22">
            <text:p>3641b897-f9f0-4d90-909a-b6d4c4b1d645</text:p>
          </table:table-cell>
          <table:table-cell office:value-type="string" table:style-name="ce28">
            <text:p>End Date</text:p>
          </table:table-cell>
          <table:table-cell table:style-name="ce28"/>
          <table:table-cell table:style-name="ce7"/>
          <table:table-cell table:number-columns-repeated="16367" table:style-name="ce22"/>
        </table:table-row>
        <table:table-row table:style-name="ro1">
          <table:table-cell office:value-type="float" office:value="39" table:style-name="ce21">
            <text:p>39</text:p>
          </table:table-cell>
          <table:table-cell office:value-type="float" office:value="1" table:style-name="ce22">
            <text:p>1</text:p>
          </table:table-cell>
          <table:table-cell office:value-type="float" office:value="5" table:style-name="ce22">
            <text:p>5</text:p>
          </table:table-cell>
          <table:table-cell table:number-columns-repeated="8" table:style-name="ce22"/>
          <table:table-cell office:value-type="string" office:string-value="C39/G1/R5" table:formula="of:=CONCATENATE(IF([.A34]=&quot;&quot;;&quot;&quot;;CONCATENATE(&quot;C&quot;; [.A34]));IF([.B34]=&quot;&quot;;&quot;&quot;;CONCATENATE(&quot;/G&quot;;[.B34]));IF([.C34]=&quot;&quot;;&quot;&quot;;CONCATENATE(&quot;/R&quot;;[.C34])); IF([.D34]=&quot;&quot;;&quot;&quot;;CONCATENATE(&quot;/G&quot;;[.B34];&quot;.&quot;;[.D34])); IF([.E34]=&quot;&quot;;&quot;&quot;;CONCATENATE(&quot;/R&quot;;[.E34])); IF([.F34]=&quot;&quot;;&quot;&quot;;CONCATENATE(&quot;/G&quot;;[.B34];&quot;.&quot;;[.D34];&quot;.&quot;;[.F34])); IF([.G34]=&quot;&quot;;&quot;&quot;;CONCATENATE(&quot;/R&quot;;[.G34])); IF([.H34]=&quot;&quot;;&quot;&quot;;CONCATENATE(&quot;/G&quot;;[.B34];&quot;.&quot;;[.D34];&quot;.&quot;;[.F34];&quot;.&quot;;[.H34])); IF([.I34]=&quot;&quot;;&quot;&quot;;CONCATENATE(&quot;/R&quot;;[.I34]));IF([.J34]=&quot;&quot;;&quot;&quot;;CONCATENATE(&quot;/G&quot;;[.B34];&quot;.&quot;;[.D34];&quot;.&quot;;[.F34];&quot;.&quot;;[.H34]; &quot;.&quot;;[.J34])); IF([.K34]=&quot;&quot;;&quot;&quot;;CONCATENATE(&quot;/R&quot;;[.K34])))" table:style-name="ce22">
            <text:p>C39/G1/R5</text:p>
          </table:table-cell>
          <table:table-cell office:value-type="string" table:style-name="ce22">
            <text:p>CRITERION.SELECTION.TECHNICAL_PROFESSIONAL_ABILITY.REFERENCES.SERVICES_DELIVERY_PERFORMANCE</text:p>
          </table:table-cell>
          <table:table-cell office:value-type="string" table:style-name="ce22">
            <text:p>a92536ab-6783-40bb-a037-5d31f421fd85</text:p>
          </table:table-cell>
          <table:table-cell office:value-type="string" table:style-name="ce28">
            <text:p>Recipients</text:p>
          </table:table-cell>
          <table:table-cell table:style-name="ce28"/>
          <table:table-cell table:style-name="ce7"/>
          <table:table-cell table:number-columns-repeated="16367" table:style-name="ce22"/>
        </table:table-row>
        <table:table-row table:style-name="ro1">
          <table:table-cell office:value-type="float" office:value="39" table:style-name="ce21">
            <text:p>39</text:p>
          </table:table-cell>
          <table:table-cell office:value-type="float" office:value="2" table:style-name="ce22">
            <text:p>2</text:p>
          </table:table-cell>
          <table:table-cell table:number-columns-repeated="9" table:style-name="ce22"/>
          <table:table-cell office:value-type="string" office:string-value="C39/G2" table:formula="of:=CONCATENATE(IF([.A35]=&quot;&quot;;&quot;&quot;;CONCATENATE(&quot;C&quot;; [.A35]));IF([.B35]=&quot;&quot;;&quot;&quot;;CONCATENATE(&quot;/G&quot;;[.B35]));IF([.C35]=&quot;&quot;;&quot;&quot;;CONCATENATE(&quot;/R&quot;;[.C35])); IF([.D35]=&quot;&quot;;&quot;&quot;;CONCATENATE(&quot;/G&quot;;[.B35];&quot;.&quot;;[.D35])); IF([.E35]=&quot;&quot;;&quot;&quot;;CONCATENATE(&quot;/R&quot;;[.E35])); IF([.F35]=&quot;&quot;;&quot;&quot;;CONCATENATE(&quot;/G&quot;;[.B35];&quot;.&quot;;[.D35];&quot;.&quot;;[.F35])); IF([.G35]=&quot;&quot;;&quot;&quot;;CONCATENATE(&quot;/R&quot;;[.G35])); IF([.H35]=&quot;&quot;;&quot;&quot;;CONCATENATE(&quot;/G&quot;;[.B35];&quot;.&quot;;[.D35];&quot;.&quot;;[.F35];&quot;.&quot;;[.H35])); IF([.I35]=&quot;&quot;;&quot;&quot;;CONCATENATE(&quot;/R&quot;;[.I35]));IF([.J35]=&quot;&quot;;&quot;&quot;;CONCATENATE(&quot;/G&quot;;[.B35];&quot;.&quot;;[.D35];&quot;.&quot;;[.F35];&quot;.&quot;;[.H35]; &quot;.&quot;;[.J35])); IF([.K35]=&quot;&quot;;&quot;&quot;;CONCATENATE(&quot;/R&quot;;[.K35])))" table:style-name="ce22">
            <text:p>C39/G2</text:p>
          </table:table-cell>
          <table:table-cell office:value-type="string" table:style-name="ce22">
            <text:p>CRITERION.SELECTION.TECHNICAL_PROFESSIONAL_ABILITY.REFERENCES.SERVICES_DELIVERY_PERFORMANCE</text:p>
          </table:table-cell>
          <table:table-cell office:value-type="string" table:style-name="ce22">
            <text:p>7458d42a-e581-4640-9283-34ceb3ad4345</text:p>
          </table:table-cell>
          <table:table-cell table:number-columns-repeated="2" table:style-name="ce22"/>
          <table:table-cell table:style-name="ce24"/>
          <table:table-cell table:number-columns-repeated="16367" table:style-name="ce22"/>
        </table:table-row>
        <table:table-row table:style-name="ro1">
          <table:table-cell office:value-type="float" office:value="39" table:style-name="ce21">
            <text:p>39</text:p>
          </table:table-cell>
          <table:table-cell office:value-type="float" office:value="2" table:style-name="ce22">
            <text:p>2</text:p>
          </table:table-cell>
          <table:table-cell office:value-type="float" office:value="1" table:style-name="ce22">
            <text:p>1</text:p>
          </table:table-cell>
          <table:table-cell table:number-columns-repeated="8" table:style-name="ce22"/>
          <table:table-cell office:value-type="string" office:string-value="C39/G2/R1" table:formula="of:=CONCATENATE(IF([.A36]=&quot;&quot;;&quot;&quot;;CONCATENATE(&quot;C&quot;; [.A36]));IF([.B36]=&quot;&quot;;&quot;&quot;;CONCATENATE(&quot;/G&quot;;[.B36]));IF([.C36]=&quot;&quot;;&quot;&quot;;CONCATENATE(&quot;/R&quot;;[.C36])); IF([.D36]=&quot;&quot;;&quot;&quot;;CONCATENATE(&quot;/G&quot;;[.B36];&quot;.&quot;;[.D36])); IF([.E36]=&quot;&quot;;&quot;&quot;;CONCATENATE(&quot;/R&quot;;[.E36])); IF([.F36]=&quot;&quot;;&quot;&quot;;CONCATENATE(&quot;/G&quot;;[.B36];&quot;.&quot;;[.D36];&quot;.&quot;;[.F36])); IF([.G36]=&quot;&quot;;&quot;&quot;;CONCATENATE(&quot;/R&quot;;[.G36])); IF([.H36]=&quot;&quot;;&quot;&quot;;CONCATENATE(&quot;/G&quot;;[.B36];&quot;.&quot;;[.D36];&quot;.&quot;;[.F36];&quot;.&quot;;[.H36])); IF([.I36]=&quot;&quot;;&quot;&quot;;CONCATENATE(&quot;/R&quot;;[.I36]));IF([.J36]=&quot;&quot;;&quot;&quot;;CONCATENATE(&quot;/G&quot;;[.B36];&quot;.&quot;;[.D36];&quot;.&quot;;[.F36];&quot;.&quot;;[.H36]; &quot;.&quot;;[.J36])); IF([.K36]=&quot;&quot;;&quot;&quot;;CONCATENATE(&quot;/R&quot;;[.K36])))" table:style-name="ce22">
            <text:p>C39/G2/R1</text:p>
          </table:table-cell>
          <table:table-cell office:value-type="string" table:style-name="ce22">
            <text:p>CRITERION.SELECTION.TECHNICAL_PROFESSIONAL_ABILITY.REFERENCES.SERVICES_DELIVERY_PERFORMANCE</text:p>
          </table:table-cell>
          <table:table-cell office:value-type="string" table:style-name="ce22">
            <text:p>c1347b74-1872-4060-a6db-f4044edcd7c4</text:p>
          </table:table-cell>
          <table:table-cell office:value-type="string" table:style-name="ce22">
            <text:p>Is this information available electronically?</text:p>
          </table:table-cell>
          <table:table-cell table:style-name="ce22"/>
          <table:table-cell table:style-name="ce24"/>
          <table:table-cell table:number-columns-repeated="16367" table:style-name="ce22"/>
        </table:table-row>
        <table:table-row table:style-name="ro1">
          <table:table-cell office:value-type="float" office:value="39" table:style-name="ce21">
            <text:p>39</text:p>
          </table:table-cell>
          <table:table-cell office:value-type="float" office:value="2" table:style-name="ce22">
            <text:p>2</text:p>
          </table:table-cell>
          <table:table-cell table:style-name="ce22"/>
          <table:table-cell office:value-type="float" office:value="1" table:style-name="ce22">
            <text:p>1</text:p>
          </table:table-cell>
          <table:table-cell table:number-columns-repeated="7" table:style-name="ce22"/>
          <table:table-cell office:value-type="string" office:string-value="C39/G2/G2.1" table:formula="of:=CONCATENATE(IF([.A37]=&quot;&quot;;&quot;&quot;;CONCATENATE(&quot;C&quot;; [.A37]));IF([.B37]=&quot;&quot;;&quot;&quot;;CONCATENATE(&quot;/G&quot;;[.B37]));IF([.C37]=&quot;&quot;;&quot;&quot;;CONCATENATE(&quot;/R&quot;;[.C37])); IF([.D37]=&quot;&quot;;&quot;&quot;;CONCATENATE(&quot;/G&quot;;[.B37];&quot;.&quot;;[.D37])); IF([.E37]=&quot;&quot;;&quot;&quot;;CONCATENATE(&quot;/R&quot;;[.E37])); IF([.F37]=&quot;&quot;;&quot;&quot;;CONCATENATE(&quot;/G&quot;;[.B37];&quot;.&quot;;[.D37];&quot;.&quot;;[.F37])); IF([.G37]=&quot;&quot;;&quot;&quot;;CONCATENATE(&quot;/R&quot;;[.G37])); IF([.H37]=&quot;&quot;;&quot;&quot;;CONCATENATE(&quot;/G&quot;;[.B37];&quot;.&quot;;[.D37];&quot;.&quot;;[.F37];&quot;.&quot;;[.H37])); IF([.I37]=&quot;&quot;;&quot;&quot;;CONCATENATE(&quot;/R&quot;;[.I37]));IF([.J37]=&quot;&quot;;&quot;&quot;;CONCATENATE(&quot;/G&quot;;[.B37];&quot;.&quot;;[.D37];&quot;.&quot;;[.F37];&quot;.&quot;;[.H37]; &quot;.&quot;;[.J37])); IF([.K37]=&quot;&quot;;&quot;&quot;;CONCATENATE(&quot;/R&quot;;[.K37])))" table:style-name="ce22">
            <text:p>C39/G2/G2.1</text:p>
          </table:table-cell>
          <table:table-cell office:value-type="string" table:style-name="ce22">
            <text:p>CRITERION.SELECTION.TECHNICAL_PROFESSIONAL_ABILITY.REFERENCES.SERVICES_DELIVERY_PERFORMANCE</text:p>
          </table:table-cell>
          <table:table-cell office:value-type="string" table:style-name="ce22">
            <text:p>41dd2e9b-1bfd-44c7-93ee-56bd74a4334b</text:p>
          </table:table-cell>
          <table:table-cell table:style-name="ce22"/>
          <table:table-cell office:value-type="string" table:style-name="ce22">
            <text:p>GROUP_FULFILLED.ON_TRUE</text:p>
          </table:table-cell>
          <table:table-cell table:style-name="ce24"/>
          <table:table-cell table:number-columns-repeated="16367" table:style-name="ce22"/>
        </table:table-row>
        <table:table-row table:style-name="ro1">
          <table:table-cell office:value-type="float" office:value="39" table:style-name="ce21">
            <text:p>39</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1" table:style-name="ce22">
            <text:p>1</text:p>
          </table:table-cell>
          <table:table-cell table:number-columns-repeated="6" table:style-name="ce22"/>
          <table:table-cell office:value-type="string" office:string-value="C39/G2/G2.1/R1" table:formula="of:=CONCATENATE(IF([.A38]=&quot;&quot;;&quot;&quot;;CONCATENATE(&quot;C&quot;; [.A38]));IF([.B38]=&quot;&quot;;&quot;&quot;;CONCATENATE(&quot;/G&quot;;[.B38]));IF([.C38]=&quot;&quot;;&quot;&quot;;CONCATENATE(&quot;/R&quot;;[.C38])); IF([.D38]=&quot;&quot;;&quot;&quot;;CONCATENATE(&quot;/G&quot;;[.B38];&quot;.&quot;;[.D38])); IF([.E38]=&quot;&quot;;&quot;&quot;;CONCATENATE(&quot;/R&quot;;[.E38])); IF([.F38]=&quot;&quot;;&quot;&quot;;CONCATENATE(&quot;/G&quot;;[.B38];&quot;.&quot;;[.D38];&quot;.&quot;;[.F38])); IF([.G38]=&quot;&quot;;&quot;&quot;;CONCATENATE(&quot;/R&quot;;[.G38])); IF([.H38]=&quot;&quot;;&quot;&quot;;CONCATENATE(&quot;/G&quot;;[.B38];&quot;.&quot;;[.D38];&quot;.&quot;;[.F38];&quot;.&quot;;[.H38])); IF([.I38]=&quot;&quot;;&quot;&quot;;CONCATENATE(&quot;/R&quot;;[.I38]));IF([.J38]=&quot;&quot;;&quot;&quot;;CONCATENATE(&quot;/G&quot;;[.B38];&quot;.&quot;;[.D38];&quot;.&quot;;[.F38];&quot;.&quot;;[.H38]; &quot;.&quot;;[.J38])); IF([.K38]=&quot;&quot;;&quot;&quot;;CONCATENATE(&quot;/R&quot;;[.K38])))" table:style-name="ce22">
            <text:p>C39/G2/G2.1/R1</text:p>
          </table:table-cell>
          <table:table-cell office:value-type="string" table:style-name="ce22">
            <text:p>CRITERION.SELECTION.TECHNICAL_PROFESSIONAL_ABILITY.REFERENCES.SERVICES_DELIVERY_PERFORMANCE</text:p>
          </table:table-cell>
          <table:table-cell office:value-type="string" table:style-name="ce22">
            <text:p>f4313bb6-21b6-499e-bdff-debe10e11d2c</text:p>
          </table:table-cell>
          <table:table-cell office:value-type="string" table:style-name="ce22">
            <text:p>URL</text:p>
          </table:table-cell>
          <table:table-cell table:style-name="ce22"/>
          <table:table-cell table:style-name="ce24"/>
          <table:table-cell table:number-columns-repeated="16367" table:style-name="ce22"/>
        </table:table-row>
        <table:table-row table:style-name="ro1">
          <table:table-cell office:value-type="float" office:value="39" table:style-name="ce21">
            <text:p>39</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2" table:style-name="ce22">
            <text:p>2</text:p>
          </table:table-cell>
          <table:table-cell table:number-columns-repeated="6" table:style-name="ce22"/>
          <table:table-cell office:value-type="string" office:string-value="C39/G2/G2.1/R2" table:formula="of:=CONCATENATE(IF([.A39]=&quot;&quot;;&quot;&quot;;CONCATENATE(&quot;C&quot;; [.A39]));IF([.B39]=&quot;&quot;;&quot;&quot;;CONCATENATE(&quot;/G&quot;;[.B39]));IF([.C39]=&quot;&quot;;&quot;&quot;;CONCATENATE(&quot;/R&quot;;[.C39])); IF([.D39]=&quot;&quot;;&quot;&quot;;CONCATENATE(&quot;/G&quot;;[.B39];&quot;.&quot;;[.D39])); IF([.E39]=&quot;&quot;;&quot;&quot;;CONCATENATE(&quot;/R&quot;;[.E39])); IF([.F39]=&quot;&quot;;&quot;&quot;;CONCATENATE(&quot;/G&quot;;[.B39];&quot;.&quot;;[.D39];&quot;.&quot;;[.F39])); IF([.G39]=&quot;&quot;;&quot;&quot;;CONCATENATE(&quot;/R&quot;;[.G39])); IF([.H39]=&quot;&quot;;&quot;&quot;;CONCATENATE(&quot;/G&quot;;[.B39];&quot;.&quot;;[.D39];&quot;.&quot;;[.F39];&quot;.&quot;;[.H39])); IF([.I39]=&quot;&quot;;&quot;&quot;;CONCATENATE(&quot;/R&quot;;[.I39]));IF([.J39]=&quot;&quot;;&quot;&quot;;CONCATENATE(&quot;/G&quot;;[.B39];&quot;.&quot;;[.D39];&quot;.&quot;;[.F39];&quot;.&quot;;[.H39]; &quot;.&quot;;[.J39])); IF([.K39]=&quot;&quot;;&quot;&quot;;CONCATENATE(&quot;/R&quot;;[.K39])))" table:style-name="ce22">
            <text:p>C39/G2/G2.1/R2</text:p>
          </table:table-cell>
          <table:table-cell office:value-type="string" table:style-name="ce22">
            <text:p>CRITERION.SELECTION.TECHNICAL_PROFESSIONAL_ABILITY.REFERENCES.SERVICES_DELIVERY_PERFORMANCE</text:p>
          </table:table-cell>
          <table:table-cell office:value-type="string" table:style-name="ce22">
            <text:p>1f1cd18e-3e01-4ca2-af4c-e2981924ba8d</text:p>
          </table:table-cell>
          <table:table-cell office:value-type="string" table:style-name="ce22">
            <text:p>Code</text:p>
          </table:table-cell>
          <table:table-cell table:style-name="ce22"/>
          <table:table-cell table:style-name="ce24"/>
          <table:table-cell table:number-columns-repeated="16367" table:style-name="ce22"/>
        </table:table-row>
        <table:table-row table:style-name="ro1">
          <table:table-cell office:value-type="float" office:value="39" table:style-name="ce21">
            <text:p>39</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3" table:style-name="ce22">
            <text:p>3</text:p>
          </table:table-cell>
          <table:table-cell table:number-columns-repeated="6" table:style-name="ce22"/>
          <table:table-cell office:value-type="string" office:string-value="C39/G2/G2.1/R3" table:formula="of:=CONCATENATE(IF([.A40]=&quot;&quot;;&quot;&quot;;CONCATENATE(&quot;C&quot;; [.A40]));IF([.B40]=&quot;&quot;;&quot;&quot;;CONCATENATE(&quot;/G&quot;;[.B40]));IF([.C40]=&quot;&quot;;&quot;&quot;;CONCATENATE(&quot;/R&quot;;[.C40])); IF([.D40]=&quot;&quot;;&quot;&quot;;CONCATENATE(&quot;/G&quot;;[.B40];&quot;.&quot;;[.D40])); IF([.E40]=&quot;&quot;;&quot;&quot;;CONCATENATE(&quot;/R&quot;;[.E40])); IF([.F40]=&quot;&quot;;&quot;&quot;;CONCATENATE(&quot;/G&quot;;[.B40];&quot;.&quot;;[.D40];&quot;.&quot;;[.F40])); IF([.G40]=&quot;&quot;;&quot;&quot;;CONCATENATE(&quot;/R&quot;;[.G40])); IF([.H40]=&quot;&quot;;&quot;&quot;;CONCATENATE(&quot;/G&quot;;[.B40];&quot;.&quot;;[.D40];&quot;.&quot;;[.F40];&quot;.&quot;;[.H40])); IF([.I40]=&quot;&quot;;&quot;&quot;;CONCATENATE(&quot;/R&quot;;[.I40]));IF([.J40]=&quot;&quot;;&quot;&quot;;CONCATENATE(&quot;/G&quot;;[.B40];&quot;.&quot;;[.D40];&quot;.&quot;;[.F40];&quot;.&quot;;[.H40]; &quot;.&quot;;[.J40])); IF([.K40]=&quot;&quot;;&quot;&quot;;CONCATENATE(&quot;/R&quot;;[.K40])))" table:style-name="ce22">
            <text:p>C39/G2/G2.1/R3</text:p>
          </table:table-cell>
          <table:table-cell office:value-type="string" table:style-name="ce22">
            <text:p>CRITERION.SELECTION.TECHNICAL_PROFESSIONAL_ABILITY.REFERENCES.SERVICES_DELIVERY_PERFORMANCE</text:p>
          </table:table-cell>
          <table:table-cell office:value-type="string" table:style-name="ce22">
            <text:p>c3ccfa31-0c5e-4e3a-a3fd-db9fb83d78d4</text:p>
          </table:table-cell>
          <table:table-cell office:value-type="string" table:style-name="ce22">
            <text:p>Issuer</text:p>
          </table:table-cell>
          <table:table-cell table:style-name="ce22"/>
          <table:table-cell table:style-name="ce24"/>
          <table:table-cell table:number-columns-repeated="16367" table:style-name="ce22"/>
        </table:table-row>
        <table:table-row table:style-name="ro2">
          <table:table-cell table:number-columns-repeated="16" table:style-name="ce20"/>
          <table:table-cell table:style-name="ce16"/>
          <table:table-cell table:number-columns-repeated="16367" table:style-name="ce22"/>
        </table:table-row>
        <table:table-row table:number-rows-repeated="1048535" table:style-name="ro1">
          <table:table-cell table:number-columns-repeated="16384"/>
        </table:table-row>
      </table:table>
      <table:table table:name="SC-Abilities_1" table:style-name="ta2">
        <table:table-column table:style-name="co19" table:default-cell-style-name="ce19"/>
        <table:table-column table:style-name="co20" table:number-columns-repeated="4" table:default-cell-style-name="ce19"/>
        <table:table-column table:style-name="co60" table:number-columns-repeated="6" table:default-cell-style-name="ce19"/>
        <table:table-column table:style-name="co37" table:default-cell-style-name="ce19"/>
        <table:table-column table:style-name="co61" table:default-cell-style-name="ce19"/>
        <table:table-column table:style-name="co34" table:default-cell-style-name="ce19"/>
        <table:table-column table:style-name="co62" table:default-cell-style-name="ce19"/>
        <table:table-column table:style-name="co24" table:default-cell-style-name="ce19"/>
        <table:table-column table:style-name="co14" table:number-columns-repeated="16368" table:default-cell-style-name="ce19"/>
        <table:table-row table:style-name="ro1">
          <table:table-cell office:value-type="string" table:style-name="ce22">
            <text:p>CRITERION ID</text:p>
          </table:table-cell>
          <table:table-cell office:value-type="string" table:style-name="ce22">
            <text:p>GROUP LEVEL 1</text:p>
          </table:table-cell>
          <table:table-cell office:value-type="string" table:style-name="ce22">
            <text:p>REQUIREMENTS LEVEL 1</text:p>
          </table:table-cell>
          <table:table-cell office:value-type="string" table:style-name="ce22">
            <text:p>SUBGROUP LEVEL 2</text:p>
          </table:table-cell>
          <table:table-cell office:value-type="string" table:style-name="ce22">
            <text:p>REQUIREMENTS LEVEL 2</text:p>
          </table:table-cell>
          <table:table-cell office:value-type="string" table:style-name="ce22">
            <text:p>SUBGROUP LEVEL 3</text:p>
          </table:table-cell>
          <table:table-cell office:value-type="string" table:style-name="ce22">
            <text:p>REQUIREMENTS LEVEL 3</text:p>
          </table:table-cell>
          <table:table-cell office:value-type="string" table:style-name="ce22">
            <text:p>SUBGROUP LEVEL 4</text:p>
          </table:table-cell>
          <table:table-cell office:value-type="string" table:style-name="ce22">
            <text:p>REQUIREMENTS LEVEL 4</text:p>
          </table:table-cell>
          <table:table-cell office:value-type="string" table:style-name="ce22">
            <text:p><text:s/></text:p>
          </table:table-cell>
          <table:table-cell table:style-name="ce22"/>
          <table:table-cell office:value-type="string" table:style-name="ce27">
            <text:p>ITEM ID</text:p>
          </table:table-cell>
          <table:table-cell office:value-type="string" table:style-name="ce27">
            <text:p>Criterion Code</text:p>
          </table:table-cell>
          <table:table-cell office:value-type="string" table:style-name="ce27">
            <text:p>Element UUID</text:p>
          </table:table-cell>
          <table:table-cell office:value-type="string" table:style-name="ce27">
            <text:p>Criterion/Requirement description</text:p>
          </table:table-cell>
          <table:table-cell office:value-type="string" table:style-name="ce27">
            <text:p>PI</text:p>
          </table:table-cell>
          <table:table-cell office:value-type="string" table:style-name="ce24">
            <text:p>Multiple instances possible?</text:p>
          </table:table-cell>
          <table:table-cell table:number-columns-repeated="16367" table:style-name="ce22"/>
        </table:table-row>
        <table:table-row table:style-name="ro1">
          <table:table-cell office:value-type="float" office:value="40" table:style-name="ce23">
            <text:p>40</text:p>
          </table:table-cell>
          <table:table-cell table:number-columns-repeated="10" table:style-name="ce23"/>
          <table:table-cell office:value-type="string" office:string-value="C40" table:formula="of:=CONCATENATE(IF([.A2]=&quot;&quot;;&quot;&quot;;CONCATENATE(&quot;C&quot;; [.A2]));IF([.B2]=&quot;&quot;;&quot;&quot;;CONCATENATE(&quot;/G&quot;;[.B2]));IF([.C2]=&quot;&quot;;&quot;&quot;;CONCATENATE(&quot;/R&quot;;[.C2])); IF([.D2]=&quot;&quot;;&quot;&quot;;CONCATENATE(&quot;/G&quot;;[.B2];&quot;.&quot;;[.D2])); IF([.E2]=&quot;&quot;;&quot;&quot;;CONCATENATE(&quot;/R&quot;;[.E2])); IF([.F2]=&quot;&quot;;&quot;&quot;;CONCATENATE(&quot;/G&quot;;[.B2];&quot;.&quot;;[.D2];&quot;.&quot;;[.F2])); IF([.G2]=&quot;&quot;;&quot;&quot;;CONCATENATE(&quot;/R&quot;;[.G2])); IF([.H2]=&quot;&quot;;&quot;&quot;;CONCATENATE(&quot;/G&quot;;[.B2];&quot;.&quot;;[.D2];&quot;.&quot;;[.F2];&quot;.&quot;;[.H2])); IF([.I2]=&quot;&quot;;&quot;&quot;;CONCATENATE(&quot;/R&quot;;[.I2]));IF([.J2]=&quot;&quot;;&quot;&quot;;CONCATENATE(&quot;/G&quot;;[.B2];&quot;.&quot;;[.D2];&quot;.&quot;;[.F2];&quot;.&quot;;[.H2]; &quot;.&quot;;[.J2])); IF([.K2]=&quot;&quot;;&quot;&quot;;CONCATENATE(&quot;/R&quot;;[.K2])))" table:style-name="ce23">
            <text:p>C40</text:p>
          </table:table-cell>
          <table:table-cell office:value-type="string" table:style-name="ce23">
            <text:p>CRITERION.SELECTION.TECHNICAL_PROFESSIONAL_ABILITY.TECHNICAL.TECHNICIANS_FOR_QUALITY_CONTROL</text:p>
          </table:table-cell>
          <table:table-cell office:value-type="string" table:style-name="ce23">
            <text:p>3aaca389-4a7b-406b-a4b9-080845d127e7</text:p>
          </table:table-cell>
          <table:table-cell office:value-type="string" table:style-name="ce23">
            <text:p>It can call upon the following technicians or technical bodies, especially those responsible for quality control. For technicians or technical bodies not belonging directly to the economic operator's undertaking but on whose capacities the economic operator relies as set out under Part II, Section C, separate ESPD forms must be filled in.</text:p>
          </table:table-cell>
          <table:table-cell table:style-name="ce23"/>
          <table:table-cell table:style-name="ce26"/>
          <table:table-cell table:number-columns-repeated="16367" table:style-name="ce22"/>
        </table:table-row>
        <table:table-row table:style-name="ro1">
          <table:table-cell office:value-type="float" office:value="40" table:style-name="ce21">
            <text:p>40</text:p>
          </table:table-cell>
          <table:table-cell office:value-type="float" office:value="1" table:style-name="ce22">
            <text:p>1</text:p>
          </table:table-cell>
          <table:table-cell table:number-columns-repeated="9" table:style-name="ce22"/>
          <table:table-cell office:value-type="string" office:string-value="C40/G1" table:formula="of:=CONCATENATE(IF([.A3]=&quot;&quot;;&quot;&quot;;CONCATENATE(&quot;C&quot;; [.A3]));IF([.B3]=&quot;&quot;;&quot;&quot;;CONCATENATE(&quot;/G&quot;;[.B3]));IF([.C3]=&quot;&quot;;&quot;&quot;;CONCATENATE(&quot;/R&quot;;[.C3])); IF([.D3]=&quot;&quot;;&quot;&quot;;CONCATENATE(&quot;/G&quot;;[.B3];&quot;.&quot;;[.D3])); IF([.E3]=&quot;&quot;;&quot;&quot;;CONCATENATE(&quot;/R&quot;;[.E3])); IF([.F3]=&quot;&quot;;&quot;&quot;;CONCATENATE(&quot;/G&quot;;[.B3];&quot;.&quot;;[.D3];&quot;.&quot;;[.F3])); IF([.G3]=&quot;&quot;;&quot;&quot;;CONCATENATE(&quot;/R&quot;;[.G3])); IF([.H3]=&quot;&quot;;&quot;&quot;;CONCATENATE(&quot;/G&quot;;[.B3];&quot;.&quot;;[.D3];&quot;.&quot;;[.F3];&quot;.&quot;;[.H3])); IF([.I3]=&quot;&quot;;&quot;&quot;;CONCATENATE(&quot;/R&quot;;[.I3]));IF([.J3]=&quot;&quot;;&quot;&quot;;CONCATENATE(&quot;/G&quot;;[.B3];&quot;.&quot;;[.D3];&quot;.&quot;;[.F3];&quot;.&quot;;[.H3]; &quot;.&quot;;[.J3])); IF([.K3]=&quot;&quot;;&quot;&quot;;CONCATENATE(&quot;/R&quot;;[.K3])))" table:style-name="ce22">
            <text:p>C40/G1</text:p>
          </table:table-cell>
          <table:table-cell office:value-type="string" table:style-name="ce22">
            <text:p>CRITERION.SELECTION.TECHNICAL_PROFESSIONAL_ABILITY.TECHNICAL.TECHNICIANS_FOR_QUALITY_CONTROL</text:p>
          </table:table-cell>
          <table:table-cell office:value-type="string" table:style-name="ce22">
            <text:p>488ca189-bcdb-4bf4-80c7-3ad507fd89fb</text:p>
          </table:table-cell>
          <table:table-cell table:number-columns-repeated="2" table:style-name="ce22"/>
          <table:table-cell table:style-name="ce24"/>
          <table:table-cell table:number-columns-repeated="16367" table:style-name="ce22"/>
        </table:table-row>
        <table:table-row table:style-name="ro1">
          <table:table-cell office:value-type="float" office:value="40" table:style-name="ce21">
            <text:p>40</text:p>
          </table:table-cell>
          <table:table-cell office:value-type="float" office:value="1" table:style-name="ce22">
            <text:p>1</text:p>
          </table:table-cell>
          <table:table-cell office:value-type="float" office:value="1" table:style-name="ce22">
            <text:p>1</text:p>
          </table:table-cell>
          <table:table-cell table:number-columns-repeated="8" table:style-name="ce22"/>
          <table:table-cell office:value-type="string" office:string-value="C40/G1/R1" table:formula="of:=CONCATENATE(IF([.A4]=&quot;&quot;;&quot;&quot;;CONCATENATE(&quot;C&quot;; [.A4]));IF([.B4]=&quot;&quot;;&quot;&quot;;CONCATENATE(&quot;/G&quot;;[.B4]));IF([.C4]=&quot;&quot;;&quot;&quot;;CONCATENATE(&quot;/R&quot;;[.C4])); IF([.D4]=&quot;&quot;;&quot;&quot;;CONCATENATE(&quot;/G&quot;;[.B4];&quot;.&quot;;[.D4])); IF([.E4]=&quot;&quot;;&quot;&quot;;CONCATENATE(&quot;/R&quot;;[.E4])); IF([.F4]=&quot;&quot;;&quot;&quot;;CONCATENATE(&quot;/G&quot;;[.B4];&quot;.&quot;;[.D4];&quot;.&quot;;[.F4])); IF([.G4]=&quot;&quot;;&quot;&quot;;CONCATENATE(&quot;/R&quot;;[.G4])); IF([.H4]=&quot;&quot;;&quot;&quot;;CONCATENATE(&quot;/G&quot;;[.B4];&quot;.&quot;;[.D4];&quot;.&quot;;[.F4];&quot;.&quot;;[.H4])); IF([.I4]=&quot;&quot;;&quot;&quot;;CONCATENATE(&quot;/R&quot;;[.I4]));IF([.J4]=&quot;&quot;;&quot;&quot;;CONCATENATE(&quot;/G&quot;;[.B4];&quot;.&quot;;[.D4];&quot;.&quot;;[.F4];&quot;.&quot;;[.H4]; &quot;.&quot;;[.J4])); IF([.K4]=&quot;&quot;;&quot;&quot;;CONCATENATE(&quot;/R&quot;;[.K4])))" table:style-name="ce22">
            <text:p>C40/G1/R1</text:p>
          </table:table-cell>
          <table:table-cell office:value-type="string" table:style-name="ce22">
            <text:p>CRITERION.SELECTION.TECHNICAL_PROFESSIONAL_ABILITY.TECHNICAL.TECHNICIANS_FOR_QUALITY_CONTROL</text:p>
          </table:table-cell>
          <table:table-cell office:value-type="string" table:style-name="ce22">
            <text:p>51391308-0bf6-423c-95e2-d5a54aa31fb8</text:p>
          </table:table-cell>
          <table:table-cell office:value-type="string" table:style-name="ce22">
            <text:p>Please describe them</text:p>
          </table:table-cell>
          <table:table-cell table:style-name="ce22"/>
          <table:table-cell table:style-name="ce24"/>
          <table:table-cell table:number-columns-repeated="16367" table:style-name="ce22"/>
        </table:table-row>
        <table:table-row table:style-name="ro1">
          <table:table-cell office:value-type="float" office:value="40" table:style-name="ce21">
            <text:p>40</text:p>
          </table:table-cell>
          <table:table-cell office:value-type="float" office:value="2" table:style-name="ce22">
            <text:p>2</text:p>
          </table:table-cell>
          <table:table-cell table:number-columns-repeated="9" table:style-name="ce22"/>
          <table:table-cell office:value-type="string" office:string-value="C40/G2" table:formula="of:=CONCATENATE(IF([.A5]=&quot;&quot;;&quot;&quot;;CONCATENATE(&quot;C&quot;; [.A5]));IF([.B5]=&quot;&quot;;&quot;&quot;;CONCATENATE(&quot;/G&quot;;[.B5]));IF([.C5]=&quot;&quot;;&quot;&quot;;CONCATENATE(&quot;/R&quot;;[.C5])); IF([.D5]=&quot;&quot;;&quot;&quot;;CONCATENATE(&quot;/G&quot;;[.B5];&quot;.&quot;;[.D5])); IF([.E5]=&quot;&quot;;&quot;&quot;;CONCATENATE(&quot;/R&quot;;[.E5])); IF([.F5]=&quot;&quot;;&quot;&quot;;CONCATENATE(&quot;/G&quot;;[.B5];&quot;.&quot;;[.D5];&quot;.&quot;;[.F5])); IF([.G5]=&quot;&quot;;&quot;&quot;;CONCATENATE(&quot;/R&quot;;[.G5])); IF([.H5]=&quot;&quot;;&quot;&quot;;CONCATENATE(&quot;/G&quot;;[.B5];&quot;.&quot;;[.D5];&quot;.&quot;;[.F5];&quot;.&quot;;[.H5])); IF([.I5]=&quot;&quot;;&quot;&quot;;CONCATENATE(&quot;/R&quot;;[.I5]));IF([.J5]=&quot;&quot;;&quot;&quot;;CONCATENATE(&quot;/G&quot;;[.B5];&quot;.&quot;;[.D5];&quot;.&quot;;[.F5];&quot;.&quot;;[.H5]; &quot;.&quot;;[.J5])); IF([.K5]=&quot;&quot;;&quot;&quot;;CONCATENATE(&quot;/R&quot;;[.K5])))" table:style-name="ce22">
            <text:p>C40/G2</text:p>
          </table:table-cell>
          <table:table-cell office:value-type="string" table:style-name="ce22">
            <text:p>CRITERION.SELECTION.TECHNICAL_PROFESSIONAL_ABILITY.TECHNICAL.TECHNICIANS_FOR_QUALITY_CONTROL</text:p>
          </table:table-cell>
          <table:table-cell office:value-type="string" table:style-name="ce22">
            <text:p>7458d42a-e581-4640-9283-34ceb3ad4345</text:p>
          </table:table-cell>
          <table:table-cell table:number-columns-repeated="2" table:style-name="ce22"/>
          <table:table-cell table:style-name="ce24"/>
          <table:table-cell table:number-columns-repeated="16367" table:style-name="ce22"/>
        </table:table-row>
        <table:table-row table:style-name="ro1">
          <table:table-cell office:value-type="float" office:value="40" table:style-name="ce21">
            <text:p>40</text:p>
          </table:table-cell>
          <table:table-cell office:value-type="float" office:value="2" table:style-name="ce22">
            <text:p>2</text:p>
          </table:table-cell>
          <table:table-cell office:value-type="float" office:value="1" table:style-name="ce22">
            <text:p>1</text:p>
          </table:table-cell>
          <table:table-cell table:number-columns-repeated="8" table:style-name="ce22"/>
          <table:table-cell office:value-type="string" office:string-value="C40/G2/R1" table:formula="of:=CONCATENATE(IF([.A6]=&quot;&quot;;&quot;&quot;;CONCATENATE(&quot;C&quot;; [.A6]));IF([.B6]=&quot;&quot;;&quot;&quot;;CONCATENATE(&quot;/G&quot;;[.B6]));IF([.C6]=&quot;&quot;;&quot;&quot;;CONCATENATE(&quot;/R&quot;;[.C6])); IF([.D6]=&quot;&quot;;&quot;&quot;;CONCATENATE(&quot;/G&quot;;[.B6];&quot;.&quot;;[.D6])); IF([.E6]=&quot;&quot;;&quot;&quot;;CONCATENATE(&quot;/R&quot;;[.E6])); IF([.F6]=&quot;&quot;;&quot;&quot;;CONCATENATE(&quot;/G&quot;;[.B6];&quot;.&quot;;[.D6];&quot;.&quot;;[.F6])); IF([.G6]=&quot;&quot;;&quot;&quot;;CONCATENATE(&quot;/R&quot;;[.G6])); IF([.H6]=&quot;&quot;;&quot;&quot;;CONCATENATE(&quot;/G&quot;;[.B6];&quot;.&quot;;[.D6];&quot;.&quot;;[.F6];&quot;.&quot;;[.H6])); IF([.I6]=&quot;&quot;;&quot;&quot;;CONCATENATE(&quot;/R&quot;;[.I6]));IF([.J6]=&quot;&quot;;&quot;&quot;;CONCATENATE(&quot;/G&quot;;[.B6];&quot;.&quot;;[.D6];&quot;.&quot;;[.F6];&quot;.&quot;;[.H6]; &quot;.&quot;;[.J6])); IF([.K6]=&quot;&quot;;&quot;&quot;;CONCATENATE(&quot;/R&quot;;[.K6])))" table:style-name="ce22">
            <text:p>C40/G2/R1</text:p>
          </table:table-cell>
          <table:table-cell office:value-type="string" table:style-name="ce22">
            <text:p>CRITERION.SELECTION.TECHNICAL_PROFESSIONAL_ABILITY.TECHNICAL.TECHNICIANS_FOR_QUALITY_CONTROL</text:p>
          </table:table-cell>
          <table:table-cell office:value-type="string" table:style-name="ce22">
            <text:p>c1347b74-1872-4060-a6db-f4044edcd7c4</text:p>
          </table:table-cell>
          <table:table-cell office:value-type="string" table:style-name="ce22">
            <text:p>Is this information available electronically?</text:p>
          </table:table-cell>
          <table:table-cell table:style-name="ce22"/>
          <table:table-cell table:style-name="ce24"/>
          <table:table-cell table:number-columns-repeated="16367" table:style-name="ce22"/>
        </table:table-row>
        <table:table-row table:style-name="ro1">
          <table:table-cell office:value-type="float" office:value="40" table:style-name="ce21">
            <text:p>40</text:p>
          </table:table-cell>
          <table:table-cell office:value-type="float" office:value="2" table:style-name="ce22">
            <text:p>2</text:p>
          </table:table-cell>
          <table:table-cell table:style-name="ce22"/>
          <table:table-cell office:value-type="float" office:value="1" table:style-name="ce22">
            <text:p>1</text:p>
          </table:table-cell>
          <table:table-cell table:number-columns-repeated="7" table:style-name="ce22"/>
          <table:table-cell office:value-type="string" office:string-value="C40/G2/G2.1" table:formula="of:=CONCATENATE(IF([.A7]=&quot;&quot;;&quot;&quot;;CONCATENATE(&quot;C&quot;; [.A7]));IF([.B7]=&quot;&quot;;&quot;&quot;;CONCATENATE(&quot;/G&quot;;[.B7]));IF([.C7]=&quot;&quot;;&quot;&quot;;CONCATENATE(&quot;/R&quot;;[.C7])); IF([.D7]=&quot;&quot;;&quot;&quot;;CONCATENATE(&quot;/G&quot;;[.B7];&quot;.&quot;;[.D7])); IF([.E7]=&quot;&quot;;&quot;&quot;;CONCATENATE(&quot;/R&quot;;[.E7])); IF([.F7]=&quot;&quot;;&quot;&quot;;CONCATENATE(&quot;/G&quot;;[.B7];&quot;.&quot;;[.D7];&quot;.&quot;;[.F7])); IF([.G7]=&quot;&quot;;&quot;&quot;;CONCATENATE(&quot;/R&quot;;[.G7])); IF([.H7]=&quot;&quot;;&quot;&quot;;CONCATENATE(&quot;/G&quot;;[.B7];&quot;.&quot;;[.D7];&quot;.&quot;;[.F7];&quot;.&quot;;[.H7])); IF([.I7]=&quot;&quot;;&quot;&quot;;CONCATENATE(&quot;/R&quot;;[.I7]));IF([.J7]=&quot;&quot;;&quot;&quot;;CONCATENATE(&quot;/G&quot;;[.B7];&quot;.&quot;;[.D7];&quot;.&quot;;[.F7];&quot;.&quot;;[.H7]; &quot;.&quot;;[.J7])); IF([.K7]=&quot;&quot;;&quot;&quot;;CONCATENATE(&quot;/R&quot;;[.K7])))" table:style-name="ce22">
            <text:p>C40/G2/G2.1</text:p>
          </table:table-cell>
          <table:table-cell office:value-type="string" table:style-name="ce22">
            <text:p>CRITERION.SELECTION.TECHNICAL_PROFESSIONAL_ABILITY.TECHNICAL.TECHNICIANS_FOR_QUALITY_CONTROL</text:p>
          </table:table-cell>
          <table:table-cell office:value-type="string" table:style-name="ce22">
            <text:p>41dd2e9b-1bfd-44c7-93ee-56bd74a4334b</text:p>
          </table:table-cell>
          <table:table-cell table:style-name="ce22"/>
          <table:table-cell office:value-type="string" table:style-name="ce22">
            <text:p>GROUP_FULFILLED.ON_TRUE</text:p>
          </table:table-cell>
          <table:table-cell table:style-name="ce24"/>
          <table:table-cell table:number-columns-repeated="16367" table:style-name="ce22"/>
        </table:table-row>
        <table:table-row table:style-name="ro1">
          <table:table-cell office:value-type="float" office:value="40" table:style-name="ce21">
            <text:p>40</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1" table:style-name="ce22">
            <text:p>1</text:p>
          </table:table-cell>
          <table:table-cell table:number-columns-repeated="6" table:style-name="ce22"/>
          <table:table-cell office:value-type="string" office:string-value="C40/G2/G2.1/R1" table:formula="of:=CONCATENATE(IF([.A8]=&quot;&quot;;&quot;&quot;;CONCATENATE(&quot;C&quot;; [.A8]));IF([.B8]=&quot;&quot;;&quot;&quot;;CONCATENATE(&quot;/G&quot;;[.B8]));IF([.C8]=&quot;&quot;;&quot;&quot;;CONCATENATE(&quot;/R&quot;;[.C8])); IF([.D8]=&quot;&quot;;&quot;&quot;;CONCATENATE(&quot;/G&quot;;[.B8];&quot;.&quot;;[.D8])); IF([.E8]=&quot;&quot;;&quot;&quot;;CONCATENATE(&quot;/R&quot;;[.E8])); IF([.F8]=&quot;&quot;;&quot;&quot;;CONCATENATE(&quot;/G&quot;;[.B8];&quot;.&quot;;[.D8];&quot;.&quot;;[.F8])); IF([.G8]=&quot;&quot;;&quot;&quot;;CONCATENATE(&quot;/R&quot;;[.G8])); IF([.H8]=&quot;&quot;;&quot;&quot;;CONCATENATE(&quot;/G&quot;;[.B8];&quot;.&quot;;[.D8];&quot;.&quot;;[.F8];&quot;.&quot;;[.H8])); IF([.I8]=&quot;&quot;;&quot;&quot;;CONCATENATE(&quot;/R&quot;;[.I8]));IF([.J8]=&quot;&quot;;&quot;&quot;;CONCATENATE(&quot;/G&quot;;[.B8];&quot;.&quot;;[.D8];&quot;.&quot;;[.F8];&quot;.&quot;;[.H8]; &quot;.&quot;;[.J8])); IF([.K8]=&quot;&quot;;&quot;&quot;;CONCATENATE(&quot;/R&quot;;[.K8])))" table:style-name="ce22">
            <text:p>C40/G2/G2.1/R1</text:p>
          </table:table-cell>
          <table:table-cell office:value-type="string" table:style-name="ce22">
            <text:p>CRITERION.SELECTION.TECHNICAL_PROFESSIONAL_ABILITY.TECHNICAL.TECHNICIANS_FOR_QUALITY_CONTROL</text:p>
          </table:table-cell>
          <table:table-cell office:value-type="string" table:style-name="ce22">
            <text:p>f4313bb6-21b6-499e-bdff-debe10e11d2c</text:p>
          </table:table-cell>
          <table:table-cell office:value-type="string" table:style-name="ce22">
            <text:p>URL</text:p>
          </table:table-cell>
          <table:table-cell table:style-name="ce22"/>
          <table:table-cell table:style-name="ce24"/>
          <table:table-cell table:number-columns-repeated="16367" table:style-name="ce22"/>
        </table:table-row>
        <table:table-row table:style-name="ro1">
          <table:table-cell office:value-type="float" office:value="40" table:style-name="ce21">
            <text:p>40</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2" table:style-name="ce22">
            <text:p>2</text:p>
          </table:table-cell>
          <table:table-cell table:number-columns-repeated="6" table:style-name="ce22"/>
          <table:table-cell office:value-type="string" office:string-value="C40/G2/G2.1/R2" table:formula="of:=CONCATENATE(IF([.A9]=&quot;&quot;;&quot;&quot;;CONCATENATE(&quot;C&quot;; [.A9]));IF([.B9]=&quot;&quot;;&quot;&quot;;CONCATENATE(&quot;/G&quot;;[.B9]));IF([.C9]=&quot;&quot;;&quot;&quot;;CONCATENATE(&quot;/R&quot;;[.C9])); IF([.D9]=&quot;&quot;;&quot;&quot;;CONCATENATE(&quot;/G&quot;;[.B9];&quot;.&quot;;[.D9])); IF([.E9]=&quot;&quot;;&quot;&quot;;CONCATENATE(&quot;/R&quot;;[.E9])); IF([.F9]=&quot;&quot;;&quot;&quot;;CONCATENATE(&quot;/G&quot;;[.B9];&quot;.&quot;;[.D9];&quot;.&quot;;[.F9])); IF([.G9]=&quot;&quot;;&quot;&quot;;CONCATENATE(&quot;/R&quot;;[.G9])); IF([.H9]=&quot;&quot;;&quot;&quot;;CONCATENATE(&quot;/G&quot;;[.B9];&quot;.&quot;;[.D9];&quot;.&quot;;[.F9];&quot;.&quot;;[.H9])); IF([.I9]=&quot;&quot;;&quot;&quot;;CONCATENATE(&quot;/R&quot;;[.I9]));IF([.J9]=&quot;&quot;;&quot;&quot;;CONCATENATE(&quot;/G&quot;;[.B9];&quot;.&quot;;[.D9];&quot;.&quot;;[.F9];&quot;.&quot;;[.H9]; &quot;.&quot;;[.J9])); IF([.K9]=&quot;&quot;;&quot;&quot;;CONCATENATE(&quot;/R&quot;;[.K9])))" table:style-name="ce22">
            <text:p>C40/G2/G2.1/R2</text:p>
          </table:table-cell>
          <table:table-cell office:value-type="string" table:style-name="ce22">
            <text:p>CRITERION.SELECTION.TECHNICAL_PROFESSIONAL_ABILITY.TECHNICAL.TECHNICIANS_FOR_QUALITY_CONTROL</text:p>
          </table:table-cell>
          <table:table-cell office:value-type="string" table:style-name="ce22">
            <text:p>1f1cd18e-3e01-4ca2-af4c-e2981924ba8d</text:p>
          </table:table-cell>
          <table:table-cell office:value-type="string" table:style-name="ce22">
            <text:p>Code</text:p>
          </table:table-cell>
          <table:table-cell table:style-name="ce22"/>
          <table:table-cell table:style-name="ce24"/>
          <table:table-cell table:number-columns-repeated="16367" table:style-name="ce22"/>
        </table:table-row>
        <table:table-row table:style-name="ro1">
          <table:table-cell office:value-type="float" office:value="40" table:style-name="ce21">
            <text:p>40</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3" table:style-name="ce22">
            <text:p>3</text:p>
          </table:table-cell>
          <table:table-cell table:number-columns-repeated="6" table:style-name="ce22"/>
          <table:table-cell office:value-type="string" office:string-value="C40/G2/G2.1/R3" table:formula="of:=CONCATENATE(IF([.A10]=&quot;&quot;;&quot;&quot;;CONCATENATE(&quot;C&quot;; [.A10]));IF([.B10]=&quot;&quot;;&quot;&quot;;CONCATENATE(&quot;/G&quot;;[.B10]));IF([.C10]=&quot;&quot;;&quot;&quot;;CONCATENATE(&quot;/R&quot;;[.C10])); IF([.D10]=&quot;&quot;;&quot;&quot;;CONCATENATE(&quot;/G&quot;;[.B10];&quot;.&quot;;[.D10])); IF([.E10]=&quot;&quot;;&quot;&quot;;CONCATENATE(&quot;/R&quot;;[.E10])); IF([.F10]=&quot;&quot;;&quot;&quot;;CONCATENATE(&quot;/G&quot;;[.B10];&quot;.&quot;;[.D10];&quot;.&quot;;[.F10])); IF([.G10]=&quot;&quot;;&quot;&quot;;CONCATENATE(&quot;/R&quot;;[.G10])); IF([.H10]=&quot;&quot;;&quot;&quot;;CONCATENATE(&quot;/G&quot;;[.B10];&quot;.&quot;;[.D10];&quot;.&quot;;[.F10];&quot;.&quot;;[.H10])); IF([.I10]=&quot;&quot;;&quot;&quot;;CONCATENATE(&quot;/R&quot;;[.I10]));IF([.J10]=&quot;&quot;;&quot;&quot;;CONCATENATE(&quot;/G&quot;;[.B10];&quot;.&quot;;[.D10];&quot;.&quot;;[.F10];&quot;.&quot;;[.H10]; &quot;.&quot;;[.J10])); IF([.K10]=&quot;&quot;;&quot;&quot;;CONCATENATE(&quot;/R&quot;;[.K10])))" table:style-name="ce22">
            <text:p>C40/G2/G2.1/R3</text:p>
          </table:table-cell>
          <table:table-cell office:value-type="string" table:style-name="ce22">
            <text:p>CRITERION.SELECTION.TECHNICAL_PROFESSIONAL_ABILITY.TECHNICAL.TECHNICIANS_FOR_QUALITY_CONTROL</text:p>
          </table:table-cell>
          <table:table-cell office:value-type="string" table:style-name="ce22">
            <text:p>c3ccfa31-0c5e-4e3a-a3fd-db9fb83d78d4</text:p>
          </table:table-cell>
          <table:table-cell office:value-type="string" table:style-name="ce22">
            <text:p>Issuer</text:p>
          </table:table-cell>
          <table:table-cell table:style-name="ce22"/>
          <table:table-cell table:style-name="ce24"/>
          <table:table-cell table:number-columns-repeated="16367" table:style-name="ce22"/>
        </table:table-row>
        <table:table-row table:style-name="ro1">
          <table:table-cell office:value-type="float" office:value="41" table:style-name="ce18">
            <text:p>41</text:p>
          </table:table-cell>
          <table:table-cell table:number-columns-repeated="10" table:style-name="ce18"/>
          <table:table-cell office:value-type="string" office:string-value="C41" table:formula="of:=CONCATENATE(IF([.A11]=&quot;&quot;;&quot;&quot;;CONCATENATE(&quot;C&quot;; [.A11]));IF([.B11]=&quot;&quot;;&quot;&quot;;CONCATENATE(&quot;/G&quot;;[.B11]));IF([.C11]=&quot;&quot;;&quot;&quot;;CONCATENATE(&quot;/R&quot;;[.C11])); IF([.D11]=&quot;&quot;;&quot;&quot;;CONCATENATE(&quot;/G&quot;;[.B11];&quot;.&quot;;[.D11])); IF([.E11]=&quot;&quot;;&quot;&quot;;CONCATENATE(&quot;/R&quot;;[.E11])); IF([.F11]=&quot;&quot;;&quot;&quot;;CONCATENATE(&quot;/G&quot;;[.B11];&quot;.&quot;;[.D11];&quot;.&quot;;[.F11])); IF([.G11]=&quot;&quot;;&quot;&quot;;CONCATENATE(&quot;/R&quot;;[.G11])); IF([.H11]=&quot;&quot;;&quot;&quot;;CONCATENATE(&quot;/G&quot;;[.B11];&quot;.&quot;;[.D11];&quot;.&quot;;[.F11];&quot;.&quot;;[.H11])); IF([.I11]=&quot;&quot;;&quot;&quot;;CONCATENATE(&quot;/R&quot;;[.I11]));IF([.J11]=&quot;&quot;;&quot;&quot;;CONCATENATE(&quot;/G&quot;;[.B11];&quot;.&quot;;[.D11];&quot;.&quot;;[.F11];&quot;.&quot;;[.H11]; &quot;.&quot;;[.J11])); IF([.K11]=&quot;&quot;;&quot;&quot;;CONCATENATE(&quot;/R&quot;;[.K11])))" table:style-name="ce18">
            <text:p>C41</text:p>
          </table:table-cell>
          <table:table-cell office:value-type="string" table:style-name="ce18">
            <text:p>CRITERION.SELECTION.TECHNICAL_PROFESSIONAL_ABILITY.TECHNICAL.TECHNICIANS_FOR_CARRYING_WORKS</text:p>
          </table:table-cell>
          <table:table-cell office:value-type="string" table:style-name="ce18">
            <text:p>c599c130-b29f-461e-a187-4e16c7d40db7</text:p>
          </table:table-cell>
          <table:table-cell office:value-type="string" table:style-name="ce18">
            <text:p>In the case of public works contracts, the economic operator will be able to call on the following technicians or technical bodies to carry out the work:</text:p>
          </table:table-cell>
          <table:table-cell table:style-name="ce18"/>
          <table:table-cell table:style-name="ce25"/>
          <table:table-cell table:number-columns-repeated="16367" table:style-name="ce21"/>
        </table:table-row>
        <table:table-row table:style-name="ro1">
          <table:table-cell office:value-type="float" office:value="41" table:style-name="ce21">
            <text:p>41</text:p>
          </table:table-cell>
          <table:table-cell office:value-type="float" office:value="1" table:style-name="ce22">
            <text:p>1</text:p>
          </table:table-cell>
          <table:table-cell table:number-columns-repeated="9" table:style-name="ce22"/>
          <table:table-cell office:value-type="string" office:string-value="C41/G1" table:formula="of:=CONCATENATE(IF([.A12]=&quot;&quot;;&quot;&quot;;CONCATENATE(&quot;C&quot;; [.A12]));IF([.B12]=&quot;&quot;;&quot;&quot;;CONCATENATE(&quot;/G&quot;;[.B12]));IF([.C12]=&quot;&quot;;&quot;&quot;;CONCATENATE(&quot;/R&quot;;[.C12])); IF([.D12]=&quot;&quot;;&quot;&quot;;CONCATENATE(&quot;/G&quot;;[.B12];&quot;.&quot;;[.D12])); IF([.E12]=&quot;&quot;;&quot;&quot;;CONCATENATE(&quot;/R&quot;;[.E12])); IF([.F12]=&quot;&quot;;&quot;&quot;;CONCATENATE(&quot;/G&quot;;[.B12];&quot;.&quot;;[.D12];&quot;.&quot;;[.F12])); IF([.G12]=&quot;&quot;;&quot;&quot;;CONCATENATE(&quot;/R&quot;;[.G12])); IF([.H12]=&quot;&quot;;&quot;&quot;;CONCATENATE(&quot;/G&quot;;[.B12];&quot;.&quot;;[.D12];&quot;.&quot;;[.F12];&quot;.&quot;;[.H12])); IF([.I12]=&quot;&quot;;&quot;&quot;;CONCATENATE(&quot;/R&quot;;[.I12]));IF([.J12]=&quot;&quot;;&quot;&quot;;CONCATENATE(&quot;/G&quot;;[.B12];&quot;.&quot;;[.D12];&quot;.&quot;;[.F12];&quot;.&quot;;[.H12]; &quot;.&quot;;[.J12])); IF([.K12]=&quot;&quot;;&quot;&quot;;CONCATENATE(&quot;/R&quot;;[.K12])))" table:style-name="ce22">
            <text:p>C41/G1</text:p>
          </table:table-cell>
          <table:table-cell office:value-type="string" table:style-name="ce22">
            <text:p>CRITERION.SELECTION.TECHNICAL_PROFESSIONAL_ABILITY.TECHNICAL.TECHNICIANS_FOR_CARRYING_WORKS</text:p>
          </table:table-cell>
          <table:table-cell office:value-type="string" table:style-name="ce22">
            <text:p>488ca189-bcdb-4bf4-80c7-3ad507fd89fb</text:p>
          </table:table-cell>
          <table:table-cell table:number-columns-repeated="2" table:style-name="ce22"/>
          <table:table-cell table:style-name="ce24"/>
          <table:table-cell table:number-columns-repeated="16367" table:style-name="ce22"/>
        </table:table-row>
        <table:table-row table:style-name="ro1">
          <table:table-cell office:value-type="float" office:value="41" table:style-name="ce21">
            <text:p>41</text:p>
          </table:table-cell>
          <table:table-cell office:value-type="float" office:value="1" table:style-name="ce22">
            <text:p>1</text:p>
          </table:table-cell>
          <table:table-cell office:value-type="float" office:value="1" table:style-name="ce22">
            <text:p>1</text:p>
          </table:table-cell>
          <table:table-cell table:number-columns-repeated="8" table:style-name="ce22"/>
          <table:table-cell office:value-type="string" office:string-value="C41/G1/R1" table:formula="of:=CONCATENATE(IF([.A13]=&quot;&quot;;&quot;&quot;;CONCATENATE(&quot;C&quot;; [.A13]));IF([.B13]=&quot;&quot;;&quot;&quot;;CONCATENATE(&quot;/G&quot;;[.B13]));IF([.C13]=&quot;&quot;;&quot;&quot;;CONCATENATE(&quot;/R&quot;;[.C13])); IF([.D13]=&quot;&quot;;&quot;&quot;;CONCATENATE(&quot;/G&quot;;[.B13];&quot;.&quot;;[.D13])); IF([.E13]=&quot;&quot;;&quot;&quot;;CONCATENATE(&quot;/R&quot;;[.E13])); IF([.F13]=&quot;&quot;;&quot;&quot;;CONCATENATE(&quot;/G&quot;;[.B13];&quot;.&quot;;[.D13];&quot;.&quot;;[.F13])); IF([.G13]=&quot;&quot;;&quot;&quot;;CONCATENATE(&quot;/R&quot;;[.G13])); IF([.H13]=&quot;&quot;;&quot;&quot;;CONCATENATE(&quot;/G&quot;;[.B13];&quot;.&quot;;[.D13];&quot;.&quot;;[.F13];&quot;.&quot;;[.H13])); IF([.I13]=&quot;&quot;;&quot;&quot;;CONCATENATE(&quot;/R&quot;;[.I13]));IF([.J13]=&quot;&quot;;&quot;&quot;;CONCATENATE(&quot;/G&quot;;[.B13];&quot;.&quot;;[.D13];&quot;.&quot;;[.F13];&quot;.&quot;;[.H13]; &quot;.&quot;;[.J13])); IF([.K13]=&quot;&quot;;&quot;&quot;;CONCATENATE(&quot;/R&quot;;[.K13])))" table:style-name="ce22">
            <text:p>C41/G1/R1</text:p>
          </table:table-cell>
          <table:table-cell office:value-type="string" table:style-name="ce22">
            <text:p>CRITERION.SELECTION.TECHNICAL_PROFESSIONAL_ABILITY.TECHNICAL.TECHNICIANS_FOR_CARRYING_WORKS</text:p>
          </table:table-cell>
          <table:table-cell office:value-type="string" table:style-name="ce22">
            <text:p>51391308-0bf6-423c-95e2-d5a54aa31fb8</text:p>
          </table:table-cell>
          <table:table-cell office:value-type="string" table:style-name="ce22">
            <text:p>Please describe them</text:p>
          </table:table-cell>
          <table:table-cell table:style-name="ce22"/>
          <table:table-cell table:style-name="ce24"/>
          <table:table-cell table:number-columns-repeated="16367" table:style-name="ce22"/>
        </table:table-row>
        <table:table-row table:style-name="ro1">
          <table:table-cell office:value-type="float" office:value="41" table:style-name="ce21">
            <text:p>41</text:p>
          </table:table-cell>
          <table:table-cell office:value-type="float" office:value="2" table:style-name="ce22">
            <text:p>2</text:p>
          </table:table-cell>
          <table:table-cell table:number-columns-repeated="9" table:style-name="ce22"/>
          <table:table-cell office:value-type="string" office:string-value="C41/G2" table:formula="of:=CONCATENATE(IF([.A14]=&quot;&quot;;&quot;&quot;;CONCATENATE(&quot;C&quot;; [.A14]));IF([.B14]=&quot;&quot;;&quot;&quot;;CONCATENATE(&quot;/G&quot;;[.B14]));IF([.C14]=&quot;&quot;;&quot;&quot;;CONCATENATE(&quot;/R&quot;;[.C14])); IF([.D14]=&quot;&quot;;&quot;&quot;;CONCATENATE(&quot;/G&quot;;[.B14];&quot;.&quot;;[.D14])); IF([.E14]=&quot;&quot;;&quot;&quot;;CONCATENATE(&quot;/R&quot;;[.E14])); IF([.F14]=&quot;&quot;;&quot;&quot;;CONCATENATE(&quot;/G&quot;;[.B14];&quot;.&quot;;[.D14];&quot;.&quot;;[.F14])); IF([.G14]=&quot;&quot;;&quot;&quot;;CONCATENATE(&quot;/R&quot;;[.G14])); IF([.H14]=&quot;&quot;;&quot;&quot;;CONCATENATE(&quot;/G&quot;;[.B14];&quot;.&quot;;[.D14];&quot;.&quot;;[.F14];&quot;.&quot;;[.H14])); IF([.I14]=&quot;&quot;;&quot;&quot;;CONCATENATE(&quot;/R&quot;;[.I14]));IF([.J14]=&quot;&quot;;&quot;&quot;;CONCATENATE(&quot;/G&quot;;[.B14];&quot;.&quot;;[.D14];&quot;.&quot;;[.F14];&quot;.&quot;;[.H14]; &quot;.&quot;;[.J14])); IF([.K14]=&quot;&quot;;&quot;&quot;;CONCATENATE(&quot;/R&quot;;[.K14])))" table:style-name="ce22">
            <text:p>C41/G2</text:p>
          </table:table-cell>
          <table:table-cell office:value-type="string" table:style-name="ce22">
            <text:p>CRITERION.SELECTION.TECHNICAL_PROFESSIONAL_ABILITY.TECHNICAL.TECHNICIANS_FOR_CARRYING_WORKS</text:p>
          </table:table-cell>
          <table:table-cell office:value-type="string" table:style-name="ce22">
            <text:p>7458d42a-e581-4640-9283-34ceb3ad4345</text:p>
          </table:table-cell>
          <table:table-cell table:number-columns-repeated="2" table:style-name="ce22"/>
          <table:table-cell table:style-name="ce24"/>
          <table:table-cell table:number-columns-repeated="16367" table:style-name="ce22"/>
        </table:table-row>
        <table:table-row table:style-name="ro1">
          <table:table-cell office:value-type="float" office:value="41" table:style-name="ce21">
            <text:p>41</text:p>
          </table:table-cell>
          <table:table-cell office:value-type="float" office:value="2" table:style-name="ce22">
            <text:p>2</text:p>
          </table:table-cell>
          <table:table-cell office:value-type="float" office:value="1" table:style-name="ce22">
            <text:p>1</text:p>
          </table:table-cell>
          <table:table-cell table:number-columns-repeated="8" table:style-name="ce22"/>
          <table:table-cell office:value-type="string" office:string-value="C41/G2/R1" table:formula="of:=CONCATENATE(IF([.A15]=&quot;&quot;;&quot;&quot;;CONCATENATE(&quot;C&quot;; [.A15]));IF([.B15]=&quot;&quot;;&quot;&quot;;CONCATENATE(&quot;/G&quot;;[.B15]));IF([.C15]=&quot;&quot;;&quot;&quot;;CONCATENATE(&quot;/R&quot;;[.C15])); IF([.D15]=&quot;&quot;;&quot;&quot;;CONCATENATE(&quot;/G&quot;;[.B15];&quot;.&quot;;[.D15])); IF([.E15]=&quot;&quot;;&quot;&quot;;CONCATENATE(&quot;/R&quot;;[.E15])); IF([.F15]=&quot;&quot;;&quot;&quot;;CONCATENATE(&quot;/G&quot;;[.B15];&quot;.&quot;;[.D15];&quot;.&quot;;[.F15])); IF([.G15]=&quot;&quot;;&quot;&quot;;CONCATENATE(&quot;/R&quot;;[.G15])); IF([.H15]=&quot;&quot;;&quot;&quot;;CONCATENATE(&quot;/G&quot;;[.B15];&quot;.&quot;;[.D15];&quot;.&quot;;[.F15];&quot;.&quot;;[.H15])); IF([.I15]=&quot;&quot;;&quot;&quot;;CONCATENATE(&quot;/R&quot;;[.I15]));IF([.J15]=&quot;&quot;;&quot;&quot;;CONCATENATE(&quot;/G&quot;;[.B15];&quot;.&quot;;[.D15];&quot;.&quot;;[.F15];&quot;.&quot;;[.H15]; &quot;.&quot;;[.J15])); IF([.K15]=&quot;&quot;;&quot;&quot;;CONCATENATE(&quot;/R&quot;;[.K15])))" table:style-name="ce22">
            <text:p>C41/G2/R1</text:p>
          </table:table-cell>
          <table:table-cell office:value-type="string" table:style-name="ce22">
            <text:p>CRITERION.SELECTION.TECHNICAL_PROFESSIONAL_ABILITY.TECHNICAL.TECHNICIANS_FOR_CARRYING_WORKS</text:p>
          </table:table-cell>
          <table:table-cell office:value-type="string" table:style-name="ce22">
            <text:p>c1347b74-1872-4060-a6db-f4044edcd7c4</text:p>
          </table:table-cell>
          <table:table-cell office:value-type="string" table:style-name="ce22">
            <text:p>Is this information available electronically?</text:p>
          </table:table-cell>
          <table:table-cell table:style-name="ce22"/>
          <table:table-cell table:style-name="ce24"/>
          <table:table-cell table:number-columns-repeated="16367" table:style-name="ce22"/>
        </table:table-row>
        <table:table-row table:style-name="ro1">
          <table:table-cell office:value-type="float" office:value="41" table:style-name="ce21">
            <text:p>41</text:p>
          </table:table-cell>
          <table:table-cell office:value-type="float" office:value="2" table:style-name="ce22">
            <text:p>2</text:p>
          </table:table-cell>
          <table:table-cell table:style-name="ce22"/>
          <table:table-cell office:value-type="float" office:value="1" table:style-name="ce22">
            <text:p>1</text:p>
          </table:table-cell>
          <table:table-cell table:number-columns-repeated="7" table:style-name="ce22"/>
          <table:table-cell office:value-type="string" office:string-value="C41/G2/G2.1" table:formula="of:=CONCATENATE(IF([.A16]=&quot;&quot;;&quot;&quot;;CONCATENATE(&quot;C&quot;; [.A16]));IF([.B16]=&quot;&quot;;&quot;&quot;;CONCATENATE(&quot;/G&quot;;[.B16]));IF([.C16]=&quot;&quot;;&quot;&quot;;CONCATENATE(&quot;/R&quot;;[.C16])); IF([.D16]=&quot;&quot;;&quot;&quot;;CONCATENATE(&quot;/G&quot;;[.B16];&quot;.&quot;;[.D16])); IF([.E16]=&quot;&quot;;&quot;&quot;;CONCATENATE(&quot;/R&quot;;[.E16])); IF([.F16]=&quot;&quot;;&quot;&quot;;CONCATENATE(&quot;/G&quot;;[.B16];&quot;.&quot;;[.D16];&quot;.&quot;;[.F16])); IF([.G16]=&quot;&quot;;&quot;&quot;;CONCATENATE(&quot;/R&quot;;[.G16])); IF([.H16]=&quot;&quot;;&quot;&quot;;CONCATENATE(&quot;/G&quot;;[.B16];&quot;.&quot;;[.D16];&quot;.&quot;;[.F16];&quot;.&quot;;[.H16])); IF([.I16]=&quot;&quot;;&quot;&quot;;CONCATENATE(&quot;/R&quot;;[.I16]));IF([.J16]=&quot;&quot;;&quot;&quot;;CONCATENATE(&quot;/G&quot;;[.B16];&quot;.&quot;;[.D16];&quot;.&quot;;[.F16];&quot;.&quot;;[.H16]; &quot;.&quot;;[.J16])); IF([.K16]=&quot;&quot;;&quot;&quot;;CONCATENATE(&quot;/R&quot;;[.K16])))" table:style-name="ce22">
            <text:p>C41/G2/G2.1</text:p>
          </table:table-cell>
          <table:table-cell office:value-type="string" table:style-name="ce22">
            <text:p>CRITERION.SELECTION.TECHNICAL_PROFESSIONAL_ABILITY.TECHNICAL.TECHNICIANS_FOR_CARRYING_WORKS</text:p>
          </table:table-cell>
          <table:table-cell office:value-type="string" table:style-name="ce22">
            <text:p>41dd2e9b-1bfd-44c7-93ee-56bd74a4334b</text:p>
          </table:table-cell>
          <table:table-cell table:style-name="ce22"/>
          <table:table-cell office:value-type="string" table:style-name="ce22">
            <text:p>GROUP_FULFILLED.ON_TRUE</text:p>
          </table:table-cell>
          <table:table-cell table:style-name="ce24"/>
          <table:table-cell table:number-columns-repeated="16367" table:style-name="ce22"/>
        </table:table-row>
        <table:table-row table:style-name="ro1">
          <table:table-cell office:value-type="float" office:value="41" table:style-name="ce21">
            <text:p>41</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1" table:style-name="ce22">
            <text:p>1</text:p>
          </table:table-cell>
          <table:table-cell table:number-columns-repeated="6" table:style-name="ce22"/>
          <table:table-cell office:value-type="string" office:string-value="C41/G2/G2.1/R1" table:formula="of:=CONCATENATE(IF([.A17]=&quot;&quot;;&quot;&quot;;CONCATENATE(&quot;C&quot;; [.A17]));IF([.B17]=&quot;&quot;;&quot;&quot;;CONCATENATE(&quot;/G&quot;;[.B17]));IF([.C17]=&quot;&quot;;&quot;&quot;;CONCATENATE(&quot;/R&quot;;[.C17])); IF([.D17]=&quot;&quot;;&quot;&quot;;CONCATENATE(&quot;/G&quot;;[.B17];&quot;.&quot;;[.D17])); IF([.E17]=&quot;&quot;;&quot;&quot;;CONCATENATE(&quot;/R&quot;;[.E17])); IF([.F17]=&quot;&quot;;&quot;&quot;;CONCATENATE(&quot;/G&quot;;[.B17];&quot;.&quot;;[.D17];&quot;.&quot;;[.F17])); IF([.G17]=&quot;&quot;;&quot;&quot;;CONCATENATE(&quot;/R&quot;;[.G17])); IF([.H17]=&quot;&quot;;&quot;&quot;;CONCATENATE(&quot;/G&quot;;[.B17];&quot;.&quot;;[.D17];&quot;.&quot;;[.F17];&quot;.&quot;;[.H17])); IF([.I17]=&quot;&quot;;&quot;&quot;;CONCATENATE(&quot;/R&quot;;[.I17]));IF([.J17]=&quot;&quot;;&quot;&quot;;CONCATENATE(&quot;/G&quot;;[.B17];&quot;.&quot;;[.D17];&quot;.&quot;;[.F17];&quot;.&quot;;[.H17]; &quot;.&quot;;[.J17])); IF([.K17]=&quot;&quot;;&quot;&quot;;CONCATENATE(&quot;/R&quot;;[.K17])))" table:style-name="ce22">
            <text:p>C41/G2/G2.1/R1</text:p>
          </table:table-cell>
          <table:table-cell office:value-type="string" table:style-name="ce22">
            <text:p>CRITERION.SELECTION.TECHNICAL_PROFESSIONAL_ABILITY.TECHNICAL.TECHNICIANS_FOR_CARRYING_WORKS</text:p>
          </table:table-cell>
          <table:table-cell office:value-type="string" table:style-name="ce22">
            <text:p>f4313bb6-21b6-499e-bdff-debe10e11d2c</text:p>
          </table:table-cell>
          <table:table-cell office:value-type="string" table:style-name="ce22">
            <text:p>URL</text:p>
          </table:table-cell>
          <table:table-cell table:style-name="ce22"/>
          <table:table-cell table:style-name="ce24"/>
          <table:table-cell table:number-columns-repeated="16367" table:style-name="ce22"/>
        </table:table-row>
        <table:table-row table:style-name="ro1">
          <table:table-cell office:value-type="float" office:value="41" table:style-name="ce21">
            <text:p>41</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2" table:style-name="ce22">
            <text:p>2</text:p>
          </table:table-cell>
          <table:table-cell table:number-columns-repeated="6" table:style-name="ce22"/>
          <table:table-cell office:value-type="string" office:string-value="C41/G2/G2.1/R2" table:formula="of:=CONCATENATE(IF([.A18]=&quot;&quot;;&quot;&quot;;CONCATENATE(&quot;C&quot;; [.A18]));IF([.B18]=&quot;&quot;;&quot;&quot;;CONCATENATE(&quot;/G&quot;;[.B18]));IF([.C18]=&quot;&quot;;&quot;&quot;;CONCATENATE(&quot;/R&quot;;[.C18])); IF([.D18]=&quot;&quot;;&quot;&quot;;CONCATENATE(&quot;/G&quot;;[.B18];&quot;.&quot;;[.D18])); IF([.E18]=&quot;&quot;;&quot;&quot;;CONCATENATE(&quot;/R&quot;;[.E18])); IF([.F18]=&quot;&quot;;&quot;&quot;;CONCATENATE(&quot;/G&quot;;[.B18];&quot;.&quot;;[.D18];&quot;.&quot;;[.F18])); IF([.G18]=&quot;&quot;;&quot;&quot;;CONCATENATE(&quot;/R&quot;;[.G18])); IF([.H18]=&quot;&quot;;&quot;&quot;;CONCATENATE(&quot;/G&quot;;[.B18];&quot;.&quot;;[.D18];&quot;.&quot;;[.F18];&quot;.&quot;;[.H18])); IF([.I18]=&quot;&quot;;&quot;&quot;;CONCATENATE(&quot;/R&quot;;[.I18]));IF([.J18]=&quot;&quot;;&quot;&quot;;CONCATENATE(&quot;/G&quot;;[.B18];&quot;.&quot;;[.D18];&quot;.&quot;;[.F18];&quot;.&quot;;[.H18]; &quot;.&quot;;[.J18])); IF([.K18]=&quot;&quot;;&quot;&quot;;CONCATENATE(&quot;/R&quot;;[.K18])))" table:style-name="ce22">
            <text:p>C41/G2/G2.1/R2</text:p>
          </table:table-cell>
          <table:table-cell office:value-type="string" table:style-name="ce22">
            <text:p>CRITERION.SELECTION.TECHNICAL_PROFESSIONAL_ABILITY.TECHNICAL.TECHNICIANS_FOR_CARRYING_WORKS</text:p>
          </table:table-cell>
          <table:table-cell office:value-type="string" table:style-name="ce22">
            <text:p>1f1cd18e-3e01-4ca2-af4c-e2981924ba8d</text:p>
          </table:table-cell>
          <table:table-cell office:value-type="string" table:style-name="ce22">
            <text:p>Code</text:p>
          </table:table-cell>
          <table:table-cell table:style-name="ce22"/>
          <table:table-cell table:style-name="ce24"/>
          <table:table-cell table:number-columns-repeated="16367" table:style-name="ce22"/>
        </table:table-row>
        <table:table-row table:style-name="ro1">
          <table:table-cell office:value-type="float" office:value="41" table:style-name="ce21">
            <text:p>41</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3" table:style-name="ce22">
            <text:p>3</text:p>
          </table:table-cell>
          <table:table-cell table:number-columns-repeated="6" table:style-name="ce22"/>
          <table:table-cell office:value-type="string" office:string-value="C41/G2/G2.1/R3" table:formula="of:=CONCATENATE(IF([.A19]=&quot;&quot;;&quot;&quot;;CONCATENATE(&quot;C&quot;; [.A19]));IF([.B19]=&quot;&quot;;&quot;&quot;;CONCATENATE(&quot;/G&quot;;[.B19]));IF([.C19]=&quot;&quot;;&quot;&quot;;CONCATENATE(&quot;/R&quot;;[.C19])); IF([.D19]=&quot;&quot;;&quot;&quot;;CONCATENATE(&quot;/G&quot;;[.B19];&quot;.&quot;;[.D19])); IF([.E19]=&quot;&quot;;&quot;&quot;;CONCATENATE(&quot;/R&quot;;[.E19])); IF([.F19]=&quot;&quot;;&quot;&quot;;CONCATENATE(&quot;/G&quot;;[.B19];&quot;.&quot;;[.D19];&quot;.&quot;;[.F19])); IF([.G19]=&quot;&quot;;&quot;&quot;;CONCATENATE(&quot;/R&quot;;[.G19])); IF([.H19]=&quot;&quot;;&quot;&quot;;CONCATENATE(&quot;/G&quot;;[.B19];&quot;.&quot;;[.D19];&quot;.&quot;;[.F19];&quot;.&quot;;[.H19])); IF([.I19]=&quot;&quot;;&quot;&quot;;CONCATENATE(&quot;/R&quot;;[.I19]));IF([.J19]=&quot;&quot;;&quot;&quot;;CONCATENATE(&quot;/G&quot;;[.B19];&quot;.&quot;;[.D19];&quot;.&quot;;[.F19];&quot;.&quot;;[.H19]; &quot;.&quot;;[.J19])); IF([.K19]=&quot;&quot;;&quot;&quot;;CONCATENATE(&quot;/R&quot;;[.K19])))" table:style-name="ce22">
            <text:p>C41/G2/G2.1/R3</text:p>
          </table:table-cell>
          <table:table-cell office:value-type="string" table:style-name="ce22">
            <text:p>CRITERION.SELECTION.TECHNICAL_PROFESSIONAL_ABILITY.TECHNICAL.TECHNICIANS_FOR_CARRYING_WORKS</text:p>
          </table:table-cell>
          <table:table-cell office:value-type="string" table:style-name="ce22">
            <text:p>c3ccfa31-0c5e-4e3a-a3fd-db9fb83d78d4</text:p>
          </table:table-cell>
          <table:table-cell office:value-type="string" table:style-name="ce22">
            <text:p>Issuer</text:p>
          </table:table-cell>
          <table:table-cell table:style-name="ce22"/>
          <table:table-cell table:style-name="ce24"/>
          <table:table-cell table:number-columns-repeated="16367" table:style-name="ce22"/>
        </table:table-row>
        <table:table-row table:style-name="ro1">
          <table:table-cell office:value-type="float" office:value="42" table:style-name="ce18">
            <text:p>42</text:p>
          </table:table-cell>
          <table:table-cell table:number-columns-repeated="10" table:style-name="ce18"/>
          <table:table-cell office:value-type="string" office:string-value="C42" table:formula="of:=CONCATENATE(IF([.A20]=&quot;&quot;;&quot;&quot;;CONCATENATE(&quot;C&quot;; [.A20]));IF([.B20]=&quot;&quot;;&quot;&quot;;CONCATENATE(&quot;/G&quot;;[.B20]));IF([.C20]=&quot;&quot;;&quot;&quot;;CONCATENATE(&quot;/R&quot;;[.C20])); IF([.D20]=&quot;&quot;;&quot;&quot;;CONCATENATE(&quot;/G&quot;;[.B20];&quot;.&quot;;[.D20])); IF([.E20]=&quot;&quot;;&quot;&quot;;CONCATENATE(&quot;/R&quot;;[.E20])); IF([.F20]=&quot;&quot;;&quot;&quot;;CONCATENATE(&quot;/G&quot;;[.B20];&quot;.&quot;;[.D20];&quot;.&quot;;[.F20])); IF([.G20]=&quot;&quot;;&quot;&quot;;CONCATENATE(&quot;/R&quot;;[.G20])); IF([.H20]=&quot;&quot;;&quot;&quot;;CONCATENATE(&quot;/G&quot;;[.B20];&quot;.&quot;;[.D20];&quot;.&quot;;[.F20];&quot;.&quot;;[.H20])); IF([.I20]=&quot;&quot;;&quot;&quot;;CONCATENATE(&quot;/R&quot;;[.I20]));IF([.J20]=&quot;&quot;;&quot;&quot;;CONCATENATE(&quot;/G&quot;;[.B20];&quot;.&quot;;[.D20];&quot;.&quot;;[.F20];&quot;.&quot;;[.H20]; &quot;.&quot;;[.J20])); IF([.K20]=&quot;&quot;;&quot;&quot;;CONCATENATE(&quot;/R&quot;;[.K20])))" table:style-name="ce18">
            <text:p>C42</text:p>
          </table:table-cell>
          <table:table-cell office:value-type="string" table:style-name="ce18">
            <text:p>CRITERION.SELECTION.TECHNICAL_PROFESSIONAL_ABILITY.TECHNICAL.FACILITIES_FOR_QUALITY_ENSURING</text:p>
          </table:table-cell>
          <table:table-cell office:value-type="string" table:style-name="ce18">
            <text:p>4bf996d9-439c-40c6-9ab9-980a48cb55a1</text:p>
          </table:table-cell>
          <table:table-cell office:value-type="string" table:style-name="ce18">
            <text:p>It uses the following technical facilities and measures for ensuring quality and its study and research facilities are as follows:</text:p>
          </table:table-cell>
          <table:table-cell table:style-name="ce18"/>
          <table:table-cell table:style-name="ce25"/>
          <table:table-cell table:number-columns-repeated="16367" table:style-name="ce21"/>
        </table:table-row>
        <table:table-row table:style-name="ro1">
          <table:table-cell office:value-type="float" office:value="42" table:style-name="ce21">
            <text:p>42</text:p>
          </table:table-cell>
          <table:table-cell office:value-type="float" office:value="1" table:style-name="ce22">
            <text:p>1</text:p>
          </table:table-cell>
          <table:table-cell table:number-columns-repeated="9" table:style-name="ce22"/>
          <table:table-cell office:value-type="string" office:string-value="C42/G1" table:formula="of:=CONCATENATE(IF([.A21]=&quot;&quot;;&quot;&quot;;CONCATENATE(&quot;C&quot;; [.A21]));IF([.B21]=&quot;&quot;;&quot;&quot;;CONCATENATE(&quot;/G&quot;;[.B21]));IF([.C21]=&quot;&quot;;&quot;&quot;;CONCATENATE(&quot;/R&quot;;[.C21])); IF([.D21]=&quot;&quot;;&quot;&quot;;CONCATENATE(&quot;/G&quot;;[.B21];&quot;.&quot;;[.D21])); IF([.E21]=&quot;&quot;;&quot;&quot;;CONCATENATE(&quot;/R&quot;;[.E21])); IF([.F21]=&quot;&quot;;&quot;&quot;;CONCATENATE(&quot;/G&quot;;[.B21];&quot;.&quot;;[.D21];&quot;.&quot;;[.F21])); IF([.G21]=&quot;&quot;;&quot;&quot;;CONCATENATE(&quot;/R&quot;;[.G21])); IF([.H21]=&quot;&quot;;&quot;&quot;;CONCATENATE(&quot;/G&quot;;[.B21];&quot;.&quot;;[.D21];&quot;.&quot;;[.F21];&quot;.&quot;;[.H21])); IF([.I21]=&quot;&quot;;&quot;&quot;;CONCATENATE(&quot;/R&quot;;[.I21]));IF([.J21]=&quot;&quot;;&quot;&quot;;CONCATENATE(&quot;/G&quot;;[.B21];&quot;.&quot;;[.D21];&quot;.&quot;;[.F21];&quot;.&quot;;[.H21]; &quot;.&quot;;[.J21])); IF([.K21]=&quot;&quot;;&quot;&quot;;CONCATENATE(&quot;/R&quot;;[.K21])))" table:style-name="ce22">
            <text:p>C42/G1</text:p>
          </table:table-cell>
          <table:table-cell office:value-type="string" table:style-name="ce22">
            <text:p>CRITERION.SELECTION.TECHNICAL_PROFESSIONAL_ABILITY.TECHNICAL.FACILITIES_FOR_QUALITY_ENSURING</text:p>
          </table:table-cell>
          <table:table-cell office:value-type="string" table:style-name="ce22">
            <text:p>488ca189-bcdb-4bf4-80c7-3ad507fd89fb</text:p>
          </table:table-cell>
          <table:table-cell table:number-columns-repeated="2" table:style-name="ce22"/>
          <table:table-cell table:style-name="ce24"/>
          <table:table-cell table:number-columns-repeated="16367" table:style-name="ce22"/>
        </table:table-row>
        <table:table-row table:style-name="ro1">
          <table:table-cell office:value-type="float" office:value="42" table:style-name="ce21">
            <text:p>42</text:p>
          </table:table-cell>
          <table:table-cell office:value-type="float" office:value="1" table:style-name="ce22">
            <text:p>1</text:p>
          </table:table-cell>
          <table:table-cell office:value-type="float" office:value="1" table:style-name="ce22">
            <text:p>1</text:p>
          </table:table-cell>
          <table:table-cell table:number-columns-repeated="8" table:style-name="ce22"/>
          <table:table-cell office:value-type="string" office:string-value="C42/G1/R1" table:formula="of:=CONCATENATE(IF([.A22]=&quot;&quot;;&quot;&quot;;CONCATENATE(&quot;C&quot;; [.A22]));IF([.B22]=&quot;&quot;;&quot;&quot;;CONCATENATE(&quot;/G&quot;;[.B22]));IF([.C22]=&quot;&quot;;&quot;&quot;;CONCATENATE(&quot;/R&quot;;[.C22])); IF([.D22]=&quot;&quot;;&quot;&quot;;CONCATENATE(&quot;/G&quot;;[.B22];&quot;.&quot;;[.D22])); IF([.E22]=&quot;&quot;;&quot;&quot;;CONCATENATE(&quot;/R&quot;;[.E22])); IF([.F22]=&quot;&quot;;&quot;&quot;;CONCATENATE(&quot;/G&quot;;[.B22];&quot;.&quot;;[.D22];&quot;.&quot;;[.F22])); IF([.G22]=&quot;&quot;;&quot;&quot;;CONCATENATE(&quot;/R&quot;;[.G22])); IF([.H22]=&quot;&quot;;&quot;&quot;;CONCATENATE(&quot;/G&quot;;[.B22];&quot;.&quot;;[.D22];&quot;.&quot;;[.F22];&quot;.&quot;;[.H22])); IF([.I22]=&quot;&quot;;&quot;&quot;;CONCATENATE(&quot;/R&quot;;[.I22]));IF([.J22]=&quot;&quot;;&quot;&quot;;CONCATENATE(&quot;/G&quot;;[.B22];&quot;.&quot;;[.D22];&quot;.&quot;;[.F22];&quot;.&quot;;[.H22]; &quot;.&quot;;[.J22])); IF([.K22]=&quot;&quot;;&quot;&quot;;CONCATENATE(&quot;/R&quot;;[.K22])))" table:style-name="ce22">
            <text:p>C42/G1/R1</text:p>
          </table:table-cell>
          <table:table-cell office:value-type="string" table:style-name="ce22">
            <text:p>CRITERION.SELECTION.TECHNICAL_PROFESSIONAL_ABILITY.TECHNICAL.FACILITIES_FOR_QUALITY_ENSURING</text:p>
          </table:table-cell>
          <table:table-cell office:value-type="string" table:style-name="ce22">
            <text:p>51391308-0bf6-423c-95e2-d5a54aa31fb8</text:p>
          </table:table-cell>
          <table:table-cell office:value-type="string" table:style-name="ce22">
            <text:p>Please describe them</text:p>
          </table:table-cell>
          <table:table-cell table:style-name="ce22"/>
          <table:table-cell table:style-name="ce24"/>
          <table:table-cell table:number-columns-repeated="16367" table:style-name="ce22"/>
        </table:table-row>
        <table:table-row table:style-name="ro1">
          <table:table-cell office:value-type="float" office:value="42" table:style-name="ce21">
            <text:p>42</text:p>
          </table:table-cell>
          <table:table-cell office:value-type="float" office:value="2" table:style-name="ce22">
            <text:p>2</text:p>
          </table:table-cell>
          <table:table-cell table:number-columns-repeated="9" table:style-name="ce22"/>
          <table:table-cell office:value-type="string" office:string-value="C42/G2" table:formula="of:=CONCATENATE(IF([.A23]=&quot;&quot;;&quot;&quot;;CONCATENATE(&quot;C&quot;; [.A23]));IF([.B23]=&quot;&quot;;&quot;&quot;;CONCATENATE(&quot;/G&quot;;[.B23]));IF([.C23]=&quot;&quot;;&quot;&quot;;CONCATENATE(&quot;/R&quot;;[.C23])); IF([.D23]=&quot;&quot;;&quot;&quot;;CONCATENATE(&quot;/G&quot;;[.B23];&quot;.&quot;;[.D23])); IF([.E23]=&quot;&quot;;&quot;&quot;;CONCATENATE(&quot;/R&quot;;[.E23])); IF([.F23]=&quot;&quot;;&quot;&quot;;CONCATENATE(&quot;/G&quot;;[.B23];&quot;.&quot;;[.D23];&quot;.&quot;;[.F23])); IF([.G23]=&quot;&quot;;&quot;&quot;;CONCATENATE(&quot;/R&quot;;[.G23])); IF([.H23]=&quot;&quot;;&quot;&quot;;CONCATENATE(&quot;/G&quot;;[.B23];&quot;.&quot;;[.D23];&quot;.&quot;;[.F23];&quot;.&quot;;[.H23])); IF([.I23]=&quot;&quot;;&quot;&quot;;CONCATENATE(&quot;/R&quot;;[.I23]));IF([.J23]=&quot;&quot;;&quot;&quot;;CONCATENATE(&quot;/G&quot;;[.B23];&quot;.&quot;;[.D23];&quot;.&quot;;[.F23];&quot;.&quot;;[.H23]; &quot;.&quot;;[.J23])); IF([.K23]=&quot;&quot;;&quot;&quot;;CONCATENATE(&quot;/R&quot;;[.K23])))" table:style-name="ce22">
            <text:p>C42/G2</text:p>
          </table:table-cell>
          <table:table-cell office:value-type="string" table:style-name="ce22">
            <text:p>CRITERION.SELECTION.TECHNICAL_PROFESSIONAL_ABILITY.TECHNICAL.FACILITIES_FOR_QUALITY_ENSURING</text:p>
          </table:table-cell>
          <table:table-cell office:value-type="string" table:style-name="ce22">
            <text:p>7458d42a-e581-4640-9283-34ceb3ad4345</text:p>
          </table:table-cell>
          <table:table-cell table:number-columns-repeated="2" table:style-name="ce22"/>
          <table:table-cell table:style-name="ce24"/>
          <table:table-cell table:number-columns-repeated="16367" table:style-name="ce22"/>
        </table:table-row>
        <table:table-row table:style-name="ro1">
          <table:table-cell office:value-type="float" office:value="42" table:style-name="ce21">
            <text:p>42</text:p>
          </table:table-cell>
          <table:table-cell office:value-type="float" office:value="2" table:style-name="ce22">
            <text:p>2</text:p>
          </table:table-cell>
          <table:table-cell office:value-type="float" office:value="1" table:style-name="ce22">
            <text:p>1</text:p>
          </table:table-cell>
          <table:table-cell table:number-columns-repeated="8" table:style-name="ce22"/>
          <table:table-cell office:value-type="string" office:string-value="C42/G2/R1" table:formula="of:=CONCATENATE(IF([.A24]=&quot;&quot;;&quot;&quot;;CONCATENATE(&quot;C&quot;; [.A24]));IF([.B24]=&quot;&quot;;&quot;&quot;;CONCATENATE(&quot;/G&quot;;[.B24]));IF([.C24]=&quot;&quot;;&quot;&quot;;CONCATENATE(&quot;/R&quot;;[.C24])); IF([.D24]=&quot;&quot;;&quot;&quot;;CONCATENATE(&quot;/G&quot;;[.B24];&quot;.&quot;;[.D24])); IF([.E24]=&quot;&quot;;&quot;&quot;;CONCATENATE(&quot;/R&quot;;[.E24])); IF([.F24]=&quot;&quot;;&quot;&quot;;CONCATENATE(&quot;/G&quot;;[.B24];&quot;.&quot;;[.D24];&quot;.&quot;;[.F24])); IF([.G24]=&quot;&quot;;&quot;&quot;;CONCATENATE(&quot;/R&quot;;[.G24])); IF([.H24]=&quot;&quot;;&quot;&quot;;CONCATENATE(&quot;/G&quot;;[.B24];&quot;.&quot;;[.D24];&quot;.&quot;;[.F24];&quot;.&quot;;[.H24])); IF([.I24]=&quot;&quot;;&quot;&quot;;CONCATENATE(&quot;/R&quot;;[.I24]));IF([.J24]=&quot;&quot;;&quot;&quot;;CONCATENATE(&quot;/G&quot;;[.B24];&quot;.&quot;;[.D24];&quot;.&quot;;[.F24];&quot;.&quot;;[.H24]; &quot;.&quot;;[.J24])); IF([.K24]=&quot;&quot;;&quot;&quot;;CONCATENATE(&quot;/R&quot;;[.K24])))" table:style-name="ce22">
            <text:p>C42/G2/R1</text:p>
          </table:table-cell>
          <table:table-cell office:value-type="string" table:style-name="ce22">
            <text:p>CRITERION.SELECTION.TECHNICAL_PROFESSIONAL_ABILITY.TECHNICAL.FACILITIES_FOR_QUALITY_ENSURING</text:p>
          </table:table-cell>
          <table:table-cell office:value-type="string" table:style-name="ce22">
            <text:p>c1347b74-1872-4060-a6db-f4044edcd7c4</text:p>
          </table:table-cell>
          <table:table-cell office:value-type="string" table:style-name="ce22">
            <text:p>Is this information available electronically?</text:p>
          </table:table-cell>
          <table:table-cell table:style-name="ce22"/>
          <table:table-cell table:style-name="ce24"/>
          <table:table-cell table:number-columns-repeated="16367" table:style-name="ce22"/>
        </table:table-row>
        <table:table-row table:style-name="ro1">
          <table:table-cell office:value-type="float" office:value="42" table:style-name="ce21">
            <text:p>42</text:p>
          </table:table-cell>
          <table:table-cell office:value-type="float" office:value="2" table:style-name="ce22">
            <text:p>2</text:p>
          </table:table-cell>
          <table:table-cell table:style-name="ce22"/>
          <table:table-cell office:value-type="float" office:value="1" table:style-name="ce22">
            <text:p>1</text:p>
          </table:table-cell>
          <table:table-cell table:number-columns-repeated="7" table:style-name="ce22"/>
          <table:table-cell office:value-type="string" office:string-value="C42/G2/G2.1" table:formula="of:=CONCATENATE(IF([.A25]=&quot;&quot;;&quot;&quot;;CONCATENATE(&quot;C&quot;; [.A25]));IF([.B25]=&quot;&quot;;&quot;&quot;;CONCATENATE(&quot;/G&quot;;[.B25]));IF([.C25]=&quot;&quot;;&quot;&quot;;CONCATENATE(&quot;/R&quot;;[.C25])); IF([.D25]=&quot;&quot;;&quot;&quot;;CONCATENATE(&quot;/G&quot;;[.B25];&quot;.&quot;;[.D25])); IF([.E25]=&quot;&quot;;&quot;&quot;;CONCATENATE(&quot;/R&quot;;[.E25])); IF([.F25]=&quot;&quot;;&quot;&quot;;CONCATENATE(&quot;/G&quot;;[.B25];&quot;.&quot;;[.D25];&quot;.&quot;;[.F25])); IF([.G25]=&quot;&quot;;&quot;&quot;;CONCATENATE(&quot;/R&quot;;[.G25])); IF([.H25]=&quot;&quot;;&quot;&quot;;CONCATENATE(&quot;/G&quot;;[.B25];&quot;.&quot;;[.D25];&quot;.&quot;;[.F25];&quot;.&quot;;[.H25])); IF([.I25]=&quot;&quot;;&quot;&quot;;CONCATENATE(&quot;/R&quot;;[.I25]));IF([.J25]=&quot;&quot;;&quot;&quot;;CONCATENATE(&quot;/G&quot;;[.B25];&quot;.&quot;;[.D25];&quot;.&quot;;[.F25];&quot;.&quot;;[.H25]; &quot;.&quot;;[.J25])); IF([.K25]=&quot;&quot;;&quot;&quot;;CONCATENATE(&quot;/R&quot;;[.K25])))" table:style-name="ce22">
            <text:p>C42/G2/G2.1</text:p>
          </table:table-cell>
          <table:table-cell office:value-type="string" table:style-name="ce22">
            <text:p>CRITERION.SELECTION.TECHNICAL_PROFESSIONAL_ABILITY.TECHNICAL.FACILITIES_FOR_QUALITY_ENSURING</text:p>
          </table:table-cell>
          <table:table-cell office:value-type="string" table:style-name="ce22">
            <text:p>41dd2e9b-1bfd-44c7-93ee-56bd74a4334b</text:p>
          </table:table-cell>
          <table:table-cell table:style-name="ce22"/>
          <table:table-cell office:value-type="string" table:style-name="ce22">
            <text:p>GROUP_FULFILLED.ON_TRUE</text:p>
          </table:table-cell>
          <table:table-cell table:style-name="ce24"/>
          <table:table-cell table:number-columns-repeated="16367" table:style-name="ce22"/>
        </table:table-row>
        <table:table-row table:style-name="ro1">
          <table:table-cell office:value-type="float" office:value="42" table:style-name="ce21">
            <text:p>42</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1" table:style-name="ce22">
            <text:p>1</text:p>
          </table:table-cell>
          <table:table-cell table:number-columns-repeated="6" table:style-name="ce22"/>
          <table:table-cell office:value-type="string" office:string-value="C42/G2/G2.1/R1" table:formula="of:=CONCATENATE(IF([.A26]=&quot;&quot;;&quot;&quot;;CONCATENATE(&quot;C&quot;; [.A26]));IF([.B26]=&quot;&quot;;&quot;&quot;;CONCATENATE(&quot;/G&quot;;[.B26]));IF([.C26]=&quot;&quot;;&quot;&quot;;CONCATENATE(&quot;/R&quot;;[.C26])); IF([.D26]=&quot;&quot;;&quot;&quot;;CONCATENATE(&quot;/G&quot;;[.B26];&quot;.&quot;;[.D26])); IF([.E26]=&quot;&quot;;&quot;&quot;;CONCATENATE(&quot;/R&quot;;[.E26])); IF([.F26]=&quot;&quot;;&quot;&quot;;CONCATENATE(&quot;/G&quot;;[.B26];&quot;.&quot;;[.D26];&quot;.&quot;;[.F26])); IF([.G26]=&quot;&quot;;&quot;&quot;;CONCATENATE(&quot;/R&quot;;[.G26])); IF([.H26]=&quot;&quot;;&quot;&quot;;CONCATENATE(&quot;/G&quot;;[.B26];&quot;.&quot;;[.D26];&quot;.&quot;;[.F26];&quot;.&quot;;[.H26])); IF([.I26]=&quot;&quot;;&quot;&quot;;CONCATENATE(&quot;/R&quot;;[.I26]));IF([.J26]=&quot;&quot;;&quot;&quot;;CONCATENATE(&quot;/G&quot;;[.B26];&quot;.&quot;;[.D26];&quot;.&quot;;[.F26];&quot;.&quot;;[.H26]; &quot;.&quot;;[.J26])); IF([.K26]=&quot;&quot;;&quot;&quot;;CONCATENATE(&quot;/R&quot;;[.K26])))" table:style-name="ce22">
            <text:p>C42/G2/G2.1/R1</text:p>
          </table:table-cell>
          <table:table-cell office:value-type="string" table:style-name="ce22">
            <text:p>CRITERION.SELECTION.TECHNICAL_PROFESSIONAL_ABILITY.TECHNICAL.FACILITIES_FOR_QUALITY_ENSURING</text:p>
          </table:table-cell>
          <table:table-cell office:value-type="string" table:style-name="ce22">
            <text:p>f4313bb6-21b6-499e-bdff-debe10e11d2c</text:p>
          </table:table-cell>
          <table:table-cell office:value-type="string" table:style-name="ce22">
            <text:p>URL</text:p>
          </table:table-cell>
          <table:table-cell table:style-name="ce22"/>
          <table:table-cell table:style-name="ce24"/>
          <table:table-cell table:number-columns-repeated="16367" table:style-name="ce22"/>
        </table:table-row>
        <table:table-row table:style-name="ro1">
          <table:table-cell office:value-type="float" office:value="42" table:style-name="ce21">
            <text:p>42</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2" table:style-name="ce22">
            <text:p>2</text:p>
          </table:table-cell>
          <table:table-cell table:number-columns-repeated="6" table:style-name="ce22"/>
          <table:table-cell office:value-type="string" office:string-value="C42/G2/G2.1/R2" table:formula="of:=CONCATENATE(IF([.A27]=&quot;&quot;;&quot;&quot;;CONCATENATE(&quot;C&quot;; [.A27]));IF([.B27]=&quot;&quot;;&quot;&quot;;CONCATENATE(&quot;/G&quot;;[.B27]));IF([.C27]=&quot;&quot;;&quot;&quot;;CONCATENATE(&quot;/R&quot;;[.C27])); IF([.D27]=&quot;&quot;;&quot;&quot;;CONCATENATE(&quot;/G&quot;;[.B27];&quot;.&quot;;[.D27])); IF([.E27]=&quot;&quot;;&quot;&quot;;CONCATENATE(&quot;/R&quot;;[.E27])); IF([.F27]=&quot;&quot;;&quot;&quot;;CONCATENATE(&quot;/G&quot;;[.B27];&quot;.&quot;;[.D27];&quot;.&quot;;[.F27])); IF([.G27]=&quot;&quot;;&quot;&quot;;CONCATENATE(&quot;/R&quot;;[.G27])); IF([.H27]=&quot;&quot;;&quot;&quot;;CONCATENATE(&quot;/G&quot;;[.B27];&quot;.&quot;;[.D27];&quot;.&quot;;[.F27];&quot;.&quot;;[.H27])); IF([.I27]=&quot;&quot;;&quot;&quot;;CONCATENATE(&quot;/R&quot;;[.I27]));IF([.J27]=&quot;&quot;;&quot;&quot;;CONCATENATE(&quot;/G&quot;;[.B27];&quot;.&quot;;[.D27];&quot;.&quot;;[.F27];&quot;.&quot;;[.H27]; &quot;.&quot;;[.J27])); IF([.K27]=&quot;&quot;;&quot;&quot;;CONCATENATE(&quot;/R&quot;;[.K27])))" table:style-name="ce22">
            <text:p>C42/G2/G2.1/R2</text:p>
          </table:table-cell>
          <table:table-cell office:value-type="string" table:style-name="ce22">
            <text:p>CRITERION.SELECTION.TECHNICAL_PROFESSIONAL_ABILITY.TECHNICAL.FACILITIES_FOR_QUALITY_ENSURING</text:p>
          </table:table-cell>
          <table:table-cell office:value-type="string" table:style-name="ce22">
            <text:p>1f1cd18e-3e01-4ca2-af4c-e2981924ba8d</text:p>
          </table:table-cell>
          <table:table-cell office:value-type="string" table:style-name="ce22">
            <text:p>Code</text:p>
          </table:table-cell>
          <table:table-cell table:style-name="ce22"/>
          <table:table-cell table:style-name="ce24"/>
          <table:table-cell table:number-columns-repeated="16367" table:style-name="ce22"/>
        </table:table-row>
        <table:table-row table:style-name="ro1">
          <table:table-cell office:value-type="float" office:value="42" table:style-name="ce21">
            <text:p>42</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3" table:style-name="ce22">
            <text:p>3</text:p>
          </table:table-cell>
          <table:table-cell table:number-columns-repeated="6" table:style-name="ce22"/>
          <table:table-cell office:value-type="string" office:string-value="C42/G2/G2.1/R3" table:formula="of:=CONCATENATE(IF([.A28]=&quot;&quot;;&quot;&quot;;CONCATENATE(&quot;C&quot;; [.A28]));IF([.B28]=&quot;&quot;;&quot;&quot;;CONCATENATE(&quot;/G&quot;;[.B28]));IF([.C28]=&quot;&quot;;&quot;&quot;;CONCATENATE(&quot;/R&quot;;[.C28])); IF([.D28]=&quot;&quot;;&quot;&quot;;CONCATENATE(&quot;/G&quot;;[.B28];&quot;.&quot;;[.D28])); IF([.E28]=&quot;&quot;;&quot;&quot;;CONCATENATE(&quot;/R&quot;;[.E28])); IF([.F28]=&quot;&quot;;&quot;&quot;;CONCATENATE(&quot;/G&quot;;[.B28];&quot;.&quot;;[.D28];&quot;.&quot;;[.F28])); IF([.G28]=&quot;&quot;;&quot;&quot;;CONCATENATE(&quot;/R&quot;;[.G28])); IF([.H28]=&quot;&quot;;&quot;&quot;;CONCATENATE(&quot;/G&quot;;[.B28];&quot;.&quot;;[.D28];&quot;.&quot;;[.F28];&quot;.&quot;;[.H28])); IF([.I28]=&quot;&quot;;&quot;&quot;;CONCATENATE(&quot;/R&quot;;[.I28]));IF([.J28]=&quot;&quot;;&quot;&quot;;CONCATENATE(&quot;/G&quot;;[.B28];&quot;.&quot;;[.D28];&quot;.&quot;;[.F28];&quot;.&quot;;[.H28]; &quot;.&quot;;[.J28])); IF([.K28]=&quot;&quot;;&quot;&quot;;CONCATENATE(&quot;/R&quot;;[.K28])))" table:style-name="ce22">
            <text:p>C42/G2/G2.1/R3</text:p>
          </table:table-cell>
          <table:table-cell office:value-type="string" table:style-name="ce22">
            <text:p>CRITERION.SELECTION.TECHNICAL_PROFESSIONAL_ABILITY.TECHNICAL.FACILITIES_FOR_QUALITY_ENSURING</text:p>
          </table:table-cell>
          <table:table-cell office:value-type="string" table:style-name="ce22">
            <text:p>c3ccfa31-0c5e-4e3a-a3fd-db9fb83d78d4</text:p>
          </table:table-cell>
          <table:table-cell office:value-type="string" table:style-name="ce22">
            <text:p>Issuer</text:p>
          </table:table-cell>
          <table:table-cell table:style-name="ce22"/>
          <table:table-cell table:style-name="ce24"/>
          <table:table-cell table:number-columns-repeated="16367" table:style-name="ce22"/>
        </table:table-row>
        <table:table-row table:style-name="ro1">
          <table:table-cell office:value-type="float" office:value="43" table:style-name="ce18">
            <text:p>43</text:p>
          </table:table-cell>
          <table:table-cell table:number-columns-repeated="10" table:style-name="ce18"/>
          <table:table-cell office:value-type="string" office:string-value="C43" table:formula="of:=CONCATENATE(IF([.A29]=&quot;&quot;;&quot;&quot;;CONCATENATE(&quot;C&quot;; [.A29]));IF([.B29]=&quot;&quot;;&quot;&quot;;CONCATENATE(&quot;/G&quot;;[.B29]));IF([.C29]=&quot;&quot;;&quot;&quot;;CONCATENATE(&quot;/R&quot;;[.C29])); IF([.D29]=&quot;&quot;;&quot;&quot;;CONCATENATE(&quot;/G&quot;;[.B29];&quot;.&quot;;[.D29])); IF([.E29]=&quot;&quot;;&quot;&quot;;CONCATENATE(&quot;/R&quot;;[.E29])); IF([.F29]=&quot;&quot;;&quot;&quot;;CONCATENATE(&quot;/G&quot;;[.B29];&quot;.&quot;;[.D29];&quot;.&quot;;[.F29])); IF([.G29]=&quot;&quot;;&quot;&quot;;CONCATENATE(&quot;/R&quot;;[.G29])); IF([.H29]=&quot;&quot;;&quot;&quot;;CONCATENATE(&quot;/G&quot;;[.B29];&quot;.&quot;;[.D29];&quot;.&quot;;[.F29];&quot;.&quot;;[.H29])); IF([.I29]=&quot;&quot;;&quot;&quot;;CONCATENATE(&quot;/R&quot;;[.I29]));IF([.J29]=&quot;&quot;;&quot;&quot;;CONCATENATE(&quot;/G&quot;;[.B29];&quot;.&quot;;[.D29];&quot;.&quot;;[.F29];&quot;.&quot;;[.H29]; &quot;.&quot;;[.J29])); IF([.K29]=&quot;&quot;;&quot;&quot;;CONCATENATE(&quot;/R&quot;;[.K29])))" table:style-name="ce18">
            <text:p>C43</text:p>
          </table:table-cell>
          <table:table-cell office:value-type="string" table:style-name="ce18">
            <text:p>CRITERION.SELECTION.TECHNICAL_PROFESSIONAL_ABILITY.TECHNICAL.FACILITIES.FOR_STUDY_RESEARCH</text:p>
          </table:table-cell>
          <table:table-cell office:value-type="string" table:style-name="ce18">
            <text:p>90a2e100-44cc-45d3-9970-69d6714f1596</text:p>
          </table:table-cell>
          <table:table-cell office:value-type="string" table:style-name="ce18">
            <text:p>It uses the following study and research facilities are as follows:</text:p>
          </table:table-cell>
          <table:table-cell table:style-name="ce18"/>
          <table:table-cell table:style-name="ce25"/>
          <table:table-cell table:number-columns-repeated="16367" table:style-name="ce21"/>
        </table:table-row>
        <table:table-row table:style-name="ro1">
          <table:table-cell office:value-type="float" office:value="43" table:style-name="ce21">
            <text:p>43</text:p>
          </table:table-cell>
          <table:table-cell office:value-type="float" office:value="1" table:style-name="ce22">
            <text:p>1</text:p>
          </table:table-cell>
          <table:table-cell table:number-columns-repeated="9" table:style-name="ce22"/>
          <table:table-cell office:value-type="string" office:string-value="C43/G1" table:formula="of:=CONCATENATE(IF([.A30]=&quot;&quot;;&quot;&quot;;CONCATENATE(&quot;C&quot;; [.A30]));IF([.B30]=&quot;&quot;;&quot;&quot;;CONCATENATE(&quot;/G&quot;;[.B30]));IF([.C30]=&quot;&quot;;&quot;&quot;;CONCATENATE(&quot;/R&quot;;[.C30])); IF([.D30]=&quot;&quot;;&quot;&quot;;CONCATENATE(&quot;/G&quot;;[.B30];&quot;.&quot;;[.D30])); IF([.E30]=&quot;&quot;;&quot;&quot;;CONCATENATE(&quot;/R&quot;;[.E30])); IF([.F30]=&quot;&quot;;&quot;&quot;;CONCATENATE(&quot;/G&quot;;[.B30];&quot;.&quot;;[.D30];&quot;.&quot;;[.F30])); IF([.G30]=&quot;&quot;;&quot;&quot;;CONCATENATE(&quot;/R&quot;;[.G30])); IF([.H30]=&quot;&quot;;&quot;&quot;;CONCATENATE(&quot;/G&quot;;[.B30];&quot;.&quot;;[.D30];&quot;.&quot;;[.F30];&quot;.&quot;;[.H30])); IF([.I30]=&quot;&quot;;&quot;&quot;;CONCATENATE(&quot;/R&quot;;[.I30]));IF([.J30]=&quot;&quot;;&quot;&quot;;CONCATENATE(&quot;/G&quot;;[.B30];&quot;.&quot;;[.D30];&quot;.&quot;;[.F30];&quot;.&quot;;[.H30]; &quot;.&quot;;[.J30])); IF([.K30]=&quot;&quot;;&quot;&quot;;CONCATENATE(&quot;/R&quot;;[.K30])))" table:style-name="ce22">
            <text:p>C43/G1</text:p>
          </table:table-cell>
          <table:table-cell office:value-type="string" table:style-name="ce22">
            <text:p>CRITERION.SELECTION.TECHNICAL_PROFESSIONAL_ABILITY.TECHNICAL.FACILITIES.FOR_STUDY_RESEARCH</text:p>
          </table:table-cell>
          <table:table-cell office:value-type="string" table:style-name="ce22">
            <text:p>488ca189-bcdb-4bf4-80c7-3ad507fd89fb</text:p>
          </table:table-cell>
          <table:table-cell table:number-columns-repeated="2" table:style-name="ce22"/>
          <table:table-cell table:style-name="ce24"/>
          <table:table-cell table:number-columns-repeated="16367" table:style-name="ce22"/>
        </table:table-row>
        <table:table-row table:style-name="ro1">
          <table:table-cell office:value-type="float" office:value="43" table:style-name="ce21">
            <text:p>43</text:p>
          </table:table-cell>
          <table:table-cell office:value-type="float" office:value="1" table:style-name="ce22">
            <text:p>1</text:p>
          </table:table-cell>
          <table:table-cell office:value-type="float" office:value="1" table:style-name="ce22">
            <text:p>1</text:p>
          </table:table-cell>
          <table:table-cell table:number-columns-repeated="8" table:style-name="ce22"/>
          <table:table-cell office:value-type="string" office:string-value="C43/G1/R1" table:formula="of:=CONCATENATE(IF([.A31]=&quot;&quot;;&quot;&quot;;CONCATENATE(&quot;C&quot;; [.A31]));IF([.B31]=&quot;&quot;;&quot;&quot;;CONCATENATE(&quot;/G&quot;;[.B31]));IF([.C31]=&quot;&quot;;&quot;&quot;;CONCATENATE(&quot;/R&quot;;[.C31])); IF([.D31]=&quot;&quot;;&quot;&quot;;CONCATENATE(&quot;/G&quot;;[.B31];&quot;.&quot;;[.D31])); IF([.E31]=&quot;&quot;;&quot;&quot;;CONCATENATE(&quot;/R&quot;;[.E31])); IF([.F31]=&quot;&quot;;&quot;&quot;;CONCATENATE(&quot;/G&quot;;[.B31];&quot;.&quot;;[.D31];&quot;.&quot;;[.F31])); IF([.G31]=&quot;&quot;;&quot;&quot;;CONCATENATE(&quot;/R&quot;;[.G31])); IF([.H31]=&quot;&quot;;&quot;&quot;;CONCATENATE(&quot;/G&quot;;[.B31];&quot;.&quot;;[.D31];&quot;.&quot;;[.F31];&quot;.&quot;;[.H31])); IF([.I31]=&quot;&quot;;&quot;&quot;;CONCATENATE(&quot;/R&quot;;[.I31]));IF([.J31]=&quot;&quot;;&quot;&quot;;CONCATENATE(&quot;/G&quot;;[.B31];&quot;.&quot;;[.D31];&quot;.&quot;;[.F31];&quot;.&quot;;[.H31]; &quot;.&quot;;[.J31])); IF([.K31]=&quot;&quot;;&quot;&quot;;CONCATENATE(&quot;/R&quot;;[.K31])))" table:style-name="ce22">
            <text:p>C43/G1/R1</text:p>
          </table:table-cell>
          <table:table-cell office:value-type="string" table:style-name="ce22">
            <text:p>CRITERION.SELECTION.TECHNICAL_PROFESSIONAL_ABILITY.TECHNICAL.FACILITIES.FOR_STUDY_RESEARCH</text:p>
          </table:table-cell>
          <table:table-cell office:value-type="string" table:style-name="ce22">
            <text:p>51391308-0bf6-423c-95e2-d5a54aa31fb8</text:p>
          </table:table-cell>
          <table:table-cell office:value-type="string" table:style-name="ce22">
            <text:p>Please describe them</text:p>
          </table:table-cell>
          <table:table-cell table:style-name="ce22"/>
          <table:table-cell table:style-name="ce24"/>
          <table:table-cell table:number-columns-repeated="16367" table:style-name="ce22"/>
        </table:table-row>
        <table:table-row table:style-name="ro1">
          <table:table-cell office:value-type="float" office:value="43" table:style-name="ce21">
            <text:p>43</text:p>
          </table:table-cell>
          <table:table-cell office:value-type="float" office:value="2" table:style-name="ce22">
            <text:p>2</text:p>
          </table:table-cell>
          <table:table-cell table:number-columns-repeated="9" table:style-name="ce22"/>
          <table:table-cell office:value-type="string" office:string-value="C43/G2" table:formula="of:=CONCATENATE(IF([.A32]=&quot;&quot;;&quot;&quot;;CONCATENATE(&quot;C&quot;; [.A32]));IF([.B32]=&quot;&quot;;&quot;&quot;;CONCATENATE(&quot;/G&quot;;[.B32]));IF([.C32]=&quot;&quot;;&quot;&quot;;CONCATENATE(&quot;/R&quot;;[.C32])); IF([.D32]=&quot;&quot;;&quot;&quot;;CONCATENATE(&quot;/G&quot;;[.B32];&quot;.&quot;;[.D32])); IF([.E32]=&quot;&quot;;&quot;&quot;;CONCATENATE(&quot;/R&quot;;[.E32])); IF([.F32]=&quot;&quot;;&quot;&quot;;CONCATENATE(&quot;/G&quot;;[.B32];&quot;.&quot;;[.D32];&quot;.&quot;;[.F32])); IF([.G32]=&quot;&quot;;&quot;&quot;;CONCATENATE(&quot;/R&quot;;[.G32])); IF([.H32]=&quot;&quot;;&quot;&quot;;CONCATENATE(&quot;/G&quot;;[.B32];&quot;.&quot;;[.D32];&quot;.&quot;;[.F32];&quot;.&quot;;[.H32])); IF([.I32]=&quot;&quot;;&quot;&quot;;CONCATENATE(&quot;/R&quot;;[.I32]));IF([.J32]=&quot;&quot;;&quot;&quot;;CONCATENATE(&quot;/G&quot;;[.B32];&quot;.&quot;;[.D32];&quot;.&quot;;[.F32];&quot;.&quot;;[.H32]; &quot;.&quot;;[.J32])); IF([.K32]=&quot;&quot;;&quot;&quot;;CONCATENATE(&quot;/R&quot;;[.K32])))" table:style-name="ce22">
            <text:p>C43/G2</text:p>
          </table:table-cell>
          <table:table-cell office:value-type="string" table:style-name="ce22">
            <text:p>CRITERION.SELECTION.TECHNICAL_PROFESSIONAL_ABILITY.TECHNICAL.FACILITIES.FOR_STUDY_RESEARCH</text:p>
          </table:table-cell>
          <table:table-cell office:value-type="string" table:style-name="ce22">
            <text:p>7458d42a-e581-4640-9283-34ceb3ad4345</text:p>
          </table:table-cell>
          <table:table-cell table:number-columns-repeated="2" table:style-name="ce22"/>
          <table:table-cell table:style-name="ce24"/>
          <table:table-cell table:number-columns-repeated="16367" table:style-name="ce22"/>
        </table:table-row>
        <table:table-row table:style-name="ro1">
          <table:table-cell office:value-type="float" office:value="43" table:style-name="ce21">
            <text:p>43</text:p>
          </table:table-cell>
          <table:table-cell office:value-type="float" office:value="2" table:style-name="ce22">
            <text:p>2</text:p>
          </table:table-cell>
          <table:table-cell office:value-type="float" office:value="1" table:style-name="ce22">
            <text:p>1</text:p>
          </table:table-cell>
          <table:table-cell table:number-columns-repeated="8" table:style-name="ce22"/>
          <table:table-cell office:value-type="string" office:string-value="C43/G2/R1" table:formula="of:=CONCATENATE(IF([.A33]=&quot;&quot;;&quot;&quot;;CONCATENATE(&quot;C&quot;; [.A33]));IF([.B33]=&quot;&quot;;&quot;&quot;;CONCATENATE(&quot;/G&quot;;[.B33]));IF([.C33]=&quot;&quot;;&quot;&quot;;CONCATENATE(&quot;/R&quot;;[.C33])); IF([.D33]=&quot;&quot;;&quot;&quot;;CONCATENATE(&quot;/G&quot;;[.B33];&quot;.&quot;;[.D33])); IF([.E33]=&quot;&quot;;&quot;&quot;;CONCATENATE(&quot;/R&quot;;[.E33])); IF([.F33]=&quot;&quot;;&quot;&quot;;CONCATENATE(&quot;/G&quot;;[.B33];&quot;.&quot;;[.D33];&quot;.&quot;;[.F33])); IF([.G33]=&quot;&quot;;&quot;&quot;;CONCATENATE(&quot;/R&quot;;[.G33])); IF([.H33]=&quot;&quot;;&quot;&quot;;CONCATENATE(&quot;/G&quot;;[.B33];&quot;.&quot;;[.D33];&quot;.&quot;;[.F33];&quot;.&quot;;[.H33])); IF([.I33]=&quot;&quot;;&quot;&quot;;CONCATENATE(&quot;/R&quot;;[.I33]));IF([.J33]=&quot;&quot;;&quot;&quot;;CONCATENATE(&quot;/G&quot;;[.B33];&quot;.&quot;;[.D33];&quot;.&quot;;[.F33];&quot;.&quot;;[.H33]; &quot;.&quot;;[.J33])); IF([.K33]=&quot;&quot;;&quot;&quot;;CONCATENATE(&quot;/R&quot;;[.K33])))" table:style-name="ce22">
            <text:p>C43/G2/R1</text:p>
          </table:table-cell>
          <table:table-cell office:value-type="string" table:style-name="ce22">
            <text:p>CRITERION.SELECTION.TECHNICAL_PROFESSIONAL_ABILITY.TECHNICAL.FACILITIES.FOR_STUDY_RESEARCH</text:p>
          </table:table-cell>
          <table:table-cell office:value-type="string" table:style-name="ce22">
            <text:p>c1347b74-1872-4060-a6db-f4044edcd7c4</text:p>
          </table:table-cell>
          <table:table-cell office:value-type="string" table:style-name="ce22">
            <text:p>Is this information available electronically?</text:p>
          </table:table-cell>
          <table:table-cell table:style-name="ce22"/>
          <table:table-cell table:style-name="ce24"/>
          <table:table-cell table:number-columns-repeated="16367" table:style-name="ce22"/>
        </table:table-row>
        <table:table-row table:style-name="ro1">
          <table:table-cell office:value-type="float" office:value="43" table:style-name="ce21">
            <text:p>43</text:p>
          </table:table-cell>
          <table:table-cell office:value-type="float" office:value="2" table:style-name="ce22">
            <text:p>2</text:p>
          </table:table-cell>
          <table:table-cell table:style-name="ce22"/>
          <table:table-cell office:value-type="float" office:value="1" table:style-name="ce22">
            <text:p>1</text:p>
          </table:table-cell>
          <table:table-cell table:number-columns-repeated="7" table:style-name="ce22"/>
          <table:table-cell office:value-type="string" office:string-value="C43/G2/G2.1" table:formula="of:=CONCATENATE(IF([.A34]=&quot;&quot;;&quot;&quot;;CONCATENATE(&quot;C&quot;; [.A34]));IF([.B34]=&quot;&quot;;&quot;&quot;;CONCATENATE(&quot;/G&quot;;[.B34]));IF([.C34]=&quot;&quot;;&quot;&quot;;CONCATENATE(&quot;/R&quot;;[.C34])); IF([.D34]=&quot;&quot;;&quot;&quot;;CONCATENATE(&quot;/G&quot;;[.B34];&quot;.&quot;;[.D34])); IF([.E34]=&quot;&quot;;&quot;&quot;;CONCATENATE(&quot;/R&quot;;[.E34])); IF([.F34]=&quot;&quot;;&quot;&quot;;CONCATENATE(&quot;/G&quot;;[.B34];&quot;.&quot;;[.D34];&quot;.&quot;;[.F34])); IF([.G34]=&quot;&quot;;&quot;&quot;;CONCATENATE(&quot;/R&quot;;[.G34])); IF([.H34]=&quot;&quot;;&quot;&quot;;CONCATENATE(&quot;/G&quot;;[.B34];&quot;.&quot;;[.D34];&quot;.&quot;;[.F34];&quot;.&quot;;[.H34])); IF([.I34]=&quot;&quot;;&quot;&quot;;CONCATENATE(&quot;/R&quot;;[.I34]));IF([.J34]=&quot;&quot;;&quot;&quot;;CONCATENATE(&quot;/G&quot;;[.B34];&quot;.&quot;;[.D34];&quot;.&quot;;[.F34];&quot;.&quot;;[.H34]; &quot;.&quot;;[.J34])); IF([.K34]=&quot;&quot;;&quot;&quot;;CONCATENATE(&quot;/R&quot;;[.K34])))" table:style-name="ce22">
            <text:p>C43/G2/G2.1</text:p>
          </table:table-cell>
          <table:table-cell office:value-type="string" table:style-name="ce22">
            <text:p>CRITERION.SELECTION.TECHNICAL_PROFESSIONAL_ABILITY.TECHNICAL.FACILITIES.FOR_STUDY_RESEARCH</text:p>
          </table:table-cell>
          <table:table-cell office:value-type="string" table:style-name="ce22">
            <text:p>41dd2e9b-1bfd-44c7-93ee-56bd74a4334b</text:p>
          </table:table-cell>
          <table:table-cell table:style-name="ce22"/>
          <table:table-cell office:value-type="string" table:style-name="ce22">
            <text:p>GROUP_FULFILLED.ON_TRUE</text:p>
          </table:table-cell>
          <table:table-cell table:style-name="ce24"/>
          <table:table-cell table:number-columns-repeated="16367" table:style-name="ce22"/>
        </table:table-row>
        <table:table-row table:style-name="ro1">
          <table:table-cell office:value-type="float" office:value="43" table:style-name="ce21">
            <text:p>43</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1" table:style-name="ce22">
            <text:p>1</text:p>
          </table:table-cell>
          <table:table-cell table:number-columns-repeated="6" table:style-name="ce22"/>
          <table:table-cell office:value-type="string" office:string-value="C43/G2/G2.1/R1" table:formula="of:=CONCATENATE(IF([.A35]=&quot;&quot;;&quot;&quot;;CONCATENATE(&quot;C&quot;; [.A35]));IF([.B35]=&quot;&quot;;&quot;&quot;;CONCATENATE(&quot;/G&quot;;[.B35]));IF([.C35]=&quot;&quot;;&quot;&quot;;CONCATENATE(&quot;/R&quot;;[.C35])); IF([.D35]=&quot;&quot;;&quot;&quot;;CONCATENATE(&quot;/G&quot;;[.B35];&quot;.&quot;;[.D35])); IF([.E35]=&quot;&quot;;&quot;&quot;;CONCATENATE(&quot;/R&quot;;[.E35])); IF([.F35]=&quot;&quot;;&quot;&quot;;CONCATENATE(&quot;/G&quot;;[.B35];&quot;.&quot;;[.D35];&quot;.&quot;;[.F35])); IF([.G35]=&quot;&quot;;&quot;&quot;;CONCATENATE(&quot;/R&quot;;[.G35])); IF([.H35]=&quot;&quot;;&quot;&quot;;CONCATENATE(&quot;/G&quot;;[.B35];&quot;.&quot;;[.D35];&quot;.&quot;;[.F35];&quot;.&quot;;[.H35])); IF([.I35]=&quot;&quot;;&quot;&quot;;CONCATENATE(&quot;/R&quot;;[.I35]));IF([.J35]=&quot;&quot;;&quot;&quot;;CONCATENATE(&quot;/G&quot;;[.B35];&quot;.&quot;;[.D35];&quot;.&quot;;[.F35];&quot;.&quot;;[.H35]; &quot;.&quot;;[.J35])); IF([.K35]=&quot;&quot;;&quot;&quot;;CONCATENATE(&quot;/R&quot;;[.K35])))" table:style-name="ce22">
            <text:p>C43/G2/G2.1/R1</text:p>
          </table:table-cell>
          <table:table-cell office:value-type="string" table:style-name="ce22">
            <text:p>CRITERION.SELECTION.TECHNICAL_PROFESSIONAL_ABILITY.TECHNICAL.FACILITIES.FOR_STUDY_RESEARCH</text:p>
          </table:table-cell>
          <table:table-cell office:value-type="string" table:style-name="ce22">
            <text:p>f4313bb6-21b6-499e-bdff-debe10e11d2c</text:p>
          </table:table-cell>
          <table:table-cell office:value-type="string" table:style-name="ce22">
            <text:p>URL</text:p>
          </table:table-cell>
          <table:table-cell table:style-name="ce22"/>
          <table:table-cell table:style-name="ce24"/>
          <table:table-cell table:number-columns-repeated="16367" table:style-name="ce22"/>
        </table:table-row>
        <table:table-row table:style-name="ro1">
          <table:table-cell office:value-type="float" office:value="43" table:style-name="ce21">
            <text:p>43</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2" table:style-name="ce22">
            <text:p>2</text:p>
          </table:table-cell>
          <table:table-cell table:number-columns-repeated="6" table:style-name="ce22"/>
          <table:table-cell office:value-type="string" office:string-value="C43/G2/G2.1/R2" table:formula="of:=CONCATENATE(IF([.A36]=&quot;&quot;;&quot;&quot;;CONCATENATE(&quot;C&quot;; [.A36]));IF([.B36]=&quot;&quot;;&quot;&quot;;CONCATENATE(&quot;/G&quot;;[.B36]));IF([.C36]=&quot;&quot;;&quot;&quot;;CONCATENATE(&quot;/R&quot;;[.C36])); IF([.D36]=&quot;&quot;;&quot;&quot;;CONCATENATE(&quot;/G&quot;;[.B36];&quot;.&quot;;[.D36])); IF([.E36]=&quot;&quot;;&quot;&quot;;CONCATENATE(&quot;/R&quot;;[.E36])); IF([.F36]=&quot;&quot;;&quot;&quot;;CONCATENATE(&quot;/G&quot;;[.B36];&quot;.&quot;;[.D36];&quot;.&quot;;[.F36])); IF([.G36]=&quot;&quot;;&quot;&quot;;CONCATENATE(&quot;/R&quot;;[.G36])); IF([.H36]=&quot;&quot;;&quot;&quot;;CONCATENATE(&quot;/G&quot;;[.B36];&quot;.&quot;;[.D36];&quot;.&quot;;[.F36];&quot;.&quot;;[.H36])); IF([.I36]=&quot;&quot;;&quot;&quot;;CONCATENATE(&quot;/R&quot;;[.I36]));IF([.J36]=&quot;&quot;;&quot;&quot;;CONCATENATE(&quot;/G&quot;;[.B36];&quot;.&quot;;[.D36];&quot;.&quot;;[.F36];&quot;.&quot;;[.H36]; &quot;.&quot;;[.J36])); IF([.K36]=&quot;&quot;;&quot;&quot;;CONCATENATE(&quot;/R&quot;;[.K36])))" table:style-name="ce22">
            <text:p>C43/G2/G2.1/R2</text:p>
          </table:table-cell>
          <table:table-cell office:value-type="string" table:style-name="ce22">
            <text:p>CRITERION.SELECTION.TECHNICAL_PROFESSIONAL_ABILITY.TECHNICAL.FACILITIES.FOR_STUDY_RESEARCH</text:p>
          </table:table-cell>
          <table:table-cell office:value-type="string" table:style-name="ce22">
            <text:p>1f1cd18e-3e01-4ca2-af4c-e2981924ba8d</text:p>
          </table:table-cell>
          <table:table-cell office:value-type="string" table:style-name="ce22">
            <text:p>Code</text:p>
          </table:table-cell>
          <table:table-cell table:style-name="ce22"/>
          <table:table-cell table:style-name="ce24"/>
          <table:table-cell table:number-columns-repeated="16367" table:style-name="ce22"/>
        </table:table-row>
        <table:table-row table:style-name="ro1">
          <table:table-cell office:value-type="float" office:value="43" table:style-name="ce21">
            <text:p>43</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3" table:style-name="ce22">
            <text:p>3</text:p>
          </table:table-cell>
          <table:table-cell table:number-columns-repeated="6" table:style-name="ce22"/>
          <table:table-cell office:value-type="string" office:string-value="C43/G2/G2.1/R3" table:formula="of:=CONCATENATE(IF([.A37]=&quot;&quot;;&quot;&quot;;CONCATENATE(&quot;C&quot;; [.A37]));IF([.B37]=&quot;&quot;;&quot;&quot;;CONCATENATE(&quot;/G&quot;;[.B37]));IF([.C37]=&quot;&quot;;&quot;&quot;;CONCATENATE(&quot;/R&quot;;[.C37])); IF([.D37]=&quot;&quot;;&quot;&quot;;CONCATENATE(&quot;/G&quot;;[.B37];&quot;.&quot;;[.D37])); IF([.E37]=&quot;&quot;;&quot;&quot;;CONCATENATE(&quot;/R&quot;;[.E37])); IF([.F37]=&quot;&quot;;&quot;&quot;;CONCATENATE(&quot;/G&quot;;[.B37];&quot;.&quot;;[.D37];&quot;.&quot;;[.F37])); IF([.G37]=&quot;&quot;;&quot;&quot;;CONCATENATE(&quot;/R&quot;;[.G37])); IF([.H37]=&quot;&quot;;&quot;&quot;;CONCATENATE(&quot;/G&quot;;[.B37];&quot;.&quot;;[.D37];&quot;.&quot;;[.F37];&quot;.&quot;;[.H37])); IF([.I37]=&quot;&quot;;&quot;&quot;;CONCATENATE(&quot;/R&quot;;[.I37]));IF([.J37]=&quot;&quot;;&quot;&quot;;CONCATENATE(&quot;/G&quot;;[.B37];&quot;.&quot;;[.D37];&quot;.&quot;;[.F37];&quot;.&quot;;[.H37]; &quot;.&quot;;[.J37])); IF([.K37]=&quot;&quot;;&quot;&quot;;CONCATENATE(&quot;/R&quot;;[.K37])))" table:style-name="ce22">
            <text:p>C43/G2/G2.1/R3</text:p>
          </table:table-cell>
          <table:table-cell office:value-type="string" table:style-name="ce22">
            <text:p>CRITERION.SELECTION.TECHNICAL_PROFESSIONAL_ABILITY.TECHNICAL.FACILITIES.FOR_STUDY_RESEARCH</text:p>
          </table:table-cell>
          <table:table-cell office:value-type="string" table:style-name="ce22">
            <text:p>c3ccfa31-0c5e-4e3a-a3fd-db9fb83d78d4</text:p>
          </table:table-cell>
          <table:table-cell office:value-type="string" table:style-name="ce22">
            <text:p>Issuer</text:p>
          </table:table-cell>
          <table:table-cell table:style-name="ce22"/>
          <table:table-cell table:style-name="ce24"/>
          <table:table-cell table:number-columns-repeated="16367" table:style-name="ce22"/>
        </table:table-row>
        <table:table-row table:style-name="ro1">
          <table:table-cell office:value-type="float" office:value="44" table:style-name="ce18">
            <text:p>44</text:p>
          </table:table-cell>
          <table:table-cell table:number-columns-repeated="10" table:style-name="ce18"/>
          <table:table-cell office:value-type="string" office:string-value="C44" table:formula="of:=CONCATENATE(IF([.A38]=&quot;&quot;;&quot;&quot;;CONCATENATE(&quot;C&quot;; [.A38]));IF([.B38]=&quot;&quot;;&quot;&quot;;CONCATENATE(&quot;/G&quot;;[.B38]));IF([.C38]=&quot;&quot;;&quot;&quot;;CONCATENATE(&quot;/R&quot;;[.C38])); IF([.D38]=&quot;&quot;;&quot;&quot;;CONCATENATE(&quot;/G&quot;;[.B38];&quot;.&quot;;[.D38])); IF([.E38]=&quot;&quot;;&quot;&quot;;CONCATENATE(&quot;/R&quot;;[.E38])); IF([.F38]=&quot;&quot;;&quot;&quot;;CONCATENATE(&quot;/G&quot;;[.B38];&quot;.&quot;;[.D38];&quot;.&quot;;[.F38])); IF([.G38]=&quot;&quot;;&quot;&quot;;CONCATENATE(&quot;/R&quot;;[.G38])); IF([.H38]=&quot;&quot;;&quot;&quot;;CONCATENATE(&quot;/G&quot;;[.B38];&quot;.&quot;;[.D38];&quot;.&quot;;[.F38];&quot;.&quot;;[.H38])); IF([.I38]=&quot;&quot;;&quot;&quot;;CONCATENATE(&quot;/R&quot;;[.I38]));IF([.J38]=&quot;&quot;;&quot;&quot;;CONCATENATE(&quot;/G&quot;;[.B38];&quot;.&quot;;[.D38];&quot;.&quot;;[.F38];&quot;.&quot;;[.H38]; &quot;.&quot;;[.J38])); IF([.K38]=&quot;&quot;;&quot;&quot;;CONCATENATE(&quot;/R&quot;;[.K38])))" table:style-name="ce18">
            <text:p>C44</text:p>
          </table:table-cell>
          <table:table-cell office:value-type="string" table:style-name="ce18">
            <text:p>CRITERION.SELECTION.TECHNICAL_PROFESSIONAL_ABILITY.TECHNICAL.SUPPLY_CHAIN_MANAGEMENT</text:p>
          </table:table-cell>
          <table:table-cell office:value-type="string" table:style-name="ce18">
            <text:p>dc12a151-7fdf-4733-a8f0-30f667292e66</text:p>
          </table:table-cell>
          <table:table-cell office:value-type="string" table:style-name="ce18">
            <text:p>It will be able to apply the following supply chain management and tracking systems when performing the contract:</text:p>
          </table:table-cell>
          <table:table-cell table:style-name="ce18"/>
          <table:table-cell table:style-name="ce25"/>
          <table:table-cell table:number-columns-repeated="16367" table:style-name="ce21"/>
        </table:table-row>
        <table:table-row table:style-name="ro1">
          <table:table-cell office:value-type="float" office:value="44" table:style-name="ce21">
            <text:p>44</text:p>
          </table:table-cell>
          <table:table-cell office:value-type="float" office:value="1" table:style-name="ce22">
            <text:p>1</text:p>
          </table:table-cell>
          <table:table-cell table:number-columns-repeated="9" table:style-name="ce22"/>
          <table:table-cell office:value-type="string" office:string-value="C44/G1" table:formula="of:=CONCATENATE(IF([.A39]=&quot;&quot;;&quot;&quot;;CONCATENATE(&quot;C&quot;; [.A39]));IF([.B39]=&quot;&quot;;&quot;&quot;;CONCATENATE(&quot;/G&quot;;[.B39]));IF([.C39]=&quot;&quot;;&quot;&quot;;CONCATENATE(&quot;/R&quot;;[.C39])); IF([.D39]=&quot;&quot;;&quot;&quot;;CONCATENATE(&quot;/G&quot;;[.B39];&quot;.&quot;;[.D39])); IF([.E39]=&quot;&quot;;&quot;&quot;;CONCATENATE(&quot;/R&quot;;[.E39])); IF([.F39]=&quot;&quot;;&quot;&quot;;CONCATENATE(&quot;/G&quot;;[.B39];&quot;.&quot;;[.D39];&quot;.&quot;;[.F39])); IF([.G39]=&quot;&quot;;&quot;&quot;;CONCATENATE(&quot;/R&quot;;[.G39])); IF([.H39]=&quot;&quot;;&quot;&quot;;CONCATENATE(&quot;/G&quot;;[.B39];&quot;.&quot;;[.D39];&quot;.&quot;;[.F39];&quot;.&quot;;[.H39])); IF([.I39]=&quot;&quot;;&quot;&quot;;CONCATENATE(&quot;/R&quot;;[.I39]));IF([.J39]=&quot;&quot;;&quot;&quot;;CONCATENATE(&quot;/G&quot;;[.B39];&quot;.&quot;;[.D39];&quot;.&quot;;[.F39];&quot;.&quot;;[.H39]; &quot;.&quot;;[.J39])); IF([.K39]=&quot;&quot;;&quot;&quot;;CONCATENATE(&quot;/R&quot;;[.K39])))" table:style-name="ce22">
            <text:p>C44/G1</text:p>
          </table:table-cell>
          <table:table-cell office:value-type="string" table:style-name="ce22">
            <text:p>CRITERION.SELECTION.TECHNICAL_PROFESSIONAL_ABILITY.TECHNICAL.SUPPLY_CHAIN_MANAGEMENT</text:p>
          </table:table-cell>
          <table:table-cell office:value-type="string" table:style-name="ce22">
            <text:p>488ca189-bcdb-4bf4-80c7-3ad507fd89fb</text:p>
          </table:table-cell>
          <table:table-cell table:number-columns-repeated="2" table:style-name="ce22"/>
          <table:table-cell table:style-name="ce24"/>
          <table:table-cell table:number-columns-repeated="16367" table:style-name="ce22"/>
        </table:table-row>
        <table:table-row table:style-name="ro1">
          <table:table-cell office:value-type="float" office:value="44" table:style-name="ce21">
            <text:p>44</text:p>
          </table:table-cell>
          <table:table-cell office:value-type="float" office:value="1" table:style-name="ce22">
            <text:p>1</text:p>
          </table:table-cell>
          <table:table-cell office:value-type="float" office:value="1" table:style-name="ce22">
            <text:p>1</text:p>
          </table:table-cell>
          <table:table-cell table:number-columns-repeated="8" table:style-name="ce22"/>
          <table:table-cell office:value-type="string" office:string-value="C44/G1/R1" table:formula="of:=CONCATENATE(IF([.A40]=&quot;&quot;;&quot;&quot;;CONCATENATE(&quot;C&quot;; [.A40]));IF([.B40]=&quot;&quot;;&quot;&quot;;CONCATENATE(&quot;/G&quot;;[.B40]));IF([.C40]=&quot;&quot;;&quot;&quot;;CONCATENATE(&quot;/R&quot;;[.C40])); IF([.D40]=&quot;&quot;;&quot;&quot;;CONCATENATE(&quot;/G&quot;;[.B40];&quot;.&quot;;[.D40])); IF([.E40]=&quot;&quot;;&quot;&quot;;CONCATENATE(&quot;/R&quot;;[.E40])); IF([.F40]=&quot;&quot;;&quot;&quot;;CONCATENATE(&quot;/G&quot;;[.B40];&quot;.&quot;;[.D40];&quot;.&quot;;[.F40])); IF([.G40]=&quot;&quot;;&quot;&quot;;CONCATENATE(&quot;/R&quot;;[.G40])); IF([.H40]=&quot;&quot;;&quot;&quot;;CONCATENATE(&quot;/G&quot;;[.B40];&quot;.&quot;;[.D40];&quot;.&quot;;[.F40];&quot;.&quot;;[.H40])); IF([.I40]=&quot;&quot;;&quot;&quot;;CONCATENATE(&quot;/R&quot;;[.I40]));IF([.J40]=&quot;&quot;;&quot;&quot;;CONCATENATE(&quot;/G&quot;;[.B40];&quot;.&quot;;[.D40];&quot;.&quot;;[.F40];&quot;.&quot;;[.H40]; &quot;.&quot;;[.J40])); IF([.K40]=&quot;&quot;;&quot;&quot;;CONCATENATE(&quot;/R&quot;;[.K40])))" table:style-name="ce22">
            <text:p>C44/G1/R1</text:p>
          </table:table-cell>
          <table:table-cell office:value-type="string" table:style-name="ce22">
            <text:p>CRITERION.SELECTION.TECHNICAL_PROFESSIONAL_ABILITY.TECHNICAL.SUPPLY_CHAIN_MANAGEMENT</text:p>
          </table:table-cell>
          <table:table-cell office:value-type="string" table:style-name="ce22">
            <text:p>51391308-0bf6-423c-95e2-d5a54aa31fb8</text:p>
          </table:table-cell>
          <table:table-cell office:value-type="string" table:style-name="ce22">
            <text:p>Please describe them</text:p>
          </table:table-cell>
          <table:table-cell table:style-name="ce22"/>
          <table:table-cell table:style-name="ce24"/>
          <table:table-cell table:number-columns-repeated="16367" table:style-name="ce22"/>
        </table:table-row>
        <table:table-row table:style-name="ro1">
          <table:table-cell office:value-type="float" office:value="44" table:style-name="ce21">
            <text:p>44</text:p>
          </table:table-cell>
          <table:table-cell office:value-type="float" office:value="2" table:style-name="ce22">
            <text:p>2</text:p>
          </table:table-cell>
          <table:table-cell table:number-columns-repeated="9" table:style-name="ce22"/>
          <table:table-cell office:value-type="string" office:string-value="C44/G2" table:formula="of:=CONCATENATE(IF([.A41]=&quot;&quot;;&quot;&quot;;CONCATENATE(&quot;C&quot;; [.A41]));IF([.B41]=&quot;&quot;;&quot;&quot;;CONCATENATE(&quot;/G&quot;;[.B41]));IF([.C41]=&quot;&quot;;&quot;&quot;;CONCATENATE(&quot;/R&quot;;[.C41])); IF([.D41]=&quot;&quot;;&quot;&quot;;CONCATENATE(&quot;/G&quot;;[.B41];&quot;.&quot;;[.D41])); IF([.E41]=&quot;&quot;;&quot;&quot;;CONCATENATE(&quot;/R&quot;;[.E41])); IF([.F41]=&quot;&quot;;&quot;&quot;;CONCATENATE(&quot;/G&quot;;[.B41];&quot;.&quot;;[.D41];&quot;.&quot;;[.F41])); IF([.G41]=&quot;&quot;;&quot;&quot;;CONCATENATE(&quot;/R&quot;;[.G41])); IF([.H41]=&quot;&quot;;&quot;&quot;;CONCATENATE(&quot;/G&quot;;[.B41];&quot;.&quot;;[.D41];&quot;.&quot;;[.F41];&quot;.&quot;;[.H41])); IF([.I41]=&quot;&quot;;&quot;&quot;;CONCATENATE(&quot;/R&quot;;[.I41]));IF([.J41]=&quot;&quot;;&quot;&quot;;CONCATENATE(&quot;/G&quot;;[.B41];&quot;.&quot;;[.D41];&quot;.&quot;;[.F41];&quot;.&quot;;[.H41]; &quot;.&quot;;[.J41])); IF([.K41]=&quot;&quot;;&quot;&quot;;CONCATENATE(&quot;/R&quot;;[.K41])))" table:style-name="ce22">
            <text:p>C44/G2</text:p>
          </table:table-cell>
          <table:table-cell office:value-type="string" table:style-name="ce22">
            <text:p>CRITERION.SELECTION.TECHNICAL_PROFESSIONAL_ABILITY.TECHNICAL.SUPPLY_CHAIN_MANAGEMENT</text:p>
          </table:table-cell>
          <table:table-cell office:value-type="string" table:style-name="ce22">
            <text:p>7458d42a-e581-4640-9283-34ceb3ad4345</text:p>
          </table:table-cell>
          <table:table-cell table:number-columns-repeated="2" table:style-name="ce22"/>
          <table:table-cell table:style-name="ce24"/>
          <table:table-cell table:number-columns-repeated="16367" table:style-name="ce22"/>
        </table:table-row>
        <table:table-row table:style-name="ro1">
          <table:table-cell office:value-type="float" office:value="44" table:style-name="ce21">
            <text:p>44</text:p>
          </table:table-cell>
          <table:table-cell office:value-type="float" office:value="2" table:style-name="ce22">
            <text:p>2</text:p>
          </table:table-cell>
          <table:table-cell office:value-type="float" office:value="1" table:style-name="ce22">
            <text:p>1</text:p>
          </table:table-cell>
          <table:table-cell table:number-columns-repeated="8" table:style-name="ce22"/>
          <table:table-cell office:value-type="string" office:string-value="C44/G2/R1" table:formula="of:=CONCATENATE(IF([.A42]=&quot;&quot;;&quot;&quot;;CONCATENATE(&quot;C&quot;; [.A42]));IF([.B42]=&quot;&quot;;&quot;&quot;;CONCATENATE(&quot;/G&quot;;[.B42]));IF([.C42]=&quot;&quot;;&quot;&quot;;CONCATENATE(&quot;/R&quot;;[.C42])); IF([.D42]=&quot;&quot;;&quot;&quot;;CONCATENATE(&quot;/G&quot;;[.B42];&quot;.&quot;;[.D42])); IF([.E42]=&quot;&quot;;&quot;&quot;;CONCATENATE(&quot;/R&quot;;[.E42])); IF([.F42]=&quot;&quot;;&quot;&quot;;CONCATENATE(&quot;/G&quot;;[.B42];&quot;.&quot;;[.D42];&quot;.&quot;;[.F42])); IF([.G42]=&quot;&quot;;&quot;&quot;;CONCATENATE(&quot;/R&quot;;[.G42])); IF([.H42]=&quot;&quot;;&quot;&quot;;CONCATENATE(&quot;/G&quot;;[.B42];&quot;.&quot;;[.D42];&quot;.&quot;;[.F42];&quot;.&quot;;[.H42])); IF([.I42]=&quot;&quot;;&quot;&quot;;CONCATENATE(&quot;/R&quot;;[.I42]));IF([.J42]=&quot;&quot;;&quot;&quot;;CONCATENATE(&quot;/G&quot;;[.B42];&quot;.&quot;;[.D42];&quot;.&quot;;[.F42];&quot;.&quot;;[.H42]; &quot;.&quot;;[.J42])); IF([.K42]=&quot;&quot;;&quot;&quot;;CONCATENATE(&quot;/R&quot;;[.K42])))" table:style-name="ce22">
            <text:p>C44/G2/R1</text:p>
          </table:table-cell>
          <table:table-cell office:value-type="string" table:style-name="ce22">
            <text:p>CRITERION.SELECTION.TECHNICAL_PROFESSIONAL_ABILITY.TECHNICAL.SUPPLY_CHAIN_MANAGEMENT</text:p>
          </table:table-cell>
          <table:table-cell office:value-type="string" table:style-name="ce22">
            <text:p>c1347b74-1872-4060-a6db-f4044edcd7c4</text:p>
          </table:table-cell>
          <table:table-cell office:value-type="string" table:style-name="ce22">
            <text:p>Is this information available electronically?</text:p>
          </table:table-cell>
          <table:table-cell table:style-name="ce22"/>
          <table:table-cell table:style-name="ce24"/>
          <table:table-cell table:number-columns-repeated="16367" table:style-name="ce22"/>
        </table:table-row>
        <table:table-row table:style-name="ro1">
          <table:table-cell office:value-type="float" office:value="44" table:style-name="ce21">
            <text:p>44</text:p>
          </table:table-cell>
          <table:table-cell office:value-type="float" office:value="2" table:style-name="ce22">
            <text:p>2</text:p>
          </table:table-cell>
          <table:table-cell table:style-name="ce22"/>
          <table:table-cell office:value-type="float" office:value="1" table:style-name="ce22">
            <text:p>1</text:p>
          </table:table-cell>
          <table:table-cell table:number-columns-repeated="7" table:style-name="ce22"/>
          <table:table-cell office:value-type="string" office:string-value="C44/G2/G2.1" table:formula="of:=CONCATENATE(IF([.A43]=&quot;&quot;;&quot;&quot;;CONCATENATE(&quot;C&quot;; [.A43]));IF([.B43]=&quot;&quot;;&quot;&quot;;CONCATENATE(&quot;/G&quot;;[.B43]));IF([.C43]=&quot;&quot;;&quot;&quot;;CONCATENATE(&quot;/R&quot;;[.C43])); IF([.D43]=&quot;&quot;;&quot;&quot;;CONCATENATE(&quot;/G&quot;;[.B43];&quot;.&quot;;[.D43])); IF([.E43]=&quot;&quot;;&quot;&quot;;CONCATENATE(&quot;/R&quot;;[.E43])); IF([.F43]=&quot;&quot;;&quot;&quot;;CONCATENATE(&quot;/G&quot;;[.B43];&quot;.&quot;;[.D43];&quot;.&quot;;[.F43])); IF([.G43]=&quot;&quot;;&quot;&quot;;CONCATENATE(&quot;/R&quot;;[.G43])); IF([.H43]=&quot;&quot;;&quot;&quot;;CONCATENATE(&quot;/G&quot;;[.B43];&quot;.&quot;;[.D43];&quot;.&quot;;[.F43];&quot;.&quot;;[.H43])); IF([.I43]=&quot;&quot;;&quot;&quot;;CONCATENATE(&quot;/R&quot;;[.I43]));IF([.J43]=&quot;&quot;;&quot;&quot;;CONCATENATE(&quot;/G&quot;;[.B43];&quot;.&quot;;[.D43];&quot;.&quot;;[.F43];&quot;.&quot;;[.H43]; &quot;.&quot;;[.J43])); IF([.K43]=&quot;&quot;;&quot;&quot;;CONCATENATE(&quot;/R&quot;;[.K43])))" table:style-name="ce22">
            <text:p>C44/G2/G2.1</text:p>
          </table:table-cell>
          <table:table-cell office:value-type="string" table:style-name="ce22">
            <text:p>CRITERION.SELECTION.TECHNICAL_PROFESSIONAL_ABILITY.TECHNICAL.SUPPLY_CHAIN_MANAGEMENT</text:p>
          </table:table-cell>
          <table:table-cell office:value-type="string" table:style-name="ce22">
            <text:p>41dd2e9b-1bfd-44c7-93ee-56bd74a4334b</text:p>
          </table:table-cell>
          <table:table-cell table:style-name="ce22"/>
          <table:table-cell office:value-type="string" table:style-name="ce22">
            <text:p>GROUP_FULFILLED.ON_TRUE</text:p>
          </table:table-cell>
          <table:table-cell table:style-name="ce24"/>
          <table:table-cell table:number-columns-repeated="16367" table:style-name="ce22"/>
        </table:table-row>
        <table:table-row table:style-name="ro1">
          <table:table-cell office:value-type="float" office:value="44" table:style-name="ce21">
            <text:p>44</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1" table:style-name="ce22">
            <text:p>1</text:p>
          </table:table-cell>
          <table:table-cell table:number-columns-repeated="6" table:style-name="ce22"/>
          <table:table-cell office:value-type="string" office:string-value="C44/G2/G2.1/R1" table:formula="of:=CONCATENATE(IF([.A44]=&quot;&quot;;&quot;&quot;;CONCATENATE(&quot;C&quot;; [.A44]));IF([.B44]=&quot;&quot;;&quot;&quot;;CONCATENATE(&quot;/G&quot;;[.B44]));IF([.C44]=&quot;&quot;;&quot;&quot;;CONCATENATE(&quot;/R&quot;;[.C44])); IF([.D44]=&quot;&quot;;&quot;&quot;;CONCATENATE(&quot;/G&quot;;[.B44];&quot;.&quot;;[.D44])); IF([.E44]=&quot;&quot;;&quot;&quot;;CONCATENATE(&quot;/R&quot;;[.E44])); IF([.F44]=&quot;&quot;;&quot;&quot;;CONCATENATE(&quot;/G&quot;;[.B44];&quot;.&quot;;[.D44];&quot;.&quot;;[.F44])); IF([.G44]=&quot;&quot;;&quot;&quot;;CONCATENATE(&quot;/R&quot;;[.G44])); IF([.H44]=&quot;&quot;;&quot;&quot;;CONCATENATE(&quot;/G&quot;;[.B44];&quot;.&quot;;[.D44];&quot;.&quot;;[.F44];&quot;.&quot;;[.H44])); IF([.I44]=&quot;&quot;;&quot;&quot;;CONCATENATE(&quot;/R&quot;;[.I44]));IF([.J44]=&quot;&quot;;&quot;&quot;;CONCATENATE(&quot;/G&quot;;[.B44];&quot;.&quot;;[.D44];&quot;.&quot;;[.F44];&quot;.&quot;;[.H44]; &quot;.&quot;;[.J44])); IF([.K44]=&quot;&quot;;&quot;&quot;;CONCATENATE(&quot;/R&quot;;[.K44])))" table:style-name="ce22">
            <text:p>C44/G2/G2.1/R1</text:p>
          </table:table-cell>
          <table:table-cell office:value-type="string" table:style-name="ce22">
            <text:p>CRITERION.SELECTION.TECHNICAL_PROFESSIONAL_ABILITY.TECHNICAL.SUPPLY_CHAIN_MANAGEMENT</text:p>
          </table:table-cell>
          <table:table-cell office:value-type="string" table:style-name="ce22">
            <text:p>f4313bb6-21b6-499e-bdff-debe10e11d2c</text:p>
          </table:table-cell>
          <table:table-cell office:value-type="string" table:style-name="ce22">
            <text:p>URL</text:p>
          </table:table-cell>
          <table:table-cell table:style-name="ce22"/>
          <table:table-cell table:style-name="ce24"/>
          <table:table-cell table:number-columns-repeated="16367" table:style-name="ce22"/>
        </table:table-row>
        <table:table-row table:style-name="ro1">
          <table:table-cell office:value-type="float" office:value="44" table:style-name="ce21">
            <text:p>44</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2" table:style-name="ce22">
            <text:p>2</text:p>
          </table:table-cell>
          <table:table-cell table:number-columns-repeated="6" table:style-name="ce22"/>
          <table:table-cell office:value-type="string" office:string-value="C44/G2/G2.1/R2" table:formula="of:=CONCATENATE(IF([.A45]=&quot;&quot;;&quot;&quot;;CONCATENATE(&quot;C&quot;; [.A45]));IF([.B45]=&quot;&quot;;&quot;&quot;;CONCATENATE(&quot;/G&quot;;[.B45]));IF([.C45]=&quot;&quot;;&quot;&quot;;CONCATENATE(&quot;/R&quot;;[.C45])); IF([.D45]=&quot;&quot;;&quot;&quot;;CONCATENATE(&quot;/G&quot;;[.B45];&quot;.&quot;;[.D45])); IF([.E45]=&quot;&quot;;&quot;&quot;;CONCATENATE(&quot;/R&quot;;[.E45])); IF([.F45]=&quot;&quot;;&quot;&quot;;CONCATENATE(&quot;/G&quot;;[.B45];&quot;.&quot;;[.D45];&quot;.&quot;;[.F45])); IF([.G45]=&quot;&quot;;&quot;&quot;;CONCATENATE(&quot;/R&quot;;[.G45])); IF([.H45]=&quot;&quot;;&quot;&quot;;CONCATENATE(&quot;/G&quot;;[.B45];&quot;.&quot;;[.D45];&quot;.&quot;;[.F45];&quot;.&quot;;[.H45])); IF([.I45]=&quot;&quot;;&quot;&quot;;CONCATENATE(&quot;/R&quot;;[.I45]));IF([.J45]=&quot;&quot;;&quot;&quot;;CONCATENATE(&quot;/G&quot;;[.B45];&quot;.&quot;;[.D45];&quot;.&quot;;[.F45];&quot;.&quot;;[.H45]; &quot;.&quot;;[.J45])); IF([.K45]=&quot;&quot;;&quot;&quot;;CONCATENATE(&quot;/R&quot;;[.K45])))" table:style-name="ce22">
            <text:p>C44/G2/G2.1/R2</text:p>
          </table:table-cell>
          <table:table-cell office:value-type="string" table:style-name="ce22">
            <text:p>CRITERION.SELECTION.TECHNICAL_PROFESSIONAL_ABILITY.TECHNICAL.SUPPLY_CHAIN_MANAGEMENT</text:p>
          </table:table-cell>
          <table:table-cell office:value-type="string" table:style-name="ce22">
            <text:p>1f1cd18e-3e01-4ca2-af4c-e2981924ba8d</text:p>
          </table:table-cell>
          <table:table-cell office:value-type="string" table:style-name="ce22">
            <text:p>Code</text:p>
          </table:table-cell>
          <table:table-cell table:style-name="ce22"/>
          <table:table-cell table:style-name="ce24"/>
          <table:table-cell table:number-columns-repeated="16367" table:style-name="ce22"/>
        </table:table-row>
        <table:table-row table:style-name="ro1">
          <table:table-cell office:value-type="float" office:value="44" table:style-name="ce21">
            <text:p>44</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3" table:style-name="ce22">
            <text:p>3</text:p>
          </table:table-cell>
          <table:table-cell table:number-columns-repeated="6" table:style-name="ce22"/>
          <table:table-cell office:value-type="string" office:string-value="C44/G2/G2.1/R3" table:formula="of:=CONCATENATE(IF([.A46]=&quot;&quot;;&quot;&quot;;CONCATENATE(&quot;C&quot;; [.A46]));IF([.B46]=&quot;&quot;;&quot;&quot;;CONCATENATE(&quot;/G&quot;;[.B46]));IF([.C46]=&quot;&quot;;&quot;&quot;;CONCATENATE(&quot;/R&quot;;[.C46])); IF([.D46]=&quot;&quot;;&quot;&quot;;CONCATENATE(&quot;/G&quot;;[.B46];&quot;.&quot;;[.D46])); IF([.E46]=&quot;&quot;;&quot;&quot;;CONCATENATE(&quot;/R&quot;;[.E46])); IF([.F46]=&quot;&quot;;&quot;&quot;;CONCATENATE(&quot;/G&quot;;[.B46];&quot;.&quot;;[.D46];&quot;.&quot;;[.F46])); IF([.G46]=&quot;&quot;;&quot;&quot;;CONCATENATE(&quot;/R&quot;;[.G46])); IF([.H46]=&quot;&quot;;&quot;&quot;;CONCATENATE(&quot;/G&quot;;[.B46];&quot;.&quot;;[.D46];&quot;.&quot;;[.F46];&quot;.&quot;;[.H46])); IF([.I46]=&quot;&quot;;&quot;&quot;;CONCATENATE(&quot;/R&quot;;[.I46]));IF([.J46]=&quot;&quot;;&quot;&quot;;CONCATENATE(&quot;/G&quot;;[.B46];&quot;.&quot;;[.D46];&quot;.&quot;;[.F46];&quot;.&quot;;[.H46]; &quot;.&quot;;[.J46])); IF([.K46]=&quot;&quot;;&quot;&quot;;CONCATENATE(&quot;/R&quot;;[.K46])))" table:style-name="ce22">
            <text:p>C44/G2/G2.1/R3</text:p>
          </table:table-cell>
          <table:table-cell office:value-type="string" table:style-name="ce22">
            <text:p>CRITERION.SELECTION.TECHNICAL_PROFESSIONAL_ABILITY.TECHNICAL.SUPPLY_CHAIN_MANAGEMENT</text:p>
          </table:table-cell>
          <table:table-cell office:value-type="string" table:style-name="ce22">
            <text:p>c3ccfa31-0c5e-4e3a-a3fd-db9fb83d78d4</text:p>
          </table:table-cell>
          <table:table-cell office:value-type="string" table:style-name="ce22">
            <text:p>Issuer</text:p>
          </table:table-cell>
          <table:table-cell table:style-name="ce22"/>
          <table:table-cell table:style-name="ce24"/>
          <table:table-cell table:number-columns-repeated="16367" table:style-name="ce22"/>
        </table:table-row>
        <table:table-row table:style-name="ro1">
          <table:table-cell office:value-type="float" office:value="45" table:style-name="ce18">
            <text:p>45</text:p>
          </table:table-cell>
          <table:table-cell table:number-columns-repeated="10" table:style-name="ce18"/>
          <table:table-cell office:value-type="string" office:string-value="C45" table:formula="of:=CONCATENATE(IF([.A47]=&quot;&quot;;&quot;&quot;;CONCATENATE(&quot;C&quot;; [.A47]));IF([.B47]=&quot;&quot;;&quot;&quot;;CONCATENATE(&quot;/G&quot;;[.B47]));IF([.C47]=&quot;&quot;;&quot;&quot;;CONCATENATE(&quot;/R&quot;;[.C47])); IF([.D47]=&quot;&quot;;&quot;&quot;;CONCATENATE(&quot;/G&quot;;[.B47];&quot;.&quot;;[.D47])); IF([.E47]=&quot;&quot;;&quot;&quot;;CONCATENATE(&quot;/R&quot;;[.E47])); IF([.F47]=&quot;&quot;;&quot;&quot;;CONCATENATE(&quot;/G&quot;;[.B47];&quot;.&quot;;[.D47];&quot;.&quot;;[.F47])); IF([.G47]=&quot;&quot;;&quot;&quot;;CONCATENATE(&quot;/R&quot;;[.G47])); IF([.H47]=&quot;&quot;;&quot;&quot;;CONCATENATE(&quot;/G&quot;;[.B47];&quot;.&quot;;[.D47];&quot;.&quot;;[.F47];&quot;.&quot;;[.H47])); IF([.I47]=&quot;&quot;;&quot;&quot;;CONCATENATE(&quot;/R&quot;;[.I47]));IF([.J47]=&quot;&quot;;&quot;&quot;;CONCATENATE(&quot;/G&quot;;[.B47];&quot;.&quot;;[.D47];&quot;.&quot;;[.F47];&quot;.&quot;;[.H47]; &quot;.&quot;;[.J47])); IF([.K47]=&quot;&quot;;&quot;&quot;;CONCATENATE(&quot;/R&quot;;[.K47])))" table:style-name="ce18">
            <text:p>C45</text:p>
          </table:table-cell>
          <table:table-cell office:value-type="string" table:style-name="ce18">
            <text:p>CRITERION.SELECTION.TECHNICAL_PROFESSIONAL_ABILITY.PROFESSIONAL.QUALIFICATIONS</text:p>
          </table:table-cell>
          <table:table-cell office:value-type="string" table:style-name="ce18">
            <text:p>07301031-2270-41af-8e7e-66fe0c777107</text:p>
          </table:table-cell>
          <table:table-cell office:value-type="string" table:style-name="ce18">
            <text:p>The following educational and professional qualifications are held by the service provider or the contractor itself, and/or (depending on the requirements set out in the relevant notice or the procurement documents by its managerial staff.</text:p>
          </table:table-cell>
          <table:table-cell table:style-name="ce18"/>
          <table:table-cell table:style-name="ce25"/>
          <table:table-cell table:number-columns-repeated="16367" table:style-name="ce21"/>
        </table:table-row>
        <table:table-row table:style-name="ro1">
          <table:table-cell office:value-type="float" office:value="45" table:style-name="ce21">
            <text:p>45</text:p>
          </table:table-cell>
          <table:table-cell office:value-type="float" office:value="1" table:style-name="ce22">
            <text:p>1</text:p>
          </table:table-cell>
          <table:table-cell table:number-columns-repeated="9" table:style-name="ce22"/>
          <table:table-cell office:value-type="string" office:string-value="C45/G1" table:formula="of:=CONCATENATE(IF([.A48]=&quot;&quot;;&quot;&quot;;CONCATENATE(&quot;C&quot;; [.A48]));IF([.B48]=&quot;&quot;;&quot;&quot;;CONCATENATE(&quot;/G&quot;;[.B48]));IF([.C48]=&quot;&quot;;&quot;&quot;;CONCATENATE(&quot;/R&quot;;[.C48])); IF([.D48]=&quot;&quot;;&quot;&quot;;CONCATENATE(&quot;/G&quot;;[.B48];&quot;.&quot;;[.D48])); IF([.E48]=&quot;&quot;;&quot;&quot;;CONCATENATE(&quot;/R&quot;;[.E48])); IF([.F48]=&quot;&quot;;&quot;&quot;;CONCATENATE(&quot;/G&quot;;[.B48];&quot;.&quot;;[.D48];&quot;.&quot;;[.F48])); IF([.G48]=&quot;&quot;;&quot;&quot;;CONCATENATE(&quot;/R&quot;;[.G48])); IF([.H48]=&quot;&quot;;&quot;&quot;;CONCATENATE(&quot;/G&quot;;[.B48];&quot;.&quot;;[.D48];&quot;.&quot;;[.F48];&quot;.&quot;;[.H48])); IF([.I48]=&quot;&quot;;&quot;&quot;;CONCATENATE(&quot;/R&quot;;[.I48]));IF([.J48]=&quot;&quot;;&quot;&quot;;CONCATENATE(&quot;/G&quot;;[.B48];&quot;.&quot;;[.D48];&quot;.&quot;;[.F48];&quot;.&quot;;[.H48]; &quot;.&quot;;[.J48])); IF([.K48]=&quot;&quot;;&quot;&quot;;CONCATENATE(&quot;/R&quot;;[.K48])))" table:style-name="ce22">
            <text:p>C45/G1</text:p>
          </table:table-cell>
          <table:table-cell office:value-type="string" table:style-name="ce22">
            <text:p>CRITERION.SELECTION.TECHNICAL_PROFESSIONAL_ABILITY.PROFESSIONAL.QUALIFICATIONS</text:p>
          </table:table-cell>
          <table:table-cell office:value-type="string" table:style-name="ce22">
            <text:p>488ca189-bcdb-4bf4-80c7-3ad507fd89fb</text:p>
          </table:table-cell>
          <table:table-cell table:number-columns-repeated="2" table:style-name="ce22"/>
          <table:table-cell table:style-name="ce24"/>
          <table:table-cell table:number-columns-repeated="16367" table:style-name="ce22"/>
        </table:table-row>
        <table:table-row table:style-name="ro1">
          <table:table-cell office:value-type="float" office:value="45" table:style-name="ce21">
            <text:p>45</text:p>
          </table:table-cell>
          <table:table-cell office:value-type="float" office:value="1" table:style-name="ce22">
            <text:p>1</text:p>
          </table:table-cell>
          <table:table-cell office:value-type="float" office:value="1" table:style-name="ce22">
            <text:p>1</text:p>
          </table:table-cell>
          <table:table-cell table:number-columns-repeated="8" table:style-name="ce22"/>
          <table:table-cell office:value-type="string" office:string-value="C45/G1/R1" table:formula="of:=CONCATENATE(IF([.A49]=&quot;&quot;;&quot;&quot;;CONCATENATE(&quot;C&quot;; [.A49]));IF([.B49]=&quot;&quot;;&quot;&quot;;CONCATENATE(&quot;/G&quot;;[.B49]));IF([.C49]=&quot;&quot;;&quot;&quot;;CONCATENATE(&quot;/R&quot;;[.C49])); IF([.D49]=&quot;&quot;;&quot;&quot;;CONCATENATE(&quot;/G&quot;;[.B49];&quot;.&quot;;[.D49])); IF([.E49]=&quot;&quot;;&quot;&quot;;CONCATENATE(&quot;/R&quot;;[.E49])); IF([.F49]=&quot;&quot;;&quot;&quot;;CONCATENATE(&quot;/G&quot;;[.B49];&quot;.&quot;;[.D49];&quot;.&quot;;[.F49])); IF([.G49]=&quot;&quot;;&quot;&quot;;CONCATENATE(&quot;/R&quot;;[.G49])); IF([.H49]=&quot;&quot;;&quot;&quot;;CONCATENATE(&quot;/G&quot;;[.B49];&quot;.&quot;;[.D49];&quot;.&quot;;[.F49];&quot;.&quot;;[.H49])); IF([.I49]=&quot;&quot;;&quot;&quot;;CONCATENATE(&quot;/R&quot;;[.I49]));IF([.J49]=&quot;&quot;;&quot;&quot;;CONCATENATE(&quot;/G&quot;;[.B49];&quot;.&quot;;[.D49];&quot;.&quot;;[.F49];&quot;.&quot;;[.H49]; &quot;.&quot;;[.J49])); IF([.K49]=&quot;&quot;;&quot;&quot;;CONCATENATE(&quot;/R&quot;;[.K49])))" table:style-name="ce22">
            <text:p>C45/G1/R1</text:p>
          </table:table-cell>
          <table:table-cell office:value-type="string" table:style-name="ce22">
            <text:p>CRITERION.SELECTION.TECHNICAL_PROFESSIONAL_ABILITY.PROFESSIONAL.QUALIFICATIONS</text:p>
          </table:table-cell>
          <table:table-cell office:value-type="string" table:style-name="ce22">
            <text:p>51391308-0bf6-423c-95e2-d5a54aa31fb8</text:p>
          </table:table-cell>
          <table:table-cell office:value-type="string" table:style-name="ce22">
            <text:p>Please describe them</text:p>
          </table:table-cell>
          <table:table-cell table:style-name="ce22"/>
          <table:table-cell table:style-name="ce24"/>
          <table:table-cell table:number-columns-repeated="16367" table:style-name="ce22"/>
        </table:table-row>
        <table:table-row table:style-name="ro1">
          <table:table-cell office:value-type="float" office:value="45" table:style-name="ce21">
            <text:p>45</text:p>
          </table:table-cell>
          <table:table-cell office:value-type="float" office:value="2" table:style-name="ce22">
            <text:p>2</text:p>
          </table:table-cell>
          <table:table-cell table:number-columns-repeated="9" table:style-name="ce22"/>
          <table:table-cell office:value-type="string" office:string-value="C45/G2" table:formula="of:=CONCATENATE(IF([.A50]=&quot;&quot;;&quot;&quot;;CONCATENATE(&quot;C&quot;; [.A50]));IF([.B50]=&quot;&quot;;&quot;&quot;;CONCATENATE(&quot;/G&quot;;[.B50]));IF([.C50]=&quot;&quot;;&quot;&quot;;CONCATENATE(&quot;/R&quot;;[.C50])); IF([.D50]=&quot;&quot;;&quot;&quot;;CONCATENATE(&quot;/G&quot;;[.B50];&quot;.&quot;;[.D50])); IF([.E50]=&quot;&quot;;&quot;&quot;;CONCATENATE(&quot;/R&quot;;[.E50])); IF([.F50]=&quot;&quot;;&quot;&quot;;CONCATENATE(&quot;/G&quot;;[.B50];&quot;.&quot;;[.D50];&quot;.&quot;;[.F50])); IF([.G50]=&quot;&quot;;&quot;&quot;;CONCATENATE(&quot;/R&quot;;[.G50])); IF([.H50]=&quot;&quot;;&quot;&quot;;CONCATENATE(&quot;/G&quot;;[.B50];&quot;.&quot;;[.D50];&quot;.&quot;;[.F50];&quot;.&quot;;[.H50])); IF([.I50]=&quot;&quot;;&quot;&quot;;CONCATENATE(&quot;/R&quot;;[.I50]));IF([.J50]=&quot;&quot;;&quot;&quot;;CONCATENATE(&quot;/G&quot;;[.B50];&quot;.&quot;;[.D50];&quot;.&quot;;[.F50];&quot;.&quot;;[.H50]; &quot;.&quot;;[.J50])); IF([.K50]=&quot;&quot;;&quot;&quot;;CONCATENATE(&quot;/R&quot;;[.K50])))" table:style-name="ce22">
            <text:p>C45/G2</text:p>
          </table:table-cell>
          <table:table-cell office:value-type="string" table:style-name="ce22">
            <text:p>CRITERION.SELECTION.TECHNICAL_PROFESSIONAL_ABILITY.PROFESSIONAL.QUALIFICATIONS</text:p>
          </table:table-cell>
          <table:table-cell office:value-type="string" table:style-name="ce22">
            <text:p>7458d42a-e581-4640-9283-34ceb3ad4345</text:p>
          </table:table-cell>
          <table:table-cell table:number-columns-repeated="2" table:style-name="ce22"/>
          <table:table-cell table:style-name="ce24"/>
          <table:table-cell table:number-columns-repeated="16367" table:style-name="ce22"/>
        </table:table-row>
        <table:table-row table:style-name="ro1">
          <table:table-cell office:value-type="float" office:value="45" table:style-name="ce21">
            <text:p>45</text:p>
          </table:table-cell>
          <table:table-cell office:value-type="float" office:value="2" table:style-name="ce22">
            <text:p>2</text:p>
          </table:table-cell>
          <table:table-cell office:value-type="float" office:value="1" table:style-name="ce22">
            <text:p>1</text:p>
          </table:table-cell>
          <table:table-cell table:number-columns-repeated="8" table:style-name="ce22"/>
          <table:table-cell office:value-type="string" office:string-value="C45/G2/R1" table:formula="of:=CONCATENATE(IF([.A51]=&quot;&quot;;&quot;&quot;;CONCATENATE(&quot;C&quot;; [.A51]));IF([.B51]=&quot;&quot;;&quot;&quot;;CONCATENATE(&quot;/G&quot;;[.B51]));IF([.C51]=&quot;&quot;;&quot;&quot;;CONCATENATE(&quot;/R&quot;;[.C51])); IF([.D51]=&quot;&quot;;&quot;&quot;;CONCATENATE(&quot;/G&quot;;[.B51];&quot;.&quot;;[.D51])); IF([.E51]=&quot;&quot;;&quot;&quot;;CONCATENATE(&quot;/R&quot;;[.E51])); IF([.F51]=&quot;&quot;;&quot;&quot;;CONCATENATE(&quot;/G&quot;;[.B51];&quot;.&quot;;[.D51];&quot;.&quot;;[.F51])); IF([.G51]=&quot;&quot;;&quot;&quot;;CONCATENATE(&quot;/R&quot;;[.G51])); IF([.H51]=&quot;&quot;;&quot;&quot;;CONCATENATE(&quot;/G&quot;;[.B51];&quot;.&quot;;[.D51];&quot;.&quot;;[.F51];&quot;.&quot;;[.H51])); IF([.I51]=&quot;&quot;;&quot;&quot;;CONCATENATE(&quot;/R&quot;;[.I51]));IF([.J51]=&quot;&quot;;&quot;&quot;;CONCATENATE(&quot;/G&quot;;[.B51];&quot;.&quot;;[.D51];&quot;.&quot;;[.F51];&quot;.&quot;;[.H51]; &quot;.&quot;;[.J51])); IF([.K51]=&quot;&quot;;&quot;&quot;;CONCATENATE(&quot;/R&quot;;[.K51])))" table:style-name="ce22">
            <text:p>C45/G2/R1</text:p>
          </table:table-cell>
          <table:table-cell office:value-type="string" table:style-name="ce22">
            <text:p>CRITERION.SELECTION.TECHNICAL_PROFESSIONAL_ABILITY.PROFESSIONAL.QUALIFICATIONS</text:p>
          </table:table-cell>
          <table:table-cell office:value-type="string" table:style-name="ce22">
            <text:p>c1347b74-1872-4060-a6db-f4044edcd7c4</text:p>
          </table:table-cell>
          <table:table-cell office:value-type="string" table:style-name="ce22">
            <text:p>Is this information available electronically?</text:p>
          </table:table-cell>
          <table:table-cell table:style-name="ce22"/>
          <table:table-cell table:style-name="ce24"/>
          <table:table-cell table:number-columns-repeated="16367" table:style-name="ce22"/>
        </table:table-row>
        <table:table-row table:style-name="ro1">
          <table:table-cell office:value-type="float" office:value="45" table:style-name="ce21">
            <text:p>45</text:p>
          </table:table-cell>
          <table:table-cell office:value-type="float" office:value="2" table:style-name="ce22">
            <text:p>2</text:p>
          </table:table-cell>
          <table:table-cell table:style-name="ce22"/>
          <table:table-cell office:value-type="float" office:value="1" table:style-name="ce22">
            <text:p>1</text:p>
          </table:table-cell>
          <table:table-cell table:number-columns-repeated="7" table:style-name="ce22"/>
          <table:table-cell office:value-type="string" office:string-value="C45/G2/G2.1" table:formula="of:=CONCATENATE(IF([.A52]=&quot;&quot;;&quot;&quot;;CONCATENATE(&quot;C&quot;; [.A52]));IF([.B52]=&quot;&quot;;&quot;&quot;;CONCATENATE(&quot;/G&quot;;[.B52]));IF([.C52]=&quot;&quot;;&quot;&quot;;CONCATENATE(&quot;/R&quot;;[.C52])); IF([.D52]=&quot;&quot;;&quot;&quot;;CONCATENATE(&quot;/G&quot;;[.B52];&quot;.&quot;;[.D52])); IF([.E52]=&quot;&quot;;&quot;&quot;;CONCATENATE(&quot;/R&quot;;[.E52])); IF([.F52]=&quot;&quot;;&quot;&quot;;CONCATENATE(&quot;/G&quot;;[.B52];&quot;.&quot;;[.D52];&quot;.&quot;;[.F52])); IF([.G52]=&quot;&quot;;&quot;&quot;;CONCATENATE(&quot;/R&quot;;[.G52])); IF([.H52]=&quot;&quot;;&quot;&quot;;CONCATENATE(&quot;/G&quot;;[.B52];&quot;.&quot;;[.D52];&quot;.&quot;;[.F52];&quot;.&quot;;[.H52])); IF([.I52]=&quot;&quot;;&quot;&quot;;CONCATENATE(&quot;/R&quot;;[.I52]));IF([.J52]=&quot;&quot;;&quot;&quot;;CONCATENATE(&quot;/G&quot;;[.B52];&quot;.&quot;;[.D52];&quot;.&quot;;[.F52];&quot;.&quot;;[.H52]; &quot;.&quot;;[.J52])); IF([.K52]=&quot;&quot;;&quot;&quot;;CONCATENATE(&quot;/R&quot;;[.K52])))" table:style-name="ce22">
            <text:p>C45/G2/G2.1</text:p>
          </table:table-cell>
          <table:table-cell office:value-type="string" table:style-name="ce22">
            <text:p>CRITERION.SELECTION.TECHNICAL_PROFESSIONAL_ABILITY.PROFESSIONAL.QUALIFICATIONS</text:p>
          </table:table-cell>
          <table:table-cell office:value-type="string" table:style-name="ce22">
            <text:p>41dd2e9b-1bfd-44c7-93ee-56bd74a4334b</text:p>
          </table:table-cell>
          <table:table-cell table:style-name="ce22"/>
          <table:table-cell office:value-type="string" table:style-name="ce22">
            <text:p>GROUP_FULFILLED.ON_TRUE</text:p>
          </table:table-cell>
          <table:table-cell table:style-name="ce24"/>
          <table:table-cell table:number-columns-repeated="16367" table:style-name="ce22"/>
        </table:table-row>
        <table:table-row table:style-name="ro1">
          <table:table-cell office:value-type="float" office:value="45" table:style-name="ce21">
            <text:p>45</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1" table:style-name="ce22">
            <text:p>1</text:p>
          </table:table-cell>
          <table:table-cell table:number-columns-repeated="6" table:style-name="ce22"/>
          <table:table-cell office:value-type="string" office:string-value="C45/G2/G2.1/R1" table:formula="of:=CONCATENATE(IF([.A53]=&quot;&quot;;&quot;&quot;;CONCATENATE(&quot;C&quot;; [.A53]));IF([.B53]=&quot;&quot;;&quot;&quot;;CONCATENATE(&quot;/G&quot;;[.B53]));IF([.C53]=&quot;&quot;;&quot;&quot;;CONCATENATE(&quot;/R&quot;;[.C53])); IF([.D53]=&quot;&quot;;&quot;&quot;;CONCATENATE(&quot;/G&quot;;[.B53];&quot;.&quot;;[.D53])); IF([.E53]=&quot;&quot;;&quot;&quot;;CONCATENATE(&quot;/R&quot;;[.E53])); IF([.F53]=&quot;&quot;;&quot;&quot;;CONCATENATE(&quot;/G&quot;;[.B53];&quot;.&quot;;[.D53];&quot;.&quot;;[.F53])); IF([.G53]=&quot;&quot;;&quot;&quot;;CONCATENATE(&quot;/R&quot;;[.G53])); IF([.H53]=&quot;&quot;;&quot;&quot;;CONCATENATE(&quot;/G&quot;;[.B53];&quot;.&quot;;[.D53];&quot;.&quot;;[.F53];&quot;.&quot;;[.H53])); IF([.I53]=&quot;&quot;;&quot;&quot;;CONCATENATE(&quot;/R&quot;;[.I53]));IF([.J53]=&quot;&quot;;&quot;&quot;;CONCATENATE(&quot;/G&quot;;[.B53];&quot;.&quot;;[.D53];&quot;.&quot;;[.F53];&quot;.&quot;;[.H53]; &quot;.&quot;;[.J53])); IF([.K53]=&quot;&quot;;&quot;&quot;;CONCATENATE(&quot;/R&quot;;[.K53])))" table:style-name="ce22">
            <text:p>C45/G2/G2.1/R1</text:p>
          </table:table-cell>
          <table:table-cell office:value-type="string" table:style-name="ce22">
            <text:p>CRITERION.SELECTION.TECHNICAL_PROFESSIONAL_ABILITY.PROFESSIONAL.QUALIFICATIONS</text:p>
          </table:table-cell>
          <table:table-cell office:value-type="string" table:style-name="ce22">
            <text:p>f4313bb6-21b6-499e-bdff-debe10e11d2c</text:p>
          </table:table-cell>
          <table:table-cell office:value-type="string" table:style-name="ce22">
            <text:p>URL</text:p>
          </table:table-cell>
          <table:table-cell table:style-name="ce22"/>
          <table:table-cell table:style-name="ce24"/>
          <table:table-cell table:number-columns-repeated="16367" table:style-name="ce22"/>
        </table:table-row>
        <table:table-row table:style-name="ro1">
          <table:table-cell office:value-type="float" office:value="45" table:style-name="ce21">
            <text:p>45</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2" table:style-name="ce22">
            <text:p>2</text:p>
          </table:table-cell>
          <table:table-cell table:number-columns-repeated="6" table:style-name="ce22"/>
          <table:table-cell office:value-type="string" office:string-value="C45/G2/G2.1/R2" table:formula="of:=CONCATENATE(IF([.A54]=&quot;&quot;;&quot;&quot;;CONCATENATE(&quot;C&quot;; [.A54]));IF([.B54]=&quot;&quot;;&quot;&quot;;CONCATENATE(&quot;/G&quot;;[.B54]));IF([.C54]=&quot;&quot;;&quot;&quot;;CONCATENATE(&quot;/R&quot;;[.C54])); IF([.D54]=&quot;&quot;;&quot;&quot;;CONCATENATE(&quot;/G&quot;;[.B54];&quot;.&quot;;[.D54])); IF([.E54]=&quot;&quot;;&quot;&quot;;CONCATENATE(&quot;/R&quot;;[.E54])); IF([.F54]=&quot;&quot;;&quot;&quot;;CONCATENATE(&quot;/G&quot;;[.B54];&quot;.&quot;;[.D54];&quot;.&quot;;[.F54])); IF([.G54]=&quot;&quot;;&quot;&quot;;CONCATENATE(&quot;/R&quot;;[.G54])); IF([.H54]=&quot;&quot;;&quot;&quot;;CONCATENATE(&quot;/G&quot;;[.B54];&quot;.&quot;;[.D54];&quot;.&quot;;[.F54];&quot;.&quot;;[.H54])); IF([.I54]=&quot;&quot;;&quot;&quot;;CONCATENATE(&quot;/R&quot;;[.I54]));IF([.J54]=&quot;&quot;;&quot;&quot;;CONCATENATE(&quot;/G&quot;;[.B54];&quot;.&quot;;[.D54];&quot;.&quot;;[.F54];&quot;.&quot;;[.H54]; &quot;.&quot;;[.J54])); IF([.K54]=&quot;&quot;;&quot;&quot;;CONCATENATE(&quot;/R&quot;;[.K54])))" table:style-name="ce22">
            <text:p>C45/G2/G2.1/R2</text:p>
          </table:table-cell>
          <table:table-cell office:value-type="string" table:style-name="ce22">
            <text:p>CRITERION.SELECTION.TECHNICAL_PROFESSIONAL_ABILITY.PROFESSIONAL.QUALIFICATIONS</text:p>
          </table:table-cell>
          <table:table-cell office:value-type="string" table:style-name="ce22">
            <text:p>1f1cd18e-3e01-4ca2-af4c-e2981924ba8d</text:p>
          </table:table-cell>
          <table:table-cell office:value-type="string" table:style-name="ce22">
            <text:p>Code</text:p>
          </table:table-cell>
          <table:table-cell table:style-name="ce22"/>
          <table:table-cell table:style-name="ce24"/>
          <table:table-cell table:number-columns-repeated="16367" table:style-name="ce22"/>
        </table:table-row>
        <table:table-row table:style-name="ro1">
          <table:table-cell office:value-type="float" office:value="45" table:style-name="ce21">
            <text:p>45</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3" table:style-name="ce22">
            <text:p>3</text:p>
          </table:table-cell>
          <table:table-cell table:number-columns-repeated="6" table:style-name="ce22"/>
          <table:table-cell office:value-type="string" office:string-value="C45/G2/G2.1/R3" table:formula="of:=CONCATENATE(IF([.A55]=&quot;&quot;;&quot;&quot;;CONCATENATE(&quot;C&quot;; [.A55]));IF([.B55]=&quot;&quot;;&quot;&quot;;CONCATENATE(&quot;/G&quot;;[.B55]));IF([.C55]=&quot;&quot;;&quot;&quot;;CONCATENATE(&quot;/R&quot;;[.C55])); IF([.D55]=&quot;&quot;;&quot;&quot;;CONCATENATE(&quot;/G&quot;;[.B55];&quot;.&quot;;[.D55])); IF([.E55]=&quot;&quot;;&quot;&quot;;CONCATENATE(&quot;/R&quot;;[.E55])); IF([.F55]=&quot;&quot;;&quot;&quot;;CONCATENATE(&quot;/G&quot;;[.B55];&quot;.&quot;;[.D55];&quot;.&quot;;[.F55])); IF([.G55]=&quot;&quot;;&quot;&quot;;CONCATENATE(&quot;/R&quot;;[.G55])); IF([.H55]=&quot;&quot;;&quot;&quot;;CONCATENATE(&quot;/G&quot;;[.B55];&quot;.&quot;;[.D55];&quot;.&quot;;[.F55];&quot;.&quot;;[.H55])); IF([.I55]=&quot;&quot;;&quot;&quot;;CONCATENATE(&quot;/R&quot;;[.I55]));IF([.J55]=&quot;&quot;;&quot;&quot;;CONCATENATE(&quot;/G&quot;;[.B55];&quot;.&quot;;[.D55];&quot;.&quot;;[.F55];&quot;.&quot;;[.H55]; &quot;.&quot;;[.J55])); IF([.K55]=&quot;&quot;;&quot;&quot;;CONCATENATE(&quot;/R&quot;;[.K55])))" table:style-name="ce22">
            <text:p>C45/G2/G2.1/R3</text:p>
          </table:table-cell>
          <table:table-cell office:value-type="string" table:style-name="ce22">
            <text:p>CRITERION.SELECTION.TECHNICAL_PROFESSIONAL_ABILITY.PROFESSIONAL.QUALIFICATIONS</text:p>
          </table:table-cell>
          <table:table-cell office:value-type="string" table:style-name="ce22">
            <text:p>c3ccfa31-0c5e-4e3a-a3fd-db9fb83d78d4</text:p>
          </table:table-cell>
          <table:table-cell office:value-type="string" table:style-name="ce22">
            <text:p>Issuer</text:p>
          </table:table-cell>
          <table:table-cell table:style-name="ce22"/>
          <table:table-cell table:style-name="ce24"/>
          <table:table-cell table:number-columns-repeated="16367" table:style-name="ce22"/>
        </table:table-row>
        <table:table-row table:style-name="ro1">
          <table:table-cell office:value-type="float" office:value="46" table:style-name="ce18">
            <text:p>46</text:p>
          </table:table-cell>
          <table:table-cell table:number-columns-repeated="10" table:style-name="ce18"/>
          <table:table-cell office:value-type="string" office:string-value="C46" table:formula="of:=CONCATENATE(IF([.A56]=&quot;&quot;;&quot;&quot;;CONCATENATE(&quot;C&quot;; [.A56]));IF([.B56]=&quot;&quot;;&quot;&quot;;CONCATENATE(&quot;/G&quot;;[.B56]));IF([.C56]=&quot;&quot;;&quot;&quot;;CONCATENATE(&quot;/R&quot;;[.C56])); IF([.D56]=&quot;&quot;;&quot;&quot;;CONCATENATE(&quot;/G&quot;;[.B56];&quot;.&quot;;[.D56])); IF([.E56]=&quot;&quot;;&quot;&quot;;CONCATENATE(&quot;/R&quot;;[.E56])); IF([.F56]=&quot;&quot;;&quot;&quot;;CONCATENATE(&quot;/G&quot;;[.B56];&quot;.&quot;;[.D56];&quot;.&quot;;[.F56])); IF([.G56]=&quot;&quot;;&quot;&quot;;CONCATENATE(&quot;/R&quot;;[.G56])); IF([.H56]=&quot;&quot;;&quot;&quot;;CONCATENATE(&quot;/G&quot;;[.B56];&quot;.&quot;;[.D56];&quot;.&quot;;[.F56];&quot;.&quot;;[.H56])); IF([.I56]=&quot;&quot;;&quot;&quot;;CONCATENATE(&quot;/R&quot;;[.I56]));IF([.J56]=&quot;&quot;;&quot;&quot;;CONCATENATE(&quot;/G&quot;;[.B56];&quot;.&quot;;[.D56];&quot;.&quot;;[.F56];&quot;.&quot;;[.H56]; &quot;.&quot;;[.J56])); IF([.K56]=&quot;&quot;;&quot;&quot;;CONCATENATE(&quot;/R&quot;;[.K56])))" table:style-name="ce18">
            <text:p>C46</text:p>
          </table:table-cell>
          <table:table-cell office:value-type="string" table:style-name="ce18">
            <text:p>CRITERION.SELECTION.TECHNICAL_PROFESSIONAL_ABILITY.TECHNICAL.ENVIRONMENTAL_MANAGEMENT_MEASURES</text:p>
          </table:table-cell>
          <table:table-cell office:value-type="string" table:style-name="ce18">
            <text:p>9460457e-b43d-48a9-acd1-615de6ddd33e</text:p>
          </table:table-cell>
          <table:table-cell office:value-type="string" table:style-name="ce18">
            <text:p>The economic operator will be able to apply the following environmental management measures when performing the contract:</text:p>
          </table:table-cell>
          <table:table-cell table:style-name="ce18"/>
          <table:table-cell table:style-name="ce25"/>
          <table:table-cell table:number-columns-repeated="16367" table:style-name="ce21"/>
        </table:table-row>
        <table:table-row table:style-name="ro1">
          <table:table-cell office:value-type="float" office:value="46" table:style-name="ce21">
            <text:p>46</text:p>
          </table:table-cell>
          <table:table-cell office:value-type="float" office:value="1" table:style-name="ce22">
            <text:p>1</text:p>
          </table:table-cell>
          <table:table-cell table:number-columns-repeated="9" table:style-name="ce22"/>
          <table:table-cell office:value-type="string" office:string-value="C46/G1" table:formula="of:=CONCATENATE(IF([.A57]=&quot;&quot;;&quot;&quot;;CONCATENATE(&quot;C&quot;; [.A57]));IF([.B57]=&quot;&quot;;&quot;&quot;;CONCATENATE(&quot;/G&quot;;[.B57]));IF([.C57]=&quot;&quot;;&quot;&quot;;CONCATENATE(&quot;/R&quot;;[.C57])); IF([.D57]=&quot;&quot;;&quot;&quot;;CONCATENATE(&quot;/G&quot;;[.B57];&quot;.&quot;;[.D57])); IF([.E57]=&quot;&quot;;&quot;&quot;;CONCATENATE(&quot;/R&quot;;[.E57])); IF([.F57]=&quot;&quot;;&quot;&quot;;CONCATENATE(&quot;/G&quot;;[.B57];&quot;.&quot;;[.D57];&quot;.&quot;;[.F57])); IF([.G57]=&quot;&quot;;&quot;&quot;;CONCATENATE(&quot;/R&quot;;[.G57])); IF([.H57]=&quot;&quot;;&quot;&quot;;CONCATENATE(&quot;/G&quot;;[.B57];&quot;.&quot;;[.D57];&quot;.&quot;;[.F57];&quot;.&quot;;[.H57])); IF([.I57]=&quot;&quot;;&quot;&quot;;CONCATENATE(&quot;/R&quot;;[.I57]));IF([.J57]=&quot;&quot;;&quot;&quot;;CONCATENATE(&quot;/G&quot;;[.B57];&quot;.&quot;;[.D57];&quot;.&quot;;[.F57];&quot;.&quot;;[.H57]; &quot;.&quot;;[.J57])); IF([.K57]=&quot;&quot;;&quot;&quot;;CONCATENATE(&quot;/R&quot;;[.K57])))" table:style-name="ce22">
            <text:p>C46/G1</text:p>
          </table:table-cell>
          <table:table-cell office:value-type="string" table:style-name="ce22">
            <text:p>CRITERION.SELECTION.TECHNICAL_PROFESSIONAL_ABILITY.TECHNICAL.ENVIRONMENTAL_MANAGEMENT_MEASURES</text:p>
          </table:table-cell>
          <table:table-cell office:value-type="string" table:style-name="ce22">
            <text:p>488ca189-bcdb-4bf4-80c7-3ad507fd89fb</text:p>
          </table:table-cell>
          <table:table-cell table:number-columns-repeated="2" table:style-name="ce22"/>
          <table:table-cell table:style-name="ce24"/>
          <table:table-cell table:number-columns-repeated="16367" table:style-name="ce22"/>
        </table:table-row>
        <table:table-row table:style-name="ro1">
          <table:table-cell office:value-type="float" office:value="46" table:style-name="ce21">
            <text:p>46</text:p>
          </table:table-cell>
          <table:table-cell office:value-type="float" office:value="1" table:style-name="ce22">
            <text:p>1</text:p>
          </table:table-cell>
          <table:table-cell office:value-type="float" office:value="1" table:style-name="ce22">
            <text:p>1</text:p>
          </table:table-cell>
          <table:table-cell table:number-columns-repeated="8" table:style-name="ce22"/>
          <table:table-cell office:value-type="string" office:string-value="C46/G1/R1" table:formula="of:=CONCATENATE(IF([.A58]=&quot;&quot;;&quot;&quot;;CONCATENATE(&quot;C&quot;; [.A58]));IF([.B58]=&quot;&quot;;&quot;&quot;;CONCATENATE(&quot;/G&quot;;[.B58]));IF([.C58]=&quot;&quot;;&quot;&quot;;CONCATENATE(&quot;/R&quot;;[.C58])); IF([.D58]=&quot;&quot;;&quot;&quot;;CONCATENATE(&quot;/G&quot;;[.B58];&quot;.&quot;;[.D58])); IF([.E58]=&quot;&quot;;&quot;&quot;;CONCATENATE(&quot;/R&quot;;[.E58])); IF([.F58]=&quot;&quot;;&quot;&quot;;CONCATENATE(&quot;/G&quot;;[.B58];&quot;.&quot;;[.D58];&quot;.&quot;;[.F58])); IF([.G58]=&quot;&quot;;&quot;&quot;;CONCATENATE(&quot;/R&quot;;[.G58])); IF([.H58]=&quot;&quot;;&quot;&quot;;CONCATENATE(&quot;/G&quot;;[.B58];&quot;.&quot;;[.D58];&quot;.&quot;;[.F58];&quot;.&quot;;[.H58])); IF([.I58]=&quot;&quot;;&quot;&quot;;CONCATENATE(&quot;/R&quot;;[.I58]));IF([.J58]=&quot;&quot;;&quot;&quot;;CONCATENATE(&quot;/G&quot;;[.B58];&quot;.&quot;;[.D58];&quot;.&quot;;[.F58];&quot;.&quot;;[.H58]; &quot;.&quot;;[.J58])); IF([.K58]=&quot;&quot;;&quot;&quot;;CONCATENATE(&quot;/R&quot;;[.K58])))" table:style-name="ce22">
            <text:p>C46/G1/R1</text:p>
          </table:table-cell>
          <table:table-cell office:value-type="string" table:style-name="ce22">
            <text:p>CRITERION.SELECTION.TECHNICAL_PROFESSIONAL_ABILITY.TECHNICAL.ENVIRONMENTAL_MANAGEMENT_MEASURES</text:p>
          </table:table-cell>
          <table:table-cell office:value-type="string" table:style-name="ce22">
            <text:p>51391308-0bf6-423c-95e2-d5a54aa31fb8</text:p>
          </table:table-cell>
          <table:table-cell office:value-type="string" table:style-name="ce22">
            <text:p>Please describe them</text:p>
          </table:table-cell>
          <table:table-cell table:style-name="ce22"/>
          <table:table-cell table:style-name="ce24"/>
          <table:table-cell table:number-columns-repeated="16367" table:style-name="ce22"/>
        </table:table-row>
        <table:table-row table:style-name="ro1">
          <table:table-cell office:value-type="float" office:value="46" table:style-name="ce21">
            <text:p>46</text:p>
          </table:table-cell>
          <table:table-cell office:value-type="float" office:value="2" table:style-name="ce22">
            <text:p>2</text:p>
          </table:table-cell>
          <table:table-cell table:number-columns-repeated="9" table:style-name="ce22"/>
          <table:table-cell office:value-type="string" office:string-value="C46/G2" table:formula="of:=CONCATENATE(IF([.A59]=&quot;&quot;;&quot;&quot;;CONCATENATE(&quot;C&quot;; [.A59]));IF([.B59]=&quot;&quot;;&quot;&quot;;CONCATENATE(&quot;/G&quot;;[.B59]));IF([.C59]=&quot;&quot;;&quot;&quot;;CONCATENATE(&quot;/R&quot;;[.C59])); IF([.D59]=&quot;&quot;;&quot;&quot;;CONCATENATE(&quot;/G&quot;;[.B59];&quot;.&quot;;[.D59])); IF([.E59]=&quot;&quot;;&quot;&quot;;CONCATENATE(&quot;/R&quot;;[.E59])); IF([.F59]=&quot;&quot;;&quot;&quot;;CONCATENATE(&quot;/G&quot;;[.B59];&quot;.&quot;;[.D59];&quot;.&quot;;[.F59])); IF([.G59]=&quot;&quot;;&quot;&quot;;CONCATENATE(&quot;/R&quot;;[.G59])); IF([.H59]=&quot;&quot;;&quot;&quot;;CONCATENATE(&quot;/G&quot;;[.B59];&quot;.&quot;;[.D59];&quot;.&quot;;[.F59];&quot;.&quot;;[.H59])); IF([.I59]=&quot;&quot;;&quot;&quot;;CONCATENATE(&quot;/R&quot;;[.I59]));IF([.J59]=&quot;&quot;;&quot;&quot;;CONCATENATE(&quot;/G&quot;;[.B59];&quot;.&quot;;[.D59];&quot;.&quot;;[.F59];&quot;.&quot;;[.H59]; &quot;.&quot;;[.J59])); IF([.K59]=&quot;&quot;;&quot;&quot;;CONCATENATE(&quot;/R&quot;;[.K59])))" table:style-name="ce22">
            <text:p>C46/G2</text:p>
          </table:table-cell>
          <table:table-cell office:value-type="string" table:style-name="ce22">
            <text:p>CRITERION.SELECTION.TECHNICAL_PROFESSIONAL_ABILITY.TECHNICAL.ENVIRONMENTAL_MANAGEMENT_MEASURES</text:p>
          </table:table-cell>
          <table:table-cell office:value-type="string" table:style-name="ce22">
            <text:p>7458d42a-e581-4640-9283-34ceb3ad4345</text:p>
          </table:table-cell>
          <table:table-cell table:number-columns-repeated="2" table:style-name="ce22"/>
          <table:table-cell table:style-name="ce24"/>
          <table:table-cell table:number-columns-repeated="16367" table:style-name="ce22"/>
        </table:table-row>
        <table:table-row table:style-name="ro1">
          <table:table-cell office:value-type="float" office:value="46" table:style-name="ce21">
            <text:p>46</text:p>
          </table:table-cell>
          <table:table-cell office:value-type="float" office:value="2" table:style-name="ce22">
            <text:p>2</text:p>
          </table:table-cell>
          <table:table-cell office:value-type="float" office:value="1" table:style-name="ce22">
            <text:p>1</text:p>
          </table:table-cell>
          <table:table-cell table:number-columns-repeated="8" table:style-name="ce22"/>
          <table:table-cell office:value-type="string" office:string-value="C46/G2/R1" table:formula="of:=CONCATENATE(IF([.A60]=&quot;&quot;;&quot;&quot;;CONCATENATE(&quot;C&quot;; [.A60]));IF([.B60]=&quot;&quot;;&quot;&quot;;CONCATENATE(&quot;/G&quot;;[.B60]));IF([.C60]=&quot;&quot;;&quot;&quot;;CONCATENATE(&quot;/R&quot;;[.C60])); IF([.D60]=&quot;&quot;;&quot;&quot;;CONCATENATE(&quot;/G&quot;;[.B60];&quot;.&quot;;[.D60])); IF([.E60]=&quot;&quot;;&quot;&quot;;CONCATENATE(&quot;/R&quot;;[.E60])); IF([.F60]=&quot;&quot;;&quot;&quot;;CONCATENATE(&quot;/G&quot;;[.B60];&quot;.&quot;;[.D60];&quot;.&quot;;[.F60])); IF([.G60]=&quot;&quot;;&quot;&quot;;CONCATENATE(&quot;/R&quot;;[.G60])); IF([.H60]=&quot;&quot;;&quot;&quot;;CONCATENATE(&quot;/G&quot;;[.B60];&quot;.&quot;;[.D60];&quot;.&quot;;[.F60];&quot;.&quot;;[.H60])); IF([.I60]=&quot;&quot;;&quot;&quot;;CONCATENATE(&quot;/R&quot;;[.I60]));IF([.J60]=&quot;&quot;;&quot;&quot;;CONCATENATE(&quot;/G&quot;;[.B60];&quot;.&quot;;[.D60];&quot;.&quot;;[.F60];&quot;.&quot;;[.H60]; &quot;.&quot;;[.J60])); IF([.K60]=&quot;&quot;;&quot;&quot;;CONCATENATE(&quot;/R&quot;;[.K60])))" table:style-name="ce22">
            <text:p>C46/G2/R1</text:p>
          </table:table-cell>
          <table:table-cell office:value-type="string" table:style-name="ce22">
            <text:p>CRITERION.SELECTION.TECHNICAL_PROFESSIONAL_ABILITY.TECHNICAL.ENVIRONMENTAL_MANAGEMENT_MEASURES</text:p>
          </table:table-cell>
          <table:table-cell office:value-type="string" table:style-name="ce22">
            <text:p>c1347b74-1872-4060-a6db-f4044edcd7c4</text:p>
          </table:table-cell>
          <table:table-cell office:value-type="string" table:style-name="ce22">
            <text:p>Is this information available electronically?</text:p>
          </table:table-cell>
          <table:table-cell table:style-name="ce22"/>
          <table:table-cell table:style-name="ce24"/>
          <table:table-cell table:number-columns-repeated="16367" table:style-name="ce22"/>
        </table:table-row>
        <table:table-row table:style-name="ro1">
          <table:table-cell office:value-type="float" office:value="46" table:style-name="ce21">
            <text:p>46</text:p>
          </table:table-cell>
          <table:table-cell office:value-type="float" office:value="2" table:style-name="ce22">
            <text:p>2</text:p>
          </table:table-cell>
          <table:table-cell table:style-name="ce22"/>
          <table:table-cell office:value-type="float" office:value="1" table:style-name="ce22">
            <text:p>1</text:p>
          </table:table-cell>
          <table:table-cell table:number-columns-repeated="7" table:style-name="ce22"/>
          <table:table-cell office:value-type="string" office:string-value="C46/G2/G2.1" table:formula="of:=CONCATENATE(IF([.A61]=&quot;&quot;;&quot;&quot;;CONCATENATE(&quot;C&quot;; [.A61]));IF([.B61]=&quot;&quot;;&quot;&quot;;CONCATENATE(&quot;/G&quot;;[.B61]));IF([.C61]=&quot;&quot;;&quot;&quot;;CONCATENATE(&quot;/R&quot;;[.C61])); IF([.D61]=&quot;&quot;;&quot;&quot;;CONCATENATE(&quot;/G&quot;;[.B61];&quot;.&quot;;[.D61])); IF([.E61]=&quot;&quot;;&quot;&quot;;CONCATENATE(&quot;/R&quot;;[.E61])); IF([.F61]=&quot;&quot;;&quot;&quot;;CONCATENATE(&quot;/G&quot;;[.B61];&quot;.&quot;;[.D61];&quot;.&quot;;[.F61])); IF([.G61]=&quot;&quot;;&quot;&quot;;CONCATENATE(&quot;/R&quot;;[.G61])); IF([.H61]=&quot;&quot;;&quot;&quot;;CONCATENATE(&quot;/G&quot;;[.B61];&quot;.&quot;;[.D61];&quot;.&quot;;[.F61];&quot;.&quot;;[.H61])); IF([.I61]=&quot;&quot;;&quot;&quot;;CONCATENATE(&quot;/R&quot;;[.I61]));IF([.J61]=&quot;&quot;;&quot;&quot;;CONCATENATE(&quot;/G&quot;;[.B61];&quot;.&quot;;[.D61];&quot;.&quot;;[.F61];&quot;.&quot;;[.H61]; &quot;.&quot;;[.J61])); IF([.K61]=&quot;&quot;;&quot;&quot;;CONCATENATE(&quot;/R&quot;;[.K61])))" table:style-name="ce22">
            <text:p>C46/G2/G2.1</text:p>
          </table:table-cell>
          <table:table-cell office:value-type="string" table:style-name="ce22">
            <text:p>CRITERION.SELECTION.TECHNICAL_PROFESSIONAL_ABILITY.TECHNICAL.ENVIRONMENTAL_MANAGEMENT_MEASURES</text:p>
          </table:table-cell>
          <table:table-cell office:value-type="string" table:style-name="ce22">
            <text:p>41dd2e9b-1bfd-44c7-93ee-56bd74a4334b</text:p>
          </table:table-cell>
          <table:table-cell table:style-name="ce22"/>
          <table:table-cell office:value-type="string" table:style-name="ce22">
            <text:p>GROUP_FULFILLED.ON_TRUE</text:p>
          </table:table-cell>
          <table:table-cell table:style-name="ce24"/>
          <table:table-cell table:number-columns-repeated="16367" table:style-name="ce22"/>
        </table:table-row>
        <table:table-row table:style-name="ro1">
          <table:table-cell office:value-type="float" office:value="46" table:style-name="ce21">
            <text:p>46</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1" table:style-name="ce22">
            <text:p>1</text:p>
          </table:table-cell>
          <table:table-cell table:number-columns-repeated="6" table:style-name="ce22"/>
          <table:table-cell office:value-type="string" office:string-value="C46/G2/G2.1/R1" table:formula="of:=CONCATENATE(IF([.A62]=&quot;&quot;;&quot;&quot;;CONCATENATE(&quot;C&quot;; [.A62]));IF([.B62]=&quot;&quot;;&quot;&quot;;CONCATENATE(&quot;/G&quot;;[.B62]));IF([.C62]=&quot;&quot;;&quot;&quot;;CONCATENATE(&quot;/R&quot;;[.C62])); IF([.D62]=&quot;&quot;;&quot;&quot;;CONCATENATE(&quot;/G&quot;;[.B62];&quot;.&quot;;[.D62])); IF([.E62]=&quot;&quot;;&quot;&quot;;CONCATENATE(&quot;/R&quot;;[.E62])); IF([.F62]=&quot;&quot;;&quot;&quot;;CONCATENATE(&quot;/G&quot;;[.B62];&quot;.&quot;;[.D62];&quot;.&quot;;[.F62])); IF([.G62]=&quot;&quot;;&quot;&quot;;CONCATENATE(&quot;/R&quot;;[.G62])); IF([.H62]=&quot;&quot;;&quot;&quot;;CONCATENATE(&quot;/G&quot;;[.B62];&quot;.&quot;;[.D62];&quot;.&quot;;[.F62];&quot;.&quot;;[.H62])); IF([.I62]=&quot;&quot;;&quot;&quot;;CONCATENATE(&quot;/R&quot;;[.I62]));IF([.J62]=&quot;&quot;;&quot;&quot;;CONCATENATE(&quot;/G&quot;;[.B62];&quot;.&quot;;[.D62];&quot;.&quot;;[.F62];&quot;.&quot;;[.H62]; &quot;.&quot;;[.J62])); IF([.K62]=&quot;&quot;;&quot;&quot;;CONCATENATE(&quot;/R&quot;;[.K62])))" table:style-name="ce22">
            <text:p>C46/G2/G2.1/R1</text:p>
          </table:table-cell>
          <table:table-cell office:value-type="string" table:style-name="ce22">
            <text:p>CRITERION.SELECTION.TECHNICAL_PROFESSIONAL_ABILITY.TECHNICAL.ENVIRONMENTAL_MANAGEMENT_MEASURES</text:p>
          </table:table-cell>
          <table:table-cell office:value-type="string" table:style-name="ce22">
            <text:p>f4313bb6-21b6-499e-bdff-debe10e11d2c</text:p>
          </table:table-cell>
          <table:table-cell office:value-type="string" table:style-name="ce22">
            <text:p>URL</text:p>
          </table:table-cell>
          <table:table-cell table:style-name="ce22"/>
          <table:table-cell table:style-name="ce24"/>
          <table:table-cell table:number-columns-repeated="16367" table:style-name="ce22"/>
        </table:table-row>
        <table:table-row table:style-name="ro1">
          <table:table-cell office:value-type="float" office:value="46" table:style-name="ce21">
            <text:p>46</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2" table:style-name="ce22">
            <text:p>2</text:p>
          </table:table-cell>
          <table:table-cell table:number-columns-repeated="6" table:style-name="ce22"/>
          <table:table-cell office:value-type="string" office:string-value="C46/G2/G2.1/R2" table:formula="of:=CONCATENATE(IF([.A63]=&quot;&quot;;&quot;&quot;;CONCATENATE(&quot;C&quot;; [.A63]));IF([.B63]=&quot;&quot;;&quot;&quot;;CONCATENATE(&quot;/G&quot;;[.B63]));IF([.C63]=&quot;&quot;;&quot;&quot;;CONCATENATE(&quot;/R&quot;;[.C63])); IF([.D63]=&quot;&quot;;&quot;&quot;;CONCATENATE(&quot;/G&quot;;[.B63];&quot;.&quot;;[.D63])); IF([.E63]=&quot;&quot;;&quot;&quot;;CONCATENATE(&quot;/R&quot;;[.E63])); IF([.F63]=&quot;&quot;;&quot;&quot;;CONCATENATE(&quot;/G&quot;;[.B63];&quot;.&quot;;[.D63];&quot;.&quot;;[.F63])); IF([.G63]=&quot;&quot;;&quot;&quot;;CONCATENATE(&quot;/R&quot;;[.G63])); IF([.H63]=&quot;&quot;;&quot;&quot;;CONCATENATE(&quot;/G&quot;;[.B63];&quot;.&quot;;[.D63];&quot;.&quot;;[.F63];&quot;.&quot;;[.H63])); IF([.I63]=&quot;&quot;;&quot;&quot;;CONCATENATE(&quot;/R&quot;;[.I63]));IF([.J63]=&quot;&quot;;&quot;&quot;;CONCATENATE(&quot;/G&quot;;[.B63];&quot;.&quot;;[.D63];&quot;.&quot;;[.F63];&quot;.&quot;;[.H63]; &quot;.&quot;;[.J63])); IF([.K63]=&quot;&quot;;&quot;&quot;;CONCATENATE(&quot;/R&quot;;[.K63])))" table:style-name="ce22">
            <text:p>C46/G2/G2.1/R2</text:p>
          </table:table-cell>
          <table:table-cell office:value-type="string" table:style-name="ce22">
            <text:p>CRITERION.SELECTION.TECHNICAL_PROFESSIONAL_ABILITY.TECHNICAL.ENVIRONMENTAL_MANAGEMENT_MEASURES</text:p>
          </table:table-cell>
          <table:table-cell office:value-type="string" table:style-name="ce22">
            <text:p>1f1cd18e-3e01-4ca2-af4c-e2981924ba8d</text:p>
          </table:table-cell>
          <table:table-cell office:value-type="string" table:style-name="ce22">
            <text:p>Code</text:p>
          </table:table-cell>
          <table:table-cell table:style-name="ce22"/>
          <table:table-cell table:style-name="ce24"/>
          <table:table-cell table:number-columns-repeated="16367" table:style-name="ce22"/>
        </table:table-row>
        <table:table-row table:style-name="ro1">
          <table:table-cell office:value-type="float" office:value="46" table:style-name="ce21">
            <text:p>46</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3" table:style-name="ce22">
            <text:p>3</text:p>
          </table:table-cell>
          <table:table-cell table:number-columns-repeated="6" table:style-name="ce22"/>
          <table:table-cell office:value-type="string" office:string-value="C46/G2/G2.1/R3" table:formula="of:=CONCATENATE(IF([.A64]=&quot;&quot;;&quot;&quot;;CONCATENATE(&quot;C&quot;; [.A64]));IF([.B64]=&quot;&quot;;&quot;&quot;;CONCATENATE(&quot;/G&quot;;[.B64]));IF([.C64]=&quot;&quot;;&quot;&quot;;CONCATENATE(&quot;/R&quot;;[.C64])); IF([.D64]=&quot;&quot;;&quot;&quot;;CONCATENATE(&quot;/G&quot;;[.B64];&quot;.&quot;;[.D64])); IF([.E64]=&quot;&quot;;&quot;&quot;;CONCATENATE(&quot;/R&quot;;[.E64])); IF([.F64]=&quot;&quot;;&quot;&quot;;CONCATENATE(&quot;/G&quot;;[.B64];&quot;.&quot;;[.D64];&quot;.&quot;;[.F64])); IF([.G64]=&quot;&quot;;&quot;&quot;;CONCATENATE(&quot;/R&quot;;[.G64])); IF([.H64]=&quot;&quot;;&quot;&quot;;CONCATENATE(&quot;/G&quot;;[.B64];&quot;.&quot;;[.D64];&quot;.&quot;;[.F64];&quot;.&quot;;[.H64])); IF([.I64]=&quot;&quot;;&quot;&quot;;CONCATENATE(&quot;/R&quot;;[.I64]));IF([.J64]=&quot;&quot;;&quot;&quot;;CONCATENATE(&quot;/G&quot;;[.B64];&quot;.&quot;;[.D64];&quot;.&quot;;[.F64];&quot;.&quot;;[.H64]; &quot;.&quot;;[.J64])); IF([.K64]=&quot;&quot;;&quot;&quot;;CONCATENATE(&quot;/R&quot;;[.K64])))" table:style-name="ce22">
            <text:p>C46/G2/G2.1/R3</text:p>
          </table:table-cell>
          <table:table-cell office:value-type="string" table:style-name="ce22">
            <text:p>CRITERION.SELECTION.TECHNICAL_PROFESSIONAL_ABILITY.TECHNICAL.ENVIRONMENTAL_MANAGEMENT_MEASURES</text:p>
          </table:table-cell>
          <table:table-cell office:value-type="string" table:style-name="ce22">
            <text:p>c3ccfa31-0c5e-4e3a-a3fd-db9fb83d78d4</text:p>
          </table:table-cell>
          <table:table-cell office:value-type="string" table:style-name="ce22">
            <text:p>Issuer</text:p>
          </table:table-cell>
          <table:table-cell table:style-name="ce22"/>
          <table:table-cell table:style-name="ce24"/>
          <table:table-cell table:number-columns-repeated="16367" table:style-name="ce22"/>
        </table:table-row>
        <table:table-row table:style-name="ro1">
          <table:table-cell office:value-type="float" office:value="47" table:style-name="ce18">
            <text:p>47</text:p>
          </table:table-cell>
          <table:table-cell table:number-columns-repeated="10" table:style-name="ce18"/>
          <table:table-cell office:value-type="string" office:string-value="C47" table:formula="of:=CONCATENATE(IF([.A65]=&quot;&quot;;&quot;&quot;;CONCATENATE(&quot;C&quot;; [.A65]));IF([.B65]=&quot;&quot;;&quot;&quot;;CONCATENATE(&quot;/G&quot;;[.B65]));IF([.C65]=&quot;&quot;;&quot;&quot;;CONCATENATE(&quot;/R&quot;;[.C65])); IF([.D65]=&quot;&quot;;&quot;&quot;;CONCATENATE(&quot;/G&quot;;[.B65];&quot;.&quot;;[.D65])); IF([.E65]=&quot;&quot;;&quot;&quot;;CONCATENATE(&quot;/R&quot;;[.E65])); IF([.F65]=&quot;&quot;;&quot;&quot;;CONCATENATE(&quot;/G&quot;;[.B65];&quot;.&quot;;[.D65];&quot;.&quot;;[.F65])); IF([.G65]=&quot;&quot;;&quot;&quot;;CONCATENATE(&quot;/R&quot;;[.G65])); IF([.H65]=&quot;&quot;;&quot;&quot;;CONCATENATE(&quot;/G&quot;;[.B65];&quot;.&quot;;[.D65];&quot;.&quot;;[.F65];&quot;.&quot;;[.H65])); IF([.I65]=&quot;&quot;;&quot;&quot;;CONCATENATE(&quot;/R&quot;;[.I65]));IF([.J65]=&quot;&quot;;&quot;&quot;;CONCATENATE(&quot;/G&quot;;[.B65];&quot;.&quot;;[.D65];&quot;.&quot;;[.F65];&quot;.&quot;;[.H65]; &quot;.&quot;;[.J65])); IF([.K65]=&quot;&quot;;&quot;&quot;;CONCATENATE(&quot;/R&quot;;[.K65])))" table:style-name="ce18">
            <text:p>C47</text:p>
          </table:table-cell>
          <table:table-cell office:value-type="string" table:style-name="ce18">
            <text:p>CRITERION.SELECTION.TECHNICAL_PROFESSIONAL_ABILITY.TECHNICAL.EQUIPMENT</text:p>
          </table:table-cell>
          <table:table-cell office:value-type="string" table:style-name="ce18">
            <text:p>cc18c023-211d-484d-a32e-52f3f970285f</text:p>
          </table:table-cell>
          <table:table-cell office:value-type="string" table:style-name="ce18">
            <text:p>The following tools, plant or technical equipment will be available to it for performing the contract:</text:p>
          </table:table-cell>
          <table:table-cell table:style-name="ce18"/>
          <table:table-cell table:style-name="ce25"/>
          <table:table-cell table:number-columns-repeated="16367" table:style-name="ce21"/>
        </table:table-row>
        <table:table-row table:style-name="ro1">
          <table:table-cell office:value-type="float" office:value="47" table:style-name="ce21">
            <text:p>47</text:p>
          </table:table-cell>
          <table:table-cell office:value-type="float" office:value="1" table:style-name="ce22">
            <text:p>1</text:p>
          </table:table-cell>
          <table:table-cell table:number-columns-repeated="9" table:style-name="ce22"/>
          <table:table-cell office:value-type="string" office:string-value="C47/G1" table:formula="of:=CONCATENATE(IF([.A66]=&quot;&quot;;&quot;&quot;;CONCATENATE(&quot;C&quot;; [.A66]));IF([.B66]=&quot;&quot;;&quot;&quot;;CONCATENATE(&quot;/G&quot;;[.B66]));IF([.C66]=&quot;&quot;;&quot;&quot;;CONCATENATE(&quot;/R&quot;;[.C66])); IF([.D66]=&quot;&quot;;&quot;&quot;;CONCATENATE(&quot;/G&quot;;[.B66];&quot;.&quot;;[.D66])); IF([.E66]=&quot;&quot;;&quot;&quot;;CONCATENATE(&quot;/R&quot;;[.E66])); IF([.F66]=&quot;&quot;;&quot;&quot;;CONCATENATE(&quot;/G&quot;;[.B66];&quot;.&quot;;[.D66];&quot;.&quot;;[.F66])); IF([.G66]=&quot;&quot;;&quot;&quot;;CONCATENATE(&quot;/R&quot;;[.G66])); IF([.H66]=&quot;&quot;;&quot;&quot;;CONCATENATE(&quot;/G&quot;;[.B66];&quot;.&quot;;[.D66];&quot;.&quot;;[.F66];&quot;.&quot;;[.H66])); IF([.I66]=&quot;&quot;;&quot;&quot;;CONCATENATE(&quot;/R&quot;;[.I66]));IF([.J66]=&quot;&quot;;&quot;&quot;;CONCATENATE(&quot;/G&quot;;[.B66];&quot;.&quot;;[.D66];&quot;.&quot;;[.F66];&quot;.&quot;;[.H66]; &quot;.&quot;;[.J66])); IF([.K66]=&quot;&quot;;&quot;&quot;;CONCATENATE(&quot;/R&quot;;[.K66])))" table:style-name="ce22">
            <text:p>C47/G1</text:p>
          </table:table-cell>
          <table:table-cell office:value-type="string" table:style-name="ce22">
            <text:p>CRITERION.SELECTION.TECHNICAL_PROFESSIONAL_ABILITY.TECHNICAL.EQUIPMENT</text:p>
          </table:table-cell>
          <table:table-cell office:value-type="string" table:style-name="ce22">
            <text:p>488ca189-bcdb-4bf4-80c7-3ad507fd89fb</text:p>
          </table:table-cell>
          <table:table-cell table:number-columns-repeated="2" table:style-name="ce22"/>
          <table:table-cell table:style-name="ce24"/>
          <table:table-cell table:number-columns-repeated="16367" table:style-name="ce22"/>
        </table:table-row>
        <table:table-row table:style-name="ro1">
          <table:table-cell office:value-type="float" office:value="47" table:style-name="ce21">
            <text:p>47</text:p>
          </table:table-cell>
          <table:table-cell office:value-type="float" office:value="1" table:style-name="ce22">
            <text:p>1</text:p>
          </table:table-cell>
          <table:table-cell office:value-type="float" office:value="1" table:style-name="ce22">
            <text:p>1</text:p>
          </table:table-cell>
          <table:table-cell table:number-columns-repeated="8" table:style-name="ce22"/>
          <table:table-cell office:value-type="string" office:string-value="C47/G1/R1" table:formula="of:=CONCATENATE(IF([.A67]=&quot;&quot;;&quot;&quot;;CONCATENATE(&quot;C&quot;; [.A67]));IF([.B67]=&quot;&quot;;&quot;&quot;;CONCATENATE(&quot;/G&quot;;[.B67]));IF([.C67]=&quot;&quot;;&quot;&quot;;CONCATENATE(&quot;/R&quot;;[.C67])); IF([.D67]=&quot;&quot;;&quot;&quot;;CONCATENATE(&quot;/G&quot;;[.B67];&quot;.&quot;;[.D67])); IF([.E67]=&quot;&quot;;&quot;&quot;;CONCATENATE(&quot;/R&quot;;[.E67])); IF([.F67]=&quot;&quot;;&quot;&quot;;CONCATENATE(&quot;/G&quot;;[.B67];&quot;.&quot;;[.D67];&quot;.&quot;;[.F67])); IF([.G67]=&quot;&quot;;&quot;&quot;;CONCATENATE(&quot;/R&quot;;[.G67])); IF([.H67]=&quot;&quot;;&quot;&quot;;CONCATENATE(&quot;/G&quot;;[.B67];&quot;.&quot;;[.D67];&quot;.&quot;;[.F67];&quot;.&quot;;[.H67])); IF([.I67]=&quot;&quot;;&quot;&quot;;CONCATENATE(&quot;/R&quot;;[.I67]));IF([.J67]=&quot;&quot;;&quot;&quot;;CONCATENATE(&quot;/G&quot;;[.B67];&quot;.&quot;;[.D67];&quot;.&quot;;[.F67];&quot;.&quot;;[.H67]; &quot;.&quot;;[.J67])); IF([.K67]=&quot;&quot;;&quot;&quot;;CONCATENATE(&quot;/R&quot;;[.K67])))" table:style-name="ce22">
            <text:p>C47/G1/R1</text:p>
          </table:table-cell>
          <table:table-cell office:value-type="string" table:style-name="ce22">
            <text:p>CRITERION.SELECTION.TECHNICAL_PROFESSIONAL_ABILITY.TECHNICAL.EQUIPMENT</text:p>
          </table:table-cell>
          <table:table-cell office:value-type="string" table:style-name="ce22">
            <text:p>51391308-0bf6-423c-95e2-d5a54aa31fb8</text:p>
          </table:table-cell>
          <table:table-cell office:value-type="string" table:style-name="ce22">
            <text:p>Please describe them</text:p>
          </table:table-cell>
          <table:table-cell table:style-name="ce22"/>
          <table:table-cell table:style-name="ce24"/>
          <table:table-cell table:number-columns-repeated="16367" table:style-name="ce22"/>
        </table:table-row>
        <table:table-row table:style-name="ro1">
          <table:table-cell office:value-type="float" office:value="47" table:style-name="ce21">
            <text:p>47</text:p>
          </table:table-cell>
          <table:table-cell office:value-type="float" office:value="2" table:style-name="ce22">
            <text:p>2</text:p>
          </table:table-cell>
          <table:table-cell table:number-columns-repeated="9" table:style-name="ce22"/>
          <table:table-cell office:value-type="string" office:string-value="C47/G2" table:formula="of:=CONCATENATE(IF([.A68]=&quot;&quot;;&quot;&quot;;CONCATENATE(&quot;C&quot;; [.A68]));IF([.B68]=&quot;&quot;;&quot;&quot;;CONCATENATE(&quot;/G&quot;;[.B68]));IF([.C68]=&quot;&quot;;&quot;&quot;;CONCATENATE(&quot;/R&quot;;[.C68])); IF([.D68]=&quot;&quot;;&quot;&quot;;CONCATENATE(&quot;/G&quot;;[.B68];&quot;.&quot;;[.D68])); IF([.E68]=&quot;&quot;;&quot;&quot;;CONCATENATE(&quot;/R&quot;;[.E68])); IF([.F68]=&quot;&quot;;&quot;&quot;;CONCATENATE(&quot;/G&quot;;[.B68];&quot;.&quot;;[.D68];&quot;.&quot;;[.F68])); IF([.G68]=&quot;&quot;;&quot;&quot;;CONCATENATE(&quot;/R&quot;;[.G68])); IF([.H68]=&quot;&quot;;&quot;&quot;;CONCATENATE(&quot;/G&quot;;[.B68];&quot;.&quot;;[.D68];&quot;.&quot;;[.F68];&quot;.&quot;;[.H68])); IF([.I68]=&quot;&quot;;&quot;&quot;;CONCATENATE(&quot;/R&quot;;[.I68]));IF([.J68]=&quot;&quot;;&quot;&quot;;CONCATENATE(&quot;/G&quot;;[.B68];&quot;.&quot;;[.D68];&quot;.&quot;;[.F68];&quot;.&quot;;[.H68]; &quot;.&quot;;[.J68])); IF([.K68]=&quot;&quot;;&quot;&quot;;CONCATENATE(&quot;/R&quot;;[.K68])))" table:style-name="ce22">
            <text:p>C47/G2</text:p>
          </table:table-cell>
          <table:table-cell office:value-type="string" table:style-name="ce22">
            <text:p>CRITERION.SELECTION.TECHNICAL_PROFESSIONAL_ABILITY.TECHNICAL.EQUIPMENT</text:p>
          </table:table-cell>
          <table:table-cell office:value-type="string" table:style-name="ce22">
            <text:p>7458d42a-e581-4640-9283-34ceb3ad4345</text:p>
          </table:table-cell>
          <table:table-cell table:number-columns-repeated="2" table:style-name="ce22"/>
          <table:table-cell table:style-name="ce24"/>
          <table:table-cell table:number-columns-repeated="16367" table:style-name="ce22"/>
        </table:table-row>
        <table:table-row table:style-name="ro1">
          <table:table-cell office:value-type="float" office:value="47" table:style-name="ce21">
            <text:p>47</text:p>
          </table:table-cell>
          <table:table-cell office:value-type="float" office:value="2" table:style-name="ce22">
            <text:p>2</text:p>
          </table:table-cell>
          <table:table-cell office:value-type="float" office:value="1" table:style-name="ce22">
            <text:p>1</text:p>
          </table:table-cell>
          <table:table-cell table:number-columns-repeated="8" table:style-name="ce22"/>
          <table:table-cell office:value-type="string" office:string-value="C47/G2/R1" table:formula="of:=CONCATENATE(IF([.A69]=&quot;&quot;;&quot;&quot;;CONCATENATE(&quot;C&quot;; [.A69]));IF([.B69]=&quot;&quot;;&quot;&quot;;CONCATENATE(&quot;/G&quot;;[.B69]));IF([.C69]=&quot;&quot;;&quot;&quot;;CONCATENATE(&quot;/R&quot;;[.C69])); IF([.D69]=&quot;&quot;;&quot;&quot;;CONCATENATE(&quot;/G&quot;;[.B69];&quot;.&quot;;[.D69])); IF([.E69]=&quot;&quot;;&quot;&quot;;CONCATENATE(&quot;/R&quot;;[.E69])); IF([.F69]=&quot;&quot;;&quot;&quot;;CONCATENATE(&quot;/G&quot;;[.B69];&quot;.&quot;;[.D69];&quot;.&quot;;[.F69])); IF([.G69]=&quot;&quot;;&quot;&quot;;CONCATENATE(&quot;/R&quot;;[.G69])); IF([.H69]=&quot;&quot;;&quot;&quot;;CONCATENATE(&quot;/G&quot;;[.B69];&quot;.&quot;;[.D69];&quot;.&quot;;[.F69];&quot;.&quot;;[.H69])); IF([.I69]=&quot;&quot;;&quot;&quot;;CONCATENATE(&quot;/R&quot;;[.I69]));IF([.J69]=&quot;&quot;;&quot;&quot;;CONCATENATE(&quot;/G&quot;;[.B69];&quot;.&quot;;[.D69];&quot;.&quot;;[.F69];&quot;.&quot;;[.H69]; &quot;.&quot;;[.J69])); IF([.K69]=&quot;&quot;;&quot;&quot;;CONCATENATE(&quot;/R&quot;;[.K69])))" table:style-name="ce22">
            <text:p>C47/G2/R1</text:p>
          </table:table-cell>
          <table:table-cell office:value-type="string" table:style-name="ce22">
            <text:p>CRITERION.SELECTION.TECHNICAL_PROFESSIONAL_ABILITY.TECHNICAL.EQUIPMENT</text:p>
          </table:table-cell>
          <table:table-cell office:value-type="string" table:style-name="ce22">
            <text:p>c1347b74-1872-4060-a6db-f4044edcd7c4</text:p>
          </table:table-cell>
          <table:table-cell office:value-type="string" table:style-name="ce22">
            <text:p>Is this information available electronically?</text:p>
          </table:table-cell>
          <table:table-cell table:style-name="ce22"/>
          <table:table-cell table:style-name="ce24"/>
          <table:table-cell table:number-columns-repeated="16367" table:style-name="ce22"/>
        </table:table-row>
        <table:table-row table:style-name="ro1">
          <table:table-cell office:value-type="float" office:value="47" table:style-name="ce21">
            <text:p>47</text:p>
          </table:table-cell>
          <table:table-cell office:value-type="float" office:value="2" table:style-name="ce22">
            <text:p>2</text:p>
          </table:table-cell>
          <table:table-cell table:style-name="ce22"/>
          <table:table-cell office:value-type="float" office:value="1" table:style-name="ce22">
            <text:p>1</text:p>
          </table:table-cell>
          <table:table-cell table:number-columns-repeated="7" table:style-name="ce22"/>
          <table:table-cell office:value-type="string" office:string-value="C47/G2/G2.1" table:formula="of:=CONCATENATE(IF([.A70]=&quot;&quot;;&quot;&quot;;CONCATENATE(&quot;C&quot;; [.A70]));IF([.B70]=&quot;&quot;;&quot;&quot;;CONCATENATE(&quot;/G&quot;;[.B70]));IF([.C70]=&quot;&quot;;&quot;&quot;;CONCATENATE(&quot;/R&quot;;[.C70])); IF([.D70]=&quot;&quot;;&quot;&quot;;CONCATENATE(&quot;/G&quot;;[.B70];&quot;.&quot;;[.D70])); IF([.E70]=&quot;&quot;;&quot;&quot;;CONCATENATE(&quot;/R&quot;;[.E70])); IF([.F70]=&quot;&quot;;&quot;&quot;;CONCATENATE(&quot;/G&quot;;[.B70];&quot;.&quot;;[.D70];&quot;.&quot;;[.F70])); IF([.G70]=&quot;&quot;;&quot;&quot;;CONCATENATE(&quot;/R&quot;;[.G70])); IF([.H70]=&quot;&quot;;&quot;&quot;;CONCATENATE(&quot;/G&quot;;[.B70];&quot;.&quot;;[.D70];&quot;.&quot;;[.F70];&quot;.&quot;;[.H70])); IF([.I70]=&quot;&quot;;&quot;&quot;;CONCATENATE(&quot;/R&quot;;[.I70]));IF([.J70]=&quot;&quot;;&quot;&quot;;CONCATENATE(&quot;/G&quot;;[.B70];&quot;.&quot;;[.D70];&quot;.&quot;;[.F70];&quot;.&quot;;[.H70]; &quot;.&quot;;[.J70])); IF([.K70]=&quot;&quot;;&quot;&quot;;CONCATENATE(&quot;/R&quot;;[.K70])))" table:style-name="ce22">
            <text:p>C47/G2/G2.1</text:p>
          </table:table-cell>
          <table:table-cell office:value-type="string" table:style-name="ce22">
            <text:p>CRITERION.SELECTION.TECHNICAL_PROFESSIONAL_ABILITY.TECHNICAL.EQUIPMENT</text:p>
          </table:table-cell>
          <table:table-cell office:value-type="string" table:style-name="ce22">
            <text:p>41dd2e9b-1bfd-44c7-93ee-56bd74a4334b</text:p>
          </table:table-cell>
          <table:table-cell table:style-name="ce22"/>
          <table:table-cell office:value-type="string" table:style-name="ce22">
            <text:p>GROUP_FULFILLED.ON_TRUE</text:p>
          </table:table-cell>
          <table:table-cell table:style-name="ce24"/>
          <table:table-cell table:number-columns-repeated="16367" table:style-name="ce22"/>
        </table:table-row>
        <table:table-row table:style-name="ro1">
          <table:table-cell office:value-type="float" office:value="47" table:style-name="ce21">
            <text:p>47</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1" table:style-name="ce22">
            <text:p>1</text:p>
          </table:table-cell>
          <table:table-cell table:number-columns-repeated="6" table:style-name="ce22"/>
          <table:table-cell office:value-type="string" office:string-value="C47/G2/G2.1/R1" table:formula="of:=CONCATENATE(IF([.A71]=&quot;&quot;;&quot;&quot;;CONCATENATE(&quot;C&quot;; [.A71]));IF([.B71]=&quot;&quot;;&quot;&quot;;CONCATENATE(&quot;/G&quot;;[.B71]));IF([.C71]=&quot;&quot;;&quot;&quot;;CONCATENATE(&quot;/R&quot;;[.C71])); IF([.D71]=&quot;&quot;;&quot;&quot;;CONCATENATE(&quot;/G&quot;;[.B71];&quot;.&quot;;[.D71])); IF([.E71]=&quot;&quot;;&quot;&quot;;CONCATENATE(&quot;/R&quot;;[.E71])); IF([.F71]=&quot;&quot;;&quot;&quot;;CONCATENATE(&quot;/G&quot;;[.B71];&quot;.&quot;;[.D71];&quot;.&quot;;[.F71])); IF([.G71]=&quot;&quot;;&quot;&quot;;CONCATENATE(&quot;/R&quot;;[.G71])); IF([.H71]=&quot;&quot;;&quot;&quot;;CONCATENATE(&quot;/G&quot;;[.B71];&quot;.&quot;;[.D71];&quot;.&quot;;[.F71];&quot;.&quot;;[.H71])); IF([.I71]=&quot;&quot;;&quot;&quot;;CONCATENATE(&quot;/R&quot;;[.I71]));IF([.J71]=&quot;&quot;;&quot;&quot;;CONCATENATE(&quot;/G&quot;;[.B71];&quot;.&quot;;[.D71];&quot;.&quot;;[.F71];&quot;.&quot;;[.H71]; &quot;.&quot;;[.J71])); IF([.K71]=&quot;&quot;;&quot;&quot;;CONCATENATE(&quot;/R&quot;;[.K71])))" table:style-name="ce22">
            <text:p>C47/G2/G2.1/R1</text:p>
          </table:table-cell>
          <table:table-cell office:value-type="string" table:style-name="ce22">
            <text:p>CRITERION.SELECTION.TECHNICAL_PROFESSIONAL_ABILITY.TECHNICAL.EQUIPMENT</text:p>
          </table:table-cell>
          <table:table-cell office:value-type="string" table:style-name="ce22">
            <text:p>f4313bb6-21b6-499e-bdff-debe10e11d2c</text:p>
          </table:table-cell>
          <table:table-cell office:value-type="string" table:style-name="ce22">
            <text:p>URL</text:p>
          </table:table-cell>
          <table:table-cell table:style-name="ce22"/>
          <table:table-cell table:style-name="ce24"/>
          <table:table-cell table:number-columns-repeated="16367" table:style-name="ce22"/>
        </table:table-row>
        <table:table-row table:style-name="ro1">
          <table:table-cell office:value-type="float" office:value="47" table:style-name="ce21">
            <text:p>47</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2" table:style-name="ce22">
            <text:p>2</text:p>
          </table:table-cell>
          <table:table-cell table:number-columns-repeated="6" table:style-name="ce22"/>
          <table:table-cell office:value-type="string" office:string-value="C47/G2/G2.1/R2" table:formula="of:=CONCATENATE(IF([.A72]=&quot;&quot;;&quot;&quot;;CONCATENATE(&quot;C&quot;; [.A72]));IF([.B72]=&quot;&quot;;&quot;&quot;;CONCATENATE(&quot;/G&quot;;[.B72]));IF([.C72]=&quot;&quot;;&quot;&quot;;CONCATENATE(&quot;/R&quot;;[.C72])); IF([.D72]=&quot;&quot;;&quot;&quot;;CONCATENATE(&quot;/G&quot;;[.B72];&quot;.&quot;;[.D72])); IF([.E72]=&quot;&quot;;&quot;&quot;;CONCATENATE(&quot;/R&quot;;[.E72])); IF([.F72]=&quot;&quot;;&quot;&quot;;CONCATENATE(&quot;/G&quot;;[.B72];&quot;.&quot;;[.D72];&quot;.&quot;;[.F72])); IF([.G72]=&quot;&quot;;&quot;&quot;;CONCATENATE(&quot;/R&quot;;[.G72])); IF([.H72]=&quot;&quot;;&quot;&quot;;CONCATENATE(&quot;/G&quot;;[.B72];&quot;.&quot;;[.D72];&quot;.&quot;;[.F72];&quot;.&quot;;[.H72])); IF([.I72]=&quot;&quot;;&quot;&quot;;CONCATENATE(&quot;/R&quot;;[.I72]));IF([.J72]=&quot;&quot;;&quot;&quot;;CONCATENATE(&quot;/G&quot;;[.B72];&quot;.&quot;;[.D72];&quot;.&quot;;[.F72];&quot;.&quot;;[.H72]; &quot;.&quot;;[.J72])); IF([.K72]=&quot;&quot;;&quot;&quot;;CONCATENATE(&quot;/R&quot;;[.K72])))" table:style-name="ce22">
            <text:p>C47/G2/G2.1/R2</text:p>
          </table:table-cell>
          <table:table-cell office:value-type="string" table:style-name="ce22">
            <text:p>CRITERION.SELECTION.TECHNICAL_PROFESSIONAL_ABILITY.TECHNICAL.EQUIPMENT</text:p>
          </table:table-cell>
          <table:table-cell office:value-type="string" table:style-name="ce22">
            <text:p>1f1cd18e-3e01-4ca2-af4c-e2981924ba8d</text:p>
          </table:table-cell>
          <table:table-cell office:value-type="string" table:style-name="ce22">
            <text:p>Code</text:p>
          </table:table-cell>
          <table:table-cell table:style-name="ce22"/>
          <table:table-cell table:style-name="ce24"/>
          <table:table-cell table:number-columns-repeated="16367" table:style-name="ce22"/>
        </table:table-row>
        <table:table-row table:style-name="ro1">
          <table:table-cell office:value-type="float" office:value="47" table:style-name="ce21">
            <text:p>47</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3" table:style-name="ce22">
            <text:p>3</text:p>
          </table:table-cell>
          <table:table-cell table:number-columns-repeated="6" table:style-name="ce22"/>
          <table:table-cell office:value-type="string" office:string-value="C47/G2/G2.1/R3" table:formula="of:=CONCATENATE(IF([.A73]=&quot;&quot;;&quot;&quot;;CONCATENATE(&quot;C&quot;; [.A73]));IF([.B73]=&quot;&quot;;&quot;&quot;;CONCATENATE(&quot;/G&quot;;[.B73]));IF([.C73]=&quot;&quot;;&quot;&quot;;CONCATENATE(&quot;/R&quot;;[.C73])); IF([.D73]=&quot;&quot;;&quot;&quot;;CONCATENATE(&quot;/G&quot;;[.B73];&quot;.&quot;;[.D73])); IF([.E73]=&quot;&quot;;&quot;&quot;;CONCATENATE(&quot;/R&quot;;[.E73])); IF([.F73]=&quot;&quot;;&quot;&quot;;CONCATENATE(&quot;/G&quot;;[.B73];&quot;.&quot;;[.D73];&quot;.&quot;;[.F73])); IF([.G73]=&quot;&quot;;&quot;&quot;;CONCATENATE(&quot;/R&quot;;[.G73])); IF([.H73]=&quot;&quot;;&quot;&quot;;CONCATENATE(&quot;/G&quot;;[.B73];&quot;.&quot;;[.D73];&quot;.&quot;;[.F73];&quot;.&quot;;[.H73])); IF([.I73]=&quot;&quot;;&quot;&quot;;CONCATENATE(&quot;/R&quot;;[.I73]));IF([.J73]=&quot;&quot;;&quot;&quot;;CONCATENATE(&quot;/G&quot;;[.B73];&quot;.&quot;;[.D73];&quot;.&quot;;[.F73];&quot;.&quot;;[.H73]; &quot;.&quot;;[.J73])); IF([.K73]=&quot;&quot;;&quot;&quot;;CONCATENATE(&quot;/R&quot;;[.K73])))" table:style-name="ce22">
            <text:p>C47/G2/G2.1/R3</text:p>
          </table:table-cell>
          <table:table-cell office:value-type="string" table:style-name="ce22">
            <text:p>CRITERION.SELECTION.TECHNICAL_PROFESSIONAL_ABILITY.TECHNICAL.EQUIPMENT</text:p>
          </table:table-cell>
          <table:table-cell office:value-type="string" table:style-name="ce22">
            <text:p>c3ccfa31-0c5e-4e3a-a3fd-db9fb83d78d4</text:p>
          </table:table-cell>
          <table:table-cell office:value-type="string" table:style-name="ce22">
            <text:p>Issuer</text:p>
          </table:table-cell>
          <table:table-cell table:style-name="ce22"/>
          <table:table-cell table:style-name="ce24"/>
          <table:table-cell table:number-columns-repeated="16367" table:style-name="ce22"/>
        </table:table-row>
        <table:table-row table:style-name="ro2">
          <table:table-cell table:number-columns-repeated="16" table:style-name="ce20"/>
          <table:table-cell table:style-name="ce16"/>
          <table:table-cell table:number-columns-repeated="16367" table:style-name="ce22"/>
        </table:table-row>
        <table:table-row table:number-rows-repeated="1048502" table:style-name="ro1">
          <table:table-cell table:number-columns-repeated="16384"/>
        </table:table-row>
      </table:table>
      <table:table table:name="SC-Abilities_2_checks" table:style-name="ta1">
        <table:table-column table:style-name="co63" table:number-columns-repeated="11" table:default-cell-style-name="ce19"/>
        <table:table-column table:style-name="co14" table:number-columns-repeated="2" table:default-cell-style-name="ce19"/>
        <table:table-column table:style-name="co45" table:default-cell-style-name="ce19"/>
        <table:table-column table:style-name="co14" table:number-columns-repeated="16370" table:default-cell-style-name="ce19"/>
        <table:table-row table:style-name="ro1">
          <table:table-cell office:value-type="string" table:style-name="ce22">
            <text:p>CRITERION ID</text:p>
          </table:table-cell>
          <table:table-cell office:value-type="string" table:style-name="ce22">
            <text:p>GROUP LEVEL 1</text:p>
          </table:table-cell>
          <table:table-cell office:value-type="string" table:style-name="ce22">
            <text:p>REQUIREMENTS LEVEL 1</text:p>
          </table:table-cell>
          <table:table-cell office:value-type="string" table:style-name="ce22">
            <text:p>SUBGROUP LEVEL 2</text:p>
          </table:table-cell>
          <table:table-cell office:value-type="string" table:style-name="ce22">
            <text:p>REQUIREMENTS LEVEL 2</text:p>
          </table:table-cell>
          <table:table-cell office:value-type="string" table:style-name="ce22">
            <text:p>SUBGROUP LEVEL 3</text:p>
          </table:table-cell>
          <table:table-cell office:value-type="string" table:style-name="ce22">
            <text:p>REQUIREMENTS LEVEL 3</text:p>
          </table:table-cell>
          <table:table-cell office:value-type="string" table:style-name="ce22">
            <text:p>SUBGROUP LEVEL 4</text:p>
          </table:table-cell>
          <table:table-cell office:value-type="string" table:style-name="ce22">
            <text:p>REQUIREMENTS LEVEL 4</text:p>
          </table:table-cell>
          <table:table-cell office:value-type="string" table:style-name="ce22">
            <text:p><text:s/></text:p>
          </table:table-cell>
          <table:table-cell table:style-name="ce22"/>
          <table:table-cell office:value-type="string" table:style-name="ce27">
            <text:p>ITEM ID</text:p>
          </table:table-cell>
          <table:table-cell office:value-type="string" table:style-name="ce27">
            <text:p>Criterion Code</text:p>
          </table:table-cell>
          <table:table-cell office:value-type="string" table:style-name="ce27">
            <text:p>Element UUID</text:p>
          </table:table-cell>
          <table:table-cell office:value-type="string" table:style-name="ce27">
            <text:p>Criterion/Requirement description</text:p>
          </table:table-cell>
          <table:table-cell office:value-type="string" table:style-name="ce27">
            <text:p>PI</text:p>
          </table:table-cell>
          <table:table-cell office:value-type="string" table:style-name="ce24">
            <text:p>Multiple instances possible?</text:p>
          </table:table-cell>
          <table:table-cell table:number-columns-repeated="16367" table:style-name="ce22"/>
        </table:table-row>
        <table:table-row table:style-name="ro1">
          <table:table-cell office:value-type="float" office:value="48" table:style-name="ce23">
            <text:p>48</text:p>
          </table:table-cell>
          <table:table-cell table:number-columns-repeated="10" table:style-name="ce23"/>
          <table:table-cell office:value-type="string" office:string-value="C48" table:formula="of:=CONCATENATE(IF([.A2]=&quot;&quot;;&quot;&quot;;CONCATENATE(&quot;C&quot;; [.A2]));IF([.B2]=&quot;&quot;;&quot;&quot;;CONCATENATE(&quot;/G&quot;;[.B2]));IF([.C2]=&quot;&quot;;&quot;&quot;;CONCATENATE(&quot;/R&quot;;[.C2])); IF([.D2]=&quot;&quot;;&quot;&quot;;CONCATENATE(&quot;/G&quot;;[.B2];&quot;.&quot;;[.D2])); IF([.E2]=&quot;&quot;;&quot;&quot;;CONCATENATE(&quot;/R&quot;;[.E2])); IF([.F2]=&quot;&quot;;&quot;&quot;;CONCATENATE(&quot;/G&quot;;[.B2];&quot;.&quot;;[.D2];&quot;.&quot;;[.F2])); IF([.G2]=&quot;&quot;;&quot;&quot;;CONCATENATE(&quot;/R&quot;;[.G2])); IF([.H2]=&quot;&quot;;&quot;&quot;;CONCATENATE(&quot;/G&quot;;[.B2];&quot;.&quot;;[.D2];&quot;.&quot;;[.F2];&quot;.&quot;;[.H2])); IF([.I2]=&quot;&quot;;&quot;&quot;;CONCATENATE(&quot;/R&quot;;[.I2]));IF([.J2]=&quot;&quot;;&quot;&quot;;CONCATENATE(&quot;/G&quot;;[.B2];&quot;.&quot;;[.D2];&quot;.&quot;;[.F2];&quot;.&quot;;[.H2]; &quot;.&quot;;[.J2])); IF([.K2]=&quot;&quot;;&quot;&quot;;CONCATENATE(&quot;/R&quot;;[.K2])))" table:style-name="ce23">
            <text:p>C48</text:p>
          </table:table-cell>
          <table:table-cell office:value-type="string" table:style-name="ce23">
            <text:p>CRITERION.SELECTION.TECHNICAL_PROFESSIONAL_ABILITY.TECHNICAL.CHECKS.ALLOWANCE_OF_CHECKS</text:p>
          </table:table-cell>
          <table:table-cell office:value-type="string" table:style-name="ce23">
            <text:p>c8809aa1-29b6-4f27-ae2f-27e612e394db</text:p>
          </table:table-cell>
          <table:table-cell office:value-type="string" table:style-name="ce23">
            <text:p>For complex products or services to be supplied or, exceptionally, for products or services which are required for a special purpose: The economic operator will allow checks <text:s/>to be conducted on the production capacities or the technical capacity of the economic operator and, where necessary, on the means of study and research which are available to it and on the quality control measures? The check is to be performed by the contracting authority or, in case the latter consents to this, on its behalf by a competent official body of the country in which the supplier or service provider is established.</text:p>
          </table:table-cell>
          <table:table-cell table:style-name="ce23"/>
          <table:table-cell table:style-name="ce26"/>
          <table:table-cell table:number-columns-repeated="16367" table:style-name="ce22"/>
        </table:table-row>
        <table:table-row table:style-name="ro1">
          <table:table-cell office:value-type="float" office:value="48" table:style-name="ce21">
            <text:p>48</text:p>
          </table:table-cell>
          <table:table-cell office:value-type="float" office:value="1" table:style-name="ce22">
            <text:p>1</text:p>
          </table:table-cell>
          <table:table-cell table:number-columns-repeated="9" table:style-name="ce22"/>
          <table:table-cell office:value-type="string" office:string-value="C48/G1" table:formula="of:=CONCATENATE(IF([.A3]=&quot;&quot;;&quot;&quot;;CONCATENATE(&quot;C&quot;; [.A3]));IF([.B3]=&quot;&quot;;&quot;&quot;;CONCATENATE(&quot;/G&quot;;[.B3]));IF([.C3]=&quot;&quot;;&quot;&quot;;CONCATENATE(&quot;/R&quot;;[.C3])); IF([.D3]=&quot;&quot;;&quot;&quot;;CONCATENATE(&quot;/G&quot;;[.B3];&quot;.&quot;;[.D3])); IF([.E3]=&quot;&quot;;&quot;&quot;;CONCATENATE(&quot;/R&quot;;[.E3])); IF([.F3]=&quot;&quot;;&quot;&quot;;CONCATENATE(&quot;/G&quot;;[.B3];&quot;.&quot;;[.D3];&quot;.&quot;;[.F3])); IF([.G3]=&quot;&quot;;&quot;&quot;;CONCATENATE(&quot;/R&quot;;[.G3])); IF([.H3]=&quot;&quot;;&quot;&quot;;CONCATENATE(&quot;/G&quot;;[.B3];&quot;.&quot;;[.D3];&quot;.&quot;;[.F3];&quot;.&quot;;[.H3])); IF([.I3]=&quot;&quot;;&quot;&quot;;CONCATENATE(&quot;/R&quot;;[.I3]));IF([.J3]=&quot;&quot;;&quot;&quot;;CONCATENATE(&quot;/G&quot;;[.B3];&quot;.&quot;;[.D3];&quot;.&quot;;[.F3];&quot;.&quot;;[.H3]; &quot;.&quot;;[.J3])); IF([.K3]=&quot;&quot;;&quot;&quot;;CONCATENATE(&quot;/R&quot;;[.K3])))" table:style-name="ce22">
            <text:p>C48/G1</text:p>
          </table:table-cell>
          <table:table-cell office:value-type="string" table:style-name="ce22">
            <text:p>CRITERION.SELECTION.TECHNICAL_PROFESSIONAL_ABILITY.TECHNICAL.CHECKS.ALLOWANCE_OF_CHECKS</text:p>
          </table:table-cell>
          <table:table-cell office:value-type="string" table:style-name="ce22">
            <text:p>d7721546-9106-43a7-8d31-2fe08a862b00</text:p>
          </table:table-cell>
          <table:table-cell table:number-columns-repeated="2" table:style-name="ce22"/>
          <table:table-cell table:style-name="ce24"/>
          <table:table-cell table:number-columns-repeated="16367" table:style-name="ce22"/>
        </table:table-row>
        <table:table-row table:style-name="ro1">
          <table:table-cell office:value-type="float" office:value="48" table:style-name="ce21">
            <text:p>48</text:p>
          </table:table-cell>
          <table:table-cell office:value-type="float" office:value="1" table:style-name="ce22">
            <text:p>1</text:p>
          </table:table-cell>
          <table:table-cell office:value-type="float" office:value="1" table:style-name="ce22">
            <text:p>1</text:p>
          </table:table-cell>
          <table:table-cell table:number-columns-repeated="8" table:style-name="ce22"/>
          <table:table-cell office:value-type="string" office:string-value="C48/G1/R1" table:formula="of:=CONCATENATE(IF([.A4]=&quot;&quot;;&quot;&quot;;CONCATENATE(&quot;C&quot;; [.A4]));IF([.B4]=&quot;&quot;;&quot;&quot;;CONCATENATE(&quot;/G&quot;;[.B4]));IF([.C4]=&quot;&quot;;&quot;&quot;;CONCATENATE(&quot;/R&quot;;[.C4])); IF([.D4]=&quot;&quot;;&quot;&quot;;CONCATENATE(&quot;/G&quot;;[.B4];&quot;.&quot;;[.D4])); IF([.E4]=&quot;&quot;;&quot;&quot;;CONCATENATE(&quot;/R&quot;;[.E4])); IF([.F4]=&quot;&quot;;&quot;&quot;;CONCATENATE(&quot;/G&quot;;[.B4];&quot;.&quot;;[.D4];&quot;.&quot;;[.F4])); IF([.G4]=&quot;&quot;;&quot;&quot;;CONCATENATE(&quot;/R&quot;;[.G4])); IF([.H4]=&quot;&quot;;&quot;&quot;;CONCATENATE(&quot;/G&quot;;[.B4];&quot;.&quot;;[.D4];&quot;.&quot;;[.F4];&quot;.&quot;;[.H4])); IF([.I4]=&quot;&quot;;&quot;&quot;;CONCATENATE(&quot;/R&quot;;[.I4]));IF([.J4]=&quot;&quot;;&quot;&quot;;CONCATENATE(&quot;/G&quot;;[.B4];&quot;.&quot;;[.D4];&quot;.&quot;;[.F4];&quot;.&quot;;[.H4]; &quot;.&quot;;[.J4])); IF([.K4]=&quot;&quot;;&quot;&quot;;CONCATENATE(&quot;/R&quot;;[.K4])))" table:style-name="ce22">
            <text:p>C48/G1/R1</text:p>
          </table:table-cell>
          <table:table-cell office:value-type="string" table:style-name="ce22">
            <text:p>CRITERION.SELECTION.TECHNICAL_PROFESSIONAL_ABILITY.TECHNICAL.CHECKS.ALLOWANCE_OF_CHECKS</text:p>
          </table:table-cell>
          <table:table-cell office:value-type="string" table:style-name="ce22">
            <text:p>23a27c0e-c4f7-42cd-b0fd-a7cedfbf77a7</text:p>
          </table:table-cell>
          <table:table-cell office:value-type="string" table:style-name="ce22">
            <text:p>Do you allow checks?</text:p>
          </table:table-cell>
          <table:table-cell table:style-name="ce22"/>
          <table:table-cell table:style-name="ce24"/>
          <table:table-cell table:number-columns-repeated="16367" table:style-name="ce22"/>
        </table:table-row>
        <table:table-row table:style-name="ro2">
          <table:table-cell table:number-columns-repeated="16" table:style-name="ce20"/>
          <table:table-cell table:style-name="ce16"/>
          <table:table-cell table:number-columns-repeated="16367" table:style-name="ce22"/>
        </table:table-row>
        <table:table-row table:number-rows-repeated="1048571" table:style-name="ro1">
          <table:table-cell table:number-columns-repeated="16384"/>
        </table:table-row>
      </table:table>
      <table:table table:name="SC-Abilities_3" table:style-name="ta2">
        <table:table-column table:style-name="co1" table:number-columns-repeated="5" table:default-cell-style-name="ce19"/>
        <table:table-column table:style-name="co64" table:number-columns-repeated="6" table:default-cell-style-name="ce19"/>
        <table:table-column table:style-name="co14" table:default-cell-style-name="ce19"/>
        <table:table-column table:style-name="co65" table:default-cell-style-name="ce19"/>
        <table:table-column table:style-name="co66" table:default-cell-style-name="ce19"/>
        <table:table-column table:style-name="co14" table:number-columns-repeated="16370" table:default-cell-style-name="ce19"/>
        <table:table-row table:style-name="ro1">
          <table:table-cell office:value-type="string" table:style-name="ce22">
            <text:p>CRITERION ID</text:p>
          </table:table-cell>
          <table:table-cell office:value-type="string" table:style-name="ce22">
            <text:p>GROUP LEVEL 1</text:p>
          </table:table-cell>
          <table:table-cell office:value-type="string" table:style-name="ce22">
            <text:p>REQUIREMENTS LEVEL 1</text:p>
          </table:table-cell>
          <table:table-cell office:value-type="string" table:style-name="ce22">
            <text:p>SUBGROUP LEVEL 2</text:p>
          </table:table-cell>
          <table:table-cell office:value-type="string" table:style-name="ce22">
            <text:p>REQUIREMENTS LEVEL 2</text:p>
          </table:table-cell>
          <table:table-cell office:value-type="string" table:style-name="ce22">
            <text:p>SUBGROUP LEVEL 3</text:p>
          </table:table-cell>
          <table:table-cell office:value-type="string" table:style-name="ce22">
            <text:p>REQUIREMENTS LEVEL 3</text:p>
          </table:table-cell>
          <table:table-cell office:value-type="string" table:style-name="ce22">
            <text:p>SUBGROUP LEVEL 4</text:p>
          </table:table-cell>
          <table:table-cell office:value-type="string" table:style-name="ce22">
            <text:p>REQUIREMENTS LEVEL 4</text:p>
          </table:table-cell>
          <table:table-cell office:value-type="string" table:style-name="ce22">
            <text:p><text:s/></text:p>
          </table:table-cell>
          <table:table-cell table:style-name="ce22"/>
          <table:table-cell office:value-type="string" table:style-name="ce27">
            <text:p>ITEM ID</text:p>
          </table:table-cell>
          <table:table-cell office:value-type="string" table:style-name="ce27">
            <text:p>Criterion Code</text:p>
          </table:table-cell>
          <table:table-cell office:value-type="string" table:style-name="ce27">
            <text:p>Element UUID</text:p>
          </table:table-cell>
          <table:table-cell office:value-type="string" table:style-name="ce27">
            <text:p>Criterion/Requirement description</text:p>
          </table:table-cell>
          <table:table-cell office:value-type="string" table:style-name="ce27">
            <text:p>PI</text:p>
          </table:table-cell>
          <table:table-cell office:value-type="string" table:style-name="ce24">
            <text:p>Multiple instances possible?</text:p>
          </table:table-cell>
          <table:table-cell table:number-columns-repeated="16367" table:style-name="ce22"/>
        </table:table-row>
        <table:table-row table:style-name="ro1">
          <table:table-cell office:value-type="float" office:value="49" table:style-name="ce23">
            <text:p>49</text:p>
          </table:table-cell>
          <table:table-cell table:number-columns-repeated="10" table:style-name="ce23"/>
          <table:table-cell office:value-type="string" office:string-value="C49" table:formula="of:=CONCATENATE(IF([.A2]=&quot;&quot;;&quot;&quot;;CONCATENATE(&quot;C&quot;; [.A2]));IF([.B2]=&quot;&quot;;&quot;&quot;;CONCATENATE(&quot;/G&quot;;[.B2]));IF([.C2]=&quot;&quot;;&quot;&quot;;CONCATENATE(&quot;/R&quot;;[.C2])); IF([.D2]=&quot;&quot;;&quot;&quot;;CONCATENATE(&quot;/G&quot;;[.B2];&quot;.&quot;;[.D2])); IF([.E2]=&quot;&quot;;&quot;&quot;;CONCATENATE(&quot;/R&quot;;[.E2])); IF([.F2]=&quot;&quot;;&quot;&quot;;CONCATENATE(&quot;/G&quot;;[.B2];&quot;.&quot;;[.D2];&quot;.&quot;;[.F2])); IF([.G2]=&quot;&quot;;&quot;&quot;;CONCATENATE(&quot;/R&quot;;[.G2])); IF([.H2]=&quot;&quot;;&quot;&quot;;CONCATENATE(&quot;/G&quot;;[.B2];&quot;.&quot;;[.D2];&quot;.&quot;;[.F2];&quot;.&quot;;[.H2])); IF([.I2]=&quot;&quot;;&quot;&quot;;CONCATENATE(&quot;/R&quot;;[.I2]));IF([.J2]=&quot;&quot;;&quot;&quot;;CONCATENATE(&quot;/G&quot;;[.B2];&quot;.&quot;;[.D2];&quot;.&quot;;[.F2];&quot;.&quot;;[.H2]; &quot;.&quot;;[.J2])); IF([.K2]=&quot;&quot;;&quot;&quot;;CONCATENATE(&quot;/R&quot;;[.K2])))" table:style-name="ce23">
            <text:p>C49</text:p>
          </table:table-cell>
          <table:table-cell office:value-type="string" table:style-name="ce23">
            <text:p>CRITERION.SELECTION.TECHNICAL_PROFESSIONAL_ABILITY.MANAGEMENT.MANAGERIAL_STAFF</text:p>
          </table:table-cell>
          <table:table-cell office:value-type="string" table:style-name="ce23">
            <text:p>6346959b-e097-4ea1-89cd-d1b4c131ea4d</text:p>
          </table:table-cell>
          <table:table-cell office:value-type="string" table:style-name="ce23">
            <text:p>The economic operator’s number of managerial staff for the last three years were as follows:</text:p>
          </table:table-cell>
          <table:table-cell table:style-name="ce23"/>
          <table:table-cell table:style-name="ce26"/>
          <table:table-cell table:number-columns-repeated="16367" table:style-name="ce22"/>
        </table:table-row>
        <table:table-row table:style-name="ro1">
          <table:table-cell office:value-type="float" office:value="49" table:style-name="ce21">
            <text:p>49</text:p>
          </table:table-cell>
          <table:table-cell office:value-type="float" office:value="1" table:style-name="ce22">
            <text:p>1</text:p>
          </table:table-cell>
          <table:table-cell table:number-columns-repeated="9" table:style-name="ce22"/>
          <table:table-cell office:value-type="string" office:string-value="C49/G1" table:formula="of:=CONCATENATE(IF([.A3]=&quot;&quot;;&quot;&quot;;CONCATENATE(&quot;C&quot;; [.A3]));IF([.B3]=&quot;&quot;;&quot;&quot;;CONCATENATE(&quot;/G&quot;;[.B3]));IF([.C3]=&quot;&quot;;&quot;&quot;;CONCATENATE(&quot;/R&quot;;[.C3])); IF([.D3]=&quot;&quot;;&quot;&quot;;CONCATENATE(&quot;/G&quot;;[.B3];&quot;.&quot;;[.D3])); IF([.E3]=&quot;&quot;;&quot;&quot;;CONCATENATE(&quot;/R&quot;;[.E3])); IF([.F3]=&quot;&quot;;&quot;&quot;;CONCATENATE(&quot;/G&quot;;[.B3];&quot;.&quot;;[.D3];&quot;.&quot;;[.F3])); IF([.G3]=&quot;&quot;;&quot;&quot;;CONCATENATE(&quot;/R&quot;;[.G3])); IF([.H3]=&quot;&quot;;&quot;&quot;;CONCATENATE(&quot;/G&quot;;[.B3];&quot;.&quot;;[.D3];&quot;.&quot;;[.F3];&quot;.&quot;;[.H3])); IF([.I3]=&quot;&quot;;&quot;&quot;;CONCATENATE(&quot;/R&quot;;[.I3]));IF([.J3]=&quot;&quot;;&quot;&quot;;CONCATENATE(&quot;/G&quot;;[.B3];&quot;.&quot;;[.D3];&quot;.&quot;;[.F3];&quot;.&quot;;[.H3]; &quot;.&quot;;[.J3])); IF([.K3]=&quot;&quot;;&quot;&quot;;CONCATENATE(&quot;/R&quot;;[.K3])))" table:style-name="ce22">
            <text:p>C49/G1</text:p>
          </table:table-cell>
          <table:table-cell office:value-type="string" table:style-name="ce22">
            <text:p>CRITERION.SELECTION.TECHNICAL_PROFESSIONAL_ABILITY.MANAGEMENT.MANAGERIAL_STAFF</text:p>
          </table:table-cell>
          <table:table-cell office:value-type="string" table:style-name="ce22">
            <text:p>96defecc-7d32-4957-82e9-aad5f3c5b736</text:p>
          </table:table-cell>
          <table:table-cell table:number-columns-repeated="2" table:style-name="ce7"/>
          <table:table-cell office:value-type="string" table:style-name="ce7">
            <text:p>yes (typically 3)</text:p>
          </table:table-cell>
          <table:table-cell table:number-columns-repeated="16367" table:style-name="ce22"/>
        </table:table-row>
        <table:table-row table:style-name="ro1">
          <table:table-cell office:value-type="float" office:value="49" table:style-name="ce21">
            <text:p>49</text:p>
          </table:table-cell>
          <table:table-cell office:value-type="float" office:value="1" table:style-name="ce22">
            <text:p>1</text:p>
          </table:table-cell>
          <table:table-cell office:value-type="float" office:value="1" table:style-name="ce22">
            <text:p>1</text:p>
          </table:table-cell>
          <table:table-cell table:number-columns-repeated="8" table:style-name="ce22"/>
          <table:table-cell office:value-type="string" office:string-value="C49/G1/R1" table:formula="of:=CONCATENATE(IF([.A4]=&quot;&quot;;&quot;&quot;;CONCATENATE(&quot;C&quot;; [.A4]));IF([.B4]=&quot;&quot;;&quot;&quot;;CONCATENATE(&quot;/G&quot;;[.B4]));IF([.C4]=&quot;&quot;;&quot;&quot;;CONCATENATE(&quot;/R&quot;;[.C4])); IF([.D4]=&quot;&quot;;&quot;&quot;;CONCATENATE(&quot;/G&quot;;[.B4];&quot;.&quot;;[.D4])); IF([.E4]=&quot;&quot;;&quot;&quot;;CONCATENATE(&quot;/R&quot;;[.E4])); IF([.F4]=&quot;&quot;;&quot;&quot;;CONCATENATE(&quot;/G&quot;;[.B4];&quot;.&quot;;[.D4];&quot;.&quot;;[.F4])); IF([.G4]=&quot;&quot;;&quot;&quot;;CONCATENATE(&quot;/R&quot;;[.G4])); IF([.H4]=&quot;&quot;;&quot;&quot;;CONCATENATE(&quot;/G&quot;;[.B4];&quot;.&quot;;[.D4];&quot;.&quot;;[.F4];&quot;.&quot;;[.H4])); IF([.I4]=&quot;&quot;;&quot;&quot;;CONCATENATE(&quot;/R&quot;;[.I4]));IF([.J4]=&quot;&quot;;&quot;&quot;;CONCATENATE(&quot;/G&quot;;[.B4];&quot;.&quot;;[.D4];&quot;.&quot;;[.F4];&quot;.&quot;;[.H4]; &quot;.&quot;;[.J4])); IF([.K4]=&quot;&quot;;&quot;&quot;;CONCATENATE(&quot;/R&quot;;[.K4])))" table:style-name="ce22">
            <text:p>C49/G1/R1</text:p>
          </table:table-cell>
          <table:table-cell office:value-type="string" table:style-name="ce22">
            <text:p>CRITERION.SELECTION.TECHNICAL_PROFESSIONAL_ABILITY.MANAGEMENT.MANAGERIAL_STAFF</text:p>
          </table:table-cell>
          <table:table-cell office:value-type="string" table:style-name="ce22">
            <text:p>5aacceb3-280e-42f1-b2da-3d8ac7877fe9</text:p>
          </table:table-cell>
          <table:table-cell office:value-type="string" table:style-name="ce28">
            <text:p>Year</text:p>
          </table:table-cell>
          <table:table-cell table:style-name="ce28"/>
          <table:table-cell table:style-name="ce7"/>
          <table:table-cell table:number-columns-repeated="16367" table:style-name="ce22"/>
        </table:table-row>
        <table:table-row table:style-name="ro1">
          <table:table-cell office:value-type="float" office:value="49" table:style-name="ce21">
            <text:p>49</text:p>
          </table:table-cell>
          <table:table-cell office:value-type="float" office:value="1" table:style-name="ce22">
            <text:p>1</text:p>
          </table:table-cell>
          <table:table-cell office:value-type="float" office:value="2" table:style-name="ce22">
            <text:p>2</text:p>
          </table:table-cell>
          <table:table-cell table:number-columns-repeated="8" table:style-name="ce22"/>
          <table:table-cell office:value-type="string" office:string-value="C49/G1/R2" table:formula="of:=CONCATENATE(IF([.A5]=&quot;&quot;;&quot;&quot;;CONCATENATE(&quot;C&quot;; [.A5]));IF([.B5]=&quot;&quot;;&quot;&quot;;CONCATENATE(&quot;/G&quot;;[.B5]));IF([.C5]=&quot;&quot;;&quot;&quot;;CONCATENATE(&quot;/R&quot;;[.C5])); IF([.D5]=&quot;&quot;;&quot;&quot;;CONCATENATE(&quot;/G&quot;;[.B5];&quot;.&quot;;[.D5])); IF([.E5]=&quot;&quot;;&quot;&quot;;CONCATENATE(&quot;/R&quot;;[.E5])); IF([.F5]=&quot;&quot;;&quot;&quot;;CONCATENATE(&quot;/G&quot;;[.B5];&quot;.&quot;;[.D5];&quot;.&quot;;[.F5])); IF([.G5]=&quot;&quot;;&quot;&quot;;CONCATENATE(&quot;/R&quot;;[.G5])); IF([.H5]=&quot;&quot;;&quot;&quot;;CONCATENATE(&quot;/G&quot;;[.B5];&quot;.&quot;;[.D5];&quot;.&quot;;[.F5];&quot;.&quot;;[.H5])); IF([.I5]=&quot;&quot;;&quot;&quot;;CONCATENATE(&quot;/R&quot;;[.I5]));IF([.J5]=&quot;&quot;;&quot;&quot;;CONCATENATE(&quot;/G&quot;;[.B5];&quot;.&quot;;[.D5];&quot;.&quot;;[.F5];&quot;.&quot;;[.H5]; &quot;.&quot;;[.J5])); IF([.K5]=&quot;&quot;;&quot;&quot;;CONCATENATE(&quot;/R&quot;;[.K5])))" table:style-name="ce22">
            <text:p>C49/G1/R2</text:p>
          </table:table-cell>
          <table:table-cell office:value-type="string" table:style-name="ce22">
            <text:p>CRITERION.SELECTION.TECHNICAL_PROFESSIONAL_ABILITY.MANAGEMENT.MANAGERIAL_STAFF</text:p>
          </table:table-cell>
          <table:table-cell office:value-type="string" table:style-name="ce22">
            <text:p>42037f41-53af-44df-b6b8-2395cee98087</text:p>
          </table:table-cell>
          <table:table-cell office:value-type="string" table:style-name="ce28">
            <text:p>Number</text:p>
          </table:table-cell>
          <table:table-cell table:style-name="ce28"/>
          <table:table-cell table:style-name="ce7"/>
          <table:table-cell table:number-columns-repeated="16367" table:style-name="ce22"/>
        </table:table-row>
        <table:table-row table:style-name="ro1">
          <table:table-cell office:value-type="float" office:value="49" table:style-name="ce21">
            <text:p>49</text:p>
          </table:table-cell>
          <table:table-cell office:value-type="float" office:value="2" table:style-name="ce22">
            <text:p>2</text:p>
          </table:table-cell>
          <table:table-cell table:number-columns-repeated="9" table:style-name="ce22"/>
          <table:table-cell office:value-type="string" office:string-value="C49/G2" table:formula="of:=CONCATENATE(IF([.A6]=&quot;&quot;;&quot;&quot;;CONCATENATE(&quot;C&quot;; [.A6]));IF([.B6]=&quot;&quot;;&quot;&quot;;CONCATENATE(&quot;/G&quot;;[.B6]));IF([.C6]=&quot;&quot;;&quot;&quot;;CONCATENATE(&quot;/R&quot;;[.C6])); IF([.D6]=&quot;&quot;;&quot;&quot;;CONCATENATE(&quot;/G&quot;;[.B6];&quot;.&quot;;[.D6])); IF([.E6]=&quot;&quot;;&quot;&quot;;CONCATENATE(&quot;/R&quot;;[.E6])); IF([.F6]=&quot;&quot;;&quot;&quot;;CONCATENATE(&quot;/G&quot;;[.B6];&quot;.&quot;;[.D6];&quot;.&quot;;[.F6])); IF([.G6]=&quot;&quot;;&quot;&quot;;CONCATENATE(&quot;/R&quot;;[.G6])); IF([.H6]=&quot;&quot;;&quot;&quot;;CONCATENATE(&quot;/G&quot;;[.B6];&quot;.&quot;;[.D6];&quot;.&quot;;[.F6];&quot;.&quot;;[.H6])); IF([.I6]=&quot;&quot;;&quot;&quot;;CONCATENATE(&quot;/R&quot;;[.I6]));IF([.J6]=&quot;&quot;;&quot;&quot;;CONCATENATE(&quot;/G&quot;;[.B6];&quot;.&quot;;[.D6];&quot;.&quot;;[.F6];&quot;.&quot;;[.H6]; &quot;.&quot;;[.J6])); IF([.K6]=&quot;&quot;;&quot;&quot;;CONCATENATE(&quot;/R&quot;;[.K6])))" table:style-name="ce22">
            <text:p>C49/G2</text:p>
          </table:table-cell>
          <table:table-cell office:value-type="string" table:style-name="ce22">
            <text:p>CRITERION.SELECTION.TECHNICAL_PROFESSIONAL_ABILITY.MANAGEMENT.MANAGERIAL_STAFF</text:p>
          </table:table-cell>
          <table:table-cell office:value-type="string" table:style-name="ce22">
            <text:p>7458d42a-e581-4640-9283-34ceb3ad4345</text:p>
          </table:table-cell>
          <table:table-cell table:number-columns-repeated="2" table:style-name="ce22"/>
          <table:table-cell table:style-name="ce24"/>
          <table:table-cell table:number-columns-repeated="16367" table:style-name="ce22"/>
        </table:table-row>
        <table:table-row table:style-name="ro1">
          <table:table-cell office:value-type="float" office:value="49" table:style-name="ce21">
            <text:p>49</text:p>
          </table:table-cell>
          <table:table-cell office:value-type="float" office:value="2" table:style-name="ce22">
            <text:p>2</text:p>
          </table:table-cell>
          <table:table-cell office:value-type="float" office:value="1" table:style-name="ce22">
            <text:p>1</text:p>
          </table:table-cell>
          <table:table-cell table:number-columns-repeated="8" table:style-name="ce22"/>
          <table:table-cell office:value-type="string" office:string-value="C49/G2/R1" table:formula="of:=CONCATENATE(IF([.A7]=&quot;&quot;;&quot;&quot;;CONCATENATE(&quot;C&quot;; [.A7]));IF([.B7]=&quot;&quot;;&quot;&quot;;CONCATENATE(&quot;/G&quot;;[.B7]));IF([.C7]=&quot;&quot;;&quot;&quot;;CONCATENATE(&quot;/R&quot;;[.C7])); IF([.D7]=&quot;&quot;;&quot;&quot;;CONCATENATE(&quot;/G&quot;;[.B7];&quot;.&quot;;[.D7])); IF([.E7]=&quot;&quot;;&quot;&quot;;CONCATENATE(&quot;/R&quot;;[.E7])); IF([.F7]=&quot;&quot;;&quot;&quot;;CONCATENATE(&quot;/G&quot;;[.B7];&quot;.&quot;;[.D7];&quot;.&quot;;[.F7])); IF([.G7]=&quot;&quot;;&quot;&quot;;CONCATENATE(&quot;/R&quot;;[.G7])); IF([.H7]=&quot;&quot;;&quot;&quot;;CONCATENATE(&quot;/G&quot;;[.B7];&quot;.&quot;;[.D7];&quot;.&quot;;[.F7];&quot;.&quot;;[.H7])); IF([.I7]=&quot;&quot;;&quot;&quot;;CONCATENATE(&quot;/R&quot;;[.I7]));IF([.J7]=&quot;&quot;;&quot;&quot;;CONCATENATE(&quot;/G&quot;;[.B7];&quot;.&quot;;[.D7];&quot;.&quot;;[.F7];&quot;.&quot;;[.H7]; &quot;.&quot;;[.J7])); IF([.K7]=&quot;&quot;;&quot;&quot;;CONCATENATE(&quot;/R&quot;;[.K7])))" table:style-name="ce22">
            <text:p>C49/G2/R1</text:p>
          </table:table-cell>
          <table:table-cell office:value-type="string" table:style-name="ce22">
            <text:p>CRITERION.SELECTION.TECHNICAL_PROFESSIONAL_ABILITY.MANAGEMENT.MANAGERIAL_STAFF</text:p>
          </table:table-cell>
          <table:table-cell office:value-type="string" table:style-name="ce22">
            <text:p>c1347b74-1872-4060-a6db-f4044edcd7c4</text:p>
          </table:table-cell>
          <table:table-cell office:value-type="string" table:style-name="ce22">
            <text:p>Is this information available electronically?</text:p>
          </table:table-cell>
          <table:table-cell table:style-name="ce22"/>
          <table:table-cell table:style-name="ce24"/>
          <table:table-cell table:number-columns-repeated="16367" table:style-name="ce22"/>
        </table:table-row>
        <table:table-row table:style-name="ro1">
          <table:table-cell office:value-type="float" office:value="49" table:style-name="ce21">
            <text:p>49</text:p>
          </table:table-cell>
          <table:table-cell office:value-type="float" office:value="2" table:style-name="ce22">
            <text:p>2</text:p>
          </table:table-cell>
          <table:table-cell table:style-name="ce22"/>
          <table:table-cell office:value-type="float" office:value="1" table:style-name="ce22">
            <text:p>1</text:p>
          </table:table-cell>
          <table:table-cell table:number-columns-repeated="7" table:style-name="ce22"/>
          <table:table-cell office:value-type="string" office:string-value="C49/G2/G2.1" table:formula="of:=CONCATENATE(IF([.A8]=&quot;&quot;;&quot;&quot;;CONCATENATE(&quot;C&quot;; [.A8]));IF([.B8]=&quot;&quot;;&quot;&quot;;CONCATENATE(&quot;/G&quot;;[.B8]));IF([.C8]=&quot;&quot;;&quot;&quot;;CONCATENATE(&quot;/R&quot;;[.C8])); IF([.D8]=&quot;&quot;;&quot;&quot;;CONCATENATE(&quot;/G&quot;;[.B8];&quot;.&quot;;[.D8])); IF([.E8]=&quot;&quot;;&quot;&quot;;CONCATENATE(&quot;/R&quot;;[.E8])); IF([.F8]=&quot;&quot;;&quot;&quot;;CONCATENATE(&quot;/G&quot;;[.B8];&quot;.&quot;;[.D8];&quot;.&quot;;[.F8])); IF([.G8]=&quot;&quot;;&quot;&quot;;CONCATENATE(&quot;/R&quot;;[.G8])); IF([.H8]=&quot;&quot;;&quot;&quot;;CONCATENATE(&quot;/G&quot;;[.B8];&quot;.&quot;;[.D8];&quot;.&quot;;[.F8];&quot;.&quot;;[.H8])); IF([.I8]=&quot;&quot;;&quot;&quot;;CONCATENATE(&quot;/R&quot;;[.I8]));IF([.J8]=&quot;&quot;;&quot;&quot;;CONCATENATE(&quot;/G&quot;;[.B8];&quot;.&quot;;[.D8];&quot;.&quot;;[.F8];&quot;.&quot;;[.H8]; &quot;.&quot;;[.J8])); IF([.K8]=&quot;&quot;;&quot;&quot;;CONCATENATE(&quot;/R&quot;;[.K8])))" table:style-name="ce22">
            <text:p>C49/G2/G2.1</text:p>
          </table:table-cell>
          <table:table-cell office:value-type="string" table:style-name="ce22">
            <text:p>CRITERION.SELECTION.TECHNICAL_PROFESSIONAL_ABILITY.MANAGEMENT.MANAGERIAL_STAFF</text:p>
          </table:table-cell>
          <table:table-cell office:value-type="string" table:style-name="ce22">
            <text:p>41dd2e9b-1bfd-44c7-93ee-56bd74a4334b</text:p>
          </table:table-cell>
          <table:table-cell table:style-name="ce22"/>
          <table:table-cell office:value-type="string" table:style-name="ce22">
            <text:p>GROUP_FULFILLED.ON_TRUE</text:p>
          </table:table-cell>
          <table:table-cell table:style-name="ce24"/>
          <table:table-cell table:number-columns-repeated="16367" table:style-name="ce22"/>
        </table:table-row>
        <table:table-row table:style-name="ro1">
          <table:table-cell office:value-type="float" office:value="49" table:style-name="ce21">
            <text:p>49</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1" table:style-name="ce22">
            <text:p>1</text:p>
          </table:table-cell>
          <table:table-cell table:number-columns-repeated="6" table:style-name="ce22"/>
          <table:table-cell office:value-type="string" office:string-value="C49/G2/G2.1/R1" table:formula="of:=CONCATENATE(IF([.A9]=&quot;&quot;;&quot;&quot;;CONCATENATE(&quot;C&quot;; [.A9]));IF([.B9]=&quot;&quot;;&quot;&quot;;CONCATENATE(&quot;/G&quot;;[.B9]));IF([.C9]=&quot;&quot;;&quot;&quot;;CONCATENATE(&quot;/R&quot;;[.C9])); IF([.D9]=&quot;&quot;;&quot;&quot;;CONCATENATE(&quot;/G&quot;;[.B9];&quot;.&quot;;[.D9])); IF([.E9]=&quot;&quot;;&quot;&quot;;CONCATENATE(&quot;/R&quot;;[.E9])); IF([.F9]=&quot;&quot;;&quot;&quot;;CONCATENATE(&quot;/G&quot;;[.B9];&quot;.&quot;;[.D9];&quot;.&quot;;[.F9])); IF([.G9]=&quot;&quot;;&quot;&quot;;CONCATENATE(&quot;/R&quot;;[.G9])); IF([.H9]=&quot;&quot;;&quot;&quot;;CONCATENATE(&quot;/G&quot;;[.B9];&quot;.&quot;;[.D9];&quot;.&quot;;[.F9];&quot;.&quot;;[.H9])); IF([.I9]=&quot;&quot;;&quot;&quot;;CONCATENATE(&quot;/R&quot;;[.I9]));IF([.J9]=&quot;&quot;;&quot;&quot;;CONCATENATE(&quot;/G&quot;;[.B9];&quot;.&quot;;[.D9];&quot;.&quot;;[.F9];&quot;.&quot;;[.H9]; &quot;.&quot;;[.J9])); IF([.K9]=&quot;&quot;;&quot;&quot;;CONCATENATE(&quot;/R&quot;;[.K9])))" table:style-name="ce22">
            <text:p>C49/G2/G2.1/R1</text:p>
          </table:table-cell>
          <table:table-cell office:value-type="string" table:style-name="ce22">
            <text:p>CRITERION.SELECTION.TECHNICAL_PROFESSIONAL_ABILITY.MANAGEMENT.MANAGERIAL_STAFF</text:p>
          </table:table-cell>
          <table:table-cell office:value-type="string" table:style-name="ce22">
            <text:p>f4313bb6-21b6-499e-bdff-debe10e11d2c</text:p>
          </table:table-cell>
          <table:table-cell office:value-type="string" table:style-name="ce22">
            <text:p>URL</text:p>
          </table:table-cell>
          <table:table-cell table:style-name="ce22"/>
          <table:table-cell table:style-name="ce24"/>
          <table:table-cell table:number-columns-repeated="16367" table:style-name="ce22"/>
        </table:table-row>
        <table:table-row table:style-name="ro1">
          <table:table-cell office:value-type="float" office:value="49" table:style-name="ce21">
            <text:p>49</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2" table:style-name="ce22">
            <text:p>2</text:p>
          </table:table-cell>
          <table:table-cell table:number-columns-repeated="6" table:style-name="ce22"/>
          <table:table-cell office:value-type="string" office:string-value="C49/G2/G2.1/R2" table:formula="of:=CONCATENATE(IF([.A10]=&quot;&quot;;&quot;&quot;;CONCATENATE(&quot;C&quot;; [.A10]));IF([.B10]=&quot;&quot;;&quot;&quot;;CONCATENATE(&quot;/G&quot;;[.B10]));IF([.C10]=&quot;&quot;;&quot;&quot;;CONCATENATE(&quot;/R&quot;;[.C10])); IF([.D10]=&quot;&quot;;&quot;&quot;;CONCATENATE(&quot;/G&quot;;[.B10];&quot;.&quot;;[.D10])); IF([.E10]=&quot;&quot;;&quot;&quot;;CONCATENATE(&quot;/R&quot;;[.E10])); IF([.F10]=&quot;&quot;;&quot;&quot;;CONCATENATE(&quot;/G&quot;;[.B10];&quot;.&quot;;[.D10];&quot;.&quot;;[.F10])); IF([.G10]=&quot;&quot;;&quot;&quot;;CONCATENATE(&quot;/R&quot;;[.G10])); IF([.H10]=&quot;&quot;;&quot;&quot;;CONCATENATE(&quot;/G&quot;;[.B10];&quot;.&quot;;[.D10];&quot;.&quot;;[.F10];&quot;.&quot;;[.H10])); IF([.I10]=&quot;&quot;;&quot;&quot;;CONCATENATE(&quot;/R&quot;;[.I10]));IF([.J10]=&quot;&quot;;&quot;&quot;;CONCATENATE(&quot;/G&quot;;[.B10];&quot;.&quot;;[.D10];&quot;.&quot;;[.F10];&quot;.&quot;;[.H10]; &quot;.&quot;;[.J10])); IF([.K10]=&quot;&quot;;&quot;&quot;;CONCATENATE(&quot;/R&quot;;[.K10])))" table:style-name="ce22">
            <text:p>C49/G2/G2.1/R2</text:p>
          </table:table-cell>
          <table:table-cell office:value-type="string" table:style-name="ce22">
            <text:p>CRITERION.SELECTION.TECHNICAL_PROFESSIONAL_ABILITY.MANAGEMENT.MANAGERIAL_STAFF</text:p>
          </table:table-cell>
          <table:table-cell office:value-type="string" table:style-name="ce22">
            <text:p>1f1cd18e-3e01-4ca2-af4c-e2981924ba8d</text:p>
          </table:table-cell>
          <table:table-cell office:value-type="string" table:style-name="ce22">
            <text:p>Code</text:p>
          </table:table-cell>
          <table:table-cell table:style-name="ce22"/>
          <table:table-cell table:style-name="ce24"/>
          <table:table-cell table:number-columns-repeated="16367" table:style-name="ce22"/>
        </table:table-row>
        <table:table-row table:style-name="ro1">
          <table:table-cell office:value-type="float" office:value="49" table:style-name="ce21">
            <text:p>49</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3" table:style-name="ce22">
            <text:p>3</text:p>
          </table:table-cell>
          <table:table-cell table:number-columns-repeated="6" table:style-name="ce22"/>
          <table:table-cell office:value-type="string" office:string-value="C49/G2/G2.1/R3" table:formula="of:=CONCATENATE(IF([.A11]=&quot;&quot;;&quot;&quot;;CONCATENATE(&quot;C&quot;; [.A11]));IF([.B11]=&quot;&quot;;&quot;&quot;;CONCATENATE(&quot;/G&quot;;[.B11]));IF([.C11]=&quot;&quot;;&quot;&quot;;CONCATENATE(&quot;/R&quot;;[.C11])); IF([.D11]=&quot;&quot;;&quot;&quot;;CONCATENATE(&quot;/G&quot;;[.B11];&quot;.&quot;;[.D11])); IF([.E11]=&quot;&quot;;&quot;&quot;;CONCATENATE(&quot;/R&quot;;[.E11])); IF([.F11]=&quot;&quot;;&quot;&quot;;CONCATENATE(&quot;/G&quot;;[.B11];&quot;.&quot;;[.D11];&quot;.&quot;;[.F11])); IF([.G11]=&quot;&quot;;&quot;&quot;;CONCATENATE(&quot;/R&quot;;[.G11])); IF([.H11]=&quot;&quot;;&quot;&quot;;CONCATENATE(&quot;/G&quot;;[.B11];&quot;.&quot;;[.D11];&quot;.&quot;;[.F11];&quot;.&quot;;[.H11])); IF([.I11]=&quot;&quot;;&quot;&quot;;CONCATENATE(&quot;/R&quot;;[.I11]));IF([.J11]=&quot;&quot;;&quot;&quot;;CONCATENATE(&quot;/G&quot;;[.B11];&quot;.&quot;;[.D11];&quot;.&quot;;[.F11];&quot;.&quot;;[.H11]; &quot;.&quot;;[.J11])); IF([.K11]=&quot;&quot;;&quot;&quot;;CONCATENATE(&quot;/R&quot;;[.K11])))" table:style-name="ce22">
            <text:p>C49/G2/G2.1/R3</text:p>
          </table:table-cell>
          <table:table-cell office:value-type="string" table:style-name="ce22">
            <text:p>CRITERION.SELECTION.TECHNICAL_PROFESSIONAL_ABILITY.MANAGEMENT.MANAGERIAL_STAFF</text:p>
          </table:table-cell>
          <table:table-cell office:value-type="string" table:style-name="ce22">
            <text:p>c3ccfa31-0c5e-4e3a-a3fd-db9fb83d78d4</text:p>
          </table:table-cell>
          <table:table-cell office:value-type="string" table:style-name="ce22">
            <text:p>Issuer</text:p>
          </table:table-cell>
          <table:table-cell table:style-name="ce22"/>
          <table:table-cell table:style-name="ce24"/>
          <table:table-cell table:number-columns-repeated="16367" table:style-name="ce22"/>
        </table:table-row>
        <table:table-row table:style-name="ro1">
          <table:table-cell office:value-type="float" office:value="50" table:style-name="ce18">
            <text:p>50</text:p>
          </table:table-cell>
          <table:table-cell table:number-columns-repeated="10" table:style-name="ce18"/>
          <table:table-cell office:value-type="string" office:string-value="C50" table:formula="of:=CONCATENATE(IF([.A12]=&quot;&quot;;&quot;&quot;;CONCATENATE(&quot;C&quot;; [.A12]));IF([.B12]=&quot;&quot;;&quot;&quot;;CONCATENATE(&quot;/G&quot;;[.B12]));IF([.C12]=&quot;&quot;;&quot;&quot;;CONCATENATE(&quot;/R&quot;;[.C12])); IF([.D12]=&quot;&quot;;&quot;&quot;;CONCATENATE(&quot;/G&quot;;[.B12];&quot;.&quot;;[.D12])); IF([.E12]=&quot;&quot;;&quot;&quot;;CONCATENATE(&quot;/R&quot;;[.E12])); IF([.F12]=&quot;&quot;;&quot;&quot;;CONCATENATE(&quot;/G&quot;;[.B12];&quot;.&quot;;[.D12];&quot;.&quot;;[.F12])); IF([.G12]=&quot;&quot;;&quot;&quot;;CONCATENATE(&quot;/R&quot;;[.G12])); IF([.H12]=&quot;&quot;;&quot;&quot;;CONCATENATE(&quot;/G&quot;;[.B12];&quot;.&quot;;[.D12];&quot;.&quot;;[.F12];&quot;.&quot;;[.H12])); IF([.I12]=&quot;&quot;;&quot;&quot;;CONCATENATE(&quot;/R&quot;;[.I12]));IF([.J12]=&quot;&quot;;&quot;&quot;;CONCATENATE(&quot;/G&quot;;[.B12];&quot;.&quot;;[.D12];&quot;.&quot;;[.F12];&quot;.&quot;;[.H12]; &quot;.&quot;;[.J12])); IF([.K12]=&quot;&quot;;&quot;&quot;;CONCATENATE(&quot;/R&quot;;[.K12])))" table:style-name="ce18">
            <text:p>C50</text:p>
          </table:table-cell>
          <table:table-cell office:value-type="string" table:style-name="ce18">
            <text:p>CRITERION.SELECTION.TECHNICAL_PROFESSIONAL_ABILITY.MANAGEMENT.AVERAGE_ANNUAL_MANPOWER</text:p>
          </table:table-cell>
          <table:table-cell office:value-type="string" table:style-name="ce18">
            <text:p>1f49b3f0-d50f-43f6-8b30-4bafab108b9b</text:p>
          </table:table-cell>
          <table:table-cell office:value-type="string" table:style-name="ce18">
            <text:p>The economic operator’s average annual manpower for the last three years were as follows:</text:p>
          </table:table-cell>
          <table:table-cell table:style-name="ce18"/>
          <table:table-cell table:style-name="ce25"/>
          <table:table-cell table:number-columns-repeated="16367" table:style-name="ce21"/>
        </table:table-row>
        <table:table-row table:style-name="ro1">
          <table:table-cell office:value-type="float" office:value="50" table:style-name="ce21">
            <text:p>50</text:p>
          </table:table-cell>
          <table:table-cell office:value-type="float" office:value="1" table:style-name="ce22">
            <text:p>1</text:p>
          </table:table-cell>
          <table:table-cell table:number-columns-repeated="9" table:style-name="ce22"/>
          <table:table-cell office:value-type="string" office:string-value="C50/G1" table:formula="of:=CONCATENATE(IF([.A13]=&quot;&quot;;&quot;&quot;;CONCATENATE(&quot;C&quot;; [.A13]));IF([.B13]=&quot;&quot;;&quot;&quot;;CONCATENATE(&quot;/G&quot;;[.B13]));IF([.C13]=&quot;&quot;;&quot;&quot;;CONCATENATE(&quot;/R&quot;;[.C13])); IF([.D13]=&quot;&quot;;&quot;&quot;;CONCATENATE(&quot;/G&quot;;[.B13];&quot;.&quot;;[.D13])); IF([.E13]=&quot;&quot;;&quot;&quot;;CONCATENATE(&quot;/R&quot;;[.E13])); IF([.F13]=&quot;&quot;;&quot;&quot;;CONCATENATE(&quot;/G&quot;;[.B13];&quot;.&quot;;[.D13];&quot;.&quot;;[.F13])); IF([.G13]=&quot;&quot;;&quot;&quot;;CONCATENATE(&quot;/R&quot;;[.G13])); IF([.H13]=&quot;&quot;;&quot;&quot;;CONCATENATE(&quot;/G&quot;;[.B13];&quot;.&quot;;[.D13];&quot;.&quot;;[.F13];&quot;.&quot;;[.H13])); IF([.I13]=&quot;&quot;;&quot;&quot;;CONCATENATE(&quot;/R&quot;;[.I13]));IF([.J13]=&quot;&quot;;&quot;&quot;;CONCATENATE(&quot;/G&quot;;[.B13];&quot;.&quot;;[.D13];&quot;.&quot;;[.F13];&quot;.&quot;;[.H13]; &quot;.&quot;;[.J13])); IF([.K13]=&quot;&quot;;&quot;&quot;;CONCATENATE(&quot;/R&quot;;[.K13])))" table:style-name="ce22">
            <text:p>C50/G1</text:p>
          </table:table-cell>
          <table:table-cell office:value-type="string" table:style-name="ce22">
            <text:p>CRITERION.SELECTION.TECHNICAL_PROFESSIONAL_ABILITY.MANAGEMENT.AVERAGE_ANNUAL_MANPOWER</text:p>
          </table:table-cell>
          <table:table-cell office:value-type="string" table:style-name="ce22">
            <text:p>96defecc-7d32-4957-82e9-aad5f3c5b736</text:p>
          </table:table-cell>
          <table:table-cell table:number-columns-repeated="2" table:style-name="ce7"/>
          <table:table-cell office:value-type="string" table:style-name="ce7">
            <text:p>yes (typically 3)</text:p>
          </table:table-cell>
          <table:table-cell table:number-columns-repeated="16367" table:style-name="ce22"/>
        </table:table-row>
        <table:table-row table:style-name="ro1">
          <table:table-cell office:value-type="float" office:value="50" table:style-name="ce21">
            <text:p>50</text:p>
          </table:table-cell>
          <table:table-cell office:value-type="float" office:value="1" table:style-name="ce22">
            <text:p>1</text:p>
          </table:table-cell>
          <table:table-cell office:value-type="float" office:value="1" table:style-name="ce22">
            <text:p>1</text:p>
          </table:table-cell>
          <table:table-cell table:number-columns-repeated="8" table:style-name="ce22"/>
          <table:table-cell office:value-type="string" office:string-value="C50/G1/R1" table:formula="of:=CONCATENATE(IF([.A14]=&quot;&quot;;&quot;&quot;;CONCATENATE(&quot;C&quot;; [.A14]));IF([.B14]=&quot;&quot;;&quot;&quot;;CONCATENATE(&quot;/G&quot;;[.B14]));IF([.C14]=&quot;&quot;;&quot;&quot;;CONCATENATE(&quot;/R&quot;;[.C14])); IF([.D14]=&quot;&quot;;&quot;&quot;;CONCATENATE(&quot;/G&quot;;[.B14];&quot;.&quot;;[.D14])); IF([.E14]=&quot;&quot;;&quot;&quot;;CONCATENATE(&quot;/R&quot;;[.E14])); IF([.F14]=&quot;&quot;;&quot;&quot;;CONCATENATE(&quot;/G&quot;;[.B14];&quot;.&quot;;[.D14];&quot;.&quot;;[.F14])); IF([.G14]=&quot;&quot;;&quot;&quot;;CONCATENATE(&quot;/R&quot;;[.G14])); IF([.H14]=&quot;&quot;;&quot;&quot;;CONCATENATE(&quot;/G&quot;;[.B14];&quot;.&quot;;[.D14];&quot;.&quot;;[.F14];&quot;.&quot;;[.H14])); IF([.I14]=&quot;&quot;;&quot;&quot;;CONCATENATE(&quot;/R&quot;;[.I14]));IF([.J14]=&quot;&quot;;&quot;&quot;;CONCATENATE(&quot;/G&quot;;[.B14];&quot;.&quot;;[.D14];&quot;.&quot;;[.F14];&quot;.&quot;;[.H14]; &quot;.&quot;;[.J14])); IF([.K14]=&quot;&quot;;&quot;&quot;;CONCATENATE(&quot;/R&quot;;[.K14])))" table:style-name="ce22">
            <text:p>C50/G1/R1</text:p>
          </table:table-cell>
          <table:table-cell office:value-type="string" table:style-name="ce22">
            <text:p>CRITERION.SELECTION.TECHNICAL_PROFESSIONAL_ABILITY.MANAGEMENT.AVERAGE_ANNUAL_MANPOWER</text:p>
          </table:table-cell>
          <table:table-cell office:value-type="string" table:style-name="ce22">
            <text:p>5aacceb3-280e-42f1-b2da-3d8ac7877fe9</text:p>
          </table:table-cell>
          <table:table-cell office:value-type="string" table:style-name="ce28">
            <text:p>Year</text:p>
          </table:table-cell>
          <table:table-cell table:style-name="ce28"/>
          <table:table-cell table:style-name="ce7"/>
          <table:table-cell table:number-columns-repeated="16367" table:style-name="ce22"/>
        </table:table-row>
        <table:table-row table:style-name="ro1">
          <table:table-cell office:value-type="float" office:value="50" table:style-name="ce21">
            <text:p>50</text:p>
          </table:table-cell>
          <table:table-cell office:value-type="float" office:value="1" table:style-name="ce22">
            <text:p>1</text:p>
          </table:table-cell>
          <table:table-cell office:value-type="float" office:value="2" table:style-name="ce22">
            <text:p>2</text:p>
          </table:table-cell>
          <table:table-cell table:number-columns-repeated="8" table:style-name="ce22"/>
          <table:table-cell office:value-type="string" office:string-value="C50/G1/R2" table:formula="of:=CONCATENATE(IF([.A15]=&quot;&quot;;&quot;&quot;;CONCATENATE(&quot;C&quot;; [.A15]));IF([.B15]=&quot;&quot;;&quot;&quot;;CONCATENATE(&quot;/G&quot;;[.B15]));IF([.C15]=&quot;&quot;;&quot;&quot;;CONCATENATE(&quot;/R&quot;;[.C15])); IF([.D15]=&quot;&quot;;&quot;&quot;;CONCATENATE(&quot;/G&quot;;[.B15];&quot;.&quot;;[.D15])); IF([.E15]=&quot;&quot;;&quot;&quot;;CONCATENATE(&quot;/R&quot;;[.E15])); IF([.F15]=&quot;&quot;;&quot;&quot;;CONCATENATE(&quot;/G&quot;;[.B15];&quot;.&quot;;[.D15];&quot;.&quot;;[.F15])); IF([.G15]=&quot;&quot;;&quot;&quot;;CONCATENATE(&quot;/R&quot;;[.G15])); IF([.H15]=&quot;&quot;;&quot;&quot;;CONCATENATE(&quot;/G&quot;;[.B15];&quot;.&quot;;[.D15];&quot;.&quot;;[.F15];&quot;.&quot;;[.H15])); IF([.I15]=&quot;&quot;;&quot;&quot;;CONCATENATE(&quot;/R&quot;;[.I15]));IF([.J15]=&quot;&quot;;&quot;&quot;;CONCATENATE(&quot;/G&quot;;[.B15];&quot;.&quot;;[.D15];&quot;.&quot;;[.F15];&quot;.&quot;;[.H15]; &quot;.&quot;;[.J15])); IF([.K15]=&quot;&quot;;&quot;&quot;;CONCATENATE(&quot;/R&quot;;[.K15])))" table:style-name="ce22">
            <text:p>C50/G1/R2</text:p>
          </table:table-cell>
          <table:table-cell office:value-type="string" table:style-name="ce22">
            <text:p>CRITERION.SELECTION.TECHNICAL_PROFESSIONAL_ABILITY.MANAGEMENT.AVERAGE_ANNUAL_MANPOWER</text:p>
          </table:table-cell>
          <table:table-cell office:value-type="string" table:style-name="ce22">
            <text:p>42037f41-53af-44df-b6b8-2395cee98087</text:p>
          </table:table-cell>
          <table:table-cell office:value-type="string" table:style-name="ce28">
            <text:p>Number</text:p>
          </table:table-cell>
          <table:table-cell table:style-name="ce28"/>
          <table:table-cell table:style-name="ce7"/>
          <table:table-cell table:number-columns-repeated="16367" table:style-name="ce22"/>
        </table:table-row>
        <table:table-row table:style-name="ro1">
          <table:table-cell office:value-type="float" office:value="50" table:style-name="ce21">
            <text:p>50</text:p>
          </table:table-cell>
          <table:table-cell office:value-type="float" office:value="2" table:style-name="ce22">
            <text:p>2</text:p>
          </table:table-cell>
          <table:table-cell table:number-columns-repeated="9" table:style-name="ce22"/>
          <table:table-cell office:value-type="string" office:string-value="C50/G2" table:formula="of:=CONCATENATE(IF([.A16]=&quot;&quot;;&quot;&quot;;CONCATENATE(&quot;C&quot;; [.A16]));IF([.B16]=&quot;&quot;;&quot;&quot;;CONCATENATE(&quot;/G&quot;;[.B16]));IF([.C16]=&quot;&quot;;&quot;&quot;;CONCATENATE(&quot;/R&quot;;[.C16])); IF([.D16]=&quot;&quot;;&quot;&quot;;CONCATENATE(&quot;/G&quot;;[.B16];&quot;.&quot;;[.D16])); IF([.E16]=&quot;&quot;;&quot;&quot;;CONCATENATE(&quot;/R&quot;;[.E16])); IF([.F16]=&quot;&quot;;&quot;&quot;;CONCATENATE(&quot;/G&quot;;[.B16];&quot;.&quot;;[.D16];&quot;.&quot;;[.F16])); IF([.G16]=&quot;&quot;;&quot;&quot;;CONCATENATE(&quot;/R&quot;;[.G16])); IF([.H16]=&quot;&quot;;&quot;&quot;;CONCATENATE(&quot;/G&quot;;[.B16];&quot;.&quot;;[.D16];&quot;.&quot;;[.F16];&quot;.&quot;;[.H16])); IF([.I16]=&quot;&quot;;&quot;&quot;;CONCATENATE(&quot;/R&quot;;[.I16]));IF([.J16]=&quot;&quot;;&quot;&quot;;CONCATENATE(&quot;/G&quot;;[.B16];&quot;.&quot;;[.D16];&quot;.&quot;;[.F16];&quot;.&quot;;[.H16]; &quot;.&quot;;[.J16])); IF([.K16]=&quot;&quot;;&quot;&quot;;CONCATENATE(&quot;/R&quot;;[.K16])))" table:style-name="ce22">
            <text:p>C50/G2</text:p>
          </table:table-cell>
          <table:table-cell office:value-type="string" table:style-name="ce22">
            <text:p>CRITERION.SELECTION.TECHNICAL_PROFESSIONAL_ABILITY.MANAGEMENT.AVERAGE_ANNUAL_MANPOWER</text:p>
          </table:table-cell>
          <table:table-cell office:value-type="string" table:style-name="ce22">
            <text:p>7458d42a-e581-4640-9283-34ceb3ad4345</text:p>
          </table:table-cell>
          <table:table-cell table:number-columns-repeated="2" table:style-name="ce22"/>
          <table:table-cell table:style-name="ce24"/>
          <table:table-cell table:number-columns-repeated="16367" table:style-name="ce22"/>
        </table:table-row>
        <table:table-row table:style-name="ro1">
          <table:table-cell office:value-type="float" office:value="50" table:style-name="ce21">
            <text:p>50</text:p>
          </table:table-cell>
          <table:table-cell office:value-type="float" office:value="2" table:style-name="ce22">
            <text:p>2</text:p>
          </table:table-cell>
          <table:table-cell office:value-type="float" office:value="1" table:style-name="ce22">
            <text:p>1</text:p>
          </table:table-cell>
          <table:table-cell table:number-columns-repeated="8" table:style-name="ce22"/>
          <table:table-cell office:value-type="string" office:string-value="C50/G2/R1" table:formula="of:=CONCATENATE(IF([.A17]=&quot;&quot;;&quot;&quot;;CONCATENATE(&quot;C&quot;; [.A17]));IF([.B17]=&quot;&quot;;&quot;&quot;;CONCATENATE(&quot;/G&quot;;[.B17]));IF([.C17]=&quot;&quot;;&quot;&quot;;CONCATENATE(&quot;/R&quot;;[.C17])); IF([.D17]=&quot;&quot;;&quot;&quot;;CONCATENATE(&quot;/G&quot;;[.B17];&quot;.&quot;;[.D17])); IF([.E17]=&quot;&quot;;&quot;&quot;;CONCATENATE(&quot;/R&quot;;[.E17])); IF([.F17]=&quot;&quot;;&quot;&quot;;CONCATENATE(&quot;/G&quot;;[.B17];&quot;.&quot;;[.D17];&quot;.&quot;;[.F17])); IF([.G17]=&quot;&quot;;&quot;&quot;;CONCATENATE(&quot;/R&quot;;[.G17])); IF([.H17]=&quot;&quot;;&quot;&quot;;CONCATENATE(&quot;/G&quot;;[.B17];&quot;.&quot;;[.D17];&quot;.&quot;;[.F17];&quot;.&quot;;[.H17])); IF([.I17]=&quot;&quot;;&quot;&quot;;CONCATENATE(&quot;/R&quot;;[.I17]));IF([.J17]=&quot;&quot;;&quot;&quot;;CONCATENATE(&quot;/G&quot;;[.B17];&quot;.&quot;;[.D17];&quot;.&quot;;[.F17];&quot;.&quot;;[.H17]; &quot;.&quot;;[.J17])); IF([.K17]=&quot;&quot;;&quot;&quot;;CONCATENATE(&quot;/R&quot;;[.K17])))" table:style-name="ce22">
            <text:p>C50/G2/R1</text:p>
          </table:table-cell>
          <table:table-cell office:value-type="string" table:style-name="ce22">
            <text:p>CRITERION.SELECTION.TECHNICAL_PROFESSIONAL_ABILITY.MANAGEMENT.AVERAGE_ANNUAL_MANPOWER</text:p>
          </table:table-cell>
          <table:table-cell office:value-type="string" table:style-name="ce22">
            <text:p>c1347b74-1872-4060-a6db-f4044edcd7c4</text:p>
          </table:table-cell>
          <table:table-cell office:value-type="string" table:style-name="ce22">
            <text:p>Is this information available electronically?</text:p>
          </table:table-cell>
          <table:table-cell table:style-name="ce22"/>
          <table:table-cell table:style-name="ce24"/>
          <table:table-cell table:number-columns-repeated="16367" table:style-name="ce22"/>
        </table:table-row>
        <table:table-row table:style-name="ro1">
          <table:table-cell office:value-type="float" office:value="50" table:style-name="ce21">
            <text:p>50</text:p>
          </table:table-cell>
          <table:table-cell office:value-type="float" office:value="2" table:style-name="ce22">
            <text:p>2</text:p>
          </table:table-cell>
          <table:table-cell table:style-name="ce22"/>
          <table:table-cell office:value-type="float" office:value="1" table:style-name="ce22">
            <text:p>1</text:p>
          </table:table-cell>
          <table:table-cell table:number-columns-repeated="7" table:style-name="ce22"/>
          <table:table-cell office:value-type="string" office:string-value="C50/G2/G2.1" table:formula="of:=CONCATENATE(IF([.A18]=&quot;&quot;;&quot;&quot;;CONCATENATE(&quot;C&quot;; [.A18]));IF([.B18]=&quot;&quot;;&quot;&quot;;CONCATENATE(&quot;/G&quot;;[.B18]));IF([.C18]=&quot;&quot;;&quot;&quot;;CONCATENATE(&quot;/R&quot;;[.C18])); IF([.D18]=&quot;&quot;;&quot;&quot;;CONCATENATE(&quot;/G&quot;;[.B18];&quot;.&quot;;[.D18])); IF([.E18]=&quot;&quot;;&quot;&quot;;CONCATENATE(&quot;/R&quot;;[.E18])); IF([.F18]=&quot;&quot;;&quot;&quot;;CONCATENATE(&quot;/G&quot;;[.B18];&quot;.&quot;;[.D18];&quot;.&quot;;[.F18])); IF([.G18]=&quot;&quot;;&quot;&quot;;CONCATENATE(&quot;/R&quot;;[.G18])); IF([.H18]=&quot;&quot;;&quot;&quot;;CONCATENATE(&quot;/G&quot;;[.B18];&quot;.&quot;;[.D18];&quot;.&quot;;[.F18];&quot;.&quot;;[.H18])); IF([.I18]=&quot;&quot;;&quot;&quot;;CONCATENATE(&quot;/R&quot;;[.I18]));IF([.J18]=&quot;&quot;;&quot;&quot;;CONCATENATE(&quot;/G&quot;;[.B18];&quot;.&quot;;[.D18];&quot;.&quot;;[.F18];&quot;.&quot;;[.H18]; &quot;.&quot;;[.J18])); IF([.K18]=&quot;&quot;;&quot;&quot;;CONCATENATE(&quot;/R&quot;;[.K18])))" table:style-name="ce22">
            <text:p>C50/G2/G2.1</text:p>
          </table:table-cell>
          <table:table-cell office:value-type="string" table:style-name="ce22">
            <text:p>CRITERION.SELECTION.TECHNICAL_PROFESSIONAL_ABILITY.MANAGEMENT.AVERAGE_ANNUAL_MANPOWER</text:p>
          </table:table-cell>
          <table:table-cell office:value-type="string" table:style-name="ce22">
            <text:p>41dd2e9b-1bfd-44c7-93ee-56bd74a4334b</text:p>
          </table:table-cell>
          <table:table-cell table:style-name="ce22"/>
          <table:table-cell office:value-type="string" table:style-name="ce22">
            <text:p>GROUP_FULFILLED.ON_TRUE</text:p>
          </table:table-cell>
          <table:table-cell table:style-name="ce24"/>
          <table:table-cell table:number-columns-repeated="16367" table:style-name="ce22"/>
        </table:table-row>
        <table:table-row table:style-name="ro1">
          <table:table-cell office:value-type="float" office:value="50" table:style-name="ce21">
            <text:p>50</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1" table:style-name="ce22">
            <text:p>1</text:p>
          </table:table-cell>
          <table:table-cell table:number-columns-repeated="6" table:style-name="ce22"/>
          <table:table-cell office:value-type="string" office:string-value="C50/G2/G2.1/R1" table:formula="of:=CONCATENATE(IF([.A19]=&quot;&quot;;&quot;&quot;;CONCATENATE(&quot;C&quot;; [.A19]));IF([.B19]=&quot;&quot;;&quot;&quot;;CONCATENATE(&quot;/G&quot;;[.B19]));IF([.C19]=&quot;&quot;;&quot;&quot;;CONCATENATE(&quot;/R&quot;;[.C19])); IF([.D19]=&quot;&quot;;&quot;&quot;;CONCATENATE(&quot;/G&quot;;[.B19];&quot;.&quot;;[.D19])); IF([.E19]=&quot;&quot;;&quot;&quot;;CONCATENATE(&quot;/R&quot;;[.E19])); IF([.F19]=&quot;&quot;;&quot;&quot;;CONCATENATE(&quot;/G&quot;;[.B19];&quot;.&quot;;[.D19];&quot;.&quot;;[.F19])); IF([.G19]=&quot;&quot;;&quot;&quot;;CONCATENATE(&quot;/R&quot;;[.G19])); IF([.H19]=&quot;&quot;;&quot;&quot;;CONCATENATE(&quot;/G&quot;;[.B19];&quot;.&quot;;[.D19];&quot;.&quot;;[.F19];&quot;.&quot;;[.H19])); IF([.I19]=&quot;&quot;;&quot;&quot;;CONCATENATE(&quot;/R&quot;;[.I19]));IF([.J19]=&quot;&quot;;&quot;&quot;;CONCATENATE(&quot;/G&quot;;[.B19];&quot;.&quot;;[.D19];&quot;.&quot;;[.F19];&quot;.&quot;;[.H19]; &quot;.&quot;;[.J19])); IF([.K19]=&quot;&quot;;&quot;&quot;;CONCATENATE(&quot;/R&quot;;[.K19])))" table:style-name="ce22">
            <text:p>C50/G2/G2.1/R1</text:p>
          </table:table-cell>
          <table:table-cell office:value-type="string" table:style-name="ce22">
            <text:p>CRITERION.SELECTION.TECHNICAL_PROFESSIONAL_ABILITY.MANAGEMENT.AVERAGE_ANNUAL_MANPOWER</text:p>
          </table:table-cell>
          <table:table-cell office:value-type="string" table:style-name="ce22">
            <text:p>f4313bb6-21b6-499e-bdff-debe10e11d2c</text:p>
          </table:table-cell>
          <table:table-cell office:value-type="string" table:style-name="ce22">
            <text:p>URL</text:p>
          </table:table-cell>
          <table:table-cell table:style-name="ce22"/>
          <table:table-cell table:style-name="ce24"/>
          <table:table-cell table:number-columns-repeated="16367" table:style-name="ce22"/>
        </table:table-row>
        <table:table-row table:style-name="ro1">
          <table:table-cell office:value-type="float" office:value="50" table:style-name="ce21">
            <text:p>50</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2" table:style-name="ce22">
            <text:p>2</text:p>
          </table:table-cell>
          <table:table-cell table:number-columns-repeated="6" table:style-name="ce22"/>
          <table:table-cell office:value-type="string" office:string-value="C50/G2/G2.1/R2" table:formula="of:=CONCATENATE(IF([.A20]=&quot;&quot;;&quot;&quot;;CONCATENATE(&quot;C&quot;; [.A20]));IF([.B20]=&quot;&quot;;&quot;&quot;;CONCATENATE(&quot;/G&quot;;[.B20]));IF([.C20]=&quot;&quot;;&quot;&quot;;CONCATENATE(&quot;/R&quot;;[.C20])); IF([.D20]=&quot;&quot;;&quot;&quot;;CONCATENATE(&quot;/G&quot;;[.B20];&quot;.&quot;;[.D20])); IF([.E20]=&quot;&quot;;&quot;&quot;;CONCATENATE(&quot;/R&quot;;[.E20])); IF([.F20]=&quot;&quot;;&quot;&quot;;CONCATENATE(&quot;/G&quot;;[.B20];&quot;.&quot;;[.D20];&quot;.&quot;;[.F20])); IF([.G20]=&quot;&quot;;&quot;&quot;;CONCATENATE(&quot;/R&quot;;[.G20])); IF([.H20]=&quot;&quot;;&quot;&quot;;CONCATENATE(&quot;/G&quot;;[.B20];&quot;.&quot;;[.D20];&quot;.&quot;;[.F20];&quot;.&quot;;[.H20])); IF([.I20]=&quot;&quot;;&quot;&quot;;CONCATENATE(&quot;/R&quot;;[.I20]));IF([.J20]=&quot;&quot;;&quot;&quot;;CONCATENATE(&quot;/G&quot;;[.B20];&quot;.&quot;;[.D20];&quot;.&quot;;[.F20];&quot;.&quot;;[.H20]; &quot;.&quot;;[.J20])); IF([.K20]=&quot;&quot;;&quot;&quot;;CONCATENATE(&quot;/R&quot;;[.K20])))" table:style-name="ce22">
            <text:p>C50/G2/G2.1/R2</text:p>
          </table:table-cell>
          <table:table-cell office:value-type="string" table:style-name="ce22">
            <text:p>CRITERION.SELECTION.TECHNICAL_PROFESSIONAL_ABILITY.MANAGEMENT.AVERAGE_ANNUAL_MANPOWER</text:p>
          </table:table-cell>
          <table:table-cell office:value-type="string" table:style-name="ce22">
            <text:p>1f1cd18e-3e01-4ca2-af4c-e2981924ba8d</text:p>
          </table:table-cell>
          <table:table-cell office:value-type="string" table:style-name="ce22">
            <text:p>Code</text:p>
          </table:table-cell>
          <table:table-cell table:style-name="ce22"/>
          <table:table-cell table:style-name="ce24"/>
          <table:table-cell table:number-columns-repeated="16367" table:style-name="ce22"/>
        </table:table-row>
        <table:table-row table:style-name="ro1">
          <table:table-cell office:value-type="float" office:value="50" table:style-name="ce21">
            <text:p>50</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3" table:style-name="ce22">
            <text:p>3</text:p>
          </table:table-cell>
          <table:table-cell table:number-columns-repeated="6" table:style-name="ce22"/>
          <table:table-cell office:value-type="string" office:string-value="C50/G2/G2.1/R3" table:formula="of:=CONCATENATE(IF([.A21]=&quot;&quot;;&quot;&quot;;CONCATENATE(&quot;C&quot;; [.A21]));IF([.B21]=&quot;&quot;;&quot;&quot;;CONCATENATE(&quot;/G&quot;;[.B21]));IF([.C21]=&quot;&quot;;&quot;&quot;;CONCATENATE(&quot;/R&quot;;[.C21])); IF([.D21]=&quot;&quot;;&quot;&quot;;CONCATENATE(&quot;/G&quot;;[.B21];&quot;.&quot;;[.D21])); IF([.E21]=&quot;&quot;;&quot;&quot;;CONCATENATE(&quot;/R&quot;;[.E21])); IF([.F21]=&quot;&quot;;&quot;&quot;;CONCATENATE(&quot;/G&quot;;[.B21];&quot;.&quot;;[.D21];&quot;.&quot;;[.F21])); IF([.G21]=&quot;&quot;;&quot;&quot;;CONCATENATE(&quot;/R&quot;;[.G21])); IF([.H21]=&quot;&quot;;&quot;&quot;;CONCATENATE(&quot;/G&quot;;[.B21];&quot;.&quot;;[.D21];&quot;.&quot;;[.F21];&quot;.&quot;;[.H21])); IF([.I21]=&quot;&quot;;&quot;&quot;;CONCATENATE(&quot;/R&quot;;[.I21]));IF([.J21]=&quot;&quot;;&quot;&quot;;CONCATENATE(&quot;/G&quot;;[.B21];&quot;.&quot;;[.D21];&quot;.&quot;;[.F21];&quot;.&quot;;[.H21]; &quot;.&quot;;[.J21])); IF([.K21]=&quot;&quot;;&quot;&quot;;CONCATENATE(&quot;/R&quot;;[.K21])))" table:style-name="ce22">
            <text:p>C50/G2/G2.1/R3</text:p>
          </table:table-cell>
          <table:table-cell office:value-type="string" table:style-name="ce22">
            <text:p>CRITERION.SELECTION.TECHNICAL_PROFESSIONAL_ABILITY.MANAGEMENT.AVERAGE_ANNUAL_MANPOWER</text:p>
          </table:table-cell>
          <table:table-cell office:value-type="string" table:style-name="ce22">
            <text:p>c3ccfa31-0c5e-4e3a-a3fd-db9fb83d78d4</text:p>
          </table:table-cell>
          <table:table-cell office:value-type="string" table:style-name="ce22">
            <text:p>Issuer</text:p>
          </table:table-cell>
          <table:table-cell table:style-name="ce22"/>
          <table:table-cell table:style-name="ce24"/>
          <table:table-cell table:number-columns-repeated="16367" table:style-name="ce22"/>
        </table:table-row>
        <table:table-row table:style-name="ro2">
          <table:table-cell table:number-columns-repeated="16" table:style-name="ce20"/>
          <table:table-cell table:style-name="ce16"/>
          <table:table-cell table:number-columns-repeated="16367" table:style-name="ce22"/>
        </table:table-row>
        <table:table-row table:number-rows-repeated="1048554" table:style-name="ro1">
          <table:table-cell table:number-columns-repeated="16384"/>
        </table:table-row>
      </table:table>
      <table:table table:name="SC-Subcontracting_proportion" table:style-name="ta2">
        <table:table-column table:style-name="co50" table:number-columns-repeated="11" table:default-cell-style-name="ce19"/>
        <table:table-column table:style-name="co14" table:number-columns-repeated="2" table:default-cell-style-name="ce19"/>
        <table:table-column table:style-name="co18" table:default-cell-style-name="ce19"/>
        <table:table-column table:style-name="co14" table:number-columns-repeated="16370" table:default-cell-style-name="ce19"/>
        <table:table-row table:style-name="ro1">
          <table:table-cell office:value-type="string" table:style-name="ce22">
            <text:p>CRITERION ID</text:p>
          </table:table-cell>
          <table:table-cell office:value-type="string" table:style-name="ce22">
            <text:p>GROUP LEVEL 1</text:p>
          </table:table-cell>
          <table:table-cell office:value-type="string" table:style-name="ce22">
            <text:p>REQUIREMENTS LEVEL 1</text:p>
          </table:table-cell>
          <table:table-cell office:value-type="string" table:style-name="ce22">
            <text:p>SUBGROUP LEVEL 2</text:p>
          </table:table-cell>
          <table:table-cell office:value-type="string" table:style-name="ce22">
            <text:p>REQUIREMENTS LEVEL 2</text:p>
          </table:table-cell>
          <table:table-cell office:value-type="string" table:style-name="ce22">
            <text:p>SUBGROUP LEVEL 3</text:p>
          </table:table-cell>
          <table:table-cell office:value-type="string" table:style-name="ce22">
            <text:p>REQUIREMENTS LEVEL 3</text:p>
          </table:table-cell>
          <table:table-cell office:value-type="string" table:style-name="ce22">
            <text:p>SUBGROUP LEVEL 4</text:p>
          </table:table-cell>
          <table:table-cell office:value-type="string" table:style-name="ce22">
            <text:p>REQUIREMENTS LEVEL 4</text:p>
          </table:table-cell>
          <table:table-cell office:value-type="string" table:style-name="ce22">
            <text:p><text:s/></text:p>
          </table:table-cell>
          <table:table-cell table:style-name="ce22"/>
          <table:table-cell office:value-type="string" table:style-name="ce27">
            <text:p>ITEM ID</text:p>
          </table:table-cell>
          <table:table-cell office:value-type="string" table:style-name="ce27">
            <text:p>Criterion Code</text:p>
          </table:table-cell>
          <table:table-cell office:value-type="string" table:style-name="ce27">
            <text:p>Element UUID</text:p>
          </table:table-cell>
          <table:table-cell office:value-type="string" table:style-name="ce27">
            <text:p>Criterion/Requirement description</text:p>
          </table:table-cell>
          <table:table-cell office:value-type="string" table:style-name="ce27">
            <text:p>PI</text:p>
          </table:table-cell>
          <table:table-cell office:value-type="string" table:style-name="ce24">
            <text:p>Multiple instances possible?</text:p>
          </table:table-cell>
          <table:table-cell table:number-columns-repeated="16367" table:style-name="ce22"/>
        </table:table-row>
        <table:table-row table:style-name="ro1">
          <table:table-cell office:value-type="float" office:value="51" table:style-name="ce23">
            <text:p>51</text:p>
          </table:table-cell>
          <table:table-cell table:number-columns-repeated="10" table:style-name="ce23"/>
          <table:table-cell office:value-type="string" office:string-value="C51" table:formula="of:=CONCATENATE(IF([.A2]=&quot;&quot;;&quot;&quot;;CONCATENATE(&quot;C&quot;; [.A2]));IF([.B2]=&quot;&quot;;&quot;&quot;;CONCATENATE(&quot;/G&quot;;[.B2]));IF([.C2]=&quot;&quot;;&quot;&quot;;CONCATENATE(&quot;/R&quot;;[.C2])); IF([.D2]=&quot;&quot;;&quot;&quot;;CONCATENATE(&quot;/G&quot;;[.B2];&quot;.&quot;;[.D2])); IF([.E2]=&quot;&quot;;&quot;&quot;;CONCATENATE(&quot;/R&quot;;[.E2])); IF([.F2]=&quot;&quot;;&quot;&quot;;CONCATENATE(&quot;/G&quot;;[.B2];&quot;.&quot;;[.D2];&quot;.&quot;;[.F2])); IF([.G2]=&quot;&quot;;&quot;&quot;;CONCATENATE(&quot;/R&quot;;[.G2])); IF([.H2]=&quot;&quot;;&quot;&quot;;CONCATENATE(&quot;/G&quot;;[.B2];&quot;.&quot;;[.D2];&quot;.&quot;;[.F2];&quot;.&quot;;[.H2])); IF([.I2]=&quot;&quot;;&quot;&quot;;CONCATENATE(&quot;/R&quot;;[.I2]));IF([.J2]=&quot;&quot;;&quot;&quot;;CONCATENATE(&quot;/G&quot;;[.B2];&quot;.&quot;;[.D2];&quot;.&quot;;[.F2];&quot;.&quot;;[.H2]; &quot;.&quot;;[.J2])); IF([.K2]=&quot;&quot;;&quot;&quot;;CONCATENATE(&quot;/R&quot;;[.K2])))" table:style-name="ce23">
            <text:p>C51</text:p>
          </table:table-cell>
          <table:table-cell office:value-type="string" table:style-name="ce23">
            <text:p>CRITERION.SELECTION.TECHNICAL_PROFESSIONAL_ABILITY.MANAGEMENT.SUBCONTRACTING_PROPORTION</text:p>
          </table:table-cell>
          <table:table-cell office:value-type="string" table:style-name="ce23">
            <text:p>612a1625-118d-4ea4-a6db-413184e7c0a8</text:p>
          </table:table-cell>
          <table:table-cell office:value-type="string" table:style-name="ce23">
            <text:p>The economic operator intends possibly to subcontract <text:s/>the following proportion (i.e. percentage) of the contract. Please note that if the economic operator has decided to subcontract a part of the contract and relies on the subcontractor’s capacities to perform that part, then please fill in a separate ESPD for such subcontractors, see Part II, Section C above.</text:p>
          </table:table-cell>
          <table:table-cell table:style-name="ce23"/>
          <table:table-cell table:style-name="ce26"/>
          <table:table-cell table:number-columns-repeated="16367" table:style-name="ce22"/>
        </table:table-row>
        <table:table-row table:style-name="ro1">
          <table:table-cell office:value-type="float" office:value="51" table:style-name="ce21">
            <text:p>51</text:p>
          </table:table-cell>
          <table:table-cell office:value-type="float" office:value="1" table:style-name="ce22">
            <text:p>1</text:p>
          </table:table-cell>
          <table:table-cell table:number-columns-repeated="9" table:style-name="ce22"/>
          <table:table-cell office:value-type="string" office:string-value="C51/G1" table:formula="of:=CONCATENATE(IF([.A3]=&quot;&quot;;&quot;&quot;;CONCATENATE(&quot;C&quot;; [.A3]));IF([.B3]=&quot;&quot;;&quot;&quot;;CONCATENATE(&quot;/G&quot;;[.B3]));IF([.C3]=&quot;&quot;;&quot;&quot;;CONCATENATE(&quot;/R&quot;;[.C3])); IF([.D3]=&quot;&quot;;&quot;&quot;;CONCATENATE(&quot;/G&quot;;[.B3];&quot;.&quot;;[.D3])); IF([.E3]=&quot;&quot;;&quot;&quot;;CONCATENATE(&quot;/R&quot;;[.E3])); IF([.F3]=&quot;&quot;;&quot;&quot;;CONCATENATE(&quot;/G&quot;;[.B3];&quot;.&quot;;[.D3];&quot;.&quot;;[.F3])); IF([.G3]=&quot;&quot;;&quot;&quot;;CONCATENATE(&quot;/R&quot;;[.G3])); IF([.H3]=&quot;&quot;;&quot;&quot;;CONCATENATE(&quot;/G&quot;;[.B3];&quot;.&quot;;[.D3];&quot;.&quot;;[.F3];&quot;.&quot;;[.H3])); IF([.I3]=&quot;&quot;;&quot;&quot;;CONCATENATE(&quot;/R&quot;;[.I3]));IF([.J3]=&quot;&quot;;&quot;&quot;;CONCATENATE(&quot;/G&quot;;[.B3];&quot;.&quot;;[.D3];&quot;.&quot;;[.F3];&quot;.&quot;;[.H3]; &quot;.&quot;;[.J3])); IF([.K3]=&quot;&quot;;&quot;&quot;;CONCATENATE(&quot;/R&quot;;[.K3])))" table:style-name="ce22">
            <text:p>C51/G1</text:p>
          </table:table-cell>
          <table:table-cell office:value-type="string" table:style-name="ce22">
            <text:p>CRITERION.SELECTION.TECHNICAL_PROFESSIONAL_ABILITY.MANAGEMENT.SUBCONTRACTING_PROPORTION</text:p>
          </table:table-cell>
          <table:table-cell office:value-type="string" table:style-name="ce22">
            <text:p>575f7550-8a2d-4bad-b9d8-be07ab570076</text:p>
          </table:table-cell>
          <table:table-cell table:number-columns-repeated="2" table:style-name="ce22"/>
          <table:table-cell table:style-name="ce24"/>
          <table:table-cell table:number-columns-repeated="16367" table:style-name="ce22"/>
        </table:table-row>
        <table:table-row table:style-name="ro1">
          <table:table-cell office:value-type="float" office:value="51" table:style-name="ce21">
            <text:p>51</text:p>
          </table:table-cell>
          <table:table-cell office:value-type="float" office:value="1" table:style-name="ce22">
            <text:p>1</text:p>
          </table:table-cell>
          <table:table-cell office:value-type="float" office:value="1" table:style-name="ce22">
            <text:p>1</text:p>
          </table:table-cell>
          <table:table-cell table:number-columns-repeated="8" table:style-name="ce22"/>
          <table:table-cell office:value-type="string" office:string-value="C51/G1/R1" table:formula="of:=CONCATENATE(IF([.A4]=&quot;&quot;;&quot;&quot;;CONCATENATE(&quot;C&quot;; [.A4]));IF([.B4]=&quot;&quot;;&quot;&quot;;CONCATENATE(&quot;/G&quot;;[.B4]));IF([.C4]=&quot;&quot;;&quot;&quot;;CONCATENATE(&quot;/R&quot;;[.C4])); IF([.D4]=&quot;&quot;;&quot;&quot;;CONCATENATE(&quot;/G&quot;;[.B4];&quot;.&quot;;[.D4])); IF([.E4]=&quot;&quot;;&quot;&quot;;CONCATENATE(&quot;/R&quot;;[.E4])); IF([.F4]=&quot;&quot;;&quot;&quot;;CONCATENATE(&quot;/G&quot;;[.B4];&quot;.&quot;;[.D4];&quot;.&quot;;[.F4])); IF([.G4]=&quot;&quot;;&quot;&quot;;CONCATENATE(&quot;/R&quot;;[.G4])); IF([.H4]=&quot;&quot;;&quot;&quot;;CONCATENATE(&quot;/G&quot;;[.B4];&quot;.&quot;;[.D4];&quot;.&quot;;[.F4];&quot;.&quot;;[.H4])); IF([.I4]=&quot;&quot;;&quot;&quot;;CONCATENATE(&quot;/R&quot;;[.I4]));IF([.J4]=&quot;&quot;;&quot;&quot;;CONCATENATE(&quot;/G&quot;;[.B4];&quot;.&quot;;[.D4];&quot;.&quot;;[.F4];&quot;.&quot;;[.H4]; &quot;.&quot;;[.J4])); IF([.K4]=&quot;&quot;;&quot;&quot;;CONCATENATE(&quot;/R&quot;;[.K4])))" table:style-name="ce22">
            <text:p>C51/G1/R1</text:p>
          </table:table-cell>
          <table:table-cell office:value-type="string" table:style-name="ce22">
            <text:p>CRITERION.SELECTION.TECHNICAL_PROFESSIONAL_ABILITY.MANAGEMENT.SUBCONTRACTING_PROPORTION</text:p>
          </table:table-cell>
          <table:table-cell office:value-type="string" table:style-name="ce22">
            <text:p>15778db8-0d84-42ba-931b-774c1b3d3f9f</text:p>
          </table:table-cell>
          <table:table-cell office:value-type="string" table:style-name="ce22">
            <text:p>Please specify</text:p>
          </table:table-cell>
          <table:table-cell table:style-name="ce22"/>
          <table:table-cell table:style-name="ce24"/>
          <table:table-cell table:number-columns-repeated="16367" table:style-name="ce22"/>
        </table:table-row>
        <table:table-row table:style-name="ro2">
          <table:table-cell table:number-columns-repeated="16" table:style-name="ce20"/>
          <table:table-cell table:style-name="ce16"/>
          <table:table-cell table:number-columns-repeated="16367" table:style-name="ce22"/>
        </table:table-row>
        <table:table-row table:number-rows-repeated="1048571" table:style-name="ro1">
          <table:table-cell table:number-columns-repeated="16384"/>
        </table:table-row>
      </table:table>
      <table:table table:name="SC-Samples_certificates" table:style-name="ta2">
        <table:table-column table:style-name="co67" table:number-columns-repeated="11" table:default-cell-style-name="ce19"/>
        <table:table-column table:style-name="co14" table:default-cell-style-name="ce19"/>
        <table:table-column table:style-name="co68" table:default-cell-style-name="ce19"/>
        <table:table-column table:style-name="co18" table:default-cell-style-name="ce19"/>
        <table:table-column table:style-name="co14" table:number-columns-repeated="16370" table:default-cell-style-name="ce19"/>
        <table:table-row table:style-name="ro1">
          <table:table-cell office:value-type="string" table:style-name="ce22">
            <text:p>CRITERION ID</text:p>
          </table:table-cell>
          <table:table-cell office:value-type="string" table:style-name="ce22">
            <text:p>GROUP LEVEL 1</text:p>
          </table:table-cell>
          <table:table-cell office:value-type="string" table:style-name="ce22">
            <text:p>REQUIREMENTS LEVEL 1</text:p>
          </table:table-cell>
          <table:table-cell office:value-type="string" table:style-name="ce22">
            <text:p>SUBGROUP LEVEL 2</text:p>
          </table:table-cell>
          <table:table-cell office:value-type="string" table:style-name="ce22">
            <text:p>REQUIREMENTS LEVEL 2</text:p>
          </table:table-cell>
          <table:table-cell office:value-type="string" table:style-name="ce22">
            <text:p>SUBGROUP LEVEL 3</text:p>
          </table:table-cell>
          <table:table-cell office:value-type="string" table:style-name="ce22">
            <text:p>REQUIREMENTS LEVEL 3</text:p>
          </table:table-cell>
          <table:table-cell office:value-type="string" table:style-name="ce22">
            <text:p>SUBGROUP LEVEL 4</text:p>
          </table:table-cell>
          <table:table-cell office:value-type="string" table:style-name="ce22">
            <text:p>REQUIREMENTS LEVEL 4</text:p>
          </table:table-cell>
          <table:table-cell office:value-type="string" table:style-name="ce22">
            <text:p><text:s/></text:p>
          </table:table-cell>
          <table:table-cell table:style-name="ce22"/>
          <table:table-cell office:value-type="string" table:style-name="ce27">
            <text:p>ITEM ID</text:p>
          </table:table-cell>
          <table:table-cell office:value-type="string" table:style-name="ce27">
            <text:p>Criterion Code</text:p>
          </table:table-cell>
          <table:table-cell office:value-type="string" table:style-name="ce27">
            <text:p>Element UUID</text:p>
          </table:table-cell>
          <table:table-cell office:value-type="string" table:style-name="ce27">
            <text:p>Criterion/Requirement description</text:p>
          </table:table-cell>
          <table:table-cell office:value-type="string" table:style-name="ce27">
            <text:p>PI</text:p>
          </table:table-cell>
          <table:table-cell office:value-type="string" table:style-name="ce24">
            <text:p>Multiple instances possible?</text:p>
          </table:table-cell>
          <table:table-cell table:number-columns-repeated="16367" table:style-name="ce22"/>
        </table:table-row>
        <table:table-row table:style-name="ro1">
          <table:table-cell office:value-type="float" office:value="52" table:style-name="ce23">
            <text:p>52</text:p>
          </table:table-cell>
          <table:table-cell table:number-columns-repeated="10" table:style-name="ce23"/>
          <table:table-cell office:value-type="string" office:string-value="C52" table:formula="of:=CONCATENATE(IF([.A2]=&quot;&quot;;&quot;&quot;;CONCATENATE(&quot;C&quot;; [.A2]));IF([.B2]=&quot;&quot;;&quot;&quot;;CONCATENATE(&quot;/G&quot;;[.B2]));IF([.C2]=&quot;&quot;;&quot;&quot;;CONCATENATE(&quot;/R&quot;;[.C2])); IF([.D2]=&quot;&quot;;&quot;&quot;;CONCATENATE(&quot;/G&quot;;[.B2];&quot;.&quot;;[.D2])); IF([.E2]=&quot;&quot;;&quot;&quot;;CONCATENATE(&quot;/R&quot;;[.E2])); IF([.F2]=&quot;&quot;;&quot;&quot;;CONCATENATE(&quot;/G&quot;;[.B2];&quot;.&quot;;[.D2];&quot;.&quot;;[.F2])); IF([.G2]=&quot;&quot;;&quot;&quot;;CONCATENATE(&quot;/R&quot;;[.G2])); IF([.H2]=&quot;&quot;;&quot;&quot;;CONCATENATE(&quot;/G&quot;;[.B2];&quot;.&quot;;[.D2];&quot;.&quot;;[.F2];&quot;.&quot;;[.H2])); IF([.I2]=&quot;&quot;;&quot;&quot;;CONCATENATE(&quot;/R&quot;;[.I2]));IF([.J2]=&quot;&quot;;&quot;&quot;;CONCATENATE(&quot;/G&quot;;[.B2];&quot;.&quot;;[.D2];&quot;.&quot;;[.F2];&quot;.&quot;;[.H2]; &quot;.&quot;;[.J2])); IF([.K2]=&quot;&quot;;&quot;&quot;;CONCATENATE(&quot;/R&quot;;[.K2])))" table:style-name="ce23">
            <text:p>C52</text:p>
          </table:table-cell>
          <table:table-cell office:value-type="string" table:style-name="ce23">
            <text:p>CRITERION.SELECTION.TECHNICAL_PROFESSIONAL_ABILITY.MANAGEMENT.ARTEFACTS.NO_AUTHENTICATED_ARTEFACTS</text:p>
          </table:table-cell>
          <table:table-cell office:value-type="string" table:style-name="ce23">
            <text:p>bdf0601d-2480-4250-b870-658d0ee95be6</text:p>
          </table:table-cell>
          <table:table-cell office:value-type="string" table:style-name="ce23">
            <text:p>For public supply contracts: The economic operator will supply the required samples, descriptions or photographs of the products to be supplied, which do not need to be accompanied by certifications of authenticity.</text:p>
          </table:table-cell>
          <table:table-cell table:style-name="ce23"/>
          <table:table-cell table:style-name="ce26"/>
          <table:table-cell table:number-columns-repeated="16367" table:style-name="ce22"/>
        </table:table-row>
        <table:table-row table:style-name="ro1">
          <table:table-cell office:value-type="float" office:value="52" table:style-name="ce21">
            <text:p>52</text:p>
          </table:table-cell>
          <table:table-cell office:value-type="float" office:value="1" table:style-name="ce22">
            <text:p>1</text:p>
          </table:table-cell>
          <table:table-cell table:number-columns-repeated="9" table:style-name="ce22"/>
          <table:table-cell office:value-type="string" office:string-value="C52/G1" table:formula="of:=CONCATENATE(IF([.A3]=&quot;&quot;;&quot;&quot;;CONCATENATE(&quot;C&quot;; [.A3]));IF([.B3]=&quot;&quot;;&quot;&quot;;CONCATENATE(&quot;/G&quot;;[.B3]));IF([.C3]=&quot;&quot;;&quot;&quot;;CONCATENATE(&quot;/R&quot;;[.C3])); IF([.D3]=&quot;&quot;;&quot;&quot;;CONCATENATE(&quot;/G&quot;;[.B3];&quot;.&quot;;[.D3])); IF([.E3]=&quot;&quot;;&quot;&quot;;CONCATENATE(&quot;/R&quot;;[.E3])); IF([.F3]=&quot;&quot;;&quot;&quot;;CONCATENATE(&quot;/G&quot;;[.B3];&quot;.&quot;;[.D3];&quot;.&quot;;[.F3])); IF([.G3]=&quot;&quot;;&quot;&quot;;CONCATENATE(&quot;/R&quot;;[.G3])); IF([.H3]=&quot;&quot;;&quot;&quot;;CONCATENATE(&quot;/G&quot;;[.B3];&quot;.&quot;;[.D3];&quot;.&quot;;[.F3];&quot;.&quot;;[.H3])); IF([.I3]=&quot;&quot;;&quot;&quot;;CONCATENATE(&quot;/R&quot;;[.I3]));IF([.J3]=&quot;&quot;;&quot;&quot;;CONCATENATE(&quot;/G&quot;;[.B3];&quot;.&quot;;[.D3];&quot;.&quot;;[.F3];&quot;.&quot;;[.H3]; &quot;.&quot;;[.J3])); IF([.K3]=&quot;&quot;;&quot;&quot;;CONCATENATE(&quot;/R&quot;;[.K3])))" table:style-name="ce22">
            <text:p>C52/G1</text:p>
          </table:table-cell>
          <table:table-cell office:value-type="string" table:style-name="ce22">
            <text:p>CRITERION.SELECTION.TECHNICAL_PROFESSIONAL_ABILITY.MANAGEMENT.ARTEFACTS.NO_AUTHENTICATED_ARTEFACTS</text:p>
          </table:table-cell>
          <table:table-cell office:value-type="string" table:style-name="ce22">
            <text:p>cb73544d-e8bb-4cc6-819b-b8e04f1e240e</text:p>
          </table:table-cell>
          <table:table-cell table:number-columns-repeated="2" table:style-name="ce22"/>
          <table:table-cell table:style-name="ce24"/>
          <table:table-cell table:number-columns-repeated="16367" table:style-name="ce22"/>
        </table:table-row>
        <table:table-row table:style-name="ro1">
          <table:table-cell office:value-type="float" office:value="52" table:style-name="ce21">
            <text:p>52</text:p>
          </table:table-cell>
          <table:table-cell office:value-type="float" office:value="1" table:style-name="ce22">
            <text:p>1</text:p>
          </table:table-cell>
          <table:table-cell office:value-type="float" office:value="1" table:style-name="ce22">
            <text:p>1</text:p>
          </table:table-cell>
          <table:table-cell table:number-columns-repeated="8" table:style-name="ce22"/>
          <table:table-cell office:value-type="string" office:string-value="C52/G1/R1" table:formula="of:=CONCATENATE(IF([.A4]=&quot;&quot;;&quot;&quot;;CONCATENATE(&quot;C&quot;; [.A4]));IF([.B4]=&quot;&quot;;&quot;&quot;;CONCATENATE(&quot;/G&quot;;[.B4]));IF([.C4]=&quot;&quot;;&quot;&quot;;CONCATENATE(&quot;/R&quot;;[.C4])); IF([.D4]=&quot;&quot;;&quot;&quot;;CONCATENATE(&quot;/G&quot;;[.B4];&quot;.&quot;;[.D4])); IF([.E4]=&quot;&quot;;&quot;&quot;;CONCATENATE(&quot;/R&quot;;[.E4])); IF([.F4]=&quot;&quot;;&quot;&quot;;CONCATENATE(&quot;/G&quot;;[.B4];&quot;.&quot;;[.D4];&quot;.&quot;;[.F4])); IF([.G4]=&quot;&quot;;&quot;&quot;;CONCATENATE(&quot;/R&quot;;[.G4])); IF([.H4]=&quot;&quot;;&quot;&quot;;CONCATENATE(&quot;/G&quot;;[.B4];&quot;.&quot;;[.D4];&quot;.&quot;;[.F4];&quot;.&quot;;[.H4])); IF([.I4]=&quot;&quot;;&quot;&quot;;CONCATENATE(&quot;/R&quot;;[.I4]));IF([.J4]=&quot;&quot;;&quot;&quot;;CONCATENATE(&quot;/G&quot;;[.B4];&quot;.&quot;;[.D4];&quot;.&quot;;[.F4];&quot;.&quot;;[.H4]; &quot;.&quot;;[.J4])); IF([.K4]=&quot;&quot;;&quot;&quot;;CONCATENATE(&quot;/R&quot;;[.K4])))" table:style-name="ce22">
            <text:p>C52/G1/R1</text:p>
          </table:table-cell>
          <table:table-cell office:value-type="string" table:style-name="ce22">
            <text:p>CRITERION.SELECTION.TECHNICAL_PROFESSIONAL_ABILITY.MANAGEMENT.ARTEFACTS.NO_AUTHENTICATED_ARTEFACTS</text:p>
          </table:table-cell>
          <table:table-cell office:value-type="string" table:style-name="ce22">
            <text:p>15335c12-ad77-4728-b5ad-3c06a60d65a4</text:p>
          </table:table-cell>
          <table:table-cell office:value-type="string" table:style-name="ce22">
            <text:p>Your answer?</text:p>
          </table:table-cell>
          <table:table-cell table:style-name="ce22"/>
          <table:table-cell table:style-name="ce24"/>
          <table:table-cell table:number-columns-repeated="16367" table:style-name="ce22"/>
        </table:table-row>
        <table:table-row table:style-name="ro1">
          <table:table-cell office:value-type="float" office:value="52" table:style-name="ce21">
            <text:p>52</text:p>
          </table:table-cell>
          <table:table-cell office:value-type="float" office:value="2" table:style-name="ce22">
            <text:p>2</text:p>
          </table:table-cell>
          <table:table-cell table:number-columns-repeated="9" table:style-name="ce22"/>
          <table:table-cell office:value-type="string" office:string-value="C52/G2" table:formula="of:=CONCATENATE(IF([.A5]=&quot;&quot;;&quot;&quot;;CONCATENATE(&quot;C&quot;; [.A5]));IF([.B5]=&quot;&quot;;&quot;&quot;;CONCATENATE(&quot;/G&quot;;[.B5]));IF([.C5]=&quot;&quot;;&quot;&quot;;CONCATENATE(&quot;/R&quot;;[.C5])); IF([.D5]=&quot;&quot;;&quot;&quot;;CONCATENATE(&quot;/G&quot;;[.B5];&quot;.&quot;;[.D5])); IF([.E5]=&quot;&quot;;&quot;&quot;;CONCATENATE(&quot;/R&quot;;[.E5])); IF([.F5]=&quot;&quot;;&quot;&quot;;CONCATENATE(&quot;/G&quot;;[.B5];&quot;.&quot;;[.D5];&quot;.&quot;;[.F5])); IF([.G5]=&quot;&quot;;&quot;&quot;;CONCATENATE(&quot;/R&quot;;[.G5])); IF([.H5]=&quot;&quot;;&quot;&quot;;CONCATENATE(&quot;/G&quot;;[.B5];&quot;.&quot;;[.D5];&quot;.&quot;;[.F5];&quot;.&quot;;[.H5])); IF([.I5]=&quot;&quot;;&quot;&quot;;CONCATENATE(&quot;/R&quot;;[.I5]));IF([.J5]=&quot;&quot;;&quot;&quot;;CONCATENATE(&quot;/G&quot;;[.B5];&quot;.&quot;;[.D5];&quot;.&quot;;[.F5];&quot;.&quot;;[.H5]; &quot;.&quot;;[.J5])); IF([.K5]=&quot;&quot;;&quot;&quot;;CONCATENATE(&quot;/R&quot;;[.K5])))" table:style-name="ce22">
            <text:p>C52/G2</text:p>
          </table:table-cell>
          <table:table-cell office:value-type="string" table:style-name="ce22">
            <text:p>CRITERION.SELECTION.TECHNICAL_PROFESSIONAL_ABILITY.MANAGEMENT.ARTEFACTS.NO_AUTHENTICATED_ARTEFACTS</text:p>
          </table:table-cell>
          <table:table-cell office:value-type="string" table:style-name="ce22">
            <text:p>7458d42a-e581-4640-9283-34ceb3ad4345</text:p>
          </table:table-cell>
          <table:table-cell table:number-columns-repeated="2" table:style-name="ce22"/>
          <table:table-cell table:style-name="ce24"/>
          <table:table-cell table:number-columns-repeated="16367" table:style-name="ce22"/>
        </table:table-row>
        <table:table-row table:style-name="ro1">
          <table:table-cell office:value-type="float" office:value="52" table:style-name="ce21">
            <text:p>52</text:p>
          </table:table-cell>
          <table:table-cell office:value-type="float" office:value="2" table:style-name="ce22">
            <text:p>2</text:p>
          </table:table-cell>
          <table:table-cell office:value-type="float" office:value="1" table:style-name="ce22">
            <text:p>1</text:p>
          </table:table-cell>
          <table:table-cell table:number-columns-repeated="8" table:style-name="ce22"/>
          <table:table-cell office:value-type="string" office:string-value="C52/G2/R1" table:formula="of:=CONCATENATE(IF([.A6]=&quot;&quot;;&quot;&quot;;CONCATENATE(&quot;C&quot;; [.A6]));IF([.B6]=&quot;&quot;;&quot;&quot;;CONCATENATE(&quot;/G&quot;;[.B6]));IF([.C6]=&quot;&quot;;&quot;&quot;;CONCATENATE(&quot;/R&quot;;[.C6])); IF([.D6]=&quot;&quot;;&quot;&quot;;CONCATENATE(&quot;/G&quot;;[.B6];&quot;.&quot;;[.D6])); IF([.E6]=&quot;&quot;;&quot;&quot;;CONCATENATE(&quot;/R&quot;;[.E6])); IF([.F6]=&quot;&quot;;&quot;&quot;;CONCATENATE(&quot;/G&quot;;[.B6];&quot;.&quot;;[.D6];&quot;.&quot;;[.F6])); IF([.G6]=&quot;&quot;;&quot;&quot;;CONCATENATE(&quot;/R&quot;;[.G6])); IF([.H6]=&quot;&quot;;&quot;&quot;;CONCATENATE(&quot;/G&quot;;[.B6];&quot;.&quot;;[.D6];&quot;.&quot;;[.F6];&quot;.&quot;;[.H6])); IF([.I6]=&quot;&quot;;&quot;&quot;;CONCATENATE(&quot;/R&quot;;[.I6]));IF([.J6]=&quot;&quot;;&quot;&quot;;CONCATENATE(&quot;/G&quot;;[.B6];&quot;.&quot;;[.D6];&quot;.&quot;;[.F6];&quot;.&quot;;[.H6]; &quot;.&quot;;[.J6])); IF([.K6]=&quot;&quot;;&quot;&quot;;CONCATENATE(&quot;/R&quot;;[.K6])))" table:style-name="ce22">
            <text:p>C52/G2/R1</text:p>
          </table:table-cell>
          <table:table-cell office:value-type="string" table:style-name="ce22">
            <text:p>CRITERION.SELECTION.TECHNICAL_PROFESSIONAL_ABILITY.MANAGEMENT.ARTEFACTS.NO_AUTHENTICATED_ARTEFACTS</text:p>
          </table:table-cell>
          <table:table-cell office:value-type="string" table:style-name="ce22">
            <text:p>c1347b74-1872-4060-a6db-f4044edcd7c4</text:p>
          </table:table-cell>
          <table:table-cell office:value-type="string" table:style-name="ce22">
            <text:p>Is this information available electronically?</text:p>
          </table:table-cell>
          <table:table-cell table:style-name="ce22"/>
          <table:table-cell table:style-name="ce24"/>
          <table:table-cell table:number-columns-repeated="16367" table:style-name="ce22"/>
        </table:table-row>
        <table:table-row table:style-name="ro1">
          <table:table-cell office:value-type="float" office:value="52" table:style-name="ce21">
            <text:p>52</text:p>
          </table:table-cell>
          <table:table-cell office:value-type="float" office:value="2" table:style-name="ce22">
            <text:p>2</text:p>
          </table:table-cell>
          <table:table-cell table:style-name="ce22"/>
          <table:table-cell office:value-type="float" office:value="1" table:style-name="ce22">
            <text:p>1</text:p>
          </table:table-cell>
          <table:table-cell table:number-columns-repeated="7" table:style-name="ce22"/>
          <table:table-cell office:value-type="string" office:string-value="C52/G2/G2.1" table:formula="of:=CONCATENATE(IF([.A7]=&quot;&quot;;&quot;&quot;;CONCATENATE(&quot;C&quot;; [.A7]));IF([.B7]=&quot;&quot;;&quot;&quot;;CONCATENATE(&quot;/G&quot;;[.B7]));IF([.C7]=&quot;&quot;;&quot;&quot;;CONCATENATE(&quot;/R&quot;;[.C7])); IF([.D7]=&quot;&quot;;&quot;&quot;;CONCATENATE(&quot;/G&quot;;[.B7];&quot;.&quot;;[.D7])); IF([.E7]=&quot;&quot;;&quot;&quot;;CONCATENATE(&quot;/R&quot;;[.E7])); IF([.F7]=&quot;&quot;;&quot;&quot;;CONCATENATE(&quot;/G&quot;;[.B7];&quot;.&quot;;[.D7];&quot;.&quot;;[.F7])); IF([.G7]=&quot;&quot;;&quot;&quot;;CONCATENATE(&quot;/R&quot;;[.G7])); IF([.H7]=&quot;&quot;;&quot;&quot;;CONCATENATE(&quot;/G&quot;;[.B7];&quot;.&quot;;[.D7];&quot;.&quot;;[.F7];&quot;.&quot;;[.H7])); IF([.I7]=&quot;&quot;;&quot;&quot;;CONCATENATE(&quot;/R&quot;;[.I7]));IF([.J7]=&quot;&quot;;&quot;&quot;;CONCATENATE(&quot;/G&quot;;[.B7];&quot;.&quot;;[.D7];&quot;.&quot;;[.F7];&quot;.&quot;;[.H7]; &quot;.&quot;;[.J7])); IF([.K7]=&quot;&quot;;&quot;&quot;;CONCATENATE(&quot;/R&quot;;[.K7])))" table:style-name="ce22">
            <text:p>C52/G2/G2.1</text:p>
          </table:table-cell>
          <table:table-cell office:value-type="string" table:style-name="ce22">
            <text:p>CRITERION.SELECTION.TECHNICAL_PROFESSIONAL_ABILITY.MANAGEMENT.ARTEFACTS.NO_AUTHENTICATED_ARTEFACTS</text:p>
          </table:table-cell>
          <table:table-cell office:value-type="string" table:style-name="ce22">
            <text:p>41dd2e9b-1bfd-44c7-93ee-56bd74a4334b</text:p>
          </table:table-cell>
          <table:table-cell table:style-name="ce22"/>
          <table:table-cell office:value-type="string" table:style-name="ce22">
            <text:p>GROUP_FULFILLED.ON_TRUE</text:p>
          </table:table-cell>
          <table:table-cell table:style-name="ce24"/>
          <table:table-cell table:number-columns-repeated="16367" table:style-name="ce22"/>
        </table:table-row>
        <table:table-row table:style-name="ro1">
          <table:table-cell office:value-type="float" office:value="52" table:style-name="ce21">
            <text:p>52</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1" table:style-name="ce22">
            <text:p>1</text:p>
          </table:table-cell>
          <table:table-cell table:number-columns-repeated="6" table:style-name="ce22"/>
          <table:table-cell office:value-type="string" office:string-value="C52/G2/G2.1/R1" table:formula="of:=CONCATENATE(IF([.A8]=&quot;&quot;;&quot;&quot;;CONCATENATE(&quot;C&quot;; [.A8]));IF([.B8]=&quot;&quot;;&quot;&quot;;CONCATENATE(&quot;/G&quot;;[.B8]));IF([.C8]=&quot;&quot;;&quot;&quot;;CONCATENATE(&quot;/R&quot;;[.C8])); IF([.D8]=&quot;&quot;;&quot;&quot;;CONCATENATE(&quot;/G&quot;;[.B8];&quot;.&quot;;[.D8])); IF([.E8]=&quot;&quot;;&quot;&quot;;CONCATENATE(&quot;/R&quot;;[.E8])); IF([.F8]=&quot;&quot;;&quot;&quot;;CONCATENATE(&quot;/G&quot;;[.B8];&quot;.&quot;;[.D8];&quot;.&quot;;[.F8])); IF([.G8]=&quot;&quot;;&quot;&quot;;CONCATENATE(&quot;/R&quot;;[.G8])); IF([.H8]=&quot;&quot;;&quot;&quot;;CONCATENATE(&quot;/G&quot;;[.B8];&quot;.&quot;;[.D8];&quot;.&quot;;[.F8];&quot;.&quot;;[.H8])); IF([.I8]=&quot;&quot;;&quot;&quot;;CONCATENATE(&quot;/R&quot;;[.I8]));IF([.J8]=&quot;&quot;;&quot;&quot;;CONCATENATE(&quot;/G&quot;;[.B8];&quot;.&quot;;[.D8];&quot;.&quot;;[.F8];&quot;.&quot;;[.H8]; &quot;.&quot;;[.J8])); IF([.K8]=&quot;&quot;;&quot;&quot;;CONCATENATE(&quot;/R&quot;;[.K8])))" table:style-name="ce22">
            <text:p>C52/G2/G2.1/R1</text:p>
          </table:table-cell>
          <table:table-cell office:value-type="string" table:style-name="ce22">
            <text:p>CRITERION.SELECTION.TECHNICAL_PROFESSIONAL_ABILITY.MANAGEMENT.ARTEFACTS.NO_AUTHENTICATED_ARTEFACTS</text:p>
          </table:table-cell>
          <table:table-cell office:value-type="string" table:style-name="ce22">
            <text:p>f4313bb6-21b6-499e-bdff-debe10e11d2c</text:p>
          </table:table-cell>
          <table:table-cell office:value-type="string" table:style-name="ce22">
            <text:p>URL</text:p>
          </table:table-cell>
          <table:table-cell table:style-name="ce22"/>
          <table:table-cell table:style-name="ce24"/>
          <table:table-cell table:number-columns-repeated="16367" table:style-name="ce22"/>
        </table:table-row>
        <table:table-row table:style-name="ro1">
          <table:table-cell office:value-type="float" office:value="52" table:style-name="ce21">
            <text:p>52</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2" table:style-name="ce22">
            <text:p>2</text:p>
          </table:table-cell>
          <table:table-cell table:number-columns-repeated="6" table:style-name="ce22"/>
          <table:table-cell office:value-type="string" office:string-value="C52/G2/G2.1/R2" table:formula="of:=CONCATENATE(IF([.A9]=&quot;&quot;;&quot;&quot;;CONCATENATE(&quot;C&quot;; [.A9]));IF([.B9]=&quot;&quot;;&quot;&quot;;CONCATENATE(&quot;/G&quot;;[.B9]));IF([.C9]=&quot;&quot;;&quot;&quot;;CONCATENATE(&quot;/R&quot;;[.C9])); IF([.D9]=&quot;&quot;;&quot;&quot;;CONCATENATE(&quot;/G&quot;;[.B9];&quot;.&quot;;[.D9])); IF([.E9]=&quot;&quot;;&quot;&quot;;CONCATENATE(&quot;/R&quot;;[.E9])); IF([.F9]=&quot;&quot;;&quot;&quot;;CONCATENATE(&quot;/G&quot;;[.B9];&quot;.&quot;;[.D9];&quot;.&quot;;[.F9])); IF([.G9]=&quot;&quot;;&quot;&quot;;CONCATENATE(&quot;/R&quot;;[.G9])); IF([.H9]=&quot;&quot;;&quot;&quot;;CONCATENATE(&quot;/G&quot;;[.B9];&quot;.&quot;;[.D9];&quot;.&quot;;[.F9];&quot;.&quot;;[.H9])); IF([.I9]=&quot;&quot;;&quot;&quot;;CONCATENATE(&quot;/R&quot;;[.I9]));IF([.J9]=&quot;&quot;;&quot;&quot;;CONCATENATE(&quot;/G&quot;;[.B9];&quot;.&quot;;[.D9];&quot;.&quot;;[.F9];&quot;.&quot;;[.H9]; &quot;.&quot;;[.J9])); IF([.K9]=&quot;&quot;;&quot;&quot;;CONCATENATE(&quot;/R&quot;;[.K9])))" table:style-name="ce22">
            <text:p>C52/G2/G2.1/R2</text:p>
          </table:table-cell>
          <table:table-cell office:value-type="string" table:style-name="ce22">
            <text:p>CRITERION.SELECTION.TECHNICAL_PROFESSIONAL_ABILITY.MANAGEMENT.ARTEFACTS.NO_AUTHENTICATED_ARTEFACTS</text:p>
          </table:table-cell>
          <table:table-cell office:value-type="string" table:style-name="ce22">
            <text:p>1f1cd18e-3e01-4ca2-af4c-e2981924ba8d</text:p>
          </table:table-cell>
          <table:table-cell office:value-type="string" table:style-name="ce22">
            <text:p>Code</text:p>
          </table:table-cell>
          <table:table-cell table:style-name="ce22"/>
          <table:table-cell table:style-name="ce24"/>
          <table:table-cell table:number-columns-repeated="16367" table:style-name="ce22"/>
        </table:table-row>
        <table:table-row table:style-name="ro1">
          <table:table-cell office:value-type="float" office:value="52" table:style-name="ce21">
            <text:p>52</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3" table:style-name="ce22">
            <text:p>3</text:p>
          </table:table-cell>
          <table:table-cell table:number-columns-repeated="6" table:style-name="ce22"/>
          <table:table-cell office:value-type="string" office:string-value="C52/G2/G2.1/R3" table:formula="of:=CONCATENATE(IF([.A10]=&quot;&quot;;&quot;&quot;;CONCATENATE(&quot;C&quot;; [.A10]));IF([.B10]=&quot;&quot;;&quot;&quot;;CONCATENATE(&quot;/G&quot;;[.B10]));IF([.C10]=&quot;&quot;;&quot;&quot;;CONCATENATE(&quot;/R&quot;;[.C10])); IF([.D10]=&quot;&quot;;&quot;&quot;;CONCATENATE(&quot;/G&quot;;[.B10];&quot;.&quot;;[.D10])); IF([.E10]=&quot;&quot;;&quot;&quot;;CONCATENATE(&quot;/R&quot;;[.E10])); IF([.F10]=&quot;&quot;;&quot;&quot;;CONCATENATE(&quot;/G&quot;;[.B10];&quot;.&quot;;[.D10];&quot;.&quot;;[.F10])); IF([.G10]=&quot;&quot;;&quot;&quot;;CONCATENATE(&quot;/R&quot;;[.G10])); IF([.H10]=&quot;&quot;;&quot;&quot;;CONCATENATE(&quot;/G&quot;;[.B10];&quot;.&quot;;[.D10];&quot;.&quot;;[.F10];&quot;.&quot;;[.H10])); IF([.I10]=&quot;&quot;;&quot;&quot;;CONCATENATE(&quot;/R&quot;;[.I10]));IF([.J10]=&quot;&quot;;&quot;&quot;;CONCATENATE(&quot;/G&quot;;[.B10];&quot;.&quot;;[.D10];&quot;.&quot;;[.F10];&quot;.&quot;;[.H10]; &quot;.&quot;;[.J10])); IF([.K10]=&quot;&quot;;&quot;&quot;;CONCATENATE(&quot;/R&quot;;[.K10])))" table:style-name="ce22">
            <text:p>C52/G2/G2.1/R3</text:p>
          </table:table-cell>
          <table:table-cell office:value-type="string" table:style-name="ce22">
            <text:p>CRITERION.SELECTION.TECHNICAL_PROFESSIONAL_ABILITY.MANAGEMENT.ARTEFACTS.NO_AUTHENTICATED_ARTEFACTS</text:p>
          </table:table-cell>
          <table:table-cell office:value-type="string" table:style-name="ce22">
            <text:p>c3ccfa31-0c5e-4e3a-a3fd-db9fb83d78d4</text:p>
          </table:table-cell>
          <table:table-cell office:value-type="string" table:style-name="ce22">
            <text:p>Issuer</text:p>
          </table:table-cell>
          <table:table-cell table:style-name="ce22"/>
          <table:table-cell table:style-name="ce24"/>
          <table:table-cell table:number-columns-repeated="16367" table:style-name="ce22"/>
        </table:table-row>
        <table:table-row table:style-name="ro1">
          <table:table-cell office:value-type="float" office:value="53" table:style-name="ce18">
            <text:p>53</text:p>
          </table:table-cell>
          <table:table-cell table:number-columns-repeated="10" table:style-name="ce18"/>
          <table:table-cell office:value-type="string" office:string-value="C53" table:formula="of:=CONCATENATE(IF([.A11]=&quot;&quot;;&quot;&quot;;CONCATENATE(&quot;C&quot;; [.A11]));IF([.B11]=&quot;&quot;;&quot;&quot;;CONCATENATE(&quot;/G&quot;;[.B11]));IF([.C11]=&quot;&quot;;&quot;&quot;;CONCATENATE(&quot;/R&quot;;[.C11])); IF([.D11]=&quot;&quot;;&quot;&quot;;CONCATENATE(&quot;/G&quot;;[.B11];&quot;.&quot;;[.D11])); IF([.E11]=&quot;&quot;;&quot;&quot;;CONCATENATE(&quot;/R&quot;;[.E11])); IF([.F11]=&quot;&quot;;&quot;&quot;;CONCATENATE(&quot;/G&quot;;[.B11];&quot;.&quot;;[.D11];&quot;.&quot;;[.F11])); IF([.G11]=&quot;&quot;;&quot;&quot;;CONCATENATE(&quot;/R&quot;;[.G11])); IF([.H11]=&quot;&quot;;&quot;&quot;;CONCATENATE(&quot;/G&quot;;[.B11];&quot;.&quot;;[.D11];&quot;.&quot;;[.F11];&quot;.&quot;;[.H11])); IF([.I11]=&quot;&quot;;&quot;&quot;;CONCATENATE(&quot;/R&quot;;[.I11]));IF([.J11]=&quot;&quot;;&quot;&quot;;CONCATENATE(&quot;/G&quot;;[.B11];&quot;.&quot;;[.D11];&quot;.&quot;;[.F11];&quot;.&quot;;[.H11]; &quot;.&quot;;[.J11])); IF([.K11]=&quot;&quot;;&quot;&quot;;CONCATENATE(&quot;/R&quot;;[.K11])))" table:style-name="ce18">
            <text:p>C53</text:p>
          </table:table-cell>
          <table:table-cell office:value-type="string" table:style-name="ce18">
            <text:p>CRITERION.SELECTION.TECHNICAL_PROFESSIONAL_ABILITY.MANAGEMENT.ARTEFACTS.AUTHENTICATED_ARTEFACTS</text:p>
          </table:table-cell>
          <table:table-cell office:value-type="string" table:style-name="ce18">
            <text:p>7662b7a9-bcb8-4763-a0a7-7505d8e8470d</text:p>
          </table:table-cell>
          <table:table-cell office:value-type="string" table:style-name="ce18">
            <text:p>For public supply contracts: The economic operator will supply the required samples, descriptions or photographs of the products to be supplied and will provide certifications of authenticity where applicable.</text:p>
          </table:table-cell>
          <table:table-cell table:style-name="ce18"/>
          <table:table-cell table:style-name="ce25"/>
          <table:table-cell table:number-columns-repeated="16367" table:style-name="ce21"/>
        </table:table-row>
        <table:table-row table:style-name="ro1">
          <table:table-cell office:value-type="float" office:value="53" table:style-name="ce21">
            <text:p>53</text:p>
          </table:table-cell>
          <table:table-cell office:value-type="float" office:value="1" table:style-name="ce22">
            <text:p>1</text:p>
          </table:table-cell>
          <table:table-cell table:number-columns-repeated="9" table:style-name="ce22"/>
          <table:table-cell office:value-type="string" office:string-value="C53/G1" table:formula="of:=CONCATENATE(IF([.A12]=&quot;&quot;;&quot;&quot;;CONCATENATE(&quot;C&quot;; [.A12]));IF([.B12]=&quot;&quot;;&quot;&quot;;CONCATENATE(&quot;/G&quot;;[.B12]));IF([.C12]=&quot;&quot;;&quot;&quot;;CONCATENATE(&quot;/R&quot;;[.C12])); IF([.D12]=&quot;&quot;;&quot;&quot;;CONCATENATE(&quot;/G&quot;;[.B12];&quot;.&quot;;[.D12])); IF([.E12]=&quot;&quot;;&quot;&quot;;CONCATENATE(&quot;/R&quot;;[.E12])); IF([.F12]=&quot;&quot;;&quot;&quot;;CONCATENATE(&quot;/G&quot;;[.B12];&quot;.&quot;;[.D12];&quot;.&quot;;[.F12])); IF([.G12]=&quot;&quot;;&quot;&quot;;CONCATENATE(&quot;/R&quot;;[.G12])); IF([.H12]=&quot;&quot;;&quot;&quot;;CONCATENATE(&quot;/G&quot;;[.B12];&quot;.&quot;;[.D12];&quot;.&quot;;[.F12];&quot;.&quot;;[.H12])); IF([.I12]=&quot;&quot;;&quot;&quot;;CONCATENATE(&quot;/R&quot;;[.I12]));IF([.J12]=&quot;&quot;;&quot;&quot;;CONCATENATE(&quot;/G&quot;;[.B12];&quot;.&quot;;[.D12];&quot;.&quot;;[.F12];&quot;.&quot;;[.H12]; &quot;.&quot;;[.J12])); IF([.K12]=&quot;&quot;;&quot;&quot;;CONCATENATE(&quot;/R&quot;;[.K12])))" table:style-name="ce22">
            <text:p>C53/G1</text:p>
          </table:table-cell>
          <table:table-cell office:value-type="string" table:style-name="ce22">
            <text:p>CRITERION.SELECTION.TECHNICAL_PROFESSIONAL_ABILITY.MANAGEMENT.ARTEFACTS.AUTHENTICATED_ARTEFACTS</text:p>
          </table:table-cell>
          <table:table-cell office:value-type="string" table:style-name="ce22">
            <text:p>cb73544d-e8bb-4cc6-819b-b8e04f1e240e</text:p>
          </table:table-cell>
          <table:table-cell table:number-columns-repeated="2" table:style-name="ce22"/>
          <table:table-cell table:style-name="ce24"/>
          <table:table-cell table:number-columns-repeated="16367" table:style-name="ce22"/>
        </table:table-row>
        <table:table-row table:style-name="ro1">
          <table:table-cell office:value-type="float" office:value="53" table:style-name="ce21">
            <text:p>53</text:p>
          </table:table-cell>
          <table:table-cell office:value-type="float" office:value="1" table:style-name="ce22">
            <text:p>1</text:p>
          </table:table-cell>
          <table:table-cell office:value-type="float" office:value="1" table:style-name="ce22">
            <text:p>1</text:p>
          </table:table-cell>
          <table:table-cell table:number-columns-repeated="8" table:style-name="ce22"/>
          <table:table-cell office:value-type="string" office:string-value="C53/G1/R1" table:formula="of:=CONCATENATE(IF([.A13]=&quot;&quot;;&quot;&quot;;CONCATENATE(&quot;C&quot;; [.A13]));IF([.B13]=&quot;&quot;;&quot;&quot;;CONCATENATE(&quot;/G&quot;;[.B13]));IF([.C13]=&quot;&quot;;&quot;&quot;;CONCATENATE(&quot;/R&quot;;[.C13])); IF([.D13]=&quot;&quot;;&quot;&quot;;CONCATENATE(&quot;/G&quot;;[.B13];&quot;.&quot;;[.D13])); IF([.E13]=&quot;&quot;;&quot;&quot;;CONCATENATE(&quot;/R&quot;;[.E13])); IF([.F13]=&quot;&quot;;&quot;&quot;;CONCATENATE(&quot;/G&quot;;[.B13];&quot;.&quot;;[.D13];&quot;.&quot;;[.F13])); IF([.G13]=&quot;&quot;;&quot;&quot;;CONCATENATE(&quot;/R&quot;;[.G13])); IF([.H13]=&quot;&quot;;&quot;&quot;;CONCATENATE(&quot;/G&quot;;[.B13];&quot;.&quot;;[.D13];&quot;.&quot;;[.F13];&quot;.&quot;;[.H13])); IF([.I13]=&quot;&quot;;&quot;&quot;;CONCATENATE(&quot;/R&quot;;[.I13]));IF([.J13]=&quot;&quot;;&quot;&quot;;CONCATENATE(&quot;/G&quot;;[.B13];&quot;.&quot;;[.D13];&quot;.&quot;;[.F13];&quot;.&quot;;[.H13]; &quot;.&quot;;[.J13])); IF([.K13]=&quot;&quot;;&quot;&quot;;CONCATENATE(&quot;/R&quot;;[.K13])))" table:style-name="ce22">
            <text:p>C53/G1/R1</text:p>
          </table:table-cell>
          <table:table-cell office:value-type="string" table:style-name="ce22">
            <text:p>CRITERION.SELECTION.TECHNICAL_PROFESSIONAL_ABILITY.MANAGEMENT.ARTEFACTS.AUTHENTICATED_ARTEFACTS</text:p>
          </table:table-cell>
          <table:table-cell office:value-type="string" table:style-name="ce22">
            <text:p>15335c12-ad77-4728-b5ad-3c06a60d65a4</text:p>
          </table:table-cell>
          <table:table-cell office:value-type="string" table:style-name="ce22">
            <text:p>Your answer?</text:p>
          </table:table-cell>
          <table:table-cell table:style-name="ce22"/>
          <table:table-cell table:style-name="ce24"/>
          <table:table-cell table:number-columns-repeated="16367" table:style-name="ce22"/>
        </table:table-row>
        <table:table-row table:style-name="ro1">
          <table:table-cell office:value-type="float" office:value="53" table:style-name="ce21">
            <text:p>53</text:p>
          </table:table-cell>
          <table:table-cell office:value-type="float" office:value="2" table:style-name="ce22">
            <text:p>2</text:p>
          </table:table-cell>
          <table:table-cell table:number-columns-repeated="9" table:style-name="ce22"/>
          <table:table-cell office:value-type="string" office:string-value="C53/G2" table:formula="of:=CONCATENATE(IF([.A14]=&quot;&quot;;&quot;&quot;;CONCATENATE(&quot;C&quot;; [.A14]));IF([.B14]=&quot;&quot;;&quot;&quot;;CONCATENATE(&quot;/G&quot;;[.B14]));IF([.C14]=&quot;&quot;;&quot;&quot;;CONCATENATE(&quot;/R&quot;;[.C14])); IF([.D14]=&quot;&quot;;&quot;&quot;;CONCATENATE(&quot;/G&quot;;[.B14];&quot;.&quot;;[.D14])); IF([.E14]=&quot;&quot;;&quot;&quot;;CONCATENATE(&quot;/R&quot;;[.E14])); IF([.F14]=&quot;&quot;;&quot;&quot;;CONCATENATE(&quot;/G&quot;;[.B14];&quot;.&quot;;[.D14];&quot;.&quot;;[.F14])); IF([.G14]=&quot;&quot;;&quot;&quot;;CONCATENATE(&quot;/R&quot;;[.G14])); IF([.H14]=&quot;&quot;;&quot;&quot;;CONCATENATE(&quot;/G&quot;;[.B14];&quot;.&quot;;[.D14];&quot;.&quot;;[.F14];&quot;.&quot;;[.H14])); IF([.I14]=&quot;&quot;;&quot;&quot;;CONCATENATE(&quot;/R&quot;;[.I14]));IF([.J14]=&quot;&quot;;&quot;&quot;;CONCATENATE(&quot;/G&quot;;[.B14];&quot;.&quot;;[.D14];&quot;.&quot;;[.F14];&quot;.&quot;;[.H14]; &quot;.&quot;;[.J14])); IF([.K14]=&quot;&quot;;&quot;&quot;;CONCATENATE(&quot;/R&quot;;[.K14])))" table:style-name="ce22">
            <text:p>C53/G2</text:p>
          </table:table-cell>
          <table:table-cell office:value-type="string" table:style-name="ce22">
            <text:p>CRITERION.SELECTION.TECHNICAL_PROFESSIONAL_ABILITY.MANAGEMENT.ARTEFACTS.AUTHENTICATED_ARTEFACTS</text:p>
          </table:table-cell>
          <table:table-cell office:value-type="string" table:style-name="ce22">
            <text:p>7458d42a-e581-4640-9283-34ceb3ad4345</text:p>
          </table:table-cell>
          <table:table-cell table:number-columns-repeated="2" table:style-name="ce22"/>
          <table:table-cell table:style-name="ce24"/>
          <table:table-cell table:number-columns-repeated="16367" table:style-name="ce22"/>
        </table:table-row>
        <table:table-row table:style-name="ro1">
          <table:table-cell office:value-type="float" office:value="53" table:style-name="ce21">
            <text:p>53</text:p>
          </table:table-cell>
          <table:table-cell office:value-type="float" office:value="2" table:style-name="ce22">
            <text:p>2</text:p>
          </table:table-cell>
          <table:table-cell office:value-type="float" office:value="1" table:style-name="ce22">
            <text:p>1</text:p>
          </table:table-cell>
          <table:table-cell table:number-columns-repeated="8" table:style-name="ce22"/>
          <table:table-cell office:value-type="string" office:string-value="C53/G2/R1" table:formula="of:=CONCATENATE(IF([.A15]=&quot;&quot;;&quot;&quot;;CONCATENATE(&quot;C&quot;; [.A15]));IF([.B15]=&quot;&quot;;&quot;&quot;;CONCATENATE(&quot;/G&quot;;[.B15]));IF([.C15]=&quot;&quot;;&quot;&quot;;CONCATENATE(&quot;/R&quot;;[.C15])); IF([.D15]=&quot;&quot;;&quot;&quot;;CONCATENATE(&quot;/G&quot;;[.B15];&quot;.&quot;;[.D15])); IF([.E15]=&quot;&quot;;&quot;&quot;;CONCATENATE(&quot;/R&quot;;[.E15])); IF([.F15]=&quot;&quot;;&quot;&quot;;CONCATENATE(&quot;/G&quot;;[.B15];&quot;.&quot;;[.D15];&quot;.&quot;;[.F15])); IF([.G15]=&quot;&quot;;&quot;&quot;;CONCATENATE(&quot;/R&quot;;[.G15])); IF([.H15]=&quot;&quot;;&quot;&quot;;CONCATENATE(&quot;/G&quot;;[.B15];&quot;.&quot;;[.D15];&quot;.&quot;;[.F15];&quot;.&quot;;[.H15])); IF([.I15]=&quot;&quot;;&quot;&quot;;CONCATENATE(&quot;/R&quot;;[.I15]));IF([.J15]=&quot;&quot;;&quot;&quot;;CONCATENATE(&quot;/G&quot;;[.B15];&quot;.&quot;;[.D15];&quot;.&quot;;[.F15];&quot;.&quot;;[.H15]; &quot;.&quot;;[.J15])); IF([.K15]=&quot;&quot;;&quot;&quot;;CONCATENATE(&quot;/R&quot;;[.K15])))" table:style-name="ce22">
            <text:p>C53/G2/R1</text:p>
          </table:table-cell>
          <table:table-cell office:value-type="string" table:style-name="ce22">
            <text:p>CRITERION.SELECTION.TECHNICAL_PROFESSIONAL_ABILITY.MANAGEMENT.ARTEFACTS.AUTHENTICATED_ARTEFACTS</text:p>
          </table:table-cell>
          <table:table-cell office:value-type="string" table:style-name="ce22">
            <text:p>c1347b74-1872-4060-a6db-f4044edcd7c4</text:p>
          </table:table-cell>
          <table:table-cell office:value-type="string" table:style-name="ce22">
            <text:p>Is this information available electronically?</text:p>
          </table:table-cell>
          <table:table-cell table:style-name="ce22"/>
          <table:table-cell table:style-name="ce24"/>
          <table:table-cell table:number-columns-repeated="16367" table:style-name="ce22"/>
        </table:table-row>
        <table:table-row table:style-name="ro1">
          <table:table-cell office:value-type="float" office:value="53" table:style-name="ce21">
            <text:p>53</text:p>
          </table:table-cell>
          <table:table-cell office:value-type="float" office:value="2" table:style-name="ce22">
            <text:p>2</text:p>
          </table:table-cell>
          <table:table-cell table:style-name="ce22"/>
          <table:table-cell office:value-type="float" office:value="1" table:style-name="ce22">
            <text:p>1</text:p>
          </table:table-cell>
          <table:table-cell table:number-columns-repeated="7" table:style-name="ce22"/>
          <table:table-cell office:value-type="string" office:string-value="C53/G2/G2.1" table:formula="of:=CONCATENATE(IF([.A16]=&quot;&quot;;&quot;&quot;;CONCATENATE(&quot;C&quot;; [.A16]));IF([.B16]=&quot;&quot;;&quot;&quot;;CONCATENATE(&quot;/G&quot;;[.B16]));IF([.C16]=&quot;&quot;;&quot;&quot;;CONCATENATE(&quot;/R&quot;;[.C16])); IF([.D16]=&quot;&quot;;&quot;&quot;;CONCATENATE(&quot;/G&quot;;[.B16];&quot;.&quot;;[.D16])); IF([.E16]=&quot;&quot;;&quot;&quot;;CONCATENATE(&quot;/R&quot;;[.E16])); IF([.F16]=&quot;&quot;;&quot;&quot;;CONCATENATE(&quot;/G&quot;;[.B16];&quot;.&quot;;[.D16];&quot;.&quot;;[.F16])); IF([.G16]=&quot;&quot;;&quot;&quot;;CONCATENATE(&quot;/R&quot;;[.G16])); IF([.H16]=&quot;&quot;;&quot;&quot;;CONCATENATE(&quot;/G&quot;;[.B16];&quot;.&quot;;[.D16];&quot;.&quot;;[.F16];&quot;.&quot;;[.H16])); IF([.I16]=&quot;&quot;;&quot;&quot;;CONCATENATE(&quot;/R&quot;;[.I16]));IF([.J16]=&quot;&quot;;&quot;&quot;;CONCATENATE(&quot;/G&quot;;[.B16];&quot;.&quot;;[.D16];&quot;.&quot;;[.F16];&quot;.&quot;;[.H16]; &quot;.&quot;;[.J16])); IF([.K16]=&quot;&quot;;&quot;&quot;;CONCATENATE(&quot;/R&quot;;[.K16])))" table:style-name="ce22">
            <text:p>C53/G2/G2.1</text:p>
          </table:table-cell>
          <table:table-cell office:value-type="string" table:style-name="ce22">
            <text:p>CRITERION.SELECTION.TECHNICAL_PROFESSIONAL_ABILITY.MANAGEMENT.ARTEFACTS.AUTHENTICATED_ARTEFACTS</text:p>
          </table:table-cell>
          <table:table-cell office:value-type="string" table:style-name="ce22">
            <text:p>41dd2e9b-1bfd-44c7-93ee-56bd74a4334b</text:p>
          </table:table-cell>
          <table:table-cell table:style-name="ce22"/>
          <table:table-cell office:value-type="string" table:style-name="ce22">
            <text:p>GROUP_FULFILLED.ON_TRUE</text:p>
          </table:table-cell>
          <table:table-cell table:style-name="ce24"/>
          <table:table-cell table:number-columns-repeated="16367" table:style-name="ce22"/>
        </table:table-row>
        <table:table-row table:style-name="ro1">
          <table:table-cell office:value-type="float" office:value="53" table:style-name="ce21">
            <text:p>53</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1" table:style-name="ce22">
            <text:p>1</text:p>
          </table:table-cell>
          <table:table-cell table:number-columns-repeated="6" table:style-name="ce22"/>
          <table:table-cell office:value-type="string" office:string-value="C53/G2/G2.1/R1" table:formula="of:=CONCATENATE(IF([.A17]=&quot;&quot;;&quot;&quot;;CONCATENATE(&quot;C&quot;; [.A17]));IF([.B17]=&quot;&quot;;&quot;&quot;;CONCATENATE(&quot;/G&quot;;[.B17]));IF([.C17]=&quot;&quot;;&quot;&quot;;CONCATENATE(&quot;/R&quot;;[.C17])); IF([.D17]=&quot;&quot;;&quot;&quot;;CONCATENATE(&quot;/G&quot;;[.B17];&quot;.&quot;;[.D17])); IF([.E17]=&quot;&quot;;&quot;&quot;;CONCATENATE(&quot;/R&quot;;[.E17])); IF([.F17]=&quot;&quot;;&quot;&quot;;CONCATENATE(&quot;/G&quot;;[.B17];&quot;.&quot;;[.D17];&quot;.&quot;;[.F17])); IF([.G17]=&quot;&quot;;&quot;&quot;;CONCATENATE(&quot;/R&quot;;[.G17])); IF([.H17]=&quot;&quot;;&quot;&quot;;CONCATENATE(&quot;/G&quot;;[.B17];&quot;.&quot;;[.D17];&quot;.&quot;;[.F17];&quot;.&quot;;[.H17])); IF([.I17]=&quot;&quot;;&quot;&quot;;CONCATENATE(&quot;/R&quot;;[.I17]));IF([.J17]=&quot;&quot;;&quot;&quot;;CONCATENATE(&quot;/G&quot;;[.B17];&quot;.&quot;;[.D17];&quot;.&quot;;[.F17];&quot;.&quot;;[.H17]; &quot;.&quot;;[.J17])); IF([.K17]=&quot;&quot;;&quot;&quot;;CONCATENATE(&quot;/R&quot;;[.K17])))" table:style-name="ce22">
            <text:p>C53/G2/G2.1/R1</text:p>
          </table:table-cell>
          <table:table-cell office:value-type="string" table:style-name="ce22">
            <text:p>CRITERION.SELECTION.TECHNICAL_PROFESSIONAL_ABILITY.MANAGEMENT.ARTEFACTS.AUTHENTICATED_ARTEFACTS</text:p>
          </table:table-cell>
          <table:table-cell office:value-type="string" table:style-name="ce22">
            <text:p>f4313bb6-21b6-499e-bdff-debe10e11d2c</text:p>
          </table:table-cell>
          <table:table-cell office:value-type="string" table:style-name="ce22">
            <text:p>URL</text:p>
          </table:table-cell>
          <table:table-cell table:style-name="ce22"/>
          <table:table-cell table:style-name="ce24"/>
          <table:table-cell table:number-columns-repeated="16367" table:style-name="ce22"/>
        </table:table-row>
        <table:table-row table:style-name="ro1">
          <table:table-cell office:value-type="float" office:value="53" table:style-name="ce21">
            <text:p>53</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2" table:style-name="ce22">
            <text:p>2</text:p>
          </table:table-cell>
          <table:table-cell table:number-columns-repeated="6" table:style-name="ce22"/>
          <table:table-cell office:value-type="string" office:string-value="C53/G2/G2.1/R2" table:formula="of:=CONCATENATE(IF([.A18]=&quot;&quot;;&quot;&quot;;CONCATENATE(&quot;C&quot;; [.A18]));IF([.B18]=&quot;&quot;;&quot;&quot;;CONCATENATE(&quot;/G&quot;;[.B18]));IF([.C18]=&quot;&quot;;&quot;&quot;;CONCATENATE(&quot;/R&quot;;[.C18])); IF([.D18]=&quot;&quot;;&quot;&quot;;CONCATENATE(&quot;/G&quot;;[.B18];&quot;.&quot;;[.D18])); IF([.E18]=&quot;&quot;;&quot;&quot;;CONCATENATE(&quot;/R&quot;;[.E18])); IF([.F18]=&quot;&quot;;&quot;&quot;;CONCATENATE(&quot;/G&quot;;[.B18];&quot;.&quot;;[.D18];&quot;.&quot;;[.F18])); IF([.G18]=&quot;&quot;;&quot;&quot;;CONCATENATE(&quot;/R&quot;;[.G18])); IF([.H18]=&quot;&quot;;&quot;&quot;;CONCATENATE(&quot;/G&quot;;[.B18];&quot;.&quot;;[.D18];&quot;.&quot;;[.F18];&quot;.&quot;;[.H18])); IF([.I18]=&quot;&quot;;&quot;&quot;;CONCATENATE(&quot;/R&quot;;[.I18]));IF([.J18]=&quot;&quot;;&quot;&quot;;CONCATENATE(&quot;/G&quot;;[.B18];&quot;.&quot;;[.D18];&quot;.&quot;;[.F18];&quot;.&quot;;[.H18]; &quot;.&quot;;[.J18])); IF([.K18]=&quot;&quot;;&quot;&quot;;CONCATENATE(&quot;/R&quot;;[.K18])))" table:style-name="ce22">
            <text:p>C53/G2/G2.1/R2</text:p>
          </table:table-cell>
          <table:table-cell office:value-type="string" table:style-name="ce22">
            <text:p>CRITERION.SELECTION.TECHNICAL_PROFESSIONAL_ABILITY.MANAGEMENT.ARTEFACTS.AUTHENTICATED_ARTEFACTS</text:p>
          </table:table-cell>
          <table:table-cell office:value-type="string" table:style-name="ce22">
            <text:p>1f1cd18e-3e01-4ca2-af4c-e2981924ba8d</text:p>
          </table:table-cell>
          <table:table-cell office:value-type="string" table:style-name="ce22">
            <text:p>Code</text:p>
          </table:table-cell>
          <table:table-cell table:style-name="ce22"/>
          <table:table-cell table:style-name="ce24"/>
          <table:table-cell table:number-columns-repeated="16367" table:style-name="ce22"/>
        </table:table-row>
        <table:table-row table:style-name="ro1">
          <table:table-cell office:value-type="float" office:value="53" table:style-name="ce21">
            <text:p>53</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3" table:style-name="ce22">
            <text:p>3</text:p>
          </table:table-cell>
          <table:table-cell table:number-columns-repeated="6" table:style-name="ce22"/>
          <table:table-cell office:value-type="string" office:string-value="C53/G2/G2.1/R3" table:formula="of:=CONCATENATE(IF([.A19]=&quot;&quot;;&quot;&quot;;CONCATENATE(&quot;C&quot;; [.A19]));IF([.B19]=&quot;&quot;;&quot;&quot;;CONCATENATE(&quot;/G&quot;;[.B19]));IF([.C19]=&quot;&quot;;&quot;&quot;;CONCATENATE(&quot;/R&quot;;[.C19])); IF([.D19]=&quot;&quot;;&quot;&quot;;CONCATENATE(&quot;/G&quot;;[.B19];&quot;.&quot;;[.D19])); IF([.E19]=&quot;&quot;;&quot;&quot;;CONCATENATE(&quot;/R&quot;;[.E19])); IF([.F19]=&quot;&quot;;&quot;&quot;;CONCATENATE(&quot;/G&quot;;[.B19];&quot;.&quot;;[.D19];&quot;.&quot;;[.F19])); IF([.G19]=&quot;&quot;;&quot;&quot;;CONCATENATE(&quot;/R&quot;;[.G19])); IF([.H19]=&quot;&quot;;&quot;&quot;;CONCATENATE(&quot;/G&quot;;[.B19];&quot;.&quot;;[.D19];&quot;.&quot;;[.F19];&quot;.&quot;;[.H19])); IF([.I19]=&quot;&quot;;&quot;&quot;;CONCATENATE(&quot;/R&quot;;[.I19]));IF([.J19]=&quot;&quot;;&quot;&quot;;CONCATENATE(&quot;/G&quot;;[.B19];&quot;.&quot;;[.D19];&quot;.&quot;;[.F19];&quot;.&quot;;[.H19]; &quot;.&quot;;[.J19])); IF([.K19]=&quot;&quot;;&quot;&quot;;CONCATENATE(&quot;/R&quot;;[.K19])))" table:style-name="ce22">
            <text:p>C53/G2/G2.1/R3</text:p>
          </table:table-cell>
          <table:table-cell office:value-type="string" table:style-name="ce22">
            <text:p>CRITERION.SELECTION.TECHNICAL_PROFESSIONAL_ABILITY.MANAGEMENT.ARTEFACTS.AUTHENTICATED_ARTEFACTS</text:p>
          </table:table-cell>
          <table:table-cell office:value-type="string" table:style-name="ce22">
            <text:p>c3ccfa31-0c5e-4e3a-a3fd-db9fb83d78d4</text:p>
          </table:table-cell>
          <table:table-cell office:value-type="string" table:style-name="ce22">
            <text:p>Issuer</text:p>
          </table:table-cell>
          <table:table-cell table:style-name="ce22"/>
          <table:table-cell table:style-name="ce24"/>
          <table:table-cell table:number-columns-repeated="16367" table:style-name="ce22"/>
        </table:table-row>
        <table:table-row table:style-name="ro2">
          <table:table-cell table:number-columns-repeated="16" table:style-name="ce20"/>
          <table:table-cell table:style-name="ce16"/>
          <table:table-cell table:number-columns-repeated="16367" table:style-name="ce22"/>
        </table:table-row>
        <table:table-row table:number-rows-repeated="1048556" table:style-name="ro1">
          <table:table-cell table:number-columns-repeated="16384"/>
        </table:table-row>
      </table:table>
      <table:table table:name="SC-Quality_assurance" table:style-name="ta2">
        <table:table-column table:style-name="co69" table:number-columns-repeated="11" table:default-cell-style-name="ce19"/>
        <table:table-column table:style-name="co14" table:number-columns-repeated="2" table:default-cell-style-name="ce19"/>
        <table:table-column table:style-name="co18" table:default-cell-style-name="ce19"/>
        <table:table-column table:style-name="co14" table:number-columns-repeated="16370" table:default-cell-style-name="ce19"/>
        <table:table-row table:style-name="ro1">
          <table:table-cell office:value-type="string" table:style-name="ce22">
            <text:p>CRITERION ID</text:p>
          </table:table-cell>
          <table:table-cell office:value-type="string" table:style-name="ce22">
            <text:p>GROUP LEVEL 1</text:p>
          </table:table-cell>
          <table:table-cell office:value-type="string" table:style-name="ce22">
            <text:p>REQUIREMENTS LEVEL 1</text:p>
          </table:table-cell>
          <table:table-cell office:value-type="string" table:style-name="ce22">
            <text:p>SUBGROUP LEVEL 2</text:p>
          </table:table-cell>
          <table:table-cell office:value-type="string" table:style-name="ce22">
            <text:p>REQUIREMENTS LEVEL 2</text:p>
          </table:table-cell>
          <table:table-cell office:value-type="string" table:style-name="ce22">
            <text:p>SUBGROUP LEVEL 3</text:p>
          </table:table-cell>
          <table:table-cell office:value-type="string" table:style-name="ce22">
            <text:p>REQUIREMENTS LEVEL 3</text:p>
          </table:table-cell>
          <table:table-cell office:value-type="string" table:style-name="ce22">
            <text:p>SUBGROUP LEVEL 4</text:p>
          </table:table-cell>
          <table:table-cell office:value-type="string" table:style-name="ce22">
            <text:p>REQUIREMENTS LEVEL 4</text:p>
          </table:table-cell>
          <table:table-cell office:value-type="string" table:style-name="ce22">
            <text:p><text:s/></text:p>
          </table:table-cell>
          <table:table-cell table:style-name="ce22"/>
          <table:table-cell office:value-type="string" table:style-name="ce27">
            <text:p>ITEM ID</text:p>
          </table:table-cell>
          <table:table-cell office:value-type="string" table:style-name="ce27">
            <text:p>Criterion Code</text:p>
          </table:table-cell>
          <table:table-cell office:value-type="string" table:style-name="ce27">
            <text:p>Element UUID</text:p>
          </table:table-cell>
          <table:table-cell office:value-type="string" table:style-name="ce27">
            <text:p>Criterion/Requirement description</text:p>
          </table:table-cell>
          <table:table-cell office:value-type="string" table:style-name="ce27">
            <text:p>PI</text:p>
          </table:table-cell>
          <table:table-cell office:value-type="string" table:style-name="ce24">
            <text:p>Multiple instances possible?</text:p>
          </table:table-cell>
          <table:table-cell table:number-columns-repeated="16367" table:style-name="ce22"/>
        </table:table-row>
        <table:table-row table:style-name="ro1">
          <table:table-cell office:value-type="float" office:value="54" table:style-name="ce23">
            <text:p>54</text:p>
          </table:table-cell>
          <table:table-cell table:number-columns-repeated="10" table:style-name="ce23"/>
          <table:table-cell office:value-type="string" office:string-value="C54" table:formula="of:=CONCATENATE(IF([.A2]=&quot;&quot;;&quot;&quot;;CONCATENATE(&quot;C&quot;; [.A2]));IF([.B2]=&quot;&quot;;&quot;&quot;;CONCATENATE(&quot;/G&quot;;[.B2]));IF([.C2]=&quot;&quot;;&quot;&quot;;CONCATENATE(&quot;/R&quot;;[.C2])); IF([.D2]=&quot;&quot;;&quot;&quot;;CONCATENATE(&quot;/G&quot;;[.B2];&quot;.&quot;;[.D2])); IF([.E2]=&quot;&quot;;&quot;&quot;;CONCATENATE(&quot;/R&quot;;[.E2])); IF([.F2]=&quot;&quot;;&quot;&quot;;CONCATENATE(&quot;/G&quot;;[.B2];&quot;.&quot;;[.D2];&quot;.&quot;;[.F2])); IF([.G2]=&quot;&quot;;&quot;&quot;;CONCATENATE(&quot;/R&quot;;[.G2])); IF([.H2]=&quot;&quot;;&quot;&quot;;CONCATENATE(&quot;/G&quot;;[.B2];&quot;.&quot;;[.D2];&quot;.&quot;;[.F2];&quot;.&quot;;[.H2])); IF([.I2]=&quot;&quot;;&quot;&quot;;CONCATENATE(&quot;/R&quot;;[.I2]));IF([.J2]=&quot;&quot;;&quot;&quot;;CONCATENATE(&quot;/G&quot;;[.B2];&quot;.&quot;;[.D2];&quot;.&quot;;[.F2];&quot;.&quot;;[.H2]; &quot;.&quot;;[.J2])); IF([.K2]=&quot;&quot;;&quot;&quot;;CONCATENATE(&quot;/R&quot;;[.K2])))" table:style-name="ce23">
            <text:p>C54</text:p>
          </table:table-cell>
          <table:table-cell office:value-type="string" table:style-name="ce23">
            <text:p>CRITERION.SELECTION.TECHNICAL_PROFESSIONAL_ABILITY.CERTIFICATES.QUALITY_ASSURANCE.QA_INSTITUTES_CERTIFICATE</text:p>
          </table:table-cell>
          <table:table-cell office:value-type="string" table:style-name="ce23">
            <text:p>a7669d7d-9297-43e1-9d10-691a1660187c</text:p>
          </table:table-cell>
          <table:table-cell office:value-type="string" table:style-name="ce23">
            <text:p>Can the economic operator provide the required certificates drawn up by official quality control institutes or agencies of recognised competence attesting the conformity of products clearly identified by references to the technical specifications or standards, which are set out in the relevant notice or the procurement documents?</text:p>
          </table:table-cell>
          <table:table-cell table:style-name="ce23"/>
          <table:table-cell table:style-name="ce26"/>
          <table:table-cell table:number-columns-repeated="16367" table:style-name="ce22"/>
        </table:table-row>
        <table:table-row table:style-name="ro1">
          <table:table-cell office:value-type="float" office:value="54" table:style-name="ce21">
            <text:p>54</text:p>
          </table:table-cell>
          <table:table-cell office:value-type="float" office:value="1" table:style-name="ce22">
            <text:p>1</text:p>
          </table:table-cell>
          <table:table-cell table:number-columns-repeated="9" table:style-name="ce22"/>
          <table:table-cell office:value-type="string" office:string-value="C54/G1" table:formula="of:=CONCATENATE(IF([.A3]=&quot;&quot;;&quot;&quot;;CONCATENATE(&quot;C&quot;; [.A3]));IF([.B3]=&quot;&quot;;&quot;&quot;;CONCATENATE(&quot;/G&quot;;[.B3]));IF([.C3]=&quot;&quot;;&quot;&quot;;CONCATENATE(&quot;/R&quot;;[.C3])); IF([.D3]=&quot;&quot;;&quot;&quot;;CONCATENATE(&quot;/G&quot;;[.B3];&quot;.&quot;;[.D3])); IF([.E3]=&quot;&quot;;&quot;&quot;;CONCATENATE(&quot;/R&quot;;[.E3])); IF([.F3]=&quot;&quot;;&quot;&quot;;CONCATENATE(&quot;/G&quot;;[.B3];&quot;.&quot;;[.D3];&quot;.&quot;;[.F3])); IF([.G3]=&quot;&quot;;&quot;&quot;;CONCATENATE(&quot;/R&quot;;[.G3])); IF([.H3]=&quot;&quot;;&quot;&quot;;CONCATENATE(&quot;/G&quot;;[.B3];&quot;.&quot;;[.D3];&quot;.&quot;;[.F3];&quot;.&quot;;[.H3])); IF([.I3]=&quot;&quot;;&quot;&quot;;CONCATENATE(&quot;/R&quot;;[.I3]));IF([.J3]=&quot;&quot;;&quot;&quot;;CONCATENATE(&quot;/G&quot;;[.B3];&quot;.&quot;;[.D3];&quot;.&quot;;[.F3];&quot;.&quot;;[.H3]; &quot;.&quot;;[.J3])); IF([.K3]=&quot;&quot;;&quot;&quot;;CONCATENATE(&quot;/R&quot;;[.K3])))" table:style-name="ce22">
            <text:p>C54/G1</text:p>
          </table:table-cell>
          <table:table-cell office:value-type="string" table:style-name="ce22">
            <text:p>CRITERION.SELECTION.TECHNICAL_PROFESSIONAL_ABILITY.CERTIFICATES.QUALITY_ASSURANCE.QA_INSTITUTES_CERTIFICATE</text:p>
          </table:table-cell>
          <table:table-cell office:value-type="string" table:style-name="ce22">
            <text:p>4887c3d7-05fc-4e3e-b066-f338910f0c4c</text:p>
          </table:table-cell>
          <table:table-cell table:number-columns-repeated="2" table:style-name="ce22"/>
          <table:table-cell table:style-name="ce24"/>
          <table:table-cell table:number-columns-repeated="16367" table:style-name="ce22"/>
        </table:table-row>
        <table:table-row table:style-name="ro1">
          <table:table-cell office:value-type="float" office:value="54" table:style-name="ce21">
            <text:p>54</text:p>
          </table:table-cell>
          <table:table-cell office:value-type="float" office:value="1" table:style-name="ce22">
            <text:p>1</text:p>
          </table:table-cell>
          <table:table-cell office:value-type="float" office:value="1" table:style-name="ce22">
            <text:p>1</text:p>
          </table:table-cell>
          <table:table-cell table:number-columns-repeated="8" table:style-name="ce22"/>
          <table:table-cell office:value-type="string" office:string-value="C54/G1/R1" table:formula="of:=CONCATENATE(IF([.A4]=&quot;&quot;;&quot;&quot;;CONCATENATE(&quot;C&quot;; [.A4]));IF([.B4]=&quot;&quot;;&quot;&quot;;CONCATENATE(&quot;/G&quot;;[.B4]));IF([.C4]=&quot;&quot;;&quot;&quot;;CONCATENATE(&quot;/R&quot;;[.C4])); IF([.D4]=&quot;&quot;;&quot;&quot;;CONCATENATE(&quot;/G&quot;;[.B4];&quot;.&quot;;[.D4])); IF([.E4]=&quot;&quot;;&quot;&quot;;CONCATENATE(&quot;/R&quot;;[.E4])); IF([.F4]=&quot;&quot;;&quot;&quot;;CONCATENATE(&quot;/G&quot;;[.B4];&quot;.&quot;;[.D4];&quot;.&quot;;[.F4])); IF([.G4]=&quot;&quot;;&quot;&quot;;CONCATENATE(&quot;/R&quot;;[.G4])); IF([.H4]=&quot;&quot;;&quot;&quot;;CONCATENATE(&quot;/G&quot;;[.B4];&quot;.&quot;;[.D4];&quot;.&quot;;[.F4];&quot;.&quot;;[.H4])); IF([.I4]=&quot;&quot;;&quot;&quot;;CONCATENATE(&quot;/R&quot;;[.I4]));IF([.J4]=&quot;&quot;;&quot;&quot;;CONCATENATE(&quot;/G&quot;;[.B4];&quot;.&quot;;[.D4];&quot;.&quot;;[.F4];&quot;.&quot;;[.H4]; &quot;.&quot;;[.J4])); IF([.K4]=&quot;&quot;;&quot;&quot;;CONCATENATE(&quot;/R&quot;;[.K4])))" table:style-name="ce22">
            <text:p>C54/G1/R1</text:p>
          </table:table-cell>
          <table:table-cell office:value-type="string" table:style-name="ce22">
            <text:p>CRITERION.SELECTION.TECHNICAL_PROFESSIONAL_ABILITY.CERTIFICATES.QUALITY_ASSURANCE.QA_INSTITUTES_CERTIFICATE</text:p>
          </table:table-cell>
          <table:table-cell office:value-type="string" table:style-name="ce22">
            <text:p>15335c12-ad77-4728-b5ad-3c06a60d65a4</text:p>
          </table:table-cell>
          <table:table-cell office:value-type="string" table:style-name="ce22">
            <text:p>Your answer?</text:p>
          </table:table-cell>
          <table:table-cell table:style-name="ce22"/>
          <table:table-cell table:style-name="ce24"/>
          <table:table-cell table:number-columns-repeated="16367" table:style-name="ce22"/>
        </table:table-row>
        <table:table-row table:style-name="ro1">
          <table:table-cell office:value-type="float" office:value="54" table:style-name="ce21">
            <text:p>54</text:p>
          </table:table-cell>
          <table:table-cell office:value-type="float" office:value="1" table:style-name="ce22">
            <text:p>1</text:p>
          </table:table-cell>
          <table:table-cell table:style-name="ce22"/>
          <table:table-cell office:value-type="float" office:value="1" table:style-name="ce22">
            <text:p>1</text:p>
          </table:table-cell>
          <table:table-cell table:number-columns-repeated="7" table:style-name="ce22"/>
          <table:table-cell office:value-type="string" office:string-value="C54/G1/G1.1" table:formula="of:=CONCATENATE(IF([.A5]=&quot;&quot;;&quot;&quot;;CONCATENATE(&quot;C&quot;; [.A5]));IF([.B5]=&quot;&quot;;&quot;&quot;;CONCATENATE(&quot;/G&quot;;[.B5]));IF([.C5]=&quot;&quot;;&quot;&quot;;CONCATENATE(&quot;/R&quot;;[.C5])); IF([.D5]=&quot;&quot;;&quot;&quot;;CONCATENATE(&quot;/G&quot;;[.B5];&quot;.&quot;;[.D5])); IF([.E5]=&quot;&quot;;&quot;&quot;;CONCATENATE(&quot;/R&quot;;[.E5])); IF([.F5]=&quot;&quot;;&quot;&quot;;CONCATENATE(&quot;/G&quot;;[.B5];&quot;.&quot;;[.D5];&quot;.&quot;;[.F5])); IF([.G5]=&quot;&quot;;&quot;&quot;;CONCATENATE(&quot;/R&quot;;[.G5])); IF([.H5]=&quot;&quot;;&quot;&quot;;CONCATENATE(&quot;/G&quot;;[.B5];&quot;.&quot;;[.D5];&quot;.&quot;;[.F5];&quot;.&quot;;[.H5])); IF([.I5]=&quot;&quot;;&quot;&quot;;CONCATENATE(&quot;/R&quot;;[.I5]));IF([.J5]=&quot;&quot;;&quot;&quot;;CONCATENATE(&quot;/G&quot;;[.B5];&quot;.&quot;;[.D5];&quot;.&quot;;[.F5];&quot;.&quot;;[.H5]; &quot;.&quot;;[.J5])); IF([.K5]=&quot;&quot;;&quot;&quot;;CONCATENATE(&quot;/R&quot;;[.K5])))" table:style-name="ce22">
            <text:p>C54/G1/G1.1</text:p>
          </table:table-cell>
          <table:table-cell office:value-type="string" table:style-name="ce22">
            <text:p>CRITERION.SELECTION.TECHNICAL_PROFESSIONAL_ABILITY.CERTIFICATES.QUALITY_ASSURANCE.QA_INSTITUTES_CERTIFICATE</text:p>
          </table:table-cell>
          <table:table-cell office:value-type="string" table:style-name="ce22">
            <text:p>83f2f79e-0455-4918-89ff-d7829e8bf758</text:p>
          </table:table-cell>
          <table:table-cell table:style-name="ce22"/>
          <table:table-cell office:value-type="string" table:style-name="ce22">
            <text:p>GROUP_FULFILLED.ON_FALSE</text:p>
          </table:table-cell>
          <table:table-cell table:style-name="ce24"/>
          <table:table-cell table:number-columns-repeated="16367" table:style-name="ce22"/>
        </table:table-row>
        <table:table-row table:style-name="ro1">
          <table:table-cell office:value-type="float" office:value="54" table:style-name="ce21">
            <text:p>54</text:p>
          </table:table-cell>
          <table:table-cell office:value-type="float" office:value="1" table:style-name="ce22">
            <text:p>1</text:p>
          </table:table-cell>
          <table:table-cell table:style-name="ce22"/>
          <table:table-cell office:value-type="float" office:value="1" table:style-name="ce22">
            <text:p>1</text:p>
          </table:table-cell>
          <table:table-cell office:value-type="float" office:value="1" table:style-name="ce22">
            <text:p>1</text:p>
          </table:table-cell>
          <table:table-cell table:number-columns-repeated="6" table:style-name="ce22"/>
          <table:table-cell office:value-type="string" office:string-value="C54/G1/G1.1/R1" table:formula="of:=CONCATENATE(IF([.A6]=&quot;&quot;;&quot;&quot;;CONCATENATE(&quot;C&quot;; [.A6]));IF([.B6]=&quot;&quot;;&quot;&quot;;CONCATENATE(&quot;/G&quot;;[.B6]));IF([.C6]=&quot;&quot;;&quot;&quot;;CONCATENATE(&quot;/R&quot;;[.C6])); IF([.D6]=&quot;&quot;;&quot;&quot;;CONCATENATE(&quot;/G&quot;;[.B6];&quot;.&quot;;[.D6])); IF([.E6]=&quot;&quot;;&quot;&quot;;CONCATENATE(&quot;/R&quot;;[.E6])); IF([.F6]=&quot;&quot;;&quot;&quot;;CONCATENATE(&quot;/G&quot;;[.B6];&quot;.&quot;;[.D6];&quot;.&quot;;[.F6])); IF([.G6]=&quot;&quot;;&quot;&quot;;CONCATENATE(&quot;/R&quot;;[.G6])); IF([.H6]=&quot;&quot;;&quot;&quot;;CONCATENATE(&quot;/G&quot;;[.B6];&quot;.&quot;;[.D6];&quot;.&quot;;[.F6];&quot;.&quot;;[.H6])); IF([.I6]=&quot;&quot;;&quot;&quot;;CONCATENATE(&quot;/R&quot;;[.I6]));IF([.J6]=&quot;&quot;;&quot;&quot;;CONCATENATE(&quot;/G&quot;;[.B6];&quot;.&quot;;[.D6];&quot;.&quot;;[.F6];&quot;.&quot;;[.H6]; &quot;.&quot;;[.J6])); IF([.K6]=&quot;&quot;;&quot;&quot;;CONCATENATE(&quot;/R&quot;;[.K6])))" table:style-name="ce22">
            <text:p>C54/G1/G1.1/R1</text:p>
          </table:table-cell>
          <table:table-cell office:value-type="string" table:style-name="ce22">
            <text:p>CRITERION.SELECTION.TECHNICAL_PROFESSIONAL_ABILITY.CERTIFICATES.QUALITY_ASSURANCE.QA_INSTITUTES_CERTIFICATE</text:p>
          </table:table-cell>
          <table:table-cell office:value-type="string" table:style-name="ce22">
            <text:p>b9dec4cb-2f6f-47d7-a023-e9099b19b338</text:p>
          </table:table-cell>
          <table:table-cell office:value-type="string" table:style-name="ce22">
            <text:p>If not, please explain why and state which other means of proof can be provided:</text:p>
          </table:table-cell>
          <table:table-cell table:style-name="ce22"/>
          <table:table-cell table:style-name="ce24"/>
          <table:table-cell table:number-columns-repeated="16367" table:style-name="ce22"/>
        </table:table-row>
        <table:table-row table:style-name="ro1">
          <table:table-cell office:value-type="float" office:value="54" table:style-name="ce21">
            <text:p>54</text:p>
          </table:table-cell>
          <table:table-cell office:value-type="float" office:value="2" table:style-name="ce22">
            <text:p>2</text:p>
          </table:table-cell>
          <table:table-cell table:number-columns-repeated="9" table:style-name="ce22"/>
          <table:table-cell office:value-type="string" office:string-value="C54/G2" table:formula="of:=CONCATENATE(IF([.A7]=&quot;&quot;;&quot;&quot;;CONCATENATE(&quot;C&quot;; [.A7]));IF([.B7]=&quot;&quot;;&quot;&quot;;CONCATENATE(&quot;/G&quot;;[.B7]));IF([.C7]=&quot;&quot;;&quot;&quot;;CONCATENATE(&quot;/R&quot;;[.C7])); IF([.D7]=&quot;&quot;;&quot;&quot;;CONCATENATE(&quot;/G&quot;;[.B7];&quot;.&quot;;[.D7])); IF([.E7]=&quot;&quot;;&quot;&quot;;CONCATENATE(&quot;/R&quot;;[.E7])); IF([.F7]=&quot;&quot;;&quot;&quot;;CONCATENATE(&quot;/G&quot;;[.B7];&quot;.&quot;;[.D7];&quot;.&quot;;[.F7])); IF([.G7]=&quot;&quot;;&quot;&quot;;CONCATENATE(&quot;/R&quot;;[.G7])); IF([.H7]=&quot;&quot;;&quot;&quot;;CONCATENATE(&quot;/G&quot;;[.B7];&quot;.&quot;;[.D7];&quot;.&quot;;[.F7];&quot;.&quot;;[.H7])); IF([.I7]=&quot;&quot;;&quot;&quot;;CONCATENATE(&quot;/R&quot;;[.I7]));IF([.J7]=&quot;&quot;;&quot;&quot;;CONCATENATE(&quot;/G&quot;;[.B7];&quot;.&quot;;[.D7];&quot;.&quot;;[.F7];&quot;.&quot;;[.H7]; &quot;.&quot;;[.J7])); IF([.K7]=&quot;&quot;;&quot;&quot;;CONCATENATE(&quot;/R&quot;;[.K7])))" table:style-name="ce22">
            <text:p>C54/G2</text:p>
          </table:table-cell>
          <table:table-cell office:value-type="string" table:style-name="ce22">
            <text:p>CRITERION.SELECTION.TECHNICAL_PROFESSIONAL_ABILITY.CERTIFICATES.QUALITY_ASSURANCE.QA_INSTITUTES_CERTIFICATE</text:p>
          </table:table-cell>
          <table:table-cell office:value-type="string" table:style-name="ce22">
            <text:p>7458d42a-e581-4640-9283-34ceb3ad4345</text:p>
          </table:table-cell>
          <table:table-cell table:number-columns-repeated="2" table:style-name="ce22"/>
          <table:table-cell table:style-name="ce24"/>
          <table:table-cell table:number-columns-repeated="16367" table:style-name="ce22"/>
        </table:table-row>
        <table:table-row table:style-name="ro1">
          <table:table-cell office:value-type="float" office:value="54" table:style-name="ce21">
            <text:p>54</text:p>
          </table:table-cell>
          <table:table-cell office:value-type="float" office:value="2" table:style-name="ce22">
            <text:p>2</text:p>
          </table:table-cell>
          <table:table-cell office:value-type="float" office:value="1" table:style-name="ce22">
            <text:p>1</text:p>
          </table:table-cell>
          <table:table-cell table:number-columns-repeated="8" table:style-name="ce22"/>
          <table:table-cell office:value-type="string" office:string-value="C54/G2/R1" table:formula="of:=CONCATENATE(IF([.A8]=&quot;&quot;;&quot;&quot;;CONCATENATE(&quot;C&quot;; [.A8]));IF([.B8]=&quot;&quot;;&quot;&quot;;CONCATENATE(&quot;/G&quot;;[.B8]));IF([.C8]=&quot;&quot;;&quot;&quot;;CONCATENATE(&quot;/R&quot;;[.C8])); IF([.D8]=&quot;&quot;;&quot;&quot;;CONCATENATE(&quot;/G&quot;;[.B8];&quot;.&quot;;[.D8])); IF([.E8]=&quot;&quot;;&quot;&quot;;CONCATENATE(&quot;/R&quot;;[.E8])); IF([.F8]=&quot;&quot;;&quot;&quot;;CONCATENATE(&quot;/G&quot;;[.B8];&quot;.&quot;;[.D8];&quot;.&quot;;[.F8])); IF([.G8]=&quot;&quot;;&quot;&quot;;CONCATENATE(&quot;/R&quot;;[.G8])); IF([.H8]=&quot;&quot;;&quot;&quot;;CONCATENATE(&quot;/G&quot;;[.B8];&quot;.&quot;;[.D8];&quot;.&quot;;[.F8];&quot;.&quot;;[.H8])); IF([.I8]=&quot;&quot;;&quot;&quot;;CONCATENATE(&quot;/R&quot;;[.I8]));IF([.J8]=&quot;&quot;;&quot;&quot;;CONCATENATE(&quot;/G&quot;;[.B8];&quot;.&quot;;[.D8];&quot;.&quot;;[.F8];&quot;.&quot;;[.H8]; &quot;.&quot;;[.J8])); IF([.K8]=&quot;&quot;;&quot;&quot;;CONCATENATE(&quot;/R&quot;;[.K8])))" table:style-name="ce22">
            <text:p>C54/G2/R1</text:p>
          </table:table-cell>
          <table:table-cell office:value-type="string" table:style-name="ce22">
            <text:p>CRITERION.SELECTION.TECHNICAL_PROFESSIONAL_ABILITY.CERTIFICATES.QUALITY_ASSURANCE.QA_INSTITUTES_CERTIFICATE</text:p>
          </table:table-cell>
          <table:table-cell office:value-type="string" table:style-name="ce22">
            <text:p>c1347b74-1872-4060-a6db-f4044edcd7c4</text:p>
          </table:table-cell>
          <table:table-cell office:value-type="string" table:style-name="ce22">
            <text:p>Is this information available electronically?</text:p>
          </table:table-cell>
          <table:table-cell table:style-name="ce22"/>
          <table:table-cell table:style-name="ce24"/>
          <table:table-cell table:number-columns-repeated="16367" table:style-name="ce22"/>
        </table:table-row>
        <table:table-row table:style-name="ro1">
          <table:table-cell office:value-type="float" office:value="54" table:style-name="ce21">
            <text:p>54</text:p>
          </table:table-cell>
          <table:table-cell office:value-type="float" office:value="2" table:style-name="ce22">
            <text:p>2</text:p>
          </table:table-cell>
          <table:table-cell table:style-name="ce22"/>
          <table:table-cell office:value-type="float" office:value="1" table:style-name="ce22">
            <text:p>1</text:p>
          </table:table-cell>
          <table:table-cell table:number-columns-repeated="7" table:style-name="ce22"/>
          <table:table-cell office:value-type="string" office:string-value="C54/G2/G2.1" table:formula="of:=CONCATENATE(IF([.A9]=&quot;&quot;;&quot;&quot;;CONCATENATE(&quot;C&quot;; [.A9]));IF([.B9]=&quot;&quot;;&quot;&quot;;CONCATENATE(&quot;/G&quot;;[.B9]));IF([.C9]=&quot;&quot;;&quot;&quot;;CONCATENATE(&quot;/R&quot;;[.C9])); IF([.D9]=&quot;&quot;;&quot;&quot;;CONCATENATE(&quot;/G&quot;;[.B9];&quot;.&quot;;[.D9])); IF([.E9]=&quot;&quot;;&quot;&quot;;CONCATENATE(&quot;/R&quot;;[.E9])); IF([.F9]=&quot;&quot;;&quot;&quot;;CONCATENATE(&quot;/G&quot;;[.B9];&quot;.&quot;;[.D9];&quot;.&quot;;[.F9])); IF([.G9]=&quot;&quot;;&quot;&quot;;CONCATENATE(&quot;/R&quot;;[.G9])); IF([.H9]=&quot;&quot;;&quot;&quot;;CONCATENATE(&quot;/G&quot;;[.B9];&quot;.&quot;;[.D9];&quot;.&quot;;[.F9];&quot;.&quot;;[.H9])); IF([.I9]=&quot;&quot;;&quot;&quot;;CONCATENATE(&quot;/R&quot;;[.I9]));IF([.J9]=&quot;&quot;;&quot;&quot;;CONCATENATE(&quot;/G&quot;;[.B9];&quot;.&quot;;[.D9];&quot;.&quot;;[.F9];&quot;.&quot;;[.H9]; &quot;.&quot;;[.J9])); IF([.K9]=&quot;&quot;;&quot;&quot;;CONCATENATE(&quot;/R&quot;;[.K9])))" table:style-name="ce22">
            <text:p>C54/G2/G2.1</text:p>
          </table:table-cell>
          <table:table-cell office:value-type="string" table:style-name="ce22">
            <text:p>CRITERION.SELECTION.TECHNICAL_PROFESSIONAL_ABILITY.CERTIFICATES.QUALITY_ASSURANCE.QA_INSTITUTES_CERTIFICATE</text:p>
          </table:table-cell>
          <table:table-cell office:value-type="string" table:style-name="ce22">
            <text:p>41dd2e9b-1bfd-44c7-93ee-56bd74a4334b</text:p>
          </table:table-cell>
          <table:table-cell table:style-name="ce22"/>
          <table:table-cell office:value-type="string" table:style-name="ce22">
            <text:p>GROUP_FULFILLED.ON_TRUE</text:p>
          </table:table-cell>
          <table:table-cell table:style-name="ce24"/>
          <table:table-cell table:number-columns-repeated="16367" table:style-name="ce22"/>
        </table:table-row>
        <table:table-row table:style-name="ro1">
          <table:table-cell office:value-type="float" office:value="54" table:style-name="ce21">
            <text:p>54</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1" table:style-name="ce22">
            <text:p>1</text:p>
          </table:table-cell>
          <table:table-cell table:number-columns-repeated="6" table:style-name="ce22"/>
          <table:table-cell office:value-type="string" office:string-value="C54/G2/G2.1/R1" table:formula="of:=CONCATENATE(IF([.A10]=&quot;&quot;;&quot;&quot;;CONCATENATE(&quot;C&quot;; [.A10]));IF([.B10]=&quot;&quot;;&quot;&quot;;CONCATENATE(&quot;/G&quot;;[.B10]));IF([.C10]=&quot;&quot;;&quot;&quot;;CONCATENATE(&quot;/R&quot;;[.C10])); IF([.D10]=&quot;&quot;;&quot;&quot;;CONCATENATE(&quot;/G&quot;;[.B10];&quot;.&quot;;[.D10])); IF([.E10]=&quot;&quot;;&quot;&quot;;CONCATENATE(&quot;/R&quot;;[.E10])); IF([.F10]=&quot;&quot;;&quot;&quot;;CONCATENATE(&quot;/G&quot;;[.B10];&quot;.&quot;;[.D10];&quot;.&quot;;[.F10])); IF([.G10]=&quot;&quot;;&quot;&quot;;CONCATENATE(&quot;/R&quot;;[.G10])); IF([.H10]=&quot;&quot;;&quot;&quot;;CONCATENATE(&quot;/G&quot;;[.B10];&quot;.&quot;;[.D10];&quot;.&quot;;[.F10];&quot;.&quot;;[.H10])); IF([.I10]=&quot;&quot;;&quot;&quot;;CONCATENATE(&quot;/R&quot;;[.I10]));IF([.J10]=&quot;&quot;;&quot;&quot;;CONCATENATE(&quot;/G&quot;;[.B10];&quot;.&quot;;[.D10];&quot;.&quot;;[.F10];&quot;.&quot;;[.H10]; &quot;.&quot;;[.J10])); IF([.K10]=&quot;&quot;;&quot;&quot;;CONCATENATE(&quot;/R&quot;;[.K10])))" table:style-name="ce22">
            <text:p>C54/G2/G2.1/R1</text:p>
          </table:table-cell>
          <table:table-cell office:value-type="string" table:style-name="ce22">
            <text:p>CRITERION.SELECTION.TECHNICAL_PROFESSIONAL_ABILITY.CERTIFICATES.QUALITY_ASSURANCE.QA_INSTITUTES_CERTIFICATE</text:p>
          </table:table-cell>
          <table:table-cell office:value-type="string" table:style-name="ce22">
            <text:p>f4313bb6-21b6-499e-bdff-debe10e11d2c</text:p>
          </table:table-cell>
          <table:table-cell office:value-type="string" table:style-name="ce22">
            <text:p>URL</text:p>
          </table:table-cell>
          <table:table-cell table:style-name="ce22"/>
          <table:table-cell table:style-name="ce24"/>
          <table:table-cell table:number-columns-repeated="16367" table:style-name="ce22"/>
        </table:table-row>
        <table:table-row table:style-name="ro1">
          <table:table-cell office:value-type="float" office:value="54" table:style-name="ce21">
            <text:p>54</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2" table:style-name="ce22">
            <text:p>2</text:p>
          </table:table-cell>
          <table:table-cell table:number-columns-repeated="6" table:style-name="ce22"/>
          <table:table-cell office:value-type="string" office:string-value="C54/G2/G2.1/R2" table:formula="of:=CONCATENATE(IF([.A11]=&quot;&quot;;&quot;&quot;;CONCATENATE(&quot;C&quot;; [.A11]));IF([.B11]=&quot;&quot;;&quot;&quot;;CONCATENATE(&quot;/G&quot;;[.B11]));IF([.C11]=&quot;&quot;;&quot;&quot;;CONCATENATE(&quot;/R&quot;;[.C11])); IF([.D11]=&quot;&quot;;&quot;&quot;;CONCATENATE(&quot;/G&quot;;[.B11];&quot;.&quot;;[.D11])); IF([.E11]=&quot;&quot;;&quot;&quot;;CONCATENATE(&quot;/R&quot;;[.E11])); IF([.F11]=&quot;&quot;;&quot;&quot;;CONCATENATE(&quot;/G&quot;;[.B11];&quot;.&quot;;[.D11];&quot;.&quot;;[.F11])); IF([.G11]=&quot;&quot;;&quot;&quot;;CONCATENATE(&quot;/R&quot;;[.G11])); IF([.H11]=&quot;&quot;;&quot;&quot;;CONCATENATE(&quot;/G&quot;;[.B11];&quot;.&quot;;[.D11];&quot;.&quot;;[.F11];&quot;.&quot;;[.H11])); IF([.I11]=&quot;&quot;;&quot;&quot;;CONCATENATE(&quot;/R&quot;;[.I11]));IF([.J11]=&quot;&quot;;&quot;&quot;;CONCATENATE(&quot;/G&quot;;[.B11];&quot;.&quot;;[.D11];&quot;.&quot;;[.F11];&quot;.&quot;;[.H11]; &quot;.&quot;;[.J11])); IF([.K11]=&quot;&quot;;&quot;&quot;;CONCATENATE(&quot;/R&quot;;[.K11])))" table:style-name="ce22">
            <text:p>C54/G2/G2.1/R2</text:p>
          </table:table-cell>
          <table:table-cell office:value-type="string" table:style-name="ce22">
            <text:p>CRITERION.SELECTION.TECHNICAL_PROFESSIONAL_ABILITY.CERTIFICATES.QUALITY_ASSURANCE.QA_INSTITUTES_CERTIFICATE</text:p>
          </table:table-cell>
          <table:table-cell office:value-type="string" table:style-name="ce22">
            <text:p>1f1cd18e-3e01-4ca2-af4c-e2981924ba8d</text:p>
          </table:table-cell>
          <table:table-cell office:value-type="string" table:style-name="ce22">
            <text:p>Code</text:p>
          </table:table-cell>
          <table:table-cell table:style-name="ce22"/>
          <table:table-cell table:style-name="ce24"/>
          <table:table-cell table:number-columns-repeated="16367" table:style-name="ce22"/>
        </table:table-row>
        <table:table-row table:style-name="ro1">
          <table:table-cell office:value-type="float" office:value="54" table:style-name="ce21">
            <text:p>54</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3" table:style-name="ce22">
            <text:p>3</text:p>
          </table:table-cell>
          <table:table-cell table:number-columns-repeated="6" table:style-name="ce22"/>
          <table:table-cell office:value-type="string" office:string-value="C54/G2/G2.1/R3" table:formula="of:=CONCATENATE(IF([.A12]=&quot;&quot;;&quot;&quot;;CONCATENATE(&quot;C&quot;; [.A12]));IF([.B12]=&quot;&quot;;&quot;&quot;;CONCATENATE(&quot;/G&quot;;[.B12]));IF([.C12]=&quot;&quot;;&quot;&quot;;CONCATENATE(&quot;/R&quot;;[.C12])); IF([.D12]=&quot;&quot;;&quot;&quot;;CONCATENATE(&quot;/G&quot;;[.B12];&quot;.&quot;;[.D12])); IF([.E12]=&quot;&quot;;&quot;&quot;;CONCATENATE(&quot;/R&quot;;[.E12])); IF([.F12]=&quot;&quot;;&quot;&quot;;CONCATENATE(&quot;/G&quot;;[.B12];&quot;.&quot;;[.D12];&quot;.&quot;;[.F12])); IF([.G12]=&quot;&quot;;&quot;&quot;;CONCATENATE(&quot;/R&quot;;[.G12])); IF([.H12]=&quot;&quot;;&quot;&quot;;CONCATENATE(&quot;/G&quot;;[.B12];&quot;.&quot;;[.D12];&quot;.&quot;;[.F12];&quot;.&quot;;[.H12])); IF([.I12]=&quot;&quot;;&quot;&quot;;CONCATENATE(&quot;/R&quot;;[.I12]));IF([.J12]=&quot;&quot;;&quot;&quot;;CONCATENATE(&quot;/G&quot;;[.B12];&quot;.&quot;;[.D12];&quot;.&quot;;[.F12];&quot;.&quot;;[.H12]; &quot;.&quot;;[.J12])); IF([.K12]=&quot;&quot;;&quot;&quot;;CONCATENATE(&quot;/R&quot;;[.K12])))" table:style-name="ce22">
            <text:p>C54/G2/G2.1/R3</text:p>
          </table:table-cell>
          <table:table-cell office:value-type="string" table:style-name="ce22">
            <text:p>CRITERION.SELECTION.TECHNICAL_PROFESSIONAL_ABILITY.CERTIFICATES.QUALITY_ASSURANCE.QA_INSTITUTES_CERTIFICATE</text:p>
          </table:table-cell>
          <table:table-cell office:value-type="string" table:style-name="ce22">
            <text:p>c3ccfa31-0c5e-4e3a-a3fd-db9fb83d78d4</text:p>
          </table:table-cell>
          <table:table-cell office:value-type="string" table:style-name="ce22">
            <text:p>Issuer</text:p>
          </table:table-cell>
          <table:table-cell table:style-name="ce22"/>
          <table:table-cell table:style-name="ce24"/>
          <table:table-cell table:number-columns-repeated="16367" table:style-name="ce22"/>
        </table:table-row>
        <table:table-row table:style-name="ro1">
          <table:table-cell office:value-type="float" office:value="55" table:style-name="ce18">
            <text:p>55</text:p>
          </table:table-cell>
          <table:table-cell table:number-columns-repeated="10" table:style-name="ce18"/>
          <table:table-cell office:value-type="string" office:string-value="C55" table:formula="of:=CONCATENATE(IF([.A13]=&quot;&quot;;&quot;&quot;;CONCATENATE(&quot;C&quot;; [.A13]));IF([.B13]=&quot;&quot;;&quot;&quot;;CONCATENATE(&quot;/G&quot;;[.B13]));IF([.C13]=&quot;&quot;;&quot;&quot;;CONCATENATE(&quot;/R&quot;;[.C13])); IF([.D13]=&quot;&quot;;&quot;&quot;;CONCATENATE(&quot;/G&quot;;[.B13];&quot;.&quot;;[.D13])); IF([.E13]=&quot;&quot;;&quot;&quot;;CONCATENATE(&quot;/R&quot;;[.E13])); IF([.F13]=&quot;&quot;;&quot;&quot;;CONCATENATE(&quot;/G&quot;;[.B13];&quot;.&quot;;[.D13];&quot;.&quot;;[.F13])); IF([.G13]=&quot;&quot;;&quot;&quot;;CONCATENATE(&quot;/R&quot;;[.G13])); IF([.H13]=&quot;&quot;;&quot;&quot;;CONCATENATE(&quot;/G&quot;;[.B13];&quot;.&quot;;[.D13];&quot;.&quot;;[.F13];&quot;.&quot;;[.H13])); IF([.I13]=&quot;&quot;;&quot;&quot;;CONCATENATE(&quot;/R&quot;;[.I13]));IF([.J13]=&quot;&quot;;&quot;&quot;;CONCATENATE(&quot;/G&quot;;[.B13];&quot;.&quot;;[.D13];&quot;.&quot;;[.F13];&quot;.&quot;;[.H13]; &quot;.&quot;;[.J13])); IF([.K13]=&quot;&quot;;&quot;&quot;;CONCATENATE(&quot;/R&quot;;[.K13])))" table:style-name="ce18">
            <text:p>C55</text:p>
          </table:table-cell>
          <table:table-cell office:value-type="string" table:style-name="ce18">
            <text:p>CRITERION.SELECTION.TECHNICAL_PROFESSIONAL_ABILITY.CERTIFICATES.QUALITY_ASSURANCE.QA_INDEPENDENT_CERTIFICATE</text:p>
          </table:table-cell>
          <table:table-cell office:value-type="string" table:style-name="ce18">
            <text:p>d726bac9-e153-4e75-bfca-c5385587766d</text:p>
          </table:table-cell>
          <table:table-cell office:value-type="string" table:style-name="ce18">
            <text:p>Will the economic operator be able to produce certificates drawn up by independent bodies attesting that the economic operator complies with the required quality assurance standards, including accessibility for disabled persons?</text:p>
          </table:table-cell>
          <table:table-cell table:style-name="ce18"/>
          <table:table-cell table:style-name="ce25"/>
          <table:table-cell table:number-columns-repeated="16367" table:style-name="ce21"/>
        </table:table-row>
        <table:table-row table:style-name="ro1">
          <table:table-cell office:value-type="float" office:value="55" table:style-name="ce21">
            <text:p>55</text:p>
          </table:table-cell>
          <table:table-cell office:value-type="float" office:value="1" table:style-name="ce22">
            <text:p>1</text:p>
          </table:table-cell>
          <table:table-cell table:number-columns-repeated="9" table:style-name="ce22"/>
          <table:table-cell office:value-type="string" office:string-value="C55/G1" table:formula="of:=CONCATENATE(IF([.A14]=&quot;&quot;;&quot;&quot;;CONCATENATE(&quot;C&quot;; [.A14]));IF([.B14]=&quot;&quot;;&quot;&quot;;CONCATENATE(&quot;/G&quot;;[.B14]));IF([.C14]=&quot;&quot;;&quot;&quot;;CONCATENATE(&quot;/R&quot;;[.C14])); IF([.D14]=&quot;&quot;;&quot;&quot;;CONCATENATE(&quot;/G&quot;;[.B14];&quot;.&quot;;[.D14])); IF([.E14]=&quot;&quot;;&quot;&quot;;CONCATENATE(&quot;/R&quot;;[.E14])); IF([.F14]=&quot;&quot;;&quot;&quot;;CONCATENATE(&quot;/G&quot;;[.B14];&quot;.&quot;;[.D14];&quot;.&quot;;[.F14])); IF([.G14]=&quot;&quot;;&quot;&quot;;CONCATENATE(&quot;/R&quot;;[.G14])); IF([.H14]=&quot;&quot;;&quot;&quot;;CONCATENATE(&quot;/G&quot;;[.B14];&quot;.&quot;;[.D14];&quot;.&quot;;[.F14];&quot;.&quot;;[.H14])); IF([.I14]=&quot;&quot;;&quot;&quot;;CONCATENATE(&quot;/R&quot;;[.I14]));IF([.J14]=&quot;&quot;;&quot;&quot;;CONCATENATE(&quot;/G&quot;;[.B14];&quot;.&quot;;[.D14];&quot;.&quot;;[.F14];&quot;.&quot;;[.H14]; &quot;.&quot;;[.J14])); IF([.K14]=&quot;&quot;;&quot;&quot;;CONCATENATE(&quot;/R&quot;;[.K14])))" table:style-name="ce22">
            <text:p>C55/G1</text:p>
          </table:table-cell>
          <table:table-cell office:value-type="string" table:style-name="ce22">
            <text:p>CRITERION.SELECTION.TECHNICAL_PROFESSIONAL_ABILITY.CERTIFICATES.QUALITY_ASSURANCE.QA_INDEPENDENT_CERTIFICATE</text:p>
          </table:table-cell>
          <table:table-cell office:value-type="string" table:style-name="ce22">
            <text:p>0e88f63c-5642-4a17-833b-ae5800e1750a</text:p>
          </table:table-cell>
          <table:table-cell table:number-columns-repeated="2" table:style-name="ce22"/>
          <table:table-cell table:style-name="ce24"/>
          <table:table-cell table:number-columns-repeated="16367" table:style-name="ce22"/>
        </table:table-row>
        <table:table-row table:style-name="ro1">
          <table:table-cell office:value-type="float" office:value="55" table:style-name="ce21">
            <text:p>55</text:p>
          </table:table-cell>
          <table:table-cell office:value-type="float" office:value="1" table:style-name="ce22">
            <text:p>1</text:p>
          </table:table-cell>
          <table:table-cell office:value-type="float" office:value="1" table:style-name="ce22">
            <text:p>1</text:p>
          </table:table-cell>
          <table:table-cell table:number-columns-repeated="8" table:style-name="ce22"/>
          <table:table-cell office:value-type="string" office:string-value="C55/G1/R1" table:formula="of:=CONCATENATE(IF([.A15]=&quot;&quot;;&quot;&quot;;CONCATENATE(&quot;C&quot;; [.A15]));IF([.B15]=&quot;&quot;;&quot;&quot;;CONCATENATE(&quot;/G&quot;;[.B15]));IF([.C15]=&quot;&quot;;&quot;&quot;;CONCATENATE(&quot;/R&quot;;[.C15])); IF([.D15]=&quot;&quot;;&quot;&quot;;CONCATENATE(&quot;/G&quot;;[.B15];&quot;.&quot;;[.D15])); IF([.E15]=&quot;&quot;;&quot;&quot;;CONCATENATE(&quot;/R&quot;;[.E15])); IF([.F15]=&quot;&quot;;&quot;&quot;;CONCATENATE(&quot;/G&quot;;[.B15];&quot;.&quot;;[.D15];&quot;.&quot;;[.F15])); IF([.G15]=&quot;&quot;;&quot;&quot;;CONCATENATE(&quot;/R&quot;;[.G15])); IF([.H15]=&quot;&quot;;&quot;&quot;;CONCATENATE(&quot;/G&quot;;[.B15];&quot;.&quot;;[.D15];&quot;.&quot;;[.F15];&quot;.&quot;;[.H15])); IF([.I15]=&quot;&quot;;&quot;&quot;;CONCATENATE(&quot;/R&quot;;[.I15]));IF([.J15]=&quot;&quot;;&quot;&quot;;CONCATENATE(&quot;/G&quot;;[.B15];&quot;.&quot;;[.D15];&quot;.&quot;;[.F15];&quot;.&quot;;[.H15]; &quot;.&quot;;[.J15])); IF([.K15]=&quot;&quot;;&quot;&quot;;CONCATENATE(&quot;/R&quot;;[.K15])))" table:style-name="ce22">
            <text:p>C55/G1/R1</text:p>
          </table:table-cell>
          <table:table-cell office:value-type="string" table:style-name="ce22">
            <text:p>CRITERION.SELECTION.TECHNICAL_PROFESSIONAL_ABILITY.CERTIFICATES.QUALITY_ASSURANCE.QA_INDEPENDENT_CERTIFICATE</text:p>
          </table:table-cell>
          <table:table-cell office:value-type="string" table:style-name="ce22">
            <text:p>15335c12-ad77-4728-b5ad-3c06a60d65a4</text:p>
          </table:table-cell>
          <table:table-cell office:value-type="string" table:style-name="ce22">
            <text:p>Your answer?</text:p>
          </table:table-cell>
          <table:table-cell table:style-name="ce22"/>
          <table:table-cell table:style-name="ce24"/>
          <table:table-cell table:number-columns-repeated="16367" table:style-name="ce22"/>
        </table:table-row>
        <table:table-row table:style-name="ro1">
          <table:table-cell office:value-type="float" office:value="55" table:style-name="ce21">
            <text:p>55</text:p>
          </table:table-cell>
          <table:table-cell office:value-type="float" office:value="1" table:style-name="ce22">
            <text:p>1</text:p>
          </table:table-cell>
          <table:table-cell table:style-name="ce22"/>
          <table:table-cell office:value-type="float" office:value="2" table:style-name="ce22">
            <text:p>2</text:p>
          </table:table-cell>
          <table:table-cell table:number-columns-repeated="7" table:style-name="ce22"/>
          <table:table-cell office:value-type="string" office:string-value="C55/G1/G1.2" table:formula="of:=CONCATENATE(IF([.A16]=&quot;&quot;;&quot;&quot;;CONCATENATE(&quot;C&quot;; [.A16]));IF([.B16]=&quot;&quot;;&quot;&quot;;CONCATENATE(&quot;/G&quot;;[.B16]));IF([.C16]=&quot;&quot;;&quot;&quot;;CONCATENATE(&quot;/R&quot;;[.C16])); IF([.D16]=&quot;&quot;;&quot;&quot;;CONCATENATE(&quot;/G&quot;;[.B16];&quot;.&quot;;[.D16])); IF([.E16]=&quot;&quot;;&quot;&quot;;CONCATENATE(&quot;/R&quot;;[.E16])); IF([.F16]=&quot;&quot;;&quot;&quot;;CONCATENATE(&quot;/G&quot;;[.B16];&quot;.&quot;;[.D16];&quot;.&quot;;[.F16])); IF([.G16]=&quot;&quot;;&quot;&quot;;CONCATENATE(&quot;/R&quot;;[.G16])); IF([.H16]=&quot;&quot;;&quot;&quot;;CONCATENATE(&quot;/G&quot;;[.B16];&quot;.&quot;;[.D16];&quot;.&quot;;[.F16];&quot;.&quot;;[.H16])); IF([.I16]=&quot;&quot;;&quot;&quot;;CONCATENATE(&quot;/R&quot;;[.I16]));IF([.J16]=&quot;&quot;;&quot;&quot;;CONCATENATE(&quot;/G&quot;;[.B16];&quot;.&quot;;[.D16];&quot;.&quot;;[.F16];&quot;.&quot;;[.H16]; &quot;.&quot;;[.J16])); IF([.K16]=&quot;&quot;;&quot;&quot;;CONCATENATE(&quot;/R&quot;;[.K16])))" table:style-name="ce22">
            <text:p>C55/G1/G1.2</text:p>
          </table:table-cell>
          <table:table-cell office:value-type="string" table:style-name="ce22">
            <text:p>CRITERION.SELECTION.TECHNICAL_PROFESSIONAL_ABILITY.CERTIFICATES.QUALITY_ASSURANCE.QA_INDEPENDENT_CERTIFICATE</text:p>
          </table:table-cell>
          <table:table-cell office:value-type="string" table:style-name="ce22">
            <text:p>76c7cf31-be3a-4a7e-8c35-a65ae60cd674</text:p>
          </table:table-cell>
          <table:table-cell table:style-name="ce22"/>
          <table:table-cell office:value-type="string" table:style-name="ce22">
            <text:p>GROUP_FULFILLED.ON_FALSE</text:p>
          </table:table-cell>
          <table:table-cell table:style-name="ce24"/>
          <table:table-cell table:number-columns-repeated="16367" table:style-name="ce22"/>
        </table:table-row>
        <table:table-row table:style-name="ro1">
          <table:table-cell office:value-type="float" office:value="55" table:style-name="ce21">
            <text:p>55</text:p>
          </table:table-cell>
          <table:table-cell office:value-type="float" office:value="1" table:style-name="ce22">
            <text:p>1</text:p>
          </table:table-cell>
          <table:table-cell table:style-name="ce22"/>
          <table:table-cell office:value-type="float" office:value="2" table:style-name="ce22">
            <text:p>2</text:p>
          </table:table-cell>
          <table:table-cell office:value-type="float" office:value="1" table:style-name="ce22">
            <text:p>1</text:p>
          </table:table-cell>
          <table:table-cell table:number-columns-repeated="6" table:style-name="ce22"/>
          <table:table-cell office:value-type="string" office:string-value="C55/G1/G1.2/R1" table:formula="of:=CONCATENATE(IF([.A17]=&quot;&quot;;&quot;&quot;;CONCATENATE(&quot;C&quot;; [.A17]));IF([.B17]=&quot;&quot;;&quot;&quot;;CONCATENATE(&quot;/G&quot;;[.B17]));IF([.C17]=&quot;&quot;;&quot;&quot;;CONCATENATE(&quot;/R&quot;;[.C17])); IF([.D17]=&quot;&quot;;&quot;&quot;;CONCATENATE(&quot;/G&quot;;[.B17];&quot;.&quot;;[.D17])); IF([.E17]=&quot;&quot;;&quot;&quot;;CONCATENATE(&quot;/R&quot;;[.E17])); IF([.F17]=&quot;&quot;;&quot;&quot;;CONCATENATE(&quot;/G&quot;;[.B17];&quot;.&quot;;[.D17];&quot;.&quot;;[.F17])); IF([.G17]=&quot;&quot;;&quot;&quot;;CONCATENATE(&quot;/R&quot;;[.G17])); IF([.H17]=&quot;&quot;;&quot;&quot;;CONCATENATE(&quot;/G&quot;;[.B17];&quot;.&quot;;[.D17];&quot;.&quot;;[.F17];&quot;.&quot;;[.H17])); IF([.I17]=&quot;&quot;;&quot;&quot;;CONCATENATE(&quot;/R&quot;;[.I17]));IF([.J17]=&quot;&quot;;&quot;&quot;;CONCATENATE(&quot;/G&quot;;[.B17];&quot;.&quot;;[.D17];&quot;.&quot;;[.F17];&quot;.&quot;;[.H17]; &quot;.&quot;;[.J17])); IF([.K17]=&quot;&quot;;&quot;&quot;;CONCATENATE(&quot;/R&quot;;[.K17])))" table:style-name="ce22">
            <text:p>C55/G1/G1.2/R1</text:p>
          </table:table-cell>
          <table:table-cell office:value-type="string" table:style-name="ce22">
            <text:p>CRITERION.SELECTION.TECHNICAL_PROFESSIONAL_ABILITY.CERTIFICATES.QUALITY_ASSURANCE.QA_INDEPENDENT_CERTIFICATE</text:p>
          </table:table-cell>
          <table:table-cell office:value-type="string" table:style-name="ce22">
            <text:p>8c5d1e13-54f7-4895-a65c-b8e09253130c</text:p>
          </table:table-cell>
          <table:table-cell office:value-type="string" table:style-name="ce22">
            <text:p>If not, please explain why and specify which other means of proof concerning the quality assurance scheme can be provided:</text:p>
          </table:table-cell>
          <table:table-cell table:style-name="ce22"/>
          <table:table-cell table:style-name="ce24"/>
          <table:table-cell table:number-columns-repeated="16367" table:style-name="ce22"/>
        </table:table-row>
        <table:table-row table:style-name="ro1">
          <table:table-cell office:value-type="float" office:value="55" table:style-name="ce21">
            <text:p>55</text:p>
          </table:table-cell>
          <table:table-cell office:value-type="float" office:value="2" table:style-name="ce22">
            <text:p>2</text:p>
          </table:table-cell>
          <table:table-cell table:number-columns-repeated="9" table:style-name="ce22"/>
          <table:table-cell office:value-type="string" office:string-value="C55/G2" table:formula="of:=CONCATENATE(IF([.A18]=&quot;&quot;;&quot;&quot;;CONCATENATE(&quot;C&quot;; [.A18]));IF([.B18]=&quot;&quot;;&quot;&quot;;CONCATENATE(&quot;/G&quot;;[.B18]));IF([.C18]=&quot;&quot;;&quot;&quot;;CONCATENATE(&quot;/R&quot;;[.C18])); IF([.D18]=&quot;&quot;;&quot;&quot;;CONCATENATE(&quot;/G&quot;;[.B18];&quot;.&quot;;[.D18])); IF([.E18]=&quot;&quot;;&quot;&quot;;CONCATENATE(&quot;/R&quot;;[.E18])); IF([.F18]=&quot;&quot;;&quot;&quot;;CONCATENATE(&quot;/G&quot;;[.B18];&quot;.&quot;;[.D18];&quot;.&quot;;[.F18])); IF([.G18]=&quot;&quot;;&quot;&quot;;CONCATENATE(&quot;/R&quot;;[.G18])); IF([.H18]=&quot;&quot;;&quot;&quot;;CONCATENATE(&quot;/G&quot;;[.B18];&quot;.&quot;;[.D18];&quot;.&quot;;[.F18];&quot;.&quot;;[.H18])); IF([.I18]=&quot;&quot;;&quot;&quot;;CONCATENATE(&quot;/R&quot;;[.I18]));IF([.J18]=&quot;&quot;;&quot;&quot;;CONCATENATE(&quot;/G&quot;;[.B18];&quot;.&quot;;[.D18];&quot;.&quot;;[.F18];&quot;.&quot;;[.H18]; &quot;.&quot;;[.J18])); IF([.K18]=&quot;&quot;;&quot;&quot;;CONCATENATE(&quot;/R&quot;;[.K18])))" table:style-name="ce22">
            <text:p>C55/G2</text:p>
          </table:table-cell>
          <table:table-cell office:value-type="string" table:style-name="ce22">
            <text:p>CRITERION.SELECTION.TECHNICAL_PROFESSIONAL_ABILITY.CERTIFICATES.QUALITY_ASSURANCE.QA_INDEPENDENT_CERTIFICATE</text:p>
          </table:table-cell>
          <table:table-cell office:value-type="string" table:style-name="ce22">
            <text:p>7458d42a-e581-4640-9283-34ceb3ad4345</text:p>
          </table:table-cell>
          <table:table-cell table:number-columns-repeated="2" table:style-name="ce22"/>
          <table:table-cell table:style-name="ce24"/>
          <table:table-cell table:number-columns-repeated="16367" table:style-name="ce22"/>
        </table:table-row>
        <table:table-row table:style-name="ro1">
          <table:table-cell office:value-type="float" office:value="55" table:style-name="ce21">
            <text:p>55</text:p>
          </table:table-cell>
          <table:table-cell office:value-type="float" office:value="2" table:style-name="ce22">
            <text:p>2</text:p>
          </table:table-cell>
          <table:table-cell office:value-type="float" office:value="1" table:style-name="ce22">
            <text:p>1</text:p>
          </table:table-cell>
          <table:table-cell table:number-columns-repeated="8" table:style-name="ce22"/>
          <table:table-cell office:value-type="string" office:string-value="C55/G2/R1" table:formula="of:=CONCATENATE(IF([.A19]=&quot;&quot;;&quot;&quot;;CONCATENATE(&quot;C&quot;; [.A19]));IF([.B19]=&quot;&quot;;&quot;&quot;;CONCATENATE(&quot;/G&quot;;[.B19]));IF([.C19]=&quot;&quot;;&quot;&quot;;CONCATENATE(&quot;/R&quot;;[.C19])); IF([.D19]=&quot;&quot;;&quot;&quot;;CONCATENATE(&quot;/G&quot;;[.B19];&quot;.&quot;;[.D19])); IF([.E19]=&quot;&quot;;&quot;&quot;;CONCATENATE(&quot;/R&quot;;[.E19])); IF([.F19]=&quot;&quot;;&quot;&quot;;CONCATENATE(&quot;/G&quot;;[.B19];&quot;.&quot;;[.D19];&quot;.&quot;;[.F19])); IF([.G19]=&quot;&quot;;&quot;&quot;;CONCATENATE(&quot;/R&quot;;[.G19])); IF([.H19]=&quot;&quot;;&quot;&quot;;CONCATENATE(&quot;/G&quot;;[.B19];&quot;.&quot;;[.D19];&quot;.&quot;;[.F19];&quot;.&quot;;[.H19])); IF([.I19]=&quot;&quot;;&quot;&quot;;CONCATENATE(&quot;/R&quot;;[.I19]));IF([.J19]=&quot;&quot;;&quot;&quot;;CONCATENATE(&quot;/G&quot;;[.B19];&quot;.&quot;;[.D19];&quot;.&quot;;[.F19];&quot;.&quot;;[.H19]; &quot;.&quot;;[.J19])); IF([.K19]=&quot;&quot;;&quot;&quot;;CONCATENATE(&quot;/R&quot;;[.K19])))" table:style-name="ce22">
            <text:p>C55/G2/R1</text:p>
          </table:table-cell>
          <table:table-cell office:value-type="string" table:style-name="ce22">
            <text:p>CRITERION.SELECTION.TECHNICAL_PROFESSIONAL_ABILITY.CERTIFICATES.QUALITY_ASSURANCE.QA_INDEPENDENT_CERTIFICATE</text:p>
          </table:table-cell>
          <table:table-cell office:value-type="string" table:style-name="ce22">
            <text:p>c1347b74-1872-4060-a6db-f4044edcd7c4</text:p>
          </table:table-cell>
          <table:table-cell office:value-type="string" table:style-name="ce22">
            <text:p>Is this information available electronically?</text:p>
          </table:table-cell>
          <table:table-cell table:style-name="ce22"/>
          <table:table-cell table:style-name="ce24"/>
          <table:table-cell table:number-columns-repeated="16367" table:style-name="ce22"/>
        </table:table-row>
        <table:table-row table:style-name="ro1">
          <table:table-cell office:value-type="float" office:value="55" table:style-name="ce21">
            <text:p>55</text:p>
          </table:table-cell>
          <table:table-cell office:value-type="float" office:value="2" table:style-name="ce22">
            <text:p>2</text:p>
          </table:table-cell>
          <table:table-cell table:style-name="ce22"/>
          <table:table-cell office:value-type="float" office:value="1" table:style-name="ce22">
            <text:p>1</text:p>
          </table:table-cell>
          <table:table-cell table:number-columns-repeated="7" table:style-name="ce22"/>
          <table:table-cell office:value-type="string" office:string-value="C55/G2/G2.1" table:formula="of:=CONCATENATE(IF([.A20]=&quot;&quot;;&quot;&quot;;CONCATENATE(&quot;C&quot;; [.A20]));IF([.B20]=&quot;&quot;;&quot;&quot;;CONCATENATE(&quot;/G&quot;;[.B20]));IF([.C20]=&quot;&quot;;&quot;&quot;;CONCATENATE(&quot;/R&quot;;[.C20])); IF([.D20]=&quot;&quot;;&quot;&quot;;CONCATENATE(&quot;/G&quot;;[.B20];&quot;.&quot;;[.D20])); IF([.E20]=&quot;&quot;;&quot;&quot;;CONCATENATE(&quot;/R&quot;;[.E20])); IF([.F20]=&quot;&quot;;&quot;&quot;;CONCATENATE(&quot;/G&quot;;[.B20];&quot;.&quot;;[.D20];&quot;.&quot;;[.F20])); IF([.G20]=&quot;&quot;;&quot;&quot;;CONCATENATE(&quot;/R&quot;;[.G20])); IF([.H20]=&quot;&quot;;&quot;&quot;;CONCATENATE(&quot;/G&quot;;[.B20];&quot;.&quot;;[.D20];&quot;.&quot;;[.F20];&quot;.&quot;;[.H20])); IF([.I20]=&quot;&quot;;&quot;&quot;;CONCATENATE(&quot;/R&quot;;[.I20]));IF([.J20]=&quot;&quot;;&quot;&quot;;CONCATENATE(&quot;/G&quot;;[.B20];&quot;.&quot;;[.D20];&quot;.&quot;;[.F20];&quot;.&quot;;[.H20]; &quot;.&quot;;[.J20])); IF([.K20]=&quot;&quot;;&quot;&quot;;CONCATENATE(&quot;/R&quot;;[.K20])))" table:style-name="ce22">
            <text:p>C55/G2/G2.1</text:p>
          </table:table-cell>
          <table:table-cell office:value-type="string" table:style-name="ce22">
            <text:p>CRITERION.SELECTION.TECHNICAL_PROFESSIONAL_ABILITY.CERTIFICATES.QUALITY_ASSURANCE.QA_INDEPENDENT_CERTIFICATE</text:p>
          </table:table-cell>
          <table:table-cell office:value-type="string" table:style-name="ce22">
            <text:p>41dd2e9b-1bfd-44c7-93ee-56bd74a4334b</text:p>
          </table:table-cell>
          <table:table-cell table:style-name="ce22"/>
          <table:table-cell office:value-type="string" table:style-name="ce22">
            <text:p>GROUP_FULFILLED.ON_TRUE</text:p>
          </table:table-cell>
          <table:table-cell table:style-name="ce24"/>
          <table:table-cell table:number-columns-repeated="16367" table:style-name="ce22"/>
        </table:table-row>
        <table:table-row table:style-name="ro1">
          <table:table-cell office:value-type="float" office:value="55" table:style-name="ce21">
            <text:p>55</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1" table:style-name="ce22">
            <text:p>1</text:p>
          </table:table-cell>
          <table:table-cell table:number-columns-repeated="6" table:style-name="ce22"/>
          <table:table-cell office:value-type="string" office:string-value="C55/G2/G2.1/R1" table:formula="of:=CONCATENATE(IF([.A21]=&quot;&quot;;&quot;&quot;;CONCATENATE(&quot;C&quot;; [.A21]));IF([.B21]=&quot;&quot;;&quot;&quot;;CONCATENATE(&quot;/G&quot;;[.B21]));IF([.C21]=&quot;&quot;;&quot;&quot;;CONCATENATE(&quot;/R&quot;;[.C21])); IF([.D21]=&quot;&quot;;&quot;&quot;;CONCATENATE(&quot;/G&quot;;[.B21];&quot;.&quot;;[.D21])); IF([.E21]=&quot;&quot;;&quot;&quot;;CONCATENATE(&quot;/R&quot;;[.E21])); IF([.F21]=&quot;&quot;;&quot;&quot;;CONCATENATE(&quot;/G&quot;;[.B21];&quot;.&quot;;[.D21];&quot;.&quot;;[.F21])); IF([.G21]=&quot;&quot;;&quot;&quot;;CONCATENATE(&quot;/R&quot;;[.G21])); IF([.H21]=&quot;&quot;;&quot;&quot;;CONCATENATE(&quot;/G&quot;;[.B21];&quot;.&quot;;[.D21];&quot;.&quot;;[.F21];&quot;.&quot;;[.H21])); IF([.I21]=&quot;&quot;;&quot;&quot;;CONCATENATE(&quot;/R&quot;;[.I21]));IF([.J21]=&quot;&quot;;&quot;&quot;;CONCATENATE(&quot;/G&quot;;[.B21];&quot;.&quot;;[.D21];&quot;.&quot;;[.F21];&quot;.&quot;;[.H21]; &quot;.&quot;;[.J21])); IF([.K21]=&quot;&quot;;&quot;&quot;;CONCATENATE(&quot;/R&quot;;[.K21])))" table:style-name="ce22">
            <text:p>C55/G2/G2.1/R1</text:p>
          </table:table-cell>
          <table:table-cell office:value-type="string" table:style-name="ce22">
            <text:p>CRITERION.SELECTION.TECHNICAL_PROFESSIONAL_ABILITY.CERTIFICATES.QUALITY_ASSURANCE.QA_INDEPENDENT_CERTIFICATE</text:p>
          </table:table-cell>
          <table:table-cell office:value-type="string" table:style-name="ce22">
            <text:p>f4313bb6-21b6-499e-bdff-debe10e11d2c</text:p>
          </table:table-cell>
          <table:table-cell office:value-type="string" table:style-name="ce22">
            <text:p>URL</text:p>
          </table:table-cell>
          <table:table-cell table:style-name="ce22"/>
          <table:table-cell table:style-name="ce24"/>
          <table:table-cell table:number-columns-repeated="16367" table:style-name="ce22"/>
        </table:table-row>
        <table:table-row table:style-name="ro1">
          <table:table-cell office:value-type="float" office:value="55" table:style-name="ce21">
            <text:p>55</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2" table:style-name="ce22">
            <text:p>2</text:p>
          </table:table-cell>
          <table:table-cell table:number-columns-repeated="6" table:style-name="ce22"/>
          <table:table-cell office:value-type="string" office:string-value="C55/G2/G2.1/R2" table:formula="of:=CONCATENATE(IF([.A22]=&quot;&quot;;&quot;&quot;;CONCATENATE(&quot;C&quot;; [.A22]));IF([.B22]=&quot;&quot;;&quot;&quot;;CONCATENATE(&quot;/G&quot;;[.B22]));IF([.C22]=&quot;&quot;;&quot;&quot;;CONCATENATE(&quot;/R&quot;;[.C22])); IF([.D22]=&quot;&quot;;&quot;&quot;;CONCATENATE(&quot;/G&quot;;[.B22];&quot;.&quot;;[.D22])); IF([.E22]=&quot;&quot;;&quot;&quot;;CONCATENATE(&quot;/R&quot;;[.E22])); IF([.F22]=&quot;&quot;;&quot;&quot;;CONCATENATE(&quot;/G&quot;;[.B22];&quot;.&quot;;[.D22];&quot;.&quot;;[.F22])); IF([.G22]=&quot;&quot;;&quot;&quot;;CONCATENATE(&quot;/R&quot;;[.G22])); IF([.H22]=&quot;&quot;;&quot;&quot;;CONCATENATE(&quot;/G&quot;;[.B22];&quot;.&quot;;[.D22];&quot;.&quot;;[.F22];&quot;.&quot;;[.H22])); IF([.I22]=&quot;&quot;;&quot;&quot;;CONCATENATE(&quot;/R&quot;;[.I22]));IF([.J22]=&quot;&quot;;&quot;&quot;;CONCATENATE(&quot;/G&quot;;[.B22];&quot;.&quot;;[.D22];&quot;.&quot;;[.F22];&quot;.&quot;;[.H22]; &quot;.&quot;;[.J22])); IF([.K22]=&quot;&quot;;&quot;&quot;;CONCATENATE(&quot;/R&quot;;[.K22])))" table:style-name="ce22">
            <text:p>C55/G2/G2.1/R2</text:p>
          </table:table-cell>
          <table:table-cell office:value-type="string" table:style-name="ce22">
            <text:p>CRITERION.SELECTION.TECHNICAL_PROFESSIONAL_ABILITY.CERTIFICATES.QUALITY_ASSURANCE.QA_INDEPENDENT_CERTIFICATE</text:p>
          </table:table-cell>
          <table:table-cell office:value-type="string" table:style-name="ce22">
            <text:p>1f1cd18e-3e01-4ca2-af4c-e2981924ba8d</text:p>
          </table:table-cell>
          <table:table-cell office:value-type="string" table:style-name="ce22">
            <text:p>Code</text:p>
          </table:table-cell>
          <table:table-cell table:style-name="ce22"/>
          <table:table-cell table:style-name="ce24"/>
          <table:table-cell table:number-columns-repeated="16367" table:style-name="ce22"/>
        </table:table-row>
        <table:table-row table:style-name="ro1">
          <table:table-cell office:value-type="float" office:value="55" table:style-name="ce21">
            <text:p>55</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3" table:style-name="ce22">
            <text:p>3</text:p>
          </table:table-cell>
          <table:table-cell table:number-columns-repeated="6" table:style-name="ce22"/>
          <table:table-cell office:value-type="string" office:string-value="C55/G2/G2.1/R3" table:formula="of:=CONCATENATE(IF([.A23]=&quot;&quot;;&quot;&quot;;CONCATENATE(&quot;C&quot;; [.A23]));IF([.B23]=&quot;&quot;;&quot;&quot;;CONCATENATE(&quot;/G&quot;;[.B23]));IF([.C23]=&quot;&quot;;&quot;&quot;;CONCATENATE(&quot;/R&quot;;[.C23])); IF([.D23]=&quot;&quot;;&quot;&quot;;CONCATENATE(&quot;/G&quot;;[.B23];&quot;.&quot;;[.D23])); IF([.E23]=&quot;&quot;;&quot;&quot;;CONCATENATE(&quot;/R&quot;;[.E23])); IF([.F23]=&quot;&quot;;&quot;&quot;;CONCATENATE(&quot;/G&quot;;[.B23];&quot;.&quot;;[.D23];&quot;.&quot;;[.F23])); IF([.G23]=&quot;&quot;;&quot;&quot;;CONCATENATE(&quot;/R&quot;;[.G23])); IF([.H23]=&quot;&quot;;&quot;&quot;;CONCATENATE(&quot;/G&quot;;[.B23];&quot;.&quot;;[.D23];&quot;.&quot;;[.F23];&quot;.&quot;;[.H23])); IF([.I23]=&quot;&quot;;&quot;&quot;;CONCATENATE(&quot;/R&quot;;[.I23]));IF([.J23]=&quot;&quot;;&quot;&quot;;CONCATENATE(&quot;/G&quot;;[.B23];&quot;.&quot;;[.D23];&quot;.&quot;;[.F23];&quot;.&quot;;[.H23]; &quot;.&quot;;[.J23])); IF([.K23]=&quot;&quot;;&quot;&quot;;CONCATENATE(&quot;/R&quot;;[.K23])))" table:style-name="ce22">
            <text:p>C55/G2/G2.1/R3</text:p>
          </table:table-cell>
          <table:table-cell office:value-type="string" table:style-name="ce22">
            <text:p>CRITERION.SELECTION.TECHNICAL_PROFESSIONAL_ABILITY.CERTIFICATES.QUALITY_ASSURANCE.QA_INDEPENDENT_CERTIFICATE</text:p>
          </table:table-cell>
          <table:table-cell office:value-type="string" table:style-name="ce22">
            <text:p>c3ccfa31-0c5e-4e3a-a3fd-db9fb83d78d4</text:p>
          </table:table-cell>
          <table:table-cell office:value-type="string" table:style-name="ce22">
            <text:p>Issuer</text:p>
          </table:table-cell>
          <table:table-cell table:style-name="ce22"/>
          <table:table-cell table:style-name="ce24"/>
          <table:table-cell table:number-columns-repeated="16367" table:style-name="ce22"/>
        </table:table-row>
        <table:table-row table:style-name="ro1">
          <table:table-cell office:value-type="float" office:value="56" table:style-name="ce18">
            <text:p>56</text:p>
          </table:table-cell>
          <table:table-cell table:number-columns-repeated="10" table:style-name="ce18"/>
          <table:table-cell office:value-type="string" office:string-value="C56" table:formula="of:=CONCATENATE(IF([.A24]=&quot;&quot;;&quot;&quot;;CONCATENATE(&quot;C&quot;; [.A24]));IF([.B24]=&quot;&quot;;&quot;&quot;;CONCATENATE(&quot;/G&quot;;[.B24]));IF([.C24]=&quot;&quot;;&quot;&quot;;CONCATENATE(&quot;/R&quot;;[.C24])); IF([.D24]=&quot;&quot;;&quot;&quot;;CONCATENATE(&quot;/G&quot;;[.B24];&quot;.&quot;;[.D24])); IF([.E24]=&quot;&quot;;&quot;&quot;;CONCATENATE(&quot;/R&quot;;[.E24])); IF([.F24]=&quot;&quot;;&quot;&quot;;CONCATENATE(&quot;/G&quot;;[.B24];&quot;.&quot;;[.D24];&quot;.&quot;;[.F24])); IF([.G24]=&quot;&quot;;&quot;&quot;;CONCATENATE(&quot;/R&quot;;[.G24])); IF([.H24]=&quot;&quot;;&quot;&quot;;CONCATENATE(&quot;/G&quot;;[.B24];&quot;.&quot;;[.D24];&quot;.&quot;;[.F24];&quot;.&quot;;[.H24])); IF([.I24]=&quot;&quot;;&quot;&quot;;CONCATENATE(&quot;/R&quot;;[.I24]));IF([.J24]=&quot;&quot;;&quot;&quot;;CONCATENATE(&quot;/G&quot;;[.B24];&quot;.&quot;;[.D24];&quot;.&quot;;[.F24];&quot;.&quot;;[.H24]; &quot;.&quot;;[.J24])); IF([.K24]=&quot;&quot;;&quot;&quot;;CONCATENATE(&quot;/R&quot;;[.K24])))" table:style-name="ce18">
            <text:p>C56</text:p>
          </table:table-cell>
          <table:table-cell office:value-type="string" table:style-name="ce18">
            <text:p>CRITERION.SELECTION.TECHNICAL_PROFESSIONAL_ABILITY.CERTIFICATES.ENVIRONMENTAL_MANAGEMENT.ENV_INDEPENDENT_CERTIFICATE</text:p>
          </table:table-cell>
          <table:table-cell office:value-type="string" table:style-name="ce18">
            <text:p>8ed65e48-fd0d-444f-97bd-4f58da632999</text:p>
          </table:table-cell>
          <table:table-cell office:value-type="string" table:style-name="ce18">
            <text:p>Will the economic operator be able to produce certificates drawn up by independent bodies attesting that the economic operator complies with the required environmental management systems or standards?</text:p>
          </table:table-cell>
          <table:table-cell table:style-name="ce18"/>
          <table:table-cell table:style-name="ce25"/>
          <table:table-cell table:number-columns-repeated="16367" table:style-name="ce21"/>
        </table:table-row>
        <table:table-row table:style-name="ro1">
          <table:table-cell office:value-type="float" office:value="56" table:style-name="ce21">
            <text:p>56</text:p>
          </table:table-cell>
          <table:table-cell office:value-type="float" office:value="1" table:style-name="ce22">
            <text:p>1</text:p>
          </table:table-cell>
          <table:table-cell table:number-columns-repeated="9" table:style-name="ce22"/>
          <table:table-cell office:value-type="string" office:string-value="C56/G1" table:formula="of:=CONCATENATE(IF([.A25]=&quot;&quot;;&quot;&quot;;CONCATENATE(&quot;C&quot;; [.A25]));IF([.B25]=&quot;&quot;;&quot;&quot;;CONCATENATE(&quot;/G&quot;;[.B25]));IF([.C25]=&quot;&quot;;&quot;&quot;;CONCATENATE(&quot;/R&quot;;[.C25])); IF([.D25]=&quot;&quot;;&quot;&quot;;CONCATENATE(&quot;/G&quot;;[.B25];&quot;.&quot;;[.D25])); IF([.E25]=&quot;&quot;;&quot;&quot;;CONCATENATE(&quot;/R&quot;;[.E25])); IF([.F25]=&quot;&quot;;&quot;&quot;;CONCATENATE(&quot;/G&quot;;[.B25];&quot;.&quot;;[.D25];&quot;.&quot;;[.F25])); IF([.G25]=&quot;&quot;;&quot;&quot;;CONCATENATE(&quot;/R&quot;;[.G25])); IF([.H25]=&quot;&quot;;&quot;&quot;;CONCATENATE(&quot;/G&quot;;[.B25];&quot;.&quot;;[.D25];&quot;.&quot;;[.F25];&quot;.&quot;;[.H25])); IF([.I25]=&quot;&quot;;&quot;&quot;;CONCATENATE(&quot;/R&quot;;[.I25]));IF([.J25]=&quot;&quot;;&quot;&quot;;CONCATENATE(&quot;/G&quot;;[.B25];&quot;.&quot;;[.D25];&quot;.&quot;;[.F25];&quot;.&quot;;[.H25]; &quot;.&quot;;[.J25])); IF([.K25]=&quot;&quot;;&quot;&quot;;CONCATENATE(&quot;/R&quot;;[.K25])))" table:style-name="ce22">
            <text:p>C56/G1</text:p>
          </table:table-cell>
          <table:table-cell office:value-type="string" table:style-name="ce22">
            <text:p>CRITERION.SELECTION.TECHNICAL_PROFESSIONAL_ABILITY.CERTIFICATES.ENVIRONMENTAL_MANAGEMENT.ENV_INDEPENDENT_CERTIFICATE</text:p>
          </table:table-cell>
          <table:table-cell office:value-type="string" table:style-name="ce22">
            <text:p>82a59ce2-9c59-4075-af08-843ad89a45ec</text:p>
          </table:table-cell>
          <table:table-cell table:number-columns-repeated="2" table:style-name="ce22"/>
          <table:table-cell table:style-name="ce24"/>
          <table:table-cell table:number-columns-repeated="16367" table:style-name="ce22"/>
        </table:table-row>
        <table:table-row table:style-name="ro1">
          <table:table-cell office:value-type="float" office:value="56" table:style-name="ce21">
            <text:p>56</text:p>
          </table:table-cell>
          <table:table-cell office:value-type="float" office:value="1" table:style-name="ce22">
            <text:p>1</text:p>
          </table:table-cell>
          <table:table-cell office:value-type="float" office:value="1" table:style-name="ce22">
            <text:p>1</text:p>
          </table:table-cell>
          <table:table-cell table:number-columns-repeated="8" table:style-name="ce22"/>
          <table:table-cell office:value-type="string" office:string-value="C56/G1/R1" table:formula="of:=CONCATENATE(IF([.A26]=&quot;&quot;;&quot;&quot;;CONCATENATE(&quot;C&quot;; [.A26]));IF([.B26]=&quot;&quot;;&quot;&quot;;CONCATENATE(&quot;/G&quot;;[.B26]));IF([.C26]=&quot;&quot;;&quot;&quot;;CONCATENATE(&quot;/R&quot;;[.C26])); IF([.D26]=&quot;&quot;;&quot;&quot;;CONCATENATE(&quot;/G&quot;;[.B26];&quot;.&quot;;[.D26])); IF([.E26]=&quot;&quot;;&quot;&quot;;CONCATENATE(&quot;/R&quot;;[.E26])); IF([.F26]=&quot;&quot;;&quot;&quot;;CONCATENATE(&quot;/G&quot;;[.B26];&quot;.&quot;;[.D26];&quot;.&quot;;[.F26])); IF([.G26]=&quot;&quot;;&quot;&quot;;CONCATENATE(&quot;/R&quot;;[.G26])); IF([.H26]=&quot;&quot;;&quot;&quot;;CONCATENATE(&quot;/G&quot;;[.B26];&quot;.&quot;;[.D26];&quot;.&quot;;[.F26];&quot;.&quot;;[.H26])); IF([.I26]=&quot;&quot;;&quot;&quot;;CONCATENATE(&quot;/R&quot;;[.I26]));IF([.J26]=&quot;&quot;;&quot;&quot;;CONCATENATE(&quot;/G&quot;;[.B26];&quot;.&quot;;[.D26];&quot;.&quot;;[.F26];&quot;.&quot;;[.H26]; &quot;.&quot;;[.J26])); IF([.K26]=&quot;&quot;;&quot;&quot;;CONCATENATE(&quot;/R&quot;;[.K26])))" table:style-name="ce22">
            <text:p>C56/G1/R1</text:p>
          </table:table-cell>
          <table:table-cell office:value-type="string" table:style-name="ce22">
            <text:p>CRITERION.SELECTION.TECHNICAL_PROFESSIONAL_ABILITY.CERTIFICATES.ENVIRONMENTAL_MANAGEMENT.ENV_INDEPENDENT_CERTIFICATE</text:p>
          </table:table-cell>
          <table:table-cell office:value-type="string" table:style-name="ce22">
            <text:p>15335c12-ad77-4728-b5ad-3c06a60d65a4</text:p>
          </table:table-cell>
          <table:table-cell office:value-type="string" table:style-name="ce22">
            <text:p>Your answer?</text:p>
          </table:table-cell>
          <table:table-cell table:style-name="ce22"/>
          <table:table-cell table:style-name="ce24"/>
          <table:table-cell table:number-columns-repeated="16367" table:style-name="ce22"/>
        </table:table-row>
        <table:table-row table:style-name="ro1">
          <table:table-cell office:value-type="float" office:value="56" table:style-name="ce21">
            <text:p>56</text:p>
          </table:table-cell>
          <table:table-cell office:value-type="float" office:value="1" table:style-name="ce22">
            <text:p>1</text:p>
          </table:table-cell>
          <table:table-cell table:style-name="ce22"/>
          <table:table-cell office:value-type="float" office:value="2" table:style-name="ce22">
            <text:p>2</text:p>
          </table:table-cell>
          <table:table-cell table:number-columns-repeated="7" table:style-name="ce22"/>
          <table:table-cell office:value-type="string" office:string-value="C56/G1/G1.2" table:formula="of:=CONCATENATE(IF([.A27]=&quot;&quot;;&quot;&quot;;CONCATENATE(&quot;C&quot;; [.A27]));IF([.B27]=&quot;&quot;;&quot;&quot;;CONCATENATE(&quot;/G&quot;;[.B27]));IF([.C27]=&quot;&quot;;&quot;&quot;;CONCATENATE(&quot;/R&quot;;[.C27])); IF([.D27]=&quot;&quot;;&quot;&quot;;CONCATENATE(&quot;/G&quot;;[.B27];&quot;.&quot;;[.D27])); IF([.E27]=&quot;&quot;;&quot;&quot;;CONCATENATE(&quot;/R&quot;;[.E27])); IF([.F27]=&quot;&quot;;&quot;&quot;;CONCATENATE(&quot;/G&quot;;[.B27];&quot;.&quot;;[.D27];&quot;.&quot;;[.F27])); IF([.G27]=&quot;&quot;;&quot;&quot;;CONCATENATE(&quot;/R&quot;;[.G27])); IF([.H27]=&quot;&quot;;&quot;&quot;;CONCATENATE(&quot;/G&quot;;[.B27];&quot;.&quot;;[.D27];&quot;.&quot;;[.F27];&quot;.&quot;;[.H27])); IF([.I27]=&quot;&quot;;&quot;&quot;;CONCATENATE(&quot;/R&quot;;[.I27]));IF([.J27]=&quot;&quot;;&quot;&quot;;CONCATENATE(&quot;/G&quot;;[.B27];&quot;.&quot;;[.D27];&quot;.&quot;;[.F27];&quot;.&quot;;[.H27]; &quot;.&quot;;[.J27])); IF([.K27]=&quot;&quot;;&quot;&quot;;CONCATENATE(&quot;/R&quot;;[.K27])))" table:style-name="ce22">
            <text:p>C56/G1/G1.2</text:p>
          </table:table-cell>
          <table:table-cell office:value-type="string" table:style-name="ce22">
            <text:p>CRITERION.SELECTION.TECHNICAL_PROFESSIONAL_ABILITY.CERTIFICATES.ENVIRONMENTAL_MANAGEMENT.ENV_INDEPENDENT_CERTIFICATE</text:p>
          </table:table-cell>
          <table:table-cell office:value-type="string" table:style-name="ce22">
            <text:p>d664788a-df88-49a0-9dfa-2dd217355724</text:p>
          </table:table-cell>
          <table:table-cell table:style-name="ce22"/>
          <table:table-cell office:value-type="string" table:style-name="ce22">
            <text:p>GROUP_FULFILLED.ON_FALSE</text:p>
          </table:table-cell>
          <table:table-cell table:style-name="ce24"/>
          <table:table-cell table:number-columns-repeated="16367" table:style-name="ce22"/>
        </table:table-row>
        <table:table-row table:style-name="ro1">
          <table:table-cell office:value-type="float" office:value="56" table:style-name="ce21">
            <text:p>56</text:p>
          </table:table-cell>
          <table:table-cell office:value-type="float" office:value="1" table:style-name="ce22">
            <text:p>1</text:p>
          </table:table-cell>
          <table:table-cell table:style-name="ce22"/>
          <table:table-cell office:value-type="float" office:value="2" table:style-name="ce22">
            <text:p>2</text:p>
          </table:table-cell>
          <table:table-cell office:value-type="float" office:value="1" table:style-name="ce22">
            <text:p>1</text:p>
          </table:table-cell>
          <table:table-cell table:number-columns-repeated="6" table:style-name="ce22"/>
          <table:table-cell office:value-type="string" office:string-value="C56/G1/G1.2/R1" table:formula="of:=CONCATENATE(IF([.A28]=&quot;&quot;;&quot;&quot;;CONCATENATE(&quot;C&quot;; [.A28]));IF([.B28]=&quot;&quot;;&quot;&quot;;CONCATENATE(&quot;/G&quot;;[.B28]));IF([.C28]=&quot;&quot;;&quot;&quot;;CONCATENATE(&quot;/R&quot;;[.C28])); IF([.D28]=&quot;&quot;;&quot;&quot;;CONCATENATE(&quot;/G&quot;;[.B28];&quot;.&quot;;[.D28])); IF([.E28]=&quot;&quot;;&quot;&quot;;CONCATENATE(&quot;/R&quot;;[.E28])); IF([.F28]=&quot;&quot;;&quot;&quot;;CONCATENATE(&quot;/G&quot;;[.B28];&quot;.&quot;;[.D28];&quot;.&quot;;[.F28])); IF([.G28]=&quot;&quot;;&quot;&quot;;CONCATENATE(&quot;/R&quot;;[.G28])); IF([.H28]=&quot;&quot;;&quot;&quot;;CONCATENATE(&quot;/G&quot;;[.B28];&quot;.&quot;;[.D28];&quot;.&quot;;[.F28];&quot;.&quot;;[.H28])); IF([.I28]=&quot;&quot;;&quot;&quot;;CONCATENATE(&quot;/R&quot;;[.I28]));IF([.J28]=&quot;&quot;;&quot;&quot;;CONCATENATE(&quot;/G&quot;;[.B28];&quot;.&quot;;[.D28];&quot;.&quot;;[.F28];&quot;.&quot;;[.H28]; &quot;.&quot;;[.J28])); IF([.K28]=&quot;&quot;;&quot;&quot;;CONCATENATE(&quot;/R&quot;;[.K28])))" table:style-name="ce22">
            <text:p>C56/G1/G1.2/R1</text:p>
          </table:table-cell>
          <table:table-cell office:value-type="string" table:style-name="ce22">
            <text:p>CRITERION.SELECTION.TECHNICAL_PROFESSIONAL_ABILITY.CERTIFICATES.ENVIRONMENTAL_MANAGEMENT.ENV_INDEPENDENT_CERTIFICATE</text:p>
          </table:table-cell>
          <table:table-cell office:value-type="string" table:style-name="ce22">
            <text:p>b0aace10-fd73-46d1-ae78-289ee5cd42ca</text:p>
          </table:table-cell>
          <table:table-cell office:value-type="string" table:style-name="ce22">
            <text:p>If not, please explain why and specify which other means of proof concerning the environmental management systems or standards can be provided:</text:p>
          </table:table-cell>
          <table:table-cell table:style-name="ce22"/>
          <table:table-cell table:style-name="ce24"/>
          <table:table-cell table:number-columns-repeated="16367" table:style-name="ce22"/>
        </table:table-row>
        <table:table-row table:style-name="ro1">
          <table:table-cell office:value-type="float" office:value="56" table:style-name="ce21">
            <text:p>56</text:p>
          </table:table-cell>
          <table:table-cell office:value-type="float" office:value="2" table:style-name="ce22">
            <text:p>2</text:p>
          </table:table-cell>
          <table:table-cell table:number-columns-repeated="9" table:style-name="ce22"/>
          <table:table-cell office:value-type="string" office:string-value="C56/G2" table:formula="of:=CONCATENATE(IF([.A29]=&quot;&quot;;&quot;&quot;;CONCATENATE(&quot;C&quot;; [.A29]));IF([.B29]=&quot;&quot;;&quot;&quot;;CONCATENATE(&quot;/G&quot;;[.B29]));IF([.C29]=&quot;&quot;;&quot;&quot;;CONCATENATE(&quot;/R&quot;;[.C29])); IF([.D29]=&quot;&quot;;&quot;&quot;;CONCATENATE(&quot;/G&quot;;[.B29];&quot;.&quot;;[.D29])); IF([.E29]=&quot;&quot;;&quot;&quot;;CONCATENATE(&quot;/R&quot;;[.E29])); IF([.F29]=&quot;&quot;;&quot;&quot;;CONCATENATE(&quot;/G&quot;;[.B29];&quot;.&quot;;[.D29];&quot;.&quot;;[.F29])); IF([.G29]=&quot;&quot;;&quot;&quot;;CONCATENATE(&quot;/R&quot;;[.G29])); IF([.H29]=&quot;&quot;;&quot;&quot;;CONCATENATE(&quot;/G&quot;;[.B29];&quot;.&quot;;[.D29];&quot;.&quot;;[.F29];&quot;.&quot;;[.H29])); IF([.I29]=&quot;&quot;;&quot;&quot;;CONCATENATE(&quot;/R&quot;;[.I29]));IF([.J29]=&quot;&quot;;&quot;&quot;;CONCATENATE(&quot;/G&quot;;[.B29];&quot;.&quot;;[.D29];&quot;.&quot;;[.F29];&quot;.&quot;;[.H29]; &quot;.&quot;;[.J29])); IF([.K29]=&quot;&quot;;&quot;&quot;;CONCATENATE(&quot;/R&quot;;[.K29])))" table:style-name="ce22">
            <text:p>C56/G2</text:p>
          </table:table-cell>
          <table:table-cell office:value-type="string" table:style-name="ce22">
            <text:p>CRITERION.SELECTION.TECHNICAL_PROFESSIONAL_ABILITY.CERTIFICATES.ENVIRONMENTAL_MANAGEMENT.ENV_INDEPENDENT_CERTIFICATE</text:p>
          </table:table-cell>
          <table:table-cell office:value-type="string" table:style-name="ce22">
            <text:p>7458d42a-e581-4640-9283-34ceb3ad4345</text:p>
          </table:table-cell>
          <table:table-cell table:number-columns-repeated="2" table:style-name="ce22"/>
          <table:table-cell table:style-name="ce24"/>
          <table:table-cell table:number-columns-repeated="16367" table:style-name="ce22"/>
        </table:table-row>
        <table:table-row table:style-name="ro1">
          <table:table-cell office:value-type="float" office:value="56" table:style-name="ce21">
            <text:p>56</text:p>
          </table:table-cell>
          <table:table-cell office:value-type="float" office:value="2" table:style-name="ce22">
            <text:p>2</text:p>
          </table:table-cell>
          <table:table-cell office:value-type="float" office:value="1" table:style-name="ce22">
            <text:p>1</text:p>
          </table:table-cell>
          <table:table-cell table:number-columns-repeated="8" table:style-name="ce22"/>
          <table:table-cell office:value-type="string" office:string-value="C56/G2/R1" table:formula="of:=CONCATENATE(IF([.A30]=&quot;&quot;;&quot;&quot;;CONCATENATE(&quot;C&quot;; [.A30]));IF([.B30]=&quot;&quot;;&quot;&quot;;CONCATENATE(&quot;/G&quot;;[.B30]));IF([.C30]=&quot;&quot;;&quot;&quot;;CONCATENATE(&quot;/R&quot;;[.C30])); IF([.D30]=&quot;&quot;;&quot;&quot;;CONCATENATE(&quot;/G&quot;;[.B30];&quot;.&quot;;[.D30])); IF([.E30]=&quot;&quot;;&quot;&quot;;CONCATENATE(&quot;/R&quot;;[.E30])); IF([.F30]=&quot;&quot;;&quot;&quot;;CONCATENATE(&quot;/G&quot;;[.B30];&quot;.&quot;;[.D30];&quot;.&quot;;[.F30])); IF([.G30]=&quot;&quot;;&quot;&quot;;CONCATENATE(&quot;/R&quot;;[.G30])); IF([.H30]=&quot;&quot;;&quot;&quot;;CONCATENATE(&quot;/G&quot;;[.B30];&quot;.&quot;;[.D30];&quot;.&quot;;[.F30];&quot;.&quot;;[.H30])); IF([.I30]=&quot;&quot;;&quot;&quot;;CONCATENATE(&quot;/R&quot;;[.I30]));IF([.J30]=&quot;&quot;;&quot;&quot;;CONCATENATE(&quot;/G&quot;;[.B30];&quot;.&quot;;[.D30];&quot;.&quot;;[.F30];&quot;.&quot;;[.H30]; &quot;.&quot;;[.J30])); IF([.K30]=&quot;&quot;;&quot;&quot;;CONCATENATE(&quot;/R&quot;;[.K30])))" table:style-name="ce22">
            <text:p>C56/G2/R1</text:p>
          </table:table-cell>
          <table:table-cell office:value-type="string" table:style-name="ce22">
            <text:p>CRITERION.SELECTION.TECHNICAL_PROFESSIONAL_ABILITY.CERTIFICATES.ENVIRONMENTAL_MANAGEMENT.ENV_INDEPENDENT_CERTIFICATE</text:p>
          </table:table-cell>
          <table:table-cell office:value-type="string" table:style-name="ce22">
            <text:p>c1347b74-1872-4060-a6db-f4044edcd7c4</text:p>
          </table:table-cell>
          <table:table-cell office:value-type="string" table:style-name="ce22">
            <text:p>Is this information available electronically?</text:p>
          </table:table-cell>
          <table:table-cell table:style-name="ce22"/>
          <table:table-cell table:style-name="ce24"/>
          <table:table-cell table:number-columns-repeated="16367" table:style-name="ce22"/>
        </table:table-row>
        <table:table-row table:style-name="ro1">
          <table:table-cell office:value-type="float" office:value="56" table:style-name="ce21">
            <text:p>56</text:p>
          </table:table-cell>
          <table:table-cell office:value-type="float" office:value="2" table:style-name="ce22">
            <text:p>2</text:p>
          </table:table-cell>
          <table:table-cell table:style-name="ce22"/>
          <table:table-cell office:value-type="float" office:value="1" table:style-name="ce22">
            <text:p>1</text:p>
          </table:table-cell>
          <table:table-cell table:number-columns-repeated="7" table:style-name="ce22"/>
          <table:table-cell office:value-type="string" office:string-value="C56/G2/G2.1" table:formula="of:=CONCATENATE(IF([.A31]=&quot;&quot;;&quot;&quot;;CONCATENATE(&quot;C&quot;; [.A31]));IF([.B31]=&quot;&quot;;&quot;&quot;;CONCATENATE(&quot;/G&quot;;[.B31]));IF([.C31]=&quot;&quot;;&quot;&quot;;CONCATENATE(&quot;/R&quot;;[.C31])); IF([.D31]=&quot;&quot;;&quot;&quot;;CONCATENATE(&quot;/G&quot;;[.B31];&quot;.&quot;;[.D31])); IF([.E31]=&quot;&quot;;&quot;&quot;;CONCATENATE(&quot;/R&quot;;[.E31])); IF([.F31]=&quot;&quot;;&quot;&quot;;CONCATENATE(&quot;/G&quot;;[.B31];&quot;.&quot;;[.D31];&quot;.&quot;;[.F31])); IF([.G31]=&quot;&quot;;&quot;&quot;;CONCATENATE(&quot;/R&quot;;[.G31])); IF([.H31]=&quot;&quot;;&quot;&quot;;CONCATENATE(&quot;/G&quot;;[.B31];&quot;.&quot;;[.D31];&quot;.&quot;;[.F31];&quot;.&quot;;[.H31])); IF([.I31]=&quot;&quot;;&quot;&quot;;CONCATENATE(&quot;/R&quot;;[.I31]));IF([.J31]=&quot;&quot;;&quot;&quot;;CONCATENATE(&quot;/G&quot;;[.B31];&quot;.&quot;;[.D31];&quot;.&quot;;[.F31];&quot;.&quot;;[.H31]; &quot;.&quot;;[.J31])); IF([.K31]=&quot;&quot;;&quot;&quot;;CONCATENATE(&quot;/R&quot;;[.K31])))" table:style-name="ce22">
            <text:p>C56/G2/G2.1</text:p>
          </table:table-cell>
          <table:table-cell office:value-type="string" table:style-name="ce22">
            <text:p>CRITERION.SELECTION.TECHNICAL_PROFESSIONAL_ABILITY.CERTIFICATES.ENVIRONMENTAL_MANAGEMENT.ENV_INDEPENDENT_CERTIFICATE</text:p>
          </table:table-cell>
          <table:table-cell office:value-type="string" table:style-name="ce22">
            <text:p>41dd2e9b-1bfd-44c7-93ee-56bd74a4334b</text:p>
          </table:table-cell>
          <table:table-cell table:style-name="ce22"/>
          <table:table-cell office:value-type="string" table:style-name="ce22">
            <text:p>GROUP_FULFILLED.ON_TRUE</text:p>
          </table:table-cell>
          <table:table-cell table:style-name="ce24"/>
          <table:table-cell table:number-columns-repeated="16367" table:style-name="ce22"/>
        </table:table-row>
        <table:table-row table:style-name="ro1">
          <table:table-cell office:value-type="float" office:value="56" table:style-name="ce21">
            <text:p>56</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1" table:style-name="ce22">
            <text:p>1</text:p>
          </table:table-cell>
          <table:table-cell table:number-columns-repeated="6" table:style-name="ce22"/>
          <table:table-cell office:value-type="string" office:string-value="C56/G2/G2.1/R1" table:formula="of:=CONCATENATE(IF([.A32]=&quot;&quot;;&quot;&quot;;CONCATENATE(&quot;C&quot;; [.A32]));IF([.B32]=&quot;&quot;;&quot;&quot;;CONCATENATE(&quot;/G&quot;;[.B32]));IF([.C32]=&quot;&quot;;&quot;&quot;;CONCATENATE(&quot;/R&quot;;[.C32])); IF([.D32]=&quot;&quot;;&quot;&quot;;CONCATENATE(&quot;/G&quot;;[.B32];&quot;.&quot;;[.D32])); IF([.E32]=&quot;&quot;;&quot;&quot;;CONCATENATE(&quot;/R&quot;;[.E32])); IF([.F32]=&quot;&quot;;&quot;&quot;;CONCATENATE(&quot;/G&quot;;[.B32];&quot;.&quot;;[.D32];&quot;.&quot;;[.F32])); IF([.G32]=&quot;&quot;;&quot;&quot;;CONCATENATE(&quot;/R&quot;;[.G32])); IF([.H32]=&quot;&quot;;&quot;&quot;;CONCATENATE(&quot;/G&quot;;[.B32];&quot;.&quot;;[.D32];&quot;.&quot;;[.F32];&quot;.&quot;;[.H32])); IF([.I32]=&quot;&quot;;&quot;&quot;;CONCATENATE(&quot;/R&quot;;[.I32]));IF([.J32]=&quot;&quot;;&quot;&quot;;CONCATENATE(&quot;/G&quot;;[.B32];&quot;.&quot;;[.D32];&quot;.&quot;;[.F32];&quot;.&quot;;[.H32]; &quot;.&quot;;[.J32])); IF([.K32]=&quot;&quot;;&quot;&quot;;CONCATENATE(&quot;/R&quot;;[.K32])))" table:style-name="ce22">
            <text:p>C56/G2/G2.1/R1</text:p>
          </table:table-cell>
          <table:table-cell office:value-type="string" table:style-name="ce22">
            <text:p>CRITERION.SELECTION.TECHNICAL_PROFESSIONAL_ABILITY.CERTIFICATES.ENVIRONMENTAL_MANAGEMENT.ENV_INDEPENDENT_CERTIFICATE</text:p>
          </table:table-cell>
          <table:table-cell office:value-type="string" table:style-name="ce22">
            <text:p>f4313bb6-21b6-499e-bdff-debe10e11d2c</text:p>
          </table:table-cell>
          <table:table-cell office:value-type="string" table:style-name="ce22">
            <text:p>URL</text:p>
          </table:table-cell>
          <table:table-cell table:style-name="ce22"/>
          <table:table-cell table:style-name="ce24"/>
          <table:table-cell table:number-columns-repeated="16367" table:style-name="ce22"/>
        </table:table-row>
        <table:table-row table:style-name="ro1">
          <table:table-cell office:value-type="float" office:value="56" table:style-name="ce21">
            <text:p>56</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2" table:style-name="ce22">
            <text:p>2</text:p>
          </table:table-cell>
          <table:table-cell table:number-columns-repeated="6" table:style-name="ce22"/>
          <table:table-cell office:value-type="string" office:string-value="C56/G2/G2.1/R2" table:formula="of:=CONCATENATE(IF([.A33]=&quot;&quot;;&quot;&quot;;CONCATENATE(&quot;C&quot;; [.A33]));IF([.B33]=&quot;&quot;;&quot;&quot;;CONCATENATE(&quot;/G&quot;;[.B33]));IF([.C33]=&quot;&quot;;&quot;&quot;;CONCATENATE(&quot;/R&quot;;[.C33])); IF([.D33]=&quot;&quot;;&quot;&quot;;CONCATENATE(&quot;/G&quot;;[.B33];&quot;.&quot;;[.D33])); IF([.E33]=&quot;&quot;;&quot;&quot;;CONCATENATE(&quot;/R&quot;;[.E33])); IF([.F33]=&quot;&quot;;&quot;&quot;;CONCATENATE(&quot;/G&quot;;[.B33];&quot;.&quot;;[.D33];&quot;.&quot;;[.F33])); IF([.G33]=&quot;&quot;;&quot;&quot;;CONCATENATE(&quot;/R&quot;;[.G33])); IF([.H33]=&quot;&quot;;&quot;&quot;;CONCATENATE(&quot;/G&quot;;[.B33];&quot;.&quot;;[.D33];&quot;.&quot;;[.F33];&quot;.&quot;;[.H33])); IF([.I33]=&quot;&quot;;&quot;&quot;;CONCATENATE(&quot;/R&quot;;[.I33]));IF([.J33]=&quot;&quot;;&quot;&quot;;CONCATENATE(&quot;/G&quot;;[.B33];&quot;.&quot;;[.D33];&quot;.&quot;;[.F33];&quot;.&quot;;[.H33]; &quot;.&quot;;[.J33])); IF([.K33]=&quot;&quot;;&quot;&quot;;CONCATENATE(&quot;/R&quot;;[.K33])))" table:style-name="ce22">
            <text:p>C56/G2/G2.1/R2</text:p>
          </table:table-cell>
          <table:table-cell office:value-type="string" table:style-name="ce22">
            <text:p>CRITERION.SELECTION.TECHNICAL_PROFESSIONAL_ABILITY.CERTIFICATES.ENVIRONMENTAL_MANAGEMENT.ENV_INDEPENDENT_CERTIFICATE</text:p>
          </table:table-cell>
          <table:table-cell office:value-type="string" table:style-name="ce22">
            <text:p>1f1cd18e-3e01-4ca2-af4c-e2981924ba8d</text:p>
          </table:table-cell>
          <table:table-cell office:value-type="string" table:style-name="ce22">
            <text:p>Code</text:p>
          </table:table-cell>
          <table:table-cell table:style-name="ce22"/>
          <table:table-cell table:style-name="ce24"/>
          <table:table-cell table:number-columns-repeated="16367" table:style-name="ce22"/>
        </table:table-row>
        <table:table-row table:style-name="ro1">
          <table:table-cell office:value-type="float" office:value="56" table:style-name="ce21">
            <text:p>56</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3" table:style-name="ce22">
            <text:p>3</text:p>
          </table:table-cell>
          <table:table-cell table:number-columns-repeated="6" table:style-name="ce22"/>
          <table:table-cell office:value-type="string" office:string-value="C56/G2/G2.1/R3" table:formula="of:=CONCATENATE(IF([.A34]=&quot;&quot;;&quot;&quot;;CONCATENATE(&quot;C&quot;; [.A34]));IF([.B34]=&quot;&quot;;&quot;&quot;;CONCATENATE(&quot;/G&quot;;[.B34]));IF([.C34]=&quot;&quot;;&quot;&quot;;CONCATENATE(&quot;/R&quot;;[.C34])); IF([.D34]=&quot;&quot;;&quot;&quot;;CONCATENATE(&quot;/G&quot;;[.B34];&quot;.&quot;;[.D34])); IF([.E34]=&quot;&quot;;&quot;&quot;;CONCATENATE(&quot;/R&quot;;[.E34])); IF([.F34]=&quot;&quot;;&quot;&quot;;CONCATENATE(&quot;/G&quot;;[.B34];&quot;.&quot;;[.D34];&quot;.&quot;;[.F34])); IF([.G34]=&quot;&quot;;&quot;&quot;;CONCATENATE(&quot;/R&quot;;[.G34])); IF([.H34]=&quot;&quot;;&quot;&quot;;CONCATENATE(&quot;/G&quot;;[.B34];&quot;.&quot;;[.D34];&quot;.&quot;;[.F34];&quot;.&quot;;[.H34])); IF([.I34]=&quot;&quot;;&quot;&quot;;CONCATENATE(&quot;/R&quot;;[.I34]));IF([.J34]=&quot;&quot;;&quot;&quot;;CONCATENATE(&quot;/G&quot;;[.B34];&quot;.&quot;;[.D34];&quot;.&quot;;[.F34];&quot;.&quot;;[.H34]; &quot;.&quot;;[.J34])); IF([.K34]=&quot;&quot;;&quot;&quot;;CONCATENATE(&quot;/R&quot;;[.K34])))" table:style-name="ce22">
            <text:p>C56/G2/G2.1/R3</text:p>
          </table:table-cell>
          <table:table-cell office:value-type="string" table:style-name="ce22">
            <text:p>CRITERION.SELECTION.TECHNICAL_PROFESSIONAL_ABILITY.CERTIFICATES.ENVIRONMENTAL_MANAGEMENT.ENV_INDEPENDENT_CERTIFICATE</text:p>
          </table:table-cell>
          <table:table-cell office:value-type="string" table:style-name="ce22">
            <text:p>c3ccfa31-0c5e-4e3a-a3fd-db9fb83d78d4</text:p>
          </table:table-cell>
          <table:table-cell office:value-type="string" table:style-name="ce22">
            <text:p>Issuer</text:p>
          </table:table-cell>
          <table:table-cell table:style-name="ce22"/>
          <table:table-cell table:style-name="ce24"/>
          <table:table-cell table:number-columns-repeated="16367" table:style-name="ce22"/>
        </table:table-row>
        <table:table-row table:style-name="ro2">
          <table:table-cell table:number-columns-repeated="16" table:style-name="ce20"/>
          <table:table-cell table:style-name="ce16"/>
          <table:table-cell table:number-columns-repeated="16367" table:style-name="ce22"/>
        </table:table-row>
        <table:table-row table:number-rows-repeated="1048541" table:style-name="ro1">
          <table:table-cell table:number-columns-repeated="16384"/>
        </table:table-row>
      </table:table>
      <table:table table:name="OTHER-EO-SHELTERED" table:style-name="ta2">
        <table:table-column table:style-name="co53" table:default-cell-style-name="ce1"/>
        <table:table-column table:style-name="co20" table:number-columns-repeated="4" table:default-cell-style-name="ce1"/>
        <table:table-column table:style-name="co40" table:number-columns-repeated="6" table:default-cell-style-name="ce1" table:visibility="collapse"/>
        <table:table-column table:style-name="co37" table:default-cell-style-name="ce1"/>
        <table:table-column table:style-name="co70" table:default-cell-style-name="ce1"/>
        <table:table-column table:style-name="co71" table:default-cell-style-name="ce1"/>
        <table:table-column table:style-name="co72" table:default-cell-style-name="ce1"/>
        <table:table-column table:style-name="co24" table:default-cell-style-name="ce1"/>
        <table:table-column table:style-name="co14" table:number-columns-repeated="16368" table:default-cell-style-name="ce1"/>
        <table:table-row table:style-name="ro1">
          <table:table-cell office:value-type="string" table:style-name="ce22">
            <text:p>CRITERION ID</text:p>
          </table:table-cell>
          <table:table-cell office:value-type="string" table:style-name="ce22">
            <text:p>GROUP LEVEL 1</text:p>
          </table:table-cell>
          <table:table-cell office:value-type="string" table:style-name="ce22">
            <text:p>REQUIREMENTS LEVEL 1</text:p>
          </table:table-cell>
          <table:table-cell office:value-type="string" table:style-name="ce22">
            <text:p>SUBGROUP LEVEL 2</text:p>
          </table:table-cell>
          <table:table-cell office:value-type="string" table:style-name="ce22">
            <text:p>REQUIREMENTS LEVEL 2</text:p>
          </table:table-cell>
          <table:table-cell office:value-type="string" table:style-name="ce22">
            <text:p>SUBGROUP LEVEL 3</text:p>
          </table:table-cell>
          <table:table-cell office:value-type="string" table:style-name="ce22">
            <text:p>REQUIREMENTS LEVEL 3</text:p>
          </table:table-cell>
          <table:table-cell office:value-type="string" table:style-name="ce22">
            <text:p>SUBGROUP LEVEL 4</text:p>
          </table:table-cell>
          <table:table-cell office:value-type="string" table:style-name="ce22">
            <text:p>REQUIREMENTS LEVEL 4</text:p>
          </table:table-cell>
          <table:table-cell office:value-type="string" table:style-name="ce22">
            <text:p><text:s/></text:p>
          </table:table-cell>
          <table:table-cell table:style-name="ce22"/>
          <table:table-cell office:value-type="string" table:style-name="ce27">
            <text:p>ITEM ID</text:p>
          </table:table-cell>
          <table:table-cell office:value-type="string" table:style-name="ce27">
            <text:p>Criterion Code</text:p>
          </table:table-cell>
          <table:table-cell office:value-type="string" table:style-name="ce27">
            <text:p>Element UUID</text:p>
          </table:table-cell>
          <table:table-cell office:value-type="string" table:style-name="ce27">
            <text:p>Criterion/Requirement description</text:p>
          </table:table-cell>
          <table:table-cell office:value-type="string" table:style-name="ce27">
            <text:p>PI</text:p>
          </table:table-cell>
          <table:table-cell office:value-type="string" table:style-name="ce24">
            <text:p>Multiple instances possible?</text:p>
          </table:table-cell>
          <table:table-cell table:number-columns-repeated="16367" table:style-name="ce22"/>
        </table:table-row>
        <table:table-row table:style-name="ro1">
          <table:table-cell office:value-type="float" office:value="57" table:style-name="ce23">
            <text:p>57</text:p>
          </table:table-cell>
          <table:table-cell table:number-columns-repeated="10" table:style-name="ce23"/>
          <table:table-cell office:value-type="string" office:string-value="C57" table:formula="of:=CONCATENATE(IF([.A2]=&quot;&quot;;&quot;&quot;;CONCATENATE(&quot;C&quot;; [.A2]));IF([.B2]=&quot;&quot;;&quot;&quot;;CONCATENATE(&quot;/G&quot;;[.B2]));IF([.C2]=&quot;&quot;;&quot;&quot;;CONCATENATE(&quot;/R&quot;;[.C2])); IF([.D2]=&quot;&quot;;&quot;&quot;;CONCATENATE(&quot;/G&quot;;[.B2];&quot;.&quot;;[.D2])); IF([.E2]=&quot;&quot;;&quot;&quot;;CONCATENATE(&quot;/R&quot;;[.E2])); IF([.F2]=&quot;&quot;;&quot;&quot;;CONCATENATE(&quot;/G&quot;;[.B2];&quot;.&quot;;[.D2];&quot;.&quot;;[.F2])); IF([.G2]=&quot;&quot;;&quot;&quot;;CONCATENATE(&quot;/R&quot;;[.G2])); IF([.H2]=&quot;&quot;;&quot;&quot;;CONCATENATE(&quot;/G&quot;;[.B2];&quot;.&quot;;[.D2];&quot;.&quot;;[.F2];&quot;.&quot;;[.H2])); IF([.I2]=&quot;&quot;;&quot;&quot;;CONCATENATE(&quot;/R&quot;;[.I2]));IF([.J2]=&quot;&quot;;&quot;&quot;;CONCATENATE(&quot;/G&quot;;[.B2];&quot;.&quot;;[.D2];&quot;.&quot;;[.F2];&quot;.&quot;;[.H2]; &quot;.&quot;;[.J2])); IF([.K2]=&quot;&quot;;&quot;&quot;;CONCATENATE(&quot;/R&quot;;[.K2])))" table:style-name="ce23">
            <text:p>C57</text:p>
          </table:table-cell>
          <table:table-cell office:value-type="string" table:style-name="ce23">
            <text:p>CRITERION.OTHER.EO_DATA.SHELTERED_WORKSHOP</text:p>
          </table:table-cell>
          <table:table-cell office:value-type="string" table:style-name="ce23">
            <text:p>2043338f-a38a-490b-b3ec-2607cb25a017</text:p>
          </table:table-cell>
          <table:table-cell office:value-type="string" table:style-name="ce23">
            <text:p>Only in case the procurement is reserved: is the economic operator a sheltered workshop, a 'social business' or will it provide for the performance of the contract in the context of sheltered employment programmes?</text:p>
          </table:table-cell>
          <table:table-cell table:style-name="ce23"/>
          <table:table-cell table:style-name="ce26"/>
          <table:table-cell table:number-columns-repeated="16367" table:style-name="ce21"/>
        </table:table-row>
        <table:table-row table:style-name="ro1">
          <table:table-cell office:value-type="float" office:value="57" table:style-name="ce4">
            <text:p>57</text:p>
          </table:table-cell>
          <table:table-cell office:value-type="float" office:value="1" table:style-name="ce2">
            <text:p>1</text:p>
          </table:table-cell>
          <table:table-cell table:number-columns-repeated="9" table:style-name="ce2"/>
          <table:table-cell office:value-type="string" office:string-value="C57/G1" table:formula="of:=CONCATENATE(IF([.A3]=&quot;&quot;;&quot;&quot;;CONCATENATE(&quot;C&quot;; [.A3]));IF([.B3]=&quot;&quot;;&quot;&quot;;CONCATENATE(&quot;/G&quot;;[.B3]));IF([.C3]=&quot;&quot;;&quot;&quot;;CONCATENATE(&quot;/R&quot;;[.C3])); IF([.D3]=&quot;&quot;;&quot;&quot;;CONCATENATE(&quot;/G&quot;;[.B3];&quot;.&quot;;[.D3])); IF([.E3]=&quot;&quot;;&quot;&quot;;CONCATENATE(&quot;/R&quot;;[.E3])); IF([.F3]=&quot;&quot;;&quot;&quot;;CONCATENATE(&quot;/G&quot;;[.B3];&quot;.&quot;;[.D3];&quot;.&quot;;[.F3])); IF([.G3]=&quot;&quot;;&quot;&quot;;CONCATENATE(&quot;/R&quot;;[.G3])); IF([.H3]=&quot;&quot;;&quot;&quot;;CONCATENATE(&quot;/G&quot;;[.B3];&quot;.&quot;;[.D3];&quot;.&quot;;[.F3];&quot;.&quot;;[.H3])); IF([.I3]=&quot;&quot;;&quot;&quot;;CONCATENATE(&quot;/R&quot;;[.I3]));IF([.J3]=&quot;&quot;;&quot;&quot;;CONCATENATE(&quot;/G&quot;;[.B3];&quot;.&quot;;[.D3];&quot;.&quot;;[.F3];&quot;.&quot;;[.H3]; &quot;.&quot;;[.J3])); IF([.K3]=&quot;&quot;;&quot;&quot;;CONCATENATE(&quot;/R&quot;;[.K3])))" table:style-name="ce2">
            <text:p>C57/G1</text:p>
          </table:table-cell>
          <table:table-cell office:value-type="string" table:style-name="ce2">
            <text:p>CRITERION.OTHER.EO_DATA.SHELTERED_WORKSHOP</text:p>
          </table:table-cell>
          <table:table-cell office:value-type="string" table:style-name="ce2">
            <text:p>6febbe4a-e715-427c-a2b1-19cfabadaef0</text:p>
          </table:table-cell>
          <table:table-cell table:style-name="ce9"/>
          <table:table-cell table:style-name="ce2"/>
          <table:table-cell table:style-name="ce6"/>
          <table:table-cell table:number-columns-repeated="16367" table:style-name="ce2"/>
        </table:table-row>
        <table:table-row table:style-name="ro1">
          <table:table-cell office:value-type="float" office:value="57" table:style-name="ce4">
            <text:p>57</text:p>
          </table:table-cell>
          <table:table-cell office:value-type="float" office:value="1" table:style-name="ce2">
            <text:p>1</text:p>
          </table:table-cell>
          <table:table-cell office:value-type="float" office:value="1" table:style-name="ce2">
            <text:p>1</text:p>
          </table:table-cell>
          <table:table-cell table:number-columns-repeated="8" table:style-name="ce2"/>
          <table:table-cell office:value-type="string" office:string-value="C57/G1/R1" table:formula="of:=CONCATENATE(IF([.A4]=&quot;&quot;;&quot;&quot;;CONCATENATE(&quot;C&quot;; [.A4]));IF([.B4]=&quot;&quot;;&quot;&quot;;CONCATENATE(&quot;/G&quot;;[.B4]));IF([.C4]=&quot;&quot;;&quot;&quot;;CONCATENATE(&quot;/R&quot;;[.C4])); IF([.D4]=&quot;&quot;;&quot;&quot;;CONCATENATE(&quot;/G&quot;;[.B4];&quot;.&quot;;[.D4])); IF([.E4]=&quot;&quot;;&quot;&quot;;CONCATENATE(&quot;/R&quot;;[.E4])); IF([.F4]=&quot;&quot;;&quot;&quot;;CONCATENATE(&quot;/G&quot;;[.B4];&quot;.&quot;;[.D4];&quot;.&quot;;[.F4])); IF([.G4]=&quot;&quot;;&quot;&quot;;CONCATENATE(&quot;/R&quot;;[.G4])); IF([.H4]=&quot;&quot;;&quot;&quot;;CONCATENATE(&quot;/G&quot;;[.B4];&quot;.&quot;;[.D4];&quot;.&quot;;[.F4];&quot;.&quot;;[.H4])); IF([.I4]=&quot;&quot;;&quot;&quot;;CONCATENATE(&quot;/R&quot;;[.I4]));IF([.J4]=&quot;&quot;;&quot;&quot;;CONCATENATE(&quot;/G&quot;;[.B4];&quot;.&quot;;[.D4];&quot;.&quot;;[.F4];&quot;.&quot;;[.H4]; &quot;.&quot;;[.J4])); IF([.K4]=&quot;&quot;;&quot;&quot;;CONCATENATE(&quot;/R&quot;;[.K4])))" table:style-name="ce2">
            <text:p>C57/G1/R1</text:p>
          </table:table-cell>
          <table:table-cell office:value-type="string" table:style-name="ce2">
            <text:p>CRITERION.OTHER.EO_DATA.SHELTERED_WORKSHOP</text:p>
          </table:table-cell>
          <table:table-cell office:value-type="string" table:style-name="ce2">
            <text:p>7f18c64e-ae09-4646-9400-f3666d50af51</text:p>
          </table:table-cell>
          <table:table-cell office:value-type="string" table:style-name="ce9">
            <text:p>Your answer</text:p>
          </table:table-cell>
          <table:table-cell table:style-name="ce2"/>
          <table:table-cell table:style-name="ce6"/>
          <table:table-cell table:number-columns-repeated="16367" table:style-name="ce2"/>
        </table:table-row>
        <table:table-row table:style-name="ro1">
          <table:table-cell office:value-type="float" office:value="57" table:style-name="ce4">
            <text:p>57</text:p>
          </table:table-cell>
          <table:table-cell office:value-type="float" office:value="1" table:style-name="ce2">
            <text:p>1</text:p>
          </table:table-cell>
          <table:table-cell table:style-name="ce2"/>
          <table:table-cell office:value-type="float" office:value="1" table:style-name="ce2">
            <text:p>1</text:p>
          </table:table-cell>
          <table:table-cell table:number-columns-repeated="7" table:style-name="ce2"/>
          <table:table-cell office:value-type="string" office:string-value="C57/G1/G1.1" table:formula="of:=CONCATENATE(IF([.A5]=&quot;&quot;;&quot;&quot;;CONCATENATE(&quot;C&quot;; [.A5]));IF([.B5]=&quot;&quot;;&quot;&quot;;CONCATENATE(&quot;/G&quot;;[.B5]));IF([.C5]=&quot;&quot;;&quot;&quot;;CONCATENATE(&quot;/R&quot;;[.C5])); IF([.D5]=&quot;&quot;;&quot;&quot;;CONCATENATE(&quot;/G&quot;;[.B5];&quot;.&quot;;[.D5])); IF([.E5]=&quot;&quot;;&quot;&quot;;CONCATENATE(&quot;/R&quot;;[.E5])); IF([.F5]=&quot;&quot;;&quot;&quot;;CONCATENATE(&quot;/G&quot;;[.B5];&quot;.&quot;;[.D5];&quot;.&quot;;[.F5])); IF([.G5]=&quot;&quot;;&quot;&quot;;CONCATENATE(&quot;/R&quot;;[.G5])); IF([.H5]=&quot;&quot;;&quot;&quot;;CONCATENATE(&quot;/G&quot;;[.B5];&quot;.&quot;;[.D5];&quot;.&quot;;[.F5];&quot;.&quot;;[.H5])); IF([.I5]=&quot;&quot;;&quot;&quot;;CONCATENATE(&quot;/R&quot;;[.I5]));IF([.J5]=&quot;&quot;;&quot;&quot;;CONCATENATE(&quot;/G&quot;;[.B5];&quot;.&quot;;[.D5];&quot;.&quot;;[.F5];&quot;.&quot;;[.H5]; &quot;.&quot;;[.J5])); IF([.K5]=&quot;&quot;;&quot;&quot;;CONCATENATE(&quot;/R&quot;;[.K5])))" table:style-name="ce2">
            <text:p>C57/G1/G1.1</text:p>
          </table:table-cell>
          <table:table-cell office:value-type="string" table:style-name="ce2">
            <text:p>CRITERION.OTHER.EO_DATA.SHELTERED_WORKSHOP</text:p>
          </table:table-cell>
          <table:table-cell office:value-type="string" table:style-name="ce2">
            <text:p>a5e33369-e2b5-45f7-9969-ddb1c3ae17c8</text:p>
          </table:table-cell>
          <table:table-cell table:style-name="ce9"/>
          <table:table-cell office:value-type="string" table:style-name="ce2">
            <text:p>GROUP_FULFILLED.ON_TRUE</text:p>
          </table:table-cell>
          <table:table-cell table:style-name="ce6"/>
          <table:table-cell table:number-columns-repeated="16367" table:style-name="ce2"/>
        </table:table-row>
        <table:table-row table:style-name="ro1">
          <table:table-cell office:value-type="float" office:value="57" table:style-name="ce4">
            <text:p>57</text:p>
          </table:table-cell>
          <table:table-cell office:value-type="float" office:value="1" table:style-name="ce2">
            <text:p>1</text:p>
          </table:table-cell>
          <table:table-cell table:style-name="ce2"/>
          <table:table-cell office:value-type="float" office:value="1" table:style-name="ce2">
            <text:p>1</text:p>
          </table:table-cell>
          <table:table-cell office:value-type="float" office:value="1" table:style-name="ce2">
            <text:p>1</text:p>
          </table:table-cell>
          <table:table-cell table:number-columns-repeated="6" table:style-name="ce2"/>
          <table:table-cell office:value-type="string" office:string-value="C57/G1/G1.1/R1" table:formula="of:=CONCATENATE(IF([.A6]=&quot;&quot;;&quot;&quot;;CONCATENATE(&quot;C&quot;; [.A6]));IF([.B6]=&quot;&quot;;&quot;&quot;;CONCATENATE(&quot;/G&quot;;[.B6]));IF([.C6]=&quot;&quot;;&quot;&quot;;CONCATENATE(&quot;/R&quot;;[.C6])); IF([.D6]=&quot;&quot;;&quot;&quot;;CONCATENATE(&quot;/G&quot;;[.B6];&quot;.&quot;;[.D6])); IF([.E6]=&quot;&quot;;&quot;&quot;;CONCATENATE(&quot;/R&quot;;[.E6])); IF([.F6]=&quot;&quot;;&quot;&quot;;CONCATENATE(&quot;/G&quot;;[.B6];&quot;.&quot;;[.D6];&quot;.&quot;;[.F6])); IF([.G6]=&quot;&quot;;&quot;&quot;;CONCATENATE(&quot;/R&quot;;[.G6])); IF([.H6]=&quot;&quot;;&quot;&quot;;CONCATENATE(&quot;/G&quot;;[.B6];&quot;.&quot;;[.D6];&quot;.&quot;;[.F6];&quot;.&quot;;[.H6])); IF([.I6]=&quot;&quot;;&quot;&quot;;CONCATENATE(&quot;/R&quot;;[.I6]));IF([.J6]=&quot;&quot;;&quot;&quot;;CONCATENATE(&quot;/G&quot;;[.B6];&quot;.&quot;;[.D6];&quot;.&quot;;[.F6];&quot;.&quot;;[.H6]; &quot;.&quot;;[.J6])); IF([.K6]=&quot;&quot;;&quot;&quot;;CONCATENATE(&quot;/R&quot;;[.K6])))" table:style-name="ce2">
            <text:p>C57/G1/G1.1/R1</text:p>
          </table:table-cell>
          <table:table-cell office:value-type="string" table:style-name="ce2">
            <text:p>CRITERION.OTHER.EO_DATA.SHELTERED_WORKSHOP</text:p>
          </table:table-cell>
          <table:table-cell office:value-type="string" table:style-name="ce5">
            <text:p>4e552658-d532-4770-943b-b90efcc9788d</text:p>
          </table:table-cell>
          <table:table-cell office:value-type="string" table:style-name="ce9">
            <text:p>What is the corresponding percentage of disabled or disadvantaged workers?</text:p>
          </table:table-cell>
          <table:table-cell table:style-name="ce2"/>
          <table:table-cell table:style-name="ce6"/>
          <table:table-cell table:number-columns-repeated="16367" table:style-name="ce2"/>
        </table:table-row>
        <table:table-row table:style-name="ro4">
          <table:table-cell office:value-type="float" office:value="57" table:style-name="ce4">
            <text:p>57</text:p>
          </table:table-cell>
          <table:table-cell office:value-type="float" office:value="1" table:style-name="ce2">
            <text:p>1</text:p>
          </table:table-cell>
          <table:table-cell table:style-name="ce2"/>
          <table:table-cell office:value-type="float" office:value="1" table:style-name="ce2">
            <text:p>1</text:p>
          </table:table-cell>
          <table:table-cell office:value-type="float" office:value="2" table:style-name="ce2">
            <text:p>2</text:p>
          </table:table-cell>
          <table:table-cell table:number-columns-repeated="6" table:style-name="ce2"/>
          <table:table-cell office:value-type="string" office:string-value="C57/G1/G1.1/R2" table:formula="of:=CONCATENATE(IF([.A7]=&quot;&quot;;&quot;&quot;;CONCATENATE(&quot;C&quot;; [.A7]));IF([.B7]=&quot;&quot;;&quot;&quot;;CONCATENATE(&quot;/G&quot;;[.B7]));IF([.C7]=&quot;&quot;;&quot;&quot;;CONCATENATE(&quot;/R&quot;;[.C7])); IF([.D7]=&quot;&quot;;&quot;&quot;;CONCATENATE(&quot;/G&quot;;[.B7];&quot;.&quot;;[.D7])); IF([.E7]=&quot;&quot;;&quot;&quot;;CONCATENATE(&quot;/R&quot;;[.E7])); IF([.F7]=&quot;&quot;;&quot;&quot;;CONCATENATE(&quot;/G&quot;;[.B7];&quot;.&quot;;[.D7];&quot;.&quot;;[.F7])); IF([.G7]=&quot;&quot;;&quot;&quot;;CONCATENATE(&quot;/R&quot;;[.G7])); IF([.H7]=&quot;&quot;;&quot;&quot;;CONCATENATE(&quot;/G&quot;;[.B7];&quot;.&quot;;[.D7];&quot;.&quot;;[.F7];&quot;.&quot;;[.H7])); IF([.I7]=&quot;&quot;;&quot;&quot;;CONCATENATE(&quot;/R&quot;;[.I7]));IF([.J7]=&quot;&quot;;&quot;&quot;;CONCATENATE(&quot;/G&quot;;[.B7];&quot;.&quot;;[.D7];&quot;.&quot;;[.F7];&quot;.&quot;;[.H7]; &quot;.&quot;;[.J7])); IF([.K7]=&quot;&quot;;&quot;&quot;;CONCATENATE(&quot;/R&quot;;[.K7])))" table:style-name="ce2">
            <text:p>C57/G1/G1.1/R2</text:p>
          </table:table-cell>
          <table:table-cell office:value-type="string" table:style-name="ce2">
            <text:p>CRITERION.OTHER.EO_DATA.SHELTERED_WORKSHOP</text:p>
          </table:table-cell>
          <table:table-cell office:value-type="string" table:style-name="ce2">
            <text:p>e01d0929-c7a9-455a-aaf9-e1f7cd966336</text:p>
          </table:table-cell>
          <table:table-cell office:value-type="string" table:style-name="ce9">
            <text:p>If required, please provide details on whether the employees concerned belong to a specific category of disabled or disadvantaged workers?</text:p>
          </table:table-cell>
          <table:table-cell table:style-name="ce2"/>
          <table:table-cell table:style-name="ce6"/>
          <table:table-cell table:number-columns-repeated="16367" table:style-name="ce2"/>
        </table:table-row>
        <table:table-row table:style-name="ro2">
          <table:table-cell table:number-columns-repeated="14" table:style-name="ce14"/>
          <table:table-cell table:style-name="ce15"/>
          <table:table-cell table:style-name="ce14"/>
          <table:table-cell table:style-name="ce16"/>
          <table:table-cell table:number-columns-repeated="16367" table:style-name="ce2"/>
        </table:table-row>
        <table:table-row table:number-rows-repeated="1048568" table:style-name="ro1">
          <table:table-cell table:number-columns-repeated="16384"/>
        </table:table-row>
      </table:table>
      <table:table table:name="OTHER-EO-PQS" table:style-name="ta2">
        <table:table-column table:style-name="co19" table:default-cell-style-name="ce19"/>
        <table:table-column table:style-name="co20" table:number-columns-repeated="6" table:default-cell-style-name="ce19"/>
        <table:table-column table:style-name="co40" table:number-columns-repeated="4" table:default-cell-style-name="ce19" table:visibility="collapse"/>
        <table:table-column table:style-name="co73" table:default-cell-style-name="ce19"/>
        <table:table-column table:style-name="co74" table:default-cell-style-name="ce19"/>
        <table:table-column table:style-name="co15" table:default-cell-style-name="ce19"/>
        <table:table-column table:style-name="co75" table:default-cell-style-name="ce19"/>
        <table:table-column table:style-name="co76" table:default-cell-style-name="ce19"/>
        <table:table-column table:style-name="co14" table:number-columns-repeated="16368" table:default-cell-style-name="ce19"/>
        <table:table-row table:style-name="ro1">
          <table:table-cell table:style-name="ce22"/>
          <table:table-cell office:value-type="string" table:style-name="ce22">
            <text:p>GROUP LEVEL 1</text:p>
          </table:table-cell>
          <table:table-cell office:value-type="string" table:style-name="ce22">
            <text:p>REQUIREMENTS LEVEL 1</text:p>
          </table:table-cell>
          <table:table-cell office:value-type="string" table:style-name="ce22">
            <text:p>SUBGROUP LEVEL 2</text:p>
          </table:table-cell>
          <table:table-cell office:value-type="string" table:style-name="ce22">
            <text:p>REQUIREMENTS LEVEL 2</text:p>
          </table:table-cell>
          <table:table-cell office:value-type="string" table:style-name="ce22">
            <text:p>SUBGROUP LEVEL 3</text:p>
          </table:table-cell>
          <table:table-cell office:value-type="string" table:style-name="ce22">
            <text:p>REQUIREMENTS LEVEL 3</text:p>
          </table:table-cell>
          <table:table-cell office:value-type="string" table:style-name="ce22">
            <text:p>SUBGROUP LEVEL 4</text:p>
          </table:table-cell>
          <table:table-cell office:value-type="string" table:style-name="ce22">
            <text:p>REQUIREMENTS LEVEL 4</text:p>
          </table:table-cell>
          <table:table-cell office:value-type="string" table:style-name="ce22">
            <text:p><text:s/></text:p>
          </table:table-cell>
          <table:table-cell table:style-name="ce22"/>
          <table:table-cell office:value-type="string" table:style-name="ce27">
            <text:p>ITEM ID</text:p>
          </table:table-cell>
          <table:table-cell office:value-type="string" table:style-name="ce27">
            <text:p>Criterion Code</text:p>
          </table:table-cell>
          <table:table-cell office:value-type="string" table:style-name="ce27">
            <text:p>Element UUID</text:p>
          </table:table-cell>
          <table:table-cell office:value-type="string" table:style-name="ce27">
            <text:p>Criterion/Requirement description</text:p>
          </table:table-cell>
          <table:table-cell office:value-type="string" table:style-name="ce27">
            <text:p>PI</text:p>
          </table:table-cell>
          <table:table-cell office:value-type="string" table:style-name="ce24">
            <text:p>Multiple instances possible?</text:p>
          </table:table-cell>
          <table:table-cell table:number-columns-repeated="16367" table:style-name="ce22"/>
        </table:table-row>
        <table:table-row table:style-name="ro1">
          <table:table-cell office:value-type="float" office:value="58" table:style-name="ce23">
            <text:p>58</text:p>
          </table:table-cell>
          <table:table-cell table:number-columns-repeated="10" table:style-name="ce23"/>
          <table:table-cell office:value-type="string" office:string-value="C58" table:formula="of:=CONCATENATE(IF([.A2]=&quot;&quot;;&quot;&quot;;CONCATENATE(&quot;C&quot;; [.A2]));IF([.B2]=&quot;&quot;;&quot;&quot;;CONCATENATE(&quot;/G&quot;;[.B2]));IF([.C2]=&quot;&quot;;&quot;&quot;;CONCATENATE(&quot;/R&quot;;[.C2])); IF([.D2]=&quot;&quot;;&quot;&quot;;CONCATENATE(&quot;/G&quot;;[.B2];&quot;.&quot;;[.D2])); IF([.E2]=&quot;&quot;;&quot;&quot;;CONCATENATE(&quot;/R&quot;;[.E2])); IF([.F2]=&quot;&quot;;&quot;&quot;;CONCATENATE(&quot;/G&quot;;[.B2];&quot;.&quot;;[.D2];&quot;.&quot;;[.F2])); IF([.G2]=&quot;&quot;;&quot;&quot;;CONCATENATE(&quot;/R&quot;;[.G2])); IF([.H2]=&quot;&quot;;&quot;&quot;;CONCATENATE(&quot;/G&quot;;[.B2];&quot;.&quot;;[.D2];&quot;.&quot;;[.F2];&quot;.&quot;;[.H2])); IF([.I2]=&quot;&quot;;&quot;&quot;;CONCATENATE(&quot;/R&quot;;[.I2]));IF([.J2]=&quot;&quot;;&quot;&quot;;CONCATENATE(&quot;/G&quot;;[.B2];&quot;.&quot;;[.D2];&quot;.&quot;;[.F2];&quot;.&quot;;[.H2]; &quot;.&quot;;[.J2])); IF([.K2]=&quot;&quot;;&quot;&quot;;CONCATENATE(&quot;/R&quot;;[.K2])))" table:style-name="ce23">
            <text:p>C58</text:p>
          </table:table-cell>
          <table:table-cell office:value-type="string" table:style-name="ce23">
            <text:p>CRITERION.OTHER.EO_DATA.REGISTERED_IN_OFFICIAL_LIST</text:p>
          </table:table-cell>
          <table:table-cell office:value-type="string" table:style-name="ce23">
            <text:p>9b19e869-6c89-4cc4-bd6c-ac9ca8602165</text:p>
          </table:table-cell>
          <table:table-cell office:value-type="string" table:style-name="ce23">
            <text:p>If applicable, is the economic operator registered on an official list of approved economic operators or does it have an equivalent certificate (e.g. under a national (pre)qualification system)?</text:p>
          </table:table-cell>
          <table:table-cell table:style-name="ce23"/>
          <table:table-cell table:style-name="ce26"/>
          <table:table-cell table:number-columns-repeated="16367" table:style-name="ce21"/>
        </table:table-row>
        <table:table-row table:style-name="ro1">
          <table:table-cell office:value-type="float" office:value="58" table:style-name="ce21">
            <text:p>58</text:p>
          </table:table-cell>
          <table:table-cell office:value-type="float" office:value="1" table:style-name="ce22">
            <text:p>1</text:p>
          </table:table-cell>
          <table:table-cell table:number-columns-repeated="9" table:style-name="ce22"/>
          <table:table-cell office:value-type="string" office:string-value="C58/G1" table:formula="of:=CONCATENATE(IF([.A3]=&quot;&quot;;&quot;&quot;;CONCATENATE(&quot;C&quot;; [.A3]));IF([.B3]=&quot;&quot;;&quot;&quot;;CONCATENATE(&quot;/G&quot;;[.B3]));IF([.C3]=&quot;&quot;;&quot;&quot;;CONCATENATE(&quot;/R&quot;;[.C3])); IF([.D3]=&quot;&quot;;&quot;&quot;;CONCATENATE(&quot;/G&quot;;[.B3];&quot;.&quot;;[.D3])); IF([.E3]=&quot;&quot;;&quot;&quot;;CONCATENATE(&quot;/R&quot;;[.E3])); IF([.F3]=&quot;&quot;;&quot;&quot;;CONCATENATE(&quot;/G&quot;;[.B3];&quot;.&quot;;[.D3];&quot;.&quot;;[.F3])); IF([.G3]=&quot;&quot;;&quot;&quot;;CONCATENATE(&quot;/R&quot;;[.G3])); IF([.H3]=&quot;&quot;;&quot;&quot;;CONCATENATE(&quot;/G&quot;;[.B3];&quot;.&quot;;[.D3];&quot;.&quot;;[.F3];&quot;.&quot;;[.H3])); IF([.I3]=&quot;&quot;;&quot;&quot;;CONCATENATE(&quot;/R&quot;;[.I3]));IF([.J3]=&quot;&quot;;&quot;&quot;;CONCATENATE(&quot;/G&quot;;[.B3];&quot;.&quot;;[.D3];&quot;.&quot;;[.F3];&quot;.&quot;;[.H3]; &quot;.&quot;;[.J3])); IF([.K3]=&quot;&quot;;&quot;&quot;;CONCATENATE(&quot;/R&quot;;[.K3])))" table:style-name="ce22">
            <text:p>C58/G1</text:p>
          </table:table-cell>
          <table:table-cell office:value-type="string" table:style-name="ce22">
            <text:p>CRITERION.OTHER.EO_DATA.REGISTERED_IN_OFFICIAL_LIST</text:p>
          </table:table-cell>
          <table:table-cell office:value-type="string" table:style-name="ce22">
            <text:p>ecb5127b-9018-4fb8-8327-a6a7a2c73195</text:p>
          </table:table-cell>
          <table:table-cell table:number-columns-repeated="2" table:style-name="ce22"/>
          <table:table-cell table:style-name="ce24"/>
          <table:table-cell table:number-columns-repeated="16367" table:style-name="ce22"/>
        </table:table-row>
        <table:table-row table:style-name="ro1">
          <table:table-cell office:value-type="float" office:value="58" table:style-name="ce21">
            <text:p>58</text:p>
          </table:table-cell>
          <table:table-cell office:value-type="float" office:value="1" table:style-name="ce22">
            <text:p>1</text:p>
          </table:table-cell>
          <table:table-cell office:value-type="float" office:value="1" table:style-name="ce22">
            <text:p>1</text:p>
          </table:table-cell>
          <table:table-cell table:number-columns-repeated="8" table:style-name="ce22"/>
          <table:table-cell office:value-type="string" office:string-value="C58/G1/R1" table:formula="of:=CONCATENATE(IF([.A4]=&quot;&quot;;&quot;&quot;;CONCATENATE(&quot;C&quot;; [.A4]));IF([.B4]=&quot;&quot;;&quot;&quot;;CONCATENATE(&quot;/G&quot;;[.B4]));IF([.C4]=&quot;&quot;;&quot;&quot;;CONCATENATE(&quot;/R&quot;;[.C4])); IF([.D4]=&quot;&quot;;&quot;&quot;;CONCATENATE(&quot;/G&quot;;[.B4];&quot;.&quot;;[.D4])); IF([.E4]=&quot;&quot;;&quot;&quot;;CONCATENATE(&quot;/R&quot;;[.E4])); IF([.F4]=&quot;&quot;;&quot;&quot;;CONCATENATE(&quot;/G&quot;;[.B4];&quot;.&quot;;[.D4];&quot;.&quot;;[.F4])); IF([.G4]=&quot;&quot;;&quot;&quot;;CONCATENATE(&quot;/R&quot;;[.G4])); IF([.H4]=&quot;&quot;;&quot;&quot;;CONCATENATE(&quot;/G&quot;;[.B4];&quot;.&quot;;[.D4];&quot;.&quot;;[.F4];&quot;.&quot;;[.H4])); IF([.I4]=&quot;&quot;;&quot;&quot;;CONCATENATE(&quot;/R&quot;;[.I4]));IF([.J4]=&quot;&quot;;&quot;&quot;;CONCATENATE(&quot;/G&quot;;[.B4];&quot;.&quot;;[.D4];&quot;.&quot;;[.F4];&quot;.&quot;;[.H4]; &quot;.&quot;;[.J4])); IF([.K4]=&quot;&quot;;&quot;&quot;;CONCATENATE(&quot;/R&quot;;[.K4])))" table:style-name="ce22">
            <text:p>C58/G1/R1</text:p>
          </table:table-cell>
          <table:table-cell office:value-type="string" table:style-name="ce22">
            <text:p>CRITERION.OTHER.EO_DATA.REGISTERED_IN_OFFICIAL_LIST</text:p>
          </table:table-cell>
          <table:table-cell office:value-type="string" table:style-name="ce22">
            <text:p>7f18c64e-ae09-4646-9400-f3666d50af51</text:p>
          </table:table-cell>
          <table:table-cell office:value-type="string" table:style-name="ce22">
            <text:p>Your answer</text:p>
          </table:table-cell>
          <table:table-cell table:style-name="ce22"/>
          <table:table-cell table:style-name="ce24"/>
          <table:table-cell table:number-columns-repeated="16367" table:style-name="ce22"/>
        </table:table-row>
        <table:table-row table:style-name="ro1">
          <table:table-cell office:value-type="float" office:value="58" table:style-name="ce21">
            <text:p>58</text:p>
          </table:table-cell>
          <table:table-cell office:value-type="float" office:value="1" table:style-name="ce22">
            <text:p>1</text:p>
          </table:table-cell>
          <table:table-cell table:style-name="ce22"/>
          <table:table-cell office:value-type="float" office:value="1" table:style-name="ce22">
            <text:p>1</text:p>
          </table:table-cell>
          <table:table-cell table:number-columns-repeated="7" table:style-name="ce22"/>
          <table:table-cell office:value-type="string" office:string-value="C58/G1/G1.1" table:formula="of:=CONCATENATE(IF([.A5]=&quot;&quot;;&quot;&quot;;CONCATENATE(&quot;C&quot;; [.A5]));IF([.B5]=&quot;&quot;;&quot;&quot;;CONCATENATE(&quot;/G&quot;;[.B5]));IF([.C5]=&quot;&quot;;&quot;&quot;;CONCATENATE(&quot;/R&quot;;[.C5])); IF([.D5]=&quot;&quot;;&quot;&quot;;CONCATENATE(&quot;/G&quot;;[.B5];&quot;.&quot;;[.D5])); IF([.E5]=&quot;&quot;;&quot;&quot;;CONCATENATE(&quot;/R&quot;;[.E5])); IF([.F5]=&quot;&quot;;&quot;&quot;;CONCATENATE(&quot;/G&quot;;[.B5];&quot;.&quot;;[.D5];&quot;.&quot;;[.F5])); IF([.G5]=&quot;&quot;;&quot;&quot;;CONCATENATE(&quot;/R&quot;;[.G5])); IF([.H5]=&quot;&quot;;&quot;&quot;;CONCATENATE(&quot;/G&quot;;[.B5];&quot;.&quot;;[.D5];&quot;.&quot;;[.F5];&quot;.&quot;;[.H5])); IF([.I5]=&quot;&quot;;&quot;&quot;;CONCATENATE(&quot;/R&quot;;[.I5]));IF([.J5]=&quot;&quot;;&quot;&quot;;CONCATENATE(&quot;/G&quot;;[.B5];&quot;.&quot;;[.D5];&quot;.&quot;;[.F5];&quot;.&quot;;[.H5]; &quot;.&quot;;[.J5])); IF([.K5]=&quot;&quot;;&quot;&quot;;CONCATENATE(&quot;/R&quot;;[.K5])))" table:style-name="ce22">
            <text:p>C58/G1/G1.1</text:p>
          </table:table-cell>
          <table:table-cell office:value-type="string" table:style-name="ce22">
            <text:p>CRITERION.OTHER.EO_DATA.REGISTERED_IN_OFFICIAL_LIST</text:p>
          </table:table-cell>
          <table:table-cell office:value-type="string" table:style-name="ce22">
            <text:p>dc4acf0c-c761-40d0-b031-4ee1f224be5c</text:p>
          </table:table-cell>
          <table:table-cell table:style-name="ce22"/>
          <table:table-cell office:value-type="string" table:style-name="ce22">
            <text:p>GROUP_FULFILLED.ON_TRUE</text:p>
          </table:table-cell>
          <table:table-cell table:style-name="ce24"/>
          <table:table-cell table:number-columns-repeated="16367" table:style-name="ce22"/>
        </table:table-row>
        <table:table-row table:style-name="ro1">
          <table:table-cell office:value-type="float" office:value="58" table:style-name="ce21">
            <text:p>58</text:p>
          </table:table-cell>
          <table:table-cell office:value-type="float" office:value="1" table:style-name="ce22">
            <text:p>1</text:p>
          </table:table-cell>
          <table:table-cell table:style-name="ce22"/>
          <table:table-cell office:value-type="float" office:value="1" table:style-name="ce22">
            <text:p>1</text:p>
          </table:table-cell>
          <table:table-cell office:value-type="float" office:value="1" table:style-name="ce22">
            <text:p>1</text:p>
          </table:table-cell>
          <table:table-cell table:number-columns-repeated="6" table:style-name="ce22"/>
          <table:table-cell office:value-type="string" office:string-value="C58/G1/G1.1/R1" table:formula="of:=CONCATENATE(IF([.A6]=&quot;&quot;;&quot;&quot;;CONCATENATE(&quot;C&quot;; [.A6]));IF([.B6]=&quot;&quot;;&quot;&quot;;CONCATENATE(&quot;/G&quot;;[.B6]));IF([.C6]=&quot;&quot;;&quot;&quot;;CONCATENATE(&quot;/R&quot;;[.C6])); IF([.D6]=&quot;&quot;;&quot;&quot;;CONCATENATE(&quot;/G&quot;;[.B6];&quot;.&quot;;[.D6])); IF([.E6]=&quot;&quot;;&quot;&quot;;CONCATENATE(&quot;/R&quot;;[.E6])); IF([.F6]=&quot;&quot;;&quot;&quot;;CONCATENATE(&quot;/G&quot;;[.B6];&quot;.&quot;;[.D6];&quot;.&quot;;[.F6])); IF([.G6]=&quot;&quot;;&quot;&quot;;CONCATENATE(&quot;/R&quot;;[.G6])); IF([.H6]=&quot;&quot;;&quot;&quot;;CONCATENATE(&quot;/G&quot;;[.B6];&quot;.&quot;;[.D6];&quot;.&quot;;[.F6];&quot;.&quot;;[.H6])); IF([.I6]=&quot;&quot;;&quot;&quot;;CONCATENATE(&quot;/R&quot;;[.I6]));IF([.J6]=&quot;&quot;;&quot;&quot;;CONCATENATE(&quot;/G&quot;;[.B6];&quot;.&quot;;[.D6];&quot;.&quot;;[.F6];&quot;.&quot;;[.H6]; &quot;.&quot;;[.J6])); IF([.K6]=&quot;&quot;;&quot;&quot;;CONCATENATE(&quot;/R&quot;;[.K6])))" table:style-name="ce22">
            <text:p>C58/G1/G1.1/R1</text:p>
          </table:table-cell>
          <table:table-cell office:value-type="string" table:style-name="ce22">
            <text:p>CRITERION.OTHER.EO_DATA.REGISTERED_IN_OFFICIAL_LIST</text:p>
          </table:table-cell>
          <table:table-cell office:value-type="string" table:style-name="ce22">
            <text:p>30064ad3-fc11-4579-8528-fdd0b9a5ba75</text:p>
          </table:table-cell>
          <table:table-cell office:value-type="string" table:style-name="ce22">
            <text:p>a) Please provide the relevant registration or certification number, if applicable:</text:p>
          </table:table-cell>
          <table:table-cell table:style-name="ce22"/>
          <table:table-cell table:style-name="ce24"/>
          <table:table-cell table:number-columns-repeated="16367" table:style-name="ce22"/>
        </table:table-row>
        <table:table-row table:style-name="ro1">
          <table:table-cell office:value-type="float" office:value="58" table:style-name="ce21">
            <text:p>58</text:p>
          </table:table-cell>
          <table:table-cell office:value-type="float" office:value="1" table:style-name="ce22">
            <text:p>1</text:p>
          </table:table-cell>
          <table:table-cell table:style-name="ce22"/>
          <table:table-cell office:value-type="float" office:value="1" table:style-name="ce22">
            <text:p>1</text:p>
          </table:table-cell>
          <table:table-cell office:value-type="float" office:value="2" table:style-name="ce22">
            <text:p>2</text:p>
          </table:table-cell>
          <table:table-cell table:number-columns-repeated="6" table:style-name="ce22"/>
          <table:table-cell office:value-type="string" office:string-value="C58/G1/G1.1/R2" table:formula="of:=CONCATENATE(IF([.A7]=&quot;&quot;;&quot;&quot;;CONCATENATE(&quot;C&quot;; [.A7]));IF([.B7]=&quot;&quot;;&quot;&quot;;CONCATENATE(&quot;/G&quot;;[.B7]));IF([.C7]=&quot;&quot;;&quot;&quot;;CONCATENATE(&quot;/R&quot;;[.C7])); IF([.D7]=&quot;&quot;;&quot;&quot;;CONCATENATE(&quot;/G&quot;;[.B7];&quot;.&quot;;[.D7])); IF([.E7]=&quot;&quot;;&quot;&quot;;CONCATENATE(&quot;/R&quot;;[.E7])); IF([.F7]=&quot;&quot;;&quot;&quot;;CONCATENATE(&quot;/G&quot;;[.B7];&quot;.&quot;;[.D7];&quot;.&quot;;[.F7])); IF([.G7]=&quot;&quot;;&quot;&quot;;CONCATENATE(&quot;/R&quot;;[.G7])); IF([.H7]=&quot;&quot;;&quot;&quot;;CONCATENATE(&quot;/G&quot;;[.B7];&quot;.&quot;;[.D7];&quot;.&quot;;[.F7];&quot;.&quot;;[.H7])); IF([.I7]=&quot;&quot;;&quot;&quot;;CONCATENATE(&quot;/R&quot;;[.I7]));IF([.J7]=&quot;&quot;;&quot;&quot;;CONCATENATE(&quot;/G&quot;;[.B7];&quot;.&quot;;[.D7];&quot;.&quot;;[.F7];&quot;.&quot;;[.H7]; &quot;.&quot;;[.J7])); IF([.K7]=&quot;&quot;;&quot;&quot;;CONCATENATE(&quot;/R&quot;;[.K7])))" table:style-name="ce22">
            <text:p>C58/G1/G1.1/R2</text:p>
          </table:table-cell>
          <table:table-cell office:value-type="string" table:style-name="ce22">
            <text:p>CRITERION.OTHER.EO_DATA.REGISTERED_IN_OFFICIAL_LIST</text:p>
          </table:table-cell>
          <table:table-cell office:value-type="string" table:style-name="ce22">
            <text:p>b3403349-cbc0-4d84-879e-fc0f2d90ecbd</text:p>
          </table:table-cell>
          <table:table-cell office:value-type="string" table:style-name="ce22">
            <text:p>b) If the certificate of registration or certification is available electronically, please state:</text:p>
          </table:table-cell>
          <table:table-cell table:style-name="ce22"/>
          <table:table-cell table:style-name="ce24"/>
          <table:table-cell table:number-columns-repeated="16367" table:style-name="ce22"/>
        </table:table-row>
        <table:table-row table:style-name="ro1">
          <table:table-cell office:value-type="float" office:value="58" table:style-name="ce21">
            <text:p>58</text:p>
          </table:table-cell>
          <table:table-cell office:value-type="float" office:value="1" table:style-name="ce22">
            <text:p>1</text:p>
          </table:table-cell>
          <table:table-cell table:style-name="ce22"/>
          <table:table-cell office:value-type="float" office:value="1" table:style-name="ce22">
            <text:p>1</text:p>
          </table:table-cell>
          <table:table-cell office:value-type="float" office:value="3" table:style-name="ce22">
            <text:p>3</text:p>
          </table:table-cell>
          <table:table-cell table:number-columns-repeated="6" table:style-name="ce22"/>
          <table:table-cell office:value-type="string" office:string-value="C58/G1/G1.1/R3" table:formula="of:=CONCATENATE(IF([.A8]=&quot;&quot;;&quot;&quot;;CONCATENATE(&quot;C&quot;; [.A8]));IF([.B8]=&quot;&quot;;&quot;&quot;;CONCATENATE(&quot;/G&quot;;[.B8]));IF([.C8]=&quot;&quot;;&quot;&quot;;CONCATENATE(&quot;/R&quot;;[.C8])); IF([.D8]=&quot;&quot;;&quot;&quot;;CONCATENATE(&quot;/G&quot;;[.B8];&quot;.&quot;;[.D8])); IF([.E8]=&quot;&quot;;&quot;&quot;;CONCATENATE(&quot;/R&quot;;[.E8])); IF([.F8]=&quot;&quot;;&quot;&quot;;CONCATENATE(&quot;/G&quot;;[.B8];&quot;.&quot;;[.D8];&quot;.&quot;;[.F8])); IF([.G8]=&quot;&quot;;&quot;&quot;;CONCATENATE(&quot;/R&quot;;[.G8])); IF([.H8]=&quot;&quot;;&quot;&quot;;CONCATENATE(&quot;/G&quot;;[.B8];&quot;.&quot;;[.D8];&quot;.&quot;;[.F8];&quot;.&quot;;[.H8])); IF([.I8]=&quot;&quot;;&quot;&quot;;CONCATENATE(&quot;/R&quot;;[.I8]));IF([.J8]=&quot;&quot;;&quot;&quot;;CONCATENATE(&quot;/G&quot;;[.B8];&quot;.&quot;;[.D8];&quot;.&quot;;[.F8];&quot;.&quot;;[.H8]; &quot;.&quot;;[.J8])); IF([.K8]=&quot;&quot;;&quot;&quot;;CONCATENATE(&quot;/R&quot;;[.K8])))" table:style-name="ce22">
            <text:p>C58/G1/G1.1/R3</text:p>
          </table:table-cell>
          <table:table-cell office:value-type="string" table:style-name="ce22">
            <text:p>CRITERION.OTHER.EO_DATA.REGISTERED_IN_OFFICIAL_LIST</text:p>
          </table:table-cell>
          <table:table-cell office:value-type="string" table:style-name="ce22">
            <text:p>792ff522-6f3f-4a62-ab6e-a8b272bc290e</text:p>
          </table:table-cell>
          <table:table-cell office:value-type="string" table:style-name="ce22">
            <text:p>c) Please state the references on which the registration or certification is based, and, where applicable, the classification obtained in the official list:</text:p>
          </table:table-cell>
          <table:table-cell table:style-name="ce22"/>
          <table:table-cell table:style-name="ce24"/>
          <table:table-cell table:number-columns-repeated="16367" table:style-name="ce22"/>
        </table:table-row>
        <table:table-row table:style-name="ro1">
          <table:table-cell office:value-type="float" office:value="58" table:style-name="ce21">
            <text:p>58</text:p>
          </table:table-cell>
          <table:table-cell office:value-type="float" office:value="1" table:style-name="ce22">
            <text:p>1</text:p>
          </table:table-cell>
          <table:table-cell table:style-name="ce22"/>
          <table:table-cell office:value-type="float" office:value="1" table:style-name="ce22">
            <text:p>1</text:p>
          </table:table-cell>
          <table:table-cell table:style-name="ce22"/>
          <table:table-cell office:value-type="float" office:value="1" table:style-name="ce22">
            <text:p>1</text:p>
          </table:table-cell>
          <table:table-cell table:number-columns-repeated="5" table:style-name="ce22"/>
          <table:table-cell office:value-type="string" office:string-value="C58/G1/G1.1/G1.1.1" table:formula="of:=CONCATENATE(IF([.A9]=&quot;&quot;;&quot;&quot;;CONCATENATE(&quot;C&quot;; [.A9]));IF([.B9]=&quot;&quot;;&quot;&quot;;CONCATENATE(&quot;/G&quot;;[.B9]));IF([.C9]=&quot;&quot;;&quot;&quot;;CONCATENATE(&quot;/R&quot;;[.C9])); IF([.D9]=&quot;&quot;;&quot;&quot;;CONCATENATE(&quot;/G&quot;;[.B9];&quot;.&quot;;[.D9])); IF([.E9]=&quot;&quot;;&quot;&quot;;CONCATENATE(&quot;/R&quot;;[.E9])); IF([.F9]=&quot;&quot;;&quot;&quot;;CONCATENATE(&quot;/G&quot;;[.B9];&quot;.&quot;;[.D9];&quot;.&quot;;[.F9])); IF([.G9]=&quot;&quot;;&quot;&quot;;CONCATENATE(&quot;/R&quot;;[.G9])); IF([.H9]=&quot;&quot;;&quot;&quot;;CONCATENATE(&quot;/G&quot;;[.B9];&quot;.&quot;;[.D9];&quot;.&quot;;[.F9];&quot;.&quot;;[.H9])); IF([.I9]=&quot;&quot;;&quot;&quot;;CONCATENATE(&quot;/R&quot;;[.I9]));IF([.J9]=&quot;&quot;;&quot;&quot;;CONCATENATE(&quot;/G&quot;;[.B9];&quot;.&quot;;[.D9];&quot;.&quot;;[.F9];&quot;.&quot;;[.H9]; &quot;.&quot;;[.J9])); IF([.K9]=&quot;&quot;;&quot;&quot;;CONCATENATE(&quot;/R&quot;;[.K9])))" table:style-name="ce22">
            <text:p>C58/G1/G1.1/G1.1.1</text:p>
          </table:table-cell>
          <table:table-cell office:value-type="string" table:style-name="ce22">
            <text:p>CRITERION.OTHER.EO_DATA.REGISTERED_IN_OFFICIAL_LIST</text:p>
          </table:table-cell>
          <table:table-cell office:value-type="string" table:style-name="ce22">
            <text:p>92e44d3b-af8e-4a29-91a8-24d27aa27fee</text:p>
          </table:table-cell>
          <table:table-cell table:number-columns-repeated="2" table:style-name="ce22"/>
          <table:table-cell table:style-name="ce24"/>
          <table:table-cell table:number-columns-repeated="16367" table:style-name="ce22"/>
        </table:table-row>
        <table:table-row table:style-name="ro1">
          <table:table-cell office:value-type="float" office:value="58" table:style-name="ce21">
            <text:p>58</text:p>
          </table:table-cell>
          <table:table-cell office:value-type="float" office:value="1" table:style-name="ce22">
            <text:p>1</text:p>
          </table:table-cell>
          <table:table-cell table:style-name="ce22"/>
          <table:table-cell office:value-type="float" office:value="1" table:style-name="ce22">
            <text:p>1</text:p>
          </table:table-cell>
          <table:table-cell table:style-name="ce22"/>
          <table:table-cell office:value-type="float" office:value="1" table:style-name="ce22">
            <text:p>1</text:p>
          </table:table-cell>
          <table:table-cell office:value-type="float" office:value="1" table:style-name="ce22">
            <text:p>1</text:p>
          </table:table-cell>
          <table:table-cell table:number-columns-repeated="4" table:style-name="ce22"/>
          <table:table-cell office:value-type="string" office:string-value="C58/G1/G1.1/G1.1.1/R1" table:formula="of:=CONCATENATE(IF([.A10]=&quot;&quot;;&quot;&quot;;CONCATENATE(&quot;C&quot;; [.A10]));IF([.B10]=&quot;&quot;;&quot;&quot;;CONCATENATE(&quot;/G&quot;;[.B10]));IF([.C10]=&quot;&quot;;&quot;&quot;;CONCATENATE(&quot;/R&quot;;[.C10])); IF([.D10]=&quot;&quot;;&quot;&quot;;CONCATENATE(&quot;/G&quot;;[.B10];&quot;.&quot;;[.D10])); IF([.E10]=&quot;&quot;;&quot;&quot;;CONCATENATE(&quot;/R&quot;;[.E10])); IF([.F10]=&quot;&quot;;&quot;&quot;;CONCATENATE(&quot;/G&quot;;[.B10];&quot;.&quot;;[.D10];&quot;.&quot;;[.F10])); IF([.G10]=&quot;&quot;;&quot;&quot;;CONCATENATE(&quot;/R&quot;;[.G10])); IF([.H10]=&quot;&quot;;&quot;&quot;;CONCATENATE(&quot;/G&quot;;[.B10];&quot;.&quot;;[.D10];&quot;.&quot;;[.F10];&quot;.&quot;;[.H10])); IF([.I10]=&quot;&quot;;&quot;&quot;;CONCATENATE(&quot;/R&quot;;[.I10]));IF([.J10]=&quot;&quot;;&quot;&quot;;CONCATENATE(&quot;/G&quot;;[.B10];&quot;.&quot;;[.D10];&quot;.&quot;;[.F10];&quot;.&quot;;[.H10]; &quot;.&quot;;[.J10])); IF([.K10]=&quot;&quot;;&quot;&quot;;CONCATENATE(&quot;/R&quot;;[.K10])))" table:style-name="ce22">
            <text:p>C58/G1/G1.1/G1.1.1/R1</text:p>
          </table:table-cell>
          <table:table-cell office:value-type="string" table:style-name="ce22">
            <text:p>CRITERION.OTHER.EO_DATA.REGISTERED_IN_OFFICIAL_LIST</text:p>
          </table:table-cell>
          <table:table-cell office:value-type="string" table:style-name="ce22">
            <text:p>d9996ef5-49f9-4cf8-a2f5-31c9f4efd894</text:p>
          </table:table-cell>
          <table:table-cell office:value-type="string" table:style-name="ce22">
            <text:p>d) Does the registration or certification cover all of the required selection criteria?</text:p>
          </table:table-cell>
          <table:table-cell table:style-name="ce22"/>
          <table:table-cell table:style-name="ce24"/>
          <table:table-cell table:number-columns-repeated="16367" table:style-name="ce22"/>
        </table:table-row>
        <table:table-row table:style-name="ro1">
          <table:table-cell office:value-type="float" office:value="58" table:style-name="ce21">
            <text:p>58</text:p>
          </table:table-cell>
          <table:table-cell office:value-type="float" office:value="1" table:style-name="ce22">
            <text:p>1</text:p>
          </table:table-cell>
          <table:table-cell table:style-name="ce22"/>
          <table:table-cell office:value-type="float" office:value="2" table:style-name="ce22">
            <text:p>2</text:p>
          </table:table-cell>
          <table:table-cell table:number-columns-repeated="7" table:style-name="ce22"/>
          <table:table-cell office:value-type="string" office:string-value="C58/G1/G1.2" table:formula="of:=CONCATENATE(IF([.A11]=&quot;&quot;;&quot;&quot;;CONCATENATE(&quot;C&quot;; [.A11]));IF([.B11]=&quot;&quot;;&quot;&quot;;CONCATENATE(&quot;/G&quot;;[.B11]));IF([.C11]=&quot;&quot;;&quot;&quot;;CONCATENATE(&quot;/R&quot;;[.C11])); IF([.D11]=&quot;&quot;;&quot;&quot;;CONCATENATE(&quot;/G&quot;;[.B11];&quot;.&quot;;[.D11])); IF([.E11]=&quot;&quot;;&quot;&quot;;CONCATENATE(&quot;/R&quot;;[.E11])); IF([.F11]=&quot;&quot;;&quot;&quot;;CONCATENATE(&quot;/G&quot;;[.B11];&quot;.&quot;;[.D11];&quot;.&quot;;[.F11])); IF([.G11]=&quot;&quot;;&quot;&quot;;CONCATENATE(&quot;/R&quot;;[.G11])); IF([.H11]=&quot;&quot;;&quot;&quot;;CONCATENATE(&quot;/G&quot;;[.B11];&quot;.&quot;;[.D11];&quot;.&quot;;[.F11];&quot;.&quot;;[.H11])); IF([.I11]=&quot;&quot;;&quot;&quot;;CONCATENATE(&quot;/R&quot;;[.I11]));IF([.J11]=&quot;&quot;;&quot;&quot;;CONCATENATE(&quot;/G&quot;;[.B11];&quot;.&quot;;[.D11];&quot;.&quot;;[.F11];&quot;.&quot;;[.H11]; &quot;.&quot;;[.J11])); IF([.K11]=&quot;&quot;;&quot;&quot;;CONCATENATE(&quot;/R&quot;;[.K11])))" table:style-name="ce22">
            <text:p>C58/G1/G1.2</text:p>
          </table:table-cell>
          <table:table-cell office:value-type="string" table:style-name="ce22">
            <text:p>CRITERION.OTHER.EO_DATA.REGISTERED_IN_OFFICIAL_LIST</text:p>
          </table:table-cell>
          <table:table-cell office:value-type="string" table:style-name="ce22">
            <text:p>59e6f3ef-15cd-4e21-82ac-ea497ccd44e2</text:p>
          </table:table-cell>
          <table:table-cell table:style-name="ce22"/>
          <table:table-cell office:value-type="string" table:style-name="ce22">
            <text:p>GROUP_FULFILLED.ON_FALSE</text:p>
          </table:table-cell>
          <table:table-cell table:style-name="ce24"/>
          <table:table-cell table:number-columns-repeated="16367" table:style-name="ce22"/>
        </table:table-row>
        <table:table-row table:style-name="ro1">
          <table:table-cell office:value-type="float" office:value="58" table:style-name="ce21">
            <text:p>58</text:p>
          </table:table-cell>
          <table:table-cell office:value-type="float" office:value="1" table:style-name="ce22">
            <text:p>1</text:p>
          </table:table-cell>
          <table:table-cell table:style-name="ce22"/>
          <table:table-cell office:value-type="float" office:value="2" table:style-name="ce22">
            <text:p>2</text:p>
          </table:table-cell>
          <table:table-cell office:value-type="float" office:value="1" table:style-name="ce22">
            <text:p>1</text:p>
          </table:table-cell>
          <table:table-cell table:number-columns-repeated="6" table:style-name="ce22"/>
          <table:table-cell office:value-type="string" office:string-value="C58/G1/G1.2/R1" table:formula="of:=CONCATENATE(IF([.A12]=&quot;&quot;;&quot;&quot;;CONCATENATE(&quot;C&quot;; [.A12]));IF([.B12]=&quot;&quot;;&quot;&quot;;CONCATENATE(&quot;/G&quot;;[.B12]));IF([.C12]=&quot;&quot;;&quot;&quot;;CONCATENATE(&quot;/R&quot;;[.C12])); IF([.D12]=&quot;&quot;;&quot;&quot;;CONCATENATE(&quot;/G&quot;;[.B12];&quot;.&quot;;[.D12])); IF([.E12]=&quot;&quot;;&quot;&quot;;CONCATENATE(&quot;/R&quot;;[.E12])); IF([.F12]=&quot;&quot;;&quot;&quot;;CONCATENATE(&quot;/G&quot;;[.B12];&quot;.&quot;;[.D12];&quot;.&quot;;[.F12])); IF([.G12]=&quot;&quot;;&quot;&quot;;CONCATENATE(&quot;/R&quot;;[.G12])); IF([.H12]=&quot;&quot;;&quot;&quot;;CONCATENATE(&quot;/G&quot;;[.B12];&quot;.&quot;;[.D12];&quot;.&quot;;[.F12];&quot;.&quot;;[.H12])); IF([.I12]=&quot;&quot;;&quot;&quot;;CONCATENATE(&quot;/R&quot;;[.I12]));IF([.J12]=&quot;&quot;;&quot;&quot;;CONCATENATE(&quot;/G&quot;;[.B12];&quot;.&quot;;[.D12];&quot;.&quot;;[.F12];&quot;.&quot;;[.H12]; &quot;.&quot;;[.J12])); IF([.K12]=&quot;&quot;;&quot;&quot;;CONCATENATE(&quot;/R&quot;;[.K12])))" table:style-name="ce22">
            <text:p>C58/G1/G1.2/R1</text:p>
          </table:table-cell>
          <table:table-cell office:value-type="string" table:style-name="ce22">
            <text:p>CRITERION.OTHER.EO_DATA.REGISTERED_IN_OFFICIAL_LIST</text:p>
          </table:table-cell>
          <table:table-cell office:value-type="string" table:style-name="ce22">
            <text:p>0e71abd3-198e-49c5-8128-5708617bb191</text:p>
          </table:table-cell>
          <table:table-cell office:value-type="string" table:style-name="ce22">
            <text:p>e) Will the economic operator be able to provide a certificate with regard to the payment of social security contributions and taxes or provide information enabling the contracting authority or contracting entity to obtaining it directly by accessing a national database in any Member State that is available free of charge?</text:p>
          </table:table-cell>
          <table:table-cell table:style-name="ce22"/>
          <table:table-cell table:style-name="ce24"/>
          <table:table-cell table:number-columns-repeated="16367" table:style-name="ce22"/>
        </table:table-row>
        <table:table-row table:style-name="ro1">
          <table:table-cell office:value-type="float" office:value="58" table:style-name="ce21">
            <text:p>58</text:p>
          </table:table-cell>
          <table:table-cell office:value-type="float" office:value="1" table:style-name="ce22">
            <text:p>1</text:p>
          </table:table-cell>
          <table:table-cell table:style-name="ce22"/>
          <table:table-cell office:value-type="float" office:value="2" table:style-name="ce22">
            <text:p>2</text:p>
          </table:table-cell>
          <table:table-cell office:value-type="float" office:value="2" table:style-name="ce22">
            <text:p>2</text:p>
          </table:table-cell>
          <table:table-cell table:number-columns-repeated="6" table:style-name="ce22"/>
          <table:table-cell office:value-type="string" office:string-value="C58/G1/G1.2/R2" table:formula="of:=CONCATENATE(IF([.A13]=&quot;&quot;;&quot;&quot;;CONCATENATE(&quot;C&quot;; [.A13]));IF([.B13]=&quot;&quot;;&quot;&quot;;CONCATENATE(&quot;/G&quot;;[.B13]));IF([.C13]=&quot;&quot;;&quot;&quot;;CONCATENATE(&quot;/R&quot;;[.C13])); IF([.D13]=&quot;&quot;;&quot;&quot;;CONCATENATE(&quot;/G&quot;;[.B13];&quot;.&quot;;[.D13])); IF([.E13]=&quot;&quot;;&quot;&quot;;CONCATENATE(&quot;/R&quot;;[.E13])); IF([.F13]=&quot;&quot;;&quot;&quot;;CONCATENATE(&quot;/G&quot;;[.B13];&quot;.&quot;;[.D13];&quot;.&quot;;[.F13])); IF([.G13]=&quot;&quot;;&quot;&quot;;CONCATENATE(&quot;/R&quot;;[.G13])); IF([.H13]=&quot;&quot;;&quot;&quot;;CONCATENATE(&quot;/G&quot;;[.B13];&quot;.&quot;;[.D13];&quot;.&quot;;[.F13];&quot;.&quot;;[.H13])); IF([.I13]=&quot;&quot;;&quot;&quot;;CONCATENATE(&quot;/R&quot;;[.I13]));IF([.J13]=&quot;&quot;;&quot;&quot;;CONCATENATE(&quot;/G&quot;;[.B13];&quot;.&quot;;[.D13];&quot;.&quot;;[.F13];&quot;.&quot;;[.H13]; &quot;.&quot;;[.J13])); IF([.K13]=&quot;&quot;;&quot;&quot;;CONCATENATE(&quot;/R&quot;;[.K13])))" table:style-name="ce22">
            <text:p>C58/G1/G1.2/R2</text:p>
          </table:table-cell>
          <table:table-cell office:value-type="string" table:style-name="ce22">
            <text:p>CRITERION.OTHER.EO_DATA.REGISTERED_IN_OFFICIAL_LIST</text:p>
          </table:table-cell>
          <table:table-cell office:value-type="string" table:style-name="ce22">
            <text:p>caa72cea-5443-49fb-84ba-ab6c64427f77</text:p>
          </table:table-cell>
          <table:table-cell office:value-type="string" table:style-name="ce22">
            <text:p>If the relevant documentation is available electronically, please indicate:</text:p>
          </table:table-cell>
          <table:table-cell table:style-name="ce22"/>
          <table:table-cell table:style-name="ce24"/>
          <table:table-cell table:number-columns-repeated="16367" table:style-name="ce22"/>
        </table:table-row>
        <table:table-row table:style-name="ro2">
          <table:table-cell table:number-columns-repeated="16" table:style-name="ce20"/>
          <table:table-cell table:style-name="ce16"/>
          <table:table-cell table:number-columns-repeated="16367" table:style-name="ce22"/>
        </table:table-row>
        <table:table-row table:number-rows-repeated="1048562" table:style-name="ro1">
          <table:table-cell table:number-columns-repeated="16384"/>
        </table:table-row>
      </table:table>
      <table:table table:name="OTHER-EO-GROUPS" table:style-name="ta2">
        <table:table-column table:style-name="co19" table:default-cell-style-name="ce19"/>
        <table:table-column table:style-name="co20" table:number-columns-repeated="4" table:default-cell-style-name="ce19"/>
        <table:table-column table:style-name="co40" table:number-columns-repeated="5" table:default-cell-style-name="ce19" table:visibility="collapse"/>
        <table:table-column table:style-name="co50" table:default-cell-style-name="ce19"/>
        <table:table-column table:style-name="co77" table:default-cell-style-name="ce19"/>
        <table:table-column table:style-name="co70" table:default-cell-style-name="ce19"/>
        <table:table-column table:style-name="co14" table:number-columns-repeated="16371" table:default-cell-style-name="ce19"/>
        <table:table-row table:style-name="ro1">
          <table:table-cell office:value-type="string" table:style-name="ce22">
            <text:p>CRITERION ID</text:p>
          </table:table-cell>
          <table:table-cell office:value-type="string" table:style-name="ce22">
            <text:p>GROUP LEVEL 1</text:p>
          </table:table-cell>
          <table:table-cell office:value-type="string" table:style-name="ce22">
            <text:p>REQUIREMENTS LEVEL 1</text:p>
          </table:table-cell>
          <table:table-cell office:value-type="string" table:style-name="ce22">
            <text:p>SUBGROUP LEVEL 2</text:p>
          </table:table-cell>
          <table:table-cell office:value-type="string" table:style-name="ce22">
            <text:p>REQUIREMENTS LEVEL 2</text:p>
          </table:table-cell>
          <table:table-cell office:value-type="string" table:style-name="ce22">
            <text:p>SUBGROUP LEVEL 3</text:p>
          </table:table-cell>
          <table:table-cell office:value-type="string" table:style-name="ce22">
            <text:p>REQUIREMENTS LEVEL 3</text:p>
          </table:table-cell>
          <table:table-cell office:value-type="string" table:style-name="ce22">
            <text:p>SUBGROUP LEVEL 4</text:p>
          </table:table-cell>
          <table:table-cell office:value-type="string" table:style-name="ce22">
            <text:p>REQUIREMENTS LEVEL 4</text:p>
          </table:table-cell>
          <table:table-cell office:value-type="string" table:style-name="ce22">
            <text:p><text:s/></text:p>
          </table:table-cell>
          <table:table-cell table:style-name="ce22"/>
          <table:table-cell office:value-type="string" table:style-name="ce27">
            <text:p>ITEM ID</text:p>
          </table:table-cell>
          <table:table-cell office:value-type="string" table:style-name="ce27">
            <text:p>Criterion Code</text:p>
          </table:table-cell>
          <table:table-cell office:value-type="string" table:style-name="ce27">
            <text:p>Element UUID</text:p>
          </table:table-cell>
          <table:table-cell office:value-type="string" table:style-name="ce27">
            <text:p>Criterion/Requirement description</text:p>
          </table:table-cell>
          <table:table-cell office:value-type="string" table:style-name="ce27">
            <text:p>PI</text:p>
          </table:table-cell>
          <table:table-cell office:value-type="string" table:style-name="ce24">
            <text:p>Multiple instances possible?</text:p>
          </table:table-cell>
          <table:table-cell table:number-columns-repeated="16367" table:style-name="ce22"/>
        </table:table-row>
        <table:table-row table:style-name="ro1">
          <table:table-cell office:value-type="float" office:value="59" table:style-name="ce23">
            <text:p>59</text:p>
          </table:table-cell>
          <table:table-cell table:number-columns-repeated="10" table:style-name="ce23"/>
          <table:table-cell office:value-type="string" office:string-value="C59" table:formula="of:=CONCATENATE(IF([.A2]=&quot;&quot;;&quot;&quot;;CONCATENATE(&quot;C&quot;; [.A2]));IF([.B2]=&quot;&quot;;&quot;&quot;;CONCATENATE(&quot;/G&quot;;[.B2]));IF([.C2]=&quot;&quot;;&quot;&quot;;CONCATENATE(&quot;/R&quot;;[.C2])); IF([.D2]=&quot;&quot;;&quot;&quot;;CONCATENATE(&quot;/G&quot;;[.B2];&quot;.&quot;;[.D2])); IF([.E2]=&quot;&quot;;&quot;&quot;;CONCATENATE(&quot;/R&quot;;[.E2])); IF([.F2]=&quot;&quot;;&quot;&quot;;CONCATENATE(&quot;/G&quot;;[.B2];&quot;.&quot;;[.D2];&quot;.&quot;;[.F2])); IF([.G2]=&quot;&quot;;&quot;&quot;;CONCATENATE(&quot;/R&quot;;[.G2])); IF([.H2]=&quot;&quot;;&quot;&quot;;CONCATENATE(&quot;/G&quot;;[.B2];&quot;.&quot;;[.D2];&quot;.&quot;;[.F2];&quot;.&quot;;[.H2])); IF([.I2]=&quot;&quot;;&quot;&quot;;CONCATENATE(&quot;/R&quot;;[.I2]));IF([.J2]=&quot;&quot;;&quot;&quot;;CONCATENATE(&quot;/G&quot;;[.B2];&quot;.&quot;;[.D2];&quot;.&quot;;[.F2];&quot;.&quot;;[.H2]; &quot;.&quot;;[.J2])); IF([.K2]=&quot;&quot;;&quot;&quot;;CONCATENATE(&quot;/R&quot;;[.K2])))" table:style-name="ce23">
            <text:p>C59</text:p>
          </table:table-cell>
          <table:table-cell office:value-type="string" table:style-name="ce23">
            <text:p>CRITERION.OTHER.EO_DATA.TOGETHER_WITH_OTHERS</text:p>
          </table:table-cell>
          <table:table-cell office:value-type="string" table:style-name="ce23">
            <text:p>ee51100f-8e3e-40c9-8f8b-57d5a15be1f2</text:p>
          </table:table-cell>
          <table:table-cell office:value-type="string" table:style-name="ce23">
            <text:p>Is the economic operator participating in the procurement procedure together with others?</text:p>
          </table:table-cell>
          <table:table-cell table:style-name="ce23"/>
          <table:table-cell table:style-name="ce26"/>
          <table:table-cell table:number-columns-repeated="16367" table:style-name="ce21"/>
        </table:table-row>
        <table:table-row table:style-name="ro1">
          <table:table-cell office:value-type="float" office:value="59" table:style-name="ce21">
            <text:p>59</text:p>
          </table:table-cell>
          <table:table-cell office:value-type="float" office:value="1" table:style-name="ce22">
            <text:p>1</text:p>
          </table:table-cell>
          <table:table-cell table:number-columns-repeated="9" table:style-name="ce22"/>
          <table:table-cell office:value-type="string" office:string-value="C59/G1" table:formula="of:=CONCATENATE(IF([.A3]=&quot;&quot;;&quot;&quot;;CONCATENATE(&quot;C&quot;; [.A3]));IF([.B3]=&quot;&quot;;&quot;&quot;;CONCATENATE(&quot;/G&quot;;[.B3]));IF([.C3]=&quot;&quot;;&quot;&quot;;CONCATENATE(&quot;/R&quot;;[.C3])); IF([.D3]=&quot;&quot;;&quot;&quot;;CONCATENATE(&quot;/G&quot;;[.B3];&quot;.&quot;;[.D3])); IF([.E3]=&quot;&quot;;&quot;&quot;;CONCATENATE(&quot;/R&quot;;[.E3])); IF([.F3]=&quot;&quot;;&quot;&quot;;CONCATENATE(&quot;/G&quot;;[.B3];&quot;.&quot;;[.D3];&quot;.&quot;;[.F3])); IF([.G3]=&quot;&quot;;&quot;&quot;;CONCATENATE(&quot;/R&quot;;[.G3])); IF([.H3]=&quot;&quot;;&quot;&quot;;CONCATENATE(&quot;/G&quot;;[.B3];&quot;.&quot;;[.D3];&quot;.&quot;;[.F3];&quot;.&quot;;[.H3])); IF([.I3]=&quot;&quot;;&quot;&quot;;CONCATENATE(&quot;/R&quot;;[.I3]));IF([.J3]=&quot;&quot;;&quot;&quot;;CONCATENATE(&quot;/G&quot;;[.B3];&quot;.&quot;;[.D3];&quot;.&quot;;[.F3];&quot;.&quot;;[.H3]; &quot;.&quot;;[.J3])); IF([.K3]=&quot;&quot;;&quot;&quot;;CONCATENATE(&quot;/R&quot;;[.K3])))" table:style-name="ce22">
            <text:p>C59/G1</text:p>
          </table:table-cell>
          <table:table-cell office:value-type="string" table:style-name="ce22">
            <text:p>CRITERION.OTHER.EO_DATA.TOGETHER_WITH_OTHERS</text:p>
          </table:table-cell>
          <table:table-cell office:value-type="string" table:style-name="ce22">
            <text:p>d939f2c6-ba25-4dc4-889c-11d1853add19</text:p>
          </table:table-cell>
          <table:table-cell office:value-type="string" table:style-name="ce22">
            <text:p><text:s/></text:p>
          </table:table-cell>
          <table:table-cell table:style-name="ce22"/>
          <table:table-cell table:style-name="ce24"/>
          <table:table-cell table:number-columns-repeated="16367" table:style-name="ce22"/>
        </table:table-row>
        <table:table-row table:style-name="ro1">
          <table:table-cell office:value-type="float" office:value="59" table:style-name="ce21">
            <text:p>59</text:p>
          </table:table-cell>
          <table:table-cell office:value-type="float" office:value="1" table:style-name="ce22">
            <text:p>1</text:p>
          </table:table-cell>
          <table:table-cell office:value-type="float" office:value="1" table:style-name="ce22">
            <text:p>1</text:p>
          </table:table-cell>
          <table:table-cell table:number-columns-repeated="8" table:style-name="ce22"/>
          <table:table-cell office:value-type="string" office:string-value="C59/G1/R1" table:formula="of:=CONCATENATE(IF([.A4]=&quot;&quot;;&quot;&quot;;CONCATENATE(&quot;C&quot;; [.A4]));IF([.B4]=&quot;&quot;;&quot;&quot;;CONCATENATE(&quot;/G&quot;;[.B4]));IF([.C4]=&quot;&quot;;&quot;&quot;;CONCATENATE(&quot;/R&quot;;[.C4])); IF([.D4]=&quot;&quot;;&quot;&quot;;CONCATENATE(&quot;/G&quot;;[.B4];&quot;.&quot;;[.D4])); IF([.E4]=&quot;&quot;;&quot;&quot;;CONCATENATE(&quot;/R&quot;;[.E4])); IF([.F4]=&quot;&quot;;&quot;&quot;;CONCATENATE(&quot;/G&quot;;[.B4];&quot;.&quot;;[.D4];&quot;.&quot;;[.F4])); IF([.G4]=&quot;&quot;;&quot;&quot;;CONCATENATE(&quot;/R&quot;;[.G4])); IF([.H4]=&quot;&quot;;&quot;&quot;;CONCATENATE(&quot;/G&quot;;[.B4];&quot;.&quot;;[.D4];&quot;.&quot;;[.F4];&quot;.&quot;;[.H4])); IF([.I4]=&quot;&quot;;&quot;&quot;;CONCATENATE(&quot;/R&quot;;[.I4]));IF([.J4]=&quot;&quot;;&quot;&quot;;CONCATENATE(&quot;/G&quot;;[.B4];&quot;.&quot;;[.D4];&quot;.&quot;;[.F4];&quot;.&quot;;[.H4]; &quot;.&quot;;[.J4])); IF([.K4]=&quot;&quot;;&quot;&quot;;CONCATENATE(&quot;/R&quot;;[.K4])))" table:style-name="ce22">
            <text:p>C59/G1/R1</text:p>
          </table:table-cell>
          <table:table-cell office:value-type="string" table:style-name="ce22">
            <text:p>CRITERION.OTHER.EO_DATA.TOGETHER_WITH_OTHERS</text:p>
          </table:table-cell>
          <table:table-cell office:value-type="string" table:style-name="ce22">
            <text:p>7f18c64e-ae09-4646-9400-f3666d50af51</text:p>
          </table:table-cell>
          <table:table-cell office:value-type="string" table:style-name="ce22">
            <text:p>Your answer</text:p>
          </table:table-cell>
          <table:table-cell table:style-name="ce22"/>
          <table:table-cell table:style-name="ce24"/>
          <table:table-cell table:number-columns-repeated="16367" table:style-name="ce22"/>
        </table:table-row>
        <table:table-row table:style-name="ro1">
          <table:table-cell office:value-type="float" office:value="59" table:style-name="ce21">
            <text:p>59</text:p>
          </table:table-cell>
          <table:table-cell office:value-type="float" office:value="1" table:style-name="ce22">
            <text:p>1</text:p>
          </table:table-cell>
          <table:table-cell table:style-name="ce22"/>
          <table:table-cell office:value-type="float" office:value="1" table:style-name="ce22">
            <text:p>1</text:p>
          </table:table-cell>
          <table:table-cell table:number-columns-repeated="7" table:style-name="ce22"/>
          <table:table-cell office:value-type="string" office:string-value="C59/G1/G1.1" table:formula="of:=CONCATENATE(IF([.A5]=&quot;&quot;;&quot;&quot;;CONCATENATE(&quot;C&quot;; [.A5]));IF([.B5]=&quot;&quot;;&quot;&quot;;CONCATENATE(&quot;/G&quot;;[.B5]));IF([.C5]=&quot;&quot;;&quot;&quot;;CONCATENATE(&quot;/R&quot;;[.C5])); IF([.D5]=&quot;&quot;;&quot;&quot;;CONCATENATE(&quot;/G&quot;;[.B5];&quot;.&quot;;[.D5])); IF([.E5]=&quot;&quot;;&quot;&quot;;CONCATENATE(&quot;/R&quot;;[.E5])); IF([.F5]=&quot;&quot;;&quot;&quot;;CONCATENATE(&quot;/G&quot;;[.B5];&quot;.&quot;;[.D5];&quot;.&quot;;[.F5])); IF([.G5]=&quot;&quot;;&quot;&quot;;CONCATENATE(&quot;/R&quot;;[.G5])); IF([.H5]=&quot;&quot;;&quot;&quot;;CONCATENATE(&quot;/G&quot;;[.B5];&quot;.&quot;;[.D5];&quot;.&quot;;[.F5];&quot;.&quot;;[.H5])); IF([.I5]=&quot;&quot;;&quot;&quot;;CONCATENATE(&quot;/R&quot;;[.I5]));IF([.J5]=&quot;&quot;;&quot;&quot;;CONCATENATE(&quot;/G&quot;;[.B5];&quot;.&quot;;[.D5];&quot;.&quot;;[.F5];&quot;.&quot;;[.H5]; &quot;.&quot;;[.J5])); IF([.K5]=&quot;&quot;;&quot;&quot;;CONCATENATE(&quot;/R&quot;;[.K5])))" table:style-name="ce22">
            <text:p>C59/G1/G1.1</text:p>
          </table:table-cell>
          <table:table-cell office:value-type="string" table:style-name="ce22">
            <text:p>CRITERION.OTHER.EO_DATA.TOGETHER_WITH_OTHERS</text:p>
          </table:table-cell>
          <table:table-cell office:value-type="string" table:style-name="ce22">
            <text:p>f5663c5a-d311-4ae4-be14-1575754be5f2</text:p>
          </table:table-cell>
          <table:table-cell table:style-name="ce22"/>
          <table:table-cell office:value-type="string" table:style-name="ce22">
            <text:p>GROUP_FULFILLED.ON_TRUE</text:p>
          </table:table-cell>
          <table:table-cell table:style-name="ce24"/>
          <table:table-cell table:number-columns-repeated="16367" table:style-name="ce22"/>
        </table:table-row>
        <table:table-row table:style-name="ro1">
          <table:table-cell office:value-type="float" office:value="59" table:style-name="ce21">
            <text:p>59</text:p>
          </table:table-cell>
          <table:table-cell office:value-type="float" office:value="1" table:style-name="ce22">
            <text:p>1</text:p>
          </table:table-cell>
          <table:table-cell table:style-name="ce22"/>
          <table:table-cell office:value-type="float" office:value="1" table:style-name="ce22">
            <text:p>1</text:p>
          </table:table-cell>
          <table:table-cell office:value-type="float" office:value="1" table:style-name="ce22">
            <text:p>1</text:p>
          </table:table-cell>
          <table:table-cell table:number-columns-repeated="6" table:style-name="ce22"/>
          <table:table-cell office:value-type="string" office:string-value="C59/G1/G1.1/R1" table:formula="of:=CONCATENATE(IF([.A6]=&quot;&quot;;&quot;&quot;;CONCATENATE(&quot;C&quot;; [.A6]));IF([.B6]=&quot;&quot;;&quot;&quot;;CONCATENATE(&quot;/G&quot;;[.B6]));IF([.C6]=&quot;&quot;;&quot;&quot;;CONCATENATE(&quot;/R&quot;;[.C6])); IF([.D6]=&quot;&quot;;&quot;&quot;;CONCATENATE(&quot;/G&quot;;[.B6];&quot;.&quot;;[.D6])); IF([.E6]=&quot;&quot;;&quot;&quot;;CONCATENATE(&quot;/R&quot;;[.E6])); IF([.F6]=&quot;&quot;;&quot;&quot;;CONCATENATE(&quot;/G&quot;;[.B6];&quot;.&quot;;[.D6];&quot;.&quot;;[.F6])); IF([.G6]=&quot;&quot;;&quot;&quot;;CONCATENATE(&quot;/R&quot;;[.G6])); IF([.H6]=&quot;&quot;;&quot;&quot;;CONCATENATE(&quot;/G&quot;;[.B6];&quot;.&quot;;[.D6];&quot;.&quot;;[.F6];&quot;.&quot;;[.H6])); IF([.I6]=&quot;&quot;;&quot;&quot;;CONCATENATE(&quot;/R&quot;;[.I6]));IF([.J6]=&quot;&quot;;&quot;&quot;;CONCATENATE(&quot;/G&quot;;[.B6];&quot;.&quot;;[.D6];&quot;.&quot;;[.F6];&quot;.&quot;;[.H6]; &quot;.&quot;;[.J6])); IF([.K6]=&quot;&quot;;&quot;&quot;;CONCATENATE(&quot;/R&quot;;[.K6])))" table:style-name="ce22">
            <text:p>C59/G1/G1.1/R1</text:p>
          </table:table-cell>
          <table:table-cell office:value-type="string" table:style-name="ce22">
            <text:p>CRITERION.OTHER.EO_DATA.TOGETHER_WITH_OTHERS</text:p>
          </table:table-cell>
          <table:table-cell office:value-type="string" table:style-name="ce22">
            <text:p>907fd62b-02f1-452c-81a8-785bedb0c536</text:p>
          </table:table-cell>
          <table:table-cell office:value-type="string" table:style-name="ce22">
            <text:p>a) Please indicate the role of the economic operator in the group (leader, responsible for specific tasks...):</text:p>
          </table:table-cell>
          <table:table-cell table:style-name="ce22"/>
          <table:table-cell table:style-name="ce24"/>
          <table:table-cell table:number-columns-repeated="16367" table:style-name="ce22"/>
        </table:table-row>
        <table:table-row table:style-name="ro1">
          <table:table-cell office:value-type="float" office:value="59" table:style-name="ce21">
            <text:p>59</text:p>
          </table:table-cell>
          <table:table-cell office:value-type="float" office:value="1" table:style-name="ce22">
            <text:p>1</text:p>
          </table:table-cell>
          <table:table-cell table:style-name="ce22"/>
          <table:table-cell office:value-type="float" office:value="1" table:style-name="ce22">
            <text:p>1</text:p>
          </table:table-cell>
          <table:table-cell office:value-type="float" office:value="2" table:style-name="ce22">
            <text:p>2</text:p>
          </table:table-cell>
          <table:table-cell table:number-columns-repeated="6" table:style-name="ce22"/>
          <table:table-cell office:value-type="string" office:string-value="C59/G1/G1.1/R2" table:formula="of:=CONCATENATE(IF([.A7]=&quot;&quot;;&quot;&quot;;CONCATENATE(&quot;C&quot;; [.A7]));IF([.B7]=&quot;&quot;;&quot;&quot;;CONCATENATE(&quot;/G&quot;;[.B7]));IF([.C7]=&quot;&quot;;&quot;&quot;;CONCATENATE(&quot;/R&quot;;[.C7])); IF([.D7]=&quot;&quot;;&quot;&quot;;CONCATENATE(&quot;/G&quot;;[.B7];&quot;.&quot;;[.D7])); IF([.E7]=&quot;&quot;;&quot;&quot;;CONCATENATE(&quot;/R&quot;;[.E7])); IF([.F7]=&quot;&quot;;&quot;&quot;;CONCATENATE(&quot;/G&quot;;[.B7];&quot;.&quot;;[.D7];&quot;.&quot;;[.F7])); IF([.G7]=&quot;&quot;;&quot;&quot;;CONCATENATE(&quot;/R&quot;;[.G7])); IF([.H7]=&quot;&quot;;&quot;&quot;;CONCATENATE(&quot;/G&quot;;[.B7];&quot;.&quot;;[.D7];&quot;.&quot;;[.F7];&quot;.&quot;;[.H7])); IF([.I7]=&quot;&quot;;&quot;&quot;;CONCATENATE(&quot;/R&quot;;[.I7]));IF([.J7]=&quot;&quot;;&quot;&quot;;CONCATENATE(&quot;/G&quot;;[.B7];&quot;.&quot;;[.D7];&quot;.&quot;;[.F7];&quot;.&quot;;[.H7]; &quot;.&quot;;[.J7])); IF([.K7]=&quot;&quot;;&quot;&quot;;CONCATENATE(&quot;/R&quot;;[.K7])))" table:style-name="ce22">
            <text:p>C59/G1/G1.1/R2</text:p>
          </table:table-cell>
          <table:table-cell office:value-type="string" table:style-name="ce22">
            <text:p>CRITERION.OTHER.EO_DATA.TOGETHER_WITH_OTHERS</text:p>
          </table:table-cell>
          <table:table-cell office:value-type="string" table:style-name="ce22">
            <text:p>7c267f95-a3a7-49ef-abd9-e121dcd641a9</text:p>
          </table:table-cell>
          <table:table-cell office:value-type="string" table:style-name="ce22">
            <text:p>b) Please identify the other economic operators participating in the procurement procedure together:</text:p>
          </table:table-cell>
          <table:table-cell table:style-name="ce22"/>
          <table:table-cell table:style-name="ce24"/>
          <table:table-cell table:number-columns-repeated="16367" table:style-name="ce22"/>
        </table:table-row>
        <table:table-row table:style-name="ro1">
          <table:table-cell office:value-type="float" office:value="59" table:style-name="ce21">
            <text:p>59</text:p>
          </table:table-cell>
          <table:table-cell office:value-type="float" office:value="1" table:style-name="ce22">
            <text:p>1</text:p>
          </table:table-cell>
          <table:table-cell table:style-name="ce22"/>
          <table:table-cell office:value-type="float" office:value="1" table:style-name="ce22">
            <text:p>1</text:p>
          </table:table-cell>
          <table:table-cell office:value-type="float" office:value="3" table:style-name="ce22">
            <text:p>3</text:p>
          </table:table-cell>
          <table:table-cell table:number-columns-repeated="6" table:style-name="ce22"/>
          <table:table-cell office:value-type="string" office:string-value="C59/G1/G1.1/R3" table:formula="of:=CONCATENATE(IF([.A8]=&quot;&quot;;&quot;&quot;;CONCATENATE(&quot;C&quot;; [.A8]));IF([.B8]=&quot;&quot;;&quot;&quot;;CONCATENATE(&quot;/G&quot;;[.B8]));IF([.C8]=&quot;&quot;;&quot;&quot;;CONCATENATE(&quot;/R&quot;;[.C8])); IF([.D8]=&quot;&quot;;&quot;&quot;;CONCATENATE(&quot;/G&quot;;[.B8];&quot;.&quot;;[.D8])); IF([.E8]=&quot;&quot;;&quot;&quot;;CONCATENATE(&quot;/R&quot;;[.E8])); IF([.F8]=&quot;&quot;;&quot;&quot;;CONCATENATE(&quot;/G&quot;;[.B8];&quot;.&quot;;[.D8];&quot;.&quot;;[.F8])); IF([.G8]=&quot;&quot;;&quot;&quot;;CONCATENATE(&quot;/R&quot;;[.G8])); IF([.H8]=&quot;&quot;;&quot;&quot;;CONCATENATE(&quot;/G&quot;;[.B8];&quot;.&quot;;[.D8];&quot;.&quot;;[.F8];&quot;.&quot;;[.H8])); IF([.I8]=&quot;&quot;;&quot;&quot;;CONCATENATE(&quot;/R&quot;;[.I8]));IF([.J8]=&quot;&quot;;&quot;&quot;;CONCATENATE(&quot;/G&quot;;[.B8];&quot;.&quot;;[.D8];&quot;.&quot;;[.F8];&quot;.&quot;;[.H8]; &quot;.&quot;;[.J8])); IF([.K8]=&quot;&quot;;&quot;&quot;;CONCATENATE(&quot;/R&quot;;[.K8])))" table:style-name="ce22">
            <text:p>C59/G1/G1.1/R3</text:p>
          </table:table-cell>
          <table:table-cell office:value-type="string" table:style-name="ce22">
            <text:p>CRITERION.OTHER.EO_DATA.TOGETHER_WITH_OTHERS</text:p>
          </table:table-cell>
          <table:table-cell office:value-type="string" table:style-name="ce22">
            <text:p>96f38793-4469-4153-aba6-c613282cdbdc</text:p>
          </table:table-cell>
          <table:table-cell office:value-type="string" table:style-name="ce22">
            <text:p>c) Where applicable, name of the participating group:</text:p>
          </table:table-cell>
          <table:table-cell table:style-name="ce22"/>
          <table:table-cell table:style-name="ce24"/>
          <table:table-cell table:number-columns-repeated="16367" table:style-name="ce22"/>
        </table:table-row>
        <table:table-row table:style-name="ro2">
          <table:table-cell table:number-columns-repeated="16" table:style-name="ce20"/>
          <table:table-cell table:style-name="ce16"/>
          <table:table-cell table:number-columns-repeated="16367" table:style-name="ce22"/>
        </table:table-row>
        <table:table-row table:number-rows-repeated="1048567" table:style-name="ro1">
          <table:table-cell table:number-columns-repeated="16384"/>
        </table:table-row>
      </table:table>
      <table:table table:name="OTHER-EO-RELIED_ON-ENTITIES" table:style-name="ta1">
        <table:table-column table:style-name="co19" table:default-cell-style-name="ce19"/>
        <table:table-column table:style-name="co20" table:number-columns-repeated="2" table:default-cell-style-name="ce19"/>
        <table:table-column table:style-name="co60" table:default-cell-style-name="ce19"/>
        <table:table-column table:style-name="co40" table:number-columns-repeated="6" table:default-cell-style-name="ce19" table:visibility="collapse"/>
        <table:table-column table:style-name="co58" table:default-cell-style-name="ce19"/>
        <table:table-column table:style-name="co14" table:default-cell-style-name="ce19"/>
        <table:table-column table:style-name="co78" table:default-cell-style-name="ce19"/>
        <table:table-column table:style-name="co14" table:number-columns-repeated="16371" table:default-cell-style-name="ce19"/>
        <table:table-row table:style-name="ro1">
          <table:table-cell office:value-type="string" table:style-name="ce22">
            <text:p>CRITERION ID</text:p>
          </table:table-cell>
          <table:table-cell office:value-type="string" table:style-name="ce22">
            <text:p>GROUP LEVEL 1</text:p>
          </table:table-cell>
          <table:table-cell office:value-type="string" table:style-name="ce22">
            <text:p>REQUIREMENTS LEVEL 1</text:p>
          </table:table-cell>
          <table:table-cell office:value-type="string" table:style-name="ce22">
            <text:p>SUBGROUP LEVEL 2</text:p>
          </table:table-cell>
          <table:table-cell office:value-type="string" table:style-name="ce22">
            <text:p>REQUIREMENTS LEVEL 2</text:p>
          </table:table-cell>
          <table:table-cell office:value-type="string" table:style-name="ce22">
            <text:p>SUBGROUP LEVEL 3</text:p>
          </table:table-cell>
          <table:table-cell office:value-type="string" table:style-name="ce22">
            <text:p>REQUIREMENTS LEVEL 3</text:p>
          </table:table-cell>
          <table:table-cell office:value-type="string" table:style-name="ce22">
            <text:p>SUBGROUP LEVEL 4</text:p>
          </table:table-cell>
          <table:table-cell office:value-type="string" table:style-name="ce22">
            <text:p>REQUIREMENTS LEVEL 4</text:p>
          </table:table-cell>
          <table:table-cell office:value-type="string" table:style-name="ce22">
            <text:p><text:s/></text:p>
          </table:table-cell>
          <table:table-cell table:style-name="ce22"/>
          <table:table-cell office:value-type="string" table:style-name="ce27">
            <text:p>ITEM ID</text:p>
          </table:table-cell>
          <table:table-cell office:value-type="string" table:style-name="ce27">
            <text:p>Criterion Code</text:p>
          </table:table-cell>
          <table:table-cell office:value-type="string" table:style-name="ce27">
            <text:p>Element UUID</text:p>
          </table:table-cell>
          <table:table-cell office:value-type="string" table:style-name="ce27">
            <text:p>Criterion/Requirement description</text:p>
          </table:table-cell>
          <table:table-cell office:value-type="string" table:style-name="ce27">
            <text:p>PI</text:p>
          </table:table-cell>
          <table:table-cell office:value-type="string" table:style-name="ce24">
            <text:p>Multiple instances possible?</text:p>
          </table:table-cell>
          <table:table-cell table:number-columns-repeated="16367" table:style-name="ce22"/>
        </table:table-row>
        <table:table-row table:style-name="ro1">
          <table:table-cell office:value-type="float" office:value="60" table:style-name="ce23">
            <text:p>60</text:p>
          </table:table-cell>
          <table:table-cell table:number-columns-repeated="10" table:style-name="ce23"/>
          <table:table-cell office:value-type="string" office:string-value="C60" table:formula="of:=CONCATENATE(IF([.A2]=&quot;&quot;;&quot;&quot;;CONCATENATE(&quot;C&quot;; [.A2]));IF([.B2]=&quot;&quot;;&quot;&quot;;CONCATENATE(&quot;/G&quot;;[.B2]));IF([.C2]=&quot;&quot;;&quot;&quot;;CONCATENATE(&quot;/R&quot;;[.C2])); IF([.D2]=&quot;&quot;;&quot;&quot;;CONCATENATE(&quot;/G&quot;;[.B2];&quot;.&quot;;[.D2])); IF([.E2]=&quot;&quot;;&quot;&quot;;CONCATENATE(&quot;/R&quot;;[.E2])); IF([.F2]=&quot;&quot;;&quot;&quot;;CONCATENATE(&quot;/G&quot;;[.B2];&quot;.&quot;;[.D2];&quot;.&quot;;[.F2])); IF([.G2]=&quot;&quot;;&quot;&quot;;CONCATENATE(&quot;/R&quot;;[.G2])); IF([.H2]=&quot;&quot;;&quot;&quot;;CONCATENATE(&quot;/G&quot;;[.B2];&quot;.&quot;;[.D2];&quot;.&quot;;[.F2];&quot;.&quot;;[.H2])); IF([.I2]=&quot;&quot;;&quot;&quot;;CONCATENATE(&quot;/R&quot;;[.I2]));IF([.J2]=&quot;&quot;;&quot;&quot;;CONCATENATE(&quot;/G&quot;;[.B2];&quot;.&quot;;[.D2];&quot;.&quot;;[.F2];&quot;.&quot;;[.H2]; &quot;.&quot;;[.J2])); IF([.K2]=&quot;&quot;;&quot;&quot;;CONCATENATE(&quot;/R&quot;;[.K2])))" table:style-name="ce23">
            <text:p>C60</text:p>
          </table:table-cell>
          <table:table-cell office:value-type="string" table:style-name="ce23">
            <text:p>CRITERION.OTHER.EO_DATA.RELIES_ON_OTHER_CAPACITIES</text:p>
          </table:table-cell>
          <table:table-cell office:value-type="string" table:style-name="ce23">
            <text:p>0d62c6ed-f074-4fcf-8e9f-f691351d52ad</text:p>
          </table:table-cell>
          <table:table-cell office:value-type="string" table:style-name="ce23">
            <text:p>Does the economic operator rely on the capacities of other entities in order to meet the selection criteria set out under Part IV and the criteria and rules (if any) set out under Part V below?</text:p>
          </table:table-cell>
          <table:table-cell table:style-name="ce23"/>
          <table:table-cell table:style-name="ce26"/>
          <table:table-cell table:number-columns-repeated="16367" table:style-name="ce21"/>
        </table:table-row>
        <table:table-row table:style-name="ro1">
          <table:table-cell office:value-type="float" office:value="60" table:style-name="ce21">
            <text:p>60</text:p>
          </table:table-cell>
          <table:table-cell office:value-type="float" office:value="1" table:style-name="ce22">
            <text:p>1</text:p>
          </table:table-cell>
          <table:table-cell table:number-columns-repeated="9" table:style-name="ce22"/>
          <table:table-cell office:value-type="string" office:string-value="C60/G1" table:formula="of:=CONCATENATE(IF([.A3]=&quot;&quot;;&quot;&quot;;CONCATENATE(&quot;C&quot;; [.A3]));IF([.B3]=&quot;&quot;;&quot;&quot;;CONCATENATE(&quot;/G&quot;;[.B3]));IF([.C3]=&quot;&quot;;&quot;&quot;;CONCATENATE(&quot;/R&quot;;[.C3])); IF([.D3]=&quot;&quot;;&quot;&quot;;CONCATENATE(&quot;/G&quot;;[.B3];&quot;.&quot;;[.D3])); IF([.E3]=&quot;&quot;;&quot;&quot;;CONCATENATE(&quot;/R&quot;;[.E3])); IF([.F3]=&quot;&quot;;&quot;&quot;;CONCATENATE(&quot;/G&quot;;[.B3];&quot;.&quot;;[.D3];&quot;.&quot;;[.F3])); IF([.G3]=&quot;&quot;;&quot;&quot;;CONCATENATE(&quot;/R&quot;;[.G3])); IF([.H3]=&quot;&quot;;&quot;&quot;;CONCATENATE(&quot;/G&quot;;[.B3];&quot;.&quot;;[.D3];&quot;.&quot;;[.F3];&quot;.&quot;;[.H3])); IF([.I3]=&quot;&quot;;&quot;&quot;;CONCATENATE(&quot;/R&quot;;[.I3]));IF([.J3]=&quot;&quot;;&quot;&quot;;CONCATENATE(&quot;/G&quot;;[.B3];&quot;.&quot;;[.D3];&quot;.&quot;;[.F3];&quot;.&quot;;[.H3]; &quot;.&quot;;[.J3])); IF([.K3]=&quot;&quot;;&quot;&quot;;CONCATENATE(&quot;/R&quot;;[.K3])))" table:style-name="ce22">
            <text:p>C60/G1</text:p>
          </table:table-cell>
          <table:table-cell office:value-type="string" table:style-name="ce22">
            <text:p>CRITERION.OTHER.EO_DATA.RELIES_ON_OTHER_CAPACITIES</text:p>
          </table:table-cell>
          <table:table-cell office:value-type="string" table:style-name="ce22">
            <text:p>e688f7d6-dcef-4726-bc61-052e63ead60f</text:p>
          </table:table-cell>
          <table:table-cell table:number-columns-repeated="2" table:style-name="ce22"/>
          <table:table-cell table:style-name="ce24"/>
          <table:table-cell table:number-columns-repeated="16367" table:style-name="ce22"/>
        </table:table-row>
        <table:table-row table:style-name="ro1">
          <table:table-cell office:value-type="float" office:value="60" table:style-name="ce21">
            <text:p>60</text:p>
          </table:table-cell>
          <table:table-cell office:value-type="float" office:value="1" table:style-name="ce22">
            <text:p>1</text:p>
          </table:table-cell>
          <table:table-cell office:value-type="float" office:value="1" table:style-name="ce22">
            <text:p>1</text:p>
          </table:table-cell>
          <table:table-cell table:number-columns-repeated="8" table:style-name="ce22"/>
          <table:table-cell office:value-type="string" office:string-value="C60/G1/R1" table:formula="of:=CONCATENATE(IF([.A4]=&quot;&quot;;&quot;&quot;;CONCATENATE(&quot;C&quot;; [.A4]));IF([.B4]=&quot;&quot;;&quot;&quot;;CONCATENATE(&quot;/G&quot;;[.B4]));IF([.C4]=&quot;&quot;;&quot;&quot;;CONCATENATE(&quot;/R&quot;;[.C4])); IF([.D4]=&quot;&quot;;&quot;&quot;;CONCATENATE(&quot;/G&quot;;[.B4];&quot;.&quot;;[.D4])); IF([.E4]=&quot;&quot;;&quot;&quot;;CONCATENATE(&quot;/R&quot;;[.E4])); IF([.F4]=&quot;&quot;;&quot;&quot;;CONCATENATE(&quot;/G&quot;;[.B4];&quot;.&quot;;[.D4];&quot;.&quot;;[.F4])); IF([.G4]=&quot;&quot;;&quot;&quot;;CONCATENATE(&quot;/R&quot;;[.G4])); IF([.H4]=&quot;&quot;;&quot;&quot;;CONCATENATE(&quot;/G&quot;;[.B4];&quot;.&quot;;[.D4];&quot;.&quot;;[.F4];&quot;.&quot;;[.H4])); IF([.I4]=&quot;&quot;;&quot;&quot;;CONCATENATE(&quot;/R&quot;;[.I4]));IF([.J4]=&quot;&quot;;&quot;&quot;;CONCATENATE(&quot;/G&quot;;[.B4];&quot;.&quot;;[.D4];&quot;.&quot;;[.F4];&quot;.&quot;;[.H4]; &quot;.&quot;;[.J4])); IF([.K4]=&quot;&quot;;&quot;&quot;;CONCATENATE(&quot;/R&quot;;[.K4])))" table:style-name="ce22">
            <text:p>C60/G1/R1</text:p>
          </table:table-cell>
          <table:table-cell office:value-type="string" table:style-name="ce22">
            <text:p>CRITERION.OTHER.EO_DATA.RELIES_ON_OTHER_CAPACITIES</text:p>
          </table:table-cell>
          <table:table-cell office:value-type="string" table:style-name="ce22">
            <text:p>7f18c64e-ae09-4646-9400-f3666d50af51</text:p>
          </table:table-cell>
          <table:table-cell office:value-type="string" table:style-name="ce22">
            <text:p>Your answer</text:p>
          </table:table-cell>
          <table:table-cell table:style-name="ce22"/>
          <table:table-cell table:style-name="ce24"/>
          <table:table-cell table:number-columns-repeated="16367" table:style-name="ce22"/>
        </table:table-row>
        <table:table-row table:style-name="ro2">
          <table:table-cell table:number-columns-repeated="16" table:style-name="ce20"/>
          <table:table-cell table:style-name="ce16"/>
          <table:table-cell table:number-columns-repeated="16367" table:style-name="ce22"/>
        </table:table-row>
        <table:table-row table:number-rows-repeated="1048571" table:style-name="ro1">
          <table:table-cell table:number-columns-repeated="16384"/>
        </table:table-row>
      </table:table>
      <table:table table:name="OTHER-EO-NOT_RELIED_ON-ENTITIES" table:style-name="ta2">
        <table:table-column table:style-name="co64" table:number-columns-repeated="11" table:default-cell-style-name="ce19"/>
        <table:table-column table:style-name="co14" table:default-cell-style-name="ce19"/>
        <table:table-column table:style-name="co79" table:default-cell-style-name="ce19"/>
        <table:table-column table:style-name="co14" table:number-columns-repeated="16371" table:default-cell-style-name="ce19"/>
        <table:table-row table:style-name="ro1">
          <table:table-cell office:value-type="string" table:style-name="ce22">
            <text:p>CRITERION ID</text:p>
          </table:table-cell>
          <table:table-cell office:value-type="string" table:style-name="ce22">
            <text:p>GROUP LEVEL 1</text:p>
          </table:table-cell>
          <table:table-cell office:value-type="string" table:style-name="ce22">
            <text:p>REQUIREMENTS LEVEL 1</text:p>
          </table:table-cell>
          <table:table-cell office:value-type="string" table:style-name="ce22">
            <text:p>SUBGROUP LEVEL 2</text:p>
          </table:table-cell>
          <table:table-cell office:value-type="string" table:style-name="ce22">
            <text:p>REQUIREMENTS LEVEL 2</text:p>
          </table:table-cell>
          <table:table-cell office:value-type="string" table:style-name="ce22">
            <text:p>SUBGROUP LEVEL 3</text:p>
          </table:table-cell>
          <table:table-cell office:value-type="string" table:style-name="ce22">
            <text:p>REQUIREMENTS LEVEL 3</text:p>
          </table:table-cell>
          <table:table-cell office:value-type="string" table:style-name="ce22">
            <text:p>SUBGROUP LEVEL 4</text:p>
          </table:table-cell>
          <table:table-cell office:value-type="string" table:style-name="ce22">
            <text:p>REQUIREMENTS LEVEL 4</text:p>
          </table:table-cell>
          <table:table-cell office:value-type="string" table:style-name="ce22">
            <text:p><text:s/></text:p>
          </table:table-cell>
          <table:table-cell table:style-name="ce22"/>
          <table:table-cell office:value-type="string" table:style-name="ce27">
            <text:p>ITEM ID</text:p>
          </table:table-cell>
          <table:table-cell office:value-type="string" table:style-name="ce27">
            <text:p>Criterion Code</text:p>
          </table:table-cell>
          <table:table-cell office:value-type="string" table:style-name="ce27">
            <text:p>Element UUID</text:p>
          </table:table-cell>
          <table:table-cell office:value-type="string" table:style-name="ce27">
            <text:p>Criterion/Requirement description</text:p>
          </table:table-cell>
          <table:table-cell office:value-type="string" table:style-name="ce27">
            <text:p>PI</text:p>
          </table:table-cell>
          <table:table-cell office:value-type="string" table:style-name="ce24">
            <text:p>Multiple instances possible?</text:p>
          </table:table-cell>
          <table:table-cell table:number-columns-repeated="16367" table:style-name="ce22"/>
        </table:table-row>
        <table:table-row table:style-name="ro1">
          <table:table-cell office:value-type="float" office:value="61" table:style-name="ce23">
            <text:p>61</text:p>
          </table:table-cell>
          <table:table-cell table:number-columns-repeated="10" table:style-name="ce23"/>
          <table:table-cell office:value-type="string" office:string-value="C61" table:formula="of:=CONCATENATE(IF([.A2]=&quot;&quot;;&quot;&quot;;CONCATENATE(&quot;C&quot;; [.A2]));IF([.B2]=&quot;&quot;;&quot;&quot;;CONCATENATE(&quot;/G&quot;;[.B2]));IF([.C2]=&quot;&quot;;&quot;&quot;;CONCATENATE(&quot;/R&quot;;[.C2])); IF([.D2]=&quot;&quot;;&quot;&quot;;CONCATENATE(&quot;/G&quot;;[.B2];&quot;.&quot;;[.D2])); IF([.E2]=&quot;&quot;;&quot;&quot;;CONCATENATE(&quot;/R&quot;;[.E2])); IF([.F2]=&quot;&quot;;&quot;&quot;;CONCATENATE(&quot;/G&quot;;[.B2];&quot;.&quot;;[.D2];&quot;.&quot;;[.F2])); IF([.G2]=&quot;&quot;;&quot;&quot;;CONCATENATE(&quot;/R&quot;;[.G2])); IF([.H2]=&quot;&quot;;&quot;&quot;;CONCATENATE(&quot;/G&quot;;[.B2];&quot;.&quot;;[.D2];&quot;.&quot;;[.F2];&quot;.&quot;;[.H2])); IF([.I2]=&quot;&quot;;&quot;&quot;;CONCATENATE(&quot;/R&quot;;[.I2]));IF([.J2]=&quot;&quot;;&quot;&quot;;CONCATENATE(&quot;/G&quot;;[.B2];&quot;.&quot;;[.D2];&quot;.&quot;;[.F2];&quot;.&quot;;[.H2]; &quot;.&quot;;[.J2])); IF([.K2]=&quot;&quot;;&quot;&quot;;CONCATENATE(&quot;/R&quot;;[.K2])))" table:style-name="ce23">
            <text:p>C61</text:p>
          </table:table-cell>
          <table:table-cell office:value-type="string" table:style-name="ce23">
            <text:p>CRITERION.OTHER.EO_DATA.SUBCONTRACTS_WITH_THIRD_PARTIES</text:p>
          </table:table-cell>
          <table:table-cell office:value-type="string" table:style-name="ce23">
            <text:p>72c0c4b1-ca50-4667-9487-461f3eed4ed7</text:p>
          </table:table-cell>
          <table:table-cell office:value-type="string" table:style-name="ce23">
            <text:p>Does the economic operator intend to subcontract any share of the contract to third parties?</text:p>
          </table:table-cell>
          <table:table-cell table:style-name="ce23"/>
          <table:table-cell table:style-name="ce26"/>
          <table:table-cell table:number-columns-repeated="16367" table:style-name="ce21"/>
        </table:table-row>
        <table:table-row table:style-name="ro1">
          <table:table-cell office:value-type="float" office:value="61" table:style-name="ce21">
            <text:p>61</text:p>
          </table:table-cell>
          <table:table-cell office:value-type="float" office:value="1" table:style-name="ce22">
            <text:p>1</text:p>
          </table:table-cell>
          <table:table-cell table:number-columns-repeated="9" table:style-name="ce22"/>
          <table:table-cell office:value-type="string" office:string-value="C61/G1" table:formula="of:=CONCATENATE(IF([.A3]=&quot;&quot;;&quot;&quot;;CONCATENATE(&quot;C&quot;; [.A3]));IF([.B3]=&quot;&quot;;&quot;&quot;;CONCATENATE(&quot;/G&quot;;[.B3]));IF([.C3]=&quot;&quot;;&quot;&quot;;CONCATENATE(&quot;/R&quot;;[.C3])); IF([.D3]=&quot;&quot;;&quot;&quot;;CONCATENATE(&quot;/G&quot;;[.B3];&quot;.&quot;;[.D3])); IF([.E3]=&quot;&quot;;&quot;&quot;;CONCATENATE(&quot;/R&quot;;[.E3])); IF([.F3]=&quot;&quot;;&quot;&quot;;CONCATENATE(&quot;/G&quot;;[.B3];&quot;.&quot;;[.D3];&quot;.&quot;;[.F3])); IF([.G3]=&quot;&quot;;&quot;&quot;;CONCATENATE(&quot;/R&quot;;[.G3])); IF([.H3]=&quot;&quot;;&quot;&quot;;CONCATENATE(&quot;/G&quot;;[.B3];&quot;.&quot;;[.D3];&quot;.&quot;;[.F3];&quot;.&quot;;[.H3])); IF([.I3]=&quot;&quot;;&quot;&quot;;CONCATENATE(&quot;/R&quot;;[.I3]));IF([.J3]=&quot;&quot;;&quot;&quot;;CONCATENATE(&quot;/G&quot;;[.B3];&quot;.&quot;;[.D3];&quot;.&quot;;[.F3];&quot;.&quot;;[.H3]; &quot;.&quot;;[.J3])); IF([.K3]=&quot;&quot;;&quot;&quot;;CONCATENATE(&quot;/R&quot;;[.K3])))" table:style-name="ce22">
            <text:p>C61/G1</text:p>
          </table:table-cell>
          <table:table-cell office:value-type="string" table:style-name="ce22">
            <text:p>CRITERION.OTHER.EO_DATA.SUBCONTRACTS_WITH_THIRD_PARTIES</text:p>
          </table:table-cell>
          <table:table-cell office:value-type="string" table:style-name="ce22">
            <text:p>d5fe5a71-7fd3-4910-b6f4-5cd2a4d23524</text:p>
          </table:table-cell>
          <table:table-cell table:number-columns-repeated="2" table:style-name="ce22"/>
          <table:table-cell table:style-name="ce24"/>
          <table:table-cell table:number-columns-repeated="16367" table:style-name="ce22"/>
        </table:table-row>
        <table:table-row table:style-name="ro1">
          <table:table-cell office:value-type="float" office:value="61" table:style-name="ce21">
            <text:p>61</text:p>
          </table:table-cell>
          <table:table-cell office:value-type="float" office:value="1" table:style-name="ce22">
            <text:p>1</text:p>
          </table:table-cell>
          <table:table-cell office:value-type="float" office:value="1" table:style-name="ce22">
            <text:p>1</text:p>
          </table:table-cell>
          <table:table-cell table:number-columns-repeated="8" table:style-name="ce22"/>
          <table:table-cell office:value-type="string" office:string-value="C61/G1/R1" table:formula="of:=CONCATENATE(IF([.A4]=&quot;&quot;;&quot;&quot;;CONCATENATE(&quot;C&quot;; [.A4]));IF([.B4]=&quot;&quot;;&quot;&quot;;CONCATENATE(&quot;/G&quot;;[.B4]));IF([.C4]=&quot;&quot;;&quot;&quot;;CONCATENATE(&quot;/R&quot;;[.C4])); IF([.D4]=&quot;&quot;;&quot;&quot;;CONCATENATE(&quot;/G&quot;;[.B4];&quot;.&quot;;[.D4])); IF([.E4]=&quot;&quot;;&quot;&quot;;CONCATENATE(&quot;/R&quot;;[.E4])); IF([.F4]=&quot;&quot;;&quot;&quot;;CONCATENATE(&quot;/G&quot;;[.B4];&quot;.&quot;;[.D4];&quot;.&quot;;[.F4])); IF([.G4]=&quot;&quot;;&quot;&quot;;CONCATENATE(&quot;/R&quot;;[.G4])); IF([.H4]=&quot;&quot;;&quot;&quot;;CONCATENATE(&quot;/G&quot;;[.B4];&quot;.&quot;;[.D4];&quot;.&quot;;[.F4];&quot;.&quot;;[.H4])); IF([.I4]=&quot;&quot;;&quot;&quot;;CONCATENATE(&quot;/R&quot;;[.I4]));IF([.J4]=&quot;&quot;;&quot;&quot;;CONCATENATE(&quot;/G&quot;;[.B4];&quot;.&quot;;[.D4];&quot;.&quot;;[.F4];&quot;.&quot;;[.H4]; &quot;.&quot;;[.J4])); IF([.K4]=&quot;&quot;;&quot;&quot;;CONCATENATE(&quot;/R&quot;;[.K4])))" table:style-name="ce22">
            <text:p>C61/G1/R1</text:p>
          </table:table-cell>
          <table:table-cell office:value-type="string" table:style-name="ce22">
            <text:p>CRITERION.OTHER.EO_DATA.SUBCONTRACTS_WITH_THIRD_PARTIES</text:p>
          </table:table-cell>
          <table:table-cell office:value-type="string" table:style-name="ce22">
            <text:p>7f18c64e-ae09-4646-9400-f3666d50af51</text:p>
          </table:table-cell>
          <table:table-cell office:value-type="string" table:style-name="ce22">
            <text:p>Your answer</text:p>
          </table:table-cell>
          <table:table-cell table:style-name="ce22"/>
          <table:table-cell table:style-name="ce24"/>
          <table:table-cell table:number-columns-repeated="16367" table:style-name="ce22"/>
        </table:table-row>
        <table:table-row table:style-name="ro1">
          <table:table-cell office:value-type="float" office:value="61" table:style-name="ce21">
            <text:p>61</text:p>
          </table:table-cell>
          <table:table-cell office:value-type="float" office:value="1" table:style-name="ce22">
            <text:p>1</text:p>
          </table:table-cell>
          <table:table-cell table:style-name="ce22"/>
          <table:table-cell office:value-type="float" office:value="1" table:style-name="ce22">
            <text:p>1</text:p>
          </table:table-cell>
          <table:table-cell table:number-columns-repeated="7" table:style-name="ce22"/>
          <table:table-cell office:value-type="string" office:string-value="C61/G1/G1.1" table:formula="of:=CONCATENATE(IF([.A5]=&quot;&quot;;&quot;&quot;;CONCATENATE(&quot;C&quot;; [.A5]));IF([.B5]=&quot;&quot;;&quot;&quot;;CONCATENATE(&quot;/G&quot;;[.B5]));IF([.C5]=&quot;&quot;;&quot;&quot;;CONCATENATE(&quot;/R&quot;;[.C5])); IF([.D5]=&quot;&quot;;&quot;&quot;;CONCATENATE(&quot;/G&quot;;[.B5];&quot;.&quot;;[.D5])); IF([.E5]=&quot;&quot;;&quot;&quot;;CONCATENATE(&quot;/R&quot;;[.E5])); IF([.F5]=&quot;&quot;;&quot;&quot;;CONCATENATE(&quot;/G&quot;;[.B5];&quot;.&quot;;[.D5];&quot;.&quot;;[.F5])); IF([.G5]=&quot;&quot;;&quot;&quot;;CONCATENATE(&quot;/R&quot;;[.G5])); IF([.H5]=&quot;&quot;;&quot;&quot;;CONCATENATE(&quot;/G&quot;;[.B5];&quot;.&quot;;[.D5];&quot;.&quot;;[.F5];&quot;.&quot;;[.H5])); IF([.I5]=&quot;&quot;;&quot;&quot;;CONCATENATE(&quot;/R&quot;;[.I5]));IF([.J5]=&quot;&quot;;&quot;&quot;;CONCATENATE(&quot;/G&quot;;[.B5];&quot;.&quot;;[.D5];&quot;.&quot;;[.F5];&quot;.&quot;;[.H5]; &quot;.&quot;;[.J5])); IF([.K5]=&quot;&quot;;&quot;&quot;;CONCATENATE(&quot;/R&quot;;[.K5])))" table:style-name="ce22">
            <text:p>C61/G1/G1.1</text:p>
          </table:table-cell>
          <table:table-cell office:value-type="string" table:style-name="ce22">
            <text:p>CRITERION.OTHER.EO_DATA.SUBCONTRACTS_WITH_THIRD_PARTIES</text:p>
          </table:table-cell>
          <table:table-cell office:value-type="string" table:style-name="ce22">
            <text:p>b638edf6-4f00-4e24-92c4-cf96846f2c17</text:p>
          </table:table-cell>
          <table:table-cell table:style-name="ce22"/>
          <table:table-cell office:value-type="string" table:style-name="ce22">
            <text:p>GROUP_FULFILLED.ON_TRUE</text:p>
          </table:table-cell>
          <table:table-cell table:style-name="ce24"/>
          <table:table-cell table:number-columns-repeated="16367" table:style-name="ce22"/>
        </table:table-row>
        <table:table-row table:style-name="ro1">
          <table:table-cell office:value-type="float" office:value="61" table:style-name="ce21">
            <text:p>61</text:p>
          </table:table-cell>
          <table:table-cell office:value-type="float" office:value="1" table:style-name="ce22">
            <text:p>1</text:p>
          </table:table-cell>
          <table:table-cell table:style-name="ce22"/>
          <table:table-cell office:value-type="float" office:value="1" table:style-name="ce22">
            <text:p>1</text:p>
          </table:table-cell>
          <table:table-cell office:value-type="float" office:value="1" table:style-name="ce22">
            <text:p>1</text:p>
          </table:table-cell>
          <table:table-cell table:number-columns-repeated="6" table:style-name="ce22"/>
          <table:table-cell office:value-type="string" office:string-value="C61/G1/G1.1/R1" table:formula="of:=CONCATENATE(IF([.A6]=&quot;&quot;;&quot;&quot;;CONCATENATE(&quot;C&quot;; [.A6]));IF([.B6]=&quot;&quot;;&quot;&quot;;CONCATENATE(&quot;/G&quot;;[.B6]));IF([.C6]=&quot;&quot;;&quot;&quot;;CONCATENATE(&quot;/R&quot;;[.C6])); IF([.D6]=&quot;&quot;;&quot;&quot;;CONCATENATE(&quot;/G&quot;;[.B6];&quot;.&quot;;[.D6])); IF([.E6]=&quot;&quot;;&quot;&quot;;CONCATENATE(&quot;/R&quot;;[.E6])); IF([.F6]=&quot;&quot;;&quot;&quot;;CONCATENATE(&quot;/G&quot;;[.B6];&quot;.&quot;;[.D6];&quot;.&quot;;[.F6])); IF([.G6]=&quot;&quot;;&quot;&quot;;CONCATENATE(&quot;/R&quot;;[.G6])); IF([.H6]=&quot;&quot;;&quot;&quot;;CONCATENATE(&quot;/G&quot;;[.B6];&quot;.&quot;;[.D6];&quot;.&quot;;[.F6];&quot;.&quot;;[.H6])); IF([.I6]=&quot;&quot;;&quot;&quot;;CONCATENATE(&quot;/R&quot;;[.I6]));IF([.J6]=&quot;&quot;;&quot;&quot;;CONCATENATE(&quot;/G&quot;;[.B6];&quot;.&quot;;[.D6];&quot;.&quot;;[.F6];&quot;.&quot;;[.H6]; &quot;.&quot;;[.J6])); IF([.K6]=&quot;&quot;;&quot;&quot;;CONCATENATE(&quot;/R&quot;;[.K6])))" table:style-name="ce22">
            <text:p>C61/G1/G1.1/R1</text:p>
          </table:table-cell>
          <table:table-cell office:value-type="string" table:style-name="ce22">
            <text:p>CRITERION.OTHER.EO_DATA.SUBCONTRACTS_WITH_THIRD_PARTIES</text:p>
          </table:table-cell>
          <table:table-cell office:value-type="string" table:style-name="ce22">
            <text:p>999c7fe2-61cd-4e86-b76f-e280304dc8c9</text:p>
          </table:table-cell>
          <table:table-cell office:value-type="string" table:style-name="ce22">
            <text:p>If yes and in so far as known, please list the proposed subcontractors:</text:p>
          </table:table-cell>
          <table:table-cell table:style-name="ce22"/>
          <table:table-cell table:style-name="ce24"/>
          <table:table-cell table:number-columns-repeated="16367" table:style-name="ce22"/>
        </table:table-row>
        <table:table-row table:style-name="ro5">
          <table:table-cell table:number-columns-repeated="16" table:style-name="ce20"/>
          <table:table-cell table:style-name="ce16"/>
          <table:table-cell table:number-columns-repeated="16367" table:style-name="ce22"/>
        </table:table-row>
        <table:table-row table:number-rows-repeated="1048569"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Cambria" svg:font-family="Cambria"/>
  </office:font-face-decls>
  <office:styles>
    <number:number-style style:name="N0">
      <number:number number:min-integer-digits="1"/>
    </number:number-style>
    <number:number-style style:name="N15">
      <number:scientific-number number:decimal-places="2" number:min-integer-digits="1" number:min-exponent-digits="2"/>
    </number:number-style>
    <style:style style:name="_50_0_37__32_-_32__201_nfasis1" style:display-name="20% - Énfasis1" style:family="table-cell" style:data-style-name="N0">
      <style:table-cell-properties fo:background-color="#DCE6F1"/>
    </style:style>
    <style:style style:name="_50_0_37__32_-_32__201_nfasis2" style:display-name="20% - Énfasis2" style:family="table-cell" style:data-style-name="N0">
      <style:table-cell-properties fo:background-color="#F2DCDB"/>
    </style:style>
    <style:style style:name="_50_0_37__32_-_32__201_nfasis3" style:display-name="20% - Énfasis3" style:family="table-cell" style:data-style-name="N0">
      <style:table-cell-properties fo:background-color="#EBF1DE"/>
    </style:style>
    <style:style style:name="_50_0_37__32_-_32__201_nfasis4" style:display-name="20% - Énfasis4" style:family="table-cell" style:data-style-name="N0">
      <style:table-cell-properties fo:background-color="#E4DFEC"/>
    </style:style>
    <style:style style:name="_50_0_37__32_-_32__201_nfasis5" style:display-name="20% - Énfasis5" style:family="table-cell" style:data-style-name="N0">
      <style:table-cell-properties fo:background-color="#DAEEF3"/>
    </style:style>
    <style:style style:name="_50_0_37__32_-_32__201_nfasis6" style:display-name="20% - Énfasis6" style:family="table-cell" style:data-style-name="N0">
      <style:table-cell-properties fo:background-color="#FDE9D9"/>
    </style:style>
    <style:style style:name="_52_0_37__32_-_32__201_nfasis1" style:display-name="40% - Énfasis1" style:family="table-cell" style:data-style-name="N0">
      <style:table-cell-properties fo:background-color="#B8CCE4"/>
    </style:style>
    <style:style style:name="_52_0_37__32_-_32__201_nfasis2" style:display-name="40% - Énfasis2" style:family="table-cell" style:data-style-name="N0">
      <style:table-cell-properties fo:background-color="#E6B8B7"/>
    </style:style>
    <style:style style:name="_52_0_37__32_-_32__201_nfasis3" style:display-name="40% - Énfasis3" style:family="table-cell" style:data-style-name="N0">
      <style:table-cell-properties fo:background-color="#D8E4BC"/>
    </style:style>
    <style:style style:name="_52_0_37__32_-_32__201_nfasis4" style:display-name="40% - Énfasis4" style:family="table-cell" style:data-style-name="N0">
      <style:table-cell-properties fo:background-color="#CCC0DA"/>
    </style:style>
    <style:style style:name="_52_0_37__32_-_32__201_nfasis5" style:display-name="40% - Énfasis5" style:family="table-cell" style:data-style-name="N0">
      <style:table-cell-properties fo:background-color="#B7DEE8"/>
    </style:style>
    <style:style style:name="_52_0_37__32_-_32__201_nfasis6" style:display-name="40% - Énfasis6" style:family="table-cell" style:data-style-name="N0">
      <style:table-cell-properties fo:background-color="#FCD5B4"/>
    </style:style>
    <style:style style:name="_54_0_37__32_-_32__201_nfasis1" style:display-name="60% - Énfasis1" style:family="table-cell" style:data-style-name="N0">
      <style:table-cell-properties fo:background-color="#95B3D7"/>
      <style:text-properties fo:color="#FFFFFF"/>
    </style:style>
    <style:style style:name="_54_0_37__32_-_32__201_nfasis2" style:display-name="60% - Énfasis2" style:family="table-cell" style:data-style-name="N0">
      <style:table-cell-properties fo:background-color="#DA9694"/>
      <style:text-properties fo:color="#FFFFFF"/>
    </style:style>
    <style:style style:name="_54_0_37__32_-_32__201_nfasis3" style:display-name="60% - Énfasis3" style:family="table-cell" style:data-style-name="N0">
      <style:table-cell-properties fo:background-color="#C4D79B"/>
      <style:text-properties fo:color="#FFFFFF"/>
    </style:style>
    <style:style style:name="_54_0_37__32_-_32__201_nfasis4" style:display-name="60% - Énfasis4" style:family="table-cell" style:data-style-name="N0">
      <style:table-cell-properties fo:background-color="#B1A0C7"/>
      <style:text-properties fo:color="#FFFFFF"/>
    </style:style>
    <style:style style:name="_54_0_37__32_-_32__201_nfasis5" style:display-name="60% - Énfasis5" style:family="table-cell" style:data-style-name="N0">
      <style:table-cell-properties fo:background-color="#92CDDC"/>
      <style:text-properties fo:color="#FFFFFF"/>
    </style:style>
    <style:style style:name="_54_0_37__32_-_32__201_nfasis6" style:display-name="60% - Énfasis6" style:family="table-cell" style:data-style-name="N0">
      <style:table-cell-properties fo:background-color="#FABF8F"/>
      <style:text-properties fo:color="#FFFFFF"/>
    </style:style>
    <style:style style:name="Buena" style:family="table-cell" style:data-style-name="N0">
      <style:table-cell-properties fo:background-color="#C6EFCE"/>
      <style:text-properties fo:color="#006100"/>
    </style:style>
    <style:style style:name="C_225_lculo" style:display-name="Cálculo" style:family="table-cell" style:data-style-name="N0">
      <style:table-cell-properties fo:border="thin solid #7F7F7F" fo:background-color="#F2F2F2"/>
      <style:text-properties fo:color="#FA7D00" fo:font-weight="bold" style:font-weight-asian="bold" style:font-weight-complex="bold"/>
    </style:style>
    <style:style style:name="Celda_32_de_32_comprobaci_243_n" style:display-name="Celda de comprobación" style:family="table-cell" style:data-style-name="N0">
      <style:table-cell-properties fo:border="thin double #3F3F3F" fo:background-color="#A5A5A5"/>
      <style:text-properties fo:color="#FFFFFF" fo:font-weight="bold" style:font-weight-asian="bold" style:font-weight-complex="bold"/>
    </style:style>
    <style:style style:name="Celda_32_vinculada" style:display-name="Celda vinculada" style:family="table-cell" style:data-style-name="N0">
      <style:table-cell-properties fo:border-top="none" fo:border-bottom="thin double #FF8001" fo:border-left="none" fo:border-right="none"/>
      <style:text-properties fo:color="#FA7D00"/>
    </style:style>
    <style:style style:name="Encabezado_32_1" style:display-name="Encabezado 1" style:family="table-cell" style:data-style-name="N0">
      <style:table-cell-properties fo:border-top="none" fo:border-bottom="thick solid #4F81BD" fo:border-left="none" fo:border-right="none"/>
      <style:text-properties fo:color="#1F497D" fo:font-size="15pt" style:font-size-asian="15pt" style:font-size-complex="15pt" fo:font-weight="bold" style:font-weight-asian="bold" style:font-weight-complex="bold"/>
    </style:style>
    <style:style style:name="Encabezado_32_4" style:display-name="Encabezado 4" style:family="table-cell" style:data-style-name="N0">
      <style:text-properties fo:color="#1F497D" fo:font-weight="bold" style:font-weight-asian="bold" style:font-weight-complex="bold"/>
    </style:style>
    <style:style style:name="_201_nfasis1" style:display-name="Énfasis1" style:family="table-cell" style:data-style-name="N0">
      <style:table-cell-properties fo:background-color="#4F81BD"/>
      <style:text-properties fo:color="#FFFFFF"/>
    </style:style>
    <style:style style:name="_201_nfasis2" style:display-name="Énfasis2" style:family="table-cell" style:data-style-name="N0">
      <style:table-cell-properties fo:background-color="#C0504D"/>
      <style:text-properties fo:color="#FFFFFF"/>
    </style:style>
    <style:style style:name="_201_nfasis3" style:display-name="Énfasis3" style:family="table-cell" style:data-style-name="N0">
      <style:table-cell-properties fo:background-color="#9BBB59"/>
      <style:text-properties fo:color="#FFFFFF"/>
    </style:style>
    <style:style style:name="_201_nfasis4" style:display-name="Énfasis4" style:family="table-cell" style:data-style-name="N0">
      <style:table-cell-properties fo:background-color="#8064A2"/>
      <style:text-properties fo:color="#FFFFFF"/>
    </style:style>
    <style:style style:name="_201_nfasis5" style:display-name="Énfasis5" style:family="table-cell" style:data-style-name="N0">
      <style:table-cell-properties fo:background-color="#4BACC6"/>
      <style:text-properties fo:color="#FFFFFF"/>
    </style:style>
    <style:style style:name="_201_nfasis6" style:display-name="Énfasis6" style:family="table-cell" style:data-style-name="N0">
      <style:table-cell-properties fo:background-color="#F79646"/>
      <style:text-properties fo:color="#FFFFFF"/>
    </style:style>
    <style:style style:name="Entrada" style:family="table-cell" style:data-style-name="N0">
      <style:table-cell-properties fo:border="thin solid #7F7F7F" fo:background-color="#FFCC99"/>
      <style:text-properties fo:color="#3F3F76"/>
    </style:style>
    <style:style style:name="Hiperv_237_nculo" style:display-name="Hipervínculo" style:family="table-cell" style:data-style-name="N0">
      <style:text-properties fo:color="#0000FF" style:text-underline-style="solid" style:text-underline-type="single"/>
    </style:style>
    <style:style style:name="Hiperv_237_nculo_1" style:display-name="Hipervínculo" style:family="table-cell" style:data-style-name="N0">
      <style:text-properties fo:color="#0000FF" style:text-underline-style="solid" style:text-underline-type="single"/>
    </style:style>
    <style:style style:name="Hiperv_237_nculo_2" style:display-name="Hipervínculo" style:family="table-cell" style:data-style-name="N0">
      <style:text-properties fo:color="#0000FF" style:text-underline-style="solid" style:text-underline-type="single"/>
    </style:style>
    <style:style style:name="Hiperv_237_nculo_3" style:display-name="Hipervínculo" style:family="table-cell" style:data-style-name="N0">
      <style:text-properties fo:color="#0000FF" style:text-underline-style="solid" style:text-underline-type="single"/>
    </style:style>
    <style:style style:name="Hiperv_237_nculo_4" style:display-name="Hipervínculo" style:family="table-cell" style:data-style-name="N0">
      <style:text-properties fo:color="#0000FF" style:text-underline-style="solid" style:text-underline-type="single"/>
    </style:style>
    <style:style style:name="Hiperv_237_nculo_5" style:display-name="Hipervínculo" style:family="table-cell" style:data-style-name="N0">
      <style:text-properties fo:color="#0000FF" style:text-underline-style="solid" style:text-underline-type="single"/>
    </style:style>
    <style:style style:name="Hiperv_237_nculo_6" style:display-name="Hipervínculo" style:family="table-cell" style:data-style-name="N0">
      <style:text-properties fo:color="#0000FF" style:text-underline-style="solid" style:text-underline-type="single"/>
    </style:style>
    <style:style style:name="Hiperv_237_nculo_7" style:display-name="Hipervínculo" style:family="table-cell" style:data-style-name="N0">
      <style:text-properties fo:color="#0000FF" style:text-underline-style="solid" style:text-underline-type="single"/>
    </style:style>
    <style:style style:name="Hiperv_237_nculo_8" style:display-name="Hipervínculo" style:family="table-cell" style:data-style-name="N0">
      <style:text-properties fo:color="#0000FF" style:text-underline-style="solid" style:text-underline-type="single"/>
    </style:style>
    <style:style style:name="Hiperv_237_nculo_9" style:display-name="Hipervínculo" style:family="table-cell" style:data-style-name="N0">
      <style:text-properties fo:color="#0000FF" style:text-underline-style="solid" style:text-underline-type="single"/>
    </style:style>
    <style:style style:name="Hiperv_237_nculo_10" style:display-name="Hipervínculo" style:family="table-cell" style:data-style-name="N0">
      <style:text-properties fo:color="#0000FF" style:text-underline-style="solid" style:text-underline-type="single"/>
    </style:style>
    <style:style style:name="Hiperv_237_nculo_11" style:display-name="Hipervínculo" style:family="table-cell" style:data-style-name="N0">
      <style:text-properties fo:color="#0000FF" style:text-underline-style="solid" style:text-underline-type="single"/>
    </style:style>
    <style:style style:name="Hiperv_237_nculo_12" style:display-name="Hipervínculo" style:family="table-cell" style:data-style-name="N0">
      <style:text-properties fo:color="#0000FF" style:text-underline-style="solid" style:text-underline-type="single"/>
    </style:style>
    <style:style style:name="Hiperv_237_nculo_13" style:display-name="Hipervínculo" style:family="table-cell" style:data-style-name="N0">
      <style:text-properties fo:color="#0000FF" style:text-underline-style="solid" style:text-underline-type="single"/>
    </style:style>
    <style:style style:name="Hiperv_237_nculo_14" style:display-name="Hipervínculo" style:family="table-cell" style:data-style-name="N0">
      <style:text-properties fo:color="#0000FF" style:text-underline-style="solid" style:text-underline-type="single"/>
    </style:style>
    <style:style style:name="Hiperv_237_nculo_15" style:display-name="Hipervínculo" style:family="table-cell" style:data-style-name="N0">
      <style:text-properties fo:color="#0000FF" style:text-underline-style="solid" style:text-underline-type="single"/>
    </style:style>
    <style:style style:name="Hiperv_237_nculo_16" style:display-name="Hipervínculo" style:family="table-cell" style:data-style-name="N0">
      <style:text-properties fo:color="#0000FF" style:text-underline-style="solid" style:text-underline-type="single"/>
    </style:style>
    <style:style style:name="Hiperv_237_nculo_17" style:display-name="Hipervínculo" style:family="table-cell" style:data-style-name="N0">
      <style:text-properties fo:color="#0000FF" style:text-underline-style="solid" style:text-underline-type="single"/>
    </style:style>
    <style:style style:name="Hiperv_237_nculo_18" style:display-name="Hipervínculo" style:family="table-cell" style:data-style-name="N0">
      <style:text-properties fo:color="#0000FF" style:text-underline-style="solid" style:text-underline-type="single"/>
    </style:style>
    <style:style style:name="Hiperv_237_nculo_19" style:display-name="Hipervínculo" style:family="table-cell" style:data-style-name="N0">
      <style:text-properties fo:color="#0000FF" style:text-underline-style="solid" style:text-underline-type="single"/>
    </style:style>
    <style:style style:name="Hiperv_237_nculo_20" style:display-name="Hipervínculo" style:family="table-cell" style:data-style-name="N0">
      <style:text-properties fo:color="#0000FF" style:text-underline-style="solid" style:text-underline-type="single"/>
    </style:style>
    <style:style style:name="Hiperv_237_nculo_21" style:display-name="Hipervínculo" style:family="table-cell" style:data-style-name="N0">
      <style:text-properties fo:color="#0000FF" style:text-underline-style="solid" style:text-underline-type="single"/>
    </style:style>
    <style:style style:name="Hiperv_237_nculo_22" style:display-name="Hipervínculo" style:family="table-cell" style:data-style-name="N0">
      <style:text-properties fo:color="#0000FF" style:text-underline-style="solid" style:text-underline-type="single"/>
    </style:style>
    <style:style style:name="Hiperv_237_nculo_23" style:display-name="Hipervínculo" style:family="table-cell" style:data-style-name="N0">
      <style:text-properties fo:color="#0000FF" style:text-underline-style="solid" style:text-underline-type="single"/>
    </style:style>
    <style:style style:name="Hiperv_237_nculo_24" style:display-name="Hipervínculo" style:family="table-cell" style:data-style-name="N0">
      <style:text-properties fo:color="#0000FF" style:text-underline-style="solid" style:text-underline-type="single"/>
    </style:style>
    <style:style style:name="Hiperv_237_nculo_25" style:display-name="Hipervínculo" style:family="table-cell" style:data-style-name="N0">
      <style:text-properties fo:color="#0000FF" style:text-underline-style="solid" style:text-underline-type="single"/>
    </style:style>
    <style:style style:name="Hiperv_237_nculo_26" style:display-name="Hipervínculo" style:family="table-cell" style:data-style-name="N0">
      <style:text-properties fo:color="#0000FF" style:text-underline-style="solid" style:text-underline-type="single"/>
    </style:style>
    <style:style style:name="Hiperv_237_nculo_32_visitado" style:display-name="Hipervínculo visitado" style:family="table-cell" style:data-style-name="N0">
      <style:text-properties fo:color="#800080" style:text-underline-style="solid" style:text-underline-type="single"/>
    </style:style>
    <style:style style:name="Hiperv_237_nculo_32_visitado_1" style:display-name="Hipervínculo visitado" style:family="table-cell" style:data-style-name="N0">
      <style:text-properties fo:color="#800080" style:text-underline-style="solid" style:text-underline-type="single"/>
    </style:style>
    <style:style style:name="Hiperv_237_nculo_32_visitado_2" style:display-name="Hipervínculo visitado" style:family="table-cell" style:data-style-name="N0">
      <style:text-properties fo:color="#800080" style:text-underline-style="solid" style:text-underline-type="single"/>
    </style:style>
    <style:style style:name="Hiperv_237_nculo_32_visitado_3" style:display-name="Hipervínculo visitado" style:family="table-cell" style:data-style-name="N0">
      <style:text-properties fo:color="#800080" style:text-underline-style="solid" style:text-underline-type="single"/>
    </style:style>
    <style:style style:name="Hiperv_237_nculo_32_visitado_4" style:display-name="Hipervínculo visitado" style:family="table-cell" style:data-style-name="N0">
      <style:text-properties fo:color="#800080" style:text-underline-style="solid" style:text-underline-type="single"/>
    </style:style>
    <style:style style:name="Hiperv_237_nculo_32_visitado_5" style:display-name="Hipervínculo visitado" style:family="table-cell" style:data-style-name="N0">
      <style:text-properties fo:color="#800080" style:text-underline-style="solid" style:text-underline-type="single"/>
    </style:style>
    <style:style style:name="Hiperv_237_nculo_32_visitado_6" style:display-name="Hipervínculo visitado" style:family="table-cell" style:data-style-name="N0">
      <style:text-properties fo:color="#800080" style:text-underline-style="solid" style:text-underline-type="single"/>
    </style:style>
    <style:style style:name="Hiperv_237_nculo_32_visitado_7" style:display-name="Hipervínculo visitado" style:family="table-cell" style:data-style-name="N0">
      <style:text-properties fo:color="#800080" style:text-underline-style="solid" style:text-underline-type="single"/>
    </style:style>
    <style:style style:name="Hiperv_237_nculo_32_visitado_8" style:display-name="Hipervínculo visitado" style:family="table-cell" style:data-style-name="N0">
      <style:text-properties fo:color="#800080" style:text-underline-style="solid" style:text-underline-type="single"/>
    </style:style>
    <style:style style:name="Hiperv_237_nculo_32_visitado_9" style:display-name="Hipervínculo visitado" style:family="table-cell" style:data-style-name="N0">
      <style:text-properties fo:color="#800080" style:text-underline-style="solid" style:text-underline-type="single"/>
    </style:style>
    <style:style style:name="Hiperv_237_nculo_32_visitado_10" style:display-name="Hipervínculo visitado" style:family="table-cell" style:data-style-name="N0">
      <style:text-properties fo:color="#800080" style:text-underline-style="solid" style:text-underline-type="single"/>
    </style:style>
    <style:style style:name="Hiperv_237_nculo_32_visitado_11" style:display-name="Hipervínculo visitado" style:family="table-cell" style:data-style-name="N0">
      <style:text-properties fo:color="#800080" style:text-underline-style="solid" style:text-underline-type="single"/>
    </style:style>
    <style:style style:name="Hiperv_237_nculo_32_visitado_12" style:display-name="Hipervínculo visitado" style:family="table-cell" style:data-style-name="N0">
      <style:text-properties fo:color="#800080" style:text-underline-style="solid" style:text-underline-type="single"/>
    </style:style>
    <style:style style:name="Hiperv_237_nculo_32_visitado_13" style:display-name="Hipervínculo visitado" style:family="table-cell" style:data-style-name="N0">
      <style:text-properties fo:color="#800080" style:text-underline-style="solid" style:text-underline-type="single"/>
    </style:style>
    <style:style style:name="Hiperv_237_nculo_32_visitado_14" style:display-name="Hipervínculo visitado" style:family="table-cell" style:data-style-name="N0">
      <style:text-properties fo:color="#800080" style:text-underline-style="solid" style:text-underline-type="single"/>
    </style:style>
    <style:style style:name="Hiperv_237_nculo_32_visitado_15" style:display-name="Hipervínculo visitado" style:family="table-cell" style:data-style-name="N0">
      <style:text-properties fo:color="#800080" style:text-underline-style="solid" style:text-underline-type="single"/>
    </style:style>
    <style:style style:name="Hiperv_237_nculo_32_visitado_16" style:display-name="Hipervínculo visitado" style:family="table-cell" style:data-style-name="N0">
      <style:text-properties fo:color="#800080" style:text-underline-style="solid" style:text-underline-type="single"/>
    </style:style>
    <style:style style:name="Hiperv_237_nculo_32_visitado_17" style:display-name="Hipervínculo visitado" style:family="table-cell" style:data-style-name="N0">
      <style:text-properties fo:color="#800080" style:text-underline-style="solid" style:text-underline-type="single"/>
    </style:style>
    <style:style style:name="Hiperv_237_nculo_32_visitado_18" style:display-name="Hipervínculo visitado" style:family="table-cell" style:data-style-name="N0">
      <style:text-properties fo:color="#800080" style:text-underline-style="solid" style:text-underline-type="single"/>
    </style:style>
    <style:style style:name="Hiperv_237_nculo_32_visitado_19" style:display-name="Hipervínculo visitado" style:family="table-cell" style:data-style-name="N0">
      <style:text-properties fo:color="#800080" style:text-underline-style="solid" style:text-underline-type="single"/>
    </style:style>
    <style:style style:name="Hiperv_237_nculo_32_visitado_20" style:display-name="Hipervínculo visitado" style:family="table-cell" style:data-style-name="N0">
      <style:text-properties fo:color="#800080" style:text-underline-style="solid" style:text-underline-type="single"/>
    </style:style>
    <style:style style:name="Hiperv_237_nculo_32_visitado_21" style:display-name="Hipervínculo visitado" style:family="table-cell" style:data-style-name="N0">
      <style:text-properties fo:color="#800080" style:text-underline-style="solid" style:text-underline-type="single"/>
    </style:style>
    <style:style style:name="Hiperv_237_nculo_32_visitado_22" style:display-name="Hipervínculo visitado" style:family="table-cell" style:data-style-name="N0">
      <style:text-properties fo:color="#800080" style:text-underline-style="solid" style:text-underline-type="single"/>
    </style:style>
    <style:style style:name="Hiperv_237_nculo_32_visitado_23" style:display-name="Hipervínculo visitado" style:family="table-cell" style:data-style-name="N0">
      <style:text-properties fo:color="#800080" style:text-underline-style="solid" style:text-underline-type="single"/>
    </style:style>
    <style:style style:name="Hiperv_237_nculo_32_visitado_24" style:display-name="Hipervínculo visitado" style:family="table-cell" style:data-style-name="N0">
      <style:text-properties fo:color="#800080" style:text-underline-style="solid" style:text-underline-type="single"/>
    </style:style>
    <style:style style:name="Hiperv_237_nculo_32_visitado_25" style:display-name="Hipervínculo visitado" style:family="table-cell" style:data-style-name="N0">
      <style:text-properties fo:color="#800080" style:text-underline-style="solid" style:text-underline-type="single"/>
    </style:style>
    <style:style style:name="Hiperv_237_nculo_32_visitado_26" style:display-name="Hipervínculo visitado" style:family="table-cell" style:data-style-name="N0">
      <style:text-properties fo:color="#800080" style:text-underline-style="solid" style:text-underline-type="single"/>
    </style:style>
    <style:style style:name="Incorrecto" style:family="table-cell" style:data-style-name="N0">
      <style:table-cell-properties fo:background-color="#FFC7CE"/>
      <style:text-properties fo:color="#9C0006"/>
    </style:style>
    <style:style style:name="Neutral" style:family="table-cell" style:data-style-name="N0">
      <style:table-cell-properties fo:background-color="#FFEB9C"/>
      <style:text-properties fo:color="#9C6500"/>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Notas" style:family="table-cell" style:data-style-name="N0">
      <style:table-cell-properties fo:border="thin solid #B2B2B2" fo:background-color="#FFFFCC"/>
    </style:style>
    <style:style style:name="Salida" style:family="table-cell" style:data-style-name="N0">
      <style:table-cell-properties fo:border="thin solid #3F3F3F" fo:background-color="#F2F2F2"/>
      <style:text-properties fo:color="#3F3F3F" fo:font-weight="bold" style:font-weight-asian="bold" style:font-weight-complex="bold"/>
    </style:style>
    <style:style style:name="Texto_32_de_32_advertencia" style:display-name="Texto de advertencia" style:family="table-cell" style:data-style-name="N0">
      <style:text-properties fo:color="#FF0000"/>
    </style:style>
    <style:style style:name="Texto_32_explicativo" style:display-name="Texto explicativo" style:family="table-cell" style:data-style-name="N0">
      <style:text-properties fo:color="#7F7F7F" fo:font-style="italic" style:font-style-asian="italic" style:font-style-complex="italic"/>
    </style:style>
    <style:style style:name="T_237_tulo" style:display-name="Título" style:family="table-cell" style:data-style-name="N0">
      <style:text-properties fo:color="#1F497D" style:font-name="Cambria" style:font-name-asian="Cambria" style:font-name-complex="Cambria" fo:font-size="18pt" style:font-size-asian="18pt" style:font-size-complex="18pt" fo:font-weight="bold" style:font-weight-asian="bold" style:font-weight-complex="bold"/>
    </style:style>
    <style:style style:name="T_237_tulo_32_2" style:display-name="Título 2" style:family="table-cell" style:data-style-name="N0">
      <style:table-cell-properties fo:border-top="none" fo:border-bottom="thick solid #A7BFDE" fo:border-left="none" fo:border-right="none"/>
      <style:text-properties fo:color="#1F497D" fo:font-size="13pt" style:font-size-asian="13pt" style:font-size-complex="13pt" fo:font-weight="bold" style:font-weight-asian="bold" style:font-weight-complex="bold"/>
    </style:style>
    <style:style style:name="T_237_tulo_32_3" style:display-name="Título 3" style:family="table-cell" style:data-style-name="N0">
      <style:table-cell-properties fo:border-top="none" fo:border-bottom="2pt solid #95B3D7" fo:border-left="none" fo:border-right="none"/>
      <style:text-properties fo:color="#1F497D" fo:font-weight="bold" style:font-weight-asian="bold" style:font-weight-complex="bold"/>
    </style:style>
    <style:style style:name="Total" style:family="table-cell" style:data-style-name="N0">
      <style:table-cell-properties fo:border-top="thin solid #4F81BD" fo:border-bottom="thin double #4F81BD" fo:border-left="none" fo:border-right="none"/>
      <style:text-properties fo:font-weight="bold" style:font-weight-asian="bold" style:font-weight-complex="bold"/>
    </style: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Excel/CalculationVersion-14420</meta:generator>
    <meta:initial-creator>Enric Staromiejski Torregrosa</meta:initial-creator>
    <dc:creator>Enric Staromiejski Torregrosa</dc:creator>
    <meta:creation-date>2016-06-17T16:26:17Z</meta:creation-date>
    <dc:date>2018-04-20T14:57:14Z</dc:date>
    <meta:editing-duration>PT0S</meta:editing-duration>
  </office:meta>
</office:document-meta>
</file>